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Book Antiqua" svg:font-family="'Book Antiqua'"/>
    <style:font-face style:name="Tahoma2" svg:font-family="Tahoma"/>
    <style:font-face style:name="Book Antiqua2" svg:font-family="'Book Antiqua'" style:font-family-generic="roman"/>
    <style:font-face style:name="Times-Roman" svg:font-family="Times-Roman" style:font-family-generic="roman"/>
    <style:font-face style:name="Book Antiqua3"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1" svg:font-family="'Book Antiqu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00">
      <style:table-cell-properties fo:padding="0.0382in" fo:border-left="0.0007in solid #000000" fo:border-right="none" fo:border-top="none" fo:border-bottom="0.0007in solid #000000"/>
    </style:style>
    <style:style style:name="Table1.C2" style:family="table-cell" style:data-style-name="N100">
      <style:table-cell-properties fo:padding="0.0382in" fo:border-left="0.0007in solid #000000" fo:border-right="0.0007in solid #000000" fo:border-top="none" fo:border-bottom="0.0007in solid #000000"/>
    </style:style>
    <style:style style:name="Table2" style:family="table">
      <style:table-properties table:align="margins"/>
    </style:style>
    <style:style style:name="Table2.A" style:family="table-column">
      <style:table-column-properties style:rel-column-width="10922*"/>
    </style:style>
    <style:style style:name="Table2.F" style:family="table-column">
      <style:table-column-properties style:rel-column-width="10925*"/>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data-style-name="N100">
      <style:table-cell-properties fo:padding="0.0382in" fo:border-left="0.0007in solid #000000" fo:border-right="none" fo:border-top="none" fo:border-bottom="0.0007in solid #000000"/>
    </style:style>
    <style:style style:name="Table2.F2" style:family="table-cell" style:data-style-name="N100">
      <style:table-cell-properties fo:padding="0.0382in" fo:border-left="0.0007in solid #000000" fo:border-right="0.0007in solid #000000" fo:border-top="none" fo:border-bottom="0.0007in solid #000000"/>
    </style:style>
    <style:style style:name="P1" style:family="paragraph" style:parent-style-name="Frame_20_contents">
      <style:paragraph-properties fo:text-align="center" style:justify-single-word="false"/>
      <style:text-properties style:font-name="Book Antiqua1" fo:font-size="10pt" style:font-size-asian="10pt" style:font-size-complex="10pt"/>
    </style:style>
    <style:style style:name="P2" style:family="paragraph" style:parent-style-name="Footer">
      <style:paragraph-properties fo:text-align="center" style:justify-single-word="false"/>
    </style:style>
    <style:style style:name="P3" style:family="paragraph" style:parent-style-name="Frame_20_contents">
      <style:paragraph-properties fo:text-align="center" style:justify-single-word="false"/>
      <style:text-properties style:font-name="Book Antiqua1" fo:font-size="10pt" style:font-size-asian="10pt" style:font-size-complex="10pt"/>
    </style:style>
    <style:style style:name="P4" style:family="paragraph" style:parent-style-name="Standard">
      <style:paragraph-properties fo:line-height="100%" fo:text-align="center" style:justify-single-word="false"/>
      <style:text-properties style:font-name="Book Antiqua2" fo:font-size="14pt" fo:font-style="normal" style:font-size-asian="14pt" style:font-style-asian="normal" style:font-size-complex="14pt" style:font-style-complex="normal"/>
    </style:style>
    <style:style style:name="P5" style:family="paragraph" style:parent-style-name="Standard">
      <style:paragraph-properties fo:line-height="100%" fo:text-align="center"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6" style:family="paragraph" style:parent-style-name="Standard">
      <style:paragraph-properties fo:line-height="100%" fo:text-align="justify"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7" style:family="paragraph" style:parent-style-name="Standard">
      <style:paragraph-properties fo:line-height="100%" fo:text-align="start" style:justify-single-word="false"/>
      <style:text-properties style:font-name="Book Antiqua2" fo:font-size="10pt" fo:font-style="normal" style:font-size-asian="10pt" style:font-style-asian="normal" style:font-size-complex="10pt" style:font-style-complex="normal"/>
    </style:style>
    <style:style style:name="P8" style:family="paragraph" style:parent-style-name="Standard">
      <style:paragraph-properties fo:line-height="100%" fo:text-align="center" style:justify-single-word="false"/>
      <style:text-properties style:font-name="Book Antiqua2" fo:font-size="10pt" fo:font-style="normal" style:font-size-asian="10pt" style:font-style-asian="normal" style:font-size-complex="10pt" style:font-style-complex="normal"/>
    </style:style>
    <style:style style:name="P9" style:family="paragraph" style:parent-style-name="Standard">
      <style:paragraph-properties fo:line-height="100%" fo:text-align="justify" style:justify-single-word="false"/>
      <style:text-properties style:font-name="Book Antiqua2" fo:font-size="10pt" fo:font-style="normal" style:font-size-asian="10pt" style:font-style-asian="normal" style:font-size-complex="10pt" style:font-style-complex="normal"/>
    </style:style>
    <style:style style:name="P10" style:family="paragraph" style:parent-style-name="Standard">
      <style:paragraph-properties fo:line-height="100%" fo:text-align="center" style:justify-single-word="false"/>
      <style:text-properties style:font-name="Book Antiqua2" fo:font-size="10pt" fo:font-style="italic" style:font-size-asian="10pt" style:font-style-asian="italic" style:font-size-complex="10pt" style:font-style-complex="italic"/>
    </style:style>
    <style:style style:name="P11" style:family="paragraph" style:parent-style-name="Standard">
      <style:paragraph-properties fo:line-height="100%" fo:text-align="justify" style:justify-single-word="false"/>
      <style:text-properties style:font-name="Book Antiqua2" fo:font-size="10pt" fo:font-style="italic" style:font-size-asian="10pt" style:font-style-asian="italic" style:font-size-complex="10pt" style:font-style-complex="italic"/>
    </style:style>
    <style:style style:name="P12" style:family="paragraph" style:parent-style-name="Standard">
      <style:paragraph-properties fo:line-height="100%" fo:text-align="center" style:justify-single-word="false" fo:orphans="2" fo:widows="2" fo:hyphenation-ladder-count="no-limit"/>
      <style:text-properties style:font-name="Book Antiqua2" fo:font-size="24pt" style:font-size-asian="24pt" style:font-size-complex="24pt" fo:hyphenate="true" fo:hyphenation-remain-char-count="4" fo:hyphenation-push-char-count="3"/>
    </style:style>
    <style:style style:name="P13" style:family="paragraph" style:parent-style-name="Standard">
      <style:paragraph-properties fo:text-align="center" style:justify-single-word="false"/>
      <style:text-properties style:font-name="Book Antiqua1" fo:font-size="16pt" style:font-size-asian="16pt" style:font-size-complex="16pt"/>
    </style:style>
    <style:style style:name="P14" style:family="paragraph" style:parent-style-name="Standard">
      <style:paragraph-properties fo:line-height="100%" fo:text-align="center" style:justify-single-word="false"/>
      <style:text-properties style:font-name="Book Antiqua1" fo:font-size="16pt" fo:font-style="italic" style:font-size-asian="16pt" style:font-style-asian="italic" style:font-size-complex="16pt" style:font-style-complex="italic"/>
    </style:style>
    <style:style style:name="P15" style:family="paragraph" style:parent-style-name="Standard">
      <style:paragraph-properties fo:text-align="center" style:justify-single-word="false"/>
      <style:text-properties style:font-name="Book Antiqua1"/>
    </style:style>
    <style:style style:name="P16" style:family="paragraph" style:parent-style-name="Standard">
      <style:paragraph-properties fo:text-align="center" style:justify-single-word="false"/>
      <style:text-properties style:font-name="Book Antiqua1" fo:font-size="36pt" style:font-size-asian="36pt" style:font-size-complex="36pt"/>
    </style:style>
    <style:style style:name="P17" style:family="paragraph" style:parent-style-name="Standard">
      <style:paragraph-properties fo:text-align="center" style:justify-single-word="false"/>
      <style:text-properties style:font-name="Book Antiqua1" fo:font-size="56pt" style:font-size-asian="56pt" style:font-size-complex="56pt"/>
    </style:style>
    <style:style style:name="P18" style:family="paragraph" style:parent-style-name="Standard">
      <style:paragraph-properties fo:text-align="center" style:justify-single-word="false"/>
      <style:text-properties style:font-name="Book Antiqua1" fo:font-size="14pt" style:font-size-asian="14pt" style:font-size-complex="14pt"/>
    </style:style>
    <style:style style:name="P19" style:family="paragraph" style:parent-style-name="Standard">
      <style:paragraph-properties fo:line-height="100%" fo:text-align="center" style:justify-single-word="false"/>
      <style:text-properties style:font-name="Book Antiqua1" fo:font-size="14pt" fo:font-style="normal" style:font-size-asian="14pt" style:font-style-asian="normal" style:font-size-complex="14pt" style:font-style-complex="normal"/>
    </style:style>
    <style:style style:name="P20" style:family="paragraph" style:parent-style-name="Standard">
      <style:paragraph-properties fo:line-height="100%" fo:text-align="justify" style:justify-single-word="false"/>
      <style:text-properties style:font-name="Book Antiqua1" fo:font-size="14pt" fo:font-style="normal" style:font-size-asian="14pt" style:font-style-asian="normal" style:font-size-complex="14pt" style:font-style-complex="normal"/>
    </style:style>
    <style:style style:name="P21" style:family="paragraph" style:parent-style-name="Standard">
      <style:paragraph-properties fo:line-height="100%" fo:text-align="start" style:justify-single-word="false"/>
      <style:text-properties style:font-name="Book Antiqua1" fo:font-size="14pt" fo:font-style="normal" style:font-size-asian="14pt" style:font-style-asian="normal" style:font-size-complex="14pt" style:font-style-complex="normal"/>
    </style:style>
    <style:style style:name="P22" style:family="paragraph" style:parent-style-name="Standard">
      <style:paragraph-properties fo:text-align="center" style:justify-single-word="false"/>
      <style:text-properties style:font-name="Book Antiqua1" fo:font-size="8pt" style:font-size-asian="8pt" style:font-size-complex="8pt"/>
    </style:style>
    <style:style style:name="P23" style:family="paragraph" style:parent-style-name="Standard">
      <style:paragraph-properties fo:text-align="center" style:justify-single-word="false"/>
      <style:text-properties style:font-name="Book Antiqua" fo:font-size="14pt" style:font-size-asian="14pt" style:font-size-complex="14pt"/>
    </style:style>
    <style:style style:name="P24" style:family="paragraph" style:parent-style-name="Standard">
      <style:paragraph-properties fo:text-align="center" style:justify-single-word="false">
        <style:tab-stops>
          <style:tab-stop style:position="1.5209in"/>
        </style:tab-stops>
      </style:paragraph-properties>
      <style:text-properties style:font-name="Book Antiqua" fo:font-size="14pt" style:font-size-asian="14pt" style:font-size-complex="14pt"/>
    </style:style>
    <style:style style:name="P25" style:family="paragraph" style:parent-style-name="Standard">
      <style:paragraph-properties fo:text-align="start" style:justify-single-word="false">
        <style:tab-stops>
          <style:tab-stop style:position="1.9791in" style:leader-style="dotted" style:leader-text="."/>
          <style:tab-stop style:position="7.05in" style:type="right" style:leader-style="dotted" style:leader-text="."/>
        </style:tab-stops>
      </style:paragraph-properties>
      <style:text-properties style:font-name="Book Antiqua" fo:font-size="14pt" style:font-size-asian="14pt" style:font-size-complex="14pt"/>
    </style:style>
    <style:style style:name="P26" style:family="paragraph" style:parent-style-name="Standard">
      <style:paragraph-properties fo:line-height="100%" fo:text-align="start" style:justify-single-word="false">
        <style:tab-stops>
          <style:tab-stop style:position="1.9791in" style:leader-style="dotted" style:leader-text="."/>
          <style:tab-stop style:position="7.05in" style:type="right" style:leader-style="dotted" style:leader-text="."/>
        </style:tab-stops>
      </style:paragraph-properties>
      <style:text-properties style:font-name="Book Antiqua" fo:font-size="14pt" fo:font-style="normal" style:font-size-asian="14pt" style:font-style-asian="normal" style:font-size-complex="14pt" style:font-style-complex="normal"/>
    </style:style>
    <style:style style:name="P27" style:family="paragraph" style:parent-style-name="Standard">
      <style:paragraph-properties fo:line-height="100%" fo:text-align="center" style:justify-single-word="false" fo:orphans="2" fo:widows="2" fo:hyphenation-ladder-count="no-limit"/>
      <style:text-properties style:font-name="Book Antiqua" fo:font-size="24pt" fo:font-style="normal" style:font-size-asian="24pt" style:font-style-asian="normal" style:font-size-complex="24pt" style:font-style-complex="normal" fo:hyphenate="true" fo:hyphenation-remain-char-count="4" fo:hyphenation-push-char-count="3"/>
    </style:style>
    <style:style style:name="P28" style:family="paragraph" style:parent-style-name="Standard">
      <style:paragraph-properties fo:line-height="100%" fo:text-align="center" style:justify-single-word="false" fo:break-before="page"/>
      <style:text-properties style:font-name="Book Antiqua2" fo:font-size="24pt" fo:font-style="normal" style:font-size-asian="24pt" style:font-style-asian="normal" style:font-size-complex="24pt" style:font-style-complex="normal"/>
    </style:style>
    <style:style style:name="P29" style:family="paragraph" style:parent-style-name="Standard">
      <style:paragraph-properties fo:line-height="100%" fo:text-align="center" style:justify-single-word="false" fo:orphans="2" fo:widows="2" fo:hyphenation-ladder-count="no-limit" fo:break-before="page"/>
      <style:text-properties style:font-name="Book Antiqua2" fo:font-size="24pt" style:font-size-asian="24pt" style:font-size-complex="24pt" fo:hyphenate="true" fo:hyphenation-remain-char-count="4" fo:hyphenation-push-char-count="3"/>
    </style:style>
    <style:style style:name="P30"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fo:font-weight="bold" style:font-size-asian="14pt" style:font-style-asian="normal" style:font-weight-asian="bold" style:font-size-complex="14pt" style:font-style-complex="normal" style:font-weight-complex="bold" fo:hyphenate="true" fo:hyphenation-remain-char-count="4" fo:hyphenation-push-char-count="3"/>
    </style:style>
    <style:style style:name="P31"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32" style:family="paragraph" style:parent-style-name="Standard">
      <style:paragraph-properties fo:line-height="100%" fo:text-align="center" style:justify-single-word="false" fo:orphans="2" fo:widows="2" fo:hyphenation-ladder-count="no-limit" fo:break-before="page"/>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33" style:family="paragraph" style:parent-style-name="Standard">
      <style:paragraph-properties fo:line-height="100%" fo:text-align="center" style:justify-single-word="false" fo:break-before="page"/>
      <style:text-properties style:font-name="Book Antiqua1" fo:font-size="16pt" fo:font-style="italic" style:font-size-asian="16pt" style:font-style-asian="italic" style:font-size-complex="16pt" style:font-style-complex="italic"/>
    </style:style>
    <style:style style:name="P34" style:family="paragraph" style:parent-style-name="Standard">
      <style:paragraph-properties fo:line-height="100%" fo:text-align="center" style:justify-single-word="false" fo:break-before="page"/>
      <style:text-properties style:font-name="Book Antiqua1" fo:font-size="24pt" fo:font-style="normal" style:font-size-asian="24pt" style:font-style-asian="normal" style:font-size-complex="24pt" style:font-style-complex="normal"/>
    </style:style>
    <style:style style:name="P35" style:family="paragraph" style:parent-style-name="Standard">
      <style:paragraph-properties fo:text-align="center" style:justify-single-word="false" fo:break-before="page"/>
      <style:text-properties style:font-name="Book Antiqua" fo:font-size="14pt" style:font-size-asian="14pt" style:font-size-complex="14pt"/>
    </style:style>
    <style:style style:name="P36" style:family="paragraph" style:parent-style-name="Standard">
      <style:paragraph-properties fo:line-height="100%" fo:text-align="start" style:justify-single-word="false" fo:break-before="page">
        <style:tab-stops>
          <style:tab-stop style:position="1.5209in"/>
        </style:tab-stops>
      </style:paragraph-properties>
      <style:text-properties style:font-name="Book Antiqua" fo:font-size="14pt" fo:font-style="normal" style:font-size-asian="14pt" style:font-style-asian="normal" style:font-size-complex="14pt" style:font-style-complex="normal"/>
    </style:style>
    <style:style style:name="P37" style:family="paragraph" style:parent-style-name="Standard">
      <style:paragraph-properties fo:text-align="center" style:justify-single-word="false" fo:break-before="page"/>
      <style:text-properties style:font-name="Book Antiqua" fo:font-size="24pt" style:font-size-asian="24pt" style:font-size-complex="24pt"/>
    </style:style>
    <style:style style:name="P38" style:family="paragraph" style:parent-style-name="Standard">
      <style:paragraph-properties fo:line-height="100%" fo:text-align="center" style:justify-single-word="false" fo:orphans="2" fo:widows="2" fo:hyphenation-ladder-count="no-limit" fo:break-before="page"/>
      <style:text-properties style:font-name="Book Antiqua" fo:font-size="24pt" style:font-size-asian="24pt" style:font-size-complex="24pt" fo:hyphenate="true" fo:hyphenation-remain-char-count="4" fo:hyphenation-push-char-count="3"/>
    </style:style>
    <style:style style:name="P39"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40"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style:font-size-asian="24pt" style:font-size-complex="24pt" fo:hyphenate="true" fo:hyphenation-remain-char-count="4" fo:hyphenation-push-char-count="3"/>
    </style:style>
    <style:style style:name="P41"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42" style:family="paragraph" style:parent-style-name="Standard">
      <style:paragraph-properties fo:line-height="100%" fo:text-align="center" style:justify-single-word="false" fo:orphans="2" fo:widows="2" fo:hyphenation-ladder-count="no-limit" fo:break-before="page" fo:keep-with-next="auto"/>
      <style:text-properties style:font-name="Book Antiqua" fo:font-size="24pt" style:font-size-asian="24pt" style:font-size-complex="24pt" fo:hyphenate="true" fo:hyphenation-remain-char-count="4" fo:hyphenation-push-char-count="3"/>
    </style:style>
    <style:style style:name="P43" style:family="paragraph" style:parent-style-name="Table_20_Contents">
      <style:paragraph-properties fo:text-align="start" style:justify-single-word="false"/>
      <style:text-properties style:font-name="Book Antiqua2" fo:font-size="10pt" style:font-size-asian="10pt" style:font-size-complex="10pt"/>
    </style:style>
    <style:style style:name="P44" style:family="paragraph" style:parent-style-name="Table_20_Contents">
      <style:paragraph-properties fo:text-align="center" style:justify-single-word="false"/>
      <style:text-properties style:font-name="Book Antiqua2" fo:font-size="10pt" style:font-size-asian="10pt" style:font-size-complex="10pt"/>
    </style:style>
    <style:style style:name="P45" style:family="paragraph" style:parent-style-name="Table_20_Heading">
      <style:text-properties style:font-name="Book Antiqua2" fo:font-size="10pt" style:font-size-asian="10pt" style:font-size-complex="10pt"/>
    </style:style>
    <style:style style:name="P46" style:family="paragraph" style:parent-style-name="Standard">
      <style:paragraph-properties fo:line-height="100%" fo:text-align="justify"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47"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48"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49"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fo:font-weight="bold" style:font-size-asian="14pt" style:font-style-asian="normal" style:font-weight-asian="bold" style:font-size-complex="14pt" style:font-style-complex="normal" style:font-weight-complex="bold" fo:hyphenate="true" fo:hyphenation-remain-char-count="4" fo:hyphenation-push-char-count="3"/>
    </style:style>
    <style:style style:name="P50" style:family="paragraph" style:parent-style-name="Standard">
      <style:paragraph-properties fo:line-height="100%" fo:text-align="center" style:justify-single-word="false" fo:orphans="2" fo:widows="2" fo:hyphenation-ladder-count="no-limit" fo:keep-with-next="auto"/>
      <style:text-properties style:font-name="Book Antiqua2" fo:font-size="14pt" fo:font-weight="bold" style:font-size-asian="14pt" style:font-weight-asian="bold" style:font-size-complex="14pt" style:font-weight-complex="bold" fo:hyphenate="true" fo:hyphenation-remain-char-count="4" fo:hyphenation-push-char-count="3"/>
    </style:style>
    <style:style style:name="P51"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style:font-size-asian="12.25pt" style:font-style-asian="italic" style:font-size-complex="14pt" style:font-style-complex="italic" fo:hyphenate="true" fo:hyphenation-remain-char-count="4" fo:hyphenation-push-char-count="3"/>
    </style:style>
    <style:style style:name="P52"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italic" style:font-size-asian="14pt" style:font-style-asian="italic" style:font-size-complex="14pt" style:font-style-complex="italic" fo:hyphenate="true" fo:hyphenation-remain-char-count="4" fo:hyphenation-push-char-count="3"/>
    </style:style>
    <style:style style:name="P53"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style:font-size-asian="14pt" style:font-style-asian="italic" style:font-size-complex="14pt" style:font-style-complex="italic" fo:hyphenate="true" fo:hyphenation-remain-char-count="4" fo:hyphenation-push-char-count="3"/>
    </style:style>
    <style:style style:name="P54" style:family="paragraph" style:parent-style-name="Standard">
      <style:paragraph-properties fo:line-height="100%" fo:text-align="center" style:justify-single-word="false" fo:orphans="2" fo:widows="2" fo:hyphenation-ladder-count="no-limit" fo:keep-with-next="auto"/>
      <style:text-properties style:font-name="Book Antiqua2" fo:font-size="14pt" fo:font-weight="normal" style:font-size-asian="14pt" style:font-weight-asian="normal" style:font-size-complex="14pt" style:font-weight-complex="normal" fo:hyphenate="true" fo:hyphenation-remain-char-count="4" fo:hyphenation-push-char-count="3"/>
    </style:style>
    <style:style style:name="P55" style:family="paragraph" style:parent-style-name="Standard">
      <style:paragraph-properties fo:line-height="100%" fo:text-align="center" style:justify-single-word="false" fo:orphans="2" fo:widows="2" fo:hyphenation-ladder-count="no-limit" fo:keep-with-next="auto"/>
      <style:text-properties style:font-name="Book Antiqua2" fo:font-size="14pt" style:font-size-asian="14pt" style:font-size-complex="14pt" fo:hyphenate="true" fo:hyphenation-remain-char-count="4" fo:hyphenation-push-char-count="3"/>
    </style:style>
    <style:style style:name="P56" style:family="paragraph" style:parent-style-name="Standard">
      <style:paragraph-properties fo:line-height="100%" fo:text-align="center" style:justify-single-word="false" fo:orphans="2" fo:widows="2" fo:hyphenation-ladder-count="no-limit"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57" style:family="paragraph" style:parent-style-name="Standard">
      <style:paragraph-properties fo:line-height="100%" fo:text-align="center" style:justify-single-word="false" fo:orphans="2" fo:widows="2" fo:hyphenation-ladder-count="no-limit" fo:keep-with-next="auto"/>
      <style:text-properties style:font-name="Book Antiqua2" fo:font-size="24pt" style:font-size-asian="24pt" style:font-size-complex="24pt" fo:hyphenate="true" fo:hyphenation-remain-char-count="4" fo:hyphenation-push-char-count="3"/>
    </style:style>
    <style:style style:name="P58"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59"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60"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61"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62"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63"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64" style:family="paragraph" style:parent-style-name="Standard">
      <style:paragraph-properties fo:line-height="100%" fo:text-align="center"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5" style:family="paragraph" style:parent-style-name="Standard">
      <style:paragraph-properties fo:line-height="100%" fo:text-align="start"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6" style:family="paragraph" style:parent-style-name="Standard">
      <style:paragraph-properties fo:line-height="100%" fo:text-align="justify"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7"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8"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9"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70" style:family="paragraph" style:parent-style-name="Standard">
      <style:paragraph-properties fo:text-align="start" style:justify-single-word="false" fo:orphans="2" fo:widows="2" fo:hyphenation-ladder-count="no-limit" fo:keep-with-next="auto" style:text-autospace="none"/>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71"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fo:font-weight="bold" style:font-size-asian="10pt" style:font-style-asian="italic" style:font-weight-asian="bold" style:font-size-complex="10pt" style:font-style-complex="italic" style:font-weight-complex="bold" fo:hyphenate="true" fo:hyphenation-remain-char-count="4" fo:hyphenation-push-char-count="3"/>
    </style:style>
    <style:style style:name="P72" style:family="paragraph" style:parent-style-name="Standard">
      <style:paragraph-properties fo:line-height="100%" fo:text-align="justify" style:justify-single-word="false" fo:orphans="2" fo:widows="2" fo:hyphenation-ladder-count="no-limit" fo:keep-with-next="auto"/>
      <style:text-properties style:font-name="Book Antiqua2" fo:font-size="10pt" fo:background-color="transparent" style:font-size-asian="10pt" style:font-size-complex="10pt" fo:hyphenate="true" fo:hyphenation-remain-char-count="4" fo:hyphenation-push-char-count="3"/>
    </style:style>
    <style:style style:name="P73" style:family="paragraph" style:parent-style-name="Standard">
      <style:paragraph-properties fo:line-height="100%" fo:text-align="justify" style:justify-single-word="false" fo:orphans="2" fo:widows="2" fo:hyphenation-ladder-count="no-limit" fo:keep-with-next="auto"/>
      <style:text-properties style:font-name="Book Antiqua2" fo:hyphenate="true" fo:hyphenation-remain-char-count="4" fo:hyphenation-push-char-count="3"/>
    </style:style>
    <style:style style:name="P74"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style:font-name-asian="Times-Roman" style:font-size-asian="10pt" style:font-name-complex="Times-Roman" style:font-size-complex="10pt" fo:hyphenate="true" fo:hyphenation-remain-char-count="4" fo:hyphenation-push-char-count="3"/>
    </style:style>
    <style:style style:name="P75"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font-weight="bold" style:font-name-asian="Times-Roman" style:font-size-asian="10pt" style:font-weight-asian="bold" style:font-name-complex="Times-Roman" style:font-size-complex="10pt" style:font-weight-complex="bold" fo:hyphenate="true" fo:hyphenation-remain-char-count="4" fo:hyphenation-push-char-count="3"/>
    </style:style>
    <style:style style:name="P76"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font-weight="normal" style:font-name-asian="Times-Roman" style:font-size-asian="10pt" style:font-weight-asian="normal" style:font-name-complex="Times-Roman" style:font-size-complex="10pt" style:font-weight-complex="normal" fo:hyphenate="true" fo:hyphenation-remain-char-count="4" fo:hyphenation-push-char-count="3"/>
    </style:style>
    <style:style style:name="P77"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background-color="#ffff00" style:font-name-asian="Times-Roman" style:font-size-asian="10pt" style:font-name-complex="Times-Roman" style:font-size-complex="10pt" fo:hyphenate="true" fo:hyphenation-remain-char-count="4" fo:hyphenation-push-char-count="3"/>
    </style:style>
    <style:style style:name="P78" style:family="paragraph" style:parent-style-name="Standard">
      <style:paragraph-properties fo:text-align="justify" style:justify-single-word="false" fo:orphans="2" fo:widows="2" fo:hyphenation-ladder-count="no-limit" fo:keep-with-next="auto" style:text-autospace="none"/>
      <style:text-properties style:use-window-font-color="true" style:font-name="Book Antiqua2" fo:font-size="14pt" style:font-name-asian="Times-Roman" style:font-size-asian="14pt" style:font-name-complex="Times-Roman" style:font-size-complex="14pt" fo:hyphenate="true" fo:hyphenation-remain-char-count="4" fo:hyphenation-push-char-count="3"/>
    </style:style>
    <style:style style:name="P79"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style:font-name-asian="Times-Roman" style:font-size-asian="12pt" style:font-style-asian="normal" style:font-name-complex="Times-Roman" style:font-size-complex="12pt" style:font-style-complex="normal" fo:hyphenate="true" fo:hyphenation-remain-char-count="4" fo:hyphenation-push-char-count="3"/>
    </style:style>
    <style:style style:name="P80"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fo:font-weight="bold" style:font-name-asian="Times-Roman" style:font-size-asian="12pt" style:font-style-asian="normal" style:font-weight-asian="bold" style:font-name-complex="Times-Roman" style:font-size-complex="12pt" style:font-style-complex="normal" style:font-weight-complex="bold" fo:hyphenate="true" fo:hyphenation-remain-char-count="4" fo:hyphenation-push-char-count="3"/>
    </style:style>
    <style:style style:name="P81"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fo:font-weight="normal" style:font-name-asian="Times-Roman" style:font-size-asian="12pt" style:font-style-asian="normal" style:font-weight-asian="normal" style:font-name-complex="Times-Roman" style:font-size-complex="12pt" style:font-style-complex="normal" style:font-weight-complex="normal" fo:hyphenate="true" fo:hyphenation-remain-char-count="4" fo:hyphenation-push-char-count="3"/>
    </style:style>
    <style:style style:name="P82" style:family="paragraph" style:parent-style-name="Standard">
      <style:paragraph-properties fo:line-height="100%" fo:text-align="justify" style:justify-single-word="false" fo:orphans="2" fo:widows="2" fo:hyphenation-ladder-count="no-limit" fo:keep-with-next="auto"/>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3" style:family="paragraph" style:parent-style-name="Standard">
      <style:paragraph-properties fo:line-height="100%" fo:text-align="justify" style:justify-single-word="false" fo:orphans="2" fo:widows="2" fo:hyphenation-ladder-count="no-limit" fo:keep-with-next="auto" style:text-autospace="none"/>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4"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5" style:family="paragraph" style:parent-style-name="Standard">
      <style:paragraph-properties fo:line-height="100%" fo:text-align="start" style:justify-single-word="false" fo:orphans="2" fo:widows="2" fo:hyphenation-ladder-count="no-limit" fo:keep-with-next="auto" style:text-autospace="none"/>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6" style:family="paragraph" style:parent-style-name="Standard">
      <style:paragraph-properties fo:line-height="100%" fo:text-align="justify" style:justify-single-word="false" fo:orphans="2" fo:widows="2" fo:hyphenation-ladder-count="no-limit" fo:keep-with-next="auto" style:text-autospace="none"/>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7"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8" style:family="paragraph" style:parent-style-name="Standard">
      <style:paragraph-properties fo:line-height="100%" fo:text-align="start" style:justify-single-word="false" fo:orphans="2" fo:widows="2" fo:hyphenation-ladder-count="no-limit" fo:keep-with-next="auto" style:text-autospace="none"/>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9"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fo:font-weight="bold" style:font-name-asian="Times-Roman" style:font-size-asian="10pt" style:font-style-asian="normal" style:font-weight-asian="bold" style:font-name-complex="Times-Roman" style:font-size-complex="10pt" style:font-style-complex="normal" style:font-weight-complex="bold" fo:hyphenate="true" fo:hyphenation-remain-char-count="4" fo:hyphenation-push-char-count="3"/>
    </style:style>
    <style:style style:name="P90"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fo:font-weight="normal" style:font-name-asian="Times-Roman" style:font-size-asian="10pt" style:font-style-asian="normal" style:font-weight-asian="normal" style:font-name-complex="Times-Roman" style:font-size-complex="10pt" style:font-style-complex="normal" style:font-weight-complex="normal" fo:hyphenate="true" fo:hyphenation-remain-char-count="4" fo:hyphenation-push-char-count="3"/>
    </style:style>
    <style:style style:name="P91"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0pt" fo:font-style="italic" style:font-name-asian="Times-Roman" style:font-size-asian="10pt" style:font-style-asian="italic" style:font-name-complex="Times-Roman" style:font-size-complex="10pt" style:font-style-complex="italic" fo:hyphenate="true" fo:hyphenation-remain-char-count="4" fo:hyphenation-push-char-count="3"/>
    </style:style>
    <style:style style:name="P92"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2pt" style:font-name-asian="Times-Roman" style:font-size-asian="12pt" style:font-name-complex="Times-Roman" style:font-size-complex="12pt" fo:hyphenate="true" fo:hyphenation-remain-char-count="4" fo:hyphenation-push-char-count="3"/>
    </style:style>
    <style:style style:name="P93"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2pt" fo:font-weight="bold" style:font-name-asian="Times-Roman" style:font-size-asian="12pt" style:font-weight-asian="bold" style:font-name-complex="Times-Roman" style:font-size-complex="12pt" style:font-weight-complex="bold" fo:hyphenate="true" fo:hyphenation-remain-char-count="4" fo:hyphenation-push-char-count="3"/>
    </style:style>
    <style:style style:name="P94"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fo:font-weight="bold" style:font-name-asian="Times-Roman" style:font-size-asian="10pt" style:font-weight-asian="bold" style:font-name-complex="Times-Roman" style:font-size-complex="10pt" style:font-weight-complex="bold" fo:hyphenate="true" fo:hyphenation-remain-char-count="4" fo:hyphenation-push-char-count="3"/>
    </style:style>
    <style:style style:name="P95"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fo:font-weight="normal" style:font-name-asian="Times-Roman" style:font-size-asian="10pt" style:font-weight-asian="normal" style:font-name-complex="Times-Roman" style:font-size-complex="10pt" style:font-weight-complex="normal" fo:hyphenate="true" fo:hyphenation-remain-char-count="4" fo:hyphenation-push-char-count="3"/>
    </style:style>
    <style:style style:name="P96"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style:font-name-asian="Times-Roman" style:font-size-asian="10pt" style:font-name-complex="Times-Roman" style:font-size-complex="10pt" fo:hyphenate="true" fo:hyphenation-remain-char-count="4" fo:hyphenation-push-char-count="3"/>
    </style:style>
    <style:style style:name="P97" style:family="paragraph" style:parent-style-name="Standard">
      <style:paragraph-properties fo:line-height="100%" fo:text-align="justify"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8" style:family="paragraph" style:parent-style-name="Standard">
      <style:paragraph-properties fo:line-height="100%" fo:text-align="center"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9" style:family="paragraph" style:parent-style-name="Standard">
      <style:paragraph-properties fo:line-height="100%" fo:text-align="start"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100" style:family="paragraph" style:parent-style-name="Standard">
      <style:paragraph-properties fo:text-align="justify" style:justify-single-word="false" fo:orphans="2" fo:widows="2" fo:hyphenation-ladder-count="no-limit" fo:keep-with-next="auto" style:text-autospace="none"/>
      <style:text-properties style:font-name="Book Antiqua" fo:font-size="10pt" style:font-size-asian="10pt" style:font-size-complex="10pt" fo:hyphenate="true" fo:hyphenation-remain-char-count="4" fo:hyphenation-push-char-count="3"/>
    </style:style>
    <style:style style:name="P101"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2" style:family="paragraph" style:parent-style-name="Standard">
      <style:paragraph-properties fo:line-height="100%" fo:text-align="center" style:justify-single-word="false" fo:orphans="2" fo:widows="2" fo:hyphenation-ladder-count="no-limit" fo:keep-with-next="auto">
        <style:tab-stops>
          <style:tab-stop style:position="1.3335in"/>
        </style:tab-stops>
      </style:paragraph-properties>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3"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4"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5" style:family="paragraph" style:parent-style-name="Standard">
      <style:paragraph-properties fo:line-height="100%" fo:text-align="justify"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6"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7"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fo:font-weight="bold" style:font-size-asian="10pt" style:font-style-asian="normal" style:font-weight-asian="bold" style:font-size-complex="10pt" style:font-style-complex="normal" style:font-weight-complex="bold" fo:hyphenate="true" fo:hyphenation-remain-char-count="4" fo:hyphenation-push-char-count="3"/>
    </style:style>
    <style:style style:name="P108" style:family="paragraph" style:parent-style-name="Standard">
      <style:paragraph-properties fo:line-height="100%" fo:text-align="center" style:justify-single-word="false" fo:orphans="2" fo:widows="2" fo:hyphenation-ladder-count="no-limit" fo:keep-with-next="auto">
        <style:tab-stops>
          <style:tab-stop style:position="1.3335in"/>
        </style:tab-stops>
      </style:paragraph-properties>
      <style:text-properties style:font-name="Book Antiqua" fo:font-size="10pt" fo:font-style="normal" fo:font-weight="bold" style:font-size-asian="10pt" style:font-style-asian="normal" style:font-weight-asian="bold" style:font-size-complex="10pt" style:font-style-complex="normal" style:font-weight-complex="bold" fo:hyphenate="true" fo:hyphenation-remain-char-count="4" fo:hyphenation-push-char-count="3"/>
    </style:style>
    <style:style style:name="P109"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110"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111"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2"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3" style:family="paragraph" style:parent-style-name="Standard">
      <style:paragraph-properties fo:line-height="100%" fo:text-align="justify"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4"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5"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6"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italic" fo:font-weight="bold" style:font-size-asian="10pt" style:font-style-asian="italic" style:font-weight-asian="bold" style:font-size-complex="10pt" style:font-style-complex="italic" style:font-weight-complex="bold" fo:hyphenate="true" fo:hyphenation-remain-char-count="4" fo:hyphenation-push-char-count="3"/>
    </style:style>
    <style:style style:name="P117" style:family="paragraph" style:parent-style-name="Standard">
      <style:paragraph-properties fo:line-height="100%" fo:text-align="center" style:justify-single-word="false" fo:orphans="2" fo:widows="2" fo:hyphenation-ladder-count="no-limit" fo:keep-with-next="auto"/>
      <style:text-properties style:font-name="Book Antiqua" fo:font-size="10pt" fo:font-weight="bold" style:font-size-asian="10pt" style:font-weight-asian="bold" style:font-size-complex="10pt" style:font-weight-complex="bold" fo:hyphenate="true" fo:hyphenation-remain-char-count="4" fo:hyphenation-push-char-count="3"/>
    </style:style>
    <style:style style:name="P118" style:family="paragraph" style:parent-style-name="Standard">
      <style:paragraph-properties fo:line-height="100%" fo:text-align="center" style:justify-single-word="false" fo:orphans="2" fo:widows="2" fo:hyphenation-ladder-count="no-limit" fo:keep-with-next="auto"/>
      <style:text-properties style:font-name="Book Antiqua" fo:font-size="10pt" fo:font-weight="normal" style:font-size-asian="10pt" style:font-weight-asian="normal" style:font-size-complex="10pt" style:font-weight-complex="normal" fo:hyphenate="true" fo:hyphenation-remain-char-count="4" fo:hyphenation-push-char-count="3"/>
    </style:style>
    <style:style style:name="P119" style:family="paragraph" style:parent-style-name="Standard">
      <style:paragraph-properties fo:line-height="100%" fo:text-align="justify" style:justify-single-word="false" fo:orphans="2" fo:widows="2" fo:hyphenation-ladder-count="no-limit" fo:keep-with-next="auto"/>
      <style:text-properties style:font-name="Book Antiqua" fo:font-size="14pt" style:font-size-asian="14pt" style:font-size-complex="14pt" fo:hyphenate="true" fo:hyphenation-remain-char-count="4" fo:hyphenation-push-char-count="3"/>
    </style:style>
    <style:style style:name="P120"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1" style:family="paragraph" style:parent-style-name="Standard">
      <style:paragraph-properties fo:line-height="100%" fo:text-align="center" style:justify-single-word="false" fo:orphans="2" fo:widows="2" fo:hyphenation-ladder-count="no-limit" fo:keep-with-next="auto"/>
      <style:text-properties style:font-name="Book Antiqua" fo:font-size="14pt" style:font-size-asian="14pt" style:font-size-complex="14pt" fo:hyphenate="true" fo:hyphenation-remain-char-count="4" fo:hyphenation-push-char-count="3"/>
    </style:style>
    <style:style style:name="P122" style:family="paragraph" style:parent-style-name="Standard">
      <style:paragraph-properties fo:text-align="justify"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3" style:family="paragraph" style:parent-style-name="Standard">
      <style:paragraph-properties fo:text-align="start"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4" style:family="paragraph" style:parent-style-name="Standard">
      <style:paragraph-properties fo:line-height="100%" fo:text-align="start"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5" style:family="paragraph" style:parent-style-name="Standard">
      <style:paragraph-properties fo:line-height="100%" fo:text-align="justify"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6" style:family="paragraph" style:parent-style-name="Standard">
      <style:paragraph-properties fo:line-height="100%" fo:text-align="center"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7" style:family="paragraph" style:parent-style-name="Standard">
      <style:paragraph-properties fo:line-height="100%" fo:text-align="justify"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8" style:family="paragraph" style:parent-style-name="Standard">
      <style:paragraph-properties fo:line-height="100%" fo:text-align="center"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9" style:family="paragraph" style:parent-style-name="Standard">
      <style:paragraph-properties fo:line-height="100%" fo:text-align="start"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30"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31" style:family="paragraph" style:parent-style-name="Standard">
      <style:paragraph-properties fo:text-align="justify" style:justify-single-word="false" fo:orphans="2" fo:widows="2" fo:hyphenation-ladder-count="no-limit" fo:keep-with-next="auto" style:text-autospace="none"/>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32" style:family="paragraph" style:parent-style-name="Standard">
      <style:paragraph-properties fo:line-height="100%" fo:text-align="center" style:justify-single-word="false" fo:orphans="2" fo:widows="2" fo:hyphenation-ladder-count="no-limit" fo:keep-with-next="auto"/>
      <style:text-properties style:font-name="Book Antiqua" fo:font-size="14pt" fo:font-weight="bold" style:font-size-asian="14pt" style:font-weight-asian="bold" style:font-size-complex="14pt" style:font-weight-complex="bold" fo:hyphenate="true" fo:hyphenation-remain-char-count="4" fo:hyphenation-push-char-count="3"/>
    </style:style>
    <style:style style:name="P133" style:family="paragraph" style:parent-style-name="Standard">
      <style:paragraph-properties fo:line-height="100%" fo:text-align="center" style:justify-single-word="false" fo:orphans="2" fo:widows="2" fo:hyphenation-ladder-count="no-limit" fo:keep-with-next="auto"/>
      <style:text-properties style:font-name="Book Antiqua" fo:font-size="24pt" fo:font-style="normal" style:font-size-asian="24pt" style:font-style-asian="normal" style:font-size-complex="24pt" style:font-style-complex="normal" fo:hyphenate="true" fo:hyphenation-remain-char-count="4" fo:hyphenation-push-char-count="3"/>
    </style:style>
    <style:style style:name="P134" style:family="paragraph" style:parent-style-name="Standard">
      <style:paragraph-properties fo:line-height="100%" fo:text-align="center" style:justify-single-word="false" fo:orphans="2" fo:widows="2" fo:hyphenation-ladder-count="no-limit" fo:keep-with-next="auto"/>
      <style:text-properties style:font-name="Book Antiqua" fo:font-size="24pt" style:font-size-asian="24pt" style:font-size-complex="24pt" fo:hyphenate="true" fo:hyphenation-remain-char-count="4" fo:hyphenation-push-char-count="3"/>
    </style:style>
    <style:style style:name="P135" style:family="paragraph" style:parent-style-name="Standard">
      <style:paragraph-properties fo:line-height="100%" fo:text-align="justify" style:justify-single-word="false" fo:orphans="2" fo:widows="2" fo:hyphenation-ladder-count="no-limit" fo:keep-with-next="auto"/>
      <style:text-properties style:font-name="Book Antiqua" fo:hyphenate="true" fo:hyphenation-remain-char-count="4" fo:hyphenation-push-char-count="3"/>
    </style:style>
    <style:style style:name="P136" style:family="paragraph" style:parent-style-name="Standard">
      <style:paragraph-properties fo:line-height="100%" fo:text-align="start" style:justify-single-word="false" fo:orphans="2" fo:widows="2" fo:hyphenation-ladder-count="no-limit" fo:keep-with-next="auto"/>
      <style:text-properties style:font-name="Book Antiqua" fo:hyphenate="true" fo:hyphenation-remain-char-count="4" fo:hyphenation-push-char-count="3"/>
    </style:style>
    <style:style style:name="P137" style:family="paragraph" style:parent-style-name="Standard">
      <style:paragraph-properties fo:line-height="100%" fo:text-align="justify" style:justify-single-word="false" fo:orphans="2" fo:widows="2" fo:hyphenation-ladder-count="no-limit" fo:keep-with-next="auto"/>
      <style:text-properties fo:hyphenate="true" fo:hyphenation-remain-char-count="4" fo:hyphenation-push-char-count="3"/>
    </style:style>
    <style:style style:name="P138" style:family="paragraph" style:parent-style-name="Standard">
      <style:paragraph-properties fo:text-align="justify" style:justify-single-word="false" fo:orphans="2" fo:widows="2" fo:hyphenation-ladder-count="no-limit" fo:keep-with-next="auto" style:text-autospace="none"/>
      <style:text-properties fo:hyphenate="true" fo:hyphenation-remain-char-count="4" fo:hyphenation-push-char-count="3"/>
    </style:style>
    <style:style style:name="P139" style:family="paragraph" style:parent-style-name="Standard">
      <style:paragraph-properties fo:line-height="100%" fo:text-align="justify" style:justify-single-word="false" fo:orphans="2" fo:widows="2" fo:hyphenation-ladder-count="no-limit" fo:keep-with-next="auto"/>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4" fo:hyphenation-push-char-count="3"/>
    </style:style>
    <style:style style:name="P140"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4" fo:hyphenation-push-char-count="3"/>
    </style:style>
    <style:style style:name="P141"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4pt" fo:language="en" fo:country="US" style:font-name-asian="Book Antiqua3" style:font-size-asian="14pt" style:font-name-complex="Book Antiqua3" style:font-size-complex="14pt" fo:hyphenate="true" fo:hyphenation-remain-char-count="4" fo:hyphenation-push-char-count="3"/>
    </style:style>
    <style:style style:name="P142"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0pt" fo:language="en" fo:country="US" fo:font-style="italic" style:font-name-asian="Book Antiqua3" style:font-size-asian="10pt" style:font-style-asian="italic" style:font-name-complex="Book Antiqua3" style:font-size-complex="10pt" style:font-style-complex="italic" fo:hyphenate="true" fo:hyphenation-remain-char-count="4" fo:hyphenation-push-char-count="3"/>
    </style:style>
    <style:style style:name="P143" style:family="paragraph" style:parent-style-name="Standard">
      <style:paragraph-properties fo:text-align="justify" style:justify-single-word="false" fo:orphans="2" fo:widows="2" fo:hyphenation-ladder-count="no-limit" fo:keep-with-next="auto" style:text-autospace="none"/>
      <style:text-properties fo:font-size="10pt" style:font-size-asian="10pt" style:font-size-complex="10pt" fo:hyphenate="true" fo:hyphenation-remain-char-count="4" fo:hyphenation-push-char-count="3"/>
    </style:style>
    <style:style style:name="P144" style:family="paragraph" style:parent-style-name="Standard">
      <style:paragraph-properties fo:line-height="100%" fo:text-align="justify" style:justify-single-word="false" fo:orphans="2" fo:widows="2" fo:hyphenation-ladder-count="no-limit" fo:keep-with-next="auto"/>
      <style:text-properties fo:font-size="10pt" fo:hyphenate="true" fo:hyphenation-remain-char-count="4" fo:hyphenation-push-char-count="3"/>
    </style:style>
    <style:style style:name="P145" style:family="paragraph" style:parent-style-name="Standard">
      <style:paragraph-properties fo:text-align="justify" style:justify-single-word="false" fo:orphans="2" fo:widows="2" fo:hyphenation-ladder-count="no-limit" fo:keep-with-next="auto" style:text-autospace="none"/>
      <style:text-properties fo:font-size="14pt" style:font-size-asian="14pt" style:font-size-complex="14pt" fo:hyphenate="true" fo:hyphenation-remain-char-count="4" fo:hyphenation-push-char-count="3"/>
    </style:style>
    <style:style style:name="P146" style:family="paragraph" style:parent-style-name="Standard">
      <style:paragraph-properties fo:text-align="justify" style:justify-single-word="false" fo:orphans="2" fo:widows="2" fo:hyphenation-ladder-count="no-limit" fo:keep-with-next="auto" style:text-autospace="none"/>
      <style:text-properties fo:font-size="14pt" fo:font-style="normal" style:font-size-asian="14pt" style:font-style-asian="normal" style:font-size-complex="14pt" style:font-style-complex="normal" fo:hyphenate="true" fo:hyphenation-remain-char-count="4" fo:hyphenation-push-char-count="3"/>
    </style:style>
    <style:style style:name="P147" style:family="paragraph" style:parent-style-name="Standard">
      <style:paragraph-properties fo:text-align="justify" style:justify-single-word="false" fo:orphans="2" fo:widows="2" fo:hyphenation-ladder-count="no-limit" fo:keep-with-next="auto" style:text-autospace="none"/>
      <style:text-properties style:font-name="Book Antiqua3" fo:font-size="14pt" style:font-size-asian="14pt" style:font-size-complex="14pt" fo:hyphenate="true" fo:hyphenation-remain-char-count="4" fo:hyphenation-push-char-count="3"/>
    </style:style>
    <style:style style:name="P148" style:family="paragraph" style:parent-style-name="Standard">
      <style:paragraph-properties fo:text-align="justify" style:justify-single-word="false" fo:orphans="2" fo:widows="2" fo:hyphenation-ladder-count="no-limit" fo:keep-with-next="auto" style:text-autospace="none"/>
      <style:text-properties style:font-name="Times-Roman" fo:font-size="12pt" style:font-size-asian="12pt" style:font-size-complex="12pt" fo:hyphenate="true" fo:hyphenation-remain-char-count="4" fo:hyphenation-push-char-count="3"/>
    </style:style>
    <style:style style:name="P149" style:family="paragraph" style:parent-style-name="Standard">
      <style:paragraph-properties fo:text-align="justify" style:justify-single-word="false" fo:orphans="2" fo:widows="2" fo:hyphenation-ladder-count="no-limit" fo:keep-with-next="auto" style:text-autospace="none"/>
      <style:text-properties style:font-name="Times-Roman" fo:hyphenate="true" fo:hyphenation-remain-char-count="4" fo:hyphenation-push-char-count="3"/>
    </style:style>
    <style:style style:name="P150" style:family="paragraph" style:parent-style-name="Text_20_body">
      <style:paragraph-properties fo:text-align="justify" style:justify-single-word="false" fo:orphans="2" fo:widows="2" fo:hyphenation-ladder-count="no-limit" fo:keep-with-next="auto"/>
      <style:text-properties style:font-name="Book Antiqua3" fo:font-size="14pt" style:font-size-asian="14pt" style:font-size-complex="14pt" fo:hyphenate="true" fo:hyphenation-remain-char-count="4" fo:hyphenation-push-char-count="3"/>
    </style:style>
    <style:style style:name="P151" style:family="paragraph" style:parent-style-name="Standard" style:master-page-name="">
      <style:paragraph-properties fo:line-height="100%" fo:text-align="justify" style:justify-single-word="false" fo:orphans="0" fo:widows="0" fo:hyphenation-ladder-count="no-limit" style:page-number="auto"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152" style:family="paragraph" style:parent-style-name="Standard" style:master-page-name="">
      <style:paragraph-properties fo:line-height="100%" fo:text-align="justify" style:justify-single-word="false" fo:orphans="2" fo:widows="3" fo:hyphenation-ladder-count="no-limit" style:page-number="auto" fo:keep-with-next="auto"/>
      <style:text-properties fo:hyphenate="true" fo:hyphenation-remain-char-count="4" fo:hyphenation-push-char-count="3"/>
    </style:style>
    <style:style style:name="P153" style:family="paragraph" style:parent-style-name="Standard" style:master-page-name="">
      <style:paragraph-properties fo:text-align="justify" style:justify-single-word="false" fo:orphans="3" fo:widows="3" fo:hyphenation-ladder-count="no-limit" style:page-number="auto" fo:keep-with-next="auto" style:text-autospace="none"/>
      <style:text-properties fo:hyphenate="true" fo:hyphenation-remain-char-count="4" fo:hyphenation-push-char-count="3"/>
    </style:style>
    <style:style style:name="P154" style:family="paragraph" style:parent-style-name="Standard" style:master-page-name="Standard">
      <style:paragraph-properties fo:text-align="center" style:justify-single-word="false" style:page-number="auto" fo:break-before="page"/>
      <style:text-properties style:font-name="Book Antiqua1" fo:font-size="16pt" style:font-size-asian="16pt" style:font-size-complex="16pt"/>
    </style:style>
    <style:style style:name="P155" style:family="paragraph" style:parent-style-name="Standard" style:master-page-name="body">
      <style:paragraph-properties fo:line-height="100%" fo:text-align="center" style:justify-single-word="false" fo:orphans="2" fo:widows="2" fo:hyphenation-ladder-count="no-limit" style:page-number="1" fo:break-before="auto" fo:break-after="auto" fo:keep-with-next="auto"/>
      <style:text-properties style:font-name="Book Antiqua2" fo:font-size="24pt" style:font-size-asian="24pt" style:font-size-complex="24pt" fo:hyphenate="true" fo:hyphenation-remain-char-count="4" fo:hyphenation-push-char-count="3"/>
    </style:style>
    <style:style style:name="T1" style:family="text">
      <style:text-properties fo:font-size="14pt" fo:font-style="normal" style:font-size-asian="14pt" style:font-style-asian="normal" style:font-size-complex="14pt" style:font-style-complex="normal"/>
    </style:style>
    <style:style style:name="T2" style:family="text">
      <style:text-properties fo:font-size="14pt" fo:font-style="normal" style:font-style-asian="normal" style:font-style-complex="normal"/>
    </style:style>
    <style:style style:name="T3" style:family="text">
      <style:text-properties fo:font-size="14pt" fo:font-style="normal" fo:background-color="transparent"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tyle="italic"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italic" style:font-size-asian="12pt" style:font-style-asian="italic" style:font-size-complex="12pt" style:font-style-complex="italic"/>
    </style:style>
    <style:style style:name="T10" style:family="text">
      <style:text-properties fo:font-size="10pt" fo:font-style="italic" style:font-size-asian="12pt" style:font-style-asian="italic" style:font-size-complex="10pt" style:font-style-complex="italic"/>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T14" style:family="text">
      <style:text-properties style:use-window-font-color="true" style:font-name="Book Antiqua2" fo:font-size="14pt" fo:font-style="normal" style:font-name-asian="Times-Roman" style:font-size-asian="14pt" style:font-style-asian="normal" style:font-name-complex="Times-Roman" style:font-size-complex="14pt" style:font-style-complex="normal"/>
    </style:style>
    <style:style style:name="T15" style:family="text">
      <style:text-properties style:use-window-font-color="true" style:font-name="Book Antiqua1" fo:font-size="14pt" fo:font-style="normal" style:font-name-asian="Times-Roman" style:font-style-asian="normal" style:font-name-complex="Times-Roman" style:font-style-complex="normal"/>
    </style:style>
    <style:style style:name="T16" style:family="text">
      <style:text-properties style:use-window-font-color="true" style:font-name="Book Antiqua1" fo:font-size="14pt" fo:font-style="normal" style:font-name-asian="Times-Roman" style:font-size-asian="14pt" style:font-style-asian="normal" style:font-name-complex="Times-Roman" style:font-size-complex="14pt" style:font-style-complex="normal"/>
    </style:style>
    <style:style style:name="T17" style:family="text">
      <style:text-properties style:use-window-font-color="true" style:font-name="Book Antiqua1" fo:font-size="14pt" fo:font-style="normal" style:font-size-asian="14pt" style:font-style-asian="normal" style:font-size-complex="14pt" style:font-style-complex="normal"/>
    </style:style>
    <style:style style:name="T18" style:family="text">
      <style:text-properties style:use-window-font-color="true" style:font-name="Book Antiqua1" fo:font-size="14pt" fo:font-style="normal" style:text-underline-style="none" style:font-name-asian="Times-Roman" style:font-size-asian="14pt" style:font-style-asian="normal" style:font-name-complex="Times-Roman" style:font-size-complex="14pt" style:font-style-complex="normal"/>
    </style:style>
    <style:style style:name="T19" style:family="text">
      <style:text-properties style:use-window-font-color="true" style:font-name="Book Antiqua1" fo:font-size="14pt" style:font-name-asian="Times-Roman" style:font-size-asian="14pt" style:font-name-complex="Times-Roman" style:font-size-complex="14pt"/>
    </style:style>
    <style:style style:name="T20" style:family="text">
      <style:text-properties style:use-window-font-color="true" style:font-name="Times-Roman" fo:font-size="12pt" fo:font-style="normal" style:font-name-asian="Times-Roman" style:font-size-asian="12pt" style:font-style-asian="normal" style:font-name-complex="Times-Roman" style:font-size-complex="12pt" style:font-style-complex="normal"/>
    </style:style>
    <style:style style:name="T21" style:family="text">
      <style:text-properties fo:color="#000000" style:font-name="Book Antiqua3" fo:font-size="14pt" fo:language="en" fo:country="US" style:font-name-asian="Book Antiqua3" style:font-size-asian="14pt" style:font-name-complex="Book Antiqua3" style:font-size-complex="14pt"/>
    </style:style>
    <style:style style:name="T22" style:family="text">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23" style:family="text">
      <style:text-properties fo:color="#000000" style:font-name="Book Antiqua3" fo:font-size="14pt" fo:language="en" fo:country="US"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24" style:family="text">
      <style:text-properties fo:color="#000000" style:font-name="Book Antiqua3" fo:font-size="14pt" fo:language="en" fo:country="US" fo:font-style="normal" fo:background-color="transparent" style:font-name-asian="Book Antiqua3" style:font-size-asian="14pt" style:font-style-asian="normal" style:font-name-complex="Book Antiqua3" style:font-size-complex="14pt" style:font-style-complex="normal"/>
    </style:style>
    <style:style style:name="T25" style:family="text">
      <style:text-properties fo:color="#000000" style:font-name="Book Antiqua3" fo:font-size="14pt" fo:language="en" fo:country="US" fo:font-style="italic" fo:font-weight="normal" style:font-name-asian="Book Antiqua3" style:font-size-asian="14pt" style:font-style-asian="italic" style:font-weight-asian="normal" style:font-name-complex="Book Antiqua3" style:font-size-complex="14pt" style:font-style-complex="italic" style:font-weight-complex="normal"/>
    </style:style>
    <style:style style:name="T26" style:family="text">
      <style:text-properties fo:color="#000000" style:font-name="Book Antiqua3" fo:font-size="14pt" fo:language="en" fo:country="US" fo:font-style="italic" style:font-name-asian="Book Antiqua3" style:font-size-asian="14pt" style:font-style-asian="italic" style:font-name-complex="Book Antiqua3" style:font-size-complex="14pt" style:font-style-complex="italic"/>
    </style:style>
    <style:style style:name="T27" style:family="text">
      <style:text-properties fo:color="#000000" style:font-name="Book Antiqua3" fo:font-size="14pt" fo:language="en" fo:country="US" fo:font-style="italic" fo:background-color="transparent" style:font-name-asian="Book Antiqua3" style:font-size-asian="14pt" style:font-style-asian="italic" style:font-name-complex="Book Antiqua3" style:font-size-complex="14pt" style:font-style-complex="italic"/>
    </style:style>
    <style:style style:name="T28" style:family="text">
      <style:text-properties fo:color="#000000" style:font-name="Book Antiqua3" fo:font-size="14pt" fo:font-style="normal" fo:background-color="transparent" style:font-name-asian="Tahoma" style:font-size-asian="14pt" style:font-style-asian="normal" style:font-name-complex="Tahoma" style:font-size-complex="14pt" style:font-style-complex="normal"/>
    </style:style>
    <style:style style:name="T29" style:family="text">
      <style:text-properties fo:color="#000000" style:font-name="Book Antiqua3" fo:font-size="14pt" fo:font-style="normal" style:font-name-asian="Tahoma" style:font-size-asian="14pt" style:font-style-asian="normal" style:font-name-complex="Tahoma" style:font-size-complex="14pt" style:font-style-complex="normal"/>
    </style:style>
    <style:style style:name="T30" style:family="text">
      <style:text-properties fo:color="#000000" style:font-name="Book Antiqua3" fo:font-size="14pt" fo:font-weight="normal" fo:background-color="transparent" style:font-name-asian="Tahoma" style:font-size-asian="14pt" style:font-weight-asian="normal" style:font-name-complex="Tahoma" style:font-size-complex="14pt" style:font-weight-complex="normal"/>
    </style:style>
    <style:style style:name="T31" style:family="text">
      <style:text-properties fo:color="#000000" style:font-name="Book Antiqua3" fo:font-size="9.5pt" fo:language="en" fo:country="US" fo:font-style="normal" style:font-name-asian="Book Antiqua3" style:font-size-asian="9.5pt" style:font-style-asian="normal" style:font-name-complex="Book Antiqua3" style:font-size-complex="9.5pt" style:font-style-complex="normal"/>
    </style:style>
    <style:style style:name="T32" style:family="text">
      <style:text-properties fo:color="#000000" style:font-name="Book Antiqua3" fo:font-size="9.5pt" fo:language="en" fo:country="US" fo:font-style="normal" fo:font-weight="normal" style:font-name-asian="Book Antiqua3" style:font-size-asian="9.5pt" style:font-style-asian="normal" style:font-weight-asian="normal" style:font-name-complex="Book Antiqua3" style:font-size-complex="9.5pt" style:font-style-complex="normal" style:font-weight-complex="normal"/>
    </style:style>
    <style:style style:name="T33" style:family="text">
      <style:text-properties fo:color="#000000" style:font-name="Book Antiqua3" fo:font-size="9.5pt" fo:language="en" fo:country="US" style:font-name-asian="Book Antiqua3" style:font-size-asian="9.5pt" style:font-name-complex="Book Antiqua3" style:font-size-complex="9.5pt"/>
    </style:style>
    <style:style style:name="T34" style:family="text">
      <style:text-properties fo:color="#000000" style:font-name="Book Antiqua3" fo:language="en" fo:country="US" style:font-name-asian="Book Antiqua3" style:font-name-complex="Book Antiqua3"/>
    </style:style>
    <style:style style:name="T35" style:family="text">
      <style:text-properties fo:color="#000000" style:font-name="Book Antiqua3" fo:language="en" fo:country="US" fo:font-style="italic" style:font-name-asian="Book Antiqua3" style:font-style-asian="italic" style:font-name-complex="Book Antiqua3" style:font-style-complex="italic"/>
    </style:style>
    <style:style style:name="T36" style:family="text">
      <style:text-properties fo:color="#000000" style:font-name="Book Antiqua3" fo:language="en" fo:country="US" fo:font-style="normal" style:font-name-asian="Book Antiqua3" style:font-style-asian="normal" style:font-name-complex="Book Antiqua3" style:font-style-complex="normal"/>
    </style:style>
    <style:style style:name="T37" style:family="text">
      <style:text-properties fo:color="#000000" style:font-name="Book Antiqua3" fo:font-size="10pt" fo:language="en" fo:country="US" fo:font-style="normal" style:font-name-asian="Book Antiqua3" style:font-size-asian="10pt" style:font-style-asian="normal" style:font-name-complex="Book Antiqua3" style:font-size-complex="10pt" style:font-style-complex="normal"/>
    </style:style>
    <style:style style:name="T38" style:family="text">
      <style:text-properties fo:color="#000000" style:font-name="Book Antiqua3" fo:font-size="10pt" fo:language="en" fo:country="US" fo:font-style="italic" style:font-name-asian="Book Antiqua3" style:font-size-asian="10pt" style:font-style-asian="italic" style:font-name-complex="Book Antiqua3" style:font-size-complex="10pt" style:font-style-complex="italic"/>
    </style:style>
    <style:style style:name="T39" style:family="text">
      <style:text-properties fo:color="#000000" style:font-name="Book Antiqua3" fo:font-size="10pt" fo:language="en" fo:country="US" style:font-name-asian="Book Antiqua3" style:font-size-asian="10pt" style:font-name-complex="Book Antiqua3" style:font-size-complex="10pt"/>
    </style:style>
    <style:style style:name="T40" style:family="text">
      <style:text-properties fo:color="#000000" style:font-name="Book Antiqua2" fo:font-size="10pt" fo:language="en" fo:country="US" fo:font-style="normal" style:font-name-asian="Book Antiqua3" style:font-size-asian="10pt" style:font-style-asian="normal" style:font-name-complex="Book Antiqua3" style:font-size-complex="14pt" style:font-style-complex="normal"/>
    </style:style>
    <style:style style:name="T41" style:family="text">
      <style:text-properties fo:color="#000000" style:font-name="Book Antiqua2" fo:font-size="10pt" fo:language="en" fo:country="US" fo:font-style="normal" style:font-name-asian="Book Antiqua3" style:font-size-asian="10pt" style:font-style-asian="normal" style:font-name-complex="Book Antiqua3" style:font-size-complex="10pt" style:font-style-complex="normal"/>
    </style:style>
    <style:style style:name="T42" style:family="text">
      <style:text-properties fo:color="#000000" fo:language="en" fo:country="US" fo:font-style="italic" style:font-name-asian="Book Antiqua3" style:font-style-asian="italic" style:font-name-complex="Book Antiqua3" style:font-style-complex="italic"/>
    </style:style>
    <style:style style:name="T43" style:family="text">
      <style:text-properties fo:color="#000000" fo:language="en" fo:country="US" fo:font-style="normal" style:font-name-asian="Book Antiqua3" style:font-style-asian="normal" style:font-name-complex="Book Antiqua3" style:font-style-complex="normal"/>
    </style:style>
    <style:style style:name="T44" style:family="text">
      <style:text-properties fo:color="#000000" fo:font-size="14pt" fo:font-style="italic" fo:background-color="transparent" style:font-name-asian="Tahoma" style:font-size-asian="14pt" style:font-style-asian="italic" style:font-name-complex="Tahoma" style:font-size-complex="14pt" style:font-style-complex="italic"/>
    </style:style>
    <style:style style:name="T45" style:family="text">
      <style:text-properties fo:color="#000000" style:font-name="Tahoma" fo:font-size="14pt" fo:font-style="italic" style:font-name-asian="Tahoma" style:font-size-asian="14pt" style:font-style-asian="italic" style:font-name-complex="Tahoma" style:font-size-complex="14pt" style:font-style-complex="italic"/>
    </style:style>
    <style:style style:name="T46" style:family="text">
      <style:text-properties fo:color="#000000" style:text-position="super 58%"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47" style:family="text">
      <style:text-properties fo:color="#000000" style:text-position="super 58%" style:font-name="Book Antiqua3" fo:language="en" fo:country="US" fo:font-style="normal" style:font-name-asian="Book Antiqua3" style:font-style-asian="normal" style:font-name-complex="Book Antiqua3" style:font-style-complex="normal"/>
    </style:style>
    <style:style style:name="T48" style:family="text">
      <style:text-properties fo:color="#000000" style:text-position="super 58%" style:font-name="Book Antiqua3" fo:font-size="10pt" fo:language="en" fo:country="US" style:font-name-asian="Book Antiqua3" style:font-size-asian="10pt" style:font-name-complex="Book Antiqua3" style:font-size-complex="10pt"/>
    </style:style>
    <style:style style:name="T49" style:family="text">
      <style:text-properties style:font-name="Book Antiqua2"/>
    </style:style>
    <style:style style:name="T50" style:family="text">
      <style:text-properties style:font-name="Book Antiqua2" fo:font-size="10pt" fo:font-style="normal" style:font-size-asian="10pt" style:font-style-asian="normal" style:font-size-complex="10pt" style:font-style-complex="normal"/>
    </style:style>
    <style:style style:name="T51" style:family="text">
      <style:text-properties style:font-name="Book Antiqua2" fo:font-size="10pt" fo:font-style="normal" fo:font-weight="normal" style:font-size-asian="10pt" style:font-style-asian="normal" style:font-weight-asian="normal" style:font-size-complex="10pt" style:font-style-complex="normal" style:font-weight-complex="normal"/>
    </style:style>
    <style:style style:name="T52" style:family="text">
      <style:text-properties style:font-name="Book Antiqua2" fo:font-size="10pt" fo:font-style="italic" style:font-size-asian="10pt" style:font-style-asian="italic" style:font-size-complex="10pt" style:font-style-complex="italic"/>
    </style:style>
    <style:style style:name="T53" style:family="text">
      <style:text-properties style:text-position="super 58%"/>
    </style:style>
    <style:style style:name="T54" style:family="text">
      <style:text-properties style:text-position="super 58%" fo:font-style="normal" style:font-style-asian="normal" style:font-style-complex="normal"/>
    </style:style>
    <style:style style:name="T55" style:family="text">
      <style:text-properties style:text-position="super 58%" fo:font-size="10pt" style:font-size-asian="10pt" style:font-size-complex="10pt"/>
    </style:style>
    <style:style style:name="T56" style:family="text">
      <style:text-properties style:font-name="Book Antiqua"/>
    </style:style>
    <style:style style:name="T57" style:family="text">
      <style:text-properties style:font-name="Book Antiqua" fo:font-style="italic" style:font-style-asian="italic" style:font-style-complex="italic"/>
    </style:style>
    <style:style style:name="T58" style:family="text">
      <style:text-properties style:font-name="Book Antiqua" fo:font-style="italic" style:font-size-asian="10pt" style:font-style-asian="italic" style:font-size-complex="10pt" style:font-style-complex="italic"/>
    </style:style>
    <style:style style:name="T59" style:family="text">
      <style:text-properties style:font-name="Book Antiqua" fo:font-size="14pt" fo:font-style="normal" style:font-size-asian="14pt" style:font-style-asian="normal" style:font-size-complex="14pt" style:font-style-complex="normal"/>
    </style:style>
    <style:style style:name="T60" style:family="text">
      <style:text-properties style:font-name="Book Antiqua" fo:font-size="14pt" style:font-size-asian="14pt" style:font-size-complex="14pt"/>
    </style:style>
    <style:style style:name="T61" style:family="text">
      <style:text-properties style:font-name="Book Antiqua" fo:font-size="14pt" fo:font-style="italic" style:font-size-asian="14pt" style:font-style-asian="italic" style:font-size-complex="14pt" style:font-style-complex="italic"/>
    </style:style>
    <style:style style:name="T62" style:family="text">
      <style:text-properties style:font-name="Book Antiqua" fo:font-size="10pt" fo:font-style="italic" style:font-size-asian="10pt" style:font-style-asian="italic" style:font-size-complex="10pt" style:font-style-complex="italic"/>
    </style:style>
    <style:style style:name="T63" style:family="text">
      <style:text-properties style:font-name="Book Antiqua" fo:font-size="10pt" fo:font-style="normal" style:font-size-asian="10pt" style:font-style-asian="normal" style:font-size-complex="10pt" style:font-style-complex="normal"/>
    </style:style>
    <style:style style:name="T64" style:family="text">
      <style:text-properties style:font-name="Book Antiqua" fo:font-size="12pt" fo:font-style="normal" style:font-size-asian="10pt" style:font-style-asian="normal" style:font-size-complex="10pt" style:font-style-complex="normal"/>
    </style:style>
    <style:style style:name="T65" style:family="text">
      <style:text-properties fo:color="#800000" style:font-name="Book Antiqua3" fo:font-size="14pt" fo:language="en" fo:country="US" style:font-name-asian="Book Antiqua3" style:font-size-asian="14pt" style:font-name-complex="Book Antiqua3" style:font-size-complex="14pt"/>
    </style:style>
    <style:style style:name="T66" style:family="text">
      <style:text-properties fo:color="#8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67" style:family="text">
      <style:text-properties fo:color="#800000" style:font-name="Book Antiqua3" fo:font-size="14pt" fo:language="en" fo:country="US"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68" style:family="text">
      <style:text-properties fo:color="#800000" style:font-name="Book Antiqua3" fo:font-size="14pt" fo:language="en" fo:country="US" fo:font-style="italic" style:font-name-asian="Book Antiqua3" style:font-size-asian="14pt" style:font-style-asian="italic" style:font-name-complex="Book Antiqua3" style:font-size-complex="14pt" style:font-style-complex="italic"/>
    </style:style>
    <style:style style:name="T69" style:family="text">
      <style:text-properties fo:color="#800000" style:font-name="Book Antiqua3" fo:font-size="14pt" fo:language="en" fo:country="US" fo:font-style="italic" fo:font-weight="normal" style:font-name-asian="Book Antiqua3" style:font-size-asian="14pt" style:font-style-asian="italic" style:font-weight-asian="normal" style:font-name-complex="Book Antiqua3" style:font-size-complex="14pt" style:font-style-complex="italic" style:font-weight-complex="normal"/>
    </style:style>
    <style:style style:name="T70" style:family="text">
      <style:text-properties fo:color="#800000" style:font-name="Book Antiqua3" fo:font-size="10pt" fo:language="en" fo:country="US" fo:font-style="normal" fo:font-weight="normal" style:font-name-asian="Book Antiqua3" style:font-size-asian="10pt" style:font-style-asian="normal" style:font-weight-asian="normal" style:font-name-complex="Book Antiqua3" style:font-size-complex="10pt" style:font-style-complex="normal" style:font-weight-complex="normal"/>
    </style:style>
    <style:style style:name="T71" style:family="text">
      <style:text-properties fo:color="#800000" style:font-name="Book Antiqua3" fo:font-size="10pt" fo:language="en" fo:country="US" fo:font-style="normal" style:font-name-asian="Book Antiqua3" style:font-size-asian="10pt" style:font-style-asian="normal" style:font-name-complex="Book Antiqua3" style:font-size-complex="10pt" style:font-style-complex="normal"/>
    </style:style>
    <style:style style:name="T72" style:family="text">
      <style:text-properties fo:color="#800000" style:font-name="Book Antiqua2" fo:font-size="10pt" fo:language="en" fo:country="US" fo:font-style="normal" fo:font-weight="normal" style:font-name-asian="Book Antiqua3" style:font-size-asian="10pt" style:font-style-asian="normal" style:font-weight-asian="normal" style:font-name-complex="Book Antiqua3" style:font-size-complex="10pt" style:font-style-complex="normal" style:font-weight-complex="normal"/>
    </style:style>
    <style:style style:name="T73" style:family="text">
      <style:text-properties style:font-name="Book Antiqua1" fo:font-size="14pt" fo:font-style="normal" style:font-size-asian="14pt" style:font-style-asian="normal" style:font-size-complex="14pt" style:font-style-complex="normal"/>
    </style:style>
    <style:style style:name="T74" style:family="text">
      <style:text-properties style:font-name="Book Antiqua1" fo:font-size="14pt" style:font-size-asian="14pt" style:font-size-complex="14pt"/>
    </style:style>
    <style:style style:name="T75" style:family="text">
      <style:text-properties style:font-name="Book Antiqua1" fo:font-size="14pt" fo:font-style="italic" style:font-size-asian="14pt" style:font-style-asian="italic" style:font-size-complex="14pt" style:font-style-complex="italic"/>
    </style:style>
    <style:style style:name="T76" style:family="text">
      <style:text-properties fo:font-size="12pt" style:font-size-asian="12pt" style:font-size-complex="12pt"/>
    </style:style>
    <style:style style:name="T77" style:family="text">
      <style:text-properties fo:font-size="12pt" fo:font-style="normal" style:font-size-asian="12pt" style:font-style-asian="normal" style:font-size-complex="12pt" style:font-style-complex="normal"/>
    </style:style>
    <style:style style:name="T78" style:family="text">
      <style:text-properties fo:font-size="12pt" fo:background-color="transparent" style:font-size-asian="12pt" style:font-size-complex="12pt"/>
    </style:style>
    <style:style style:name="T79" style:family="text">
      <style:text-properties fo:font-weight="bold" style:font-weight-asian="bold" style:font-weight-complex="bold"/>
    </style:style>
    <style:style style:name="T80" style:family="text">
      <style:text-properties style:font-name="Book Antiqua3" fo:font-size="14pt" fo:font-style="normal" fo:background-color="transparent" style:font-size-asian="14pt" style:font-style-asian="normal" style:font-size-complex="14pt" style:font-style-complex="normal"/>
    </style:style>
    <style:style style:name="T81" style:family="text">
      <style:text-properties style:font-name="Book Antiqua3" fo:font-size="14pt" fo:font-style="italic" fo:background-color="transparent" style:font-size-asian="14pt" style:font-style-asian="italic" style:font-size-complex="14pt" style:font-style-complex="italic"/>
    </style:style>
    <style:style style:name="T82" style:family="text">
      <style:text-properties style:font-name="Book Antiqua3" fo:font-size="14pt" fo:font-style="italic" fo:font-weight="normal" fo:background-color="transparent" style:font-size-asian="14pt" style:font-style-asian="italic" style:font-weight-asian="normal" style:font-size-complex="14pt" style:font-style-complex="italic" style:font-weight-complex="normal"/>
    </style:style>
    <style:style style:name="fr1" style:family="graphic" style:parent-style-name="Frame">
      <style:graphic-properties fo:margin-top="0in" fo:margin-bottom="0in" style:vertical-pos="from-top" style:vertical-rel="page" style:horizontal-pos="center" style:horizontal-rel="page-content" fo:background-color="transparent" style:background-transparency="100%" fo:padding="0in" fo:border="none" style:shadow="none">
        <style:background-image/>
        <style:columns fo:column-count="1" fo:column-gap="0in"/>
      </style:graphic-properties>
    </style:style>
    <style:style style:name="Sect1" style:family="section">
      <style:section-properties text:dont-balance-text-columns="false" style:editable="false">
        <style:columns fo:column-count="2" fo:column-gap="0.3929in">
          <style:column style:rel-width="32767*" fo:start-indent="0in" fo:end-indent="0.1965in"/>
          <style:column style:rel-width="32768*" fo:start-indent="0.1965in" fo:end-indent="0in"/>
        </style:columns>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3" svg:y="0.4925in" svg:width="7.0866in" draw:z-index="0">
        <draw:text-box fo:min-height="0.1965in">
          <text:p text:style-name="P1"/>
        </draw:text-box>
      </draw:frame>
      <draw:frame draw:style-name="fr1" draw:name="Frame1" text:anchor-type="page" text:anchor-page-number="4" svg:y="0.4925in" svg:width="7.0866in" draw:z-index="1">
        <draw:text-box fo:min-height="0.1965in">
          <text:p text:style-name="P1"/>
        </draw:text-box>
      </draw:frame>
      <draw:frame draw:style-name="fr1" draw:name="Frame3" text:anchor-type="page" text:anchor-page-number="5" svg:y="0.4925in" svg:width="7.0866in" draw:z-index="2">
        <draw:text-box fo:min-height="0.1965in">
          <text:p text:style-name="P1"/>
        </draw:text-box>
      </draw:frame>
      <draw:frame draw:style-name="fr1" draw:name="Frame9" text:anchor-type="page" text:anchor-page-number="11" svg:y="0.4925in" svg:width="7.0866in" draw:z-index="3">
        <draw:text-box fo:min-height="0.1965in">
          <text:p text:style-name="P1">The First Day of Thoout</text:p>
        </draw:text-box>
      </draw:frame>
      <draw:frame draw:style-name="fr1" draw:name="Frame10" text:anchor-type="page" text:anchor-page-number="12" svg:y="0.4925in" svg:width="7.0866in" draw:z-index="121">
        <draw:text-box fo:min-height="0.1965in">
          <text:p text:style-name="P1"/>
        </draw:text-box>
      </draw:frame>
      <draw:frame draw:style-name="fr1" draw:name="Frame11" text:anchor-type="page" text:anchor-page-number="13" svg:y="0.4925in" svg:width="7.0866in" draw:z-index="4">
        <draw:text-box fo:min-height="0.1965in">
          <text:p text:style-name="P1">The Second Day of Thoout</text:p>
        </draw:text-box>
      </draw:frame>
      <draw:frame draw:style-name="fr1" draw:name="Frame12" text:anchor-type="page" text:anchor-page-number="14" svg:y="0.4925in" svg:width="7.0866in" draw:z-index="5">
        <draw:text-box fo:min-height="0.1965in">
          <text:p text:style-name="P1">The Second Day of Thoout</text:p>
        </draw:text-box>
      </draw:frame>
      <draw:frame draw:style-name="fr1" draw:name="Frame13" text:anchor-type="page" text:anchor-page-number="15" svg:y="0.4925in" svg:width="7.0866in" draw:z-index="6">
        <draw:text-box fo:min-height="0.1965in">
          <text:p text:style-name="P1">The Second Day of Thoout</text:p>
        </draw:text-box>
      </draw:frame>
      <draw:frame draw:style-name="fr1" draw:name="Frame14" text:anchor-type="page" text:anchor-page-number="16" svg:y="0.4925in" svg:width="7.0866in" draw:z-index="7">
        <draw:text-box fo:min-height="0.1965in">
          <text:p text:style-name="P1">The Second Day of Thoout</text:p>
        </draw:text-box>
      </draw:frame>
      <draw:frame draw:style-name="fr1" draw:name="Frame15" text:anchor-type="page" text:anchor-page-number="17" svg:y="0.4925in" svg:width="7.0866in" draw:z-index="8">
        <draw:text-box fo:min-height="0.1965in">
          <text:p text:style-name="P1"/>
        </draw:text-box>
      </draw:frame>
      <draw:frame draw:style-name="fr1" draw:name="Frame16" text:anchor-type="page" text:anchor-page-number="18" svg:y="0.4925in" svg:width="7.0866in" draw:z-index="122">
        <draw:text-box fo:min-height="0.1965in">
          <text:p text:style-name="P1"/>
        </draw:text-box>
      </draw:frame>
      <draw:frame draw:style-name="fr1" draw:name="Frame17" text:anchor-type="page" text:anchor-page-number="19" svg:y="0.4925in" svg:width="7.0866in" draw:z-index="9">
        <draw:text-box fo:min-height="0.1965in">
          <text:p text:style-name="P1">The Eighth Day of Thoout</text:p>
        </draw:text-box>
      </draw:frame>
      <draw:frame draw:style-name="fr1" draw:name="Frame18" text:anchor-type="page" text:anchor-page-number="20" svg:y="0.4925in" svg:width="7.0866in" draw:z-index="10">
        <draw:text-box fo:min-height="0.1965in">
          <text:p text:style-name="P1">The Eighth Day of Thoout</text:p>
        </draw:text-box>
      </draw:frame>
      <draw:frame draw:style-name="fr1" draw:name="Frame19" text:anchor-type="page" text:anchor-page-number="21" svg:y="0.4925in" svg:width="7.0866in" draw:z-index="11">
        <draw:text-box fo:min-height="0.1965in">
          <text:p text:style-name="P1">The Eighth Day of Thoout</text:p>
        </draw:text-box>
      </draw:frame>
      <draw:frame draw:style-name="fr1" draw:name="Frame21" text:anchor-type="page" text:anchor-page-number="23" svg:y="0.4925in" svg:width="7.0866in" draw:z-index="12">
        <draw:text-box fo:min-height="0.1965in">
          <text:p text:style-name="P1"/>
        </draw:text-box>
      </draw:frame>
      <draw:frame draw:style-name="fr1" draw:name="Frame22" text:anchor-type="page" text:anchor-page-number="24" svg:y="0.4925in" svg:width="7.0866in" draw:z-index="123">
        <draw:text-box fo:min-height="0.1965in">
          <text:p text:style-name="P1"/>
        </draw:text-box>
      </draw:frame>
      <draw:frame draw:style-name="fr1" draw:name="Frame23" text:anchor-type="page" text:anchor-page-number="25" svg:y="0.4925in" svg:width="7.0866in" draw:z-index="13">
        <draw:text-box fo:min-height="0.1965in">
          <text:p text:style-name="P1"/>
        </draw:text-box>
      </draw:frame>
      <draw:frame draw:style-name="fr1" draw:name="Frame24" text:anchor-type="page" text:anchor-page-number="26" svg:y="0.4925in" svg:width="7.0866in" draw:z-index="14">
        <draw:text-box fo:min-height="0.1965in">
          <text:p text:style-name="P1">The Sixteenth Day of Thoout</text:p>
        </draw:text-box>
      </draw:frame>
      <draw:frame draw:style-name="fr1" draw:name="Frame25" text:anchor-type="page" text:anchor-page-number="27" svg:y="0.4925in" svg:width="7.0866in" draw:z-index="15">
        <draw:text-box fo:min-height="0.1965in">
          <text:p text:style-name="P1">The Sixteenth Day of Thoout</text:p>
        </draw:text-box>
      </draw:frame>
      <draw:frame draw:style-name="fr1" draw:name="Frame26" text:anchor-type="page" text:anchor-page-number="28" svg:y="0.4925in" svg:width="7.0866in" draw:z-index="124">
        <draw:text-box fo:min-height="0.1965in">
          <text:p text:style-name="P1">The Sixteenth Day of Thoout</text:p>
        </draw:text-box>
      </draw:frame>
      <draw:frame draw:style-name="fr1" draw:name="Frame27" text:anchor-type="page" text:anchor-page-number="29" svg:y="0.4925in" svg:width="7.0866in" draw:z-index="16">
        <draw:text-box fo:min-height="0.1965in">
          <text:p text:style-name="P1"/>
        </draw:text-box>
      </draw:frame>
      <draw:frame draw:style-name="fr1" draw:name="Frame28" text:anchor-type="page" text:anchor-page-number="30" svg:y="0.4925in" svg:width="7.0866in" draw:z-index="17">
        <draw:text-box fo:min-height="0.1965in">
          <text:p text:style-name="P1">The Seventeenth Day of Thoout</text:p>
        </draw:text-box>
      </draw:frame>
      <draw:frame draw:style-name="fr1" draw:name="Frame29" text:anchor-type="page" text:anchor-page-number="31" svg:y="0.4925in" svg:width="7.0866in" draw:z-index="18">
        <draw:text-box fo:min-height="0.1965in">
          <text:p text:style-name="P1">The Seventeenth Day of Thoout</text:p>
        </draw:text-box>
      </draw:frame>
      <draw:frame draw:style-name="fr1" draw:name="Frame30" text:anchor-type="page" text:anchor-page-number="32" svg:y="0.4925in" svg:width="7.0866in" draw:z-index="19">
        <draw:text-box fo:min-height="0.1965in">
          <text:p text:style-name="P1">The Seventeenth Day of Thoout</text:p>
        </draw:text-box>
      </draw:frame>
      <draw:frame draw:style-name="fr1" draw:name="Frame31" text:anchor-type="page" text:anchor-page-number="33" svg:y="0.4925in" svg:width="7.0866in" draw:z-index="20">
        <draw:text-box fo:min-height="0.1965in">
          <text:p text:style-name="P1">The Seventeenth Day of Thoout</text:p>
        </draw:text-box>
      </draw:frame>
      <draw:frame draw:style-name="fr1" draw:name="Frame33" text:anchor-type="page" text:anchor-page-number="35" svg:y="0.4925in" svg:width="7.0866in" draw:z-index="21">
        <draw:text-box fo:min-height="0.1965in">
          <text:p text:style-name="P1">The Seventeenth Day of Thoout</text:p>
        </draw:text-box>
      </draw:frame>
      <draw:frame draw:style-name="fr1" draw:name="Frame34" text:anchor-type="page" text:anchor-page-number="36" svg:y="0.4925in" svg:width="7.0866in" draw:z-index="125">
        <draw:text-box fo:min-height="0.1965in">
          <text:p text:style-name="P1">The Seventeenth Day of Thoout</text:p>
        </draw:text-box>
      </draw:frame>
      <draw:frame draw:style-name="fr1" draw:name="Frame35" text:anchor-type="page" text:anchor-page-number="37" svg:y="0.4925in" svg:width="7.0866in" draw:z-index="22">
        <draw:text-box fo:min-height="0.1965in">
          <text:p text:style-name="P1">The Seventeenth Day of Thoout</text:p>
        </draw:text-box>
      </draw:frame>
      <draw:frame draw:style-name="fr1" draw:name="Frame36" text:anchor-type="page" text:anchor-page-number="38" svg:y="0.4925in" svg:width="7.0866in" draw:z-index="23">
        <draw:text-box fo:min-height="0.1965in">
          <text:p text:style-name="P1">The Seventeenth Day of Thoout</text:p>
        </draw:text-box>
      </draw:frame>
      <draw:frame draw:style-name="fr1" draw:name="Frame37" text:anchor-type="page" text:anchor-page-number="39" svg:y="0.4925in" svg:width="7.0866in" draw:z-index="24">
        <draw:text-box fo:min-height="0.1965in">
          <text:p text:style-name="P1">The Seventeenth Day of Thoout</text:p>
        </draw:text-box>
      </draw:frame>
      <draw:frame draw:style-name="fr1" draw:name="Frame38" text:anchor-type="page" text:anchor-page-number="40" svg:y="0.4925in" svg:width="7.0866in" draw:z-index="126">
        <draw:text-box fo:min-height="0.1965in">
          <text:p text:style-name="P1">The Seventeenth Day of Thoout</text:p>
        </draw:text-box>
      </draw:frame>
      <draw:frame draw:style-name="fr1" draw:name="Frame39" text:anchor-type="page" text:anchor-page-number="41" svg:y="0.4925in" svg:width="7.0866in" draw:z-index="25">
        <draw:text-box fo:min-height="0.1965in">
          <text:p text:style-name="P1">The Seventeenth Day of Thoout</text:p>
        </draw:text-box>
      </draw:frame>
      <draw:frame draw:style-name="fr1" draw:name="Frame40" text:anchor-type="page" text:anchor-page-number="42" svg:y="0.4925in" svg:width="7.0866in" draw:z-index="127">
        <draw:text-box fo:min-height="0.1965in">
          <text:p text:style-name="P1"/>
        </draw:text-box>
      </draw:frame>
      <draw:frame draw:style-name="fr1" draw:name="Frame41" text:anchor-type="page" text:anchor-page-number="43" svg:y="0.4925in" svg:width="7.0866in" draw:z-index="26">
        <draw:text-box fo:min-height="0.1965in">
          <text:p text:style-name="P1">The Eighteenth Day of Thoout</text:p>
        </draw:text-box>
      </draw:frame>
      <draw:frame draw:style-name="fr1" draw:name="Frame42" text:anchor-type="page" text:anchor-page-number="44" svg:y="0.4925in" svg:width="7.0866in" draw:z-index="128">
        <draw:text-box fo:min-height="0.1965in">
          <text:p text:style-name="P1"/>
        </draw:text-box>
      </draw:frame>
      <draw:frame draw:style-name="fr1" draw:name="Frame43" text:anchor-type="page" text:anchor-page-number="44" svg:y="0.4925in" svg:width="7.0866in" draw:z-index="129">
        <draw:text-box fo:min-height="0.1965in">
          <text:p text:style-name="P1">The Eighteenth Day of Thoout</text:p>
        </draw:text-box>
      </draw:frame>
      <draw:frame draw:style-name="fr1" draw:name="Frame44" text:anchor-type="page" text:anchor-page-number="45" svg:y="0.4925in" svg:width="7.0866in" draw:z-index="27">
        <draw:text-box fo:min-height="0.1965in">
          <text:p text:style-name="P1">The Eighteenth Day of Thoout</text:p>
        </draw:text-box>
      </draw:frame>
      <draw:frame draw:style-name="fr1" draw:name="Frame45" text:anchor-type="page" text:anchor-page-number="46" svg:y="0.4925in" svg:width="7.0866in" draw:z-index="28">
        <draw:text-box fo:min-height="0.1965in">
          <text:p text:style-name="P1"/>
        </draw:text-box>
      </draw:frame>
      <draw:frame draw:style-name="fr1" draw:name="Frame46" text:anchor-type="page" text:anchor-page-number="47" svg:y="0.4925in" svg:width="7.0866in" draw:z-index="29">
        <draw:text-box fo:min-height="0.1965in">
          <text:p text:style-name="P1">The Nineteenth Day of Thoout</text:p>
        </draw:text-box>
      </draw:frame>
      <draw:frame draw:style-name="fr1" draw:name="Frame47" text:anchor-type="page" text:anchor-page-number="48" svg:y="0.4925in" svg:width="7.0866in" draw:z-index="30">
        <draw:text-box fo:min-height="0.1965in">
          <text:p text:style-name="P1">The Nineteenth Day of Thoout</text:p>
        </draw:text-box>
      </draw:frame>
      <draw:frame draw:style-name="fr1" draw:name="Frame48" text:anchor-type="page" text:anchor-page-number="49" svg:y="0.4925in" svg:width="7.0866in" draw:z-index="31">
        <draw:text-box fo:min-height="0.1965in">
          <text:p text:style-name="P1">The Nineteenth Day of Thoout</text:p>
        </draw:text-box>
      </draw:frame>
      <draw:frame draw:style-name="fr1" draw:name="Frame49" text:anchor-type="page" text:anchor-page-number="50" svg:y="0.4925in" svg:width="7.0866in" draw:z-index="32">
        <draw:text-box fo:min-height="0.1965in">
          <text:p text:style-name="P1"/>
        </draw:text-box>
      </draw:frame>
      <draw:frame draw:style-name="fr1" draw:name="Frame50" text:anchor-type="page" text:anchor-page-number="51" svg:y="0.4925in" svg:width="7.0866in" draw:z-index="33">
        <draw:text-box fo:min-height="0.1965in">
          <text:p text:style-name="P1">The Twenty-First Day of Thoout</text:p>
        </draw:text-box>
      </draw:frame>
      <draw:frame draw:style-name="fr1" draw:name="Frame51" text:anchor-type="page" text:anchor-page-number="52" svg:y="0.4925in" svg:width="7.0866in" draw:z-index="130">
        <draw:text-box fo:min-height="0.1965in">
          <text:p text:style-name="P1">The Twenty-First Day of Thoout</text:p>
        </draw:text-box>
      </draw:frame>
      <draw:frame draw:style-name="fr1" draw:name="Frame52" text:anchor-type="page" text:anchor-page-number="53" svg:y="0.4925in" svg:width="7.0866in" draw:z-index="34">
        <draw:text-box fo:min-height="0.1965in">
          <text:p text:style-name="P1"/>
        </draw:text-box>
      </draw:frame>
      <draw:frame draw:style-name="fr1" draw:name="Frame53" text:anchor-type="page" text:anchor-page-number="54" svg:y="0.4925in" svg:width="7.0866in" draw:z-index="35">
        <draw:text-box fo:min-height="0.1965in">
          <text:p text:style-name="P1"/>
        </draw:text-box>
      </draw:frame>
      <draw:frame draw:style-name="fr1" draw:name="Frame54" text:anchor-type="page" text:anchor-page-number="55" svg:y="0.4925in" svg:width="7.0866in" draw:z-index="36">
        <draw:text-box fo:min-height="0.1965in">
          <text:p text:style-name="P1">The Twenty-Sixth Day of Thoout</text:p>
        </draw:text-box>
      </draw:frame>
      <draw:frame draw:style-name="fr1" draw:name="Frame55" text:anchor-type="page" text:anchor-page-number="56" svg:y="0.4925in" svg:width="7.0866in" draw:z-index="37">
        <draw:text-box fo:min-height="0.1965in">
          <text:p text:style-name="P1">The Twenty-Sixth Day of Thoout</text:p>
        </draw:text-box>
      </draw:frame>
      <draw:frame draw:style-name="fr1" draw:name="Frame56" text:anchor-type="page" text:anchor-page-number="57" svg:y="0.4925in" svg:width="7.0866in" draw:z-index="38">
        <draw:text-box fo:min-height="0.1965in">
          <text:p text:style-name="P1">The Twenty-Sixth Day of Thoout</text:p>
        </draw:text-box>
      </draw:frame>
      <draw:frame draw:style-name="fr1" draw:name="Frame57" text:anchor-type="page" text:anchor-page-number="58" svg:y="0.4925in" svg:width="7.0866in" draw:z-index="39">
        <draw:text-box fo:min-height="0.1965in">
          <text:p text:style-name="P1">The Twenty-Sixth Day of Thoout</text:p>
        </draw:text-box>
      </draw:frame>
      <draw:frame draw:style-name="fr1" draw:name="Frame58" text:anchor-type="page" text:anchor-page-number="59" svg:y="0.4925in" svg:width="7.0866in" draw:z-index="40">
        <draw:text-box fo:min-height="0.1965in">
          <text:p text:style-name="P1"/>
        </draw:text-box>
      </draw:frame>
      <draw:frame draw:style-name="fr1" draw:name="Frame59" text:anchor-type="page" text:anchor-page-number="60" svg:y="0.4925in" svg:width="7.0866in" draw:z-index="131">
        <draw:text-box fo:min-height="0.1965in">
          <text:p text:style-name="P1"/>
        </draw:text-box>
      </draw:frame>
      <draw:frame draw:style-name="fr1" draw:name="Frame60" text:anchor-type="page" text:anchor-page-number="61" svg:y="0.4925in" svg:width="7.0866in" draw:z-index="41">
        <draw:text-box fo:min-height="0.1965in">
          <text:p text:style-name="P1"/>
        </draw:text-box>
      </draw:frame>
      <draw:frame draw:style-name="fr1" draw:name="Frame61" text:anchor-type="page" text:anchor-page-number="62" svg:y="0.4925in" svg:width="7.0866in" draw:z-index="132">
        <draw:text-box fo:min-height="0.1965in">
          <text:p text:style-name="P1"/>
        </draw:text-box>
      </draw:frame>
      <draw:frame draw:style-name="fr1" draw:name="Frame62" text:anchor-type="page" text:anchor-page-number="63" svg:y="0.4925in" svg:width="7.0866in" draw:z-index="42">
        <draw:text-box fo:min-height="0.1965in">
          <text:p text:style-name="P1">The Twelfth Day of Paopi</text:p>
        </draw:text-box>
      </draw:frame>
      <draw:frame draw:style-name="fr1" draw:name="Frame63" text:anchor-type="page" text:anchor-page-number="64" svg:y="0.4925in" svg:width="7.0866in" draw:z-index="133">
        <draw:text-box fo:min-height="0.1965in">
          <text:p text:style-name="P1">The Twelfth Day of Paopi</text:p>
        </draw:text-box>
      </draw:frame>
      <draw:frame draw:style-name="fr1" draw:name="Frame64" text:anchor-type="page" text:anchor-page-number="65" svg:y="0.4925in" svg:width="7.0866in" draw:z-index="43">
        <draw:text-box fo:min-height="0.1965in">
          <text:p text:style-name="P1"/>
        </draw:text-box>
      </draw:frame>
      <draw:frame draw:style-name="fr1" draw:name="Frame65" text:anchor-type="page" text:anchor-page-number="66" svg:y="0.4925in" svg:width="7.0866in" draw:z-index="44">
        <draw:text-box fo:min-height="0.1965in">
          <text:p text:style-name="P1"/>
        </draw:text-box>
      </draw:frame>
      <draw:frame draw:style-name="fr1" draw:name="Frame66" text:anchor-type="page" text:anchor-page-number="67" svg:y="0.4925in" svg:width="7.0866in" draw:z-index="45">
        <draw:text-box fo:min-height="0.1965in">
          <text:p text:style-name="P1">The Fourteenth Day of Paopi</text:p>
        </draw:text-box>
      </draw:frame>
      <draw:frame draw:style-name="fr1" draw:name="Frame67" text:anchor-type="page" text:anchor-page-number="68" svg:y="0.4925in" svg:width="7.0866in" draw:z-index="46">
        <draw:text-box fo:min-height="0.1965in">
          <text:p text:style-name="P1">The Fourteenth Day of Paopi</text:p>
        </draw:text-box>
      </draw:frame>
      <draw:frame draw:style-name="fr1" draw:name="Frame68" text:anchor-type="page" text:anchor-page-number="69" svg:y="0.4925in" svg:width="7.0866in" draw:z-index="47">
        <draw:text-box fo:min-height="0.1965in">
          <text:p text:style-name="P1">The Fourteenth Day of Paopi</text:p>
        </draw:text-box>
      </draw:frame>
      <draw:frame draw:style-name="fr1" draw:name="Frame69" text:anchor-type="page" text:anchor-page-number="70" svg:y="0.4925in" svg:width="7.0866in" draw:z-index="48">
        <draw:text-box fo:min-height="0.1965in">
          <text:p text:style-name="P1">The Fourteenth Day of Paopi</text:p>
        </draw:text-box>
      </draw:frame>
      <draw:frame draw:style-name="fr1" draw:name="Frame70" text:anchor-type="page" text:anchor-page-number="71" svg:y="0.4925in" svg:width="7.0866in" draw:z-index="49">
        <draw:text-box fo:min-height="0.1965in">
          <text:p text:style-name="P1"/>
        </draw:text-box>
      </draw:frame>
      <draw:frame draw:style-name="fr1" draw:name="Frame71" text:anchor-type="page" text:anchor-page-number="72" svg:y="0.4925in" svg:width="7.0866in" draw:z-index="50">
        <draw:text-box fo:min-height="0.1965in">
          <text:p text:style-name="P1"/>
        </draw:text-box>
      </draw:frame>
      <draw:frame draw:style-name="fr1" draw:name="Frame72" text:anchor-type="page" text:anchor-page-number="73" svg:y="0.4925in" svg:width="7.0866in" draw:z-index="51">
        <draw:text-box fo:min-height="0.1965in">
          <text:p text:style-name="P1">The Twenty-Second Day of Paopi</text:p>
        </draw:text-box>
      </draw:frame>
      <draw:frame draw:style-name="fr1" draw:name="Frame73" text:anchor-type="page" text:anchor-page-number="74" svg:y="0.4925in" svg:width="7.0866in" draw:z-index="52">
        <draw:text-box fo:min-height="0.1965in">
          <text:p text:style-name="P1">The Twenty-Second Day of Paopi</text:p>
        </draw:text-box>
      </draw:frame>
      <draw:frame draw:style-name="fr1" draw:name="Frame74" text:anchor-type="page" text:anchor-page-number="75" svg:y="0.4925in" svg:width="7.0866in" draw:z-index="53">
        <draw:text-box fo:min-height="0.1965in">
          <text:p text:style-name="P1">The Twenty-Second Day of Paopi</text:p>
        </draw:text-box>
      </draw:frame>
      <draw:frame draw:style-name="fr1" draw:name="Frame75" text:anchor-type="page" text:anchor-page-number="76" svg:y="0.4925in" svg:width="7.0866in" draw:z-index="134">
        <draw:text-box fo:min-height="0.1965in">
          <text:p text:style-name="P1">The Twenty-Second Day of Paopi</text:p>
        </draw:text-box>
      </draw:frame>
      <draw:frame draw:style-name="fr1" draw:name="Frame76" text:anchor-type="page" text:anchor-page-number="77" svg:y="0.4925in" svg:width="7.0866in" draw:z-index="54">
        <draw:text-box fo:min-height="0.1965in">
          <text:p text:style-name="P1"/>
        </draw:text-box>
      </draw:frame>
      <draw:frame draw:style-name="fr1" draw:name="Frame77" text:anchor-type="page" text:anchor-page-number="78" svg:y="0.4925in" svg:width="7.0866in" draw:z-index="135">
        <draw:text-box fo:min-height="0.1965in">
          <text:p text:style-name="P1"/>
        </draw:text-box>
      </draw:frame>
      <draw:frame draw:style-name="fr1" draw:name="Frame78" text:anchor-type="page" text:anchor-page-number="79" svg:y="0.4925in" svg:width="7.0866in" draw:z-index="55">
        <draw:text-box fo:min-height="0.1965in">
          <text:p text:style-name="P1">The Twenty-Seventh Day of Paopi</text:p>
        </draw:text-box>
      </draw:frame>
      <draw:frame draw:style-name="fr1" draw:name="Frame79" text:anchor-type="page" text:anchor-page-number="80" svg:y="0.4925in" svg:width="7.0866in" draw:z-index="136">
        <draw:text-box fo:min-height="0.1965in">
          <text:p text:style-name="P1">The Twenty-Seventh Day of Paopi</text:p>
        </draw:text-box>
      </draw:frame>
      <draw:frame draw:style-name="fr1" draw:name="Frame80" text:anchor-type="page" text:anchor-page-number="81" svg:y="0.4925in" svg:width="7.0866in" draw:z-index="56">
        <draw:text-box fo:min-height="0.1965in">
          <text:p text:style-name="P1">The Twenty-Seventh Day of Paopi</text:p>
        </draw:text-box>
      </draw:frame>
      <draw:frame draw:style-name="fr1" draw:name="Frame81" text:anchor-type="page" text:anchor-page-number="82" svg:y="0.4925in" svg:width="7.0866in" draw:z-index="57">
        <draw:text-box fo:min-height="0.1965in">
          <text:p text:style-name="P1"/>
        </draw:text-box>
      </draw:frame>
      <draw:frame draw:style-name="fr1" draw:name="Frame82" text:anchor-type="page" text:anchor-page-number="83" svg:y="0.4925in" svg:width="7.0866in" draw:z-index="58">
        <draw:text-box fo:min-height="0.1965in">
          <text:p text:style-name="P1"/>
        </draw:text-box>
      </draw:frame>
      <draw:frame draw:style-name="fr1" draw:name="Frame83" text:anchor-type="page" text:anchor-page-number="84" svg:y="0.4925in" svg:width="7.0866in" draw:z-index="137">
        <draw:text-box fo:min-height="0.1965in">
          <text:p text:style-name="P1"/>
        </draw:text-box>
      </draw:frame>
      <draw:frame draw:style-name="fr1" draw:name="Frame84" text:anchor-type="page" text:anchor-page-number="85" svg:y="0.4925in" svg:width="7.0866in" draw:z-index="59">
        <draw:text-box fo:min-height="0.1965in">
          <text:p text:style-name="P1"/>
        </draw:text-box>
      </draw:frame>
      <draw:frame draw:style-name="fr1" draw:name="Frame86" text:anchor-type="page" text:anchor-page-number="87" svg:y="0.4925in" svg:width="7.0866in" draw:z-index="60">
        <draw:text-box fo:min-height="0.1965in">
          <text:p text:style-name="P1">The Eigth Day of Athor</text:p>
        </draw:text-box>
      </draw:frame>
      <draw:frame draw:style-name="fr1" draw:name="Frame87" text:anchor-type="page" text:anchor-page-number="88" svg:y="0.4925in" svg:width="7.0866in" draw:z-index="138">
        <draw:text-box fo:min-height="0.1965in">
          <text:p text:style-name="P1">The Eigth Day of Athor</text:p>
        </draw:text-box>
      </draw:frame>
      <draw:frame draw:style-name="fr1" draw:name="Frame88" text:anchor-type="page" text:anchor-page-number="89" svg:y="0.4925in" svg:width="7.0866in" draw:z-index="61">
        <draw:text-box fo:min-height="0.1965in">
          <text:p text:style-name="P1"/>
        </draw:text-box>
      </draw:frame>
      <draw:frame draw:style-name="fr1" draw:name="Frame89" text:anchor-type="page" text:anchor-page-number="90" svg:y="0.4925in" svg:width="7.0866in" draw:z-index="62">
        <draw:text-box fo:min-height="0.1965in">
          <text:p text:style-name="P1">The Ninth Day of Athor</text:p>
        </draw:text-box>
      </draw:frame>
      <draw:frame draw:style-name="fr1" draw:name="Frame90" text:anchor-type="page" text:anchor-page-number="91" svg:y="0.4925in" svg:width="7.0866in" draw:z-index="63">
        <draw:text-box fo:min-height="0.1965in">
          <text:p text:style-name="P1">The Ninth Day of Athor</text:p>
        </draw:text-box>
      </draw:frame>
      <draw:frame draw:style-name="fr1" draw:name="Frame91" text:anchor-type="page" text:anchor-page-number="92" svg:y="0.4925in" svg:width="7.0866in" draw:z-index="140">
        <draw:text-box fo:min-height="0.1965in">
          <text:p text:style-name="P1">The Ninth Day of Athor</text:p>
        </draw:text-box>
      </draw:frame>
      <draw:frame draw:style-name="fr1" draw:name="Frame92" text:anchor-type="page" text:anchor-page-number="93" svg:y="0.4925in" svg:width="7.0866in" draw:z-index="64">
        <draw:text-box fo:min-height="0.1965in">
          <text:p text:style-name="P1">The Ninth Day of Athor</text:p>
        </draw:text-box>
      </draw:frame>
      <draw:frame draw:style-name="fr1" draw:name="Frame93" text:anchor-type="page" text:anchor-page-number="94" svg:y="0.4925in" svg:width="7.0866in" draw:z-index="139">
        <draw:text-box fo:min-height="0.1965in">
          <text:p text:style-name="P1"/>
        </draw:text-box>
      </draw:frame>
      <draw:frame draw:style-name="fr1" draw:name="Frame94" text:anchor-type="page" text:anchor-page-number="95" svg:y="0.4925in" svg:width="7.0866in" draw:z-index="65">
        <draw:text-box fo:min-height="0.1965in">
          <text:p text:style-name="P1">The Twelfth Day of Athor</text:p>
        </draw:text-box>
      </draw:frame>
      <draw:frame draw:style-name="fr1" draw:name="Frame95" text:anchor-type="page" text:anchor-page-number="96" svg:y="0.4925in" svg:width="7.0866in" draw:z-index="66">
        <draw:text-box fo:min-height="0.1965in">
          <text:p text:style-name="P1">The Twelfth Day of Athor</text:p>
        </draw:text-box>
      </draw:frame>
      <draw:frame draw:style-name="fr1" draw:name="Frame96" text:anchor-type="page" text:anchor-page-number="97" svg:y="0.4925in" svg:width="7.0866in" draw:z-index="67">
        <draw:text-box fo:min-height="0.1965in">
          <text:p text:style-name="P1">The Twelfth Day of Athor</text:p>
        </draw:text-box>
      </draw:frame>
      <draw:frame draw:style-name="fr1" draw:name="Frame97" text:anchor-type="page" text:anchor-page-number="98" svg:y="0.4925in" svg:width="7.0866in" draw:z-index="142">
        <draw:text-box fo:min-height="0.1965in">
          <text:p text:style-name="P1">The Twelfth Day of Athor</text:p>
        </draw:text-box>
      </draw:frame>
      <draw:frame draw:style-name="fr1" draw:name="Frame98" text:anchor-type="page" text:anchor-page-number="99" svg:y="0.4925in" svg:width="7.0866in" draw:z-index="68">
        <draw:text-box fo:min-height="0.1965in">
          <text:p text:style-name="P1">The Twelfth Day of Athor</text:p>
        </draw:text-box>
      </draw:frame>
      <draw:frame draw:style-name="fr1" draw:name="Frame99" text:anchor-type="page" text:anchor-page-number="100" svg:y="0.4925in" svg:width="7.0866in" draw:z-index="141">
        <draw:text-box fo:min-height="0.1965in">
          <text:p text:style-name="P1"/>
        </draw:text-box>
      </draw:frame>
      <draw:frame draw:style-name="fr1" draw:name="Frame100" text:anchor-type="page" text:anchor-page-number="101" svg:y="0.4925in" svg:width="7.0866in" draw:z-index="69">
        <draw:text-box fo:min-height="0.1965in">
          <text:p text:style-name="P1">The Fifteenth Day of Athor</text:p>
        </draw:text-box>
      </draw:frame>
      <draw:frame draw:style-name="fr1" draw:name="Frame101" text:anchor-type="page" text:anchor-page-number="102" svg:y="0.4925in" svg:width="7.0866in" draw:z-index="70">
        <draw:text-box fo:min-height="0.1965in">
          <text:p text:style-name="P1">The Fifteenth Day of Athor</text:p>
        </draw:text-box>
      </draw:frame>
      <draw:frame draw:style-name="fr1" draw:name="Frame102" text:anchor-type="page" text:anchor-page-number="103" svg:y="0.4925in" svg:width="7.0866in" draw:z-index="71">
        <draw:text-box fo:min-height="0.1965in">
          <text:p text:style-name="P1">The Fifteenth Day of Athor</text:p>
        </draw:text-box>
      </draw:frame>
      <draw:frame draw:style-name="fr1" draw:name="Frame103" text:anchor-type="page" text:anchor-page-number="104" svg:y="0.4925in" svg:width="7.0866in" draw:z-index="143">
        <draw:text-box fo:min-height="0.1965in">
          <text:p text:style-name="P1">The Fifteenth Day of Athor</text:p>
        </draw:text-box>
      </draw:frame>
      <draw:frame draw:style-name="fr1" draw:name="Frame104" text:anchor-type="page" text:anchor-page-number="105" svg:y="0.4925in" svg:width="7.0866in" draw:z-index="72">
        <draw:text-box fo:min-height="0.1965in">
          <text:p text:style-name="P1"/>
        </draw:text-box>
      </draw:frame>
      <draw:frame draw:style-name="fr1" draw:name="Frame105" text:anchor-type="page" text:anchor-page-number="106" svg:y="0.4925in" svg:width="7.0866in" draw:z-index="73">
        <draw:text-box fo:min-height="0.1965in">
          <text:p text:style-name="P1">The Seventeenth Day of Athor</text:p>
        </draw:text-box>
      </draw:frame>
      <draw:frame draw:style-name="fr1" draw:name="Frame106" text:anchor-type="page" text:anchor-page-number="107" svg:y="0.4925in" svg:width="7.0866in" draw:z-index="74">
        <draw:text-box fo:min-height="0.1965in">
          <text:p text:style-name="P1">The Seventeenth Day of Athor</text:p>
        </draw:text-box>
      </draw:frame>
      <draw:frame draw:style-name="fr1" draw:name="Frame107" text:anchor-type="page" text:anchor-page-number="108" svg:y="0.4925in" svg:width="7.0866in" draw:z-index="75">
        <draw:text-box fo:min-height="0.1965in">
          <text:p text:style-name="P1">The Seventeenth Day of Athor</text:p>
        </draw:text-box>
      </draw:frame>
      <draw:frame draw:style-name="fr1" draw:name="Frame108" text:anchor-type="page" text:anchor-page-number="109" svg:y="0.4925in" svg:width="7.0866in" draw:z-index="76">
        <draw:text-box fo:min-height="0.1965in">
          <text:p text:style-name="P1">The Seventeenth Day of Athor</text:p>
        </draw:text-box>
      </draw:frame>
      <draw:frame draw:style-name="fr1" draw:name="Frame109" text:anchor-type="page" text:anchor-page-number="110" svg:y="0.4925in" svg:width="7.0866in" draw:z-index="144">
        <draw:text-box fo:min-height="0.1965in">
          <text:p text:style-name="P1">The Seventeenth Day of Athor</text:p>
        </draw:text-box>
      </draw:frame>
      <draw:frame draw:style-name="fr1" draw:name="Frame110" text:anchor-type="page" text:anchor-page-number="111" svg:y="0.4925in" svg:width="7.0866in" draw:z-index="77">
        <draw:text-box fo:min-height="0.1965in">
          <text:p text:style-name="P1"/>
        </draw:text-box>
      </draw:frame>
      <draw:frame draw:style-name="fr1" draw:name="Frame111" text:anchor-type="page" text:anchor-page-number="112" svg:y="0.4925in" svg:width="7.0866in" draw:z-index="78">
        <draw:text-box fo:min-height="0.1965in">
          <text:p text:style-name="P1"/>
        </draw:text-box>
      </draw:frame>
      <draw:frame draw:style-name="fr1" draw:name="Frame112" text:anchor-type="page" text:anchor-page-number="113" svg:y="0.4925in" svg:width="7.0866in" draw:z-index="79">
        <draw:text-box fo:min-height="0.1965in">
          <text:p text:style-name="P1">The Twenty-Second Day of Athor</text:p>
        </draw:text-box>
      </draw:frame>
      <draw:frame draw:style-name="fr1" draw:name="Frame113" text:anchor-type="page" text:anchor-page-number="114" svg:y="0.4925in" svg:width="7.0866in" draw:z-index="80">
        <draw:text-box fo:min-height="0.1965in">
          <text:p text:style-name="P1">The Twenty-Second Day of Athor</text:p>
        </draw:text-box>
      </draw:frame>
      <draw:frame draw:style-name="fr1" draw:name="Frame114" text:anchor-type="page" text:anchor-page-number="115" svg:y="0.4925in" svg:width="7.0866in" draw:z-index="81">
        <draw:text-box fo:min-height="0.1965in">
          <text:p text:style-name="P1">The Twenty-Second Day of Athor</text:p>
        </draw:text-box>
      </draw:frame>
      <draw:frame draw:style-name="fr1" draw:name="Frame115" text:anchor-type="page" text:anchor-page-number="116" svg:y="0.4925in" svg:width="7.0866in" draw:z-index="82">
        <draw:text-box fo:min-height="0.1965in">
          <text:p text:style-name="P1"/>
        </draw:text-box>
      </draw:frame>
      <draw:frame draw:style-name="fr1" draw:name="Frame116" text:anchor-type="page" text:anchor-page-number="117" svg:y="0.4925in" svg:width="7.0866in" draw:z-index="83">
        <draw:text-box fo:min-height="0.1965in">
          <text:p text:style-name="P1">The Twenty-Fourth Day of Athor</text:p>
        </draw:text-box>
      </draw:frame>
      <draw:frame draw:style-name="fr1" draw:name="Frame117" text:anchor-type="page" text:anchor-page-number="118" svg:y="0.4925in" svg:width="7.0866in" draw:z-index="145">
        <draw:text-box fo:min-height="0.1965in">
          <text:p text:style-name="P1">The Twenty-Fourth Day of Athor</text:p>
        </draw:text-box>
      </draw:frame>
      <draw:frame draw:style-name="fr1" draw:name="Frame118" text:anchor-type="page" text:anchor-page-number="119" svg:y="0.4925in" svg:width="7.0866in" draw:z-index="84">
        <draw:text-box fo:min-height="0.1965in">
          <text:p text:style-name="P1">The Twenty-Fourth Day of Athor</text:p>
        </draw:text-box>
      </draw:frame>
      <draw:frame draw:style-name="fr1" draw:name="Frame119" text:anchor-type="page" text:anchor-page-number="120" svg:y="0.4925in" svg:width="7.0866in" draw:z-index="146">
        <draw:text-box fo:min-height="0.1965in">
          <text:p text:style-name="P1"/>
        </draw:text-box>
      </draw:frame>
      <draw:frame draw:style-name="fr1" draw:name="Frame120" text:anchor-type="page" text:anchor-page-number="121" svg:y="0.4925in" svg:width="7.0866in" draw:z-index="85">
        <draw:text-box fo:min-height="0.1965in">
          <text:p text:style-name="P1">The Twenty-Fifth Day of Athor</text:p>
        </draw:text-box>
      </draw:frame>
      <draw:frame draw:style-name="fr1" draw:name="Frame121" text:anchor-type="page" text:anchor-page-number="122" svg:y="0.4925in" svg:width="7.0866in" draw:z-index="86">
        <draw:text-box fo:min-height="0.1965in">
          <text:p text:style-name="P1">The Twenty-Fifth Day of Athor</text:p>
        </draw:text-box>
      </draw:frame>
      <draw:frame draw:style-name="fr1" draw:name="Frame122" text:anchor-type="page" text:anchor-page-number="123" svg:y="0.4925in" svg:width="7.0866in" draw:z-index="87">
        <draw:text-box fo:min-height="0.1965in">
          <text:p text:style-name="P1">The Twenty-Fifth Day of Athor</text:p>
        </draw:text-box>
      </draw:frame>
      <draw:frame draw:style-name="fr1" draw:name="Frame123" text:anchor-type="page" text:anchor-page-number="124" svg:y="0.4925in" svg:width="7.0866in" draw:z-index="147">
        <draw:text-box fo:min-height="0.1965in">
          <text:p text:style-name="P1">The Twenty-Fifth Day of Athor</text:p>
        </draw:text-box>
      </draw:frame>
      <draw:frame draw:style-name="fr1" draw:name="Frame124" text:anchor-type="page" text:anchor-page-number="125" svg:y="0.4925in" svg:width="7.0866in" draw:z-index="88">
        <draw:text-box fo:min-height="0.1965in">
          <text:p text:style-name="P1"/>
        </draw:text-box>
      </draw:frame>
      <draw:frame draw:style-name="fr1" draw:name="Frame125" text:anchor-type="page" text:anchor-page-number="126" svg:y="0.4925in" svg:width="7.0866in" draw:z-index="89">
        <draw:text-box fo:min-height="0.1965in">
          <text:p text:style-name="P1">The Twenty-Seventh Day of Athor</text:p>
        </draw:text-box>
      </draw:frame>
      <draw:frame draw:style-name="fr1" draw:name="Frame126" text:anchor-type="page" text:anchor-page-number="127" svg:y="0.4925in" svg:width="7.0866in" draw:z-index="90">
        <draw:text-box fo:min-height="0.1965in">
          <text:p text:style-name="P1">The Twenty-Seventh Day of Athor</text:p>
        </draw:text-box>
      </draw:frame>
      <draw:frame draw:style-name="fr1" draw:name="Frame127" text:anchor-type="page" text:anchor-page-number="128" svg:y="0.4925in" svg:width="7.0866in" draw:z-index="148">
        <draw:text-box fo:min-height="0.1965in">
          <text:p text:style-name="P1">The Twenty-Seventh Day of Athor</text:p>
        </draw:text-box>
      </draw:frame>
      <draw:frame draw:style-name="fr1" draw:name="Frame128" text:anchor-type="page" text:anchor-page-number="129" svg:y="0.4925in" svg:width="7.0866in" draw:z-index="91">
        <draw:text-box fo:min-height="0.1965in">
          <text:p text:style-name="P1"/>
        </draw:text-box>
      </draw:frame>
      <draw:frame draw:style-name="fr1" draw:name="Frame129" text:anchor-type="page" text:anchor-page-number="130" svg:y="0.4925in" svg:width="7.0866in" draw:z-index="92">
        <draw:text-box fo:min-height="0.1965in">
          <text:p text:style-name="P1">The Twenty-Eighth Day of Athor</text:p>
        </draw:text-box>
      </draw:frame>
      <draw:frame draw:style-name="fr1" draw:name="Frame130" text:anchor-type="page" text:anchor-page-number="131" svg:y="0.4925in" svg:width="7.0866in" draw:z-index="93">
        <draw:text-box fo:min-height="0.1965in">
          <text:p text:style-name="P1">The Twenty-Eighth Day of Athor</text:p>
        </draw:text-box>
      </draw:frame>
      <draw:frame draw:style-name="fr1" draw:name="Frame131" text:anchor-type="page" text:anchor-page-number="132" svg:y="0.4925in" svg:width="7.0866in" draw:z-index="150">
        <draw:text-box fo:min-height="0.1965in">
          <text:p text:style-name="P1">The Twenty-Eighth Day of Athor</text:p>
        </draw:text-box>
      </draw:frame>
      <draw:frame draw:style-name="fr1" draw:name="Frame132" text:anchor-type="page" text:anchor-page-number="133" svg:y="0.4925in" svg:width="7.0866in" draw:z-index="94">
        <draw:text-box fo:min-height="0.1965in">
          <text:p text:style-name="P1">The Twenty-Eighth Day of Athor</text:p>
        </draw:text-box>
      </draw:frame>
      <draw:frame draw:style-name="fr1" draw:name="Frame133" text:anchor-type="page" text:anchor-page-number="134" svg:y="0.4925in" svg:width="7.0866in" draw:z-index="149">
        <draw:text-box fo:min-height="0.1965in">
          <text:p text:style-name="P1">The Twenty-Eighth Day of Athor</text:p>
        </draw:text-box>
      </draw:frame>
      <draw:frame draw:style-name="fr1" draw:name="Frame134" text:anchor-type="page" text:anchor-page-number="135" svg:y="0.4925in" svg:width="7.0866in" draw:z-index="95">
        <draw:text-box fo:min-height="0.1965in">
          <text:p text:style-name="P1"/>
        </draw:text-box>
      </draw:frame>
      <draw:frame draw:style-name="fr1" draw:name="Frame135" text:anchor-type="page" text:anchor-page-number="136" svg:y="0.4925in" svg:width="7.0866in" draw:z-index="96">
        <draw:text-box fo:min-height="0.1965in">
          <text:p text:style-name="P1">The Twenty-Ninth Day of Athor</text:p>
        </draw:text-box>
      </draw:frame>
      <draw:frame draw:style-name="fr1" draw:name="Frame136" text:anchor-type="page" text:anchor-page-number="137" svg:y="0.4925in" svg:width="7.0866in" draw:z-index="97">
        <draw:text-box fo:min-height="0.1965in">
          <text:p text:style-name="P1">The Twenty-Ninth Day of Athor</text:p>
        </draw:text-box>
      </draw:frame>
      <draw:frame draw:style-name="fr1" draw:name="Frame137" text:anchor-type="page" text:anchor-page-number="138" svg:y="0.4925in" svg:width="7.0866in" draw:z-index="98">
        <draw:text-box fo:min-height="0.1965in">
          <text:p text:style-name="P1">The Twenty-Ninth Day of Athor</text:p>
        </draw:text-box>
      </draw:frame>
      <draw:frame draw:style-name="fr1" draw:name="Frame138" text:anchor-type="page" text:anchor-page-number="139" svg:y="0.4925in" svg:width="7.0866in" draw:z-index="99">
        <draw:text-box fo:min-height="0.1965in">
          <text:p text:style-name="P1">The Twenty-Ninth Day of Athor</text:p>
        </draw:text-box>
      </draw:frame>
      <draw:frame draw:style-name="fr1" draw:name="Frame139" text:anchor-type="page" text:anchor-page-number="140" svg:y="0.4925in" svg:width="7.0866in" draw:z-index="100">
        <draw:text-box fo:min-height="0.1965in">
          <text:p text:style-name="P1"/>
        </draw:text-box>
      </draw:frame>
      <draw:frame draw:style-name="fr1" draw:name="Frame140" text:anchor-type="page" text:anchor-page-number="141" svg:y="0.4925in" svg:width="7.0866in" draw:z-index="101">
        <draw:text-box fo:min-height="0.1965in">
          <text:p text:style-name="P1"/>
        </draw:text-box>
      </draw:frame>
      <draw:frame draw:style-name="fr1" draw:name="Frame141" text:anchor-type="page" text:anchor-page-number="142" svg:y="0.4925in" svg:width="7.0866in" draw:z-index="151">
        <draw:text-box fo:min-height="0.1965in">
          <text:p text:style-name="P1"/>
        </draw:text-box>
      </draw:frame>
      <draw:frame draw:style-name="fr1" draw:name="Frame142" text:anchor-type="page" text:anchor-page-number="143" svg:y="0.4925in" svg:width="7.0866in" draw:z-index="102">
        <draw:text-box fo:min-height="0.1965in">
          <text:p text:style-name="P1"/>
        </draw:text-box>
      </draw:frame>
      <draw:frame draw:style-name="fr1" draw:name="Frame143" text:anchor-type="page" text:anchor-page-number="144" svg:y="0.4925in" svg:width="7.0866in" draw:z-index="152">
        <draw:text-box fo:min-height="0.1965in">
          <text:p text:style-name="P1"/>
        </draw:text-box>
      </draw:frame>
      <draw:frame draw:style-name="fr1" draw:name="Frame144" text:anchor-type="page" text:anchor-page-number="145" svg:y="0.4925in" svg:width="7.0866in" draw:z-index="103">
        <draw:text-box fo:min-height="0.1965in">
          <text:p text:style-name="P1"/>
        </draw:text-box>
      </draw:frame>
      <draw:frame draw:style-name="fr1" draw:name="Frame145" text:anchor-type="page" text:anchor-page-number="146" svg:y="0.4925in" svg:width="7.0866in" draw:z-index="104">
        <draw:text-box fo:min-height="0.1965in">
          <text:p text:style-name="P1">The Twenty-Second Day of Koiak</text:p>
        </draw:text-box>
      </draw:frame>
      <draw:frame draw:style-name="fr1" draw:name="Frame146" text:anchor-type="page" text:anchor-page-number="147" svg:y="0.4925in" svg:width="7.0866in" draw:z-index="105">
        <draw:text-box fo:min-height="0.1965in">
          <text:p text:style-name="P1">The Twenty-Second Day of Koiak</text:p>
        </draw:text-box>
      </draw:frame>
      <draw:frame draw:style-name="fr1" draw:name="Frame147" text:anchor-type="page" text:anchor-page-number="148" svg:y="0.4925in" svg:width="7.0866in" draw:z-index="153">
        <draw:text-box fo:min-height="0.1965in">
          <text:p text:style-name="P1">The Twenty-Second Day of Koiak</text:p>
        </draw:text-box>
      </draw:frame>
      <draw:frame draw:style-name="fr1" draw:name="Frame148" text:anchor-type="page" text:anchor-page-number="149" svg:y="0.4925in" svg:width="7.0866in" draw:z-index="106">
        <draw:text-box fo:min-height="0.1965in">
          <text:p text:style-name="P1"/>
        </draw:text-box>
      </draw:frame>
      <draw:frame draw:style-name="fr1" draw:name="Frame149" text:anchor-type="page" text:anchor-page-number="150" svg:y="0.4925in" svg:width="7.0866in" draw:z-index="154">
        <draw:text-box fo:min-height="0.1965in">
          <text:p text:style-name="P1"/>
        </draw:text-box>
      </draw:frame>
      <draw:frame draw:style-name="fr1" draw:name="Frame150" text:anchor-type="page" text:anchor-page-number="151" svg:y="0.4925in" svg:width="7.0866in" draw:z-index="107">
        <draw:text-box fo:min-height="0.1965in">
          <text:p text:style-name="P1"/>
        </draw:text-box>
      </draw:frame>
      <draw:frame draw:style-name="fr1" draw:name="Frame151" text:anchor-type="page" text:anchor-page-number="152" svg:y="0.4925in" svg:width="7.0866in" draw:z-index="155">
        <draw:text-box fo:min-height="0.1965in">
          <text:p text:style-name="P1">The Twenty-Eighth Day of Koiak</text:p>
        </draw:text-box>
      </draw:frame>
      <draw:frame draw:style-name="fr1" draw:name="Frame152" text:anchor-type="page" text:anchor-page-number="153" svg:y="0.4925in" svg:width="7.0866in" draw:z-index="108">
        <draw:text-box fo:min-height="0.1965in">
          <text:p text:style-name="P1">The Twenty-Eighth Day of Koiak</text:p>
        </draw:text-box>
      </draw:frame>
      <draw:frame draw:style-name="fr1" draw:name="Frame153" text:anchor-type="page" text:anchor-page-number="154" svg:y="0.4925in" svg:width="7.0866in" draw:z-index="156">
        <draw:text-box fo:min-height="0.1965in">
          <text:p text:style-name="P1">The Twenty-Eighth Day of Koiak</text:p>
        </draw:text-box>
      </draw:frame>
      <draw:frame draw:style-name="fr1" draw:name="Frame154" text:anchor-type="page" text:anchor-page-number="155" svg:y="0.4925in" svg:width="7.0866in" draw:z-index="109">
        <draw:text-box fo:min-height="0.1965in">
          <text:p text:style-name="P1">The Twenty-Eighth Day of Koiak</text:p>
        </draw:text-box>
      </draw:frame>
      <draw:frame draw:style-name="fr1" draw:name="Frame155" text:anchor-type="page" text:anchor-page-number="156" svg:y="0.4925in" svg:width="7.0866in" draw:z-index="157">
        <draw:text-box fo:min-height="0.1965in">
          <text:p text:style-name="P1">The Twenty-Eighth Day of Koiak</text:p>
        </draw:text-box>
      </draw:frame>
      <draw:frame draw:style-name="fr1" draw:name="Frame156" text:anchor-type="page" text:anchor-page-number="157" svg:y="0.4925in" svg:width="7.0866in" draw:z-index="110">
        <draw:text-box fo:min-height="0.1965in">
          <text:p text:style-name="P1"/>
        </draw:text-box>
      </draw:frame>
      <draw:frame draw:style-name="fr1" draw:name="Frame157" text:anchor-type="page" text:anchor-page-number="158" svg:y="0.4925in" svg:width="7.0866in" draw:z-index="111">
        <draw:text-box fo:min-height="0.1965in">
          <text:p text:style-name="P1">The Twenty-Ninth Day of Koiak</text:p>
        </draw:text-box>
      </draw:frame>
      <draw:frame draw:style-name="fr1" draw:name="Frame158" text:anchor-type="page" text:anchor-page-number="159" svg:y="0.4925in" svg:width="7.0866in" draw:z-index="112">
        <draw:text-box fo:min-height="0.1965in">
          <text:p text:style-name="P1">The Twenty-Ninth Day of Koiak</text:p>
        </draw:text-box>
      </draw:frame>
      <draw:frame draw:style-name="fr1" draw:name="Frame159" text:anchor-type="page" text:anchor-page-number="160" svg:y="0.4925in" svg:width="7.0866in" draw:z-index="113">
        <draw:text-box fo:min-height="0.1965in">
          <text:p text:style-name="P1">The Twenty-Ninth Day of Koiak</text:p>
        </draw:text-box>
      </draw:frame>
      <draw:frame draw:style-name="fr1" draw:name="Frame160" text:anchor-type="page" text:anchor-page-number="161" svg:y="0.4925in" svg:width="7.0866in" draw:z-index="114">
        <draw:text-box fo:min-height="0.1965in">
          <text:p text:style-name="P1"/>
        </draw:text-box>
      </draw:frame>
      <draw:frame draw:style-name="fr1" draw:name="Frame161" text:anchor-type="page" text:anchor-page-number="162" svg:y="0.4925in" svg:width="7.0866in" draw:z-index="115">
        <draw:text-box fo:min-height="0.1965in">
          <text:p text:style-name="P1">The Thirtieth Day of Koiak</text:p>
        </draw:text-box>
      </draw:frame>
      <draw:frame draw:style-name="fr1" draw:name="Frame162" text:anchor-type="page" text:anchor-page-number="163" svg:y="0.4925in" svg:width="7.0866in" draw:z-index="116">
        <draw:text-box fo:min-height="0.1965in">
          <text:p text:style-name="P1">The Thirtieth Day of Koiak</text:p>
        </draw:text-box>
      </draw:frame>
      <draw:frame draw:style-name="fr1" draw:name="Frame163" text:anchor-type="page" text:anchor-page-number="164" svg:y="0.4925in" svg:width="7.0866in" draw:z-index="117">
        <draw:text-box fo:min-height="0.1965in">
          <text:p text:style-name="P1">The Thirtieth Day of Koiak</text:p>
        </draw:text-box>
      </draw:frame>
      <draw:frame draw:style-name="fr1" draw:name="Frame164" text:anchor-type="page" text:anchor-page-number="165" svg:y="0.4925in" svg:width="7.0866in" draw:z-index="118">
        <draw:text-box fo:min-height="0.1965in">
          <text:p text:style-name="P1">The Thirtieth Day of Koiak</text:p>
        </draw:text-box>
      </draw:frame>
      <draw:frame draw:style-name="fr1" draw:name="Frame165" text:anchor-type="page" text:anchor-page-number="166" svg:y="0.4925in" svg:width="7.0866in" draw:z-index="159">
        <draw:text-box fo:min-height="0.1965in">
          <text:p text:style-name="P1"/>
        </draw:text-box>
      </draw:frame>
      <draw:frame draw:style-name="fr1" draw:name="Frame166" text:anchor-type="page" text:anchor-page-number="167" svg:y="0.4925in" svg:width="7.0866in" draw:z-index="119">
        <draw:text-box fo:min-height="0.1965in">
          <text:p text:style-name="P1">The First Day of Tobi</text:p>
        </draw:text-box>
      </draw:frame>
      <draw:frame draw:style-name="fr1" draw:name="Frame167" text:anchor-type="page" text:anchor-page-number="168" svg:y="0.4925in" svg:width="7.0866in" draw:z-index="158">
        <draw:text-box fo:min-height="0.1965in">
          <text:p text:style-name="P1">The First Day of Tobi</text:p>
        </draw:text-box>
      </draw:frame>
      <draw:frame draw:style-name="fr1" draw:name="Frame169" text:anchor-type="page" text:anchor-page-number="6" svg:y="0.4925in" svg:width="7.0866in" draw:z-index="120">
        <draw:text-box fo:min-height="0.1965in">
          <text:p text:style-name="P1"/>
        </draw:text-box>
      </draw:frame>
      <draw:frame draw:style-name="fr1" draw:name="Frame4" text:anchor-type="page" text:anchor-page-number="7" svg:y="0.4925in" svg:width="7.0866in" draw:z-index="160">
        <draw:text-box fo:min-height="0.1965in">
          <text:p text:style-name="P1"/>
        </draw:text-box>
      </draw:frame>
      <draw:frame draw:style-name="fr1" draw:name="Frame6" text:anchor-type="page" text:anchor-page-number="10" svg:y="0.4925in" svg:width="7.0866in" draw:z-index="161">
        <draw:text-box fo:min-height="0.1965in">
          <text:p text:style-name="P1">The First Day of Thoout</text:p>
        </draw:text-box>
      </draw:frame>
      <draw:frame draw:style-name="fr1" draw:name="Frame5" text:anchor-type="page" text:anchor-page-number="9" svg:y="0.4925in" svg:width="7.0866in" draw:z-index="162">
        <draw:text-box fo:min-height="0.1965in">
          <text:p text:style-name="P1">The First Day of Thoout</text:p>
        </draw:text-box>
      </draw:frame>
      <draw:frame draw:style-name="fr1" draw:name="Frame7" text:anchor-type="page" text:anchor-page-number="8" svg:y="0.4925in" svg:width="7.0866in" draw:z-index="163">
        <draw:text-box fo:min-height="0.1965in">
          <text:p text:style-name="P1">The First Day of Thoout</text:p>
        </draw:text-box>
      </draw:frame>
      <draw:frame draw:style-name="fr1" draw:name="Frame8" text:anchor-type="page" text:anchor-page-number="169" svg:y="0.4925in" svg:width="7.0866in" draw:z-index="164">
        <draw:text-box fo:min-height="0.1965in">
          <text:p text:style-name="P1">The First Day of Tobi</text:p>
        </draw:text-box>
      </draw:frame>
      <draw:frame draw:style-name="fr1" draw:name="Frame20" text:anchor-type="page" text:anchor-page-number="170" svg:y="0.4925in" svg:width="7.0866in" draw:z-index="165">
        <draw:text-box fo:min-height="0.1965in">
          <text:p text:style-name="P1">The First Day of Tobi</text:p>
        </draw:text-box>
      </draw:frame>
      <draw:frame draw:style-name="fr1" draw:name="Frame32" text:anchor-type="page" text:anchor-page-number="171" svg:y="0.4925in" svg:width="7.0866in" draw:z-index="166">
        <draw:text-box fo:min-height="0.1965in">
          <text:p text:style-name="P1"/>
        </draw:text-box>
      </draw:frame>
      <draw:frame draw:style-name="fr1" draw:name="Frame85" text:anchor-type="page" text:anchor-page-number="172" svg:y="0.4925in" svg:width="7.0866in" draw:z-index="167">
        <draw:text-box fo:min-height="0.1965in">
          <text:p text:style-name="P1"/>
        </draw:text-box>
      </draw:frame>
      <draw:frame draw:style-name="fr1" draw:name="Frame168" text:anchor-type="page" text:anchor-page-number="173" svg:y="0.4925in" svg:width="7.0866in" draw:z-index="168">
        <draw:text-box fo:min-height="0.1965in">
          <text:p text:style-name="P1">The Third Day of Tobi</text:p>
        </draw:text-box>
      </draw:frame>
      <draw:frame draw:style-name="fr1" draw:name="Frame170" text:anchor-type="page" text:anchor-page-number="174" svg:y="0.4925in" svg:width="7.0866in" draw:z-index="169">
        <draw:text-box fo:min-height="0.1965in">
          <text:p text:style-name="P1">The Third Day of Tobi</text:p>
        </draw:text-box>
      </draw:frame>
      <draw:frame draw:style-name="fr1" draw:name="Frame171" text:anchor-type="page" text:anchor-page-number="175" svg:y="0.4925in" svg:width="7.0866in" draw:z-index="170">
        <draw:text-box fo:min-height="0.1965in">
          <text:p text:style-name="P1">The Third Day of Tobi</text:p>
        </draw:text-box>
      </draw:frame>
      <draw:frame draw:style-name="fr1" draw:name="Frame172" text:anchor-type="page" text:anchor-page-number="176" svg:y="0.4925in" svg:width="7.0866in" draw:z-index="171">
        <draw:text-box fo:min-height="0.1965in">
          <text:p text:style-name="P1"/>
        </draw:text-box>
      </draw:frame>
      <draw:frame draw:style-name="fr1" draw:name="Frame173" text:anchor-type="page" text:anchor-page-number="177" svg:y="0.4925in" svg:width="7.0866in" draw:z-index="172">
        <draw:text-box fo:min-height="0.1965in">
          <text:p text:style-name="P1">The Fourth Day of Tobi</text:p>
        </draw:text-box>
      </draw:frame>
      <draw:frame draw:style-name="fr1" draw:name="Frame174" text:anchor-type="page" text:anchor-page-number="178" svg:y="0.4925in" svg:width="7.0866in" draw:z-index="173">
        <draw:text-box fo:min-height="0.1965in">
          <text:p text:style-name="P1">The Fourth Day of Tobi</text:p>
        </draw:text-box>
      </draw:frame>
      <draw:frame draw:style-name="fr1" draw:name="Frame175" text:anchor-type="page" text:anchor-page-number="179" svg:y="0.4925in" svg:width="7.0866in" draw:z-index="174">
        <draw:text-box fo:min-height="0.1965in">
          <text:p text:style-name="P1">The Fourth Day of Tobi</text:p>
        </draw:text-box>
      </draw:frame>
      <draw:frame draw:style-name="fr1" draw:name="Frame176" text:anchor-type="page" text:anchor-page-number="180" svg:y="0.4925in" svg:width="7.0866in" draw:z-index="175">
        <draw:text-box fo:min-height="0.1965in">
          <text:p text:style-name="P1">The Fourth Day of Tobi</text:p>
        </draw:text-box>
      </draw:frame>
      <draw:frame draw:style-name="fr1" draw:name="Frame177" text:anchor-type="page" text:anchor-page-number="181" svg:y="0.4925in" svg:width="7.0866in" draw:z-index="176">
        <draw:text-box fo:min-height="0.1965in">
          <text:p text:style-name="P1"/>
        </draw:text-box>
      </draw:frame>
      <draw:frame draw:style-name="fr1" draw:name="Frame178" text:anchor-type="page" text:anchor-page-number="182" svg:y="0.4925in" svg:width="7.0866in" draw:z-index="177">
        <draw:text-box fo:min-height="0.1965in">
          <text:p text:style-name="P1">The Sixth Day of Tobi</text:p>
        </draw:text-box>
      </draw:frame>
      <draw:frame draw:style-name="fr1" draw:name="Frame179" text:anchor-type="page" text:anchor-page-number="183" svg:y="0.4925in" svg:width="7.0866in" draw:z-index="178">
        <draw:text-box fo:min-height="0.1965in">
          <text:p text:style-name="P1">The Sixth Day of Tobi</text:p>
        </draw:text-box>
      </draw:frame>
      <draw:frame draw:style-name="fr1" draw:name="Frame180" text:anchor-type="page" text:anchor-page-number="184" svg:y="0.4925in" svg:width="7.0866in" draw:z-index="179">
        <draw:text-box fo:min-height="0.1965in">
          <text:p text:style-name="P1">The Sixth Day of Tobi</text:p>
        </draw:text-box>
      </draw:frame>
      <draw:frame draw:style-name="fr1" draw:name="Frame181" text:anchor-type="page" text:anchor-page-number="185" svg:y="0.4925in" svg:width="7.0866in" draw:z-index="180">
        <draw:text-box fo:min-height="0.1965in">
          <text:p text:style-name="P1">The Sixth Day of Tobi</text:p>
        </draw:text-box>
      </draw:frame>
      <draw:frame draw:style-name="fr1" draw:name="Frame182" text:anchor-type="page" text:anchor-page-number="186" svg:y="0.4925in" svg:width="7.0866in" draw:z-index="181">
        <draw:text-box fo:min-height="0.1965in">
          <text:p text:style-name="P1"/>
        </draw:text-box>
      </draw:frame>
      <draw:frame draw:style-name="fr1" draw:name="Frame183" text:anchor-type="page" text:anchor-page-number="187" svg:y="0.4925in" svg:width="7.0866in" draw:z-index="182">
        <draw:text-box fo:min-height="0.1965in">
          <text:p text:style-name="P1">The Tenth Day of Tobi</text:p>
        </draw:text-box>
      </draw:frame>
      <draw:frame draw:style-name="fr1" draw:name="Frame184" text:anchor-type="page" text:anchor-page-number="188" svg:y="0.4925in" svg:width="7.0866in" draw:z-index="183">
        <draw:text-box fo:min-height="0.1965in">
          <text:p text:style-name="P1">The Tenth Day of Tobi</text:p>
        </draw:text-box>
      </draw:frame>
      <draw:frame draw:style-name="fr1" draw:name="Frame185" text:anchor-type="page" text:anchor-page-number="189" svg:y="0.4925in" svg:width="7.0866in" draw:z-index="184">
        <draw:text-box fo:min-height="0.1965in">
          <text:p text:style-name="P1">The Tenth Day of Tobi</text:p>
        </draw:text-box>
      </draw:frame>
      <draw:frame draw:style-name="fr1" draw:name="Frame186" text:anchor-type="page" text:anchor-page-number="190" svg:y="0.4925in" svg:width="7.0866in" draw:z-index="185">
        <draw:text-box fo:min-height="0.1965in">
          <text:p text:style-name="P1">The Tenth Day of Tobi</text:p>
        </draw:text-box>
      </draw:frame>
      <draw:frame draw:style-name="fr1" draw:name="Frame187" text:anchor-type="page" text:anchor-page-number="191" svg:y="0.4925in" svg:width="7.0866in" draw:z-index="186">
        <draw:text-box fo:min-height="0.1965in">
          <text:p text:style-name="P1"/>
        </draw:text-box>
      </draw:frame>
      <draw:frame draw:style-name="fr1" draw:name="Frame188" text:anchor-type="page" text:anchor-page-number="192" svg:y="0.4925in" svg:width="7.0866in" draw:z-index="187">
        <draw:text-box fo:min-height="0.1965in">
          <text:p text:style-name="P1">The Eleventh Day of Tobi</text:p>
        </draw:text-box>
      </draw:frame>
      <draw:frame draw:style-name="fr1" draw:name="Frame189" text:anchor-type="page" text:anchor-page-number="193" svg:y="0.4925in" svg:width="7.0866in" draw:z-index="188">
        <draw:text-box fo:min-height="0.1965in">
          <text:p text:style-name="P1">The Eleventh Day of Tobi</text:p>
        </draw:text-box>
      </draw:frame>
      <draw:frame draw:style-name="fr1" draw:name="Frame190" text:anchor-type="page" text:anchor-page-number="194" svg:y="0.4925in" svg:width="7.0866in" draw:z-index="189">
        <draw:text-box fo:min-height="0.1965in">
          <text:p text:style-name="P1">The Eleventh Day of Tobi</text:p>
        </draw:text-box>
      </draw:frame>
      <draw:frame draw:style-name="fr1" draw:name="Frame191" text:anchor-type="page" text:anchor-page-number="195" svg:y="0.4925in" svg:width="7.0866in" draw:z-index="190">
        <draw:text-box fo:min-height="0.1965in">
          <text:p text:style-name="P1">The Eleventh Day of Tobi</text:p>
        </draw:text-box>
      </draw:frame>
      <draw:frame draw:style-name="fr1" draw:name="Frame192" text:anchor-type="page" text:anchor-page-number="196" svg:y="0.4925in" svg:width="7.0866in" draw:z-index="191">
        <draw:text-box fo:min-height="0.1965in">
          <text:p text:style-name="P1">The Eleventh Day of Tobi</text:p>
        </draw:text-box>
      </draw:frame>
      <draw:frame draw:style-name="fr1" draw:name="Frame193" text:anchor-type="page" text:anchor-page-number="197" svg:y="0.4925in" svg:width="7.0866in" draw:z-index="192">
        <draw:text-box fo:min-height="0.1965in">
          <text:p text:style-name="P1">The Eleventh Day of Tobi</text:p>
        </draw:text-box>
      </draw:frame>
      <draw:frame draw:style-name="fr1" draw:name="Frame194" text:anchor-type="page" text:anchor-page-number="198" svg:y="0.4925in" svg:width="7.0866in" draw:z-index="193">
        <draw:text-box fo:min-height="0.1965in">
          <text:p text:style-name="P1">The Eleventh Day of Tobi</text:p>
        </draw:text-box>
      </draw:frame>
      <draw:frame draw:style-name="fr1" draw:name="Frame195" text:anchor-type="page" text:anchor-page-number="199" svg:y="0.4925in" svg:width="7.0866in" draw:z-index="194">
        <draw:text-box fo:min-height="0.1965in">
          <text:p text:style-name="P1">The Eleventh Day of Tobi</text:p>
        </draw:text-box>
      </draw:frame>
      <draw:frame draw:style-name="fr1" draw:name="Frame196" text:anchor-type="page" text:anchor-page-number="200" svg:y="0.4925in" svg:width="7.0866in" draw:z-index="195">
        <draw:text-box fo:min-height="0.1965in">
          <text:p text:style-name="P1">The Eleventh Day of Tobi</text:p>
        </draw:text-box>
      </draw:frame>
      <draw:frame draw:style-name="fr1" draw:name="Frame197" text:anchor-type="page" text:anchor-page-number="201" svg:y="0.4925in" svg:width="7.0866in" draw:z-index="196">
        <draw:text-box fo:min-height="0.1965in">
          <text:p text:style-name="P1"/>
        </draw:text-box>
      </draw:frame>
      <draw:frame draw:style-name="fr1" draw:name="Frame198" text:anchor-type="page" text:anchor-page-number="202" svg:y="0.4925in" svg:width="7.0866in" draw:z-index="197">
        <draw:text-box fo:min-height="0.1965in">
          <text:p text:style-name="P1">The Twelfth Day of Tobi</text:p>
        </draw:text-box>
      </draw:frame>
      <draw:frame draw:style-name="fr1" draw:name="Frame199" text:anchor-type="page" text:anchor-page-number="203" svg:y="0.4925in" svg:width="7.0866in" draw:z-index="198">
        <draw:text-box fo:min-height="0.1965in">
          <text:p text:style-name="P1">The Twelfth Day of Tobi</text:p>
        </draw:text-box>
      </draw:frame>
      <draw:frame draw:style-name="fr1" draw:name="Frame200" text:anchor-type="page" text:anchor-page-number="204" svg:y="0.4925in" svg:width="7.0866in" draw:z-index="199">
        <draw:text-box fo:min-height="0.1965in">
          <text:p text:style-name="P1">The Twelfth Day of Tobi</text:p>
        </draw:text-box>
      </draw:frame>
      <draw:frame draw:style-name="fr1" draw:name="Frame201" text:anchor-type="page" text:anchor-page-number="205" svg:y="0.4925in" svg:width="7.0866in" draw:z-index="200">
        <draw:text-box fo:min-height="0.1965in">
          <text:p text:style-name="P1"/>
        </draw:text-box>
      </draw:frame>
      <draw:frame draw:style-name="fr1" draw:name="Frame202" text:anchor-type="page" text:anchor-page-number="206" svg:y="0.4925in" svg:width="7.0866in" draw:z-index="201">
        <draw:text-box fo:min-height="0.1965in">
          <text:p text:style-name="P1">The Thirteenth Day of Tobi</text:p>
        </draw:text-box>
      </draw:frame>
      <draw:frame draw:style-name="fr1" draw:name="Frame203" text:anchor-type="page" text:anchor-page-number="207" svg:y="0.4925in" svg:width="7.0866in" draw:z-index="202">
        <draw:text-box fo:min-height="0.1965in">
          <text:p text:style-name="P1">The Thirteenth Day of Tobi</text:p>
        </draw:text-box>
      </draw:frame>
      <draw:frame draw:style-name="fr1" draw:name="Frame204" text:anchor-type="page" text:anchor-page-number="208" svg:y="0.4925in" svg:width="7.0866in" draw:z-index="203">
        <draw:text-box fo:min-height="0.1965in">
          <text:p text:style-name="P1">The Thirteenth Day of Tobi</text:p>
        </draw:text-box>
      </draw:frame>
      <draw:frame draw:style-name="fr1" draw:name="Frame205" text:anchor-type="page" text:anchor-page-number="209" svg:y="0.4925in" svg:width="7.0866in" draw:z-index="204">
        <draw:text-box fo:min-height="0.1965in">
          <text:p text:style-name="P1"/>
        </draw:text-box>
      </draw:frame>
      <draw:frame draw:style-name="fr1" draw:name="Frame206" text:anchor-type="page" text:anchor-page-number="210" svg:y="0.4925in" svg:width="7.0866in" draw:z-index="205">
        <draw:text-box fo:min-height="0.1965in">
          <text:p text:style-name="P1"/>
        </draw:text-box>
      </draw:frame>
      <draw:frame draw:style-name="fr1" draw:name="Frame207" text:anchor-type="page" text:anchor-page-number="211" svg:y="0.4925in" svg:width="7.0866in" draw:z-index="206">
        <draw:text-box fo:min-height="0.1965in">
          <text:p text:style-name="P1"/>
        </draw:text-box>
      </draw:frame>
      <draw:frame draw:style-name="fr1" draw:name="Frame208" text:anchor-type="page" text:anchor-page-number="212" svg:y="0.4925in" svg:width="7.0866in" draw:z-index="207">
        <draw:text-box fo:min-height="0.1965in">
          <text:p text:style-name="P1">The Twenty-Second Day of Tobi</text:p>
        </draw:text-box>
      </draw:frame>
      <draw:frame draw:style-name="fr1" draw:name="Frame209" text:anchor-type="page" text:anchor-page-number="213" svg:y="0.4925in" svg:width="7.0866in" draw:z-index="208">
        <draw:text-box fo:min-height="0.1965in">
          <text:p text:style-name="P1">The Twenty-Second Day of Tobi</text:p>
        </draw:text-box>
      </draw:frame>
      <draw:frame draw:style-name="fr1" draw:name="Frame210" text:anchor-type="page" text:anchor-page-number="214" svg:y="0.4925in" svg:width="7.0866in" draw:z-index="209">
        <draw:text-box fo:min-height="0.1965in">
          <text:p text:style-name="P1">The Twenty-Second Day of Tobi</text:p>
        </draw:text-box>
      </draw:frame>
      <draw:frame draw:style-name="fr1" draw:name="Frame211" text:anchor-type="page" text:anchor-page-number="215" svg:y="0.4925in" svg:width="7.0866in" draw:z-index="210">
        <draw:text-box fo:min-height="0.1965in">
          <text:p text:style-name="P1"/>
        </draw:text-box>
      </draw:frame>
      <draw:frame draw:style-name="fr1" draw:name="Frame212" text:anchor-type="page" text:anchor-page-number="216" svg:y="0.4925in" svg:width="7.0866in" draw:z-index="211">
        <draw:text-box fo:min-height="0.1965in">
          <text:p text:style-name="P1"/>
        </draw:text-box>
      </draw:frame>
      <draw:frame draw:style-name="fr1" draw:name="Frame213" text:anchor-type="page" text:anchor-page-number="217" svg:y="0.4925in" svg:width="7.0866in" draw:z-index="212">
        <draw:text-box fo:min-height="0.1965in">
          <text:p text:style-name="P1">The Twenty-Sixth Day of Tobi</text:p>
        </draw:text-box>
      </draw:frame>
      <draw:frame draw:style-name="fr1" draw:name="Frame214" text:anchor-type="page" text:anchor-page-number="218" svg:y="0.4925in" svg:width="7.0866in" draw:z-index="213">
        <draw:text-box fo:min-height="0.1965in">
          <text:p text:style-name="P1">The Twenty-Sixth Day of Tobi</text:p>
        </draw:text-box>
      </draw:frame>
      <draw:frame draw:style-name="fr1" draw:name="Frame215" text:anchor-type="page" text:anchor-page-number="219" svg:y="0.4925in" svg:width="7.0866in" draw:z-index="214">
        <draw:text-box fo:min-height="0.1965in">
          <text:p text:style-name="P1">The Twenty-Sixth Day of Tobi</text:p>
        </draw:text-box>
      </draw:frame>
      <draw:frame draw:style-name="fr1" draw:name="Frame216" text:anchor-type="page" text:anchor-page-number="220" svg:y="0.4925in" svg:width="7.0866in" draw:z-index="215">
        <draw:text-box fo:min-height="0.1965in">
          <text:p text:style-name="P1"/>
        </draw:text-box>
      </draw:frame>
      <draw:frame draw:style-name="fr1" draw:name="Frame217" text:anchor-type="page" text:anchor-page-number="221" svg:y="0.4925in" svg:width="7.0866in" draw:z-index="216">
        <draw:text-box fo:min-height="0.1965in">
          <text:p text:style-name="P1"/>
        </draw:text-box>
      </draw:frame>
      <draw:frame draw:style-name="fr1" draw:name="Frame218" text:anchor-type="page" text:anchor-page-number="222" svg:y="0.4925in" svg:width="7.0866in" draw:z-index="217">
        <draw:text-box fo:min-height="0.1965in">
          <text:p text:style-name="P1">The Thirtieth Day of Tobi</text:p>
        </draw:text-box>
      </draw:frame>
      <draw:frame draw:style-name="fr1" draw:name="Frame219" text:anchor-type="page" text:anchor-page-number="223" svg:y="0.4925in" svg:width="7.0866in" draw:z-index="218">
        <draw:text-box fo:min-height="0.1965in">
          <text:p text:style-name="P1">The Thirtieth Day of Tobi</text:p>
        </draw:text-box>
      </draw:frame>
      <draw:frame draw:style-name="fr1" draw:name="Frame220" text:anchor-type="page" text:anchor-page-number="224" svg:y="0.4925in" svg:width="7.0866in" draw:z-index="219">
        <draw:text-box fo:min-height="0.1965in">
          <text:p text:style-name="P1">The Thirtieth Day of Tobi</text:p>
        </draw:text-box>
      </draw:frame>
      <draw:frame draw:style-name="fr1" draw:name="Frame221" text:anchor-type="page" text:anchor-page-number="225" svg:y="0.4925in" svg:width="7.0866in" draw:z-index="220">
        <draw:text-box fo:min-height="0.1965in">
          <text:p text:style-name="P1">The Thirtieth Day of Tobi</text:p>
        </draw:text-box>
      </draw:frame>
      <draw:frame draw:style-name="fr1" draw:name="Frame222" text:anchor-type="page" text:anchor-page-number="226" svg:y="0.4925in" svg:width="7.0866in" draw:z-index="221">
        <draw:text-box fo:min-height="0.1965in">
          <text:p text:style-name="P1"/>
        </draw:text-box>
      </draw:frame>
      <draw:frame draw:style-name="fr1" draw:name="Frame223" text:anchor-type="page" text:anchor-page-number="227" svg:y="0.4925in" svg:width="7.0866in" draw:z-index="222">
        <draw:text-box fo:min-height="0.1965in">
          <text:p text:style-name="P1">The Second Day of Meshir</text:p>
        </draw:text-box>
      </draw:frame>
      <draw:frame draw:style-name="fr1" draw:name="Frame224" text:anchor-type="page" text:anchor-page-number="228" svg:y="0.4925in" svg:width="7.0866in" draw:z-index="223">
        <draw:text-box fo:min-height="0.1965in">
          <text:p text:style-name="P1">The Second Day of Meshir</text:p>
        </draw:text-box>
      </draw:frame>
      <draw:frame draw:style-name="fr1" draw:name="Frame225" text:anchor-type="page" text:anchor-page-number="229" svg:y="0.4925in" svg:width="7.0866in" draw:z-index="224">
        <draw:text-box fo:min-height="0.1965in">
          <text:p text:style-name="P1">The Second Day of Meshir</text:p>
        </draw:text-box>
      </draw:frame>
      <draw:frame draw:style-name="fr1" draw:name="Frame226" text:anchor-type="page" text:anchor-page-number="230" svg:y="0.4925in" svg:width="7.0866in" draw:z-index="225">
        <draw:text-box fo:min-height="0.1965in">
          <text:p text:style-name="P1"/>
        </draw:text-box>
      </draw:frame>
      <draw:frame draw:style-name="fr1" draw:name="Frame227" text:anchor-type="page" text:anchor-page-number="231" svg:y="0.4925in" svg:width="7.0866in" draw:z-index="226">
        <draw:text-box fo:min-height="0.1965in">
          <text:p text:style-name="P1"/>
        </draw:text-box>
      </draw:frame>
      <draw:frame draw:style-name="fr1" draw:name="Frame228" text:anchor-type="page" text:anchor-page-number="232" svg:y="0.4925in" svg:width="7.0866in" draw:z-index="227">
        <draw:text-box fo:min-height="0.1965in">
          <text:p text:style-name="P1"/>
        </draw:text-box>
      </draw:frame>
      <draw:frame draw:style-name="fr1" draw:name="Frame229" text:anchor-type="page" text:anchor-page-number="233" svg:y="0.4925in" svg:width="7.0866in" draw:z-index="228">
        <draw:text-box fo:min-height="0.1965in">
          <text:p text:style-name="P1"/>
        </draw:text-box>
      </draw:frame>
      <draw:frame draw:style-name="fr1" draw:name="Frame230" text:anchor-type="page" text:anchor-page-number="234" svg:y="0.4925in" svg:width="7.0866in" draw:z-index="229">
        <draw:text-box fo:min-height="0.1965in">
          <text:p text:style-name="P1"/>
        </draw:text-box>
      </draw:frame>
      <draw:frame draw:style-name="fr1" draw:name="Frame231" text:anchor-type="page" text:anchor-page-number="235" svg:y="0.4925in" svg:width="7.0866in" draw:z-index="230">
        <draw:text-box fo:min-height="0.1965in">
          <text:p text:style-name="P1"/>
        </draw:text-box>
      </draw:frame>
      <draw:frame draw:style-name="fr1" draw:name="Frame232" text:anchor-type="page" text:anchor-page-number="236" svg:y="0.4925in" svg:width="7.0866in" draw:z-index="231">
        <draw:text-box fo:min-height="0.1965in">
          <text:p text:style-name="P1"/>
        </draw:text-box>
      </draw:frame>
      <draw:frame draw:style-name="fr1" draw:name="Frame233" text:anchor-type="page" text:anchor-page-number="237" svg:y="0.4925in" svg:width="7.0866in" draw:z-index="232">
        <draw:text-box fo:min-height="0.1965in">
          <text:p text:style-name="P1"/>
        </draw:text-box>
      </draw:frame>
      <draw:frame draw:style-name="fr1" draw:name="Frame234" text:anchor-type="page" text:anchor-page-number="238" svg:y="0.4925in" svg:width="7.0866in" draw:z-index="233">
        <draw:text-box fo:min-height="0.1965in">
          <text:p text:style-name="P1"/>
        </draw:text-box>
      </draw:frame>
      <draw:frame draw:style-name="fr1" draw:name="Frame235" text:anchor-type="page" text:anchor-page-number="239" svg:y="0.4925in" svg:width="7.0866in" draw:z-index="234">
        <draw:text-box fo:min-height="0.1965in">
          <text:p text:style-name="P1">The Thirteenth Day of Phamenoth</text:p>
        </draw:text-box>
      </draw:frame>
      <draw:frame draw:style-name="fr1" draw:name="Frame236" text:anchor-type="page" text:anchor-page-number="240" svg:y="0.4925in" svg:width="7.0866in" draw:z-index="235">
        <draw:text-box fo:min-height="0.1965in">
          <text:p text:style-name="P1">The Thirteenth Day of Phamenoth</text:p>
        </draw:text-box>
      </draw:frame>
      <draw:frame draw:style-name="fr1" draw:name="Frame237" text:anchor-type="page" text:anchor-page-number="241" svg:y="0.4925in" svg:width="7.0866in" draw:z-index="236">
        <draw:text-box fo:min-height="0.1965in">
          <text:p text:style-name="P1">The Thirteenth Day of Phamenoth</text:p>
        </draw:text-box>
      </draw:frame>
      <draw:frame draw:style-name="fr1" draw:name="Frame238" text:anchor-type="page" text:anchor-page-number="242" svg:y="0.4925in" svg:width="7.0866in" draw:z-index="237">
        <draw:text-box fo:min-height="0.1965in">
          <text:p text:style-name="P1">The Thirteenth Day of Phamenoth</text:p>
        </draw:text-box>
      </draw:frame>
      <draw:frame draw:style-name="fr1" draw:name="Frame239" text:anchor-type="page" text:anchor-page-number="243" svg:y="0.4925in" svg:width="7.0866in" draw:z-index="238">
        <draw:text-box fo:min-height="0.1965in">
          <text:p text:style-name="P1"/>
        </draw:text-box>
      </draw:frame>
      <draw:frame draw:style-name="fr1" draw:name="Frame240" text:anchor-type="page" text:anchor-page-number="244" svg:y="0.4925in" svg:width="7.0866in" draw:z-index="239">
        <draw:text-box fo:min-height="0.1965in">
          <text:p text:style-name="P1"/>
        </draw:text-box>
      </draw:frame>
      <draw:frame draw:style-name="fr1" draw:name="Frame241" text:anchor-type="page" text:anchor-page-number="245" svg:y="0.4925in" svg:width="7.0866in" draw:z-index="240">
        <draw:text-box fo:min-height="0.1965in">
          <text:p text:style-name="P1"/>
        </draw:text-box>
      </draw:frame>
      <draw:frame draw:style-name="fr1" draw:name="Frame242" text:anchor-type="page" text:anchor-page-number="246" svg:y="0.4925in" svg:width="7.0866in" draw:z-index="241">
        <draw:text-box fo:min-height="0.1965in">
          <text:p text:style-name="P1"/>
        </draw:text-box>
      </draw:frame>
      <draw:frame draw:style-name="fr1" draw:name="Frame243" text:anchor-type="page" text:anchor-page-number="247" svg:y="0.4925in" svg:width="7.0866in" draw:z-index="242">
        <draw:text-box fo:min-height="0.1965in">
          <text:p text:style-name="P1">The Twenty-Ninth Day of Phamenoth</text:p>
        </draw:text-box>
      </draw:frame>
      <draw:frame draw:style-name="fr1" draw:name="Frame244" text:anchor-type="page" text:anchor-page-number="248" svg:y="0.4925in" svg:width="7.0866in" draw:z-index="243">
        <draw:text-box fo:min-height="0.1965in">
          <text:p text:style-name="P1">The Twenty-Ninth Day of Phamenoth</text:p>
        </draw:text-box>
      </draw:frame>
      <draw:frame draw:style-name="fr1" draw:name="Frame245" text:anchor-type="page" text:anchor-page-number="249" svg:y="0.4925in" svg:width="7.0866in" draw:z-index="244">
        <draw:text-box fo:min-height="0.1965in">
          <text:p text:style-name="P1">The Twenty-Ninth Day of Phamenoth</text:p>
        </draw:text-box>
      </draw:frame>
      <draw:frame draw:style-name="fr1" draw:name="Frame246" text:anchor-type="page" text:anchor-page-number="250" svg:y="0.4925in" svg:width="7.0866in" draw:z-index="245">
        <draw:text-box fo:min-height="0.1965in">
          <text:p text:style-name="P1">The Twenty-Ninth Day of Phamenoth</text:p>
        </draw:text-box>
      </draw:frame>
      <draw:frame draw:style-name="fr1" draw:name="Frame247" text:anchor-type="page" text:anchor-page-number="251" svg:y="0.4925in" svg:width="7.0866in" draw:z-index="246">
        <draw:text-box fo:min-height="0.1965in">
          <text:p text:style-name="P1"/>
        </draw:text-box>
      </draw:frame>
      <draw:frame draw:style-name="fr1" draw:name="Frame248" text:anchor-type="page" text:anchor-page-number="252" svg:y="0.4925in" svg:width="7.0866in" draw:z-index="247">
        <draw:text-box fo:min-height="0.1965in">
          <text:p text:style-name="P1"/>
        </draw:text-box>
      </draw:frame>
      <draw:frame draw:style-name="fr1" draw:name="Frame249" text:anchor-type="page" text:anchor-page-number="253" svg:y="0.4925in" svg:width="7.0866in" draw:z-index="248">
        <draw:text-box fo:min-height="0.1965in">
          <text:p text:style-name="P1"/>
        </draw:text-box>
      </draw:frame>
      <draw:frame draw:style-name="fr1" draw:name="Frame250" text:anchor-type="page" text:anchor-page-number="254" svg:y="0.4925in" svg:width="7.0866in" draw:z-index="249">
        <draw:text-box fo:min-height="0.1965in">
          <text:p text:style-name="P1"/>
        </draw:text-box>
      </draw:frame>
      <draw:frame draw:style-name="fr1" draw:name="Frame251" text:anchor-type="page" text:anchor-page-number="255" svg:y="0.4925in" svg:width="7.0866in" draw:z-index="250">
        <draw:text-box fo:min-height="0.1965in">
          <text:p text:style-name="P1"/>
        </draw:text-box>
      </draw:frame>
      <draw:frame draw:style-name="fr1" draw:name="Frame252" text:anchor-type="page" text:anchor-page-number="256" svg:y="0.4925in" svg:width="7.0866in" draw:z-index="251">
        <draw:text-box fo:min-height="0.1965in">
          <text:p text:style-name="P1"/>
        </draw:text-box>
      </draw:frame>
      <draw:frame draw:style-name="fr1" draw:name="Frame253" text:anchor-type="page" text:anchor-page-number="257" svg:y="0.4925in" svg:width="7.0866in" draw:z-index="252">
        <draw:text-box fo:min-height="0.1965in">
          <text:p text:style-name="P1">The Twenty-Third Day of Pharamuthi</text:p>
        </draw:text-box>
      </draw:frame>
      <draw:frame draw:style-name="fr1" draw:name="Frame254" text:anchor-type="page" text:anchor-page-number="258" svg:y="0.4925in" svg:width="7.0866in" draw:z-index="253">
        <draw:text-box fo:min-height="0.1965in">
          <text:p text:style-name="P1">The Twenty-Third Day of Pharamuthi</text:p>
        </draw:text-box>
      </draw:frame>
      <draw:frame draw:style-name="fr1" draw:name="Frame255" text:anchor-type="page" text:anchor-page-number="259" svg:y="0.4925in" svg:width="7.0866in" draw:z-index="254">
        <draw:text-box fo:min-height="0.1965in">
          <text:p text:style-name="P1">The Twenty-Third Day of Pharamuthi</text:p>
        </draw:text-box>
      </draw:frame>
      <draw:frame draw:style-name="fr1" draw:name="Frame256" text:anchor-type="page" text:anchor-page-number="260" svg:y="0.4925in" svg:width="7.0866in" draw:z-index="255">
        <draw:text-box fo:min-height="0.1965in">
          <text:p text:style-name="P1"/>
        </draw:text-box>
      </draw:frame>
      <draw:frame draw:style-name="fr1" draw:name="Frame257" text:anchor-type="page" text:anchor-page-number="261" svg:y="0.4925in" svg:width="7.0866in" draw:z-index="256">
        <draw:text-box fo:min-height="0.1965in">
          <text:p text:style-name="P1"/>
        </draw:text-box>
      </draw:frame>
      <draw:frame draw:style-name="fr1" draw:name="Frame258" text:anchor-type="page" text:anchor-page-number="262" svg:y="0.4925in" svg:width="7.0866in" draw:z-index="257">
        <draw:text-box fo:min-height="0.1965in">
          <text:p text:style-name="P1">The Twenty-Seventh Day of Pharamuthi</text:p>
        </draw:text-box>
      </draw:frame>
      <draw:frame draw:style-name="fr1" draw:name="Frame259" text:anchor-type="page" text:anchor-page-number="263" svg:y="0.4925in" svg:width="7.0866in" draw:z-index="258">
        <draw:text-box fo:min-height="0.1965in">
          <text:p text:style-name="P1">The Twenty-Seventh Day of Pharamuthi</text:p>
        </draw:text-box>
      </draw:frame>
      <draw:frame draw:style-name="fr1" draw:name="Frame260" text:anchor-type="page" text:anchor-page-number="264" svg:y="0.4925in" svg:width="7.0866in" draw:z-index="259">
        <draw:text-box fo:min-height="0.1965in">
          <text:p text:style-name="P1">The Twenty-Seventh Day of Pharamuthi</text:p>
        </draw:text-box>
      </draw:frame>
      <draw:frame draw:style-name="fr1" draw:name="Frame261" text:anchor-type="page" text:anchor-page-number="265" svg:y="0.4925in" svg:width="7.0866in" draw:z-index="260">
        <draw:text-box fo:min-height="0.1965in">
          <text:p text:style-name="P1"/>
        </draw:text-box>
      </draw:frame>
      <draw:frame draw:style-name="fr1" draw:name="Frame262" text:anchor-type="page" text:anchor-page-number="266" svg:y="0.4925in" svg:width="7.0866in" draw:z-index="261">
        <draw:text-box fo:min-height="0.1965in">
          <text:p text:style-name="P1"/>
        </draw:text-box>
      </draw:frame>
      <draw:frame draw:style-name="fr1" draw:name="Frame263" text:anchor-type="page" text:anchor-page-number="267" svg:y="0.4925in" svg:width="7.0866in" draw:z-index="262">
        <draw:text-box fo:min-height="0.1965in">
          <text:p text:style-name="P1">The Thirtieth Day of Pharamuthi</text:p>
        </draw:text-box>
      </draw:frame>
      <draw:frame draw:style-name="fr1" draw:name="Frame264" text:anchor-type="page" text:anchor-page-number="268" svg:y="0.4925in" svg:width="7.0866in" draw:z-index="263">
        <draw:text-box fo:min-height="0.1965in">
          <text:p text:style-name="P1">The Thirtieth Day of Pharamuthi</text:p>
        </draw:text-box>
      </draw:frame>
      <draw:frame draw:style-name="fr1" draw:name="Frame265" text:anchor-type="page" text:anchor-page-number="269" svg:y="0.4925in" svg:width="7.0866in" draw:z-index="264">
        <draw:text-box fo:min-height="0.1965in">
          <text:p text:style-name="P1">The Thirtieth Day of Pharamuthi</text:p>
        </draw:text-box>
      </draw:frame>
      <draw:frame draw:style-name="fr1" draw:name="Frame266" text:anchor-type="page" text:anchor-page-number="270" svg:y="0.4925in" svg:width="7.0866in" draw:z-index="265">
        <draw:text-box fo:min-height="0.1965in">
          <text:p text:style-name="P1">The Thirtieth Day of Pharamuthi</text:p>
        </draw:text-box>
      </draw:frame>
      <draw:frame draw:style-name="fr1" draw:name="Frame267" text:anchor-type="page" text:anchor-page-number="271" svg:y="0.4925in" svg:width="7.0866in" draw:z-index="266">
        <draw:text-box fo:min-height="0.1965in">
          <text:p text:style-name="P1">The Thirtieth Day of Pharamuthi</text:p>
        </draw:text-box>
      </draw:frame>
      <draw:frame draw:style-name="fr1" draw:name="Frame268" text:anchor-type="page" text:anchor-page-number="272" svg:y="0.4925in" svg:width="7.0866in" draw:z-index="267">
        <draw:text-box fo:min-height="0.1965in">
          <text:p text:style-name="P1"/>
        </draw:text-box>
      </draw:frame>
      <draw:frame draw:style-name="fr1" draw:name="Frame269" text:anchor-type="page" text:anchor-page-number="273" svg:y="0.4925in" svg:width="7.0866in" draw:z-index="268">
        <draw:text-box fo:min-height="0.1965in">
          <text:p text:style-name="P1">The First Day of Pashons</text:p>
        </draw:text-box>
      </draw:frame>
      <draw:frame draw:style-name="fr1" draw:name="Frame270" text:anchor-type="page" text:anchor-page-number="274" svg:y="0.4925in" svg:width="7.0866in" draw:z-index="269">
        <draw:text-box fo:min-height="0.1965in">
          <text:p text:style-name="P1">The First Day of Pashons</text:p>
        </draw:text-box>
      </draw:frame>
      <draw:frame draw:style-name="fr1" draw:name="Frame271" text:anchor-type="page" text:anchor-page-number="275" svg:y="0.4925in" svg:width="7.0866in" draw:z-index="270">
        <draw:text-box fo:min-height="0.1965in">
          <text:p text:style-name="P1">The First Day of Pashons</text:p>
        </draw:text-box>
      </draw:frame>
      <draw:frame draw:style-name="fr1" draw:name="Frame272" text:anchor-type="page" text:anchor-page-number="276" svg:y="0.4925in" svg:width="7.0866in" draw:z-index="271">
        <draw:text-box fo:min-height="0.1965in">
          <text:p text:style-name="P1">The First Day of Pashons</text:p>
        </draw:text-box>
      </draw:frame>
      <draw:frame draw:style-name="fr1" draw:name="Frame273" text:anchor-type="page" text:anchor-page-number="277" svg:y="0.4925in" svg:width="7.0866in" draw:z-index="272">
        <draw:text-box fo:min-height="0.1965in">
          <text:p text:style-name="P1"/>
        </draw:text-box>
      </draw:frame>
      <draw:frame draw:style-name="fr1" draw:name="Frame274" text:anchor-type="page" text:anchor-page-number="278" svg:y="0.4925in" svg:width="7.0866in" draw:z-index="273">
        <draw:text-box fo:min-height="0.1965in">
          <text:p text:style-name="P1"/>
        </draw:text-box>
      </draw:frame>
      <draw:frame draw:style-name="fr1" draw:name="Frame275" text:anchor-type="page" text:anchor-page-number="279" svg:y="0.4925in" svg:width="7.0866in" draw:z-index="274">
        <draw:text-box fo:min-height="0.1965in">
          <text:p text:style-name="P1">The Tenth Day of Pashons</text:p>
        </draw:text-box>
      </draw:frame>
      <draw:frame draw:style-name="fr1" draw:name="Frame276" text:anchor-type="page" text:anchor-page-number="280" svg:y="0.4925in" svg:width="7.0866in" draw:z-index="275">
        <draw:text-box fo:min-height="0.1965in">
          <text:p text:style-name="P1">The Tenth Day of Pashons</text:p>
        </draw:text-box>
      </draw:frame>
      <draw:frame draw:style-name="fr1" draw:name="Frame277" text:anchor-type="page" text:anchor-page-number="281" svg:y="0.4925in" svg:width="7.0866in" draw:z-index="276">
        <draw:text-box fo:min-height="0.1965in">
          <text:p text:style-name="P1">The Tenth Day of Pashons</text:p>
        </draw:text-box>
      </draw:frame>
      <draw:frame draw:style-name="fr1" draw:name="Frame278" text:anchor-type="page" text:anchor-page-number="282" svg:y="0.4925in" svg:width="7.0866in" draw:z-index="277">
        <draw:text-box fo:min-height="0.1965in">
          <text:p text:style-name="P1">The Tenth Day of Pashons</text:p>
        </draw:text-box>
      </draw:frame>
      <draw:frame draw:style-name="fr1" draw:name="Frame279" text:anchor-type="page" text:anchor-page-number="283" svg:y="0.4925in" svg:width="7.0866in" draw:z-index="278">
        <draw:text-box fo:min-height="0.1965in">
          <text:p text:style-name="P1"/>
        </draw:text-box>
      </draw:frame>
      <draw:frame draw:style-name="fr1" draw:name="Frame280" text:anchor-type="page" text:anchor-page-number="284" svg:y="0.4925in" svg:width="7.0866in" draw:z-index="279">
        <draw:text-box fo:min-height="0.1965in">
          <text:p text:style-name="P1"/>
        </draw:text-box>
      </draw:frame>
      <draw:frame draw:style-name="fr1" draw:name="Frame281" text:anchor-type="page" text:anchor-page-number="285" svg:y="0.4925in" svg:width="7.0866in" draw:z-index="280">
        <draw:text-box fo:min-height="0.1965in">
          <text:p text:style-name="P1">The Twentieth Day of Pashons</text:p>
        </draw:text-box>
      </draw:frame>
      <draw:frame draw:style-name="fr1" draw:name="Frame282" text:anchor-type="page" text:anchor-page-number="286" svg:y="0.4925in" svg:width="7.0866in" draw:z-index="281">
        <draw:text-box fo:min-height="0.1965in">
          <text:p text:style-name="P1">The Twentieth Day of Pashons</text:p>
        </draw:text-box>
      </draw:frame>
      <draw:frame draw:style-name="fr1" draw:name="Frame283" text:anchor-type="page" text:anchor-page-number="287" svg:y="0.4925in" svg:width="7.0866in" draw:z-index="282">
        <draw:text-box fo:min-height="0.1965in">
          <text:p text:style-name="P1">The Twentieth Day of Pashons</text:p>
        </draw:text-box>
      </draw:frame>
      <draw:frame draw:style-name="fr1" draw:name="Frame284" text:anchor-type="page" text:anchor-page-number="288" svg:y="0.4925in" svg:width="7.0866in" draw:z-index="283">
        <draw:text-box fo:min-height="0.1965in">
          <text:p text:style-name="P1">The Twentieth Day of Pashons</text:p>
        </draw:text-box>
      </draw:frame>
      <draw:frame draw:style-name="fr1" draw:name="Frame285" text:anchor-type="page" text:anchor-page-number="289" svg:y="0.4925in" svg:width="7.0866in" draw:z-index="284">
        <draw:text-box fo:min-height="0.1965in">
          <text:p text:style-name="P1"/>
        </draw:text-box>
      </draw:frame>
      <draw:frame draw:style-name="fr1" draw:name="Frame286" text:anchor-type="page" text:anchor-page-number="290" svg:y="0.4925in" svg:width="7.0866in" draw:z-index="285">
        <draw:text-box fo:min-height="0.1965in">
          <text:p text:style-name="P1">The Twenty-Fourth Day of Pashons</text:p>
        </draw:text-box>
      </draw:frame>
      <draw:frame draw:style-name="fr1" draw:name="Frame287" text:anchor-type="page" text:anchor-page-number="291" svg:y="0.4925in" svg:width="7.0866in" draw:z-index="286">
        <draw:text-box fo:min-height="0.1965in">
          <text:p text:style-name="P1">The Twenty-Fourth Day of Pashons</text:p>
        </draw:text-box>
      </draw:frame>
      <draw:frame draw:style-name="fr1" draw:name="Frame288" text:anchor-type="page" text:anchor-page-number="292" svg:y="0.4925in" svg:width="7.0866in" draw:z-index="287">
        <draw:text-box fo:min-height="0.1965in">
          <text:p text:style-name="P1">The Twenty-Fourth Day of Pashons</text:p>
        </draw:text-box>
      </draw:frame>
      <draw:frame draw:style-name="fr1" draw:name="Frame289" text:anchor-type="page" text:anchor-page-number="293" svg:y="0.4925in" svg:width="7.0866in" draw:z-index="288">
        <draw:text-box fo:min-height="0.1965in">
          <text:p text:style-name="P1">The Twenty-Fourth Day of Pashons</text:p>
        </draw:text-box>
      </draw:frame>
      <draw:frame draw:style-name="fr1" draw:name="Frame290" text:anchor-type="page" text:anchor-page-number="294" svg:y="0.4925in" svg:width="7.0866in" draw:z-index="289">
        <draw:text-box fo:min-height="0.1965in">
          <text:p text:style-name="P1"/>
        </draw:text-box>
      </draw:frame>
      <draw:frame draw:style-name="fr1" draw:name="Frame291" text:anchor-type="page" text:anchor-page-number="295" svg:y="0.4925in" svg:width="7.0866in" draw:z-index="290">
        <draw:text-box fo:min-height="0.1965in">
          <text:p text:style-name="P1">The Twenty-Sixth Day of Pashons</text:p>
        </draw:text-box>
      </draw:frame>
      <draw:frame draw:style-name="fr1" draw:name="Frame292" text:anchor-type="page" text:anchor-page-number="296" svg:y="0.4925in" svg:width="7.0866in" draw:z-index="291">
        <draw:text-box fo:min-height="0.1965in">
          <text:p text:style-name="P1">The Twenty-Sixth Day of Pashons</text:p>
        </draw:text-box>
      </draw:frame>
      <draw:frame draw:style-name="fr1" draw:name="Frame293" text:anchor-type="page" text:anchor-page-number="297" svg:y="0.4925in" svg:width="7.0866in" draw:z-index="292">
        <draw:text-box fo:min-height="0.1965in">
          <text:p text:style-name="P1">The Twenty-Sixth Day of Pashons</text:p>
        </draw:text-box>
      </draw:frame>
      <draw:frame draw:style-name="fr1" draw:name="Frame294" text:anchor-type="page" text:anchor-page-number="298" svg:y="0.4925in" svg:width="7.0866in" draw:z-index="293">
        <draw:text-box fo:min-height="0.1965in">
          <text:p text:style-name="P1">The Twenty-Sixth Day of Pashons</text:p>
        </draw:text-box>
      </draw:frame>
      <draw:frame draw:style-name="fr1" draw:name="Frame295" text:anchor-type="page" text:anchor-page-number="299" svg:y="0.4925in" svg:width="7.0866in" draw:z-index="294">
        <draw:text-box fo:min-height="0.1965in">
          <text:p text:style-name="P1"/>
        </draw:text-box>
      </draw:frame>
      <draw:frame draw:style-name="fr1" draw:name="Frame296" text:anchor-type="page" text:anchor-page-number="300" svg:y="0.4925in" svg:width="7.0866in" draw:z-index="295">
        <draw:text-box fo:min-height="0.1965in">
          <text:p text:style-name="P1"/>
        </draw:text-box>
      </draw:frame>
      <draw:frame draw:style-name="fr1" draw:name="Frame297" text:anchor-type="page" text:anchor-page-number="301" svg:y="0.4925in" svg:width="7.0866in" draw:z-index="296">
        <draw:text-box fo:min-height="0.1965in">
          <text:p text:style-name="P1">The Second Day of Paoni</text:p>
        </draw:text-box>
      </draw:frame>
      <draw:frame draw:style-name="fr1" draw:name="Frame298" text:anchor-type="page" text:anchor-page-number="302" svg:y="0.4925in" svg:width="7.0866in" draw:z-index="297">
        <draw:text-box fo:min-height="0.1965in">
          <text:p text:style-name="P1">The Second Day of Paoni</text:p>
        </draw:text-box>
      </draw:frame>
      <draw:frame draw:style-name="fr1" draw:name="Frame299" text:anchor-type="page" text:anchor-page-number="303" svg:y="0.4925in" svg:width="7.0866in" draw:z-index="298">
        <draw:text-box fo:min-height="0.1965in">
          <text:p text:style-name="P1">The Second Day of Paoni</text:p>
        </draw:text-box>
      </draw:frame>
      <draw:frame draw:style-name="fr1" draw:name="Frame300" text:anchor-type="page" text:anchor-page-number="304" svg:y="0.4925in" svg:width="7.0866in" draw:z-index="299">
        <draw:text-box fo:min-height="0.1965in">
          <text:p text:style-name="P1"/>
        </draw:text-box>
      </draw:frame>
      <draw:frame draw:style-name="fr1" draw:name="Frame301" text:anchor-type="page" text:anchor-page-number="305" svg:y="0.4925in" svg:width="7.0866in" draw:z-index="300">
        <draw:text-box fo:min-height="0.1965in">
          <text:p text:style-name="P1"/>
        </draw:text-box>
      </draw:frame>
      <draw:frame draw:style-name="fr1" draw:name="Frame302" text:anchor-type="page" text:anchor-page-number="306" svg:y="0.4925in" svg:width="7.0866in" draw:z-index="301">
        <draw:text-box fo:min-height="0.1965in">
          <text:p text:style-name="P1"/>
        </draw:text-box>
      </draw:frame>
      <draw:frame draw:style-name="fr1" draw:name="Frame303" text:anchor-type="page" text:anchor-page-number="307" svg:y="0.4925in" svg:width="7.0866in" draw:z-index="302">
        <draw:text-box fo:min-height="0.1965in">
          <text:p text:style-name="P1"/>
        </draw:text-box>
      </draw:frame>
      <draw:frame draw:style-name="fr1" draw:name="Frame304" text:anchor-type="page" text:anchor-page-number="308" svg:y="0.4925in" svg:width="7.0866in" draw:z-index="303">
        <draw:text-box fo:min-height="0.1965in">
          <text:p text:style-name="P1">The Sixteenth Day of Paoni</text:p>
        </draw:text-box>
      </draw:frame>
      <draw:frame draw:style-name="fr1" draw:name="Frame305" text:anchor-type="page" text:anchor-page-number="309" svg:y="0.4925in" svg:width="7.0866in" draw:z-index="304">
        <draw:text-box fo:min-height="0.1965in">
          <text:p text:style-name="P1">The Sixteenth Day of Paoni</text:p>
        </draw:text-box>
      </draw:frame>
      <draw:frame draw:style-name="fr1" draw:name="Frame306" text:anchor-type="page" text:anchor-page-number="310" svg:y="0.4925in" svg:width="7.0866in" draw:z-index="305">
        <draw:text-box fo:min-height="0.1965in">
          <text:p text:style-name="P1">The Sixteenth Day of Paoni</text:p>
        </draw:text-box>
      </draw:frame>
      <draw:frame draw:style-name="fr1" draw:name="Frame307" text:anchor-type="page" text:anchor-page-number="311" svg:y="0.4925in" svg:width="7.0866in" draw:z-index="306">
        <draw:text-box fo:min-height="0.1965in">
          <text:p text:style-name="P1">The Sixteenth Day of Paoni</text:p>
        </draw:text-box>
      </draw:frame>
      <draw:frame draw:style-name="fr1" draw:name="Frame308" text:anchor-type="page" text:anchor-page-number="312" svg:y="0.4925in" svg:width="7.0866in" draw:z-index="307">
        <draw:text-box fo:min-height="0.1965in">
          <text:p text:style-name="P1"/>
        </draw:text-box>
      </draw:frame>
      <draw:frame draw:style-name="fr1" draw:name="Frame309" text:anchor-type="page" text:anchor-page-number="313" svg:y="0.4925in" svg:width="7.0866in" draw:z-index="308">
        <draw:text-box fo:min-height="0.1965in">
          <text:p text:style-name="P1"/>
        </draw:text-box>
      </draw:frame>
      <draw:frame draw:style-name="fr1" draw:name="Frame310" text:anchor-type="page" text:anchor-page-number="314" svg:y="0.4925in" svg:width="7.0866in" draw:z-index="309">
        <draw:text-box fo:min-height="0.1965in">
          <text:p text:style-name="P1"/>
        </draw:text-box>
      </draw:frame>
      <draw:frame draw:style-name="fr1" draw:name="Frame311" text:anchor-type="page" text:anchor-page-number="315" svg:y="0.4925in" svg:width="7.0866in" draw:z-index="310">
        <draw:text-box fo:min-height="0.1965in">
          <text:p text:style-name="P1">The Thirtieth Day of Paoni</text:p>
        </draw:text-box>
      </draw:frame>
      <draw:frame draw:style-name="fr1" draw:name="Frame312" text:anchor-type="page" text:anchor-page-number="316" svg:y="0.4925in" svg:width="7.0866in" draw:z-index="311">
        <draw:text-box fo:min-height="0.1965in">
          <text:p text:style-name="P1">The Thirtieth Day of Paoni</text:p>
        </draw:text-box>
      </draw:frame>
      <draw:frame draw:style-name="fr1" draw:name="Frame313" text:anchor-type="page" text:anchor-page-number="317" svg:y="0.4925in" svg:width="7.0866in" draw:z-index="312">
        <draw:text-box fo:min-height="0.1965in">
          <text:p text:style-name="P1">The Thirtieth Day of Paoni</text:p>
        </draw:text-box>
      </draw:frame>
      <draw:frame draw:style-name="fr1" draw:name="Frame314" text:anchor-type="page" text:anchor-page-number="318" svg:y="0.4925in" svg:width="7.0866in" draw:z-index="313">
        <draw:text-box fo:min-height="0.1965in">
          <text:p text:style-name="P1">The Thirtieth Day of Paoni</text:p>
        </draw:text-box>
      </draw:frame>
      <draw:frame draw:style-name="fr1" draw:name="Frame315" text:anchor-type="page" text:anchor-page-number="319" svg:y="0.4925in" svg:width="7.0866in" draw:z-index="314">
        <draw:text-box fo:min-height="0.1965in">
          <text:p text:style-name="P1"/>
        </draw:text-box>
      </draw:frame>
      <draw:frame draw:style-name="fr1" draw:name="Frame316" text:anchor-type="page" text:anchor-page-number="320" svg:y="0.4925in" svg:width="7.0866in" draw:z-index="315">
        <draw:text-box fo:min-height="0.1965in">
          <text:p text:style-name="P1">The Third Day of Epip</text:p>
        </draw:text-box>
      </draw:frame>
      <draw:frame draw:style-name="fr1" draw:name="Frame317" text:anchor-type="page" text:anchor-page-number="321" svg:y="0.4925in" svg:width="7.0866in" draw:z-index="316">
        <draw:text-box fo:min-height="0.1965in">
          <text:p text:style-name="P1">The Third Day of Epip</text:p>
        </draw:text-box>
      </draw:frame>
      <draw:frame draw:style-name="fr1" draw:name="Frame318" text:anchor-type="page" text:anchor-page-number="322" svg:y="0.4925in" svg:width="7.0866in" draw:z-index="317">
        <draw:text-box fo:min-height="0.1965in">
          <text:p text:style-name="P1">The Third Day of Epip</text:p>
        </draw:text-box>
      </draw:frame>
      <draw:frame draw:style-name="fr1" draw:name="Frame319" text:anchor-type="page" text:anchor-page-number="323" svg:y="0.4925in" svg:width="7.0866in" draw:z-index="318">
        <draw:text-box fo:min-height="0.1965in">
          <text:p text:style-name="P1">The Third Day of Epip</text:p>
        </draw:text-box>
      </draw:frame>
      <draw:frame draw:style-name="fr1" draw:name="Frame320" text:anchor-type="page" text:anchor-page-number="324" svg:y="0.4925in" svg:width="7.0866in" draw:z-index="319">
        <draw:text-box fo:min-height="0.1965in">
          <text:p text:style-name="P1">The Third Day of Epip</text:p>
        </draw:text-box>
      </draw:frame>
      <draw:frame draw:style-name="fr1" draw:name="Frame321" text:anchor-type="page" text:anchor-page-number="325" svg:y="0.4925in" svg:width="7.0866in" draw:z-index="320">
        <draw:text-box fo:min-height="0.1965in">
          <text:p text:style-name="P1"/>
        </draw:text-box>
      </draw:frame>
      <draw:frame draw:style-name="fr1" draw:name="Frame322" text:anchor-type="page" text:anchor-page-number="326" svg:y="0.4925in" svg:width="7.0866in" draw:z-index="321">
        <draw:text-box fo:min-height="0.1965in">
          <text:p text:style-name="P1">The Fifth Day of Epip</text:p>
        </draw:text-box>
      </draw:frame>
      <draw:frame draw:style-name="fr1" draw:name="Frame323" text:anchor-type="page" text:anchor-page-number="327" svg:y="0.4925in" svg:width="7.0866in" draw:z-index="322">
        <draw:text-box fo:min-height="0.1965in">
          <text:p text:style-name="P1">The Fifth Day of Epip</text:p>
        </draw:text-box>
      </draw:frame>
      <draw:frame draw:style-name="fr1" draw:name="Frame324" text:anchor-type="page" text:anchor-page-number="328" svg:y="0.4925in" svg:width="7.0866in" draw:z-index="323">
        <draw:text-box fo:min-height="0.1965in">
          <text:p text:style-name="P1">The Fifth Day of Epip</text:p>
        </draw:text-box>
      </draw:frame>
      <draw:frame draw:style-name="fr1" draw:name="Frame325" text:anchor-type="page" text:anchor-page-number="329" svg:y="0.4925in" svg:width="7.0866in" draw:z-index="324">
        <draw:text-box fo:min-height="0.1965in">
          <text:p text:style-name="P1">The Fifth Day of Epip</text:p>
        </draw:text-box>
      </draw:frame>
      <draw:frame draw:style-name="fr1" draw:name="Frame326" text:anchor-type="page" text:anchor-page-number="330" svg:y="0.4925in" svg:width="7.0866in" draw:z-index="325">
        <draw:text-box fo:min-height="0.1965in">
          <text:p text:style-name="P1">The Fifth Day of Epip</text:p>
        </draw:text-box>
      </draw:frame>
      <draw:frame draw:style-name="fr1" draw:name="Frame327" text:anchor-type="page" text:anchor-page-number="331" svg:y="0.4925in" svg:width="7.0866in" draw:z-index="326">
        <draw:text-box fo:min-height="0.1965in">
          <text:p text:style-name="P1">The Fifth Day of Epip</text:p>
        </draw:text-box>
      </draw:frame>
      <draw:frame draw:style-name="fr1" draw:name="Frame328" text:anchor-type="page" text:anchor-page-number="332" svg:y="0.4925in" svg:width="7.0866in" draw:z-index="327">
        <draw:text-box fo:min-height="0.1965in">
          <text:p text:style-name="P1">The Fifth Day of Epip</text:p>
        </draw:text-box>
      </draw:frame>
      <draw:frame draw:style-name="fr1" draw:name="Frame329" text:anchor-type="page" text:anchor-page-number="333" svg:y="0.4925in" svg:width="7.0866in" draw:z-index="328">
        <draw:text-box fo:min-height="0.1965in">
          <text:p text:style-name="P1">The Fifth Day of Epip</text:p>
        </draw:text-box>
      </draw:frame>
      <draw:frame draw:style-name="fr1" draw:name="Frame330" text:anchor-type="page" text:anchor-page-number="334" svg:y="0.4925in" svg:width="7.0866in" draw:z-index="329">
        <draw:text-box fo:min-height="0.1965in">
          <text:p text:style-name="P1">The Fifth Day of Epip</text:p>
        </draw:text-box>
      </draw:frame>
      <draw:frame draw:style-name="fr1" draw:name="Frame331" text:anchor-type="page" text:anchor-page-number="335" svg:y="0.4925in" svg:width="7.0866in" draw:z-index="330">
        <draw:text-box fo:min-height="0.1965in">
          <text:p text:style-name="P1">The Fifth Day of Epip</text:p>
        </draw:text-box>
      </draw:frame>
      <draw:frame draw:style-name="fr1" draw:name="Frame332" text:anchor-type="page" text:anchor-page-number="336" svg:y="0.4925in" svg:width="7.0866in" draw:z-index="331">
        <draw:text-box fo:min-height="0.1965in">
          <text:p text:style-name="P1">The Fifth Day of Epip</text:p>
        </draw:text-box>
      </draw:frame>
      <draw:frame draw:style-name="fr1" draw:name="Frame333" text:anchor-type="page" text:anchor-page-number="337" svg:y="0.4925in" svg:width="7.0866in" draw:z-index="332">
        <draw:text-box fo:min-height="0.1965in">
          <text:p text:style-name="P1"/>
        </draw:text-box>
      </draw:frame>
      <draw:frame draw:style-name="fr1" draw:name="Frame334" text:anchor-type="page" text:anchor-page-number="338" svg:y="0.4925in" svg:width="7.0866in" draw:z-index="333">
        <draw:text-box fo:min-height="0.1965in">
          <text:p text:style-name="P1"/>
        </draw:text-box>
      </draw:frame>
      <draw:frame draw:style-name="fr1" draw:name="Frame335" text:anchor-type="page" text:anchor-page-number="339" svg:y="0.4925in" svg:width="7.0866in" draw:z-index="334">
        <draw:text-box fo:min-height="0.1965in">
          <text:p text:style-name="P1"/>
        </draw:text-box>
      </draw:frame>
      <draw:frame draw:style-name="fr1" draw:name="Frame336" text:anchor-type="page" text:anchor-page-number="340" svg:y="0.4925in" svg:width="7.0866in" draw:z-index="335">
        <draw:text-box fo:min-height="0.1965in">
          <text:p text:style-name="P1">The Twentieth Day of Epip</text:p>
        </draw:text-box>
      </draw:frame>
      <draw:frame draw:style-name="fr1" draw:name="Frame337" text:anchor-type="page" text:anchor-page-number="341" svg:y="0.4925in" svg:width="7.0866in" draw:z-index="336">
        <draw:text-box fo:min-height="0.1965in">
          <text:p text:style-name="P1">The Twentieth Day of Epip</text:p>
        </draw:text-box>
      </draw:frame>
      <draw:frame draw:style-name="fr1" draw:name="Frame338" text:anchor-type="page" text:anchor-page-number="342" svg:y="0.4925in" svg:width="7.0866in" draw:z-index="337">
        <draw:text-box fo:min-height="0.1965in">
          <text:p text:style-name="P1">The Twentieth Day of Epip</text:p>
        </draw:text-box>
      </draw:frame>
      <draw:frame draw:style-name="fr1" draw:name="Frame339" text:anchor-type="page" text:anchor-page-number="343" svg:y="0.4925in" svg:width="7.0866in" draw:z-index="338">
        <draw:text-box fo:min-height="0.1965in">
          <text:p text:style-name="P1"/>
        </draw:text-box>
      </draw:frame>
      <draw:frame draw:style-name="fr1" draw:name="Frame340" text:anchor-type="page" text:anchor-page-number="344" svg:y="0.4925in" svg:width="7.0866in" draw:z-index="339">
        <draw:text-box fo:min-height="0.1965in">
          <text:p text:style-name="P1"/>
        </draw:text-box>
      </draw:frame>
      <draw:frame draw:style-name="fr1" draw:name="Frame341" text:anchor-type="page" text:anchor-page-number="345" svg:y="0.4925in" svg:width="7.0866in" draw:z-index="340">
        <draw:text-box fo:min-height="0.1965in">
          <text:p text:style-name="P1"/>
        </draw:text-box>
      </draw:frame>
      <draw:frame draw:style-name="fr1" draw:name="Frame342" text:anchor-type="page" text:anchor-page-number="346" svg:y="0.4925in" svg:width="7.0866in" draw:z-index="341">
        <draw:text-box fo:min-height="0.1965in">
          <text:p text:style-name="P1"/>
        </draw:text-box>
      </draw:frame>
      <draw:frame draw:style-name="fr1" draw:name="Frame343" text:anchor-type="page" text:anchor-page-number="347" svg:y="0.4925in" svg:width="7.0866in" draw:z-index="342">
        <draw:text-box fo:min-height="0.1965in">
          <text:p text:style-name="P1">The Third Day of Mesori</text:p>
        </draw:text-box>
      </draw:frame>
      <draw:frame draw:style-name="fr1" draw:name="Frame344" text:anchor-type="page" text:anchor-page-number="348" svg:y="0.4925in" svg:width="7.0866in" draw:z-index="343">
        <draw:text-box fo:min-height="0.1965in">
          <text:p text:style-name="P1">The Third Day of Mesori</text:p>
        </draw:text-box>
      </draw:frame>
      <draw:frame draw:style-name="fr1" draw:name="Frame345" text:anchor-type="page" text:anchor-page-number="349" svg:y="0.4925in" svg:width="7.0866in" draw:z-index="344">
        <draw:text-box fo:min-height="0.1965in">
          <text:p text:style-name="P1">The Third Day of Mesori</text:p>
        </draw:text-box>
      </draw:frame>
      <draw:frame draw:style-name="fr1" draw:name="Frame346" text:anchor-type="page" text:anchor-page-number="350" svg:y="0.4925in" svg:width="7.0866in" draw:z-index="345">
        <draw:text-box fo:min-height="0.1965in">
          <text:p text:style-name="P1"/>
        </draw:text-box>
      </draw:frame>
      <draw:frame draw:style-name="fr1" draw:name="Frame347" text:anchor-type="page" text:anchor-page-number="351" svg:y="0.4925in" svg:width="7.0866in" draw:z-index="346">
        <draw:text-box fo:min-height="0.1965in">
          <text:p text:style-name="P1"/>
        </draw:text-box>
      </draw:frame>
      <draw:frame draw:style-name="fr1" draw:name="Frame348" text:anchor-type="page" text:anchor-page-number="352" svg:y="0.4925in" svg:width="7.0866in" draw:z-index="347">
        <draw:text-box fo:min-height="0.1965in">
          <text:p text:style-name="P1"/>
        </draw:text-box>
      </draw:frame>
      <draw:frame draw:style-name="fr1" draw:name="Frame349" text:anchor-type="page" text:anchor-page-number="353" svg:y="0.4925in" svg:width="7.0866in" draw:z-index="348">
        <draw:text-box fo:min-height="0.1965in">
          <text:p text:style-name="P1">The Thirteenth Day of Mesori</text:p>
        </draw:text-box>
      </draw:frame>
      <draw:frame draw:style-name="fr1" draw:name="Frame350" text:anchor-type="page" text:anchor-page-number="354" svg:y="0.4925in" svg:width="7.0866in" draw:z-index="349">
        <draw:text-box fo:min-height="0.1965in">
          <text:p text:style-name="P1">The Thirteenth Day of Mesori</text:p>
        </draw:text-box>
      </draw:frame>
      <draw:frame draw:style-name="fr1" draw:name="Frame351" text:anchor-type="page" text:anchor-page-number="355" svg:y="0.4925in" svg:width="7.0866in" draw:z-index="350">
        <draw:text-box fo:min-height="0.1965in">
          <text:p text:style-name="P1">The Thirteenth Day of Mesori</text:p>
        </draw:text-box>
      </draw:frame>
      <draw:frame draw:style-name="fr1" draw:name="Frame352" text:anchor-type="page" text:anchor-page-number="356" svg:y="0.4925in" svg:width="7.0866in" draw:z-index="351">
        <draw:text-box fo:min-height="0.1965in">
          <text:p text:style-name="P1">The Thirteenth Day of Mesori</text:p>
        </draw:text-box>
      </draw:frame>
      <draw:frame draw:style-name="fr1" draw:name="Frame353" text:anchor-type="page" text:anchor-page-number="357" svg:y="0.4925in" svg:width="7.0866in" draw:z-index="352">
        <draw:text-box fo:min-height="0.1965in">
          <text:p text:style-name="P1"/>
        </draw:text-box>
      </draw:frame>
      <draw:frame draw:style-name="fr1" draw:name="Frame354" text:anchor-type="page" text:anchor-page-number="358" svg:y="0.4925in" svg:width="7.0866in" draw:z-index="353">
        <draw:text-box fo:min-height="0.1965in">
          <text:p text:style-name="P1"/>
        </draw:text-box>
      </draw:frame>
      <draw:frame draw:style-name="fr1" draw:name="Frame355" text:anchor-type="page" text:anchor-page-number="359" svg:y="0.4925in" svg:width="7.0866in" draw:z-index="354">
        <draw:text-box fo:min-height="0.1965in">
          <text:p text:style-name="P1">The Seventeenth Day of Mesori</text:p>
        </draw:text-box>
      </draw:frame>
      <draw:frame draw:style-name="fr1" draw:name="Frame356" text:anchor-type="page" text:anchor-page-number="360" svg:y="0.4925in" svg:width="7.0866in" draw:z-index="355">
        <draw:text-box fo:min-height="0.1965in">
          <text:p text:style-name="P1">The Seventeenth Day of Mesori</text:p>
        </draw:text-box>
      </draw:frame>
      <draw:frame draw:style-name="fr1" draw:name="Frame357" text:anchor-type="page" text:anchor-page-number="361" svg:y="0.4925in" svg:width="7.0866in" draw:z-index="356">
        <draw:text-box fo:min-height="0.1965in">
          <text:p text:style-name="P1">The Seventeenth Day of Mesori</text:p>
        </draw:text-box>
      </draw:frame>
      <draw:frame draw:style-name="fr1" draw:name="Frame358" text:anchor-type="page" text:anchor-page-number="362" svg:y="0.4925in" svg:width="7.0866in" draw:z-index="357">
        <draw:text-box fo:min-height="0.1965in">
          <text:p text:style-name="P1"/>
        </draw:text-box>
      </draw:frame>
      <draw:frame draw:style-name="fr1" draw:name="Frame359" text:anchor-type="page" text:anchor-page-number="363" svg:y="0.4925in" svg:width="7.0866in" draw:z-index="358">
        <draw:text-box fo:min-height="0.1965in">
          <text:p text:style-name="P1"/>
        </draw:text-box>
      </draw:frame>
      <draw:frame draw:style-name="fr1" draw:name="Frame360" text:anchor-type="page" text:anchor-page-number="364" svg:y="0.4925in" svg:width="7.0866in" draw:z-index="359">
        <draw:text-box fo:min-height="0.1965in">
          <text:p text:style-name="P1">The Twenty-Fifth Day of Mesori</text:p>
        </draw:text-box>
      </draw:frame>
      <draw:frame draw:style-name="fr1" draw:name="Frame361" text:anchor-type="page" text:anchor-page-number="365" svg:y="0.4925in" svg:width="7.0866in" draw:z-index="360">
        <draw:text-box fo:min-height="0.1965in">
          <text:p text:style-name="P1">The Twenty-Fifth Day of Mesori</text:p>
        </draw:text-box>
      </draw:frame>
      <draw:frame draw:style-name="fr1" draw:name="Frame362" text:anchor-type="page" text:anchor-page-number="366" svg:y="0.4925in" svg:width="7.0866in" draw:z-index="361">
        <draw:text-box fo:min-height="0.1965in">
          <text:p text:style-name="P1">The Twenty-Fifth Day of Mesori</text:p>
        </draw:text-box>
      </draw:frame>
      <draw:frame draw:style-name="fr1" draw:name="Frame363" text:anchor-type="page" text:anchor-page-number="367" svg:y="0.4925in" svg:width="7.0866in" draw:z-index="362">
        <draw:text-box fo:min-height="0.1965in">
          <text:p text:style-name="P1"/>
        </draw:text-box>
      </draw:frame>
      <draw:frame draw:style-name="fr1" draw:name="Frame364" text:anchor-type="page" text:anchor-page-number="368" svg:y="0.4925in" svg:width="7.0866in" draw:z-index="363">
        <draw:text-box fo:min-height="0.1965in">
          <text:p text:style-name="P1">The Twenty-Sixth Day of Mesori</text:p>
        </draw:text-box>
      </draw:frame>
      <draw:frame draw:style-name="fr1" draw:name="Frame365" text:anchor-type="page" text:anchor-page-number="369" svg:y="0.4925in" svg:width="7.0866in" draw:z-index="364">
        <draw:text-box fo:min-height="0.1965in">
          <text:p text:style-name="P1">The Twenty-Sixth Day of Mesori</text:p>
        </draw:text-box>
      </draw:frame>
      <draw:frame draw:style-name="fr1" draw:name="Frame366" text:anchor-type="page" text:anchor-page-number="370" svg:y="0.4925in" svg:width="7.0866in" draw:z-index="365">
        <draw:text-box fo:min-height="0.1965in">
          <text:p text:style-name="P1">The Twenty-Sixth Day of Mesori</text:p>
        </draw:text-box>
      </draw:frame>
      <draw:frame draw:style-name="fr1" draw:name="Frame367" text:anchor-type="page" text:anchor-page-number="371" svg:y="0.4925in" svg:width="7.0866in" draw:z-index="366">
        <draw:text-box fo:min-height="0.1965in">
          <text:p text:style-name="P1"/>
        </draw:text-box>
      </draw:frame>
      <draw:frame draw:style-name="fr1" draw:name="Frame368" text:anchor-type="page" text:anchor-page-number="372" svg:y="0.4925in" svg:width="7.0866in" draw:z-index="367">
        <draw:text-box fo:min-height="0.1965in">
          <text:p text:style-name="P1">The Twenty-Eighth Day of Mesori</text:p>
        </draw:text-box>
      </draw:frame>
      <draw:frame draw:style-name="fr1" draw:name="Frame369" text:anchor-type="page" text:anchor-page-number="373" svg:y="0.4925in" svg:width="7.0866in" draw:z-index="368">
        <draw:text-box fo:min-height="0.1965in">
          <text:p text:style-name="P1">The Twenty-Eighth Day of Mesori</text:p>
        </draw:text-box>
      </draw:frame>
      <draw:frame draw:style-name="fr1" draw:name="Frame370" text:anchor-type="page" text:anchor-page-number="374" svg:y="0.4925in" svg:width="7.0866in" draw:z-index="369">
        <draw:text-box fo:min-height="0.1965in">
          <text:p text:style-name="P1">The Twenty-Eighth Day of Mesori</text:p>
        </draw:text-box>
      </draw:frame>
      <draw:frame draw:style-name="fr1" draw:name="Frame371" text:anchor-type="page" text:anchor-page-number="375" svg:y="0.4925in" svg:width="7.0866in" draw:z-index="370">
        <draw:text-box fo:min-height="0.1965in">
          <text:p text:style-name="P1">The Twenty-Eighth Day of Mesori</text:p>
        </draw:text-box>
      </draw:frame>
      <draw:frame draw:style-name="fr1" draw:name="Frame372" text:anchor-type="page" text:anchor-page-number="376" svg:y="0.4925in" svg:width="7.0866in" draw:z-index="371">
        <draw:text-box fo:min-height="0.1965in">
          <text:p text:style-name="P1"/>
        </draw:text-box>
      </draw:frame>
      <draw:frame draw:style-name="fr1" draw:name="Frame373" text:anchor-type="page" text:anchor-page-number="377" svg:y="0.4925in" svg:width="7.0866in" draw:z-index="372">
        <draw:text-box fo:min-height="0.1965in">
          <text:p text:style-name="P1">The Twenty-Niinth Day of Mesori</text:p>
        </draw:text-box>
      </draw:frame>
      <draw:frame draw:style-name="fr1" draw:name="Frame374" text:anchor-type="page" text:anchor-page-number="378" svg:y="0.4925in" svg:width="7.0866in" draw:z-index="373">
        <draw:text-box fo:min-height="0.1965in">
          <text:p text:style-name="P1">The Twenty-Niinth Day of Mesori</text:p>
        </draw:text-box>
      </draw:frame>
      <draw:frame draw:style-name="fr1" draw:name="Frame375" text:anchor-type="page" text:anchor-page-number="379" svg:y="0.4925in" svg:width="7.0866in" draw:z-index="374">
        <draw:text-box fo:min-height="0.1965in">
          <text:p text:style-name="P1"/>
        </draw:text-box>
      </draw:frame>
      <draw:frame draw:style-name="fr1" draw:name="Frame376" text:anchor-type="page" text:anchor-page-number="380" svg:y="0.4925in" svg:width="7.0866in" draw:z-index="375">
        <draw:text-box fo:min-height="0.1965in">
          <text:p text:style-name="P1">The Thirtieth Day of Mesori</text:p>
        </draw:text-box>
      </draw:frame>
      <draw:frame draw:style-name="fr1" draw:name="Frame377" text:anchor-type="page" text:anchor-page-number="381" svg:y="0.4925in" svg:width="7.0866in" draw:z-index="376">
        <draw:text-box fo:min-height="0.1965in">
          <text:p text:style-name="P1">The Thirtieth Day of Mesori</text:p>
        </draw:text-box>
      </draw:frame>
      <draw:frame draw:style-name="fr1" draw:name="Frame378" text:anchor-type="page" text:anchor-page-number="382" svg:y="0.4925in" svg:width="7.0866in" draw:z-index="377">
        <draw:text-box fo:min-height="0.1965in">
          <text:p text:style-name="P1">The Thirtieth Day of Mesori</text:p>
        </draw:text-box>
      </draw:frame>
      <draw:frame draw:style-name="fr1" draw:name="Frame379" text:anchor-type="page" text:anchor-page-number="383" svg:y="0.4925in" svg:width="7.0866in" draw:z-index="378">
        <draw:text-box fo:min-height="0.1965in">
          <text:p text:style-name="P1"/>
        </draw:text-box>
      </draw:frame>
      <draw:frame draw:style-name="fr1" draw:name="Frame380" text:anchor-type="page" text:anchor-page-number="384" svg:y="0.4925in" svg:width="7.0866in" draw:z-index="379">
        <draw:text-box fo:min-height="0.1965in">
          <text:p text:style-name="P1">The First Day of the Little Month</text:p>
        </draw:text-box>
      </draw:frame>
      <draw:frame draw:style-name="fr1" draw:name="Frame381" text:anchor-type="page" text:anchor-page-number="385" svg:y="0.4925in" svg:width="7.0866in" draw:z-index="380">
        <draw:text-box fo:min-height="0.1965in">
          <text:p text:style-name="P1">The First Day of the Little Month</text:p>
        </draw:text-box>
      </draw:frame>
      <draw:frame draw:style-name="fr1" draw:name="Frame382" text:anchor-type="page" text:anchor-page-number="386" svg:y="0.4925in" svg:width="7.0866in" draw:z-index="381">
        <draw:text-box fo:min-height="0.1965in">
          <text:p text:style-name="P1">The First Day of the Little Month</text:p>
        </draw:text-box>
      </draw:frame>
      <draw:frame draw:style-name="fr1" draw:name="Frame383" text:anchor-type="page" text:anchor-page-number="387" svg:y="0.4925in" svg:width="7.0866in" draw:z-index="382">
        <draw:text-box fo:min-height="0.1965in">
          <text:p text:style-name="P1">The First Day of the Little Month</text:p>
        </draw:text-box>
      </draw:frame>
      <draw:frame draw:style-name="fr1" draw:name="Frame384" text:anchor-type="page" text:anchor-page-number="388" svg:y="0.4925in" svg:width="7.0866in" draw:z-index="383">
        <draw:text-box fo:min-height="0.1965in">
          <text:p text:style-name="P1"/>
        </draw:text-box>
      </draw:frame>
      <draw:frame draw:style-name="fr1" draw:name="Frame385" text:anchor-type="page" text:anchor-page-number="389" svg:y="0.4925in" svg:width="7.0866in" draw:z-index="384">
        <draw:text-box fo:min-height="0.1965in">
          <text:p text:style-name="P1">The Second Day of the Little Month</text:p>
        </draw:text-box>
      </draw:frame>
      <draw:frame draw:style-name="fr1" draw:name="Frame386" text:anchor-type="page" text:anchor-page-number="390" svg:y="0.4925in" svg:width="7.0866in" draw:z-index="385">
        <draw:text-box fo:min-height="0.1965in">
          <text:p text:style-name="P1">The Second Day of the Little Month</text:p>
        </draw:text-box>
      </draw:frame>
      <draw:frame draw:style-name="fr1" draw:name="Frame387" text:anchor-type="page" text:anchor-page-number="391" svg:y="0.4925in" svg:width="7.0866in" draw:z-index="386">
        <draw:text-box fo:min-height="0.1965in">
          <text:p text:style-name="P1">The Second Day of the Little Month</text:p>
        </draw:text-box>
      </draw:frame>
      <draw:frame draw:style-name="fr1" draw:name="Frame388" text:anchor-type="page" text:anchor-page-number="392" svg:y="0.4925in" svg:width="7.0866in" draw:z-index="387">
        <draw:text-box fo:min-height="0.1965in">
          <text:p text:style-name="P1"/>
        </draw:text-box>
      </draw:frame>
      <draw:frame draw:style-name="fr1" draw:name="Frame389" text:anchor-type="page" text:anchor-page-number="393" svg:y="0.4925in" svg:width="7.0866in" draw:z-index="388">
        <draw:text-box fo:min-height="0.1965in">
          <text:p text:style-name="P1">The Third Day of the Little Month</text:p>
        </draw:text-box>
      </draw:frame>
      <draw:frame draw:style-name="fr1" draw:name="Frame390" text:anchor-type="page" text:anchor-page-number="394" svg:y="0.4925in" svg:width="7.0866in" draw:z-index="389">
        <draw:text-box fo:min-height="0.1965in">
          <text:p text:style-name="P1">The Third Day of the Little Month</text:p>
        </draw:text-box>
      </draw:frame>
      <draw:frame draw:style-name="fr1" draw:name="Frame391" text:anchor-type="page" text:anchor-page-number="395" svg:y="0.4925in" svg:width="7.0866in" draw:z-index="390">
        <draw:text-box fo:min-height="0.1965in">
          <text:p text:style-name="P1">The Third Day of the Little Month</text:p>
        </draw:text-box>
      </draw:frame>
      <draw:frame draw:style-name="fr1" draw:name="Frame392" text:anchor-type="page" text:anchor-page-number="396" svg:y="0.4925in" svg:width="7.0866in" draw:z-index="391">
        <draw:text-box fo:min-height="0.1965in">
          <text:p text:style-name="P1">The Third Day of the Little Month</text:p>
        </draw:text-box>
      </draw:frame>
      <draw:frame draw:style-name="fr1" draw:name="Frame393" text:anchor-type="page" text:anchor-page-number="397" svg:y="0.4925in" svg:width="7.0866in" draw:z-index="392">
        <draw:text-box fo:min-height="0.1965in">
          <text:p text:style-name="P1"/>
        </draw:text-box>
      </draw:frame>
      <draw:frame draw:style-name="fr1" draw:name="Frame394" text:anchor-type="page" text:anchor-page-number="398" svg:y="0.4925in" svg:width="7.0866in" draw:z-index="393">
        <draw:text-box fo:min-height="0.1965in">
          <text:p text:style-name="P1">The Fourth Day of the Little Month</text:p>
        </draw:text-box>
      </draw:frame>
      <draw:frame draw:style-name="fr1" draw:name="Frame395" text:anchor-type="page" text:anchor-page-number="399" svg:y="0.4925in" svg:width="7.0866in" draw:z-index="394">
        <draw:text-box fo:min-height="0.1965in">
          <text:p text:style-name="P1">The Fourth Day of the Little Month</text:p>
        </draw:text-box>
      </draw:frame>
      <draw:frame draw:style-name="fr1" draw:name="Frame396" text:anchor-type="page" text:anchor-page-number="400" svg:y="0.4925in" svg:width="7.0866in" draw:z-index="395">
        <draw:text-box fo:min-height="0.1965in">
          <text:p text:style-name="P1">The Fourth Day of the Little Month</text:p>
        </draw:text-box>
      </draw:frame>
      <draw:frame draw:style-name="fr1" draw:name="Frame397" text:anchor-type="page" text:anchor-page-number="401" svg:y="0.4925in" svg:width="7.0866in" draw:z-index="396">
        <draw:text-box fo:min-height="0.1965in">
          <text:p text:style-name="P1"/>
        </draw:text-box>
      </draw:frame>
      <draw:frame draw:style-name="fr1" draw:name="Frame398" text:anchor-type="page" text:anchor-page-number="402" svg:y="0.4925in" svg:width="7.0866in" draw:z-index="397">
        <draw:text-box fo:min-height="0.1965in">
          <text:p text:style-name="P1">The Sixth Day of the Little Month</text:p>
        </draw:text-box>
      </draw:frame>
      <draw:frame draw:style-name="fr1" draw:name="Frame399" text:anchor-type="page" text:anchor-page-number="403" svg:y="0.4925in" svg:width="7.0866in" draw:z-index="398">
        <draw:text-box fo:min-height="0.1965in">
          <text:p text:style-name="P1">The Sixth Day of the Little Month</text:p>
        </draw:text-box>
      </draw:frame>
      <draw:frame draw:style-name="fr1" draw:name="Frame400" text:anchor-type="page" text:anchor-page-number="404" svg:y="0.4925in" svg:width="7.0866in" draw:z-index="399">
        <draw:text-box fo:min-height="0.1965in">
          <text:p text:style-name="P1">The Sixth Day of the Little Month</text:p>
        </draw:text-box>
      </draw:frame>
      <draw:frame draw:style-name="fr1" draw:name="Frame401" text:anchor-type="page" text:anchor-page-number="405" svg:y="0.4925in" svg:width="7.0866in" draw:z-index="400">
        <draw:text-box fo:min-height="0.1965in">
          <text:p text:style-name="P1">The Sixth Day of the Little Month</text:p>
        </draw:text-box>
      </draw:frame>
      <draw:frame draw:style-name="fr1" draw:name="Frame402" text:anchor-type="page" text:anchor-page-number="406" svg:y="0.4925in" svg:width="7.0866in" draw:z-index="401">
        <draw:text-box fo:min-height="0.1965in">
          <text:p text:style-name="P1"/>
        </draw:text-box>
      </draw:frame>
      <draw:frame draw:style-name="fr1" draw:name="Frame403" text:anchor-type="page" text:anchor-page-number="407" svg:y="0.4925in" svg:width="7.0866in" draw:z-index="402">
        <draw:text-box fo:min-height="0.1965in">
          <text:p text:style-name="P1"/>
        </draw:text-box>
      </draw:frame>
      <draw:frame draw:style-name="fr1" draw:name="Frame404" text:anchor-type="page" text:anchor-page-number="408" svg:y="0.4925in" svg:width="7.0866in" draw:z-index="403">
        <draw:text-box fo:min-height="0.1965in">
          <text:p text:style-name="P1">Appendix II—What are the Readings for Today?</text:p>
        </draw:text-box>
      </draw:frame>
      <draw:frame draw:style-name="fr1" draw:name="Frame405" text:anchor-type="page" text:anchor-page-number="409" svg:y="0.4925in" svg:width="7.0866in" draw:z-index="404">
        <draw:text-box fo:min-height="0.1965in">
          <text:p text:style-name="P1"/>
        </draw:text-box>
      </draw:frame>
      <draw:frame draw:style-name="fr1" draw:name="Frame406" text:anchor-type="page" text:anchor-page-number="410" svg:y="0.4925in" svg:width="7.0866in" draw:z-index="405">
        <draw:text-box fo:min-height="0.1965in">
          <text:p text:style-name="P1">Appendix III—Gregorian/Coptic Date Chart</text:p>
        </draw:text-box>
      </draw:frame>
      <draw:frame draw:style-name="fr1" draw:name="Frame407" text:anchor-type="page" text:anchor-page-number="411" svg:y="0.4925in" svg:width="7.0866in" draw:z-index="406">
        <draw:text-box fo:min-height="0.1965in">
          <text:p text:style-name="P1">Appendix III—Gregorian/Coptic Date Chart</text:p>
        </draw:text-box>
      </draw:frame>
      <draw:frame draw:style-name="fr1" draw:name="Frame408" text:anchor-type="page" text:anchor-page-number="412" svg:y="0.4925in" svg:width="7.0866in" draw:z-index="407">
        <draw:text-box fo:min-height="0.1965in">
          <text:p text:style-name="P1">Appendix III—Gregorian/Coptic Date Chart</text:p>
        </draw:text-box>
      </draw:frame>
      <draw:frame draw:style-name="fr1" draw:name="Frame409" text:anchor-type="page" text:anchor-page-number="413" svg:y="0.4925in" svg:width="7.0866in" draw:z-index="408">
        <draw:text-box fo:min-height="0.1965in">
          <text:p text:style-name="P1">Appendix III—Gregorian/Coptic Date Chart</text:p>
        </draw:text-box>
      </draw:frame>
      <draw:frame draw:style-name="fr1" draw:name="Frame410" text:anchor-type="page" text:anchor-page-number="414" svg:y="0.4925in" svg:width="7.0866in" draw:z-index="409">
        <draw:text-box fo:min-height="0.1965in">
          <text:p text:style-name="P1">Appendix III—Gregorian/Coptic Date Chart</text:p>
        </draw:text-box>
      </draw:frame>
      <draw:frame draw:style-name="fr1" draw:name="Frame411" text:anchor-type="page" text:anchor-page-number="415" svg:y="0.4925in" svg:width="7.0866in" draw:z-index="410">
        <draw:text-box fo:min-height="0.1965in">
          <text:p text:style-name="P1">Appendix III—Gregorian/Coptic Date Chart</text:p>
        </draw:text-box>
      </draw:frame>
      <draw:frame draw:style-name="fr1" draw:name="Frame412" text:anchor-type="page" text:anchor-page-number="416" svg:y="0.4925in" svg:width="7.0866in" draw:z-index="411">
        <draw:text-box fo:min-height="0.1965in">
          <text:p text:style-name="P1">Appendix III—Gregorian/Coptic Date Chart</text:p>
        </draw:text-box>
      </draw:frame>
      <draw:frame draw:style-name="fr1" draw:name="Frame413" text:anchor-type="page" text:anchor-page-number="417" svg:y="0.4925in" svg:width="7.0866in" draw:z-index="412">
        <draw:text-box fo:min-height="0.1965in">
          <text:p text:style-name="P1">Appendix III—Gregorian/Coptic Date Chart</text:p>
        </draw:text-box>
      </draw:frame>
      <draw:frame draw:style-name="fr1" draw:name="Frame414" text:anchor-type="page" text:anchor-page-number="418" svg:y="0.4925in" svg:width="7.0866in" draw:z-index="413">
        <draw:text-box fo:min-height="0.1965in">
          <text:p text:style-name="P1">Appendix III—Gregorian/Coptic Date Chart</text:p>
        </draw:text-box>
      </draw:frame>
      <draw:frame draw:style-name="fr1" draw:name="Frame415" text:anchor-type="page" text:anchor-page-number="419" svg:y="0.4925in" svg:width="7.0866in" draw:z-index="414">
        <draw:text-box fo:min-height="0.1965in">
          <text:p text:style-name="P1">Appendix III—Gregorian/Coptic Date Chart</text:p>
        </draw:text-box>
      </draw:frame>
      <draw:frame draw:style-name="fr1" draw:name="Frame416" text:anchor-type="page" text:anchor-page-number="22" svg:y="0.4925in" svg:width="7.0866in" draw:z-index="415">
        <draw:text-box fo:min-height="0.1965in">
          <text:p text:style-name="P1">The Eighth Day of Thoout</text:p>
        </draw:text-box>
      </draw:frame>
      <draw:frame draw:style-name="fr1" draw:name="Frame417" text:anchor-type="page" text:anchor-page-number="34" svg:y="0.4925in" svg:width="7.0866in" draw:z-index="416">
        <draw:text-box fo:min-height="0.1965in">
          <text:p text:style-name="P1">The Seventeenth Day of Thoout</text:p>
        </draw:text-box>
      </draw:frame>
      <draw:frame draw:style-name="fr1" draw:name="Frame418" text:anchor-type="page" text:anchor-page-number="86" svg:y="0.4925in" svg:width="7.0866in" draw:z-index="417">
        <draw:text-box fo:min-height="0.1965in">
          <text:p text:style-name="P1">The Eigth Day of Athor</text:p>
        </draw:text-box>
      </draw:frame>
      <text:p text:style-name="P154">COPTIC ORTHODOX PATRIARCHATE</text:p>
      <text:p text:style-name="P15"/>
      <text:p text:style-name="P15"/>
      <text:p text:style-name="P15"/>
      <text:p text:style-name="P15"/>
      <text:p text:style-name="P15"/>
      <text:p text:style-name="P15"/>
      <text:p text:style-name="P15"/>
      <text:p text:style-name="P16">COPTIC ORTHODOX</text:p>
      <text:p text:style-name="P15"/>
      <text:p text:style-name="P17">LECTIONARY</text:p>
      <text:p text:style-name="P15"/>
      <text:p text:style-name="P15"/>
      <text:p text:style-name="P15"/>
      <text:p text:style-name="P15"/>
      <text:p text:style-name="P15"/>
      <text:p text:style-name="P15"/>
      <text:p text:style-name="P15"/>
      <text:p text:style-name="P16">VOLUME 1: WEEKDAYS</text:p>
      <text:p text:style-name="P18"/>
      <text:p text:style-name="P18"/>
      <text:p text:style-name="P18"/>
      <text:p text:style-name="P18"/>
      <text:p text:style-name="P18">Traditional English Version</text:p>
      <text:p text:style-name="P18">First Edition, 2009</text:p>
      <text:p text:style-name="P18"/>
      <text:p text:style-name="P18"/>
      <text:p text:style-name="P18"/>
      <text:p text:style-name="P18"/>
      <text:p text:style-name="P22"/>
      <text:p text:style-name="P13">SAINT MARY'S COPTIC ORTHODOX CHURCH</text:p>
      <text:p text:style-name="P14">KITCHENER, ONTARIO, CANADA</text:p>
      <text:p text:style-name="P19">www.stmaryscopticorthodox.ca</text:p>
      <text:p text:style-name="P33"/>
      <text:p text:style-name="P34">Forward</text:p>
      <text:p text:style-name="P21"/>
      <text:p text:style-name="P20"><text:tab/>The New Testament readings in this lectionary are taken from the King James Version of the Bible. The Prophecies are taken from Brenton's translation of the Septuagint into English. The Psalms have been translated from the Coptic by Hegoumen Father Athanasius Iskander. As Fr. Athanasius says in the Forward to his translation of the Agpeya (Book of the Hours), “Following Burmester's example, we retained the Coptic word <text:span text:style-name="T6">Amenti</text:span>, rather than using the Latin word <text:span text:style-name="T6">Hades</text:span>, since the Biblical word <text:span text:style-name="T6">Hell</text:span> has become objectionable.”</text:p>
      <text:p text:style-name="P20"/>
      <text:p text:style-name="P20"><text:tab/>This lectionary consists of five volumes: Sundays, Weekdays, Great Lent, Holy Pascha Week, and Pentecost.</text:p>
      <text:p text:style-name="P20"/>
      <text:p text:style-name="P20"><text:tab/>Every effort has been made to avoid errors. However, if errors are found they can be reported to <text:a xlink:type="simple" xlink:href="mailto:lectionary@stmaryscopticorthodox.ca">lectionary@stmaryscopticorthodox.ca</text:a>, after checking <text:a xlink:type="simple" xlink:href="http://www.stmaryscopticorthodox.ca/lectionary/errata.html">www.stmaryscopticorthodox.ca/lectionary/errata.html</text:a> to see if it has already been reported.</text:p>
      <text:p text:style-name="P20"/>
      <text:p text:style-name="P20"><text:tab/>Fr. Athanasius spent many hours translating the Psalms, and checking references against Coptic and Arabic Lectionaries to make this version accurate. These volumes would not be possible without his hard work and tireless dedication to making the texts and spirituality of the Coptic Orthodox Church available to English-speakers.</text:p>
      <text:p text:style-name="P23"/>
      <text:p text:style-name="P35"/>
      <text:p text:style-name="P37">Table of Contents</text:p>
      <text:p text:style-name="P24"/>
      <text:p text:style-name="P25">Thoout<text:tab/>(Tut)<text:tab/>1</text:p>
      <text:p text:style-name="P25"/>
      <text:p text:style-name="P25">Paopi<text:tab/>(Babah)<text:tab/>54</text:p>
      <text:p text:style-name="P25"/>
      <text:p text:style-name="P25">Athor<text:tab/>(Hatur)<text:tab/>78</text:p>
      <text:p text:style-name="P25"/>
      <text:p text:style-name="P25">Koiak<text:tab/>(Kiahk)<text:tab/>135</text:p>
      <text:p text:style-name="P25"/>
      <text:p text:style-name="P25">Tobi<text:tab/>(Tubah)<text:tab/>160</text:p>
      <text:p text:style-name="P25"/>
      <text:p text:style-name="P25">Meshir<text:tab/>(Amshir)<text:tab/>220</text:p>
      <text:p text:style-name="P25"/>
      <text:p text:style-name="P25">Phamenoth<text:tab/>(Baramhat)<text:tab/>230</text:p>
      <text:p text:style-name="P25"/>
      <text:p text:style-name="P25">Pharamuthi<text:tab/>(Baramouda)<text:tab/>246</text:p>
      <text:p text:style-name="P25"/>
      <text:p text:style-name="P25">Pashons<text:tab/>(Bashons)<text:tab/>266</text:p>
      <text:p text:style-name="P25"/>
      <text:p text:style-name="P25">Paoni<text:tab/>(Baunah)<text:tab/>294</text:p>
      <text:p text:style-name="P25"/>
      <text:p text:style-name="P25">Epip<text:tab/>(Abib)<text:tab/>313</text:p>
      <text:p text:style-name="P25"/>
      <text:p text:style-name="P25">Mesori<text:tab/>(Mesra)<text:tab/>340</text:p>
      <text:p text:style-name="P26"/>
      <text:p text:style-name="P26">The Little Month<text:tab/>(El Nasi)<text:tab/>377</text:p>
      <text:p text:style-name="P26"/>
      <text:p text:style-name="P26">Appendix I: Readings for Other Services<text:tab/>400</text:p>
      <text:p text:style-name="P26"/>
      <text:p text:style-name="P26">Appendix II: What are the Readings for Today?<text:tab/>401</text:p>
      <text:p text:style-name="P26"/>
      <text:p text:style-name="P26">Appendix II: Coptic/Gregorian Date Chart<text:tab/>403</text:p>
      <text:p text:style-name="P26"/>
      <text:p text:style-name="P26">Appendix IV: Variable Feast Dates<text:tab/>414</text:p>
      <text:p text:style-name="P36"/>
      <text:p text:style-name="P155">The First Day of Thoout</text:p>
      <text:p text:style-name="P74">Joyful Tune</text:p>
      <text:p text:style-name="P75">The Feast of Nairouz</text:p>
      <text:p text:style-name="P74">St. Bartholomew, the Apostle</text:p>
      <text:p text:style-name="P74">St. Milieus, 3<text:span text:style-name="T53">rd</text:span> Patriarch of Alexandria</text:p>
      <text:p text:style-name="P74"/>
      <text:p text:style-name="P50">The Vespers Gospel</text:p>
      <text:p text:style-name="P64">Psalm 95:1</text:p>
      <text:p text:style-name="P65"><text:tab/><text:span text:style-name="T57">A Psalm of David.</text:span></text:p>
      <text:p text:style-name="P97"><text:span text:style-name="T6"><text:tab/></text:span><text:span text:style-name="T1">Sing unto the LORD a new song: sing unto the LORD, all the earth. Sing unto the LORD, praise His name; preach His salvation from day to day. </text:span><text:span text:style-name="T6">Alleluia.</text:span></text:p>
      <text:p text:style-name="P60"/>
      <text:p text:style-name="P59">Matthew 13:44-52</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
        <text:p text:style-name="P137"><text:span text:style-name="T50"><text:tab/></text:span><text:span text:style-name="T66">Again, the kingdom of heaven is like unto treasure hid in a field; the which when a man hath found, he hideth, and for joy thereof goeth and selleth all that he hath, and buyeth that field.</text:span><text:span text:style-name="T22"> </text:span><text:span text:style-name="T66">Again, the kingdom of heaven is like unto a merchant man, seeking goodly pearls:</text:span><text:span text:style-name="T22"> </text:span><text:span text:style-name="T66">Who, when he had found one pearl of great price, went and sold all that he had, and bought it.</text:span><text:span text:style-name="T22"> </text:span><text:span text:style-name="T66">Again, the kingdom of heaven is like unto a net, that was cast into the sea, and gathered of every kind:</text:span><text:span text:style-name="T22"> </text:span><text:span text:style-name="T66">Which, when it was full, they drew to shore, and sat down, and gathered the good into vessels, but cast the bad away.</text:span><text:span text:style-name="T22"> </text:span><text:span text:style-name="T66">So shall it be at the end of the world: the angels shall come forth, and sever the wicked from among the just,</text:span><text:span text:style-name="T22"> </text:span><text:span text:style-name="T66">And shall cast them into the furnace of fire: there shall be wailing and gnashing of teeth.</text:span><text:span text:style-name="T22"> Jesus saith unto them, </text:span><text:span text:style-name="T66">Have ye understood all these things?</text:span><text:span text:style-name="T22"> They say unto him, Yea, Lord. </text:span><text:span text:style-name="T22">Then said he unto them, </text:span><text:span text:style-name="T66">Therefore every scribe </text:span><text:span text:style-name="T68">which is</text:span><text:span text:style-name="T66"> instructed unto the kingdom of heaven is like unto a man </text:span><text:span text:style-name="T68">that is</text:span><text:span text:style-name="T66"> an householder, which bringeth forth out of his treasure </text:span><text:span text:style-name="T68">things</text:span><text:span text:style-name="T66"> new and old.</text:span><text:span text:style-name="T50"> </text:span><text:span text:style-name="T52">Glory be to God forever.</text:span></text:p>
      </text:section>
      <text:p text:style-name="P60"/>
      <text:p text:style-name="P49">The Matins Gospel</text:p>
      <text:p text:style-name="P59">Psalm 97:1</text:p>
      <text:p text:style-name="P60"><text:tab/><text:span text:style-name="T6">A Psalm of David.</text:span></text:p>
      <text:p text:style-name="P67"><text:tab/><text:span text:style-name="T59">Sing unto the LORD a new song; for he hath done marvelous things: His right hand, and His holy arm, have revived him. </text:span><text:span text:style-name="T56">Alleluia.</text:span></text:p>
      <text:p text:style-name="P70"><text:tab/></text:p>
      <text:p text:style-name="P59"/>
      <text:p text:style-name="P41">Mark 2:18-22</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7">
        <text:p text:style-name="P137"><text:span text:style-name="T52"><text:tab/></text:span><text:span text:style-name="T23">And the disciples of John and of the Pharisees used to fast: and they come and say unto him, Why do the disciples of John and of the Pharisees fast, but thy disciples fast not? And Jesus said unto them, </text:span><text:span text:style-name="T67">Can the children of the bridechamber fast, while the bridegroom is with them? as long as they have the bridegroom with them, they cannot fast.</text:span><text:span text:style-name="T23"> </text:span><text:span text:style-name="T67">But the days will come, when the bridegroom shall be taken away from them, and then shall they fast in those days.</text:span><text:span text:style-name="T23"> </text:span><text:span text:style-name="T67">No man also seweth a piece of new cloth on an old garment: else the new piece that filled it up taketh away from the old, and the rent is made worse.</text:span><text:span text:style-name="T23"> </text:span><text:span text:style-name="T67">And no man putteth new wine into old bottles: else the new wine doth burst the bottles, and the wine is spilled, and the bottles will be marred: but new wine must be put into new bottles.</text:span><text:span text:style-name="T51"> </text:span><text:span text:style-name="T52">Glory be to God forever.</text:span></text:p>
      </text:section>
      <text:p text:style-name="P68"/>
      <text:p text:style-name="P49">The Liturgy</text:p>
      <text:p text:style-name="P60"/>
      <text:p text:style-name="P47">The Pauline Epistle</text:p>
      <text:p text:style-name="P59">2 Corinthians 5:11-6:13</text:p>
      <text:p text:style-name="P61"><text:tab/><text:span text:style-name="T6">A chapter from the Second Epistle of our teacher Paul to the Corinthians. His blessing be upon us. Amen.</text:span></text:p>
      <text:section text:style-name="Sect1" text:name="Section8">
        <text:p text:style-name="P73"><text:span text:style-name="T11"><text:tab/></text:span><text:span text:style-name="T22">Knowing therefore the terror of the Lord, we persuade men; but we are made manifest unto God; and I trust also are made manifest in your consciences.</text:span></text:p>
        <text:p text:style-name="P138"><text:span text:style-name="T21"><text:tab/>For we commend not ourselves again unto you, but give you occasion to glory on our behalf, that ye may have somewhat to </text:span><text:span text:style-name="T26">answer</text:span><text:span text:style-name="T22"> them which glory in appearance, and not in heart. For whether we be beside ourselves, </text:span><text:span text:style-name="T26">it is</text:span><text:span text:style-name="T22"> to God: or whether we be sober, </text:span><text:span text:style-name="T26">it is</text:span><text:span text:style-name="T22"> for your cause. For the love of Christ constraineth us; because we thus judge, that if one died for all, then were all dead: </text:span><text:span text:style-name="T22">And </text:span><text:span text:style-name="T26">that</text:span><text:span text:style-name="T22"> he died for all, that they which live should not henceforth live unto themselves, but unto him which died for them, and rose again.</text:span></text:p>
        <text:p text:style-name="P138"><text:span text:style-name="T22"><text:tab/>Wherefore henceforth know we no man after the flesh: yea, though we have known Christ after the flesh, yet now henceforth know we </text:span><text:span text:style-name="T26">him</text:span><text:span text:style-name="T22"> no more. Therefore if any man </text:span><text:span text:style-name="T26">be</text:span><text:span text:style-name="T22"> in Christ, </text:span><text:span text:style-name="T26">he is</text:span><text:span text:style-name="T22"> a new creature: old things are passed away; behold, all things are become new. And all things </text:span><text:span text:style-name="T26">are</text:span><text:span text:style-name="T22"> of God, who hath reconciled us to himself by Jesus Christ, and hath given to us the ministry of reconciliation; To wit, that God was in Christ, reconciling the world unto himself, not imputing their trespasses unto them; and hath committed unto us the word of reconciliation. Now then we </text:span><text:soft-page-break/><text:span text:style-name="T22">are ambassadors for Christ, as though </text:span><text:span text:style-name="T22">God did beseech </text:span><text:span text:style-name="T26">you</text:span><text:span text:style-name="T22"> by us: we pray </text:span><text:span text:style-name="T26">you</text:span><text:span text:style-name="T22"> in Christ’s stead, be ye reconciled to God. For he hath made him </text:span><text:span text:style-name="T26">to be</text:span><text:span text:style-name="T22"> sin for us, who knew no sin; that we might be made the righteousness of God in him.</text:span></text:p>
        <text:p text:style-name="P138"><text:span text:style-name="T22"><text:tab/>We then, </text:span><text:span text:style-name="T26">as</text:span><text:span text:style-name="T22"> workers together </text:span><text:span text:style-name="T26">with him</text:span><text:span text:style-name="T22">, beseech </text:span><text:span text:style-name="T26">you</text:span><text:span text:style-name="T22"> also that ye receive not the grace of God in vain. (For he saith, I have heard thee in a time accepted, and in the day of salvation have I succoured thee: behold, now </text:span><text:span text:style-name="T26">is</text:span><text:span text:style-name="T22"> the accepted time; behold, now </text:span><text:span text:style-name="T26">is</text:span><text:span text:style-name="T22"> the day of salvation.) Giving no offence in any thing, that the ministry be not blamed: But in all </text:span><text:span text:style-name="T26">things</text:span><text:span text:style-name="T22"> approving ourselves as the ministers of God, in much patience, in afflictions, in necessities, in distresses, In stripes, in imprisonments, in tumults, in labours, in watchings, in fastings; </text:span><text:span text:style-name="T22">By pureness, by knowledge, by longsuffering, by kindness, by the Holy Ghost, by love unfeigned, By the word of truth, by the power of God, by the armour of righteousness on the right hand and on the left, By honour and dishonour, by evil report and good report: as deceivers, and </text:span><text:span text:style-name="T26">yet</text:span><text:span text:style-name="T22"> true; As unknown, and </text:span><text:span text:style-name="T26">yet</text:span><text:span text:style-name="T22"> well known; as dying, and, behold, we live; as chastened, and not killed; As sorrowful, yet alway rejoicing; as poor, yet making many rich; as having nothing, and </text:span><text:span text:style-name="T26">yet</text:span><text:span text:style-name="T22"> possessing all things.</text:span></text:p>
        <text:p text:style-name="P138"><text:span text:style-name="T22"><text:tab/>O </text:span><text:span text:style-name="T26">ye</text:span><text:span text:style-name="T22"> Corinthians, our mouth is open unto you, our heart is enlarged. Ye are not straitened in us, but ye are straitened in your own bowels. </text:span><text:span text:style-name="T22">Now for a recompence in the same, (I speak as unto </text:span><text:span text:style-name="T26">my</text:span><text:span text:style-name="T22"> children,) be ye also enlarged.</text:span></text:p>
      </text:section>
      <text:p text:style-name="P59"><text:tab/><text:span text:style-name="T6">The grace of God the Father be with you all. Amen.</text:span></text:p>
      <text:p text:style-name="P60"/>
      <text:p text:style-name="P47">The Catholic Epistle</text:p>
      <text:p text:style-name="P59">1 John 2:7-17</text:p>
      <text:p text:style-name="P61"><text:tab/><text:span text:style-name="T6">The Catholic Epistle from the First Epistle of our teacher John. His Blessing be upon us. Amen.</text:span></text:p>
      <text:section text:style-name="Sect1" text:name="Section9">
        <text:p text:style-name="P137"><text:span text:style-name="T50"><text:tab/></text:span><text:span text:style-name="T22">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text:span></text:p>
        <text:p text:style-name="P138"><text:span text:style-name="T21"><text:tab/>I write unto you, little children, because your sins are forgiven you for his name’s sake. I write unto you, fath</text:span><text:soft-page-break/><text:span text:style-name="T21">ers, because ye have known him </text:span><text:span text:style-name="T26">that is</text:span><text:span text:style-name="T22"> from the beginning. I write unto </text:span><text:span text:style-name="T22">you, young men, because ye have overcome the wicked one. I write unto you, little children, because ye have known the Father. I have written unto you, fathers, because ye have known him </text:span><text:span text:style-name="T26">that is</text:span><text:span text:style-name="T22"> from the beginning. I have written unto you, young men, because ye are strong, and the word of God abideth in you, and ye have overcome the wicked one. Love not the world, neither the things </text:span><text:span text:style-name="T26">that are</text:span><text:span text:style-name="T22"> in the world. If any man love the world, the love of the Father is not in him. For all that </text:span><text:span text:style-name="T26">is</text:span><text:span text:style-name="T22"> in the world, the lust of the flesh, and the lust of the eyes, and the pride of life, is not of the Father, but is of the world. </text:span><text:span text:style-name="T22">And the world passeth away, and the lust thereof: but he that doeth the will of God abideth for ever.</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7:16-34</text:p>
      <text:p text:style-name="P61"><text:tab/><text:span text:style-name="T6">A chapter from the Acts of our fathers the pure Apostles, who were invested with the grace of the Holy Spirit. Their blessing be with us all. Amen.</text:span></text:p>
      <text:section text:style-name="Sect1" text:name="Section10">
        <text:p text:style-name="P137"><text:span text:style-name="T50"><text:tab/></text:span><text:span text:style-name="T22">Now while Paul waited for them at Athens, his spirit was stirred in him, when he saw the city wholly given to idolatry. Therefore disputed he in the synagogue with the Jews, and with the devout persons, and in the market daily with them that met with him. Then certain philosophers of the Epicureans, and of the Stoicks, encountered him. And some said, What will this babbler say? other some, He seemeth to be a setter forth of strange gods: because he preached unto them Jesus, and the resurrection. And they took him, and brought him unto Areopagus, saying, May we know what this new doctrine, whereof thou speakest, </text:span><text:span text:style-name="T26">is</text:span><text:span text:style-name="T22">? For thou bringest certain strange things to our ears: we would know therefore what these things mean. </text:span><text:span text:style-name="T22">(For all the Athenians and strangers which were there spent their time in nothing else, but either to tell, or to hear some new thing.)</text:span></text:p>
        <text:p text:style-name="P138"><text:span text:style-name="T22"><text:tab/>Then Paul stood in the midst of Mars’ hill, and said, </text:span><text:span text:style-name="T26">Ye</text:span><text:span text:style-name="T22"> men of Athens, I perceive that in all things ye are too superstitious. For as I passed by, and beheld your devotions, I found an altar with this inscription, TO THE UNKNOWN GOD. Whom therefore ye ignorantly worship, him declare I unto you. God that made the world and all things therein, seeing that he is Lord of heaven and earth, dwelleth not in temples made with hands; Neither is worshipped with men’s hands, as though he needed any thing, seeing he giveth to all life, and breath, and all things; And hath made of one </text:span><text:soft-page-break/><text:span text:style-name="T22">blood all nations of men for to dwell on all the face of the earth, and hath </text:span><text:span text:style-name="T22">determined the times before appointed, and the bounds of their habitation; That they should seek the Lord, if haply they might feel after him, and find him, though he be not far from every one of us: For in him we live, and move, and have our being; as certain also of your own poets have said, For we are also his offspring. Forasmuch then as we are the offspring of God, we ought not to think that the Godhead is like unto gold, or silver, or stone, graven by art and man’s device. And the times of this ignorance God winked at; but now commandeth all men every where to repent: Because he hath appointed a day, in the which he will judge the world in righteousness by </text:span><text:span text:style-name="T26">that</text:span><text:span text:style-name="T22"> man whom he hath ordained; </text:span><text:span text:style-name="T26">whereof</text:span><text:span text:style-name="T22"> he hath given assurance unto all </text:span><text:span text:style-name="T26">men</text:span><text:span text:style-name="T22">, in that he hath raised him from the dead.</text:span></text:p>
        <text:p text:style-name="P138"><text:span text:style-name="T22"><text:tab/>And when they heard of the resurrection of the dead, some mocked: and others said, We will hear thee again of this </text:span><text:span text:style-name="T26">matter</text:span><text:span text:style-name="T22">. So Paul departed from among them. </text:span><text:span text:style-name="T22">Howbeit certain men clave unto him, and believed: among the which </text:span><text:span text:style-name="T26">was</text:span><text:span text:style-name="T22"> Dionysius the Areopagite, and a woman named Damaris, and others with them.</text:span></text:p>
      </text:section>
      <text:p text:style-name="P60"><text:tab/><text:span text:style-name="T6">The word of the Lord abides in this church and in every church. Amen.</text:span></text:p>
      <text:p text:style-name="P60"/>
      <text:p text:style-name="P47">The Gospel</text:p>
      <text:p text:style-name="P101">Psalm 64:11</text:p>
      <text:p text:style-name="P111"><text:tab/>A Psalm of David.</text:p>
      <text:p text:style-name="P120"><text:span text:style-name="T11"><text:tab/></text:span><text:span text:style-name="T13">Thou shalt bless the crown of the year with Thy goodness: And Thy fields shall be filled with fatness. Rejoice in God our helper: Be joyful in the God of Jacob. </text:span><text:span text:style-name="T8">Alleluia.</text:span></text:p>
      <text:p text:style-name="P60"/>
      <text:p text:style-name="P59">Luke 4:14-30</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1">
        <text:p text:style-name="P137"><text:span text:style-name="T50"><text:tab/></text:span><text:span text:style-name="T23">And Jesus returned in the power of the Spirit into Galilee: and there went out a fame of him through all the region round about. And he taught in their synagogues, being glorified of all. And he came to Nazareth, where he had been brought up: and, as his custom was, he went into the synagogue on the sabbath day, and stood up for to read. And there was delivered unto him the book of the prophet Esaias. And when he had opened the book, he found the place where it was written, </text:span><text:span text:style-name="T67">The Spirit of the Lord </text:span><text:span text:style-name="T69">is</text:span><text:span text:style-name="T67"> upon me, because he hath anointed me to preach the gospel to </text:span><text:soft-page-break/><text:span text:style-name="T67">the poor; he hath sent me to heal the brokenhearted, to preach deliverance to the captives, and recovering of sight to the blind, to set at liberty them that </text:span><text:span text:style-name="T67">are bruised,</text:span><text:span text:style-name="T23"> </text:span><text:span text:style-name="T67">To preach the acceptable year of the Lord.</text:span><text:span text:style-name="T23"> And he closed the book, and he gave </text:span><text:span text:style-name="T25">it</text:span><text:span text:style-name="T23"> again to the minister, and sat down. And the eyes of all them that were in the synagogue were fastened on him. And he began to say unto them, </text:span><text:span text:style-name="T67">This day is this scripture fulfilled in your ears.</text:span><text:span text:style-name="T23"> And all bare him witness, and wondered at the gracious words which proceeded out of his mouth. And they said, Is not this Joseph’s son? And he said unto them, </text:span><text:span text:style-name="T67">Ye will surely say unto me this proverb, Physician, heal thyself: whatsoever we have heard done in Capernaum, do also here in thy country.</text:span><text:span text:style-name="T23"> And he said, </text:span><text:span text:style-name="T67">Verily I say unto you, No prophet is accepted in his own country.</text:span><text:span text:style-name="T23"> </text:span><text:span text:style-name="T67">But I tell you of a truth, many widows were in Israel in the days of Elias, when the heaven was shut up three years and six months, when great famine was throughout all the land;</text:span><text:span text:style-name="T23"> </text:span><text:span text:style-name="T67">But unto none of them was Elias sent, save unto Sarepta, </text:span><text:span text:style-name="T69">a city</text:span><text:span text:style-name="T67"> of Sidon, unto a woman </text:span><text:span text:style-name="T69">that was</text:span><text:span text:style-name="T67"> a widow.</text:span><text:span text:style-name="T23"> </text:span><text:span text:style-name="T67">And many lepers were in Israel in the time of Eliseus the prophet; and none of them was cleansed, saving Naaman the Syrian.</text:span><text:span text:style-name="T23"> And all they in the synagogue, when they heard these things, were filled with wrath, And rose up, and thrust him out of the city, and led him unto the brow of the hill whereon their city was built, that they might cast him down headlong. But he passing through the midst of them went his way.</text:span><text:span text:style-name="T49"> </text:span><text:span text:style-name="T52">Glory be to God forever.</text:span></text:p>
      </text:section>
      <text:p text:style-name="P51"/>
      <text:p text:style-name="P57">The Second Day of Thoout</text:p>
      <text:p text:style-name="P74">Joyful Tune</text:p>
      <text:p text:style-name="P75">Martyrdom of St. John the Baptist</text:p>
      <text:p text:style-name="P76">St. Dasya the soldier and martyr</text:p>
      <text:p text:style-name="P74"/>
      <text:p text:style-name="P50">The Vespers Gospel</text:p>
      <text:p text:style-name="P98">Psalm 51:7-8</text:p>
      <text:p text:style-name="P99"><text:tab/><text:span text:style-name="T6">A Psalm of David.</text:span></text:p>
      <text:p text:style-name="P97"><text:span text:style-name="T6"><text:tab/></text:span><text:span text:style-name="T1">But I am like a fruitful olive tree in the house of God: I will wait on Thy Name; for It is sweet in the presence of Thy saints. </text:span><text:span text:style-name="T6">Alleluia.</text:span></text:p>
      <text:p text:style-name="P60"/>
      <text:p text:style-name="P59">Matthew 14:1-12</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3">
        <text:p text:style-name="P137"><text:span text:style-name="T50"><text:tab/></text:span><text:span text:style-name="T22">At that time Herod the tetrarch heard of the fame of Jesus, And said unto his servants, This is John the Baptist; he is risen from the dead; and </text:span><text:soft-page-break/><text:span text:style-name="T22">therefore mighty works do shew forth themselves in him. For Herod had laid hold on John, and bound him, and put </text:span><text:span text:style-name="T26">him</text:span><text:span text:style-name="T22"> in prison for Herodias’ sake, his brother Philip’s wife. For John said unto him, It is not lawful for thee to have her. And when he would have put him to death, he feared the multitude, because they counted him as a prophet. But when Herod’s birthday was kept, the daughter of Herodias danced before them, and pleased Herod. Whereupon he promised with an oath to give her whatsoever she would ask. </text:span><text:span text:style-name="T22">And she, being before instructed of her mother, said, Give me here John Baptist’s head in a charger. And the king was sorry: nevertheless for the oath’s sake, and them which sat with him at meat, he commanded </text:span><text:span text:style-name="T26">it</text:span><text:span text:style-name="T22"> to be given </text:span><text:span text:style-name="T26">her</text:span><text:span text:style-name="T22">. And he sent, and beheaded John in the prison. And his head was brought in a charger, and given to the damsel: and she brought </text:span><text:span text:style-name="T26">it</text:span><text:span text:style-name="T22"> to her mother. And his disciples came, and took up the body, and buried it, and went and told Jesus.</text:span><text:span text:style-name="T50"> </text:span><text:span text:style-name="T52">Glory be to God forever.</text:span></text:p>
      </text:section>
      <text:p text:style-name="P60"/>
      <text:p text:style-name="P49">The Matins Gospel</text:p>
      <text:p text:style-name="P101">Psalm 91:8,12</text:p>
      <text:p text:style-name="P103"><text:tab/><text:span text:style-name="T6">A Psalm of David.</text:span></text:p>
      <text:p text:style-name="P113"><text:tab/><text:span text:style-name="T15">My horn shall be exalted like the unicorn: and my old age with fattened oil. They shall be set at peace: That they may declare that the LORD our God is upright. </text:span>Alleluia.</text:p>
      <text:p text:style-name="P70"><text:tab/></text:p>
      <text:p text:style-name="P59">Luke 9:7-12a</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
        <text:p text:style-name="P137"><text:span text:style-name="T52"><text:tab/></text:span><text:span text:style-name="T23">Now Herod the tetrarch heard of all that was done by him: and he was perplexed, because that it was said of some, that John was risen from the dead; And of some, that Elias had appeared; and of others, that one of the old prophets was risen again. </text:span><text:span text:style-name="T23">And Herod said, John have I beheaded: but who is this, of whom I hear such things? And he desired to see him.</text:span></text:p>
        <text:p text:style-name="P138"><text:span text:style-name="T21"><text:tab/>And the apostles, when they were returned, told him all that they had done. And he took them, and went aside privately into a desert place belonging to the city called Bethsaida. And the people, when they knew </text:span><text:span text:style-name="T26">it</text:span><text:span text:style-name="T22">, followed him: and he received them, and spake unto them of the kingdom of God, and healed them that had need of healing. And when the day began to wear away.</text:span><text:span text:style-name="T51"> </text:span><text:span text:style-name="T52">Glory be to God forever.</text:span></text:p>
      </text:section>
      <text:p text:style-name="P68"/>
      <text:p text:style-name="P49"/>
      <text:p text:style-name="P30">The Liturgy</text:p>
      <text:p text:style-name="P47">The Pauline Epistle</text:p>
      <text:p text:style-name="P59">Hebrews 11:32-12:2</text:p>
      <text:p text:style-name="P61"><text:tab/><text:span text:style-name="T6">A chapter from the Epistle of our teacher Paul to the Hebrews. His blessing be upon us. Amen.</text:span></text:p>
      <text:section text:style-name="Sect1" text:name="Section15">
        <text:p text:style-name="P137"><text:span text:style-name="T22"><text:tab/></text:span><text:span text:style-name="T22">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rection: And others had trial of </text:span><text:span text:style-name="T26">cruel</text:span><text:span text:style-name="T22"> mockings and scourgings, yea, more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8"><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9"><text:tab/><text:span text:style-name="T6">The grace of God the Father be with you all. Amen.</text:span></text:p>
      <text:p text:style-name="P60"/>
      <text:p text:style-name="P47">The Catholic Epistle</text:p>
      <text:p text:style-name="P59">James 5:9-20</text:p>
      <text:p text:style-name="P61"><text:tab/><text:span text:style-name="T6">The Catholic Epistle from the Epistle of our teacher James. His Blessing be upon us. Amen.</text:span></text:p>
      <text:section text:style-name="Sect1" text:name="Section16">
        <text:p text:style-name="P137"><text:span text:style-name="T50"><text:tab/></text:span><text:span text:style-name="T22">Grudge not one against another, brethren, lest ye be condemned: behold, the judge standeth before the door. Take, my brethren, the prophets, who have spoken in the name of the Lord, for an example of suffering affliction, and of patience. </text:span><text:span text:style-name="T22">Behold, we count them happy which endure. Ye have heard of the patience of Job, and have seen the end of the Lord; that the Lord is very pitiful, and of tender mercy.</text:span></text:p>
        <text:p text:style-name="P138"><text:soft-page-break/><text:span text:style-name="T21"><text:tab/>But above all things, my brethren, swear not, neither by </text:span><text:span text:style-name="T21">heaven, neither by the earth, neither by any other oath: but let your yea be </text:span><text:span text:style-name="T21">yea; and </text:span><text:span text:style-name="T26">your</text:span><text:span text:style-name="T22"> nay, nay; lest ye fall into condemnation. Is any among you </text:span><text:span text:style-name="T22">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2:1-12</text:p>
      <text:p text:style-name="P61"><text:tab/><text:span text:style-name="T6">A chapter from the Acts of our fathers the pure Apostles, who were invested with the grace of the Holy Spirit. Their blessing be with us all. Amen.</text:span></text:p>
      <text:section text:style-name="Sect1" text:name="Section17">
        <text:p text:style-name="P137"><text:span text:style-name="T50"><text:tab/></text:span><text:span text:style-name="T22">Now about that time Herod the king stretched forth </text:span><text:span text:style-name="T26">his</text:span><text:span text:style-name="T22"> hands to vex certain of the church. And he killed James the brother of John with the sword. And because he saw it pleased the Jews, he proceeded further to take Peter also. (Then were the days of unleavened bread.) </text:span><text:span text:style-name="T22">And when he had apprehended him, he put </text:span><text:span text:style-name="T26">him</text:span><text:span text:style-name="T22"> in prison, and delivered </text:span><text:span text:style-name="T26">him</text:span><text:span text:style-name="T22"> to four quaternions of soldiers to keep him; intending after Easter to bring him forth to the people.</text:span></text:p>
        <text:p text:style-name="P138"><text:span text:style-name="T22"><text:tab/>Peter therefore was kept in prison: but prayer was made without ceasing of the church unto God for him. And when Herod would have brought him forth, the same night Peter was sleeping between two soldiers, bound with two chains: and the keepers before the door kept the prison. And, behold, the angel of the Lord came upon </text:span><text:span text:style-name="T26">him</text:span><text:span text:style-name="T22">, and a light shined in the prison: and he smote Peter on the side, and raised him up, saying, Arise up quickly. And his chains fell off from </text:span><text:span text:style-name="T26">his</text:span><text:span text:style-name="T22"> hands. And the angel said unto him, Gird thyself, and bind on thy sandals. And so he did. And he saith unto him, Cast thy </text:span><text:soft-page-break/><text:span text:style-name="T22">garment about thee, and follow me. And he went out, and followed him; </text:span><text:span text:style-name="T22">and wist not that it was true which was done by the angel; but thought he saw </text:span><text:span text:style-name="T22">a vision. When they were past the first and the second ward, they came unto </text:span><text:span text:style-name="T22">the iron gate that leadeth unto the city; which opened to them of his own accord: and they went out, and passed on through one street; and forthwith the angel departed from him. And when Peter was come to himself, he said, Now I know of a surety, that the Lord hath sent his angel, and hath delivered me out of the hand of Herod, and </text:span><text:span text:style-name="T26">from</text:span><text:span text:style-name="T22"> all the expectation of the people of the Jews. </text:span><text:span text:style-name="T22">And when he had considered </text:span><text:span text:style-name="T26">the thing</text:span><text:span text:style-name="T22">, he came to the house of Mary the mother of John, whose surname was Mark; where many were gathered together praying.</text:span></text:p>
      </text:section>
      <text:p text:style-name="P60"><text:tab/><text:span text:style-name="T6">The word of the Lord abides in this church and in every church. Amen.</text:span></text:p>
      <text:p text:style-name="P60"/>
      <text:p text:style-name="P5">The Gospel</text:p>
      <text:p text:style-name="P101">Psalm 91:10-11</text:p>
      <text:p text:style-name="P103"><text:tab/><text:span text:style-name="T6">A Psalm of David.</text:span></text:p>
      <text:p text:style-name="P113"><text:span text:style-name="T13"><text:tab/></text:span><text:span text:style-name="T1">The righteous shall flourish like the palm tree: he shall grow like a cedar in Lebanon. Those that are planted in the house of the LORD shall flourish in the courts of the house of our God. </text:span><text:span text:style-name="T8">Alleluia.</text:span></text:p>
      <text:p text:style-name="P60"/>
      <text:p text:style-name="P59">Mark 6:14-29</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8">
        <text:p text:style-name="P137"><text:span text:style-name="T50"><text:tab/></text:span><text:span text:style-name="T51"> </text:span><text:span text:style-name="T23">And king Herod heard </text:span><text:span text:style-name="T25">of him</text:span><text:span text:style-name="T23">; (for his name was spread abroad:) and he said, That John the Baptist was risen from the dead, and therefore mighty works do shew forth themselves in him. Others said, That it is Elias. And others said, That it is a prophet, or as one of the prophets. But when Herod heard </text:span><text:span text:style-name="T25">thereof</text:span><text:span text:style-name="T23">, he said, It is John, whom I beheaded: he is risen from the dead. For Herod himself had sent forth and laid hold upon John, and bound him in prison for Herodias’ sake, his brother Philip’s wife: for he had married her. For John had said unto Herod, It is not lawful for thee to have thy brother’s wife. Therefore Herodias had a quarrel against him, and would have killed him; but she could not: For Herod feared John, knowing that he was a just man and an holy, and observed him; and when he heard him, he did many things, and heard him gladly. And when a convenient day was come, that Herod on his birthday made a supper to his lords, high captains, and chief </text:span><text:span text:style-name="T25">estates</text:span><text:span text:style-name="T23"> of Galilee; And when the daughter of the said Herodias came in, and danced, and pleased Herod and them </text:span><text:soft-page-break/><text:span text:style-name="T23">that sat with him, the king said unto the damsel, Ask of me whatsoever </text:span><text:span text:style-name="T23">thou wilt, and I will give </text:span><text:span text:style-name="T25">it</text:span><text:span text:style-name="T23"> thee. And he sware unto her, Whatsoever thou </text:span><text:span text:style-name="T23">shalt ask of me, I will give </text:span><text:span text:style-name="T25">it</text:span><text:span text:style-name="T23"> thee, unto the half of my kingdom. And she went </text:span><text:span text:style-name="T23">forth, and said unto her mother, What shall I ask? And she said, The head of John the Baptist. And she came in straightway with haste unto the king, and asked, saying, I will that thou give me by and by in a charger the head of John the Baptist. And the king was exceeding sorry; </text:span><text:span text:style-name="T25">yet</text:span><text:span text:style-name="T23"> for his oath’s sake, and for their sakes which sat with him, he would not reject her. And immediately the king sent an executioner, and commanded his head to be brought: and he went and beheaded him in the prison, And brought his head in a charger, and gave it to the damsel: and the damsel gave it to her mother. </text:span><text:span text:style-name="T23">And when his disciples heard </text:span><text:span text:style-name="T25">of it</text:span><text:span text:style-name="T23">, they came and took up his corpse, and laid it in a tomb.</text:span><text:span text:style-name="T49"> </text:span><text:span text:style-name="T52">Glory be to God forever.</text:span></text:p>
      </text:section>
      <text:p text:style-name="P124"/>
      <text:p text:style-name="P133">The Third Day of Thoout</text:p>
      <text:p text:style-name="P101">Joyful Tune</text:p>
      <text:p text:style-name="P107">Commemoration of the Council held in the city of Alexandria</text:p>
      <text:p text:style-name="P101">A great earthquake in 1112 A.D.</text:p>
      <text:p text:style-name="P101"/>
      <text:p text:style-name="P127"><text:tab/>See the Third Day of Epip.</text:p>
      <text:p text:style-name="P127"/>
      <text:p text:style-name="P134">The Fourth Day of Thoout</text:p>
      <text:p text:style-name="P101">Joyful Tune</text:p>
      <text:p text:style-name="P116"><text:span text:style-name="T13">St. Macarius, the 69</text:span><text:span text:style-name="T54">th</text:span><text:span text:style-name="T13"> Patriarch of Alexandria</text:span></text:p>
      <text:p text:style-name="P101"/>
      <text:p text:style-name="P113"><text:span text:style-name="T1"><text:tab/>See the Eighth Day of Thoout.</text:span>.</text:p>
      <text:p text:style-name="P125"/>
      <text:p text:style-name="P134">The Fifth Day of Thoout</text:p>
      <text:p text:style-name="P101">Joyful Tune</text:p>
      <text:p text:style-name="P107">St. Sophia the Martyr</text:p>
      <text:p text:style-name="P101"/>
      <text:p text:style-name="P127"><text:tab/>See the Thirtieth Day of Tobi.</text:p>
      <text:p text:style-name="P127"/>
      <text:p text:style-name="P134"/>
      <text:p text:style-name="P38">The Sixth Day of Thoout</text:p>
      <text:p text:style-name="P101">Joyful Tune</text:p>
      <text:p text:style-name="P107">Isaiah the Prophet</text:p>
      <text:p text:style-name="P101">St. Basilissa the Martyr</text:p>
      <text:p text:style-name="P101"/>
      <text:p text:style-name="P127"><text:tab/>See the Eighth Day of Thoout.</text:p>
      <text:p text:style-name="P125"/>
      <text:p text:style-name="P134">The Seventh Day of Thoout</text:p>
      <text:p text:style-name="P101">Joyful Tune</text:p>
      <text:p text:style-name="P107">St. Dioscorus, 25<text:span text:style-name="T53">th</text:span> Patriarch of Alexandria</text:p>
      <text:p text:style-name="P101">Sts. Agathon, Peter, John, Amun, Amuna and their mother, Rebecca, the martyrs</text:p>
      <text:p text:style-name="P101">St. Severianus, Bishop of Gabala</text:p>
      <text:p text:style-name="P101"/>
      <text:p text:style-name="P127"><text:tab/>See the Third Day of Epip.</text:p>
      <text:p text:style-name="P119"/>
      <text:p text:style-name="P12">The Eighth Day of Thoout</text:p>
      <text:p text:style-name="P79">Joyful Tune</text:p>
      <text:p text:style-name="P80">St. Zachariah the priest and martyr</text:p>
      <text:p text:style-name="P81">Departure of Moses the Prophet</text:p>
      <text:p text:style-name="P79">St. Diomede the martyr</text:p>
      <text:p text:style-name="P83"><text:span text:style-name="T6"><text:tab/></text:span><text:span text:style-name="T13">(also Thoout 4, 6, 25; Paopi 21; Koiak 5, 20, 23; Tobi 15; Meshir 26; Phamenoth 23; Pharamuthi 5, 7; Pashons 5, Paoni 9, 20,26; Epip 26; Mesori 4, 22)</text:span></text:p>
      <text:p text:style-name="P86"/>
      <text:p text:style-name="P50">The Vespers Gospel</text:p>
      <text:p text:style-name="P98">Psalm 105:14-15</text:p>
      <text:p text:style-name="P99"><text:tab/><text:span text:style-name="T6">A Psalm of David.</text:span></text:p>
      <text:p text:style-name="P97"><text:span text:style-name="T6"><text:tab/></text:span><text:span text:style-name="T1">He allowed no man to do them violence, And He reproved kings for their sakes; Touch not My anointed ones, and do no evil unto My prophets. </text:span><text:span text:style-name="T6">Alleluia.</text:span></text:p>
      <text:p text:style-name="P60"/>
      <text:p text:style-name="P59">Luke 11:37-51</text:p>
      <text:p text:style-name="P6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
        <text:p text:style-name="P137"><text:span text:style-name="T50"><text:tab/></text:span><text:span text:style-name="T22">And as he spake, a certain Pharisee besought him to dine with him: and he went in, and sat down to meat. And when the Pharisee saw </text:span><text:span text:style-name="T26">it</text:span><text:span text:style-name="T22">, he marvelled that he had not first washed before dinner. And the Lord said unto him, </text:span><text:span text:style-name="T66">Now do ye Pharisees make clean the outside of the cup and the platter; but your inward part is full of ravening and wickedness.</text:span><text:span text:style-name="T22"> </text:span><text:span text:style-name="T68">Ye</text:span><text:span text:style-name="T66"> fools, did not he that made that which is without make that which is within also?</text:span><text:span text:style-name="T22"> </text:span><text:span text:style-name="T66">But rather give alms of such things as ye have; and, behold, all things are clean unto you.</text:span><text:span text:style-name="T22"> </text:span><text:span text:style-name="T66">But woe unto you, Pharisees! for ye tithe mint and rue and all </text:span><text:soft-page-break/><text:span text:style-name="T66">manner of herbs, and pass over judgment and the love of God: these ought ye to have done, and not to leave the other undone.</text:span><text:span text:style-name="T22"> </text:span><text:span text:style-name="T66">Woe unto you, Pharisees! for ye love the uppermost seats in the synagogues, and greetings in the markets.</text:span><text:span text:style-name="T22"> </text:span><text:span text:style-name="T66">Woe unto you, scribes and Pharisees, hypocrites! for ye are as graves which appear not, and the men that walk over </text:span><text:span text:style-name="T68">them</text:span><text:span text:style-name="T66"> are not aware </text:span><text:span text:style-name="T68">of them</text:span><text:span text:style-name="T66">.</text:span><text:span text:style-name="T22"> Then answered one of the lawyers, and said unto him, Master, thus saying thou reproachest us also. And he said, </text:span><text:span text:style-name="T66">Woe unto you also, </text:span><text:span text:style-name="T68">ye</text:span><text:span text:style-name="T66"> lawyers! for ye lade men with burdens grievous to be borne, and ye yourselves touch not the burdens with one of your fingers.</text:span><text:span text:style-name="T22"> </text:span><text:span text:style-name="T66">Woe unto you! for ye build the sepulchres of the prophets, and your fathers killed them.</text:span><text:span text:style-name="T22"> </text:span><text:span text:style-name="T66">Truly ye bear witness that ye allow the deeds of your fathers: for they indeed killed them, and ye build their sepulchres.</text:span><text:span text:style-name="T22"> </text:span><text:span text:style-name="T66">Therefore also said the wisdom of God, I will send them prophets and apostles, and </text:span><text:span text:style-name="T68">some</text:span><text:span text:style-name="T66"> of them they shall slay and persecute:</text:span><text:span text:style-name="T22"> </text:span><text:span text:style-name="T66">That the blood of all the prophets, which was shed from the foundation of the world, may be required of this generation; </text:span><text:span text:style-name="T66">From the blood of Abel unto the blood of Zacharias, which perished between the altar and the temple: verily I say unto you, It shall be required of this generation.</text:span><text:span text:style-name="T50"> </text:span><text:span text:style-name="T52">Glory be to God forever.</text:span></text:p>
      </text:section>
      <text:p text:style-name="P60"/>
      <text:p text:style-name="P49">The Matins Gospel</text:p>
      <text:p text:style-name="P101">Psalm 105:26-27</text:p>
      <text:p text:style-name="P103"><text:tab/><text:span text:style-name="T6">A Psalm of David.</text:span></text:p>
      <text:p text:style-name="P67"><text:span text:style-name="T56"><text:tab/></text:span><text:span text:style-name="T16">He sent Moses His servant; and Aaron whom He has chosen. He committed to them the words of His signs. That they might keep His righteousness, and seek after His law</text:span>. <text:span text:style-name="T56">Alleluia.</text:span></text:p>
      <text:p text:style-name="P70"><text:tab/></text:p>
      <text:p text:style-name="P59">Matthew 17:1-9</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0">
        <text:p text:style-name="P137"><text:span text:style-name="T52"><text:tab/></text:span><text:span text:style-name="T23">And after six days Jesus taketh Peter, James, and John his brother, and bringeth them up into an high mountain apart, And was transfigured before them: and his face did shine as the sun, and his raiment was white as the light. And, behold, there appeared unto them Moses and Elias talking with him. Then answered Peter, and said unto Jesus, Lord, it is good for us to be here: if thou wilt, let us make here three tabernacles; one for thee, and one for Moses, and one for Elias. While he yet spake, behold, a bright cloud overshadowed them: and behold a voice out of the cloud, which said, This is my beloved Son, in whom I am well pleased; hear ye him. And </text:span><text:soft-page-break/><text:span text:style-name="T23">when the disciples heard </text:span><text:span text:style-name="T25">it</text:span><text:span text:style-name="T23">, they fell on their face, and were sore afraid. </text:span><text:span text:style-name="T32">7 </text:span><text:span text:style-name="T23">And Jesus came and touched them, and said, </text:span><text:span text:style-name="T67">Arise, and be not afraid.</text:span><text:span text:style-name="T23"> And when they had lifted up their eyes, they saw no man, save Jesus only. And as they came down from the mountain, Jesus charged them, saying,</text:span><text:span text:style-name="T67"> Tell the vision to no man, until the Son of man be risen again from the dead.</text:span><text:span text:style-name="T51"> </text:span><text:span text:style-name="T52">Glory be to God forever.</text:span></text:p>
      </text:section>
      <text:p text:style-name="P68"/>
      <text:p text:style-name="P49">The Liturgy</text:p>
      <text:p text:style-name="P60"/>
      <text:p text:style-name="P47">The Pauline Epistle</text:p>
      <text:p text:style-name="P59">Hebrews 11:17-27</text:p>
      <text:p text:style-name="P61"><text:tab/><text:span text:style-name="T6">A chapter from the Epistle of our teacher Paul to the Hebrews. His blessing be upon us. Amen.</text:span></text:p>
      <text:section text:style-name="Sect1" text:name="Section21">
        <text:p text:style-name="P137"><text:span text:style-name="T50"><text:tab/></text:span><text:span text:style-name="T22">By faith Abraham, when he was tried, offered up Isaac: and he that had received the promises offered up his only begotten </text:span><text:span text:style-name="T26">son</text:span><text:span text:style-name="T22">, Of whom it was said, That in Isaac shall thy seed be called: Accounting that God </text:span><text:span text:style-name="T26">was</text:span><text:span text:style-name="T22"> able to raise </text:span><text:span text:style-name="T26">him</text:span><text:span text:style-name="T22"> up, even from the dead; from whence also he received him in a figure. By faith Isaac blessed Jacob and Esau concerning things to come. By faith Jacob, when he was a dying, blessed both the sons of Joseph; and worshipped, </text:span><text:span text:style-name="T26">leaning</text:span><text:span text:style-name="T22"> upon the top of his staff. By faith Joseph, when he died, made mention of the departing of the children of Israel; and gave commandment concerning his bones. By faith Moses, when he was born, was hid three months of his parents, because they saw </text:span><text:span text:style-name="T26">he was</text:span><text:span text:style-name="T22"> a proper child; and they were not afraid of the king’s commandment. By faith Moses, when he was come to years, refused to be called the son of Pharaoh’s daughter; Choosing rather to suffer affliction with the people of God, than to enjoy the pleasures of sin for a season; Esteeming the reproach of Christ greater riches than the treasures in Egypt: for he had respect unto the </text:span><text:span text:style-name="T22">recompence of the reward. By faith he forsook Egypt, not fearing the wrath of the king: for he endured, as seeing him who is invisible.</text:span></text:p>
      </text:section>
      <text:p text:style-name="P59"><text:tab/><text:span text:style-name="T6">The grace of God the Father be with you all. Amen.</text:span></text:p>
      <text:p text:style-name="P60"/>
      <text:p text:style-name="P47">The Catholic Epistle</text:p>
      <text:p text:style-name="P59">2 Peter 1:19-2:8</text:p>
      <text:p text:style-name="P61"><text:tab/><text:span text:style-name="T6">The Catholic Epistle from the Second Epistle of our teacher Peter. His Blessing be upon us. Amen.</text:span></text:p>
      <text:section text:style-name="Sect1" text:name="Section22">
        <text:p text:style-name="P137"><text:span text:style-name="T50"><text:tab/></text:span><text:span text:style-name="T22">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text:span><text:soft-page-break/><text:span text:style-name="T22">man: but holy men of God spake </text:span><text:span text:style-name="T26">as they were</text:span><text:span text:style-name="T22"> moved by the Holy Ghost.</text:span></text:p>
        <text:p text:style-name="P138"><text:span text:style-name="T22"><text:tab/>But there were false prophets also among the people, even as there shall be false teachers among you, who privily shall bring in damnable heresies, even denying the Lord that bought them, and bring upon themselves swift destruction. </text:span><text:span text:style-name="T22">And many </text:span><text:span text:style-name="T22">shall follow their pernicious ways; by reason of whom the way of truth shall be evil spoken of.</text:span></text:p>
        <text:p text:style-name="P138"><text:span text:style-name="T22"><text:s/><text:tab/>And through covetousness shall they with feigned words make merchandise of you: whose judgment now of a long time lingereth not, and their damnation slumbereth not. For if God spared not the angels that sinned, but cast </text:span><text:span text:style-name="T26">them</text:span><text:span text:style-name="T22"> down to hell, and delivered </text:span><text:span text:style-name="T26">them</text:span><text:span text:style-name="T22"> into chains of darkness, to be reserved unto judgment; And spared not the old world, but saved Noah the eighth </text:span><text:span text:style-name="T26">person</text:span><text:span text:style-name="T22">, a preacher of righteousness, bringing in the flood upon the world of the ungodly; </text:span><text:span text:style-name="T22">And turning the cities of Sodom and Gomorrha into ashes condemned </text:span><text:span text:style-name="T26">them</text:span><text:span text:style-name="T22"> with an overthrow, making </text:span><text:span text:style-name="T26">them</text:span><text:span text:style-name="T22"> an ensample unto those that after should live ungodly;</text:span></text:p>
        <text:p text:style-name="P138"><text:span text:style-name="T22"><text:tab/>And delivered just Lot, vexed with the filthy conversation of the wicked: </text:span><text:span text:style-name="T22">(For that righteous man dwelling among them, in seeing and hearing, vexed </text:span><text:span text:style-name="T26">his</text:span><text:span text:style-name="T22"> righteous soul from day to day with </text:span><text:span text:style-name="T26">their</text:span><text:span text:style-name="T22"> unlawful deeds.)</text:span></text:p>
      </text:section>
      <text:p text:style-name="P15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5:25-32</text:p>
      <text:p text:style-name="P61"><text:tab/><text:span text:style-name="T6">A chapter from the Acts of our fathers the pure Apostles, who were invested with the grace of the Holy Spirit. Their blessing be with us all. Amen.</text:span></text:p>
      <text:section text:style-name="Sect1" text:name="Section23">
        <text:p text:style-name="P139"><text:tab/>For Moses of old time hath in every city them that preach him, being read in the synagogues every sabbath day.</text:p>
        <text:p text:style-name="P138"><text:span text:style-name="T21"><text:tab/>Then pleased it the apostles and elders, with the whole church, to send chosen men of their own company to Antioch with Paul and Barnabas; </text:span><text:span text:style-name="T26">namely</text:span><text:span text:style-name="T22">, Judas surnamed Barsabas, and Silas, chief men among the brethren: And they wrote </text:span><text:span text:style-name="T26">letters</text:span><text:span text:style-name="T22"> by them after this manner; The apostles and elders and brethren </text:span><text:span text:style-name="T26">send</text:span><text:span text:style-name="T22"> greeting unto the brethren which are of the Gentiles in Antioch and Syria and Cilicia: Forasmuch as we have heard, that certain which went out from us have troubled you with words, subverting your souls, saying, </text:span><text:span text:style-name="T26">Ye must</text:span><text:span text:style-name="T22"> be circumcised, and keep the law: to whom we gave no </text:span><text:span text:style-name="T26">such</text:span><text:span text:style-name="T22"> commandment: It seemed good unto us, being assembled with one accord, to send chosen men unto you with our beloved Barnabas and Paul, Men that have hazarded their lives for the name </text:span><text:soft-page-break/><text:span text:style-name="T22">of our Lord Jesus Christ. We have sent therefore Judas and Silas, who shall also tell </text:span><text:span text:style-name="T26">you</text:span><text:span text:style-name="T22"> the same things by mouth. For it seemed good to the Holy Ghost, and to us, to lay upon you no greater burden than these necessary things; </text:span><text:span text:style-name="T22">That ye abstain from meats offered to idols, and from blood, and from </text:span><text:span text:style-name="T22">things strangled, and from fornication: from which if ye keep yourselves, ye shall do well. Fare ye well.</text:span></text:p>
      </text:section>
      <text:p text:style-name="P60"><text:tab/><text:span text:style-name="T6">The word of the Lord abides in this church and in every church. Amen.</text:span></text:p>
      <text:p text:style-name="P60"/>
      <text:p text:style-name="P47">The Gospel</text:p>
      <text:p text:style-name="P101">Psalm 98:5,6</text:p>
      <text:p text:style-name="P103"><text:tab/><text:span text:style-name="T6">A Psalm of David.</text:span></text:p>
      <text:p text:style-name="P113"><text:span text:style-name="T13"><text:tab/></text:span><text:span text:style-name="T1">Moses and Aaron among His priests, and Samuel among them that call upon His Name; they prayed to the LORD, and He heard them, in a pillar of cloud He spoke to them. </text:span><text:span text:style-name="T8">Alleluia.</text:span></text:p>
      <text:p text:style-name="P60"/>
      <text:p text:style-name="P59">Matthew 23:13-36</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
        <text:p text:style-name="P137"><text:span text:style-name="T50"><text:tab/></text:span><text:span text:style-name="T67">But woe unto you, scribes and Pharisees, hypocrites! for ye shut up the kingdom of heaven against men: for ye neither go in </text:span><text:span text:style-name="T69">yourselves</text:span><text:span text:style-name="T67">, neither suffer ye them that are entering to go in.</text:span><text:span text:style-name="T23"> </text:span><text:span text:style-name="T67">Woe unto you, scribes and Pharisees, hypocrites! for ye devour widows’ houses, and for a pretence make long prayer: therefore ye shall receive the greater damnation.</text:span><text:span text:style-name="T23"> </text:span><text:span text:style-name="T67">Woe unto you, scribes and Pharisees, hypocrites! for ye compass sea and land to make one proselyte, and when he is made, ye make him twofold more the child of hell than yourselves.</text:span><text:span text:style-name="T23"> </text:span><text:span text:style-name="T67">Woe unto you, </text:span><text:span text:style-name="T69">ye</text:span><text:span text:style-name="T67"> blind guides, which say, Whosoever shall swear by the temple, it is nothing; but whosoever shall swear by the </text:span><text:span text:style-name="T67">gold of the temple, he is a debtor!</text:span><text:span text:style-name="T23"> </text:span><text:span text:style-name="T69">Ye</text:span><text:span text:style-name="T67"> fools and blind: for whether is greater, the gold, or the temple that sanctifieth the gold?</text:span><text:span text:style-name="T23"> </text:span><text:span text:style-name="T67">And, Whosoever shall swear by the altar, it is nothing; but whosoever sweareth by the gift that is upon it, he is guilty.</text:span><text:span text:style-name="T23"> </text:span><text:span text:style-name="T69">Ye</text:span><text:span text:style-name="T67"> fools and blind: for whether </text:span><text:span text:style-name="T69">is</text:span><text:span text:style-name="T67"> greater, the gift, or the altar that sanctifieth the gift?</text:span><text:span text:style-name="T23"> </text:span><text:span text:style-name="T67">Whoso therefore shall swear by the altar, sweareth by it, and by all things thereon.</text:span><text:span text:style-name="T23"> </text:span><text:span text:style-name="T67">And whoso shall swear by the temple, sweareth by it, and by him that dwelleth therein.</text:span><text:span text:style-name="T23"> </text:span><text:span text:style-name="T67">And he that shall swear by </text:span><text:span text:style-name="T67">heaven, sweareth by the throne of God, and by him that sitteth thereon.</text:span><text:span text:style-name="T23"> </text:span><text:span text:style-name="T67">Woe unto you, scribes and Pharisees, hypocrites! for ye pay tithe of mint and anise and cummin, and have omitted the weightier </text:span><text:span text:style-name="T69">matters</text:span><text:span text:style-name="T67"> of the law, judgment, mercy, and faith: these ought ye </text:span><text:soft-page-break/><text:span text:style-name="T67">to have done, and not to leave the other undone.</text:span><text:span text:style-name="T23"> </text:span><text:span text:style-name="T69">Ye</text:span><text:span text:style-name="T67"> blind guides, which strain at a gnat, and swallow a camel.</text:span><text:span text:style-name="T23"> </text:span><text:span text:style-name="T67">Woe unto you, scribes and Pharisees, hypocrites! for ye make clean the outside of the cup and of the platter, but within they are full of extortion and excess.</text:span><text:span text:style-name="T23"> </text:span><text:span text:style-name="T69">Thou</text:span><text:span text:style-name="T67"> blind Pharisee, </text:span><text:span text:style-name="T67">cleanse first that </text:span><text:span text:style-name="T69">which is</text:span><text:span text:style-name="T67"> within the cup and platter, that the outside of them may be clean also.</text:span><text:span text:style-name="T23"> </text:span><text:span text:style-name="T67">Woe unto you, scribes and Pharisees, hypocrites! for ye are like unto whited sepulchres, which indeed appear beautiful outward, but are within full </text:span><text:span text:style-name="T67">of dead </text:span><text:span text:style-name="T69">men’s</text:span><text:span text:style-name="T67"> bones, and of all uncleanness.</text:span><text:span text:style-name="T23"> </text:span><text:span text:style-name="T67">Even so ye also outwardly appear righteous unto men, but within ye are full of hypocrisy and iniquity.</text:span><text:span text:style-name="T23"> </text:span><text:span text:style-name="T67">Woe unto you, scribes and Pharisees, hypocrites! because ye build the tombs of the prophets, and garnish the sepulchres of the righteous,</text:span><text:span text:style-name="T23"> </text:span><text:span text:style-name="T67">And say, If we had been in the days of our fathers, we would not have been partakers with them in the blood of the prophets.</text:span><text:span text:style-name="T23"> </text:span><text:span text:style-name="T67">Wherefore ye </text:span><text:span text:style-name="T67">be witnesses unto yourselves, that ye are the children of them which killed the prophets.</text:span><text:span text:style-name="T23"> </text:span><text:span text:style-name="T67">Fill ye up then the measure of your fathers.</text:span><text:span text:style-name="T23"> </text:span><text:span text:style-name="T69">Ye</text:span><text:span text:style-name="T67"> serpents, </text:span><text:span text:style-name="T69">ye</text:span><text:span text:style-name="T67"> generation of vipers, how can ye escape the damnation of hell?</text:span></text:p>
        <text:p text:style-name="P138"><text:span text:style-name="T22"><text:tab/></text:span><text:span text:style-name="T66">Wherefore, behold, I send unto you prophets, and wise men, and scribes: and </text:span><text:span text:style-name="T68">some</text:span><text:span text:style-name="T66"> of them ye shall kill and crucify; and </text:span><text:span text:style-name="T68">some</text:span><text:span text:style-name="T66"> of them shall ye scourge in your synagogues, and persecute </text:span><text:span text:style-name="T68">them</text:span><text:span text:style-name="T66"> from city to city:</text:span><text:span text:style-name="T22"> </text:span><text:span text:style-name="T66">That upon you may come all the righteous blood shed upon the earth, from the blood of righteous Abel unto the blood of Zacharias son of Barachias, whom ye slew between the temple and the altar.</text:span><text:span text:style-name="T22"> </text:span><text:span text:style-name="T66">Verily I say unto you, All these things shall come upon this generation.</text:span><text:span text:style-name="T49"> </text:span><text:span text:style-name="T52">Glory be to God forever.</text:span></text:p>
      </text:section>
      <text:p text:style-name="P125"/>
      <text:p text:style-name="P133">The Ninth Day of Thoout</text:p>
      <text:p text:style-name="P101">Joyful Tune</text:p>
      <text:p text:style-name="P107">St. Pisora, the bishop and martyr</text:p>
      <text:p text:style-name="P101"/>
      <text:p text:style-name="P127"><text:tab/>See the Twenty-Eighth Day of Athor.</text:p>
      <text:p text:style-name="P127"/>
      <text:p text:style-name="P134">The Tenth Day of Thoout</text:p>
      <text:p text:style-name="P101">Joyful Tune</text:p>
      <text:p text:style-name="P107">St. Matruna, the martyr</text:p>
      <text:p text:style-name="P101">Sts. Basin and her three children, the martyrs</text:p>
      <text:p text:style-name="P101"/>
      <text:p text:style-name="P127"><text:tab/>See the Thirtieth Day of Tobi.</text:p>
      <text:p text:style-name="P113"/>
      <text:p text:style-name="P133"><text:soft-page-break/>The Eleventh Day of Thoout</text:p>
      <text:p text:style-name="P101">Joyful Tune</text:p>
      <text:p text:style-name="P107">St. Basilides, the martyr</text:p>
      <text:p text:style-name="P101"/>
      <text:p text:style-name="P127"><text:tab/>See the Twenty-Seventh Day of Paramoude.</text:p>
      <text:p text:style-name="P127"/>
      <text:p text:style-name="P133">The Twelfth Day of Thoout</text:p>
      <text:p text:style-name="P101">Joyful Tune</text:p>
      <text:p text:style-name="P101">Commemoration of Archangel Michael</text:p>
      <text:p text:style-name="P107">Assembly of the holy council at Ephesis</text:p>
      <text:p text:style-name="P101">Translocation of the relics of St. Clemus and his companions, the martyrs</text:p>
      <text:p text:style-name="P101"/>
      <text:p text:style-name="P127"><text:tab/>See the Ninth Day of Athor.</text:p>
      <text:p text:style-name="P127"/>
      <text:p text:style-name="P133">The Thirteenth Day of Thoout</text:p>
      <text:p text:style-name="P101">Joyful Tune</text:p>
      <text:p text:style-name="P101">St. Matthias II, 90<text:span text:style-name="T53">th</text:span> Patriarch of Alexandria</text:p>
      <text:p text:style-name="P101">Miracle performed by St. Basil, the bishop of Caesarea</text:p>
      <text:p text:style-name="P101"/>
      <text:p text:style-name="P127"><text:tab/>See the Seventeenth Day of Athor.</text:p>
      <text:p text:style-name="P127"/>
      <text:p text:style-name="P27">The Fourteenth Day of Thoout</text:p>
      <text:p text:style-name="P101">Joyful Tune</text:p>
      <text:p text:style-name="P107">St. Agathon, the Stylite</text:p>
      <text:p text:style-name="P101"/>
      <text:p text:style-name="P127"><text:tab/>See the Third Day of Mesori.</text:p>
      <text:p text:style-name="P125"/>
      <text:p text:style-name="P133">The Fifteenth Day of Thoout</text:p>
      <text:p text:style-name="P101">Joyful Tune</text:p>
      <text:p text:style-name="P107">Translocaton of the relics of St. Stephen, the archdeacon and protomartyr to Constantinople</text:p>
      <text:p text:style-name="P101"/>
      <text:p text:style-name="P97"><text:span text:style-name="T6"><text:tab/></text:span><text:span text:style-name="T1">See the First Day of Tobi.</text:span></text:p>
      <text:p text:style-name="P47"/>
      <text:p text:style-name="P57"/>
      <text:p text:style-name="P29">The Sixteenth Day of Thoout</text:p>
      <text:p text:style-name="P74">Joyfult Tune</text:p>
      <text:p text:style-name="P94">Dedication of the Church of the Resurrection</text:p>
      <text:p text:style-name="P95">Transolcation of the Relics of St. John Chrystostom</text:p>
      <text:p text:style-name="P84"><text:tab/>(also Phamenoth 28; Pashons 9)</text:p>
      <text:p text:style-name="P74"/>
      <text:p text:style-name="P50">The Vespers Gospel</text:p>
      <text:p text:style-name="P98">Psalm 83:4,5</text:p>
      <text:p text:style-name="P99"><text:tab/><text:span text:style-name="T6">A Psalm of David.</text:span></text:p>
      <text:p text:style-name="P97"><text:span text:style-name="T6"><text:tab/></text:span><text:span text:style-name="T1">Thine altars, O LORD of hosts, my King, and my God. Blessed are they that dwell in Thy house: they will praise Thee forever and ever. </text:span><text:span text:style-name="T6">Alleluia.</text:span></text:p>
      <text:p text:style-name="P60"/>
      <text:p text:style-name="P59">Luke 7:1-10</text:p>
      <text:p text:style-name="P6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5">
        <text:p text:style-name="P137"><text:span text:style-name="T50"><text:tab/></text:span><text:span text:style-name="T22">Now when he had ended all his sayings in the audience of the people, he entered into Capernaum. And a certain centurion’s servant, who was dear unto him, was sick, and ready to die. And when he heard of Jesus, he sent unto him the elders of the Jews, beseeching him that he would come and heal his servant. And when they came to Jesus, they besought him instantly, saying, That he was worthy for whom he should do this: For he </text:span><text:span text:style-name="T22">loveth our nation, and he hath built us a synagogue. Then Jesus went with them. And when he was now not far from the house, the centurion sent friends to him, saying unto him, Lord, trouble not thyself: for I am not worthy that thou shouldest enter under my roof: Wherefore neither thought I myself worthy to come unto thee: but say in a word, and my servant shall be healed. For I also am a man set under authority, having </text:span><text:span text:style-name="T22">under me soldiers, and I say unto one, Go, and he goeth; and to another, Come, and he cometh; and to my servant, Do this, and he doeth </text:span><text:span text:style-name="T26">it</text:span><text:span text:style-name="T22">. When Jesus heard these things, he marvelled at him, and turned him about, and said unto the people that followed him, </text:span><text:span text:style-name="T66">I say unto you, I have not found so great faith, no, not in Israel.</text:span><text:span text:style-name="T22"> </text:span><text:span text:style-name="T22">And they that were sent, returning to the house, found the servant whole that had been sick.</text:span><text:span text:style-name="T50"> </text:span><text:span text:style-name="T52">Glory be to God forever.</text:span></text:p>
      </text:section>
      <text:p text:style-name="P69"/>
      <text:p text:style-name="P49">The Matins Gospel</text:p>
      <text:p text:style-name="P101">Psalm 25:5,4</text:p>
      <text:p text:style-name="P103"><text:tab/><text:span text:style-name="T6">A Psalm of David.</text:span></text:p>
      <text:p text:style-name="P135"><text:span text:style-name="T1"><text:tab/>LORD, I have loved the beauty of Thy house, and the dwelling place of Thy glory. That I may hear the voice of Thy praise, and tell of all Thy wonders. </text:span><text:span text:style-name="T11">A</text:span><text:span text:style-name="T8">lleluia.</text:span></text:p>
      <text:p text:style-name="P59"><text:soft-page-break/>Luke 19:1-10</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6">
        <text:p text:style-name="P137"><text:span text:style-name="T52"><text:tab/></text:span><text:span text:style-name="T25">And Jesus</text:span><text:span text:style-name="T23"> entered and passed through Jericho. And, behold, </text:span><text:span text:style-name="T25">there was</text:span><text:span text:style-name="T23"> a man named Zacchaeus, which was the chief among the publicans, and he was rich. And he sought to see Jesus who he was; and could not for the press, because he was little of stature. And he ran before, and climbed up into a sycomore tree to see him: for he was to pass that </text:span><text:span text:style-name="T25">way</text:span><text:span text:style-name="T23">. And when Jesus came to the place, he looked up, and saw him, and said unto him, </text:span><text:span text:style-name="T67">Zacchaeus, make haste, and come down; for to day I must abide at thy house.</text:span><text:span text:style-name="T23"> And he made haste, and came down, and received him joyfully. And when they saw </text:span><text:span text:style-name="T25">it</text:span><text:span text:style-name="T23">, they all murmured, saying, That he was gone to be guest with a man that is a sinner. And Zacchaeus stood, and said unto </text:span><text:span text:style-name="T23">the Lord; Behold, Lord, the half of my goods I give to the poor; and if I have taken any thing from any man by false accusation, I restore </text:span><text:span text:style-name="T25">him</text:span><text:span text:style-name="T23"> fourfold. And Jesus said unto him, </text:span><text:span text:style-name="T67">This day is salvation come to this house, forsomuch as he also is a son of Abraham.</text:span><text:span text:style-name="T23"> </text:span><text:span text:style-name="T67">For the Son of man is come to seek and to save that which was lost.</text:span><text:span text:style-name="T51"> </text:span><text:span text:style-name="T52">Glory be to God forever.</text:span></text:p>
      </text:section>
      <text:p text:style-name="P68"/>
      <text:p text:style-name="P49">The Liturgy</text:p>
      <text:p text:style-name="P60"/>
      <text:p text:style-name="P47">The Pauline Epistle</text:p>
      <text:p text:style-name="P59">Hebrews 9:1-10</text:p>
      <text:p text:style-name="P61"><text:tab/><text:span text:style-name="T6">A chapter from the Epistle of our teacher Paul to the Hebrews. His blessing be upon us. Amen.</text:span></text:p>
      <text:section text:style-name="Sect1" text:name="Section27">
        <text:p text:style-name="P137"><text:span text:style-name="T50"><text:tab/></text:span><text:span text:style-name="T22">Then verily the first </text:span><text:span text:style-name="T26">covenant</text:span><text:span text:style-name="T22"> had also ordinances of divine service, and a worldly sanctuary. For there was a tabernacle made; the first, wherein </text:span><text:span text:style-name="T26">was</text:span><text:span text:style-name="T22"> the candlestick, and the table, and the shewbread; which is called the sanctuary. And after the second veil, the tabernacle which is called the Holiest of all; Which had the golden censer, and the ark of the covenant overlaid round about with gold, wherein </text:span><text:span text:style-name="T26">was</text:span><text:span text:style-name="T22"> the golden pot that had manna, and Aaron’s rod that budded, and the tables of the covenant; And over it the cherubims of glory shadowing the mercyseat; of which we </text:span><text:span text:style-name="T22">cannot now speak particularly. Now when these things were thus ordained, the priests went always into the first tabernacle, accomplishing the service </text:span><text:span text:style-name="T26">of God</text:span><text:span text:style-name="T22">. But into the second </text:span><text:span text:style-name="T26">went</text:span><text:span text:style-name="T22"> the high priest alone once every year, not without blood, which he offered for himself, and </text:span><text:span text:style-name="T26">for</text:span><text:span text:style-name="T22"> the errors of the people:</text:span></text:p>
        <text:p text:style-name="P138"><text:span text:style-name="T22"><text:tab/>The Holy Ghost this signifying, that the way into the holiest of all was not yet made manifest, while as the </text:span><text:soft-page-break/><text:span text:style-name="T22">first tabernacle was yet standing: Which </text:span><text:span text:style-name="T26">was</text:span><text:span text:style-name="T22"> a figure for the time then </text:span><text:span text:style-name="T22">present, in which were offered both gifts and sacrifices, that could not make him that did the service perfect, as pertaining to the conscience; </text:span><text:span text:style-name="T26">Which stood</text:span><text:span text:style-name="T22"> only in meats and drinks, and divers washings, and carnal ordinances, imposed </text:span><text:span text:style-name="T26">on them</text:span><text:span text:style-name="T22"> until the time of reformation.</text:span></text:p>
      </text:section>
      <text:p text:style-name="P59"><text:tab/><text:span text:style-name="T6">The grace of God the Father be with you all. Amen.</text:span></text:p>
      <text:p text:style-name="P60"/>
      <text:p text:style-name="P47">The Catholic Epistle</text:p>
      <text:p text:style-name="P59">1 Peter 2:1-10</text:p>
      <text:p text:style-name="P61"><text:tab/><text:span text:style-name="T6">The Catholic Epistle from the First Epistle of our teacher Peter. His Blessing be upon us. Amen.</text:span></text:p>
      <text:section text:style-name="Sect1" text:name="Section28">
        <text:p text:style-name="P137"><text:span text:style-name="T50"><text:tab/></text:span><text:span text:style-name="T22">And this is the word which by the gospel is preached unto you.</text:span><text:span text:style-name="T46">1</text:span><text:span text:style-name="T22"> Wherefore laying aside all malice, and all guile, and hypocrisies, and envies, and all evil speakings, As newborn babes, desire the sincere milk of the word, that ye may grow thereby: If so </text:span><text:span text:style-name="T22">be ye have tasted that the Lord </text:span><text:span text:style-name="T26">is</text:span><text:span text:style-name="T22"> gracious.</text:span></text:p>
        <text:p text:style-name="P138"><text:span text:style-name="T22"><text:tab/>To whom coming, </text:span><text:span text:style-name="T26">as unto</text:span><text:span text:style-name="T22"> a living stone, disallowed indeed of men, but chosen of God, </text:span><text:span text:style-name="T26">and</text:span><text:span text:style-name="T22"> precious, Ye 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text:span><text:span text:style-name="T22">who hath called you out of darkness into his marvellous light: Which in time past </text:span><text:span text:style-name="T26">were</text:span><text:span text:style-name="T22"> not a people, but </text:span><text:span text:style-name="T26">are</text:span><text:span text:style-name="T22"> now the people of God: which had not obtained mercy, but now have obtained mercy.</text:span></text:p>
        <text:p text:style-name="P140"/>
        <text:p text:style-name="P143"><text:span text:style-name="T47">1</text:span><text:span text:style-name="T36">First sentence not found in KJV.</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9:31-43</text:p>
      <text:p text:style-name="P61"><text:tab/><text:span text:style-name="T6">A chapter from the Acts of our fathers the pure Apostles, who were invested with the grace of the Holy Spirit. Their blessing be with us all. Amen.</text:span></text:p>
      <text:section text:style-name="Sect1" text:name="Section29">
        <text:p text:style-name="P73"><text:span text:style-name="T11"><text:tab/></text:span><text:span text:style-name="T22">Then had the churches rest throughout all Judaea and Galilee and Samaria, and were edified; and walking in the fear of the Lord, and in the comfort of the Holy Ghost, were multiplied.</text:span></text:p>
        <text:p text:style-name="P138"><text:soft-page-break/><text:span text:style-name="T21"><text:tab/>And it came to pass, as Peter passed throughout all </text:span><text:span text:style-name="T26">quarters</text:span><text:span text:style-name="T22">, he came down also to the saints which dwelt at Lydda. And there he found a certain man named Æneas, which had kept his bed eight years, and was sick </text:span><text:span text:style-name="T22">of the palsy. And Peter said unto him, Æneas, Jesus Christ maketh thee whole: arise, and make thy bed. And he arose immediately. </text:span><text:span text:style-name="T22">And all that dwelt at Lydda and Saron saw him, and turned to the Lord.</text:span></text:p>
        <text:p text:style-name="P138"><text:span text:style-name="T22"><text:tab/>Now there was at Joppa a certain disciple named Tabitha, which by interpretation is called Dorcas: this woman was full of good works and almsdeeds which she did. And it came to pass in those days, that she was sick, and died: whom when they had washed, they laid </text:span><text:span text:style-name="T26">her</text:span><text:span text:style-name="T22"> in an upper chamber. And forasmuch as Lydda was nigh to Joppa, and the disciples had heard that Peter was there, they sent unto him two men, desiring </text:span><text:span text:style-name="T26">him</text:span><text:span text:style-name="T22"> that he would not delay to come to them. Then Peter arose and went with them. When he was come, they brought him into the upper chamber: and all the widows stood by him weeping, and shewing the coats and garments which Dorcas made, while she was with them. But Peter put them all forth, and kneeled down, and prayed; and turning </text:span><text:span text:style-name="T26">him</text:span><text:span text:style-name="T22"> to the body said, Tabitha, arise. And she opened her eyes: and when she saw Peter, she sat up. And he gave her </text:span><text:span text:style-name="T26">his</text:span><text:span text:style-name="T22"> hand, and lifted her up, and when he had called the saints and widows, presented her alive. And it was known throughout all Joppa; and many believed in the Lord. </text:span><text:span text:style-name="T31">43 </text:span><text:span text:style-name="T22">And it came to pass, that he tarried many days in Joppa with one Simon a tanner.</text:span></text:p>
      </text:section>
      <text:p text:style-name="P60"><text:tab/><text:span text:style-name="T6">The word of the Lord abides in this church and in every church. Amen.</text:span></text:p>
      <text:p text:style-name="P60"/>
      <text:p text:style-name="P47">The Gospel</text:p>
      <text:p text:style-name="P101">Psalm 64:1,2</text:p>
      <text:p text:style-name="P103"><text:tab/><text:span text:style-name="T6">A Psalm of David.</text:span></text:p>
      <text:p text:style-name="P97"><text:span text:style-name="T13"><text:tab/></text:span><text:span text:style-name="T1">Praise is due to Thee, O God, in Zion: and prayer shall be offered to Thee in Jerusalem. Hear, O God my prayer, to Thee all flesh shall come. </text:span><text:span text:style-name="T6">Alleluia.</text:span></text:p>
      <text:p text:style-name="P103"/>
      <text:p text:style-name="P59">Matthew 16:13-19</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0">
        <text:p text:style-name="P137"><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ext:span><text:soft-page-break/><text:span text:style-name="T23">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text:span><text:span text:style-name="T67">upon this rock I will build my church; and the gates of hell shall not prevail against it.</text:span><text:span text:style-name="T23"> </text:span><text:span text:style-name="T67">And I will give unto thee the keys of the kingdom of heaven: and whatsoever thou shalt bind on earth shall be bound in heaven: and whatsoever thou shalt loose on earth shall be loosed in heaven.</text:span><text:span text:style-name="T49"> </text:span><text:span text:style-name="T52">Glory be to God forever.</text:span></text:p>
      </text:section>
      <text:p text:style-name="P51"/>
      <text:p text:style-name="P57">The Seventeenth Day of Thoout</text:p>
      <text:p text:style-name="P74">Psalm Tune</text:p>
      <text:p text:style-name="P96"><text:span text:style-name="T79">Exaltation of the holy Cross </text:span>(Feast of the Dedication of the Church of the Holy Cross)</text:p>
      <text:p text:style-name="P84"><text:tab/>(also Phamenoth 10, Mesori 12)</text:p>
      <text:p text:style-name="P84"/>
      <text:p text:style-name="P50">The Vespers Gospel</text:p>
      <text:p text:style-name="P98">Psalm 4:6</text:p>
      <text:p text:style-name="P99"><text:tab/><text:span text:style-name="T6">A Psalm of David.</text:span></text:p>
      <text:p text:style-name="P97"><text:span text:style-name="T4"><text:tab/>The light of Thy countenance has been signed upon us, O Lord. Thou hast given joy to my heart: for Thou, O LORD, alone hast caused me to dwell in hope. </text:span><text:span text:style-name="T6">Alleluia.</text:span></text:p>
      <text:p text:style-name="P103"/>
      <text:p text:style-name="P59">John 8:28-42</text:p>
      <text:p text:style-name="P61"><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31">
        <text:p text:style-name="P137"><text:span text:style-name="T50"><text:tab/></text:span><text:span text:style-name="T22">Then said Jesus unto them, </text:span><text:span text:style-name="T66">When ye have lifted up the Son of man, then shall ye know that I am </text:span><text:span text:style-name="T68">he</text:span><text:span text:style-name="T66">, and </text:span><text:span text:style-name="T68">that</text:span><text:span text:style-name="T66"> I do nothing of myself; but as my Father hath taught me, I speak these things.</text:span><text:span text:style-name="T22"> </text:span><text:span text:style-name="T66">And he that sent me is </text:span><text:span text:style-name="T66">with me: the Father hath not left me alone; for I do always those things that please him.</text:span><text:span text:style-name="T22"> As he spake these words, many believed on him.</text:span></text:p>
        <text:p text:style-name="P138"><text:span text:style-name="T22"><text:tab/>Then said Jesus to those Jews which believed on him, </text:span><text:span text:style-name="T66">If ye continue in my word, </text:span><text:span text:style-name="T68">then</text:span><text:span text:style-name="T66"> are ye my disciples indeed; </text:span><text:span text:style-name="T66">And ye shall know the truth, and the truth shall make you free.</text:span><text:span text:style-name="T22"> They answered him, We be Abraham’s seed, and were never in bondage to any man: how sayest thou, Ye shall be made free? Jesus answered them, </text:span><text:span text:style-name="T66">Verily, verily, I say unto you, Whosoever committeth sin is the servant of sin.</text:span><text:span text:style-name="T22"> </text:span><text:span text:style-name="T66">And the servant abideth not in the house for ever: </text:span><text:span text:style-name="T68">but</text:span><text:span text:style-name="T66"> the Son abideth ever.</text:span><text:span text:style-name="T22"> </text:span><text:span text:style-name="T66">If the Son therefore shall make you free, ye shall be free indeed.</text:span><text:span text:style-name="T22"> </text:span><text:span text:style-name="T66">I know that ye are Abraham’s seed; but ye seek to kill me, </text:span><text:soft-page-break/><text:span text:style-name="T66">because my word hath no place in you.</text:span></text:p>
        <text:p text:style-name="P138"><text:span text:style-name="T22"><text:tab/></text:span><text:span text:style-name="T66">I speak that which I have seen with my Father: and ye do that which ye have seen with your father.</text:span><text:span text:style-name="T22"> They answered and said unto him, Abraham is our father. Jesus saith unto them, </text:span><text:span text:style-name="T66">If ye were Abraham’s children, ye would do the works of Abraham.</text:span><text:span text:style-name="T22"> </text:span><text:span text:style-name="T66">But now ye seek to kill me, a man that </text:span><text:span text:style-name="T66">hath told you the truth, which I have heard of God: this did not Abraham.</text:span><text:span text:style-name="T22"> </text:span><text:span text:style-name="T66">Ye do the deeds of your father.</text:span><text:span text:style-name="T22"> Then said they to him, We be not born of fornication; we have one Father, </text:span><text:span text:style-name="T26">even</text:span><text:span text:style-name="T22"> God. Jesus said unto them, </text:span><text:span text:style-name="T66">If God were your Father, ye would love me: for I proceeded forth and came from God; neither came I of myself, but he sent me.</text:span><text:span text:style-name="T50"> </text:span><text:span text:style-name="T52">Glory be to God forever.</text:span></text:p>
      </text:section>
      <text:p text:style-name="P69"/>
      <text:p text:style-name="P50">The Procession of the Cross</text:p>
      <text:p text:style-name="P50"/>
      <text:p text:style-name="P54">Before the Sanctuary</text:p>
      <text:p text:style-name="P64">Psalm 104:4,138:1-2</text:p>
      <text:p text:style-name="P65"><text:tab/><text:span text:style-name="T6">A Psalm of David.</text:span></text:p>
      <text:p text:style-name="P66"><text:tab/><text:span text:style-name="T80">Who makes His angles spirits; his servants a flaming fire: </text:span><text:span text:style-name="T28">before the angels I will sing to Thee. And I will worship before Thine holy temple. </text:span><text:span text:style-name="T6">Alleluia.</text:span></text:p>
      <text:p text:style-name="P60"/>
      <text:p text:style-name="P59">John 1:43-51</text:p>
      <text:p text:style-name="P61"><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411">
        <text:p text:style-name="P138"><text:span text:style-name="T14"><text:tab/></text:span><text:span text:style-name="T21">The day following Jesus would go forth into Galilee, and findeth Philip, and saith unto him,</text:span><text:span text:style-name="T65"> Follow me</text:span><text:span text:style-name="T21">. Now Philip was of Bethsaida, the city of Andrew and Peter. Philip findeth Nathanael, and saith unto him, We have found him, of whom Moses in the law, and the prophets, did write, Jesus of Nazareth, the son of Joseph. And Nathanael said unto him, Can </text:span><text:span text:style-name="T21">there any good thing come out of Nazareth? Philip saith unto him, Come and see. Jesus saw Nathanael coming to him, and saith of him,</text:span><text:span text:style-name="T65"> Behold an Israelite indeed, in whom is no guile!</text:span><text:span text:style-name="T21"> Nathanael saith unto him, Whence knowest thou me? Jesus answered and said unto him, </text:span><text:span text:style-name="T65">Before that Philip called thee, when thou wast under the fig tree, I saw thee.</text:span><text:span text:style-name="T21"> Nathanael answered and saith unto him, Rabbi, thou art the Son of God; thou art the King of Israel. Jesus answered and said unto him, </text:span><text:span text:style-name="T65">Because I said unto thee, I saw thee under the fig tree, believest thou? thou shalt see greater </text:span><text:span text:style-name="T65">things than these.</text:span><text:span text:style-name="T21"> And he saith unto him, </text:span><text:span text:style-name="T65">Verily, verily, I say unto you, Hereafter ye shall see heaven open, and the angels of God ascending and descending upon the Son of man.</text:span><text:span text:style-name="T50"> </text:span><text:span text:style-name="T52">Glory be to God forever.</text:span></text:p>
      </text:section>
      <text:p text:style-name="P55"><text:soft-page-break/>Before the Icon of the Virgin Mary</text:p>
      <text:p text:style-name="P64">Psalm 87:3,5,7</text:p>
      <text:p text:style-name="P65"><text:tab/><text:span text:style-name="T7">A Psalm of David.</text:span></text:p>
      <text:p text:style-name="P66"><text:span text:style-name="T7"><text:tab/></text:span><text:span text:style-name="T28">Glorious things are spoken of Thee, O city of God. And the highest Himself has established her forever. As it were, the dwelling of all who rejoice is in Thee.</text:span><text:span text:style-name="T44"> </text:span><text:span text:style-name="T6">Alleluia.</text:span></text:p>
      <text:p text:style-name="P60"/>
      <text:p text:style-name="P59">Luke 1:39-56</text:p>
      <text:p text:style-name="P6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2">
        <text:p text:style-name="P138"><text:span text:style-name="T14"><text:tab/></text:span><text:span text:style-name="T21">And Mary arose in those days, and went into the hill country with haste, into a city of Juda; And entered into the house of Zacharias, and saluted Elisabeth. And it came to pass, that, when Elisabeth heard the salutation of Mary, the babe leaped in her womb; and Elisabeth was filled with the Holy Ghost: And she spake out with a loud voice, and said, Blessed </text:span><text:span text:style-name="T26">art</text:span><text:span text:style-name="T22"> thou among women, and blessed </text:span><text:span text:style-name="T26">is</text:span><text:span text:style-name="T22"> the fruit of thy womb. And whence </text:span><text:span text:style-name="T26">is</text:span><text:span text:style-name="T22"> this to me, that the mother of my Lord should come to me? For, lo, as soon as the voice of thy salutation sounded in mine ears, the babe leaped in my womb for joy. And blessed </text:span><text:span text:style-name="T26">is</text:span><text:span text:style-name="T22"> she that believed: for there shall be a performance of those things which were told her from the Lord. And Mary said, My soul doth magnify the Lord, And my spirit hath rejoiced in God my </text:span><text:span text:style-name="T22">Saviour. For he hath regarded the low estate of his handmaiden: for, behold, from henceforth all generations shall call me blessed. For he that is mighty hath done to me great things; and holy </text:span><text:span text:style-name="T26">is</text:span><text:span text:style-name="T22"> his name. And his mercy </text:span><text:span text:style-name="T26">is</text:span><text:span text:style-name="T22"> on them that fear him from generation to generation. He hath shewed strength with his arm; he hath scattered the proud in the imagination of their </text:span><text:span text:style-name="T22">hearts. He hath put down the mighty from </text:span><text:span text:style-name="T26">their</text:span><text:span text:style-name="T22"> seats, and exalted them of low degree. He hath filled the hungry with good things; and the rich he hath sent empty away. He hath holpen his servant Israel, in remembrance of </text:span><text:span text:style-name="T26">his</text:span><text:span text:style-name="T22"> mercy; As he spake to our fathers, to Abraham, and to his seed for ever. And Mary abode with her about three months, and returned to her own house.</text:span><text:span text:style-name="T50"> </text:span><text:span text:style-name="T52">Glory be to God forever.</text:span></text:p>
      </text:section>
      <text:p text:style-name="P69"/>
      <text:p text:style-name="P54">Before the Icon of the Archangel Gabriel</text:p>
      <text:p text:style-name="P64">Psalm 34:7,9</text:p>
      <text:p text:style-name="P65"><text:tab/><text:span text:style-name="T6">A Psalm of David.</text:span></text:p>
      <text:p text:style-name="P66"><text:span text:style-name="T6"><text:tab/></text:span><text:span text:style-name="T28">The angel of the Lord encamps round about everyone who fears Him, and He will deliver them. O taste and see that the Lord is sweet: blessed is the man that hopes in Him. </text:span><text:span text:style-name="T6">Alleluia.</text:span></text:p>
      <text:p text:style-name="P59"><text:soft-page-break/>Luke 1:26-38</text:p>
      <text:p text:style-name="P6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3">
        <text:p text:style-name="P138"><text:span text:style-name="T14"><text:tab/></text:span><text:span text:style-name="T21">And in the sixth month the angel Gabriel was sent from God unto a city of Galilee, named Nazareth, To a virgin espoused to a man whose name was Joseph, of the house of David; and the virgin’s name </text:span><text:span text:style-name="T26">was</text:span><text:span text:style-name="T22"> Mary. And the angel came in unto her, and said, Hail, </text:span><text:span text:style-name="T26">thou that art</text:span><text:span text:style-name="T22"> highly favoured, the Lord </text:span><text:span text:style-name="T26">is</text:span><text:span text:style-name="T22"> with thee: blessed </text:span><text:span text:style-name="T26">art</text:span><text:span text:style-name="T22"> thou among women. And when she saw </text:span><text:span text:style-name="T26">him</text:span><text:span text:style-name="T22">, she was troubled at his saying, and cast in her mind what manner of salutation this should be. And the angel said unto her, Fear not, Mary: for thou hast found favour with God. </text:span><text:span text:style-name="T31">31 </text:span><text:span text:style-name="T22">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And Mary said, Behold the handmaid of the Lord; be it unto me according to thy word. And the angel departed from her.</text:span><text:span text:style-name="T50"> </text:span><text:span text:style-name="T52">Glory be to God forever.</text:span></text:p>
      </text:section>
      <text:p text:style-name="P69"/>
      <text:p text:style-name="P54">Before the Icon of the Archangle Michael</text:p>
      <text:p text:style-name="P64">Psalm 103:20,21</text:p>
      <text:p text:style-name="P65"><text:tab/><text:span text:style-name="T6">A Psalm of David.</text:span></text:p>
      <text:p text:style-name="P66"><text:tab/><text:span text:style-name="T30">Bless the LORD, all ye His angels, that excel in strength, that do His word. </text:span><text:span text:style-name="T28">Bless the LORD, all ye His hosts; ye ministers of His, that do His will.</text:span><text:span text:style-name="T82"> </text:span><text:span text:style-name="T6">Alleluia.</text:span></text:p>
      <text:p text:style-name="P60"/>
      <text:p text:style-name="P59">Matthew 13:44-52</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4">
        <text:p text:style-name="P138"><text:span text:style-name="T14"><text:tab/></text:span><text:span text:style-name="T65">Again, the kingdom of heaven is like unto treasure hid in a field; the which when a man hath found, he hideth, and for joy thereof goeth and selleth all that he hath, and buyeth that field.</text:span><text:span text:style-name="T21"> </text:span><text:span text:style-name="T65">Again, the kingdom of heaven is like unto a merchant man, seeking goodly pearls:</text:span><text:span text:style-name="T21"> </text:span><text:span text:style-name="T65">Who, when he </text:span><text:soft-page-break/><text:span text:style-name="T65">had found one pearl of great price, went and sold all that he had, and bought it.</text:span><text:span text:style-name="T21"> </text:span><text:span text:style-name="T65">Again, the kingdom of heaven is like unto a net, that was cast into the sea, and gathered of every kind:</text:span><text:span text:style-name="T21"> </text:span><text:span text:style-name="T65">Which, when it was full, they drew to shore, and sat down, and gathered the good into vessels, but cast the bad away.</text:span><text:span text:style-name="T21"> </text:span><text:span text:style-name="T65">So shall it be at the end of the world: the angels shall come forth, and sever the wicked from among the just,</text:span><text:span text:style-name="T21"> </text:span><text:span text:style-name="T65">And shall cast them into the furnace of fire: there shall be wailing and gnashing of teeth.</text:span><text:span text:style-name="T21"> Jesus saith unto them, </text:span><text:span text:style-name="T65">Have ye understood all these things?</text:span><text:span text:style-name="T21"> They say unto him, Yea, Lord. Then said he unto them, </text:span><text:span text:style-name="T65">Therefore every scribe </text:span><text:span text:style-name="T68">which is</text:span><text:span text:style-name="T66"> instructed unto the kingdom of heaven is like unto a man </text:span><text:span text:style-name="T68">that is</text:span><text:span text:style-name="T66"> an householder, which bringeth forth out of his treasure </text:span><text:span text:style-name="T68">things</text:span><text:span text:style-name="T66"> new and old.</text:span><text:span text:style-name="T50"> </text:span><text:span text:style-name="T52">Glory be to God forever.</text:span></text:p>
      </text:section>
      <text:p text:style-name="P69"/>
      <text:p text:style-name="P54">Before the Icon of St. Mark</text:p>
      <text:p text:style-name="P64">Psalm 68:11,12</text:p>
      <text:p text:style-name="P65"><text:tab/><text:span text:style-name="T6">A Psalm of David.</text:span></text:p>
      <text:p text:style-name="P66"><text:span text:style-name="T6"><text:tab/></text:span><text:span text:style-name="T28">The Lord shall give a word to those who preach with great power: The King of powers is the Beloved. And in the beauty of the house of the Beloved divide the spoils.</text:span><text:span text:style-name="T81"> </text:span><text:span text:style-name="T6">Alleluia.</text:span></text:p>
      <text:p text:style-name="P60"/>
      <text:p text:style-name="P59">Luke 10:1-12</text:p>
      <text:p text:style-name="P6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5">
        <text:p text:style-name="P138"><text:span text:style-name="T14"><text:tab/></text:span><text:span text:style-name="T21">After these things the Lord appointed other seventy also, and sent them two and two before his face into every city and place, whither he himself would come. Therefore said he unto them, </text:span><text:span text:style-name="T65">The harvest truly </text:span><text:span text:style-name="T68">is</text:span><text:span text:style-name="T66"> </text:span><text:span text:style-name="T66">great, but the labourers </text:span><text:span text:style-name="T68">are</text:span><text:span text:style-name="T66"> few: pray ye therefore the Lord of the harvest, that he would send forth labourers into his harvest.</text:span><text:span text:style-name="T22"> </text:span><text:span text:style-name="T66">Go your ways: behold, I send you forth as lambs among wolves.</text:span><text:span text:style-name="T22"> </text:span><text:span text:style-name="T66">Carry neither purse, nor scrip, nor shoes: and salute no man by the way.</text:span><text:span text:style-name="T22"> </text:span><text:span text:style-name="T66">And into whatsoever house ye enter, first say, Peace </text:span><text:span text:style-name="T68">be</text:span><text:span text:style-name="T66"> to this house.</text:span><text:span text:style-name="T22"> </text:span><text:span text:style-name="T66">And if the son of peace be there, your peace shall rest upon it: if not, it shall turn to you again.</text:span><text:span text:style-name="T22"> </text:span><text:span text:style-name="T66">And in the same house </text:span><text:span text:style-name="T66">remain, eating and drinking such things as they give: for the labourer is worthy of his hire. Go not from house to house.</text:span><text:span text:style-name="T22"> </text:span><text:span text:style-name="T66">And into whatsoever city ye </text:span><text:span text:style-name="T66">enter, and they receive you, eat such things as are set before you:</text:span><text:span text:style-name="T22"> </text:span><text:span text:style-name="T66">And heal the sick that are therein, and say unto them, The kingdom of God is come nigh unto you.</text:span><text:span text:style-name="T22"> </text:span><text:span text:style-name="T66">But into whatsoever city ye enter, and they receive you not, go your ways out into the streets of the same, and </text:span><text:soft-page-break/><text:span text:style-name="T66">say,</text:span><text:span text:style-name="T22"> </text:span><text:span text:style-name="T66">Even the very dust </text:span><text:span text:style-name="T66">of your city, which cleaveth on us, we do wipe off against you: notwithstanding be ye sure of this, that the kingdom of God is come nigh unto you.</text:span><text:span text:style-name="T22"> </text:span><text:span text:style-name="T66">But I say unto you, that it shall be more tolerable in that day for Sodom, than for that city.</text:span><text:span text:style-name="T50"> </text:span><text:span text:style-name="T52">Glory be to God forever.</text:span></text:p>
      </text:section>
      <text:p text:style-name="P69"/>
      <text:p text:style-name="P54">Before the Icon of the Disciples</text:p>
      <text:p text:style-name="P64">Psalm 19:3,4</text:p>
      <text:p text:style-name="P65"><text:tab/><text:span text:style-name="T6">A Psalm of David.</text:span></text:p>
      <text:p text:style-name="P66"><text:span text:style-name="T6"><text:tab/></text:span><text:span text:style-name="T28">Those whose voices are not heard. Their sound is gone out through all the earth, and their words have reached unto the end of the world. </text:span><text:span text:style-name="T7">Alleluia.</text:span></text:p>
      <text:p text:style-name="P60"/>
      <text:p text:style-name="P59">Matthew 10:1-8</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6">
        <text:p text:style-name="P138"><text:span text:style-name="T14"><text:tab/></text:span><text:span text:style-name="T21">And when he had called unto </text:span><text:span text:style-name="T26">him</text:span><text:span text:style-name="T22"> his twelve disciples, he gave them power </text:span><text:span text:style-name="T26">against</text:span><text:span text:style-name="T22"> unclean spirits, to cast them out, and to heal all manner of sickness and all manner of disease. Now the names of the twelve apostles are these; The first, Simon, who is called Peter, and Andrew his brother; James </text:span><text:span text:style-name="T26">the son</text:span><text:span text:style-name="T22"> of Zebedee, and John his brother; Philip, and Bartholomew; </text:span><text:span text:style-name="T22">Thomas, and Matthew the publican; James </text:span><text:span text:style-name="T26">the son</text:span><text:span text:style-name="T22"> of Alphaeus, and Lebbaeus, whose surname was Thaddaeus; Simon the Canaanite, and Judas Iscariot, who also betrayed him.</text:span></text:p>
        <text:p text:style-name="P138"><text:span text:style-name="T22"><text:tab/>These twelve Jesus sent forth, and commanded them, saying, </text:span><text:span text:style-name="T66">Go not into the way of the Gentiles, and into </text:span><text:span text:style-name="T68">any</text:span><text:span text:style-name="T66"> city of the Samaritans enter ye not:</text:span><text:span text:style-name="T22"> </text:span><text:span text:style-name="T66">But go rather to the lost sheep of the house of Israel.</text:span><text:span text:style-name="T22"> </text:span><text:span text:style-name="T66">And as ye go, preach, saying, The kingdom of heaven is at hand.</text:span><text:span text:style-name="T22"> </text:span><text:span text:style-name="T66">Heal the sick, cleanse the lepers, raise the dead, cast out devils: freely </text:span><text:span text:style-name="T66">ye have received, freely give.</text:span><text:span text:style-name="T50"> </text:span><text:span text:style-name="T52">Glory be to God forever.</text:span></text:p>
      </text:section>
      <text:p text:style-name="P69"/>
      <text:p text:style-name="P54">Before the Icon of St. George (or any martyr)</text:p>
      <text:p text:style-name="P64">Psalm 97:11,12</text:p>
      <text:p text:style-name="P65"><text:tab/><text:span text:style-name="T6">A Psalm of David.</text:span></text:p>
      <text:p text:style-name="P66"><text:span text:style-name="T6"><text:tab/></text:span><text:span text:style-name="T28">A light has risen for the righteous, and joy for those who are upright in their heart. Be glad in the Lord, ye righteous; and confess at the remembrance of His holiness. </text:span><text:span text:style-name="T6">Alleluia.</text:span></text:p>
      <text:p text:style-name="P60"/>
      <text:p text:style-name="P59"/>
      <text:p text:style-name="P32">Luke 21:12-19</text:p>
      <text:p text:style-name="P6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7">
        <text:p text:style-name="P138"><text:span text:style-name="T14"><text:tab/></text:span><text:span text:style-name="T65">But before all these, they shall lay their hands on you, and persecute </text:span><text:span text:style-name="T68">you</text:span><text:span text:style-name="T66">, delivering </text:span><text:span text:style-name="T68">you</text:span><text:span text:style-name="T66"> up to the synagogues, and into prisons, being brought before kings and rulers for my name’s sake.</text:span><text:span text:style-name="T22"> </text:span><text:span text:style-name="T66">And it shall turn to you for a testimony.</text:span><text:span text:style-name="T22"> </text:span><text:span text:style-name="T66">Settle </text:span><text:span text:style-name="T68">it</text:span><text:span text:style-name="T66"> therefore in your hearts, not to meditate before what ye shall answer:</text:span><text:span text:style-name="T22"> </text:span><text:span text:style-name="T66">For I will give you a mouth and wisdom, which all your adversaries shall not be able to gainsay nor resist.</text:span><text:span text:style-name="T22"> </text:span><text:span text:style-name="T66">And ye shall be betrayed both by parents, and brethren, and kinsfolks, and friends; and </text:span><text:span text:style-name="T68">some</text:span><text:span text:style-name="T66"> of you shall they cause to be put to death.</text:span><text:span text:style-name="T22"> </text:span><text:span text:style-name="T66">And ye shall be hated of all </text:span><text:span text:style-name="T68">men</text:span><text:span text:style-name="T66"> for my name’s sake.</text:span><text:span text:style-name="T22"> </text:span><text:span text:style-name="T66">But there shall not an hair of your head perish.</text:span><text:span text:style-name="T22"> </text:span><text:span text:style-name="T66">In your patience possess ye your souls.</text:span><text:span text:style-name="T50"> </text:span><text:span text:style-name="T52">Glory be to God forever.</text:span></text:p>
      </text:section>
      <text:p text:style-name="P69"/>
      <text:p text:style-name="P54">Before the Icon of St. Antony (or any saint)</text:p>
      <text:p text:style-name="P64">Psalm 68:35,3</text:p>
      <text:p text:style-name="P65"><text:tab/><text:span text:style-name="T6">A Psalm of David.</text:span></text:p>
      <text:p text:style-name="P66"><text:span text:style-name="T6"><text:tab/></text:span><text:span text:style-name="T28">Wonderful is God among His saints: God of Israel shall give power and strength to His people. But let the righteous be glad; let them rejoice before God: yea, let them be joyful in gladness.</text:span><text:span text:style-name="T45"> </text:span><text:span text:style-name="T6">Alleluia.</text:span></text:p>
      <text:p text:style-name="P60"/>
      <text:p text:style-name="P59">Matthew 16:24-28</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8">
        <text:p text:style-name="P138"><text:span text:style-name="T14"><text:tab/></text:span><text:span text:style-name="T21">Then said Jesus unto his disciples, </text:span><text:span text:style-name="T65">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text:span><text:span text:style-name="T66">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69"/>
      <text:p text:style-name="P54">Before the North Door</text:p>
      <text:p text:style-name="P64">Psalm 84:1,2</text:p>
      <text:p text:style-name="P65"><text:tab/><text:span text:style-name="T6">A Psalm of David.</text:span></text:p>
      <text:p text:style-name="P66"><text:span text:style-name="T6"><text:tab/></text:span><text:span text:style-name="T28">How beloved are Thy dwellings, O Lord, God of the powers! My soul yearns, and faints to enter into the courts of the Lord.</text:span><text:span text:style-name="T80"> </text:span><text:span text:style-name="T6">Alleluia.</text:span></text:p>
      <text:p text:style-name="P59"><text:soft-page-break/>Luke 13:22-30</text:p>
      <text:p text:style-name="P6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9">
        <text:p text:style-name="P78"><text:span text:style-name="T13"><text:tab/></text:span><text:span text:style-name="T34">And he went through the cities and villages, teaching, and journeying toward Jerusalem.</text:span></text:p>
        <text:p text:style-name="P138"><text:span text:style-name="T21"><text:tab/>Then said one unto him, Lord, are there few that be saved? And he said unto them, </text:span><text:span text:style-name="T65">Strive to enter in at the strait gate: for many, I say unto you, will seek to enter in, and shall not be able.</text:span><text:span text:style-name="T21"> </text:span><text:span text:style-name="T65">When once the master of the house is risen up, and hath shut to the door, and ye begin to stand without, and to knock at the door, saying, Lord, Lord, open unto us; and he shall answer and say unto you, I know you not whence ye are:</text:span><text:span text:style-name="T21"> </text:span><text:span text:style-name="T65">Then shall ye begin to say, We have eaten and drunk in thy presence, and thou hast taught in our streets.</text:span><text:span text:style-name="T21"> </text:span><text:span text:style-name="T65">But he shall say, I tell you, I know you not whence ye are; depart from me, all </text:span><text:span text:style-name="T68">ye</text:span><text:span text:style-name="T66"> workers of iniquity.</text:span><text:span text:style-name="T22"> </text:span><text:span text:style-name="T66">There shall be weeping and gnashing of teeth, when ye shall see Abraham, and Isaac, and Jacob, and all the prophets, in the kingdom of God, and </text:span><text:span text:style-name="T66">you </text:span><text:span text:style-name="T68">yourselves</text:span><text:span text:style-name="T66"> thrust out.</text:span><text:span text:style-name="T22"> </text:span><text:span text:style-name="T66">And they shall come from the east, and </text:span><text:span text:style-name="T68">from</text:span><text:span text:style-name="T66"> the west, and from the north, and </text:span><text:span text:style-name="T68">from</text:span><text:span text:style-name="T66"> the south, and shall sit down in the kingdom of God.</text:span><text:span text:style-name="T22"> </text:span><text:span text:style-name="T66">And, behold, there are last which shall be first, and there are first which shall be last.</text:span><text:span text:style-name="T50"> </text:span><text:span text:style-name="T52">Glory be to God forever.</text:span></text:p>
      </text:section>
      <text:p text:style-name="P69"/>
      <text:p text:style-name="P54">Before the Lakane</text:p>
      <text:p text:style-name="P64">Psalm 29:3,4</text:p>
      <text:p text:style-name="P65"><text:tab/><text:span text:style-name="T6">A Psalm of David.</text:span></text:p>
      <text:p text:style-name="P66"><text:span text:style-name="T6"><text:tab/></text:span><text:span text:style-name="T28">The voice of the Lord is upon the waters: the God of glory has thundered: the Lord (is) upon many waters. The voice of the Lord (is) in power. </text:span><text:span text:style-name="T7">Alleluia.</text:span></text:p>
      <text:p text:style-name="P60"/>
      <text:p text:style-name="P59">Matthew 3:13-17</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20">
        <text:p text:style-name="P138"><text:span text:style-name="T14"><text:tab/></text:span><text:span text:style-name="T21">Then cometh Jesus from Galilee to Jordan unto John, to be baptized of him. But John forbad him, saying, I have need to be baptized of thee, and comest thou to me? And Jesus answering said unto him, </text:span><text:span text:style-name="T65">Suffer </text:span><text:span text:style-name="T68">it to be so</text:span><text:span text:style-name="T66"> now: for thus it becometh us to fulfil all righteousness</text:span><text:span text:style-name="T22">. Then he suffered him. And Jesus, when he was baptized, went up straightway out of the </text:span><text:span text:style-name="T22">water: and, lo, the heavens were opened unto him, and he saw the Spirit of God descending like a dove, and lighting upon him: And lo a voice from heaven, saying, This is my </text:span><text:span text:style-name="T22">beloved Son, in whom I am well pleased.</text:span><text:span text:style-name="T50"> </text:span><text:span text:style-name="T52">Glory be to God forever.</text:span></text:p>
      </text:section>
      <text:p text:style-name="P55"><text:soft-page-break/>Before the South Door</text:p>
      <text:p text:style-name="P64">Psalm 118:19,20</text:p>
      <text:p text:style-name="P65"><text:tab/><text:span text:style-name="T6">A Psalm of David.</text:span></text:p>
      <text:p text:style-name="P72"><text:span text:style-name="T6"><text:tab/></text:span><text:span text:style-name="T29">Open to me the gates of righteousness: that I may go into them, and confess to the Lord: this is the gate of the Lord, the righteous shall enter into it. </text:span><text:span text:style-name="T6">Alleluia.</text:span></text:p>
      <text:p text:style-name="P60"/>
      <text:p text:style-name="P59">Matthew 21:1-11</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21">
        <text:p text:style-name="P138"><text:span text:style-name="T14"><text:tab/></text:span><text:span text:style-name="T21">And when they drew nigh unto Jerusalem, and were come to Bethphage, unto the mount of Olives, then sent Jesus two disciples, Saying unto them, </text:span><text:span text:style-name="T65">Go into the village over against you, and straightway ye shall find an ass tied, and a colt with her: loose </text:span><text:span text:style-name="T68">them</text:span><text:span text:style-name="T66">, and bring </text:span><text:span text:style-name="T68">them</text:span><text:span text:style-name="T66"> unto me.</text:span><text:span text:style-name="T22"> </text:span><text:span text:style-name="T66">And if any </text:span><text:span text:style-name="T68">man</text:span><text:span text:style-name="T66"> say ought unto you, ye shall say, The Lord hath need of them; and straightway he will send them.</text:span><text:span text:style-name="T22"> All this was done, that it might be fulfilled </text:span><text:span text:style-name="T22">which was spoken by the prophet, saying, Tell ye the daughter of Sion, Behold, thy King cometh unto thee, meek, and sitting upon an ass, and a colt the foal of an ass. And the disciples went, and did as Jesus commanded them, And brought the ass, and the colt, and put on them their clothes, and they set </text:span><text:span text:style-name="T26">him</text:span><text:span text:style-name="T22"> thereon. And a very great multitude spread their </text:span><text:span text:style-name="T22">garments in the way; others cut down branches from the trees, and strawed </text:span><text:span text:style-name="T26">them</text:span><text:span text:style-name="T22"> in the way. And the multitudes that went before, and that followed, cried, saying, Hosanna to the Son of David: Blessed </text:span><text:span text:style-name="T26">is</text:span><text:span text:style-name="T22"> he that cometh in the name of the Lord; Hosanna in the highest. And when he was come into Jerusalem, all the city was moved, saying, Who is this? And the multitude said, This is Jesus the prophet of Nazareth of Galilee.</text:span><text:span text:style-name="T50"> </text:span><text:span text:style-name="T52">Glory be to God forever.</text:span></text:p>
      </text:section>
      <text:p text:style-name="P69"/>
      <text:p text:style-name="P54">Before the Icon of John the Baptist</text:p>
      <text:p text:style-name="P64">Psalm 52:8,9</text:p>
      <text:p text:style-name="P65"><text:tab/><text:span text:style-name="T6">A Psalm of David.</text:span></text:p>
      <text:p text:style-name="P66"><text:span text:style-name="T6"><text:tab/></text:span><text:span text:style-name="T3">But I am like a fruitful olive tree in the house of God: I will wait on Thy Name; for it is sweet in the presence of Thy saints.</text:span><text:span text:style-name="T6"> Alleluia.</text:span></text:p>
      <text:p text:style-name="P60"/>
      <text:p text:style-name="P59">Luke 7:28-35</text:p>
      <text:p text:style-name="P6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22">
        <text:p text:style-name="P138"><text:span text:style-name="T14"><text:tab/></text:span><text:span text:style-name="T65">For I say unto you, Among those that are born of women there is not a greater prophet than John the Baptist: but he that is least in the kingdom of </text:span><text:soft-page-break/><text:span text:style-name="T65">God is greater than he.</text:span><text:span text:style-name="T21"> And all the people that heard </text:span><text:span text:style-name="T26">him</text:span><text:span text:style-name="T22">, and the public</text:span><text:span text:style-name="T22">ans, justified God, being baptized with the baptism of John. But the Pharisees and lawyers rejected the counsel of God against themselves, being not baptized of him. And the Lord said, </text:span><text:span text:style-name="T66">Whereunto then shall I liken the men of this generation? and to what are they like?</text:span><text:span text:style-name="T22"> </text:span><text:span text:style-name="T66">They are like unto children sitting in the marketplace, and calling one to another, and saying, We have piped unto you, and ye have not danced; we have mourned to you, and ye have not wept.</text:span><text:span text:style-name="T22"> </text:span><text:span text:style-name="T66">For John the Baptist came neither eating bread nor drinking wine; and ye say, He hath a devil.</text:span><text:span text:style-name="T22"> </text:span><text:span text:style-name="T66">The Son of man is come eating and drinking; and ye say, Behold a gluttonous man, and a winebibber, a friend of publicans and sinners!</text:span><text:span text:style-name="T22"> </text:span><text:span text:style-name="T66">But wisdom is justified of all her children.</text:span><text:span text:style-name="T50"> </text:span><text:span text:style-name="T52">Glory be to God forever.</text:span></text:p>
      </text:section>
      <text:p text:style-name="P69"/>
      <text:p text:style-name="P49">The Matins Gospel</text:p>
      <text:p text:style-name="P101">Psalm 59:3</text:p>
      <text:p text:style-name="P103"><text:tab/><text:span text:style-name="T6">A Psalm of David.</text:span></text:p>
      <text:p text:style-name="P113"><text:tab/><text:span text:style-name="T1">Thou hast given a sign to them that fear Thee, that they may flee from the face of the bow: That Thy beloved ones may be delivered; save me with Thy right hand. </text:span>Alleluia.</text:p>
      <text:p text:style-name="P111"/>
      <text:p text:style-name="P59">John 12:26-36a</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2">
        <text:p text:style-name="P137"><text:span text:style-name="T52"><text:tab/></text:span><text:span text:style-name="T67">If any man serve me, let him follow me; and where I am, there shall also my servant be: if any man serve me, him will </text:span><text:span text:style-name="T69">my</text:span><text:span text:style-name="T67"> Father honour.</text:span></text:p>
        <text:p text:style-name="P138"><text:span text:style-name="T22"><text:tab/></text:span><text:span text:style-name="T66">Now is my soul troubled; and what shall I say? Father, save me from this hour: but for this cause came I unto this hour.</text:span><text:span text:style-name="T22"> </text:span><text:span text:style-name="T66">Father, glorify thy name.</text:span><text:span text:style-name="T22"> Then came there a voice from heaven, </text:span><text:span text:style-name="T26">saying</text:span><text:span text:style-name="T22">, I have both glorified </text:span><text:span text:style-name="T26">it</text:span><text:span text:style-name="T22">, and will glorify </text:span><text:span text:style-name="T26">it</text:span><text:span text:style-name="T22"> again. The people therefore, that stood by, and heard </text:span><text:span text:style-name="T26">it</text:span><text:span text:style-name="T22">, </text:span><text:span text:style-name="T22">said that it thundered: others said, An angel spake to him. Jesus answered and said,</text:span><text:span text:style-name="T66"> This voice came not because of me, but for your sakes.</text:span><text:span text:style-name="T22"> </text:span><text:span text:style-name="T66">Now is the judgment of this world: now shall the prince of this world be cast out.</text:span><text:span text:style-name="T22"> </text:span><text:span text:style-name="T66">And I, if I be lifted up from the earth, will draw all </text:span><text:span text:style-name="T68">men</text:span><text:span text:style-name="T66"> unto me.</text:span><text:span text:style-name="T22"> This he said, signifying what death he should die. The people answered him, We have heard out of the law that Christ abideth for ever: and how sayest thou, The Son of man must be lifted up? who is this Son of man? Then Jesus said unto them, </text:span><text:span text:style-name="T66">Yet a little while is the light with you. Walk while ye have the light, lest darkness come upon you: for he that walketh in darkness </text:span><text:soft-page-break/><text:span text:style-name="T66">knoweth not whither he goeth.</text:span><text:span text:style-name="T22"> </text:span><text:span text:style-name="T66">While ye have light, believe in the light, that ye may be the children of light.</text:span><text:span text:style-name="T22"> </text:span><text:span text:style-name="T52">Glory be to God forever.</text:span></text:p>
      </text:section>
      <text:p text:style-name="P68"/>
      <text:p text:style-name="P49">The Liturgy</text:p>
      <text:p text:style-name="P60"/>
      <text:p text:style-name="P47">The Pauline Epistle</text:p>
      <text:p text:style-name="P59">1 Corinthians 1:17-31</text:p>
      <text:p text:style-name="P61"><text:tab/><text:span text:style-name="T6">A chapter from the First Epistle of our teacher Paul to the Corinthians. His blessing be upon us. Amen.</text:span></text:p>
      <text:section text:style-name="Sect1" text:name="Section33">
        <text:p text:style-name="P137"><text:span text:style-name="T50"><text:tab/></text:span><text:span text:style-name="T22">For Christ sent me not to baptize, but to preach the gospel: not with wisdom of words, lest the cross of Christ should be made of none effect. For the preaching of the cross is to them that perish foolishness; but unto us which are saved it is the power of God. For it is written, I will destroy the wisdom of the wise, and will bring to nothing the understanding of the prudent. Where </text:span><text:span text:style-name="T26">is</text:span><text:span text:style-name="T22"> the wise? where </text:span><text:span text:style-name="T26">is</text:span><text:span text:style-name="T22"> the scribe? where </text:span><text:span text:style-name="T26">is</text:span><text:span text:style-name="T22"> the disputer of this world? hath not God made foolish the wisdom of this world? For after that in the wisdom of God the world by wisdom knew not God, it pleased </text:span><text:span text:style-name="T22">God by the foolishness of preaching to save them that believe. For the Jews require a sign, and the Greeks seek after wisdom: But we preach Christ crucified, unto the Jews a stumblingblock, and unto the Greeks foolishness; But unto them which are called, both Jews and Greeks, Christ the power of </text:span><text:span text:style-name="T22">God, and the wisdom of God. Because the foolishness of God is wiser than men; and the weakness of God is stronger than men. For ye see your calling, brethren, how that not many wise men after the flesh, not many mighty, not many noble, </text:span><text:span text:style-name="T26">are called</text:span><text:span text:style-name="T22">: But God hath chosen the foolish things of the world to confound the wise; and God hath chosen the weak things of the world to confound the things which are mighty; And base things of the world, and things which are despised, hath God chosen, </text:span><text:span text:style-name="T26">yea</text:span><text:span text:style-name="T22">, and things which are not, to bring to nought things that are: That no flesh should glory in his presence. But of him are ye in Christ Jesus, who of God </text:span><text:span text:style-name="T22">is made unto us wisdom, and righteousness, and sanctification, and redemption: </text:span><text:span text:style-name="T22">That, according as it is written, He that glorieth, let him glory in the Lord.</text:span></text:p>
      </text:section>
      <text:p text:style-name="P59"><text:tab/><text:span text:style-name="T6">The grace of God the Father be with you all. Amen.</text:span></text:p>
      <text:p text:style-name="P60"/>
      <text:p text:style-name="P47">The Catholic Epistle</text:p>
      <text:p text:style-name="P59">1 Peter 2:11-25</text:p>
      <text:p text:style-name="P61"><text:tab/><text:span text:style-name="T6">The Catholic Epistle from the First Epistle of our teacher Peter. His Blessing be upon us. Amen.</text:span></text:p>
      <text:section text:style-name="Sect1" text:name="Section34">
        <text:p text:style-name="P137"><text:span text:style-name="T50"><text:tab/></text:span><text:span text:style-name="T22">Dearly beloved, I beseech </text:span><text:span text:style-name="T26">you</text:span><text:span text:style-name="T22"> as strangers and pilgrims, abstain from fleshly lusts, which war against the soul; </text:span><text:span text:style-name="T22">Having your conversation honest </text:span><text:soft-page-break/><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8"><text:span text:style-name="T22"><text:tab/>Submit yourselves to every ordinance of man for the Lord’s sake: whether it be to the king, as supreme; </text:span><text:span text:style-name="T31">14 </text:span><text:span text:style-name="T22">Or unto governors, as unto them that are sent by him for the punishment of evildoers, and for the praise of them that do well. For so is the will of God, that with well doing ye may put to silence the ignorance of foolish men: As free, and not using </text:span><text:span text:style-name="T26">your</text:span><text:span text:style-name="T22"> liberty for a cloke of maliciousness, but as the servants of God. Honour all </text:span><text:span text:style-name="T26">men</text:span><text:span text:style-name="T22">. Love the brotherhood. Fear God. Honour the king. Servants, </text:span><text:span text:style-name="T26">be</text:span><text:span text:style-name="T22"> subject to </text:span><text:span text:style-name="T26">your</text:span><text:span text:style-name="T22"> masters with all fear; not only to the good and gentle, but also to the froward. For this </text:span><text:span text:style-name="T26">is</text:span><text:span text:style-name="T22"> thankworthy, if a man for conscience toward God endure grief, suffering wrongfully. For what glory </text:span><text:span text:style-name="T26">is it</text:span><text:span text:style-name="T22">, if, when ye be buffeted for your faults, ye shall take it patiently? but if, when ye do well, and suffer </text:span><text:span text:style-name="T26">for it</text:span><text:span text:style-name="T22">, ye take it patiently, this </text:span><text:span text:style-name="T26">is</text:span><text:span text:style-name="T22"> acceptable with God. For even hereunto were ye called: because Christ also suffered for us, leaving us an example, that ye should follow his steps: Who did no sin, neither was guile found in his mouth: Who, when he was reviled, reviled not again; when he suffered, he threatened not; but committed </text:span><text:span text:style-name="T26">himself</text:span><text:span text:style-name="T22"> to him that judgeth righteously: Who his own self bare our sins in his own body on the tree, that we, being dead to sins, should live unto righteousness: by whose stripes ye were healed. For ye were as sheep going astray; but are now returned unto the Shepherd and Bishop of your souls.</text:span></text:p>
        <text:p text:style-name="P61"/>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0:34-43</text:p>
      <text:p text:style-name="P61"><text:tab/><text:span text:style-name="T6">A chapter from the Acts of our fathers the pure Apostles, who were invested with the grace of the Holy Spirit. Their blessing be with us all. Amen.</text:span></text:p>
      <text:section text:style-name="Sect1" text:name="Section35">
        <text:p text:style-name="P137"><text:span text:style-name="T50"><text:tab/></text:span><text:span text:style-name="T22">Then Peter opened </text:span><text:span text:style-name="T26">his</text:span><text:span text:style-name="T22"> mouth, and said, Of a truth I perceive that God is no respecter of persons: </text:span><text:span text:style-name="T31">35 </text:span><text:span text:style-name="T22">But in every nation he that feareth him, and worketh righteousness, is accepted with him. </text:span><text:span text:style-name="T31">36 </text:span><text:span text:style-name="T22">The word which </text:span><text:span text:style-name="T26">God</text:span><text:span text:style-name="T22"> sent unto the children of Israel, preaching peace by Jesus Christ: (he is Lord of all:) </text:span><text:span text:style-name="T31">37 </text:span><text:span text:style-name="T22">That word, </text:span><text:span text:style-name="T26">I say</text:span><text:span text:style-name="T22">, ye know, which was published throughout all Judaea, and began from Galilee, after the baptism which John preached; </text:span><text:span text:style-name="T31">38 </text:span><text:span text:style-name="T22">How God anointed Jesus of Nazareth with the Holy Ghost and with power: who went about doing good, and healing all that were </text:span><text:soft-page-break/><text:span text:style-name="T22">oppressed of the devil; for God was with him. </text:span><text:span text:style-name="T31">39 </text:span><text:span text:style-name="T22">And we are witnesses of all things which he did both in the land of the Jews, and in Jerusalem; whom they slew and hanged on a tree: </text:span><text:span text:style-name="T31">40 </text:span><text:span text:style-name="T22">Him God raised up the third day, and shewed him openly; </text:span><text:span text:style-name="T31">41 </text:span><text:span text:style-name="T22">Not to all the people, but unto witnesses chosen before of God, </text:span><text:span text:style-name="T26">even</text:span><text:span text:style-name="T22"> to us, who did eat and drink with him after he rose from the dead. </text:span><text:span text:style-name="T31">42 </text:span><text:span text:style-name="T22">And he commanded us to preach unto the people, and to testify that it is he which was ordained of God </text:span><text:span text:style-name="T26">to be</text:span><text:span text:style-name="T22"> the Judge of quick and dead. </text:span><text:span text:style-name="T31">43 </text:span><text:span text:style-name="T22">To him give all the prophets witness, that through his name whosoever believeth in him shall receive remission of sins.</text:span></text:p>
      </text:section>
      <text:p text:style-name="P60"><text:tab/><text:span text:style-name="T6">The word of the Lord abides in this church and in every church. Amen.</text:span></text:p>
      <text:p text:style-name="P60"/>
      <text:p text:style-name="P47">The Gospel</text:p>
      <text:p text:style-name="P101">Psalm 64:1,2</text:p>
      <text:p text:style-name="P103"><text:tab/><text:span text:style-name="T6">A Psalm of David.</text:span></text:p>
      <text:p text:style-name="P135"><text:span text:style-name="T11"><text:tab/></text:span><text:span text:style-name="T1">Praise is due to Thee, O God, in Zion: and prayer shall be offered to Thee in Jerusalem. Hear, O God my prayer, to Thee all flesh shall come. </text:span><text:span text:style-name="T8">Alleluia.</text:span></text:p>
      <text:p text:style-name="P103"/>
      <text:p text:style-name="P59">John 10:22-38</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6">
        <text:p text:style-name="P137"><text:span text:style-name="T50"><text:tab/></text:span><text:span text:style-name="T23">And it was at Jerusalem the feast of the dedication, and it was winter. And Jesus walked in the temple in Solomon’s porch. Then came the Jews round about him, and said unto him, How long dost thou make us to doubt? If thou be the Christ, tell us plainly. Jesus answered them, </text:span><text:span text:style-name="T67">I told you, and ye believed not: the works that I do in my Father’s name, they bear witness of me.</text:span><text:span text:style-name="T23"> </text:span><text:span text:style-name="T67">But ye believe not, because ye are not of my sheep, as I said unto you.</text:span><text:span text:style-name="T23"> </text:span><text:span text:style-name="T67">My sheep hear my voice, and I know them, and they follow me:</text:span><text:span text:style-name="T23"> </text:span><text:span text:style-name="T67">And I give unto them eternal life; and they shall never perish, neither shall any </text:span><text:span text:style-name="T69">man</text:span><text:span text:style-name="T67"> pluck them out of my hand.</text:span><text:span text:style-name="T23"> </text:span><text:span text:style-name="T67">My Father, which gave </text:span><text:span text:style-name="T69">them</text:span><text:span text:style-name="T67"> me, is greater than all; and no </text:span><text:span text:style-name="T69">man</text:span><text:span text:style-name="T67"> is able to pluck </text:span><text:span text:style-name="T69">them</text:span><text:span text:style-name="T67"> out of my Father’s hand.</text:span><text:span text:style-name="T23"> </text:span><text:span text:style-name="T67">I and </text:span><text:span text:style-name="T69">my</text:span><text:span text:style-name="T67"> Father are one.</text:span><text:span text:style-name="T23"> Then the Jews took up stones again to stone him. Jesus answered them,</text:span><text:span text:style-name="T67"> Many good works have I shewed you from my Father; for which of those works do ye stone me?</text:span><text:span text:style-name="T23"> The Jews answered him, saying, For a good work we stone thee not; but for blasphemy; and because that thou, being a man, makest thyself God. Jesus answered them, </text:span><text:span text:style-name="T67">Is it not written in your law, I said, Ye are gods?</text:span><text:span text:style-name="T23"> </text:span><text:span text:style-name="T67">If he called them gods, unto whom the word of God came, and the scripture cannot be broken; </text:span><text:span text:style-name="T67">Say ye of him, whom the Father hath sanctified, </text:span><text:soft-page-break/><text:span text:style-name="T67">and sent into the world, Thou blasphemest; because I said, I am the Son of God?</text:span><text:span text:style-name="T23"> </text:span><text:span text:style-name="T67">If I do not the works of my Father, believe me not.</text:span><text:span text:style-name="T23"> </text:span><text:span text:style-name="T67">But if I do, though ye believe not me, believe the works: that ye may know, and believe, that the Father </text:span><text:span text:style-name="T69">is</text:span><text:span text:style-name="T67"> in me, and I in him.</text:span><text:span text:style-name="T70"> </text:span><text:span text:style-name="T52">Glory be to God forever.</text:span></text:p>
      </text:section>
      <text:p text:style-name="P51"/>
      <text:p text:style-name="P57">The Eighteenth Day of Thoout</text:p>
      <text:p text:style-name="P74">Psalm Tune</text:p>
      <text:p text:style-name="P75">Second Day of the Feast of the Cross</text:p>
      <text:p text:style-name="P74">St. Prophyrius the martyr</text:p>
      <text:p text:style-name="P74">Commemoration of St. Stephen the priest, and St. Niketa the martyr</text:p>
      <text:p text:style-name="P74"/>
      <text:p text:style-name="P50">The Vespers Gospel</text:p>
      <text:p text:style-name="P98">Psalm 98:8,4</text:p>
      <text:p text:style-name="P99"><text:tab/><text:span text:style-name="T6">A Psalm of David.</text:span></text:p>
      <text:p text:style-name="P97"><text:tab/><text:span text:style-name="T4">Exalt the LORD our God, and worship at His holy mountain; for the LORD our God is holy. Exalt ye the LORD our God, and worship at His footstool. </text:span><text:span text:style-name="T6">Alleluia.</text:span></text:p>
      <text:p text:style-name="P103"/>
      <text:p text:style-name="P59">John 4:19-24</text:p>
      <text:p text:style-name="P61"><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43">
        <text:p text:style-name="P137"><text:span text:style-name="T50"><text:tab/></text:span><text:span text:style-name="T22">The woman saith unto him, Sir, I perceive that thou art a prophet. Our fathers worshipped in this mountain; and ye say, that in Jerusalem is the place where men ought to worship. Jesus saith unto her, </text:span><text:span text:style-name="T66">Woman, believe me, the hour cometh, when ye shall neither in this mountain, nor yet at Jerusalem, worship the Father.</text:span><text:span text:style-name="T22"> </text:span><text:span text:style-name="T66">Ye worship ye know not what: we know what we worship: for salvation is of the Jews.</text:span><text:span text:style-name="T22"> </text:span><text:span text:style-name="T66">But the hour cometh, and now is, when the true worshippers shall worship the Father in spirit and in truth: for the Father seeketh such to worship him.</text:span><text:span text:style-name="T22"> </text:span><text:span text:style-name="T66">God </text:span><text:span text:style-name="T68">is</text:span><text:span text:style-name="T66"> a Spirit: and they that worship him must worship </text:span><text:span text:style-name="T68">him</text:span><text:span text:style-name="T66"> in spirit and in truth.</text:span><text:span text:style-name="T50"> </text:span><text:span text:style-name="T52">Glory be to God forever.</text:span></text:p>
      </text:section>
      <text:p text:style-name="P60"/>
      <text:p text:style-name="P49">The Matins Gospel</text:p>
      <text:p text:style-name="P101">Psalm 118:28</text:p>
      <text:p text:style-name="P103"><text:tab/><text:span text:style-name="T6">A Psalm of David.</text:span></text:p>
      <text:p text:style-name="P113"><text:tab/><text:span text:style-name="T1">Thou art my God, and I will confess unto Thee: Thou art my God, I will exalt Thee: the right hand of the LORD hath wrought strength: The right hand of the LORD hath exalted me. </text:span>Alleluia.</text:p>
      <text:p text:style-name="P111"/>
      <text:p text:style-name="P59">John 3:14-21</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4">
        <text:p text:style-name="P137"><text:soft-page-break/><text:span text:style-name="T52"><text:tab/></text:span><text:span text:style-name="T67">And as Moses lifted up the serpent in the wilderness, even so must the Son of man be lifted up:</text:span><text:span text:style-name="T23"> </text:span><text:span text:style-name="T67">That whosoever believeth in him should not perish, but have eternal life.</text:span><text:span text:style-name="T23"> </text:span><text:span text:style-name="T67">For God so loved the world, that he gave his only begotten Son, that whosoever believeth in him should not perish, but have everlasting life.</text:span><text:span text:style-name="T23"> </text:span><text:span text:style-name="T67">For God sent not his Son into the world to condemn the world; but that the world through him might be saved.</text:span><text:span text:style-name="T23"> </text:span><text:span text:style-name="T67">He that believeth on him is not condemned: but he that believeth not is condemned already, because he hath not believed in the name of the only begotten Son of God.</text:span><text:span text:style-name="T23"> </text:span><text:span text:style-name="T67">And this is the condemnation, that light is come into the world, and men loved darkness rather than light, because their deeds were evil.</text:span><text:span text:style-name="T23"> </text:span><text:span text:style-name="T67">For every one that doeth evil hateth the light, neither cometh to the light, lest his deeds should be reproved.</text:span><text:span text:style-name="T23"> </text:span><text:span text:style-name="T67">But he that doeth truth cometh to the light, that his deeds may be made manifest, that they are wrought in God.</text:span><text:span text:style-name="T51"> </text:span><text:span text:style-name="T52">Glory be to God forever.</text:span></text:p>
      </text:section>
      <text:p text:style-name="P68"/>
      <text:p text:style-name="P49">The Liturgy</text:p>
      <text:p text:style-name="P60"/>
      <text:p text:style-name="P47">The Pauline Epistle</text:p>
      <text:p text:style-name="P59">Galatians 6:11-18</text:p>
      <text:p text:style-name="P61"><text:tab/><text:span text:style-name="T6">A chapter from the Epistle of our teacher Paul to the Galatians. His blessing be upon us. Amen.</text:span></text:p>
      <text:section text:style-name="Sect1" text:name="Section45">
        <text:p text:style-name="P137"><text:span text:style-name="T50"><text:tab/></text:span><text:span text:style-name="T21">Ye see how large a letter I have written unto you with mine own hand. As many as desire to make a fair shew in the flesh, they constrain you to be circumcised; only lest they should suffer persecution for the cross of Christ. For neither they themselves who are circumcised keep the law; but desire to have you circumcised, that they may glory in your flesh. But God forbid that I should glory, save in the cross of our Lord Jesus Christ, by whom the world is crucified unto me, and I unto the world. For in Christ Jesus neither circumcision availeth any thing, nor uncircumcision, but a new creature. And as many as walk according to this rule, peace </text:span><text:span text:style-name="T26">be</text:span><text:span text:style-name="T22"> on them, and mercy, and upon the Israel of God. From henceforth let no man </text:span><text:span text:style-name="T22">trouble me: for I bear in my body the marks of the Lord Jesus. Brethren, the grace of our Lord Jesus Christ </text:span><text:span text:style-name="T26">be</text:span><text:span text:style-name="T22"> with your spirit. Amen.</text:span></text:p>
      </text:section>
      <text:p text:style-name="P59"><text:tab/><text:span text:style-name="T6">The grace of God the Father be with you all. Amen.</text:span></text:p>
      <text:p text:style-name="P60"/>
      <text:p text:style-name="P47">The Catholic Epistle</text:p>
      <text:p text:style-name="P59">1 Peter 1:3-12</text:p>
      <text:p text:style-name="P61"><text:tab/><text:span text:style-name="T6">The Catholic Epistle from the First Epistle of our teacher Peter. His Blessing be upon us. Amen.</text:span></text:p>
      <text:section text:style-name="Sect1" text:name="Section46">
        <text:p text:style-name="P137"><text:span text:style-name="T50"><text:tab/></text:span><text:span text:style-name="T21">Blessed </text:span><text:span text:style-name="T26">be</text:span><text:span text:style-name="T22"> the God and Father of our Lord Jesus Christ, which according to his abundant mercy hath begotten us again unto a lively hope by the </text:span><text:span text:style-name="T22">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8"><text:span text:style-name="T22"><text:tab/>Wherein ye greatly rejoice, though now for a season, if need be, </text:span><text:soft-page-break/><text:span text:style-name="T22">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8"><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text:span><text:span text:style-name="T22">but unto us they did minister the things, which are now reported unto you by them that have preached the gospel unto you with the Holy Ghost sent down from heaven; which things the angels desire to look into.</text:span></text:p>
      </text:section>
      <text:p text:style-name="P61"><text:soft-page-break/><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4:8-18</text:p>
      <text:p text:style-name="P61"><text:tab/><text:span text:style-name="T6">A chapter from the Acts of our fathers the pure Apostles, who were invested with the grace of the Holy Spirit. Their blessing be with us all. Amen.</text:span></text:p>
      <text:section text:style-name="Sect1" text:name="Section47">
        <text:p text:style-name="P137"><text:span text:style-name="T50"><text:tab/></text:span><text:span text:style-name="T21">Then Peter, filled with the Holy Ghost, said unto them, Ye rulers of the people, and elders of Israel, If we this day be examined of the good deed done to the impotent man, by what means he is made whole; Be it known unto you all, and to all the people of Israel, that by the name of Jesus Christ of Nazareth, whom ye crucified, whom God raised from the dead, </text:span><text:span text:style-name="T26">even</text:span><text:span text:style-name="T22"> </text:span><text:span text:style-name="T22">by him doth this man stand here before you whole. This is the stone which was set at nought of you builders, which is become the head of the </text:span><text:span text:style-name="T22">corner. Neither is there salvation in any other: for there is none other name under heaven given among men, whereby we must be saved. Now when they saw the boldness of Peter and John, and perceived that </text:span><text:span text:style-name="T22">they were unlearned and ignorant men, they marvelled; and they took knowledge of them, that they had been with Jesus. </text:span><text:span text:style-name="T22">And beholding the </text:span><text:span text:style-name="T22">man which was healed standing with them, they could say nothing against it.</text:span></text:p>
        <text:p text:style-name="P138"><text:span text:style-name="T22"><text:tab/>But when they had commanded them to go aside out of the council, they conferred among themselves, Saying, What shall we do to these men? for that indeed a notable miracle hath been done by them </text:span><text:span text:style-name="T26">is</text:span><text:span text:style-name="T22"> manifest to all them that dwell in Jerusalem; and we cannot deny </text:span><text:span text:style-name="T26">it</text:span><text:span text:style-name="T22">. But that it spread no further among the people, let us straitly threaten them, that they speak henceforth to no man in this name. And they called them, and commanded them not to speak at all nor teach in the name of Jesus.</text:span></text:p>
      </text:section>
      <text:p text:style-name="P60"><text:tab/><text:span text:style-name="T6">The word of the Lord abides in this church and in every church. Amen.</text:span></text:p>
      <text:p text:style-name="P60"/>
      <text:p text:style-name="P47">The Gospel</text:p>
      <text:p text:style-name="P101">Psalm 144:1,2</text:p>
      <text:p text:style-name="P103"><text:tab/><text:span text:style-name="T6">A Psalm of David.</text:span></text:p>
      <text:p text:style-name="P97"><text:span text:style-name="T13"><text:tab/></text:span><text:span text:style-name="T1">I will exalt Thee, my God, my King; and I will speak Thy Name for ever and ever. Everyday will I bless Thee; and I will praise Thy Name for ever and ever. </text:span><text:span text:style-name="T6">Alleluia.</text:span></text:p>
      <text:p text:style-name="P103"/>
      <text:p text:style-name="P59">John 6:35-46</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8">
        <text:p text:style-name="P137"><text:span text:style-name="T50"><text:tab/></text:span><text:span text:style-name="T23">And Jesus said unto them, </text:span><text:span text:style-name="T67">I am the bread of life: he that cometh to me shall never hunger; and he that believeth on me shall never thirst.</text:span><text:span text:style-name="T23"> </text:span><text:span text:style-name="T67">But I said unto you, That ye also have seen me, and believe not.</text:span><text:span text:style-name="T23"> </text:span><text:span text:style-name="T67">All that the Father giveth me shall come to me; and him that cometh to me I will in no wise cast out.</text:span><text:span text:style-name="T23"> </text:span><text:span text:style-name="T67">For I came down from heaven, not to do mine own will, but the will of him that sent me.</text:span><text:span text:style-name="T23"> </text:span><text:span text:style-name="T67">And this is the Father’s will which hath sent me, that of all which he hath given me I should lose nothing, but should raise it up again at the last day.</text:span><text:span text:style-name="T23"> </text:span><text:span text:style-name="T67">And this is the will of him that sent me, that every one which seeth the Son, and believeth on him, may have everlasting life: and I will raise him up at the last day.</text:span><text:span text:style-name="T23"> The Jews then murmured at him, because he said, </text:span><text:span text:style-name="T67">I am the bread which came down from heaven.</text:span><text:span text:style-name="T23"> And they said, Is </text:span><text:span text:style-name="T23">not this Jesus, the son of Joseph, whose father and mother we know? how is it then that he saith, I came down from heaven? Jesus therefore </text:span><text:span text:style-name="T23">answered and said unto them, </text:span><text:span text:style-name="T67">Murmur not among yourselves.</text:span><text:span text:style-name="T23"> </text:span><text:span text:style-name="T67">No man can come to me, except the Father which hath sent me draw him: and I will raise him up at the last day.</text:span><text:span text:style-name="T23"> </text:span><text:span text:style-name="T67">It is written in the prophets, And they </text:span><text:span text:style-name="T67">shall be all taught of God. Every man therefore that hath heard, and hath learned of the Father, cometh unto me.</text:span><text:span text:style-name="T23"> </text:span><text:span text:style-name="T67">Not that any man hath seen the </text:span><text:soft-page-break/><text:span text:style-name="T67">Father, save he which is of God, he hath seen the Father. </text:span><text:span text:style-name="T52">Glory be to God forever.</text:span></text:p>
      </text:section>
      <text:p text:style-name="P52"/>
      <text:p text:style-name="P57">The Nineteenth Day of Thoout</text:p>
      <text:p text:style-name="P74">Psalm Tune</text:p>
      <text:p text:style-name="P75">Third day of the Feast of the Cross</text:p>
      <text:p text:style-name="P74">St. Gregory, bishop of Armenia</text:p>
      <text:p text:style-name="P74"/>
      <text:p text:style-name="P50">The Vespers Gospel</text:p>
      <text:p text:style-name="P98">Psalm 44:9</text:p>
      <text:p text:style-name="P99"><text:tab/><text:span text:style-name="T6">A Psalm of David.</text:span></text:p>
      <text:p text:style-name="P97"><text:span text:style-name="T1"><text:tab/>Thy Throne, O God, is for ever and ever: A sceptre of uprightness is the sceptre of Thy Kingdom: therefore shall the people confess to Thee, O God for ever and unto the age of ages. </text:span><text:span text:style-name="T6">Alleluia.</text:span></text:p>
      <text:p text:style-name="P103"/>
      <text:p text:style-name="P59">Matthew 16:21-26</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7">
        <text:p text:style-name="P137"><text:span text:style-name="T50"><text:tab/></text:span><text:span text:style-name="T22">From that time forth began Jesus to shew unto his disciples, how that he must go unto Jerusalem, and suffer many things of the elders and chief priests and scribes, and be killed, and be raised again the third day. Then Peter took him, and began to rebuke him, saying, Be it far from thee, Lord: </text:span><text:span text:style-name="T22">this shall not be unto thee. But he turned, and said unto Peter,</text:span><text:span text:style-name="T66"> Get thee behind me, Satan: thou art an offence unto me: for thou savourest not the things that be of God, but those that be of men.</text:span></text:p>
        <text:p text:style-name="P138"><text:span text:style-name="T21"><text:tab/>Then said Jesus unto his disciples, </text:span><text:span text:style-name="T65">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50"> </text:span><text:span text:style-name="T52">Glory be to God forever.</text:span></text:p>
      </text:section>
      <text:p text:style-name="P60"/>
      <text:p text:style-name="P49">The Matins Gospel</text:p>
      <text:p text:style-name="P101">Psalm 73:2,11</text:p>
      <text:p text:style-name="P103"><text:tab/><text:span text:style-name="T6">A Psalm of David.</text:span></text:p>
      <text:p text:style-name="P113"><text:tab/><text:span text:style-name="T1">Thou hast redeemed the rod of Thine inheritance: this mount Zion, wherein Thou hast dwelt. O God, Thou art our King before the ages: Thou hast wrought salvation in the midst of the earth. </text:span>Alleluia.</text:p>
      <text:p text:style-name="P111"/>
      <text:p text:style-name="P59"/>
      <text:p text:style-name="P32">Mark 8:34-9:1</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8">
        <text:p text:style-name="P137"><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8"><text:span text:style-name="T22"><text:tab/>And he said unto them, </text:span><text:span text:style-name="T66">Verily I say unto you, That there be some of them that stand here, which shall not taste of death, till they have seen the kingdom of God come with power.</text:span><text:span text:style-name="T51"> </text:span><text:span text:style-name="T52">Glory be to God forever.</text:span></text:p>
      </text:section>
      <text:p text:style-name="P68"/>
      <text:p text:style-name="P49">The Liturgy</text:p>
      <text:p text:style-name="P60"/>
      <text:p text:style-name="P47">The Pauline Epistle</text:p>
      <text:p text:style-name="P59">Colossians 2:6-19</text:p>
      <text:p text:style-name="P61"><text:tab/><text:span text:style-name="T6">A chapter from the Epistle of our teacher Paul to the Colossians. His blessing be upon us. Amen.</text:span></text:p>
      <text:section text:style-name="Sect1" text:name="Section39">
        <text:p text:style-name="P137"><text:span text:style-name="T50"><text:tab/></text:span><text:span text:style-name="T21">As ye have therefore received Christ Jesus the Lord, </text:span><text:span text:style-name="T26">so</text:span><text:span text:style-name="T22"> walk ye in him: Rooted and built up in him, and stablished in the faith, as ye have been taught, abounding therein with thanksgiving. Beware lest any man spoil you through philosophy and vain deceit, after the tradition of men, after the rudiments of the world, and not after Christ. For in him dwelleth all the fulness of the Godhead bodily. And ye are complete in him, which is the head of all principality and power: In whom also ye are circumcised with the circumcision made without hands, in putting off the body of the sins of the flesh by the circumcision of Christ: Buried with him in baptism, wherein also ye are risen with </text:span><text:span text:style-name="T26">him</text:span><text:span text:style-name="T22"> through the faith of the operation of God, who hath raised him from the dead.</text:span></text:p>
        <text:p text:style-name="P138"><text:span text:style-name="T22"><text:tab/>And you, being dead in your sins and the uncircumcision of your flesh, hath he quickened together with </text:span><text:span text:style-name="T22">him, having forgiven you all trespasses; Blotting out the handwriting </text:span><text:span text:style-name="T22">of ordinances that was against us, which was contrary to us, and took it out of the way, nailing it to his cross; </text:span><text:span text:style-name="T26">And</text:span><text:span text:style-name="T22"> having spoiled principalities and powers, he made a shew of them openly, triumphing over them in it.</text:span></text:p>
        <text:p text:style-name="P138"><text:span text:style-name="T22"><text:tab/>Let no man therefore judge you in meat, or in drink, or in respect of an </text:span><text:soft-page-break/><text:span text:style-name="T22">holyday, or of the new moon, or of the sabbath </text:span><text:span text:style-name="T26">days</text:span><text:span text:style-name="T22">: Which are a shadow of </text:span><text:span text:style-name="T22">things to come; but the body </text:span><text:span text:style-name="T26">is</text:span><text:span text:style-name="T22"> of Christ. Let no man beguile you of your reward in a voluntary humility and worshipping of angels, intruding into those things which he hath not seen, vainly puffed up by his fleshly mind, </text:span><text:span text:style-name="T22">And not holding the Head, from which all the body by joints and bands having nourishment ministered, and knit together, increaseth with the increase of God.</text:span></text:p>
      </text:section>
      <text:p text:style-name="P59"><text:tab/><text:span text:style-name="T6">The grace of God the Father be with you all. Amen.</text:span></text:p>
      <text:p text:style-name="P60"/>
      <text:p text:style-name="P47">The Catholic Epistle</text:p>
      <text:p text:style-name="P59">1 John 5:13-21</text:p>
      <text:p text:style-name="P61"><text:tab/><text:span text:style-name="T6">The Catholic Epistle from the First Epistle of our teacher John. His Blessing be upon us. Amen.</text:span></text:p>
      <text:section text:style-name="Sect1" text:name="Section40">
        <text:p text:style-name="P137"><text:span text:style-name="T50"><text:tab/></text:span><text:span text:style-name="T22">These things have I written unto you that believe on the name of the Son of God; that ye may know that ye have eternal life, and that ye may believe on the name of the Son of God.</text:span></text:p>
        <text:p text:style-name="P138"><text:span text:style-name="T22"><text:tab/>And this is the confidence that we have in him, that, if we ask any thing according to his will, he heareth us: And if we know that he hear us, whatsoever we ask, we know that we have the petitions that we desired of </text:span><text:span text:style-name="T22">him. If any man see his brother sin a sin </text:span><text:span text:style-name="T26">which is</text:span><text:span text:style-name="T22"> not unto death, he shall ask, and he shall give him life for them </text:span><text:span text:style-name="T22">that sin not unto death. There is a sin unto death: I do not say that he shall pray for it. </text:span><text:span text:style-name="T22">All unrighteousness is sin: and there is a sin not unto death.</text:span></text:p>
        <text:p text:style-name="P138"><text:span text:style-name="T22"><text:tab/>We know that whosoever is born of God sinneth not; but he that is begotten of God keepeth himself, and that wicked one toucheth him not. </text:span><text:span text:style-name="T26">And</text:span><text:span text:style-name="T22"> we know that we are of God, and the whole world lieth in wickedness. And we know that the Son of God is come, and hath given us an understanding, that we may know him that is true, and we are in him that is true, </text:span><text:span text:style-name="T26">even</text:span><text:span text:style-name="T22"> in his Son Jesus Christ. This is the true God, and eternal life. Little children, keep yourselves from idols. Amen.</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3:12-21</text:p>
      <text:p text:style-name="P61"><text:tab/><text:span text:style-name="T6">A chapter from the Acts of our fathers the pure Apostles, who were invested with the grace of the Holy Spirit. Their blessing be with us all. Amen.</text:span></text:p>
      <text:section text:style-name="Sect1" text:name="Section41">
        <text:p text:style-name="P137"><text:span text:style-name="T50"><text:tab/></text:span><text:span text:style-name="T21">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text:span><text:span text:style-name="T22">his Son Jesus; whom ye delivered up, and denied him in the presence of </text:span><text:soft-page-break/><text:span text:style-name="T22">Pilate, when he was determined to let </text:span><text:span text:style-name="T26">him</text:span><text:span text:style-name="T22"> go. But ye denied the Holy One and the Just, and desired a murderer to be granted unto you; And killed the Prince of life, whom God hath raised from the dead; whereof we are witnesses. And his name through faith in his name hath made this man strong, whom ye see and know: yea, the faith which is by him hath given him this perfect soundness in the presence of you all. And now, brethren, I wot that through ignorance ye did </text:span><text:span text:style-name="T26">it</text:span><text:span text:style-name="T22">, as </text:span><text:span text:style-name="T26">did</text:span><text:span text:style-name="T22"> also your rulers. But those things, which God before had shewed by the mouth of all his prophets, that Christ should suffer, he hath so fulfilled. Repent ye therefore, and be converted, that your sins may be blotted out, when the times of refreshing shall come from the presence of the Lord; And he shall send Jesus Christ, which before was preached unto you: Whom the heaven must receive until the times of restiThooution of all things, which God hath spoken by the mouth of all his holy prophets since the world began.</text:span></text:p>
      </text:section>
      <text:p text:style-name="P60"><text:tab/><text:span text:style-name="T6">The word of the Lord abides in this church and in every church. Amen.</text:span></text:p>
      <text:p text:style-name="P60"/>
      <text:p text:style-name="P47">The Gospel</text:p>
      <text:p text:style-name="P101">Psalm 60:2,4</text:p>
      <text:p text:style-name="P103"><text:tab/><text:span text:style-name="T6">A Psalm of David.</text:span></text:p>
      <text:p text:style-name="P97"><text:span text:style-name="T13"><text:tab/></text:span><text:span text:style-name="T1">Thou hast lifted me upon a rock and guided me: Thou hast become my hope and a tower of strength. For Thou O God hast heard my prayers: Thou hast given an inheritance to those who fear Thy Name. </text:span><text:span text:style-name="T6">Alleluia.</text:span></text:p>
      <text:p text:style-name="P103"/>
      <text:p text:style-name="P59">Luke 14:25-35</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2">
        <text:p text:style-name="P137"><text:span text:style-name="T50"><text:tab/></text:span><text:span text:style-name="T23">And there went great multitudes with him: and he turned, and said unto them, </text:span><text:span text:style-name="T67">If any </text:span><text:span text:style-name="T69">man</text:span><text:span text:style-name="T67"> come to me, and hate not his father, and mother, and wife, and children, and brethren, and sisters, yea, and his own life also, he cannot be my disciple.</text:span><text:span text:style-name="T23"> </text:span><text:span text:style-name="T67">And whosoever doth not bear his cross, and come after me, cannot be my disciple.</text:span><text:span text:style-name="T23"> </text:span><text:span text:style-name="T67">For which of you, intending to build a tower, sitteth not down first, and counteth the cost, whether he have </text:span><text:span text:style-name="T69">sufficient</text:span><text:span text:style-name="T67"> to finish </text:span><text:span text:style-name="T69">it</text:span><text:span text:style-name="T67">?</text:span><text:span text:style-name="T23"> </text:span><text:span text:style-name="T67">Lest haply, after he hath laid the foundation, and is not able to finish </text:span><text:span text:style-name="T69">it</text:span><text:span text:style-name="T67">, all that behold </text:span><text:span text:style-name="T69">it</text:span><text:span text:style-name="T67"> begin to mock him,</text:span><text:span text:style-name="T23"> </text:span><text:span text:style-name="T67">Saying, This man began to build, and was not able to finish.</text:span><text:span text:style-name="T23"> </text:span><text:span text:style-name="T32">31 </text:span><text:span text:style-name="T67">Or what king, going to make war against another king, sitteth not down first, and consulteth whether he be able with ten thousand to meet him that cometh against him with twenty </text:span><text:span text:style-name="T67">thousand?</text:span><text:span text:style-name="T23"> </text:span><text:span text:style-name="T67">Or else, while the other is yet a great way off, he sendeth an </text:span><text:soft-page-break/><text:span text:style-name="T67">ambassage, and desireth conditions of peace.</text:span><text:span text:style-name="T23"> </text:span><text:span text:style-name="T67">So likewise, whosoever he be of you that forsaketh not all that he hath, he cannot be my disciple.</text:span><text:span text:style-name="T23"> </text:span><text:span text:style-name="T67">Salt </text:span><text:span text:style-name="T69">is</text:span><text:span text:style-name="T67"> good: but if the salt have lost his savour, wherewith shall it be seasoned?</text:span><text:span text:style-name="T23"> </text:span><text:span text:style-name="T67">It is neither fit for the land, nor yet for the dunghill; </text:span><text:span text:style-name="T69">but</text:span><text:span text:style-name="T67"> men cast it out. He that hath ears to hear, let him hear. </text:span><text:span text:style-name="T52">Glory be to God forever.</text:span></text:p>
      </text:section>
      <text:p text:style-name="P119"/>
      <text:p text:style-name="P134">The Twentieth Day of Thoout</text:p>
      <text:p text:style-name="P101">Annual Tune</text:p>
      <text:p text:style-name="P101">St. Athanasius II, 28<text:span text:style-name="T53">th</text:span> Patriarch of Alexandria</text:p>
      <text:p text:style-name="P101">St. Melitina, virgin and Martyr</text:p>
      <text:p text:style-name="P107">St. Theopista the ascetic</text:p>
      <text:p text:style-name="P105"/>
      <text:p text:style-name="P127"><text:tab/>See the Thirtieth Day of Tobi.</text:p>
      <text:p text:style-name="P128"/>
      <text:p text:style-name="P57">The Twenty-First Day of Thoout</text:p>
      <text:p text:style-name="P74">Annual Tune</text:p>
      <text:p text:style-name="P74">Commemoration of the Theotokos</text:p>
      <text:p text:style-name="P75">St. Cyprian the bishop and martyr</text:p>
      <text:p text:style-name="P74">St. Justina the martyr</text:p>
      <text:p text:style-name="P74"/>
      <text:p text:style-name="P50">The Vespers Gospel</text:p>
      <text:p text:style-name="P98">Psalm 63:7</text:p>
      <text:p text:style-name="P99"><text:tab/><text:span text:style-name="T6">A Psalm of David.</text:span></text:p>
      <text:p text:style-name="P122"><text:span text:style-name="T12"><text:tab/></text:span>The righteous shall be glad in the LORD, and shall hope in Him; and all the upright in heart shall glory. <text:span text:style-name="T8">Alleluia.</text:span><text:span text:style-name="T11"><text:tab/></text:span></text:p>
      <text:p text:style-name="P103"/>
      <text:p text:style-name="P59">Mark 4:21-25</text:p>
      <text:p text:style-name="P6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49">
        <text:p text:style-name="P137"><text:span text:style-name="T50"><text:tab/></text:span><text:span text:style-name="T22">And he said unto them, </text:span><text:span text:style-name="T66">Is a candle brought to be put under a bushel, or under a bed? and not to be set on a candlestick?</text:span><text:span text:style-name="T22"> </text:span><text:span text:style-name="T66">For there is nothing hid, which shall not be manifested; neither was any thing kept secret, but that it should come abroad.</text:span><text:span text:style-name="T22"> </text:span><text:span text:style-name="T66">If any man have ears to hear, let him hear.</text:span><text:span text:style-name="T22"> And he </text:span><text:span text:style-name="T22">said unto them, </text:span><text:span text:style-name="T66">Take heed what ye hear: with what measure ye mete, it </text:span><text:span text:style-name="T66">shall be measured to you: and unto you that hear shall more be given.</text:span><text:span text:style-name="T22"> </text:span><text:span text:style-name="T66">For he that hath, to him shall be given: and he that hath not, from him shall be taken even that which he hath.</text:span><text:span text:style-name="T50"> </text:span><text:span text:style-name="T52">Glory be to God forever.</text:span></text:p>
      </text:section>
      <text:p text:style-name="P60"/>
      <text:p text:style-name="P49"/>
      <text:p text:style-name="P30">The Matins Gospel</text:p>
      <text:p text:style-name="P101">Psalm 69:5</text:p>
      <text:p text:style-name="P103"><text:tab/><text:span text:style-name="T6">A Psalm of David.</text:span></text:p>
      <text:p text:style-name="P113"><text:tab/><text:span text:style-name="T1">But I am poor and needy: O God help me. Thou art my helper and my deliverer: O Lord, make no delay. </text:span>Alleluia.</text:p>
      <text:p text:style-name="P113"/>
      <text:p text:style-name="P59">Mark 3:22-27</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0">
        <text:p text:style-name="P137"><text:span text:style-name="T52"><text:tab/></text:span><text:span text:style-name="T23">And the scribes which came down from Jerusalem said, He hath Beelzebub, and by the prince of the devils casteth he out devils. And he called them </text:span><text:span text:style-name="T25">unto him</text:span><text:span text:style-name="T23">, and said unto them in parables, </text:span><text:span text:style-name="T67">How can Satan cast out Satan?</text:span><text:span text:style-name="T23"> </text:span><text:span text:style-name="T67">And if a kingdom be divided against itself, that kingdom cannot stand.</text:span><text:span text:style-name="T23"> </text:span><text:span text:style-name="T67">And if a house be divided against itself, that house cannot stand.</text:span><text:span text:style-name="T23"> </text:span><text:span text:style-name="T67">And if Satan rise up against himself, and be divided, he cannot stand, but hath an end.</text:span><text:span text:style-name="T23"> </text:span><text:span text:style-name="T67">No man can enter into a strong man’s house, and spoil his goods, except he will first bind the strong man; and then he will spoil his house.</text:span><text:span text:style-name="T51"> </text:span><text:span text:style-name="T52">Glory be to God forever.</text:span></text:p>
      </text:section>
      <text:p text:style-name="P68"/>
      <text:p text:style-name="P49">The Liturgy</text:p>
      <text:p text:style-name="P60"/>
      <text:p text:style-name="P47">The Pauline Epistle</text:p>
      <text:p text:style-name="P59">Philippians 1:1-11</text:p>
      <text:p text:style-name="P61"><text:tab/><text:span text:style-name="T6">A chapter from the Epistle of our teacher Paul to the Philippians. His blessing be upon us. Amen.</text:span></text:p>
      <text:section text:style-name="Sect1" text:name="Section51">
        <text:p text:style-name="P137"><text:span text:style-name="T50"><text:tab/></text:span><text:span text:style-name="T21">Paul and Timotheus, the servants of Jesus Christ, to all the saints in Christ Jesus which are at Philippi, with the bishops and deacons: </text:span><text:span text:style-name="T21">Grace </text:span><text:span text:style-name="T26">be</text:span><text:span text:style-name="T22"> unto you, and peace, from God our Father, and </text:span><text:span text:style-name="T26">from</text:span><text:span text:style-name="T22"> the Lord Jesus Christ.</text:span></text:p>
        <text:p text:style-name="P138"><text:span text:style-name="T22"><text:tab/>I thank my God upon every remembrance of you, Always in every prayer of mine for you all making request with joy, For your fellowship in the gospel from the first day until now; </text:span><text:span text:style-name="T22">Being confident of this very thing, that he which hath begun a good work in you will perform </text:span><text:span text:style-name="T26">it</text:span><text:span text:style-name="T22"> until the day of Jesus Christ:</text:span></text:p>
        <text:p text:style-name="P138"><text:span text:style-name="T22"><text:tab/>Even as it is meet for me to think this of you all, because I have you in my heart; inasmuch as both in my bonds, and in the defence and confirmation of the gospel, ye all are par</text:span><text:span text:style-name="T22">takers of my grace. </text:span><text:span text:style-name="T22">For God is my </text:span><text:span text:style-name="T22">record, how greatly I long after you all in the bowels of Jesus Christ.</text:span></text:p>
        <text:p text:style-name="P138"><text:span text:style-name="T22"><text:tab/>And this I pray, that your love may abound yet more and more in knowledge and </text:span><text:span text:style-name="T26">in</text:span><text:span text:style-name="T22"> all judgment; </text:span><text:span text:style-name="T31">1</text:span><text:span text:style-name="T22">That ye may approve things that are excellent; that ye may be sincere and </text:span><text:soft-page-break/><text:span text:style-name="T22">without offence till the day of Christ; Being filled with the fruits of righteousness, which are by Jesus Christ, unto the glory and praise of God.</text:span></text:p>
      </text:section>
      <text:p text:style-name="P59"><text:tab/><text:span text:style-name="T6">The grace of God the Father be with you all. Amen.</text:span></text:p>
      <text:p text:style-name="P60"/>
      <text:p text:style-name="P47">The Catholic Epistle</text:p>
      <text:p text:style-name="P59">1 John 2:7-11</text:p>
      <text:p text:style-name="P61"><text:tab/><text:span text:style-name="T6">The Catholic Epistle from the First Epistle of our teacher John. His Blessing be upon us. Amen.</text:span></text:p>
      <text:section text:style-name="Sect1" text:name="Section52">
        <text:p text:style-name="P137"><text:span text:style-name="T50"><text:tab/></text:span><text:span text:style-name="T21">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9:11-17</text:p>
      <text:p text:style-name="P61"><text:tab/><text:span text:style-name="T6">A chapter from the Acts of our fathers the pure Apostles, who were invested with the grace of the Holy Spirit. Their blessing be with us all. Amen.</text:span></text:p>
      <text:section text:style-name="Sect1" text:name="Section53">
        <text:p text:style-name="P137"><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8"><text:span text:style-name="T21"><text:tab/>Then certain of the vagabond Jews, exorcists, took upon them to call 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 And the evil spirit answered and said, Jesus I know, and Paul I know; but who are ye? And the man in whom the evil spirit was leaped on them, and overcame them, and prevailed against them, so that they fled out of that house naked and wounded. </text:span><text:span text:style-name="T22">And this was known to all the Jews and Greeks also dwelling at Ephesus; and fear fell </text:span><text:span text:style-name="T22">on them all, and the name of the Lord Jesus was magnified.</text:span></text:p>
      </text:section>
      <text:p text:style-name="P60"><text:tab/><text:span text:style-name="T6">The word of the Lord abides in this church and in every church. Amen.</text:span></text:p>
      <text:p text:style-name="P60"/>
      <text:p text:style-name="P47"/>
      <text:p text:style-name="P31">The Gospel</text:p>
      <text:p text:style-name="P101">Psalm 15:10,11</text:p>
      <text:p text:style-name="P103"><text:tab/><text:span text:style-name="T6">A Psalm of David.</text:span></text:p>
      <text:p text:style-name="P97"><text:span text:style-name="T13"><text:tab/></text:span><text:span text:style-name="T1">For Thou wilt not leave my soul in Amenti; neither wilt Thou suffer Thine Holy One to see corruption. Thou hast instructed me in the ways of life: Thou wilt fill me with joy by Thy countenance. </text:span><text:span text:style-name="T6">Alleluia.</text:span></text:p>
      <text:p text:style-name="P103"/>
      <text:p text:style-name="P59">Mark 3:28-35</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4">
        <text:p text:style-name="P137"><text:span text:style-name="T50"><text:tab/></text:span><text:span text:style-name="T67">Verily I say unto you, All sins shall be forgiven unto the sons of men, and blasphemies wherewith soever they shall blaspheme:</text:span><text:span text:style-name="T23"> </text:span><text:span text:style-name="T67">But he that shall blaspheme against the Holy Ghost hath never forgiveness, but is in danger of eternal damnation:</text:span><text:span text:style-name="T23"> </text:span><text:span text:style-name="T23">Because they said, He hath an unclean spirit.</text:span></text:p>
        <text:p text:style-name="P138"><text:span text:style-name="T21"><text:tab/>There came then his brethren and his mother, and, standing without, sent unto him, calling him. And the multitude sat about him, and they said unto him, Behold, thy mother and thy brethren without seek for thee. And he answered them, saying, </text:span><text:span text:style-name="T65">Who is my mother, or my brethren?</text:span><text:span text:style-name="T21"> And he looked round about on them which sat about him, and said, </text:span><text:span text:style-name="T65">Behold my mother and my brethren!</text:span><text:span text:style-name="T21"> </text:span><text:span text:style-name="T65">For whosoever shall do the </text:span><text:span text:style-name="T65">will of God, the same is my brother, and my sister, and mother.</text:span><text:span text:style-name="T49"> </text:span><text:span text:style-name="T52">Glory be to God forever.</text:span></text:p>
      </text:section>
      <text:p text:style-name="P119"/>
      <text:p text:style-name="P134">The Twenty-Second Day of Thoout</text:p>
      <text:p text:style-name="P101">Annual Tune</text:p>
      <text:p text:style-name="P107">Sts Cotylas and Axoua and their friend, Tatas, the martyrs</text:p>
      <text:p text:style-name="P101">St. Julian, the martyr</text:p>
      <text:p text:style-name="P101"/>
      <text:p text:style-name="P127"><text:tab/>See the Twenty-Seventh Day of Paramoude.</text:p>
      <text:p text:style-name="P125"/>
      <text:p text:style-name="P134">The Twenty-Third Day of Thoout</text:p>
      <text:p text:style-name="P101">Annual Tune</text:p>
      <text:p text:style-name="P107">Sts. Eunapios and Andrews the martyrs</text:p>
      <text:p text:style-name="P101">St. Thecla the martyr</text:p>
      <text:p text:style-name="P101">The re-opening of the Church of the Virgin in 1029 A.D.</text:p>
      <text:p text:style-name="P101"/>
      <text:p text:style-name="P127"><text:tab/>See the Twenty-First Day of Thoout.</text:p>
      <text:p text:style-name="P125"/>
      <text:p text:style-name="P134"/>
      <text:p text:style-name="P38">The Twenty-Fourth Day of Thoout</text:p>
      <text:p text:style-name="P107">St. Quadratus the Disciple</text:p>
      <text:p text:style-name="P101">St. Gregory the Theologian</text:p>
      <text:p text:style-name="P101">St. Gregory the ascetic</text:p>
      <text:p text:style-name="P101"/>
      <text:p text:style-name="P127"><text:tab/>See the First Day of Tobi.</text:p>
      <text:p text:style-name="P125"/>
      <text:p text:style-name="P134">The Twenty-Fifth Day of Thoout</text:p>
      <text:p text:style-name="P101">Annual Tune</text:p>
      <text:p text:style-name="P107">Jonah, the prophet</text:p>
      <text:p text:style-name="P101">St. Maurice and his companions, the martyrs</text:p>
      <text:p text:style-name="P101"/>
      <text:p text:style-name="P127"><text:tab/>See the Eighth Day of Thoout.</text:p>
      <text:p text:style-name="P115"/>
      <text:p text:style-name="P57">The Twenty-Sixth Day of Thoout</text:p>
      <text:p text:style-name="P74">Annual Tune</text:p>
      <text:p text:style-name="P75">The Annunciation of the birth of John the Baptist to Zechariah the priest</text:p>
      <text:p text:style-name="P84"><text:tab/>(also Athor 11; Koiak 13; Meshir 16; Mesori 7)</text:p>
      <text:p text:style-name="P84"/>
      <text:p text:style-name="P50">The Vespers Gospel</text:p>
      <text:p text:style-name="P98">Psalm 9:7,10</text:p>
      <text:p text:style-name="P99"><text:tab/><text:span text:style-name="T6">A Psalm of David.</text:span></text:p>
      <text:p text:style-name="P97"><text:tab/><text:span text:style-name="T4">Sing unto the LORD, who dwelleth in Zion: Proclaim His deeds among the nations. That I may declare all Thy praises in the gates of the daughter of Zion. </text:span><text:span text:style-name="T6">Alleluia.</text:span></text:p>
      <text:p text:style-name="P103"/>
      <text:p text:style-name="P59">Mark 14:3-9</text:p>
      <text:p text:style-name="P6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55">
        <text:p text:style-name="P137"><text:span text:style-name="T50"><text:tab/></text:span><text:span text:style-name="T22">And being in Bethany in the house of Simon the leper, as he sat at meat, there came a woman having an alabaster box of ointment of spikenard very precious; and she brake the box, and poured </text:span><text:span text:style-name="T26">it</text:span><text:span text:style-name="T22"> on his head. And there were some that had indignation within themselves, and said, Why was this waste of the ointment made? For it might have been sold for more than three hundred pence, and have been given to the poor. And they murmured against her. And Jesus said, </text:span><text:span text:style-name="T66">Let her alone; why trouble ye her? she hath wrought a good work on me.</text:span><text:span text:style-name="T22"> </text:span><text:span text:style-name="T66">For ye have the poor with you always, and whensoever ye will ye may do them good: but me ye have </text:span><text:span text:style-name="T66">not </text:span><text:span text:style-name="T66">always.</text:span><text:span text:style-name="T22"> </text:span><text:span text:style-name="T66">She hath done what she could: she is come aforehand to anoint my body to the burying.</text:span><text:span text:style-name="T22"> </text:span><text:span text:style-name="T66">Verily I say unto you, Wheresoever this gospel </text:span><text:soft-page-break/><text:span text:style-name="T66">shall be preached throughout the whole world, </text:span><text:span text:style-name="T68">this</text:span><text:span text:style-name="T66"> also that she hath done shall be spoken of for a memorial of her.</text:span><text:span text:style-name="T50"> </text:span><text:span text:style-name="T52">Glory be to God forever.</text:span></text:p>
      </text:section>
      <text:p text:style-name="P60"/>
      <text:p text:style-name="P49">The Matins Gospel</text:p>
      <text:p text:style-name="P101">Psalm 101:16,17</text:p>
      <text:p text:style-name="P103"><text:tab/><text:span text:style-name="T6">A Psalm of David.</text:span></text:p>
      <text:p text:style-name="P113"><text:tab/><text:span text:style-name="T1">The LORD looked down from heaven upon the earth: To hear the groaning of those in fetters. To declare the Name of the LORD in Zion, and His praise in Jerusalem. </text:span>Alleluia.</text:p>
      <text:p text:style-name="P111"/>
      <text:p text:style-name="P59">Mark 12:41-44</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6">
        <text:p text:style-name="P137"><text:span text:style-name="T52"><text:tab/></text:span><text:span text:style-name="T23">And Jesus sat over against the treasury, and beheld how the people cast money into the treasury: and many that were rich cast in much. And there came a certain poor widow, and she threw in two mites, which make a farthing. And he called </text:span><text:span text:style-name="T25">unto him</text:span><text:span text:style-name="T23"> his disciples, and saith unto them, </text:span><text:span text:style-name="T67">Verily I say unto you, That this poor widow hath cast more in, than all they which have cast into the treasury:</text:span><text:span text:style-name="T23"> </text:span><text:span text:style-name="T67">For all </text:span><text:span text:style-name="T69">they</text:span><text:span text:style-name="T67"> did cast in of their abundance; but she of her want did cast in all that she had, </text:span><text:span text:style-name="T69">even</text:span><text:span text:style-name="T67"> all her living.</text:span><text:span text:style-name="T51"> </text:span><text:span text:style-name="T52">Glory be to God forever.</text:span></text:p>
      </text:section>
      <text:p text:style-name="P68"/>
      <text:p text:style-name="P49">The Liturgy</text:p>
      <text:p text:style-name="P60"/>
      <text:p text:style-name="P47">The Pauline Epistle</text:p>
      <text:p text:style-name="P59">Romans 1:1-17</text:p>
      <text:p text:style-name="P61"><text:tab/><text:span text:style-name="T6">A chapter from the Epistle of our teacher Paul to the Romans. His blessing be upon us. Amen.</text:span></text:p>
      <text:section text:style-name="Sect1" text:name="Section57">
        <text:p text:style-name="P137"><text:span text:style-name="T50"><text:tab/></text:span><text:span text:style-name="T21">Paul, a servant of Jesus Christ, called </text:span><text:span text:style-name="T26">to be</text:span><text:span text:style-name="T22"> an apostle, separated unto the gospel of God, (Which he had promised afore by his prophets in the holy scriptures,) Concerning his Son Jesus Christ our Lord, which was made of the seed of David according to the flesh; And declared </text:span><text:span text:style-name="T26">to be</text:span><text:span text:style-name="T22"> the Son of God with power, according to the spirit of holiness, by the resurrection from the dead: By whom we have received grace and apostleship, for obedience to the faith among all nations, for his name: Among whom are ye also the called of Jesus Christ: </text:span><text:span text:style-name="T22">To all that be in Rome, beloved of God, called </text:span><text:span text:style-name="T26">to be</text:span><text:span text:style-name="T22"> saints: Grace to you and peace from God our Father, and the Lord Jesus Christ.</text:span></text:p>
        <text:p text:style-name="P138"><text:span text:style-name="T22"><text:tab/>First, I thank my God through Jesus Christ for you all, that your faith is spoken of throughout the whole </text:span><text:span text:style-name="T22">world. For God is my witness, whom I serve with my spirit in the gospel of his Son, that without ceasing I make mention of you always in my prayers; </text:span><text:soft-page-break/><text:span text:style-name="T22">Making request, if by any means now at length I might have a prosperous journey by the will of God to come unto you. For I long to see you, that I </text:span><text:span text:style-name="T22">may impart unto you some spiritual gift, to the end ye may be established; That is, that I may be comforted together with you by the mutual faith both of you and me. Now I would not have you ignorant, brethren, that oftentimes I purposed to come unto you, (but was let hitherto,) that I might have some fruit among you also, even as among other Gentiles. I am debtor both to the Greeks, and to the Barbarians; both to the wise, and to the unwise. </text:span><text:span text:style-name="T22">So, as much as in me is, I am ready to preach the gospel to you that are at Rome also.</text:span></text:p>
        <text:p text:style-name="P138"><text:span text:style-name="T22"><text:tab/>For I am not ashamed of the gospel of Christ: for it is the power of God unto salvation to every one that believeth; to the Jew first, and also to the Greek. </text:span><text:span text:style-name="T22">For therein is the righteousness of God revealed from faith to faith: as it is written, The just shall live by faith.</text:span></text:p>
      </text:section>
      <text:p text:style-name="P59"><text:tab/><text:span text:style-name="T6">The grace of God the Father be with you all. Amen.</text:span></text:p>
      <text:p text:style-name="P60"/>
      <text:p text:style-name="P47">The Catholic Epistle</text:p>
      <text:p text:style-name="P59">James 1:1-18</text:p>
      <text:p text:style-name="P61"><text:tab/><text:span text:style-name="T6">The Catholic Epistle from the Epistle of our teacher James. His Blessing be upon us. Amen.</text:span></text:p>
      <text:section text:style-name="Sect1" text:name="Section58">
        <text:p text:style-name="P66"><text:span text:style-name="T13"><text:tab/></text:span><text:span text:style-name="T21">James, a servant of God and of the Lord Jesus Christ, to the twelve tribes which are scattered abroad, greeting.</text:span></text:p>
        <text:p text:style-name="P138"><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liberally, and upbraideth not; and it shall be given him. But let him ask in faith, nothing wavering. For he that wavereth is like a wave of the sea driven with the wind and tossed. For let not that man think that he shall receive any thing of the Lord. A double minded man </text:span><text:span text:style-name="T26">is</text:span><text:span text:style-name="T22"> unstable in all his ways. Let the brother of low degree rejoice in that he is exalted: But the rich, in that he is made low: because as the flower of the grass he shall pass away. For the sun is no sooner risen with a burning heat, but it withereth the grass, and the flower thereof falleth, and the grace of the fashion of it perisheth: so also shall the rich man fade away in his ways. </text:span><text:span text:style-name="T22">Blessed </text:span><text:span text:style-name="T26">is</text:span><text:span text:style-name="T22"> the man that endureth temptation: for when he is tried, he shall receive the crown of life, which </text:span><text:span text:style-name="T22">the Lord hath promised to them that love him.</text:span></text:p>
        <text:p text:style-name="P140"><text:tab/>Let no man say when he is tempted, I am tempted of God: for God cannot be tempted with evil, neither <text:soft-page-break/>tempteth he any man: But every man is tempted, when he is drawn away of his own lust, and enticed. Then when lust hath conceived, it bringeth forth sin: and sin, when it is finished, bringeth forth death. Do not err, my beloved brethren. Every good gift and every perfect gift is from above, and cometh down from the Father of lights, with whom is no variableness, neither shadow of turning. Of his own will begat he us with the word of truth, that we should be a kind of firstfruits of his creatures.</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7:2b-7</text:p>
      <text:p text:style-name="P61"><text:tab/><text:span text:style-name="T6">A chapter from the Acts of our fathers the pure Apostles, who were invested with the grace of the Holy Spirit. Their blessing be with us all. Amen.</text:span></text:p>
      <text:section text:style-name="Sect1" text:name="Section59">
        <text:p text:style-name="P137"><text:span text:style-name="T50"><text:tab/></text:span><text:span text:style-name="T21">The God of glory appeared unto our father Abraham, when he was in Mesopotamia, before he dwelt in Charran, And said unto him, Get thee out of thy country, and from thy kindred, and come into the land which I shall shew thee. Then came he out of the land of the Chaldaeans, and dwelt in Charran: and from thence, when his father was dead, he removed </text:span><text:span text:style-name="T21">him into this land, wherein ye now dwell. And he gave him none inheritance in it, no, not </text:span><text:span text:style-name="T26">so much as</text:span><text:span text:style-name="T22"> to set his foot on: yet he promised that he would give it to him for a possession, and to his seed after him, when </text:span><text:span text:style-name="T26">as yet</text:span><text:span text:style-name="T22"> he had no child. And God spake on this wise, That his seed should sojourn in a strange land; and that they should bring them into bondage, and entreat </text:span><text:span text:style-name="T26">them</text:span><text:span text:style-name="T22"> evil four hundred years. And the nation to whom they shall be in bondage will I judge, said God: and after that shall they come forth, and serve me in this place.</text:span></text:p>
      </text:section>
      <text:p text:style-name="P60"><text:tab/><text:span text:style-name="T6">The word of the Lord abides in this church and in every church. Amen.</text:span></text:p>
      <text:p text:style-name="P60"/>
      <text:p text:style-name="P47">The Gospel</text:p>
      <text:p text:style-name="P101">Psalm 102:13</text:p>
      <text:p text:style-name="P103"><text:tab/><text:span text:style-name="T6">A Psalm of David.</text:span></text:p>
      <text:p text:style-name="P135"><text:span text:style-name="T11"><text:tab/></text:span><text:span text:style-name="T1">Thou shalt return, and have compassion upon Zion: For it is time to have compassion upon her, because the time is come. For the LORD will build up Zion, and shall appear in His glory: For He hath regarded the prayer of the needy. </text:span><text:span text:style-name="T8">Alleluia.</text:span></text:p>
      <text:p text:style-name="P103"/>
      <text:p text:style-name="P59"/>
      <text:p text:style-name="P32">Luke 1:1-25</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0">
        <text:p text:style-name="P137"><text:span text:style-name="T50"><text:tab/></text:span><text:span text:style-name="T23">Forasmuch as many have taken in hand to set forth in order a declaration of those things which are most surely believed among us, Even as they delivered them unto us, which from the beginning were eyewitnesses, and ministers of the word; It seemed good to me also, having had perfect understanding of all things from the very first, to write unto thee in order, most excellent Theophilus, </text:span><text:span text:style-name="T23">That thou mightest know the certainty of those things, wherein thou hast been instructed.</text:span></text:p>
        <text:p text:style-name="P138"><text:span text:style-name="T21"><text:tab/>There was in the days of Herod, the king of Judaea, a certain priest named Zacharias, of the course of Abia: and his wife </text:span><text:span text:style-name="T26">was</text:span><text:span text:style-name="T22"> of the daughters of Aaron, and her name </text:span><text:span text:style-name="T26">was</text:span><text:span text:style-name="T22"> Elisabeth. And they were both righteous before God, walking in all the commandments and ordinances of the Lord blameless. And they had no child, because that Elisabeth was barren, and they both were </text:span><text:span text:style-name="T26">now</text:span><text:span text:style-name="T22"> well stricken in years. And it came to pass, that while he executed the priest’s office before God in the order of his course, According to the custom of the priest’s office, his lot was to burn incense when he went into the temple of the Lord. And the whole multitude of the people were praying without at the time of incense. And there </text:span><text:span text:style-name="T22">appeared unto him an angel of the Lord standing on the right side of the </text:span><text:span text:style-name="T22">altar of incense. And when Zacharias saw </text:span><text:span text:style-name="T26">him</text:span><text:span text:style-name="T22">, he was troubled, and fear fell upon him. But the angel said unto him, Fear not, Zacharias: for thy prayer is heard; and thy wife Elisabeth shall bear thee a son, and thou shalt call his name John. And thou shalt have joy and gladness; and many shall rejoice at his birth. For he shall be great in the sight of the Lord, and shall drink neither wine nor strong drink; and he shall be filled with the Holy Ghost, even from his mother’s womb. And many of the children of Israel shall he turn to the Lord their God. And he shall go before him in the spirit and power of Elias, to turn the hearts of the fathers to the children, and the disobedient to the wisdom of the just; to make ready a people prepared for the Lord. And Zacharias said unto the angel, Whereby shall I know this? for I am an old man, and my wife well stricken in years. And the angel answering said unto him, I am Gabriel, that stand in the presence of God; and am sent to speak unto thee, and to shew thee these glad tidings. And, behold, thou shalt be dumb, and not able to speak, until the </text:span><text:span text:style-name="T22">day that these things shall be performed, because thou believest not </text:span><text:soft-page-break/><text:span text:style-name="T22">my words, which shall be fulfilled in their season. And the people waited for Zacharias, and marvelled that he tarried so long in the temple. And when he came out, he could not speak unto them: and they perceived that he had </text:span><text:span text:style-name="T22">seen a vision in the temple: for he beckoned unto them, and remained speechless. And it came to pass, that, as soon as the days of his ministration were accomplished, he departed to his own house. And after those days his wife Elisabeth conceived, and hid herself five months, saying, Thus hath the Lord dealt with me in the days wherein he looked on </text:span><text:span text:style-name="T26">me</text:span><text:span text:style-name="T22">, to take away my reproach among men.</text:span><text:span text:style-name="T49"> </text:span><text:span text:style-name="T52">Glory be to God forever.</text:span></text:p>
      </text:section>
      <text:p text:style-name="P124"/>
      <text:p text:style-name="P133">The Twenty-Seventh Day of Thoout</text:p>
      <text:p text:style-name="P101">Annual Tune</text:p>
      <text:p text:style-name="P107">St. Eustathios, his two sons, and his wife the martyrs</text:p>
      <text:p text:style-name="P101"/>
      <text:p text:style-name="P127"><text:tab/>See the Twenty-Second Day of Athor.</text:p>
      <text:p text:style-name="P124"/>
      <text:p text:style-name="P134">The Twenty-Eighth Day of Thoout</text:p>
      <text:p text:style-name="P101">Annual Tune</text:p>
      <text:p text:style-name="P107">Sts. Apater and Eraee the martyrs</text:p>
      <text:p text:style-name="P105"/>
      <text:p text:style-name="P127"><text:tab/>See the Twenty-Second Day of Athor.</text:p>
      <text:p text:style-name="P124"/>
      <text:p text:style-name="P134">The Twenty-Ninth Day of Thoout</text:p>
      <text:p text:style-name="P101">Annual Tune on weekdays, Joyful tune on Sundays</text:p>
      <text:p text:style-name="P101">Commemoration of the Annunciation, Nativity and the Ressurection if falling on a Sunday</text:p>
      <text:p text:style-name="P107">St. Repsim and her virgin companions, the martyrs</text:p>
      <text:p text:style-name="P101"/>
      <text:p text:style-name="P127"><text:tab/>See the Thirtieth Day of Tobi.</text:p>
      <text:p text:style-name="P126"/>
      <text:p text:style-name="P134">The Thirtieth Day of Thoout</text:p>
      <text:p text:style-name="P101">Annual Tune</text:p>
      <text:p text:style-name="P107">Miracle performed by God for St. Athanasius the Apostolic</text:p>
      <text:p text:style-name="P101"/>
      <text:p text:style-name="P127"><text:tab/>See the Seventeenth Day of Athor.</text:p>
      <text:p text:style-name="P127"/>
      <text:p text:style-name="P42">The First Day of Paopi</text:p>
      <text:p text:style-name="P101">Annual Tune</text:p>
      <text:p text:style-name="P107">St. Anastasia the martyr</text:p>
      <text:p text:style-name="P101"/>
      <text:p text:style-name="P127"><text:tab/>See the Thirtieth Day of Tobi.</text:p>
      <text:p text:style-name="P125"/>
      <text:p text:style-name="P134">The Second Day of Paopi</text:p>
      <text:p text:style-name="P101">Annual Tune</text:p>
      <text:p text:style-name="P107">Arrival of St. Severus, Patriarch of Antioch to Egypt</text:p>
      <text:p text:style-name="P101"/>
      <text:p text:style-name="P127"><text:tab/>See the Third Day of Epip.</text:p>
      <text:p text:style-name="P125"/>
      <text:p text:style-name="P134">The Third Day of Paopi</text:p>
      <text:p text:style-name="P101">Annual Tune</text:p>
      <text:p text:style-name="P101">St. Simon II, the 51<text:span text:style-name="T53">st</text:span> Patriarch of Alexandria</text:p>
      <text:p text:style-name="P101">St. John the soldier and martyr</text:p>
      <text:p text:style-name="P101"/>
      <text:p text:style-name="P127"><text:tab/>See the Seventeenth Day of Athor.</text:p>
      <text:p text:style-name="P125"/>
      <text:p text:style-name="P133">The Fourth Day of Paopi</text:p>
      <text:p text:style-name="P101">Annual Tune</text:p>
      <text:p text:style-name="P107">St. Bacchus, the friend of St. Sergius, the martyr</text:p>
      <text:p text:style-name="P101"/>
      <text:p text:style-name="P127"><text:tab/>See the Thirteenth Day of Phamenoth.</text:p>
      <text:p text:style-name="P124"/>
      <text:p text:style-name="P134">The Fifth Day of Paopi</text:p>
      <text:p text:style-name="P101">Annual Tune</text:p>
      <text:p text:style-name="P107">St. Paul, Patriarch of Constantinople and martyr</text:p>
      <text:p text:style-name="P101"/>
      <text:p text:style-name="P127"><text:tab/>See the Seventeenth Day of Athor.</text:p>
      <text:p text:style-name="P124"/>
      <text:p text:style-name="P134">The Sixth Day of Paopi</text:p>
      <text:p text:style-name="P101">Annual Tune</text:p>
      <text:p text:style-name="P107">Hannah, the mother of Samuel, the prophet.</text:p>
      <text:p text:style-name="P101"/>
      <text:p text:style-name="P127"><text:tab/>See the Thirtieth Day of Tobi.</text:p>
      <text:p text:style-name="P125"/>
      <text:p text:style-name="P133"><text:soft-page-break/>The Seventh Day of Paopi</text:p>
      <text:p text:style-name="P101">Annual Tune</text:p>
      <text:p text:style-name="P107">St. Paul of Tamouh</text:p>
      <text:p text:style-name="P101"/>
      <text:p text:style-name="P127"><text:tab/>See the Twentieth Day of Pashons.</text:p>
      <text:p text:style-name="P129"/>
      <text:p text:style-name="P133">The Eighth Day of Paopi</text:p>
      <text:p text:style-name="P101">Annual Tune</text:p>
      <text:p text:style-name="P107">St. Matra the elder and martyr</text:p>
      <text:p text:style-name="P101">Abba Hor, Susanna and her children, and Abba Agathon the hermit, the martyrs</text:p>
      <text:p text:style-name="P101"/>
      <text:p text:style-name="P127"><text:tab/>See the Twenty-Fifth Day of Athor.</text:p>
      <text:p text:style-name="P124"/>
      <text:p text:style-name="P134">The Ninth Day of Paopi</text:p>
      <text:p text:style-name="P101">Annual Tune</text:p>
      <text:p text:style-name="P107">St. Eumenius, 7<text:span text:style-name="T53">th</text:span> Patriarch of Alexandria</text:p>
      <text:p text:style-name="P101">Eclipse of the sun in 958 A.M.</text:p>
      <text:p text:style-name="P101">St. Simon, the bishop</text:p>
      <text:p text:style-name="P101"/>
      <text:p text:style-name="P127"><text:tab/>See the Seventeenth Day of Athor.</text:p>
      <text:p text:style-name="P124"/>
      <text:p text:style-name="P134">The Tenth Day of Paopi</text:p>
      <text:p text:style-name="P101">Annual Tune</text:p>
      <text:p text:style-name="P107">St. Sergius, friend of St. Bachus, the martyr</text:p>
      <text:p text:style-name="P101"/>
      <text:p text:style-name="P127"><text:tab/>See the Thirteenth Day of Phamenoth.</text:p>
      <text:p text:style-name="P127"/>
      <text:p text:style-name="P133">The Eleventh Day of Paopi</text:p>
      <text:p text:style-name="P101">Annual Tune</text:p>
      <text:p text:style-name="P107">St. James, Patriarch of Antioch</text:p>
      <text:p text:style-name="P101">St. Pelagia the virgin</text:p>
      <text:p text:style-name="P101"/>
      <text:p text:style-name="P127"><text:tab/>See the Third Day of Epip.</text:p>
      <text:p text:style-name="P128"/>
      <text:p text:style-name="P57"/>
      <text:p text:style-name="P29">The Twelfth Day of Paopi</text:p>
      <text:p text:style-name="P74">Annual Tune</text:p>
      <text:p text:style-name="P74">Commemoration of the Archangel Michael</text:p>
      <text:p text:style-name="P75">St. Matthew, the Evangelist</text:p>
      <text:p text:style-name="P74">St. Demetrius I, 12<text:span text:style-name="T53">th</text:span> Patriarch of Alexandria</text:p>
      <text:p text:style-name="P84"><text:span text:style-name="T13"><text:tab/></text:span>(also Pashons 15)</text:p>
      <text:p text:style-name="P84"/>
      <text:p text:style-name="P50">The Vespers Gospel</text:p>
      <text:p text:style-name="P98">Psalm 21:21,22</text:p>
      <text:p text:style-name="P97"><text:tab/><text:span text:style-name="T1">I will declare Thy Name before my brethren: in the midst of the church will I praise Thee. Ye that fear the LORD, praise Him: Glorify Him all ye seed of Jacob. </text:span><text:span text:style-name="T6">Alleluia.</text:span></text:p>
      <text:p text:style-name="P103"/>
      <text:p text:style-name="P59">Matthew 9:9-13</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1">
        <text:p text:style-name="P137"><text:span text:style-name="T50"><text:tab/></text:span><text:span text:style-name="T22">And as Jesus passed forth from thence, he saw a man, named Matthew, sitting at the receipt of custom: and he saith unto him, </text:span><text:span text:style-name="T66">Follow me.</text:span><text:span text:style-name="T22"> And he arose, and followed him. And it came to pass, as Jesus sat at meat in the house, behold, many publicans and sinners came and sat down with him and his disciples. And when the Pharisees saw </text:span><text:span text:style-name="T26">it</text:span><text:span text:style-name="T22">, they said unto his disciples, Why eateth your Master with publicans and sinners? But when Jesus heard </text:span><text:span text:style-name="T26">that</text:span><text:span text:style-name="T22">, he said unto them,</text:span><text:span text:style-name="T66"> They that be whole need not a physician, but they that are sick.</text:span><text:span text:style-name="T22"> </text:span><text:span text:style-name="T66">But go ye and learn what </text:span><text:span text:style-name="T68">that</text:span><text:span text:style-name="T66"> meaneth, I will have mercy, and not sacrifice: for I am not come to call the righteous, but sinners to repentance.</text:span><text:span text:style-name="T50"> </text:span><text:span text:style-name="T52">Glory be to God forever.</text:span></text:p>
      </text:section>
      <text:p text:style-name="P60"/>
      <text:p text:style-name="P49">The Matins Gospel</text:p>
      <text:p text:style-name="P101">Psalm 39:8,9</text:p>
      <text:p text:style-name="P103"><text:tab/><text:span text:style-name="T6">A Psalm of David.</text:span></text:p>
      <text:p text:style-name="P97"><text:span text:style-name="T6"><text:tab/></text:span><text:span text:style-name="T1">I have preached Thy righteousness in a great congregation: behold, I shall not refrain my lips. O LORD, Thou knowest my truth: I have not hid Thy righteousness within my heart. </text:span><text:span text:style-name="T6">Alleluia.</text:span></text:p>
      <text:p text:style-name="P111"/>
      <text:p text:style-name="P59">Mark 2:13-17</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62">
        <text:p text:style-name="P137"><text:span text:style-name="T52"><text:tab/></text:span><text:span text:style-name="T23">And he went forth again by the sea side; and all the multitude resorted unto him, and he taught them. And as he passed by, he saw Levi the </text:span><text:span text:style-name="T25">son</text:span><text:span text:style-name="T23"> of Alphaeus sitting at the receipt of custom, and said unto him, </text:span><text:span text:style-name="T67">Follow </text:span><text:soft-page-break/><text:span text:style-name="T67">me.</text:span><text:span text:style-name="T23"> And he arose and followed him. And it came to pass, that, as Jesus sat at meat in his house, many publicans and sinners sat also together with Jesus and his disciples: for there were many, and they followed him. And when the scribes and Pharisees saw him eat with publicans and sinners, </text:span><text:span text:style-name="T23">they said unto his disciples, How is it that he eateth and drinketh with </text:span><text:span text:style-name="T23">pub</text:span><text:span text:style-name="T23">licans and sinners? When Jesus heard </text:span><text:span text:style-name="T25">it</text:span><text:span text:style-name="T23">, he saith unto them, </text:span><text:span text:style-name="T67">They that are whole have no need of the physician, but they that are sick: I came not to call the righteous, but sinners to repentance.</text:span><text:span text:style-name="T51"> </text:span><text:span text:style-name="T52">Glory be to God forever.</text:span></text:p>
      </text:section>
      <text:p text:style-name="P68"/>
      <text:p text:style-name="P49">The Liturgy</text:p>
      <text:p text:style-name="P60"/>
      <text:p text:style-name="P47">The Pauline Epistle</text:p>
      <text:p text:style-name="P59">Ephesians 4:11-19</text:p>
      <text:p text:style-name="P61"><text:tab/><text:span text:style-name="T6">A chapter from the Epistle of our teacher Paul to the Ephesians. His blessing be upon us. Amen.</text:span></text:p>
      <text:section text:style-name="Sect1" text:name="Section63">
        <text:p text:style-name="P137"><text:span text:style-name="T50"><text:tab/></text:span><text:span text:style-name="T21">And he gave some, apostles; and some, prophets; and some, evangelists; and some, pastors and teachers; For the perfecting of the saints, for the work of the ministry, for the edifying of the body of Christ: Till we all come in the unity of the faith, and of the knowledge of the Son of God, unto a perfect man, unto the measure of the stature of the fulness of Christ: That we </text:span><text:span text:style-name="T26">henceforth</text:span><text:span text:style-name="T22"> be no more children, tossed to and fro, and carried about with every wind of doctrine, by the sleight of men, </text:span><text:span text:style-name="T26">and</text:span><text:span text:style-name="T22"> cunning craftiness, whereby they lie in wait to deceive; But speaking the truth in love, may grow up into him in all things, which is the head, </text:span><text:span text:style-name="T26">even</text:span><text:span text:style-name="T22"> Christ: </text:span><text:span text:style-name="T22">From whom the whole body fitly joined together and compacted by that which every joint supplieth, according to the effectual working in the measure of every part, maketh increase of the body unto the edifying of itself in love.</text:span></text:p>
        <text:p text:style-name="P138"><text:span text:style-name="T22"><text:tab/>This I say therefore, and testify in the Lord, that ye henceforth walk not as other Gentiles walk, in the vanity of their mind, Having the understanding darkened, being alienated from the life of God through the ignorance that is in them, because of the blindness of their heart: </text:span><text:span text:style-name="T22">Who being past feeling have given themselves over unto lasciviousness, to work all uncleanness with greediness.</text:span></text:p>
      </text:section>
      <text:p text:style-name="P59"><text:tab/><text:span text:style-name="T6">The grace of God the Father be with you all. Amen.</text:span></text:p>
      <text:p text:style-name="P60"/>
      <text:p text:style-name="P47">The Catholic Epistle</text:p>
      <text:p text:style-name="P59">1 Peter 1:3-12</text:p>
      <text:p text:style-name="P61"><text:tab/><text:span text:style-name="T6">The Catholic Epistle from the First Epistle of our teacher Peter. His Blessing be upon us. Amen.</text:span></text:p>
      <text:section text:style-name="Sect1" text:name="Section64">
        <text:p text:style-name="P137"><text:span text:style-name="T50"><text:tab/></text:span><text:span text:style-name="T21">Blessed </text:span><text:span text:style-name="T26">be</text:span><text:span text:style-name="T22"> the God and Father of our Lord Jesus Christ, which according to his abundant mercy hath begotten us again unto a lively hope by the </text:span><text:soft-page-break/><text:span text:style-name="T22">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8"><text:span text:style-name="T22"><text:tab/>Wherein ye greatly rejoice, though now for a season, if need be, ye are in heaviness through manifold </text:span><text:span text:style-name="T22">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8"><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5:12-18</text:p>
      <text:p text:style-name="P61"><text:tab/><text:span text:style-name="T6">A chapter from the Acts of our fathers the pure Apostles, who were invested with the grace of the Holy Spirit. Their blessing be with us all. Amen.</text:span></text:p>
      <text:section text:style-name="Sect1" text:name="Section65">
        <text:p text:style-name="P137"><text:span text:style-name="T50"><text:tab/></text:span><text:span text:style-name="T21">And by the hands of the apostles were many signs and wonders wrought among the people; (and they were all with one accord in Solomon’s porch. And of the rest durst no man join himself to them: but the people magnified them. And believers were the more added to the Lord, multitudes both of men and women.) Insomuch that they brought forth the sick into the streets, and laid </text:span><text:span text:style-name="T26">them</text:span><text:span text:style-name="T22"> on beds and couches, that at the least the shadow of Peter passing by might overshadow some of them. There came also a multitude </text:span><text:span text:style-name="T26">out</text:span><text:span text:style-name="T22"> of the cities round about unto Jerusalem, bringing sick folks, and them which were vexed with unclean spirits: and they were healed every one.</text:span></text:p>
        <text:p text:style-name="P138"><text:span text:style-name="T22"><text:tab/>Then the high priest rose up, and all they that were with him, (which is the sect of the Sadducees,) and were filled with indignation, </text:span><text:span text:style-name="T22">And </text:span><text:soft-page-break/><text:span text:style-name="T22">laid their hands on the apostles, and put them in the common prison.</text:span></text:p>
      </text:section>
      <text:p text:style-name="P60"><text:tab/><text:span text:style-name="T6">The word of the Lord abides in this church and in every church. Amen.</text:span></text:p>
      <text:p text:style-name="P60"/>
      <text:p text:style-name="P47">The Gospel</text:p>
      <text:p text:style-name="P101">Psalm 67:13</text:p>
      <text:p text:style-name="P103"><text:tab/><text:span text:style-name="T6">A Psalm of David.</text:span></text:p>
      <text:p text:style-name="P97"><text:span text:style-name="T13"><text:tab/></text:span><text:span text:style-name="T1">The Lord shall give a word to those who preach with great power: The King of powers is the Beloved. And in the beauty of the house of the Beloved divide the spoils. </text:span><text:span text:style-name="T6">Alleluia.</text:span></text:p>
      <text:p text:style-name="P103"/>
      <text:p text:style-name="P59">Luke 5:27-32</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6">
        <text:p text:style-name="P137"><text:span text:style-name="T50"><text:tab/></text:span><text:span text:style-name="T23">And after these things he went forth, and saw a publican, named Levi, sitting at the receipt of custom: and he said unto him, </text:span><text:span text:style-name="T67">Follow me.</text:span><text:span text:style-name="T23"> And he left all, rose up, and followed him. And Levi made him a great feast in his own house: and there was a great company of publicans and of others that sat down with them. But their scribes and Pharisees murmured against his disciples, saying, Why do ye eat and drink with publicans and sinners? And Jesus answering said unto them,</text:span><text:span text:style-name="T67"> They that are whole need not a physician; but they that are sick.</text:span><text:span text:style-name="T23"> </text:span><text:span text:style-name="T67">I came not to call the righteous, but sinners to repentance. </text:span><text:span text:style-name="T52">Glory be to God forever.</text:span></text:p>
      </text:section>
      <text:p text:style-name="P124"/>
      <text:p text:style-name="P134">The Thirteenth Day of Paopi</text:p>
      <text:p text:style-name="P101">Annual Tune</text:p>
      <text:p text:style-name="P107">St. Zachariah, the ascetic</text:p>
      <text:p text:style-name="P105"/>
      <text:p text:style-name="P127"><text:tab/>See the Twentieth Day of Pashons.</text:p>
      <text:p text:style-name="P128"/>
      <text:p text:style-name="P57"/>
      <text:p text:style-name="P29">The Fourteenth Day of Paopi</text:p>
      <text:p text:style-name="P74">Annual Tune</text:p>
      <text:p text:style-name="P75">St. Philip and deacon and martyr</text:p>
      <text:p text:style-name="P84"><text:tab/>(also Phamenoth 25)</text:p>
      <text:p text:style-name="P84"/>
      <text:p text:style-name="P50">The Vespers Gospel</text:p>
      <text:p text:style-name="P98">Psalm 67:33,4</text:p>
      <text:p text:style-name="P99"><text:tab/><text:span text:style-name="T6">A Psalm of David.</text:span></text:p>
      <text:p text:style-name="P135"><text:span text:style-name="T12"><text:tab/></text:span><text:span text:style-name="T4">Wonderful is God among His saints: God of Israel shall give power and strength to His people. But let the righteous be glad; let them rejoice before God: yea, let them be joyful in gladness. </text:span><text:span text:style-name="T8">Alleluia.</text:span></text:p>
      <text:p text:style-name="P103"/>
      <text:p text:style-name="P59">Luke 10:1-20</text:p>
      <text:p text:style-name="P6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67">
        <text:p text:style-name="P137"><text:span text:style-name="T50"><text:tab/></text:span><text:span text:style-name="T22">After these things the Lord appointed other seventy also, and sent them two and two before his face into every city and place, whither he himself would come. Therefore said he unto them, </text:span><text:span text:style-name="T66">The harvest truly </text:span><text:span text:style-name="T68">is</text:span><text:span text:style-name="T66"> great, but the labourers </text:span><text:span text:style-name="T68">are</text:span><text:span text:style-name="T66"> few: pray ye therefore the Lord of the harvest, that he would send forth labourers into his harvest.</text:span><text:span text:style-name="T22"> </text:span><text:span text:style-name="T66">Go your ways: behold, I send you forth as lambs among wolves.</text:span><text:span text:style-name="T22"> </text:span><text:span text:style-name="T66">Carry neither purse, nor scrip, nor shoes: and salute no man by the way.</text:span><text:span text:style-name="T22"> </text:span><text:span text:style-name="T66">And into whatsoever house ye enter, first say, Peace </text:span><text:span text:style-name="T68">be</text:span><text:span text:style-name="T66"> to this house.</text:span><text:span text:style-name="T22"> </text:span><text:span text:style-name="T66">And if the son of peace be there, your peace shall rest upon it: if not, it shall turn to you again.</text:span><text:span text:style-name="T22"> </text:span><text:span text:style-name="T66">And in the same house remain, eating and drinking such things as they give: for the labourer is worthy of his hire. Go not from house to house.</text:span><text:span text:style-name="T22"> </text:span><text:span text:style-name="T66">And into whatsoever city ye enter, and they receive you, eat such things as are set before you:</text:span><text:span text:style-name="T22"> </text:span><text:span text:style-name="T66">And heal the sick that are therein, and say unto them, The kingdom of God is come nigh unto you.</text:span><text:span text:style-name="T22"> </text:span><text:span text:style-name="T66">But into whatsoever city ye enter, and they receive you not, go your ways out into the streets of the same, and say,</text:span><text:span text:style-name="T22"> </text:span><text:span text:style-name="T66">Even the very dust of your city, which cleaveth on us, we do wipe off against you: notwithstanding be ye sure of this, that the kingdom of God is come nigh unto you.</text:span><text:span text:style-name="T22"> </text:span><text:span text:style-name="T66">But I say unto you, that it shall be more tolerable in that day for Sodom, than for that city.</text:span><text:span text:style-name="T22"> </text:span><text:span text:style-name="T66">Woe unto thee, Chorazin! woe unto thee, Bethsaida! for if the mighty works had been done in Tyre and Sidon, which have been done in you, they had a great while ago repented, sitting in sackcloth and ashes.</text:span><text:span text:style-name="T22"> </text:span><text:span text:style-name="T66">But it shall be more tolerable for Tyre and Sidon at the judgment, than for you.</text:span><text:span text:style-name="T22"> </text:span><text:span text:style-name="T66">And thou, Capernaum, which art exal</text:span><text:soft-page-break/><text:span text:style-name="T66">ted to heaven, shalt be thrust down to hell.</text:span><text:span text:style-name="T22"> </text:span><text:span text:style-name="T66">He that heareth you heareth me; and he that despiseth you despiseth me; and he that despiseth me despiseth him that sent me.</text:span></text:p>
        <text:p text:style-name="P138"><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he power of the enemy: and nothing shall by any means hurt you.</text:span><text:span text:style-name="T22"> </text:span><text:span text:style-name="T66">Notwithstanding in this rejoice not, that the spirits are subject unto you; but rather rejoice, because your names are written in heaven.</text:span><text:span text:style-name="T50"> </text:span><text:span text:style-name="T52">Glory be to God forever.</text:span></text:p>
      </text:section>
      <text:p text:style-name="P60"/>
      <text:p text:style-name="P49">The Matins Gospel</text:p>
      <text:p text:style-name="P101">Psalm 144:8,9</text:p>
      <text:p text:style-name="P103"><text:tab/><text:span text:style-name="T6">A Psalm of David.</text:span></text:p>
      <text:p text:style-name="P97"><text:span text:style-name="T6"><text:tab/></text:span><text:span text:style-name="T1">Thy saints shall bless Thee. They shall speak of the glory of Thy Kingdom, and talk of Thy power: To make known to the sons of men Thy might. </text:span><text:span text:style-name="T6">Alleluia.</text:span></text:p>
      <text:p text:style-name="P111"/>
      <text:p text:style-name="P59">John 1:43-51</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68">
        <text:p text:style-name="P137"><text:span text:style-name="T52"><text:tab/></text:span><text:span text:style-name="T23">The day following Jesus would go forth into Galilee, and findeth Philip, and saith unto him,</text:span><text:span text:style-name="T67"> Follow me</text:span><text:span text:style-name="T23">. Now Philip was of Bethsaida, the city of Andrew and Peter. Philip findeth Nathanael, and saith unto him, We have found him, of whom Moses in the law, and the prophets, did write, Jesus of Nazareth, the son of Joseph. And Nathanael said unto him, Can there any good thing come out of Nazareth? Philip saith unto him, Come and see. Jesus saw Nathanael coming to him, and saith of him,</text:span><text:span text:style-name="T67"> Behold an Israelite indeed, in whom is no guile!</text:span><text:span text:style-name="T23"> Nathanael saith unto him, Whence knowest thou me? Jesus answered and said unto him, </text:span><text:span text:style-name="T67">Before that Philip called thee, when thou wast under the fig tree, I saw thee.</text:span><text:span text:style-name="T23"> Nathanael answered and saith unto him, Rabbi, thou art the Son of God; thou art the King of Israel. Jesus answered and said unto him, </text:span><text:span text:style-name="T67">Because I said unto thee, I saw thee under the fig tree, believest thou? thou shalt see greater things than these.</text:span><text:span text:style-name="T23"> And he saith unto him, </text:span><text:span text:style-name="T67">Verily, verily, I say unto you, Hereafter ye shall see heaven open, and the angels of God ascending and descending upon the Son of man.</text:span><text:span text:style-name="T51"> </text:span><text:span text:style-name="T52">Glory be to God forever.</text:span></text:p>
      </text:section>
      <text:p text:style-name="P68"/>
      <text:p text:style-name="P49"/>
      <text:p text:style-name="P30">The Liturgy</text:p>
      <text:p text:style-name="P60"/>
      <text:p text:style-name="P47">The Pauline Epistle</text:p>
      <text:p text:style-name="P59">Titus 2:11-3:7</text:p>
      <text:p text:style-name="P61"><text:tab/><text:span text:style-name="T6">A chapter from the Epistle of our teacher Paul to Titus. His blessing be upon us. Amen.</text:span></text:p>
      <text:section text:style-name="Sect1" text:name="Section69">
        <text:p text:style-name="P137"><text:span text:style-name="T50"><text:tab/></text:span><text:span text:style-name="T21">For the grace of God that bringeth salvation hath appeared to all men, Teaching us that, denying ungodliness and worldly lusts, we should live soberly, righteously, and godly, in this present world; Looking for that blessed hope, and the glorious appearing of the great God and our Saviour Jesus Christ; Who gave himself for us, that he might redeem us from all iniquity, and purify unto himself a peculiar people, zealous of good works.</text:span></text:p>
        <text:p text:style-name="P141"><text:tab/>These things speak, and exhort, and rebuke with all authority. Let no man despise thee.</text:p>
        <text:p text:style-name="P138"><text:span text:style-name="T21"><text:tab/>Put them in mind to be subject to principalities and powers, to obey magistrates, to be ready to every good work, To speak evil of no man, to be no brawlers, </text:span><text:span text:style-name="T26">but</text:span><text:span text:style-name="T22"> gentle, shewing all meekness unto all men. For we </text:span><text:span text:style-name="T22">ourselves also were sometimes foolish, </text:span><text:span text:style-name="T22">disobedient, deceived, serving divers lusts and pleasures, living in malice and envy, hateful, </text:span><text:span text:style-name="T26">and</text:span><text:span text:style-name="T22"> hating one another. But after that the kindness </text:span><text:span text:style-name="T22">and love of God our Saviour toward man appeared, Not by works of righteousness which we have done, but according to his mercy he saved us, by the washing of regeneration, and renewing of the Holy Ghost; Which he shed on us abundantly through Jesus Christ our Saviour; </text:span><text:span text:style-name="T22">That being justified by his grace, we should be made heirs according to the hope of eternal life.</text:span></text:p>
      </text:section>
      <text:p text:style-name="P59"><text:tab/><text:span text:style-name="T6">The grace of God the Father be with you all. Amen.</text:span></text:p>
      <text:p text:style-name="P60"/>
      <text:p text:style-name="P47">The Catholic Epistle</text:p>
      <text:p text:style-name="P59">1 John 5:5-13b</text:p>
      <text:p text:style-name="P61"><text:tab/><text:span text:style-name="T6">The Catholic Epistle from the First Epistle of our teacher John. His Blessing be upon us. Amen.</text:span></text:p>
      <text:section text:style-name="Sect1" text:name="Section70">
        <text:p text:style-name="P66"><text:span text:style-name="T13"><text:tab/></text:span><text:span text:style-name="T21">Who is he that overcometh the world, but he that believeth that Jesus is the Son of God?</text:span></text:p>
        <text:p text:style-name="P138"><text:span text:style-name="T21"><text:tab/>This is he that came by water and blood, </text:span><text:span text:style-name="T26">even</text:span><text:span text:style-name="T22"> Jesus Christ; not by water only, but by water and blood. And it is the Spirit that beareth witness, because the Spirit is truth. For there are three that bear record in heaven, the Father, the Word, and the Holy Ghost: and these three are one. And there are three that bear witness in earth, the Spirit, and the water, and the blood: and these three agree in one. If we receive the witness of men, the witness of God is greater: for this is the witness of God which he hath testified of his Son.</text:span></text:p>
        <text:p text:style-name="P138"><text:span text:style-name="T22"><text:tab/>He that believeth on the Son of God hath the witness in himself: he </text:span><text:soft-page-break/><text:span text:style-name="T22">that believeth not God hath made him a liar; because he believeth not the record that God gave of his Son. And this is the record, that God hath given to us eternal life, and this life is in his Son. He that hath the Son hath life; </text:span><text:span text:style-name="T26">and</text:span><text:span text:style-name="T22"> he that hath not the Son of God hath not life. These things have I written unto you that believe on the name of the Son of God; that ye may know that ye have eternal life.</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8:26-39</text:p>
      <text:p text:style-name="P61"><text:tab/><text:span text:style-name="T6">A chapter from the Acts of our fathers the pure Apostles, who were invested with the grace of the Holy Spirit. Their blessing be with us all. Amen.</text:span></text:p>
      <text:section text:style-name="Sect1" text:name="Section71">
        <text:p text:style-name="P137"><text:span text:style-name="T50"><text:tab/></text:span><text:span text:style-name="T21">And the angel of the Lord spake unto Philip, saying, Arise, and go toward the south unto the way that goeth down from Jerusalem unto Gaza, which is desert. And he arose and went: and, behold, a man of Ethiopia, an eunuch of great authority under Candace queen of the Ethiopi</text:span><text:span text:style-name="T21">ans, who had the charge of all her treasure, and had come to Jerusalem for to worship, Was returning, and sitting in his chariot read Esaias the prophet. Then the Spirit said unto Philip, Go near, and join thyself to this chariot. And Philip ran thither to </text:span><text:span text:style-name="T26">him</text:span><text:span text:style-name="T22">, and heard him read the prophet Esaias, and said, Understandest thou what thou readest? And he said, How can I, except some man should guide me? And he desired Philip that he would come up and sit with him. The place of the scripture which he read was this, He was led as a sheep to the slaughter; and like a lamb dumb before his shearer, so opened he not his mouth: In his humiliation his judgment was taken away: and who shall declare his generation? for his life is taken from the earth. And the eunuch answered Philip, and said, I pray thee, of whom speaketh the prophet this? of himself, or of some other man? Then Philip opened his mouth, and began at the same scripture, and preached unto him Jesus. And as they went on </text:span><text:span text:style-name="T26">their</text:span><text:span text:style-name="T22"> way, they came unto a certain water: and the eunuch said, See, </text:span><text:span text:style-name="T26">here is</text:span><text:span text:style-name="T22"> water; what doth hinder me to be baptized? And Philip said, If thou believest with all thine heart, thou mayest. And he answered and said, I believe that Jesus Christ is the Son of God. And he commanded the chariot to stand still: and they went down both into the water, both Philip and the eunuch; and he baptized him. And when they were come up out of the water, the Spirit of the Lord caught away Philip, that the eunuch saw him no more: and he went on his way rejoicing.</text:span></text:p>
      </text:section>
      <text:p text:style-name="P60"><text:tab/><text:span text:style-name="T6">The word of the Lord abides in this church and in every church. Amen.</text:span></text:p>
      <text:p text:style-name="P47"><text:soft-page-break/>The Gospel</text:p>
      <text:p text:style-name="P101">Psalm 31:1,2</text:p>
      <text:p text:style-name="P103"><text:tab/><text:span text:style-name="T6">A Psalm of David.</text:span></text:p>
      <text:p text:style-name="P97"><text:span text:style-name="T1"><text:tab/>Blessed are those whose iniquities are forgiven: and whose sins are covered. Blessed is the man to whom the LORD imputes no sin: and in whose mouth there is no deceit. </text:span><text:span text:style-name="T6">Alleluia.</text:span></text:p>
      <text:p text:style-name="P103"/>
      <text:p text:style-name="P59">John 3:1-21</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72">
        <text:p text:style-name="P137"><text:span text:style-name="T50"><text:tab/></text:span><text:span text:style-name="T23">There was a man of the Pharisees, named Nicodemus, a ruler of the Jews: The same came to Jesus by night, and said unto him, Rabbi, we know that thou art a teacher come from God: for no man can do these miracles that thou doest, except God be with him. Jesus answered and said unto him, </text:span><text:span text:style-name="T67">Verily, verily, I say unto thee, Except a man be born again, he </text:span><text:span text:style-name="T67">cannot see the kingdom of God.</text:span><text:span text:style-name="T23"> Nicodemus saith unto him, How can a man be born when he is old? can he enter the second time into his mother’s womb, and be born? Jesus answered, </text:span><text:span text:style-name="T67">Verily, verily, I say unto thee, Except a man be born of water and </text:span><text:span text:style-name="T69">of</text:span><text:span text:style-name="T67"> the Spirit, he cannot enter into </text:span><text:span text:style-name="T67">the kingdom of God.</text:span><text:span text:style-name="T23"> </text:span><text:span text:style-name="T67">That which is born of the flesh is flesh; and that which is born of the Spirit is spirit.</text:span><text:span text:style-name="T23"> </text:span><text:span text:style-name="T67">Marvel not that I said unto thee, Ye </text:span><text:span text:style-name="T67">must be born again.</text:span><text:span text:style-name="T23"> </text:span><text:span text:style-name="T67">The wind bloweth where it listeth, and thou hearest the sound thereof, but canst not tell whence it cometh, and whither it goeth: so is every one that is born of the Spirit.</text:span><text:span text:style-name="T23"> Nicodemus answered and said unto him, How can these things be? Jesus answered and said unto him, </text:span><text:span text:style-name="T67">Art thou a master of Israel, and knowest not these things?</text:span><text:span text:style-name="T23"> </text:span><text:span text:style-name="T67">Verily, verily, I say unto thee, We speak that we do know, and testify that we have seen; and ye receive not our witness.</text:span><text:span text:style-name="T23"> </text:span><text:span text:style-name="T67">If I have told you earthly things, and ye believe not, how shall ye believe, if I tell you </text:span><text:span text:style-name="T69">of</text:span><text:span text:style-name="T67"> heavenly things?</text:span><text:span text:style-name="T23"> </text:span><text:span text:style-name="T67">And no man hath ascended up to heaven, but he that came down from heaven, </text:span><text:span text:style-name="T69">even</text:span><text:span text:style-name="T67"> the Son of man which is in heaven.</text:span><text:span text:style-name="T23"> </text:span><text:span text:style-name="T67">And as Moses lifted up the serpent in the wilderness, even so must the Son of man be lifted up:</text:span><text:span text:style-name="T23"> </text:span><text:span text:style-name="T67">That whosoever believeth in him should not perish, but have eternal life.</text:span><text:span text:style-name="T23"> </text:span><text:span text:style-name="T67">For God so loved the world, that he gave his only begotten Son, that whosoever believeth in him should not perish, but have everlasting life.</text:span><text:span text:style-name="T23"> </text:span><text:span text:style-name="T67">For God sent not his Son into the world to condemn the world; but that the world through him might be saved.</text:span><text:span text:style-name="T23"> </text:span><text:span text:style-name="T67">He that believeth on him is not condemned: but he that believeth not is condemned already, because he hath not believed in the name of the </text:span><text:soft-page-break/><text:span text:style-name="T67">only begotten Son of God.</text:span><text:span text:style-name="T23"> </text:span><text:span text:style-name="T67">And this is the condemnation, that light is come into the world, and men loved darkness rather than light, because their deeds were evil.</text:span><text:span text:style-name="T23"> </text:span><text:span text:style-name="T67">For every one that doeth evil hateth the light, neither cometh to the light, lest his deeds should be reproved.</text:span><text:span text:style-name="T23"> </text:span><text:span text:style-name="T67">But he that doeth truth cometh to the light, that his deeds may be made manifest, that they are wrought in God.</text:span><text:span text:style-name="T51"> </text:span><text:span text:style-name="T52">Glory be to God forever.</text:span></text:p>
      </text:section>
      <text:p text:style-name="P124"/>
      <text:p text:style-name="P134">The Fifteenth Day of Paopi</text:p>
      <text:p text:style-name="P98">Annual Tune</text:p>
      <text:p text:style-name="P117">St. Pantilemon, the physician and martyr</text:p>
      <text:p text:style-name="P98"/>
      <text:p text:style-name="P119"><text:span text:style-name="T12"><text:tab/></text:span><text:span text:style-name="T13">See the Twentieth Day of Epip.</text:span></text:p>
      <text:p text:style-name="P127"/>
      <text:p text:style-name="P134">The Sixteenth Day of Paopi</text:p>
      <text:p text:style-name="P98">Annual Tune</text:p>
      <text:p text:style-name="P132"><text:span text:style-name="T12">St. Agathon, 39</text:span><text:span text:style-name="T55">th</text:span><text:span text:style-name="T12"> Patriarch of Alexandria</text:span></text:p>
      <text:p text:style-name="P118">The Commemoration of Sts. Carpus, Apollos (Papylus) and Peter</text:p>
      <text:p text:style-name="P98"/>
      <text:p text:style-name="P119"><text:span text:style-name="T12"><text:tab/></text:span><text:span text:style-name="T13">See the Twenty-Ninth Day of Athor.</text:span></text:p>
      <text:p text:style-name="P124"/>
      <text:p text:style-name="P134">The Seventeenth Day of Paopi</text:p>
      <text:p text:style-name="P98">Annaul Tune</text:p>
      <text:p text:style-name="P132"><text:span text:style-name="T12">St. Dioscorus II, 31</text:span><text:span text:style-name="T55">st</text:span><text:span text:style-name="T12"> Patriarch of Alexandria</text:span></text:p>
      <text:p text:style-name="P98"/>
      <text:p text:style-name="P119"><text:span text:style-name="T12"><text:tab/></text:span><text:span text:style-name="T13">See the Third Day of Epip.</text:span></text:p>
      <text:p text:style-name="P127"/>
      <text:p text:style-name="P134">The Eighteenth Day of Paopi</text:p>
      <text:p text:style-name="P98">Annual Tune</text:p>
      <text:p text:style-name="P132"><text:span text:style-name="T12">St. Theophilus, 23</text:span><text:span text:style-name="T55">rd</text:span><text:span text:style-name="T12"> Patriarch of Alexandria</text:span></text:p>
      <text:p text:style-name="P98"/>
      <text:p text:style-name="P119"><text:span text:style-name="T12"><text:tab/></text:span><text:span text:style-name="T13">See the Twenty-Ninth Day of Athor.</text:span></text:p>
      <text:p text:style-name="P127"/>
      <text:p text:style-name="P134">The Nineteenth Day of Paopi</text:p>
      <text:p text:style-name="P98">Annual Tune</text:p>
      <text:p text:style-name="P98">Assembly of the Counci lof Antioch against Paul of Samosata</text:p>
      <text:p text:style-name="P117">St. Theophilus and his wife</text:p>
      <text:p text:style-name="P98"/>
      <text:p text:style-name="P119"><text:span text:style-name="T12"><text:tab/></text:span><text:span text:style-name="T13">See the Twentieth Day of Epip.</text:span></text:p>
      <text:p text:style-name="P134"><text:soft-page-break/>The Twentieth Day of Paopi</text:p>
      <text:p text:style-name="P98">Annual Tune</text:p>
      <text:p text:style-name="P117">St. John Colobos (the Short)</text:p>
      <text:p text:style-name="P98"/>
      <text:p text:style-name="P119"><text:span text:style-name="T12"><text:tab/></text:span><text:span text:style-name="T13">See the Second Day of Meshir.</text:span></text:p>
      <text:p text:style-name="P127"/>
      <text:p text:style-name="P134">The Twenty-First Day of Paopi</text:p>
      <text:p text:style-name="P101">Annual Tune</text:p>
      <text:p text:style-name="P109">Commemoration of the Theotokos</text:p>
      <text:p text:style-name="P107">Repose of Joel, the prophet</text:p>
      <text:p text:style-name="P101">Translocation of the body of Lazarus to Constantionople</text:p>
      <text:p text:style-name="P101">St. Fereig (Tegi)</text:p>
      <text:p text:style-name="P101"/>
      <text:p text:style-name="P127"><text:tab/>See the Eighth Day of Thoout.</text:p>
      <text:p text:style-name="P128"/>
      <text:p text:style-name="P57">The Twenty-Second Day of Paopi</text:p>
      <text:p text:style-name="P74">Annual Tune</text:p>
      <text:p text:style-name="P75">St. Luke the Evangelist, physitian, and martyr</text:p>
      <text:p text:style-name="P74"/>
      <text:p text:style-name="P50">The Vespers Gospel</text:p>
      <text:p text:style-name="P98">Psalm 104:1</text:p>
      <text:p text:style-name="P99"><text:tab/><text:span text:style-name="T6">A Psalm of David.</text:span></text:p>
      <text:p text:style-name="P97"><text:tab/><text:span text:style-name="T4">Confess unto the LORD; call upon His Name: Proclaim His works among the nations. Praise Him, speak of all His wonders: Glory in his Holy Name. </text:span><text:span text:style-name="T6">Alleluia.</text:span></text:p>
      <text:p text:style-name="P103"/>
      <text:p text:style-name="P59">Luke 9:1-6</text:p>
      <text:p text:style-name="P6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73">
        <text:p text:style-name="P137"><text:span text:style-name="T50"><text:tab/></text:span><text:span text:style-name="T22">Then he called his twelve disciples together, and gave them power and authority over all devils, and to cure diseases. And he sent them to preach the kingdom of God, and to heal the sick. And he said unto them, </text:span><text:span text:style-name="T66">Take nothing for </text:span><text:span text:style-name="T68">your</text:span><text:span text:style-name="T66"> journey, neither staves, nor scrip, neither bread, neither money; neither have two coats apiece.</text:span><text:span text:style-name="T22"> </text:span><text:span text:style-name="T66">And whatsoever house ye enter into, there abide, and thence depart.</text:span><text:span text:style-name="T22"> </text:span><text:span text:style-name="T66">And whosoever will not receive you, when ye go out of that city, shake off the very dust from your feet for a testimony against them.</text:span><text:span text:style-name="T22"> </text:span><text:span text:style-name="T22">And they departed, and went through the towns, preaching the gospel, and healing every where.</text:span><text:span text:style-name="T50"> </text:span><text:span text:style-name="T52">Glory be to God forever.</text:span></text:p>
      </text:section>
      <text:p text:style-name="P60"/>
      <text:p text:style-name="P49"/>
      <text:p text:style-name="P30">The Matins Gospel</text:p>
      <text:p text:style-name="P101">Psalm 67:23,25</text:p>
      <text:p text:style-name="P103"><text:tab/><text:span text:style-name="T6">A Psalm of David.</text:span></text:p>
      <text:p text:style-name="P97"><text:span text:style-name="T6"><text:tab/></text:span><text:span text:style-name="T1">Through Him they have seen Thy paths, O God: the ways of my God. Bless God in the churches: the Lord from the fountains of Israel. </text:span><text:span text:style-name="T6">Alleluia.</text:span></text:p>
      <text:p text:style-name="P111"/>
      <text:p text:style-name="P59">Luke 17:5-10</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74">
        <text:p text:style-name="P137"><text:span text:style-name="T52"><text:tab/></text:span><text:span text:style-name="T23">And the apostles said unto the Lord, Increase our faith. And the Lord said,</text:span><text:span text:style-name="T67"> If ye had faith as a grain of mustard seed, ye might say unto this sycamine tree, Be thou plucked up by the root, and be thou planted in the sea; and it should obey you.</text:span><text:span text:style-name="T23"> </text:span><text:span text:style-name="T67">But which of you, having a servant plowing or feeding cattle, will say unto him by and by, when he is come from the </text:span><text:span text:style-name="T67">field, Go and sit down to meat?</text:span><text:span text:style-name="T23"> </text:span><text:span text:style-name="T67">And will not rather say unto him, Make ready wherewith I may sup, and gird thyself, and serve me, till I have eaten and drunken; and afterward thou shalt eat and drink?</text:span><text:span text:style-name="T23"> </text:span><text:span text:style-name="T67">Doth he thank that servant because he did the things that were commanded him? I trow not.</text:span><text:span text:style-name="T23"> </text:span><text:span text:style-name="T67">So likewise ye, when ye shall have done all those things which are </text:span><text:span text:style-name="T67">commanded you, say, We are unprofitable servants: we have done that which was our duty to do.</text:span><text:span text:style-name="T51"> </text:span><text:span text:style-name="T52">Glory be to God forever.</text:span></text:p>
      </text:section>
      <text:p text:style-name="P68"/>
      <text:p text:style-name="P49">The Liturgy</text:p>
      <text:p text:style-name="P60"/>
      <text:p text:style-name="P47">The Pauline Epistle</text:p>
      <text:p text:style-name="P59">Colossians 4:2-18</text:p>
      <text:p text:style-name="P61"><text:tab/><text:span text:style-name="T6">A chapter from the Epistle of our teacher Paul to the Colossians. His blessing be upon us. Amen.</text:span></text:p>
      <text:section text:style-name="Sect1" text:name="Section75">
        <text:p text:style-name="P137"><text:span text:style-name="T50"><text:tab/></text:span><text:span text:style-name="T21">Continue in prayer, and watch in the same with thanksgiving; Withal praying also for us, that God would open unto us a door of utterance, to speak the mystery of Christ, for which I am also in bonds: </text:span><text:span text:style-name="T21">That I may make it manifest, as I ought to speak.</text:span></text:p>
        <text:p text:style-name="P138"><text:span text:style-name="T21"><text:tab/>Walk in wisdom toward them that are without, redeeming the time. </text:span><text:span text:style-name="T21">Let your speech </text:span><text:span text:style-name="T26">be</text:span><text:span text:style-name="T22"> alway with grace, seasoned with salt, that ye may know how ye ought to answer every man.</text:span></text:p>
        <text:p text:style-name="P138"><text:span text:style-name="T22"><text:tab/>All my state shall Tychicus declare unto you, </text:span><text:span text:style-name="T26">who is</text:span><text:span text:style-name="T22"> a beloved brother, and a faithful minister and fellowservant in the Lord: Whom I have sent unto you for the same purpose, that he might know your estate, and comfort your hearts; With Onesimus, a faithful and beloved brother, who is </text:span><text:span text:style-name="T26">one</text:span><text:span text:style-name="T22"> of you. They shall make known unto you all things which </text:span><text:span text:style-name="T26">are done</text:span><text:span text:style-name="T22"> here. Aristarchus my fellowprisoner saluteth you, and </text:span><text:soft-page-break/><text:span text:style-name="T22">Marcus, sister’s son to Barnabas, (touching whom ye received commandments: if he come unto you, receive him;) And Jesus, which is called Justus, who are of the circumcision. These only </text:span><text:span text:style-name="T26">are my</text:span><text:span text:style-name="T22"> fellowworkers unto the kingdom of God, which have been a comfort unto me. Epaphras, who is </text:span><text:span text:style-name="T26">one</text:span><text:span text:style-name="T22"> of you, a servant of Christ, saluteth you, always labouring fervently for you in prayers, that ye may stand perfect and complete in all the will of God. For I bear him record, that he hath a great zeal for you, and them </text:span><text:span text:style-name="T26">that are</text:span><text:span text:style-name="T22"> in Laodicea, and them in Hierapolis. Luke, the beloved physician, and Demas, greet you. Salute the brethren which are in Laodicea, and Nymphas, and the church which is in his house. And when this epistle is read among you, cause that it be read also in the church of the Laodiceans; and that ye likewise read the </text:span><text:span text:style-name="T26">epistle</text:span><text:span text:style-name="T22"> from Laodicea. And say to Archippus, Take heed to the ministry which thou hast received in </text:span><text:span text:style-name="T22">the Lord, that thou fulfil it.The saluta</text:span><text:span text:style-name="T22">tion by the hand of me Paul. Remember my bonds. Grace </text:span><text:span text:style-name="T26">be</text:span><text:span text:style-name="T22"> with you. Amen.</text:span></text:p>
      </text:section>
      <text:p text:style-name="P59"><text:tab/><text:span text:style-name="T6">The grace of God the Father be with you all. Amen.</text:span></text:p>
      <text:p text:style-name="P60"/>
      <text:p text:style-name="P47">The Catholic Epistle</text:p>
      <text:p text:style-name="P59">1 Peter 3:15b-22</text:p>
      <text:p text:style-name="P61"><text:tab/><text:span text:style-name="T6">The Catholic Epistle from the First Epistle of our teacher Peter. His Blessing be upon us. Amen.</text:span></text:p>
      <text:section text:style-name="Sect1" text:name="Section76">
        <text:p text:style-name="P137"><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8"><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8"><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disobedient, when once the longsuffering of God waited in the days of Noah, while the ark was a preparing, wherein few, that is, eight souls were saved by water.</text:span></text:p>
        <text:p text:style-name="P138"><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text:span><text:span text:style-name="T22">Who is gone into heaven, and is on the right hand of God; angels and authorities and powers being made subject unto him.</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ext:soft-page-break/>The Praxis</text:p>
      <text:p text:style-name="P59">Acts 1:1-14</text:p>
      <text:p text:style-name="P61"><text:tab/><text:span text:style-name="T6">A chapter from the Acts of our fathers the pure Apostles, who were invested with the grace of the Holy Spirit. Their blessing be with us all. Amen.</text:span></text:p>
      <text:section text:style-name="Sect1" text:name="Section77">
        <text:p text:style-name="P137"><text:span text:style-name="T50"><text:tab/></text:span><text:span text:style-name="T21">The former treatise have I made, O Theophilus, of all that Jesus began both to do and teach, Until the day in which he was taken up, after that he through the Holy Ghost had given commandments unto the apostles whom he had chosen: To whom also he shewed himself alive after his passion by many infallible proofs, being seen of them forty days, and speaking of the things pertaining to the kingdom of God: And, being assembled together with </text:span><text:span text:style-name="T26">them</text:span><text:span text:style-name="T22">, commanded them that they should not depart from Jerusalem, but </text:span><text:span text:style-name="T66">wait for the promise of the Father, which,</text:span><text:span text:style-name="T22"> </text:span><text:span text:style-name="T26">saith he</text:span><text:span text:style-name="T22">, </text:span><text:span text:style-name="T66">ye have heard of me.</text:span><text:span text:style-name="T22"> </text:span><text:span text:style-name="T66">For John truly baptized with water; but ye shall be baptized with the Holy Ghost not many days hence.</text:span></text:p>
        <text:p text:style-name="P138"><text:span text:style-name="T22"><text:tab/>When they therefore were come together, they asked of him, saying, Lord, wilt thou at this time restore again the kingdom to Israel? And he said unto them, </text:span><text:span text:style-name="T66">It is not for you to know the times or the seasons, which the Father hath put in his own power.</text:span><text:span text:style-name="T22"> </text:span><text:span text:style-name="T66">But ye shall receive power, after that the Holy Ghost is come upon you: and </text:span><text:span text:style-name="T66">ye shall be witnesses unto me both in Jerusalem, and in all Judaea, and in Samaria, and unto the uttermost part of the earth.</text:span><text:span text:style-name="T22"> And when he had spoken </text:span><text:span text:style-name="T22">these things, while they beheld, he was taken up; and a cloud received him out of their sight. And while they looked stedfastly toward heaven as he went up, behold, two men stood by them in white apparel; </text:span><text:span text:style-name="T22">Which also said, Ye men of Galilee, why stand ye gazing up into heaven? this same Jesus, which is taken up from you into heaven, shall so come in like manner as ye have seen him go into heaven.</text:span></text:p>
        <text:p text:style-name="P138"><text:span text:style-name="T22"><text:tab/>Then returned they unto Jerusalem from the mount called Olivet, which is from Jerusalem a sabbath day’s journey. And when they were come in, they went up into an upper room, where abode both Peter, and James, and John, and Andrew, Philip, and Thomas, Bartholomew, and Matthew, James </text:span><text:span text:style-name="T26">the son</text:span><text:span text:style-name="T22"> of Alphaeus, and Simon Zelotes, and Judas </text:span><text:span text:style-name="T26">the brother</text:span><text:span text:style-name="T22"> of James. These all continued with one accord in prayer and supplication, with the women, and Mary the mother of Jesus, and with his brethren.</text:span></text:p>
      </text:section>
      <text:p text:style-name="P60"><text:tab/><text:span text:style-name="T6">The word of the Lord abides in this church and in every church. Amen.</text:span></text:p>
      <text:p text:style-name="P60"/>
      <text:p text:style-name="P47"/>
      <text:p text:style-name="P31">The Gospel</text:p>
      <text:p text:style-name="P101">Psalm 95:1,2</text:p>
      <text:p text:style-name="P103"><text:tab/><text:span text:style-name="T6">A Psalm of David.</text:span></text:p>
      <text:p text:style-name="P135"><text:span text:style-name="T1"><text:tab/>Praise the Lord, bless His Name: Preach His salvation from day to day. Declare His glory among the nations: His wonders among all people. </text:span><text:span text:style-name="T8">Alleluia.</text:span></text:p>
      <text:p text:style-name="P103"/>
      <text:p text:style-name="P59">Luke 10:1-20</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78">
        <text:p text:style-name="P137"><text:span text:style-name="T50"><text:tab/></text:span><text:span text:style-name="T23">After these things the Lord appointed other seventy also, and sent them two and two before his face into every city and place, whither he himself would come. Therefore said he unto them, </text:span><text:span text:style-name="T67">The harvest truly </text:span><text:span text:style-name="T69">is</text:span><text:span text:style-name="T67"> great, but the labourers </text:span><text:span text:style-name="T69">are</text:span><text:span text:style-name="T67"> few: pray ye therefore the Lord of the harvest, that he would send forth labourers into his harvest.</text:span><text:span text:style-name="T23"> </text:span><text:span text:style-name="T67">Go your ways: behold, I send you forth as lambs among wolves.</text:span><text:span text:style-name="T23"> </text:span><text:span text:style-name="T67">Carry neither purse, nor scrip, nor shoes: and salute no man by the way.</text:span><text:span text:style-name="T23"> </text:span><text:span text:style-name="T67">And into whatsoever house ye enter, </text:span><text:span text:style-name="T67">first say, Peace </text:span><text:span text:style-name="T69">be</text:span><text:span text:style-name="T67"> to this house.</text:span><text:span text:style-name="T23"> </text:span><text:span text:style-name="T67">And if the son of peace be </text:span><text:span text:style-name="T67">there, your peace shall rest upon it: if not, it shall turn to you again.</text:span><text:span text:style-name="T23"> </text:span><text:span text:style-name="T67">And in the same house remain, eating and drinking such things as they give: for the labourer is worthy of his hire. Go not from house to house.</text:span><text:span text:style-name="T23"> </text:span><text:span text:style-name="T67">And into whatsoever city ye enter, and they receive you, eat such things as are set before you:</text:span><text:span text:style-name="T23"> </text:span><text:span text:style-name="T67">And heal </text:span><text:span text:style-name="T67">the sick that are therein, and say unto them, The kingdom of God is come nigh unto you.</text:span><text:span text:style-name="T23"> </text:span><text:span text:style-name="T67">But into whatsoever city ye enter, and they receive you not, </text:span><text:span text:style-name="T67">go your ways out into the streets of the same, and say,</text:span><text:span text:style-name="T23"> </text:span><text:span text:style-name="T67">Even the very dust of your city, which cleaveth on us, we do wipe off against you: notwithstanding be ye sure of this, that the kingdom of God is come nigh unto you. </text:span><text:span text:style-name="T67">But I say unto you, that it shall be more tolerable in that day for Sodom, than for that city.</text:span><text:span text:style-name="T23"> </text:span><text:span text:style-name="T67">Woe unto thee, Chorazin! woe unto thee, Bethsaida! for if the mighty works had been done in Tyre and Sidon, which have been done in you, they had a great while ago repented, sitting in sackcloth and ashes.</text:span><text:span text:style-name="T23"> </text:span><text:span text:style-name="T67">But it shall be more tolerable for Tyre and Sidon at the judgment, than for you.</text:span><text:span text:style-name="T23"> </text:span><text:span text:style-name="T67">And thou, Capernaum, which art exalted to heaven, shalt be thrust down to hell.</text:span><text:span text:style-name="T23"> </text:span><text:span text:style-name="T67">He that heareth you heareth me; and he that despiseth you despiseth me; and he that despiseth me despiseth him that sent me.</text:span></text:p>
        <text:p text:style-name="P138"><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ext:span><text:soft-page-break/><text:span text:style-name="T66">the power of the enemy: and nothing shall by any means hurt you.</text:span><text:span text:style-name="T22"> </text:span><text:span text:style-name="T66">Notwithstanding in this rejoice not, that the spirits are subject unto you; but rather rejoice, because your names are written in heaven.</text:span><text:span text:style-name="T49"> </text:span><text:span text:style-name="T52">Glory be to God forever.</text:span></text:p>
      </text:section>
      <text:p text:style-name="P124"/>
      <text:p text:style-name="P134">The Twenty-Third Day of Paopi</text:p>
      <text:p text:style-name="P98">Annual Tune</text:p>
      <text:p text:style-name="P132"><text:span text:style-name="T12">St. Joseph, 52</text:span><text:span text:style-name="T55">nd</text:span><text:span text:style-name="T12"> Patriarch of Alexandria</text:span></text:p>
      <text:p text:style-name="P118">St. Dionisius (Dennis) bishop of Corinth</text:p>
      <text:p text:style-name="P98"/>
      <text:p text:style-name="P119"><text:span text:style-name="T12"><text:tab/></text:span><text:span text:style-name="T13">See the Twenty-Eighth Day of Athor.</text:span></text:p>
      <text:p text:style-name="P127"/>
      <text:p text:style-name="P134">The Twenty-Fourth Day of Paopi</text:p>
      <text:p text:style-name="P98">Annual Tune</text:p>
      <text:p text:style-name="P117">Sts. Paul, Longinus, and Zena the martyrs</text:p>
      <text:p text:style-name="P118">Abba Hilarion the monk</text:p>
      <text:p text:style-name="P98"/>
      <text:p text:style-name="P119"><text:span text:style-name="T12"><text:tab/></text:span><text:span text:style-name="T13">See the Twenty-Second Day of Tobi.</text:span></text:p>
      <text:p text:style-name="P127"/>
      <text:p text:style-name="P134">The Twenty-Fifth Day of Paopi</text:p>
      <text:p text:style-name="P98">Annual Tune</text:p>
      <text:p text:style-name="P117">Sts. Apollo and Apip</text:p>
      <text:p text:style-name="P98">Conecration of the Church of St. Julian el-Akfahsee</text:p>
      <text:p text:style-name="P98"/>
      <text:p text:style-name="P119"><text:span text:style-name="T12"><text:tab/></text:span><text:span text:style-name="T13">See the Twenty-Fifth Day of Athor.</text:span></text:p>
      <text:p text:style-name="P127"/>
      <text:p text:style-name="P134">The Twenty-Sixth Day of Paopi</text:p>
      <text:p text:style-name="P98">Annual Tune</text:p>
      <text:p text:style-name="P117">St. Timon the Disciple and martyr</text:p>
      <text:p text:style-name="P98">Commemoration of the seven martyrs on the mount of St. Antony</text:p>
      <text:p text:style-name="P98"/>
      <text:p text:style-name="P119"><text:span text:style-name="T12"><text:tab/></text:span><text:span text:style-name="T13">See the First Day of Tobi.</text:span></text:p>
      <text:p text:style-name="P128"/>
      <text:p text:style-name="P57"/>
      <text:p text:style-name="P29">The Twenty-Seventh Day of Paopi</text:p>
      <text:p text:style-name="P74">Annual Tune</text:p>
      <text:p text:style-name="P75">Abba Macarius, biship of Tkoou and martyr</text:p>
      <text:p text:style-name="P84"><text:tab/>(also Tobi 9; Meshir 5; Phamenoth 27; Pashons 18; Epip 8, 14; Mesoir 19)</text:p>
      <text:p text:style-name="P84"/>
      <text:p text:style-name="P50">The Vespers Gospel</text:p>
      <text:p text:style-name="P98">Psalm 111:1</text:p>
      <text:p text:style-name="P99"><text:tab/><text:span text:style-name="T6">A Psalm of David.</text:span></text:p>
      <text:p text:style-name="P97"><text:tab/><text:span text:style-name="T4">Blessed is the man who fears the LORD: in his commandments he will exceedingly delight. His seed shall be mighty upon earth: the generation of the upright shall be blessed. </text:span><text:span text:style-name="T6">Alleluia.</text:span></text:p>
      <text:p text:style-name="P103"/>
      <text:p text:style-name="P59">Matthew 25:14-23</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79">
        <text:p text:style-name="P137"><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text:span><text:span text:style-name="T66">reckoneth with them.</text:span><text:span text:style-name="T22"> </text:span><text:span text:style-name="T66">And so he that had received five talents came and </text:span><text:span text:style-name="T66">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text:span><text:span text:style-name="T66">ful over a few things, I will make thee ruler over many things: enter thou into the joy of thy lord.</text:span><text:span text:style-name="T22"> </text:span><text:span text:style-name="T66">He also that had received two talents came and said, Lord, thou deliveredst unto me two talents: behold, I have gained two </text:span><text:span text:style-name="T66">other talents beside them.</text:span><text:span text:style-name="T22"> </text:span><text:span text:style-name="T66">His lord said unto him, Well done, good and faithful servant; thou hast been faithful over a few things, I will make thee ruler over many things: enter thou into the joy of thy lord.</text:span><text:span text:style-name="T50"> </text:span><text:span text:style-name="T52">Glory be to God forever.</text:span></text:p>
      </text:section>
      <text:p text:style-name="P60"/>
      <text:p text:style-name="P49"/>
      <text:p text:style-name="P30">The Matins Gospel</text:p>
      <text:p text:style-name="P101">Psalm 132:9</text:p>
      <text:p text:style-name="P103"><text:tab/><text:span text:style-name="T6">A Psalm of David.</text:span></text:p>
      <text:p text:style-name="P135"><text:span text:style-name="T9"><text:tab/></text:span><text:span text:style-name="T1">Remember, O Lord, David and all his meekness: How he sware unto the LORD, and vowed unto the God of Jacob. Thy priests shall be clothed with righteousness: Thy saints shall rejoice for the sake of Thy servant David. </text:span><text:span text:style-name="T8">Alleluia.</text:span></text:p>
      <text:p text:style-name="P111"/>
      <text:p text:style-name="P59">Luke 6:17-23</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80">
        <text:p text:style-name="P137"><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8"><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8"/>
      <text:p text:style-name="P49">The Liturgy</text:p>
      <text:p text:style-name="P60"/>
      <text:p text:style-name="P47">The Pauline Epistle</text:p>
      <text:p text:style-name="P59">Hebrews 11:17-31</text:p>
      <text:p text:style-name="P61"><text:tab/><text:span text:style-name="T6">A chapter from the Epistle of our teacher Paul to the Hebrews. His blessing be upon us. Amen.</text:span></text:p>
      <text:section text:style-name="Sect1" text:name="Section81">
        <text:p text:style-name="P137"><text:span text:style-name="T50"><text:tab/></text:span><text:span text:style-name="T21">By faith Abraham, when he was tried, offered up Isaac: and he that had received the promises offered up his only begotten </text:span><text:span text:style-name="T26">son</text:span><text:span text:style-name="T22">, Of whom it was </text:span><text:span text:style-name="T22">said, That in Isaac shall thy seed be called: Accounting that God </text:span><text:span text:style-name="T26">was</text:span><text:span text:style-name="T22"> able to raise </text:span><text:span text:style-name="T26">him</text:span><text:span text:style-name="T22"> up, even from the dead; from whence also he received him in a figure. By faith Isaac blessed Jacob and Esau concerning things to come. By </text:span><text:span text:style-name="T22">faith Jacob, when he was a dying, blessed both the sons of Joseph; and worshipped, </text:span><text:span text:style-name="T26">leaning</text:span><text:span text:style-name="T22"> upon the top of his staff. By faith Joseph, when he died, made mention of the departing of the children of Israel; and gave commandment concerning his bones. By faith Moses, when he was born, </text:span><text:soft-page-break/><text:span text:style-name="T22">was hid three months of his parents, because they saw </text:span><text:span text:style-name="T26">he was</text:span><text:span text:style-name="T22"> a proper child; and they were not afraid of the king’s commandment. By faith Moses, when he was come to years, refused to be called the son of Pharaoh’s daughter; Choosing rather to suffer affliction with the people of God, than to enjoy the pleasures of sin for a season; Esteeming the reproach of Christ greater riches than the treasures in Egypt: for he had respect unto the recompence of the reward. By faith he forsook Egypt, not fearing the wrath of the king: for he endured, as seeing him who is invisible. Through faith he kept the passover, and the sprinkling of blood, lest he that destroyed the firstborn should touch them. By faith they passed through the Red sea as by dry </text:span><text:span text:style-name="T26">land</text:span><text:span text:style-name="T22">: which the Egyptians assaying to do were drowned. By faith the walls of Jericho fell down, after they were compassed about seven days. By faith the harlot Rahab perished not with them that believed not, when she had received the spies with peace.</text:span></text:p>
      </text:section>
      <text:p text:style-name="P59"><text:tab/><text:span text:style-name="T6">The grace of God the Father be with you all. Amen.</text:span></text:p>
      <text:p text:style-name="P60"/>
      <text:p text:style-name="P47">The Catholic Epistle</text:p>
      <text:p text:style-name="P59">James 1:12-21</text:p>
      <text:p text:style-name="P61"><text:tab/><text:span text:style-name="T6">The Catholic Epistle from the Epistle of our teacher James. His Blessing be upon us. Amen.</text:span></text:p>
      <text:section text:style-name="Sect1" text:name="Section82">
        <text:p text:style-name="P137"><text:span text:style-name="T50"><text:tab/></text:span><text:span text:style-name="T21">Blessed </text:span><text:span text:style-name="T26">is</text:span><text:span text:style-name="T22"> the man that endureth temptation: for when he is tried, he shall receive the crown of life, which the Lord hath promised to them that love him.</text:span></text:p>
        <text:p text:style-name="P138"><text:span text:style-name="T22"><text:tab/>Let no man say when he is tempted, I am tempted of God: for God cannot be tempted with evil, neither tempteth he any man: But every man is tempted, when he is drawn away of his own lust, and enticed. Then when lust hath conceived, it bringeth forth sin: and sin, when it is finished, bringeth forth death. Do not err, my </text:span><text:span text:style-name="T22">beloved brethren. Every good gift and every perfect gift is from above, and </text:span><text:span text:style-name="T22">cometh down from the Father of lights, with whom is no variableness, neither shadow of turning. </text:span><text:span text:style-name="T22">Of his own will begat he us with the word of truth, that we should be a kind of firstfruits of his creatures.</text:span></text:p>
        <text:p text:style-name="P138"><text:span text:style-name="T22"><text:tab/>Wherefore, my beloved brethren, let every man be swift to </text:span><text:span text:style-name="T22">hear, slow to speak, slow to wrath: </text:span><text:span text:style-name="T22">For the wrath of man worketh not the righteousness of God. Wherefore lay apart all filthiness and superfluity of naughtiness, and receive with meek</text:span><text:span text:style-name="T22">ness the engrafted word, which is able to save your souls.</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
      <text:p text:style-name="P31">The Praxis</text:p>
      <text:p text:style-name="P59">Acts 19:11-20</text:p>
      <text:p text:style-name="P61"><text:tab/><text:span text:style-name="T6">A chapter from the Acts of our fathers the pure Apostles, who were invested with the grace of the Holy Spirit. Their blessing be with us all. Amen.</text:span></text:p>
      <text:section text:style-name="Sect1" text:name="Section83">
        <text:p text:style-name="P137"><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8"><text:span text:style-name="T21"><text:tab/>Then certain of the vagabond Jews, exorcists, took upon them to call 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text:span><text:span text:style-name="T31"> </text:span><text:span text:style-name="T22">And the evil spirit answered and said, Jesus I know, and Paul I know; but who are ye? And 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So mightily grew the word of God and prevailed.</text:span></text:p>
      </text:section>
      <text:p text:style-name="P60"><text:tab/><text:span text:style-name="T6">The word of the Lord abides in this church and in every church. Amen.</text:span></text:p>
      <text:p text:style-name="P60"/>
      <text:p text:style-name="P47">The Gospel</text:p>
      <text:p text:style-name="P101">Psalm 1:1,2</text:p>
      <text:p text:style-name="P103"><text:tab/><text:span text:style-name="T6">A Psalm of David.</text:span></text:p>
      <text:p text:style-name="P135"><text:span text:style-name="T1"><text:tab/>Blessed is the man who has not walked in the counsel of the wicked, nor stood in the way of sinners, nor sat in the seat of the pestilent. </text:span><text:span text:style-name="T8">Alleluia.</text:span></text:p>
      <text:p text:style-name="P103"/>
      <text:p text:style-name="P59">Matthew 4:23-5:16</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84">
        <text:p text:style-name="P137"><text:span text:style-name="T50"><text:tab/></text:span><text:span text:style-name="T23">And Jesus went about all Galilee, teaching in their synagogues, and preaching the gospel of the kingdom, and healing all manner of sickness and all manner of disease among the people. </text:span><text:span text:style-name="T23">And his fame went </text:span><text:span text:style-name="T23">throughout all Syria: and they brought unto him all sick people that were taken with divers diseases and torments, and those which were possessed with devils, and those which were lunatick, and those that had the palsy; and he healed them. And there followed him great multi</text:span><text:soft-page-break/><text:span text:style-name="T23">tudes of people from Galilee, and </text:span><text:span text:style-name="T25">from</text:span><text:span text:style-name="T23"> Decapolis, and </text:span><text:span text:style-name="T25">from</text:span><text:span text:style-name="T23"> Jerusalem, and </text:span><text:span text:style-name="T25">from</text:span><text:span text:style-name="T23"> Judaea, and </text:span><text:span text:style-name="T25">from</text:span><text:span text:style-name="T23"> beyond Jordan.</text:span></text:p>
        <text:p text:style-name="P138"><text:span text:style-name="T22"><text:tab/>And seeing the multitudes, he went up into a mountain: and when he was set, his disciples came unto him: </text:span><text:span text:style-name="T22">And he opened his mouth, and taught them, saying,</text:span></text:p>
        <text:p text:style-name="P138"><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for my sake.</text:span><text:span text:style-name="T22"> </text:span><text:span text:style-name="T66">Rejoice, and be exceeding glad: for great </text:span><text:span text:style-name="T68">is</text:span><text:span text:style-name="T66"> your reward in heaven: for so persecuted they the prophets which were before you.</text:span></text:p>
        <text:p text:style-name="P138"><text:span text:style-name="T22"><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are in the house.</text:span><text:span text:style-name="T22"> </text:span><text:span text:style-name="T66">Let your light so shine before men, that they may see your good works, and glorify your Father which is in heaven.</text:span><text:span text:style-name="T49"> </text:span><text:span text:style-name="T52">Glory be to God forever.</text:span></text:p>
      </text:section>
      <text:p text:style-name="P129"/>
      <text:p text:style-name="P134">The Twenty-Eighth Day of Paopi</text:p>
      <text:p text:style-name="P98">Annual Tune</text:p>
      <text:p text:style-name="P117">Sts. Marcian and Mercurius the martyrs</text:p>
      <text:p text:style-name="P98"/>
      <text:p text:style-name="P119"><text:span text:style-name="T12"><text:tab/></text:span><text:span text:style-name="T13">See the Twentieth Day of Pashons.</text:span></text:p>
      <text:p text:style-name="P127"/>
      <text:p text:style-name="P134">The Twenty-Ninth Day of Paopi</text:p>
      <text:p text:style-name="P101">Annual Tune on weekdays, Joyful tune on Sundays</text:p>
      <text:p text:style-name="P101">Commemoration of the Annunciation, Nativity and the Ressurection if falling on a Sunday</text:p>
      <text:p text:style-name="P107">St. Demetrius of Thessalonica the matry</text:p>
      <text:p text:style-name="P101"/>
      <text:p text:style-name="P119"><text:span text:style-name="T12"><text:tab/></text:span><text:span text:style-name="T13">See the Twenty-Seventh Day of Athor.</text:span></text:p>
      <text:p text:style-name="P124"/>
      <text:p text:style-name="P134"/>
      <text:p text:style-name="P38">The Thirtieth Day of Paopi</text:p>
      <text:p text:style-name="P98">Annual Tune</text:p>
      <text:p text:style-name="P117">Consecration of the Church of St. Mark and the appearence of his head</text:p>
      <text:p text:style-name="P118">St. Abraham the solitary</text:p>
      <text:p text:style-name="P117"/>
      <text:p text:style-name="P127"><text:tab/>See the Fifteenth Day of Athor.</text:p>
      <text:p text:style-name="P42">The First Day of Athor</text:p>
      <text:p text:style-name="P101">Annual Tune</text:p>
      <text:p text:style-name="P107">St. Celopas, the Disciple</text:p>
      <text:p text:style-name="P101">Sts. Maximus, Numitius, Victor, and Philip, the martyrs</text:p>
      <text:p text:style-name="P101"/>
      <text:p text:style-name="P127"><text:tab/>See the Third Day of Epip.</text:p>
      <text:p text:style-name="P127"/>
      <text:p text:style-name="P134">The Second Day of Athor</text:p>
      <text:p text:style-name="P101">Annual Tune</text:p>
      <text:p text:style-name="P101">St. Peter, 27<text:span text:style-name="T53">th</text:span> Patriarch of Alexandria</text:p>
      <text:p text:style-name="P101"/>
      <text:p text:style-name="P127"><text:tab/>See the Twenty-Ninth Day of Athor.</text:p>
      <text:p text:style-name="P127"/>
      <text:p text:style-name="P134">The Third Day of Athor</text:p>
      <text:p text:style-name="P101">Annual Tune</text:p>
      <text:p text:style-name="P107">St. Cyracus</text:p>
      <text:p text:style-name="P101">St. Athanasius and his sister, Irene</text:p>
      <text:p text:style-name="P101"/>
      <text:p text:style-name="P127"><text:tab/>See the Ninth Day of Athor.</text:p>
      <text:p text:style-name="P127"/>
      <text:p text:style-name="P134">The Fourth Day of Athor</text:p>
      <text:p text:style-name="P109">Annual Tune</text:p>
      <text:p text:style-name="P107">Sts. John and James, the Persian bishops and martyrs</text:p>
      <text:p text:style-name="P109">Sts. Epimachus and Adianus the martyrs</text:p>
      <text:p text:style-name="P109"/>
      <text:p text:style-name="P127"><text:tab/>See the Twenty-Eighth Day of Athor.</text:p>
      <text:p text:style-name="P127"/>
      <text:p text:style-name="P134">The Fifth Day of Athor</text:p>
      <text:p text:style-name="P101">Annual Tune</text:p>
      <text:p text:style-name="P107">Apparition of the head of St. Longinus</text:p>
      <text:p text:style-name="P109">St. Timothy the martyr, and the translocation of the relics of St. Theodore the Prince to Shotb</text:p>
      <text:p text:style-name="P101"/>
      <text:p text:style-name="P127"><text:tab/>See the Twenty-Seventh Day of Athor.</text:p>
      <text:p text:style-name="P127"/>
      <text:p text:style-name="P134"/>
      <text:p text:style-name="P38">The Sixth Day of Athor</text:p>
      <text:p text:style-name="P101">Annual Tune</text:p>
      <text:p text:style-name="P107">St. Felix, Patriarch of Rome</text:p>
      <text:p text:style-name="P101">Consecration of the Church of the Holy Virgin in Meharraque monastary</text:p>
      <text:p text:style-name="P101"/>
      <text:p text:style-name="P127"><text:tab/>See the Seventeenth Day of Athor.</text:p>
      <text:p text:style-name="P127"/>
      <text:p text:style-name="P134">The Seventh Day of Athor</text:p>
      <text:p text:style-name="P101">Annual Tune</text:p>
      <text:p text:style-name="P101">St. George of Alexandria, the martyr</text:p>
      <text:p text:style-name="P101">St. Nehroua of Fayoum, the martyr</text:p>
      <text:p text:style-name="P107">Consecration of the Church of St. George of Cappodocia</text:p>
      <text:p text:style-name="P101">St. Mena, bishop of Tamee</text:p>
      <text:p text:style-name="P101"/>
      <text:p text:style-name="P127"><text:tab/>See the Twenty-Third Day of Pharamuthi.</text:p>
      <text:p text:style-name="P128"/>
      <text:p text:style-name="P57">The Eigth Day of Athor</text:p>
      <text:p text:style-name="P74">Annual Tune</text:p>
      <text:p text:style-name="P75">Commemoration of the Four Incoporeal Beasts</text:p>
      <text:p text:style-name="P74"/>
      <text:p text:style-name="P50">The Vespers Gospel</text:p>
      <text:p text:style-name="P98">Psalm 67:17</text:p>
      <text:p text:style-name="P99"><text:tab/><text:span text:style-name="T6">A Psalm of David.</text:span></text:p>
      <text:p text:style-name="P97"><text:tab/><text:span text:style-name="T4">The chariots of God are myriads, even thousands of prosperous ones. For the Lord shall abide forever: God is among them in Sinai, in the holy place. </text:span><text:span text:style-name="T6">Alleluia.</text:span></text:p>
      <text:p text:style-name="P110"/>
      <text:p text:style-name="P59">Mark 8:34-9:1</text:p>
      <text:p text:style-name="P6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85">
        <text:p text:style-name="P137"><text:span text:style-name="T50"><text:tab/></text:span><text:span text:style-name="T22">And when he had called the people </text:span><text:span text:style-name="T26">unto him</text:span><text:span text:style-name="T22"> with his disciples also, he said unto them,</text:span><text:span text:style-name="T66"> Whosoever will come after me, let him deny himself, and take up his cross, and follow me.</text:span><text:span text:style-name="T22"> </text:span><text:span text:style-name="T66">For whosoever will save his life shall lose it; but whosoever shall lose his life for my sake and the gospel’s, the same shall save it.</text:span><text:span text:style-name="T22"> </text:span><text:span text:style-name="T66">For what shall it profit a man, if he shall gain the whole world, and lose his own soul?</text:span><text:span text:style-name="T22"> </text:span><text:span text:style-name="T66">Or what shall a man give in exchange for his soul?</text:span><text:span text:style-name="T22"> </text:span><text:span text:style-name="T66">Whosoever therefore shall be ashamed of me and of my words in this adulterous and sinful generation; of him also shall the Son of man be ashamed, when he cometh in the glory of his Father with the holy angels.</text:span></text:p>
        <text:p text:style-name="P138"><text:span text:style-name="T22"><text:tab/>And he said unto them, </text:span><text:span text:style-name="T66">Verily I say unto you, That there be some of </text:span><text:soft-page-break/><text:span text:style-name="T66">them that stand here, which shall not taste of death, till they have seen the kingdom of God come with power.</text:span><text:span text:style-name="T71"> </text:span><text:span text:style-name="T52">Glory be to God forever.</text:span></text:p>
      </text:section>
      <text:p text:style-name="P60"/>
      <text:p text:style-name="P49">The Matins Gospel</text:p>
      <text:p text:style-name="P101">Psalm 32:6,9</text:p>
      <text:p text:style-name="P103"><text:tab/><text:span text:style-name="T6">A Psalm of David.</text:span></text:p>
      <text:p text:style-name="P135"><text:span text:style-name="T8"><text:tab/></text:span><text:span text:style-name="T1">By the word of the LORD the heavens were established: and all their powers by the breath of His mouth. For He spake, and they became: He commanded, and they were created. </text:span><text:span text:style-name="T8">Alleluia.</text:span></text:p>
      <text:p text:style-name="P111"/>
      <text:p text:style-name="P59">John 12:26-36a</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86">
        <text:p text:style-name="P137"><text:span text:style-name="T52"><text:tab/></text:span><text:span text:style-name="T67">If any man serve me, let him follow me; and where I am, there shall also my servant be: if any man serve me, him will </text:span><text:span text:style-name="T69">my</text:span><text:span text:style-name="T67"> Father honour.</text:span></text:p>
        <text:p text:style-name="P138"><text:span text:style-name="T22"><text:tab/></text:span><text:span text:style-name="T66">Now is my soul troubled; and what shall I say? Father, save me from this hour: but for this cause came I unto this hour.</text:span><text:span text:style-name="T22"> </text:span><text:span text:style-name="T66">Father, glorify thy name.</text:span><text:span text:style-name="T22"> Then came there a voice from heaven, </text:span><text:span text:style-name="T26">saying</text:span><text:span text:style-name="T22">, I have both glorified </text:span><text:span text:style-name="T26">it</text:span><text:span text:style-name="T22">, and will glorify </text:span><text:span text:style-name="T26">it</text:span><text:span text:style-name="T22"> again. The people therefore, that stood by, and heard </text:span><text:span text:style-name="T26">it</text:span><text:span text:style-name="T22">, said that it thundered: others said, An angel spake to him. Jesus answered and said,</text:span><text:span text:style-name="T66"> This voice came not because of me, but for your sakes.</text:span><text:span text:style-name="T22"> </text:span><text:span text:style-name="T66">Now is the judgment of this world: now shall the prince of this world be cast out.</text:span><text:span text:style-name="T22"> </text:span><text:span text:style-name="T66">And I, if I be lifted up from the earth, will draw all </text:span><text:span text:style-name="T68">men</text:span><text:span text:style-name="T66"> unto me.</text:span><text:span text:style-name="T22"> This he said, signifying what death he should die. The people answered him, We have heard out of the law that Christ abideth for ever: and how sayest thou, The Son of man must be lifted up? who is this Son of man? Then Jesus said unto them, </text:span><text:span text:style-name="T66">Yet a little while is the light with you. Walk while ye have the light, lest darkness come upon you: for he that walketh in darkness knoweth not whither he goeth.</text:span><text:span text:style-name="T22"> </text:span><text:span text:style-name="T66">While ye have light, believe in the light, that ye may be the children of light.</text:span><text:span text:style-name="T22"> </text:span><text:span text:style-name="T52">Glory be to God forever.</text:span></text:p>
      </text:section>
      <text:p text:style-name="P68"/>
      <text:p text:style-name="P49">The Liturgy</text:p>
      <text:p text:style-name="P60"/>
      <text:p text:style-name="P47">The Pauline Epistle</text:p>
      <text:p text:style-name="P59">Hebrews 12:21b-13:2</text:p>
      <text:p text:style-name="P61"><text:tab/><text:span text:style-name="T6">A chapter from the Epistle of our teacher Paul to the Hebrews. His blessing be upon us. Amen.</text:span></text:p>
      <text:section text:style-name="Sect1" text:name="Section87">
        <text:p text:style-name="P137"><text:span text:style-name="T50"><text:tab/></text:span><text:span text:style-name="T21">And</text:span><text:span text:style-name="T22"> Moses said, I exceedingly fear and quake: But ye are come unto mount Sion, and unto the city of the living God, the heavenly Jerusalem, and to an innumerable company of angels, To the general assembly and </text:span><text:soft-page-break/><text:span text:style-name="T22">church of the firstborn, which are written in heaven, and to God the Judge of all, and to the spirits of just men made perfect, And to Jesus the mediator of the new covenant, and to the blood of sprinkling, that speaketh better things than </text:span><text:span text:style-name="T26">that of</text:span><text:span text:style-name="T22"> Abel. See that ye refuse not him that speaketh. For if they escaped not who refused him that spake on earth, much more </text:span><text:span text:style-name="T26">shall </text:span><text:span text:style-name="T26">not</text:span><text:span text:style-name="T22"> we </text:span><text:span text:style-name="T26">escape</text:span><text:span text:style-name="T22">, if we turn away from him that </text:span><text:span text:style-name="T26">speaketh</text:span><text:span text:style-name="T22"> from heaven: Whose voice then shook the earth: but now he hath promised, saying, Yet once more I shake not the earth only, but also heaven. And this </text:span><text:span text:style-name="T26">word</text:span><text:span text:style-name="T22">, Yet once more, signifieth the removing of those things that are shaken, as of things that are made, that those things which cannot be shaken may remain. Wherefore we receiving a kingdom which cannot be moved, let us have grace, whereby we may serve God acceptably with reverence and godly fear: For our God </text:span><text:span text:style-name="T26">is</text:span><text:span text:style-name="T22"> a consuming fire.</text:span></text:p>
        <text:p text:style-name="P138"><text:span text:style-name="T22"><text:tab/>Let brotherly love continue. </text:span><text:span text:style-name="T22">Be not forgetful to entertain strangers: for thereby some have entertained angels unawares.</text:span></text:p>
      </text:section>
      <text:p text:style-name="P59"><text:tab/><text:span text:style-name="T6">The grace of God the Father be with you all. Amen.</text:span></text:p>
      <text:p text:style-name="P60"/>
      <text:p text:style-name="P47">The Catholic Epistle</text:p>
      <text:p text:style-name="P59">1 Peter 3:15b-22</text:p>
      <text:p text:style-name="P61"><text:tab/><text:span text:style-name="T6">The Catholic Epistle from the First Epistle of our teacher Peter. His Blessing be upon us. Amen.</text:span></text:p>
      <text:section text:style-name="Sect1" text:name="Section88">
        <text:p text:style-name="P137"><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8"><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8"><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disobedient, when once the longsuffering of God waited in the days of Noah, while the ark was a preparing, wherein few, that is, eight souls were saved by water.</text:span></text:p>
        <text:p text:style-name="P138"><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Who is gone into heaven, and is on the right hand of God; angels and authorities and powers being made subject unto him.</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ext:soft-page-break/>The Praxis</text:p>
      <text:p text:style-name="P59">Acts 11:2-14</text:p>
      <text:p text:style-name="P61"><text:tab/><text:span text:style-name="T6">A chapter from the Acts of our fathers the pure Apostles, who were invested with the grace of the Holy Spirit. Their blessing be with us all. Amen.</text:span></text:p>
      <text:section text:style-name="Sect1" text:name="Section89">
        <text:p text:style-name="P137"><text:span text:style-name="T50"><text:tab/></text:span><text:span text:style-name="T21">And when Peter was come up to Jerusalem, they that were of the circumcision contended with him, Saying, Thou wentest in to men uncir</text:span><text:span text:style-name="T21">cumcised, and didst eat with them. But Peter rehearsed </text:span><text:span text:style-name="T26">the matter</text:span><text:span text:style-name="T22"> from the beginning, and expounded </text:span><text:span text:style-name="T26">it</text:span><text:span text:style-name="T22"> by order unto them, saying, I was in the city of Joppa praying: and in a trance I saw a vision, A certain vessel descend, as it had been a great sheet, let down from heaven by four corners; and it came even to me: Upon the which when I had fastened mine eyes, I considered, and saw fourfooted beasts of the earth, and wild beasts, and creeping things, and fowls of the air. And I heard a voice saying unto me, Arise, Peter; slay and eat. But I said, Not so, Lord: for nothing common or unclean hath at any time entered into my mouth. But the voice answered me again from heaven, What God hath cleansed, </text:span><text:span text:style-name="T26">that</text:span><text:span text:style-name="T22"> call not thou common. And this was done three times: and all were drawn up again into heaven. And, behold, immediately there were three men already come unto the house where I was, sent from Caesarea unto me. And the Spirit bade me go with them, nothing doubting. 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text:span></text:p>
      </text:section>
      <text:p text:style-name="P60"><text:tab/><text:span text:style-name="T6">The word of the Lord abides in this church and in every church. Amen.</text:span></text:p>
      <text:p text:style-name="P60"/>
      <text:p text:style-name="P47">The Gospel</text:p>
      <text:p text:style-name="P101">Psalm 79:2,3</text:p>
      <text:p text:style-name="P136"><text:span text:style-name="T11"><text:tab/></text:span><text:span text:style-name="T8">A Psalm of David.</text:span></text:p>
      <text:p text:style-name="P97"><text:span text:style-name="T13"><text:tab/></text:span><text:span text:style-name="T1">Thou who sittest upon the cherubims, manifest Thyself: Before Ephraim and Benjamin and Manasseh. Stir up Thy strength, and come to our salvation: Restore us, O God. </text:span><text:span text:style-name="T6">Alleluia.</text:span></text:p>
      <text:p text:style-name="P103"/>
      <text:p text:style-name="P59">John 1:43-51</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90">
        <text:p text:style-name="P137"><text:span text:style-name="T50"><text:tab/></text:span><text:span text:style-name="T51"> </text:span><text:span text:style-name="T23">The day following Jesus would go forth into Galilee, and findeth Philip, and saith unto him,</text:span><text:span text:style-name="T67"> Follow me</text:span><text:span text:style-name="T23">. Now Philip was of Bethsaida, the city of Andrew and Peter. Philip findeth Nathanael, and saith unto him, We </text:span><text:soft-page-break/><text:span text:style-name="T23">have found him, of whom Moses in the law, and the prophets, did write, Jesus of Nazareth, the son of Joseph. And Nathanael said unto him, Can there any good thing come out of Nazareth? Philip saith unto him, Come </text:span><text:span text:style-name="T23">and see. Jesus saw Nathanael coming to him, and saith of him,</text:span><text:span text:style-name="T67"> Behold an Israelite indeed, in whom is no guile!</text:span><text:span text:style-name="T23"> Nathanael saith unto him, </text:span><text:span text:style-name="T23">Whence </text:span><text:span text:style-name="T23">knowest thou me? Jesus answered and said unto him, </text:span><text:span text:style-name="T67">Before that Philip called thee, when thou wast under the fig tree, I saw thee.</text:span><text:span text:style-name="T23"> Nathanael answered and saith unto him, Rabbi, thou art the Son of God; thou art the King of Israel. Jesus answered and said unto him, </text:span><text:span text:style-name="T67">Because I said unto thee, I saw thee under the fig tree, believest thou? thou shalt see greater things than these.</text:span><text:span text:style-name="T23"> And he saith unto him, </text:span><text:span text:style-name="T67">Verily, verily, I say unto you, Hereafter ye shall see heaven open, and the angels of God ascending and descending upon the Son of man.</text:span><text:span text:style-name="T49"> </text:span><text:span text:style-name="T52">Glory be to God forever.</text:span></text:p>
      </text:section>
      <text:p text:style-name="P52"/>
      <text:p text:style-name="P57">The Ninth Day of Athor</text:p>
      <text:p text:style-name="P74">Annual Tune</text:p>
      <text:p text:style-name="P75">St. Isaac, 41<text:span text:style-name="T53">st</text:span> Patriarch of Alexandria</text:p>
      <text:p text:style-name="P74">Assembly of the Holy Council of Nicea</text:p>
      <text:p text:style-name="P84"><text:tab/>(also Thoout 12; Athor 3; Meshir 1; Phamenoth 4)</text:p>
      <text:p text:style-name="P74"/>
      <text:p text:style-name="P50">The Vespers Gospel</text:p>
      <text:p text:style-name="P98">Psalm 31:12,7</text:p>
      <text:p text:style-name="P99"><text:tab/><text:span text:style-name="T6">A Psalm of David.</text:span></text:p>
      <text:p text:style-name="P97"><text:tab/><text:span text:style-name="T4">Be glad in the LORD, and rejoice, ye righteous: and glory in His Holy Name. For this, shall every one that is holy pray unto Thee in an upright time. </text:span><text:span text:style-name="T6">Alleluia.</text:span></text:p>
      <text:p text:style-name="P103"/>
      <text:p text:style-name="P59">Matthew 25:14-23</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91">
        <text:p text:style-name="P137"><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reckoneth with them.</text:span><text:span text:style-name="T22"> </text:span><text:span text:style-name="T66">And so he that had received five talents came and </text:span><text:soft-page-break/><text:span text:style-name="T66">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text:span><text:span text:style-name="T66">ful over a few things, I will make thee ruler over many things: enter thou into the joy of thy lord.</text:span><text:span text:style-name="T22"> </text:span><text:span text:style-name="T66">He also that had received two talents came and </text:span><text:span text:style-name="T66">said, Lord, thou deliveredst unto me two talents: behold, I have gained two other talents beside them.</text:span><text:span text:style-name="T22"> </text:span><text:span text:style-name="T66">His lord said unto him, Well done, good and faithful servant; thou hast been faithful over a few things, I will make thee ruler over many things: enter thou into the joy of thy lord.</text:span><text:span text:style-name="T50"> </text:span><text:span text:style-name="T52">Glory be to God forever.</text:span></text:p>
      </text:section>
      <text:p text:style-name="P60"/>
      <text:p text:style-name="P49">The Matins Gospel</text:p>
      <text:p text:style-name="P101">Psalm 111:1</text:p>
      <text:p text:style-name="P103"><text:tab/><text:span text:style-name="T6">A Psalm of David.</text:span></text:p>
      <text:p text:style-name="P97"><text:span text:style-name="T6"><text:tab/></text:span><text:span text:style-name="T1">Blessed is the man who fears the LORD: in His commandments he will exceedingly delight. His seed shall be mighty upon earth: the generation of the upright shall be blessed. </text:span><text:span text:style-name="T6">Alleluia.</text:span></text:p>
      <text:p text:style-name="P111"/>
      <text:p text:style-name="P59">Luke 6:17-23</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2">
        <text:p text:style-name="P137"><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8"><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8"/>
      <text:p text:style-name="P49"/>
      <text:p text:style-name="P30">The Liturgy</text:p>
      <text:p text:style-name="P60"/>
      <text:p text:style-name="P47">The Pauline Epistle</text:p>
      <text:p text:style-name="P59">Romans 4:13-5:5</text:p>
      <text:p text:style-name="P61"><text:tab/><text:span text:style-name="T6">A chapter from the Epistle of our teacher Paul to the Romans. His blessing be upon us. Amen.</text:span></text:p>
      <text:section text:style-name="Sect1" text:name="Section93">
        <text:p text:style-name="P137"><text:span text:style-name="T50"><text:tab/></text:span><text:span text:style-name="T21">For the promise, that he should be the heir of the world, </text:span><text:span text:style-name="T26">was</text:span><text:span text:style-name="T22"> not to Abraham, or to his seed, through the law, but through the righteousness of </text:span><text:span text:style-name="T22">faith. For if they which are of the law </text:span><text:span text:style-name="T26">be</text:span><text:span text:style-name="T22"> heirs, faith is made void, and the promise made of none effect: Because the law worketh wrath: for where no </text:span><text:span text:style-name="T22">law is, </text:span><text:span text:style-name="T26">there is</text:span><text:span text:style-name="T22"> no transgression. </text:span><text:span text:style-name="T22">Therefore </text:span><text:span text:style-name="T26">it is</text:span><text:span text:style-name="T22"> of faith, that </text:span><text:span text:style-name="T26">it might be</text:span><text:span text:style-name="T22"> by grace; to the end the promise might be sure to all the seed; not to that only which is of the law, but to that also which is of the faith of Abraham; who is the father of us all,</text:span></text:p>
        <text:p text:style-name="P138"><text:span text:style-name="T22"><text:tab/>(As it is written, I have made thee a father of many nations,) before him whom he believed, </text:span><text:span text:style-name="T26">even</text:span><text:span text:style-name="T22"> God, who quickeneth the dead, and calleth those things which be not as though they were. Who against hope believed in hope, that he might become the father of many nations, according to that which was spoken, So shall thy seed be. And being not weak in faith, he considered not his own body now dead, when he was about an hundred years old, neither yet the deadness of Sara’s womb: He staggered not at the promise of God through unbelief; but was strong in faith, giving glory to God; And being fully persuaded that, what he had promised, he was able also to perform. </text:span><text:span text:style-name="T22">And therefore it was imputed to him for righteousness.</text:span></text:p>
        <text:p text:style-name="P138"><text:span text:style-name="T31"><text:tab/></text:span><text:span text:style-name="T22">Now it was not written for his sake alone, that it was imputed to him; But for us also, to whom it shall be imputed, if we believe on him that raised up Jesus our Lord from the dead; </text:span><text:span text:style-name="T22">Who was delivered for our offences, and was raised again for our justification.</text:span></text:p>
        <text:p text:style-name="P138"><text:span text:style-name="T22"><text:tab/>Therefore being justified by faith, we have peace with God through our Lord Jesus Christ: By whom also we have access by faith into this grace wherein we stand, and rejoice in hope of the glory of God. And not only </text:span><text:span text:style-name="T26">so</text:span><text:span text:style-name="T22">, but we glory in tribulations also: knowing that tribulation worketh patience; And patience, experience; and experience, hope: And hope maketh not ashamed; because the love of God is shed abroad in our hearts by the Holy Ghost which is given unto us.</text:span></text:p>
      </text:section>
      <text:p text:style-name="P59"><text:tab/><text:span text:style-name="T6">The grace of God the Father be with you all. Amen.</text:span></text:p>
      <text:p text:style-name="P60"/>
      <text:p text:style-name="P47"/>
      <text:p text:style-name="P31">The Catholic Epistle</text:p>
      <text:p text:style-name="P59">1 Peter 1:3-12</text:p>
      <text:p text:style-name="P61"><text:tab/><text:span text:style-name="T6">The Catholic Epistle from the First Epistle of our teacher Peter. His Blessing be upon us. Amen.</text:span></text:p>
      <text:section text:style-name="Sect1" text:name="Section94">
        <text:p text:style-name="P137"><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8"><text:span text:style-name="T22"><text:tab/>Wherein ye greatly rejoice, though now for a season, if need be, ye are in heaviness through manifold temptations: That the trial of your faith, being much more precious than </text:span><text:span text:style-name="T22">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8"><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1:15-24</text:p>
      <text:p text:style-name="P61"><text:tab/><text:span text:style-name="T6">A chapter from the Acts of our fathers the pure Apostles, who were invested with the grace of the Holy Spirit. Their blessing be with us all. Amen.</text:span></text:p>
      <text:section text:style-name="Sect1" text:name="Section95">
        <text:p text:style-name="P137"><text:span text:style-name="T50"><text:tab/></text:span><text:span text:style-name="T21">And as I began to speak, the Holy Ghost fell on them, as on us at the beginning. Then remembered I the word of the Lord, how that he said,</text:span><text:span text:style-name="T65"> John indeed baptized with water; but ye shall be baptized with the Holy Ghost.</text:span><text:span text:style-name="T21"> Forasmuch then as God gave them the like gift as </text:span><text:span text:style-name="T26">he did</text:span><text:span text:style-name="T22"> unto us, who believed on the Lord Jesus Christ; what was I, that I could withstand God? </text:span><text:span text:style-name="T22">When they heard these things, they held their peace, and glorified God, saying, Then hath God also to the Gentiles granted repentance unto life.</text:span></text:p>
        <text:p text:style-name="P138"><text:soft-page-break/><text:span text:style-name="T22"><text:tab/>Now they which were scattered abroad upon the persecution that arose about Stephen travelled as far as 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Lord. Then tidings of these things came unto the ears of the church which was in Jerusalem: and they sent </text:span><text:span text:style-name="T22">forth Barnabas, that he should go as far as Antioch. Who, when he came, and had seen the grace of God, was glad, and exhorted them all, that with purpose of heart they would cleave unto the Lord. </text:span><text:span text:style-name="T22">For he was a good man, </text:span><text:span text:style-name="T22">and full of the Holy Ghost and of faith: and much people was added unto the Lord.</text:span></text:p>
      </text:section>
      <text:p text:style-name="P60"><text:tab/><text:span text:style-name="T6">The word of the Lord abides in this church and in every church. Amen.</text:span></text:p>
      <text:p text:style-name="P60"/>
      <text:p text:style-name="P47">The Gospel</text:p>
      <text:p text:style-name="P101">Psalm 19:4</text:p>
      <text:p text:style-name="P103"><text:tab/><text:span text:style-name="T6">A Psalm of David.</text:span></text:p>
      <text:p text:style-name="P113"><text:span text:style-name="T13"><text:tab/></text:span><text:span text:style-name="T1">Their voice is gone out through all the earth: and their words have reached to the end of the world. Thy priests shall be clothed with righteousness: Thy saints shall rejoice for the sake of Thy servant David. </text:span>Alleluia.</text:p>
      <text:p text:style-name="P130"/>
      <text:p text:style-name="P59">Matthew 16:13-19</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96">
        <text:p text:style-name="P137"><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upon this rock I will build my church; and the gates of hell shall not prevail against it.</text:span><text:span text:style-name="T23"> </text:span><text:span text:style-name="T67">And I will give unto thee the keys of the kingdom of heaven: and whatsoever thou shalt bind on earth shall be bound in heaven: and whatsoever thou shalt loose on earth shall be loosed in heaven. </text:span><text:span text:style-name="T52">Glory be to God forever.</text:span></text:p>
      </text:section>
      <text:p text:style-name="P119"/>
      <text:p text:style-name="P134"><text:soft-page-break/>The Tenth Day of Athor</text:p>
      <text:p text:style-name="P101">Annual Tune</text:p>
      <text:p text:style-name="P107">St. Sofia and the fifty virgins with her, the martyrs</text:p>
      <text:p text:style-name="P101">Assembly of a holy council at Rome</text:p>
      <text:p text:style-name="P101"/>
      <text:p text:style-name="P127"><text:tab/>See the Thirtieth Day of Tobi.</text:p>
      <text:p text:style-name="P127"/>
      <text:p text:style-name="P134">The Eleventh Day of Athor</text:p>
      <text:p text:style-name="P101">Annual Tune</text:p>
      <text:p text:style-name="P107">St. Anna, the mother of the Theotokos</text:p>
      <text:p text:style-name="P101">St. Archilaus and St. Elisha the Hegoumen, the martyrs</text:p>
      <text:p text:style-name="P101"/>
      <text:p text:style-name="P127"><text:tab/>See the Twenty-Sixth Day of Thoout.</text:p>
      <text:p text:style-name="P126"/>
      <text:p text:style-name="P57">The Twelfth Day of Athor</text:p>
      <text:p text:style-name="P74">Annual Tune</text:p>
      <text:p text:style-name="P75">Commemoration of Archangel Michael</text:p>
      <text:p text:style-name="P84"><text:tab/>(also Paoni 12)</text:p>
      <text:p text:style-name="P84"/>
      <text:p text:style-name="P50">The Vespers Gospel</text:p>
      <text:p text:style-name="P98">Psalm 148:1,2</text:p>
      <text:p text:style-name="P99"><text:tab/><text:span text:style-name="T6">A Psalm of David.</text:span></text:p>
      <text:p text:style-name="P97"><text:tab/><text:span text:style-name="T4">Praise ye the LORD from the heavens: praise him in the highest. Praise ye Him, all His angels: praise ye Him, all His hosts. </text:span><text:span text:style-name="T6">Alleluia.</text:span></text:p>
      <text:p text:style-name="P103"/>
      <text:p text:style-name="P59">Matthew 13:44-52</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97">
        <text:p text:style-name="P137"><text:span text:style-name="T50"><text:tab/></text:span><text:span text:style-name="T66">Again, the kingdom of heaven is like unto treasure hid in a field; the which when a man hath found, he hideth, and for joy thereof goeth and selleth all that he hath, and buyeth that field.</text:span><text:span text:style-name="T22"> </text:span><text:span text:style-name="T66">Again, the kingdom of heaven is like unto a merchant man, seeking goodly pearls:</text:span><text:span text:style-name="T22"> </text:span><text:span text:style-name="T66">Who, when he had found one pearl of great price, went and sold all that he had, and bought it.</text:span><text:span text:style-name="T22"> </text:span><text:span text:style-name="T66">Again, the kingdom of heaven is like unto a net, that was cast into the sea, and gathered of every kind:</text:span><text:span text:style-name="T22"> </text:span><text:span text:style-name="T66">Which, when it was full, they drew to shore, and sat down, and gathered the good into vessels, but cast the bad away.</text:span><text:span text:style-name="T22"> </text:span><text:span text:style-name="T66">So shall it be at the end of the world: the angels shall come forth, and sever the wicked from among the just,</text:span><text:span text:style-name="T22"> </text:span><text:span text:style-name="T66">And shall cast them into the furnace of fire: there shall be wailing and gnashing of teeth.</text:span><text:span text:style-name="T22"> Jesus </text:span><text:soft-page-break/><text:span text:style-name="T22">saith unto them, </text:span><text:span text:style-name="T66">Have ye understood all these things?</text:span><text:span text:style-name="T22"> They say unto him, Yea, Lord. </text:span><text:span text:style-name="T22">Then said he unto them, </text:span><text:span text:style-name="T66">Therefore every scribe </text:span><text:span text:style-name="T68">which is</text:span><text:span text:style-name="T66"> instructed unto the kingdom of heaven is like unto a man </text:span><text:span text:style-name="T68">that is</text:span><text:span text:style-name="T66"> an householder, which bringeth forth out of his treasure </text:span><text:span text:style-name="T68">things</text:span><text:span text:style-name="T66"> new and old.</text:span><text:span text:style-name="T50"> </text:span><text:span text:style-name="T52">Glory be to God forever.</text:span></text:p>
      </text:section>
      <text:p text:style-name="P60"/>
      <text:p text:style-name="P49">The Matins Gospel</text:p>
      <text:p text:style-name="P101">Psalm 103:4,3</text:p>
      <text:p text:style-name="P103"><text:tab/><text:span text:style-name="T6">A Psalm of David.</text:span></text:p>
      <text:p text:style-name="P97"><text:span text:style-name="T1"><text:tab/></text:span><text:span text:style-name="T16">Who makes His angels spirits: His ministers a flaming fire. Who has set His paths upon the clouds: who walks upon the wings of the wind. </text:span><text:span text:style-name="T6">Alleluia.</text:span></text:p>
      <text:p text:style-name="P111"/>
      <text:p text:style-name="P59">Luke 15:3-10</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8">
        <text:p text:style-name="P137"><text:span text:style-name="T52"><text:tab/></text:span><text:span text:style-name="T23">And he spake this parable unto them, saying, </text:span><text:span text:style-name="T67">What man of you, having an hundred sheep, if he lose one of them, doth not leave the ninety and nine in the wilderness, and go after that which is lost, until he find it?</text:span><text:span text:style-name="T23"> </text:span><text:span text:style-name="T67">And when he hath found </text:span><text:span text:style-name="T69">it</text:span><text:span text:style-name="T67">, he layeth </text:span><text:span text:style-name="T69">it</text:span><text:span text:style-name="T67"> on his shoulders, rejoicing.</text:span><text:span text:style-name="T23"> </text:span><text:span text:style-name="T67">And when he cometh home, he calleth together </text:span><text:span text:style-name="T69">his</text:span><text:span text:style-name="T67"> friends and neighbours, saying unto them, Rejoice with me; for I have found my sheep which was lost.</text:span><text:span text:style-name="T23"> </text:span><text:span text:style-name="T67">I say unto you, that likewise joy shall be in heaven over one sinner that repenteth, more than over ninety and nine just persons, which need no repentance.</text:span><text:span text:style-name="T23"> </text:span><text:span text:style-name="T67">Either what woman having ten pieces of silver, if she lose one piece, doth not light a candle, and sweep the house, and seek diligently till she find </text:span><text:span text:style-name="T69">it</text:span><text:span text:style-name="T67">?</text:span><text:span text:style-name="T23"> </text:span><text:span text:style-name="T67">And when she hath found </text:span><text:span text:style-name="T69">it</text:span><text:span text:style-name="T67">, she calleth </text:span><text:span text:style-name="T69">her</text:span><text:span text:style-name="T67"> friends and </text:span><text:span text:style-name="T69">her</text:span><text:span text:style-name="T67"> neighbours together, saying, Rejoice with me; for I have found the piece which I had lost.</text:span><text:span text:style-name="T23"> </text:span><text:span text:style-name="T67">Likewise, I say unto you, there is joy in the presence of the angels of God over one sinner that repenteth.</text:span><text:span text:style-name="T51"> </text:span><text:span text:style-name="T52">Glory be to God forever.</text:span></text:p>
      </text:section>
      <text:p text:style-name="P68"/>
      <text:p text:style-name="P49">The Liturgy</text:p>
      <text:p text:style-name="P60"/>
      <text:p text:style-name="P47">The Pauline Epistle</text:p>
      <text:p text:style-name="P59">Hebrews 1:1-2:4</text:p>
      <text:p text:style-name="P61"><text:tab/><text:span text:style-name="T6">A chapter from the Epistle of our teacher Paul to the Hebrews. His blessing be upon us. Amen.</text:span></text:p>
      <text:section text:style-name="Sect1" text:name="Section99">
        <text:p text:style-name="P137"><text:span text:style-name="T50"><text:tab/></text:span><text:span text:style-name="T21">God, who at sundry times and in divers manners spake in time past unto the fathers by the prophets, Hath in these last days spoken unto us by </text:span><text:span text:style-name="T26">his</text:span><text:span text:style-name="T22"> Son, whom he hath appointed heir of all things, by whom also he made the worlds; </text:span><text:span text:style-name="T22">Who being the brightness of </text:span><text:span text:style-name="T26">his</text:span><text:span text:style-name="T22"> glory, and the express image of his person, and upholding all things by the word of his power, when he </text:span><text:soft-page-break/><text:span text:style-name="T22">had by himself purged our sins, sat down on the right hand of the Majesty on high;</text:span></text:p>
        <text:p text:style-name="P138"><text:span text:style-name="T22"><text:tab/>Being made so much better than the angels, as he hath by inheritance obtained a more excellent name than they. For unto which of the angels said he at any time, Thou art my Son, this day have I begotten thee? And again, I will be to him a Father, and he shall be to me a Son? And again, when he bringeth in the firstbegotten into the world, he saith, And let all the angels </text:span><text:span text:style-name="T22">of God worship him. And of the angels he saith, Who maketh his angels spirits, and his ministers a flame of fire. But unto the Son </text:span><text:span text:style-name="T26">he saith</text:span><text:span text:style-name="T22">, Thy throne, O God, </text:span><text:span text:style-name="T26">is</text:span><text:span text:style-name="T22"> for ever and ever: a sceptre of righteousness </text:span><text:span text:style-name="T26">is</text:span><text:span text:style-name="T22"> the sceptre of thy kingdom. Thou hast </text:span><text:span text:style-name="T22">loved righteousness, and hated iniquity; therefore God, </text:span><text:span text:style-name="T26">even</text:span><text:span text:style-name="T22"> thy God, hath anointed thee with the oil of gladness above thy fellows. And, Thou, Lord, in the beginning hast laid the foundation of the earth; and the heavens are the works of thine hands: They shall perish; but thou remainest; and they all shall wax old as doth a garment; And as a vesture shalt thou fold them up, and they shall be changed: but thou art the same, and thy years shall not fail. But to which of the angels said he at any time, Sit on my right hand, until I make thine enemies thy footstool? </text:span><text:span text:style-name="T22">Are they not all ministering spirits, sent forth to minister for them who shall be heirs of salvation?</text:span></text:p>
        <text:p text:style-name="P138"><text:span text:style-name="T22"><text:tab/>Therefore we ought to give the more earnest heed to the things which we have heard, lest at any time we should let </text:span><text:span text:style-name="T26">them</text:span><text:span text:style-name="T22"> slip. For if the word spoken by angels was stedfast, and every transgression and disobedience received a just recompence of reward; How shall we escape, if we neglect so great salvation; which at the first began to be spoken by the Lord, and was confirmed unto us by them that heard </text:span><text:span text:style-name="T26">him</text:span><text:span text:style-name="T22">; God also bearing </text:span><text:span text:style-name="T26">them</text:span><text:span text:style-name="T22"> witness, both with signs and wonders, and with divers miracles, and gifts of the Holy Ghost, according to his own will?</text:span></text:p>
      </text:section>
      <text:p text:style-name="P59"><text:tab/><text:span text:style-name="T6">The grace of God the Father be with you all. Amen.</text:span></text:p>
      <text:p text:style-name="P60"/>
      <text:p text:style-name="P47">The Catholic Epistle</text:p>
      <text:p text:style-name="P59">Jude 1:1-13</text:p>
      <text:p text:style-name="P61"><text:tab/><text:span text:style-name="T6">The Catholic Epistle from the Epistle of our teacher Jude. His Blessing be upon us. Amen.</text:span></text:p>
      <text:section text:style-name="Sect1" text:name="Section100">
        <text:p text:style-name="P137"><text:span text:style-name="T50"><text:tab/></text:span><text:span text:style-name="T21">Jude, the servant of Jesus Christ, and brother of James, to them that are sanctified by God the Father, and preserved in Jesus Christ, </text:span><text:span text:style-name="T26">and</text:span><text:span text:style-name="T22"> called: </text:span><text:span text:style-name="T22">Mercy unto you, and peace, and love, be multiplied.</text:span></text:p>
        <text:p text:style-name="P138"><text:span text:style-name="T22"><text:tab/>Beloved, when I gave all diligence to write unto you of the common salvation, it was needful for </text:span><text:soft-page-break/><text:span text:style-name="T22">me to write unto you, and exhort </text:span><text:span text:style-name="T26">you</text:span><text:span text:style-name="T22"> that ye should earnestly contend for the faith which was once delivered unto the saints. For there are certain men crept in unawares, who were before of old ordained to this condemnation, ungodly men, turning the grace of our God into lasciviousness, and denying the only Lord God, and our Lord Jesus Christ. I will therefore put you in remembrance, though ye once knew this, how that the Lord, having saved the people out of the land of Egypt, afterward destroyed them that believed not. And the angels which </text:span><text:span text:style-name="T22">kept not their first estate, but left their own habitation, he hath reserved in everlasting chains under darkness unto the judgment of the great day. </text:span><text:span text:style-name="T22">Even as Sodom and Gomorrha, and the cities about them in like </text:span><text:span text:style-name="T22">manner, </text:span><text:span text:style-name="T22">giving themselves over to fornication, and going after strange flesh, are set forth for an example, suffering the vengeance of eternal fire.</text:span></text:p>
        <text:p text:style-name="P138"><text:span text:style-name="T22"><text:tab/>Likewise also these </text:span><text:span text:style-name="T26">filthy</text:span><text:span text:style-name="T22"> dreamers defile the flesh, despise dominion, and speak evil of dignities. Yet Michael the archangel, when contending with the devil he disputed about the body of Moses, durst not bring against him a railing accusation, but said, The Lord rebuke thee. But these speak evil of those things which they know not: but what they know naturally, as brute beasts, in those things they corrupt themselves. Woe unto them! for they have gone in the way of Cain, and ran greedily after the error of Balaam for reward, and perished in the gainsaying of Core. These are spots in your feasts of charity, when they feast with you, feeding themselves without fear: clouds </text:span><text:span text:style-name="T26">they are</text:span><text:span text:style-name="T22"> without water, carried about of winds; trees whose fruit withereth, without fruit, twice dead, plucked up by the roots; Raging waves of the sea, foaming out their own shame; wandering stars, to whom is reserved the blackness of darkness for ever.</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0:1-20</text:p>
      <text:p text:style-name="P61"><text:tab/><text:span text:style-name="T6">A chapter from the Acts of our fathers the pure Apostles, who were invested with the grace of the Holy Spirit. Their blessing be with us all. Amen.</text:span></text:p>
      <text:section text:style-name="Sect1" text:name="Section101">
        <text:p text:style-name="P137"><text:span text:style-name="T50"><text:tab/></text:span><text:span text:style-name="T21">There was a certain man in Caesarea called Cornelius, a centurion of the band called the Italian </text:span><text:span text:style-name="T26">band</text:span><text:span text:style-name="T22">, </text:span><text:span text:style-name="T26">A</text:span><text:span text:style-name="T22"> devout </text:span><text:span text:style-name="T26">man</text:span><text:span text:style-name="T22">, and one that feared God with all his house, which gave much alms to the people, and prayed to God alway. He saw in a vision evidently about the ninth hour of the day an angel of God coming in to him, and saying unto him, Cornelius. And </text:span><text:soft-page-break/><text:span text:style-name="T22">when he looked on him, he was afraid, and said, What is it, Lord? And he said unto him, Thy prayers and thine alms are come up for a memorial before God. And now send men to Joppa, and call for </text:span><text:span text:style-name="T26">one</text:span><text:span text:style-name="T22"> Simon, whose surname is Peter: He lodgeth with one Simon a tanner, whose house is by the sea side: he shall tell thee what thou oughtest to do. And when the angel which spake unto Cornelius was departed, he called two of his household servants, and a devout soldier of them that waited on him continually; </text:span><text:span text:style-name="T22">And when he had declared all </text:span><text:span text:style-name="T26">these</text:span><text:span text:style-name="T22"> </text:span><text:span text:style-name="T22">things unto them, he sent them to Joppa.</text:span></text:p>
        <text:p text:style-name="P138"><text:span text:style-name="T22"><text:tab/>On the morrow, as they went on their journey, and drew nigh unto the city, Peter went up upon the housetop to pray about the sixth hour: And he became very hungry, and would have </text:span><text:span text:style-name="T22">eaten: but while they made ready, he fell into a trance, And saw heaven opened, and a certain vessel descending unto him, as it had been a great sheet knit at the four corners, and let down to the earth: Wherein were all manner of fourfooted beasts of the earth, and wild beasts, and creeping things, and fowls of the air. And there came a voice to him, Rise, Peter; kill, and eat. But Peter said, Not so, Lord; for I have never eaten any thing that is common or unclean. And the voice </text:span><text:span text:style-name="T26">spake</text:span><text:span text:style-name="T22"> unto him again the second time, What God hath cleansed, </text:span><text:span text:style-name="T26">that</text:span><text:span text:style-name="T22"> call not thou common. This was done thrice: and the vessel was received up again into heaven. Now while Peter doubted in himself what this vision which he had seen should mean, behold, the men which were sent from Cornelius had made enquiry for Simon’s house, and stood before the gate, </text:span><text:span text:style-name="T22">And called, and asked whether Simon, which was surnamed Peter, were lodged there.</text:span></text:p>
        <text:p text:style-name="P138"><text:span text:style-name="T22"><text:tab/>While Peter thought on the vision, the Spirit said unto him, Behold, three men seek thee. </text:span><text:span text:style-name="T22">Arise therefore, and get thee down, and go with them, doubting nothing: for I have sent them.</text:span></text:p>
      </text:section>
      <text:p text:style-name="P60"><text:tab/><text:span text:style-name="T6">The word of the Lord abides in this church and in every church. Amen.</text:span></text:p>
      <text:p text:style-name="P60"/>
      <text:p text:style-name="P47">The Gospel</text:p>
      <text:p text:style-name="P101">Psalm 102:17,18</text:p>
      <text:p text:style-name="P103"><text:tab/><text:span text:style-name="T6">A Psalm of David.</text:span></text:p>
      <text:p text:style-name="P135"><text:span text:style-name="T1"><text:tab/>Bless the LORD, all ye His angels, that excel in strength, that do His word. Bless the LORD, all ye His hosts; ye ministers of His, that do His will. </text:span><text:span text:style-name="T8">Alleluia.</text:span></text:p>
      <text:p text:style-name="P103"/>
      <text:p text:style-name="P59"/>
      <text:p text:style-name="P32">Matthew 13:24-43</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02">
        <text:p text:style-name="P152"><text:span text:style-name="T50"><text:tab/></text:span><text:span text:style-name="T23">Another parable put he forth unto them, saying, </text:span><text:span text:style-name="T67">The kingdom of heaven is likened unto a man which sowed good seed in his field:</text:span><text:span text:style-name="T23"> </text:span><text:span text:style-name="T67">But while men slept, his enemy came and sowed tares among the wheat, and went his way.</text:span><text:span text:style-name="T23"> </text:span><text:span text:style-name="T67">But when the blade was sprung up, and brought forth fruit, then appeared the tares also.</text:span><text:span text:style-name="T23"> </text:span><text:span text:style-name="T67">So the servants of the householder came and said unto him, Sir, didst not thou sow good seed in thy field? from whence then hath it tares?</text:span><text:span text:style-name="T23"> </text:span><text:span text:style-name="T67">He said unto them, An enemy hath done this. The servants said unto him, Wilt thou then that we go and gather them up?</text:span><text:span text:style-name="T23"> </text:span><text:span text:style-name="T67">But he said, Nay; lest while ye gather up the tares, ye root up also the wheat with them.</text:span><text:span text:style-name="T23"> </text:span><text:span text:style-name="T67">Let both grow together until the harvest: and in the time of harvest I will say to the reapers, Gather ye together first the tares, and bind them in bundles to burn them: but gather the wheat into my barn.</text:span><text:span text:style-name="T23"> Another parable put he forth unto them, saying, </text:span><text:span text:style-name="T67">The kingdom of heaven is like to a grain of mustard seed, which a man took, and sowed in his field:</text:span><text:span text:style-name="T23"> </text:span><text:span text:style-name="T67">Which indeed is the least of all seeds: but when it is grown, it is the greatest among herbs, and becometh a tree, so that the birds of the air come and lodge in the branches thereof.</text:span><text:span text:style-name="T23"> Another parable spake he unto them; </text:span><text:span text:style-name="T67">The kingdom of heaven is like unto leaven, which a woman took, and hid in three measures of meal, till the whole was leavened.</text:span><text:span text:style-name="T23"> All these things spake Jesus unto the multitude in parables; and without a parable spake he not unto them: That it might be fulfilled which was spoken by the prophet, saying, I will open my mouth in parables; I will utter things which have been kept secret from the foundation of the world. Then Jesus sent the multitude away, and went into the house: and his disciples came unto him, saying, Declare unto us the parable of the tares of the field. He answered and said unto them, </text:span><text:span text:style-name="T67">He that soweth the good seed is the Son of man; </text:span><text:span text:style-name="T67">The field is the world; the good seed are the children of the kingdom; but the tares are the children of the wicked </text:span><text:span text:style-name="T69">one</text:span><text:span text:style-name="T67">;</text:span><text:span text:style-name="T23"> </text:span><text:span text:style-name="T67">The enemy that sowed them is the devil; the harvest is the end of the world; and the reapers are the angels.</text:span><text:span text:style-name="T23"> </text:span><text:span text:style-name="T67">As therefore the tares are gathered and burned in the fire; so shall it be in the end of this world.</text:span><text:span text:style-name="T23"> </text:span><text:span text:style-name="T67">The Son of man shall send forth his angels, and they shall gather out of his kingdom all things that offend, and them which do iniquity; </text:span><text:span text:style-name="T67">And shall cast them into a furnace of fire: there shall be wailing and gnashing of teeth.</text:span><text:span text:style-name="T23"> </text:span><text:span text:style-name="T67">Then shall the righteous shine forth as the </text:span><text:soft-page-break/><text:span text:style-name="T67">sun in the kingdom of their Father. Who hath ears to hear, let him hear. </text:span><text:span text:style-name="T52">Glory be to God forever.</text:span></text:p>
      </text:section>
      <text:p text:style-name="P124"/>
      <text:p text:style-name="P134">The Thirteenth Day of Athor</text:p>
      <text:p text:style-name="P101">Annual Tune</text:p>
      <text:p text:style-name="P101">St. Timothy, bishop of Ansana</text:p>
      <text:p text:style-name="P107">Abba Zacharias, 64<text:span text:style-name="T53">th</text:span> Patriarch of Alexandria</text:p>
      <text:p text:style-name="P101"/>
      <text:p text:style-name="P127"><text:tab/>See the Third Day of Epip.</text:p>
      <text:p text:style-name="P127"/>
      <text:p text:style-name="P134">The Fourteenth Day of Athor</text:p>
      <text:p text:style-name="P101">Annual Tune</text:p>
      <text:p text:style-name="P107">St. Martin, bishop of Tours</text:p>
      <text:p text:style-name="P101"/>
      <text:p text:style-name="P127"><text:tab/>See the Twenty-Eighth Day of Athor.</text:p>
      <text:p text:style-name="P128"/>
      <text:p text:style-name="P57">The Fifteenth Day of Athor</text:p>
      <text:p text:style-name="P74">Annual Tune</text:p>
      <text:p text:style-name="P75">St. Mena the Wonder Worker and martyr</text:p>
      <text:p text:style-name="P84"><text:tab/>(also Thoout 27; Tobi 28; Meshir 6; Paoni 4, 15; Epip 4, 12, 24; Mesori 1, 9)</text:p>
      <text:p text:style-name="P84"/>
      <text:p text:style-name="P50">The Vespers Gospel</text:p>
      <text:p text:style-name="P98">Psalm 67:33,4</text:p>
      <text:p text:style-name="P99"><text:tab/><text:span text:style-name="T6">A Psalm of David.</text:span></text:p>
      <text:p text:style-name="P97"><text:tab/><text:span text:style-name="T4">Wonderful is God among His saints: God of Israel shall give power and strength to His people. But let the righteous be glad; let them rejoice before God: yea, let them be joyful in gladness. </text:span><text:span text:style-name="T6">Alleluia.</text:span></text:p>
      <text:p text:style-name="P103"/>
      <text:p text:style-name="P59">Matthew 10:16-23 </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3">
        <text:p text:style-name="P137"><text:span text:style-name="T66"><text:tab/>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text:span><text:soft-page-break/><text:span text:style-name="T66">Spirit of your Father which speaketh in you.</text:span><text:span text:style-name="T22"> </text:span><text:span text:style-name="T66">And the brother shall deliver </text:span><text:span text:style-name="T66">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22"> </text:span><text:span text:style-name="T66">But when they persecute you in this city, flee ye into another: for verily I say unto you, Ye shall not have gone over the cities of Israel, till the Son of man be come. </text:span><text:span text:style-name="T52">Glory be to God forever.</text:span></text:p>
      </text:section>
      <text:p text:style-name="P60"/>
      <text:p text:style-name="P49">The Matins Gospel</text:p>
      <text:p text:style-name="P101">Psalm 96:11</text:p>
      <text:p text:style-name="P103"><text:tab/><text:span text:style-name="T6">A Psalm of David.</text:span></text:p>
      <text:p text:style-name="P135"><text:span text:style-name="T8"><text:tab/></text:span><text:span text:style-name="T1">A light has shone to the righteous, and joy for the upright in heart. Be glad in the LORD, ye righteous; and confess at the remembrance of His holiness. </text:span><text:span text:style-name="T8">Alleluia.</text:span></text:p>
      <text:p text:style-name="P103"/>
      <text:p text:style-name="P59">Mark 13:9-13,33</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04">
        <text:p text:style-name="P137"><text:span text:style-name="T52"><text:tab/></text:span><text:span text:style-name="T67">But take heed to yourselves: for they shall deliver you up to councils; and in the synagogues ye shall be beaten: and ye shall be brought before rulers and kings for my sake, for a testimony against them.</text:span><text:span text:style-name="T23"> </text:span><text:span text:style-name="T67">And the gospel must first be published among all nations.</text:span><text:span text:style-name="T23"> </text:span><text:span text:style-name="T67">But when they shall lead </text:span><text:span text:style-name="T69">you</text:span><text:span text:style-name="T67">, and deliver you up, take no thought beforehand what ye shall speak, neither do ye premeditate: but whatsoever shall be given you in that hour, that speak ye: for it is not ye that speak, but the Holy Ghost.</text:span><text:span text:style-name="T23"> </text:span><text:span text:style-name="T67">Now the brother shall betray the brother to death, and the father the son; and children shall rise up against </text:span><text:span text:style-name="T69">their</text:span><text:span text:style-name="T67"> parents, and shall cause them to be put to death.</text:span><text:span text:style-name="T23"> </text:span><text:span text:style-name="T67">And ye shall be hated of all </text:span><text:span text:style-name="T69">men</text:span><text:span text:style-name="T67"> for my name’s sake: but he that shall endure unto the end, the same shall be saved. Take ye heed, watch and pray: for ye know not when the time is.</text:span><text:span text:style-name="T51"> </text:span><text:span text:style-name="T52">Glory be to God forever.</text:span></text:p>
      </text:section>
      <text:p text:style-name="P68"/>
      <text:p text:style-name="P49">The Liturgy</text:p>
      <text:p text:style-name="P60"/>
      <text:p text:style-name="P47">The Pauline Epistle</text:p>
      <text:p text:style-name="P59">Hebrews 12:3-14</text:p>
      <text:p text:style-name="P61"><text:tab/><text:span text:style-name="T6">A chapter from the Epistle of our teacher Paul to the Hebrews. His blessing be upon us. Amen.</text:span></text:p>
      <text:section text:style-name="Sect1" text:name="Section105">
        <text:p text:style-name="P66"><text:span text:style-name="T13"><text:tab/></text:span><text:span text:style-name="T21">For consider him that endured such contradiction of sinners against himself, lest ye be wearied and faint in your minds.</text:span></text:p>
        <text:p text:style-name="P138"><text:span text:style-name="T21"><text:tab/>Ye have not yet resisted unto blood, striving against sin. And ye have forgotten the exhortation which speaketh unto you as unto children, </text:span><text:soft-page-break/><text:span text:style-name="T21">My son, despise not thou the chasten</text:span><text:span text:style-name="T21">ing of the Lord, nor faint when thou art rebuked of him: For whom the Lord loveth he chasteneth, and scourgeth every son whom he receiveth. If ye endure chastening, God dealeth with you as with sons; for what son is he whom the father chasteneth not? But if ye be without chastisement, whereof all are partakers, then are ye bastards, and not sons. Furthermore we have had fathers of our flesh which corrected </text:span><text:span text:style-name="T26">us</text:span><text:span text:style-name="T22">, and we gave </text:span><text:span text:style-name="T26">them</text:span><text:span text:style-name="T22"> reverence: shall we not much rather be in subjection unto the Father of spirits, and live? For they verily for a few days chastened </text:span><text:span text:style-name="T26">us</text:span><text:span text:style-name="T22"> after their own pleasure; but he for </text:span><text:span text:style-name="T26">our</text:span><text:span text:style-name="T22"> profit, that </text:span><text:span text:style-name="T26">we</text:span><text:span text:style-name="T22"> might be partakers of his holiness. Now no chastening for the present </text:span><text:span text:style-name="T22">seemeth to be joyous, but grievous: nevertheless afterward it yieldeth the peaceable fruit of righteousness unto them which are exercised thereby. </text:span><text:span text:style-name="T22">Wherefore lift up the hands which hang down, and the feeble knees; And make straight paths for your feet, lest that which is lame be turned out of the way; but let it rather be healed. Follow peace with all </text:span><text:span text:style-name="T26">men</text:span><text:span text:style-name="T22">, and holiness, without which no man shall see the Lord.</text:span></text:p>
      </text:section>
      <text:p text:style-name="P59"><text:tab/><text:span text:style-name="T6">The grace of God the Father be with you all. Amen.</text:span></text:p>
      <text:p text:style-name="P60"/>
      <text:p text:style-name="P47">The Catholic Epistle</text:p>
      <text:p text:style-name="P59">1 Peter 4:12-19</text:p>
      <text:p text:style-name="P61"><text:tab/><text:span text:style-name="T6">The Catholic Epistle from the First Epistle of our teacher Peter. His Blessing be upon us. Amen.</text:span></text:p>
      <text:section text:style-name="Sect1" text:name="Section106">
        <text:p text:style-name="P137"><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text:span><text:span text:style-name="T22">Wherefore let them that suffer according to the will of God commit the keeping of their souls </text:span><text:span text:style-name="T26">to him</text:span><text:span text:style-name="T22"> in well doing, as unto a faithful Creator.</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ext:soft-page-break/>The Praxis</text:p>
      <text:p text:style-name="P59">Acts 7:44-8:1a</text:p>
      <text:p text:style-name="P61"><text:tab/><text:span text:style-name="T6">A chapter from the Acts of our fathers the pure Apostles, who were invested with the grace of the Holy Spirit. Their blessing be with us all. Amen.</text:span></text:p>
      <text:section text:style-name="Sect1" text:name="Section107">
        <text:p text:style-name="P137"><text:span text:style-name="T50"><text:tab/></text:span><text:span text:style-name="T21">Our fathers had the tabernacle of witness in the wilderness, as he had appointed, speaking unto Moses, that he should make it according to the fashion that he had seen. Which also our fathers that came after brought in with Jesus into the possession of the Gentiles, whom God drave out before the face of our fathers, unto the days of David; Who found favour before God, and desired to find a tabernacle for the God of Jacob. But Solomon built him an house. Howbeit the most High dwelleth not in temples made </text:span><text:span text:style-name="T21">with hands; as saith the prophet, Heaven </text:span><text:span text:style-name="T26">is</text:span><text:span text:style-name="T22"> my throne, and earth </text:span><text:span text:style-name="T26">is</text:span><text:span text:style-name="T22"> my footstool: what house will ye build me? saith the Lord: or what </text:span><text:span text:style-name="T26">is</text:span><text:span text:style-name="T22"> the </text:span><text:span text:style-name="T22">place of my rest? </text:span><text:span text:style-name="T22">Hath not my hand made all these things?</text:span></text:p>
        <text:p text:style-name="P138"><text:span text:style-name="T22"><text:tab/>Ye stiffnecked and uncircumcised in heart and ears, ye do always resist the Holy Ghost: as your fathers </text:span><text:span text:style-name="T26">did</text:span><text:span text:style-name="T22">, so </text:span><text:span text:style-name="T26">do</text:span><text:span text:style-name="T22"> ye. Which of the prophets have not your fathers persecuted? and they have slain them which shewed </text:span><text:span text:style-name="T22">before of the coming of the Just One; of whom ye have been now the betrayers and murderers: </text:span><text:span text:style-name="T22">Who have received the law by the disposition of angels, and have not kept </text:span><text:span text:style-name="T26">it</text:span><text:span text:style-name="T22">.</text:span></text:p>
        <text:p text:style-name="P138"><text:span text:style-name="T22"><text:s/><text:tab/>When they heard these things, they were cut to the heart, and they gnashed on him with </text:span><text:span text:style-name="T26">their</text:span><text:span text:style-name="T22"> teeth. But he, being full of the Holy Ghost, looked up stedfastly into heaven, and saw the glory of God, and Jesus standing on the right hand of God, And said, Behold, I see the heavens opened, and the Son of man standing on the right hand of God. Then they cried out with a loud voice, and stopped their ears, and ran upon him with one accord, And cast </text:span><text:span text:style-name="T26">him</text:span><text:span text:style-name="T22"> out of the city, and stoned </text:span><text:span text:style-name="T26">him</text:span><text:span text:style-name="T22">: and the witnesses laid down their clothes at a young man’s feet, whose name was Saul. And they stoned Stephen, calling upon </text:span><text:span text:style-name="T26">God</text:span><text:span text:style-name="T22">, and saying, Lord Jesus, receive my spirit. And he kneeled down, and cried with a loud voice, Lord, lay not this sin to their charge. And when he had said this, he fell asleep. And Saul was consenting unto his death.</text:span></text:p>
      </text:section>
      <text:p text:style-name="P60"><text:tab/><text:span text:style-name="T6">The word of the Lord abides in this church and in every church. Amen.</text:span></text:p>
      <text:p text:style-name="P60"/>
      <text:p text:style-name="P47"/>
      <text:p text:style-name="P31">The Gospel</text:p>
      <text:p text:style-name="P101">Psalm 33:18,19</text:p>
      <text:p text:style-name="P103"><text:tab/><text:span text:style-name="T6">A Psalm of David.</text:span></text:p>
      <text:p text:style-name="P135"><text:span text:style-name="T11"><text:tab/></text:span><text:span text:style-name="T1">Many are the afflictions of the righteous: And the LORD will deliver them out of them all. The Lord will keep all their bones: not one of them shall be broken. </text:span><text:span text:style-name="T8">Alleluia.</text:span></text:p>
      <text:p text:style-name="P103"/>
      <text:p text:style-name="P59">Luke 11:53-12:12</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08">
        <text:p text:style-name="P137"><text:span text:style-name="T50"><text:tab/></text:span><text:span text:style-name="T23">And as he said these things unto them, the scribes and the Pharisees began to urge </text:span><text:span text:style-name="T25">him</text:span><text:span text:style-name="T23"> vehemently, and to provoke him to speak of many things: </text:span><text:span text:style-name="T23">Laying wait for him, and seeking to catch something out of his mouth, that they might accuse him.</text:span></text:p>
        <text:p text:style-name="P138"><text:span text:style-name="T22"><text:tab/>In the mean time, when there were gathered together an innumerable multitude of people, insomuch that they trode one upon another, he began to say unto his disciples first of all, </text:span><text:span text:style-name="T66">Beware ye of the leaven of the Pharisees, which is hypocrisy.</text:span><text:span text:style-name="T22"> </text:span><text:span text:style-name="T66">For there is nothing covered, that shall not be revealed; neither hid, that shall not be known.</text:span><text:span text:style-name="T22"> </text:span><text:span text:style-name="T66">Therefore whatsoever ye have spoken in darkness shall be heard in the light; and that which ye have spoken in the ear in closets shall be proclaimed upon the housetops.</text:span><text:span text:style-name="T22"> </text:span><text:span text:style-name="T66">And I say unto you my friends, Be not </text:span><text:span text:style-name="T66">afraid of them that kill the body, and after that have no more that they can do.</text:span><text:span text:style-name="T22"> </text:span><text:span text:style-name="T66">But I will forewarn you whom ye shall fear: Fear him, which after he hath killed hath power to cast into hell; yea, I say unto you, Fear him.</text:span><text:span text:style-name="T22"> </text:span><text:span text:style-name="T66">Are not five sparrows sold for two farthings, and not one of them is forgotten before God?</text:span><text:span text:style-name="T22"> </text:span><text:span text:style-name="T66">But even the very hairs of your head are all numbered. Fear not therefore: ye are of more value than many sparrows.</text:span><text:span text:style-name="T22"> </text:span><text:span text:style-name="T66">Also I say unto you, Whosoever shall confess me before men, him shall the Son of man also confess before the angels of God:</text:span><text:span text:style-name="T22"> </text:span><text:span text:style-name="T66">But he that denieth me before men shall be denied before the angels of God.</text:span><text:span text:style-name="T22"> </text:span><text:span text:style-name="T66">And whosoever shall speak a word against the Son of man, it shall be forgiven him: but unto him that blasphemeth against the Holy Ghost it shall not be forgiven.</text:span><text:span text:style-name="T22"> </text:span><text:span text:style-name="T66">And when they bring you unto the synagogues, and </text:span><text:span text:style-name="T68">unto</text:span><text:span text:style-name="T66"> magistrates, and powers, take ye no thought how or what thing ye shall answer, or what ye shall say:</text:span><text:span text:style-name="T22"> </text:span><text:span text:style-name="T66">For the Holy Ghost shall teach you in the same hour what ye ought to say.</text:span><text:span text:style-name="T49"> </text:span><text:span text:style-name="T52">Glory be to God forever.</text:span></text:p>
      </text:section>
      <text:p text:style-name="P125"/>
      <text:p text:style-name="P134"><text:soft-page-break/>The Sixteenth Day of Athor</text:p>
      <text:p text:style-name="P101">Annual Tune</text:p>
      <text:p text:style-name="P101">The beginning of the Nativity Fast (Advent)</text:p>
      <text:p text:style-name="P107">Consecration of the Church of St. Onuphrius, the pilgrim</text:p>
      <text:p text:style-name="P101">St. Bostus the bishop and martyr</text:p>
      <text:p text:style-name="P101"/>
      <text:p text:style-name="P127"><text:tab/>See the Sixteenth Day of Paoni.</text:p>
      <text:p text:style-name="P126"/>
      <text:p text:style-name="P57">The Seventeenth Day of Athor</text:p>
      <text:p text:style-name="P74">Annual Tune</text:p>
      <text:p text:style-name="P75">St. John Chrysostom</text:p>
      <text:p text:style-name="P83"><text:tab/>(also Thoout 13, 30; Paopi 3, 5, 9; Athor 6, 21; Koiak 1, 15; Tobi 7; Meshir 14, 18, 27; Pashons 12, 28; Mesori 14)</text:p>
      <text:p text:style-name="P83"/>
      <text:p text:style-name="P50">The Vespers Gospel</text:p>
      <text:p text:style-name="P98">Psalm 131:7,12,13</text:p>
      <text:p text:style-name="P99"><text:tab/><text:span text:style-name="T6">A Psalm of David.</text:span></text:p>
      <text:p text:style-name="P97"><text:span text:style-name="T4"><text:tab/>Thy priests shall be clothed with righteousness: Thy saints shall rejoice for the sake of Thy servant David. I have prepared a lamp for my anointed: And on Him my holiness shall blossom. </text:span><text:span text:style-name="T6">Alleluia.</text:span></text:p>
      <text:p text:style-name="P103"/>
      <text:p text:style-name="P59">Matthew 4:23-5:16</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9">
        <text:p text:style-name="P137"><text:span text:style-name="T50"><text:tab/></text:span><text:span text:style-name="T22">And Jesus went about all Galilee, teaching in their synagogues, and preaching the gospel of the kingdom, and healing all manner of sickness and all manner of disease among the people. And his fame went throughout all Syria: and they brought unto him all sick people that were taken with divers diseases and torments, and those which were possessed with devils, and those which were lunatick, and those that had the palsy; and he healed them. </text:span><text:span text:style-name="T22">And there followed him great multitudes of people from Galilee, and </text:span><text:span text:style-name="T26">from</text:span><text:span text:style-name="T22"> Decapolis, and </text:span><text:span text:style-name="T26">from</text:span><text:span text:style-name="T22"> Jerusalem, and </text:span><text:span text:style-name="T26">from</text:span><text:span text:style-name="T22"> Judaea, and </text:span><text:span text:style-name="T26">from</text:span><text:span text:style-name="T22"> beyond Jordan.</text:span></text:p>
        <text:p text:style-name="P138"><text:span text:style-name="T22"><text:tab/>And seeing the multitudes, he went up into a mountain: and when he was set, his disciples came unto him: </text:span><text:span text:style-name="T22">And he opened his mouth, and taught them, saying,</text:span></text:p>
        <text:p text:style-name="P138"><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text:span><text:soft-page-break/><text:span text:style-name="T66">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for my sake.</text:span><text:span text:style-name="T22"> </text:span><text:span text:style-name="T66">Rejoice, and be exceeding glad: for great </text:span><text:span text:style-name="T68">is</text:span><text:span text:style-name="T66"> your reward in heaven: for so persecuted they the prophets which were before you.</text:span></text:p>
        <text:p text:style-name="P138"><text:span text:style-name="T31"><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text:span><text:span text:style-name="T66">are in the house.</text:span><text:span text:style-name="T22"> </text:span><text:span text:style-name="T66">Let your light so shine before men, that they may see </text:span><text:span text:style-name="T66">your good works, and glorify your </text:span><text:span text:style-name="T66">Father which is in heaven.</text:span><text:span text:style-name="T50"> </text:span><text:span text:style-name="T52">Glory be to God forever.</text:span></text:p>
      </text:section>
      <text:p text:style-name="P60"/>
      <text:p text:style-name="P49">The Matins Gospel</text:p>
      <text:p text:style-name="P101">Psalm 109:5,6,8</text:p>
      <text:p text:style-name="P103"><text:tab/><text:span text:style-name="T6">A Psalm of David.</text:span></text:p>
      <text:p text:style-name="P113"><text:tab/><text:span text:style-name="T1">The Lord has sworn and will not repent: Thou art the priest forever after the order of Melchizedek. The Lord at Thy right hand: Therefore shall he lift up the head. </text:span>Alleluia.</text:p>
      <text:p text:style-name="P111"><text:tab/></text:p>
      <text:p text:style-name="P59">Luke 6:17-23</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10">
        <text:p text:style-name="P137"><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8"><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text:span><text:soft-page-break/><text:span text:style-name="T66">like manner did their fathers unto the prophets.</text:span><text:span text:style-name="T51"> </text:span><text:span text:style-name="T52">Glory be to God forever.</text:span></text:p>
      </text:section>
      <text:p text:style-name="P68"/>
      <text:p text:style-name="P49">The Liturgy</text:p>
      <text:p text:style-name="P60"/>
      <text:p text:style-name="P47">The Pauline Epistle</text:p>
      <text:p text:style-name="P59">2 Timothy 3:10-4:22</text:p>
      <text:p text:style-name="P61"><text:tab/><text:span text:style-name="T6">A chapter from the Second Epistle of our teacher Paul to Timothy. His blessing be upon us. Amen.</text:span></text:p>
      <text:section text:style-name="Sect1" text:name="Section111">
        <text:p text:style-name="P137"><text:span text:style-name="T50"><text:tab/></text:span><text:span text:style-name="T21">But thou hast fully known my doctrine, manner of life, purpose, faith, longsuffering, charity, patience, Persecutions, afflictions, which came unto me at Antioch, at Iconium, at Lystra; what persecutions I endured: but out of </text:span><text:span text:style-name="T26">them</text:span><text:span text:style-name="T22"> all the Lord delivered me. Yea, and all that will live godly in Christ Jesus shall suffer persecution. But evil men and seducers shall wax worse and worse, deceiving, and being deceived. But continue thou in </text:span><text:span text:style-name="T22">the things which thou hast learned and hast been assured of, knowing of </text:span><text:span text:style-name="T22">whom thou hast learned </text:span><text:span text:style-name="T26">them</text:span><text:span text:style-name="T22">; And that from a child thou hast known the </text:span><text:span text:style-name="T22">holy scriptures, which are able to make thee wise unto salvation </text:span><text:span text:style-name="T22">through faith which is in Christ Jesus. All scripture </text:span><text:span text:style-name="T26">is</text:span><text:span text:style-name="T22"> given by inspiration of God, and </text:span><text:span text:style-name="T26">is</text:span><text:span text:style-name="T22"> profitable for doctrine, for reproof, for correction, for instruction </text:span><text:span text:style-name="T22">in righteousness: </text:span><text:span text:style-name="T22">That the man of God may be perfect, throughly furnished unto all good works.</text:span></text:p>
        <text:p text:style-name="P138"><text:span text:style-name="T22"><text:tab/>I charge </text:span><text:span text:style-name="T26">thee</text:span><text:span text:style-name="T22"> therefore before God, and the Lord Jesus Christ, who shall judge the quick and the dead at his appearing and his kingdom; Preach the word; be instant in season, </text:span><text:span text:style-name="T22">out of season; reprove, rebuke, exhort with all longsuffering and doctrine. For the time will come when they will not endure sound doctrine; but after their own lusts shall they heap to themselves teachers, having itching ears; And they shall turn away </text:span><text:span text:style-name="T26">their</text:span><text:span text:style-name="T22"> ears from the truth, and shall be turned unto fables. But watch thou in all things, endure afflictions, do the work of an evangelist, make full proof of thy ministry. For I am now ready to be offered, and the time of my departure is at hand. I have fought a good fight, I have finished </text:span><text:span text:style-name="T26">my</text:span><text:span text:style-name="T22"> course, I have kept the faith: </text:span><text:span text:style-name="T22">Henceforth there is laid up for me a crown of righteousness, which the Lord, the righteous judge, shall give me at that day: and not to me only, but unto all them also that love his appearing.</text:span></text:p>
        <text:p text:style-name="P138"><text:span text:style-name="T22"><text:tab/>Do thy diligence to come shortly unto me: For Demas hath forsaken me, having loved this present world, and is departed unto Thessalonica; Crescens to Galatia, Titus unto Dalmatia. Only Luke is with me. Take Mark, and bring him with thee: for he is profitable to me for the ministry. And Tychicus have I sent to Ephesus. The </text:span><text:soft-page-break/><text:span text:style-name="T22">cloke that I left at Troas with Carpus, when thou comest, bring </text:span><text:span text:style-name="T26">with thee</text:span><text:span text:style-name="T22">, and the books, </text:span><text:span text:style-name="T26">but</text:span><text:span text:style-name="T22"> especially the parchments. Alexander the coppersmith did me much evil: the Lord reward him according to his works: </text:span><text:span text:style-name="T22">Of whom be thou ware also; for he hath greatly withstood our words.</text:span></text:p>
        <text:p text:style-name="P138"><text:span text:style-name="T22"><text:tab/>At my first answer no man stood with me, but all </text:span><text:span text:style-name="T26">men</text:span><text:span text:style-name="T22"> forsook me: </text:span><text:span text:style-name="T26">I pray God</text:span><text:span text:style-name="T22"> that it may not be laid to their charge. Notwithstanding the Lord stood with me, and strengthened me; that by me the preaching might be fully known, and </text:span><text:span text:style-name="T26">that</text:span><text:span text:style-name="T22"> all the Gentiles might hear: and I was delivered out of the mouth of the lion. And the Lord shall deliver me from every evil work, and will preserve </text:span><text:span text:style-name="T26">me</text:span><text:span text:style-name="T22"> unto his heavenly kingdom: to whom </text:span><text:span text:style-name="T26">be</text:span><text:span text:style-name="T22"> glory for ever and ever. Amen. Salute Prisca and Aquila, and the household of Onesiphorus. Erastus abode at Corinth: but Trophimus have I left at Miletum sick. Do thy diligence to come before winter. Eubulus greeteth </text:span><text:span text:style-name="T22">thee, and Pudens, and Linus, and Claudia, and all the brethren. The Lord Jesus Christ </text:span><text:span text:style-name="T26">be</text:span><text:span text:style-name="T22"> with thy spirit. Grace </text:span><text:span text:style-name="T26">be</text:span><text:span text:style-name="T22"> with you. Amen.</text:span></text:p>
      </text:section>
      <text:p text:style-name="P59"><text:tab/><text:span text:style-name="T6">The grace of God the Father be with you all. Amen.</text:span></text:p>
      <text:p text:style-name="P60"/>
      <text:p text:style-name="P47">The Catholic Epistle</text:p>
      <text:p text:style-name="P59">1 Peter 5:1-14</text:p>
      <text:p text:style-name="P61"><text:tab/><text:span text:style-name="T6">The Catholic Epistle from the First Epistle of our teacher Peter. His Blessing be upon us. Amen.</text:span></text:p>
      <text:section text:style-name="Sect1" text:name="Section112">
        <text:p text:style-name="P137"><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text:span><text:span text:style-name="T21">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8"><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8"><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8"><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oft-page-break/><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text:span><text:span text:style-name="T22">Greet ye one another with a kiss of charity. Peace </text:span><text:span text:style-name="T26">be</text:span><text:span text:style-name="T22"> with you all that are in Christ Jesus. Amen.</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20:17-38</text:p>
      <text:p text:style-name="P61"><text:tab/><text:span text:style-name="T6">A chapter from the Acts of our fathers the pure Apostles, who were invested with the grace of the Holy Spirit. Their blessing be with us all. Amen.</text:span></text:p>
      <text:section text:style-name="Sect1" text:name="Section113">
        <text:p text:style-name="P137"><text:span text:style-name="T50"><text:tab/></text:span><text:span text:style-name="T21">And from Miletus he sent to Ephesus, and called the elders of the church. And when they were come to him, he said unto them, Ye know, </text:span><text:span text:style-name="T21">from the first day that I came into Asia, after what manner I have been with you at all seasons, Serving the Lord with all humility of mind, and </text:span><text:span text:style-name="T21">with many tears, and temptations, which befell me by the lying in wait of the Jews: </text:span><text:span text:style-name="T26">And</text:span><text:span text:style-name="T22"> how I kept back nothing that was profitable </text:span><text:span text:style-name="T26">unto you</text:span><text:span text:style-name="T22">, but have shewed you, and have taught you publickly, and from house to house, </text:span><text:span text:style-name="T22">Testifying both to the Jews, and also to the Greeks, repentance toward God, and faith toward our Lord Jesus Christ. And now, behold, I go bound in the spirit unto Jerusalem, not knowing the things that shall befall me </text:span><text:span text:style-name="T22">there: Save that the Holy Ghost witnesseth in every city, saying that bonds and afflictions abide me. But none of these things move me, neither count I my life dear unto myself, so that I might finish my course with joy, and the ministry, which I have received of the Lord Jesus, to testify the gospel of the grace of God. And now, behold, I know that ye all, among whom I have gone preaching the kingdom of God, shall see my face no more. Wherefore I take you to record this day, that I </text:span><text:span text:style-name="T26">am</text:span><text:span text:style-name="T22"> pure from the blood of all </text:span><text:span text:style-name="T26">men</text:span><text:span text:style-name="T22">. For I have not shunned to declare unto you all the counsel of God. Take heed therefore unto yourselves, and to all the flock, over the which the Holy Ghost hath made you overseers, to feed the church of God, which he hath purchased with his own blood. For I know this, that after my departing shall grievous wolves enter in among you, not sparing the flock. Also of your own selves shall men arise, speaking perverse things, to draw away disciples after them. Therefore watch, and remember, that by the space of three years I ceased not to </text:span><text:soft-page-break/><text:span text:style-name="T22">warn every one night and day with tears. And now, brethren, I commend you to God, and to the word of his grace, which is able to build you up, and to give you an inheritance among all them which are sanctified. I have coveted no man’s silver, or gold, or apparel. Yea, ye yourselves know, that these hands have ministered unto my necessities, and to them that were with me. </text:span><text:span text:style-name="T22">I have shewed you all things, how that so labouring ye ought to support the weak, and to remember the words of the Lord Jesus, how he said, </text:span><text:span text:style-name="T66">It is more blessed to give than to receive.</text:span></text:p>
        <text:p text:style-name="P140"><text:tab/>And when he had thus spoken, he kneeled down, and prayed with them all. And they all wept sore, and fell on Paul’s neck, and kissed him, Sorrowing most of all for the words which he spake, that they should see his face no more. And they accompanied him unto the ship.</text:p>
      </text:section>
      <text:p text:style-name="P60"><text:tab/><text:span text:style-name="T6">The word of the Lord abides in this church and in every church. Amen.</text:span></text:p>
      <text:p text:style-name="P60"/>
      <text:p text:style-name="P47">The Gospel</text:p>
      <text:p text:style-name="P101">Psalm 73:23,24</text:p>
      <text:p text:style-name="P103"><text:tab/><text:span text:style-name="T6">A Psalm of David.</text:span></text:p>
      <text:p text:style-name="P135"><text:span text:style-name="T11"><text:tab/></text:span><text:span text:style-name="T1">Thou hast held my right hand: With thy counsel Thou hast guided me and accepted me with glory. But it is good for me to cleave to God: To put my hope in </text:span><text:span text:style-name="T1">the Lord, that I may declare all thy praises in the gates of the daughter of Zion. </text:span><text:span text:style-name="T8">Alleluia.</text:span></text:p>
      <text:p text:style-name="P103"/>
      <text:p text:style-name="P59">John 10:1-16</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4">
        <text:p text:style-name="P137"><text:span text:style-name="T50"><text:tab/></text:span><text:span text:style-name="T67">Verily, verily, I say unto you, He that entereth not by the door into the sheepfold, but climbeth up some other way, the same is a thief and a robber.</text:span><text:span text:style-name="T23"> </text:span><text:span text:style-name="T67">But he that entereth in by the door is the shepherd of the sheep.</text:span><text:span text:style-name="T23"> </text:span><text:span text:style-name="T67">To him the porter openeth; and the sheep hear his voice: and he calleth his own sheep by name, and leadeth them out.</text:span><text:span text:style-name="T23"> </text:span><text:span text:style-name="T67">And when he putteth forth his own sheep, he goeth before them, and the sheep follow him: for they know his voice.</text:span><text:span text:style-name="T23"> </text:span><text:span text:style-name="T67">And a stranger will they not follow, but will flee from him: for they know not the voice of strangers.</text:span><text:span text:style-name="T23"> This parable spake Jesus unto them: but they understood not what things they were which he spake unto them. Then said Jesus unto them again,</text:span><text:span text:style-name="T67"> Verily, verily, I say unto you, I am the door of the sheep.</text:span><text:span text:style-name="T23"> </text:span><text:span text:style-name="T67">All that ever came before me are thieves and robbers: but the sheep did not hear them.</text:span><text:span text:style-name="T23"> </text:span><text:span text:style-name="T67">I am the door: by me if any man enter in, he shall be saved, and shall go in and out, and find pasture.</text:span><text:span text:style-name="T23"> </text:span><text:span text:style-name="T67">The thief cometh not, but for to steal, and to kill, and to destroy: I am come that they might have life, </text:span><text:soft-page-break/><text:span text:style-name="T67">and that they might have </text:span><text:span text:style-name="T69">it</text:span><text:span text:style-name="T67"> more abundantly.</text:span><text:span text:style-name="T23"> </text:span><text:span text:style-name="T67">I am the good shepherd: the good shepherd giveth his life for the sheep.</text:span><text:span text:style-name="T23"> </text:span><text:span text:style-name="T67">But he that is an hireling, and not the shepherd, whose own the sheep are not, seeth the wolf coming, and leaveth the sheep, and fleeth: and the wolf catcheth them, and scattereth the sheep.</text:span><text:span text:style-name="T23"> </text:span><text:span text:style-name="T67">The hireling fleeth, because he is an hireling, and careth not for the sheep.</text:span><text:span text:style-name="T23"> </text:span><text:span text:style-name="T67">I am the good shepherd, and know my </text:span><text:span text:style-name="T69">sheep</text:span><text:span text:style-name="T67">, and am known of mine.</text:span><text:span text:style-name="T23"> </text:span><text:span text:style-name="T67">As the Father knoweth me, even so know I the Father: and I lay down my life for the sheep.</text:span><text:span text:style-name="T23"> </text:span><text:span text:style-name="T67">And other sheep I have, which are not of this fold: them also I must bring, and they shall hear my voice; and there shall be one fold, </text:span><text:span text:style-name="T69">and</text:span><text:span text:style-name="T67"> one shepherd.</text:span><text:span text:style-name="T49"> </text:span><text:span text:style-name="T52">Glory be to God forever.</text:span></text:p>
      </text:section>
      <text:p text:style-name="P124"/>
      <text:p text:style-name="P134">The Eighteenth Day of Athor</text:p>
      <text:p text:style-name="P101">Annual Tune</text:p>
      <text:p text:style-name="P101">Sts. Arases and Junia the martyrs</text:p>
      <text:p text:style-name="P101">St. Philip the Apostle and martyr</text:p>
      <text:p text:style-name="P101"/>
      <text:p text:style-name="P127"><text:tab/>See the Fifth Day of Epip.</text:p>
      <text:p text:style-name="P127"/>
      <text:p text:style-name="P134">The Nineteenth Day of Athor</text:p>
      <text:p text:style-name="P101">Annual Tune</text:p>
      <text:p text:style-name="P107">Consecration of the Church of Sts. Sergius and Bacchus</text:p>
      <text:p text:style-name="P101">Commemoratinof St. Bartholomew's preaching in the oasis</text:p>
      <text:p text:style-name="P101"/>
      <text:p text:style-name="P127"><text:tab/>See the Thirteenth Day of Phamenoth.</text:p>
      <text:p text:style-name="P125"/>
      <text:p text:style-name="P134">The Twentieth Day of Athor</text:p>
      <text:p text:style-name="P109">Annual Tune</text:p>
      <text:p text:style-name="P107">St. Ananus, 2<text:span text:style-name="T53">nd</text:span> Patriarch of Alexandria</text:p>
      <text:p text:style-name="P101">Consecratin of the Church of St. Theodoros of Shatb and St. Theodoros Meshreky</text:p>
      <text:p text:style-name="P101"/>
      <text:p text:style-name="P127"><text:tab/>See the Thirtieth Day of Pharamuthi.</text:p>
      <text:p text:style-name="P127"/>
      <text:p text:style-name="P134"/>
      <text:p text:style-name="P38">The Twenty-First Day of Athor</text:p>
      <text:p text:style-name="P101">Annual Tune</text:p>
      <text:p text:style-name="P101">Commemoratin of the Theotokos</text:p>
      <text:p text:style-name="P101">St. Cosmos, 54<text:span text:style-name="T53">th</text:span> Patriarch of Alexandria</text:p>
      <text:p text:style-name="P107">St. Gregory, the wonder-worker</text:p>
      <text:p text:style-name="P101">Sts. Alphaeius, Zachaeus, Romanius, John, Thomas, and Victor, the martyrs</text:p>
      <text:p text:style-name="P101"/>
      <text:p text:style-name="P127"><text:tab/>See the Seventeenth Day of Athor.</text:p>
      <text:p text:style-name="P128"/>
      <text:p text:style-name="P57">The Twenty-Second Day of Athor</text:p>
      <text:p text:style-name="P74">Annual Tune</text:p>
      <text:p text:style-name="P75">Sts. Cosmas and Damian, their brothers and their mother, the martyrs</text:p>
      <text:p text:style-name="P85"><text:tab/>(also Thoout 28; Athor 26; Tobi 19; Phamenoth 1, 7, Paramoude 4, 13; Paoni 10, 22; Epip 19, 30; Mesori 20)</text:p>
      <text:p text:style-name="P85"/>
      <text:p text:style-name="P50">The Vespers Gospel</text:p>
      <text:p text:style-name="P98">Psalm 4:3,4,7,8</text:p>
      <text:p text:style-name="P99"><text:tab/><text:span text:style-name="T6">A Psalm of David.</text:span></text:p>
      <text:p text:style-name="P97"><text:tab/><text:span text:style-name="T4">Know that the Lord has made His Holy One wonderful: the Lord will hear me when I cry unto Him. The light of Thy countenance, O Lord, has been signed upon us: Thou hast given joy to my heart. </text:span><text:span text:style-name="T6">Alleluia.</text:span></text:p>
      <text:p text:style-name="P103"/>
      <text:p text:style-name="P59">Matthew 10:24-33</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15">
        <text:p text:style-name="P137"><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text:span><text:span text:style-name="T66">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text:span><text:span text:style-name="T66">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49"><text:soft-page-break/>The Matins Gospel</text:p>
      <text:p text:style-name="P101">Psalm 112:1</text:p>
      <text:p text:style-name="P103"><text:tab/><text:span text:style-name="T6">A Psalm of David.</text:span></text:p>
      <text:p text:style-name="P131"><text:span text:style-name="T8"><text:tab/></text:span>Praise the Lord ye children: praise ye the Name of the Lord. Let the Name of the Lord be blessed from now and till eternity. <text:span text:style-name="T8">Alleluia.</text:span><text:tab/></text:p>
      <text:p text:style-name="P111"/>
      <text:p text:style-name="P59">Mark 8:34-9:1</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16">
        <text:p text:style-name="P137"><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8"><text:span text:style-name="T22"><text:tab/>And he said unto them, </text:span><text:span text:style-name="T66">Verily I say unto you, That there be some of </text:span><text:span text:style-name="T66">them that stand here, which shall not taste of death, till they have seen the </text:span><text:span text:style-name="T66">kingdom of God come with power.</text:span><text:span text:style-name="T72"> </text:span><text:span text:style-name="T52">Glory be to God forever.</text:span></text:p>
      </text:section>
      <text:p text:style-name="P68"/>
      <text:p text:style-name="P49">The Liturgy</text:p>
      <text:p text:style-name="P60"/>
      <text:p text:style-name="P47">The Pauline Epistle</text:p>
      <text:p text:style-name="P59">Romans 8:14-27</text:p>
      <text:p text:style-name="P61"><text:tab/><text:span text:style-name="T6">A chapter from the Epistle of our teacher Paul to the Romans. His blessing be upon us. Amen.</text:span></text:p>
      <text:section text:style-name="Sect1" text:name="Section117">
        <text:p text:style-name="P137"><text:span text:style-name="T50"><text:tab/></text:span><text:span text:style-name="T21">For as many as are led by the Spirit of God, they are the sons of God. For ye have not received the spirit of bondage again to fear; but ye have received the Spirit of adoption, whereby we cry, Abba, Father. </text:span><text:span text:style-name="T21">The Spirit itself beareth witness with our spirit, that we are the children of God:</text:span></text:p>
        <text:p text:style-name="P138"><text:span text:style-name="T21"><text:tab/>And if children, then heirs; heirs of God, and joint–heirs with Christ; if so be that we suffer with </text:span><text:span text:style-name="T26">him</text:span><text:span text:style-name="T22">, that we may be also glorified together. 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ext:span><text:soft-page-break/><text:span text:style-name="T22">the children of God. For we know that the whole creation groaneth and travaileth in pain together until now. And not only </text:span><text:span text:style-name="T26">they</text:span><text:span text:style-name="T22">, but ourselves also, which have the firstfruits of the Spirit, even we ourselves groan within 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8"><text:span text:style-name="T22"><text:tab/>Likewise the Spirit also helpeth our infirmities: for we know not what we should pray for as we ought: but the Spirit itself maketh intercession for us with groanings which cannot be 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text:span></text:p>
      </text:section>
      <text:p text:style-name="P59"><text:tab/><text:span text:style-name="T6">The grace of God the Father be with you all. Amen.</text:span></text:p>
      <text:p text:style-name="P60"/>
      <text:p text:style-name="P47">The Catholic Epistle</text:p>
      <text:p text:style-name="P59">1 Peter 2:11-17</text:p>
      <text:p text:style-name="P61"><text:tab/><text:span text:style-name="T6">The Catholic Epistle from the First Epistle of our teacher Peter. His Blessing be upon us. Amen.</text:span></text:p>
      <text:section text:style-name="Sect1" text:name="Section118">
        <text:p text:style-name="P137"><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8"><text:span text:style-name="T22"><text:tab/>Submit yourselves to every ordinance of man for the Lord’s sake: whether it be to the king, as supreme; Or unto governors, as unto them that are sent by him for the punishment of </text:span><text:span text:style-name="T22">evildoers, and for the praise of them that do well. For so is the will of God, that with well doing ye may put to silence the ignorance of foolish men: </text:span><text:span text:style-name="T22">As free, and not using </text:span><text:span text:style-name="T26">your</text:span><text:span text:style-name="T22"> liberty for a cloke of maliciousness, but as the servants of God. Honour all </text:span><text:span text:style-name="T26">men</text:span><text:span text:style-name="T22">. Love the brotherhood. Fear God. Honour the king.</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9:11-20</text:p>
      <text:p text:style-name="P61"><text:tab/><text:span text:style-name="T6">A chapter from the Acts of our fathers the pure Apostles, who were invested with the grace of the Holy Spirit. Their blessing be with us all. Amen.</text:span></text:p>
      <text:section text:style-name="Sect1" text:name="Section119">
        <text:p text:style-name="P137"><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8"><text:span text:style-name="T21"><text:tab/>Then certain of the vagabond Jews, exorcists, took upon them to call </text:span><text:soft-page-break/><text:span text:style-name="T21">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 And the evil spirit answered and said, Jesus I know, and Paul I know; but who are ye? And 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text:span><text:span text:style-name="T31">20 </text:span><text:span text:style-name="T22">So mightily grew the word of God and prevailed.</text:span></text:p>
      </text:section>
      <text:p text:style-name="P60"><text:tab/><text:span text:style-name="T6">The word of the Lord abides in this church and in every church. Amen.</text:span></text:p>
      <text:p text:style-name="P60"/>
      <text:p text:style-name="P47">The Gospel</text:p>
      <text:p text:style-name="P101">Psalm 65:11,12</text:p>
      <text:p text:style-name="P103"><text:tab/><text:span text:style-name="T6">A Psalm of David.</text:span></text:p>
      <text:p text:style-name="P97"><text:span text:style-name="T13"><text:tab/></text:span><text:span text:style-name="T1">We passed through fire and water: And Thou hast brought us out to the rest. I will go into Thy House with burnt offerings: I will pay Thee the vows, which my lips have uttered. </text:span><text:span text:style-name="T6">Alleluia.</text:span></text:p>
      <text:p text:style-name="P103"/>
      <text:p text:style-name="P59">Luke 21:12-19</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20">
        <text:p text:style-name="P137"><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1"/>
      <text:p text:style-name="P134"/>
      <text:p text:style-name="P38">The Twenty-Third Day of Athor</text:p>
      <text:p text:style-name="P101">Annual Tune</text:p>
      <text:p text:style-name="P107">St. Cornelius, the Centurion</text:p>
      <text:p text:style-name="P101">Consecration of the Church of St. Marina</text:p>
      <text:p text:style-name="P101"/>
      <text:p text:style-name="P127"><text:tab/>See the Twenty-Eighth Day of Athor.</text:p>
      <text:p text:style-name="P126"/>
      <text:p text:style-name="P57">The Twenty-Fourth Day of Athor</text:p>
      <text:p text:style-name="P74">Annual Tune</text:p>
      <text:p text:style-name="P75">Commemoratin of the Twenty-Four Priests</text:p>
      <text:p text:style-name="P74"/>
      <text:p text:style-name="P50">The Vespers Gospel</text:p>
      <text:p text:style-name="P98">Psalm 96:8</text:p>
      <text:p text:style-name="P99"><text:tab/><text:span text:style-name="T6">A Psalm of David.</text:span></text:p>
      <text:p text:style-name="P97"><text:tab/><text:span text:style-name="T4">Worship God all ye His angels: Zion heard, and was glad; and the daughters of Judah rejoiced because of thy judgments, O LORD. </text:span><text:span text:style-name="T6">Alleluia.</text:span></text:p>
      <text:p text:style-name="P103"/>
      <text:p text:style-name="P59">Matthew 11:25-30</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21">
        <text:p text:style-name="P137"><text:span text:style-name="T50"><text:tab/></text:span><text:span text:style-name="T22">At that time Jesus answered and said, </text:span><text:span text:style-name="T66">I thank thee, O Father, Lord of heaven and earth, because thou hast hid these things from the wise and prudent, and hast revealed them unto babes.</text:span><text:span text:style-name="T22"> </text:span><text:span text:style-name="T66">Even so, Father: for so it seemed good in thy sight.</text:span><text:span text:style-name="T22"> </text:span><text:span text:style-name="T66">All things are delivered unto me of my Father: and no man knoweth the Son, but the Father; neither knoweth any man the </text:span><text:span text:style-name="T66">Father, save the Son, and </text:span><text:span text:style-name="T68">he</text:span><text:span text:style-name="T66"> to whomsoever the Son will reveal </text:span><text:span text:style-name="T68">him</text:span><text:span text:style-name="T66">.</text:span><text:span text:style-name="T22"> </text:span><text:span text:style-name="T66">Come unto me, all </text:span><text:span text:style-name="T68">ye</text:span><text:span text:style-name="T66"> that labour and are heavy laden, and I will give you rest.</text:span><text:span text:style-name="T22"> </text:span><text:span text:style-name="T66">Take my yoke upon you, and learn of me; for I am meek and lowly in heart: and ye shall find rest unto your souls.</text:span><text:span text:style-name="T22"> </text:span><text:span text:style-name="T66">For my yoke </text:span><text:span text:style-name="T68">is</text:span><text:span text:style-name="T66"> easy, and my burden is light.</text:span><text:span text:style-name="T50"> </text:span><text:span text:style-name="T52">Glory be to God forever.</text:span></text:p>
      </text:section>
      <text:p text:style-name="P60"/>
      <text:p text:style-name="P49">The Matins Gospel</text:p>
      <text:p text:style-name="P101">Psalm 171:1</text:p>
      <text:p text:style-name="P103"><text:tab/><text:span text:style-name="T6">A Psalm of David.</text:span></text:p>
      <text:p text:style-name="P97"><text:span text:style-name="T5"><text:tab/></text:span><text:span text:style-name="T1">I shall confess to Thee, O Lord, with all my heart: For Thou hast heard all the words of my mouth. Before the angels will I sing unto Thee: I will worship before Thy Holy Temple. </text:span><text:span text:style-name="T6">Alleluia.</text:span></text:p>
      <text:p text:style-name="P111"/>
      <text:p text:style-name="P59"/>
      <text:p text:style-name="P32">Matthew 12:1-8</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22">
        <text:p text:style-name="P137"><text:span text:style-name="T52"><text:tab/></text:span><text:span text:style-name="T23">At that time Jesus went on the sabbath day through the corn; and his disciples were an hungred, and began to pluck the ears of corn, and to eat. But when the Pharisees saw </text:span><text:span text:style-name="T25">it</text:span><text:span text:style-name="T23">, they said unto him, Behold, thy disciples do that which is not lawful to do upon the sabbath day. But he said unto them, </text:span><text:span text:style-name="T67">Have ye not read what David did, when he was an hungred, and they that were with him; </text:span><text:span text:style-name="T67">How he entered into the house of God, and did eat the shewbread, which was not lawful for him to eat, neither for them which were with him, but only for the priests?</text:span><text:span text:style-name="T23"> </text:span><text:span text:style-name="T67">Or have ye not read in the law, how that on the sabbath days the priests in the temple profane the sabbath, and are blameless?</text:span><text:span text:style-name="T23"> </text:span><text:span text:style-name="T67">But I say unto you, That in this place is </text:span><text:span text:style-name="T69">one</text:span><text:span text:style-name="T67"> greater than the temple.</text:span><text:span text:style-name="T23"> </text:span><text:span text:style-name="T67">But if ye had known what </text:span><text:span text:style-name="T69">this</text:span><text:span text:style-name="T67"> meaneth, I will have mercy, and not sacrifice, ye would not have condemned the guiltless.</text:span><text:span text:style-name="T23"> </text:span><text:span text:style-name="T67">For the Son of man is Lord even of the sabbath day.</text:span><text:span text:style-name="T51"> </text:span><text:span text:style-name="T52">Glory be to God forever.</text:span></text:p>
      </text:section>
      <text:p text:style-name="P68"/>
      <text:p text:style-name="P49">The Liturgy</text:p>
      <text:p text:style-name="P60"/>
      <text:p text:style-name="P47">The Pauline Epistle</text:p>
      <text:p text:style-name="P59">1 Timothy 5:17-6:2</text:p>
      <text:p text:style-name="P61"><text:tab/><text:span text:style-name="T6">A chapter from the First Epistle of our teacher Paul to Timothy. His blessing be upon us. Amen.</text:span></text:p>
      <text:section text:style-name="Sect1" text:name="Section123">
        <text:p text:style-name="P137"><text:span text:style-name="T50"><text:tab/></text:span><text:span text:style-name="T21">Let the elders that rule well be counted worthy of double honour, especially they who labour in the word and doctrine. For the scripture saith, Thou shalt not muzzle the ox that treadeth out the corn. And, The labourer </text:span><text:span text:style-name="T26">is</text:span><text:span text:style-name="T22"> worthy of his reward. Against an elder receive not an accus</text:span><text:span text:style-name="T22">ation, but before two or three witnesses. Them that sin rebuke before all, that others also may fear. I charge </text:span><text:span text:style-name="T26">thee</text:span><text:span text:style-name="T22"> before God, and the Lord Jesus </text:span><text:span text:style-name="T22">Christ, and the elect angels, that thou observe these things without preferring one before another, doing nothing by partiality. Lay hands suddenly on no man, neither be partaker of other men’s sins: keep thyself pure. Drink no longer water, but use a little wine for thy stomach’s sake and thine often infirmities. Some men’s sins are open beforehand, going before to judgment; and some </text:span><text:span text:style-name="T26">men</text:span><text:span text:style-name="T22"> they follow after. Likewise also the good works </text:span><text:span text:style-name="T26">of some</text:span><text:span text:style-name="T22"> are manifest beforehand; and they that are otherwise cannot be hid.</text:span></text:p>
        <text:p text:style-name="P138"><text:span text:style-name="T22"><text:tab/>Let as many servants as are under the yoke count their own masters worthy of all honour, that the name of God and </text:span><text:span text:style-name="T26">his</text:span><text:span text:style-name="T22"> doctrine be not blasphemed. And they that have </text:span><text:soft-page-break/><text:span text:style-name="T22">believing masters, let them not despise </text:span><text:span text:style-name="T26">them</text:span><text:span text:style-name="T22">, because they are brethren; but rather do </text:span><text:span text:style-name="T26">them</text:span><text:span text:style-name="T22"> service, because they are faithful and beloved, partakers of the benefit. These things teach and exhort.</text:span></text:p>
      </text:section>
      <text:p text:style-name="P59"><text:tab/><text:span text:style-name="T6">The grace of God the Father be with you all. Amen.</text:span></text:p>
      <text:p text:style-name="P60"/>
      <text:p text:style-name="P47">The Catholic Epistle</text:p>
      <text:p text:style-name="P59">1 Peter 5:1-14</text:p>
      <text:p text:style-name="P61"><text:tab/><text:span text:style-name="T6">The Catholic Epistle from the First Epistle of our teacher Peter. His Blessing be upon us. Amen.</text:span></text:p>
      <text:section text:style-name="Sect1" text:name="Section124">
        <text:p text:style-name="P137"><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8"><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8"><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8"><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text:span><text:span text:style-name="T22">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
      <text:p text:style-name="P31">The Praxis</text:p>
      <text:p text:style-name="P59">Acts 15:6-12</text:p>
      <text:p text:style-name="P61"><text:tab/><text:span text:style-name="T6">A chapter from the Acts of our fathers the pure Apostles, who were invested with the grace of the Holy Spirit. Their blessing be with us all. Amen.</text:span></text:p>
      <text:section text:style-name="Sect1" text:name="Section125">
        <text:p text:style-name="P137"><text:span text:style-name="T50"><text:tab/></text:span><text:span text:style-name="T21">And the apostles and elders came together for to consider of this matter. And when there had been much disputing, Peter rose up, and said unto them, Men </text:span><text:span text:style-name="T26">and</text:span><text:span text:style-name="T22"> brethren, ye know how that a good while ago God made choice among us, that the Gentiles by my mouth should hear the word of the gospel, and believe. And God, which knoweth the hearts, bare them witness, giving them the Holy Ghost, even as </text:span><text:span text:style-name="T26">he did</text:span><text:span text:style-name="T22"> unto us; And put no difference between us and them, purifying their hearts by faith. Now therefore why tempt ye God, to put a yoke upon the neck of the disciples, which neither our fathers nor we were able to bear? But we believe that through the grace of the Lord Jesus Christ we shall be saved, even as they. Then all the multitude kept silence, and gave audience to Barnabas and Paul, declaring what miracles and wonders God had wrought among the Gentiles by them.</text:span></text:p>
      </text:section>
      <text:p text:style-name="P60"><text:tab/><text:span text:style-name="T6">The word of the Lord abides in this church and in every church. Amen.</text:span></text:p>
      <text:p text:style-name="P60"/>
      <text:p text:style-name="P47">The Gospel</text:p>
      <text:p text:style-name="P101">Psalm 131:7,12,13</text:p>
      <text:p text:style-name="P103"><text:tab/><text:span text:style-name="T6">A Psalm of David.</text:span></text:p>
      <text:p text:style-name="P97"><text:span text:style-name="T13"><text:tab/></text:span><text:span text:style-name="T1">Thy priests shall be clothed with righteousness: Thy saints shall rejoice for the sake of Thy servant David. I have prepared a lamp for My Anointed: And on Him My holiness shall blossom. </text:span><text:span text:style-name="T6">Alleluia.</text:span></text:p>
      <text:p text:style-name="P103"/>
      <text:p text:style-name="P59">John 1:1-17</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6">
        <text:p text:style-name="P137"><text:span text:style-name="T50"><text:tab/></text:span><text:span text:style-name="T51"> </text:span><text:span text:style-name="T23">In the beginning was the Word, and the Word was with God, and the Word was God. The same was in the beginning with God. All things were </text:span><text:span text:style-name="T23">made by him; and without him was not any thing made that was made. </text:span><text:span text:style-name="T23">In him was life; and the life was the light of men.</text:span></text:p>
        <text:p text:style-name="P138"><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text:span><text:soft-page-break/><text:span text:style-name="T22">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8"><text:span text:style-name="T22"><text:tab/>John bare witness of him, and cried, saying, This was he of whom I spake, He that cometh after me is preferred before me: for he was before me. And of his fulness have all we received, and grace for grace. </text:span><text:span text:style-name="T22">For the law was given by Moses, </text:span><text:span text:style-name="T26">but</text:span><text:span text:style-name="T22"> grace and truth came by Jesus Christ.</text:span><text:span text:style-name="T49"> </text:span><text:span text:style-name="T52">Glory be to God forever.</text:span></text:p>
      </text:section>
      <text:p text:style-name="P53"/>
      <text:p text:style-name="P57">The Twenty-Fifth Day of Athor</text:p>
      <text:p text:style-name="P74">Annual Tune</text:p>
      <text:p text:style-name="P74">St. Philopater Mercurius</text:p>
      <text:p text:style-name="P84"><text:tab/>(also Paopi 8, 25; Tobi 5; Pharamuthi 28; Pashons 25; Epip 25)</text:p>
      <text:p text:style-name="P74"/>
      <text:p text:style-name="P50">The Vespers Gospel</text:p>
      <text:p text:style-name="P98">Psalm 17:34,40</text:p>
      <text:p text:style-name="P99"><text:tab/><text:span text:style-name="T6">A Psalm of David.</text:span></text:p>
      <text:p text:style-name="P122"><text:span text:style-name="T12"><text:tab/></text:span>He teaches my hands to war: And has made my arms like a bow of bronze. Thou hast girded me with strength unto the battle: And hast subdued under me all those that rose up against me. <text:span text:style-name="T8">Alleluia.</text:span><text:span text:style-name="T13"><text:tab/></text:span></text:p>
      <text:p text:style-name="P103"/>
      <text:p text:style-name="P59">Matthew 8:5-13</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27">
        <text:p text:style-name="P137"><text:span text:style-name="T50"><text:tab/></text:span><text:span text:style-name="T22">And when Jesus was entered into Capernaum, there came unto him a centurion, beseeching him, And saying, Lord, my servant lieth at home sick of the palsy, grievously tormented. And Jesus saith unto him, </text:span><text:span text:style-name="T66">I will </text:span><text:span text:style-name="T66">come and heal him.</text:span><text:span text:style-name="T22"> The centurion answered and said, Lord, I am not worthy that thou shouldest come under my roof: but speak the word </text:span><text:span text:style-name="T22">only, and my servant shall be healed. For I am a man under authority, having soldiers under me: and I say to this </text:span><text:span text:style-name="T26">man</text:span><text:span text:style-name="T22">, Go, and he goeth; and to another, Come, and he cometh; and to my servant, Do this, and he doeth </text:span><text:span text:style-name="T26">it</text:span><text:span text:style-name="T22">. When Jesus heard </text:span><text:span text:style-name="T26">it</text:span><text:span text:style-name="T22">, he marvelled, and said to them that followed, </text:span><text:span text:style-name="T66">Verily I say unto you, I have not found so great faith, no, not in Israel.</text:span><text:span text:style-name="T22"> </text:span><text:span text:style-name="T66">And I say unto you, That many shall come from the east and west, and shall sit down </text:span><text:soft-page-break/><text:span text:style-name="T66">with Abraham, and Isaac, and Jacob, in the kingdom of heaven.</text:span><text:span text:style-name="T22"> </text:span><text:span text:style-name="T66">But the children of the kingdom shall be cast out into outer darkness: there shall be weeping and gnashing of teeth.</text:span><text:span text:style-name="T22"> </text:span><text:span text:style-name="T22">And Jesus said unto the centurion, </text:span><text:span text:style-name="T66">Go thy way; and as thou hast believed, </text:span><text:span text:style-name="T68">so</text:span><text:span text:style-name="T66"> be it done unto thee.</text:span><text:span text:style-name="T22"> And his servant was healed in the selfsame hour.</text:span><text:span text:style-name="T50"> </text:span><text:span text:style-name="T52">Glory be to God forever.</text:span></text:p>
      </text:section>
      <text:p text:style-name="P60"/>
      <text:p text:style-name="P49">The Matins Gospel</text:p>
      <text:p text:style-name="P101">Psalm 67:33,4</text:p>
      <text:p text:style-name="P103"><text:tab/><text:span text:style-name="T6">A Psalm of David.</text:span></text:p>
      <text:p text:style-name="P113"><text:tab/><text:span text:style-name="T1">Wonderful is God among His saints: God of Israel shall give power and strength to His people. But let the righteous be glad; let them rejoice before God: yea, let them be joyful in gladness. </text:span>Alleluia.</text:p>
      <text:p text:style-name="P111"/>
      <text:p text:style-name="P59">Luke 12:4-12</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28">
        <text:p text:style-name="P137"><text:span text:style-name="T52"><text:tab/></text:span><text:span text:style-name="T67">And I say unto you my friends, Be not afraid of them that kill the body, and after that have no more that they can do.</text:span><text:span text:style-name="T23"> </text:span><text:span text:style-name="T67">But I will forewarn you whom ye shall fear: Fear him, which after he hath killed hath power to cast into hell; yea, I say unto you, Fear him.</text:span><text:span text:style-name="T23"> </text:span><text:span text:style-name="T67">Are not five sparrows sold for two farthings, and not one of them is forgotten before God?</text:span><text:span text:style-name="T23"> </text:span><text:span text:style-name="T67">But even the very hairs of your head are all numbered. Fear not therefore: ye are of more value than many sparrows.</text:span><text:span text:style-name="T23"> </text:span><text:span text:style-name="T67">Also I say unto you, Whosoever shall confess me before men, him shall the Son of man also confess before the angels of God:</text:span><text:span text:style-name="T23"> </text:span><text:span text:style-name="T67">But he that denieth me before men shall be denied before the </text:span><text:span text:style-name="T67">angels of God.</text:span><text:span text:style-name="T23"> </text:span><text:span text:style-name="T67">And whosoever shall speak a word against the Son of man, it shall be forgiven him: but unto him that blasphemeth against the Holy Ghost it shall not be forgiven.</text:span><text:span text:style-name="T23"> </text:span><text:span text:style-name="T67">And when they bring you unto the synagogues, and </text:span><text:span text:style-name="T69">unto</text:span><text:span text:style-name="T67"> magistrates, and powers, take ye no thought how or what thing ye shall answer, or what ye shall say:</text:span><text:span text:style-name="T23"> </text:span><text:span text:style-name="T67">For the Holy Ghost shall </text:span><text:span text:style-name="T67">teach you in the same hour what ye ought to say.</text:span><text:span text:style-name="T51"> </text:span><text:span text:style-name="T52">Glory be to God forever.</text:span></text:p>
      </text:section>
      <text:p text:style-name="P68"/>
      <text:p text:style-name="P49">The Liturgy</text:p>
      <text:p text:style-name="P60"/>
      <text:p text:style-name="P47">The Pauline Epistle</text:p>
      <text:p text:style-name="P59">2 Corinthians 10:1-18</text:p>
      <text:p text:style-name="P61"><text:tab/><text:span text:style-name="T6">A chapter from the Second Epistle of our teacher Paul to the Corinthians. His blessing be upon us. Amen.</text:span></text:p>
      <text:section text:style-name="Sect1" text:name="Section129">
        <text:p text:style-name="P137"><text:span text:style-name="T50"><text:tab/></text:span><text:span text:style-name="T21">Now I Paul myself beseech you by the meekness and gentleness of Christ, who in presence </text:span><text:span text:style-name="T26">am</text:span><text:span text:style-name="T22"> base among you, but being absent am bold </text:span><text:soft-page-break/><text:span text:style-name="T22">toward you: But I beseech </text:span><text:span text:style-name="T26">you</text:span><text:span text:style-name="T22">, that I may not be bold when I am present with that confidence, wherewith I think to be bold against some, which think of us as if we walked according to the flesh. For though we walk in the flesh, we do not war after the flesh: (For the weapons of our warfare </text:span><text:span text:style-name="T26">are</text:span><text:span text:style-name="T22"> not carnal, but mighty through God to the pulling down of strong holds;) Casting down imaginations, and every high thing that exalteth itself against the knowledge of God, and bringing into captivity every thought to the obedience of Christ; </text:span><text:span text:style-name="T22">And having in a readiness to revenge all disobedience, when your obedience is fulfilled.</text:span></text:p>
        <text:p text:style-name="P138"><text:span text:style-name="T22"><text:tab/>Do ye look on things after the outward appearance? If any man trust to himself that he is Christ’s, let him of himself think this again, that, as he </text:span><text:span text:style-name="T26">is</text:span><text:span text:style-name="T22"> Christ’s, even so </text:span><text:span text:style-name="T26">are</text:span><text:span text:style-name="T22"> we Christ’s. For though I should boast somewhat more of our authority, which the Lord hath given us for edification, and not for your destruction, I should not be ashamed: That I may not seem as if I would terrify you by letters. For </text:span><text:span text:style-name="T26">his</text:span><text:span text:style-name="T22"> letters, say they, </text:span><text:span text:style-name="T26">are</text:span><text:span text:style-name="T22"> weighty and powerful; but </text:span><text:span text:style-name="T26">his</text:span><text:span text:style-name="T22"> bodily presence </text:span><text:span text:style-name="T26">is</text:span><text:span text:style-name="T22"> weak, and </text:span><text:span text:style-name="T26">his</text:span><text:span text:style-name="T22"> speech contemptible. </text:span><text:span text:style-name="T22">Let such an one think this, that, such as we are in word by letters when we are absent, such </text:span><text:span text:style-name="T26">will we be</text:span><text:span text:style-name="T22"> also in deed when we are present.</text:span></text:p>
        <text:p text:style-name="P138"><text:span text:style-name="T22"><text:tab/>For we dare not make ourselves of the number, or compare ourselves with some that commend themselves: but they measuring themselves by themselves, and comparing themselves among themselves, are not wise. But we will not boast of things without </text:span><text:span text:style-name="T26">our</text:span><text:span text:style-name="T22"> measure, but according to the measure of the rule which God hath distributed to us, a measure to reach even unto you. For we stretch not ourselves beyond </text:span><text:span text:style-name="T26">our measure</text:span><text:span text:style-name="T22">, as though we reached not unto you: for </text:span><text:span text:style-name="T22">we are come as far as to you also in </text:span><text:span text:style-name="T26">preaching</text:span><text:span text:style-name="T22"> the gospel of Christ: Not boasting of things without </text:span><text:span text:style-name="T26">our</text:span><text:span text:style-name="T22"> measure, </text:span><text:span text:style-name="T26">that is</text:span><text:span text:style-name="T22">, of other men’s labours; but having hope, when your faith is increased, that we shall be enlarged by you according to our rule abundantly, To preach the gospel in the </text:span><text:span text:style-name="T26">regions</text:span><text:span text:style-name="T22"> </text:span><text:span text:style-name="T22">beyond you, </text:span><text:span text:style-name="T26">and</text:span><text:span text:style-name="T22"> not to boast in another man’s line of things made ready to our hand. But he that glorieth, let him glory in the Lord. For not he that commendeth himself is </text:span><text:span text:style-name="T22">approved, but whom the Lord commendeth.</text:span></text:p>
      </text:section>
      <text:p text:style-name="P59"><text:tab/><text:span text:style-name="T6">The grace of God the Father be with you all. Amen.</text:span></text:p>
      <text:p text:style-name="P60"/>
      <text:p text:style-name="P47"/>
      <text:p text:style-name="P31">The Catholic Epistle</text:p>
      <text:p text:style-name="P59">1 Peter 4:1-18</text:p>
      <text:p text:style-name="P61"><text:tab/><text:span text:style-name="T6">The Catholic Epistle from the First Epistle of our teacher Peter. His Blessing be upon us. Amen.</text:span></text:p>
      <text:section text:style-name="Sect1" text:name="Section130">
        <text:p text:style-name="P137"><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text:span><text:span text:style-name="T22">For the time past of </text:span><text:span text:style-name="T26">our</text:span><text:span text:style-name="T22"> life may suffice us to have wrought the will of the Gentiles, when we walked in lasciviousness, lusts, excess of wine, revellings, banquetings, and abominable idolatries:</text:span></text:p>
        <text:p text:style-name="P138"><text:span text:style-name="T22"><text:tab/>Wherein they think it strange that ye run not with </text:span><text:span text:style-name="T26">them</text:span><text:span text:style-name="T22"> to the same excess of riot, speaking evil of </text:span><text:span text:style-name="T26">you</text:span><text:span text:style-name="T22">: 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8"><text:span text:style-name="T22"><text:s/><text:tab/>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26">even so</text:span><text:span text:style-name="T22"> minister the same one to another, as good stewards of the manifold grace of G</text:span><text:span text:style-name="T24">od. If any man speak, </text:span><text:span text:style-name="T27">let him speak</text:span><text:span text:style-name="T24"> as the oracles of God; if any man minister, </text:span><text:span text:style-name="T27">let him do it</text:span><text:span text:style-name="T24"> as of the ability which God giveth: that God in all things may be glorified through Jesus Christ, to whom be praise and dominion for ever and ever. Amen.</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2:25-13:12</text:p>
      <text:p text:style-name="P61"><text:tab/><text:span text:style-name="T6">A chapter from the Acts of our fathers the pure Apostles, who were invested with the grace of the Holy Spirit. Their blessing be with us all. Amen.</text:span></text:p>
      <text:section text:style-name="Sect1" text:name="Section131">
        <text:p text:style-name="P137"><text:span text:style-name="T50"><text:tab/></text:span><text:span text:style-name="T21">And Barnabas and Saul returned from Jerusalem, when they had fulfilled </text:span><text:span text:style-name="T26">their</text:span><text:span text:style-name="T22"> ministry, and took with them John, whose surname was Mark.</text:span></text:p>
        <text:p text:style-name="P138"><text:span text:style-name="T22"><text:tab/>Now there were in the church that was at Antioch certain prophets and teachers; as Barnabas, and Simeon that was called Niger, and Lucius of </text:span><text:span text:style-name="T22">Cyrene, and Manaen, which had been brought up with Herod the tetrarch, and Saul. As they ministered to the Lord, and fasted, the Holy Ghost said, </text:span><text:span text:style-name="T22">Separate me Barnabas and Saul for the work whereunto I have called them. </text:span><text:span text:style-name="T22">And when they had fasted and prayed, and laid </text:span><text:span text:style-name="T26">their</text:span><text:span text:style-name="T22"> hands on them, they sent </text:span><text:span text:style-name="T26">them</text:span><text:span text:style-name="T22"> away.</text:span></text:p>
        <text:p text:style-name="P138"><text:soft-page-break/><text:span text:style-name="T22"><text:tab/>So they, being sent forth by the Holy Ghost, departed unto Seleucia; and from thence they sailed to Cyprus. And when they were at Salamis, they preached the word of God in the synagogues of the Jews: and they had also John to </text:span><text:span text:style-name="T26">their</text:span><text:span text:style-name="T22"> minister. And when they had gone through the isle unto Paphos, they found a certain sorcerer, a false prophet, a Jew, whose name </text:span><text:span text:style-name="T26">was</text:span><text:span text:style-name="T22"> Barjesus: Which was with the deputy of the country, Sergius Paulus, a prudent man; who called for Barnabas and Saul, and desired to hear the word of God. But Elymas the sorcerer (for so is his name by interpretation) withstood them, seeking to turn away the deputy from the faith. Then Saul, (who also </text:span><text:span text:style-name="T26">is called</text:span><text:span text:style-name="T22"> Paul,) filled with the Holy Ghost, set his eyes on him, And said, O full of all subtilty and all mischief, </text:span><text:span text:style-name="T26">thou</text:span><text:span text:style-name="T22"> child of the devil, </text:span><text:span text:style-name="T26">thou</text:span><text:span text:style-name="T22"> enemy of all righteousness, wilt thou not cease to pervert the right ways of the Lord? And now, behold, the hand of the Lord </text:span><text:span text:style-name="T26">is</text:span><text:span text:style-name="T22"> upon thee, and thou shalt be blind, not seeing the sun for a season. And immediately there fell on him a mist and a darkness; and </text:span><text:span text:style-name="T22">he went about seeking some to lead him by the hand. Then the deputy, when he saw what was done, believed, being astonished at the doctrine of the Lord.</text:span></text:p>
      </text:section>
      <text:p text:style-name="P60"><text:tab/><text:span text:style-name="T6">The word of the Lord abides in this church and in every church. Amen.</text:span></text:p>
      <text:p text:style-name="P60"/>
      <text:p text:style-name="P47">The Gospel</text:p>
      <text:p text:style-name="P101">Psalm 44:3</text:p>
      <text:p text:style-name="P103"><text:tab/><text:span text:style-name="T6">A Psalm of David.</text:span></text:p>
      <text:p text:style-name="P97"><text:span text:style-name="T13"><text:tab/></text:span><text:span text:style-name="T1">Gird Thy sword upon Thy thigh, O Thou most mighty: With Thy comeliness and Thy beauty. Draw it and prosper and reign. </text:span><text:span text:style-name="T6">Alleluia.</text:span></text:p>
      <text:p text:style-name="P103"/>
      <text:p text:style-name="P59">Matthew 12:9-23</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32">
        <text:p text:style-name="P137"><text:span text:style-name="T50"><text:tab/></text:span><text:span text:style-name="T23">And when he was departed thence, he went into their synagogue: And, behold, there was a man which had </text:span><text:span text:style-name="T25">his</text:span><text:span text:style-name="T23"> hand withered. And they asked him, saying, Is it lawful to heal on the sabbath days? that they might accuse him. And he said unto them, </text:span><text:span text:style-name="T67">What man shall there be among you, that shall have one sheep, and if it fall into a pit on the sabbath day, will he </text:span><text:span text:style-name="T67">not lay hold on it, and lift </text:span><text:span text:style-name="T69">it</text:span><text:span text:style-name="T67"> out?</text:span><text:span text:style-name="T23"> </text:span><text:span text:style-name="T67">How much then is a man better than a sheep? Wherefore it is lawful to do well on the sabbath days.</text:span><text:span text:style-name="T23"> </text:span><text:span text:style-name="T23">Then saith </text:span><text:span text:style-name="T23">he to the man, </text:span><text:span text:style-name="T67">Stretch forth thine hand.</text:span><text:span text:style-name="T23"> And he stretched </text:span><text:span text:style-name="T25">it</text:span><text:span text:style-name="T23"> forth; and it was restored whole, like as the other.</text:span></text:p>
        <text:p text:style-name="P138"><text:span text:style-name="T22"><text:tab/>Then the Pharisees went out, and held a council against him, how they might destroy him. But when </text:span><text:soft-page-break/><text:span text:style-name="T22">Jesus knew </text:span><text:span text:style-name="T26">it</text:span><text:span text:style-name="T22">, he withdrew himself from thence: and great multitudes followed him, and he healed them all; And charged them that they should not make him known: That it might be fulfilled which was spoken by Esaias the prophet, saying, Behold my servant, whom I have chosen; my beloved, in whom my soul is well pleased: I will put my spirit upon him, and he shall shew judgment to the Gentiles. He shall not strive, nor cry; neither shall any man hear his voice in the streets. A bruised reed shall he not break, and smoking flax shall he not quench, till he send forth judgment unto victory. </text:span><text:span text:style-name="T22">And in his name shall the Gentiles trust.</text:span></text:p>
        <text:p text:style-name="P138"><text:span text:style-name="T22"><text:tab/>Then was brought unto him one possessed with a devil, blind, and dumb: and he healed him, insomuch that the blind and dumb both spake and saw. And all the people were amazed, and said, Is not this the son of David?</text:span><text:span text:style-name="T51"> </text:span><text:span text:style-name="T52">Glory be to God forever.</text:span></text:p>
      </text:section>
      <text:p text:style-name="P125"/>
      <text:p text:style-name="P134">The Twenty-Sixth Day of Athor</text:p>
      <text:p text:style-name="P101">Annual Tune</text:p>
      <text:p text:style-name="P107">Sts. Valerian and Tiburcius, the martyrs</text:p>
      <text:p text:style-name="P101">St. Gregory of Nyssa</text:p>
      <text:p text:style-name="P101"/>
      <text:p text:style-name="P127"><text:tab/>See the Twenty-Second Day of Athor.</text:p>
      <text:p text:style-name="P128"/>
      <text:p text:style-name="P57">The Twenty-Seventh Day of Athor</text:p>
      <text:p text:style-name="P74">Annural Tune</text:p>
      <text:p text:style-name="P75">St. James the Persian, the martyr</text:p>
      <text:p text:style-name="P74">The consecrationof the Church of St. Victor the martyr</text:p>
      <text:p text:style-name="P74"/>
      <text:p text:style-name="P50">The Vespers Gospel</text:p>
      <text:p text:style-name="P98">Psalm 45:1,7</text:p>
      <text:p text:style-name="P99"><text:tab/><text:span text:style-name="T6">A Psalm of David.</text:span></text:p>
      <text:p text:style-name="P97"><text:span text:style-name="T76"><text:tab/></text:span><text:span text:style-name="T4">Our God is our refuge and our strength: He is our helper in our afflictions which have befallen us exceedingly. The Lord, the God of powers is with us; our protector is the God of Jacob. </text:span><text:span text:style-name="T6">Alleluia.</text:span></text:p>
      <text:p text:style-name="P103"/>
      <text:p text:style-name="P59">Mark 1:16-22</text:p>
      <text:p text:style-name="P6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33">
        <text:p text:style-name="P137"><text:span text:style-name="T50"><text:tab/></text:span><text:span text:style-name="T22">Now as he walked by the sea of Galilee, he saw Simon and Andrew his brother casting a net into the sea: for they were fishers. And Jesus said unto them, </text:span><text:span text:style-name="T66">Come ye after me, and I will make you to become fishers of men.</text:span><text:span text:style-name="T22"> </text:span><text:soft-page-break/><text:span text:style-name="T22">And straightway they forsook their nets, and followed him. And when he had gone a little further thence, he saw James the </text:span><text:span text:style-name="T26">son</text:span><text:span text:style-name="T22"> of Zebedee, and John his brother, who also were in the ship mending their nets. And straightway he called them: and they left their father Zebedee in the ship with the hired servants, and went after him. And they went into Capernaum; and straightway on the sabbath day he entered into the synagogue, and taught. </text:span><text:span text:style-name="T22">And they were astonished at his doctrine: for he taught them as one that had authority, and not as the scribes.</text:span><text:span text:style-name="T50"> </text:span><text:span text:style-name="T52">Glory be to God forever.</text:span></text:p>
      </text:section>
      <text:p text:style-name="P60"/>
      <text:p text:style-name="P49">The Matins Gospel</text:p>
      <text:p text:style-name="P101">Psalm 145:1,4</text:p>
      <text:p text:style-name="P103"><text:tab/><text:span text:style-name="T6">A Psalm of David.</text:span></text:p>
      <text:p text:style-name="P135"><text:span text:style-name="T10"><text:tab/></text:span><text:span text:style-name="T1">Praise the Lord, O my soul: I will praise the Lord all my life. Blessed is he, whose help is the God of Jacob: Whose hope is in the Lord his God. </text:span><text:span text:style-name="T8">Alleluia.</text:span></text:p>
      <text:p text:style-name="P111"/>
      <text:p text:style-name="P59">Matthew 4:18-22</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34">
        <text:p text:style-name="P137"><text:span text:style-name="T52"><text:tab/></text:span><text:span text:style-name="T23">And Jesus, walking by the sea of Galilee, saw two brethren, Simon called Peter, and Andrew his brother, casting a net into the sea: for they </text:span><text:span text:style-name="T23">were fishers. And he saith unto them, </text:span><text:span text:style-name="T67">Follow me, and I will make you fishers of men</text:span><text:span text:style-name="T23">. And they straightway left </text:span><text:span text:style-name="T25">their</text:span><text:span text:style-name="T23"> nets, and followed him. And going on from thence, he saw other two brethren, James </text:span><text:span text:style-name="T25">the son</text:span><text:span text:style-name="T23"> of Zebedee, and John his brother, in a ship with Zebedee their father, mending their nets; and he called them. And they immediately left the ship and their father, and followed him.</text:span><text:span text:style-name="T51"> </text:span><text:span text:style-name="T52">Glory be to God forever.</text:span></text:p>
      </text:section>
      <text:p text:style-name="P68"/>
      <text:p text:style-name="P49">The Liturgy</text:p>
      <text:p text:style-name="P60"/>
      <text:p text:style-name="P47">The Pauline Epistle</text:p>
      <text:p text:style-name="P59">Galatians 1:1-19</text:p>
      <text:p text:style-name="P61"><text:tab/><text:span text:style-name="T6">A chapter from the Epistle of our teacher Paul to the Galatians. His blessing be upon us. Amen.</text:span></text:p>
      <text:section text:style-name="Sect1" text:name="Section135">
        <text:p text:style-name="P137"><text:span text:style-name="T50"><text:tab/></text:span><text:span text:style-name="T21">Paul, an apostle, (not of men, neither by man, but by Jesus Christ, and God the Father, who raised him from the dead;) And all the brethren </text:span><text:span text:style-name="T21">which are with me, unto the churches of Galatia: Grace </text:span><text:span text:style-name="T26">be</text:span><text:span text:style-name="T22"> to you and peace from God the Father, and </text:span><text:span text:style-name="T26">from</text:span><text:span text:style-name="T22"> our Lord Jesus Christ, Who gave himself </text:span><text:span text:style-name="T22">for our sins, that he might deliver us from this present evil world, according to the will of God and our Father: </text:span><text:span text:style-name="T22">To whom </text:span><text:span text:style-name="T26">be</text:span><text:span text:style-name="T22"> glory for ever and ever. Amen.</text:span></text:p>
        <text:p text:style-name="P138"><text:soft-page-break/><text:span text:style-name="T22"><text:tab/>I marvel that ye are so soon removed from him that called you into the grace of Christ unto another gospel: Which is not another; but there be some that trouble you, and would pervert the gospel of Christ. But though we, or an angel from heaven, preach any other gospel unto you than that which we have preached unto you, let him be accursed. </text:span><text:span text:style-name="T22">As we said before, so say I now again, If any </text:span><text:span text:style-name="T26">man</text:span><text:span text:style-name="T22"> preach any other gospel unto you than that ye have received, let him be accursed.</text:span></text:p>
        <text:p text:style-name="P138"><text:span text:style-name="T22"><text:tab/>For do I now persuade men, or God? or do I seek to please men? for if I yet pleased men, I should not be the servant of Christ. But I certify you, brethren, that the gospel which was preached of me is not after man. For I neither received it of man, neither was I taught </text:span><text:span text:style-name="T26">it</text:span><text:span text:style-name="T22">, but by the revelation of Jesus Christ. For ye have heard of my conversation in time past in the Jews’ religion, how that beyond measure I persecuted the church of God, and wasted it: And profited in the Jews’ religion above many my equals in mine own nation, being more exceed</text:span><text:span text:style-name="T22">ingly zealous of the traditions of my fathers. But when it pleased God, who separated me from my mother’s womb, and called </text:span><text:span text:style-name="T26">me</text:span><text:span text:style-name="T22"> by his grace, To reveal his Son in me, that I might preach him among the heathen; immediately I conferred not with flesh and blood: Neither went I up to Jerusalem to them which were apostles before </text:span><text:span text:style-name="T22">me; but I went into Arabia, and returned again unto Damascus. Then after three years I went up to Jerusalem to see Peter, and abode with him fifteen days. </text:span><text:span text:style-name="T22">But other of the apostles saw I none, save James the Lord’s brother.</text:span></text:p>
      </text:section>
      <text:p text:style-name="P59"><text:tab/><text:span text:style-name="T6">The grace of God the Father be with you all. Amen.</text:span></text:p>
      <text:p text:style-name="P60"/>
      <text:p text:style-name="P47">The Catholic Epistle</text:p>
      <text:p text:style-name="P59">James 1:1-12</text:p>
      <text:p text:style-name="P61"><text:tab/><text:span text:style-name="T6">The Catholic Epistle from the Epistle of our teacher James. His Blessing be upon us. Amen.</text:span></text:p>
      <text:section text:style-name="Sect1" text:name="Section136">
        <text:p text:style-name="P66"><text:span text:style-name="T13"><text:tab/></text:span><text:span text:style-name="T21">James, a servant of God and of the Lord Jesus Christ, to the twelve tribes which are scattered abroad, greeting.</text:span></text:p>
        <text:p text:style-name="P138"><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text:span><text:span text:style-name="T22">liberally, and upbraideth not; and it shall be given him. But let him ask in faith, nothing wavering. For he that wavereth is like a wave of the sea </text:span><text:span text:style-name="T22">driven with the wind and tossed. For let not that man think that he shall receive any thing of the Lord. A double minded man </text:span><text:span text:style-name="T26">is</text:span><text:span text:style-name="T22"> unstable in all </text:span><text:soft-page-break/><text:span text:style-name="T22">his ways. Let the brother of low degree rejoice in that he is exalted: But the rich, in that he is made low: because as the flower of the grass he shall pass away. For the sun is no sooner risen with a burning heat, but it withereth the grass, and the flower thereof falleth, and the grace of the fashion of it perisheth: so also shall the rich man fade away in his ways. Blessed </text:span><text:span text:style-name="T26">is</text:span><text:span text:style-name="T22"> the man that endureth temptation: for when he is tried, he shall receive the crown of life, which the Lord hath promised to them that love him.</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5:13-21</text:p>
      <text:p text:style-name="P61"><text:tab/><text:span text:style-name="T6">A chapter from the Acts of our fathers the pure Apostles, who were invested with the grace of the Holy Spirit. Their blessing be with us all. Amen.</text:span></text:p>
      <text:section text:style-name="Sect1" text:name="Section137">
        <text:p text:style-name="P137"><text:span text:style-name="T50"><text:tab/></text:span><text:span text:style-name="T21">And after they had held their peace, James answered, saying, Men </text:span><text:span text:style-name="T26">and</text:span><text:span text:style-name="T22"> brethren, hearken unto me: Simeon hath declared how God at the </text:span><text:span text:style-name="T22">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text:span><text:span text:style-name="T22">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For Moses of old time hath in every city them that preach him, being read in the synagogues every sabbath day.</text:span></text:p>
      </text:section>
      <text:p text:style-name="P60"><text:tab/><text:span text:style-name="T6">The word of the Lord abides in this church and in every church. Amen.</text:span></text:p>
      <text:p text:style-name="P60"/>
      <text:p text:style-name="P47">The Gospel</text:p>
      <text:p text:style-name="P101">Psalm 77:5,134:5</text:p>
      <text:p text:style-name="P103"><text:tab/><text:span text:style-name="T6">A Psalm of David.</text:span></text:p>
      <text:p text:style-name="P97"><text:span text:style-name="T1"><text:tab/>For He established a testimony in Jacob: And appointed a law in Israel. For I know that the LORD is great: And that our Lord is above all gods. </text:span><text:span text:style-name="T6">Alleluia.</text:span></text:p>
      <text:p text:style-name="P103"/>
      <text:p text:style-name="P59"/>
      <text:p text:style-name="P32">Mark 10:35-45</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38">
        <text:p text:style-name="P137"><text:span text:style-name="T50"><text:tab/></text:span><text:span text:style-name="T23">And James and John, the sons of Zebedee, come unto him, saying, Master, we would that thou shouldest do for us whatsoever we shall desire. And he said unto them, </text:span><text:span text:style-name="T67">What would ye that I should do for you?</text:span><text:span text:style-name="T23"> They said unto him, Grant unto us that we may sit, one on thy right hand, and the other on thy left hand, in thy glory. But Jesus said unto them, </text:span><text:span text:style-name="T67">Ye know not what ye ask: can ye drink of the cup that I drink of? and be baptized with the baptism that I am baptized with?</text:span><text:span text:style-name="T23"> And they said unto him, We can. And Jesus said unto them, </text:span><text:span text:style-name="T67">Ye shall indeed drink of the cup that I drink of; and with the baptism that I am baptized withal shall ye be baptized:</text:span><text:span text:style-name="T23"> </text:span><text:span text:style-name="T67">But to sit on my right hand and on my left hand is not mine to give; but </text:span><text:span text:style-name="T69">it shall be given to them</text:span><text:span text:style-name="T67"> for whom it is prepared.</text:span><text:span text:style-name="T23"> And when the ten heard </text:span><text:span text:style-name="T25">it</text:span><text:span text:style-name="T23">, they began to be much displeased with James and John. But Jesus called them </text:span><text:span text:style-name="T25">to him</text:span><text:span text:style-name="T23">, and saith unto them, </text:span><text:span text:style-name="T67">Ye know that they which are accounted to rule over the Gentiles exercise lordship over them; and their great ones exercise authority upon them.</text:span><text:span text:style-name="T23"> </text:span><text:span text:style-name="T67">But so shall it not be among you: but whosoever will be </text:span><text:span text:style-name="T67">great among you, shall be your minister:</text:span><text:span text:style-name="T23"> </text:span><text:span text:style-name="T67">And whosoever of you will be the chiefest, shall be servant of all.</text:span><text:span text:style-name="T23"> </text:span><text:span text:style-name="T67">For even the Son of man came not to be ministered unto, but to minister, and to give his life a ransom for many.</text:span><text:span text:style-name="T49"> </text:span><text:span text:style-name="T52">Glory be to God forever.</text:span></text:p>
      </text:section>
      <text:p text:style-name="P47"/>
      <text:p text:style-name="P57">The Twenty-Eighth Day of Athor</text:p>
      <text:p text:style-name="P74">Annual Tune</text:p>
      <text:p text:style-name="P75">St. Sarapamon the Bishop of Nokiu and the matyr</text:p>
      <text:p text:style-name="P83"><text:tab/>(also Thoout 9; Paopi 23; Athor 4, 14, 23; Koiak 10, 19, 27; Tobi 18, 23; Meshir 22, 24; Phamenoth 2, 5, 17; Pharamuthi 19; Pashons 11, 17, 27; Paoni 3, 14; Epip 10, 13; Mesoir 11, 24; Little Month 5)</text:p>
      <text:p text:style-name="P83"/>
      <text:p text:style-name="P50">The Vespers Gospel</text:p>
      <text:p text:style-name="P98">Psalm 88:14,15</text:p>
      <text:p text:style-name="P99"><text:tab/><text:span text:style-name="T6">A Psalm of David.</text:span></text:p>
      <text:p text:style-name="P97"><text:tab/><text:span text:style-name="T1">I have exalted one chosen out of my people: I have found David my servant; with holy oil have I anointed him: For my hand shall support him. </text:span><text:span text:style-name="T6">Alleluia.</text:span></text:p>
      <text:p text:style-name="P129"><text:tab/></text:p>
      <text:p text:style-name="P59"/>
      <text:p text:style-name="P32">Matthew 10:34-42</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39">
        <text:p text:style-name="P137"><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a prophet shall receive a prophet’s reward; and he that 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60"/>
      <text:p text:style-name="P49">The Matins Gospel</text:p>
      <text:p text:style-name="P101">Psalm 131:7,12,13</text:p>
      <text:p text:style-name="P103"><text:tab/><text:span text:style-name="T6">A Psalm of David.</text:span></text:p>
      <text:p text:style-name="P113"><text:tab/><text:span text:style-name="T1">Thy priests shall be clothed with righteousness: Thy saints shall rejoice for the sake of Thy servant David. I have prepared a lamp for My Anointed: And on Him my holiness shall blossom. </text:span>Alleluia.</text:p>
      <text:p text:style-name="P111"/>
      <text:p text:style-name="P59">Luke 6:17-23</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0">
        <text:p text:style-name="P137"><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8"><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text:span><text:soft-page-break/><text:span text:style-name="T66">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text:span><text:span text:style-name="T66">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8"/>
      <text:p text:style-name="P49">The Liturgy</text:p>
      <text:p text:style-name="P60"/>
      <text:p text:style-name="P47">The Pauline Epistle</text:p>
      <text:p text:style-name="P59">Hebrews 7:18-8:13</text:p>
      <text:p text:style-name="P61"><text:tab/><text:span text:style-name="T6">A chapter from the Epistle of our teacher Paul to the Hebrews. His blessing be upon us. Amen.</text:span></text:p>
      <text:section text:style-name="Sect1" text:name="Section141">
        <text:p text:style-name="P137"><text:span text:style-name="T50"><text:tab/></text:span><text:span text:style-name="T21">For there is verily a disannulling of the commandment going before for the weakness and unprofitableness thereof. For the law made nothing perfect, but the bringing in of a better hope </text:span><text:span text:style-name="T26">did</text:span><text:span text:style-name="T22">; by the which we draw nigh unto God. And inasmuch as not without an oath </text:span><text:span text:style-name="T26">he was made priest</text:span><text:span text:style-name="T22">: (For those priests were made without an oath; but this with an oath by him that said unto him, The Lord sware and will not repent, Thou </text:span><text:span text:style-name="T26">art</text:span><text:span text:style-name="T22"> a priest for ever after the order of Melchisedec:) By so much was Jesus made a surety of a better testament. And they truly were many priests, because they were not suffered to continue by reason of death: But this </text:span><text:span text:style-name="T26">man</text:span><text:span text:style-name="T22">, because he continueth ever, hath an unchangeable priesthood. Wherefore he is able also to save them to the uttermost that come unto God by him, </text:span><text:span text:style-name="T22">seeing he ever liveth to make intercession for them. For such an high priest became us, </text:span><text:span text:style-name="T26">who is</text:span><text:span text:style-name="T22"> holy, harmless, undefiled, separate from sinners, and made higher than the heavens; Who needeth not daily, as those high priests, to offer up sacrifice, first for his own sins, and then for the people’s: for this he did once, when he offered up himself. </text:span><text:span text:style-name="T22">For the law </text:span><text:span text:style-name="T22">maketh men high priests which have infirmity; but the word of the oath, which was since the law, </text:span><text:span text:style-name="T26">maketh</text:span><text:span text:style-name="T22"> the Son, who is consecrated for evermore.</text:span></text:p>
        <text:p text:style-name="P138"><text:span text:style-name="T22"><text:tab/>Now of the things which we have spoken </text:span><text:span text:style-name="T26">this is</text:span><text:span text:style-name="T22"> the sum: We have such an high priest, who is set on the right hand of the throne of the Majesty in the heavens; A minister of the sanctuary, and of the true tabernacle, which the Lord pitched, and not man. For every high priest is ordained to offer gifts and sacrifices: wherefore </text:span><text:span text:style-name="T26">it is</text:span><text:span text:style-name="T22"> of necessity that this man have somewhat also to offer. For if he were on earth, he should not be a priest, seeing that there are priests that offer gifts according to the law: </text:span><text:span text:style-name="T22">Who serve unto the example and shadow of heavenly things, as Moses was admonished of God when he was about to make the tabernacle: for, See, </text:span><text:soft-page-break/><text:span text:style-name="T22">saith he, </text:span><text:span text:style-name="T26">that</text:span><text:span text:style-name="T22"> thou make all things according to the pattern shewed to thee in the mount.</text:span></text:p>
        <text:p text:style-name="P138"><text:span text:style-name="T22"><text:tab/>But now hath he obtained a more excellent ministry, by how much also he is the mediator of a better </text:span><text:span text:style-name="T22">cov</text:span><text:span text:style-name="T22">enant, which was established upon better promises. For if that first </text:span><text:span text:style-name="T26">covenant</text:span><text:span text:style-name="T22"> had been faultless, then should no place have been sought for the second. For finding fault with them, he saith, Behold, the days come, saith the Lord, when I will make a new covenant with the house of Israel and with the house of Judah: Not according to the covenant that I made with their fathers in the day when I took them by the hand to lead them out of the land of Egypt; because they continued not in my covenant, and I regarded them not, saith the Lord. For this </text:span><text:span text:style-name="T26">is</text:span><text:span text:style-name="T22"> the covenant that I will make with the house of Israel after those days, saith the Lord; I will put my laws into their mind, and write them in their hearts: and I will be to them a God, and they shall be to me a people: And they shall not teach every man his neighbour, and every man his brother, saying, Know the Lord: for all shall know me, from the least to the greatest. For I will be merciful to their unrighteousness, and their sins and their iniquities will I remember no more. </text:span><text:span text:style-name="T22">In that he saith, A new </text:span><text:span text:style-name="T26">covenant</text:span><text:span text:style-name="T22">, he hath made the first old. Now that which decayeth and waxeth old </text:span><text:span text:style-name="T26">is</text:span><text:span text:style-name="T22"> ready to vanish away.</text:span></text:p>
        <text:p text:style-name="P61"/>
      </text:section>
      <text:p text:style-name="P59"><text:tab/><text:span text:style-name="T6">The grace of God the Father be with you all. Amen.</text:span></text:p>
      <text:p text:style-name="P60"/>
      <text:p text:style-name="P47">The Catholic Epistle</text:p>
      <text:p text:style-name="P59">3 John 1:1-15</text:p>
      <text:p text:style-name="P61"><text:tab/><text:span text:style-name="T6">The Catholic Epistle from the Third Epistle of our teacher John. His Blessing be upon us. Amen.</text:span></text:p>
      <text:section text:style-name="Sect1" text:name="Section142">
        <text:p text:style-name="P137"><text:span text:style-name="T50"><text:tab/></text:span><text:span text:style-name="T21">The elder unto the wellbeloved Gaius, whom I love in the truth. </text:span><text:span text:style-name="T21">Beloved, I wish above all things that thou mayest prosper and be in health, even as thy soul prospereth.</text:span></text:p>
        <text:p text:style-name="P138"><text:span text:style-name="T21"><text:tab/>For I rejoiced greatly, when the brethren came and testified of the truth that is in thee, even as thou walkest in the truth. I have no greater joy than to hear that my children walk in truth. Beloved, thou doest faithfully whatsoever thou doest to the brethren, and to strangers; Which have borne witness of thy charity before the church: whom if thou bring forward on their journey after a godly sort, thou shalt do well: Because that for his name’s sake they went forth, taking nothing of the Gentiles. </text:span><text:span text:style-name="T21">We therefore ought to receive such, that we might be fellowhelpers to the truth.</text:span></text:p>
        <text:p text:style-name="P138"><text:span text:style-name="T21"><text:tab/>I wrote unto the church: but Diotrephes, who loveth to have the preeminence among them, receiveth us not. Wherefore, if I come, I will remember his deeds which he doeth, prating against us with malicious words: and not content therewith, </text:span><text:soft-page-break/><text:span text:style-name="T21">neither doth he himself receive the brethren, and forbiddeth them that would, and casteth </text:span><text:span text:style-name="T26">them</text:span><text:span text:style-name="T22"> out of the church. </text:span><text:span text:style-name="T22">Beloved, follow not that which is evil, but that which is good. He that </text:span><text:span text:style-name="T22">doeth good is of God: but he that doeth evil hath not seen God.</text:span></text:p>
        <text:p text:style-name="P138"><text:span text:style-name="T22"><text:tab/>Demetrius hath good report of all </text:span><text:span text:style-name="T26">men</text:span><text:span text:style-name="T22">, and of the truth itself: yea, and we </text:span><text:span text:style-name="T26">also</text:span><text:span text:style-name="T22"> bear record; and ye know that our record is true. I had many things to write, but I will not with ink and pen write unto thee: But I trust I shall shortly see thee, and we shall speak face to face. Peace </text:span><text:span text:style-name="T26">be</text:span><text:span text:style-name="T22"> to thee. </text:span><text:span text:style-name="T26">Our</text:span><text:span text:style-name="T22"> friends salute thee. Greet the friends by name.</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5:36-16:5</text:p>
      <text:p text:style-name="P61"><text:tab/><text:span text:style-name="T6">A chapter from the Acts of our fathers the pure Apostles, who were invested with the grace of the Holy Spirit. Their blessing be with us all. Amen.</text:span></text:p>
      <text:section text:style-name="Sect1" text:name="Section143">
        <text:p text:style-name="P137"><text:span text:style-name="T50"><text:tab/></text:span><text:span text:style-name="T21">And some days after Paul said unto Barnabas, Let us go again and visit our brethren in every city where we have preached the word of the Lord, </text:span><text:span text:style-name="T26">and see</text:span><text:span text:style-name="T22"> how they do. And Barnabas determined to take with them John, whose surname was Mark. But Paul thought not good to take him with them, who departed from them from Pamphylia, and went not with them to the work. And the contention was so sharp between them, that they </text:span><text:span text:style-name="T22">departed asunder one from the other: and so Barnabas took Mark, and sailed unto Cyprus; And Paul chose Silas, and departed, being recommended by the brethren unto the grace of God. </text:span><text:span text:style-name="T22">And he went through Syria and Cilicia, confirming the churches.</text:span></text:p>
        <text:p text:style-name="P138"><text:span text:style-name="T22"><text:tab/>Then came he to Derbe and Lystra: and, behold, a certain disciple was there, named Timotheus, the son of a </text:span><text:span text:style-name="T22">certain woman, which was a Jewess, and believed; but his father </text:span><text:span text:style-name="T26">was</text:span><text:span text:style-name="T22"> a Greek: Which was well reported of by the brethren that were at Lystra and Iconium. Him would Paul have to go forth with him; and took and circumcised him because of the Jews which were in those quarters: for they knew all that his father was a Greek. And as they went through the cities, they delivered them the decrees for to keep, that were ordained of the apostles and elders which were at Jerusalem. And so were the churches established in the faith, and increased in number daily.</text:span></text:p>
      </text:section>
      <text:p text:style-name="P60"><text:tab/><text:span text:style-name="T6">The word of the Lord abides in this church and in every church. Amen.</text:span></text:p>
      <text:p text:style-name="P60"/>
      <text:p text:style-name="P47"/>
      <text:p text:style-name="P31">The Gospel</text:p>
      <text:p text:style-name="P101">Psalm 98:5,6</text:p>
      <text:p text:style-name="P103"><text:tab/><text:span text:style-name="T6">A Psalm of David.</text:span></text:p>
      <text:p text:style-name="P135"><text:span text:style-name="T11"><text:tab/></text:span><text:span text:style-name="T1">Moses and Aaron among his priests, and Samuel among them that call upon His Name; they prayed to the LORD, and He heard them, in a pillar of cloud He spoke to them. </text:span><text:span text:style-name="T8">Alleluia.</text:span></text:p>
      <text:p text:style-name="P104"/>
      <text:p text:style-name="P59">John 16:20-33</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44">
        <text:p text:style-name="P137"><text:span text:style-name="T50"><text:tab/></text:span><text:span text:style-name="T67">Verily, verily, I say unto you, That ye shall weep and lament, but the world shall rejoice: and ye shall be sorrowful, but your sorrow shall be turned into joy.</text:span><text:span text:style-name="T23"> </text:span><text:span text:style-name="T67">A woman when she is in travail hath sorrow, because her hour is come: but as soon as she is delivered of the child, she remembereth no more the anguish, for joy that a man is born into the world.</text:span><text:span text:style-name="T23"> </text:span><text:span text:style-name="T67">And ye now therefore have sorrow: but I will see you again, and your heart shall rejoice, and your joy no man taketh from you.</text:span></text:p>
        <text:p text:style-name="P138"><text:span text:style-name="T21"><text:tab/></text:span><text:span text:style-name="T65">And in that day ye shall ask me nothing. Verily, verily, I say unto you, Whatsoever ye shall ask the Father in my name, he will give </text:span><text:span text:style-name="T68">it</text:span><text:span text:style-name="T66"> you.</text:span><text:span text:style-name="T22"> </text:span><text:span text:style-name="T66">Hitherto have ye asked nothing in my name: ask, and ye shall receive, that your joy may be full.</text:span><text:span text:style-name="T22"> </text:span><text:span text:style-name="T66">These things have I spoken unto you in proverbs: but the time cometh, when I shall no more speak unto you in proverbs, but I shall shew you plainly of the Father.</text:span><text:span text:style-name="T22"> </text:span><text:span text:style-name="T66">At that </text:span><text:span text:style-name="T66">day ye shall ask in my name: and I say not unto you, that I will pray the Father for you:</text:span><text:span text:style-name="T22"> </text:span><text:span text:style-name="T66">For the Father himself loveth you, because ye have loved me, and have believed that I came out from God.</text:span></text:p>
        <text:p text:style-name="P138"><text:span text:style-name="T22"><text:tab/></text:span><text:span text:style-name="T66">I came forth from the Father, and am come into the world: again, I leave the world, and go to the Father.</text:span><text:span text:style-name="T22"> His disciples said unto him, Lo, now speakest thou plainly, and speakest no </text:span><text:span text:style-name="T22">proverb. Now are we sure that thou knowest all things, and needest not that any man should ask thee: by this we believe that thou camest forth from God. Jesus answered them, </text:span><text:span text:style-name="T66">Do ye now believe?</text:span><text:span text:style-name="T22"> </text:span><text:span text:style-name="T66">Behold, the hour cometh, yea, is now come, that ye shall be scattered, every man to his own, and shall leave me alone: and yet I am not alone, because the Father is with me.</text:span><text:span text:style-name="T22"> </text:span><text:span text:style-name="T66">These things I have spoken unto you, that in me ye might have peace. In the world ye shall have tribulation: but be of good cheer; I have overcome the world.</text:span><text:span text:style-name="T49"> </text:span><text:span text:style-name="T52">Glory be to God forever.</text:span></text:p>
      </text:section>
      <text:p text:style-name="P53"/>
      <text:p text:style-name="P57"><text:soft-page-break/>The Twenty-Ninth Day of Athor</text:p>
      <text:p text:style-name="P101">Annual Tune on weekdays, Joyful tune on Sundays</text:p>
      <text:p text:style-name="P87">Commemoration of the Annunciation, Nativity and the Ressurection if falling on a Sunday</text:p>
      <text:p text:style-name="P89">St. Peter the High Priest and the Seal of the Martyrs</text:p>
      <text:p text:style-name="P90">St. Celement, the bishop of Rome and the martyr</text:p>
      <text:p text:style-name="P88"><text:tab/>(also Paopi 16, 18; Athor 2; Meshir 11, 20; Phamenoth 3, 12, 16, 20, 24; Pharamuthi 14, 22; Pashons 4; Paoni 18)</text:p>
      <text:p text:style-name="P88"/>
      <text:p text:style-name="P50">The Vespers Gospel</text:p>
      <text:p text:style-name="P98">Psalm 88:18,21</text:p>
      <text:p text:style-name="P99"><text:tab/><text:span text:style-name="T6">A Psalm of David.</text:span></text:p>
      <text:p text:style-name="P97"><text:tab/><text:span text:style-name="T4">I shall establish His seed for ever: And His Throne as the sun before me. His seed shall endure forever, and His Throne as the days of heaven. </text:span><text:span text:style-name="T6">Alleluia.</text:span></text:p>
      <text:p text:style-name="P103"/>
      <text:p text:style-name="P59">Luke 9:18-27</text:p>
      <text:p text:style-name="P6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45">
        <text:p text:style-name="P137"><text:span text:style-name="T50"><text:tab/></text:span><text:span text:style-name="T22">And it came to pass, as he was alone praying, his disciples were with him: and he asked them, saying, </text:span><text:span text:style-name="T66">Whom say the people that I am?</text:span><text:span text:style-name="T22"> They answering said, John the Baptist; but some </text:span><text:span text:style-name="T26">say</text:span><text:span text:style-name="T22">, Elias; and others </text:span><text:span text:style-name="T26">say</text:span><text:span text:style-name="T22">, that one of the old prophets is risen again. He said unto them, </text:span><text:span text:style-name="T66">But whom say ye that I am?</text:span><text:span text:style-name="T22"> Peter answering said, The Christ of God. And he straitly charged them, and commanded </text:span><text:span text:style-name="T26">them</text:span><text:span text:style-name="T22"> to tell no man that thing; Saying, </text:span><text:span text:style-name="T66">The Son of man must suffer many things, and be rejected of the elders and chief priests and scribes, and be slain, and be raised the third day.</text:span><text:span text:style-name="T22"> And he said to </text:span><text:span text:style-name="T26">them</text:span><text:span text:style-name="T22"> all, </text:span><text:span text:style-name="T66">If any </text:span><text:span text:style-name="T68">man</text:span><text:span text:style-name="T66"> will come after me, let him deny himself, and take up his </text:span><text:span text:style-name="T66">cross daily, and follow me.</text:span><text:span text:style-name="T22"> </text:span><text:span text:style-name="T66">For whosoever will save his life shall lose it: but whosoever will lose his life for my sake, the same shall save it.</text:span><text:span text:style-name="T22"> </text:span><text:span text:style-name="T66">For what is a man advantaged, if he gain the whole world, and lose himself, or be cast away?</text:span><text:span text:style-name="T22"> </text:span><text:span text:style-name="T66">For whosoever shall be ashamed of me and of my words, of </text:span><text:span text:style-name="T66">him shall the Son of man be ashamed, when he shall come in his own glory, and </text:span><text:span text:style-name="T68">in his</text:span><text:span text:style-name="T66"> Father’s, and of the holy angels.</text:span><text:span text:style-name="T22"> </text:span><text:span text:style-name="T66">But I tell you of a truth, there be some standing here, which shall not taste of death, till they see the kingdom of God.</text:span><text:span text:style-name="T50"> </text:span><text:span text:style-name="T52">Glory be to God forever.</text:span></text:p>
      </text:section>
      <text:p text:style-name="P60"/>
      <text:p text:style-name="P49"/>
      <text:p text:style-name="P30">The Matins Gospel</text:p>
      <text:p text:style-name="P101">Psalm 106:23,31</text:p>
      <text:p text:style-name="P103"><text:tab/><text:span text:style-name="T6">A Psalm of David.</text:span></text:p>
      <text:p text:style-name="P135"><text:span text:style-name="T8"><text:tab/></text:span><text:span text:style-name="T1">Let them exalt Him in the church of His people: And praise Him in the seat of the elders. For He has made His families like a flock of sheep: That the upright may see and rejoice. </text:span><text:span text:style-name="T8">Alleluia.</text:span></text:p>
      <text:p text:style-name="P111"/>
      <text:p text:style-name="P59">Mark 8:22-29</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46">
        <text:p text:style-name="P137"><text:span text:style-name="T52"><text:tab/></text:span><text:span text:style-name="T23">And he cometh to Bethsaida; and they bring a blind man unto him, and besought him to touch him. And he took the blind man by the hand, and led him out of the town; and when he had spit on his eyes, and put his hands upon him, he asked him if he saw ought. And he looked up, and said, I see men as trees, walking. After that he put </text:span><text:span text:style-name="T25">his</text:span><text:span text:style-name="T23"> hands again upon his eyes, and made him look up: and he was restored, and saw every man clearly. </text:span><text:span text:style-name="T23">And he sent him away to his house, saying, </text:span><text:span text:style-name="T67">Neither go into the town, nor tell </text:span><text:span text:style-name="T69">it</text:span><text:span text:style-name="T67"> to any in the town.</text:span></text:p>
        <text:p text:style-name="P138"><text:span text:style-name="T22"><text:tab/>And Jesus went out, and his disciples, into the towns of Caesarea Philippi: and by the way he asked his disciples, saying unto them, </text:span><text:span text:style-name="T66">Whom do men say that I am?</text:span><text:span text:style-name="T22"> And they answered, John the Baptist: but some </text:span><text:span text:style-name="T26">say</text:span><text:span text:style-name="T22">, Elias; and others, One of the prophets. </text:span><text:span text:style-name="T22">And he saith unto them, </text:span><text:span text:style-name="T66">But whom say ye that I am?</text:span><text:span text:style-name="T22"> And Peter answereth and saith unto him, Thou art the Christ.</text:span><text:span text:style-name="T51"> </text:span><text:span text:style-name="T52">Glory be to God forever.</text:span></text:p>
      </text:section>
      <text:p text:style-name="P68"/>
      <text:p text:style-name="P49">The Liturgy</text:p>
      <text:p text:style-name="P60"/>
      <text:p text:style-name="P47">The Pauline Epistle</text:p>
      <text:p text:style-name="P59">Hebrews 4:14-5:14</text:p>
      <text:p text:style-name="P61"><text:tab/><text:span text:style-name="T6">A chapter from the Epistle of our teacher Paul to the Hebrews. His blessing be upon us. Amen.</text:span></text:p>
      <text:section text:style-name="Sect1" text:name="Section147">
        <text:p text:style-name="P137"><text:span text:style-name="T50"><text:tab/></text:span><text:span text:style-name="T21">Seeing then that we have a great high priest, that is passed into the heavens, Jesus the Son of God, let us hold fast </text:span><text:span text:style-name="T26">our</text:span><text:span text:style-name="T22"> profession. For we have not an high priest which cannot be touched with the feeling of our infirmities; but was in all points tempted like as </text:span><text:span text:style-name="T26">we are, yet</text:span><text:span text:style-name="T22"> without sin. </text:span><text:span text:style-name="T22">Let us therefore come boldly unto the throne of </text:span><text:span text:style-name="T22">grace, that we may obtain mercy, and find grace to help in time of need.</text:span></text:p>
        <text:p text:style-name="P138"><text:span text:style-name="T22"><text:tab/>For every high priest taken from among men is ordained for men in things </text:span><text:span text:style-name="T26">pertaining</text:span><text:span text:style-name="T22"> to God, that he may offer both gifts and sacrifices for sins: Who can have compassion on the ignorant, and on them that are out of the way; for that he himself also is compassed with infirmity. And by </text:span><text:soft-page-break/><text:span text:style-name="T22">reason hereof he ought, as for the people, so also for himself, to offer for sins. </text:span><text:span text:style-name="T31">4 </text:span><text:span text:style-name="T22">And no man taketh this honour unto himself, but he that is called of God, as </text:span><text:span text:style-name="T26">was</text:span><text:span text:style-name="T22"> Aaron. So also Christ glorified not himself to be made an high priest; but he that said unto him, Thou art my Son, to day have I begotten thee. As he saith also in another </text:span><text:span text:style-name="T26">place</text:span><text:span text:style-name="T22">, Thou </text:span><text:span text:style-name="T26">art</text:span><text:span text:style-name="T22"> a priest for ever after the order of Melchisedec. Who in the days of his flesh, when he had offered up prayers and supplications with strong crying and tears unto him that was able to save him from death, and was heard in that he feared; Though he were a Son, yet learned he obedience by the things which he suffered; And being made perfect, he became the author of eternal salvation unto all them that obey him;</text:span></text:p>
        <text:p text:style-name="P138"><text:span text:style-name="T22"><text:s/><text:tab/>Called of God an high priest after the order of Melchisedec. Of whom we have many things to say, and hard to be uttered, seeing ye are dull of hearing. For when for the time ye ought to be teachers, ye have need that one teach you again which </text:span><text:span text:style-name="T26">be</text:span><text:span text:style-name="T22"> the first principles of the oracles of God; and are become such as have need of milk, and not of strong meat. For every one that useth milk </text:span><text:span text:style-name="T26">is</text:span><text:span text:style-name="T22"> unskilful in the word of righteousness: for he is a babe. </text:span><text:span text:style-name="T22">But strong meat belongeth to them that are of full age, </text:span><text:span text:style-name="T26">even</text:span><text:span text:style-name="T22"> those who by reason of use have their senses exercised to discern both good and evil.</text:span></text:p>
      </text:section>
      <text:p text:style-name="P59"><text:tab/><text:span text:style-name="T6">The grace of God the Father be with you all. Amen.</text:span></text:p>
      <text:p text:style-name="P60"/>
      <text:p text:style-name="P47">The Catholic Epistle</text:p>
      <text:p text:style-name="P59">1 Peter 1:1-9</text:p>
      <text:p text:style-name="P61"><text:tab/><text:span text:style-name="T6">The Catholic Epistle from the First Epistle of our teacher Peter. His Blessing be upon us. Amen.</text:span></text:p>
      <text:section text:style-name="Sect1" text:name="Section148">
        <text:p text:style-name="P137"><text:span text:style-name="T50"><text:tab/></text:span><text:span text:style-name="T21">Peter, an apostle of Jesus Christ, to the strangers scattered throughout Pontus, Galatia, Cappadocia, Asia, and Bithynia, </text:span><text:span text:style-name="T21">Elect according to the foreknowledge of God the Father, through sanctification of the Spirit, unto obedience and sprinkling of the </text:span><text:span text:style-name="T21">blood of Jesus Christ: Grace unto you, and peace, be multiplied.</text:span></text:p>
        <text:p text:style-name="P138"><text:span text:style-name="T21"><text:tab/>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ext:span><text:span text:style-name="T22">through faith unto salvation ready to be revealed in the last time.</text:span></text:p>
        <text:p text:style-name="P138"><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text:span><text:soft-page-break/><text:span text:style-name="T22">appearing of Jesus Christ: Whom having not seen, ye love; in whom, though now ye see </text:span><text:span text:style-name="T26">him</text:span><text:span text:style-name="T22"> not, yet believing, ye rejoice with joy unspeakable and full of glory: Receiving the end of your faith, </text:span><text:span text:style-name="T26">even</text:span><text:span text:style-name="T22"> the salvation of </text:span><text:span text:style-name="T26">your</text:span><text:span text:style-name="T22"> souls.</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2:1-24</text:p>
      <text:p text:style-name="P61"><text:tab/><text:span text:style-name="T6">A chapter from the Acts of our fathers the pure Apostles, who were invested with the grace of the Holy Spirit. Their blessing be with us all. Amen.</text:span></text:p>
      <text:section text:style-name="Sect1" text:name="Section149">
        <text:p text:style-name="P137"><text:span text:style-name="T50"><text:tab/></text:span><text:span text:style-name="T21">Now about that time Herod the king stretched forth </text:span><text:span text:style-name="T26">his</text:span><text:span text:style-name="T22"> hands to vex certain of the church. And he killed James the brother of John with the sword. And because he saw it pleased the Jews, he proceeded further to take Peter also. (Then were the days of unleavened bread.) </text:span><text:span text:style-name="T22">And when he had apprehended him, he put </text:span><text:span text:style-name="T26">him</text:span><text:span text:style-name="T22"> in prison, and delivered </text:span><text:span text:style-name="T26">him</text:span><text:span text:style-name="T22"> to four quaternions of soldiers to keep him; intending after Easter to bring him forth to the people.</text:span></text:p>
        <text:p text:style-name="P138"><text:span text:style-name="T22"><text:tab/>Peter therefore was kept in prison: but prayer was made without ceasing of the church unto God for him. And when Herod would have brought him forth, the same night Peter was sleeping between two soldiers, bound with two chains: and the keepers before the door kept the prison. And, behold, the angel of the Lord came upon </text:span><text:span text:style-name="T26">him</text:span><text:span text:style-name="T22">, and a light shined in the prison: and he smote Peter on the side, and raised him up, saying, Arise up quickly. And his chains fell off from </text:span><text:span text:style-name="T26">his</text:span><text:span text:style-name="T22"> hands. And the angel said unto him, Gird thyself, and bind on thy sandals. And so he did. And he saith unto him, Cast thy garment about thee, and follow me. And he went out, and followed him; and </text:span><text:span text:style-name="T22">wist not that it was true which was done by the angel; but thought he saw a vision. When they were past the first and the second ward, they came unto the iron gate that leadeth unto the city; which opened to them of his own accord: and they went out, and passed on through one street; and forthwith the angel departed from him. And when Peter was come to himself, he said, Now I know of a surety, that the Lord hath sent his angel, and hath </text:span><text:span text:style-name="T22">delivered me out of the hand of Herod, and </text:span><text:span text:style-name="T26">from</text:span><text:span text:style-name="T22"> all the expectation of the people of the Jews. And when he had considered </text:span><text:span text:style-name="T26">the thing</text:span><text:span text:style-name="T22">, he came to the house of Mary the mother of John, whose surname was Mark; where many were gathered together praying. And as Peter knocked at the door of the gate, a damsel came to hearken, named </text:span><text:soft-page-break/><text:span text:style-name="T22">Rhoda. And when she knew Peter’s voice, she opened not the gate for gladness, but ran in, and told how Peter stood before the gate. And they said unto her, Thou art mad. But she constantly affirmed that it was even so. Then said they, It is his angel. But Peter continued knocking: and when they had opened </text:span><text:span text:style-name="T26">the door</text:span><text:span text:style-name="T22">, and saw him, they were astonished. But he, beckoning unto them with the hand to hold their peace, declared unto them how the Lord had brought him out of the prison. And he said, Go shew these things unto James, and to the brethren. And he departed, and went into another place. Now as soon as it </text:span><text:span text:style-name="T22">was day, there was no small stir among the soldiers, what was become of Peter. </text:span><text:span text:style-name="T22">And when Herod had sought </text:span><text:span text:style-name="T22">for him, and found him not, he examined the keepers, and commanded that </text:span><text:span text:style-name="T26">they</text:span><text:span text:style-name="T22"> should be put to death. And he went down from Judaea to Caesarea, and </text:span><text:span text:style-name="T26">there</text:span><text:span text:style-name="T22"> abode.</text:span></text:p>
        <text:p text:style-name="P138"><text:span text:style-name="T22"><text:tab/>And Herod was highly displeased with them of Tyre and Sidon: but they came with one accord to him, and, having made Blastus the king’s chamberlain their friend, desired peace; because their country was nourished by the king’s </text:span><text:span text:style-name="T26">country</text:span><text:span text:style-name="T22">. And upon a set day Herod, arrayed in royal apparel, sat upon his throne, and made an oration unto them. And the people gave a shout, </text:span><text:span text:style-name="T26">saying, It is</text:span><text:span text:style-name="T22"> the voice of a god, and not of a man. And immediately the angel of the Lord smote him, because he gave not God the glory: and he was eaten of worms, and gave up the ghost. </text:span><text:span text:style-name="T22">But the word of God grew and multiplied.</text:span></text:p>
      </text:section>
      <text:p text:style-name="P60"><text:tab/><text:span text:style-name="T6">The word of the Lord abides in this church and in every church. Amen.</text:span></text:p>
      <text:p text:style-name="P60"/>
      <text:p text:style-name="P47">The Gospel</text:p>
      <text:p text:style-name="P101">Psalm 109:5,6,8</text:p>
      <text:p text:style-name="P103"><text:tab/><text:span text:style-name="T6">A Psalm of David.</text:span></text:p>
      <text:p text:style-name="P97"><text:span text:style-name="T13"><text:tab/></text:span><text:span text:style-name="T1">The Lord has sworn and will not repent: Thou art the priest forever after the order of Melchizedek. The Lord at Thy right hand: Therefore shall he lift up the head. </text:span><text:span text:style-name="T6">Alleluia.</text:span></text:p>
      <text:p text:style-name="P103"/>
      <text:p text:style-name="P59">Matthew 16:13-19</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0">
        <text:p text:style-name="P137"><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ext:span><text:soft-page-break/><text:span text:style-name="T23">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upon this rock I will build my church; and the gates of hell shall not prevail against it.</text:span><text:span text:style-name="T23"> </text:span><text:span text:style-name="T67">And I will give unto thee the keys of the kingdom of heaven: and whatsoever thou shalt bind on earth shall be bound in heaven: and whatsoever thou shalt loose on earth shall be loosed in heaven.</text:span><text:span text:style-name="T49"> </text:span><text:span text:style-name="T52">Glory be to God forever.</text:span></text:p>
      </text:section>
      <text:p text:style-name="P125"/>
      <text:p text:style-name="P134">The Thirtieth Day of Athor</text:p>
      <text:p text:style-name="P101">Annual Tune</text:p>
      <text:p text:style-name="P107">St. Acacius, Patriarch of Constantinople</text:p>
      <text:p text:style-name="P101">Consecration of the Church of Sts. Kosman, Damian, their brothers,a nd their mother</text:p>
      <text:p text:style-name="P101">St. Macarius the martyr</text:p>
      <text:p text:style-name="P101"/>
      <text:p text:style-name="P127"><text:tab/>See the Third Day of Epip.</text:p>
      <text:p text:style-name="P42">The First Day of Koiak</text:p>
      <text:p text:style-name="P101">Koiak Tune</text:p>
      <text:p text:style-name="P107">St. Peter the Iberian</text:p>
      <text:p text:style-name="P101">Consecration of the Church of St. Shenoute the Archmandrite</text:p>
      <text:p text:style-name="P101"/>
      <text:p text:style-name="P127"><text:tab/>See the Seventeenth Day of Athor.</text:p>
      <text:p text:style-name="P127"/>
      <text:p text:style-name="P134">The Second Day of Koiak</text:p>
      <text:p text:style-name="P101">Koiak Tune</text:p>
      <text:p text:style-name="P107">Abba Hor, the monk</text:p>
      <text:p text:style-name="P101"/>
      <text:p text:style-name="P127"><text:tab/>See the Sixteenth Day of Paoni.</text:p>
      <text:p text:style-name="P119"/>
      <text:p text:style-name="P134">The Third Day of Koiak</text:p>
      <text:p text:style-name="P101">Koiak Tune</text:p>
      <text:p text:style-name="P107">The Entry of the Theotokos into the Temple</text:p>
      <text:p text:style-name="P101"/>
      <text:p text:style-name="P127"><text:tab/>See the First Day of Pashons.</text:p>
      <text:p text:style-name="P119"/>
      <text:p text:style-name="P134">The Fourth Day of Koiak</text:p>
      <text:p text:style-name="P101">Koiak Tune</text:p>
      <text:p text:style-name="P107">St. Andrew the Apostle</text:p>
      <text:p text:style-name="P101"/>
      <text:p text:style-name="P127"><text:tab/>See the Fifth Day of Epip.</text:p>
      <text:p text:style-name="P127"/>
      <text:p text:style-name="P134">The Fifth Day of Koiak</text:p>
      <text:p text:style-name="P101">Koiak Tune</text:p>
      <text:p text:style-name="P107">Nahum the Prophet</text:p>
      <text:p text:style-name="P101">St. Victor the martyr</text:p>
      <text:p text:style-name="P101">St. Isidor the martyr</text:p>
      <text:p text:style-name="P101"/>
      <text:p text:style-name="P127"><text:tab/>Seethe Eighth Day of Thoout.</text:p>
      <text:p text:style-name="P127"/>
      <text:p text:style-name="P134">The Sixth Day of Koiak</text:p>
      <text:p text:style-name="P102">Koiak Tune</text:p>
      <text:p text:style-name="P102">St. Patlas, priest and martyr</text:p>
      <text:p text:style-name="P108">St. Abraham, 62<text:span text:style-name="T53">nd</text:span> Patriarch of Alexandria</text:p>
      <text:p text:style-name="P102"/>
      <text:p text:style-name="P127"><text:tab/>See the Third Day of Epip.</text:p>
      <text:p text:style-name="P134"><text:soft-page-break/>The Seventh Day of Koiak</text:p>
      <text:p text:style-name="P101">Koiak Tune</text:p>
      <text:p text:style-name="P107">St. Matthew the Poor</text:p>
      <text:p text:style-name="P101"/>
      <text:p text:style-name="P127"><text:tab/>See the Second Day of Meshir.</text:p>
      <text:p text:style-name="P119"/>
      <text:p text:style-name="P134">The Eighth Day of Koiak</text:p>
      <text:p text:style-name="P101">Koiak Tune</text:p>
      <text:p text:style-name="P101">St. Theoclas, 13<text:span text:style-name="T53">th</text:span> Patriarch of Alexandria</text:p>
      <text:p text:style-name="P101">Sts. Barbara nd Juliana the martyrs</text:p>
      <text:p text:style-name="P107">Sts. Isi and Tecla the martyrs</text:p>
      <text:p text:style-name="P101">St. Samuel of El-Zalamun</text:p>
      <text:p text:style-name="P101"/>
      <text:p text:style-name="P127"><text:tab/>See the Thirteenth Day of Phamenoth.</text:p>
      <text:p text:style-name="P127"/>
      <text:p text:style-name="P134">The Ninth Day of Koiak</text:p>
      <text:p text:style-name="P101">Koiak Tune</text:p>
      <text:p text:style-name="P107">St. Peomin the confessor</text:p>
      <text:p text:style-name="P101"/>
      <text:p text:style-name="P127"><text:tab/>See the Twenty-Second Day of Tobi.</text:p>
      <text:p text:style-name="P127"/>
      <text:p text:style-name="P134">The Tenth Day of Koiak</text:p>
      <text:p text:style-name="P101">Koiak Tune</text:p>
      <text:p text:style-name="P101">Translocation of the Body of St. Severus, Patriarch of Antioch</text:p>
      <text:p text:style-name="P107">St. Nicholas of Myra, the confessor</text:p>
      <text:p text:style-name="P101"/>
      <text:p text:style-name="P127"><text:tab/>See the Twenty-Eighth Day of Athor.</text:p>
      <text:p text:style-name="P127"/>
      <text:p text:style-name="P134">The Eleventh Day of Koiak</text:p>
      <text:p text:style-name="P101">Koiak Tune</text:p>
      <text:p text:style-name="P107">St. Pijimi</text:p>
      <text:p text:style-name="P101"/>
      <text:p text:style-name="P127"><text:tab/>See for the Sixteenth Day of Paoni.</text:p>
      <text:p text:style-name="P128"/>
      <text:p text:style-name="P134"/>
      <text:p text:style-name="P38">The Twelfth Day of Koiak</text:p>
      <text:p text:style-name="P101">Koiak Tune</text:p>
      <text:p text:style-name="P101">Commemoration of Archangel Michael</text:p>
      <text:p text:style-name="P107">St. Hedra bishop of Aswan</text:p>
      <text:p text:style-name="P101">St. John, the Confessor</text:p>
      <text:p text:style-name="P101">Assembly of a council in Rom in 249 A.D.</text:p>
      <text:p text:style-name="P101"/>
      <text:p text:style-name="P127"><text:tab/>See the Twentieth Day of Pashons.</text:p>
      <text:p text:style-name="P127"/>
      <text:p text:style-name="P134">The Thirteenth Day of Koiak</text:p>
      <text:p text:style-name="P101">Koiak Tune</text:p>
      <text:p text:style-name="P107">Commemoration of the conception of St. Anna, the mother of the Theotokos</text:p>
      <text:p text:style-name="P101">St. Barsanuphius, the martyr</text:p>
      <text:p text:style-name="P101">St. Apracuous, the ascetic</text:p>
      <text:p text:style-name="P101">Consecration of the Church of St. Misael, the pilgrim</text:p>
      <text:p text:style-name="P101"/>
      <text:p text:style-name="P127"><text:tab/>See for the Twenty-Sixth Day of Thoout.</text:p>
      <text:p text:style-name="P127"/>
      <text:p text:style-name="P134">The Fourteenth Day of Koiak</text:p>
      <text:p text:style-name="P101">Koiak Tune</text:p>
      <text:p text:style-name="P107">Sts. Behnam and Sarah his sister</text:p>
      <text:p text:style-name="P101">St. Christodoulos the martyr</text:p>
      <text:p text:style-name="P101">Sts. Simon of Manoufia, Abba Hor, and Abba Menas the elder, the martyrs</text:p>
      <text:p text:style-name="P101">St. Ammonias the bishop</text:p>
      <text:p text:style-name="P101"/>
      <text:p text:style-name="P105"><text:tab/>See for the Twenty-Seventh Day of Pharamuthi.</text:p>
      <text:p text:style-name="P105"/>
      <text:p text:style-name="P134">The Fifteenth Day of Koiak</text:p>
      <text:p text:style-name="P101">Koiak Tune</text:p>
      <text:p text:style-name="P107">St. Gregory the Armenian</text:p>
      <text:p text:style-name="P101"/>
      <text:p text:style-name="P127"><text:tab/>See the Seventeenth Day of Athor.</text:p>
      <text:p text:style-name="P127"/>
      <text:p text:style-name="P134">The Sixteenth Day of Koiak</text:p>
      <text:p text:style-name="P101">Koiak Tune</text:p>
      <text:p text:style-name="P101">Gideon the judge</text:p>
      <text:p text:style-name="P101">Sts. Harouadi, Annanias, and Khoozy the martyrs from Akmim</text:p>
      <text:p text:style-name="P107">Consecration of the Church of St. James the Persian</text:p>
      <text:p text:style-name="P101"/>
      <text:p text:style-name="P127"><text:tab/>See for the Twenty-Seventh Day of Athor.</text:p>
      <text:p text:style-name="P127"/>
      <text:p text:style-name="P134"><text:soft-page-break/>The Seventeenth Day of Koiak</text:p>
      <text:p text:style-name="P101">Koiak Tune</text:p>
      <text:p text:style-name="P107">Translocation of the relics of St. Luke the Stylite</text:p>
      <text:p text:style-name="P107"/>
      <text:p text:style-name="P127"><text:tab/>See the Third Day of Mesori.</text:p>
      <text:p text:style-name="P127"/>
      <text:p text:style-name="P134">The Eighteenth Day of Koiak</text:p>
      <text:p text:style-name="P101">Koiak Tune</text:p>
      <text:p text:style-name="P107">Translocation of the relics of St. Titus the Apostle</text:p>
      <text:p text:style-name="P101">St. Hercules the martyr and St. Philemon the presbyter</text:p>
      <text:p text:style-name="P101"/>
      <text:p text:style-name="P127"><text:tab/>See the Twenty-Second Day of Paopi.</text:p>
      <text:p text:style-name="P127"/>
      <text:p text:style-name="P134">The Nineteenth Day of Koiak</text:p>
      <text:p text:style-name="P101">Koiak Tune</text:p>
      <text:p text:style-name="P107">St. John, bishop of El-Borolos</text:p>
      <text:p text:style-name="P101"/>
      <text:p text:style-name="P127"><text:tab/>See the Twenty-Eighth Day of Athor.</text:p>
      <text:p text:style-name="P127"/>
      <text:p text:style-name="P134">The Twentieth Day of Koiak</text:p>
      <text:p text:style-name="P101">Koiak Tune</text:p>
      <text:p text:style-name="P107">Haggai the Prophet</text:p>
      <text:p text:style-name="P101"/>
      <text:p text:style-name="P127"><text:tab/>See the Eighth Day of Thoout.</text:p>
      <text:p text:style-name="P127"/>
      <text:p text:style-name="P134">The Twenty-First Day of Koiak</text:p>
      <text:p text:style-name="P101">Koiak Tune</text:p>
      <text:p text:style-name="P101">Commemoration of the Theotokos</text:p>
      <text:p text:style-name="P107">St. Barnabas, the Disciple</text:p>
      <text:p text:style-name="P101"/>
      <text:p text:style-name="P127"><text:tab/>See for the Fifth Day of Epip.</text:p>
      <text:p text:style-name="P128"/>
      <text:p text:style-name="P57"/>
      <text:p text:style-name="P29">The Twenty-Second Day of Koiak</text:p>
      <text:p text:style-name="P74">Koiak Tune</text:p>
      <text:p text:style-name="P75">Commemoration of Archangle Gabriel</text:p>
      <text:p text:style-name="P74">St. Anastasius the 36<text:span text:style-name="T53">th</text:span> Patriarch of Alexandria</text:p>
      <text:p text:style-name="P92"><text:tab/><text:span text:style-name="T12">(also Phamenoth 30)</text:span></text:p>
      <text:p text:style-name="P84"/>
      <text:p text:style-name="P50">The Vespers Gospel</text:p>
      <text:p text:style-name="P98">Psalm 33:6,7</text:p>
      <text:p text:style-name="P99"><text:tab/><text:span text:style-name="T6">A Psalm of David.</text:span></text:p>
      <text:p text:style-name="P137"><text:span text:style-name="T60"><text:tab/>The angel of the Lord encamps round about everyone who fears Him, and He will deliver them. O taste and see that the Lord is sweet: blessed is the man that hopes in Him. </text:span><text:span text:style-name="T62">Alleluia.</text:span></text:p>
      <text:p text:style-name="P103"/>
      <text:p text:style-name="P59">Matthew 16:24-28</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1">
        <text:p text:style-name="P137"><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60"/>
      <text:p text:style-name="P49">The Matins Gospel</text:p>
      <text:p text:style-name="P101">Psalm 96:8</text:p>
      <text:p text:style-name="P103"><text:tab/><text:span text:style-name="T6">A Psalm of David.</text:span></text:p>
      <text:p text:style-name="P97"><text:span text:style-name="T5"><text:tab/></text:span><text:span text:style-name="T1">Worship Him all ye His angels: Zion heard, and was glad; and the daughters of Judah rejoiced because of Thy judgments, O LORD. </text:span><text:span text:style-name="T6">Alleluia.</text:span></text:p>
      <text:p text:style-name="P111"/>
      <text:p text:style-name="P59">Matthew 18:10-20</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2">
        <text:p text:style-name="P137"><text:span text:style-name="T52"><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67">How think ye? if a man have an hundred sheep, and one of them be gone astray, doth he not leave the ninety and nine, and goeth into the </text:span><text:soft-page-break/><text:span text:style-name="T67">mountains, and seeketh that which is gone astray?</text:span><text:span text:style-name="T23"> </text:span><text:span text:style-name="T67">And if so be that he find it, 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8"><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text:span><text:span text:style-name="T66">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8"/>
      <text:p text:style-name="P49">The Liturgy</text:p>
      <text:p text:style-name="P60"/>
      <text:p text:style-name="P47">The Pauline Epistle</text:p>
      <text:p text:style-name="P59">Hebrews 2:5-18</text:p>
      <text:p text:style-name="P61"><text:tab/><text:span text:style-name="T6">A chapter from the Epistle of our teacher Paul to the Hebrews. His blessing be upon us. Amen.</text:span></text:p>
      <text:section text:style-name="Sect1" text:name="Section153">
        <text:p text:style-name="P137"><text:span text:style-name="T50"><text:tab/></text:span><text:span text:style-name="T21">For unto the angels hath he not put in subjection the world to come, whereof we speak. But one in a certain place testified, saying, What is man, that thou art mindful of him? or the son of man, that thou visitest him? Thou madest him a little lower than the angels; thou crownedst him with glory and honour, and didst set him over the works of thy hands: Thou hast put all things in subjection under his feet. For in that he put all in subjection under him, he left nothing </text:span><text:span text:style-name="T26">that is</text:span><text:span text:style-name="T22"> not put under him. But now we see not yet all things put under him. But we see Jesus, who was made a little lower than the angels for the suffering of death, crowned with glory and honour; that he by the grace of God should taste death for every man.</text:span></text:p>
        <text:p text:style-name="P138"><text:span text:style-name="T21"><text:tab/>For it became him, for whom </text:span><text:span text:style-name="T26">are</text:span><text:span text:style-name="T22"> all things, and by whom </text:span><text:span text:style-name="T26">are</text:span><text:span text:style-name="T22"> all things, in bringing many sons unto glory, to make the captain of their salvation perfect through sufferings. For both he that sanctifieth and they who are sanctified </text:span><text:span text:style-name="T26">are</text:span><text:span text:style-name="T22"> all of one: for which cause he is not ashamed to call them brethren, Saying, I will declare thy name unto my brethren, in the midst of the church will I sing praise unto thee. </text:span><text:span text:style-name="T22">And again, I will put my trust in him. </text:span><text:soft-page-break/><text:span text:style-name="T22">And again, Behold I and the children which God hath given me.</text:span></text:p>
        <text:p text:style-name="P138"><text:span text:style-name="T22"><text:tab/>Forasmuch then as the children are partakers of flesh and blood, he also himself likewise took part of the same; that through death he might destroy him that had the power of death, that is, the devil; And deliver them who through fear of death were all their lifetime subject to bondage. For verily he took not on </text:span><text:span text:style-name="T26">him the nature of</text:span><text:span text:style-name="T22"> angels; but he took on </text:span><text:span text:style-name="T26">him</text:span><text:span text:style-name="T22"> the seed of Abraham. Wherefore in all things it behoved him to be made like unto </text:span><text:span text:style-name="T26">his</text:span><text:span text:style-name="T22"> brethren, that he might be a merciful and faithful high priest in </text:span><text:span text:style-name="T22">things </text:span><text:span text:style-name="T26">pertaining</text:span><text:span text:style-name="T22"> to God, to make reconciliation for the sins of the people. </text:span><text:span text:style-name="T22">For in that he himself hath suffered being tempted, he is able to succour them that are tempted.</text:span></text:p>
      </text:section>
      <text:p text:style-name="P59"><text:tab/><text:span text:style-name="T6">The grace of God the Father be with you all. Amen.</text:span></text:p>
      <text:p text:style-name="P60"/>
      <text:p text:style-name="P47">The Catholic Epistle</text:p>
      <text:p text:style-name="P59">1 Peter 1:3-12</text:p>
      <text:p text:style-name="P61"><text:tab/><text:span text:style-name="T6">The Catholic Epistle from the First Epistle of our teacher Peter. His Blessing be upon us. Amen.</text:span></text:p>
      <text:section text:style-name="Sect1" text:name="Section154">
        <text:p text:style-name="P137"><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8"><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text:span><text:span text:style-name="T22">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8"><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151"><text:tab/><text:span text:style-name="T6">Do not love the world, nor the things which are in the world. The world shall pass away and all its desires; but he </text:span><text:soft-page-break/><text:span text:style-name="T6">who does the will of God shall abide forever. Amen.</text:span></text:p>
      <text:p text:style-name="P60"/>
      <text:p text:style-name="P47">The Praxis</text:p>
      <text:p text:style-name="P59">Acts 10:21-33</text:p>
      <text:p text:style-name="P61"><text:tab/><text:span text:style-name="T6">A chapter from the Acts of our fathers the pure Apostles, who were invested with the grace of the Holy Spirit. Their blessing be with us all. Amen.</text:span></text:p>
      <text:section text:style-name="Sect1" text:name="Section155">
        <text:p text:style-name="P137"><text:span text:style-name="T50"><text:tab/></text:span><text:span text:style-name="T21">Then Peter went down to the men which were sent unto him from Cornelius; and said, Behold, I am he whom ye seek: what </text:span><text:span text:style-name="T26">is</text:span><text:span text:style-name="T22"> the cause wherefore ye are come? And they said, Cornelius the centurion, a just man, and one that feareth God, and of good report among all the nation of </text:span><text:span text:style-name="T22">the Jews, was warned from God by an holy angel to send for thee into his house, and to hear words of thee. Then called he them in, and lodged </text:span><text:span text:style-name="T26">them</text:span><text:span text:style-name="T22">. And on the morrow Peter went away with them, and certain brethren from Joppa accompanied him. And the morrow after they entered into Caesarea. And Cornelius waited for them, and had called together his kinsmen and near friends. And as Peter was coming in, Cornelius met him, and fell down at his feet, and worshipped </text:span><text:span text:style-name="T26">him</text:span><text:span text:style-name="T22">. But Peter took him up, saying, Stand up; I myself also am a man. And as he talked with him, he went in, and found many that were come together. And he said unto them, Ye know how that it is an unlawful thing for a man that is a Jew to keep company, or come unto one of another nation; but God hath shewed me that I should not call any man common or unclean. Therefore came I </text:span><text:span text:style-name="T26">unto you</text:span><text:span text:style-name="T22"> without gainsaying, as soon as I was sent for: I ask therefore for what intent ye have sent for me? And Cornelius said, Four days ago I was fasting until this hour; and at the ninth hour I prayed in my house, and, behold, a man stood before me in bright clothing, And said, Cornelius, thy prayer is heard, and thine alms are had in remembrance in the sight of </text:span><text:span text:style-name="T22">God. Send therefore to Joppa, and call hither Simon, whose surname is Peter; he is lodged in the house of </text:span><text:span text:style-name="T26">one</text:span><text:span text:style-name="T22"> Simon a tanner by the sea side: who, when he cometh, shall speak unto thee. Immediately therefore I sent to thee; and thou hast well done that thou art come. Now therefore are we all here present before God, to hear all things that are commanded thee of God.</text:span></text:p>
      </text:section>
      <text:p text:style-name="P60"><text:tab/><text:span text:style-name="T6">The word of the Lord abides in this church and in every church. Amen.</text:span></text:p>
      <text:p text:style-name="P60"/>
      <text:p text:style-name="P47"/>
      <text:p text:style-name="P31">The Gospel</text:p>
      <text:p text:style-name="P101">Psalm 137:1</text:p>
      <text:p text:style-name="P103"><text:tab/><text:span text:style-name="T6">A Psalm of David.</text:span></text:p>
      <text:p text:style-name="P97"><text:span text:style-name="T1"><text:tab/>I shall confess to Thee, O Lord, with all my heart: For Thou hast heard all the words of my mouth. Before the angels will I sing unto Thee: I will worship before Thy Holy Temple. </text:span><text:span text:style-name="T6">Alleluia.</text:span></text:p>
      <text:p text:style-name="P101"/>
      <text:p text:style-name="P59">Luke 1:26-38</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56">
        <text:p text:style-name="P137"><text:span text:style-name="T50"><text:tab/></text:span><text:span text:style-name="T23">And in the sixth month the angel Gabriel was sent from God unto a city of Galilee, named Nazareth, To a virgin espoused to a man whose name was Joseph, of the house of David; and the virgin’s name </text:span><text:span text:style-name="T25">was</text:span><text:span text:style-name="T23"> Mary. And the angel came in unto her, and said, Hail, </text:span><text:span text:style-name="T25">thou that art</text:span><text:span text:style-name="T23"> highly favoured, the </text:span><text:span text:style-name="T23">Lord </text:span><text:span text:style-name="T25">is</text:span><text:span text:style-name="T23"> with thee: blessed </text:span><text:span text:style-name="T25">art</text:span><text:span text:style-name="T23"> thou among women. And when she saw </text:span><text:span text:style-name="T25">him</text:span><text:span text:style-name="T23">,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text:span><text:span text:style-name="T23">And Mary said, Behold the handmaid of the Lord; be it unto me according to thy word. And the angel departed from her.</text:span><text:span text:style-name="T49"> </text:span><text:span text:style-name="T52">Glory be to God forever.</text:span></text:p>
      </text:section>
      <text:p text:style-name="P124"/>
      <text:p text:style-name="P134">The Twenty-Third Day of Koiak</text:p>
      <text:p text:style-name="P101">Koiak Tune</text:p>
      <text:p text:style-name="P107">King David</text:p>
      <text:p text:style-name="P101">St. Timothy, the pilgrim</text:p>
      <text:p text:style-name="P101"/>
      <text:p text:style-name="P127"><text:tab/>See the Eighth Day of Thoout.</text:p>
      <text:p text:style-name="P134"><text:soft-page-break/>The Twenty-Fourth Day of Koiak</text:p>
      <text:p text:style-name="P101">Koiak Tune</text:p>
      <text:p text:style-name="P107">St. Ignatius, Patriarch of Alexandria</text:p>
      <text:p text:style-name="P101">St. Philogonus, Patriarch of Alexandria</text:p>
      <text:p text:style-name="P101">Birth of St. Tekla Hemanout, the Ethiopian</text:p>
      <text:p text:style-name="P101"/>
      <text:p text:style-name="P127"><text:tab/>See for the Fourth Day of Tobi.</text:p>
      <text:p text:style-name="P127"/>
      <text:p text:style-name="P134">The Twenty-Fifth Day of Koiak</text:p>
      <text:p text:style-name="P101">Koiak Tune</text:p>
      <text:p text:style-name="P107">Abba John Kame</text:p>
      <text:p text:style-name="P101"/>
      <text:p text:style-name="P127"><text:tab/>See the Second Day of Meshir.</text:p>
      <text:p text:style-name="P119"/>
      <text:p text:style-name="P134">The Twenty-Sixth Day of Koiak</text:p>
      <text:p text:style-name="P101">Koiak Tune</text:p>
      <text:p text:style-name="P107">St. Anastasia the martyr</text:p>
      <text:p text:style-name="P101">St. Juliana the martyr</text:p>
      <text:p text:style-name="P101"/>
      <text:p text:style-name="P127"><text:tab/>See the Thirtieth Day of Tobi.</text:p>
      <text:p text:style-name="P127"/>
      <text:p text:style-name="P134">The Twenty-Seventh Day of Koiak</text:p>
      <text:p text:style-name="P101">Koiak Tune</text:p>
      <text:p text:style-name="P107">Abba Bisadi the bishop and martyr</text:p>
      <text:p text:style-name="P101"/>
      <text:p text:style-name="P127"><text:tab/>See the Twenty-Eighth Day of Athor.</text:p>
      <text:p text:style-name="P128"/>
      <text:p text:style-name="P57"/>
      <text:p text:style-name="P29">The Twenty-Eighth Day of Koiak</text:p>
      <text:p text:style-name="P74">Annual Tune</text:p>
      <text:p text:style-name="P75">Paramouni of the Feast of Nativity</text:p>
      <text:p text:style-name="P76">Martyrdom of 150 men and 24 women from Antipolis</text:p>
      <text:p text:style-name="P74"/>
      <text:p text:style-name="P50">The Vespers Gospel</text:p>
      <text:p text:style-name="P98">Psalm 49:2,18</text:p>
      <text:p text:style-name="P99"><text:tab/><text:span text:style-name="T6">A Psalm of David.</text:span></text:p>
      <text:p text:style-name="P97"><text:span text:style-name="T4"><text:tab/>Out of Zion, the comeliness of His beauty: God will come manifestly. And the way is there where I will show him the salvation of God. </text:span><text:span text:style-name="T6">Alleluia.</text:span></text:p>
      <text:p text:style-name="P103"/>
      <text:p text:style-name="P59">Matthew 1:1-17</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7">
        <text:p text:style-name="P137"><text:span text:style-name="T50"><text:tab/></text:span><text:span text:style-name="T22">The book of the generation of Jesus Christ, the son of David, the son of Abraham. Abraham begat Isaac; and Isaac begat Jacob; and Jacob begat Judas and his brethren; And Judas begat Phares and Zara of Thamar; and Phares begat Esrom; and Esrom begat Aram; And Aram begat Aminadab; and Aminadab begat Naasson; and Naasson begat Salmon; And Salmon begat Booz of Rachab; and Booz begat Obed of Ruth; and Obed begat Jesse; And Jesse begat David the king; and David the king begat Solomon of her </text:span><text:span text:style-name="T26">that had been the wife</text:span><text:span text:style-name="T22"> of Urias; And Solomon begat Roboam; and Roboam begat Abia; and Abia begat Asa; And Asa begat Josaphat; and Josaphat begat Joram; and Joram begat Ozias; And Ozias begat Joatham; and Joatham begat Achaz; and Achaz begat Ezekias; And Ezekias begat </text:span><text:span text:style-name="T22">Manasses; and Manasses begat Amon; and Amon begat Josias; And Josias begat Jechonias and his brethren, about the time they were carried away to Babylon: And after they were brought to Babylon, Jechonias begat Salathiel; and Salathiel begat Zorobabel; And Zorobabel begat Abiud; and Abiud begat Eliakim; and Eliakim begat Azor; And Azor begat Sadoc; and Sadoc begat Achim; and Achim begat Eliud; And Eliud begat Eleazar; and Eleazar begat Matthan; and Matthan begat Jacob; And Jacob begat Joseph the husband of Mary, of whom was born Jesus, who is called Christ. </text:span><text:span text:style-name="T22">So all the generations from Abraham to David </text:span><text:span text:style-name="T26">are</text:span><text:span text:style-name="T22"> fourteen generations; and from David until the carrying away into Babylon </text:span><text:span text:style-name="T26">are</text:span><text:span text:style-name="T22"> fourteen generations; and from the carrying away into Babylon unto Christ </text:span><text:span text:style-name="T26">are</text:span><text:span text:style-name="T22"> fourteen generations.</text:span><text:span text:style-name="T50"> </text:span><text:span text:style-name="T52">Glory be to God forever.</text:span></text:p>
      </text:section>
      <text:p text:style-name="P60"/>
      <text:p text:style-name="P49"><text:soft-page-break/>The Matins Gospel</text:p>
      <text:p text:style-name="P101">Psalm 75:1</text:p>
      <text:p text:style-name="P103"><text:tab/><text:span text:style-name="T6">A Psalm of David.</text:span></text:p>
      <text:p text:style-name="P97"><text:span text:style-name="T5"><text:tab/></text:span><text:span text:style-name="T1">God is manifested in Judea: His name is great in Israel. His place is in peace: And His dwelling is in Zion. </text:span><text:span text:style-name="T6">Alleluia.</text:span></text:p>
      <text:p text:style-name="P111"/>
      <text:p text:style-name="P59">Matthew 1:18-25</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8">
        <text:p text:style-name="P137"><text:span text:style-name="T52"><text:tab/></text:span><text:span text:style-name="T23">Now the birth of Jesus Christ was on this wise: When as his mother Mary was espoused to Joseph, before they came together, she was found with child of the Holy Ghost. Then Joseph her husband, being a just </text:span><text:span text:style-name="T25">man</text:span><text:span text:style-name="T23">, and not willing to make her a publick example, was minded to put her away privily. But while he thought on these things, behold, the angel of the Lord appeared unto him in a dream, saying, Joseph, thou son of David, fear not to take unto thee Mary thy wife: for that which is conceived in her is of the Holy Ghost. And she shall bring forth a son, and thou shalt call his name JESUS: for he shall save his people from their sins. Now all this was done, that it might be fulfilled which was spoken of the Lord by the prophet, saying, Behold, a virgin shall be with child, and shall bring forth a son, and they shall call his name Emmanuel, which being interpreted is, God with us. Then Joseph being raised from sleep did as the angel of the Lord had bidden him, and took unto him his wife: </text:span><text:span text:style-name="T23">And knew her not till she had brought forth her firstborn son: and he called his name JESUS.</text:span><text:span text:style-name="T51"> </text:span><text:span text:style-name="T52">Glory be to God forever.</text:span></text:p>
      </text:section>
      <text:p text:style-name="P68"/>
      <text:p text:style-name="P49">The Liturgy</text:p>
      <text:p text:style-name="P60"/>
      <text:p text:style-name="P47">The Pauline Epistle</text:p>
      <text:p text:style-name="P59">Galatians 3:15-4:18</text:p>
      <text:p text:style-name="P61"><text:tab/><text:span text:style-name="T6">A chapter from the Epistle of our teacher Paul to the Galatians. His blessing be upon us. Amen.</text:span></text:p>
      <text:section text:style-name="Sect1" text:name="Section159">
        <text:p text:style-name="P137"><text:span text:style-name="T50"><text:tab/></text:span><text:span text:style-name="T21">Brethren, I speak after the manner of men; Though </text:span><text:span text:style-name="T26">it be</text:span><text:span text:style-name="T22"> but a man’s covenant, yet </text:span><text:span text:style-name="T26">if it be</text:span><text:span text:style-name="T22"> confirmed, no man disannulleth, or addeth thereto. Now to Abraham and his seed were the promises made. He saith not, And to seeds, as of many; but as of one, And to thy seed, which is Christ. And this I say, </text:span><text:span text:style-name="T26">that</text:span><text:span text:style-name="T22"> the covenant, that was confirmed before of God in Christ, the law, which was four hundred and thirty years after, cannot disannul, that it should make the promise of none effect. </text:span><text:span text:style-name="T22">For if the inheritance </text:span><text:span text:style-name="T26">be</text:span><text:span text:style-name="T22"> of the law, </text:span><text:span text:style-name="T26">it is</text:span><text:span text:style-name="T22"> no more </text:span><text:soft-page-break/><text:span text:style-name="T22">of promise: but God gave </text:span><text:span text:style-name="T26">it</text:span><text:span text:style-name="T22"> to Abraham by promise.</text:span></text:p>
        <text:p text:style-name="P138"><text:span text:style-name="T22"><text:tab/>Wherefore then </text:span><text:span text:style-name="T26">serveth</text:span><text:span text:style-name="T22"> the law? It was added because of transgressions, till the seed should come to whom the promise was made; </text:span><text:span text:style-name="T26">and it was</text:span><text:span text:style-name="T22"> ordained by angels in the hand of a mediator. Now a mediator is not </text:span><text:span text:style-name="T26">a mediator</text:span><text:span text:style-name="T22"> of one, but God is one. </text:span><text:span text:style-name="T26">Is</text:span><text:span text:style-name="T22"> the law then against the promises of God? God forbid: for if there had been a law given which could have given life, </text:span><text:span text:style-name="T22">verily righteousness should have been by the law. But the scripture hath concluded all under sin, that the promise by faith of Jesus Christ might be given to them that believe. But before faith came, we were kept under the law, shut up unto the faith which should afterwards be revealed. Wherefore the law was our schoolmaster </text:span><text:span text:style-name="T26">to bring us</text:span><text:span text:style-name="T22"> unto Christ, that we might be justified by faith. But after that faith is come, we are no longer under a schoolmaster. For ye are all the children of God by faith in Christ Jesus. For as many of you as have been baptized into Christ have put on Christ. There is neither Jew nor Greek, there is neither bond nor free, there is neither male nor female: for ye are all one in Christ Jesus. </text:span><text:span text:style-name="T22">And if ye </text:span><text:span text:style-name="T26">be</text:span><text:span text:style-name="T22"> Christ’s, then are ye Abraham’s seed, and heirs according to the promise.</text:span></text:p>
        <text:p text:style-name="P138"><text:span text:style-name="T22"><text:tab/>Now I say, </text:span><text:span text:style-name="T26">That</text:span><text:span text:style-name="T22"> the heir, as long as he is a child, differeth nothing from a servant, though he be lord of all; But is under Thooutors and governors until the time appointed of the father. Even so we, when we were children, were in bondage under the elements of the world: But when the fulness of the time was come, God sent forth his Son, made of a woman, made under the law, To redeem them that were under the law, that we might receive the adoption of sons. And because ye are sons, God hath sent forth the Spirit of his Son into your hearts, crying, Abba, Father. Wherefore thou art no </text:span><text:span text:style-name="T22">more a servant, but a son; and if a son, then an heir of God through Christ.</text:span></text:p>
        <text:p text:style-name="P138"><text:span text:style-name="T22"><text:tab/>Howbeit then, when ye knew not God, ye did service unto them which by nature are no gods. But now, after that ye have known God, or rather are known of God, how turn ye again to the weak and beggarly elements, whereunto ye desire again to be in bondage? Ye observe days, and months, and times, and years. </text:span><text:span text:style-name="T22">I am afraid of you, lest I have bestowed upon you labour in vain.</text:span></text:p>
        <text:p text:style-name="P138"><text:span text:style-name="T22"><text:s/><text:tab/>Brethren, I beseech you, be as I </text:span><text:span text:style-name="T26">am</text:span><text:span text:style-name="T22">; for I </text:span><text:span text:style-name="T26">am</text:span><text:span text:style-name="T22"> as ye </text:span><text:span text:style-name="T26">are</text:span><text:span text:style-name="T22">: ye have not injured me at all. Ye know how through infirmity of the flesh I preached the gospel unto you at the first. And my temptation which was in my flesh ye despised not, nor rejected; but received me as an angel of God, </text:span><text:span text:style-name="T26">even</text:span><text:span text:style-name="T22"> as Christ Jesus. Where is then the blessedness ye spake of? for I bear you record, that, if </text:span><text:span text:style-name="T26">it had been</text:span><text:span text:style-name="T22"> possible, ye </text:span><text:soft-page-break/><text:span text:style-name="T22">would have plucked out your own eyes, and have given them to me. </text:span><text:span text:style-name="T22">Am I therefore become your enemy, because I tell you the truth?</text:span></text:p>
        <text:p text:style-name="P138"><text:span text:style-name="T22"><text:tab/>They zealously affect you, </text:span><text:span text:style-name="T26">but</text:span><text:span text:style-name="T22"> not well; yea, they would exclude you, that ye might affect them. But </text:span><text:span text:style-name="T26">it is</text:span><text:span text:style-name="T22"> good to be zealously affected always in </text:span><text:span text:style-name="T26">a</text:span><text:span text:style-name="T22"> good </text:span><text:span text:style-name="T26">thing</text:span><text:span text:style-name="T22">, and not only when I am present with you.</text:span></text:p>
      </text:section>
      <text:p text:style-name="P59"><text:tab/><text:span text:style-name="T6">The grace of God the Father be with you all. Amen.</text:span></text:p>
      <text:p text:style-name="P60"/>
      <text:p text:style-name="P47">The Catholic Epistle</text:p>
      <text:p text:style-name="P59">1 John 4:1-14</text:p>
      <text:p text:style-name="P61"><text:tab/><text:span text:style-name="T6">The Catholic Epistle from the First Epistle of our teacher John. His Blessing be upon us. Amen.</text:span></text:p>
      <text:section text:style-name="Sect1" text:name="Section160">
        <text:p text:style-name="P137"><text:span text:style-name="T50"><text:tab/></text:span><text:span text:style-name="T21">Beloved, believe not every spirit, but try the spirits whether they are of God: because many false prophets are gone out into the world. Hereby know ye the Spirit of God: Every spirit that confesseth that Jesus Christ is come in the flesh is of God: </text:span><text:span text:style-name="T21">And every spirit that confesseth not that Jesus Christ is come in the flesh is not of God: and this is that </text:span><text:span text:style-name="T26">spirit</text:span><text:span text:style-name="T22"> of antichrist, whereof ye have heard that it should come; and even now already is it in the world.</text:span></text:p>
        <text:p text:style-name="P138"><text:span text:style-name="T22"><text:tab/>Ye are of God, little children, and have overcome them: because greater is he that is in you, than he that is in the world. They are of the world: therefore speak they of the world, and the world heareth them. </text:span><text:span text:style-name="T22">We are of God: he that knoweth God heareth us; he that is not of God heareth not us. Hereby know we the spirit of truth, and the spirit of error.</text:span></text:p>
        <text:p text:style-name="P138"><text:span text:style-name="T22"><text:tab/>Beloved, let us love one another: for love is of God; and every one that loveth is born of God, and knoweth God. He that loveth not knoweth not God; for God is love. In this was manifested the love of God toward us, because that God sent his only begotten Son into the world, that we might live through him. Herein is love, not </text:span><text:span text:style-name="T22">that we loved God, but that he loved us, and sent his Son </text:span><text:span text:style-name="T26">to be</text:span><text:span text:style-name="T22"> the propiti</text:span><text:span text:style-name="T22">ation for our sins. Beloved, if God so loved us, we ought also to love one another. No man hath seen God at any time. If we love one another, God dwelleth in us, and his love is perfected in us. </text:span><text:span text:style-name="T22">Hereby know we that we dwell in him, and he in us, because he hath given us of his Spirit.</text:span></text:p>
        <text:p text:style-name="P138"><text:span text:style-name="T22"><text:tab/>And we have seen and do testify that the Father sent the Son </text:span><text:span text:style-name="T26">to be</text:span><text:span text:style-name="T22"> the Saviour of the world.</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
      <text:p text:style-name="P31">The Praxis</text:p>
      <text:p text:style-name="P59">Acts 13:13-25</text:p>
      <text:p text:style-name="P61"><text:tab/><text:span text:style-name="T6">A chapter from the Acts of our fathers the pure Apostles, who were invested with the grace of the Holy Spirit. Their blessing be with us all. Amen.</text:span></text:p>
      <text:section text:style-name="Sect1" text:name="Section161">
        <text:p text:style-name="P66"><text:span text:style-name="T13"><text:tab/></text:span><text:span text:style-name="T21">Now when Paul and his company loosed from Paphos, they came to Perga in Pamphylia: and John departing from them returned to Jerusalem.</text:span></text:p>
        <text:p text:style-name="P138"><text:span text:style-name="T21"><text:tab/>But when they departed from Perga, they came to Antioch in Pisidia, and went into the synagogue on the sabbath day, and sat down. And after the reading of the law and the proph</text:span><text:span text:style-name="T21">ets the rulers of the synagogue sent unto them, saying, </text:span><text:span text:style-name="T26">Ye</text:span><text:span text:style-name="T22"> men </text:span><text:span text:style-name="T26">and</text:span><text:span text:style-name="T22"> brethren, if ye have any word of exhortation for the people, say on. Then Paul stood up, and beckoning with </text:span><text:span text:style-name="T26">his</text:span><text:span text:style-name="T22"> hand said, Men of Israel, and ye that fear God, give audience. The God of this people of Israel chose our fathers, and exalted the people when they dwelt as strangers in the land of Egypt, and with an high arm brought he them out of it. And about the time of forty years suffered he their manners in the wilderness. And when he had destroyed seven nations in the land of Chanaan, he divided their land to them by lot. And after that he gave </text:span><text:span text:style-name="T26">unto them</text:span><text:span text:style-name="T22"> judges about the space of four hundred and fifty years, until Samuel the prophet. And afterward they desired a king: and God gave unto them Saul the son of Cis, a man of the tribe of Benjamin, by the space of forty years. And when he had removed him, he raised up unto them David to be their king; to whom also he gave testimony, and said, I have found David the </text:span><text:span text:style-name="T26">son</text:span><text:span text:style-name="T22"> of Jesse, a man after mine own heart, which shall fulfil all my will. Of this man’s seed hath God according to </text:span><text:span text:style-name="T26">his</text:span><text:span text:style-name="T22"> promise raised unto Israel a Saviour, Jesus: When John had first preached before his coming the baptism of repentance to all the people of Israel. </text:span><text:span text:style-name="T22">And as John fulfilled his course, he said, Whom think ye that I am? I am not </text:span><text:span text:style-name="T26">he</text:span><text:span text:style-name="T22">. But, behold, there cometh one after me, </text:span><text:span text:style-name="T22">whose shoes of </text:span><text:span text:style-name="T26">his</text:span><text:span text:style-name="T22"> feet I am not worthy to loose.</text:span></text:p>
      </text:section>
      <text:p text:style-name="P60"><text:tab/><text:span text:style-name="T6">The word of the Lord abides in this church and in every church. Amen.</text:span></text:p>
      <text:p text:style-name="P60"/>
      <text:p text:style-name="P47">The Gospel</text:p>
      <text:p text:style-name="P101">Psalm 108:3,109:4</text:p>
      <text:p text:style-name="P103"><text:tab/><text:span text:style-name="T6">A Psalm of David.</text:span></text:p>
      <text:p text:style-name="P97"><text:span text:style-name="T1"><text:tab/>The dominion is Thine in the day of Thy power: In the brightness of the saints. From the womb, before the morning star have I begotten Thee. </text:span><text:span text:style-name="T6">Alleluia.</text:span></text:p>
      <text:p text:style-name="P103"/>
      <text:p text:style-name="P59"/>
      <text:p text:style-name="P32">Luke 2:1-20</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62">
        <text:p text:style-name="P137"><text:span text:style-name="T50"><text:tab/></text:span><text:span text:style-name="T23">And it came to pass in those days, that there went out a decree from Caesar Augustus, that all the world should be taxed. (</text:span><text:span text:style-name="T25">And</text:span><text:span text:style-name="T23"> this taxing was first made when Cyrenius was governor of Syria.) And all went to be taxed, every one into his own city. And Joseph also went up from Galilee, out of the city of Nazareth, into Judaea, unto the city of David, which is called Bethlehem; (because he was of the house and lineage of David:) To be taxed with Mary his espoused wife, being great with child. </text:span><text:span text:style-name="T23">And so it was, that, while they were there, the days were accomplished that she should be delivered. </text:span><text:span text:style-name="T23">And she brought forth her firstborn son, and wrapped him in swaddling clothes, and laid him in a manger; because there was no room for them in the inn.</text:span></text:p>
        <text:p text:style-name="P138"><text:span text:style-name="T22"><text:tab/>And there were in the same country shepherds abiding in the field, keeping watch over their flock by night. And, lo, the angel of the Lord came upon them, and the glory of the Lord shone round about them: and they were sore afraid. And the angel said unto them, Fear not: for, behold, I bring you good tidings of great joy, which shall be to all people. For unto you is born this day in the city of David a Saviour, which is Christ the Lord. And this </text:span><text:span text:style-name="T26">shall be</text:span><text:span text:style-name="T22"> a sign unto you; Ye shall find the babe wrapped in swaddling clothes, lying in a manger. And suddenly there was with the angel a multitude of the heavenly host praising God, and saying, Glory to God in the highest, and on earth peace, good will toward men. And it came to pass, as the angels were gone away from them into heaven, the shepherds said one to another, Let us now go even unto Bethlehem, and see this thing which is come to pass, which the Lord hath made known unto us. And they came with haste, and found Mary, and Joseph, and the babe lying in a </text:span><text:span text:style-name="T22">manger. And when they had seen </text:span><text:span text:style-name="T26">it</text:span><text:span text:style-name="T22">, they made known abroad the saying which was told them concerning this child. And all they that heard </text:span><text:span text:style-name="T26">it</text:span><text:span text:style-name="T22"> wondered at those things which were told them by the shepherds. But Mary </text:span><text:span text:style-name="T22">kept all these things, and pondered </text:span><text:span text:style-name="T26">them</text:span><text:span text:style-name="T22"> in her heart. </text:span><text:span text:style-name="T22">And the shepherds returned, glorifying and praising God for all the things that they had heard and seen, as it was told unto them.</text:span><text:span text:style-name="T49"> </text:span><text:span text:style-name="T52">Glory be to God forever.</text:span></text:p>
      </text:section>
      <text:p text:style-name="P53"/>
      <text:p text:style-name="P57"/>
      <text:p text:style-name="P29">The Twenty-Ninth Day of Koiak</text:p>
      <text:p text:style-name="P74">Joyful Tune</text:p>
      <text:p text:style-name="P75">The Feast of the Nativity</text:p>
      <text:p text:style-name="P77"/>
      <text:p text:style-name="P50">The Vespers Gospel</text:p>
      <text:p text:style-name="P98">Psalm 71:8</text:p>
      <text:p text:style-name="P99"><text:tab/><text:span text:style-name="T6">A Psalm of David.</text:span></text:p>
      <text:p text:style-name="P97"><text:span text:style-name="T4"><text:tab/>The kings of Tarshish and of the isles shall bring presents: the kings of the Arabs and Seba shall offer gifts. </text:span><text:span text:style-name="T6">Alleluia.</text:span></text:p>
      <text:p text:style-name="P103"/>
      <text:p text:style-name="P59">Luke 3:23-38</text:p>
      <text:p text:style-name="P6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63">
        <text:p text:style-name="P137"><text:span text:style-name="T50"><text:tab/></text:span><text:span text:style-name="T22">And Jesus himself began to be about thirty years of age, being (as was supposed) the son of Joseph, which was </text:span><text:span text:style-name="T26">the son</text:span><text:span text:style-name="T22"> of Heli, Which was </text:span><text:span text:style-name="T26">the son</text:span><text:span text:style-name="T22"> of Matthat, which was </text:span><text:span text:style-name="T26">the son</text:span><text:span text:style-name="T22"> of Levi, which was </text:span><text:span text:style-name="T26">the son</text:span><text:span text:style-name="T22"> of Melchi, which was </text:span><text:span text:style-name="T26">the son</text:span><text:span text:style-name="T22"> of Janna, which was </text:span><text:span text:style-name="T26">the son</text:span><text:span text:style-name="T22"> of Joseph, Which was </text:span><text:span text:style-name="T26">the son</text:span><text:span text:style-name="T22"> of Mattathias, which was </text:span><text:span text:style-name="T26">the son</text:span><text:span text:style-name="T22"> of Amos, which was </text:span><text:span text:style-name="T26">the son</text:span><text:span text:style-name="T22"> of Naum, which was </text:span><text:span text:style-name="T26">the son</text:span><text:span text:style-name="T22"> of Esli, which was </text:span><text:span text:style-name="T26">the son</text:span><text:span text:style-name="T22"> of Nagge, Which was </text:span><text:span text:style-name="T26">the son</text:span><text:span text:style-name="T22"> of Maath, which was </text:span><text:span text:style-name="T26">the son</text:span><text:span text:style-name="T22"> of Mattathias, which was </text:span><text:span text:style-name="T26">the son</text:span><text:span text:style-name="T22"> of Semei, which was </text:span><text:span text:style-name="T26">the son</text:span><text:span text:style-name="T22"> of Joseph, which was </text:span><text:span text:style-name="T26">the son</text:span><text:span text:style-name="T22"> of Juda, Which was </text:span><text:span text:style-name="T26">the son</text:span><text:span text:style-name="T22"> of Joanna, which was </text:span><text:span text:style-name="T26">the son</text:span><text:span text:style-name="T22"> of Rhesa, which was </text:span><text:span text:style-name="T26">the son</text:span><text:span text:style-name="T22"> of Zorobabel, which was </text:span><text:span text:style-name="T26">the son</text:span><text:span text:style-name="T22"> of Salathiel, which was </text:span><text:span text:style-name="T26">the son</text:span><text:span text:style-name="T22"> of Neri, Which was </text:span><text:span text:style-name="T26">the son</text:span><text:span text:style-name="T22"> of Melchi, which was </text:span><text:span text:style-name="T26">the son</text:span><text:span text:style-name="T22"> of Addi, which was </text:span><text:span text:style-name="T26">the son</text:span><text:span text:style-name="T22"> of Cosam, which was </text:span><text:span text:style-name="T26">the son</text:span><text:span text:style-name="T22"> of Elmodam, which was </text:span><text:span text:style-name="T26">the son</text:span><text:span text:style-name="T22"> of Er, Which was </text:span><text:span text:style-name="T26">the son</text:span><text:span text:style-name="T22"> of Jose, which was </text:span><text:span text:style-name="T26">the son</text:span><text:span text:style-name="T22"> of Eliezer, which was </text:span><text:span text:style-name="T26">the son</text:span><text:span text:style-name="T22"> of Jorim, which was </text:span><text:span text:style-name="T26">the son</text:span><text:span text:style-name="T22"> of Matthat, which was </text:span><text:span text:style-name="T26">the son</text:span><text:span text:style-name="T22"> of Levi, Which was </text:span><text:span text:style-name="T26">the son</text:span><text:span text:style-name="T22"> of Simeon, which was </text:span><text:span text:style-name="T26">the son</text:span><text:span text:style-name="T22"> of Juda, which was </text:span><text:span text:style-name="T26">the son</text:span><text:span text:style-name="T22"> of Joseph, which was </text:span><text:span text:style-name="T26">the son</text:span><text:span text:style-name="T22"> of Jonan, which was </text:span><text:span text:style-name="T26">the son</text:span><text:span text:style-name="T22"> of Eliakim, Which was </text:span><text:span text:style-name="T26">the son</text:span><text:span text:style-name="T22"> of Melea, which was </text:span><text:span text:style-name="T26">the son</text:span><text:span text:style-name="T22"> of Menan, which was </text:span><text:span text:style-name="T26">the son</text:span><text:span text:style-name="T22"> of Mattatha, which was </text:span><text:span text:style-name="T26">the son</text:span><text:span text:style-name="T22"> of Nathan, which was </text:span><text:span text:style-name="T26">the son</text:span><text:span text:style-name="T22"> of David, Which was </text:span><text:span text:style-name="T26">the son</text:span><text:span text:style-name="T22"> of Jesse, which was </text:span><text:span text:style-name="T26">the son</text:span><text:span text:style-name="T22"> of Obed, which was </text:span><text:span text:style-name="T26">the son</text:span><text:span text:style-name="T22"> of Booz, which was </text:span><text:span text:style-name="T26">the son</text:span><text:span text:style-name="T22"> of Salmon, which was </text:span><text:span text:style-name="T26">the son</text:span><text:span text:style-name="T22"> of Naasson, Which was </text:span><text:span text:style-name="T26">the son</text:span><text:span text:style-name="T22"> of Aminadab, which was </text:span><text:span text:style-name="T26">the son</text:span><text:span text:style-name="T22"> of Aram, which was </text:span><text:span text:style-name="T26">the son</text:span><text:span text:style-name="T22"> of Esrom, which was </text:span><text:span text:style-name="T26">the son</text:span><text:span text:style-name="T22"> of Phares, </text:span><text:span text:style-name="T22">which was </text:span><text:span text:style-name="T26">the son</text:span><text:span text:style-name="T22"> of Juda, Which was </text:span><text:span text:style-name="T26">the son</text:span><text:span text:style-name="T22"> of Jacob, which was </text:span><text:span text:style-name="T26">the son</text:span><text:span text:style-name="T22"> of Isaac, which was </text:span><text:span text:style-name="T26">the son</text:span><text:span text:style-name="T22"> of Abraham, which was </text:span><text:span text:style-name="T26">the son</text:span><text:span text:style-name="T22"> of Thara, which was </text:span><text:span text:style-name="T26">the son</text:span><text:span text:style-name="T22"> of Nachor, Which was </text:span><text:span text:style-name="T26">the son</text:span><text:span text:style-name="T22"> of Saruch, which was </text:span><text:span text:style-name="T26">the son</text:span><text:span text:style-name="T22"> of Ragau, which was </text:span><text:span text:style-name="T26">the son</text:span><text:span text:style-name="T22"> of Phalec, which was </text:span><text:span text:style-name="T26">the son</text:span><text:span text:style-name="T22"> of Heber, which was </text:span><text:span text:style-name="T26">the </text:span><text:soft-page-break/><text:span text:style-name="T26">son</text:span><text:span text:style-name="T22"> of Sala, Which was </text:span><text:span text:style-name="T26">the son</text:span><text:span text:style-name="T22"> of Cainan, which was </text:span><text:span text:style-name="T26">the son</text:span><text:span text:style-name="T22"> of Arphaxad, which was </text:span><text:span text:style-name="T26">the son</text:span><text:span text:style-name="T22"> of Sem, which was </text:span><text:span text:style-name="T26">the son</text:span><text:span text:style-name="T22"> of Noe, which was </text:span><text:span text:style-name="T26">the son</text:span><text:span text:style-name="T22"> of Lamech, Which was </text:span><text:span text:style-name="T26">the son</text:span><text:span text:style-name="T22"> of Mathusala, which was </text:span><text:span text:style-name="T26">the son</text:span><text:span text:style-name="T22"> of Enoch, which was </text:span><text:span text:style-name="T26">the son</text:span><text:span text:style-name="T22"> of Jared, which was </text:span><text:span text:style-name="T26">the son</text:span><text:span text:style-name="T22"> of Maleleel, which was </text:span><text:span text:style-name="T26">the son</text:span><text:span text:style-name="T22"> of Cainan, Which was </text:span><text:span text:style-name="T26">the son</text:span><text:span text:style-name="T22"> of Enos, which was </text:span><text:span text:style-name="T26">the son</text:span><text:span text:style-name="T22"> of Seth, which was </text:span><text:span text:style-name="T26">the son</text:span><text:span text:style-name="T22"> of Adam, which was </text:span><text:span text:style-name="T26">the son</text:span><text:span text:style-name="T22"> of God.</text:span><text:span text:style-name="T50"> </text:span><text:span text:style-name="T52">Glory be to God forever.</text:span></text:p>
      </text:section>
      <text:p text:style-name="P60"/>
      <text:p text:style-name="P49">The Matins Gospel</text:p>
      <text:p text:style-name="P101">Psalm 71:13</text:p>
      <text:p text:style-name="P103"><text:tab/><text:span text:style-name="T6">A Psalm of David.</text:span></text:p>
      <text:p text:style-name="P97"><text:span text:style-name="T1"><text:tab/>And He shall live: And to Him shall be given of the gold of Arabia. Prayer also shall be made for Him continually: And daily shall He be praised. </text:span><text:span text:style-name="T6">Alleluia.</text:span></text:p>
      <text:p text:style-name="P111"/>
      <text:p text:style-name="P59">John 1:14-17</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64">
        <text:p text:style-name="P137"><text:span text:style-name="T52"><text:tab/></text:span><text:span text:style-name="T23">And the Word was made flesh, and dwelt among us, (and we beheld his glory, the glory as of the only begotten of the Father,) full of grace and truth.</text:span></text:p>
        <text:p text:style-name="P138"><text:span text:style-name="T21"><text:tab/>John bare witness of him, and cried, saying, This was he of whom I spake, He that cometh after me is preferred before me: for he was before me. And of his fulness have all we received, and grace for grace. </text:span><text:span text:style-name="T21">For the law was given by Moses, </text:span><text:span text:style-name="T26">but</text:span><text:span text:style-name="T22"> grace and truth came by Jesus Christ. </text:span><text:span text:style-name="T52">Glory be to God forever.</text:span></text:p>
      </text:section>
      <text:p text:style-name="P68"/>
      <text:p text:style-name="P49">The Liturgy</text:p>
      <text:p text:style-name="P60"/>
      <text:p text:style-name="P47">The Pauline Epistle</text:p>
      <text:p text:style-name="P59">Hebrews 1:1-2:4</text:p>
      <text:p text:style-name="P61"><text:tab/><text:span text:style-name="T6">A chapter from the First Epistle of our teacher Paul to the Hebrews. His blessing be upon us. Amen.</text:span></text:p>
      <text:section text:style-name="Sect1" text:name="Section165">
        <text:p text:style-name="P137"><text:span text:style-name="T50"><text:tab/></text:span><text:span text:style-name="T21">God, who at sundry times and in divers manners spake in time past unto the fathers by the prophets, Hath in these last days spoken unto us by </text:span><text:span text:style-name="T26">his</text:span><text:span text:style-name="T22"> Son, whom he hath appointed heir of all things, by whom also he made </text:span><text:span text:style-name="T22">the worlds; Who being the brightness of </text:span><text:span text:style-name="T26">his</text:span><text:span text:style-name="T22"> glory, and the express image of his person, and upholding all things by the word of his power, when he had by himself purged our sins, sat </text:span><text:span text:style-name="T22">down on the right hand of the Majesty on high;</text:span></text:p>
        <text:p text:style-name="P138"><text:span text:style-name="T22"><text:tab/>Being made so much better than the angels, as he hath by inheritance obtained a more excellent name than they. For unto which of the angels said he at any time, Thou art my Son, this day have I begotten thee? And again, I will be to him a Father, and he shall be </text:span><text:soft-page-break/><text:span text:style-name="T22">to me a Son? And again, when he bringeth in the firstbegotten into the world, he saith, And let all the angels of God worship him. And of the angels he saith, Who maketh his angels spirits, and his ministers a flame of fire. But unto the Son </text:span><text:span text:style-name="T26">he saith</text:span><text:span text:style-name="T22">, Thy throne, O God, </text:span><text:span text:style-name="T26">is</text:span><text:span text:style-name="T22"> for ever and ever: a sceptre of righteousness </text:span><text:span text:style-name="T26">is</text:span><text:span text:style-name="T22"> the sceptre of thy kingdom. Thou hast loved righteousness, and hated iniquity; therefore God, </text:span><text:span text:style-name="T26">even</text:span><text:span text:style-name="T22"> thy God, hath anointed thee with the oil of gladness above thy fellows. And, Thou, Lord, in the beginning hast laid the foundation of the earth; and the heavens are the works of thine hands: They shall perish; but thou remainest; and they all shall wax old as doth a garment; And as a vesture shalt thou </text:span><text:span text:style-name="T22">fold them up, and they shall be changed: but thou art the same, and thy years shall not fail. But to which of the angels said he at any time, Sit on my right hand, until I make thine enemies thy footstool? </text:span><text:span text:style-name="T22">Are they not all ministering spirits, sent forth to minister for them who shall be heirs of salvation?</text:span></text:p>
        <text:p text:style-name="P138"><text:span text:style-name="T22"><text:tab/>Therefore we ought to give the more earnest heed to the things which we have heard, lest at any time we should let </text:span><text:span text:style-name="T26">them</text:span><text:span text:style-name="T22"> slip. For if the word spoken by angels was stedfast, and every transgression and disobedience received a just recompence of reward; How shall we escape, if we neglect so great salvation; which at the first began to be spoken by the Lord, and was confirmed unto us by them that heard </text:span><text:span text:style-name="T26">him</text:span><text:span text:style-name="T22">; </text:span><text:span text:style-name="T22">God also bearing </text:span><text:span text:style-name="T26">them</text:span><text:span text:style-name="T22"> witness, both with signs and wonders, and with divers miracles, and gifts of the Holy Ghost, according to his own will?</text:span></text:p>
      </text:section>
      <text:p text:style-name="P59"><text:tab/><text:span text:style-name="T6">The grace of God the Father be with you all. Amen.</text:span></text:p>
      <text:p text:style-name="P60"/>
      <text:p text:style-name="P47">The Catholic Epistle</text:p>
      <text:p text:style-name="P59">2 Peter 1:12-17</text:p>
      <text:p text:style-name="P61"><text:tab/><text:span text:style-name="T6">The Catholic Epistle from the Second Epistle of our teacher Peter. His Blessing be upon us. Amen.</text:span></text:p>
      <text:section text:style-name="Sect1" text:name="Section166">
        <text:p text:style-name="P137"><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text:span><text:span text:style-name="T22">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text:span><text:span text:style-name="T22">my decease to have these things always in remembrance.</text:span></text:p>
        <text:p text:style-name="P153"><text:span text:style-name="T22"><text:tab/>For we have not followed cunningly devised fables, when we made known unto you the power and coming of our Lord Jesus Christ, but were eyewitnesses of his majesty. </text:span><text:span text:style-name="T22">For he received from God the Father honour and glory, when there came </text:span><text:soft-page-break/><text:span text:style-name="T22">such a voice to him from the excellent glory, This is my beloved Son, in whom I am well pleased.</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3:26-33a</text:p>
      <text:p text:style-name="P61"><text:tab/><text:span text:style-name="T6">A chapter from the Acts of our fathers the pure Apostles, who were invested with the grace of the Holy Spirit. Their blessing be with us all. Amen.</text:span></text:p>
      <text:section text:style-name="Sect1" text:name="Section167">
        <text:p text:style-name="P137"><text:span text:style-name="T50"><text:tab/></text:span><text:span text:style-name="T21">Men </text:span><text:span text:style-name="T26">and</text:span><text:span text:style-name="T22"> brethren, children of the stock of Abraham, and whosoever among you feareth God, to you is the word of this salvation sent. For they that dwell at Jerusalem, and their rulers, because they knew him not, nor yet the voices of the prophets which are read every sabbath day, they have fulfilled </text:span><text:span text:style-name="T26">them</text:span><text:span text:style-name="T22"> in condemning </text:span><text:span text:style-name="T26">him</text:span><text:span text:style-name="T22">. And though they found no cause of death </text:span><text:span text:style-name="T26">in him</text:span><text:span text:style-name="T22">, yet desired they Pilate that he should be slain. And when they had fulfilled all that was written of him, they took </text:span><text:span text:style-name="T26">him</text:span><text:span text:style-name="T22"> down from the tree, and laid </text:span><text:span text:style-name="T26">him</text:span><text:span text:style-name="T22"> in a sepulchre. But God raised him from the dead: And he was seen many days of them which came up with him from Galilee to Jerusalem, who are his witnesses unto the people. And we declare unto you glad tidings, how that the promise which was made unto the fathers, God hath fulfilled the same unto us their children, in that he hath raised up Jesus.</text:span></text:p>
      </text:section>
      <text:p text:style-name="P60"><text:tab/><text:span text:style-name="T6">The word of the Lord abides in this church and in every church. Amen.</text:span></text:p>
      <text:p text:style-name="P60"/>
      <text:p text:style-name="P47">The Gospel</text:p>
      <text:p text:style-name="P101">Psalm 2:5,6</text:p>
      <text:p text:style-name="P103"><text:tab/><text:span text:style-name="T6">A Psalm of David.</text:span></text:p>
      <text:p text:style-name="P97"><text:span text:style-name="T13"><text:tab/></text:span><text:span text:style-name="T1">The Lord has said unto me, Thou art my Son; this day have I begotten Thee. Ask of me, and I shall give Thee the nations for Thine inheritance, and Thy dominion to the ends of the earth. </text:span><text:span text:style-name="T6">Alleluia.</text:span></text:p>
      <text:p text:style-name="P103"/>
      <text:p text:style-name="P59">Matthew 2:1-12</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68">
        <text:p text:style-name="P137"><text:span text:style-name="T50"><text:tab/></text:span><text:span text:style-name="T23">Now when Jesus was born in Bethlehem of Judaea in the days of Herod the king, behold, there came wise men from the east to Jerusalem, </text:span><text:span text:style-name="T23">Saying, Where is he that is born King of the Jews? for we have seen his star in the east, and are come to worship him. When Herod the king had heard </text:span><text:span text:style-name="T25">these things</text:span><text:span text:style-name="T23">, he was troubled, and all Jerusalem with him. And when he had </text:span><text:soft-page-break/><text:span text:style-name="T23">gathered all the chief priests and scribes of the people together, he </text:span><text:span text:style-name="T23">demanded of them where Christ should be born. And they said unto him, In Bethlehem of Judaea: for thus it is written by the prophet, And thou Bethlehem, </text:span><text:span text:style-name="T25">in</text:span><text:span text:style-name="T23"> the land of Juda, art not the least among the princes of Juda: for out of thee shall come a Governor, that shall rule my people Israel. Then Herod, when he had privily called the wise men, enquired of them diligently what time the star appeared. </text:span><text:span text:style-name="T23">And he sent them to Bethlehem, and said, Go and search diligently for the young child; and when ye have found </text:span><text:span text:style-name="T25">him</text:span><text:span text:style-name="T23">, bring me word again, that I may come and worship him also.</text:span></text:p>
        <text:p text:style-name="P138"><text:span text:style-name="T22"><text:tab/>When they had heard the king, they departed; and, lo, the star, which they saw in the east, went before them, till it came and stood over where the young child was. When they saw the star, they rejoiced with </text:span><text:span text:style-name="T22">exceeding great joy. And when they were come into the house, they saw the young child with Mary his mother, and fell down, and worshipped him: and when they had opened their treasures, they presented unto him gifts; gold, and frankincense, and myrrh. And being warned of God in a dream that they should not return to Herod, they departed into their own country another way. </text:span><text:span text:style-name="T52">Glory be to God forever.</text:span></text:p>
      </text:section>
      <text:p text:style-name="P53"/>
      <text:p text:style-name="P57">The Thirtieth Day of Koiak</text:p>
      <text:p text:style-name="P74">Joyful Tune</text:p>
      <text:p text:style-name="P75">Second day of the Feast of the Nativity</text:p>
      <text:p text:style-name="P74">St. John the Hegoumen</text:p>
      <text:p text:style-name="P74"/>
      <text:p text:style-name="P50">The Vespers Gospel</text:p>
      <text:p text:style-name="P98">Psalm 71:1</text:p>
      <text:p text:style-name="P99"><text:tab/><text:span text:style-name="T6">A Psalm of David.</text:span></text:p>
      <text:p text:style-name="P97"><text:tab/><text:span text:style-name="T4">O God, give the king Thy judgments: And Thy righteousness unto the king's son: To judge Thy people with righteousness, and Thy poor with judgment. </text:span><text:span text:style-name="T6">Alleluia.</text:span></text:p>
      <text:p text:style-name="P101"/>
      <text:p text:style-name="P59">Matthew 12:15-23</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69">
        <text:p text:style-name="P137"><text:span text:style-name="T50"><text:tab/></text:span><text:span text:style-name="T22">But when Jesus knew </text:span><text:span text:style-name="T26">it</text:span><text:span text:style-name="T22">, he withdrew himself from thence: and great multitudes followed him, and he healed them all; And charged them </text:span><text:span text:style-name="T22">that they should not make him known: That it might be fulfilled which was spoken by Esaias the prophet, saying, Behold my servant, whom I have chosen; my beloved, in whom my soul is well pleased: I will </text:span><text:soft-page-break/><text:span text:style-name="T22">put my spirit upon him, and he shall shew judgment to the Gentiles. He </text:span><text:span text:style-name="T22">shall not strive, nor cry; neither shall any man hear his voice in the streets. A bruised reed shall he not break, and smoking flax shall he not quench, till he send forth judgment unto victory. </text:span><text:span text:style-name="T22">And in his name shall the Gentiles trust.</text:span></text:p>
        <text:p text:style-name="P138"><text:span text:style-name="T22"><text:tab/>Then was brought unto him one possessed with a devil, blind, and dumb: and he healed him, insomuch that the blind and dumb both spake and saw. </text:span><text:span text:style-name="T22">And all the people were amazed, and said, Is not this the son of David?</text:span><text:span text:style-name="T50"> </text:span><text:span text:style-name="T52">Glory be to God forever.</text:span></text:p>
      </text:section>
      <text:p text:style-name="P60"/>
      <text:p text:style-name="P49">The Matins Gospel</text:p>
      <text:p text:style-name="P101">Psalm 72:11</text:p>
      <text:p text:style-name="P103"><text:tab/><text:span text:style-name="T6">A Psalm of David.</text:span></text:p>
      <text:p text:style-name="P97"><text:span text:style-name="T5"><text:tab/></text:span><text:span text:style-name="T1">The kings of the earth shall worship Him: All nations shall serve Him. The whole earth shall be filled with His glory. </text:span><text:span text:style-name="T6">Alleluia.</text:span></text:p>
      <text:p text:style-name="P111"/>
      <text:p text:style-name="P59">Matthew 22:41-46</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70">
        <text:p text:style-name="P137"><text:span text:style-name="T52"><text:tab/></text:span><text:span text:style-name="T23">While the Pharisees were gathered together, Jesus asked them, Saying,</text:span><text:span text:style-name="T67"> What think ye of Christ? whose son is he?</text:span><text:span text:style-name="T23"> They say unto him, </text:span><text:span text:style-name="T25">The Son</text:span><text:span text:style-name="T23"> of David. He saith unto them,</text:span><text:span text:style-name="T67"> How then doth David in spirit call him Lord, saying,</text:span><text:span text:style-name="T23"> </text:span><text:span text:style-name="T67">The LORD said unto my Lord, Sit thou on my right hand, till I make thine enemies thy footstool?</text:span><text:span text:style-name="T23"> </text:span><text:span text:style-name="T67">If David then call him Lord, how is he his son?</text:span><text:span text:style-name="T23"> </text:span><text:span text:style-name="T23">And no man was able to answer him a word, neither durst any </text:span><text:span text:style-name="T25">man</text:span><text:span text:style-name="T23"> from that day forth ask him any more </text:span><text:span text:style-name="T25">questions</text:span><text:span text:style-name="T23">.</text:span><text:span text:style-name="T51"> </text:span><text:span text:style-name="T52">Glory be to God forever.</text:span></text:p>
      </text:section>
      <text:p text:style-name="P68"/>
      <text:p text:style-name="P49">The Liturgy</text:p>
      <text:p text:style-name="P60"/>
      <text:p text:style-name="P47">The Pauline Epistle</text:p>
      <text:p text:style-name="P59">Galatians 4:19-5:1</text:p>
      <text:p text:style-name="P61"><text:tab/><text:span text:style-name="T6">A chapter from the Epistle of our teacher Paul to the Galatians. His blessing be upon us. Amen.</text:span></text:p>
      <text:section text:style-name="Sect1" text:name="Section171">
        <text:p text:style-name="P137"><text:span text:style-name="T50"><text:tab/></text:span><text:span text:style-name="T21">My little children, of whom I travail in birth again until Christ be formed in you, </text:span><text:span text:style-name="T21">I desire to be present with you now, and to change my voice; for I stand in doubt of you.</text:span></text:p>
        <text:p text:style-name="P138"><text:span text:style-name="T21"><text:tab/>Tell me, ye that desire to be under the law, do ye not hear the law? For it is written, that Abraham had two sons, the one by a bondmaid, the other by a freewoman. But he </text:span><text:span text:style-name="T26">who was</text:span><text:span text:style-name="T22"> </text:span><text:span text:style-name="T22">of the bondwoman was born after the flesh; but he of the freewoman </text:span><text:span text:style-name="T26">was</text:span><text:span text:style-name="T22"> by promise. Which things are an allegory: for these are the two covenants; the </text:span><text:soft-page-break/><text:span text:style-name="T22">one from the mount Sinai, which gendereth to bondage, which is Agar. For this Agar is mount Sinai in Arabia, and answereth to Jerusalem which </text:span><text:span text:style-name="T22">now is, and is in bondage with her children. But Jerusalem which is above is free, which is the mother of us all. For it is written, Rejoice, </text:span><text:span text:style-name="T26">thou</text:span><text:span text:style-name="T22"> barren that bearest not; break forth and cry, thou that travailest not: for the desolate hath many more children than she which hath an husband. Now we, brethren, as Isaac was, are the children of promise. But as then he that was born after the flesh persecuted him </text:span><text:span text:style-name="T26">that was born</text:span><text:span text:style-name="T22"> after the Spirit, even so </text:span><text:span text:style-name="T26">it is</text:span><text:span text:style-name="T22"> now. Nevertheless what saith the scripture? Cast out the bondwoman and her son: for the son of the bondwoman shall not be heir with the son of the freewoman. So then, brethren, we are not children of the bondwoman, but of the free.</text:span></text:p>
        <text:p text:style-name="P140"><text:tab/>Stand fast therefore in the liberty wherewith Christ hath made us free, and be not entangled again with the yoke of bondage.</text:p>
      </text:section>
      <text:p text:style-name="P59"><text:tab/><text:span text:style-name="T6">The grace of God the Father be with you all. Amen.</text:span></text:p>
      <text:p text:style-name="P60"/>
      <text:p text:style-name="P47">The Catholic Epistle</text:p>
      <text:p text:style-name="P59">1 John 4:15-5:4</text:p>
      <text:p text:style-name="P61"><text:tab/><text:span text:style-name="T6">The Catholic Epistle from the First Epistle of our teacher John. His Blessing be upon us. Amen.</text:span></text:p>
      <text:section text:style-name="Sect1" text:name="Section172">
        <text:p text:style-name="P137"><text:span text:style-name="T50"><text:tab/></text:span><text:span text:style-name="T21">Whosoever shall confess that Jesus is the Son of God, God dwelleth in him, and he in God. </text:span><text:span text:style-name="T21">And we have known and believed the love that God hath to us. God is love; and he that dwelleth in love dwelleth in God, and God in him.</text:span></text:p>
        <text:p text:style-name="P138"><text:span text:style-name="T21"><text:tab/>Herein is our love made perfect, that we may have boldness in the day of judgment: because as he is, so are we in this world. 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text:span><text:span text:style-name="T21">And this commandment have we from him, That he who loveth God love his brother also.</text:span></text:p>
        <text:p text:style-name="P138"><text:span text:style-name="T21"><text:tab/>Whosoever believeth that Jesus is the Christ is born of God: and every </text:span><text:span text:style-name="T21">one that loveth him that begat loveth him also that is begotten of him. By this we know that we love the children of God, when we love God, and keep his commandments. For this is the love of God, that we keep his commandments: and his commandments are not grievous. </text:span><text:span text:style-name="T21">For whatsoever is born of God overcometh the world: </text:span><text:span text:style-name="T21">and this is the victory that overcometh the world, </text:span><text:span text:style-name="T26">even</text:span><text:span text:style-name="T22"> our faith.</text:span></text:p>
      </text:section>
      <text:p text:style-name="P151"><text:tab/><text:span text:style-name="T6">Do not love the world, nor the things which are in the world. The world shall pass away and all its desires; but he </text:span><text:soft-page-break/><text:span text:style-name="T6">who does the will of God shall abide forever. Amen.</text:span></text:p>
      <text:p text:style-name="P60"/>
      <text:p text:style-name="P5">The Praxis</text:p>
      <text:p text:style-name="P59">Acts 13:36-43</text:p>
      <text:p text:style-name="P61"><text:tab/><text:span text:style-name="T6">A chapter from the Acts of our fathers the pure Apostles, who were invested with the grace of the Holy Spirit. Their blessing be with us all. Amen.</text:span></text:p>
      <text:section text:style-name="Sect1" text:name="Section173">
        <text:p text:style-name="P137"><text:span text:style-name="T50"><text:tab/></text:span><text:span text:style-name="T21">For David, after he had served his own generation by the will of God, fell on sleep, and was laid unto his fathers, and saw corruption: But he, whom God raised again, saw no corruption. Be it known unto you therefore, men </text:span><text:span text:style-name="T26">and</text:span><text:span text:style-name="T22"> brethren, that through this man is preached unto you the forgiveness of sins: And by him all that believe are justified from all things, from which ye could not be justified by the law of Moses. Beware therefore, lest that come upon you, which is spoken of in the prophets; Behold, ye despisers, and wonder, and perish: for I work a work in your days, a work </text:span><text:span text:style-name="T22">which ye shall in no wise believe, though a man declare it unto you.</text:span></text:p>
        <text:p text:style-name="P138"><text:span text:style-name="T22"><text:tab/>And when the Jews were gone out of the synagogue, the Gentiles besought that these words might be preached to them the next sabbath. </text:span><text:span text:style-name="T22">Now when the congregation was broken up, many of the Jews and religious proselytes followed Paul and Barnabas: who, speaking to them, persuaded them to continue in the grace of God.</text:span></text:p>
      </text:section>
      <text:p text:style-name="P60"><text:tab/><text:span text:style-name="T6">The word of the Lord abides in this church and in every church. Amen.</text:span></text:p>
      <text:p text:style-name="P60"/>
      <text:p text:style-name="P47">The Gospel</text:p>
      <text:p text:style-name="P101">Psalm 72:17</text:p>
      <text:p text:style-name="P103"><text:tab/><text:span text:style-name="T6">A Psalm of David.</text:span></text:p>
      <text:p text:style-name="P97"><text:span text:style-name="T13"><text:tab/></text:span><text:span text:style-name="T1">May His Name be blessed for ever: Before the sun His name continues. And in Him shall all the tribes of the earth be blessed: all nations shall glorify Him. </text:span><text:span text:style-name="T6">Alleluia.</text:span></text:p>
      <text:p text:style-name="P103"/>
      <text:p text:style-name="P59">John 1:1-13</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4">
        <text:p text:style-name="P137"><text:span text:style-name="T50"><text:tab/></text:span><text:span text:style-name="T23">In the beginning was the Word, and the Word was with God, and the Word was God. The same was in the beginning with God. All things were made by him; and without him was not any thing made that was made. </text:span><text:span text:style-name="T23">In him was life; and the life was the light of men.</text:span></text:p>
        <text:p text:style-name="P138"><text:span text:style-name="T21"><text:tab/>And the light shineth in darkness; and the darkness comprehended </text:span><text:span text:style-name="T21">it not. There was a man sent from God, whose name </text:span><text:span text:style-name="T26">was</text:span><text:span text:style-name="T22"> John. The same came for a witness, to bear witness of </text:span><text:soft-page-break/><text:span text:style-name="T22">the Light, that all </text:span><text:span text:style-name="T26">men</text:span><text:span text:style-name="T22"> through him might believe. He was not that Light, but </text:span><text:span text:style-name="T26">was sent</text:span><text:span text:style-name="T22"> to bear witness of that </text:span><text:span text:style-name="T22">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52">Glory be to God forever.</text:span></text:p>
      </text:section>
      <text:p text:style-name="P55"/>
      <text:p text:style-name="P57"/>
      <text:p text:style-name="P40">The First Day of Tobi</text:p>
      <text:p text:style-name="P74">Joyful Tune</text:p>
      <text:p text:style-name="P74">The Third Day of Nativity</text:p>
      <text:p text:style-name="P75">St. Stephen the Archdeacon and martyr</text:p>
      <text:p text:style-name="P74">St. Leontius the martyr</text:p>
      <text:p text:style-name="P100"><text:tab/>(also Thoout 15, 24; Paopi 26; Tobi 1, 20; Phamenoth 19; Pharamuthi 15, 29; Pashons 3, 22; Paoni 1, 25; Epip 6)</text:p>
      <text:p text:style-name="P84"/>
      <text:p text:style-name="P50">The Vespers Gospel</text:p>
      <text:p text:style-name="P98">Psalm 5:10,11,13</text:p>
      <text:p text:style-name="P99"><text:tab/><text:span text:style-name="T6">A Psalm of David.</text:span></text:p>
      <text:p text:style-name="P97"><text:tab/><text:span text:style-name="T1">let them be glad, all those that hope in Thee: they shall rejoice forever; for Thou, Lord, hast blessed the righteous; as with the shield of good will Thou hast crowned us. </text:span><text:span text:style-name="T6">Alleluia.</text:span></text:p>
      <text:p text:style-name="P104"/>
      <text:p text:style-name="P59">Matthew 10:24-33</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75">
        <text:p text:style-name="P137"><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60"/>
      <text:p text:style-name="P49">The Matins Gospel</text:p>
      <text:p text:style-name="P101">Psalm 33:18,19</text:p>
      <text:p text:style-name="P103"><text:tab/><text:span text:style-name="T6">A Psalm of David.</text:span></text:p>
      <text:p text:style-name="P113"><text:tab/><text:span text:style-name="T1">Many are the afflictions of the righteous: And the LORD will deliver them out of them all. The Lord will keep all their bones: not one of them shall be broken. </text:span>Alleluia.</text:p>
      <text:p text:style-name="P59"><text:soft-page-break/>John 12:20-26</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6">
        <text:p text:style-name="P137"><text:span text:style-name="T52"><text:tab/></text:span><text:span text:style-name="T23">And there were certain Greeks among them that came up to worship at the feast: The same came therefore to Philip, which was of Bethsaida of </text:span><text:span text:style-name="T23">Galilee, and desired him, saying, Sir, we would see Jesus. Philip cometh </text:span><text:span text:style-name="T23">and telleth Andrew: and again Andrew and Philip tell Jesus. And Jesus answered them, saying, </text:span><text:span text:style-name="T67">The hour is come, that the Son of man should be glorified.</text:span><text:span text:style-name="T23"> </text:span><text:span text:style-name="T67">Verily, verily, I say unto you, Except a corn of wheat fall into the ground and die, it abideth alone: but if it die, it bringeth forth much fruit.</text:span><text:span text:style-name="T23"> </text:span><text:span text:style-name="T67">He that loveth his life shall lose it; and he that hateth his life in this world shall keep it unto life eternal.</text:span><text:span text:style-name="T23"> </text:span><text:span text:style-name="T67">If any man serve me, let him follow me; and where I am, there shall also my servant be: if any man serve me, him will </text:span><text:span text:style-name="T69">my</text:span><text:span text:style-name="T67"> Father honour.</text:span><text:span text:style-name="T51"> </text:span><text:span text:style-name="T52">Glory be to God forever.</text:span></text:p>
      </text:section>
      <text:p text:style-name="P68"/>
      <text:p text:style-name="P49">The Liturgy</text:p>
      <text:p text:style-name="P60"/>
      <text:p text:style-name="P47">The Pauline Epistle</text:p>
      <text:p text:style-name="P59">2 Corinthians 11:16-12:12</text:p>
      <text:p text:style-name="P61"><text:tab/><text:span text:style-name="T6">A chapter from the Second Epistle of our teacher Paul to the Corinthians. His blessing be upon us. Amen.</text:span></text:p>
      <text:section text:style-name="Sect1" text:name="Section177">
        <text:p text:style-name="P137"><text:span text:style-name="T50"><text:tab/></text:span><text:span text:style-name="T21">I say again, Let no man think me a fool; if otherwise, yet as a fool receive me, that I may boast myself a little. That which I speak, I speak </text:span><text:span text:style-name="T26">it</text:span><text:span text:style-name="T22"> not after the Lord, but as it were foolishly, in this confidence of boasting. Seeing that many glory after the flesh, I will glory also. For ye suffer fools gladly, seeing ye </text:span><text:span text:style-name="T26">yourselves</text:span><text:span text:style-name="T22"> are wise. For ye suffer, if a man bring you into bondage, if a man devour </text:span><text:span text:style-name="T26">you</text:span><text:span text:style-name="T22">, if a man take </text:span><text:span text:style-name="T26">of you</text:span><text:span text:style-name="T22">, if a man exalt himself, if a man smite you on the face. </text:span><text:span text:style-name="T22">I speak as concerning reproach, as though we had been weak. Howbeit whereinsoever any is bold, (I speak foolishly,) I am bold also.</text:span></text:p>
        <text:p text:style-name="P138"><text:span text:style-name="T22"><text:tab/>Are they Hebrews? so </text:span><text:span text:style-name="T26">am</text:span><text:span text:style-name="T22"> I. Are they Israelites? so </text:span><text:span text:style-name="T26">am</text:span><text:span text:style-name="T22"> I. Are they the seed of Abraham? so </text:span><text:span text:style-name="T26">am</text:span><text:span text:style-name="T22"> I. Are they ministers of Christ? (I speak as a fool) I </text:span><text:span text:style-name="T26">am</text:span><text:span text:style-name="T22"> more; in labours more abundant, in stripes above measure, in prisons more frequent, in deaths oft. Of the Jews five times received I forty </text:span><text:span text:style-name="T26">stripes</text:span><text:span text:style-name="T22"> save one. Thrice was I beaten with rods, once was I stoned, thrice I suffered shipwreck, a night and a day I have been in the deep; </text:span><text:span text:style-name="T26">In</text:span><text:span text:style-name="T22"> journeyings often, </text:span><text:span text:style-name="T26">in</text:span><text:span text:style-name="T22"> perils of waters, </text:span><text:span text:style-name="T26">in</text:span><text:span text:style-name="T22"> perils of robbers, </text:span><text:span text:style-name="T26">in</text:span><text:span text:style-name="T22"> perils by </text:span><text:span text:style-name="T26">mine own</text:span><text:span text:style-name="T22"> countrymen, </text:span><text:span text:style-name="T26">in</text:span><text:span text:style-name="T22"> perils by the heathen, </text:span><text:span text:style-name="T26">in</text:span><text:span text:style-name="T22"> perils in the city, </text:span><text:span text:style-name="T26">in</text:span><text:span text:style-name="T22"> perils in the wilderness, </text:span><text:span text:style-name="T26">in</text:span><text:span text:style-name="T22"> perils in the sea, </text:span><text:span text:style-name="T26">in</text:span><text:span text:style-name="T22"> perils among </text:span><text:span text:style-name="T22">false brethren; In weariness and pain</text:span><text:soft-page-break/><text:span text:style-name="T22">fulness, in watchings often, in hunger and thirst, in fastings often, in cold and nakedness. Beside those things that are without, that which cometh upon me daily, the care of all the churches. Who is weak, and I am not weak? who is offended, and I burn </text:span><text:span text:style-name="T22">not? If I must needs glory, I will glory of the things which concern mine infirmities. The God and Father of our Lord Jesus Christ, which is blessed for </text:span><text:span text:style-name="T22">evermore, knoweth that I lie not. In Damascus the governor under Aretas </text:span><text:span text:style-name="T22">the king kept the city of the Damascenes with a garrison, desirous to apprehend me: </text:span><text:span text:style-name="T22">And through a window in a basket was I let down by the wall, and escaped his hands.</text:span></text:p>
        <text:p text:style-name="P138"><text:span text:style-name="T22"><text:s/><text:tab/>It is not expedient for me doubtless to glory. I will come to visions and revelations of the Lord. I knew a man in Christ above fourteen years ago, (whether in the body, I cannot tell; or whether out of the body, I cannot tell: God knoweth;) such an one caught up to the third heaven. And I knew such a man, (whether in the body, or out of the body, I cannot tell: God knoweth;) How that he was caught up into paradise, and heard unspeakable words, which it is not lawful for a man to utter. Of such an one will I glory: yet of myself I will not glory, but in mine infirmities. For though I would desire to glory, I shall not be a fool; for I will say the truth: but </text:span><text:span text:style-name="T26">now</text:span><text:span text:style-name="T22"> I forbear, lest any man should think of me above that which he seeth me </text:span><text:span text:style-name="T26">to be</text:span><text:span text:style-name="T22">, or </text:span><text:span text:style-name="T26">that</text:span><text:span text:style-name="T22"> he heareth of me. And lest I should be exalted above measure through the abundance of the revelations, there was given to me a thorn in the flesh, the messenger of Satan to buffet me, lest I should be exalted above measure. For this thing I besought the Lord thrice, that it might depart from me. And he said unto me, </text:span><text:span text:style-name="T66">My grace is sufficient for thee: for my strength is made perfect in weakness.</text:span><text:span text:style-name="T22"> Most gladly therefore will I rather glory in my infirmities, that the power of Christ may rest upon me. Therefore I take pleasure in infirmities, in reproaches, in necessities, in persecutions, in distresses for Christ’s sake: for when I am weak, then am I strong.</text:span></text:p>
        <text:p text:style-name="P138"><text:span text:style-name="T22"><text:tab/>I am become a fool in glorying; ye have compelled me: for I ought to have been commended of you: for in nothing am I behind the very chiefest apostles, though I be nothing. </text:span><text:span text:style-name="T22">Truly the signs of an apostle were wrought among you in all patience, in signs, and wonders, and mighty deeds.</text:span></text:p>
      </text:section>
      <text:p text:style-name="P59"><text:tab/><text:span text:style-name="T6">The grace of God the Father be with you all. Amen.</text:span></text:p>
      <text:p text:style-name="P60"/>
      <text:p text:style-name="P47"/>
      <text:p text:style-name="P31">The Catholic Epistle</text:p>
      <text:p text:style-name="P59">1 Peter 1:25b-2:10</text:p>
      <text:p text:style-name="P61"><text:tab/><text:span text:style-name="T6">The Catholic Epistle from the First Epistle of our teacher Peter. His Blessing be upon us. Amen.</text:span></text:p>
      <text:section text:style-name="Sect1" text:name="Section178">
        <text:p text:style-name="P66"><text:span text:style-name="T13"><text:tab/></text:span><text:span text:style-name="T21">And this is the word which by the gospel is preached unto you.</text:span></text:p>
        <text:p text:style-name="P138"><text:span text:style-name="T21"><text:tab/>Wherefore laying aside all malice, and all guile, and hypocrisies, and envies, and all evil speakings, As newborn babes, desire the sincere </text:span><text:span text:style-name="T21">milk of the word, that ye may grow thereby: </text:span><text:span text:style-name="T21">If so be ye have tasted that the Lord </text:span><text:span text:style-name="T26">is</text:span><text:span text:style-name="T22"> gracious.</text:span></text:p>
        <text:p text:style-name="P138"><text:span text:style-name="T22"><text:tab/>To whom coming, </text:span><text:span text:style-name="T26">as unto</text:span><text:span text:style-name="T22"> a living stone, disallowed indeed of men, but chosen of God, </text:span><text:span text:style-name="T26">and</text:span><text:span text:style-name="T22"> precious, Ye </text:span><text:span text:style-name="T22">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6:1-7:2</text:p>
      <text:p text:style-name="P61"><text:tab/><text:span text:style-name="T6">A chapter from the Acts of our fathers the pure Apostles, who were invested with the grace of the Holy Spirit. Their blessing be with us all. Amen.</text:span></text:p>
      <text:section text:style-name="Sect1" text:name="Section179">
        <text:p text:style-name="P137"><text:span text:style-name="T50"><text:tab/></text:span><text:span text:style-name="T21">And in those days, when the number of the disciples was multiplied, there arose a murmuring of the Grecians against the Hebrews, because their widows were neglected in the daily ministration. Then the twelve called the multitude of the disciples </text:span><text:span text:style-name="T26">unto them</text:span><text:span text:style-name="T22">, and said, It is not reason that we should leave the word of God, and serve tables. Wherefore, brethren, look ye out among you seven men of honest report, full of the Holy Ghost and wisdom, whom we may appoint over this business. But we will give ourselves continually to prayer, and to the ministry of the word. And the saying pleased the whole multitude: and they chose Stephen, a man full of faith and of the Holy Ghost, and Philip, and </text:span><text:soft-page-break/><text:span text:style-name="T22">Prochorus, and Nicanor, and Timon, and Parmenas, and Nicolas a proselyte of Antioch: Whom they set before the apostles: and when they </text:span><text:span text:style-name="T22">had prayed, they laid </text:span><text:span text:style-name="T26">their</text:span><text:span text:style-name="T22"> hands on them. </text:span><text:span text:style-name="T22">And the word of God increased; and the number of the disciples multiplied in Jerusalem greatly; and a great company of the priests were obedient to the faith.</text:span></text:p>
        <text:p text:style-name="P138"><text:span text:style-name="T22"><text:tab/>And Stephen, full of faith and power, did great wonders and miracles among the people. Then there arose certain of the synagogue, which is called </text:span><text:span text:style-name="T26">the synagogue</text:span><text:span text:style-name="T22"> of the Libertines, and Cyrenians, and Alexandrians, and of them of Cilicia and of Asia, disputing with Stephen. And they were not able to resist the wisdom and the spirit by which he spake. Then they suborned men, which said, We have heard him speak blasphemous words against Moses, and </text:span><text:span text:style-name="T26">against</text:span><text:span text:style-name="T22"> God. And they stirred up the people, and the elders, and the scribes, and came upon </text:span><text:span text:style-name="T26">him</text:span><text:span text:style-name="T22">, and caught him, and brought </text:span><text:span text:style-name="T26">him</text:span><text:span text:style-name="T22"> to the council, And set up false witnesses, which said, This man ceaseth not to speak blasphemous words against this holy place, and the law: For we have heard him say, that this Jesus of Nazareth shall destroy this place, and shall change the customs which Moses delivered us. </text:span><text:span text:style-name="T31">15 </text:span><text:span text:style-name="T22">And all that sat in the council, looking stedfastly on him, saw his face as it had been the face of an angel.</text:span></text:p>
        <text:p text:style-name="P140"><text:tab/>Then said the high priest, Are these things so? And he said, Men, brethren, and fathers, hearken; The God of glory appeared unto our father Abraham, when he was in Mesopotamia, before he dwelt in Charran.</text:p>
      </text:section>
      <text:p text:style-name="P60"><text:tab/><text:span text:style-name="T6">The word of the Lord abides in this church and in every church. Amen.</text:span></text:p>
      <text:p text:style-name="P60"/>
      <text:p text:style-name="P47">The Gospel</text:p>
      <text:p text:style-name="P101">Psalm 20:3,5</text:p>
      <text:p text:style-name="P103"><text:tab/><text:span text:style-name="T6">A Psalm of David.</text:span></text:p>
      <text:p text:style-name="P97"><text:span text:style-name="T13"><text:tab/></text:span><text:span text:style-name="T1">For thou hast overtaken him with the blessings of Thy goodness: Thou hast placed upon his head a crown of precious stones. Great is His glory in Thy salvation: Glory and great beauty shalt Thou lay upon him. </text:span><text:span text:style-name="T6">Alleluia.</text:span></text:p>
      <text:p text:style-name="P103"/>
      <text:p text:style-name="P59">Luke 10:1-20</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80">
        <text:p text:style-name="P137"><text:span text:style-name="T50"><text:tab/></text:span><text:span text:style-name="T23">After these things the Lord appointed other seventy also, and sent them two and two before his face into every city and place, whither he himself would come. Therefore said he unto them, </text:span><text:span text:style-name="T67">The harvest truly </text:span><text:span text:style-name="T69">is</text:span><text:span text:style-name="T67"> great, but the labourers </text:span><text:span text:style-name="T69">are</text:span><text:span text:style-name="T67"> few: pray ye therefore the Lord of the harvest, </text:span><text:soft-page-break/><text:span text:style-name="T67">that he would send forth labourers into his harvest.</text:span><text:span text:style-name="T23"> </text:span><text:span text:style-name="T67">Go your ways: behold, I send you forth as lambs among wolves.</text:span><text:span text:style-name="T23"> </text:span><text:span text:style-name="T67">Carry neither purse, </text:span><text:span text:style-name="T67">nor scrip, nor </text:span><text:span text:style-name="T67">shoes: and salute no man by the way.</text:span><text:span text:style-name="T23"> </text:span><text:span text:style-name="T67">And into whatsoever house ye enter, first say, Peace </text:span><text:span text:style-name="T69">be</text:span><text:span text:style-name="T67"> to this house.</text:span><text:span text:style-name="T23"> </text:span><text:span text:style-name="T67">And if the son of peace be there, your peace shall rest upon it: if not, it shall turn to you again.</text:span><text:span text:style-name="T23"> </text:span><text:span text:style-name="T67">And in the same house </text:span><text:span text:style-name="T67">remain, eating and drinking such things as they give: for the labourer is </text:span><text:span text:style-name="T67">worthy of his hire. Go not from house to house.</text:span><text:span text:style-name="T23"> </text:span><text:span text:style-name="T67">And into whatsoever city ye enter, and they receive you, eat such things as are set before you:</text:span><text:span text:style-name="T23"> </text:span><text:span text:style-name="T67">And heal </text:span><text:span text:style-name="T67">the sick that are therein, and say unto them, The kingdom of God is come nigh unto you.</text:span><text:span text:style-name="T23"> </text:span><text:span text:style-name="T67">But into whatsoever city ye enter, and they receive you not, go your ways out into the streets of the same, and say,</text:span><text:span text:style-name="T23"> </text:span><text:span text:style-name="T67">Even the very dust of your city, which cleaveth on us, we do wipe off against you: notwithstanding be ye sure of this, that the kingdom of God is come nigh unto you.</text:span><text:span text:style-name="T23"> </text:span><text:span text:style-name="T67">But I say unto you, that it shall be more tolerable in that day for Sodom, than for that city.</text:span><text:span text:style-name="T23"> </text:span><text:span text:style-name="T67">Woe unto thee, Chorazin! woe unto thee, Bethsaida! for if the mighty works had been done in Tyre and Sidon, which have been done in you, they had a great while ago repented, sitting in sackcloth and ashes.</text:span><text:span text:style-name="T23"> </text:span><text:span text:style-name="T67">But it shall be more tolerable for Tyre and Sidon at the judgment, than for you.</text:span><text:span text:style-name="T23"> </text:span><text:span text:style-name="T67">And thou, Capernaum, which art exalted to heaven, shalt be thrust down to hell.</text:span><text:span text:style-name="T23"> </text:span><text:span text:style-name="T67">He that heareth you heareth me; and he that despiseth you despiseth me; and he that despiseth me despiseth him that sent me.</text:span></text:p>
        <text:p text:style-name="P138"><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he power of the enemy: and nothing shall by any means hurt you.</text:span><text:span text:style-name="T22"> </text:span><text:span text:style-name="T66">Notwithstanding in this rejoice not, that the spirits are subject unto you; but rather rejoice, because your names are written in heaven.</text:span><text:span text:style-name="T49"> </text:span><text:span text:style-name="T52">Glory be to God forever.</text:span></text:p>
      </text:section>
      <text:p text:style-name="P121"/>
      <text:p text:style-name="P134">The Second Day of Tobi</text:p>
      <text:p text:style-name="P101">Joyful Tune</text:p>
      <text:p text:style-name="P107">St. Theonas, 16<text:span text:style-name="T53">th</text:span> Patriarch of Alexandria</text:p>
      <text:p text:style-name="P101">St. Callinicus, bishop and martyr</text:p>
      <text:p text:style-name="P101"/>
      <text:p text:style-name="P127"><text:tab/>See the Third Day of Epip.</text:p>
      <text:p text:style-name="P128"/>
      <text:p text:style-name="P57"><text:soft-page-break/>The Third Day of Tobi</text:p>
      <text:p text:style-name="P74">Joyful Tune</text:p>
      <text:p text:style-name="P75">Commemoration of the Slaying of the Infants of Bethlehem</text:p>
      <text:p text:style-name="P74"/>
      <text:p text:style-name="P50">The Vespers Gospel</text:p>
      <text:p text:style-name="P98">Psalm 113:17</text:p>
      <text:p text:style-name="P99"><text:tab/><text:span text:style-name="T6">A Psalm of David.</text:span></text:p>
      <text:p text:style-name="P97"><text:span text:style-name="T4"><text:tab/>The LORD has remembered us and blessed us: He has blessed the house of Israel; He has blessed the house of Aaron. He has blessed them that fear the LORD: both small and great. </text:span><text:span text:style-name="T6">Alleluia.</text:span></text:p>
      <text:p text:style-name="P103"/>
      <text:p text:style-name="P59">Matthew 18:1-7</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81">
        <text:p text:style-name="P137"><text:span text:style-name="T50"><text:tab/></text:span><text:span text:style-name="T22">At the same time came the disciples unto Jesus, saying, Who is the greatest in the kingdom of heaven? And Jesus called a little child unto him, and set him in the midst of them, And said, </text:span><text:span text:style-name="T66">Verily I say unto you, Except ye be converted, and become as little children, ye shall not enter into the kingdom of heaven.</text:span><text:span text:style-name="T22"> </text:span><text:span text:style-name="T66">Whosoever therefore shall humble himself as this little child, the same is greatest in the kingdom of heaven.</text:span><text:span text:style-name="T22"> </text:span><text:span text:style-name="T66">And whoso shall receive one such little child in my name receiveth me.</text:span><text:span text:style-name="T22"> </text:span><text:span text:style-name="T66">But whoso shall offend one of these little ones which believe in me, it were better for him that a millstone were hanged about his neck, and </text:span><text:span text:style-name="T68">that</text:span><text:span text:style-name="T66"> he were drowned in the depth of the sea.</text:span></text:p>
        <text:p text:style-name="P138"><text:span text:style-name="T22"><text:tab/></text:span><text:span text:style-name="T66">Woe unto the world because of offences! for it must needs be that offences come; but woe to that man by whom the offence cometh!</text:span><text:span text:style-name="T50"> </text:span><text:span text:style-name="T52">Glory be to God forever.</text:span></text:p>
      </text:section>
      <text:p text:style-name="P60"/>
      <text:p text:style-name="P49">The Matins Gospel</text:p>
      <text:p text:style-name="P101">Psalm 118:100,109</text:p>
      <text:p text:style-name="P103"><text:tab/><text:span text:style-name="T6">A Psalm of David.</text:span></text:p>
      <text:p text:style-name="P97"><text:span text:style-name="T6"><text:tab/></text:span><text:span text:style-name="T1">The revelation of Thy words enlightens me: And it gives understanding unto the little children. Though I am young and despised: Yet I have not forgotten Thy righteousness. </text:span><text:span text:style-name="T6">Alleluia.</text:span></text:p>
      <text:p text:style-name="P111"/>
      <text:p text:style-name="P59">Matthew 18:10-20</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82">
        <text:p text:style-name="P137"><text:span text:style-name="T52"><text:tab/></text:span><text:span text:style-name="T67">Take heed that ye despise not one of these little ones; for I say unto you, That in heaven their angels do always behold the face of my Father </text:span><text:soft-page-break/><text:span text:style-name="T67">which is in heaven.</text:span><text:span text:style-name="T23"> </text:span><text:span text:style-name="T67">For the Son of man is come to save that which was lost.</text:span><text:span text:style-name="T23"> </text:span><text:span text:style-name="T67">How think ye? if a man have an hundred sheep, and one of them be gone astray, doth he not leave the ninety and nine, and goeth into the </text:span><text:span text:style-name="T67">moun</text:span><text:span text:style-name="T67">tains, and seeketh that which is gone astray?</text:span><text:span text:style-name="T23"> </text:span><text:span text:style-name="T67">And if so be that he find it, 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8"><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text:span><text:span text:style-name="T66">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8"/>
      <text:p text:style-name="P49">The Liturgy</text:p>
      <text:p text:style-name="P60"/>
      <text:p text:style-name="P47">The Pauline Epistle</text:p>
      <text:p text:style-name="P59">1 Corinthians 13:11-14:4</text:p>
      <text:p text:style-name="P61"><text:tab/><text:span text:style-name="T6">A chapter from the First Epistle of our teacher Paul to the Corinthians. His blessing be upon us. Amen.</text:span></text:p>
      <text:section text:style-name="Sect1" text:name="Section183">
        <text:p text:style-name="P137"><text:span text:style-name="T50"><text:tab/></text:span><text:span text:style-name="T21">When I was a child, I spake as a child, I understood as a child, I thought as a child: but when I became a man, I put away childish things. For now we see through a glass, darkly; but then face to face: now I know in part; but then shall I know even as also I am known. And now abideth faith, hope, charity, these three; but the greatest of these </text:span><text:span text:style-name="T26">is</text:span><text:span text:style-name="T22"> charity.</text:span></text:p>
        <text:p text:style-name="P138"><text:span text:style-name="T22"><text:tab/>Follow after charity, and desire spiritual </text:span><text:span text:style-name="T26">gifts</text:span><text:span text:style-name="T22">, but rather that ye may prophesy. For he that speaketh in an </text:span><text:span text:style-name="T26">unknown</text:span><text:span text:style-name="T22"> tongue speaketh not unto men, but unto God: for no man understandeth </text:span><text:span text:style-name="T26">him</text:span><text:span text:style-name="T22">; howbeit in the spirit he speaketh mysteries. But he that prophesieth speaketh unto men </text:span><text:span text:style-name="T26">to</text:span><text:span text:style-name="T22"> edification, and exhortation, and comfort. </text:span><text:span text:style-name="T22">He that speaketh in an </text:span><text:span text:style-name="T26">unknown</text:span><text:span text:style-name="T22"> tongue edifieth himself; but he that prophesieth edifieth the church.</text:span></text:p>
      </text:section>
      <text:p text:style-name="P59"><text:tab/><text:span text:style-name="T6">The grace of God the Father be with you all. Amen.</text:span></text:p>
      <text:p text:style-name="P47"><text:soft-page-break/>The Catholic Epistle</text:p>
      <text:p text:style-name="P59">1 Peter 1:25b-2:10</text:p>
      <text:p text:style-name="P61"><text:tab/><text:span text:style-name="T6">The Catholic Epistle from the First Epistle of our teacher Peter. His Blessing be upon us. Amen.</text:span></text:p>
      <text:section text:style-name="Sect1" text:name="Section184">
        <text:p text:style-name="P66"><text:span text:style-name="T13"><text:tab/></text:span><text:span text:style-name="T21">And this is the word which by the gospel is preached unto you.</text:span></text:p>
        <text:p text:style-name="P138"><text:span text:style-name="T21"><text:tab/>Wherefore laying aside all malice, and all guile, and hypocrisies, and envies, and all evil speakings, As newborn babes, desire the sincere </text:span><text:span text:style-name="T21">milk of the word, that ye may grow thereby: </text:span><text:span text:style-name="T21">If so be ye have tasted that the Lord </text:span><text:span text:style-name="T26">is</text:span><text:span text:style-name="T22"> gracious.</text:span></text:p>
        <text:p text:style-name="P138"><text:span text:style-name="T22"><text:tab/>To whom coming, </text:span><text:span text:style-name="T26">as unto</text:span><text:span text:style-name="T22"> a living stone, disallowed indeed of men, but chosen of God, </text:span><text:span text:style-name="T26">and</text:span><text:span text:style-name="T22"> precious, Ye </text:span><text:span text:style-name="T22">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9:22-30</text:p>
      <text:p text:style-name="P61"><text:tab/><text:span text:style-name="T6">A chapter from the Acts of our fathers the pure Apostles, who were invested with the grace of the Holy Spirit. Their blessing be with us all. Amen.</text:span></text:p>
      <text:section text:style-name="Sect1" text:name="Section185">
        <text:p text:style-name="P66"><text:span text:style-name="T13"><text:tab/></text:span><text:span text:style-name="T21">But Saul increased the more in strength, and confounded the Jews which dwelt at Damascus, proving that this is very Christ.</text:span></text:p>
        <text:p text:style-name="P138"><text:span text:style-name="T21"><text:tab/>And after that many days were fulfilled, the Jews took counsel to kill him: But their laying await was known of Saul. And they watched the gates day and night to kill him. Then the disciples took him by night, and let </text:span><text:span text:style-name="T26">him</text:span><text:span text:style-name="T22"> down by the wall in a basket. And when Saul was come to Jerusalem, he assayed to join himself to the disciples: but they were all afraid of him, and believed not that he was a disciple. But Barnabas took him, and brought </text:span><text:span text:style-name="T26">him</text:span><text:span text:style-name="T22"> to the apostles, and declared unto them how he had seen the Lord in the way, and that he had spoken to him, and how he had </text:span><text:soft-page-break/><text:span text:style-name="T22">preached boldly at Damascus in the name of Jesus. And he was with them coming in and going out at Jerusalem. And he spake boldly in the name of </text:span><text:span text:style-name="T22">the Lord Jesus, and disputed against the Grecians: but they went about to slay him. </text:span><text:span text:style-name="T26">Which</text:span><text:span text:style-name="T22"> when the brethren knew, they brought him down to Caesarea, and sent him forth to Tarsus.</text:span></text:p>
      </text:section>
      <text:p text:style-name="P60"><text:tab/><text:span text:style-name="T6">The word of the Lord abides in this church and in every church. Amen.</text:span></text:p>
      <text:p text:style-name="P60"/>
      <text:p text:style-name="P47">The Gospel</text:p>
      <text:p text:style-name="P101">Psalm 112:1</text:p>
      <text:p text:style-name="P103"><text:tab/><text:span text:style-name="T6">A Psalm of David.</text:span></text:p>
      <text:p text:style-name="P97"><text:span text:style-name="T1"><text:tab/>Praise the Lord ye children: Praise ye the Name of the Lord. Let the Name of the Lord be blessed from now and forever. </text:span><text:span text:style-name="T6">Alleluia.</text:span></text:p>
      <text:p text:style-name="P103"/>
      <text:p text:style-name="P59">Matthew 2:13-23</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86">
        <text:p text:style-name="P137"><text:span text:style-name="T50"><text:tab/></text:span><text:span text:style-name="T23">And when they were departed, behold, the angel of the Lord appeareth to Joseph in a dream, saying, Arise, and take the young child and his mother, and flee into Egypt, and be thou there until I bring thee word: for Herod will seek the young child to destroy him. When he arose, he took the young child and his mother by night, and departed into Egypt: </text:span><text:span text:style-name="T23">And was there until the death of Herod: that it might be fulfilled which was spoken of the Lord by the prophet, saying, Out of Egypt have I called my son.</text:span></text:p>
        <text:p text:style-name="P138"><text:span text:style-name="T21"><text:tab/>Then Herod, when he saw that he was mocked of the wise men, was exceeding wroth, and sent forth, and slew all the children that were in Bethlehem, and in all the coasts thereof, from two years old and under, according to the time which he had diligently enquired of the wise men. Then was fulfilled that which was spoken by Jeremy the prophet, saying, </text:span><text:span text:style-name="T21">In Rama was there a voice heard, lamentation, and weeping, and great mourning, Rachel weeping </text:span><text:span text:style-name="T26">for</text:span><text:span text:style-name="T22"> her children, and would not be comforted, because they are not.</text:span></text:p>
        <text:p text:style-name="P138"><text:span text:style-name="T22"><text:tab/>But when Herod was dead, behold, an angel of the Lord appeareth in a dream to Joseph in Egypt, Saying, Arise, and take the young child and his mother, and go into the land of Israel: for they are dead which sought the young child’s life. And he arose, and took the young child and his mother, and came into the land of Israel. But when he heard that Archelaus did reign in Judaea in the room of his father Herod, he was afraid to go thither: notwithstanding, being warned of God in a dream, he </text:span><text:soft-page-break/><text:span text:style-name="T22">turned aside into the parts of Galilee: </text:span><text:span text:style-name="T22">And he came and dwelt in a city called Nazareth: that it might be fulfilled which was spoken by the </text:span><text:span text:style-name="T22">proph</text:span><text:span text:style-name="T22">ets, He shall be called a Nazarene.</text:span><text:span text:style-name="T49"> </text:span><text:span text:style-name="T52">Glory be to God forever.</text:span></text:p>
      </text:section>
      <text:p text:style-name="P53"/>
      <text:p text:style-name="P57">The Fourth Day of Tobi</text:p>
      <text:p text:style-name="P74">Joyful Tune</text:p>
      <text:p text:style-name="P74">St. John the Evangelist</text:p>
      <text:p text:style-name="P92"><text:tab/><text:span text:style-name="T12">(also Koiah 24; Meshir 29; Pharamuthi 16; Pashons 16; Epip 16)</text:span></text:p>
      <text:p text:style-name="P93"/>
      <text:p text:style-name="P50">The Vespers Gospel</text:p>
      <text:p text:style-name="P98">Psalm 18:1,4</text:p>
      <text:p text:style-name="P99"><text:tab/><text:span text:style-name="T6">A Psalm of David.</text:span></text:p>
      <text:p text:style-name="P97"><text:span text:style-name="T4"><text:tab/>The heavens tell of the glory of God: And the firmament proclaims the creation of His hands. Their sound is gone out through all the earth: And their words have reached unto the end of the world. </text:span><text:span text:style-name="T6">Alleluia.</text:span></text:p>
      <text:p text:style-name="P103"/>
      <text:p text:style-name="P59">John 15:7-16</text:p>
      <text:p text:style-name="P61"><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87">
        <text:p text:style-name="P137"><text:span text:style-name="T50"><text:tab/></text:span><text:span text:style-name="T66">If ye abide in me, and my words abide in you, ye shall ask what ye will, and it shall be done unto you.</text:span><text:span text:style-name="T22"> </text:span><text:span text:style-name="T66">Herein is my Father glorified, that ye bear much fruit; so shall ye be my disciples.</text:span></text:p>
        <text:p text:style-name="P138"><text:span text:style-name="T21"><text:tab/></text:span><text:span text:style-name="T65">As the Father hath loved me, so have I loved you: continue ye in my love.</text:span><text:span text:style-name="T21"> </text:span><text:span text:style-name="T65">If ye keep my commandments, ye shall abide in my love; even as I have kept my Father’s commandments, and abide in his love.</text:span><text:span text:style-name="T21"> </text:span><text:span text:style-name="T65">These things have I spoken unto you, that my joy might remain in you, and </text:span><text:span text:style-name="T68">that</text:span><text:span text:style-name="T66"> your joy might be full.</text:span><text:span text:style-name="T22"> </text:span><text:span text:style-name="T66">This is my commandment, That ye love one another, as I have loved you.</text:span><text:span text:style-name="T22"> </text:span><text:span text:style-name="T66">Greater love hath no man than this, that a man lay down his life for his friends.</text:span><text:span text:style-name="T22"> </text:span><text:span text:style-name="T66">Ye are my friends, if ye do whatsoever I command you.</text:span><text:span text:style-name="T22"> </text:span><text:span text:style-name="T66">Henceforth I call you not servants; for the servant knoweth not what his lord doeth: but I have called you friends; for all things that I have heard of my Father I have made known unto you.</text:span><text:span text:style-name="T22"> </text:span><text:span text:style-name="T66">Ye have not chosen me, but I have chosen you, and ordained you, that ye should go and bring forth fruit, and </text:span><text:span text:style-name="T68">that</text:span><text:span text:style-name="T66"> your fruit should remain: that whatsoever ye shall ask of the Father in my name, he may give it you.</text:span><text:span text:style-name="T50"> </text:span><text:span text:style-name="T52">Glory be to God forever.</text:span></text:p>
      </text:section>
      <text:p text:style-name="P60"/>
      <text:p text:style-name="P49"/>
      <text:p text:style-name="P30">The Matins Gospel</text:p>
      <text:p text:style-name="P101">Psalm 44:1,3,4</text:p>
      <text:p text:style-name="P103"><text:tab/><text:span text:style-name="T6">A Psalm of David.</text:span></text:p>
      <text:p text:style-name="P97"><text:span text:style-name="T5"><text:tab/></text:span><text:span text:style-name="T1">My heart has poured forth a good word: I will declare my works to the king. Grace is poured forth from Thy lips: Therefore God has blessed Thee for ever. </text:span><text:span text:style-name="T6">Alleluia.</text:span></text:p>
      <text:p text:style-name="P111"/>
      <text:p text:style-name="P59">John 1:1-17</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88">
        <text:p text:style-name="P137"><text:span text:style-name="T52"><text:tab/></text:span><text:span text:style-name="T23">In the beginning was the Word, and the Word was with God, and the Word was God. The same was in the beginning with God. All things were </text:span><text:span text:style-name="T23">made by him; and without him was not any thing made that was made. </text:span><text:span text:style-name="T23">In him was life; and the life was the light of men.</text:span></text:p>
        <text:p text:style-name="P138"><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8"><text:span text:style-name="T22"><text:tab/>John bare witness of him, and cried, saying, This was he of whom I spake, He that cometh after me is preferred before me: for he was before me. And of his fulness have all we received, and grace for grace. </text:span><text:span text:style-name="T22">For the law was given by Moses, </text:span><text:span text:style-name="T26">but</text:span><text:span text:style-name="T22"> grace and truth came by Jesus Christ.</text:span><text:span text:style-name="T51"> </text:span><text:span text:style-name="T52">Glory be to God forever.</text:span></text:p>
      </text:section>
      <text:p text:style-name="P68"/>
      <text:p text:style-name="P49">The Liturgy</text:p>
      <text:p text:style-name="P60"/>
      <text:p text:style-name="P47">The Pauline Epistle</text:p>
      <text:p text:style-name="P59">Romans 10:4-18</text:p>
      <text:p text:style-name="P61"><text:tab/><text:span text:style-name="T6">A chapter from the Epistle of our teacher Paul to the Romans. His blessing be upon us. Amen.</text:span></text:p>
      <text:section text:style-name="Sect1" text:name="Section189">
        <text:p text:style-name="P137"><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text:span><text:soft-page-break/><text:span text:style-name="T22">righteousness which is of faith speaketh on this wise, Say not in thine heart, Who shall ascend into heaven? (that is, to bring Christ down </text:span><text:span text:style-name="T26">from above</text:span><text:span text:style-name="T22">:) </text:span><text:span text:style-name="T22">Or, </text:span><text:span text:style-name="T22">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hat God hath raised him from the dead, thou shalt be saved. For with the heart man believeth unto righteousness; and with the mouth confession is </text:span><text:span text:style-name="T22">made unto salvation. </text:span><text:span text:style-name="T22">For the scripture saith, Whosoever believeth on him shall not be ashamed.</text:span></text:p>
        <text:p text:style-name="P138"><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22">But I say, Have they not heard? Yes verily, their sound went into all the earth, and their words unto the ends of the world.</text:span></text:p>
      </text:section>
      <text:p text:style-name="P59"><text:tab/><text:span text:style-name="T6">The grace of God the Father be with you all. Amen.</text:span></text:p>
      <text:p text:style-name="P60"/>
      <text:p text:style-name="P47">The Catholic Epistle</text:p>
      <text:p text:style-name="P59">1 John 1:1-2:6</text:p>
      <text:p text:style-name="P61"><text:tab/><text:span text:style-name="T6">The Catholic Epistle from the First Epistle of our teacher John. His Blessing be upon us. Amen.</text:span></text:p>
      <text:section text:style-name="Sect1" text:name="Section190">
        <text:p text:style-name="P137"><text:span text:style-name="T50"><text:tab/></text:span><text:span text:style-name="T21">That which was from the beginning, which we have heard, which we have seen with our eyes, which we have looked upon, and our hands have handled, of the Word of life; (For the life was manifested, and we have 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8"><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text:span><text:soft-page-break/><text:span text:style-name="T22">another, and the blood of Jesus Christ his Son cleanseth us from all sin.</text:span></text:p>
        <text:p text:style-name="P138"><text:span text:style-name="T22"><text:tab/>If we say that we have no sin, we deceive ourselves, and the truth is not </text:span><text:span text:style-name="T22">in us. If we confess our sins, he is faithful and just to forgive us </text:span><text:span text:style-name="T26">our</text:span><text:span text:style-name="T22"> sins, and to cleanse us from all unrighteousness. If we say that we have not sinned, we make him a liar, and his word is not in us.</text:span></text:p>
        <text:p text:style-name="P138"><text:span text:style-name="T22"><text:tab/>My little children, these things write I unto you, that ye sin not. And if any man sin, we have an advocate with the Father, Jesus Christ the righteous: </text:span><text:span text:style-name="T22">And he is the propitiation for </text:span><text:span text:style-name="T22">our sins: and not for ours only, but also for </text:span><text:span text:style-name="T26">the sins of</text:span><text:span text:style-name="T22"> the whole world.</text:span></text:p>
        <text:p text:style-name="P140"><text:tab/>And hereby we do know that we know him, if we keep his commandments. He that saith, I know him, and keepeth not his commandments, is a liar, and the truth is not in him. But whoso keepeth his word, in him verily is the love of God perfected: hereby know we that we are in him. He that saith he abideth in him ought himself also so to walk, even as he walked.</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3:1-16</text:p>
      <text:p text:style-name="P61"><text:tab/><text:span text:style-name="T6">A chapter from the Acts of our fathers the pure Apostles, who were invested with the grace of the Holy Spirit. Their blessing be with us all. Amen.</text:span></text:p>
      <text:section text:style-name="Sect1" text:name="Section191">
        <text:p text:style-name="P137"><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8"><text:soft-page-break/><text:span text:style-name="T22"><text:tab/>And when Peter saw </text:span><text:span text:style-name="T26">it</text:span><text:span text:style-name="T22">, he answered unto the people, Ye men of Israel, why marvel ye at this? or why look ye so earnestly on us, as though </text:span><text:span text:style-name="T22">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text:span><text:span text:style-name="T22">nesses. </text:span><text:span text:style-name="T22">And his name through faith in his name hath made this man strong, </text:span><text:span text:style-name="T22">whom ye see and know: yea, the faith which is by him hath given him this perfect soundness in the presence of you all.</text:span></text:p>
      </text:section>
      <text:p text:style-name="P60"><text:tab/><text:span text:style-name="T6">The word of the Lord abides in this church and in every church. Amen.</text:span></text:p>
      <text:p text:style-name="P60"/>
      <text:p text:style-name="P47">The Gospel</text:p>
      <text:p text:style-name="P101">Psalm 138:15,16</text:p>
      <text:p text:style-name="P103"><text:tab/><text:span text:style-name="T6">A Psalm of David.</text:span></text:p>
      <text:p text:style-name="P97"><text:span text:style-name="T1"><text:tab/>But to me, Thy friends are made exceedingly honourable, O God: Their principality is exceedingly strengthened. If I should count them, they are more in number than the sand. </text:span><text:span text:style-name="T6">Alleluia.</text:span></text:p>
      <text:p text:style-name="P103"/>
      <text:p text:style-name="P59">John 21:15-25</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92">
        <text:p text:style-name="P137"><text:span text:style-name="T50"><text:tab/></text:span><text:span text:style-name="T23">So when they had dined, Jesus saith to Simon Peter, </text:span><text:span text:style-name="T67">Simon, </text:span><text:span text:style-name="T69">son</text:span><text:span text:style-name="T67"> of Jonas, lovest thou me more than these?</text:span><text:span text:style-name="T23"> He saith unto him, Yea, Lord; thou knowest that I love thee. He saith unto him, </text:span><text:span text:style-name="T67">Feed my lambs.</text:span><text:span text:style-name="T23"> He saith to him again the second time, </text:span><text:span text:style-name="T67">Simon, </text:span><text:span text:style-name="T69">son</text:span><text:span text:style-name="T67"> of Jonas, lovest thou me?</text:span><text:span text:style-name="T23"> He saith unto him, Yea, Lord; thou knowest that I love thee. He saith unto him, </text:span><text:span text:style-name="T67">Feed my sheep.</text:span><text:span text:style-name="T23"> He saith unto him the third time,</text:span><text:span text:style-name="T67"> Simon, </text:span><text:span text:style-name="T69">son</text:span><text:span text:style-name="T67"> of Jonas, lovest thou me?</text:span><text:span text:style-name="T23"> Peter was grieved because he said unto him the third time, Lovest thou me? And he said unto him, Lord, thou knowest all things; thou knowest that I love thee. Jesus saith unto him, </text:span><text:span text:style-name="T67">Feed my sheep.</text:span><text:span text:style-name="T23"> </text:span><text:span text:style-name="T67">Verily, verily, I say unto thee, When thou wast young, thou girdedst thyself, and walkedst whither thou wouldest: but when thou shalt be old, thou shalt stretch forth thy hands, and another shall gird thee, and carry </text:span><text:span text:style-name="T69">thee</text:span><text:span text:style-name="T67"> whither thou wouldest not.</text:span><text:span text:style-name="T23"> </text:span><text:span text:style-name="T23">This spake he, signifying by what death he should glorify God. And when he had spoken this, he saith unto him, </text:span><text:span text:style-name="T67">Follow me.</text:span></text:p>
        <text:p text:style-name="P138"><text:span text:style-name="T22"><text:tab/>Then Peter, turning about, seeth the disciple whom Jesus loved follow</text:span><text:soft-page-break/><text:span text:style-name="T22">ing; which also leaned on his breast at supper, and said, Lord, which is he that betrayeth thee? Peter seeing him saith to Jesus, Lord, and what </text:span><text:span text:style-name="T26">shall</text:span><text:span text:style-name="T22"> this </text:span><text:span text:style-name="T22">man </text:span><text:span text:style-name="T26">do</text:span><text:span text:style-name="T22">? Jesus saith unto him, </text:span><text:span text:style-name="T66">If I will that he tarry till I come, what </text:span><text:span text:style-name="T68">is that</text:span><text:span text:style-name="T66"> to thee? follow thou me.</text:span><text:span text:style-name="T22"> Then went this saying abroad among the brethren, that that disciple should not die: yet Jesus said not unto him, </text:span><text:span text:style-name="T66">He shall not die; </text:span><text:span text:style-name="T22">but, </text:span><text:span text:style-name="T66">If I will that he tarry till I come, what </text:span><text:span text:style-name="T68">is that</text:span><text:span text:style-name="T66"> to thee?</text:span><text:span text:style-name="T22"> This is the disciple which testifieth of these things, and wrote these things: and we know that his testimony is true. And there are also many other things </text:span><text:span text:style-name="T22">which Jesus did, the which, if they should be written every one, I sup</text:span><text:span text:style-name="T22">pose that even the world itself could not contain the books that should be written. Amen.</text:span><text:span text:style-name="T49"> </text:span><text:span text:style-name="T52">Glory be to God forever.</text:span></text:p>
      </text:section>
      <text:p text:style-name="P121"/>
      <text:p text:style-name="P134">The Fifth Day of Tobi</text:p>
      <text:p text:style-name="P101">Joyful Tune</text:p>
      <text:p text:style-name="P107">St. Eugenius the soldier and martyr</text:p>
      <text:p text:style-name="P101"/>
      <text:p text:style-name="P127"><text:tab/>See the Twenty-Fifth Day of Athor.</text:p>
      <text:p text:style-name="P128"/>
      <text:p text:style-name="P57">The Sixth Day of Tobi</text:p>
      <text:p text:style-name="P74">Joyful Tune</text:p>
      <text:p text:style-name="P75">Feast of the Circumcision</text:p>
      <text:p text:style-name="P74">The Ascention of Elijah into heaven</text:p>
      <text:p text:style-name="P74">St. Basil the Great, bishop of Caesarea</text:p>
      <text:p text:style-name="P74">St. Marcianus, 8<text:span text:style-name="T53">th</text:span> Patriarch of Alexandria</text:p>
      <text:p text:style-name="P92"><text:tab/><text:span text:style-name="T12">(also Meshir 8)</text:span></text:p>
      <text:p text:style-name="P84"/>
      <text:p text:style-name="P50">The Vespers Gospel</text:p>
      <text:p text:style-name="P98">Psalm 115:3,4</text:p>
      <text:p text:style-name="P99"><text:tab/><text:span text:style-name="T6">A Psalm of David.</text:span></text:p>
      <text:p text:style-name="P97"><text:tab/><text:span text:style-name="T4">Thou hast broken my bonds. I will sacrifice to Thee the sacrifice of praise, I will pay my vows unto the Lord, in the courts of the house of the Lord before all the people, in the midst of Jerusalem. </text:span><text:span text:style-name="T6">Alleluia.</text:span></text:p>
      <text:p text:style-name="P103"/>
      <text:p text:style-name="P59">Luke 2:15-20</text:p>
      <text:p text:style-name="P6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3">
        <text:p text:style-name="P137"><text:span text:style-name="T50"><text:tab/></text:span><text:span text:style-name="T22">And it came to pass, as the angels were gone away from them into heaven, the shepherds said one to another, Let us now go even unto Bethlehem, and see this thing which is come to pass, which the Lord hath </text:span><text:soft-page-break/><text:span text:style-name="T22">made known unto us. And they came with haste, and found Mary, and Joseph, and the babe lying in a manger. And when they had seen </text:span><text:span text:style-name="T26">it</text:span><text:span text:style-name="T22">, </text:span><text:span text:style-name="T22">they made known abroad the saying which was told them concerning this child. And all they that heard </text:span><text:span text:style-name="T26">it</text:span><text:span text:style-name="T22"> wondered at those things which were told them by the shepherds. But Mary kept all these things, and pondered </text:span><text:span text:style-name="T26">them</text:span><text:span text:style-name="T22"> in her heart. </text:span><text:span text:style-name="T22">And the shepherds returned, glorifying and praising God for all the things that they had heard and seen, as it was told unto them.</text:span><text:span text:style-name="T50"> </text:span><text:span text:style-name="T52">Glory be to God forever.</text:span></text:p>
      </text:section>
      <text:p text:style-name="P60"/>
      <text:p text:style-name="P49">The Matins Gospel</text:p>
      <text:p text:style-name="P101">Psalm 65:12,13</text:p>
      <text:p text:style-name="P103"><text:tab/><text:span text:style-name="T6">A Psalm of David.</text:span></text:p>
      <text:p text:style-name="P97"><text:span text:style-name="T6"><text:tab/></text:span><text:span text:style-name="T1">I will enter into Thy House with burnt offerings: I will pay Thee my vows, Which my lips have uttered. Fat burnt offerings without bone shall I bring unto Thee: With incense and rams. </text:span><text:span text:style-name="T6">Alleluia.</text:span></text:p>
      <text:p text:style-name="P111"/>
      <text:p text:style-name="P59">Luke 2:40-52</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4">
        <text:p text:style-name="P73"><text:span text:style-name="T8"><text:tab/></text:span><text:span text:style-name="T23">And the child grew, and waxed strong in spirit, filled with wisdom: and the grace of God was upon him.</text:span></text:p>
        <text:p text:style-name="P138"><text:span text:style-name="T21"><text:tab/>Now his parents went to Jerusalem every year at the feast of the passover. And when he was twelve years old, they went up to Jerusalem after the custom of the feast. And when they had fulfilled the days, as they returned, the child Jesus tarried behind in Jerusalem; and Joseph and his mother knew not </text:span><text:span text:style-name="T26">of it</text:span><text:span text:style-name="T22">. But they, supposing him to have been in the company, went a day’s journey; and they sought him among </text:span><text:span text:style-name="T26">their</text:span><text:span text:style-name="T22"> kinsfolk and acquaintance. And when they found him not, they turned back again to Jerusalem, seeking him. And it came to pass, that after three days they found him in the temple, sitting in the midst of the doctors, both hearing them, and asking them questions. And all that heard him were astonished at his understanding and answers. And when they saw him, they were amazed: and his mother said unto him, Son, why hast thou thus dealt with us? behold, thy father and I have sought thee sorrowing. And he said unto them, </text:span><text:span text:style-name="T66">How is it that ye sought me? wist ye not that I must be about my Father’s business?</text:span><text:span text:style-name="T22"> And they understood not the saying which he spake unto them. And he went down with them, and came to Nazareth, and was subject unto them: but his mother kept all these sayings in her heart. </text:span><text:span text:style-name="T22">And Jesus increased in </text:span><text:soft-page-break/><text:span text:style-name="T22">wisdom and stature, and in favour with God and man.</text:span><text:span text:style-name="T51"> </text:span><text:span text:style-name="T52">Glory be to God forever.</text:span></text:p>
      </text:section>
      <text:p text:style-name="P68"/>
      <text:p text:style-name="P49">The Liturgy</text:p>
      <text:p text:style-name="P60"/>
      <text:p text:style-name="P47">The Pauline Epistle</text:p>
      <text:p text:style-name="P59">Philippians 3:1-12</text:p>
      <text:p text:style-name="P61"><text:tab/><text:span text:style-name="T6">A chapter from the Epistle of our teacher Paul to the Philippians. His blessing be upon us. Amen.</text:span></text:p>
      <text:section text:style-name="Sect1" text:name="Section195">
        <text:p text:style-name="P137"><text:span text:style-name="T50"><text:tab/></text:span><text:span text:style-name="T21">Finally, my brethren, rejoice in the Lord. To write the same things to you, to me indeed </text:span><text:span text:style-name="T26">is</text:span><text:span text:style-name="T22"> not grievous, but for you </text:span><text:span text:style-name="T26">it is</text:span><text:span text:style-name="T22"> safe. Beware of dogs, beware of evil workers, beware of the concision. </text:span><text:span text:style-name="T22">For we are the circumcision, </text:span><text:span text:style-name="T22">which worship God in the spirit, and </text:span><text:span text:style-name="T22">rejoice in Christ Jesus, and have no confidence in the flesh.</text:span></text:p>
        <text:p text:style-name="P138"><text:span text:style-name="T22"><text:tab/>Though I might also have confidence in the flesh. If any other man thinketh that he hath whereof he might trust in the flesh, I more: Circumcised the eighth day, of the stock of Israel, </text:span><text:span text:style-name="T26">of</text:span><text:span text:style-name="T22"> the tribe of Benjamin, an Hebrew of the Hebrews; as touching the law, a Pharisee; Concerning zeal, persecuting the church; touching the righteousness which is in the law, blameless. But what things were gain to me, those I counted loss for Christ. </text:span><text:span text:style-name="T22">Yea doubtless, and I count all things </text:span><text:span text:style-name="T26">but</text:span><text:span text:style-name="T22"> loss for the excellency of the knowledge of Christ Jesus my Lord: for whom I have suffered the loss of all things, and do count them </text:span><text:span text:style-name="T26">but</text:span><text:span text:style-name="T22"> dung, that I may win Christ,</text:span></text:p>
        <text:p text:style-name="P138"><text:span text:style-name="T22"><text:tab/>And be found in him, not having mine own righteousness, which is of the law, but that which is through the faith of Christ, the righteousness which is of God by faith: That I may know him, and the power of his resurrection, and the fellowship of his sufferings, being made conformable unto his death; If by any means I might attain unto the resurrection of the dead. </text:span><text:span text:style-name="T22">Not as though I had already attained, either were already perfect: but I follow after, if that I may apprehend that for which also I am apprehended of Christ Jesus.</text:span></text:p>
      </text:section>
      <text:p text:style-name="P59"><text:tab/><text:span text:style-name="T6">The grace of God the Father be with you all. Amen.</text:span></text:p>
      <text:p text:style-name="P60"/>
      <text:p text:style-name="P47">The Catholic Epistle</text:p>
      <text:p text:style-name="P59">2 Peter 1:12-21</text:p>
      <text:p text:style-name="P61"><text:tab/><text:span text:style-name="T6">The Catholic Epistle from the Second Epistle of our teacher Peter. His Blessing be upon us. Amen.</text:span></text:p>
      <text:section text:style-name="Sect1" text:name="Section196">
        <text:p text:style-name="P137"><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text:span><text:soft-page-break/><text:span text:style-name="T22">will endeavour that ye may be able after my decease to have these things always in remembrance.</text:span></text:p>
        <text:p text:style-name="P138"><text:span text:style-name="T22"><text:tab/>For we have not followed cunningly devised fables, when we made known unto you the power and coming of our Lord Jesus Christ, but were eyewitnesses of his majesty. For </text:span><text:span text:style-name="T22">he </text:span><text:span text:style-name="T22">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8"><text:span text:style-name="T22"><text:tab/>We have also a more sure word of prophecy; whereunto ye do well that ye take heed, as unto a light that shineth in a dark place, until the day dawn, and the day star arise in your </text:span><text:span text:style-name="T22">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5:13-21</text:p>
      <text:p text:style-name="P61"><text:tab/><text:span text:style-name="T6">A chapter from the Acts of our fathers the pure Apostles, who were invested with the grace of the Holy Spirit. Their blessing be with us all. Amen.</text:span></text:p>
      <text:section text:style-name="Sect1" text:name="Section197">
        <text:p text:style-name="P137"><text:span text:style-name="T50"><text:tab/></text:span><text:span text:style-name="T21">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For Moses of old time hath in every city them that preach him, being read in the synagogues every sabbath day.</text:span></text:p>
      </text:section>
      <text:p text:style-name="P60"><text:tab/><text:span text:style-name="T6">The word of the Lord abides in this church and in every church. Amen.</text:span></text:p>
      <text:p text:style-name="P60"/>
      <text:p text:style-name="P47"/>
      <text:p text:style-name="P31">The Gospel</text:p>
      <text:p text:style-name="P101">Psalm 49:12,18</text:p>
      <text:p text:style-name="P103"><text:tab/><text:span text:style-name="T6">A Psalm of David.</text:span></text:p>
      <text:p text:style-name="P97"><text:span text:style-name="T13"><text:tab/></text:span><text:span text:style-name="T1">Sacrifice unto God the sacrifice of praise: And pay thy vows unto the most High. The sacrifice of praise glorifies me: And this is the way by which I will show you the salvation of God. </text:span><text:span text:style-name="T6">Alleluia.</text:span></text:p>
      <text:p text:style-name="P103"/>
      <text:p text:style-name="P59">Luke 2:21-39</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8">
        <text:p text:style-name="P137"><text:span text:style-name="T50"><text:tab/></text:span><text:span text:style-name="T23">And when eight days were accomplished for the circumcising of the child, his name was called JESUS, which was so named of the angel before he was conceived in the womb. And when the days of her purification according to the law of Moses were accomplished, they brought him to </text:span><text:span text:style-name="T23">Jerusalem, to present </text:span><text:span text:style-name="T25">him</text:span><text:span text:style-name="T23"> to the Lord; (As it is written in the law of the Lord, Every male that openeth the womb shall be called holy to the Lord;) </text:span><text:span text:style-name="T23">And to offer a sacrifice according to that which is said in the law of the Lord, A pair of turtledoves, or two young pigeons.</text:span></text:p>
        <text:p text:style-name="P138"><text:span text:style-name="T22"><text:s/><text:tab/>And, behold, there was a man in Jerusalem, whose name </text:span><text:span text:style-name="T26">was</text:span><text:span text:style-name="T22"> Simeon; and the same man </text:span><text:span text:style-name="T26">was</text:span><text:span text:style-name="T22"> just and devout, waiting for the consolation of Israel: and the Holy Ghost was upon him. And it was revealed unto him by the Holy Ghost, that he should not see death, before he had seen the Lord’s Christ. And he came by the Spirit into the temple: and when the parents brought in the child Jesus, to do for him after the custom of the law, Then took he him up in his arms, and blessed God, and said, Lord, now lettest thou thy servant depart in peace, according to thy word: For mine eyes have seen thy salvation, Which thou hast prepared before the face of all people; A light to lighten the Gentiles, and the glory of thy people Israel. </text:span><text:span text:style-name="T31">33 </text:span><text:span text:style-name="T22">And Joseph and his mother marvelled at those things which were spoken of him. And Simeon blessed them, and said unto Mary his mother, Behold, this </text:span><text:span text:style-name="T26">child</text:span><text:span text:style-name="T22"> is set for the fall and rising again of many in Israel; and for a sign which shall be spoken against; (Yea, a sword shall pierce through thy own soul also,) that the thoughts of many hearts may be revealed. And there was one Anna, a prophetess, the daughter of Phanuel, of the tribe of Aser: she was of a great age, and had lived with an husband seven years from her virginity; And she </text:span><text:span text:style-name="T26">was</text:span><text:span text:style-name="T22"> a widow of about fourscore and four years, which departed not from the temple, but served </text:span><text:span text:style-name="T26">God</text:span><text:span text:style-name="T22"> with fastings and prayers night and day. And she coming in that instant gave thanks </text:span><text:soft-page-break/><text:span text:style-name="T22">likewise unto the Lord, and spake of him to all them that looked for redemption in Jerusalem. And when they had performed all things according to the law of the Lord, they returned into Galilee, to their own city Nazareth. </text:span><text:span text:style-name="T52">Glory be to God forever.</text:span></text:p>
      </text:section>
      <text:p text:style-name="P127"/>
      <text:p text:style-name="P134">The Seventh Day of Tobi</text:p>
      <text:p text:style-name="P101">Annual Tune</text:p>
      <text:p text:style-name="P107">St. Silvester, Patriarch of Rome</text:p>
      <text:p text:style-name="P101"/>
      <text:p text:style-name="P127"><text:tab/>See the Seventeenth Day of Athor.</text:p>
      <text:p text:style-name="P127"/>
      <text:p text:style-name="P134">The Eighth Day of Tobi</text:p>
      <text:p text:style-name="P101">Annual Tune</text:p>
      <text:p text:style-name="P101">Consecration of the Church of St. Macarius in his monastery</text:p>
      <text:p text:style-name="P101">St. Andronicus, 37<text:span text:style-name="T53">th</text:span> Patriarch of Alexandria</text:p>
      <text:p text:style-name="P107">St. Benjamin, 38<text:span text:style-name="T53">th</text:span> Patriarch of Alexandria</text:p>
      <text:p text:style-name="P101"/>
      <text:p text:style-name="P127"><text:tab/>See the Third Day of Epip.</text:p>
      <text:p text:style-name="P127"/>
      <text:p text:style-name="P134">The Ninth Day of Tobi</text:p>
      <text:p text:style-name="P101">Annual Tune</text:p>
      <text:p text:style-name="P107">St. Abraham the ascetic</text:p>
      <text:p text:style-name="P101"/>
      <text:p text:style-name="P127"><text:tab/>See the Twenty-Seventh Day of Paopi.</text:p>
      <text:p text:style-name="P128"/>
      <text:p text:style-name="P57">The Tenth Day of Tobi</text:p>
      <text:p text:style-name="P74">Annual Tune</text:p>
      <text:p text:style-name="P75">Paramouni of the Feast of Theophany</text:p>
      <text:p text:style-name="P74"/>
      <text:p text:style-name="P50">The Vespers Gospel</text:p>
      <text:p text:style-name="P98">Psalm 41:1,6</text:p>
      <text:p text:style-name="P99"><text:tab/><text:span text:style-name="T6">A Psalm of David.</text:span></text:p>
      <text:p text:style-name="P97"><text:tab/><text:span text:style-name="T4">My soul has thirsted for the living God: Hope in God for I will confess unto Him. The salvation of my countenance is my God. </text:span><text:span text:style-name="T6">Alleluia.</text:span></text:p>
      <text:p text:style-name="P103"/>
      <text:p text:style-name="P59"/>
      <text:p text:style-name="P32">Matthew 4:12-22</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99">
        <text:p text:style-name="P137"><text:span text:style-name="T50"><text:tab/></text:span><text:span text:style-name="T22">Now when Jesus had heard that John was cast into prison, he departed into Galilee; And leaving Nazareth, he came and dwelt in Capernaum, which is upon the sea coast, in the borders of Zabulon and Nephthalim: That it might be fulfilled which was spoken by Esaias the prophet, saying, The land of Zabulon, and the land of Nephthalim, </text:span><text:span text:style-name="T26">by</text:span><text:span text:style-name="T22"> the way of the sea, beyond Jordan, Galilee of the Gentiles; The people which sat in darkness saw </text:span><text:span text:style-name="T22">great light; and to them which sat in the region and shadow of death light is sprung up. </text:span><text:span text:style-name="T22">From that time Jesus </text:span><text:span text:style-name="T22">began to preach, and to say, </text:span><text:span text:style-name="T66">Repent: for the kingdom of heaven is at hand</text:span><text:span text:style-name="T22">.</text:span></text:p>
        <text:p text:style-name="P138"><text:span text:style-name="T22"><text:tab/>And Jesus, walking by the sea of Galilee, saw two brethren, Simon called Peter, and Andrew his brother, casting a net into the sea: for they were fishers. And he saith unto them, </text:span><text:span text:style-name="T66">Follow me, and I will make you fishers of men</text:span><text:span text:style-name="T22">. And they straightway left </text:span><text:span text:style-name="T26">their</text:span><text:span text:style-name="T22"> nets, and followed him. And going on from thence, he saw other </text:span><text:span text:style-name="T22">two brethren, James </text:span><text:span text:style-name="T26">the son</text:span><text:span text:style-name="T22"> of Zebedee, and John his brother, in a ship with Zebedee their father, mending their nets; and he called them. And they immediately left the ship and their father, and followed him.</text:span><text:span text:style-name="T37"> </text:span><text:span text:style-name="T52">Glory be to God forever.</text:span></text:p>
      </text:section>
      <text:p text:style-name="P60"/>
      <text:p text:style-name="P49">The Matins Gospel</text:p>
      <text:p text:style-name="P101">Psalm 42:7,8</text:p>
      <text:p text:style-name="P103"><text:tab/><text:span text:style-name="T6">A Psalm of David.</text:span></text:p>
      <text:p text:style-name="P97"><text:span text:style-name="T6"><text:tab/></text:span><text:span text:style-name="T1">Deep has called unto deep at the noise of thy cataracts: With me, is a prayer unto the God of my life. </text:span><text:span text:style-name="T6">Alleluia.</text:span></text:p>
      <text:p text:style-name="P59">John 3:22-29</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0">
        <text:p text:style-name="P137"><text:span text:style-name="T52"><text:tab/></text:span><text:span text:style-name="T23">After these things came Jesus and his disciples into the land of Judaea; and there he tarried with them, and baptized. And John also was baptizing in Aenon near to Salim, because there was much water there: and they came, and were baptized. For John was not yet cast into prison. Then there arose a question between </text:span><text:span text:style-name="T25">some</text:span><text:span text:style-name="T23"> of John’s disciples and the Jews about purifying. And they came unto John, and said unto him, Rabbi, he that was with thee beyond Jordan, to whom thou barest witness, behold, the same baptizeth, and all </text:span><text:span text:style-name="T25">men</text:span><text:span text:style-name="T23"> come to him. John answered and said, A man </text:span><text:span text:style-name="T23">can receive nothing, except it be given him from heaven. Ye yourselves bear </text:span><text:soft-page-break/><text:span text:style-name="T23">me witness, that I said, I am not the Christ, but that I am sent before him. </text:span><text:span text:style-name="T23">He that hath the bride is the bridegroom: but the friend of the bridegroom, which standeth and heareth him, rejoiceth greatly because of the bridegroom’s voice: this my joy therefore is fulfilled.</text:span><text:span text:style-name="T51"> </text:span><text:span text:style-name="T52">Glory be to God forever.</text:span></text:p>
      </text:section>
      <text:p text:style-name="P68"/>
      <text:p text:style-name="P49">The Liturgy</text:p>
      <text:p text:style-name="P60"/>
      <text:p text:style-name="P47">The Pauline Epistle</text:p>
      <text:p text:style-name="P59">1 Corinthians 1:1-17a</text:p>
      <text:p text:style-name="P61"><text:tab/><text:span text:style-name="T6">A chapter from the First Epistle of our teacher Paul to the Corinthians. His blessing be upon us. Amen.</text:span></text:p>
      <text:section text:style-name="Sect1" text:name="Section201">
        <text:p text:style-name="P137"><text:span text:style-name="T50"><text:tab/></text:span><text:span text:style-name="T21">Paul, called </text:span><text:span text:style-name="T26">to be</text:span><text:span text:style-name="T22"> an apostle of Jesus Christ through the will of God, and Sosthenes </text:span><text:span text:style-name="T26">our</text:span><text:span text:style-name="T22"> brother, Unto the church of God which is at Corinth, to them that are sanctified in Christ Jesus, called </text:span><text:span text:style-name="T26">to be</text:span><text:span text:style-name="T22"> saints, with all that in every place call upon the name of Jesus Christ our Lord, both theirs and ours: Grace </text:span><text:span text:style-name="T26">be</text:span><text:span text:style-name="T22"> unto you, and peace, from God our Father, and </text:span><text:span text:style-name="T26">from</text:span><text:span text:style-name="T22"> the Lord Jesus Christ. I thank my God always on your behalf, for the grace of God which is given you by Jesus Christ; That in every thing ye are </text:span><text:span text:style-name="T22">enriched by him, in all utterance, and </text:span><text:span text:style-name="T26">in</text:span><text:span text:style-name="T22"> all knowledge; Even as the testimony of Christ was confirmed in you: So that ye come behind in no gift; waiting for the coming of our Lord Jesus Christ: Who shall also confirm you unto the end, </text:span><text:span text:style-name="T26">that ye may be</text:span><text:span text:style-name="T22"> blameless in the day of our Lord Jesus Christ. </text:span><text:span text:style-name="T22">God </text:span><text:span text:style-name="T26">is</text:span><text:span text:style-name="T22"> faithful, by whom ye were called unto the fellowship of his Son Jesus Christ our Lord.</text:span></text:p>
        <text:p text:style-name="P138"><text:span text:style-name="T22"><text:tab/>Now I beseech you, brethren, by the name of our Lord Jesus Christ, that ye all speak the same thing, and </text:span><text:span text:style-name="T26">that</text:span><text:span text:style-name="T22"> there be no divisions among you; but </text:span><text:span text:style-name="T26">that</text:span><text:span text:style-name="T22"> ye be perfectly joined together in the same mind and in the same judgment. For it hath been declared unto me of you, my brethren, by them </text:span><text:span text:style-name="T26">which are of the house</text:span><text:span text:style-name="T22"> of Chloe, that there are contentions among you. Now this I say, that every one of you saith, I am of Paul; and I of Apollos; and I of Cephas; and I of Christ. Is Christ divided? was Paul crucified for you? or were ye baptized in the name of Paul?</text:span></text:p>
        <text:p text:style-name="P140"><text:tab/>I thank God that I baptized none of you, but Crispus and Gaius; Lest any should say that I had baptized in mine own name. And I baptized also the household of Stephanas: besides, I know not whether I baptized any other. For Christ sent me not to baptize, but to preach the gospel.</text:p>
      </text:section>
      <text:p text:style-name="P59"><text:tab/><text:span text:style-name="T6">The grace of God the Father be with you all. Amen.</text:span></text:p>
      <text:p text:style-name="P60"/>
      <text:p text:style-name="P47"/>
      <text:p text:style-name="P31">The Catholic Epistle</text:p>
      <text:p text:style-name="P59">2 Peter 1:12-19</text:p>
      <text:p text:style-name="P61"><text:tab/><text:span text:style-name="T6">The Catholic Epistle from the Second Epistle of our teacher Peter. His Blessing be upon us. Amen.</text:span></text:p>
      <text:section text:style-name="Sect1" text:name="Section202">
        <text:p text:style-name="P137"><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8"><text:span text:style-name="T22"><text:tab/>For we have not followed cunningly devised fables, when we made known unto you the power and </text:span><text:span text:style-name="T22">com</text:span><text:span text:style-name="T22">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8"><text:span text:style-name="T22"><text:tab/>We have also a more sure word of prophecy; whereunto ye do well </text:span><text:span text:style-name="T22">that ye take heed, as unto a light that shineth in a dark place, until the day dawn, and the day star arise in your hearts.</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6:25-34</text:p>
      <text:p text:style-name="P61"><text:tab/><text:span text:style-name="T6">A chapter from the Acts of our fathers the pure Apostles, who were invested with the grace of the Holy Spirit. Their blessing be with us all. Amen.</text:span></text:p>
      <text:section text:style-name="Sect1" text:name="Section203">
        <text:p text:style-name="P137"><text:span text:style-name="T50"><text:tab/></text:span><text:span text:style-name="T21">And at midnight Paul and Silas prayed, and sang praises unto God: and the prisoners heard them. And suddenly there was a great earthquake, so that the foundations of the prison were shaken: and immediately all the doors were opened, and every one’s bands were loosed. And the keeper of the prison awaking out of his sleep, and seeing the prison doors open, he drew out his sword, and would have killed himself, supposing that the prisoners had been fled. But Paul cried with a loud voice, saying, Do thyself no harm: for we are all here. Then he called for a light, and sprang in, and came trembling, and fell down before Paul and Silas, And brought them out, and said, Sirs, what must I do to be saved? And they said, Believe on the Lord Jesus Christ, and thou shalt be saved, and thy house. And they spake unto him the word of the Lord, and to all that were in his house. And he took them the same hour of the night, and washed </text:span><text:span text:style-name="T26">their</text:span><text:span text:style-name="T22"> </text:span><text:soft-page-break/><text:span text:style-name="T22">stripes; and was baptized, he and all his, straightway. </text:span><text:span text:style-name="T22">And when he had brought them into his house, he set meat before them, and rejoiced, believing in God with all his house.</text:span></text:p>
      </text:section>
      <text:p text:style-name="P60"><text:tab/><text:span text:style-name="T6">The word of the Lord abides in this church and in every church. Amen.</text:span></text:p>
      <text:p text:style-name="P60"/>
      <text:p text:style-name="P47">The Gospel</text:p>
      <text:p text:style-name="P101">Psalm 44:3,4</text:p>
      <text:p text:style-name="P103"><text:tab/><text:span text:style-name="T6">A Psalm of David.</text:span></text:p>
      <text:p text:style-name="P97"><text:span text:style-name="T13"><text:tab/></text:span><text:span text:style-name="T1">Comely in beauty above the sons of men. Grace is poured forth from Thy lips: therefore God has blessed Thee for ever. </text:span><text:span text:style-name="T6">Alleluia.</text:span></text:p>
      <text:p text:style-name="P103"/>
      <text:p text:style-name="P59">Luke 3:1-18</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04">
        <text:p text:style-name="P137"><text:span text:style-name="T50"><text:tab/></text:span><text:span text:style-name="T23">Now in the fifteenth year of the reign of Tiberius Caesar, Pontius Pilate being governor of Judaea, and Herod being tetrarch of Galilee, and his brother Philip tetrarch of Ituraea and of the region of Trachonitis, and Lysanias the tetrarch of Abilene, Annas and Caiaphas being the high </text:span><text:span text:style-name="T23">priests, the word of God came unto John the son of Zacharias in the wilderness. And he came into all the country about Jordan, preaching the baptism of repentance for the remission of sins; As it is written in the book of the words of Esaias the prophet, saying, The voice of one crying in the wilderness, Prepare ye the way of the Lord, make his paths straight. Every valley shall be filled, and every mountain and hill shall be brought low; and the crooked shall be made straight, and the rough ways </text:span><text:span text:style-name="T25">shall be</text:span><text:span text:style-name="T23"> made smooth; And all flesh shall see the salvation of God. Then said he to the multitude that came forth to be baptized of him, O generation of vipers, who hath warned you to flee from the wrath to come? Bring forth therefore fruits worthy of repentance, and begin not to say within yourselves, We have Abraham to </text:span><text:span text:style-name="T25">our</text:span><text:span text:style-name="T23"> father: for I say unto you, That God is able of these stones to raise up children unto Abraham. And now also the axe is laid unto the root of the trees: every tree therefore which bringeth not forth good fruit is hewn down, and cast into the fire. And the people asked him, saying, What shall we do then? He answereth and saith unto them, He that hath two coats, let him impart to him that hath none; and he that hath meat, let him do likewise. Then came also publicans to be baptized, and said unto him, Master, what shall we do? And he said unto them, Exact no more than that which is appointed you. </text:span><text:span text:style-name="T23">And the soldiers </text:span><text:soft-page-break/><text:span text:style-name="T23">likewise demanded of him, saying, And what shall we do? And he said unto them, Do violence to no man, neither accuse </text:span><text:span text:style-name="T25">any</text:span><text:span text:style-name="T23"> falsely; and be content with your wages.</text:span></text:p>
        <text:p text:style-name="P138"><text:span text:style-name="T22"><text:tab/>And as the people were in expectation, and all men mused in their hearts of John, whether he were the Christ, or not; John answered, saying unto </text:span><text:span text:style-name="T26">them</text:span><text:span text:style-name="T22"> all, I indeed baptize you with water; but one mightier than I cometh, the latchet of whose shoes I am not worthy to unloose: he shall baptize you with the Holy Ghost and with fire: Whose fan </text:span><text:span text:style-name="T26">is</text:span><text:span text:style-name="T22"> in his hand, and he will throughly purge his floor, and will gather the wheat into his garner; but the chaff he will burn with fire unquenchable. And many other things in his exhortation preached he unto the people. </text:span><text:span text:style-name="T52">Glory be to God forever.</text:span></text:p>
      </text:section>
      <text:p text:style-name="P53"/>
      <text:p text:style-name="P57">The Eleventh Day of Tobi</text:p>
      <text:p text:style-name="P74">Joyful Tune</text:p>
      <text:p text:style-name="P75">The Feast of Theophany</text:p>
      <text:p text:style-name="P74"/>
      <text:p text:style-name="P50">The Vespers Gospel</text:p>
      <text:p text:style-name="P98">Psalm 41:7,12</text:p>
      <text:p text:style-name="P99"><text:tab/><text:span text:style-name="T6">A Psalm of David.</text:span></text:p>
      <text:p text:style-name="P97"><text:span text:style-name="T4"><text:tab/>Therefore will I remember Thee from the land of Jordan. Hope in God for I will confess unto Him. The salvation of my countenance is my God. </text:span><text:span text:style-name="T6">Alleluia.</text:span></text:p>
      <text:p text:style-name="P111"/>
      <text:p text:style-name="P59">Matthew 3:1-12</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05">
        <text:p text:style-name="P137"><text:span text:style-name="T50"><text:tab/></text:span><text:span text:style-name="T22">In those days came John the Baptist, preaching in the wilderness of Judaea, And saying, Repent ye: for the kingdom of heaven is at hand. For this is he that was spoken of by the prophet Esaias, saying, The voice of one crying in the wilderness, Prepare ye the way of the Lord, make his paths straight. And the same John had his raiment of camel’s hair, and a leathern girdle about his loins; and his meat was locusts and wild honey. Then went out to him Jerusalem, and all Judaea, and all the region round about Jordan, </text:span><text:span text:style-name="T22">And were baptized of him in Jordan, confessing their sins.</text:span></text:p>
        <text:p text:style-name="P138"><text:span text:style-name="T21"><text:tab/>But when he saw many of the Pharisees and Sadducees come to his baptism, he said unto them, O generation of vipers, who hath warned you to flee from the wrath to come? Bring forth therefore fruits meet for repentance: And think not to say within yourselves, We have Abraham to </text:span><text:span text:style-name="T26">our</text:span><text:span text:style-name="T22"> father: for I say unto you, that God is able of these stones to raise up chil</text:span><text:soft-page-break/><text:span text:style-name="T22">dren unto Abraham. And now also the axe is laid unto the root of the trees: therefore every tree which bringeth not forth good fruit is hewn down, and cast into the fire. I indeed baptize you with water unto repentance: but he that cometh after me is mightier than I, whose shoes I am not worthy to bear: he shall baptize you with the Holy Ghost, and </text:span><text:span text:style-name="T26">with</text:span><text:span text:style-name="T22"> fire: </text:span><text:span text:style-name="T22">Whose fan </text:span><text:span text:style-name="T26">is</text:span><text:span text:style-name="T22"> in his hand, and he will throughly purge his floor, and gather his wheat into the garner; but he will burn up the chaff with unquenchable fire.</text:span><text:span text:style-name="T50"> </text:span><text:span text:style-name="T52">Glory be to God forever.</text:span></text:p>
      </text:section>
      <text:p text:style-name="P60"/>
      <text:p text:style-name="P50">The Lakane</text:p>
      <text:p text:style-name="P50">(The Prayer Over the Basin)</text:p>
      <text:p text:style-name="P59">Habakkuk 3:2-19</text:p>
      <text:p text:style-name="P61"><text:tab/><text:span text:style-name="T6">From the book of Habakkuk the Prophet. His blessing be upon us. Amen. His blessing be upon us. Amen.</text:span></text:p>
      <text:section text:style-name="Sect1" text:name="Section427">
        <text:p text:style-name="P140"><text:span text:style-name="T12"><text:tab/></text:span>O Lord, I have heard thy report, and was afraid: I considered thy works, and was amazed: thou shalt be known between the two living creatures, thou shalt be acknowledged when the years draw nigh; thou shalt be manifested when the time is come; when my soul is troubled, thou wilt in wrath remember mercy.</text:p>
        <text:p text:style-name="P138"><text:span text:style-name="T21"><text:tab/>God shall come from Thaeman, and the Holy One from the dark shady mount Pharan. </text:span><text:span text:style-name="T22">Pause. His excellence covered the heavens, and the earth was full of his praise. And his brightness shall be as light; </text:span><text:span text:style-name="T26">there were</text:span><text:span text:style-name="T22"> horns in his hands, and he caused a mighty love of his strength. Before his face shall go a report, and it shall go forth into the plains, the earth stood at his feet and trembled: he beheld, and the nations melted away: the mountains were violently burst through, the everlasting hills melted at his everlasting going forth. Because of troubles I looked upon the tents of the Ethiopians: the tabernacles also of the land of Madiam shall be dismayed. Wast thou angry, O Lord, with the rivers? or </text:span><text:span text:style-name="T26">was</text:span><text:span text:style-name="T22"> thy wrath against the rivers, or thine anger against the sea? for thou wilt mount on thine horses, and thy chariots are salvation. Surely thou didst bend the bow at scepters, saith the Lord. Pause. The land of rivers shall be torn asunder. The nations shall see thee and be in pain, </text:span><text:span text:style-name="T26">as thou dost</text:span><text:span text:style-name="T22"> divide the moving waters: the deep uttered her voice, and raised her form on high. The sun was exalted, and the moon stood still in her course: thy darts shall go forth at the light, at the brightness of the gleaming of thine arms. Thou wilt bring low the land with threatening, and in wrath thou wilt break down the nations. Thou wentest forth for the salvation of thy people, to save thine anointed: thou shalt bring death on the heads of transgressors; thou has brought bands upon </text:span><text:span text:style-name="T26">their</text:span><text:span text:style-name="T22"> neck. Pause. Thou didst cut </text:span><text:soft-page-break/><text:span text:style-name="T22">asunder the heads of princes with amazement, they shall tremble in it; they shall burst their bridles, </text:span><text:span text:style-name="T26">they shall be</text:span><text:span text:style-name="T22"> as a poor man devouring in secret. </text:span><text:span text:style-name="T22">And thou dost cause thine horses to enter the sea, disturbing much water.</text:span></text:p>
        <text:p text:style-name="P138"><text:span text:style-name="T22"><text:s/><text:tab/>I watched, and my belly trembled at the sound of the prayer of my lips, and trembling entered into my bones, and my frame was troubled within me; I will rest in the day of affliction, from going up to the people of my sojourning. For </text:span><text:span text:style-name="T26">though</text:span><text:span text:style-name="T22"> the fig-tree shall bear no fruit, and there shall be no produce on the vines; the labour of the olive shall fail, and the fields shall produce no food: the sheep have failed from the pasture, and there are no oxen at the cribs; yet I will exult in the Lord, I will joy in God my Saviour. The Lord God is my strength, and he will perfectly strengthen my feet; he </text:span><text:span text:style-name="T22">mounts me upon high places</text:span><text:span text:style-name="T24">, that I may conquer by his song.</text:span><text:span text:style-name="T37"> </text:span><text:span text:style-name="T38">Glory to the Holy Trinity.</text:span></text:p>
      </text:section>
      <text:p text:style-name="P71"/>
      <text:p text:style-name="P59">Isaiah 35:1-2</text:p>
      <text:p text:style-name="P59">(Literal translation of the Coptic)</text:p>
      <text:p text:style-name="P61"><text:tab/><text:span text:style-name="T6">From the book of Isiah the Prophet. His blessing be upon us. Amen. His blessing be upon us. Amen.</text:span></text:p>
      <text:section text:style-name="Sect1" text:name="Section428">
        <text:p text:style-name="P145"><text:span text:style-name="T35"><text:tab/></text:span><text:span text:style-name="T36">Let the wilderness of Jordan rejoice for it has been given the glory of Lebanon and the honour of Carmel. </text:span><text:span text:style-name="T38">Glory to the Holy Trinity.</text:span></text:p>
      </text:section>
      <text:p text:style-name="P71"/>
      <text:p text:style-name="P59">Isaiah 40:1-5</text:p>
      <text:p text:style-name="P61"><text:tab/><text:span text:style-name="T6">From the book of Isiah the Prophet. His blessing be upon us. Amen. His blessing be upon us. Amen.</text:span></text:p>
      <text:section text:style-name="Sect1" text:name="Section429">
        <text:p text:style-name="P138"><text:span text:style-name="T37"><text:tab/></text:span><text:span text:style-name="T21">Comfort ye, comfort ye my people, saith God. </text:span><text:span text:style-name="T21">Speak, ye priests, to the heart of Jerusalem; comfort her, for her humiliation is accomplished, her sin is put away: for she has received of the Lord’s hand double </text:span><text:span text:style-name="T26">the amount of</text:span><text:span text:style-name="T22"> her sins.</text:span></text:p>
        <text:p text:style-name="P138"><text:span text:style-name="T22"><text:tab/>The voice of one crying in the wilderness, Prepare ye the way of the Lord, make straight the paths of our God. Every valley shall be filled, and every mountain and hill shall be brought low: and all the crooked </text:span><text:span text:style-name="T26">ways</text:span><text:span text:style-name="T22"> shall become straight, and the rough </text:span><text:span text:style-name="T26">places</text:span><text:span text:style-name="T22"> plains. And the glory of the Lord shall appear, and all flesh shall see the salvation of God: for the Lord has spoken </text:span><text:span text:style-name="T26">it</text:span><text:span text:style-name="T22">. </text:span><text:span text:style-name="T38">Glory to the Holy Trinity.</text:span></text:p>
      </text:section>
      <text:p text:style-name="P59"/>
      <text:p text:style-name="P59">Isaiah 9:1-2</text:p>
      <text:p text:style-name="P61"><text:tab/><text:span text:style-name="T6">From the book of Isiah the Prophet. His blessing be upon us. Amen. His blessing be upon us. Amen.</text:span></text:p>
      <text:section text:style-name="Sect1" text:name="Section430">
        <text:p text:style-name="P138"><text:span text:style-name="T38"><text:tab/></text:span><text:span text:style-name="T26">Drink this first. </text:span><text:span text:style-name="T22">Act quickly, O land of Zabulon, land of Nephthalim, and the rest </text:span><text:span text:style-name="T26">inhabiting</text:span><text:span text:style-name="T22"> the sea-coast, and </text:span><text:span text:style-name="T26">the land</text:span><text:span text:style-name="T22"> beyond Jordan, Galilee of the Gentiles. O people walking in darkness, behold a great light: ye that dwell in the region </text:span><text:span text:style-name="T26">and</text:span><text:span text:style-name="T22"> shadow of death, a light shall shine upon you. </text:span><text:span text:style-name="T38">Glory to the Holy Trinity.</text:span></text:p>
      </text:section>
      <text:p text:style-name="P71"/>
      <text:p text:style-name="P59"/>
      <text:p text:style-name="P32">Baruch 3:35-4:4</text:p>
      <text:p text:style-name="P61"><text:tab/><text:span text:style-name="T6">From the book of Baruch the Prophet. His blessing be upon us. Amen. His blessing be upon us. Amen.</text:span></text:p>
      <text:section text:style-name="Sect1" text:name="Section431">
        <text:p text:style-name="P147"><text:span text:style-name="T42"><text:tab/></text:span><text:span text:style-name="T43">This is our God, and there shall none other be accounted of in comparison of him. He hath found out all the way of knowledge, and hath given it unto Jacob his servant, and to Israel his beloved. Afterward did he shew himself upon earth, and conversed with men.</text:span></text:p>
        <text:p text:style-name="P147"><text:span text:style-name="T43"><text:tab/></text:span>This is the book of the commandments of God, and the law that endureth for ever: all they that keep it shall come to life; but such as leave it shall die.Turn thee, O Jacob, and take hold of it: walk in the presence of the light thereof, that thou mayest be illuminated. Give not thine honour to another, nor the things that are profitable unto thee to a strange nation. </text:p>
        <text:p text:style-name="P150"><text:tab/>O Israel, happy are we: for things that are pleasing to God are made known unto us. <text:span text:style-name="T38">Glory to the Holy Trinity.</text:span></text:p>
      </text:section>
      <text:p text:style-name="P71"/>
      <text:p text:style-name="P59">Ezekiel 36:25-29a</text:p>
      <text:p text:style-name="P61"><text:tab/><text:span text:style-name="T6">From the book of Ezekiel the Prophet. His blessing be upon us. Amen. His blessing be upon us. Amen.</text:span></text:p>
      <text:section text:style-name="Sect1" text:name="Section432">
        <text:p text:style-name="P145"><text:span text:style-name="T35"><text:tab/></text:span><text:span text:style-name="T36">Thus saith the Lord</text:span><text:span text:style-name="T47">1</text:span><text:span text:style-name="T36">: I will sprinkle clean water upon you, and ye shall be purged from all your uncleannesses, and from all your idols, and I will cleanse you. And I will give you a new heart, and will put a new spirit in you: and I will take away the heart of stone out of your flesh, and will give you a heart of flesh. And I will put my Spirit in you, and will cause you to walk in mine ordinances, and to keep my judgments, and do </text:span><text:span text:style-name="T35">them</text:span><text:span text:style-name="T36">. And ye shall dwell upon the land which I gave to your fathers; and ye shall be to me a people, and I will be to you a God. And I will save you from all your uncleannesses. </text:span><text:span text:style-name="T38">Glory to the Holy Trinity.</text:span></text:p>
        <text:p text:style-name="P142"/>
        <text:p text:style-name="P146"><text:span text:style-name="T48">1</text:span><text:span text:style-name="T39">Not found in LXX-E.</text:span></text:p>
      </text:section>
      <text:p text:style-name="P71"/>
      <text:p text:style-name="P59">Ezekiel 47:1-9</text:p>
      <text:p text:style-name="P61"><text:tab/><text:span text:style-name="T6">From the book of Ezekiel the Prophet. His blessing be upon us. Amen. His blessing be upon us. Amen.</text:span></text:p>
      <text:section text:style-name="Sect1" text:name="Section433">
        <text:p text:style-name="P145"><text:span text:style-name="T35"><text:tab/></text:span><text:span text:style-name="T36">And the spirit carried me to the entrance of the house; and, behold, water issued from under the porch eastward, for the front of the house looked eastward; and the water came down from the right side, from the south to the altar. And he brought me out by the way of the northern gate, and he led me round by the way outside to the gate of the court that looks eastward; and, behold, water came down from the right side, in </text:span><text:span text:style-name="T35">the direction</text:span><text:span text:style-name="T36"> in which a man went forth opposite; and </text:span><text:span text:style-name="T35">there was</text:span><text:span text:style-name="T36"> a measuring line in his hand, and he measured a thousand </text:span><text:span text:style-name="T35">cubits</text:span><text:span text:style-name="T36"> with the measure; and he passed through the water; </text:span><text:span text:style-name="T35">it was</text:span><text:span text:style-name="T36"> water of a fountain: and </text:span><text:span text:style-name="T35">again</text:span><text:span text:style-name="T36"> he measured a thousand, and passed through the water; and the water was </text:span><text:soft-page-break/><text:span text:style-name="T36">up to the thighs: and </text:span><text:span text:style-name="T35">again</text:span><text:span text:style-name="T36"> he measured a thousand; and he passed through water up to the loins. and </text:span><text:span text:style-name="T35">again</text:span><text:span text:style-name="T36"> he measured a thousand; and he could not pass through: for </text:span><text:span text:style-name="T35">the water</text:span><text:span text:style-name="T36"> rose as of a torrent which </text:span><text:span text:style-name="T35">men</text:span><text:span text:style-name="T36"> cannot pass over. And he said to me, Hast thou seen </text:span><text:span text:style-name="T35">this</text:span><text:span text:style-name="T36">, son of man? Then he brought me, and led me back to the brink of the river as I returned; and, behold, on the brink of the river </text:span><text:span text:style-name="T35">there were</text:span><text:span text:style-name="T36"> very many trees on this side and on that side. And he said to me, This is the water that goes forth to Galilee that lies eastward, and it is gone down to Arabia, and has reached as far as to the sea to the outlet of the water: and it shall heal the waters. And it shall come to pass, </text:span><text:span text:style-name="T35">that</text:span><text:span text:style-name="T36"> every animal of living </text:span><text:span text:style-name="T35">and</text:span><text:span text:style-name="T36"> moving creatures, all on which the river shall come, shall live: and there shall be there very many </text:span><text:span text:style-name="T36">fish; for this water shall go </text:span><text:span text:style-name="T36">thither, and it shall heal </text:span><text:span text:style-name="T35">them</text:span><text:span text:style-name="T36">, and they shall live: everything on which the river shall come shall live. </text:span><text:span text:style-name="T38">Glory to the Holy Trinity.</text:span></text:p>
      </text:section>
      <text:p text:style-name="P71"/>
      <text:p text:style-name="P47">The Pauline Epistle</text:p>
      <text:p text:style-name="P59">1 Corinthians 10:1-13</text:p>
      <text:p text:style-name="P61"><text:tab/><text:span text:style-name="T6">A chapter from the Epistle of our teacher Paul to the Corinthians. His blessing be upon us. Amen.</text:span></text:p>
      <text:section text:style-name="Sect1" text:name="Section434">
        <text:p text:style-name="P137"><text:span text:style-name="T22"><text:tab/>Moreover, brethren, I would not that ye should be ignorant, how that all our fathers were under the cloud, and all passed through the sea; And were all baptized unto Moses in the cloud and in the sea; And did all eat the same spiritual meat; And did all drink the same spiritual drink: for they drank of that spiritual Rock that followed them: and that Rock was Christ. </text:span><text:span text:style-name="T22">But with many of them God was not well pleased: for they were overthrown in the wilderness.</text:span></text:p>
        <text:p text:style-name="P138"><text:span text:style-name="T21"><text:tab/>Now these things were our examples, to the intent we should not lust after evil things, as they also lusted. Neither be ye idolaters, as </text:span><text:span text:style-name="T26">were</text:span><text:span text:style-name="T22"> some of them; as it is written, The people sat down to eat and drink, and rose up to play. Neither let us commit fornication, as some of them committed, and fell in one day three and twenty thousand. Neither let us tempt Christ, as some of them also tempted, and were destroyed of serpents. Neither murmur ye, as some of them also murmured, and were destroyed of the destroyer. Now all these things happened unto them for ensamples: and they are written for our admonition, upon whom the ends of the world are come. Wherefore let him that thinketh he standeth take heed lest he fall. </text:span><text:span text:style-name="T22">There hath no temptation taken you but such as is common to man: but God </text:span><text:span text:style-name="T26">is</text:span><text:span text:style-name="T22"> faithful, who will not suffer you to be tempted above that ye are able; but will with the temptation also make a way to escape, that ye may be able to bear </text:span><text:span text:style-name="T26">it</text:span><text:span text:style-name="T22">.</text:span></text:p>
      </text:section>
      <text:p text:style-name="P59"><text:tab/><text:span text:style-name="T6">The grace of God the Father be with you all. Amen.</text:span></text:p>
      <text:p text:style-name="P47"><text:soft-page-break/>The Gospel</text:p>
      <text:p text:style-name="P101">Psalm 113:3-5</text:p>
      <text:p text:style-name="P103"><text:tab/><text:span text:style-name="T6">A Psalm of David.</text:span></text:p>
      <text:p text:style-name="P97"><text:span text:style-name="T13"><text:tab/></text:span><text:span text:style-name="T3">The sea saw and fled: and Jordan was turned back. What became thee, O sea, that thou hast fled? Thou Jordan, that thou wast turned back?</text:span><text:span text:style-name="T78"> </text:span><text:span text:style-name="T6">Alleluia.</text:span></text:p>
      <text:p text:style-name="P103"/>
      <text:p text:style-name="P59">Matthew 3:1-17</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35">
        <text:p text:style-name="P137"><text:span text:style-name="T50"><text:tab/></text:span><text:span text:style-name="T22">In those days came John the Baptist, preaching in the wilderness of Judaea, And saying, Repent ye: for the kingdom of heaven is at hand. For this </text:span><text:span text:style-name="T22">is he that was spoken of by the prophet Esaias, saying, The voice of one crying in the wilderness, Prepare ye the way of the Lord, make his paths straight. And the same John had his raiment of camel’s hair, and a leathern girdle about his loins; and his meat was locusts and wild honey. Then went out to him Jerusalem, and all Judaea, and all the region round about </text:span><text:span text:style-name="T22">Jordan, </text:span><text:span text:style-name="T22">And were baptized of him in Jordan, confessing their sins.</text:span></text:p>
        <text:p text:style-name="P138"><text:span text:style-name="T21"><text:tab/>But when he saw many of the Pharisees and Sadducees come to his baptism, he said unto them, O generation of vipers, who hath warned you to flee from the wrath to come? Bring forth therefore fruits meet for repentance: And think not to say within yourselves, We have Abraham to </text:span><text:span text:style-name="T26">our</text:span><text:span text:style-name="T22"> father: for I say unto you, that God is able of these stones to raise up children unto Abraham. And now also the axe is laid unto the root of the trees: therefore every tree which bringeth not forth good fruit is hewn down, and cast into the fire. I indeed baptize you with water unto repentance: but he that cometh after me is mightier than I, whose shoes I am not worthy to bear: he shall baptize you with the Holy Ghost, and </text:span><text:span text:style-name="T26">with</text:span><text:span text:style-name="T22"> fire: Whose fan </text:span><text:span text:style-name="T26">is</text:span><text:span text:style-name="T22"> in his hand, and he will throughly purge his floor, and gather his wheat into the garner; but he will burn up the chaff with unquenchable fire.</text:span></text:p>
        <text:p text:style-name="P138"><text:span text:style-name="T22"><text:tab/>Then cometh Jesus from Galilee to Jordan unto John, to be baptized of him. But John forbad him, saying, I have need to be baptized of thee, and comest thou to me? And Jesus answering said unto him, </text:span><text:span text:style-name="T66">Suffer </text:span><text:span text:style-name="T68">it to be so</text:span><text:span text:style-name="T66"> now: for thus it becometh us to fulfil all righteousness</text:span><text:span text:style-name="T22">. Then he suffered him. And Jesus, when he was baptized, went up straightway out of the water: and, lo, the heavens were opened unto him, and he saw the Spirit of God descending like a dove, and lighting upon him: </text:span><text:span text:style-name="T22">And lo a voice from heaven, saying, This is my beloved Son, in whom I am well pleased.</text:span><text:span text:style-name="T49"> </text:span><text:span text:style-name="T52">Glory be to God forever.</text:span></text:p>
      </text:section>
      <text:p text:style-name="P49"><text:soft-page-break/>The Matins Gospel</text:p>
      <text:p text:style-name="P101">Psalm 28:3,4</text:p>
      <text:p text:style-name="P103"><text:tab/><text:span text:style-name="T6">A Psalm of David.</text:span></text:p>
      <text:p text:style-name="P97"><text:span text:style-name="T6"><text:tab/></text:span><text:span text:style-name="T1">The voice of the Lord is upon the waters: the God of glory has thundered. The Lord (is) upon many waters: The voice of the Lord (is) in power; the voice of the Lord (is) in great beauty. </text:span><text:span text:style-name="T6">Alleluia.</text:span></text:p>
      <text:p text:style-name="P111"/>
      <text:p text:style-name="P59">Mark 1:1-11</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06">
        <text:p text:style-name="P137"><text:span text:style-name="T52"><text:tab/></text:span><text:span text:style-name="T23">The beginning of the gospel of Jesus Christ, the Son of God; As it is written in the prophets, Behold, I send my messenger before thy face, which shall prepare thy way before thee. The voice of one crying in the wilderness, Prepare ye the way of the Lord, make his paths straight. John did baptize in the wilderness, and preach the baptism of repentance for the remission of </text:span><text:span text:style-name="T23">sins. And there went out unto him all the land of Judaea, and they of Jerusalem, and were all baptized of him in the river of Jordan, confessing their sins. And John was clothed with camel’s hair, and with a girdle of a skin about his loins; and he did eat locusts and wild honey; And preached, saying, There cometh one mightier than I after me, the latchet of whose shoes I am not worthy to stoop down and unloose. </text:span><text:span text:style-name="T23">I indeed have baptized you with water: but he shall baptize you with the Holy Ghost.</text:span></text:p>
        <text:p text:style-name="P138"><text:span text:style-name="T21"><text:tab/>And it came to pass in those days, that Jesus came from Nazareth of Galilee, and was baptized of John in Jordan. And straightway coming up out of the water, he saw the heavens opened, and the Spirit like a dove descending upon him: </text:span><text:span text:style-name="T21">And there came a voice from heaven, </text:span><text:span text:style-name="T26">saying</text:span><text:span text:style-name="T22">, Thou art my beloved Son, in whom I am well pleased.</text:span><text:span text:style-name="T51"> </text:span><text:span text:style-name="T52">Glory be to God forever.</text:span></text:p>
      </text:section>
      <text:p text:style-name="P68"/>
      <text:p text:style-name="P49">The Liturgy</text:p>
      <text:p text:style-name="P60"/>
      <text:p text:style-name="P47">The Pauline Epistle</text:p>
      <text:p text:style-name="P59">Titus 2:11-3:7</text:p>
      <text:p text:style-name="P61"><text:tab/><text:span text:style-name="T6">A chapter from the Epistle of our teacher Paul to Titus. His blessing be upon us. Amen.</text:span></text:p>
      <text:section text:style-name="Sect1" text:name="Section207">
        <text:p text:style-name="P137"><text:span text:style-name="T50"><text:tab/></text:span><text:span text:style-name="T21">For the grace of God that bringeth salvation hath appeared to all men, Teaching us that, denying ungodliness and worldly lusts, we should live soberly, righteously, and godly, in this present world; Looking for that blessed hope, and the glorious appearing of the great God and our Saviour Jesus Christ; </text:span><text:span text:style-name="T21">Who gave himself for us, that he might redeem us from all iniquity, and purify unto </text:span><text:soft-page-break/><text:span text:style-name="T21">himself a peculiar people, zealous of good works.</text:span></text:p>
        <text:p text:style-name="P141"><text:tab/>These things speak, and exhort, and rebuke with all authority. Let no man despise thee.</text:p>
        <text:p text:style-name="P138"><text:span text:style-name="T21"><text:tab/>Put them in mind to be subject to principalities and powers, to obey magistrates, to be ready to every good work, To speak evil of no man, to be no brawlers, </text:span><text:span text:style-name="T26">but</text:span><text:span text:style-name="T22"> gentle, shewing all meekness unto all men. For we ourselves also were sometimes foolish, disobedient, deceived, serving divers lusts and pleasures, living in malice and envy, hateful, </text:span><text:span text:style-name="T26">and</text:span><text:span text:style-name="T22"> hating one </text:span><text:span text:style-name="T22">another. But after that the kindness and love of God our Saviour toward </text:span><text:span text:style-name="T22">man appeared, Not by works of righteousness which we have done, but according to his mercy he saved us, by the washing of regeneration, and renewing of the Holy Ghost; Which he shed on us abundantly through Jesus Christ our Saviour; That being justified by his grace, we should be made heirs according to the hope of eternal life.</text:span></text:p>
      </text:section>
      <text:p text:style-name="P59"><text:tab/><text:span text:style-name="T6">The grace of God the Father be with you all. Amen.</text:span></text:p>
      <text:p text:style-name="P60"/>
      <text:p text:style-name="P47">The Catholic Epistle</text:p>
      <text:p text:style-name="P59">1 John 5:5-21</text:p>
      <text:p text:style-name="P61"><text:tab/><text:span text:style-name="T6">The Catholic Epistle from the First Epistle of our teacher John. His Blessing be upon us. Amen.</text:span></text:p>
      <text:section text:style-name="Sect1" text:name="Section208">
        <text:p text:style-name="P137"><text:span text:style-name="T50"><text:tab/></text:span><text:span text:style-name="T22">Who is he that overcometh the world, but he that believeth that Jesus is the Son of God?</text:span></text:p>
        <text:p text:style-name="P138"><text:span text:style-name="T22"><text:tab/>This is he that came by water and blood, </text:span><text:span text:style-name="T26">even</text:span><text:span text:style-name="T22"> Jesus Christ; not by water only, but by water and blood. And it is the Spirit that beareth witness, because the Spirit is truth. For there are three that bear record in heaven, the Father, the Word, and the Holy Ghost: and these three are one. And there are three that bear witness in earth, the Spirit, and the water, and the blood: and these three agree in one. </text:span><text:span text:style-name="T22">If we receive the witness of men, the witness of God is greater: for this is the witness of God which he hath testified of his Son.</text:span></text:p>
        <text:p text:style-name="P138"><text:span text:style-name="T22"><text:tab/>He that believeth on the Son of God hath the witness in himself: he that believeth not God hath made him a liar; because he believeth not the record that God gave of his Son. And this is the record, that God hath given to us eternal life, and this life is in his Son. He that hath the Son hath life; </text:span><text:span text:style-name="T26">and</text:span><text:span text:style-name="T22"> he that hath not the Son of God hath not life. </text:span><text:span text:style-name="T22">These things have I written unto you that believe on the name of the Son of God; that ye may know that ye have eternal life, and that ye may believe on the name of the Son of God.</text:span></text:p>
        <text:p text:style-name="P138"><text:span text:style-name="T22"><text:tab/>And this is the confidence that we have in him, that, if we ask any thing according to his will, he heareth us: And if we know that he hear us, </text:span><text:soft-page-break/><text:span text:style-name="T22">whatsoever we ask, we know that we have the petitions that we desired of him. If any man see his brother sin a sin </text:span><text:span text:style-name="T26">which is</text:span><text:span text:style-name="T22"> not unto death, he shall ask, and he shall give him life for them </text:span><text:span text:style-name="T22">that sin not unto death. There is a sin unto death: I do not say that he shall pray for it. </text:span><text:span text:style-name="T22">All unrighteousness is sin: and there is a sin not unto death.</text:span></text:p>
        <text:p text:style-name="P138"><text:span text:style-name="T22"><text:tab/>We know that whosoever is born of God sinneth not; but he that is begotten of God keepeth himself, and that wicked one toucheth him not. </text:span><text:span text:style-name="T26">And</text:span><text:span text:style-name="T22"> we know that we are of God, and the whole world lieth in wickedness. And we know that the Son of God is come, and hath given us an understanding, that we may know him that is true, and we are in him that is true, </text:span><text:span text:style-name="T26">even</text:span><text:span text:style-name="T22"> in his Son Jesus Christ. This is the true God, and eternal life. Little children, keep yourselves from idols. Amen.</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8:24-19:6</text:p>
      <text:p text:style-name="P61"><text:tab/><text:span text:style-name="T6">A chapter from the Acts of our fathers the pure Apostles, who were invested with the grace of the Holy Spirit. Their blessing be with us all. Amen.</text:span></text:p>
      <text:section text:style-name="Sect1" text:name="Section209">
        <text:p text:style-name="P137"><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8"><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text:span><text:soft-page-break/><text:span text:style-name="T22">baptized in the name of the Lord Jesus. </text:span><text:span text:style-name="T22">And when Paul had laid </text:span><text:span text:style-name="T26">his</text:span><text:span text:style-name="T22"> hands upon them, the Holy Ghost came on them; and they spake with tongues, and prophesied.</text:span></text:p>
      </text:section>
      <text:p text:style-name="P60"><text:tab/><text:span text:style-name="T6">The word of the Lord abides in this church and in every church. Amen.</text:span></text:p>
      <text:p text:style-name="P60"/>
      <text:p text:style-name="P47">The Gospel</text:p>
      <text:p text:style-name="P101">Psalm 117:25,27</text:p>
      <text:p text:style-name="P103"><text:tab/><text:span text:style-name="T6">A Psalm of David.</text:span></text:p>
      <text:p text:style-name="P97"><text:span text:style-name="T13"><text:tab/></text:span><text:span text:style-name="T1">Blessed be He who comes in the Name of the Lord: we have blessed you out of the house of the Lord. Thou art my God, and I will confess Thee: Thou art my God, I will exalt Thee. </text:span><text:span text:style-name="T6">Alleluia.</text:span></text:p>
      <text:p text:style-name="P103"/>
      <text:p text:style-name="P59">John 1:18-34</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0">
        <text:p text:style-name="P137"><text:span text:style-name="T50"><text:tab/></text:span><text:span text:style-name="T23">No man hath seen God at any time; the only begotten Son, which is in the bosom of the Father, he hath declared </text:span><text:span text:style-name="T25">him</text:span><text:span text:style-name="T23">.</text:span></text:p>
        <text:p text:style-name="P138"><text:span text:style-name="T22"><text:tab/>And this is the record of John, when the Jews sent priests and Levites from Jerusalem to ask him, Who art thou? And he confessed, and denied not; but confessed, I am not the Christ. And they asked him, What then? Art thou Elias? And he saith, I am not. Art thou that prophet? And he answered, No. Then said they unto him, Who art thou? that we may give an answer to them that sent us. What sayest thou of thyself? He said, I </text:span><text:span text:style-name="T26">am</text:span><text:span text:style-name="T22"> the voice of one crying in the wilderness, Make straight the way of the Lord, as said the prophet Esaias. And they which were sent were of the Pharisees. And they asked him, and said unto him, Why baptizest thou then, if thou be not that Christ, nor Elias, neither that prophet? John answered them, saying, I baptize with water: but there standeth one among you, whom ye know not; He it is, who coming after me is preferred before me, whose shoe’s latchet I am not worthy to unloose. </text:span><text:span text:style-name="T22">These things were done in Bethabara beyond Jordan, where John was baptizing.</text:span></text:p>
        <text:p text:style-name="P138"><text:span text:style-name="T22"><text:tab/>The next day John seeth Jesus coming unto him, and saith, Behold the Lamb of God, which taketh away the sin of the world. This is he of whom I said, After me cometh a man which is preferred before me: for he was before me. And I knew him not: but that he should be made manifest to Israel, therefore am I come baptizing with water. And John bare record, saying, I saw the Spirit descending from heaven like a dove, and it abode upon him. And I knew him not: but he that sent me to baptize with water, the </text:span><text:soft-page-break/><text:span text:style-name="T22">same said unto me, Upon whom thou shalt see the Spirit descending, and remaining on him, the same is he which baptizeth with the Holy Ghost. And I saw, and bare record that this is the Son of God. </text:span><text:span text:style-name="T52">Glory be to God forever.</text:span></text:p>
      </text:section>
      <text:p text:style-name="P53"/>
      <text:p text:style-name="P57">The Twelfth Day of Tobi</text:p>
      <text:p text:style-name="P74">Joyful Tune</text:p>
      <text:p text:style-name="P75">Second day of Epiphany</text:p>
      <text:p text:style-name="P74">Archangel Michael</text:p>
      <text:p text:style-name="P74">St. Theodore the martyr</text:p>
      <text:p text:style-name="P74">St. Anatole the martyr</text:p>
      <text:p text:style-name="P74"/>
      <text:p text:style-name="P50">The Vespers Gospel</text:p>
      <text:p text:style-name="P98">Psalm 41:1,7</text:p>
      <text:p text:style-name="P99"><text:tab/><text:span text:style-name="T6">A Psalm of David.</text:span></text:p>
      <text:p text:style-name="P97"><text:tab/><text:span text:style-name="T4">As the deer yearns for the water springs: So yearns my soul for Thee, O God. Therefore will I remember Thee from the land of Jordan. </text:span><text:span text:style-name="T6">Alleluia.</text:span></text:p>
      <text:p text:style-name="P101"/>
      <text:p text:style-name="P59">Luke 3:21-22</text:p>
      <text:p text:style-name="P6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11">
        <text:p text:style-name="P137"><text:span text:style-name="T50"><text:tab/></text:span><text:span text:style-name="T22">Now when all the people were baptized, it came to pass, that Jesus also being baptized, and praying, the heaven was opened, </text:span><text:span text:style-name="T22">And the Holy Ghost descended in a bodily shape like a dove upon him, and a voice came from heaven, which said, Thou art my beloved Son; in thee I am well pleased.</text:span><text:span text:style-name="T50"> </text:span><text:span text:style-name="T52">Glory be to God forever.</text:span></text:p>
      </text:section>
      <text:p text:style-name="P60"/>
      <text:p text:style-name="P49">The Matins Gospel</text:p>
      <text:p text:style-name="P101">Psalm 33:10,4</text:p>
      <text:p text:style-name="P103"><text:tab/><text:span text:style-name="T6">A Psalm of David.</text:span></text:p>
      <text:p text:style-name="P97"><text:span text:style-name="T6"><text:tab/></text:span><text:span text:style-name="T1">Come, my children, hearken unto me: that I may teach you the fear of the Lord. Come unto Him, that ye may be enlightened: and your faces shall not be ashamed. </text:span><text:span text:style-name="T6">Alleluia.</text:span></text:p>
      <text:p text:style-name="P111"/>
      <text:p text:style-name="P59">Matthew 3:13-17</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12">
        <text:p text:style-name="P137"><text:span text:style-name="T52"><text:tab/></text:span><text:span text:style-name="T23">Then cometh Jesus from Galilee to Jordan unto John, to be baptized of him. But John forbad him, saying, I have need to be baptized of thee, and comest thou to me? And Jesus answering said unto him, </text:span><text:span text:style-name="T67">Suffer </text:span><text:span text:style-name="T69">it to be so</text:span><text:span text:style-name="T67"> now: for thus it becometh us to fulfil all righteousness</text:span><text:span text:style-name="T23">. Then he suffered </text:span><text:soft-page-break/><text:span text:style-name="T23">him. And Jesus, when he was baptized, went up straightway out of the water: and, lo, the heavens were opened unto him, and he saw the Spirit of God descending like a dove, and lighting upon him: </text:span><text:span text:style-name="T23">And lo a voice from heaven, saying, This is my </text:span><text:span text:style-name="T23">beloved Son, in whom I am well pleased.</text:span><text:span text:style-name="T51"> </text:span><text:span text:style-name="T52">Glory be to God forever.</text:span></text:p>
      </text:section>
      <text:p text:style-name="P68"/>
      <text:p text:style-name="P49">The Liturgy</text:p>
      <text:p text:style-name="P60"/>
      <text:p text:style-name="P47">The Pauline Epistle</text:p>
      <text:p text:style-name="P59">Ephesians 1:1-14</text:p>
      <text:p text:style-name="P61"><text:tab/><text:span text:style-name="T6">A chapter from the Epistle of our teacher Paul to the Ephesians. His blessing be upon us. Amen.</text:span></text:p>
      <text:section text:style-name="Sect1" text:name="Section213">
        <text:p text:style-name="P137"><text:span text:style-name="T50"><text:tab/></text:span><text:span text:style-name="T21">Paul, an apostle of Jesus Christ by the will of God, to the saints which are at Ephesus, and to the faithful in Christ Jesus: </text:span><text:span text:style-name="T21">Grace </text:span><text:span text:style-name="T26">be</text:span><text:span text:style-name="T22"> to you, and </text:span><text:span text:style-name="T22">peace, from God our Father, and </text:span><text:span text:style-name="T26">from</text:span><text:span text:style-name="T22"> the Lord Jesus Christ.</text:span></text:p>
        <text:p text:style-name="P138"><text:span text:style-name="T22"><text:s/><text:tab/>Blessed </text:span><text:span text:style-name="T26">be</text:span><text:span text:style-name="T22"> the God and Father of our Lord Jesus Christ, who hath blessed us with all spiritual blessings in heavenly </text:span><text:span text:style-name="T26">places</text:span><text:span text:style-name="T22"> in Christ: According as he hath chosen us in him before the foundation of the world, that we should be holy and without blame before him in love: Having predestinated us unto the adoption of children by Jesus Christ to himself, according to the good pleasure of his will, To the praise of the glory of his grace, wherein he hath made us accepted in the beloved. In whom we have redemption through his blood, the forgiveness of sins, according to the riches of his grace; Wherein he hath abounded toward us in all wisdom and prudence; Having made known unto us the mystery of his will, according to his good pleasure which he hath purposed in himself: That in the dispensation of the fulness of times he might gather together in one all things in Christ, both which are in heaven, and which are on earth; </text:span><text:span text:style-name="T26">even</text:span><text:span text:style-name="T22"> in him: In whom also we have obtained an inheritance, being predestinated according to the purpose of him who worketh all things after the counsel of his own will: That we should be to the praise of his glory, who first trusted in Christ. In whom ye also </text:span><text:span text:style-name="T26">trusted</text:span><text:span text:style-name="T22">, after that ye heard the word of truth, the gospel of your salvation: in whom also after that ye believed, ye were sealed with that holy Spirit of promise, Which is the earnest of our inheritance until the redemption of the purchased possession, unto the praise of his glory.</text:span></text:p>
      </text:section>
      <text:p text:style-name="P59"><text:tab/><text:span text:style-name="T6">The grace of God the Father be with you all. Amen.</text:span></text:p>
      <text:p text:style-name="P60"/>
      <text:p text:style-name="P47"/>
      <text:p text:style-name="P31">The Catholic Epistle</text:p>
      <text:p text:style-name="P59">1 Peter 3:15b-22</text:p>
      <text:p text:style-name="P61"><text:tab/><text:span text:style-name="T6">The Catholic Epistle from the First Epistle of our teacher Peter. His Blessing be upon us. Amen.</text:span></text:p>
      <text:section text:style-name="Sect1" text:name="Section214">
        <text:p text:style-name="P137"><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8"><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8"><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text:span><text:span text:style-name="T22">dis</text:span><text:span text:style-name="T22">obedient, when once the longsuffering of God waited in the days of Noah, </text:span><text:span text:style-name="T22">while the ark was a preparing, wherein few, that is, eight souls were saved by water.</text:span></text:p>
        <text:p text:style-name="P138"><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Who is gone into </text:span><text:span text:style-name="T22">heaven, and is on the right hand of God; angels and authorities and powers being made subject unto him.</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8:26-39</text:p>
      <text:p text:style-name="P61"><text:tab/><text:span text:style-name="T6">A chapter from the Acts of our fathers the pure Apostles, who were invested with the grace of the Holy Spirit. Their blessing be with us all. Amen.</text:span></text:p>
      <text:section text:style-name="Sect1" text:name="Section215">
        <text:p text:style-name="P137"><text:span text:style-name="T50"><text:tab/></text:span><text:span text:style-name="T22">And the angel of the Lord spake unto Philip, saying, Arise, and go toward the south unto the way that goeth down from Jerusalem unto Gaza, which is desert. And he arose and went: and, behold, a man of Ethiopia, an eunuch of great authority under Candace queen of the Ethiopians, who had the charge of all her treasure, and had come to Jerusalem for to worship, Was returning, and sitting in his chariot read Esaias the prophet. Then the Spirit said unto Philip, Go near, and join thyself to this chariot. And Philip ran thither to </text:span><text:span text:style-name="T26">him</text:span><text:span text:style-name="T22">, and heard him read the prophet Esaias, and said, Understandest thou what thou readest? And he said, How can I, except some man should guide me? And he desired Philip that he would come up and sit with him. The place of the scripture which he read was this, He was led as a sheep to the slaughter; and like a lamb dumb before his shearer, so opened he not his mouth: In his humiliation his judg</text:span><text:soft-page-break/><text:span text:style-name="T22">ment was taken away: and who shall declare his generation? for his life is taken from the earth. And the eunuch answered Philip, and said, I pray thee, of whom speaketh the prophet this? of himself, or of some other man? Then </text:span><text:span text:style-name="T22">Philip opened his mouth, and began at the same scripture, and preached unto him Jesus. And as they went on </text:span><text:span text:style-name="T26">their</text:span><text:span text:style-name="T22"> way, they came unto a certain water: and the eunuch said, See, </text:span><text:span text:style-name="T26">here is</text:span><text:span text:style-name="T22"> water; what doth hinder me to be baptized? And Philip said, If thou believest with all thine heart, thou mayest. And he answered and said, I believe that Jesus Christ is the Son of God. And he commanded the chariot to stand still: and they went down both into the water, both Philip and the eunuch; and he baptized him. </text:span><text:span text:style-name="T22">And when they were come up out of the water, the Spirit of the Lord caught away Philip, </text:span><text:span text:style-name="T22">that the </text:span><text:span text:style-name="T22">eunuch saw him no more: and he went on his way rejoicing.</text:span></text:p>
      </text:section>
      <text:p text:style-name="P60"><text:tab/><text:span text:style-name="T6">The word of the Lord abides in this church and in every church. Amen.</text:span></text:p>
      <text:p text:style-name="P60"/>
      <text:p text:style-name="P47">The Gospel</text:p>
      <text:p text:style-name="P101">Psalm 103:1,2</text:p>
      <text:p text:style-name="P103"><text:tab/><text:span text:style-name="T6">A Psalm of David.</text:span></text:p>
      <text:p text:style-name="P97"><text:span text:style-name="T13"><text:tab/></text:span><text:span text:style-name="T1">Bless the LORD, O my soul: O LORD my God, thou art exceedingly great. With praise and great beauty Thou art clothed: Thou hast covered Thyself with light as with a garment. </text:span><text:span text:style-name="T6">Alleluia.</text:span></text:p>
      <text:p text:style-name="P103"/>
      <text:p text:style-name="P59">John 1:35-51</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6">
        <text:p text:style-name="P137"><text:span text:style-name="T50"><text:tab/></text:span><text:span text:style-name="T23">Again the next day after John stood, and two of his disciples; </text:span><text:span text:style-name="T23">And looking upon Jesus as he walked, he saith, Behold the Lamb of God!</text:span></text:p>
        <text:p text:style-name="P138"><text:span text:style-name="T21"><text:tab/>And the two disciples heard him speak, and they followed Jesus. Then Jesus turned, and saw them following, and saith unto them, </text:span><text:span text:style-name="T65">What seek ye?</text:span><text:span text:style-name="T21"> They said unto him, Rabbi, (which is to say, being interpreted, Master,) where dwellest thou? He saith unto them, </text:span><text:span text:style-name="T65">Come and see.</text:span><text:span text:style-name="T21"> They came and saw where he dwelt, and abode with him that day: for it was about the tenth hour. One of the two which heard John </text:span><text:span text:style-name="T26">speak</text:span><text:span text:style-name="T22">, and followed him, was Andrew, Simon Peter’s brother. He first findeth his own brother Simon, and saith unto him, We have found the Messias, which is, being interpreted, the Christ. </text:span><text:span text:style-name="T22">And he brought him to Jesus. And when Jesus beheld him, he said, </text:span><text:span text:style-name="T66">Thou art Simon the son of Jona: thou shalt be called Cephas,</text:span><text:span text:style-name="T22"> which is by interpretation, A stone.</text:span></text:p>
        <text:p text:style-name="P138"><text:span text:style-name="T22"><text:tab/>The day following Jesus would go forth into Galilee, and findeth </text:span><text:soft-page-break/><text:span text:style-name="T22">Philip, and saith unto him,</text:span><text:span text:style-name="T66"> Follow me</text:span><text:span text:style-name="T22">. Now Philip was of Bethsaida, the city of Andrew and Peter. Philip findeth Nathanael, and saith unto him, We have found him, of whom Moses in the law, and the prophets, did write, </text:span><text:span text:style-name="T22">Jesus of Nazareth, the son of Joseph. And Nathanael said unto him, Can there any good thing come out of Nazareth? Philip saith unto him, Come and see. Jesus saw Nathanael coming to him, and saith of him,</text:span><text:span text:style-name="T66"> Behold an Israelite indeed, in whom is no guile!</text:span><text:span text:style-name="T22"> Nathanael saith unto him, Whence knowest thou me? Jesus answered and said unto him, </text:span><text:span text:style-name="T66">Before that Philip called thee, when thou wast under the fig tree, I saw thee.</text:span><text:span text:style-name="T22"> Nathanael answered and saith unto him, Rabbi, thou art the Son of God; </text:span><text:span text:style-name="T22">thou art the </text:span><text:span text:style-name="T22">King of Israel. Jesus answered and said unto him, </text:span><text:span text:style-name="T66">Because I said unto thee, I saw thee under the fig tree, believest thou? thou shalt see greater </text:span><text:span text:style-name="T66">things than these.</text:span><text:span text:style-name="T22"> </text:span><text:span text:style-name="T22">And he saith unto </text:span><text:span text:style-name="T22">him, </text:span><text:span text:style-name="T66">Verily, verily, I say unto you, Hereafter ye shall see heaven open, and the angels of God ascending and descending upon the Son of man.</text:span><text:span text:style-name="T49"> </text:span><text:span text:style-name="T52">Glory be to God forever.</text:span></text:p>
      </text:section>
      <text:p text:style-name="P53"/>
      <text:p text:style-name="P57">The Thirteenth Day of Tobi</text:p>
      <text:p text:style-name="P74">Joyful Tune</text:p>
      <text:p text:style-name="P75">Feast of the Wedding of Cana of Galilee</text:p>
      <text:p text:style-name="P74">St. Theopholus, the monk</text:p>
      <text:p text:style-name="P74">St. Demiana, the martyr</text:p>
      <text:p text:style-name="P74"/>
      <text:p text:style-name="P50">The Vespers Gospel</text:p>
      <text:p text:style-name="P98">Psalm 4:8,9</text:p>
      <text:p text:style-name="P99"><text:tab/><text:span text:style-name="T6">A Psalm of David.</text:span></text:p>
      <text:p text:style-name="P135"><text:span text:style-name="T12"><text:tab/></text:span><text:span text:style-name="T4">(To whom) were increased the fruit of their corn, their wine and their oil. For Thou, Lord, alone hast made me dwell in hope. </text:span><text:span text:style-name="T8">Alleluia.</text:span></text:p>
      <text:p text:style-name="P103"/>
      <text:p text:style-name="P59">Matthew 19:1-12</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17">
        <text:p text:style-name="P137"><text:span text:style-name="T50"><text:tab/></text:span><text:span text:style-name="T22">And it came to pass, </text:span><text:span text:style-name="T26">that</text:span><text:span text:style-name="T22"> when Jesus had finished these sayings, he departed from Galilee, and came into the coasts of Judaea beyond Jordan; </text:span><text:span text:style-name="T22">And great multitudes followed him; and he healed them there.</text:span></text:p>
        <text:p text:style-name="P138"><text:span text:style-name="T22"><text:tab/>The Pharisees also came unto him, tempting him, and saying unto him, Is it lawful for a man to put away his wife for every cause? And he answered and said unto them, </text:span><text:span text:style-name="T66">Have ye not read, that he which made </text:span><text:span text:style-name="T68">them</text:span><text:span text:style-name="T66"> at the beginning made them male and </text:span><text:soft-page-break/><text:span text:style-name="T66">female,</text:span><text:span text:style-name="T22"> </text:span><text:span text:style-name="T66">And said, For this cause shall a man leave father and mother, and shall cleave to his wife: and they twain shall be one flesh?</text:span><text:span text:style-name="T22"> </text:span><text:span text:style-name="T66">Wherefore they are no more twain, but one flesh. What therefore God hath joined together, let not man put asunder.</text:span><text:span text:style-name="T22"> They say unto </text:span><text:span text:style-name="T22">him, Why did Moses then command to give a writing of divorcement, and to put her away? He saith unto them, </text:span><text:span text:style-name="T66">Moses because of the hardness of your hearts suffered you to put away your wives: but from the beginning it was not so.</text:span><text:span text:style-name="T22"> </text:span><text:span text:style-name="T66">And I say unto you, Whosoever shall put away his wife, except </text:span><text:span text:style-name="T68">it be</text:span><text:span text:style-name="T66"> for fornication, and shall marry another, committeth adultery: and whoso marrieth her which is put away doth commit adultery.</text:span><text:span text:style-name="T22"> His disciples say unto him, If the case of the man be so with </text:span><text:span text:style-name="T26">his</text:span><text:span text:style-name="T22"> wife, it is not good to </text:span><text:span text:style-name="T22">marry. But he said unto them, </text:span><text:span text:style-name="T66">All </text:span><text:span text:style-name="T68">men</text:span><text:span text:style-name="T66"> cannot receive this saying, save </text:span><text:span text:style-name="T68">they</text:span><text:span text:style-name="T66"> to whom it is given.</text:span><text:span text:style-name="T22"> </text:span><text:span text:style-name="T66">For there are some eunuchs, which were so born from </text:span><text:span text:style-name="T68">their</text:span><text:span text:style-name="T66"> mother’s womb: and there are some eunuchs, which were made </text:span><text:span text:style-name="T66">eunuchs of men: and there be eunuchs, which have made themselves eunuchs for the kingdom of heaven’s sake. He that is able to receive </text:span><text:span text:style-name="T68">it</text:span><text:span text:style-name="T66">, let him receive </text:span><text:span text:style-name="T68">it</text:span><text:span text:style-name="T66">.</text:span><text:span text:style-name="T50"> </text:span><text:span text:style-name="T52">Glory be to God forever.</text:span></text:p>
      </text:section>
      <text:p text:style-name="P60"/>
      <text:p text:style-name="P49">The Matins Gospel</text:p>
      <text:p text:style-name="P101">Psalm 103:15,23</text:p>
      <text:p text:style-name="P103"><text:tab/><text:span text:style-name="T6">A Psalm of David.</text:span></text:p>
      <text:p text:style-name="P97"><text:span text:style-name="T6"><text:tab/></text:span><text:span text:style-name="T1">The wine which cheers the heart of man: That his face may rejoice with oil. How great are Thy works, O Lord: In wisdom hast Thou made them all. </text:span><text:span text:style-name="T6">Alleluia.</text:span></text:p>
      <text:p text:style-name="P111"/>
      <text:p text:style-name="P59">John 4:43-54</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8">
        <text:p text:style-name="P137"><text:span text:style-name="T52"><text:tab/></text:span><text:span text:style-name="T23">Now after two days he departed thence, and went into Galilee. For Jesus himself testified, that a prophet hath no honour in his own country. Then when he was come into Galilee, the Galilaeans received him, having seen all the things that he did at Jerusalem at the feast: for they also went unto the feast. So Jesus came again into Cana of Galilee, where he made the water wine. And there was a certain nobleman, whose son was sick at Capernaum. When he heard that Jesus was come out of Judaea into Galilee, he went unto him, and besought him that he would come down, and heal his son: for he was at the point of death. Then said Jesus unto him, </text:span><text:span text:style-name="T67">Except ye see signs and wonders, ye will not believe.</text:span><text:span text:style-name="T23"> The nobleman saith unto him, Sir, come down ere my child die. Jesus saith </text:span><text:soft-page-break/><text:span text:style-name="T23">unto him, </text:span><text:span text:style-name="T67">Go thy way; thy son liveth.</text:span><text:span text:style-name="T23"> And the man believed the word that Jesus had spoken unto him, and he went his way. And as he was now going down, his servants met him, and told </text:span><text:span text:style-name="T25">him</text:span><text:span text:style-name="T23">, saying, Thy son liveth. Then enquired he of them the hour when he began to amend. And they said unto him, Yes</text:span><text:span text:style-name="T23">terday at the seventh hour the fever left him. So the father knew that </text:span><text:span text:style-name="T25">it was</text:span><text:span text:style-name="T23"> at the same hour, in the which Jesus said unto him, </text:span><text:span text:style-name="T67">Thy son liveth:</text:span><text:span text:style-name="T23"> and himself believed, and his whole house. </text:span><text:span text:style-name="T23">This </text:span><text:span text:style-name="T25">is</text:span><text:span text:style-name="T23"> again the second miracle </text:span><text:span text:style-name="T25">that</text:span><text:span text:style-name="T23"> Jesus did, when he was come out of Judaea into Galilee.</text:span><text:span text:style-name="T51"> </text:span><text:span text:style-name="T52">Glory be to God forever.</text:span></text:p>
      </text:section>
      <text:p text:style-name="P68"/>
      <text:p text:style-name="P49">The Liturgy</text:p>
      <text:p text:style-name="P60"/>
      <text:p text:style-name="P47">The Pauline Epistle</text:p>
      <text:p text:style-name="P59">Romans 6:3-16</text:p>
      <text:p text:style-name="P61"><text:tab/><text:span text:style-name="T6">A chapter from the Epistle of our teacher Paul to the Romans. His blessing be upon us. Amen.</text:span></text:p>
      <text:section text:style-name="Sect1" text:name="Section219">
        <text:p text:style-name="P137"><text:span text:style-name="T50"><text:tab/></text:span><text:span text:style-name="T21">Know ye not, that so many of us as were baptized into Jesus Christ were baptized into his death? Therefore we are buried with him by baptism into death: that like as Christ was raised up from the dead by the glory of the Father, even so we also should walk in newness of life. For if we have been planted together in the likeness of his death, we shall be also </text:span><text:span text:style-name="T26">in the </text:span><text:span text:style-name="T26">likeness</text:span><text:span text:style-name="T22"> of </text:span><text:span text:style-name="T26">his</text:span><text:span text:style-name="T22"> resurrection: Knowing this, that our old man is crucified with </text:span><text:span text:style-name="T26">him</text:span><text:span text:style-name="T22">, that the body of sin might be destroyed, that henceforth we should not serve sin. For he that is dead is freed from sin. Now if we be dead with Christ, we believe that we shall also live with him: Knowing that Christ being raised from the dead dieth no more; death hath no more dominion over him. For in that he died, he died unto sin once: but in that he liveth, he liveth unto God. Likewise reckon ye also yourselves to be dead indeed unto sin, but alive unto God through Jesus Christ our Lord. Let not sin therefore reign in your mortal body, that ye should obey it in the lusts thereof. Neither yield ye your members </text:span><text:span text:style-name="T26">as</text:span><text:span text:style-name="T22"> instruments of unrighteousness unto sin: but yield yourselves unto God, as those that are alive from the dead, and your members </text:span><text:span text:style-name="T26">as</text:span><text:span text:style-name="T22"> instruments of righteousness unto God. For sin shall not have dominion over you: for ye are not under the law, but under grace. What then? shall we sin, because we are not under the law, but under grace? God forbid. Know ye not, that to whom ye yield yourselves servants to obey, his servants ye are to whom ye obey; whether of sin unto death, or of obedience unto righteousness?</text:span></text:p>
      </text:section>
      <text:p text:style-name="P59"><text:tab/><text:span text:style-name="T6">The grace of God the Father be with you all. Amen.</text:span></text:p>
      <text:p text:style-name="P47"><text:soft-page-break/>The Catholic Epistle</text:p>
      <text:p text:style-name="P59">1 John 2:20-25</text:p>
      <text:p text:style-name="P61"><text:tab/><text:span text:style-name="T6">The Catholic Epistle from the First Epistle of our teacher John. His Blessing be upon us. Amen.</text:span></text:p>
      <text:section text:style-name="Sect1" text:name="Section220">
        <text:p text:style-name="P137"><text:span text:style-name="T50"><text:tab/></text:span><text:span text:style-name="T21">But ye have an unction from the Holy One, and ye know all things. I have not written unto you because ye know not the truth, but because ye </text:span><text:span text:style-name="T21">know it, and that no lie is of the truth. Who is a liar but he that denieth that Jesus is the Christ? He is antichrist, that denieth the Father and the Son. Whosoever denieth the Son, the same hath not the Father: </text:span><text:span text:style-name="T26">(but) he that acknowledgeth the Son hath the Father also</text:span><text:span text:style-name="T22">. Let that therefore abide in you, which ye have heard from the beginning. If that which ye have heard from the beginning shall remain in you, ye also shall continue in the Son, and in </text:span><text:span text:style-name="T22">the Father. </text:span><text:span text:style-name="T22">And this is the promise </text:span><text:span text:style-name="T22">that he hath promised us, </text:span><text:span text:style-name="T26">even</text:span><text:span text:style-name="T22"> eternal life.</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8:3-13</text:p>
      <text:p text:style-name="P61"><text:tab/><text:span text:style-name="T6">A chapter from the Acts of our fathers the pure Apostles, who were invested with the grace of the Holy Spirit. Their blessing be with us all. Amen.</text:span></text:p>
      <text:section text:style-name="Sect1" text:name="Section221">
        <text:p text:style-name="P137"><text:span text:style-name="T50"><text:tab/></text:span><text:span text:style-name="T21">As for Saul, he made havock of the church, entering into every house, and haling men and women committed </text:span><text:span text:style-name="T26">them</text:span><text:span text:style-name="T22"> to prison.</text:span></text:p>
        <text:p text:style-name="P138"><text:span text:style-name="T22"><text:tab/>Therefore they that were scattered abroad went every where preaching the word. Then Philip went down to the city of Samaria, and preached Christ unto them. And the people with one accord gave heed unto those things which Philip spake, hearing and seeing the miracles which he did. For unclean spirits, crying with loud voice, came out of many that were possessed </text:span><text:span text:style-name="T26">with them</text:span><text:span text:style-name="T22">: and many taken with palsies, and that were lame, were healed. And there was great joy in that city. But there was a certain man, called Simon, which beforetime in the same city used sorcery, and bewitched the people of Samaria, giving out that himself was some great one: To whom they all gave heed, from the least to the greatest, saying, This man is the great power of God. And to him they had regard, because that of long time he had bewitched them with sorceries. But when they believed Philip preaching the things concerning the kingdom of God, and the name of Jesus Christ, they were baptized, both men and women. </text:span><text:span text:style-name="T22">Then Simon himself believed also: and when he was baptized, he continued with Philip, and wondered, beholding the miracles and signs which were done.</text:span></text:p>
      </text:section>
      <text:p text:style-name="P60"><text:soft-page-break/><text:tab/><text:span text:style-name="T6">The word of the Lord abides in this church and in every church. Amen.</text:span></text:p>
      <text:p text:style-name="P60"/>
      <text:p text:style-name="P47">The Gospel</text:p>
      <text:p text:style-name="P101">Psalm 76:9,10</text:p>
      <text:p text:style-name="P103"><text:tab/><text:span text:style-name="T6">A Psalm of David.</text:span></text:p>
      <text:p text:style-name="P97"><text:span text:style-name="T77"><text:tab/></text:span><text:span text:style-name="T1">Thou art the God Who does wonders: Thou hast manifested Thy strength among the people. Thou hast redeemed Thy people with Thine arm: O God, the waters saw Thee; And they were afraid. </text:span><text:span text:style-name="T6">Alleluia.</text:span></text:p>
      <text:p text:style-name="P103"/>
      <text:p text:style-name="P59">John 2:1-11</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22">
        <text:p text:style-name="P137"><text:span text:style-name="T50"><text:tab/></text:span><text:span text:style-name="T23">And the third day there was a marriage in Cana of Galilee; and the mother of Jesus was there: And both Jesus was called, and his disciples, to </text:span><text:span text:style-name="T23">the marriage. And when they wanted wine, the mother of Jesus saith unto him, They have no wine. Jesus saith unto her,</text:span><text:span text:style-name="T67"> Woman, what have I to do with thee? mine hour is not yet come.</text:span><text:span text:style-name="T23"> His mother saith unto the servants, Whatsoever he saith unto you, do </text:span><text:span text:style-name="T25">it</text:span><text:span text:style-name="T23">. And there were set there six waterpots of stone, after the manner of the purifying of the Jews, containing two or </text:span><text:span text:style-name="T23">three firkins apiece. Jesus saith unto them, </text:span><text:span text:style-name="T67">Fill the waterpots with water.</text:span><text:span text:style-name="T23"> And they filled them up to the brim. And he saith unto them, </text:span><text:span text:style-name="T67">Draw out now, and bear unto the governor of the feast.</text:span><text:span text:style-name="T23"> And they bare </text:span><text:span text:style-name="T25">it</text:span><text:span text:style-name="T23">. When the ruler of the feast had tasted the water that was made wine, and knew not whence it was: (but the servants which drew the water knew;) the governor of the feast called the bridegroom, And saith unto him, Every man at the beginning doth set forth good wine; and when men have well drunk, then that which is worse: </text:span><text:span text:style-name="T25">but</text:span><text:span text:style-name="T23"> thou hast kept the good wine until now. This beginning of miracles did Jesus in Cana of Galilee, and manifested forth his glory; and his disciples believed on him. </text:span><text:span text:style-name="T52">Glory be to God forever.</text:span></text:p>
      </text:section>
      <text:p text:style-name="P127"/>
      <text:p text:style-name="P134">The Fourteenth Day of Tobi</text:p>
      <text:p text:style-name="P101">Annual Tune</text:p>
      <text:p text:style-name="P107">St. Arselidas the monk</text:p>
      <text:p text:style-name="P101">St Maximus, brother of St. Domatius</text:p>
      <text:p text:style-name="P101"/>
      <text:p text:style-name="P127"><text:tab/>See the Twentieth Day of Pashons.</text:p>
      <text:p text:style-name="P127"/>
      <text:p text:style-name="P134"/>
      <text:p text:style-name="P38">The Fifteenth Day of Tobi</text:p>
      <text:p text:style-name="P101">Annual Tune</text:p>
      <text:p text:style-name="P107">Obadiah, the prophet</text:p>
      <text:p text:style-name="P101"/>
      <text:p text:style-name="P127"><text:tab/>See the Eighth Day of Thoout.</text:p>
      <text:p text:style-name="P127"/>
      <text:p text:style-name="P134">The Sixteenth Day of Tobi</text:p>
      <text:p text:style-name="P101">Annual Tune</text:p>
      <text:p text:style-name="P107">St. Philotheus the martyr</text:p>
      <text:p text:style-name="P101">St. John, 48<text:span text:style-name="T53">th</text:span> Patriarch of Alexandria</text:p>
      <text:p text:style-name="P101"/>
      <text:p text:style-name="P127"><text:tab/>See the Twenty-Seventh Day of Pharamuthi.</text:p>
      <text:p text:style-name="P127"/>
      <text:p text:style-name="P134">The Seventeenth Day of Tobi</text:p>
      <text:p text:style-name="P101">Annual Tune</text:p>
      <text:p text:style-name="P107">St. Domatius, the brother of St. Maximus</text:p>
      <text:p text:style-name="P101">St. Yousab, bishop of Garga</text:p>
      <text:p text:style-name="P101"/>
      <text:p text:style-name="P127"><text:tab/>See the Sixteenth Day of Paoni.</text:p>
      <text:p text:style-name="P127"/>
      <text:p text:style-name="P134">The Eighteenth Day of Tobi</text:p>
      <text:p text:style-name="P101">Annual Tune</text:p>
      <text:p text:style-name="P107">St. James the Syrian</text:p>
      <text:p text:style-name="P101"/>
      <text:p text:style-name="P127"><text:tab/>See the Twenty-Eighth Day of Athor.</text:p>
      <text:p text:style-name="P127"/>
      <text:p text:style-name="P134">The Nineteenth Day of Tobi</text:p>
      <text:p text:style-name="P101">Annual Tune</text:p>
      <text:p text:style-name="P107">Finding of the relics of Sts. Apahor, Pisoura, and thier mother, Ampera</text:p>
      <text:p text:style-name="P101"/>
      <text:p text:style-name="P127"><text:tab/>See the Twenty-Second Day of Athor.</text:p>
      <text:p text:style-name="P127"/>
      <text:p text:style-name="P134">The Twentieth Day of Tobi</text:p>
      <text:p text:style-name="P101">Annual Tune</text:p>
      <text:p text:style-name="P107">St. Prochorus, the Disciple</text:p>
      <text:p text:style-name="P101">Consecration of the Church of St. John Chrysostom</text:p>
      <text:p text:style-name="P101">Sts. Bahna nd Eklog, the martyrs</text:p>
      <text:p text:style-name="P101"/>
      <text:p text:style-name="P127"><text:tab/>See the First Day of Tobi.</text:p>
      <text:p text:style-name="P134"><text:soft-page-break/>The Twenty-First Day of Tobi</text:p>
      <text:p text:style-name="P101">Annual Tune</text:p>
      <text:p text:style-name="P107">The Dormition of our lady, the Mother of God St. Mary</text:p>
      <text:p text:style-name="P101">St. Gelaria, daughter of Empero Zeno</text:p>
      <text:p text:style-name="P101">St. Gregory of Nyssa</text:p>
      <text:p text:style-name="P101"/>
      <text:p text:style-name="P127"><text:tab/>See the First Day of Pashons.</text:p>
      <text:p text:style-name="P128"/>
      <text:p text:style-name="P57">The Twenty-Second Day of Tobi</text:p>
      <text:p text:style-name="P74">Annual Tune</text:p>
      <text:p text:style-name="P75">St. Antony the Great</text:p>
      <text:p text:style-name="P84"><text:tab/>(also, Paopi 24; Koiak 9; Pharamuthi 9; Pashons 13, 19; Paoni 5, 17, 23)</text:p>
      <text:p text:style-name="P84"/>
      <text:p text:style-name="P50">The Vespers Gospel</text:p>
      <text:p text:style-name="P98">Psalm 31:12, 32:1, 31:7</text:p>
      <text:p text:style-name="P99"><text:tab/><text:span text:style-name="T6">A Psalm of David.</text:span></text:p>
      <text:p text:style-name="P97"><text:tab/><text:span text:style-name="T4">Be glad in the LORD, and rejoice, ye righteous: For praise befits the upright. For this shall every one that is godly pray unto Thee in an upright time. </text:span><text:span text:style-name="T6">Alleluia.</text:span></text:p>
      <text:p text:style-name="P113"/>
      <text:p text:style-name="P59">Matthew 25:14-23</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23">
        <text:p text:style-name="P137"><text:span text:style-name="T50"><text:tab/></text:span><text:span text:style-name="T67">For </text:span><text:span text:style-name="T69">the kingdom of heaven is</text:span><text:span text:style-name="T67"> as a man travelling into a far country, </text:span><text:span text:style-name="T69">who</text:span><text:span text:style-name="T67"> called his own servants, and delivered unto them his goods.</text:span><text:span text:style-name="T23"> </text:span><text:span text:style-name="T67">And unto one he gave five talents, to another two, and to another one; to every man according to his several ability; and straightway took his journey.</text:span><text:span text:style-name="T23"> </text:span><text:span text:style-name="T67">Then he that had received the five talents went and traded with the same, and made </text:span><text:span text:style-name="T69">them</text:span><text:span text:style-name="T67"> other five talents.</text:span><text:span text:style-name="T23"> </text:span><text:span text:style-name="T67">And likewise he that </text:span><text:span text:style-name="T69">had received</text:span><text:span text:style-name="T67"> two, he also gained other two.</text:span><text:span text:style-name="T23"> </text:span><text:span text:style-name="T67">But he that had received one went and digged in the earth, and hid his lord’s money.</text:span><text:span text:style-name="T23"> </text:span><text:span text:style-name="T67">After a long time the lord of those servants cometh, and reckoneth with them.</text:span><text:span text:style-name="T23"> </text:span><text:span text:style-name="T67">And so he that had received five talents came and brought other five talents, saying, Lord, thou deliveredst unto me five talents: behold, I have gained beside them five talents more.</text:span><text:span text:style-name="T23"> </text:span><text:span text:style-name="T67">His lord said unto him, Well done, </text:span><text:span text:style-name="T69">thou</text:span><text:span text:style-name="T67"> good and faithful servant: thou hast been faithful over a few things, I will make thee ruler over many things: enter thou into the joy of thy lord.</text:span><text:span text:style-name="T23"> </text:span><text:span text:style-name="T67">He also that had received two talents came and said, Lord, thou deliveredst unto me two talents: behold, I have gained two other talents beside them.</text:span><text:span text:style-name="T23"> </text:span><text:span text:style-name="T67">His lord said unto him, Well done, good and faithful servant; thou hast been faithful over a few things, I will make thee </text:span><text:soft-page-break/><text:span text:style-name="T67">ruler over many things: enter thou into the joy of thy lord.</text:span><text:span text:style-name="T50"> </text:span><text:span text:style-name="T52">Glory be to God forever.</text:span></text:p>
      </text:section>
      <text:p text:style-name="P60"/>
      <text:p text:style-name="P49">The Matins Gospel</text:p>
      <text:p text:style-name="P101">Psalm 32:1,12</text:p>
      <text:p text:style-name="P103"><text:tab/><text:span text:style-name="T6">A Psalm of David.</text:span></text:p>
      <text:p text:style-name="P97"><text:span text:style-name="T6"><text:tab/></text:span><text:span text:style-name="T1">Be glad in the LORD, and rejoice, ye righteous: For praise befits the upright. Blessed is the nation whose God is the LORD: and the people whom He has chosen for Himself as an inheritance. </text:span><text:span text:style-name="T6">Alleluia.</text:span></text:p>
      <text:p text:style-name="P111"/>
      <text:p text:style-name="P59">Luke 19:11-19</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24">
        <text:p text:style-name="P137"><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return.</text:span><text:span text:style-name="T23"> </text:span><text:span text:style-name="T67">And he called his ten servants, and delivered them ten pounds, and said unto them, Occupy till I come.</text:span><text:span text:style-name="T23"> </text:span><text:span text:style-name="T67">But his citizens hated him, and sent a </text:span><text:span text:style-name="T67">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n pounds.</text:span><text:span text:style-name="T23"> </text:span><text:span text:style-name="T67">And he said unto him, Well, thou good servant: because thou 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8"/>
      <text:p text:style-name="P49">The Liturgy</text:p>
      <text:p text:style-name="P60"/>
      <text:p text:style-name="P47">The Pauline Epistle</text:p>
      <text:p text:style-name="P59">Philippians 3:20-4:9</text:p>
      <text:p text:style-name="P61"><text:tab/><text:span text:style-name="T6">A chapter from the Epistle of our teacher Paul to the Philippians. His blessing be upon us. Amen.</text:span></text:p>
      <text:section text:style-name="Sect1" text:name="Section225">
        <text:p text:style-name="P137"><text:span text:style-name="T50"><text:tab/></text:span><text:span text:style-name="T21">For our conversation is in heaven; from whence also we look for the Saviour, the Lord Jesus Christ: </text:span><text:span text:style-name="T21">Who shall change our vile body, that it may be fashioned like unto his glorious body, according to the working whereby he is able even to subdue all things unto himself.</text:span></text:p>
        <text:p text:style-name="P138"><text:span text:style-name="T21"><text:tab/>Therefore, my brethren dearly beloved and longed for, my joy and </text:span><text:soft-page-break/><text:span text:style-name="T21">crown, so stand fast in the Lord, </text:span><text:span text:style-name="T26">my</text:span><text:span text:style-name="T22"> dearly beloved. I beseech Euodias, and beseech Syntyche, that they be of the same mind in the Lord. And I intreat thee also, true yokefellow, help those women which laboured with me in the gospel, with Clement also, and </text:span><text:span text:style-name="T26">with</text:span><text:span text:style-name="T22"> other my fellowlabourers, whose names </text:span><text:span text:style-name="T26">are</text:span><text:span text:style-name="T22"> in the book of life. Rejoice in the Lord alway: </text:span><text:span text:style-name="T26">and</text:span><text:span text:style-name="T22"> again I say, </text:span><text:span text:style-name="T22">Rejoice. Let your moderation be known unto all men. The Lord </text:span><text:span text:style-name="T26">is</text:span><text:span text:style-name="T22"> at hand. Be careful for nothing; but in every thing by prayer and supplication with thanksgiving let your requests be made known unto God. And the peace of God, which passeth all understanding, shall keep your hearts and minds through Christ Jesus. Finally, brethren, whatsoever things are true, whatsoever things </text:span><text:span text:style-name="T26">are</text:span><text:span text:style-name="T22"> honest, whatsoever things </text:span><text:span text:style-name="T26">are</text:span><text:span text:style-name="T22"> just, whatsoever things </text:span><text:span text:style-name="T26">are</text:span><text:span text:style-name="T22"> pure, whatsoever things </text:span><text:span text:style-name="T26">are</text:span><text:span text:style-name="T22"> lovely, whatsoever </text:span><text:span text:style-name="T22">things </text:span><text:span text:style-name="T26">are</text:span><text:span text:style-name="T22"> of good report; if </text:span><text:span text:style-name="T26">there be</text:span><text:span text:style-name="T22"> any virtue, and if </text:span><text:span text:style-name="T26">there be</text:span><text:span text:style-name="T22"> any praise, think on these things. Those things, which ye have both learned, and received, and heard, and seen in me, do: and the God of peace shall be with you.</text:span></text:p>
      </text:section>
      <text:p text:style-name="P59"><text:tab/><text:span text:style-name="T6">The grace of God the Father be with you all. Amen.</text:span></text:p>
      <text:p text:style-name="P60"/>
      <text:p text:style-name="P47">The Catholic Epistle</text:p>
      <text:p text:style-name="P59">James 5:9-20</text:p>
      <text:p text:style-name="P61"><text:tab/><text:span text:style-name="T6">The Catholic Epistle from the Epistle of our teacher James. His Blessing be upon us. Amen.</text:span></text:p>
      <text:section text:style-name="Sect1" text:name="Section226">
        <text:p text:style-name="P137"><text:span text:style-name="T50"><text:tab/></text:span><text:span text:style-name="T21">Grudge not one against another, brethren, lest ye be condemned: behold, the judge standeth before the door. Take, my brethren, the prophets, who have spoken in the name of the Lord, for an example of suffering affliction, and of patience. </text:span><text:span text:style-name="T21">Behold, we count them happy which endure. Ye have heard of the patience of Job, and have seen the end of the Lord; that the Lord is very pitiful, and of tender mercy.</text:span></text:p>
        <text:p text:style-name="P138"><text:span text:style-name="T21"><text:tab/>But above all things, my brethren, swear not, neither by heaven, neither by the earth, neither by any other oath: but let your yea be yea; and </text:span><text:span text:style-name="T26">your</text:span><text:span text:style-name="T22">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text:span><text:soft-page-break/><text:span text:style-name="T22">rained not on the earth by the space of three years and six months. And he prayed again, and the heaven gave rain, and the earth brought forth her fruit. </text:span><text:span text:style-name="T31">19 </text:span><text:span text:style-name="T22">Brethren, if any of you do err from the truth, and one convert him; Let him know, that he which converteth the sinner from the error of his way shall save a soul from death, and shall hide a multitude of sins.</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1:19-26</text:p>
      <text:p text:style-name="P61"><text:tab/><text:span text:style-name="T6">A chapter from the Acts of our fathers the pure Apostles, who were invested with the grace of the Holy Spirit. Their blessing be with us all. Amen.</text:span></text:p>
      <text:section text:style-name="Sect1" text:name="Section227">
        <text:p text:style-name="P137"><text:span text:style-name="T50"><text:tab/></text:span><text:span text:style-name="T21">Now they which were scattered abroad upon the persecution that arose about Stephen travelled as far as 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text:span><text:span text:style-name="T21">Lord. Then tidings of these things came unto the ears of the church which was in Jerusalem: and they sent forth Barnabas, that he should go as far as Antioch. Who, when he came, and had seen the grace of God, was glad, and exhorted them all, that with purpose of heart they would cleave unto the Lord. For he was a good man, and full of the Holy Ghost and of faith: and much people was added unto the Lord. Then departed Barnabas to Tarsus, for to seek Saul: And when he had found him, he brought him unto Antioch. And it came to pass, that a whole year they assembled themselves with the church, and taught much people. And the disciples were called Christians first in Antioch.</text:span></text:p>
      </text:section>
      <text:p text:style-name="P60"><text:tab/><text:span text:style-name="T6">The word of the Lord abides in this church and in every church. Amen.</text:span></text:p>
      <text:p text:style-name="P60"/>
      <text:p text:style-name="P47">The Gospel</text:p>
      <text:p text:style-name="P101">Psalm 33:18, 67:4</text:p>
      <text:p text:style-name="P103"><text:tab/><text:span text:style-name="T6">A Psalm of David.</text:span></text:p>
      <text:p text:style-name="P144"><text:span text:style-name="T64"><text:tab/></text:span><text:span text:style-name="T59">Many are the afflictions of the righteous: And the LORD will deliver them out of them all. But let the righteous be glad; let them rejoice before God: yea, let them be joyful in gladness. </text:span><text:span text:style-name="T58">Alleluia.</text:span></text:p>
      <text:p text:style-name="P103"/>
      <text:p text:style-name="P59"/>
      <text:p text:style-name="P32">Luke 12:32-44</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28">
        <text:p text:style-name="P137"><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for the Son of man cometh at an hour when ye think not.</text:span></text:p>
        <text:p text:style-name="P138"><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 </text:span><text:span text:style-name="T52">Glory be to God forever.</text:span></text:p>
      </text:section>
      <text:p text:style-name="P124"/>
      <text:p text:style-name="P134">The Twenty-Third Day of Tobi</text:p>
      <text:p text:style-name="P101">Annual Tune</text:p>
      <text:p text:style-name="P107">St. Timothy the Apostle</text:p>
      <text:p text:style-name="P101">St. Cyril IV, 110<text:span text:style-name="T53">th</text:span> Patriarch of Alexandria</text:p>
      <text:p text:style-name="P101"/>
      <text:p text:style-name="P127"><text:tab/>See the Twenty-Eighth Day of Athor.</text:p>
      <text:p text:style-name="P127"/>
      <text:p text:style-name="P134"/>
      <text:p text:style-name="P38">The Twenty-Fourth Day of Tobi</text:p>
      <text:p text:style-name="P101">Annual Tune</text:p>
      <text:p text:style-name="P107">St. Mary the ascetic</text:p>
      <text:p text:style-name="P101">St. Psati, the presbyter</text:p>
      <text:p text:style-name="P101"/>
      <text:p text:style-name="P127"><text:tab/>See for the Thirtieth Day of Tobi.</text:p>
      <text:p text:style-name="P127"/>
      <text:p text:style-name="P134">The Twenty-Fifth Day of Tobi</text:p>
      <text:p text:style-name="P101">Annual Tune</text:p>
      <text:p text:style-name="P107">St. Peter of Scetis</text:p>
      <text:p text:style-name="P101">St. Askala the ascetic</text:p>
      <text:p text:style-name="P101"/>
      <text:p text:style-name="P127"><text:tab/>See the Twentieth Day of Pashons.</text:p>
      <text:p text:style-name="P128"/>
      <text:p text:style-name="P57">The Twenty-Sixth Day of Tobi</text:p>
      <text:p text:style-name="P74">Annual Tune</text:p>
      <text:p text:style-name="P75">The Fourty-Nine Martyrs of Scetis</text:p>
      <text:p text:style-name="P74">St. Anastasia the ascetic</text:p>
      <text:p text:style-name="P92"><text:tab/><text:span text:style-name="T12">(also Mesori 5)</text:span></text:p>
      <text:p text:style-name="P84"/>
      <text:p text:style-name="P50">The Vespers Gospel</text:p>
      <text:p text:style-name="P98">Psalm 31:12; 32:1; 31:7</text:p>
      <text:p text:style-name="P99"><text:tab/><text:span text:style-name="T6">A Psalm of David.</text:span></text:p>
      <text:p text:style-name="P97"><text:tab/><text:span text:style-name="T4">Be glad in the LORD, and rejoice, ye righteous: For praise befits the upright. For this shall every one that is godly pray unto Thee in an upright time. </text:span><text:span text:style-name="T6">Alleluia.</text:span></text:p>
      <text:p text:style-name="P113"/>
      <text:p text:style-name="P59">Matthew 10:34-42</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29">
        <text:p text:style-name="P137"><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text:span><text:soft-page-break/><text:span text:style-name="T66">a prophet shall receive a prophet’s reward; and he that 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60"/>
      <text:p text:style-name="P49">The Matins Gospel</text:p>
      <text:p text:style-name="P101">Psalm 32:1,12</text:p>
      <text:p text:style-name="P103"><text:tab/><text:span text:style-name="T6">A Psalm of David.</text:span></text:p>
      <text:p text:style-name="P97"><text:span text:style-name="T6"><text:tab/></text:span><text:span text:style-name="T2">Be glad in the LORD, and rejoice, ye righteous: For praise befits the upright. Blessed is the nation whose God is the LORD: and the people whom He has chosen for Himself as an inheritance. </text:span><text:span text:style-name="T6">Alleluia.</text:span></text:p>
      <text:p text:style-name="P111"/>
      <text:p text:style-name="P59">Luke 6:17-23</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30">
        <text:p text:style-name="P137"><text:span text:style-name="T52"><text:tab/></text:span><text:span text:style-name="T23">And he came down with them, and stood in the plain, and the company of his disciples, and a great multitude of people out of all Judaea and Jerusalem, and from the sea coast of Tyre and Sidon, which came to hear </text:span><text:span text:style-name="T23">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8"><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8"/>
      <text:p text:style-name="P49">The Liturgy</text:p>
      <text:p text:style-name="P60"/>
      <text:p text:style-name="P47">The Pauline Epistle</text:p>
      <text:p text:style-name="P59">Hebrews 12:3-14</text:p>
      <text:p text:style-name="P61"><text:tab/><text:span text:style-name="T6">A chapter from the Epistle of our teacher Paul to the Hebrews. His blessing be upon us. Amen.</text:span></text:p>
      <text:section text:style-name="Sect1" text:name="Section231">
        <text:p text:style-name="P66"><text:span text:style-name="T13"><text:tab/></text:span><text:span text:style-name="T21">For consider him that endured such contradiction of sinners against himself, lest ye be wearied and faint in your minds.</text:span></text:p>
        <text:p text:style-name="P138"><text:soft-page-break/><text:span text:style-name="T21"><text:tab/>Ye have not yet resisted unto blood, striving against sin. And ye have forgotten the exhortation which speaketh unto you as unto children, My son, despise not thou the chastening of the Lord, nor faint when thou art rebuked of him: For whom the Lord loveth he chasteneth, and scourgeth every son whom he receiveth. If ye endure chastening, God dealeth with you as with sons; for what son is he whom the father chasteneth not? But if ye be without chastisement, whereof all are partakers, then are ye bastards, and not sons. Furthermore we have had fathers of our flesh which corrected </text:span><text:span text:style-name="T26">us</text:span><text:span text:style-name="T22">, and we gave </text:span><text:span text:style-name="T26">them</text:span><text:span text:style-name="T22"> reverence: shall we not much rather be in subjection unto the Father of spirits, and live? For they verily for a few days chastened </text:span><text:span text:style-name="T26">us</text:span><text:span text:style-name="T22"> after their own pleasure; but he for </text:span><text:span text:style-name="T26">our</text:span><text:span text:style-name="T22"> profit, that </text:span><text:span text:style-name="T26">we</text:span><text:span text:style-name="T22"> might be partakers of his holiness. Now no chastening for the present seemeth to be joyous, but grievous: nevertheless afterward it yieldeth the peaceable fruit of righteousness unto them which are exercised thereby. Wherefore lift up the hands which hang down, and the feeble knees; And make straight paths for your feet, lest that which is lame be turned out of the way; but let it rather be healed. </text:span><text:span text:style-name="T31">14 </text:span><text:span text:style-name="T22">Follow peace with all </text:span><text:span text:style-name="T26">men</text:span><text:span text:style-name="T22">, and holiness, without which no man shall see the Lord.</text:span></text:p>
      </text:section>
      <text:p text:style-name="P59"><text:tab/><text:span text:style-name="T6">The grace of God the Father be with you all. Amen.</text:span></text:p>
      <text:p text:style-name="P60"/>
      <text:p text:style-name="P47">The Catholic Epistle</text:p>
      <text:p text:style-name="P59">1 Peter 4:12-19</text:p>
      <text:p text:style-name="P61"><text:tab/><text:span text:style-name="T6">The Catholic Epistle from the First Epistle of our teacher Peter. His Blessing be upon us. Amen.</text:span></text:p>
      <text:section text:style-name="Sect1" text:name="Section232">
        <text:p text:style-name="P137"><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ext:span><text:span text:style-name="T21">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Wherefore let them that suffer according to the will of God commit the keeping of their souls </text:span><text:span text:style-name="T26">to him</text:span><text:span text:style-name="T22"> in well doing, as unto a faithful Creator.</text:span></text:p>
      </text:section>
      <text:p text:style-name="P151"><text:soft-page-break/><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8:3-13</text:p>
      <text:p text:style-name="P61"><text:tab/><text:span text:style-name="T6">A chapter from the Acts of our fathers the pure Apostles, who were invested with the grace of the Holy Spirit. Their blessing be with us all. Amen.</text:span></text:p>
      <text:section text:style-name="Sect1" text:name="Section233">
        <text:p text:style-name="P137"><text:span text:style-name="T50"><text:tab/></text:span><text:span text:style-name="T22">As for Saul, he made havock of the church, entering into every house, and haling men and women committed </text:span><text:span text:style-name="T26">them</text:span><text:span text:style-name="T22"> to prison.</text:span></text:p>
        <text:p text:style-name="P138"><text:span text:style-name="T22"><text:tab/>Therefore they that were scattered abroad went every where preaching the word. Then Philip went down to the city of Samaria, and preached Christ unto them. And the people with one accord gave heed unto those things which Philip spake, hearing and seeing the miracles which he did. For unclean spirits, crying with loud voice, came out of many that were possessed </text:span><text:span text:style-name="T26">with them</text:span><text:span text:style-name="T22">: and many taken with palsies, and that </text:span><text:span text:style-name="T22">were lame, were healed. And there was great joy in that city. But there was a certain man, called Simon, which beforetime in the same city used sorcery, and bewitched the people of Samaria, giving out that himself was some great one: To whom they all gave heed, from the least to the greatest, saying, This man is the great power of God. And to him they </text:span><text:span text:style-name="T22">had </text:span><text:span text:style-name="T22">regard, because that of long time he had bewitched them with sorceries. </text:span><text:span text:style-name="T22">But when they believed Philip preaching the things concerning the kingdom of God, and the name of Jesus Christ, they were baptized, both men and women. Then Simon himself believed also: and when he was baptized, he continued with Philip, and wondered, beholding the miracles and signs which were done.</text:span></text:p>
      </text:section>
      <text:p text:style-name="P60"><text:tab/><text:span text:style-name="T6">The word of the Lord abides in this church and in every church. Amen.</text:span></text:p>
      <text:p text:style-name="P60"/>
      <text:p text:style-name="P47">The Gospel</text:p>
      <text:p text:style-name="P101">Psalm 33:18-19</text:p>
      <text:p text:style-name="P103"><text:tab/><text:span text:style-name="T6">A Psalm of David.</text:span></text:p>
      <text:p text:style-name="P97"><text:span text:style-name="T4"><text:tab/>Many are the afflictions of the righteous: And the LORD will deliver them out of them all. The Lord will keep all their bones: not one of them shall be broken. </text:span><text:span text:style-name="T6">Alleluia.</text:span></text:p>
      <text:p text:style-name="P103"/>
      <text:p text:style-name="P59">Matthew 4:23-5:16</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34">
        <text:p text:style-name="P137"><text:span text:style-name="T50"><text:tab/></text:span><text:span text:style-name="T23">And Jesus went about all Galilee, teaching in their synagogues, and preaching the gospel of the kingdom, and healing all manner of sick</text:span><text:soft-page-break/><text:span text:style-name="T23">ness and all manner of disease among the people. And his fame went throughout all Syria: and they brought unto him all sick people that were taken with divers diseases and torments, and those which were possessed with devils, and those which were lunatick, and those that had the palsy; and he healed them. </text:span><text:span text:style-name="T23">And there followed him great multitudes of people from Galilee, and </text:span><text:span text:style-name="T25">from</text:span><text:span text:style-name="T23"> Decapolis, and </text:span><text:span text:style-name="T25">from</text:span><text:span text:style-name="T23"> Jerusalem, and </text:span><text:span text:style-name="T25">from</text:span><text:span text:style-name="T23"> Judaea, and </text:span><text:span text:style-name="T25">from</text:span><text:span text:style-name="T23"> beyond Jordan.</text:span></text:p>
        <text:p text:style-name="P138"><text:span text:style-name="T22"><text:tab/>And seeing the multitudes, he went up into a mountain: and when he was set, his disciples came unto him: </text:span><text:span text:style-name="T22">And he opened his mouth, and taught them, saying,</text:span></text:p>
        <text:p text:style-name="P138"><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text:span><text:span text:style-name="T66">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text:span><text:span text:style-name="T66">for my sake.</text:span><text:span text:style-name="T22"> </text:span><text:span text:style-name="T66">Rejoice, and be exceeding </text:span><text:span text:style-name="T66">glad: for great </text:span><text:span text:style-name="T68">is</text:span><text:span text:style-name="T66"> your reward in heaven: for so persecuted they the prophets which were before you.</text:span></text:p>
        <text:p text:style-name="P138"><text:span text:style-name="T22"><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are in the house.</text:span><text:span text:style-name="T22"> </text:span><text:span text:style-name="T66">Let your light so shine before men, that they may see </text:span><text:span text:style-name="T66">your good works, and glorify your Father which is in heaven.</text:span><text:span text:style-name="T49"> </text:span><text:span text:style-name="T52">Glory be to God forever.</text:span></text:p>
      </text:section>
      <text:p text:style-name="P129"/>
      <text:p text:style-name="P134">The Twenty-Seventh Day of Tobi</text:p>
      <text:p text:style-name="P101">Annual Tune</text:p>
      <text:p text:style-name="P107">St. Serapion, the martyr</text:p>
      <text:p text:style-name="P101">Archangel Sourial</text:p>
      <text:p text:style-name="P101">Translocation of the relics of St. Timothy, the Apostle</text:p>
      <text:p text:style-name="P101">St. Apepham the martyr</text:p>
      <text:p text:style-name="P101"/>
      <text:p text:style-name="P127"><text:tab/>See for the Twenty-Seventh Day of Pharamuthi.</text:p>
      <text:p text:style-name="P124"/>
      <text:p text:style-name="P134"><text:soft-page-break/>The Twenty-Eighth Day of Tobi</text:p>
      <text:p text:style-name="P101">Annual Tune</text:p>
      <text:p text:style-name="P107">St. Clement of Rome, the martyr</text:p>
      <text:p text:style-name="P101">St. Kaou, the martyr</text:p>
      <text:p text:style-name="P101"/>
      <text:p text:style-name="P127"><text:tab/>See for the Fifteenth Day of Athor.</text:p>
      <text:p text:style-name="P124"/>
      <text:p text:style-name="P134">The Twenty-Ninth Day of Tobi</text:p>
      <text:p text:style-name="P101">Annual Tune on weekdays, Joyful tune on Sundays</text:p>
      <text:p text:style-name="P101">Commemoration of the Annunciation, Nativity and the Ressurection if falling on a Sunday</text:p>
      <text:p text:style-name="P107">St. Eksanie the ascetic</text:p>
      <text:p text:style-name="P101">St. Seriakus, the martyr</text:p>
      <text:p text:style-name="P101"/>
      <text:p text:style-name="P127"><text:tab/>See for the Thirtieth Day of Tobi.</text:p>
      <text:p text:style-name="P126"/>
      <text:p text:style-name="P57">The Thirtieth Day of Tobi</text:p>
      <text:p text:style-name="P74">Annual Tune</text:p>
      <text:p text:style-name="P75">Sts. Pistis, Helpis, Agape and their mother Sophia, the martyrs</text:p>
      <text:p text:style-name="P83"><text:tab/>(also Thoout 5, 10, 20, 29; Paopi 1, 6; Athor 10; Koiak 26; Tobi 24, 29; Phamenoth 15, 26; Pharamuthi 6, 8, 11, 25; Epip 1, 17, 28; Mesori 2, 6, 15, 21)</text:p>
      <text:p text:style-name="P83"/>
      <text:p text:style-name="P50">The Vespers Gospel</text:p>
      <text:p text:style-name="P98">Psalm 67:24,25</text:p>
      <text:p text:style-name="P99"><text:tab/><text:span text:style-name="T6">A Psalm of David.</text:span></text:p>
      <text:p text:style-name="P97"><text:tab/><text:span text:style-name="T4">Princes went before, followed by the singers: among them were the damsels playing with timbrels. Bless God in the churches: And the Lord from the fountains of Israel. </text:span><text:span text:style-name="T6">Alleluia.</text:span></text:p>
      <text:p text:style-name="P106"><text:tab/></text:p>
      <text:p text:style-name="P59">Matthew 26:6-13</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35">
        <text:p text:style-name="P137"><text:span text:style-name="T50"><text:tab/></text:span><text:span text:style-name="T22">Now when Jesus was in Bethany, in the house of Simon the leper, There came unto him a woman having an alabaster box of very precious ointment, and poured it on his head, as he sat </text:span><text:span text:style-name="T26">at meat</text:span><text:span text:style-name="T22">. But when his disciples saw </text:span><text:span text:style-name="T26">it</text:span><text:span text:style-name="T22">, they had indignation, saying, To what purpose </text:span><text:span text:style-name="T26">is</text:span><text:span text:style-name="T22"> this waste? For this ointment might have been sold for much, and given to the poor. When Jesus understood </text:span><text:span text:style-name="T26">it</text:span><text:span text:style-name="T22">, he said unto them,</text:span><text:span text:style-name="T66"> Why trouble ye the woman? for she hath wrought a good work upon me.</text:span><text:span text:style-name="T22"> </text:span><text:span text:style-name="T66">For ye have the poor always with you; but me ye have not always.</text:span><text:span text:style-name="T22"> </text:span><text:span text:style-name="T66">For in that she hath poured this ointment on my body, she did </text:span><text:span text:style-name="T68">it</text:span><text:span text:style-name="T66"> for my burial.</text:span><text:span text:style-name="T22"> </text:span><text:span text:style-name="T66">Verily I say unto you, Wheresoever </text:span><text:soft-page-break/><text:span text:style-name="T66">this gospel shall be preached in the whole world, </text:span><text:span text:style-name="T68">there</text:span><text:span text:style-name="T66"> shall also this, that this woman hath done, be told for a memorial of her.</text:span><text:span text:style-name="T50"> </text:span><text:span text:style-name="T52">Glory be to God forever.</text:span></text:p>
      </text:section>
      <text:p text:style-name="P60"/>
      <text:p text:style-name="P49">The Matins Gospel</text:p>
      <text:p text:style-name="P101">Psalm 8:2,3</text:p>
      <text:p text:style-name="P103"><text:tab/><text:span text:style-name="T6">A Psalm of David.</text:span></text:p>
      <text:p text:style-name="P97"><text:span text:style-name="T6"><text:tab/></text:span><text:span text:style-name="T1">Out of the mouths of babes and sucklings Thou hast prepared praise: For I behold the heavens, the work of Thy fingers, the moon and the stars, Thou hast founded them. </text:span><text:span text:style-name="T6">Alleluia.</text:span></text:p>
      <text:p text:style-name="P111"/>
      <text:p text:style-name="P59">John 4:15-24</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36">
        <text:p text:style-name="P137"><text:span text:style-name="T52"><text:tab/></text:span><text:span text:style-name="T23">The woman saith unto him, Sir, give me this water, that I thirst not, neither come hither to draw. Jesus saith unto her, </text:span><text:span text:style-name="T67">Go, call thy husband, </text:span><text:span text:style-name="T67">and come hither.</text:span><text:span text:style-name="T23"> The woman answered and said, I have no husband. Jesus said unto her, </text:span><text:span text:style-name="T67">Thou hast well said, I have no husband:</text:span><text:span text:style-name="T23"> </text:span><text:span text:style-name="T67">For thou hast had five husbands; and he whom thou now hast is not thy husband: in that saidst thou truly.</text:span><text:span text:style-name="T23"> The woman saith unto him, Sir, I perceive that </text:span><text:span text:style-name="T23">thou art a prophet. Our fathers worshipped in this mountain; and ye </text:span><text:span text:style-name="T23">say, </text:span><text:span text:style-name="T23">that in Jerusalem is the place where men ought to worship. Jesus saith unto her, </text:span><text:span text:style-name="T67">Woman, believe me, the hour cometh, when ye shall neither in this mountain, nor yet at Jerusalem, worship the Father.</text:span><text:span text:style-name="T23"> </text:span><text:span text:style-name="T67">Ye worship ye know not what: we know what we worship: for salvation is of the Jews.</text:span><text:span text:style-name="T23"> </text:span><text:span text:style-name="T67">But the hour cometh, and now is, when the true worshippers shall worship the Father in spirit and in truth: for the Father seeketh such to worship him.</text:span><text:span text:style-name="T23"> </text:span><text:span text:style-name="T67">God </text:span><text:span text:style-name="T69">is</text:span><text:span text:style-name="T67"> a Spirit: and they that </text:span><text:span text:style-name="T67">worship him must worship </text:span><text:span text:style-name="T69">him</text:span><text:span text:style-name="T67"> in spirit and in truth.</text:span><text:span text:style-name="T51"> </text:span><text:span text:style-name="T52">Glory be to God forever.</text:span></text:p>
      </text:section>
      <text:p text:style-name="P68"/>
      <text:p text:style-name="P49">The Liturgy</text:p>
      <text:p text:style-name="P60"/>
      <text:p text:style-name="P47">The Pauline Epistle</text:p>
      <text:p text:style-name="P59">Ephesians 5:8-21</text:p>
      <text:p text:style-name="P61"><text:tab/><text:span text:style-name="T6">A chapter from the Epistle of our teacher Paul to the Ephesians. His blessing be upon us. Amen.</text:span></text:p>
      <text:section text:style-name="Sect1" text:name="Section237">
        <text:p text:style-name="P137"><text:span text:style-name="T50"><text:tab/></text:span><text:span text:style-name="T21">For ye were sometimes darkness, but now </text:span><text:span text:style-name="T26">are ye</text:span><text:span text:style-name="T22"> light in the Lord: walk as children of light: (For the fruit of the Spirit </text:span><text:span text:style-name="T26">is</text:span><text:span text:style-name="T22"> in all goodness and righteousness and truth;) Proving what is acceptable unto the Lord. And have no fellowship with the unfruitful works of darkness, but rather reprove </text:span><text:span text:style-name="T26">them</text:span><text:span text:style-name="T22">. For it is a shame even to speak of those things which are done of them </text:span><text:soft-page-break/><text:span text:style-name="T22">in secret. But all things that are reproved are made manifest by the light: for whatsoever doth make manifest is light. Wherefore he saith, Awake thou that sleepest, and arise from the dead, and Christ shall give thee light. See then that ye walk circumspectly, not as fools, but as wise, Redeeming the time, because the days are evil. Wherefore be ye not unwise, but understanding what the will of the Lord </text:span><text:span text:style-name="T26">is</text:span><text:span text:style-name="T22">. And be not drunk with wine, wherein is excess; but be filled with the Spirit; Speaking to yourselves in psalms and hymns and spiritual songs, singing and making melody in your heart to the Lord; Giving thanks always for all things unto God and the Father in the name of our Lord Jesus Christ; Submitting yourselves one to another in the fear of God.</text:span></text:p>
      </text:section>
      <text:p text:style-name="P59"><text:tab/><text:span text:style-name="T6">The grace of God the Father be with you all. Amen.</text:span></text:p>
      <text:p text:style-name="P60"/>
      <text:p text:style-name="P47">The Catholic Epistle</text:p>
      <text:p text:style-name="P59">1 Peter 3:5-14</text:p>
      <text:p text:style-name="P61"><text:tab/><text:span text:style-name="T6">The Catholic Epistle from the First Epistle of our teacher Peter. His Blessing be upon us. Amen.</text:span></text:p>
      <text:section text:style-name="Sect1" text:name="Section238">
        <text:p text:style-name="P137"><text:span text:style-name="T50"><text:tab/></text:span><text:span text:style-name="T21">For after this manner in the old time the holy women also, who trusted in God, adorned themselves, being in subjection unto their own husbands: Even as Sara obeyed Abraham, calling him lord: whose daughters ye </text:span><text:span text:style-name="T21">are, as long as ye do well, and are not afraid with any amazement. </text:span><text:span text:style-name="T21">Likewise, </text:span><text:span text:style-name="T21">ye husbands, dwell with </text:span><text:span text:style-name="T26">them</text:span><text:span text:style-name="T22"> according to knowledge, giving honour unto the wife, as unto the weaker vessel, and as being heirs together of the grace of life; that your prayers be not hindered.</text:span></text:p>
        <text:p text:style-name="P138"><text:span text:style-name="T22"><text:s/><text:tab/>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text:span><text:span text:style-name="T22">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And who </text:span><text:span text:style-name="T26">is</text:span><text:span text:style-name="T22"> he that will harm you, if ye be followers of that which is good? </text:span><text:span text:style-name="T22">But and if ye suffer for righteousness’ sake, happy </text:span><text:span text:style-name="T26">are ye</text:span><text:span text:style-name="T22">: and be not afraid of their terror, neither be troubled.</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
      <text:p text:style-name="P31">The Praxis</text:p>
      <text:p text:style-name="P59">Acts 21:5-14</text:p>
      <text:p text:style-name="P61"><text:tab/><text:span text:style-name="T6">A chapter from the Acts of our fathers the pure Apostles, who were invested with the grace of the Holy Spirit. Their blessing be with us all. Amen.</text:span></text:p>
      <text:section text:style-name="Sect1" text:name="Section239">
        <text:p text:style-name="P137"><text:span text:style-name="T50"><text:tab/></text:span><text:span text:style-name="T21">And when we had accomplished those days, we departed and went our way; and they all brought us on our way, with wives and children, till </text:span><text:span text:style-name="T26">we were</text:span><text:span text:style-name="T22"> out of the city: and we kneeled down on the shore, and prayed. And when we had taken our leave one of another, we took ship; and they returned home again. </text:span><text:span text:style-name="T22">And when we had finished </text:span><text:span text:style-name="T26">our</text:span><text:span text:style-name="T22"> course from Tyre, we came to Ptolemais, and saluted the brethren, and abode with them one day.</text:span></text:p>
        <text:p text:style-name="P138"><text:span text:style-name="T22"><text:tab/>And the next </text:span><text:span text:style-name="T26">day</text:span><text:span text:style-name="T22"> we that were of Paul’s company departed, and came unto Caesarea: and we entered into the house of Philip the evangelist, which was </text:span><text:span text:style-name="T26">one</text:span><text:span text:style-name="T22"> of the seven; and abode with him. And the same man had four daughters, virgins, which did prophesy. And as we tarried </text:span><text:span text:style-name="T26">there</text:span><text:span text:style-name="T22"> many days, there came down from Judaea a certain prophet, named Agabus. And when he was come unto us, he took Paul’s girdle, and bound his own hands and feet, and said, Thus saith </text:span><text:span text:style-name="T22">the Holy Ghost, So shall the Jews at Jerusalem bind the man that owneth this girdle, and shall deliver </text:span><text:span text:style-name="T26">him</text:span><text:span text:style-name="T22"> into the hands of the Gentiles. And when we heard these things, both we, and they of that place, besought him not to </text:span><text:span text:style-name="T22">go up to Jerusalem. Then Paul answered, What mean ye to weep and </text:span><text:span text:style-name="T22">to break mine heart? for I am ready not to be bound only, but also to die at Jerusalem for the name of the Lord Jesus. And when he would not be persuaded, we ceased, saying, The will of the Lord be done.</text:span></text:p>
      </text:section>
      <text:p text:style-name="P60"><text:tab/><text:span text:style-name="T6">The word of the Lord abides in this church and in every church. Amen.</text:span></text:p>
      <text:p text:style-name="P60"/>
      <text:p text:style-name="P47">The Gospel</text:p>
      <text:p text:style-name="P101">Psalm 44:16</text:p>
      <text:p text:style-name="P103"><text:tab/><text:span text:style-name="T6">A Psalm of David.</text:span></text:p>
      <text:p text:style-name="P113"><text:span text:style-name="T13"><text:tab/></text:span><text:span text:style-name="T1">Virgins shall be brought to the King following her: All her friends shall be brought unto Him. With gladness and rejoicing shall they be brought: they shall enter into the temple of the King. </text:span>Alleluia.</text:p>
      <text:p text:style-name="P103"/>
      <text:p text:style-name="P59">Matthew 25:1-13</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0">
        <text:p text:style-name="P137"><text:span text:style-name="T50"><text:tab/></text:span><text:span text:style-name="T67">Then shall the kingdom of heaven be likened unto ten virgins, which took their lamps, and went forth to meet the bridegroom.</text:span><text:span text:style-name="T23"> </text:span><text:span text:style-name="T67">And five of them were wise, and five </text:span><text:span text:style-name="T69">were</text:span><text:span text:style-name="T67"> foolish.</text:span><text:span text:style-name="T23"> </text:span><text:span text:style-name="T67">They that </text:span><text:span text:style-name="T69">were</text:span><text:span text:style-name="T67"> foolish took </text:span><text:soft-page-break/><text:span text:style-name="T67">their lamps, and took no oil with them:</text:span><text:span text:style-name="T23"> </text:span><text:span text:style-name="T67">But the wise took oil in their vessels with their lamps.</text:span><text:span text:style-name="T23"> </text:span><text:span text:style-name="T67">While the bridegroom tarried, they all slumbered and slept.</text:span><text:span text:style-name="T23"> </text:span><text:span text:style-name="T67">And at midnight there was a cry made, Behold, the bridegroom cometh; go ye out to meet him.</text:span><text:span text:style-name="T23"> </text:span><text:span text:style-name="T67">Then all those virgins arose, and trimmed their lamps.</text:span><text:span text:style-name="T23"> </text:span><text:span text:style-name="T67">And the foolish said unto the wise, Give us of your oil; for our lamps are gone out.</text:span><text:span text:style-name="T23"> </text:span><text:span text:style-name="T67">But the wise answered, saying, </text:span><text:span text:style-name="T69">Not so</text:span><text:span text:style-name="T67">; lest there be not enough for us and you: but go ye rather to them that sell, and buy for yourselves.</text:span><text:span text:style-name="T23"> </text:span><text:span text:style-name="T67">And while they went to buy, the bridegroom came; and they that were ready went in with him to the marriage: and the door was shut.</text:span><text:span text:style-name="T23"> </text:span><text:span text:style-name="T67">Afterward came also the other virgins, saying, Lord, Lord, open to us.</text:span><text:span text:style-name="T23"> </text:span><text:span text:style-name="T67">But he answered and said, Verily I say unto you, I know you not.</text:span><text:span text:style-name="T23"> </text:span><text:span text:style-name="T67">Watch therefore, for ye know neither the day nor the hour wherein the Son of man cometh.</text:span><text:span text:style-name="T49"> </text:span><text:span text:style-name="T52">Glory be to God forever.</text:span></text:p>
      </text:section>
      <text:p text:style-name="P68"/>
      <text:p text:style-name="P42">The First Day of Meshir</text:p>
      <text:p text:style-name="P101">Annual Tune</text:p>
      <text:p text:style-name="P107">Ecumenical Council in Constantinople</text:p>
      <text:p text:style-name="P101">Consecration of a Church dedicated in honour of St. Peter, the Seal of the Martyrs</text:p>
      <text:p text:style-name="P101"/>
      <text:p text:style-name="P127"><text:tab/>See Ninth Day of Athor.</text:p>
      <text:p text:style-name="P128"/>
      <text:p text:style-name="P57">The Second Day of Meshir</text:p>
      <text:p text:style-name="P74">Annual Tune</text:p>
      <text:p text:style-name="P75">St. Paul the Hermit</text:p>
      <text:p text:style-name="P74">St. Longinus, the Abbot</text:p>
      <text:p text:style-name="P84"><text:tab/>(also Paopi 20; Koiak 7, 25; Epip 7)</text:p>
      <text:p text:style-name="P84"/>
      <text:p text:style-name="P50">The Vespers Gospel</text:p>
      <text:p text:style-name="P98">Psalm 31:12,7</text:p>
      <text:p text:style-name="P99"><text:tab/><text:span text:style-name="T6">A Psalm of David.</text:span></text:p>
      <text:p text:style-name="P97"><text:tab/><text:span text:style-name="T4">Be glad in the LORD, and rejoice, ye righteous: and glory all ye that are upright in heart. For this, shall every one that is holy pray unto Thee in an upright time. </text:span><text:span text:style-name="T6">Alleluia.</text:span></text:p>
      <text:p text:style-name="P103"/>
      <text:p text:style-name="P59">Luke 22:24-30</text:p>
      <text:p text:style-name="P6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41">
        <text:p text:style-name="P137"><text:span text:style-name="T50"><text:tab/></text:span><text:span text:style-name="T22">And there was also a strife among them, which of them should be accounted the greatest. And he said unto them, </text:span><text:span text:style-name="T66">The kings of the Gentiles exercise lordship over them; and they that exercise authority upon them are called benefactors.</text:span><text:span text:style-name="T22"> </text:span><text:span text:style-name="T66">But ye </text:span><text:span text:style-name="T68">shall</text:span><text:span text:style-name="T66"> not </text:span><text:span text:style-name="T68">be</text:span><text:span text:style-name="T66"> so: but he that is greatest among you, let him be as the younger; and he that is chief, as he that doth serve.</text:span><text:span text:style-name="T22"> </text:span><text:span text:style-name="T66">For whether </text:span><text:span text:style-name="T68">is</text:span><text:span text:style-name="T66"> greater, he that sitteth at meat, or he that serveth? </text:span><text:span text:style-name="T68">is</text:span><text:span text:style-name="T66"> not he that sitteth at meat? but I am among you as he that serveth.</text:span><text:span text:style-name="T22"> </text:span><text:span text:style-name="T66">Ye are they which have continued with me in my temptations.</text:span><text:span text:style-name="T22"> </text:span><text:span text:style-name="T66">And I appoint unto you a kingdom, as my Father hath appointed unto me;</text:span><text:span text:style-name="T22"> </text:span><text:span text:style-name="T66">That ye may eat and drink at my table in my kingdom, and sit on thrones judging the twelve tribes of Israel.</text:span><text:span text:style-name="T50"> </text:span><text:span text:style-name="T52">Glory be to God forever.</text:span></text:p>
      </text:section>
      <text:p text:style-name="P60"/>
      <text:p text:style-name="P49"/>
      <text:p text:style-name="P30">The Matins Gospel</text:p>
      <text:p text:style-name="P101">Psalm 32:1,12</text:p>
      <text:p text:style-name="P103"><text:tab/><text:span text:style-name="T6">A Psalm of David.</text:span></text:p>
      <text:p text:style-name="P97"><text:span text:style-name="T6"><text:tab/></text:span><text:span text:style-name="T1">Be glad in the LORD, and rejoice, ye righteous: For praise befits the upright. Blessed is the nation whose God is the LORD: and the people whom He has chosen for Himself as an inheritance. </text:span><text:span text:style-name="T6">Alleluia.</text:span></text:p>
      <text:p text:style-name="P111"/>
      <text:p text:style-name="P59">Matthew 25:14-23</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2">
        <text:p text:style-name="P137"><text:span text:style-name="T52"><text:tab/></text:span><text:span text:style-name="T67">For </text:span><text:span text:style-name="T69">the kingdom of heaven is</text:span><text:span text:style-name="T67"> as a man travelling into a far country, </text:span><text:span text:style-name="T69">who</text:span><text:span text:style-name="T67"> called his own servants, and delivered unto them his goods.</text:span><text:span text:style-name="T23"> </text:span><text:span text:style-name="T67">And unto one he gave five talents, to another two, and to another one; to every man according to his several ability; and straightway took his journey.</text:span><text:span text:style-name="T23"> </text:span><text:span text:style-name="T67">Then he that had received the five talents went and traded with the same, and made </text:span><text:span text:style-name="T69">them</text:span><text:span text:style-name="T67"> other five talents.</text:span><text:span text:style-name="T23"> </text:span><text:span text:style-name="T67">And likewise he that </text:span><text:span text:style-name="T69">had received</text:span><text:span text:style-name="T67"> two, he also gained other two.</text:span><text:span text:style-name="T23"> </text:span><text:span text:style-name="T67">But he that had received one went and digged in the earth, and hid his lord’s money.</text:span><text:span text:style-name="T23"> </text:span><text:span text:style-name="T67">After a long time the lord of those servants cometh, and reckoneth with them.</text:span><text:span text:style-name="T23"> </text:span><text:span text:style-name="T67">And so he that had received five talents came and brought other five talents, saying, Lord, thou deliveredst unto me five talents: behold, I have gained beside them five talents more.</text:span><text:span text:style-name="T23"> </text:span><text:span text:style-name="T67">His lord said unto him, Well done, </text:span><text:span text:style-name="T69">thou</text:span><text:span text:style-name="T67"> good and faithful servant: thou hast been faithful over a few things, I will make thee ruler over many things: enter thou into the joy of thy lord.</text:span><text:span text:style-name="T23"> </text:span><text:span text:style-name="T67">He also that had received two talents came and said, Lord, thou deliveredst unto me two talents: behold, I have gained two other talents beside them.</text:span><text:span text:style-name="T23"> </text:span><text:span text:style-name="T67">His lord said unto him, Well done, good and faithful servant; thou hast been faithful over a few things, I will make thee ruler over many things: enter thou into the joy of thy lord.</text:span><text:span text:style-name="T51"> </text:span><text:span text:style-name="T52">Glory be to God forever.</text:span></text:p>
      </text:section>
      <text:p text:style-name="P68"/>
      <text:p text:style-name="P49">The Liturgy</text:p>
      <text:p text:style-name="P60"/>
      <text:p text:style-name="P47">The Pauline Epistle</text:p>
      <text:p text:style-name="P59">Hebrews 13:7-25</text:p>
      <text:p text:style-name="P61"><text:tab/><text:span text:style-name="T6">A chapter from the Epistle of our teacher Paul to the Hebrews. His blessing be upon us. Amen.</text:span></text:p>
      <text:section text:style-name="Sect1" text:name="Section243">
        <text:p text:style-name="P137"><text:span text:style-name="T50"><text:tab/></text:span><text:span text:style-name="T21">Remember them which have the rule over you, who have spoken unto you the word of God: whose faith follow, considering the end of </text:span><text:span text:style-name="T26">their</text:span><text:span text:style-name="T22"> conversation. Jesus Christ the same yesterday, and to day, and for ever. Be not carried about with divers and strange doctrines. For </text:span><text:span text:style-name="T26">it is</text:span><text:span text:style-name="T22"> a good </text:span><text:soft-page-break/><text:span text:style-name="T22">thing that the heart be established with grace; not with meats, which have not profited them that have been occupied therein. We have an altar, whereof they have no right to eat which serve the tabernacle. For the </text:span><text:span text:style-name="T22">bodies of those beasts, whose blood is brought into the sanctuary by the high priest for sin, are burned without the camp. Wherefore Jesus also, that he might sanctify the people with his own blood, suffered without the gate. Let us go forth therefore unto him without the camp, bearing his reproach. For here have we no continuing city, but we seek one to come. By him therefore let us offer the sacrifice of praise to God continually, that is, the fruit of </text:span><text:span text:style-name="T26">our</text:span><text:span text:style-name="T22"> lips giving thanks to his name. But to do good and to communicate forget not: for with such sacrifices God is well pleased. </text:span><text:span text:style-name="T22">Obey them that have the rule over you, and submit yourselves: for they watch for your souls, as they that must give account, that they may do it with joy, and not with grief: for that </text:span><text:span text:style-name="T26">is</text:span><text:span text:style-name="T22"> unprofitable for you.</text:span></text:p>
        <text:p text:style-name="P138"><text:span text:style-name="T22"><text:tab/>Pray for us: for we trust we have a good conscience, in all things willing to live honestly. But I beseech </text:span><text:span text:style-name="T26">you</text:span><text:span text:style-name="T22"> the rather to do this, that I may be restored to you the sooner. Now the God of peace, that brought again from the dead our Lord Jesus, that great shepherd of the sheep, through the blood of the everlasting covenant, Make you perfect in every good work to do his will, working in you that which is wellpleasing in his sight, through Jesus Christ; to whom </text:span><text:span text:style-name="T26">be</text:span><text:span text:style-name="T22"> glory for ever and ever. Amen. And I beseech you, brethren, suffer the word of exhortation: for I have written a letter unto you in few words. Know ye that </text:span><text:span text:style-name="T26">our</text:span><text:span text:style-name="T22"> brother Timothy is set at liberty; with whom, if he come shortly, I will see you. Salute all them that have the rule over you, and all the saints. They of Italy salute you. Grace </text:span><text:span text:style-name="T26">be</text:span><text:span text:style-name="T22"> with you all. Amen.</text:span></text:p>
      </text:section>
      <text:p text:style-name="P59"><text:tab/><text:span text:style-name="T6">The grace of God the Father be with you all. Amen.</text:span></text:p>
      <text:p text:style-name="P60"/>
      <text:p text:style-name="P47">The Catholic Epistle</text:p>
      <text:p text:style-name="P59">1 Peter 5:1-14</text:p>
      <text:p text:style-name="P61"><text:tab/><text:span text:style-name="T6">The Catholic Epistle from the First Epistle of our teacher Peter. His Blessing be upon us. Amen.</text:span></text:p>
      <text:section text:style-name="Sect1" text:name="Section244">
        <text:p text:style-name="P137"><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8"><text:soft-page-break/><text:span text:style-name="T31"><text:tab/></text:span><text:span text:style-name="T22">Likewise, ye younger, submit yourselves unto the elder. Yea, all </text:span><text:span text:style-name="T26">of you</text:span><text:span text:style-name="T22"> be subject one to another, and be clothed with humility: for God resisteth the proud, and giveth grace to the humble. Humble yourselves </text:span><text:span text:style-name="T22">there</text:span><text:span text:style-name="T22">fore under the mighty hand of God, that he may exalt you in due time: </text:span><text:span text:style-name="T22">Casting all your care upon him; for he careth for you.</text:span></text:p>
        <text:p text:style-name="P138"><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8"><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5:12-21</text:p>
      <text:p text:style-name="P61"><text:tab/><text:span text:style-name="T6">A chapter from the Acts of our fathers the pure Apostles, who were invested with the grace of the Holy Spirit. Their blessing be with us all. Amen.</text:span></text:p>
      <text:section text:style-name="Sect1" text:name="Section245">
        <text:p text:style-name="P137"><text:span text:style-name="T50"><text:tab/></text:span><text:span text:style-name="T21">Then all the multitude kept silence, and gave audience to Barnabas and Paul, declaring what miracles and wonders God had wrought among the Gentiles by them. 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text:span><text:soft-page-break/><text:span text:style-name="T22">strangled, and </text:span><text:span text:style-name="T26">from</text:span><text:span text:style-name="T22"> blood. For Moses of old time hath in every city them that preach him, being read in the synagogues every sabbath day.</text:span></text:p>
      </text:section>
      <text:p text:style-name="P60"><text:tab/><text:span text:style-name="T6">The word of the Lord abides in this church and in every church. Amen.</text:span></text:p>
      <text:p text:style-name="P60"/>
      <text:p text:style-name="P47">The Gospel</text:p>
      <text:p text:style-name="P101">Psalm 131:7,1</text:p>
      <text:p text:style-name="P103"><text:tab/><text:span text:style-name="T6">A Psalm of David.</text:span></text:p>
      <text:p text:style-name="P137"><text:span text:style-name="T59"><text:tab/>Thy priests shall be clothed with righteousness: Thy saints shall rejoice for the sake of Thy servant David. Remember, O Lord, David and all his meekness: How he sware unto the LORD, and vowed unto the God of Jacob. </text:span><text:span text:style-name="T62">Alleluia.</text:span></text:p>
      <text:p text:style-name="P103"/>
      <text:p text:style-name="P59">Mark 9:33-41</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46">
        <text:p text:style-name="P137"><text:span text:style-name="T50"><text:tab/></text:span><text:span text:style-name="T23">And he came to Capernaum: and being in the house he asked them, </text:span><text:span text:style-name="T67">What was it that ye disputed among yourselves by the way?</text:span><text:span text:style-name="T23"> But they held their peace: for by the way they had disputed among themselves, who </text:span><text:span text:style-name="T25">should be</text:span><text:span text:style-name="T23"> the greatest. And he sat down, and called the twelve, and saith unto them, </text:span><text:span text:style-name="T67">If any man desire to be first, </text:span><text:span text:style-name="T69">the same</text:span><text:span text:style-name="T67"> shall be last of all, and servant of all.</text:span><text:span text:style-name="T23"> And he took a child, and set him in the midst of them: and when he had taken him in his arms, he said unto them, </text:span><text:span text:style-name="T67">Whosoever shall receive one of such children in my name, receiveth me: and whosoever shall receive me, receiveth not me, but him that sent me.</text:span><text:span text:style-name="T23"> And John answered him, saying, Master, we saw one casting out devils in thy name, and he followeth not us: and we forbad him, because he followeth not us. </text:span><text:span text:style-name="T32">39 </text:span><text:span text:style-name="T23">But Jesus said, </text:span><text:span text:style-name="T67">Forbid him not: for there is no man which shall do a miracle in my name, that can lightly speak evil of me.</text:span><text:span text:style-name="T23"> </text:span><text:span text:style-name="T67">For he that is not against us is on our part.</text:span></text:p>
        <text:p text:style-name="P138"><text:span text:style-name="T22"><text:tab/></text:span><text:span text:style-name="T66">For whosoever shall give you a cup of water to drink in my name, because ye belong to Christ, verily I say unto you, he shall not lose his reward.</text:span><text:span text:style-name="T49"> </text:span><text:span text:style-name="T52">Glory be to God forever.</text:span></text:p>
      </text:section>
      <text:p text:style-name="P125"/>
      <text:p text:style-name="P134">The Third Day of Meshir</text:p>
      <text:p text:style-name="P101">Annual Tune</text:p>
      <text:p text:style-name="P107">St. James the ascetic</text:p>
      <text:p text:style-name="P101"/>
      <text:p text:style-name="P127"><text:tab/>See the Twentieth Day of Pashons.</text:p>
      <text:p text:style-name="P127"/>
      <text:p text:style-name="P134"/>
      <text:p text:style-name="P38">The Fourth Day of Meshir</text:p>
      <text:p text:style-name="P101">Annual Tune</text:p>
      <text:p text:style-name="P107">St. Agabus, the Disciple</text:p>
      <text:p text:style-name="P101"/>
      <text:p text:style-name="P127"><text:tab/>See Twenty-Second Day of Paopi.</text:p>
      <text:p text:style-name="P127"/>
      <text:p text:style-name="P134">The Fifth Day of Meshir</text:p>
      <text:p text:style-name="P101">Annual Tune</text:p>
      <text:p text:style-name="P101">St. Agrippinus, 10<text:span text:style-name="T53">th</text:span> Patriarch of Alexandria</text:p>
      <text:p text:style-name="P101">Sts. Bishay and Apanoub</text:p>
      <text:p text:style-name="P107">Abba Apollo, friend of Abba Abib</text:p>
      <text:p text:style-name="P101">Translocation of the relics of the Fourth-Fine Elders of Scetic</text:p>
      <text:p text:style-name="P101"/>
      <text:p text:style-name="P127"><text:tab/>See the Twenty-Seventh Day of Paopi.</text:p>
      <text:p text:style-name="P127"/>
      <text:p text:style-name="P134">The Sixth Day of Meshir</text:p>
      <text:p text:style-name="P101">Annual Tune</text:p>
      <text:p text:style-name="P101">Apparition of body of St. Hippolytus, Patriarch of Rome</text:p>
      <text:p text:style-name="P107">Sts. Apakir, John, the three virgins and their mother, the martyrs</text:p>
      <text:p text:style-name="P101"/>
      <text:p text:style-name="P127"><text:tab/>See the Fifteenth Day of Athor.</text:p>
      <text:p text:style-name="P127"/>
      <text:p text:style-name="P134">The Seventh Day of Meshir</text:p>
      <text:p text:style-name="P101">Annual Tune</text:p>
      <text:p text:style-name="P107">St. Alexander, 43<text:span text:style-name="T53">rd</text:span> Patriarch of Alexandria</text:p>
      <text:p text:style-name="P101">St. Theodore, 45h Patriarch of Alexandria</text:p>
      <text:p text:style-name="P101"/>
      <text:p text:style-name="P127"><text:tab/>See the Third Day of Epip.</text:p>
      <text:p text:style-name="P127"/>
      <text:p text:style-name="P134">The Eighth Day of Meshir</text:p>
      <text:p text:style-name="P101">Joyful Tune</text:p>
      <text:p text:style-name="P107">Entrance into the Temple</text:p>
      <text:p text:style-name="P101"/>
      <text:p text:style-name="P127"><text:tab/>See the Sixth Day of Tobi.</text:p>
      <text:p text:style-name="P127"/>
      <text:p text:style-name="P134"/>
      <text:p text:style-name="P38">The Ninth Day of Meshir</text:p>
      <text:p text:style-name="P101">Annual Tune</text:p>
      <text:p text:style-name="P107">St. Barsuma, the father of the Syrian monks</text:p>
      <text:p text:style-name="P101">St. Paul the Syrian, the martyr</text:p>
      <text:p text:style-name="P101"/>
      <text:p text:style-name="P127"><text:tab/>See the Third Day of Mesori.</text:p>
      <text:p text:style-name="P127"/>
      <text:p text:style-name="P134">The Tenth Day of Meshir</text:p>
      <text:p text:style-name="P101">Annual Tune</text:p>
      <text:p text:style-name="P107">St. James the son of Alphaues, the Apostle</text:p>
      <text:p text:style-name="P101">St. Justus, the martyr</text:p>
      <text:p text:style-name="P101">St. Isidore of Pelusium</text:p>
      <text:p text:style-name="P101">St. Philo, bishop of Persia, the martyr</text:p>
      <text:p text:style-name="P101"/>
      <text:p text:style-name="P127"><text:tab/>See the Fifth Day of Epip.</text:p>
      <text:p text:style-name="P127"/>
      <text:p text:style-name="P134">The Eleventh Day of Meshir</text:p>
      <text:p text:style-name="P101">Annual Tune</text:p>
      <text:p text:style-name="P107">St. Fabianus, Patirach of Rome</text:p>
      <text:p text:style-name="P101">Abba John, 94<text:span text:style-name="T53">th</text:span> Patriarch of Alexandria</text:p>
      <text:p text:style-name="P101"/>
      <text:p text:style-name="P127"><text:tab/>See the Twenty-Ninth Day of Athor.</text:p>
      <text:p text:style-name="P127"/>
      <text:p text:style-name="P134">The Twelfth Day of Meshir</text:p>
      <text:p text:style-name="P101">Annual Tune</text:p>
      <text:p text:style-name="P101">Archangel Michael</text:p>
      <text:p text:style-name="P107">St. Gelsius, the monk</text:p>
      <text:p text:style-name="P101"/>
      <text:p text:style-name="P127"><text:tab/>See the Twentieth Day of Pashons.</text:p>
      <text:p text:style-name="P127"/>
      <text:p text:style-name="P134">The Thirteenth Day of Meshir</text:p>
      <text:p text:style-name="P101">Annual Tune</text:p>
      <text:p text:style-name="P101">Sts. Sergius of Atripe, his father, mather, sister and companions, the martyrs</text:p>
      <text:p text:style-name="P101">St. Timothy III, 32<text:span text:style-name="T53">nd</text:span> Patriarch of Alexandria</text:p>
      <text:p text:style-name="P101"/>
      <text:p text:style-name="P127"><text:tab/>See the Twenty-Seventh Day of Pharamuthi.</text:p>
      <text:p text:style-name="P127"/>
      <text:p text:style-name="P134"/>
      <text:p text:style-name="P38">The Fourteenth Day of Meshir</text:p>
      <text:p text:style-name="P101">Annual Tune</text:p>
      <text:p text:style-name="P107">St. Severus of Antioch</text:p>
      <text:p text:style-name="P101">St. James, 50<text:span text:style-name="T53">th</text:span> Patriarch of Alexandria</text:p>
      <text:p text:style-name="P101"/>
      <text:p text:style-name="P127"><text:tab/>See the Seventeenth Day of Athor.</text:p>
      <text:p text:style-name="P127"/>
      <text:p text:style-name="P134">The Fifteenth Day of Meshir</text:p>
      <text:p text:style-name="P101">Annual Tune</text:p>
      <text:p text:style-name="P107">Zacchariah, the Prophet</text:p>
      <text:p text:style-name="P101">Consecration of the first Church for the Fourty Martyrs of Sebaste</text:p>
      <text:p text:style-name="P101">St. Paphnotius</text:p>
      <text:p text:style-name="P101"/>
      <text:p text:style-name="P127"><text:tab/>See the Sixteenth Day of Paoni.</text:p>
      <text:p text:style-name="P127"/>
      <text:p text:style-name="P134">The Sixteenth Day of Meshir</text:p>
      <text:p text:style-name="P101">Annual Tune</text:p>
      <text:p text:style-name="P107">Elizabeth, mother of John the Baptist</text:p>
      <text:p text:style-name="P101"/>
      <text:p text:style-name="P127"><text:tab/>See the Twenty-Sixth Day of Thoout.</text:p>
      <text:p text:style-name="P127"/>
      <text:p text:style-name="P134">The Seventeenth Day of Meshir</text:p>
      <text:p text:style-name="P101">Annual Tune</text:p>
      <text:p text:style-name="P107">St. Menas, the monk</text:p>
      <text:p text:style-name="P101"/>
      <text:p text:style-name="P127"><text:tab/>See the Twenty-Seventh Day of Pharamuthi.</text:p>
      <text:p text:style-name="P127"/>
      <text:p text:style-name="P134">The Eighteenth Day of Meshir</text:p>
      <text:p text:style-name="P101">Annual Tune</text:p>
      <text:p text:style-name="P107">St. Militus, the confessor and Patriarch of Antioch</text:p>
      <text:p text:style-name="P101"/>
      <text:p text:style-name="P127"><text:tab/>See the Seventeenth Day of Athor.</text:p>
      <text:p text:style-name="P127"/>
      <text:p text:style-name="P134">The Nineteenth Day of Meshir</text:p>
      <text:p text:style-name="P101">Annual Tune</text:p>
      <text:p text:style-name="P107">Translocation of the relics of St. Martianus of Athens to Antioch</text:p>
      <text:p text:style-name="P101"/>
      <text:p text:style-name="P127"><text:tab/>See the Twentieth Day of Pashons.</text:p>
      <text:p text:style-name="P134"><text:soft-page-break/>The Twentieth Day of Meshir</text:p>
      <text:p text:style-name="P101">Annual Tune</text:p>
      <text:p text:style-name="P101">St. Peter II, 21<text:span text:style-name="T53">st</text:span> Patriarch of Alexandria</text:p>
      <text:p text:style-name="P101">Sts. Basil, Theodore, and Timothy of Alexandria, the martyrs</text:p>
      <text:p text:style-name="P101"/>
      <text:p text:style-name="P127"><text:tab/>See the Ninth Day of Athor.</text:p>
      <text:p text:style-name="P127"/>
      <text:p text:style-name="P134">The Twenty-First Day of Meshir</text:p>
      <text:p text:style-name="P101">Annual Tune</text:p>
      <text:p text:style-name="P101">Commemoration of the Theotokos</text:p>
      <text:p text:style-name="P101">St. Onesimus, slave of Philemon, the martyr</text:p>
      <text:p text:style-name="P101">St. Gabriel, 57<text:span text:style-name="T53">th</text:span> Patriarch of Alexandria</text:p>
      <text:p text:style-name="P101">St. Zachariah, bishop of Sakha</text:p>
      <text:p text:style-name="P101"/>
      <text:p text:style-name="P127"><text:tab/>See the Fifth Day of Epip.</text:p>
      <text:p text:style-name="P127"/>
      <text:p text:style-name="P134">The Twenty-Second Day of Meshir</text:p>
      <text:p text:style-name="P101">Annual Tune</text:p>
      <text:p text:style-name="P107">St. Maruta</text:p>
      <text:p text:style-name="P101"/>
      <text:p text:style-name="P127"><text:tab/>See the Twenty-Eighth Day of Athor.</text:p>
      <text:p text:style-name="P127"/>
      <text:p text:style-name="P134">The Twenty-Third Day of Meshir</text:p>
      <text:p text:style-name="P101">Annual Tune</text:p>
      <text:p text:style-name="P101">St. Eusebius, son of St. Basilides, the martyr</text:p>
      <text:p text:style-name="P101"/>
      <text:p text:style-name="P127"><text:tab/>See the Twenty-Seventh Day of Pharamuthi.</text:p>
      <text:p text:style-name="P127"/>
      <text:p text:style-name="P134">The Twenty-Fourth Day of Meshir</text:p>
      <text:p text:style-name="P101">Annual Tune</text:p>
      <text:p text:style-name="P101">St. Agapius, the bishop</text:p>
      <text:p text:style-name="P101">Sts. Timothy and Matthias, the martyrs</text:p>
      <text:p text:style-name="P101"/>
      <text:p text:style-name="P127"><text:tab/>See the Twenty-Eighth Day of Athor.</text:p>
      <text:p text:style-name="P127"/>
      <text:p text:style-name="P134"/>
      <text:p text:style-name="P38">The Twenty-Fifth Day of Meshir</text:p>
      <text:p text:style-name="P101">Annual Tune</text:p>
      <text:p text:style-name="P101">Sts. Archippus, Philemon, Lycia, the martyrs</text:p>
      <text:p text:style-name="P101">St. Quona &amp; St. Menas, the martyrs</text:p>
      <text:p text:style-name="P101"/>
      <text:p text:style-name="P127"><text:tab/>See the Twentieth Day of Epip.</text:p>
      <text:p text:style-name="P127"/>
      <text:p text:style-name="P134">The Twenty-Sixth Day of Meshir</text:p>
      <text:p text:style-name="P101">Annual Tune</text:p>
      <text:p text:style-name="P101">Hosea, the Prophet</text:p>
      <text:p text:style-name="P101">St. Zadok and his Persian companions, the martyrs</text:p>
      <text:p text:style-name="P101"/>
      <text:p text:style-name="P127"><text:tab/>See the Eighth Day of Thoout.</text:p>
      <text:p text:style-name="P127"/>
      <text:p text:style-name="P134">The Twenty-Seventh Day of Meshir</text:p>
      <text:p text:style-name="P101">Annual Tune</text:p>
      <text:p text:style-name="P107">St. Eustathius, Patriarch of Antioch</text:p>
      <text:p text:style-name="P105"/>
      <text:p text:style-name="P127"><text:tab/>See the Seventeenth Day of Athor.</text:p>
      <text:p text:style-name="P127"/>
      <text:p text:style-name="P134">The Twenty-Eighth Day of Meshir</text:p>
      <text:p text:style-name="P101">Annual Tune</text:p>
      <text:p text:style-name="P107">St. Theodorus, the Roman</text:p>
      <text:p text:style-name="P101"/>
      <text:p text:style-name="P127"><text:tab/>See the Twentieth Day of Epip.</text:p>
      <text:p text:style-name="P127"/>
      <text:p text:style-name="P134">The Twenty-Ninth Day of Meshir</text:p>
      <text:p text:style-name="P101">Annual Tune on weekdays, Joyful tune on Sundays</text:p>
      <text:p text:style-name="P101">Commemoration of the Annunciation, Nativity and the Ressurection if falling on a Sunday</text:p>
      <text:p text:style-name="P107">St. Palycarp, bishop of Smyrna, the martyr</text:p>
      <text:p text:style-name="P101"/>
      <text:p text:style-name="P127"><text:tab/>See the Fourth Day of Tobi.</text:p>
      <text:p text:style-name="P127"/>
      <text:p text:style-name="P134">The Thirtieth Day of Meshir</text:p>
      <text:p text:style-name="P101">Annual Tune</text:p>
      <text:p text:style-name="P107">The Finding of the head of St. John the Baptist</text:p>
      <text:p text:style-name="P101"/>
      <text:p text:style-name="P127"><text:tab/>See the Second Day of Paoni.</text:p>
      <text:p text:style-name="P42">The First Day of Phamenoth</text:p>
      <text:p text:style-name="P101">Annual Tune</text:p>
      <text:p text:style-name="P107">St. Narcissus, bishop of Jerusalem</text:p>
      <text:p text:style-name="P109">St. Alexandrus the martyr</text:p>
      <text:p text:style-name="P109">Anba Marcura</text:p>
      <text:p text:style-name="P101"/>
      <text:p text:style-name="P127"><text:tab/>See the Twenty-Second Day of Athor.</text:p>
      <text:p text:style-name="P121"/>
      <text:p text:style-name="P134">The Second Day of Phamenoth</text:p>
      <text:p text:style-name="P101">Annual Tune</text:p>
      <text:p text:style-name="P107">St. Makraway (Macrobius), the bishop and martyr</text:p>
      <text:p text:style-name="P101"/>
      <text:p text:style-name="P127"><text:tab/>See the Twenty-Eighth Day of Athor.</text:p>
      <text:p text:style-name="P121"/>
      <text:p text:style-name="P134">The Third Day of Phamenoth</text:p>
      <text:p text:style-name="P101">Annual Tune</text:p>
      <text:p text:style-name="P101">Sts. Cosmas, 58<text:span text:style-name="T53">th</text:span> Patriarch of Alexandria</text:p>
      <text:p text:style-name="P101">St. Porphyry, the martyr</text:p>
      <text:p text:style-name="P101">St. Hadid, the priest</text:p>
      <text:p text:style-name="P101"/>
      <text:p text:style-name="P127"><text:tab/>See the Twenty-Ninth Day of Athor.</text:p>
      <text:p text:style-name="P127"/>
      <text:p text:style-name="P134">The Fourth Day of Phamenoth</text:p>
      <text:p text:style-name="P101">Annual Tune</text:p>
      <text:p text:style-name="P101">Council on the Island of Bani-Omar</text:p>
      <text:p text:style-name="P101">St. Haboulyous thie prince and martyr</text:p>
      <text:p text:style-name="P101"/>
      <text:p text:style-name="P127"><text:tab/>See the Ninth Day of Athor.</text:p>
      <text:p text:style-name="P127"/>
      <text:p text:style-name="P134">The Fifth Day of Phamenoth</text:p>
      <text:p text:style-name="P101">Annual Tune</text:p>
      <text:p text:style-name="P101">St. Sarapamon, the ascetic</text:p>
      <text:p text:style-name="P101">St. Peter the preist and martyr</text:p>
      <text:p text:style-name="P101">St. Eudexia the martyr</text:p>
      <text:p text:style-name="P101"/>
      <text:p text:style-name="P127"><text:tab/>See the Twenty-Eighth Day of Athor.</text:p>
      <text:p text:style-name="P127"/>
      <text:p text:style-name="P134"/>
      <text:p text:style-name="P38">The Sixth Day of Phamenoth</text:p>
      <text:p text:style-name="P101">Annual Tune</text:p>
      <text:p text:style-name="P101">St. Dioscorus, the new martyr</text:p>
      <text:p text:style-name="P101">St. Theodotus, the bishop</text:p>
      <text:p text:style-name="P101"/>
      <text:p text:style-name="P127"><text:tab/>See the Twenty-Seventh Day of Athor.</text:p>
      <text:p text:style-name="P127"/>
      <text:p text:style-name="P134">The Seventh Day of Phamenoth</text:p>
      <text:p text:style-name="P101">Annual Tune</text:p>
      <text:p text:style-name="P101">Sts. Philemon and Apollonius the martyrs</text:p>
      <text:p text:style-name="P101">St. Mary of Israel, the martyr</text:p>
      <text:p text:style-name="P101"/>
      <text:p text:style-name="P127"><text:tab/>See the Twenty-Second Day of Athor.</text:p>
      <text:p text:style-name="P121"/>
      <text:p text:style-name="P134">The Eighth Day of Phamenoth</text:p>
      <text:p text:style-name="P101">Annual Tune</text:p>
      <text:p text:style-name="P101">St. Matthias, the Apostle</text:p>
      <text:p text:style-name="P101">St. Julian, 11<text:span text:style-name="T53">th</text:span> Patriarch of Alexandria</text:p>
      <text:p text:style-name="P101">St. Arianus, the martyr</text:p>
      <text:p text:style-name="P101"/>
      <text:p text:style-name="P127"><text:tab/>See the Fifth Day of Epip.</text:p>
      <text:p text:style-name="P127"/>
      <text:p text:style-name="P134">The Ninth Day of Phamenoth</text:p>
      <text:p text:style-name="P101">Annual Tune</text:p>
      <text:p text:style-name="P101">St. Koran</text:p>
      <text:p text:style-name="P101">Sts. Abrianus, Amarata his wife, Eusebius, Armanius, and fourty after them, the martyrs</text:p>
      <text:p text:style-name="P101"/>
      <text:p text:style-name="P127"><text:tab/>See the Twentieth Day of Pashons.</text:p>
      <text:p text:style-name="P127"/>
      <text:p text:style-name="P134">The Tenth Day of Phamenoth</text:p>
      <text:p text:style-name="P101">Joyful Tune</text:p>
      <text:p text:style-name="P109">The Commemoration of the Appearance of the Glirous Cross</text:p>
      <text:p text:style-name="P101"/>
      <text:p text:style-name="P127"><text:tab/>See the Seventeenth Day of Thoout.</text:p>
      <text:p text:style-name="P127"/>
      <text:p text:style-name="P134"/>
      <text:p text:style-name="P38">The Eleventh Day of Phamenoth</text:p>
      <text:p text:style-name="P101">Annual Tune</text:p>
      <text:p text:style-name="P107">St. Basil, the bishop and martyr</text:p>
      <text:p text:style-name="P101"/>
      <text:p text:style-name="P127"><text:tab/>See the Twenty-First Day of Thoout.</text:p>
      <text:p text:style-name="P127"/>
      <text:p text:style-name="P134">The Twelfth Day of Phamenoth</text:p>
      <text:p text:style-name="P101">Annual Tune</text:p>
      <text:p text:style-name="P101">Commemoration of Archangle Micahel</text:p>
      <text:p text:style-name="P101">St. Demetrius' virginity revealed</text:p>
      <text:p text:style-name="P101">St. Malachius the martyr</text:p>
      <text:p text:style-name="P101">St. Glathinos the martyr</text:p>
      <text:p text:style-name="P101"/>
      <text:p text:style-name="P127"><text:tab/>See the Twenty-Ninth Day of Athor.</text:p>
      <text:p text:style-name="P128"/>
      <text:p text:style-name="P57">The Thirteenth Day of <text:span text:style-name="T56">Phamenoth</text:span></text:p>
      <text:p text:style-name="P74">Annual Tune</text:p>
      <text:p text:style-name="P75">St. Dionysius, the 14<text:span text:style-name="T53">th</text:span> Patriarch of Alexandria</text:p>
      <text:p text:style-name="P74">The return of Abba Macarius the Great and Abba Macarius of Alexandria from exile</text:p>
      <text:p text:style-name="P74">The fourty martyrs of Sebastia</text:p>
      <text:p text:style-name="P92"><text:tab/><text:span text:style-name="T12">(also Paopi 4, 10; Athor 19; Koiak 8; Epip 21)</text:span></text:p>
      <text:p text:style-name="P84"/>
      <text:p text:style-name="P50">The Vespers Gospel</text:p>
      <text:p text:style-name="P98">Psalm 33:18,19</text:p>
      <text:p text:style-name="P99"><text:tab/><text:span text:style-name="T6">A Psalm of David.</text:span></text:p>
      <text:p text:style-name="P97"><text:tab/><text:span text:style-name="T4">Many are the afflictions of the righteous: And the LORD will deliver them out of them all. The Lord will keep all their bones: not one of them shall be broken. </text:span><text:span text:style-name="T6">Alleluia.</text:span></text:p>
      <text:p text:style-name="P104"/>
      <text:p text:style-name="P59">Matthew 16:24-28</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47">
        <text:p text:style-name="P137"><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ext:span><text:soft-page-break/><text:span text:style-name="T66">they see the Son of man coming in his kingdom.</text:span><text:span text:style-name="T50"> </text:span><text:span text:style-name="T52">Glory be to God forever.</text:span></text:p>
      </text:section>
      <text:p text:style-name="P60"/>
      <text:p text:style-name="P49">The Matins Gospel</text:p>
      <text:p text:style-name="P101">Psalm 36:34, 35</text:p>
      <text:p text:style-name="P103"><text:tab/><text:span text:style-name="T6">A Psalm of David.</text:span></text:p>
      <text:p text:style-name="P113"><text:tab/><text:span text:style-name="T1">The salvation of the righteous is of the LORD: He is their protector in the time of trouble. The LORD shall help them and deliver them: He shall save them, because they had hoped in Him. </text:span>Alleluia.</text:p>
      <text:p text:style-name="P112"><text:tab/></text:p>
      <text:p text:style-name="P59">Mark 13:9-13</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48">
        <text:p text:style-name="P137"><text:span text:style-name="T52"><text:tab/></text:span><text:span text:style-name="T67">But take heed to yourselves: for they shall deliver you up to councils; and in the synagogues ye shall be beaten: and ye shall be brought before rulers and kings for my sake, for a testimony against them.</text:span><text:span text:style-name="T23"> </text:span><text:span text:style-name="T67">And the gospel must first be published among all nations.</text:span><text:span text:style-name="T23"> </text:span><text:span text:style-name="T67">But when they shall lead </text:span><text:span text:style-name="T69">you</text:span><text:span text:style-name="T67">, and deliver you up, take no thought beforehand what ye shall speak, neither do ye premeditate: but whatsoever shall be given you in that hour, that speak ye: for it is not ye that speak, but the Holy Ghost.</text:span><text:span text:style-name="T23"> </text:span><text:span text:style-name="T67">Now the brother shall betray the brother to death, and the father the son; and children shall rise up against </text:span><text:span text:style-name="T69">their</text:span><text:span text:style-name="T67"> parents, and shall cause them to be put to death.</text:span><text:span text:style-name="T23"> </text:span><text:span text:style-name="T67">And ye shall be hated of all </text:span><text:span text:style-name="T69">men</text:span><text:span text:style-name="T67"> for my name’s sake: but he that shall endure unto the end, the same shall be saved.</text:span><text:span text:style-name="T72"> </text:span><text:span text:style-name="T52">Glory be to God forever.</text:span></text:p>
      </text:section>
      <text:p text:style-name="P68"/>
      <text:p text:style-name="P49">The Liturgy</text:p>
      <text:p text:style-name="P60"/>
      <text:p text:style-name="P47">The Pauline Epistle</text:p>
      <text:p text:style-name="P59">2 Corinthians 10:1-18</text:p>
      <text:p text:style-name="P61"><text:tab/><text:span text:style-name="T6">A chapter from the Second Epistle of our teacher Paul to the Corinthians. His blessing be upon us. Amen.</text:span></text:p>
      <text:section text:style-name="Sect1" text:name="Section249">
        <text:p text:style-name="P137"><text:span text:style-name="T50"><text:tab/></text:span><text:span text:style-name="T21">Now I Paul myself beseech you by the meekness and gentleness of Christ, who in presence </text:span><text:span text:style-name="T26">am</text:span><text:span text:style-name="T22"> base among you, but being absent am bold toward you: But I beseech </text:span><text:span text:style-name="T26">you</text:span><text:span text:style-name="T22">, that I may not be bold when I am present with that confidence, wherewith I think to be bold against some, which think of us as if we walked according to the flesh. For though we walk in the flesh, we do not war after the flesh: (For the weapons of our warfare </text:span><text:span text:style-name="T26">are</text:span><text:span text:style-name="T22"> not carnal, but mighty through God to the pulling down of strong holds;) Casting down imaginations, and every high thing that exalteth itself against the knowledge of God, and bringing into captivity every thought to the </text:span><text:soft-page-break/><text:span text:style-name="T22">obedience of Christ; </text:span><text:span text:style-name="T22">And having in a readiness to revenge all disobedience, when your obedience is fulfilled.</text:span></text:p>
        <text:p text:style-name="P138"><text:span text:style-name="T22"><text:tab/>Do ye look on things after the outward appearance? If any man trust to himself that he is Christ’s, let him of himself think this again, that, as he </text:span><text:span text:style-name="T26">is</text:span><text:span text:style-name="T22"> Christ’s, even so </text:span><text:span text:style-name="T26">are</text:span><text:span text:style-name="T22"> we Christ’s. For </text:span><text:span text:style-name="T22">though I should boast somewhat more of our authority, which the Lord hath </text:span><text:span text:style-name="T22">given us for edification, and not for your destruction, I should not be ashamed: That I may not seem as if I would terrify you by letters. For </text:span><text:span text:style-name="T26">his</text:span><text:span text:style-name="T22"> letters, say they, </text:span><text:span text:style-name="T26">are</text:span><text:span text:style-name="T22"> weighty and powerful; but </text:span><text:span text:style-name="T26">his</text:span><text:span text:style-name="T22"> bodily presence </text:span><text:span text:style-name="T26">is</text:span><text:span text:style-name="T22"> </text:span><text:span text:style-name="T22">weak, and </text:span><text:span text:style-name="T26">his</text:span><text:span text:style-name="T22"> speech contemptible. </text:span><text:span text:style-name="T22">Let such an one think this, that, such as we are in word by letters when we are absent, such </text:span><text:span text:style-name="T26">will we be</text:span><text:span text:style-name="T22"> also in deed when we are present.</text:span></text:p>
        <text:p text:style-name="P138"><text:span text:style-name="T22"><text:tab/>For we dare not make ourselves of the number, or compare ourselves with some that commend themselves: but they measuring themselves by themselves, and comparing themselves among themselves, are not wise. But we will not boast of things without </text:span><text:span text:style-name="T26">our</text:span><text:span text:style-name="T22"> measure, but according to the measure of the rule which God hath distributed to us, a measure to reach even unto you. For we stretch not ourselves beyond </text:span><text:span text:style-name="T26">our measure</text:span><text:span text:style-name="T22">, as though we reached not unto you: for we are come as far as to you also in </text:span><text:span text:style-name="T26">preaching</text:span><text:span text:style-name="T22"> the gospel of Christ: Not boasting of things without </text:span><text:span text:style-name="T26">our</text:span><text:span text:style-name="T22"> measure, </text:span><text:span text:style-name="T26">that is</text:span><text:span text:style-name="T22">, of other men’s labours; but having hope, when your faith is increased, that we shall be enlarged by you according to our rule abundantly, To preach the gospel in the </text:span><text:span text:style-name="T26">regions</text:span><text:span text:style-name="T22"> beyond you, </text:span><text:span text:style-name="T26">and</text:span><text:span text:style-name="T22"> not to boast in another man’s line of things made ready to our hand. But he that glorieth, let him glory in the Lord. For not he that commendeth himself is approved, but whom the Lord commendeth.</text:span></text:p>
      </text:section>
      <text:p text:style-name="P59"><text:tab/><text:span text:style-name="T6">The grace of God the Father be with you all. Amen.</text:span></text:p>
      <text:p text:style-name="P60"/>
      <text:p text:style-name="P47">The Catholic Epistle</text:p>
      <text:p text:style-name="P59">1 Peter 4:1-11</text:p>
      <text:p text:style-name="P61"><text:tab/><text:span text:style-name="T6">The Catholic Epistle from the First Epistle of our teacher Peter. His Blessing be upon us. Amen.</text:span></text:p>
      <text:section text:style-name="Sect1" text:name="Section250">
        <text:p text:style-name="P137"><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For the time past of </text:span><text:span text:style-name="T26">our</text:span><text:span text:style-name="T22"> life may suffice us to have wrought the will of the Gentiles, when we walked in lasciviousness, lusts, excess of wine, revellings, banquetings, and abominable idolatries:</text:span></text:p>
        <text:p text:style-name="P138"><text:span text:style-name="T22"><text:tab/>Wherein they think it strange that ye run not with </text:span><text:span text:style-name="T26">them</text:span><text:span text:style-name="T22"> to the same excess of riot, speaking evil of </text:span><text:span text:style-name="T26">you</text:span><text:span text:style-name="T22">: </text:span><text:soft-page-break/><text:span text:style-name="T22">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8"><text:span text:style-name="T22"><text:tab/>But the end of all things is at hand: be ye therefore sober, and watch unto prayer. And above all things </text:span><text:span text:style-name="T22">have fervent charity among yourselves: for charity shall cover the multitude of sins. Use hospitality one to another without grudging. As every man hath received the gift, </text:span><text:span text:style-name="T26">even so</text:span><text:span text:style-name="T22"> minister the same one to another, as </text:span><text:span text:style-name="T22">good stewards of the manifold grace of God. If any man speak, </text:span><text:span text:style-name="T26">let him speak</text:span><text:span text:style-name="T22"> as the oracles of God; if any man minister, </text:span><text:span text:style-name="T26">let him do it</text:span><text:span text:style-name="T22"> as of the ability which God giveth: that God in all things may be glorified through Jesus Christ, to whom be praise and dominion for ever and ever. Amen.</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2:25-13:12</text:p>
      <text:p text:style-name="P61"><text:tab/><text:span text:style-name="T6">A chapter from the Acts of our fathers the pure Apostles, who were invested with the grace of the Holy Spirit. Their blessing be with us all. Amen.</text:span></text:p>
      <text:section text:style-name="Sect1" text:name="Section251">
        <text:p text:style-name="P137"><text:span text:style-name="T50"><text:tab/></text:span><text:span text:style-name="T21">And Barnabas and Saul returned from Jerusalem, when they had fulfilled </text:span><text:span text:style-name="T26">their</text:span><text:span text:style-name="T22"> ministry, and took with them John, whose surname was Mark.</text:span></text:p>
        <text:p text:style-name="P138"><text:span text:style-name="T22"><text:tab/>Now there were in the church that was at Antioch certain prophets and teachers; as Barnabas, and Simeon that was called Niger, and Lucius of Cyrene, and Manaen, which had been brought up with Herod the tetrarch, and Saul. As they ministered to the Lord, and fasted, the Holy Ghost said, Separate me Barnabas and Saul for the work whereunto I have called them. </text:span><text:span text:style-name="T22">And when they had fasted and prayed, and laid </text:span><text:span text:style-name="T26">their</text:span><text:span text:style-name="T22"> hands on them, they sent </text:span><text:span text:style-name="T26">them</text:span><text:span text:style-name="T22"> away.</text:span></text:p>
        <text:p text:style-name="P138"><text:span text:style-name="T22"><text:tab/>So they, being sent forth by the Holy Ghost, departed unto Seleucia; and from thence they sailed to Cyprus. And when they were at Salamis, they preached the word of God in the synagogues of the Jews: and they had also John to </text:span><text:span text:style-name="T26">their</text:span><text:span text:style-name="T22"> minister. And when they had gone through the isle unto Paphos, they found a certain sorcerer, a false prophet, a Jew, whose name </text:span><text:span text:style-name="T26">was</text:span><text:span text:style-name="T22"> Barjesus: Which was with the deputy of the country, Sergius Paulus, a prudent man; who called for Barnabas and Saul, and desired to hear the word of God. But Elymas the sorcerer (for so is his name by interpretation) withstood them, seeking to turn away the deputy from the faith. Then Saul, (who also </text:span><text:span text:style-name="T26">is called</text:span><text:span text:style-name="T22"> Paul,) filled with the Holy Ghost, set his eyes on him, And said, O full of all subtilty </text:span><text:soft-page-break/><text:span text:style-name="T22">and all mischief, </text:span><text:span text:style-name="T26">thou</text:span><text:span text:style-name="T22"> child of the devil, </text:span><text:span text:style-name="T26">thou</text:span><text:span text:style-name="T22"> enemy of all righteousness, wilt thou not cease to pervert the right ways of the Lord? And now, behold, the hand of the Lord </text:span><text:span text:style-name="T26">is</text:span><text:span text:style-name="T22"> upon thee, and thou shalt be blind, not seeing the sun </text:span><text:span text:style-name="T22">for a season. And immediately there fell on him a mist and a darkness; and he went about seeking some to lead him by the hand. </text:span><text:span text:style-name="T22">Then the deputy, </text:span><text:span text:style-name="T22">when he saw what was done, believed, being astonished at the doctrine of the Lord.</text:span></text:p>
      </text:section>
      <text:p text:style-name="P60"><text:tab/><text:span text:style-name="T6">The word of the Lord abides in this church and in every church. Amen.</text:span></text:p>
      <text:p text:style-name="P60"/>
      <text:p text:style-name="P47">The Gospel</text:p>
      <text:p text:style-name="P101">Psalm 96:11</text:p>
      <text:p text:style-name="P103"><text:tab/><text:span text:style-name="T6">A Psalm of David.</text:span></text:p>
      <text:p text:style-name="P137"><text:span text:style-name="T63"><text:tab/></text:span><text:span text:style-name="T59">A light has shone to the righteous, and joy for the upright in heart. Be glad in the LORD, ye righteous; and confess at the remembrance of His holiness. </text:span><text:span text:style-name="T62">Alleluia.</text:span></text:p>
      <text:p text:style-name="P103"/>
      <text:p text:style-name="P59">Luke 11:53-12:12</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2">
        <text:p text:style-name="P137"><text:span text:style-name="T50"><text:tab/></text:span><text:span text:style-name="T23">And as he said these things unto them, the scribes and the Pharisees began to urge </text:span><text:span text:style-name="T25">him</text:span><text:span text:style-name="T23"> vehemently, and to provoke him to speak of many things: </text:span><text:span text:style-name="T23">Laying wait for him, and seeking to catch something out of his mouth, that they might accuse him.</text:span></text:p>
        <text:p text:style-name="P138"><text:span text:style-name="T22"><text:tab/>In the mean time, when there were gathered together an innumerable multitude of people, insomuch that they trode one upon another, he began to say unto his disciples first of all, </text:span><text:span text:style-name="T66">Beware ye of the leaven of the Pharisees, which is hypocrisy.</text:span><text:span text:style-name="T22"> </text:span><text:span text:style-name="T66">For there is nothing covered, that shall not be revealed; neither hid, that shall not be known.</text:span><text:span text:style-name="T22"> </text:span><text:span text:style-name="T66">Therefore whatsoever ye have spoken in darkness shall be heard in the light; and that which ye have spoken in the ear in closets shall be proclaimed upon the housetops.</text:span><text:span text:style-name="T22"> </text:span><text:span text:style-name="T66">And I say unto you my friends, Be not afraid of them that kill the body, and after that have no more that they can do.</text:span><text:span text:style-name="T22"> </text:span><text:span text:style-name="T66">But I will forewarn you whom ye shall fear: Fear him, which after he hath killed hath power to cast into hell; yea, I say unto you, Fear him.</text:span><text:span text:style-name="T22"> </text:span><text:span text:style-name="T66">Are not five sparrows sold for two farthings, and not one of them is forgotten before God?</text:span><text:span text:style-name="T22"> </text:span><text:span text:style-name="T66">But even the very hairs of your head are all numbered. Fear not therefore: ye are of more value than many sparrows.</text:span><text:span text:style-name="T22"> </text:span><text:span text:style-name="T66">Also I say unto you, Whosoever shall confess me before men, him shall the Son of man also confess before the angels of God:</text:span><text:span text:style-name="T22"> </text:span><text:span text:style-name="T66">But he that denieth me before men shall be denied before the angels of God.</text:span><text:span text:style-name="T22"> </text:span><text:span text:style-name="T66">And whosoever shall </text:span><text:soft-page-break/><text:span text:style-name="T66">speak a word against the Son of man, it shall be forgiven him: but unto him that blasphemeth against the Holy Ghost it shall not be forgiven.</text:span><text:span text:style-name="T22"> </text:span><text:span text:style-name="T66">And when they bring you unto the synagogues, and </text:span><text:span text:style-name="T68">unto</text:span><text:span text:style-name="T66"> magistrates, and powers, take ye </text:span><text:span text:style-name="T66">no thought how or what thing ye shall answer, or what ye shall say:</text:span><text:span text:style-name="T22"> </text:span><text:span text:style-name="T66">For the Holy Ghost shall </text:span><text:span text:style-name="T66">teach you in the same hour what ye ought to say.</text:span><text:span text:style-name="T49"> </text:span><text:span text:style-name="T52">Glory be to God forever.</text:span></text:p>
      </text:section>
      <text:p text:style-name="P125"/>
      <text:p text:style-name="P134">The Fourteenth Day of Phamenoth</text:p>
      <text:p text:style-name="P101">Annual Tune</text:p>
      <text:p text:style-name="P101">St. Shenouti, the martyr</text:p>
      <text:p text:style-name="P101">St. Cyril, 75<text:span text:style-name="T53">th</text:span> Patriarch of Alexandria</text:p>
      <text:p text:style-name="P101">Sts. Ugenius, Agathodorus, and Ephlidius, the martyrs</text:p>
      <text:p text:style-name="P101"/>
      <text:p text:style-name="P127"><text:tab/>See the Twenty-First Day of Thoout.</text:p>
      <text:p text:style-name="P127"/>
      <text:p text:style-name="P134">The Fifteenth Day of Phamenoth</text:p>
      <text:p text:style-name="P101">Annual Tune</text:p>
      <text:p text:style-name="P101">St. Sarah of Upper Egypt</text:p>
      <text:p text:style-name="P101">St. Elias of Hnes</text:p>
      <text:p text:style-name="P101"/>
      <text:p text:style-name="P127"><text:tab/>See the Thirtieth Day of Tobi.</text:p>
      <text:p text:style-name="P127"/>
      <text:p text:style-name="P134">The Sixteenth Day of Phamenoth</text:p>
      <text:p text:style-name="P101">Annual Tune</text:p>
      <text:p text:style-name="P107">St. Khael (Mikhail), 46<text:span text:style-name="T53">th</text:span> Patriarch of Alexandria</text:p>
      <text:p text:style-name="P101"/>
      <text:p text:style-name="P127"><text:tab/>See the Twenty-Ninth Day of Athor.</text:p>
      <text:p text:style-name="P127"/>
      <text:p text:style-name="P134">The Seventeenth Day of Phamenoth</text:p>
      <text:p text:style-name="P101">Annual Tune</text:p>
      <text:p text:style-name="P101">St. Lasarus, friend of Christ and bishop of Cyprus</text:p>
      <text:p text:style-name="P101">St. George the ascetic and martyr</text:p>
      <text:p text:style-name="P101">St. Sidhom Bishai, the martyr</text:p>
      <text:p text:style-name="P101">St. Basil, bishop of Jerusalem</text:p>
      <text:p text:style-name="P101"/>
      <text:p text:style-name="P127"><text:tab/>See the Twenty-Eighth Day of Athor.</text:p>
      <text:p text:style-name="P127"/>
      <text:p text:style-name="P134"/>
      <text:p text:style-name="P38">The Eighteenth Day of Phamenoth</text:p>
      <text:p text:style-name="P101">Annual Tune</text:p>
      <text:p text:style-name="P107">St. Isidore, the martyr</text:p>
      <text:p text:style-name="P101"/>
      <text:p text:style-name="P127"><text:tab/>See for the Twentieth Day of Epip.</text:p>
      <text:p text:style-name="P127"/>
      <text:p text:style-name="P134">The Nineteenth Day of Phamenoth</text:p>
      <text:p text:style-name="P101">Annual Tune</text:p>
      <text:p text:style-name="P101">St. Aristobulus, the Disciple</text:p>
      <text:p text:style-name="P101">Sts. Alexander, Agabius, Timol, Dionysius, and Romulus, the martyrs</text:p>
      <text:p text:style-name="P101"/>
      <text:p text:style-name="P127"><text:tab/>See the First Day of Tobi.</text:p>
      <text:p text:style-name="P127"/>
      <text:p text:style-name="P134">The Twentieth Day of Phamenoth</text:p>
      <text:p text:style-name="P101">Annual Tune</text:p>
      <text:p text:style-name="P101">St. Michael II, 56<text:span text:style-name="T53">th</text:span> Patriarch of Alexandria</text:p>
      <text:p text:style-name="P101">Commemoration of the raising of Lazarus from the dead</text:p>
      <text:p text:style-name="P101"/>
      <text:p text:style-name="P127"><text:tab/>See the Twenty-Ninth Day of Athor.</text:p>
      <text:p text:style-name="P127"/>
      <text:p text:style-name="P134">The Twenty-First Day of Phamenoth</text:p>
      <text:p text:style-name="P101">Annual Tune</text:p>
      <text:p text:style-name="P101">Commemoration of the Theotokos</text:p>
      <text:p text:style-name="P101">Dwelling of our Lord in Bethany</text:p>
      <text:p text:style-name="P101">Consultation of the chief priests to put Lazarus to death</text:p>
      <text:p text:style-name="P101"/>
      <text:p text:style-name="P127"><text:tab/>See the Thirteenth Day of Mesori.</text:p>
      <text:p text:style-name="P127"/>
      <text:p text:style-name="P134">The Twenty-Second Day of Phamenoth</text:p>
      <text:p text:style-name="P101">Annual Tune</text:p>
      <text:p text:style-name="P101">St. Cyril of Jerusalem</text:p>
      <text:p text:style-name="P101">St. Michael, bishop of Nakada</text:p>
      <text:p text:style-name="P101"/>
      <text:p text:style-name="P127"><text:tab/>See the Third Day of Epip.</text:p>
      <text:p text:style-name="P127"/>
      <text:p text:style-name="P134"/>
      <text:p text:style-name="P38">The Twenty-Third Day of Phamenoth</text:p>
      <text:p text:style-name="P101">Annual Tune</text:p>
      <text:p text:style-name="P107">Daniel, the prophet</text:p>
      <text:p text:style-name="P101"/>
      <text:p text:style-name="P127"><text:tab/>See the Eighth Day of Thoout.</text:p>
      <text:p text:style-name="P127"/>
      <text:p text:style-name="P134">The Twenty-Fourth Day of Phamenoth</text:p>
      <text:p text:style-name="P101">Annual Tune</text:p>
      <text:p text:style-name="P101">St. Macarius, 59<text:span text:style-name="T53">th</text:span> Patriarch of Alexandria</text:p>
      <text:p text:style-name="P101">Apparition of the Theotokos at Zeitoun</text:p>
      <text:p text:style-name="P101"/>
      <text:p text:style-name="P127"><text:tab/>See the Twenty-Ninth Day of Athor.</text:p>
      <text:p text:style-name="P127"/>
      <text:p text:style-name="P134">The Twenty-Fifth Day of Phamenoth</text:p>
      <text:p text:style-name="P101">Annual Tune</text:p>
      <text:p text:style-name="P101">St. Oneisphorus, the Disciple</text:p>
      <text:p text:style-name="P101">St. Matthias, 100<text:span text:style-name="T53">th</text:span> Patriarch of Alexandria</text:p>
      <text:p text:style-name="P101"/>
      <text:p text:style-name="P127"><text:tab/>See the Fourteenth Day of Paopi.</text:p>
      <text:p text:style-name="P127"/>
      <text:p text:style-name="P134">The Twenty-Sixth Day of Phamenoth</text:p>
      <text:p text:style-name="P101">Annual Tune</text:p>
      <text:p text:style-name="P101">St. Eupraxia, a virgin of Rome</text:p>
      <text:p text:style-name="P101">St. Peter VI, 104<text:span text:style-name="T53">th</text:span> Patriarch of Alexandria</text:p>
      <text:p text:style-name="P101"/>
      <text:p text:style-name="P127"><text:tab/>See the Thirtieth Day of Tobi.</text:p>
      <text:p text:style-name="P127"/>
      <text:p text:style-name="P134">The Twenty-Seventh Day of Phamenoth</text:p>
      <text:p text:style-name="P101">Annual Tune</text:p>
      <text:p text:style-name="P101">Commemoration of Crucifixion</text:p>
      <text:p text:style-name="P101">Abba Macarius the Great</text:p>
      <text:p text:style-name="P101">St. Domicos the martyr</text:p>
      <text:p text:style-name="P101"/>
      <text:p text:style-name="P127"><text:tab/>See the Twenty-Seventh Day of Paopi</text:p>
      <text:p text:style-name="P127"/>
      <text:p text:style-name="P134"/>
      <text:p text:style-name="P38">The Twenty-Eighth Day of Phamenoth</text:p>
      <text:p text:style-name="P101">Annual Tune</text:p>
      <text:p text:style-name="P101">Emperor Constantine the Great</text:p>
      <text:p text:style-name="P101">St. Peter VII, 109<text:span text:style-name="T53">th</text:span> Patriarch of Alexandria</text:p>
      <text:p text:style-name="P101">Abba Sarapamon</text:p>
      <text:p text:style-name="P101"/>
      <text:p text:style-name="P127"><text:tab/>See the Sixteenth Day of Thoout.</text:p>
      <text:p text:style-name="P128"/>
      <text:p text:style-name="P57">The Twenty-Ninth Day of Phamenoth</text:p>
      <text:p text:style-name="P74">Joyful Tune</text:p>
      <text:p text:style-name="P64">Feast of Annunciation</text:p>
      <text:p text:style-name="P87"/>
      <text:p text:style-name="P50">The Vespers Gospel</text:p>
      <text:p text:style-name="P98">Psalm 143:5,7</text:p>
      <text:p text:style-name="P99"><text:tab/><text:span text:style-name="T6">A Psalm of David.</text:span></text:p>
      <text:p text:style-name="P97"><text:tab/><text:span text:style-name="T4">Bow The heavens, O LORD, and come down: touch the mountains, and they shall smoke. Send down Thine hand from on high: Rescue me and deliver me. </text:span><text:span text:style-name="T6">Alleluia.</text:span></text:p>
      <text:p text:style-name="P103"/>
      <text:p text:style-name="P59">Luke 7:36-50</text:p>
      <text:p text:style-name="P6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53">
        <text:p text:style-name="P137"><text:span text:style-name="T50"><text:tab/></text:span><text:span text:style-name="T22">And one of the Pharisees desired him that he would eat with him. And he went into the Pharisee’s house, and sat down to meat. And, behold, a woman in the city, which was a sinner, when she knew that </text:span><text:span text:style-name="T26">Jesus</text:span><text:span text:style-name="T22"> sat at meat in the Pharisee’s house, brought an alabaster box of ointment, And stood at his feet behind </text:span><text:span text:style-name="T26">him</text:span><text:span text:style-name="T22"> weeping, and began to wash his feet with tears, and did wipe </text:span><text:span text:style-name="T26">them</text:span><text:span text:style-name="T22"> with the hairs of her head, and kissed his feet, and anointed </text:span><text:span text:style-name="T26">them</text:span><text:span text:style-name="T22"> with the ointment. Now when the Pharisee which had bidden him saw </text:span><text:span text:style-name="T26">it</text:span><text:span text:style-name="T22">, he spake within himself, saying, This man, if he were a prophet, would have known who and what manner of woman </text:span><text:span text:style-name="T26">this is</text:span><text:span text:style-name="T22"> that toucheth him: for she is a sinner. And Jesus answering said unto him, </text:span><text:span text:style-name="T66">Simon, I have somewhat to say unto thee.</text:span><text:span text:style-name="T22"> And he saith, Master, say on. </text:span><text:span text:style-name="T66">There was a certain creditor which had two debtors: the one owed five hundred pence, and the other fifty.</text:span><text:span text:style-name="T22"> </text:span><text:span text:style-name="T66">And when they had nothing to pay, he frankly forgave them both. Tell me therefore, which of them will love him most?</text:span><text:span text:style-name="T22"> Simon answered and said, I suppose that </text:span><text:span text:style-name="T26">he</text:span><text:span text:style-name="T22">, to whom he forgave most. And he said unto him, </text:span><text:span text:style-name="T66">Thou hast rightly judged.</text:span><text:span text:style-name="T22"> And he turned to the woman, and said unto Simon, </text:span><text:span text:style-name="T66">Seest thou this woman? I entered into thine </text:span><text:soft-page-break/><text:span text:style-name="T66">house, thou gavest me no water for my feet: but she hath washed my feet with tears, and wiped </text:span><text:span text:style-name="T68">them</text:span><text:span text:style-name="T66"> with the hairs of her head.</text:span><text:span text:style-name="T22"> </text:span><text:span text:style-name="T66">Thou gavest me no kiss: but this woman since the time I came in hath not ceased to kiss my feet.</text:span><text:span text:style-name="T22"> </text:span><text:span text:style-name="T66">My head with oil thou didst not anoint: but this woman hath anointed my feet with ointment.</text:span><text:span text:style-name="T22"> </text:span><text:span text:style-name="T66">Wherefore I say unto thee, Her sins, which are many, are forgiven; for she loved much: but to whom little is forgiven, </text:span><text:span text:style-name="T68">the same</text:span><text:span text:style-name="T66"> loveth little.</text:span><text:span text:style-name="T22"> And he said unto her, </text:span><text:span text:style-name="T66">Thy sins are forgiven.</text:span><text:span text:style-name="T22"> And they that sat at meat with him began to say within themselves, Who is this that forgiveth sins also? </text:span><text:span text:style-name="T22">And he said to the woman, </text:span><text:span text:style-name="T66">Thy faith hath saved thee; go in peace.</text:span><text:span text:style-name="T50"> </text:span><text:span text:style-name="T52">Glory be to God forever.</text:span></text:p>
      </text:section>
      <text:p text:style-name="P60"/>
      <text:p text:style-name="P49">The Matins Gospel</text:p>
      <text:p text:style-name="P101">Psalm 71:5,6</text:p>
      <text:p text:style-name="P103"><text:tab/><text:span text:style-name="T6">A Psalm of David.</text:span></text:p>
      <text:p text:style-name="P113"><text:span text:style-name="T1"><text:tab/>He shall descend like rain upon a fleece: and like drops dripping upon the earth. In His days shall righteousness flourish: and abundance of peace. </text:span>Alleluia.</text:p>
      <text:p text:style-name="P111"/>
      <text:p text:style-name="P59">Luke 11:20-28</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4">
        <text:p text:style-name="P137"><text:span text:style-name="T52"><text:tab/></text:span><text:span text:style-name="T67">But if I with the finger of God cast out devils, no doubt the kingdom of God is come upon you.</text:span><text:span text:style-name="T23"> </text:span><text:span text:style-name="T67">When a strong man armed keepeth his palace, his goods are in peace:</text:span><text:span text:style-name="T23"> </text:span><text:span text:style-name="T67">But when a stronger than he shall come upon him, and overcome him, he taketh from him all his armour wherein he trusted, and divideth his spoils.</text:span><text:span text:style-name="T23"> </text:span><text:span text:style-name="T67">He that is not with me is against me: and he that gathereth not with me scattereth.</text:span><text:span text:style-name="T23"> </text:span><text:span text:style-name="T67">When the unclean spirit is gone out of a man, he walketh through dry places, seeking rest; and finding none, he saith, I will return unto my house whence I came out.</text:span><text:span text:style-name="T23"> </text:span><text:span text:style-name="T67">And when he cometh, he findeth </text:span><text:span text:style-name="T69">it</text:span><text:span text:style-name="T67"> swept and garnished.</text:span><text:span text:style-name="T23"> </text:span><text:span text:style-name="T67">Then goeth he, and taketh </text:span><text:span text:style-name="T69">to him</text:span><text:span text:style-name="T67"> seven other spirits more wicked than himself; and they enter in, and dwell there: and the last </text:span><text:span text:style-name="T69">state</text:span><text:span text:style-name="T67"> of that man is worse than the first.</text:span></text:p>
        <text:p text:style-name="P138"><text:span text:style-name="T22"><text:tab/>And it came to pass, as he spake these things, a certain woman of the company lifted up her voice, and said unto him, Blessed </text:span><text:span text:style-name="T26">is</text:span><text:span text:style-name="T22"> the womb that bare thee, and the paps which thou hast sucked. </text:span><text:span text:style-name="T22">But he said, </text:span><text:span text:style-name="T66">Yea rather, blessed </text:span><text:span text:style-name="T68">are</text:span><text:span text:style-name="T66"> they that hear the word of God, and keep it.</text:span><text:span text:style-name="T51"> </text:span><text:span text:style-name="T52">Glory be to God forever.</text:span></text:p>
      </text:section>
      <text:p text:style-name="P68"/>
      <text:p text:style-name="P49"/>
      <text:p text:style-name="P30">The Liturgy</text:p>
      <text:p text:style-name="P60"/>
      <text:p text:style-name="P47">The Pauline Epistle</text:p>
      <text:p text:style-name="P59">Romans 3:1-31</text:p>
      <text:p text:style-name="P61"><text:tab/><text:span text:style-name="T6">A chapter from the Epistle of our teacher Paul to the Romans. His blessing be upon us. Amen.</text:span></text:p>
      <text:section text:style-name="Sect1" text:name="Section255">
        <text:p text:style-name="P137"><text:span text:style-name="T50"><text:tab/></text:span><text:span text:style-name="T21">What advantage then hath the Jew? or what profit </text:span><text:span text:style-name="T26">is there</text:span><text:span text:style-name="T22"> of circumcision? Much every way: chiefly, because that unto them were committed the oracles of God. For what if some did not believe? shall their unbelief make the faith of God without effect? God forbid: yea, let God be true, but every man a liar; as it is written, That thou mightest be justified in thy sayings, and mightest overcome when thou art judged. But if our unrighteousness commend the righteousness of God, what shall we say? </text:span><text:span text:style-name="T26">Is</text:span><text:span text:style-name="T22"> God unrighteous who taketh vengeance? (I speak as a man) God forbid: for then how shall God judge the world? For if the truth of God hath more abounded through my lie unto his glory; why yet am I also judged as a sinner? And not </text:span><text:span text:style-name="T26">rather</text:span><text:span text:style-name="T22">, (as we be slanderously reported, and as some </text:span><text:span text:style-name="T22">affirm that we say,) Let us do evil, that good may come? whose damnation is just. What then? are we better </text:span><text:span text:style-name="T26">than they</text:span><text:span text:style-name="T22">? No, in no wise: for we have before proved both Jews and Gentiles, that they are all under sin; As it is written, There is none righteous, no, not one: There is none that understan</text:span><text:span text:style-name="T22">deth, there is none that seeketh after God. They are all gone out of the way, they are together become unprofitable; there is none that doeth good, no, not one. Their throat </text:span><text:span text:style-name="T26">is</text:span><text:span text:style-name="T22"> an open sepulchre; with their tongues they have used deceit; the poison of asps </text:span><text:span text:style-name="T26">is</text:span><text:span text:style-name="T22"> under their lips: Whose mouth </text:span><text:span text:style-name="T26">is</text:span><text:span text:style-name="T22"> full of cursing and bitterness: Their feet </text:span><text:span text:style-name="T26">are</text:span><text:span text:style-name="T22"> swift to shed blood: Destruction and misery </text:span><text:span text:style-name="T26">are</text:span><text:span text:style-name="T22"> in their ways: And the way of peace have they not known: </text:span><text:span text:style-name="T22">There is no fear of God before their eyes.</text:span></text:p>
        <text:p text:style-name="P138"><text:span text:style-name="T22"><text:tab/>Now we know that what things soever the law saith, it saith to them who are under the law: that every mouth may be stopped, and all the world may become guilty before God. Therefore by the deeds of the law there shall no flesh be justified in his sight: for by the law </text:span><text:span text:style-name="T26">is</text:span><text:span text:style-name="T22"> the knowledge of sin. But now the righteousness of God without the law is manifested, being witnessed by the law and the prophets; Even the righteousness of God </text:span><text:span text:style-name="T26">which is</text:span><text:span text:style-name="T22"> by faith of Jesus Christ unto all and upon all them that believe: for there is no difference: For all have sinned, and come short of the glory of God; Being justified freely by his grace through the redemption that is in Christ Jesus: Whom God hath set forth </text:span><text:span text:style-name="T26">to be</text:span><text:span text:style-name="T22"> a propitiation through faith in his blood, to declare his righteousness for the remission of sins that are past, through the forbearance of God; </text:span><text:soft-page-break/><text:span text:style-name="T22">To declare, </text:span><text:span text:style-name="T26">I say</text:span><text:span text:style-name="T22">, at this time his righteousness: that he might be just, and the justifier of him which believeth in Jesus. Where </text:span><text:span text:style-name="T26">is</text:span><text:span text:style-name="T22"> boasting then? It is excluded. By what law? of works? Nay: but by the law of faith. Therefore we conclude that a man is justified by faith without the deeds of the law. </text:span><text:span text:style-name="T26">Is he</text:span><text:span text:style-name="T22"> the God of the Jews only? </text:span><text:span text:style-name="T26">is he</text:span><text:span text:style-name="T22"> not also of the Gentiles? Yes, of the Gentiles also: Seeing </text:span><text:span text:style-name="T26">it is</text:span><text:span text:style-name="T22"> one God, which shall justify the circumcision by faith, and uncircumcision through faith. Do we then make void the law through faith? God forbid: yea, we establish the law.</text:span></text:p>
      </text:section>
      <text:p text:style-name="P59"><text:tab/><text:span text:style-name="T6">The grace of God the Father be with you all. Amen.</text:span></text:p>
      <text:p text:style-name="P60"/>
      <text:p text:style-name="P47">The Catholic Epistle</text:p>
      <text:p text:style-name="P59">1 John 1:1-2:6</text:p>
      <text:p text:style-name="P61"><text:tab/><text:span text:style-name="T6">The Catholic Epistle from the First Epistle of our teacher John. His Blessing be upon us. Amen.</text:span></text:p>
      <text:section text:style-name="Sect1" text:name="Section256">
        <text:p text:style-name="P137"><text:span text:style-name="T50"><text:tab/></text:span><text:span text:style-name="T22">That which was from the beginning, which we have heard, which we have seen with our eyes, which we have looked upon, and our hands have handled, of the Word of life; (For the life was manifested, and we have </text:span><text:span text:style-name="T22">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8"><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another, and the blood of Jesus Christ his Son cleanseth us from all sin.</text:span></text:p>
        <text:p text:style-name="P138"><text:span text:style-name="T22"><text:tab/>If we say that we have no sin, we deceive ourselves, and the truth is not in us. If we confess our sins, he is faithful and just to forgive us </text:span><text:span text:style-name="T26">our</text:span><text:span text:style-name="T22"> sins, and to cleanse us from all unrighteousness. </text:span><text:span text:style-name="T22">If we say that we have not sinned, we make him a liar, and his word is not in us.</text:span></text:p>
        <text:p text:style-name="P138"><text:span text:style-name="T31"><text:tab/></text:span><text:span text:style-name="T22"> My little children, these things write I unto you, that ye sin not. And if any man sin, we have an advocate with the Father, Jesus Christ the righteous: </text:span><text:span text:style-name="T22">And he is the propitiation for our sins: and not for ours only, but also for </text:span><text:span text:style-name="T26">the sins of</text:span><text:span text:style-name="T22"> the whole world.</text:span></text:p>
        <text:p text:style-name="P138"><text:span text:style-name="T22"><text:tab/>And hereby we do know that we know him, if we keep his commandments. He that saith, I know him, and keepeth not his commandments, is a liar, and the truth is not in him. But whoso keepeth his word, in him verily is the love of God perfected: hereby know we that we are in him. </text:span><text:span text:style-name="T22">He that </text:span><text:soft-page-break/><text:span text:style-name="T22">saith he abideth in him ought himself also so to walk, even as he walked.</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7:23-34</text:p>
      <text:p text:style-name="P61"><text:tab/><text:span text:style-name="T6">A chapter from the Acts of our fathers the pure Apostles, who were invested with the grace of the Holy Spirit. Their blessing be with us all. Amen.</text:span></text:p>
      <text:section text:style-name="Sect1" text:name="Section257">
        <text:p text:style-name="P137"><text:span text:style-name="T50"><text:tab/></text:span><text:span text:style-name="T21">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he next day he shewed himself unto them as they strove, and would have set them at one again, saying, Sirs, ye are brethren; why do ye wrong one to another? But he that did his neighbour wrong thrust him away, saying, Who </text:span><text:span text:style-name="T22">made thee a ruler and a judge over us? Wilt thou kill me, as thou diddest the Egyptian yesterday? </text:span><text:span text:style-name="T22">Then fled Moses at this saying, and was a stranger in the land of Madian, where he begat two sons.</text:span></text:p>
        <text:p text:style-name="P138"><text:span text:style-name="T22"><text:tab/>And when forty years were expired, there appeared to him in the </text:span><text:span text:style-name="T22">wilderness of mount Sina an angel of the Lord in a flame of fire in a bush. 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ground. </text:span><text:span text:style-name="T22">I have seen, I have seen the affliction of my people which is in Egypt, and I have heard their groaning, and am come down to deliver them. And now come, I will send thee into Egypt.</text:span></text:p>
      </text:section>
      <text:p text:style-name="P60"><text:tab/><text:span text:style-name="T6">The word of the Lord abides in this church and in every church. Amen.</text:span></text:p>
      <text:p text:style-name="P60"/>
      <text:p text:style-name="P47">The Gospel</text:p>
      <text:p text:style-name="P101">Psalm 44:13</text:p>
      <text:p text:style-name="P103"><text:tab/><text:span text:style-name="T6">A Psalm of David.</text:span></text:p>
      <text:p text:style-name="P97"><text:span text:style-name="T13"><text:tab/></text:span><text:span text:style-name="T1">Hearken, O daughter, and see, and incline your ear: and forget your own people, and your father's house, Because the King has desired your beauty: for He Himself is your Lord. </text:span><text:span text:style-name="T6">Alleluia.</text:span></text:p>
      <text:p text:style-name="P103"/>
      <text:p text:style-name="P59"><text:soft-page-break/>Luke 1:26-38</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8">
        <text:p text:style-name="P137"><text:span text:style-name="T50"><text:tab/></text:span><text:span text:style-name="T23">And in the sixth month the angel Gabriel was sent from God unto a city of Galilee, named Nazareth, To a virgin espoused to a man whose name was Joseph, of the house of David; and the virgin’s name </text:span><text:span text:style-name="T25">was</text:span><text:span text:style-name="T23"> Mary. And the angel came in unto her, and said, Hail, </text:span><text:span text:style-name="T25">thou that art</text:span><text:span text:style-name="T23"> highly favoured, the Lord </text:span><text:span text:style-name="T25">is</text:span><text:span text:style-name="T23"> with thee: blessed </text:span><text:span text:style-name="T25">art</text:span><text:span text:style-name="T23"> thou among women. And when she saw </text:span><text:span text:style-name="T25">him</text:span><text:span text:style-name="T23">,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ext:span><text:span text:style-name="T23">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text:span><text:span text:style-name="T23">and this is the sixth month with her, who was called barren. For with God nothing shall be impossible. </text:span><text:span text:style-name="T23">And Mary said, Behold the handmaid of the Lord; be it unto me according to thy word. And the angel departed from her.</text:span><text:span text:style-name="T49"> </text:span><text:span text:style-name="T52">Glory be to God forever.</text:span></text:p>
      </text:section>
      <text:p text:style-name="P127"/>
      <text:p text:style-name="P134">The Thirtieth Day of Phamenoth</text:p>
      <text:p text:style-name="P101">Annual Tune</text:p>
      <text:p text:style-name="P101">Commemoration of Archangle Gabriel</text:p>
      <text:p text:style-name="P101">Transfer of the Relics of St. James the Persian</text:p>
      <text:p text:style-name="P101">Samson the Judge</text:p>
      <text:p text:style-name="P101"/>
      <text:p text:style-name="P127"><text:tab/>See the Twenty-Second Day of Koiak.</text:p>
      <text:p text:style-name="P113"/>
      <text:p text:style-name="P42">The First Day of Pharamuthi</text:p>
      <text:p text:style-name="P101">Annual Tune</text:p>
      <text:p text:style-name="P107">St. Silvanus the monk</text:p>
      <text:p text:style-name="P101">The Arabs of Upper Egypt attacked the desert of Scetis</text:p>
      <text:p text:style-name="P101">Aaron the Prophet</text:p>
      <text:p text:style-name="P101"/>
      <text:p text:style-name="P127"><text:tab/>See the Twentieth Day of Pashons.</text:p>
      <text:p text:style-name="P121"/>
      <text:p text:style-name="P134">The Second Day of Pharamuthi</text:p>
      <text:p text:style-name="P101">Annual Tune</text:p>
      <text:p text:style-name="P101">St. Christopher, the martyr</text:p>
      <text:p text:style-name="P101">Pope Youannis 9<text:span text:style-name="T53">th</text:span>, the 81<text:span text:style-name="T53">st</text:span> Patriarch of Alexandria</text:p>
      <text:p text:style-name="P101"/>
      <text:p text:style-name="P127"><text:tab/>See the Twentieth Day of Epip.</text:p>
      <text:p text:style-name="P127"/>
      <text:p text:style-name="P134">The Third Day of Pharamuthi</text:p>
      <text:p text:style-name="P101">Annual Tune</text:p>
      <text:p text:style-name="P101">St. John, bishop of Jerusalem</text:p>
      <text:p text:style-name="P101">St. Michael, 71<text:span text:style-name="T53">st</text:span> Patriarch of Alexandria</text:p>
      <text:p text:style-name="P101"/>
      <text:p text:style-name="P127"><text:tab/>See the Third Day of Epip.</text:p>
      <text:p text:style-name="P127"/>
      <text:p text:style-name="P134">The Fourth Day of Pharamuthi</text:p>
      <text:p text:style-name="P101">Annual Tune</text:p>
      <text:p text:style-name="P101">Sts. Victor, Decius, Eirene the Virgin, and those who were with them, the martyrs</text:p>
      <text:p text:style-name="P101"/>
      <text:p text:style-name="P127"><text:tab/>See the Twenty-Second Day of Athor.</text:p>
      <text:p text:style-name="P127"/>
      <text:p text:style-name="P134">The Fifth Day of Pharamuthi</text:p>
      <text:p text:style-name="P101">Annual Tune</text:p>
      <text:p text:style-name="P101">Commemoration of Ezekiel, the Prophet</text:p>
      <text:p text:style-name="P101">St. Hepartius, the bishop of Gangra, the martyr</text:p>
      <text:p text:style-name="P101"/>
      <text:p text:style-name="P127"><text:tab/>See the Eighth Day of Thoout.</text:p>
      <text:p text:style-name="P127"/>
      <text:p text:style-name="P134"/>
      <text:p text:style-name="P38">The Sixth Day of Pharamuthi</text:p>
      <text:p text:style-name="P101">Annual Tune</text:p>
      <text:p text:style-name="P101">Commemoration of the Appearance of the Lord to St. Thomas after His Ressurection</text:p>
      <text:p text:style-name="P107">St. Mary of Egypt</text:p>
      <text:p text:style-name="P127"/>
      <text:p text:style-name="P127"><text:tab/>See the Thirtieth Day of Tobi.</text:p>
      <text:p text:style-name="P127"/>
      <text:p text:style-name="P134">The Seventh Day of Pharamuthi</text:p>
      <text:p text:style-name="P101">Annual Tune</text:p>
      <text:p text:style-name="P101">Joachim, the father of the Mother of God</text:p>
      <text:p text:style-name="P101">St. Macrobius</text:p>
      <text:p text:style-name="P101">Sts. Agapious, Theodora and Metruf</text:p>
      <text:p text:style-name="P101"/>
      <text:p text:style-name="P127"><text:tab/>See the Eighth Day of Thoout.</text:p>
      <text:p text:style-name="P127"/>
      <text:p text:style-name="P134">The Eighth Day of Pharamuthi</text:p>
      <text:p text:style-name="P101">Annual Tune</text:p>
      <text:p text:style-name="P101">Agape, Eirence, Shiona, the virgin martyrs</text:p>
      <text:p text:style-name="P101">The One Hundred and Fifty martyrs at the hand of the king of Persia</text:p>
      <text:p text:style-name="P101"/>
      <text:p text:style-name="P127"><text:tab/>See the Thirtieth Day of Tobi.</text:p>
      <text:p text:style-name="P127"/>
      <text:p text:style-name="P134">The Ninth Day of Pharamuthi</text:p>
      <text:p text:style-name="P101">Annual Tune</text:p>
      <text:p text:style-name="P101">St. Zosimus the priest</text:p>
      <text:p text:style-name="P101">Commemoration of the miracle at the hand of Pope Shenouda I, the 55<text:span text:style-name="T53">th</text:span> Patriarch of Alexandria</text:p>
      <text:p text:style-name="P101"/>
      <text:p text:style-name="P127"><text:tab/>See the Twenty-Second Day of Tobi.</text:p>
      <text:p text:style-name="P127"/>
      <text:p text:style-name="P134">The Tenth Day of Pharamuthi</text:p>
      <text:p text:style-name="P101">Annual Tune</text:p>
      <text:p text:style-name="P101">St. Isacc, the disciple of Abba Apollo</text:p>
      <text:p text:style-name="P101">St. Gabriel II, the 70<text:span text:style-name="T53">th</text:span> Patriarch of Alexandria</text:p>
      <text:p text:style-name="P101"/>
      <text:p text:style-name="P127"><text:tab/>See the Twentieth Day of Pashons.</text:p>
      <text:p text:style-name="P127"/>
      <text:p text:style-name="P134"/>
      <text:p text:style-name="P38">The Eleventh Day of Pharamuthi</text:p>
      <text:p text:style-name="P101">Annual Tune</text:p>
      <text:p text:style-name="P101">St. Theodora, the virgin</text:p>
      <text:p text:style-name="P101">St. John, bishop of Gaza</text:p>
      <text:p text:style-name="P101"/>
      <text:p text:style-name="P127"><text:tab/>See the Thirtieth Day of Tobi.</text:p>
      <text:p text:style-name="P127"/>
      <text:p text:style-name="P134">The Twelfth Day of Pharamuthi</text:p>
      <text:p text:style-name="P101">Annual Tune</text:p>
      <text:p text:style-name="P101">St. Alexander, bishop of Jerusalem</text:p>
      <text:p text:style-name="P101">St. Antonios, bishop of Tamoui</text:p>
      <text:p text:style-name="P101"/>
      <text:p text:style-name="P127"><text:tab/>See the Third Day of Epip.</text:p>
      <text:p text:style-name="P127"/>
      <text:p text:style-name="P134">The Thirteenth Day of Pharamuthi</text:p>
      <text:p text:style-name="P101">Annual Tune</text:p>
      <text:p text:style-name="P101">Sts. Joshua and Joseph, the martyr</text:p>
      <text:p text:style-name="P101">Dionisa the Deaconess and Medius the martyr</text:p>
      <text:p text:style-name="P101">St. Yoanni 17<text:span text:style-name="T53">th</text:span>, the 105<text:span text:style-name="T53">th</text:span> Patriarch of Alexandria</text:p>
      <text:p text:style-name="P101"/>
      <text:p text:style-name="P127"><text:tab/>See the Twenty-Second Day of Athor.</text:p>
      <text:p text:style-name="P127"/>
      <text:p text:style-name="P134">The Fourteenth Day of Pharamuthi</text:p>
      <text:p text:style-name="P101">Annual Tune</text:p>
      <text:p text:style-name="P101">St. Maximus, the 15<text:span text:style-name="T53">th</text:span> Patriarch of Alexandria</text:p>
      <text:p text:style-name="P101"/>
      <text:p text:style-name="P127"><text:tab/>See the Twenty-Ninth Day of Athor.</text:p>
      <text:p text:style-name="P127"/>
      <text:p text:style-name="P134">The Fifteenth Day of Pharamuthi</text:p>
      <text:p text:style-name="P101">Annual Tune</text:p>
      <text:p text:style-name="P101">Commemoration of the Consecration of the altar for St. Nicholas, bishop of Mora for the Jacobite Christians</text:p>
      <text:p text:style-name="P101">Commemoration of the Consecration of the Church of St. Agabus the Disciple</text:p>
      <text:p text:style-name="P101">St. Alexandra, the empress</text:p>
      <text:p text:style-name="P101">St. Mark VI, the 101<text:span text:style-name="T53">st</text:span> Patriarch of Alexandria</text:p>
      <text:p text:style-name="P101"/>
      <text:p text:style-name="P127"><text:tab/>See the First Day of Tobi.</text:p>
      <text:p text:style-name="P127"/>
      <text:p text:style-name="P134"/>
      <text:p text:style-name="P38">The Sixteenth Day of Pharamuthi</text:p>
      <text:p text:style-name="P101">Annual Tune</text:p>
      <text:p text:style-name="P101">St. Antipas, the bishop of Pergamos, the martyr</text:p>
      <text:p text:style-name="P127"><text:tab/>See the Fourth Day of Tobi.</text:p>
      <text:p text:style-name="P127"/>
      <text:p text:style-name="P134">The Seventeenth Day of Pharamuthi</text:p>
      <text:p text:style-name="P101">Annual Tune</text:p>
      <text:p text:style-name="P101">St. James the Apostle and martyr</text:p>
      <text:p text:style-name="P101"/>
      <text:p text:style-name="P127"><text:tab/>See the Fifth Day of Epip.</text:p>
      <text:p text:style-name="P127"/>
      <text:p text:style-name="P134">The Eighteenth Day of Pharamuthi</text:p>
      <text:p text:style-name="P101">Annual Tune</text:p>
      <text:p text:style-name="P101">St. Arsenius, slave of St. Sousnyous, the martyr</text:p>
      <text:p text:style-name="P101"/>
      <text:p text:style-name="P127"><text:tab/>See the Twenty-Seventh Day of Pharamuthi.</text:p>
      <text:p text:style-name="P127"/>
      <text:p text:style-name="P134">The Nineteenth Day of Pharamuthi</text:p>
      <text:p text:style-name="P101">Annual Tune</text:p>
      <text:p text:style-name="P101">St. Simeon the Armenian, the bishop of Persia, the martyr</text:p>
      <text:p text:style-name="P101">John (Youhanna Abu Nagaah El-Kabeer) the martyr</text:p>
      <text:p text:style-name="P101">Vizier abu Elaala Fahd ibm Ibrahim and his companions, the martyrs</text:p>
      <text:p text:style-name="P101">David the monk and martyr</text:p>
      <text:p text:style-name="P101"/>
      <text:p text:style-name="P127"><text:tab/>See the Twenty-Eighth Day of Athor.</text:p>
      <text:p text:style-name="P127"/>
      <text:p text:style-name="P134">The Twentieth Day of Pharamuthi</text:p>
      <text:p text:style-name="P101">Annual Tune</text:p>
      <text:p text:style-name="P101">St. Babnuda (Paphnute) the martyr</text:p>
      <text:p text:style-name="P101"/>
      <text:p text:style-name="P127"><text:tab/>See the Twentieth Day of Epip.</text:p>
      <text:p text:style-name="P127"/>
      <text:p text:style-name="P134">The Twenty-First Day of Pharamuthi</text:p>
      <text:p text:style-name="P101">Annual Tune</text:p>
      <text:p text:style-name="P101">Commemoration of the Mother of God</text:p>
      <text:p text:style-name="P101">St. Hierotheos of Athens</text:p>
      <text:p text:style-name="P101"/>
      <text:p text:style-name="P127"><text:tab/>See the Twenty-First Day of Thoout.</text:p>
      <text:p text:style-name="P134"><text:soft-page-break/>The Twenty-Second Day of Pharamuthi</text:p>
      <text:p text:style-name="P101">Annual Tune</text:p>
      <text:p text:style-name="P101">St. Isaac of Hourin</text:p>
      <text:p text:style-name="P101">St. Alexander I, the 19<text:span text:style-name="T53">th</text:span> Patriarch of Alexandria</text:p>
      <text:p text:style-name="P101">St. Mark II, the 49<text:span text:style-name="T53">th</text:span> Patriarch of Alexandria</text:p>
      <text:p text:style-name="P101">St. Michael II, the 53<text:span text:style-name="T53">rd</text:span> Pope of Alexandria</text:p>
      <text:p text:style-name="P101"/>
      <text:p text:style-name="P127"><text:tab/>See the Twenty-Ninth Day of Athor.</text:p>
      <text:p text:style-name="P128"/>
      <text:p text:style-name="P57">The Twenty-Third Day of Pharamuthi</text:p>
      <text:p text:style-name="P74">Annual Tune</text:p>
      <text:p text:style-name="P74">Daniel the Prophet</text:p>
      <text:p text:style-name="P74">St. George the Prince of the martyrs</text:p>
      <text:p text:style-name="P84"><text:tab/>(also Athor 7; Pashons 6, 8; Paoni 7, 19; Epip 27; Mesori 23, 27)</text:p>
      <text:p text:style-name="P84"/>
      <text:p text:style-name="P50">The Vespers Gospel</text:p>
      <text:p text:style-name="P98">Psalm 34:17,18</text:p>
      <text:p text:style-name="P99"><text:tab/><text:span text:style-name="T6">A Psalm of David.</text:span></text:p>
      <text:p text:style-name="P97"><text:span text:style-name="T4"><text:tab/>The righteous cried, and the LORD heard them, and delivered them out of all their troubles. The LORD is near unto them that are of a contrite heart; and saves those who are of a humble spirit. </text:span><text:span text:style-name="T6">Alleluia.</text:span></text:p>
      <text:p text:style-name="P103"/>
      <text:p text:style-name="P59">Matthew 10:16-22</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59">
        <text:p text:style-name="P137"><text:span text:style-name="T50"><text:tab/></text:span><text:span text:style-name="T66">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Spirit of your Father which speaketh in you.</text:span><text:span text:style-name="T22"> </text:span><text:span text:style-name="T66">And the brother shall deliver 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50"> </text:span><text:span text:style-name="T52">Glory be to God forever.</text:span></text:p>
      </text:section>
      <text:p text:style-name="P60"/>
      <text:p text:style-name="P49"/>
      <text:p text:style-name="P30">The Matins Gospel</text:p>
      <text:p text:style-name="P101">Psalm 33:18,19</text:p>
      <text:p text:style-name="P103"><text:tab/><text:span text:style-name="T6">A Psalm of David.</text:span></text:p>
      <text:p text:style-name="P113"><text:span text:style-name="T1"><text:tab/>Many are the afflictions of the righteous: And the LORD will deliver them out of them all. The Lord will keep all their bones: not one of them shall be broken. </text:span>Alleluia.</text:p>
      <text:p text:style-name="P101"/>
      <text:p text:style-name="P59">Mark 8:34-9:1</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60">
        <text:p text:style-name="P137"><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8"><text:span text:style-name="T22"><text:tab/>And he said unto them, </text:span><text:span text:style-name="T66">Verily I say unto you, That there be some of </text:span><text:span text:style-name="T66">them that stand here, which shall not taste of death, till they have seen the kingdom of God come with power.</text:span><text:span text:style-name="T51"> </text:span><text:span text:style-name="T52">Glory be to God forever.</text:span></text:p>
      </text:section>
      <text:p text:style-name="P68"/>
      <text:p text:style-name="P49">The Liturgy</text:p>
      <text:p text:style-name="P60"/>
      <text:p text:style-name="P47">The Pauline Epistle</text:p>
      <text:p text:style-name="P59">Romans 8:28-39</text:p>
      <text:p text:style-name="P61"><text:tab/><text:span text:style-name="T6">A chapter from the Epistle of our teacher Paul to the Romans. His blessing be upon us. Amen.</text:span></text:p>
      <text:section text:style-name="Sect1" text:name="Section261">
        <text:p text:style-name="P137"><text:span text:style-name="T50"><text:tab/></text:span><text:span text:style-name="T21">And we know that all things work together for good to them that love God, to them who are the called according to </text:span><text:span text:style-name="T26">his</text:span><text:span text:style-name="T22"> purpose.</text:span></text:p>
        <text:p text:style-name="P138"><text:span text:style-name="T22"><text:tab/>For whom he did foreknow, he also did predestinate </text:span><text:span text:style-name="T26">to be</text:span><text:span text:style-name="T22"> conformed to the image of his Son, that he might be the firstborn among many brethren. </text:span><text:span text:style-name="T22">Moreover whom he did predestinate, them he also called: and whom he called, them he also justified: and whom he justified, them he also glorified.</text:span></text:p>
        <text:p text:style-name="P138"><text:span text:style-name="T22"><text:tab/>What shall we then say to these things? If God </text:span><text:span text:style-name="T26">be</text:span><text:span text:style-name="T22"> for us, who </text:span><text:span text:style-name="T26">can be</text:span><text:span text:style-name="T22"> against us? He that spared not his own Son, but delivered him up for us all, how shall he not with him also freely give us all things? Who shall lay any thing to the charge of God’s elect? </text:span><text:span text:style-name="T26">It is</text:span><text:span text:style-name="T22"> God that justifieth. Who </text:span><text:span text:style-name="T26">is</text:span><text:span text:style-name="T22"> he that condemneth? </text:span><text:span text:style-name="T26">It is</text:span><text:span text:style-name="T22"> Christ that died, yea </text:span><text:soft-page-break/><text:span text:style-name="T22">rather, that is risen again, who is even at the right hand of God, who also maketh intercession for us. Who shall separate us from the love of Christ? </text:span><text:span text:style-name="T26">shall</text:span><text:span text:style-name="T22"> tribulation, or distress, or persecution, or famine, or nakedness, or peril, or sword? As it is written, For thy sake we are killed all the day long; we are accounted as sheep for the slaughter. Nay, in all these things we are more than conquerors through him that loved us. For I am persuaded, that neither death, nor life, nor angels, nor principalities, nor powers, nor things present, nor things to come, Nor height, nor depth, nor any other creature, shall be able to </text:span><text:span text:style-name="T22">separate us from the love of God, which is in Christ Jesus our Lord.</text:span></text:p>
      </text:section>
      <text:p text:style-name="P59"><text:tab/><text:span text:style-name="T6">The grace of God the Father be with you all. Amen.</text:span></text:p>
      <text:p text:style-name="P60"/>
      <text:p text:style-name="P47">The Catholic Epistle</text:p>
      <text:p text:style-name="P59">1 Peter 4:1-11</text:p>
      <text:p text:style-name="P61"><text:tab/><text:span text:style-name="T6">The Catholic Epistle from the First Epistle of our teacher Peter. His Blessing be upon us. Amen.</text:span></text:p>
      <text:section text:style-name="Sect1" text:name="Section262">
        <text:p text:style-name="P137"><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text:span><text:span text:style-name="T22">For the time past of </text:span><text:span text:style-name="T26">our</text:span><text:span text:style-name="T22"> life may suffice us to have wrought the will of the Gentiles, when </text:span><text:span text:style-name="T22">we walked in lasciviousness, lusts, excess of wine, revellings, banquetings, and abominable idolatries:</text:span></text:p>
        <text:p text:style-name="P138"><text:span text:style-name="T22"><text:tab/>Wherein they think it strange that ye run not with </text:span><text:span text:style-name="T26">them</text:span><text:span text:style-name="T22"> to the same excess of riot, speaking evil of </text:span><text:span text:style-name="T26">you</text:span><text:span text:style-name="T22">: 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8"><text:span text:style-name="T22"><text:tab/>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26">even so</text:span><text:span text:style-name="T22"> minister the same one to another, as good stewards of the manifold grace of God. If any man speak, </text:span><text:span text:style-name="T26">let him speak</text:span><text:span text:style-name="T22"> as the oracles of God; if any man minister, </text:span><text:span text:style-name="T26">let him do it</text:span><text:span text:style-name="T22"> as of the ability which God giveth: that God in all things may be glorified through Jesus Christ, to whom be praise and dominion for ever and ever. Amen.</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
      <text:p text:style-name="P31">The Praxis</text:p>
      <text:p text:style-name="P59">Acts 16:16-34</text:p>
      <text:p text:style-name="P61"><text:tab/><text:span text:style-name="T6">A chapter from the Acts of our fathers the pure Apostles, who were invested with the grace of the Holy Spirit. Their blessing be with us all. Amen.</text:span></text:p>
      <text:section text:style-name="Sect1" text:name="Section263">
        <text:p text:style-name="P137"><text:span text:style-name="T50"><text:tab/></text:span><text:span text:style-name="T21">And it came to pass, as we went to prayer, a certain damsel possessed with a spirit of divination met us, which brought her masters much gain by soothsaying: The same followed Paul and us, and cried, saying, These men are the servants of the most high God, which shew unto us the way of salvation. And this did she many days. But Paul, being grieved, turned and said to the spirit, I command thee in the name of Jesus Christ to come </text:span><text:span text:style-name="T21">out of her. And he came out the same hour. And when her masters saw that the hope of their gains was gone, they caught Paul and Silas, and drew </text:span><text:span text:style-name="T26">them</text:span><text:span text:style-name="T22"> into the marketplace unto the rulers, And brought them to the magistrates, saying, These men, being Jews, do exceedingly trouble our city, And teach customs, which are not lawful for us to receive, neither to observe, being Romans. And the multitude rose up together against them: and the magistrates rent off their clothes, and commanded to beat </text:span><text:span text:style-name="T26">them</text:span><text:span text:style-name="T22">. And when they had laid many stripes upon them, they cast </text:span><text:span text:style-name="T26">them</text:span><text:span text:style-name="T22"> into prison, charging the jailor to keep them safely: </text:span><text:span text:style-name="T22">Who, having received such a charge, thrust them into the inner prison, and made their feet fast in the stocks.</text:span></text:p>
        <text:p text:style-name="P138"><text:span text:style-name="T22"><text:tab/>And at midnight Paul and Silas prayed, and sang praises unto God: and the prisoners heard them. And suddenly there was a great earthquake, so that the foundations of the prison were shaken: and immediately all the doors were opened, and every one’s bands were loosed. And the keeper of the prison awaking out of his sleep, and seeing the prison doors open, he drew out his sword, and would have killed himself, supposing that the prisoners had been fled. But Paul cried with a loud voice, saying, Do thyself no harm: for we are all here. Then he called for a light, and sprang in, and came trembling, and fell down before Paul and Silas, And brought them out, and said, Sirs, what must I do to be saved? And they said, Believe on the Lord Jesus Christ, and thou shalt be saved, and thy house. And they spake unto him the word of the Lord, and to all that were in his house. And he took them the same hour of the night, and washed </text:span><text:span text:style-name="T26">their</text:span><text:span text:style-name="T22"> stripes; and was baptized, he and all his, straightway. And when he had brought them into his house, he set meat before them, and rejoiced, believing in God with all his house.</text:span></text:p>
      </text:section>
      <text:p text:style-name="P60"><text:tab/><text:span text:style-name="T6">The word of the Lord abides in this church and in every church. Amen.</text:span></text:p>
      <text:p text:style-name="P60"/>
      <text:p text:style-name="P47"><text:soft-page-break/>The Gospel</text:p>
      <text:p text:style-name="P101">Psalm 96:11</text:p>
      <text:p text:style-name="P103"><text:tab/><text:span text:style-name="T6">A Psalm of David.</text:span></text:p>
      <text:p text:style-name="P97"><text:span text:style-name="T13"><text:tab/></text:span><text:span text:style-name="T1">A light has shone to the righteous, and joy for the upright in heart. Be glad in the LORD, ye righteous; and confess at the remembrance of his holiness. </text:span><text:span text:style-name="T6">Alleluia.</text:span></text:p>
      <text:p text:style-name="P103"/>
      <text:p text:style-name="P59">Luke 21:12-19</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64">
        <text:p text:style-name="P137"><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1"/>
      <text:p text:style-name="P134">The Twenty-Fourth Day of Pharamuthi</text:p>
      <text:p text:style-name="P101">Annual Tune</text:p>
      <text:p text:style-name="P101">St. Sheounda I, the 55<text:span text:style-name="T53">th</text:span> Patriarch of Alexandria</text:p>
      <text:p text:style-name="P101">St. Sina the soldier and martyr</text:p>
      <text:p text:style-name="P101"/>
      <text:p text:style-name="P127"><text:tab/>See the Twentieth Day of Epip.</text:p>
      <text:p text:style-name="P127"/>
      <text:p text:style-name="P134">The Twenty-Fifth Day of Pharamuthi</text:p>
      <text:p text:style-name="P101">Annual Tune</text:p>
      <text:p text:style-name="P101">St. sSarah and her two sons, the martyrs</text:p>
      <text:p text:style-name="P101">Sts. Babnuda (Paphnute) the Hermit, Theodore the Worshipper, and the One Hundred Martyrs</text:p>
      <text:p text:style-name="P101"/>
      <text:p text:style-name="P127"><text:tab/>See the Thirtieth Day of Tobi.</text:p>
      <text:p text:style-name="P119"/>
      <text:p text:style-name="P134"/>
      <text:p text:style-name="P38">The Twenty-Sixth Day of Pharamuthi</text:p>
      <text:p text:style-name="P101">Annual Tune</text:p>
      <text:p text:style-name="P101">St. Sousenyos the martyr</text:p>
      <text:p text:style-name="P101">St. Youannis VII, the 78<text:span text:style-name="T53">th</text:span> Patriarch of Alexandria</text:p>
      <text:p text:style-name="P101"/>
      <text:p text:style-name="P127"><text:tab/>See the Twentieth Day of Epip.</text:p>
      <text:p text:style-name="P128"/>
      <text:p text:style-name="P57">The Twenty-Seventh Day of Pharamuthi</text:p>
      <text:p text:style-name="P74">Annual Tune</text:p>
      <text:p text:style-name="P74">St. Victor, son of Romanus, the martyr</text:p>
      <text:p text:style-name="P85"><text:tab/>(also Thoout 11, 22; Koiak 14; Tobi 16, 27; Meshir 13, 17, 23; Paramoude 18, 27; Pashons 11; Epip 11, 22)</text:p>
      <text:p text:style-name="P85"/>
      <text:p text:style-name="P50">The Vespers Gospel</text:p>
      <text:p text:style-name="P98">Psalm 4:7,8,9</text:p>
      <text:p text:style-name="P99"><text:tab/><text:span text:style-name="T6">A Psalm of David.</text:span></text:p>
      <text:p text:style-name="P97"><text:tab/><text:span text:style-name="T4">The light of Thy countenance, O Lord, has been signed upon us. Thou hast given joy to my heart: for Thou, Lord, alone hast made me dwell in hope. </text:span><text:span text:style-name="T6">Alleluia.</text:span></text:p>
      <text:p text:style-name="P103"/>
      <text:p text:style-name="P59">Matthew 16:24-28</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65">
        <text:p text:style-name="P137"><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60"/>
      <text:p text:style-name="P49">The Matins Gospel</text:p>
      <text:p text:style-name="P101">Psalm 5:12-13</text:p>
      <text:p text:style-name="P103"><text:tab/><text:span text:style-name="T6">A Psalm of David.</text:span></text:p>
      <text:p text:style-name="P113"><text:tab/><text:span text:style-name="T1">And they shall boast in Thee all those who love Thy Name; for Thou, Lord, hast blessed the righteous; as with the shield of good will Thou hast crowned us. </text:span>Alleluia.</text:p>
      <text:p text:style-name="P111"/>
      <text:p text:style-name="P59"/>
      <text:p text:style-name="P32">Matthew 10:34-42</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66">
        <text:p text:style-name="P137"><text:span text:style-name="T52"><text:tab/></text:span><text:span text:style-name="T67">Think not that I am come to send peace on earth: I came not to send peace, but a sword.</text:span><text:span text:style-name="T23"> </text:span><text:span text:style-name="T67">For I am come to set a man at variance against his father, and the daughter against her mother, and the daughter in law against her mother in law.</text:span><text:span text:style-name="T23"> </text:span><text:span text:style-name="T67">And a man’s foes </text:span><text:span text:style-name="T69">shall be</text:span><text:span text:style-name="T67"> they of his own household.</text:span><text:span text:style-name="T23"> </text:span><text:span text:style-name="T67">He that loveth father or mother more than me is not worthy of me: and he that loveth son or daughter more than me is not worthy of me.</text:span><text:span text:style-name="T23"> </text:span><text:span text:style-name="T67">And he that taketh not his cross, and followeth after me, is not worthy of me.</text:span><text:span text:style-name="T23"> </text:span><text:span text:style-name="T67">He that findeth his life shall lose it: and he that loseth his life for my sake shall find it.</text:span><text:span text:style-name="T23"> </text:span><text:span text:style-name="T67">He that receiveth you receiveth me, and he that receiveth me receiveth him that sent me.</text:span><text:span text:style-name="T23"> </text:span><text:span text:style-name="T67">He that receiveth a prophet in the name of a prophet shall receive a prophet’s reward; and he that receiveth a righteous man in the name of a righteous man shall receive a righteous man’s </text:span><text:span text:style-name="T67">reward.</text:span><text:span text:style-name="T23"> </text:span><text:span text:style-name="T67">And whosoever shall give to drink unto one of these little ones a cup of cold </text:span><text:span text:style-name="T69">water</text:span><text:span text:style-name="T67"> only in the name of a disciple, verily I say unto you, he shall in no wise lose his reward.</text:span><text:span text:style-name="T51"> </text:span><text:span text:style-name="T52">Glory be to God forever.</text:span></text:p>
      </text:section>
      <text:p text:style-name="P68"/>
      <text:p text:style-name="P49">The Liturgy</text:p>
      <text:p text:style-name="P60"/>
      <text:p text:style-name="P47">The Pauline Epistle</text:p>
      <text:p text:style-name="P59">Romans 8:18-30</text:p>
      <text:p text:style-name="P61"><text:tab/><text:span text:style-name="T6">A chapter from the Epistle of our teacher Paul to the Romans. His blessing be upon us. Amen.</text:span></text:p>
      <text:section text:style-name="Sect1" text:name="Section267">
        <text:p text:style-name="P137"><text:span text:style-name="T50"><text:tab/></text:span><text:span text:style-name="T21">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he children of God. For we know that the whole creation groaneth and travaileth in pain together until now. And not only </text:span><text:span text:style-name="T26">they</text:span><text:span text:style-name="T22">, but ourselves also, </text:span><text:span text:style-name="T22">which have the firstfruits of the Spirit, even we ourselves groan within 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8"><text:span text:style-name="T22"><text:tab/>Likewise the Spirit also helpeth our infirmities: for we know not what we should pray for as we ought: but </text:span><text:soft-page-break/><text:span text:style-name="T22">the Spirit itself maketh intercession for us with groanings which cannot be 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 </text:span><text:span text:style-name="T22">And we know that all things work together for good to them that love God, to them who are the called according to </text:span><text:span text:style-name="T26">his</text:span><text:span text:style-name="T22"> purpose.</text:span></text:p>
        <text:p text:style-name="P138"><text:span text:style-name="T22"><text:tab/>For whom he did foreknow, he also did predestinate </text:span><text:span text:style-name="T26">to be</text:span><text:span text:style-name="T22"> conformed to the image of his Son, that he might be the firstborn among many brethren. Moreover whom he did predestinate, them he also called: and whom he called, them he also justified: and whom he justified, them he also glorified.</text:span></text:p>
      </text:section>
      <text:p text:style-name="P59"><text:tab/><text:span text:style-name="T6">The grace of God the Father be with you all. Amen.</text:span></text:p>
      <text:p text:style-name="P60"/>
      <text:p text:style-name="P47">The Catholic Epistle</text:p>
      <text:p text:style-name="P59">1 Peter 3:8-15a</text:p>
      <text:p text:style-name="P61"><text:tab/><text:span text:style-name="T6">The Catholic Epistle from the First Epistle of our teacher Peter. His Blessing be upon us. Amen.</text:span></text:p>
      <text:section text:style-name="Sect1" text:name="Section268">
        <text:p text:style-name="P137"><text:span text:style-name="T50"><text:tab/></text:span><text:span text:style-name="T21">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And who </text:span><text:span text:style-name="T26">is</text:span><text:span text:style-name="T22"> he that will harm you, if ye be followers of that which is good? But and if ye suffer for righteousness’ sake, happy </text:span><text:span text:style-name="T26">are ye</text:span><text:span text:style-name="T22">: and be not afraid of their terror, neither be troubled; But sanctify the Lord God in your hearts.</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tcs 19:23-41</text:p>
      <text:p text:style-name="P61"><text:tab/><text:span text:style-name="T6">A chapter from the Acts of our fathers the pure Apostles, who were invested with the grace of the Holy Spirit. Their blessing be with us all. Amen.</text:span></text:p>
      <text:section text:style-name="Sect1" text:name="Section269">
        <text:p text:style-name="P137"><text:span text:style-name="T50"><text:tab/></text:span><text:span text:style-name="T21">And the same time there arose no small stir about that way. For a certain </text:span><text:span text:style-name="T26">man</text:span><text:span text:style-name="T22"> named Demetrius, a silversmith, which made silver shrines for Diana, brought no small gain unto the craftsmen; Whom he called together with the workmen of like occupation, and said, Sirs, ye know that by this craft we have our wealth. Moreover ye see and hear, that not alone at Ephesus, but almost throughout all Asia, this Paul hath persuaded and turned away much people, saying that they be no gods, </text:span><text:soft-page-break/><text:span text:style-name="T22">which are made with hands: So that not only this our craft is in danger to be set at nought; but also that the temple of the great goddess Diana should be despised, and her magnificence should be destroyed, whom all Asia and the world worshippeth. And when they heard </text:span><text:span text:style-name="T26">these sayings</text:span><text:span text:style-name="T22">, they were full of wrath, and cried out, saying, Great </text:span><text:span text:style-name="T26">is</text:span><text:span text:style-name="T22"> Diana of the Ephesians. And the whole city was filled with confusion: and having caught Gaius and Aristarchus, men of Macedonia, Paul’s companions in travel, they rushed with one accord into the theatre. And when Paul would have entered in unto the people, the disciples suffered him not. And certain of the chief of Asia, which were his friends, sent unto him, desiring </text:span><text:span text:style-name="T26">him</text:span><text:span text:style-name="T22"> that he would not adventure himself into the theatre. Some therefore cried one thing, and some another: for the assembly was confused; and the more part knew not wherefore they were come together. And they drew Alexander out of the multitude, the Jews putting him forward. And Alexander beckoned with the hand, and would have made his defence unto the people. But when they knew that he was a Jew, all with one voice about the space of two hours cried out, Great </text:span><text:span text:style-name="T26">is</text:span><text:span text:style-name="T22"> Diana of the Ephesians. And when the townclerk had appeased the people, he said, </text:span><text:span text:style-name="T26">Ye</text:span><text:span text:style-name="T22"> men of Ephesus, what man is there that knoweth not how that the city of the Ephesians is a worshipper of the great goddess Diana, and of the </text:span><text:span text:style-name="T26">image</text:span><text:span text:style-name="T22"> which fell down from Jupiter? Seeing then that these things cannot be spoken against, ye ought to be quiet, and to do nothing rashly. For ye have brought hither these men, which are neither robbers of churches, nor yet blasphemers of your goddess. </text:span><text:span text:style-name="T31">38 </text:span><text:span text:style-name="T22">Wherefore if Demetrius, and the craftsmen which are with him, have a matter against any man, the law is open, and there are deputies: let them implead one another. But if ye enquire any thing concerning other matters, it shall be determined in a lawful assembly. For we are in danger to be called in question for this day’s uproar, there being no cause whereby we may give an account of this concourse. And when he had thus spoken, he dismissed the assembly.</text:span></text:p>
      </text:section>
      <text:p text:style-name="P60"><text:tab/><text:span text:style-name="T6">The word of the Lord abides in this church and in every church. Amen.</text:span></text:p>
      <text:p text:style-name="P60"/>
      <text:p text:style-name="P47">The Gospel</text:p>
      <text:p text:style-name="P101">Psalm 67:33,4</text:p>
      <text:p text:style-name="P103"><text:tab/><text:span text:style-name="T6">A Psalm of David.</text:span></text:p>
      <text:p text:style-name="P97"><text:span text:style-name="T13"><text:tab/></text:span><text:span text:style-name="T1">Wonderful is God among His saints: God of Israel shall give power and strength to His people. But let the righteous be glad; let them rejoice before God: yea, let them be joyful in gladness. </text:span><text:span text:style-name="T6">Alleluia.</text:span></text:p>
      <text:p text:style-name="P59"><text:soft-page-break/>Luke 12:4-12</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70">
        <text:p text:style-name="P137"><text:span text:style-name="T50"><text:tab/></text:span><text:span text:style-name="T67">And I say unto you my friends, Be not afraid of them that kill the body, and after that have no more that they can do.</text:span><text:span text:style-name="T23"> </text:span><text:span text:style-name="T67">But I will forewarn you whom ye shall fear: Fear him, which after he hath killed hath power to cast into hell; yea, I say unto you, Fear him.</text:span><text:span text:style-name="T23"> </text:span><text:span text:style-name="T67">Are not five sparrows sold for two farthings, and not one of them is forgotten before God?</text:span><text:span text:style-name="T23"> </text:span><text:span text:style-name="T67">But even the very hairs of your head are all numbered. Fear not therefore: ye are of more value than many sparrows.</text:span><text:span text:style-name="T23"> </text:span><text:span text:style-name="T67">Also I say unto you, Whosoever shall </text:span><text:span text:style-name="T67">confess me before men, him shall the Son of man also confess before the </text:span><text:span text:style-name="T67">angels of God:</text:span><text:span text:style-name="T23"> </text:span><text:span text:style-name="T67">But he that denieth me before men shall be denied before the </text:span><text:span text:style-name="T67">angels of God.</text:span><text:span text:style-name="T23"> </text:span><text:span text:style-name="T67">And whosoever shall speak a word against the Son of man, it shall be forgiven him: but unto him that blasphemeth against the Holy Ghost it shall not be forgiven.</text:span><text:span text:style-name="T23"> </text:span><text:span text:style-name="T67">And when they bring you unto the synagogues, and </text:span><text:span text:style-name="T69">unto</text:span><text:span text:style-name="T67"> magistrates, and powers, take ye no thought how or what thing ye shall answer, or what ye shall say:</text:span><text:span text:style-name="T23"> </text:span><text:span text:style-name="T67">For the Holy Ghost shall teach you in the same hour what ye ought to say.</text:span><text:span text:style-name="T49"> </text:span><text:span text:style-name="T52">Glory be to God forever.</text:span></text:p>
      </text:section>
      <text:p text:style-name="P127"/>
      <text:p text:style-name="P134">The Twenty-Eighth Day of Pharamuthi</text:p>
      <text:p text:style-name="P101">Annual Tune</text:p>
      <text:p text:style-name="P101">St. Milius, the ascetic martyr</text:p>
      <text:p text:style-name="P101"/>
      <text:p text:style-name="P127"><text:tab/>See the Twenty-Fifth Day of Athor.</text:p>
      <text:p text:style-name="P127"/>
      <text:p text:style-name="P134">The Twenty-Ninth Day of Pharamuthi</text:p>
      <text:p text:style-name="P101">Annual Tune</text:p>
      <text:p text:style-name="P101">St. Erastus the Disciple</text:p>
      <text:p text:style-name="P101">St. Acacius the bishop of Jerusalem</text:p>
      <text:p text:style-name="P105"/>
      <text:p text:style-name="P127"><text:tab/>See the First Day of Tobi.</text:p>
      <text:p text:style-name="P126"/>
      <text:p text:style-name="P57"/>
      <text:p text:style-name="P29">The Thirtieth Day of Pharamuthi</text:p>
      <text:p text:style-name="P74">Annual Tune</text:p>
      <text:p text:style-name="P74">St. Mark the Evangelist and martyr</text:p>
      <text:p text:style-name="P92"><text:tab/><text:span text:style-name="T12">(also Athor 20; Pashons 23; Paoni 27; Epip 2, 9)</text:span></text:p>
      <text:p text:style-name="P84"/>
      <text:p text:style-name="P50">The Vespers Gospel</text:p>
      <text:p text:style-name="P98">Psalm 39:8</text:p>
      <text:p text:style-name="P99"><text:tab/><text:span text:style-name="T6">A Psalm of David.</text:span></text:p>
      <text:p text:style-name="P97"><text:tab/><text:span text:style-name="T4">I have preached Thy righteousness in a great congregation: behold, I shall not refrain my lips. And He set my feet upon a rock: And He directed my steps. </text:span><text:span text:style-name="T6">Alleluia.</text:span></text:p>
      <text:p text:style-name="P103"/>
      <text:p text:style-name="P59">Mark 6:6b-13</text:p>
      <text:p text:style-name="P6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71">
        <text:p text:style-name="P73"><text:span text:style-name="T11"><text:tab/></text:span><text:span text:style-name="T22">And he went round about the villages, teaching.</text:span></text:p>
        <text:p text:style-name="P138"><text:span text:style-name="T21"><text:tab/>And he called </text:span><text:span text:style-name="T26">unto him</text:span><text:span text:style-name="T22"> the twelve, and began to send them forth by two and two; and gave them power over unclean spirits; And commanded them that they should take nothing for </text:span><text:span text:style-name="T26">their</text:span><text:span text:style-name="T22"> journey, save a staff only; no scrip, no bread, no money in </text:span><text:span text:style-name="T26">their</text:span><text:span text:style-name="T22"> purse: But </text:span><text:span text:style-name="T26">be</text:span><text:span text:style-name="T22"> shod with sandals; and not put on two coats. And he said unto them, </text:span><text:span text:style-name="T66">In what place soever ye enter into an house, there abide till ye depart from that place.</text:span><text:span text:style-name="T22"> </text:span><text:span text:style-name="T66">And whosoever shall not receive you, nor hear you, when ye depart thence, shake off the dust under your feet for a testimony against them. Verily I say unto you, It shall be more tolerable for Sodom and Gomorrha in the day of judgment, than for that city.</text:span><text:span text:style-name="T22"> And they went out, and preached that men should repent. </text:span><text:span text:style-name="T31">13 </text:span><text:span text:style-name="T22">And they cast out many devils, and anointed with oil many that were sick, and healed </text:span><text:span text:style-name="T26">them</text:span><text:span text:style-name="T22">.</text:span><text:span text:style-name="T37"> </text:span><text:span text:style-name="T52">Glory be to God forever.</text:span></text:p>
      </text:section>
      <text:p text:style-name="P60"/>
      <text:p text:style-name="P49">The Matins Gospel</text:p>
      <text:p text:style-name="P101">Psalm 104:1</text:p>
      <text:p text:style-name="P103"><text:tab/><text:span text:style-name="T6">A Psalm of David.</text:span></text:p>
      <text:p text:style-name="P97"><text:span text:style-name="T5"><text:tab/></text:span><text:span text:style-name="T1">Confess unto the LORD; call upon His Name: Proclaim His works among the nations. Praise Him, speak of all His wonders: Glory in His Holy Name. </text:span><text:span text:style-name="T6">Alleluia.</text:span></text:p>
      <text:p text:style-name="P111"/>
      <text:p text:style-name="P59">Mark 10:17-30</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72">
        <text:p text:style-name="P137"><text:span text:style-name="T52"><text:tab/></text:span><text:span text:style-name="T23">And when he was gone forth into the way, there came one running, and kneeled to him, and asked him, Good Master, what shall I do that I </text:span><text:soft-page-break/><text:span text:style-name="T23">may inherit eternal life? And Jesus said unto him, </text:span><text:span text:style-name="T67">Why callest thou me good? </text:span><text:span text:style-name="T69">there is</text:span><text:span text:style-name="T67"> none good but one, </text:span><text:span text:style-name="T69">that is</text:span><text:span text:style-name="T67">, God.</text:span><text:span text:style-name="T23"> </text:span><text:span text:style-name="T67">Thou knowest the commandments, Do not commit adultery, Do not kill, Do not steal, Do not bear false witness, Defraud not, Honour thy father and mother.</text:span><text:span text:style-name="T23"> And he answered and said unto him, Master, all these have I observed from my youth. Then Jesus beholding him loved him, and said unto him, </text:span><text:span text:style-name="T67">One thing thou lackest: go thy way, sell whatsoever thou hast, and give to the poor, and thou shalt have treasure in heaven: and come, take up the cross, and follow me.</text:span><text:span text:style-name="T23"> And he was sad at that saying, and went away grieved: for he had great possessions. And Jesus looked round about, and saith unto his disciples, </text:span><text:span text:style-name="T67">How hardly shall they that have riches enter into the kingdom of God!</text:span><text:span text:style-name="T23"> And the disciples were astonished at his words. But Jesus answereth again, and saith unto them, </text:span><text:span text:style-name="T67">Children, how hard is it for them that trust in riches to enter into the kingdom of God!</text:span><text:span text:style-name="T23"> </text:span><text:span text:style-name="T67">It is easier for a camel to go through the eye of a </text:span><text:span text:style-name="T67">needle, than for a rich man to enter into the kingdom of God.</text:span><text:span text:style-name="T23"> And they </text:span><text:span text:style-name="T23">were astonished out of measure, saying among themselves, Who then can be saved? And Jesus looking upon them saith, </text:span><text:span text:style-name="T67">With men </text:span><text:span text:style-name="T69">it is</text:span><text:span text:style-name="T67"> impossible, </text:span><text:span text:style-name="T67">but not with God: for with God all things are possible.</text:span><text:span text:style-name="T23"> Then Peter began to say unto him, Lo, we have left all, and have followed thee. And Jesus answered and said, </text:span><text:span text:style-name="T67">Verily I say unto you, There is no man that hath left house, or brethren, or sisters, or father, or mother, or wife, or children, or lands, for my sake, and the gospel’s,</text:span><text:span text:style-name="T23"> </text:span><text:span text:style-name="T67">But he shall receive an hundredfold now in this time, houses, and brethren, and sisters, and mothers, and children, and lands, with persecutions; and in the world to come eternal life.</text:span><text:span text:style-name="T51"> </text:span><text:span text:style-name="T52">Glory be to God forever.</text:span></text:p>
      </text:section>
      <text:p text:style-name="P68"/>
      <text:p text:style-name="P49">The Liturgy</text:p>
      <text:p text:style-name="P60"/>
      <text:p text:style-name="P47">The Pauline Epistle</text:p>
      <text:p text:style-name="P59">2 Timothy 3:10-4:18</text:p>
      <text:p text:style-name="P61"><text:tab/><text:span text:style-name="T6">A chapter from the Second Epistle of our teacher Paul to the Timothy. His blessing be upon us. Amen.</text:span></text:p>
      <text:section text:style-name="Sect1" text:name="Section273">
        <text:p text:style-name="P137"><text:span text:style-name="T50"><text:tab/></text:span><text:span text:style-name="T22">But thou hast fully known my doctrine, manner of life, purpose, faith, longsuffering, charity, patience, </text:span><text:span text:style-name="T31">11 </text:span><text:span text:style-name="T22">Persecutions, afflictions, which came unto me at Antioch, at Iconium, at Lystra; what persecutions I endured: but out of </text:span><text:span text:style-name="T26">them</text:span><text:span text:style-name="T22"> all the Lord delivered me. Yea, and all that will live godly in Christ Jesus shall suffer persecution. But evil men and seducers shall wax worse and worse, deceiving, and being deceived. But continue thou in the things which thou hast learned and hast been assured of, knowing of </text:span><text:soft-page-break/><text:span text:style-name="T22">whom thou hast learned </text:span><text:span text:style-name="T26">them</text:span><text:span text:style-name="T22">; And that from a child thou hast known the holy scriptures, which are able to make thee wise unto salvation through faith which is in Christ Jesus. All scripture </text:span><text:span text:style-name="T26">is</text:span><text:span text:style-name="T22"> given by inspiration of God, and </text:span><text:span text:style-name="T26">is</text:span><text:span text:style-name="T22"> profitable for doctrine, for reproof, for correction, for instruction in righteousness: That the man of God may be perfect, throughly furnished unto all good works.</text:span></text:p>
        <text:p text:style-name="P138"><text:span text:style-name="T22"><text:tab/>I charge </text:span><text:span text:style-name="T26">thee</text:span><text:span text:style-name="T22"> therefore before God, and the Lord Jesus Christ, who shall judge the quick and the dead at his appearing and his kingdom; Preach the word; be instant in season, out of season; reprove, rebuke, exhort with all longsuffering and doctrine. For the time will come when they will not endure sound doctrine; but after their own lusts shall they heap to themselves teachers, having itching ears; And they shall turn away </text:span><text:span text:style-name="T26">their</text:span><text:span text:style-name="T22"> ears from the truth, and shall be turned unto fables. But watch thou in all things, endure afflictions, do the work of an evangelist, make full proof of thy ministry. For I am now ready to be offered, and the time of my departure is at hand. I have fought a good fight, I have finished </text:span><text:span text:style-name="T26">my</text:span><text:span text:style-name="T22"> course, I have kept the faith: Henceforth there is laid up for me a crown of righteousness, </text:span><text:span text:style-name="T22">which the Lord, the righteous judge, shall give me at that day: and not to me only, but unto all them also that love his appearing.</text:span></text:p>
        <text:p text:style-name="P138"><text:span text:style-name="T22"><text:s/><text:tab/>Do thy diligence to come shortly unto me: For Demas hath forsaken me, having loved this present world, and is departed unto Thessalonica; Crescens to Galatia, Titus unto Dalmatia. Only Luke is with me. Take Mark, and bring him with thee: for he is profitable to me for the ministry. And Tychicus have I sent to Ephesus. The cloke that I left at Troas with Carpus, when thou comest, bring </text:span><text:span text:style-name="T26">with thee</text:span><text:span text:style-name="T22">, and the books, </text:span><text:span text:style-name="T26">but</text:span><text:span text:style-name="T22"> especially the parchments. Alexander the coppersmith did me much evil: the Lord reward him according to his works: </text:span><text:span text:style-name="T22">Of whom be thou ware also; for he hath greatly withstood our words.</text:span></text:p>
        <text:p text:style-name="P138"><text:span text:style-name="T22"><text:tab/>At my first answer no man stood with me, but all </text:span><text:span text:style-name="T26">men</text:span><text:span text:style-name="T22"> forsook me: </text:span><text:span text:style-name="T26">I pray God</text:span><text:span text:style-name="T22"> that it may not be laid to their charge. Notwithstanding the Lord stood with me, and strengthened me; that by me the preaching might be fully known, and </text:span><text:span text:style-name="T26">that</text:span><text:span text:style-name="T22"> all the Gentiles might hear: and I was delivered out of the mouth of the lion. </text:span><text:span text:style-name="T22">And the Lord shall deliver me from every evil work, and will preserve </text:span><text:span text:style-name="T26">me</text:span><text:span text:style-name="T22"> unto his heavenly kingdom: to whom </text:span><text:span text:style-name="T26">be</text:span><text:span text:style-name="T22"> glory for ever and ever. Amen.</text:span></text:p>
      </text:section>
      <text:p text:style-name="P59"><text:tab/><text:span text:style-name="T6">The grace of God the Father be with you all. Amen.</text:span></text:p>
      <text:p text:style-name="P60"/>
      <text:p text:style-name="P47"/>
      <text:p text:style-name="P31">The Catholic Epistle</text:p>
      <text:p text:style-name="P59">1 Peter 5:1-14</text:p>
      <text:p text:style-name="P61"><text:tab/><text:span text:style-name="T6">The Catholic Epistle from the First Epistle of our teacher Peter. His Blessing be upon us. Amen.</text:span></text:p>
      <text:section text:style-name="Sect1" text:name="Section274">
        <text:p text:style-name="P137"><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And when the chief Shepherd shall appear, ye shall receive a crown of glory that fadeth not away.</text:span></text:p>
        <text:p text:style-name="P138"><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8"><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8"><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5:36-16:5</text:p>
      <text:p text:style-name="P61"><text:tab/><text:span text:style-name="T6">A chapter from the Acts of our fathers the pure Apostles, who were invested with the grace of the Holy Spirit. Their blessing be with us all. Amen.</text:span></text:p>
      <text:section text:style-name="Sect1" text:name="Section275">
        <text:p text:style-name="P137"><text:span text:style-name="T50"><text:tab/></text:span><text:span text:style-name="T21">And some days after Paul said unto Barnabas, Let us go again and visit our brethren in every city where we have preached the word of the </text:span><text:span text:style-name="T21">Lord, </text:span><text:span text:style-name="T26">and see</text:span><text:span text:style-name="T22"> how they do. And Barnabas determined to take with them John, whose surname was Mark. But Paul thought not good to take him with them, who departed from them from Pamphylia, and went not with </text:span><text:soft-page-break/><text:span text:style-name="T22">them to the work. And the contention was so sharp between them, that they departed asunder one from the other: and so Barnabas took Mark, and sailed unto Cyprus; And Paul chose Silas, and departed, being recommended by the brethren unto the grace of God. </text:span><text:span text:style-name="T22">And he went through Syria and Cilicia, confirming the churches.</text:span></text:p>
        <text:p text:style-name="P138"><text:span text:style-name="T22"><text:tab/>Then came he to Derbe and Lystra: and, behold, a certain disciple was there, named Timotheus, the son of a certain woman, which was a Jewess, and believed; but his father </text:span><text:span text:style-name="T26">was</text:span><text:span text:style-name="T22"> a Greek: Which was well reported of by the brethren that were at Lystra and Iconium. Him would Paul have to go forth with him; and took and circumcised him because of the Jews which were in those quarters: for they knew all that his father was a Greek. And as they went through the cities, they delivered them the decrees for to keep, that were ordained of the apostles and elders which were at Jerusalem. And so were the churches established in the faith, and increased in number daily.</text:span></text:p>
      </text:section>
      <text:p text:style-name="P60"><text:tab/><text:span text:style-name="T6">The word of the Lord abides in this church and in every church. Amen.</text:span></text:p>
      <text:p text:style-name="P60"/>
      <text:p text:style-name="P47">The Gospel</text:p>
      <text:p text:style-name="P101">Psalm 95:1</text:p>
      <text:p text:style-name="P103"><text:tab/><text:span text:style-name="T6">A Psalm of David.</text:span></text:p>
      <text:p text:style-name="P97"><text:span text:style-name="T13"><text:tab/></text:span><text:span text:style-name="T1">Sing unto the LORD a new song: sing unto the LORD, all the earth. Sing unto the LORD, praise His Name; preach His salvation from day to day. </text:span><text:span text:style-name="T6">Alleluia.</text:span></text:p>
      <text:p text:style-name="P103"/>
      <text:p text:style-name="P59">Mark 1:1-11</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76">
        <text:p text:style-name="P137"><text:span text:style-name="T50"><text:tab/></text:span><text:span text:style-name="T23">The beginning of the gospel of Jesus Christ, the Son of God; As it is written in the prophets, Behold, I send my messenger before thy face, which shall prepare thy way before thee. The voice of one crying in the wilderness, Prepare ye the way of the Lord, make his paths straight. John did baptize in the wilderness, and preach the baptism of repentance for the remission of sins. And there went out unto him all the land of Judaea, and they of Jerusalem, and were all baptized of him in the river of Jordan, confessing their sins. And John was clothed with camel’s hair, and with a girdle of a skin about his loins; and he did eat locusts and wild honey; And preached, saying, There cometh one mightier than I after me, the latchet of whose shoes I am not worthy to stoop down and unloose. I indeed have baptized you with water: but he shall baptize you with the Holy Ghost.</text:span></text:p>
        <text:p text:style-name="P138"><text:span text:style-name="T21"><text:tab/>And it came to pass in those days, that Jesus came from Nazareth </text:span><text:soft-page-break/><text:span text:style-name="T21">of Galilee, and was baptized of John in Jordan. And straightway coming up out of the water, he saw the heavens opened, and the Spirit like a dove descending upon him: And there came a voice from heaven, </text:span><text:span text:style-name="T26">saying</text:span><text:span text:style-name="T22">, Thou art my beloved Son, in whom I am well pleased. </text:span><text:span text:style-name="T52">Glory be to God forever.</text:span></text:p>
      </text:section>
      <text:p text:style-name="P68"/>
      <text:p text:style-name="P40">The First Day of Pashons</text:p>
      <text:p text:style-name="P74">Annual Tune</text:p>
      <text:p text:style-name="P74">Nativity of the Virgin</text:p>
      <text:p text:style-name="P92"><text:tab/><text:span text:style-name="T12">(also Koiak 3; Tobi 21; Paoni 21; Mesori 16)</text:span></text:p>
      <text:p text:style-name="P84"/>
      <text:p text:style-name="P50">The Vespers Gospel</text:p>
      <text:p text:style-name="P98">Psalm 86:2,5,7</text:p>
      <text:p text:style-name="P99"><text:tab/><text:span text:style-name="T6">A Psalm of David.</text:span></text:p>
      <text:p text:style-name="P97"><text:tab/><text:span text:style-name="T19">Glorious things are spoken of Thee, O city of God. And the highest Himself has established her forever. As it were, the dwelling of all who rejoice is in Thee. </text:span><text:span text:style-name="T6">Alleluia.</text:span></text:p>
      <text:p text:style-name="P103"/>
      <text:p text:style-name="P59">Luke 10:38-42</text:p>
      <text:p text:style-name="P6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77">
        <text:p text:style-name="P137"><text:span text:style-name="T50"><text:tab/></text:span><text:span text:style-name="T22">Now it came to pass, as they went, that he entered into a certain village: and a certain woman named Martha received him into her house. And she had a sister called Mary, which also sat at Jesus’ feet, and heard his word. But Martha was cumbered about much serving, and came to him, and said, Lord, dost thou not care that my sister hath left me to serve alone? bid her therefore that she help me. And Jesus answered and said unto her, </text:span><text:span text:style-name="T66">Martha, Martha, thou art careful and troubled about many things:</text:span><text:span text:style-name="T22"> </text:span><text:span text:style-name="T66">But one thing is needful: and Mary hath chosen that good part, which shall not be taken away from her.</text:span><text:span text:style-name="T50"> </text:span><text:span text:style-name="T52">Glory be to God forever.</text:span></text:p>
      </text:section>
      <text:p text:style-name="P60"/>
      <text:p text:style-name="P49">The Matins Gospel</text:p>
      <text:p text:style-name="P101">Psalm 47:6,1</text:p>
      <text:p text:style-name="P103"><text:tab/><text:span text:style-name="T6">A Psalm of David.</text:span></text:p>
      <text:p text:style-name="P148"><text:span text:style-name="T61"><text:tab/></text:span><text:span text:style-name="T16">As we have heard, so have we seen in the city of the LORD of hosts, in the city of our God. Great is the LORD, and greatly to be praised in the city of our God, on His holy mountain. </text:span><text:span text:style-name="T62">Alleluia.</text:span></text:p>
      <text:p text:style-name="P111"/>
      <text:p text:style-name="P59">Matthew 12:35-50</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78">
        <text:p text:style-name="P137"><text:span text:style-name="T52"><text:tab/></text:span><text:span text:style-name="T67">A good man out of the good treasure of the heart bringeth forth good things: and an evil man out of the evil treasure bringeth forth evil things.</text:span><text:span text:style-name="T23"> </text:span><text:span text:style-name="T67">But I say unto you, That every idle word that men shall speak, they shall give account thereof in the day of judgment.</text:span><text:span text:style-name="T23"> </text:span><text:span text:style-name="T67">For by thy words thou shalt be justified, and by thy words thou shalt be condemned.</text:span></text:p>
        <text:p text:style-name="P138"><text:soft-page-break/><text:span text:style-name="T21"><text:tab/>Then certain of the scribes and of the Pharisees answered, saying, Master, we would see a sign from thee. But he answered and said unto them, </text:span><text:span text:style-name="T65">An evil and adulterous generation seeketh after a sign; and there shall no sign be given to it, but the sign of the prophet Jonas:</text:span><text:span text:style-name="T21"> </text:span><text:span text:style-name="T65">For as Jonas was three days and three nights in the whale’s belly; so shall the Son of man be three days and three nights in the heart of the earth.</text:span><text:span text:style-name="T21"> </text:span><text:span text:style-name="T65">The men of Nineveh shall rise in judgment with this generation, and shall condemn it: because they repented at the preaching of Jonas; and, behold, a greater than Jonas </text:span><text:span text:style-name="T68">is</text:span><text:span text:style-name="T66"> here.</text:span><text:span text:style-name="T22"> </text:span><text:span text:style-name="T66">The queen of the south shall rise up in the judgment with this generation, and shall condemn it: for she came from the uttermost parts of the earth to hear the wisdom of Solomon; and, behold, a greater than Solomon </text:span><text:span text:style-name="T68">is</text:span><text:span text:style-name="T66"> here.</text:span><text:span text:style-name="T22"> </text:span><text:span text:style-name="T66">When the unclean spirit is gone out of a man, he walketh through dry places, seeking rest, and findeth none.</text:span><text:span text:style-name="T22"> </text:span><text:span text:style-name="T66">Then he saith, I will return into my house from whence I came out; and when he is come, he findeth </text:span><text:span text:style-name="T68">it</text:span><text:span text:style-name="T66"> empty, swept, and garnished.</text:span><text:span text:style-name="T22"> </text:span><text:span text:style-name="T66">Then goeth he, and taketh with himself seven other spirits more wicked than himself, and they enter in and dwell there: and the last </text:span><text:span text:style-name="T68">state</text:span><text:span text:style-name="T66"> of that man is worse than the first. Even so shall it be also unto this wicked generation.</text:span></text:p>
        <text:p text:style-name="P138"><text:span text:style-name="T22"><text:tab/>While he yet talked to the people, behold, </text:span><text:span text:style-name="T26">his</text:span><text:span text:style-name="T22"> mother and his brethren stood without, desiring to speak with him. Then one said unto him, Behold, thy mother and thy brethren stand without, desiring to speak with thee. But he answered and said unto him that told him,</text:span><text:span text:style-name="T66"> Who is my mother? and who are my brethren?</text:span><text:span text:style-name="T22"> And he stretched forth his hand toward his disciples, and said, </text:span><text:span text:style-name="T66">Behold my mother and my brethren!</text:span><text:span text:style-name="T22"> </text:span><text:span text:style-name="T66">For whosoever shall do the will of my Father which is in heaven, the same is my brother, and sister, and mother.</text:span><text:span text:style-name="T51"> </text:span><text:span text:style-name="T52">Glory be to God forever.</text:span></text:p>
      </text:section>
      <text:p text:style-name="P68"/>
      <text:p text:style-name="P49">The Liturgy</text:p>
      <text:p text:style-name="P60"/>
      <text:p text:style-name="P47">The Pauline Epistle</text:p>
      <text:p text:style-name="P59">Hebrews 9:1-12</text:p>
      <text:p text:style-name="P61"><text:tab/><text:span text:style-name="T6">A chapter from the Epistle of our teacher Paul to the Hebrews. His blessing be upon us. Amen.</text:span></text:p>
      <text:section text:style-name="Sect1" text:name="Section279">
        <text:p text:style-name="P137"><text:span text:style-name="T50"><text:tab/></text:span><text:span text:style-name="T21">Then verily the first </text:span><text:span text:style-name="T26">covenant</text:span><text:span text:style-name="T22"> had also ordinances of divine service, and a worldly sanctuary. For there was a tabernacle made; the first, wherein </text:span><text:span text:style-name="T26">was</text:span><text:span text:style-name="T22"> the candlestick, and the table, and the shewbread; which is called the sanctuary. And after the second veil, the tabernacle which is called the Holiest of all; Which had the golden censer, and the ark of the covenant overlaid round about with gold, wherein </text:span><text:span text:style-name="T26">was</text:span><text:span text:style-name="T22"> the golden pot that had </text:span><text:soft-page-break/><text:span text:style-name="T22">manna, and Aaron’s rod that budded, and the tables of the covenant; And over it the cherubims of glory shadowing the mercyseat; of which we cannot now speak particularly. Now when these things were thus ordained, the priests went always into the first tabernacle, accomplishing the service </text:span><text:span text:style-name="T26">of God</text:span><text:span text:style-name="T22">. </text:span><text:span text:style-name="T22">But into the second </text:span><text:span text:style-name="T26">went</text:span><text:span text:style-name="T22"> the high priest alone once every year, not without blood, which he offered for himself, and </text:span><text:span text:style-name="T26">for</text:span><text:span text:style-name="T22"> the errors of the people:</text:span></text:p>
        <text:p text:style-name="P138"><text:span text:style-name="T22"><text:tab/>The Holy Ghost this signifying, that the way into the holiest of all was not yet made manifest, while as the first tabernacle was yet standing: Which </text:span><text:span text:style-name="T26">was</text:span><text:span text:style-name="T22"> a figure for the time then present, in which were offered both gifts and sacrifices, that could not make him that did the service perfect, as pertaining to the conscience; </text:span><text:span text:style-name="T26">Which stood</text:span><text:span text:style-name="T22"> only in meats and drinks, and divers washings, and carnal ordinances, imposed </text:span><text:span text:style-name="T26">on them</text:span><text:span text:style-name="T22"> until the time of reformation. But Christ being come an high priest of good things to come, by a greater and more perfect tabernacle, not made with hands, that is to say, not of this building; </text:span><text:span text:style-name="T22">Neither by the blood of goats and calves, but by his own blood he entered in once into the holy place, having obtained eternal redemption </text:span><text:span text:style-name="T26">for us</text:span><text:span text:style-name="T22">.</text:span></text:p>
      </text:section>
      <text:p text:style-name="P59"><text:tab/><text:span text:style-name="T6">The grace of God the Father be with you all. Amen.</text:span></text:p>
      <text:p text:style-name="P60"/>
      <text:p text:style-name="P47">The Catholic Epistle</text:p>
      <text:p text:style-name="P59">2 John 1:1-13</text:p>
      <text:p text:style-name="P61"><text:tab/><text:span text:style-name="T6">The Catholic Epistle from the Second Epistle of our teacher John. His Blessing be upon us. Amen.</text:span></text:p>
      <text:section text:style-name="Sect1" text:name="Section280">
        <text:p text:style-name="P137"><text:span text:style-name="T50"><text:tab/></text:span><text:span text:style-name="T22">The elder unto the elect lady and her children, whom I love in the truth; and not I only, but also all they that have known the truth; For the truth’s sake, which dwelleth in us, and shall be with us for ever. Grace be with you, mercy, </text:span><text:span text:style-name="T26">and</text:span><text:span text:style-name="T22"> peace, from God the Father, and from the Lord Jesus Christ, the Son of the Father, in truth and love. </text:span><text:span text:style-name="T22">I rejoiced greatly that I found of thy children walking in truth, as we have received a commandment from the Father.</text:span></text:p>
        <text:p text:style-name="P138"><text:span text:style-name="T22"><text:tab/>And now I beseech thee, lady, not as though I wrote a new commandment unto thee, but that which we had from the beginning, that we love one another. </text:span><text:span text:style-name="T22">And this is love, that we walk after his commandments. This is the commandment, That, as ye have heard from the beginning, ye should walk in it.</text:span></text:p>
        <text:p text:style-name="P138"><text:span text:style-name="T22"><text:tab/>For many deceivers are entered into the world, who confess not that Jesus Christ is come in the flesh. This is a deceiver and an antichrist. Look to yourselves, that we lose not those things which we have wrought, but that we receive a full reward. Whosoever transgresseth, and abideth not in the doctrine of Christ, hath not God. He that abideth in the doctrine of </text:span><text:soft-page-break/><text:span text:style-name="T22">Christ, he hath both the Father and the Son.</text:span></text:p>
        <text:p text:style-name="P138"><text:span text:style-name="T31"><text:tab/></text:span><text:span text:style-name="T22">If there come any unto you, and bring not this doctrine, receive him not into </text:span><text:span text:style-name="T26">your</text:span><text:span text:style-name="T22"> house, neither bid him God speed: </text:span><text:span text:style-name="T22">For he that biddeth him God speed is partaker of his evil deeds.</text:span></text:p>
        <text:p text:style-name="P138"><text:span text:style-name="T22"><text:tab/>Having many things to write unto you, I would not </text:span><text:span text:style-name="T26">write</text:span><text:span text:style-name="T22"> with paper and ink: but I trust to come unto you, and speak face to face, that our joy may be full. </text:span><text:span text:style-name="T22">The children of thy elect sister greet thee. Amen.</text:span></text:p>
        <text:p text:style-name="P61"/>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1-14</text:p>
      <text:p text:style-name="P61"><text:tab/><text:span text:style-name="T6">A chapter from the Acts of our fathers the pure Apostles, who were invested with the grace of the Holy Spirit. Their blessing be with us all. Amen.</text:span></text:p>
      <text:section text:style-name="Sect1" text:name="Section281">
        <text:p text:style-name="P137"><text:span text:style-name="T50"><text:tab/></text:span><text:span text:style-name="T21">The former treatise have I made, O Theophilus, of all that Jesus began both to do and teach, Until the day in which he was taken up, after that he through the Holy Ghost had given commandments unto the apostles whom he had chosen: To whom also he shewed himself alive after his passion by many infallible proofs, being seen of them forty days, and speaking of the things pertaining to the kingdom of God: And, being assembled together with </text:span><text:span text:style-name="T26">them</text:span><text:span text:style-name="T22">, commanded them that they should not depart from Jerusalem, but </text:span><text:span text:style-name="T66">wait for the promise of the Father, which,</text:span><text:span text:style-name="T22"> </text:span><text:span text:style-name="T26">saith he</text:span><text:span text:style-name="T22">, </text:span><text:span text:style-name="T66">ye have heard of me.</text:span><text:span text:style-name="T22"> </text:span><text:span text:style-name="T66">For John truly baptized with water; but ye shall be baptized with the Holy Ghost not many days hence.</text:span></text:p>
        <text:p text:style-name="P138"><text:span text:style-name="T22"><text:s/><text:tab/>When they therefore were come together, they asked of him, saying, Lord, wilt thou at this time restore again the kingdom to Israel? And he said unto them, </text:span><text:span text:style-name="T66">It is not for you to know the times or the seasons, which the Father hath put in his own power.</text:span><text:span text:style-name="T22"> </text:span><text:span text:style-name="T66">But ye shall receive power, after that the Holy Ghost is come upon you: and ye shall be witnesses unto me both in Jerusalem, and in all Judaea, and in Samaria, and unto the uttermost part of the earth.</text:span><text:span text:style-name="T22"> And when he had spoken these things, while they beheld, he was taken up; and a cloud received him out of their sight. And while they looked stedfastly toward heaven as he went up, behold, two men stood by them in white apparel; </text:span><text:span text:style-name="T22">Which also said, Ye men of Galilee, why stand ye gazing up into heaven? this same Jesus, which is taken up from you into heaven, shall so come in like manner as ye have seen him go into heaven.</text:span></text:p>
        <text:p text:style-name="P138"><text:span text:style-name="T22"><text:tab/>Then returned they unto Jerusalem from the mount called Olivet, </text:span><text:soft-page-break/><text:span text:style-name="T22">which is from Jerusalem a sabbath </text:span><text:span text:style-name="T22">day’s journey. And when they were come in, they went up into an upper room, where abode both Peter, and James, and John, and Andrew, Philip, and Thomas, Bartholomew, and Matthew, James </text:span><text:span text:style-name="T26">the son</text:span><text:span text:style-name="T22"> of Alphaeus, and Simon Zelotes, and Judas </text:span><text:span text:style-name="T26">the brother</text:span><text:span text:style-name="T22"> of James. </text:span><text:span text:style-name="T22">These all continued with one accord in prayer and supplication, with the women, and Mary the mother of Jesus, and with his brethren.</text:span></text:p>
      </text:section>
      <text:p text:style-name="P60"><text:tab/><text:span text:style-name="T6">The word of the Lord abides in this church and in every church. Amen.</text:span></text:p>
      <text:p text:style-name="P60"/>
      <text:p text:style-name="P47">The Gospel</text:p>
      <text:p text:style-name="P101">Psalm 44:14,15</text:p>
      <text:p text:style-name="P103"><text:tab/><text:span text:style-name="T6">A Psalm of David.</text:span></text:p>
      <text:p text:style-name="P97"><text:span text:style-name="T13"><text:tab/></text:span><text:span text:style-name="T16">And the daughters of Tyre shall worship Him with gifts; the rich among the people of the earth shall entreat His countenance. All the glory of The king's daughter is within: clothed with gold-fringed garments, adorned in varied ways. </text:span><text:span text:style-name="T6">Alleluia.</text:span></text:p>
      <text:p text:style-name="P103"/>
      <text:p text:style-name="P59">Luke 1:39-56</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82">
        <text:p text:style-name="P137"><text:span text:style-name="T50"><text:tab/></text:span><text:span text:style-name="T23">And Mary arose in those days, and went into the hill country with haste, into a city of Juda; And entered into the house of Zacharias, and saluted Elisabeth. And it came to pass, that, when Elisabeth heard the salutation of Mary, the babe leaped in her womb; and Elisabeth was filled with the Holy Ghost: And she spake out with a loud voice, and said, Blessed </text:span><text:span text:style-name="T25">art</text:span><text:span text:style-name="T23"> thou among women, and blessed </text:span><text:span text:style-name="T25">is</text:span><text:span text:style-name="T23"> the fruit of thy womb. And whence </text:span><text:span text:style-name="T25">is</text:span><text:span text:style-name="T23"> this to me, that the mother of my Lord should come to me? For, lo, as soon as the voice of thy salutation sounded in mine ears, the babe leaped in my womb for joy. And blessed </text:span><text:span text:style-name="T25">is</text:span><text:span text:style-name="T23"> she that believed: for there shall be a performance of those things which were told her from the Lord. And Mary said, My soul doth magnify the Lord, And my spirit hath rejoiced in God my Saviour. For he hath regarded the low estate of his handmaiden: for, behold, from henceforth all generations shall call me blessed. For he that is mighty hath done to me great things; and holy </text:span><text:span text:style-name="T25">is</text:span><text:span text:style-name="T23"> his name. And his mercy </text:span><text:span text:style-name="T25">is</text:span><text:span text:style-name="T23"> on them that fear him from generation to generation. He hath shewed strength with his arm; he hath scattered the proud in the imagination of their hearts. He hath put down the mighty from </text:span><text:span text:style-name="T25">their</text:span><text:span text:style-name="T23"> seats, and exalted them of low degree. He hath filled the hungry with good things; and the rich he hath sent empty away. He hath holpen his servant Israel, in remembrance of </text:span><text:span text:style-name="T25">his</text:span><text:span text:style-name="T23"> mercy; As he spake to our fathers, to Abraham, and to his seed for ever. </text:span><text:soft-page-break/><text:span text:style-name="T23">And Mary abode with her about three months, and returned to her own house.</text:span><text:span text:style-name="T49"> </text:span><text:span text:style-name="T52">Glory be to God forever.</text:span></text:p>
      </text:section>
      <text:p text:style-name="P125"/>
      <text:p text:style-name="P134">The Second Day of Pashons</text:p>
      <text:p text:style-name="P101">Annual Tune</text:p>
      <text:p text:style-name="P101">Job the Righteous</text:p>
      <text:p text:style-name="P101">St. Tadros (Theodore), disciple of St. Pachomius</text:p>
      <text:p text:style-name="P101">St. Philotheos the martyr</text:p>
      <text:p text:style-name="P101"/>
      <text:p text:style-name="P127"><text:tab/>See the Third Day of Mesori.</text:p>
      <text:p text:style-name="P127"/>
      <text:p text:style-name="P134">The Third Day of Pashons</text:p>
      <text:p text:style-name="P101">Annual Tune</text:p>
      <text:p text:style-name="P101">St. Jason the Disciple</text:p>
      <text:p text:style-name="P101">St. Otimus the priest</text:p>
      <text:p text:style-name="P101">Pope Gabriel IV, 86<text:span text:style-name="T53">th</text:span> Patriarch of Alexandria</text:p>
      <text:p text:style-name="P101"/>
      <text:p text:style-name="P127"><text:tab/>See the First Day of Tobi.</text:p>
      <text:p text:style-name="P127"/>
      <text:p text:style-name="P134">The Fourth Day of Pashons</text:p>
      <text:p text:style-name="P101">Annual Tune</text:p>
      <text:p text:style-name="P101">Pope John (Youhanna) I, the 29<text:span text:style-name="T53">th</text:span> Patriarch of Alexandria</text:p>
      <text:p text:style-name="P101">Pope Yoannis V, 72<text:span text:style-name="T53">nd</text:span> Patriarch of Alexandria</text:p>
      <text:p text:style-name="P101"/>
      <text:p text:style-name="P127"><text:tab/>See the Twenty-Ninth Day of Athor.</text:p>
      <text:p text:style-name="P127"/>
      <text:p text:style-name="P134">The Fifth Day of Pashons</text:p>
      <text:p text:style-name="P101">Annual Tune</text:p>
      <text:p text:style-name="P101">Jeremiah the Prophet</text:p>
      <text:p text:style-name="P101"/>
      <text:p text:style-name="P127"><text:tab/>See the Eighth Day of Thoout.</text:p>
      <text:p text:style-name="P127"/>
      <text:p text:style-name="P134">The Sixth Day of Pashons</text:p>
      <text:p text:style-name="P101">Annual Tune</text:p>
      <text:p text:style-name="P101">St. Isaac El-Defrawi the martyr</text:p>
      <text:p text:style-name="P101">St. Macarius of Alexandria</text:p>
      <text:p text:style-name="P101">Fr. Paphnute of El-Bandarah</text:p>
      <text:p text:style-name="P101"/>
      <text:p text:style-name="P127"><text:tab/>See the Twenty-Third Day of Pharamuthi.</text:p>
      <text:p text:style-name="P134"><text:soft-page-break/>The Seventh Day of Pashons</text:p>
      <text:p text:style-name="P101">Annual Tune</text:p>
      <text:p text:style-name="P101">St. Athanasius the Apostolic, 20<text:span text:style-name="T53">th</text:span> Patriarch of Alexandria</text:p>
      <text:p text:style-name="P101"/>
      <text:p text:style-name="P127"><text:tab/>See the Third Day of Epip.</text:p>
      <text:p text:style-name="P127"/>
      <text:p text:style-name="P134">The Eighth Day of Pashons</text:p>
      <text:p text:style-name="P101">Annual Tune</text:p>
      <text:p text:style-name="P101">St. John of Senhout, the martyr</text:p>
      <text:p text:style-name="P101">St. Daniel, the Hegoumen of Scetis</text:p>
      <text:p text:style-name="P101"/>
      <text:p text:style-name="P127"><text:tab/>See the Twenty-Third Day of Pharamuthi.</text:p>
      <text:p text:style-name="P127"/>
      <text:p text:style-name="P134">The Ninth Day of Pashons</text:p>
      <text:p text:style-name="P101">Annual Tune</text:p>
      <text:p text:style-name="P101">St. Helena, the Empress</text:p>
      <text:p text:style-name="P101">Pope Youannix XI, the 89<text:span text:style-name="T53">th</text:span> Patriarch of Alexandria</text:p>
      <text:p text:style-name="P101">St. Gabriel VIII, the 97<text:span text:style-name="T53">th</text:span> Patriarch of Alexandria</text:p>
      <text:p text:style-name="P101"/>
      <text:p text:style-name="P127"><text:tab/>See the Sixteenth Day of Thoout.</text:p>
      <text:p text:style-name="P128"/>
      <text:p text:style-name="P57">The Tenth Day of Pashons</text:p>
      <text:p text:style-name="P74">Annual Tune</text:p>
      <text:p text:style-name="P74">Commemoration of the Three Holy Youths in the Fiery Furance</text:p>
      <text:p text:style-name="P84"><text:tab/>(Also Mesori 8)</text:p>
      <text:p text:style-name="P84"/>
      <text:p text:style-name="P50">The Vespers Gospel</text:p>
      <text:p text:style-name="P98">Psalm 4:3,4,7,8</text:p>
      <text:p text:style-name="P99"><text:tab/><text:span text:style-name="T6">A Psalm of David.</text:span></text:p>
      <text:p text:style-name="P97"><text:tab/><text:span text:style-name="T19">Know that the Lord has made His Holy One wonderful: the Lord will hear me when I cry unto Him. The light of Thy countenance, O Lord, has been signed upon us. Thou hast given joy to my heart. </text:span><text:span text:style-name="T6">Alleluia.</text:span></text:p>
      <text:p text:style-name="P103"/>
      <text:p text:style-name="P59">Matthew 11:25-30</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83">
        <text:p text:style-name="P137"><text:span text:style-name="T50"><text:tab/></text:span><text:span text:style-name="T22">At that time Jesus answered and said, </text:span><text:span text:style-name="T66">I thank thee, O Father, Lord of heaven and earth, because thou hast hid these things from the wise and </text:span><text:span text:style-name="T66">prudent, and hast revealed them unto babes.</text:span><text:span text:style-name="T22"> </text:span><text:span text:style-name="T66">Even so, Father: for so it </text:span><text:soft-page-break/><text:span text:style-name="T66">seemed good in thy sight.</text:span><text:span text:style-name="T22"> </text:span><text:span text:style-name="T66">All things are delivered unto me of my Father: and no man knoweth the Son, but the Father; neither knoweth any man the Father, save the Son, and </text:span><text:span text:style-name="T68">he</text:span><text:span text:style-name="T66"> to whomsoever the Son will reveal </text:span><text:span text:style-name="T68">him</text:span><text:span text:style-name="T66">.</text:span><text:span text:style-name="T22"> </text:span><text:span text:style-name="T66">Come unto me, all </text:span><text:span text:style-name="T68">ye</text:span><text:span text:style-name="T66"> that labour and are heavy laden, and I will give you rest.</text:span><text:span text:style-name="T22"> </text:span><text:span text:style-name="T66">Take my yoke upon you, and learn of me; for I am meek and lowly in heart: and ye shall find rest unto your souls.</text:span><text:span text:style-name="T22"> </text:span><text:span text:style-name="T66">For my yoke </text:span><text:span text:style-name="T68">is</text:span><text:span text:style-name="T66"> easy, and my burden is light.</text:span><text:span text:style-name="T50"> </text:span><text:span text:style-name="T52">Glory be to God forever.</text:span></text:p>
      </text:section>
      <text:p text:style-name="P60"/>
      <text:p text:style-name="P49">The Matins Gospel</text:p>
      <text:p text:style-name="P101">Psalm 112:1</text:p>
      <text:p text:style-name="P103"><text:tab/><text:span text:style-name="T6">A Psalm of David.</text:span></text:p>
      <text:p text:style-name="P97"><text:span text:style-name="T6"><text:tab/></text:span><text:span text:style-name="T16">Praise the Lord ye children: Praise ye the Name of the Lord. Let the Name of the Lord be blessed from now and forever. </text:span><text:span text:style-name="T6">Alleluia.</text:span></text:p>
      <text:p text:style-name="P111"/>
      <text:p text:style-name="P59">Mark 10:13-16</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84">
        <text:p text:style-name="P137"><text:span text:style-name="T52"><text:tab/></text:span><text:span text:style-name="T23">And they brought young children to him, that he should touch them: and </text:span><text:span text:style-name="T25">his</text:span><text:span text:style-name="T23"> disciples rebuked those that brought </text:span><text:span text:style-name="T25">them</text:span><text:span text:style-name="T23">. But when Jesus saw </text:span><text:span text:style-name="T25">it</text:span><text:span text:style-name="T23">, he was much displeased, and said unto them, </text:span><text:span text:style-name="T67">Suffer the little children to come unto me, and forbid them not: for of such is the kingdom of God.</text:span><text:span text:style-name="T23"> </text:span><text:span text:style-name="T67">Verily I say unto you, Whosoever shall not receive the kingdom of God as a little child, he shall not enter therein.</text:span><text:span text:style-name="T23"> </text:span><text:span text:style-name="T23">And he took them up in his arms, put </text:span><text:span text:style-name="T25">his</text:span><text:span text:style-name="T23"> hands upon them, and blessed them.</text:span><text:span text:style-name="T51"> </text:span><text:span text:style-name="T52">Glory be to God forever.</text:span></text:p>
      </text:section>
      <text:p text:style-name="P68"/>
      <text:p text:style-name="P49">The Liturgy</text:p>
      <text:p text:style-name="P60"/>
      <text:p text:style-name="P47">The Pauline Epistle</text:p>
      <text:p text:style-name="P59">Hebrews 11:32-12:2</text:p>
      <text:p text:style-name="P61"><text:tab/><text:span text:style-name="T6">A chapter from the Epistle of our teacher Paul to the Hebrews. His blessing be upon us. Amen.</text:span></text:p>
      <text:section text:style-name="Sect1" text:name="Section285">
        <text:p text:style-name="P137"><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text:span><text:span text:style-name="T22">rection: And others had trial of </text:span><text:span text:style-name="T26">cruel</text:span><text:span text:style-name="T22"> mockings and scourgings, yea, </text:span><text:soft-page-break/><text:span text:style-name="T22">more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8"><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9"><text:tab/><text:span text:style-name="T6">The grace of God the Father be with you all. Amen.</text:span></text:p>
      <text:p text:style-name="P60"/>
      <text:p text:style-name="P47">The Catholic Epistle</text:p>
      <text:p text:style-name="P59">1 Peter 4:12-19</text:p>
      <text:p text:style-name="P61"><text:tab/><text:span text:style-name="T6">The Catholic Epistle from the First Epistle of our teacher Peter. His Blessing be upon us. Amen.</text:span></text:p>
      <text:section text:style-name="Sect1" text:name="Section286">
        <text:p text:style-name="P137"><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text:span><text:span text:style-name="T22">Wherefore let them that suffer according to the will of God commit the keeping of their souls </text:span><text:span text:style-name="T26">to him</text:span><text:span text:style-name="T22"> in well doing, as unto a faithful Creator.</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
      <text:p text:style-name="P31">The Praxis</text:p>
      <text:p text:style-name="P59">Acts 19:23-41</text:p>
      <text:p text:style-name="P61"><text:tab/><text:span text:style-name="T6">A chapter from the Acts of our fathers the pure Apostles, who were invested with the grace of the Holy Spirit. Their blessing be with us all. Amen.</text:span></text:p>
      <text:section text:style-name="Sect1" text:name="Section287">
        <text:p text:style-name="P137"><text:span text:style-name="T50"><text:tab/></text:span><text:span text:style-name="T21">And the same time there arose no small stir about that way. For a certain </text:span><text:span text:style-name="T26">man</text:span><text:span text:style-name="T22"> named Demetrius, a silversmith, which made silver shrines for Diana, brought no small gain unto the craftsmen; Whom he called together with the workmen of like occupation, and said, Sirs, ye know that by this craft we have our wealth. Moreover ye see and hear, that not alone at Ephesus, but almost throughout all Asia, this Paul hath persuaded and turned away much people, saying that they be no gods, which are made with hands: So that not only this our craft is in danger to be set at nought; but also that the temple of the great goddess Diana should be despised, and her magnificence should be destroyed, whom all Asia and the world worshippeth. And when they heard </text:span><text:span text:style-name="T26">these sayings</text:span><text:span text:style-name="T22">, they were full of wrath, and cried out, saying, Great </text:span><text:span text:style-name="T26">is</text:span><text:span text:style-name="T22"> Diana of the Ephesians. And the whole city was filled with confusion: and having caught Gaius and Aristarchus, men of Macedonia, Paul’s companions in travel, they rushed with one accord into the theatre. And when Paul would have entered in unto the people, the disciples suffered him not. And certain of the chief of Asia, which were his friends, sent unto him, desiring </text:span><text:span text:style-name="T26">him</text:span><text:span text:style-name="T22"> that he would not adventure himself into the theatre. Some therefore cried one thing, and some another: for the assembly was confused; and the more part knew not wherefore they were come together.And they drew Alexander out of the multitude, the Jews putting him forward. And Alexander beckoned with the hand, and would have made his defence unto the people. But when they knew that he was a Jew, all with one voice about the space of two hours cried out, Great </text:span><text:span text:style-name="T26">is</text:span><text:span text:style-name="T22"> Diana of the Ephesians. And when the townclerk had appeased the people, he said, </text:span><text:span text:style-name="T26">Ye</text:span><text:span text:style-name="T22"> men of Ephesus, what man is there that knoweth not how that the city of the Ephesians is a worshipper of the great goddess Diana, and of the </text:span><text:span text:style-name="T26">image</text:span><text:span text:style-name="T22"> which fell down from Jupiter? Seeing then that these things cannot be spoken against, ye ought to be quiet, and to do nothing rashly. For ye have brought hither these men, which are neither robbers of churches, nor yet blasphemers of your goddess. Wherefore if Demetrius, and the craftsmen which are with him, have a matter against any man, the law is open, and there are deputies: let them implead one another. But if ye enquire any thing concerning other matters, it shall be determined in a lawful assembly. </text:span><text:soft-page-break/><text:span text:style-name="T22">For we are in danger to be called in question for this day’s uproar, there </text:span><text:span text:style-name="T22">being no cause whereby we may give </text:span><text:span text:style-name="T22">an account of this concourse. And when he had thus spoken, he dismissed the assembly.</text:span></text:p>
      </text:section>
      <text:p text:style-name="P60"><text:tab/><text:span text:style-name="T6">The word of the Lord abides in this church and in every church. Amen.</text:span></text:p>
      <text:p text:style-name="P60"/>
      <text:p text:style-name="P47">The Gospel</text:p>
      <text:p text:style-name="P101">Psalm 65:11,12</text:p>
      <text:p text:style-name="P103"><text:tab/><text:span text:style-name="T6">A Psalm of David.</text:span></text:p>
      <text:p text:style-name="P97"><text:span text:style-name="T73"><text:tab/></text:span><text:span text:style-name="T16">We passed through fire and water: And Thou hast brought us out to the rest. I will go into Thy House with burnt offerings: I will pay Thee the vows, which my lips have uttered. </text:span><text:span text:style-name="T6">Alleluia.</text:span></text:p>
      <text:p text:style-name="P103"/>
      <text:p text:style-name="P59">Matthew 18:10-20</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88">
        <text:p text:style-name="P137"><text:span text:style-name="T50"><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32">12 </text:span><text:span text:style-name="T67">How think ye? if a man have an hundred sheep, and one of them be gone astray, doth he not leave the ninety and nine, and goeth into the mountains, and seeketh that which is gone astray?</text:span><text:span text:style-name="T23"> </text:span><text:span text:style-name="T67">And if so be that he find it, 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8"><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49"> </text:span><text:span text:style-name="T52">Glory be to God forever.</text:span></text:p>
      </text:section>
      <text:p text:style-name="P127"/>
      <text:p text:style-name="P134"/>
      <text:p text:style-name="P38">The Eleventh Day of Pashons</text:p>
      <text:p text:style-name="P101">Annual Tune</text:p>
      <text:p text:style-name="P101">St. Theoclia, the wife of St. Justus and the martyr</text:p>
      <text:p text:style-name="P101">St. Paphnuti the bishop</text:p>
      <text:p text:style-name="P101"/>
      <text:p text:style-name="P127"><text:tab/>See the Twenty-Eighth Day of Athor.</text:p>
      <text:p text:style-name="P119"/>
      <text:p text:style-name="P134">The Twelfth Day of Pashons</text:p>
      <text:p text:style-name="P101">Annual Tune</text:p>
      <text:p text:style-name="P101">Commemoration of the Consecration of the Church of St. Demiana</text:p>
      <text:p text:style-name="P101">Commemoration of the Relocation of the Relics of St. John Chrysostom</text:p>
      <text:p text:style-name="P101">Commemoration of the Appearance of a Cross of Light above Golgatha</text:p>
      <text:p text:style-name="P101">Pope Mark VII, the 106<text:span text:style-name="T53">th</text:span> Patriarch of Alexandria</text:p>
      <text:p text:style-name="P101">Teacher (Moallem) Malati the martyr</text:p>
      <text:p text:style-name="P101"/>
      <text:p text:style-name="P127"><text:tab/>See the Seventeenth Day of Athor.</text:p>
      <text:p text:style-name="P127"/>
      <text:p text:style-name="P134">The Thirteenth Day of Pashons</text:p>
      <text:p text:style-name="P101">Annual Tune</text:p>
      <text:p text:style-name="P101">St. Arsanius, the Thooutor of the Emperor's children</text:p>
      <text:p text:style-name="P101"/>
      <text:p text:style-name="P127"><text:tab/>See the Twenty-Second Day of Tobi.</text:p>
      <text:p text:style-name="P127"/>
      <text:p text:style-name="P134">The Fourteenth Day of Pashons</text:p>
      <text:p text:style-name="P101">Annual Tune</text:p>
      <text:p text:style-name="P101">St. Pakhom, the Father of the Cenobitic Life</text:p>
      <text:p text:style-name="P101">St. Epimachus of Pelusium the martyr</text:p>
      <text:p text:style-name="P101"/>
      <text:p text:style-name="P127"><text:tab/>See the Third Day of Mesori.</text:p>
      <text:p text:style-name="P127"/>
      <text:p text:style-name="P134">The Fifteenth Day of Pashons</text:p>
      <text:p text:style-name="P101">Annual Tune</text:p>
      <text:p text:style-name="P101">St. Simon the Zealot, the Apostle</text:p>
      <text:p text:style-name="P101">The Four Hundred Martyrs in Dandara</text:p>
      <text:p text:style-name="P101">St. Menas the Deacon</text:p>
      <text:p text:style-name="P101"/>
      <text:p text:style-name="P127"><text:tab/>See the Twelfth Day of Paopi.</text:p>
      <text:p text:style-name="P127"/>
      <text:p text:style-name="P134"/>
      <text:p text:style-name="P38">The Sixteenth Day of Pashons</text:p>
      <text:p text:style-name="P101">Annual Tune</text:p>
      <text:p text:style-name="P101">Commemoration of St. John the Evangelist</text:p>
      <text:p text:style-name="P101"/>
      <text:p text:style-name="P127"><text:tab/>See the Fourth Day of Tobi.</text:p>
      <text:p text:style-name="P127"/>
      <text:p text:style-name="P134">The Seventeenth Day of Pashons</text:p>
      <text:p text:style-name="P101">Annual Tune</text:p>
      <text:p text:style-name="P101">St. Epiphanius, the bishop of Cypurs</text:p>
      <text:p text:style-name="P101"/>
      <text:p text:style-name="P127"><text:tab/>See the Twenty-Eighth Day of Athor.</text:p>
      <text:p text:style-name="P127"/>
      <text:p text:style-name="P134">The Eighteenth Day of Pashons</text:p>
      <text:p text:style-name="P101">Annual Tune</text:p>
      <text:p text:style-name="P101">St. George, the friend of St. Abraam</text:p>
      <text:p text:style-name="P101">The Commemoration of the Feast of Pentecost</text:p>
      <text:p text:style-name="P101"/>
      <text:p text:style-name="P127"><text:tab/>See the Twenty-Seventh Day of Paopi.</text:p>
      <text:p text:style-name="P127"/>
      <text:p text:style-name="P134">The Ninteenth Day of Pashons</text:p>
      <text:p text:style-name="P101">Annual Tune</text:p>
      <text:p text:style-name="P101">Abba Isaac, the Priest of the Cells</text:p>
      <text:p text:style-name="P101">St. Isidore of Antioch, the martyr</text:p>
      <text:p text:style-name="P101"/>
      <text:p text:style-name="P127"><text:tab/>See the Twenty-Second Day of Tobi.</text:p>
      <text:p text:style-name="P128"/>
      <text:p text:style-name="P57">The Twentieth Day of Pashons</text:p>
      <text:p text:style-name="P74">Abba Ammonius the Anchorite</text:p>
      <text:p text:style-name="P83"><text:tab/>(also Paopi 7, 13, 28, 30; Koiak 12; Tobi 14, 25; Meshir 3, 12, 19; Phamenoth 9; Pharamuthi 1, 10; Pashons 20; Paoni 29)</text:p>
      <text:p text:style-name="P83"/>
      <text:p text:style-name="P50">The Vespers Gospel</text:p>
      <text:p text:style-name="P98">Psalm 64:4,6</text:p>
      <text:p text:style-name="P99"><text:tab/><text:span text:style-name="T6">A Psalm of David.</text:span></text:p>
      <text:p text:style-name="P97"><text:span text:style-name="T74"><text:tab/></text:span><text:span text:style-name="T19">Blessed is he whom thou hast chosen, and received unto Thee. He will dwell in Thy courts forever. Hear us, O God our Saviour, the hope of all the ends of the earth. </text:span><text:span text:style-name="T6">Alleluia.</text:span></text:p>
      <text:p text:style-name="P103"/>
      <text:p text:style-name="P59"/>
      <text:p text:style-name="P32">Matthew 24:42-47</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89">
        <text:p text:style-name="P137"><text:span text:style-name="T50"><text:tab/></text:span><text:span text:style-name="T66">Watch therefore: for ye know not what hour your Lord doth come.</text:span><text:span text:style-name="T22"> </text:span><text:span text:style-name="T66">But know this, that if the goodman of the house had known in what watch </text:span><text:span text:style-name="T66">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60"/>
      <text:p text:style-name="P49">The Matins Gospel</text:p>
      <text:p text:style-name="P101">Psalm 36:15,16,27</text:p>
      <text:p text:style-name="P103"><text:tab/><text:span text:style-name="T6">A Psalm of David.</text:span></text:p>
      <text:p text:style-name="P113"><text:span text:style-name="T20"><text:tab/></text:span><text:span text:style-name="T16">The LORD upholds the righteous. The LORD knows the days of the blameless: and their inheritance shall be for ever. The righteous shall inherit the land, and dwell therein forever. </text:span>Alleluia.</text:p>
      <text:p text:style-name="P111"/>
      <text:p text:style-name="P59">Mark 13:33-37</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90">
        <text:p text:style-name="P137"><text:span text:style-name="T52"><text:tab/></text:span><text:span text:style-name="T67">Take ye heed, watch and pray: for ye know not when the time is.</text:span><text:span text:style-name="T23"> </text:span><text:span text:style-name="T69">For the Son of man is</text:span><text:span text:style-name="T67"> as a man taking a far journey, who left his house, and gave authority to his servants, and to every man his work, and commanded the porter to watch.</text:span><text:span text:style-name="T23"> </text:span><text:span text:style-name="T67">Watch ye therefore: for ye know not when the master of the house cometh, at even, or at midnight, or at the cockcrowing, or in the morning:</text:span><text:span text:style-name="T23"> </text:span><text:span text:style-name="T67">Lest coming suddenly he find you sleeping.</text:span><text:span text:style-name="T23"> </text:span><text:span text:style-name="T67">And what I say unto you I say unto all, Watch.</text:span><text:span text:style-name="T51"> </text:span><text:span text:style-name="T52">Glory be to God forever.</text:span></text:p>
      </text:section>
      <text:p text:style-name="P68"/>
      <text:p text:style-name="P49">The Liturgy</text:p>
      <text:p text:style-name="P60"/>
      <text:p text:style-name="P47">The Pauline Epistle</text:p>
      <text:p text:style-name="P59">1 Corinthians 3:4-23</text:p>
      <text:p text:style-name="P61"><text:tab/><text:span text:style-name="T6">A chapter from the First Epistle of our teacher Paul to the Corinthians. His blessing be upon us. Amen.</text:span></text:p>
      <text:section text:style-name="Sect1" text:name="Section291">
        <text:p text:style-name="P137"><text:span text:style-name="T50"><text:tab/></text:span><text:span text:style-name="T21">For while one saith, I am of Paul; and another, I </text:span><text:span text:style-name="T26">am</text:span><text:span text:style-name="T22"> of Apollos; are ye not carnal?</text:span></text:p>
        <text:p text:style-name="P138"><text:span text:style-name="T22"><text:tab/>Who then is Paul, and who </text:span><text:span text:style-name="T26">is</text:span><text:span text:style-name="T22"> Apollos, but ministers by whom ye believed, even as the Lord gave to </text:span><text:soft-page-break/><text:span text:style-name="T22">every man? I have planted, Apollos watered; but God gave the increase. So then neither is he that planteth any thing, neither he that watereth; but God that giveth the increase. Now he that planteth and he that watereth are one: and every man shall receive his own reward according to his own labour. For we are labourers together with God: ye are God’s husbandry, </text:span><text:span text:style-name="T26">ye </text:span><text:span text:style-name="T26">are</text:span><text:span text:style-name="T22"> God’s building. </text:span><text:span text:style-name="T22">According to the grace of God which is given unto me, as a wise masterbuilder, I have laid the foundation, and another buildeth thereon. But let every man take heed how he buildeth thereupon.</text:span></text:p>
        <text:p text:style-name="P138"><text:span text:style-name="T22"><text:tab/>For other foundation can no man lay than that is laid, which is Jesus Christ. Now if any man build upon this foundation gold, silver, precious stones, wood, hay, stubble; Every man’s work shall be made manifest: for the day shall declare it, because it shall be revealed by fire; and the fire shall try every man’s work of what sort it is. If any man’s work abide which he hath built thereupon, he shall receive a reward. </text:span><text:span text:style-name="T22">If any man’s work shall be burned, he shall suffer loss: but he himself shall be saved; yet so as by fire.</text:span></text:p>
        <text:p text:style-name="P138"><text:span text:style-name="T22"><text:tab/>Know ye not that ye are the temple of God, and </text:span><text:span text:style-name="T26">that</text:span><text:span text:style-name="T22"> the Spirit of God dwelleth in you? </text:span><text:span text:style-name="T22">If any man defile the temple of God, him shall God destroy; for the temple of God is holy, which </text:span><text:span text:style-name="T26">temple</text:span><text:span text:style-name="T22"> ye are.</text:span></text:p>
        <text:p text:style-name="P138"><text:span text:style-name="T22"><text:tab/>Let no man deceive himself. If any man among you seemeth to be wise in this world, let him become a fool, that he may be wise. For the wisdom of this world is foolishness with God. For it is written, He taketh the wise in their own craftiness. </text:span><text:span text:style-name="T22">And again, The Lord knoweth the thoughts of the wise, that they are vain.</text:span></text:p>
        <text:p text:style-name="P138"><text:span text:style-name="T22"><text:tab/>Therefore let no man glory in men. For all things are yours; Whether Paul, or Apollos, or Cephas, or the world, or life, or death, or things present, or things to come; all are yours; And ye are Christ’s; and Christ </text:span><text:span text:style-name="T26">is</text:span><text:span text:style-name="T22"> God’s.</text:span></text:p>
      </text:section>
      <text:p text:style-name="P59"><text:tab/><text:span text:style-name="T6">The grace of God the Father be with you all. Amen.</text:span></text:p>
      <text:p text:style-name="P60"/>
      <text:p text:style-name="P47">The Catholic Epistle</text:p>
      <text:p text:style-name="P59">1 Peter 5:5-14</text:p>
      <text:p text:style-name="P61"><text:tab/><text:span text:style-name="T6">The Catholic Epistle from the First Epistle of our teacher Peter. His Blessing be upon us. Amen.</text:span></text:p>
      <text:section text:style-name="Sect1" text:name="Section292">
        <text:p text:style-name="P137"><text:span text:style-name="T50"><text:tab/></text:span><text:span text:style-name="T21">Likewise, ye younger, submit yourselves unto the elder. Yea, all </text:span><text:span text:style-name="T26">of you</text:span><text:span text:style-name="T22"> be subject one to another, and be clothed with humility: for God resisteth the proud, and giveth grace to the humble. Humble yourselves there</text:span><text:span text:style-name="T22">fore under the mighty hand of God, that he may exalt you in due time: </text:span><text:span text:style-name="T22">Casting all your care upon him; for he careth for you.</text:span></text:p>
        <text:p text:style-name="P138"><text:span text:style-name="T22"><text:tab/>Be sober, be vigilant; because your adversary the devil, as a roaring </text:span><text:soft-page-break/><text:span text:style-name="T22">lion, walketh about, seeking whom he may devour: </text:span><text:span text:style-name="T22">Whom resist stedfast in the faith, knowing that the same afflictions are accomplished in your brethren that are in the world.</text:span></text:p>
        <text:p text:style-name="P138"><text:span text:style-name="T22"><text:tab/>But the God of all grace, who hath called us unto his eternal glory by Christ Jesus, after that ye have suffered a while, make you perfect, </text:span><text:span text:style-name="T22">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text:span><text:span text:style-name="T22">Greet ye one another with a kiss of charity. Peace </text:span><text:span text:style-name="T26">be</text:span><text:span text:style-name="T22"> with you all that are in Christ Jesus. Amen.</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4824-19:6</text:p>
      <text:p text:style-name="P61"><text:tab/><text:span text:style-name="T6">A chapter from the Acts of our fathers the pure Apostles, who were invested with the grace of the Holy Spirit. Their blessing be with us all. Amen.</text:span></text:p>
      <text:section text:style-name="Sect1" text:name="Section293">
        <text:p text:style-name="P137"><text:span text:style-name="T40"><text:tab/></text:span><text:span text:style-name="T22">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8"><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text:span><text:span text:style-name="T22">ance, saying unto the people, that they should believe on him which should come after him, that is, on Christ Jesus. When they heard </text:span><text:span text:style-name="T26">this</text:span><text:span text:style-name="T22">, they were baptized in the name of the Lord </text:span><text:soft-page-break/><text:span text:style-name="T22">Jesus. And when Paul had laid </text:span><text:span text:style-name="T26">his</text:span><text:span text:style-name="T22"> hands upon them, the Holy Ghost came on them; and they spake with tongues, and prophesied.</text:span></text:p>
      </text:section>
      <text:p text:style-name="P60"><text:tab/><text:span text:style-name="T6">The word of the Lord abides in this church and in every church. Amen.</text:span></text:p>
      <text:p text:style-name="P60"/>
      <text:p text:style-name="P47">The Gospel</text:p>
      <text:p text:style-name="P101">Psalm 36:28</text:p>
      <text:p text:style-name="P103"><text:tab/><text:span text:style-name="T6">A Psalm of David.</text:span></text:p>
      <text:p text:style-name="P97"><text:span text:style-name="T13"><text:tab/></text:span><text:span text:style-name="T16">The mouth of the righteous speaks wisdom, and his tongue talks of judgment. The law of his God is in his heart; none of his steps shall slide. </text:span><text:span text:style-name="T6">Alleluia.</text:span></text:p>
      <text:p text:style-name="P103"/>
      <text:p text:style-name="P59">Luke 16:1-12</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94">
        <text:p text:style-name="P137"><text:span text:style-name="T50"><text:tab/></text:span><text:span text:style-name="T23">And he said also unto his disciples, </text:span><text:span text:style-name="T67">There was a certain rich man, which had a steward; and the same was accused unto him that he had wasted his goods.</text:span><text:span text:style-name="T23"> </text:span><text:span text:style-name="T67">And he called him, and said unto him, How is it that I hear this of thee? give an account of thy stewardship; for thou mayest be no longer steward.</text:span><text:span text:style-name="T23"> </text:span><text:span text:style-name="T67">Then the steward said within himself, What shall I do? for my lord taketh away from me the stewardship: I cannot dig; to beg I am ashamed.</text:span><text:span text:style-name="T23"> </text:span><text:span text:style-name="T67">I am resolved what to do, that, when I am put out of the stewardship, they may receive me into their houses.</text:span><text:span text:style-name="T23"> </text:span><text:span text:style-name="T67">So he called every one of his lord’s debtors </text:span><text:span text:style-name="T69">unto him</text:span><text:span text:style-name="T67">, and said unto the first, How much owest thou unto my lord?</text:span><text:span text:style-name="T23"> </text:span><text:span text:style-name="T67">And he said, An hundred measures of oil. And he said unto him, Take thy bill, and sit down quickly, and write fifty.</text:span><text:span text:style-name="T23"> </text:span><text:span text:style-name="T67">Then said he to another, And how much owest thou? And he said, An hundred measures of wheat. And he said unto him, Take thy bill, and write fourscore.</text:span><text:span text:style-name="T23"> </text:span><text:span text:style-name="T67">And the lord commended the unjust steward, because he had done wisely: for the children of this world are in their generation wiser than the children of light.</text:span><text:span text:style-name="T23"> </text:span><text:span text:style-name="T67">And I say unto you, Make to yourselves friends of the mammon of unrighteousness; that, when ye fail, they may receive you into everlasting habitations.</text:span><text:span text:style-name="T23"> </text:span><text:span text:style-name="T67">He that is faithful in that which is least is faithful also in much: and he that is unjust in the least is unjust also in much.</text:span><text:span text:style-name="T23"> </text:span><text:span text:style-name="T67">If therefore ye have not been faithful in the unrighteous mammon, who will commit to your trust the true </text:span><text:span text:style-name="T69">riches</text:span><text:span text:style-name="T67">?</text:span><text:span text:style-name="T23"> </text:span><text:span text:style-name="T67">And if ye have not been faithful in that which is another man’s, who shall give you that which is your own?</text:span><text:span text:style-name="T51"> </text:span><text:span text:style-name="T52">Glory be to God forever.</text:span></text:p>
      </text:section>
      <text:p text:style-name="P125"/>
      <text:p text:style-name="P134"/>
      <text:p text:style-name="P38">The Twenty-First Day of Pashons</text:p>
      <text:p text:style-name="P101">Annual Tune</text:p>
      <text:p text:style-name="P101">Commemoratino of the Mother of God</text:p>
      <text:p text:style-name="P101">St. Marcian</text:p>
      <text:p text:style-name="P101"/>
      <text:p text:style-name="P127"><text:tab/>See the Third Day of Mesori.</text:p>
      <text:p text:style-name="P127"/>
      <text:p text:style-name="P134">The Twenty-Second Day of Pashons</text:p>
      <text:p text:style-name="P101">Annual Tune</text:p>
      <text:p text:style-name="P101">St. Andronicus the Disciple</text:p>
      <text:p text:style-name="P101"/>
      <text:p text:style-name="P127"><text:tab/>See the First Day of Tobi.</text:p>
      <text:p text:style-name="P127"/>
      <text:p text:style-name="P134">The Twenty-Third Day of Pashons</text:p>
      <text:p text:style-name="P101">Annual Tune</text:p>
      <text:p text:style-name="P101">St. Junia the Disciple</text:p>
      <text:p text:style-name="P101">St. Julian and his mother, the martyrs</text:p>
      <text:p text:style-name="P101"/>
      <text:p text:style-name="P127"><text:tab/>See the Thirtieth Day of Pharamuthi.</text:p>
      <text:p text:style-name="P128"/>
      <text:p text:style-name="P57">The Twenty-Fourth Day of Pashons</text:p>
      <text:p text:style-name="P74">Joyful Tune</text:p>
      <text:p text:style-name="P75">Feast of the Entrance of the Lord into Egypt</text:p>
      <text:p text:style-name="P76">Habakkuk the Prophet</text:p>
      <text:p text:style-name="P76">St. Bashnouna El-Makari the monk and martyr</text:p>
      <text:p text:style-name="P84"><text:tab/>(also Paoni 8)</text:p>
      <text:p text:style-name="P84"/>
      <text:p text:style-name="P50">The Vespers Gospel</text:p>
      <text:p text:style-name="P98">Psalm 104:11,12</text:p>
      <text:p text:style-name="P99"><text:tab/><text:span text:style-name="T6">A Psalm of David.</text:span></text:p>
      <text:p text:style-name="P97"><text:tab/><text:span text:style-name="T19">Israel came into Egypt; and Jacob sojourned in the land of Ham. He committed to them the words of His signs: and his wonders in the land of Ham. </text:span><text:span text:style-name="T6">Alleluia.</text:span></text:p>
      <text:p text:style-name="P103"/>
      <text:p text:style-name="P59">Matthew 4:12-17</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95">
        <text:p text:style-name="P137"><text:span text:style-name="T50"><text:tab/></text:span><text:span text:style-name="T22">Now when Jesus had heard that John was cast into prison, he departed into Galilee; And leaving Nazareth, he came and dwelt in Capernaum, which is upon the sea coast, in the borders of Zabulon and Nephthalim: That it </text:span><text:soft-page-break/><text:span text:style-name="T22">might be fulfilled which was spoken by Esaias the prophet, saying, The land of Zabulon, and the land of Nephthalim, </text:span><text:span text:style-name="T26">by</text:span><text:span text:style-name="T22"> the way of the sea, beyond Jordan, Galilee of the Gentiles; The people which sat in darkness saw great light; and to them which sat in the region and shadow of death light </text:span><text:span text:style-name="T22">is sprung up. From that time Jesus began to preach, and to say, </text:span><text:span text:style-name="T66">Repent: for the kingdom of heaven is at hand</text:span><text:span text:style-name="T22">.</text:span><text:span text:style-name="T50"> </text:span><text:span text:style-name="T52">Glory be to God forever.</text:span></text:p>
      </text:section>
      <text:p text:style-name="P60"/>
      <text:p text:style-name="P49">The Matins Gospel</text:p>
      <text:p text:style-name="P101">Psalm 105:14,3</text:p>
      <text:p text:style-name="P103"><text:tab/><text:span text:style-name="T6">A Psalm of David.</text:span></text:p>
      <text:p text:style-name="P97"><text:span text:style-name="T73"><text:tab/></text:span><text:span text:style-name="T16">Who had done great things in Egypt: And wondrous works in the land of Ham. Remember us, O LORD, in the favour of Thy people: And visit us with thy salvation. </text:span><text:span text:style-name="T6">Alleluia.</text:span></text:p>
      <text:p text:style-name="P111"/>
      <text:p text:style-name="P59">Matthew 12:15-23</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96">
        <text:p text:style-name="P137"><text:span text:style-name="T52"><text:tab/></text:span><text:span text:style-name="T23">But when Jesus knew </text:span><text:span text:style-name="T25">it</text:span><text:span text:style-name="T23">, he withdrew himself from thence: and great multitudes followed him, and he healed them all; And charged them that they should not make him known: That it might be fulfilled which was spoken by Esaias the prophet, saying, Behold my servant, whom I have chosen; my beloved, in whom my soul is well pleased: I will put my spirit upon him, and he shall shew judgment to the Gentiles. He shall not strive, nor cry; neither shall any man hear his voice in the streets. A bruised reed shall he not break, and smoking flax shall he not quench, till he send forth judgment unto victory. </text:span><text:span text:style-name="T23">And in his name shall the Gentiles trust.</text:span></text:p>
        <text:p text:style-name="P138"><text:span text:style-name="T22"><text:tab/>Then was brought unto him one possessed with a devil, blind, and dumb: and he healed him, insomuch that the blind and dumb both spake and saw. </text:span><text:span text:style-name="T22">And all the people were amazed, and said, Is not this the son of David?</text:span><text:span text:style-name="T51"> </text:span><text:span text:style-name="T52">Glory be to God forever.</text:span></text:p>
      </text:section>
      <text:p text:style-name="P68"/>
      <text:p text:style-name="P49">The Liturgy</text:p>
      <text:p text:style-name="P60"/>
      <text:p text:style-name="P47">The Pauline Epistle</text:p>
      <text:p text:style-name="P59">Ephesians 2:1-22</text:p>
      <text:p text:style-name="P61"><text:tab/><text:span text:style-name="T6">A chapter from the Epistle of our teacher Paul to the Ephesians. His blessing be upon us. Amen.</text:span></text:p>
      <text:section text:style-name="Sect1" text:name="Section297">
        <text:p text:style-name="P137"><text:span text:style-name="T50"><text:tab/></text:span><text:span text:style-name="T21">And you </text:span><text:span text:style-name="T26">hath he quickened</text:span><text:span text:style-name="T22">, who were dead in trespasses and sins; Wherein in time past ye walked according to the course of this world, according to the prince of the power of the air, the spirit that now worketh </text:span><text:soft-page-break/><text:span text:style-name="T22">in the children of disobedience: </text:span><text:span text:style-name="T22">Among whom also we all had our conversation in times past in the lusts of our flesh, fulfilling the desires of the flesh and of the mind; and were by nature the children of wrath, even as others.</text:span></text:p>
        <text:p text:style-name="P138"><text:span text:style-name="T22"><text:tab/>But God, who is rich in mercy, for his great love wherewith he loved us, Even when we were dead in sins, hath quickened us together with Christ, (by grace ye are saved;) And hath raised </text:span><text:span text:style-name="T26">us</text:span><text:span text:style-name="T22"> up together, and made </text:span><text:span text:style-name="T26">us</text:span><text:span text:style-name="T22"> sit together in heavenly </text:span><text:span text:style-name="T26">places</text:span><text:span text:style-name="T22"> in </text:span><text:span text:style-name="T22">Christ Jesus: That in the ages to come he might shew the exceeding riches of his grace in </text:span><text:span text:style-name="T26">his</text:span><text:span text:style-name="T22"> kindness toward us through Christ Jesus. For by grace are ye saved through faith; and that not of yourselves: </text:span><text:span text:style-name="T26">it is</text:span><text:span text:style-name="T22"> the gift of God: Not of works, lest any man should boast. </text:span><text:span text:style-name="T22">For we are his workmanship, created in Christ Jesus unto good works, which God hath before ordained that we should walk in them.</text:span></text:p>
        <text:p text:style-name="P138"><text:span text:style-name="T22"><text:tab/>Wherefore remember, that ye </text:span><text:span text:style-name="T26">being</text:span><text:span text:style-name="T22"> in time past Gentiles in the flesh, who are called Uncircumcision by that which is called the Circumcision in the flesh made by hands; That at that time ye were without Christ, being aliens from the commonwealth of Israel, and strangers from the covenants of promise, having no hope, and without God in the world: </text:span><text:span text:style-name="T22">But now in Christ Jesus ye who sometimes were far off are made nigh by the blood of Christ.</text:span></text:p>
        <text:p text:style-name="P138"><text:span text:style-name="T22"><text:tab/>For he is our peace, who hath made both one, and hath broken down the middle wall of partition </text:span><text:span text:style-name="T26">between us</text:span><text:span text:style-name="T22">; Having abolished in his flesh the enmity, </text:span><text:span text:style-name="T26">even</text:span><text:span text:style-name="T22"> the law of commandments </text:span><text:span text:style-name="T26">contained</text:span><text:span text:style-name="T22"> in ordinances; for to make in himself of twain one new man, </text:span><text:span text:style-name="T26">so</text:span><text:span text:style-name="T22"> making peace; And that he might reconcile both unto God in one body by the cross, having slain the enmity thereby: And came and preached peace to you which were afar off, and to them that were nigh. For through him we both have access by one Spirit unto the Father. Now therefore ye are no more strangers and foreigners, but fellowcitizens with the saints, and of the household of God; And are built upon the foundation of the apostles and prophets, Jesus Christ himself being the chief corner </text:span><text:span text:style-name="T26">stone</text:span><text:span text:style-name="T22">; In whom all the building fitly framed together groweth unto an holy temple in the Lord: In whom ye also are builded together for an habitation of God through the Spirit.</text:span></text:p>
      </text:section>
      <text:p text:style-name="P59"><text:tab/><text:span text:style-name="T6">The grace of God the Father be with you all. Amen.</text:span></text:p>
      <text:p text:style-name="P60"/>
      <text:p text:style-name="P47"/>
      <text:p text:style-name="P31">The Catholic Epistle</text:p>
      <text:p text:style-name="P59">1 John 4:7-19</text:p>
      <text:p text:style-name="P61"><text:tab/><text:span text:style-name="T6">The Catholic Epistle from the First Epistle of our teacher John. His Blessing be upon us. Amen.</text:span></text:p>
      <text:section text:style-name="Sect1" text:name="Section298">
        <text:p text:style-name="P137"><text:span text:style-name="T50"><text:tab/></text:span><text:span text:style-name="T21">Beloved, let us love one another: for love is of God; and every one that loveth is born of God, and knoweth God. He that loveth not knoweth not God; for God is love. In this was manifested the love of God toward us, because that God sent his only begotten Son into the world, that we might live through him. Herein is love, not that we loved God, but that he loved </text:span><text:span text:style-name="T21">us, and sent his Son </text:span><text:span text:style-name="T26">to be</text:span><text:span text:style-name="T22"> the propitiation for our sins. Beloved, if God so loved us, we ought also to love one another. No man hath seen God at any time. If we love one another, God dwelleth in us, and his love is perfec</text:span><text:span text:style-name="T22">ted in us. Hereby know we that we dwell in him, and he in us, because he hath given us of his Spirit.</text:span></text:p>
        <text:p text:style-name="P138"><text:span text:style-name="T22"><text:tab/>And we have seen and do testify that the Father sent the Son </text:span><text:span text:style-name="T26">to be</text:span><text:span text:style-name="T22"> the Saviour of the world. Whosoever shall confess that Jesus is the Son of God, God dwelleth in him, and he in God. </text:span><text:span text:style-name="T22">And we have known and believed the love that God hath to us. God is love; and he that dwelleth in love dwelleth in God, and God in him.</text:span></text:p>
        <text:p text:style-name="P138"><text:span text:style-name="T22"><text:tab/>Herein is our love made perfect, that we may have boldness in the day of judgment: because as he is, so are we in this world. There is no fear in love; but perfect love casteth out fear: because fear hath torment. He that feareth is not made perfect in love. </text:span><text:span text:style-name="T22">We love him, because he first loved us.</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7:20-34</text:p>
      <text:p text:style-name="P61"><text:tab/><text:span text:style-name="T6">A chapter from the Acts of our fathers the pure Apostles, who were invested with the grace of the Holy Spirit. Their blessing be with us all. Amen.</text:span></text:p>
      <text:section text:style-name="Sect1" text:name="Section299">
        <text:p text:style-name="P137"><text:span text:style-name="T50"><text:tab/></text:span><text:span text:style-name="T21">In which time Moses was born, and was exceeding fair, and nourished up in his father’s house three months: And when he was cast out, Pharaoh’s daughter took him up, and nourished him for her own son. And Moses was learned in all the wisdom of the Egyptians, and was mighty in words and in deeds. 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he next day he shewed himself unto them as they strove, and would have </text:span><text:soft-page-break/><text:span text:style-name="T22">set them at one again, saying, Sirs, ye are brethren; why do ye wrong one to another? But he that did his neighbour wrong thrust him away, saying, Who made thee a ruler and a judge over us? Wilt thou kill me, as thou diddest the Egyptian yesterday? </text:span><text:span text:style-name="T22">Then fled Moses at this saying, and was a stranger in the land of Madian, where he begat two sons.</text:span></text:p>
        <text:p text:style-name="P138"><text:span text:style-name="T31"><text:tab/></text:span><text:span text:style-name="T22">And when forty years were expired, there appeared to him in the wilderness of mount Sina an angel of the Lord in a flame of fire in a bush. When Moses saw </text:span><text:span text:style-name="T26">it</text:span><text:span text:style-name="T22">, he wondered at the sight: and as he drew near to </text:span><text:span text:style-name="T22">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text:span><text:span text:style-name="T22">off thy shoes from thy feet: for the place where thou standest is holy ground. I have seen, I have seen the affliction of my people which is in Egypt, and I have heard their groaning, and am come down to deliver them. And now come, I will send thee into Egypt.</text:span></text:p>
      </text:section>
      <text:p text:style-name="P60"><text:tab/><text:span text:style-name="T6">The word of the Lord abides in this church and in every church. Amen.</text:span></text:p>
      <text:p text:style-name="P60"/>
      <text:p text:style-name="P47">The Gospel</text:p>
      <text:p text:style-name="P101">Psalm 104:19,21</text:p>
      <text:p text:style-name="P103"><text:tab/><text:span text:style-name="T6">A Psalm of David.</text:span></text:p>
      <text:p text:style-name="P97"><text:span text:style-name="T73"><text:tab/></text:span><text:span text:style-name="T16">He smote all the firstborn in their land, And the firstfruit of all their labour. Egypt was glad when they departed: for the fear of them fell upon them. </text:span><text:span text:style-name="T6">Alleluia.</text:span></text:p>
      <text:p text:style-name="P103"/>
      <text:p text:style-name="P59">Matthew 2:13-23</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00">
        <text:p text:style-name="P137"><text:span text:style-name="T50"><text:tab/></text:span><text:span text:style-name="T23">And when they were departed, behold, the angel of the Lord appeareth to Joseph in a dream, saying, Arise, and take the young child and his mother, and flee into Egypt, and be thou there until I bring thee word: for Herod will seek the young child to destroy him. When he arose, he took the young child and his mother by night, and departed into Egypt: </text:span><text:span text:style-name="T23">And was there until the death of Herod: that it might be fulfilled which was spoken of the Lord by the prophet, saying, Out of Egypt have I called my son.</text:span></text:p>
        <text:p text:style-name="P138"><text:span text:style-name="T21"><text:tab/>Then Herod, when he saw that he was mocked of the wise men, was exceeding wroth, and sent forth, and slew all the children that were in Bethlehem, and in all the coasts thereof, from two years old and under, according to the time which he had diligently enquired of the wise men. Then was fulfilled that which was spoken </text:span><text:soft-page-break/><text:span text:style-name="T21">by Jeremy the prophet, saying, In Rama was there a voice heard, lamentation, and weeping, and great mourning, Rachel weeping </text:span><text:span text:style-name="T26">for</text:span><text:span text:style-name="T22"> her children, and would not be comforted, because they are not.</text:span></text:p>
        <text:p text:style-name="P138"><text:span text:style-name="T22"><text:s/><text:tab/>But when Herod was dead, behold, an angel of the Lord appeareth in a dream to Joseph in Egypt, Saying, Arise, and take the young child and his mother, and go into the land of Israel: for they are dead which sought the young child’s life. And he arose, and took the young child and his mother, and came into the land of Israel. But when he heard </text:span><text:span text:style-name="T22">that Archelaus did reign in Judaea in the room of his father Herod, he was afraid to go thither: notwithstanding, being warned of God in a dream, he turned aside into the parts of Galilee: </text:span><text:span text:style-name="T22">And he came and dwelt in a city </text:span><text:span text:style-name="T22">called Nazareth: that it might be fulfilled which was spoken by the prophets, He shall be called a Nazarene.</text:span><text:span text:style-name="T49"> </text:span><text:span text:style-name="T52">Glory be to God forever.</text:span></text:p>
      </text:section>
      <text:p text:style-name="P125"/>
      <text:p text:style-name="P134">The Twenty-Fifth Day of Pashons</text:p>
      <text:p text:style-name="P101">Annual Tune</text:p>
      <text:p text:style-name="P101">St. Colluthus of Antinoe the martyr</text:p>
      <text:p text:style-name="P101">Ibrahim El-Gohari</text:p>
      <text:p text:style-name="P101"/>
      <text:p text:style-name="P127"><text:tab/>See the Twenty-Fifth Day of Athor.</text:p>
      <text:p text:style-name="P128"/>
      <text:p text:style-name="P57">The Twenty-Sixth Day of Pashons</text:p>
      <text:p text:style-name="P74">Annual Tune</text:p>
      <text:p text:style-name="P74">St. Thomas the Apostle</text:p>
      <text:p text:style-name="P74"/>
      <text:p text:style-name="P50">The Vespers Gospel</text:p>
      <text:p text:style-name="P98">Psalm 63:12,13</text:p>
      <text:p text:style-name="P99"><text:tab/><text:span text:style-name="T6">A Psalm of David.</text:span></text:p>
      <text:p text:style-name="P97"><text:tab/><text:span text:style-name="T19">The Lord shall give a word to those who preach with great power: Wonderful is God among His saints: God of Israel shall give power and strength to His people. </text:span><text:span text:style-name="T6">Alleluia.</text:span></text:p>
      <text:p text:style-name="P103"/>
      <text:p text:style-name="P59">Mark 3:7-21</text:p>
      <text:p text:style-name="P6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01">
        <text:p text:style-name="P137"><text:span text:style-name="T50"><text:tab/></text:span><text:span text:style-name="T22">But Jesus withdrew himself with his disciples to the sea: and a great multitude from Galilee followed him, and from Judaea, And from Jerusalem, and from Idumaea, and </text:span><text:span text:style-name="T26">from</text:span><text:span text:style-name="T22"> beyond Jordan; and they about Tyre and </text:span><text:soft-page-break/><text:span text:style-name="T22">Sidon, a great multitude, when they had heard what great things he did, came unto him. And he spake to his disciples, that a small ship should wait on him because of the multitude, lest they should throng him. For he had healed many; insomuch that they pressed upon him for to touch him, as many as had plagues. And unclean spirits, when they saw him, fell down before him, and cried, saying, Thou art the Son of God. </text:span><text:span text:style-name="T22">And he straitly charged them that they should not make him known.</text:span></text:p>
        <text:p text:style-name="P138"><text:span text:style-name="T22"><text:tab/>And he goeth up into a mountain, and calleth </text:span><text:span text:style-name="T26">unto him</text:span><text:span text:style-name="T22"> whom he would: and they came unto him. And he ordained twelve, that they should be with him, and that he might send them forth to preach, And to have </text:span><text:span text:style-name="T22">power to heal sicknesses, and to cast out devils: And Simon he surnamed </text:span><text:span text:style-name="T22">Peter; And James the </text:span><text:span text:style-name="T26">son</text:span><text:span text:style-name="T22"> of Zebedee, and John the brother of James; and he surnamed them Boanerges, which is, The sons of thunder: And Andrew, and Philip, and Bartholomew, and Matthew, and Thomas, and James the </text:span><text:span text:style-name="T26">son</text:span><text:span text:style-name="T22"> of Alphaeus, and Thaddaeus, and Simon the Canaanite, And Judas Iscariot, which also betrayed him: and they went into an house. And the multitude cometh together again, so that they could not so much as eat bread. And when his friends heard </text:span><text:span text:style-name="T26">of it</text:span><text:span text:style-name="T22">, they went out to lay hold on him: for they said, He is beside himself.</text:span><text:span text:style-name="T50"> </text:span><text:span text:style-name="T52">Glory be to God forever.</text:span></text:p>
      </text:section>
      <text:p text:style-name="P60"/>
      <text:p text:style-name="P49">The Matins Gospel</text:p>
      <text:p text:style-name="P101">Psalm 144:8,9</text:p>
      <text:p text:style-name="P103"><text:tab/><text:span text:style-name="T6">A Psalm of David.</text:span></text:p>
      <text:p text:style-name="P97"><text:span text:style-name="T6"><text:tab/></text:span><text:span text:style-name="T16">Thy saints shall bless Thee. They shall speak of the glory of Thy Kingdom, and talk of Thy power: To make known to the sons of men Thy might. </text:span><text:span text:style-name="T6">Alleluia.</text:span></text:p>
      <text:p text:style-name="P111"/>
      <text:p text:style-name="P59">Luke 6:12-23</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02">
        <text:p text:style-name="P137"><text:span text:style-name="T52"><text:tab/></text:span><text:span text:style-name="T23">And it came to pass in those days, that he went out into a mountain to pray, and continued all night in prayer to God. And when it was day, 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text:span><text:soft-page-break/><text:span text:style-name="T23">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8"><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text:span><text:span text:style-name="T66">ner did their fathers unto the prophets.</text:span><text:span text:style-name="T51"> </text:span><text:span text:style-name="T52">Glory be to God forever.</text:span></text:p>
      </text:section>
      <text:p text:style-name="P68"/>
      <text:p text:style-name="P49">The Liturgy</text:p>
      <text:p text:style-name="P60"/>
      <text:p text:style-name="P47">The Pauline Epistle</text:p>
      <text:p text:style-name="P59">Romans 10:4-18</text:p>
      <text:p text:style-name="P61"><text:tab/><text:span text:style-name="T6">A chapter from the Epistle of our teacher Paul to the Romans. His blessing be upon us. Amen.</text:span></text:p>
      <text:section text:style-name="Sect1" text:name="Section303">
        <text:p text:style-name="P137"><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hat God hath raised him from the dead, thou shalt be saved. For with the heart man believeth unto righteousness; and with the mouth confession is made unto salvation. </text:span><text:span text:style-name="T22">For the scripture saith, Whosoever believeth on him shall not be ashamed.</text:span></text:p>
        <text:p text:style-name="P138"><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text:span><text:soft-page-break/><text:span text:style-name="T22">believed our report? So then faith </text:span><text:span text:style-name="T26">cometh</text:span><text:span text:style-name="T22"> by hearing, and hearing by the word of God. But I say, Have they not heard? Yes verily, their sound went into all the earth, and their words unto the ends of the world.</text:span></text:p>
      </text:section>
      <text:p text:style-name="P59"><text:tab/><text:span text:style-name="T6">The grace of God the Father be with you all. Amen.</text:span></text:p>
      <text:p text:style-name="P60"/>
      <text:p text:style-name="P47">The Catholic Epistle</text:p>
      <text:p text:style-name="P59">2 Peter 1:12-21</text:p>
      <text:p text:style-name="P61"><text:tab/><text:span text:style-name="T6">The Catholic Epistle from the Second Epistle of our teacher Peter. His Blessing be upon us. Amen.</text:span></text:p>
      <text:section text:style-name="Sect1" text:name="Section304">
        <text:p text:style-name="P137"><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text:span><text:span text:style-name="T22">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8"><text:span text:style-name="T22"><text:tab/>For we have not followed cunningly devised fables, when we made known unto you the power and com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8"><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3:1-16</text:p>
      <text:p text:style-name="P61"><text:tab/><text:span text:style-name="T6">A chapter from the Acts of our fathers the pure Apostles, who were invested with the grace of the Holy Spirit. Their blessing be with us all. Amen.</text:span></text:p>
      <text:section text:style-name="Sect1" text:name="Section305">
        <text:p text:style-name="P137"><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text:span><text:soft-page-break/><text:span text:style-name="T22">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text:span><text:span text:style-name="T22">sat for alms at the Beautiful gate of the temple: and they were filled with wonder and amazement at that which had happened unto him. </text:span><text:span text:style-name="T22">And as the lame man which was healed held Peter and John, all the people ran </text:span><text:span text:style-name="T22">together unto them in the porch that is called Solomon’s, greatly wondering.</text:span></text:p>
        <text:p text:style-name="P138"><text:span text:style-name="T22"><text:tab/>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nesses. </text:span><text:span text:style-name="T22">And his name through faith in his name hath made this man strong, whom ye see and know: yea, the faith which is by him hath given him this perfect soundness in the presence of you all.</text:span></text:p>
      </text:section>
      <text:p text:style-name="P60"><text:tab/><text:span text:style-name="T6">The word of the Lord abides in this church and in every church. Amen.</text:span></text:p>
      <text:p text:style-name="P60"/>
      <text:p text:style-name="P47">The Gospel</text:p>
      <text:p text:style-name="P101">Psalm 18;1,4</text:p>
      <text:p text:style-name="P103"><text:tab/><text:span text:style-name="T6">A Psalm of David.</text:span></text:p>
      <text:p text:style-name="P97"><text:span text:style-name="T73"><text:tab/></text:span><text:span text:style-name="T16">The heavens tell of the glory of God: And the firmament proclaims the creation of His hands. Their sound is gone out through all the earth: And their words have reached unto the end of the world. </text:span><text:span text:style-name="T6">Alleluia.</text:span></text:p>
      <text:p text:style-name="P103"/>
      <text:p text:style-name="P59">John 20:24-31</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06">
        <text:p text:style-name="P137"><text:span text:style-name="T50"><text:tab/></text:span><text:span text:style-name="T23">But Thomas, one of the twelve, called Didymus, was not with them when Jesus came. The other disciples therefore said unto him, We have seen the Lord. But he said unto them, Except I shall see in his hands the print of the nails, and put my finger into the print of the nails, and thrust </text:span><text:soft-page-break/><text:span text:style-name="T23">my hand into his side, I will not believe.</text:span></text:p>
        <text:p text:style-name="P138"><text:span text:style-name="T21"><text:tab/>And after eight days again his disciples were within, and Thomas with them: </text:span><text:span text:style-name="T26">then</text:span><text:span text:style-name="T22"> came Jesus, the doors being shut, and stood in the midst, and said, </text:span><text:span text:style-name="T66">Peace </text:span><text:span text:style-name="T68">be</text:span><text:span text:style-name="T66"> unto you.</text:span><text:span text:style-name="T22"> Then saith he to Thomas,</text:span><text:span text:style-name="T66"> Reach hither thy finger, and behold my hands; and reach hither thy hand, and thrust </text:span><text:span text:style-name="T68">it</text:span><text:span text:style-name="T66"> into my side: and be not faithless, but believing.</text:span><text:span text:style-name="T22"> And Thomas answered and said unto him, My Lord and my God. Jesus saith unto him, </text:span><text:span text:style-name="T66">Thomas, because thou hast seen me, thou hast believed: blessed </text:span><text:span text:style-name="T68">are</text:span><text:span text:style-name="T66"> they that have not seen, and </text:span><text:span text:style-name="T68">yet</text:span><text:span text:style-name="T66"> have believed.</text:span><text:span text:style-name="T22"> And many other signs truly did Jesus in the presence of his disciples, which are not written in this book. But these are written, that ye might believe that Jesus is the Christ, the Son of God; and that believing ye might have life through his name.</text:span><text:span text:style-name="T49"> </text:span><text:span text:style-name="T52">Glory be to God forever.</text:span></text:p>
      </text:section>
      <text:p text:style-name="P127"/>
      <text:p text:style-name="P134">The Twenty-Seventh Day of Pashons</text:p>
      <text:p text:style-name="P101">Annual Tune</text:p>
      <text:p text:style-name="P101">Pope Youannis (John) II, the 13<text:span text:style-name="T53">th</text:span> Patriarch of Alexandria</text:p>
      <text:p text:style-name="P101">Lazarus, the Beloved of the Lord</text:p>
      <text:p text:style-name="P101"/>
      <text:p text:style-name="P127"><text:tab/>See the Twenty-Eighth Day of Athor.</text:p>
      <text:p text:style-name="P127"/>
      <text:p text:style-name="P134">The Twenty-Eighth Day of Pashons</text:p>
      <text:p text:style-name="P101">Annual Tune</text:p>
      <text:p text:style-name="P101">The Commemoration of the Relocation of the relics of St. Epiphanius</text:p>
      <text:p text:style-name="P101"/>
      <text:p text:style-name="P127"><text:tab/>See the Seventeenth Day of Athor.</text:p>
      <text:p text:style-name="P127"/>
      <text:p text:style-name="P134">The Twenty-Ninth Day of Pashons</text:p>
      <text:p text:style-name="P101">Annual Tune</text:p>
      <text:p text:style-name="P101">St. simon the Stylite</text:p>
      <text:p text:style-name="P101"/>
      <text:p text:style-name="P127"><text:tab/>See the Third Day of Mesori.</text:p>
      <text:p text:style-name="P127"/>
      <text:p text:style-name="P134">The Thirtieth Day of Pashons</text:p>
      <text:p text:style-name="P101">Annual Tune</text:p>
      <text:p text:style-name="P101">Pope Michael I, the 68<text:span text:style-name="T53">th</text:span> Patriarch of Alexandria</text:p>
      <text:p text:style-name="P101">St. Phorus the Disciple</text:p>
      <text:p text:style-name="P101"/>
      <text:p text:style-name="P127"><text:tab/>See the Third Day of Epip.</text:p>
      <text:p text:style-name="P42">The First Day of Paoni</text:p>
      <text:p text:style-name="P101">Annual Tune</text:p>
      <text:p text:style-name="P107">St. Carpus the Disciple</text:p>
      <text:p text:style-name="P101">Consecration of the Church of St. Leontius of Tripoli</text:p>
      <text:p text:style-name="P101">St. Kozman and his companions, the martyrs</text:p>
      <text:p text:style-name="P101">St. Epipham, the solider</text:p>
      <text:p text:style-name="P101">St. Zikam the martyr</text:p>
      <text:p text:style-name="P101"/>
      <text:p text:style-name="P127"><text:tab/>See the First Day of Tobi.</text:p>
      <text:p text:style-name="P128"/>
      <text:p text:style-name="P57">The Second Day of Paoni</text:p>
      <text:p text:style-name="P74">Annual Tune</text:p>
      <text:p text:style-name="P74">Discovery of the relics of St. John the Baptist</text:p>
      <text:p text:style-name="P74">St. Joanis VIII, the 107<text:span text:style-name="T53">th</text:span> Patriarch of Alexandria</text:p>
      <text:p text:style-name="P84"><text:tab/>(Also Meshir 30)</text:p>
      <text:p text:style-name="P84"/>
      <text:p text:style-name="P50">The Vespers Gospel</text:p>
      <text:p text:style-name="P98">Psalm 34:11,29</text:p>
      <text:p text:style-name="P99"><text:tab/><text:span text:style-name="T6">A Psalm of David.</text:span></text:p>
      <text:p text:style-name="P97"><text:tab/><text:span text:style-name="T16">All my bones shall say, LORD, who is like unto Thee: And let them who delight in Thy salvation say continually: Let the LORD be magnified. </text:span><text:span text:style-name="T6">Alleluia.</text:span></text:p>
      <text:p text:style-name="P103"/>
      <text:p text:style-name="P59">Luke 7:18-28</text:p>
      <text:p text:style-name="P6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07">
        <text:p text:style-name="P73"><text:span text:style-name="T11"><text:tab/></text:span><text:span text:style-name="T22">And the disciples of John shewed him of all these things.</text:span></text:p>
        <text:p text:style-name="P138"><text:span text:style-name="T21"><text:tab/>And John calling </text:span><text:span text:style-name="T26">unto him</text:span><text:span text:style-name="T22"> two of his disciples sent </text:span><text:span text:style-name="T26">them</text:span><text:span text:style-name="T22"> to Jesus, saying, Art thou he that should come? or look we for another? When the men were come unto him, they said, John Baptist hath sent us unto thee, saying, Art thou he that should come? or look we for another? And in that same hour he cured many of </text:span><text:span text:style-name="T26">their</text:span><text:span text:style-name="T22"> infirmities and plagues, and of evil spirits; and unto many </text:span><text:span text:style-name="T26">that were</text:span><text:span text:style-name="T22"> blind he gave sight. Then Jesus answering said unto them, </text:span><text:span text:style-name="T66">Go your way, and tell John what things ye have seen and heard; how that the blind see, the lame walk, the lepers are cleansed, the deaf hear, the dead are raised, to the poor the gospel is preached.</text:span></text:p>
        <text:p text:style-name="P138"><text:span text:style-name="T22"><text:tab/></text:span><text:span text:style-name="T66">And blessed is </text:span><text:span text:style-name="T68">he</text:span><text:span text:style-name="T66">, whosoever shall not be offended in me. </text:span><text:span text:style-name="T22">And when the messengers of John were departed, he began to speak unto the people concerning John, </text:span><text:span text:style-name="T66">What went ye out into the wilderness for to see? A reed shaken with the wind?</text:span><text:span text:style-name="T22"> </text:span><text:span text:style-name="T66">But what went ye out for to see? A man clothed in soft raiment? Behold, they which are gorgeously apparelled, and live </text:span><text:soft-page-break/><text:span text:style-name="T66">delicately, are in kings’ courts.</text:span><text:span text:style-name="T22"> </text:span><text:span text:style-name="T66">But what went ye out for to see? A prophet? Yea, I say unto you, and much more than a prophet.</text:span><text:span text:style-name="T22"> </text:span><text:span text:style-name="T66">This is </text:span><text:span text:style-name="T68">he</text:span><text:span text:style-name="T66">, of whom it is written, Behold, I send my messenger before thy face, which shall prepare thy way before thee.</text:span><text:span text:style-name="T22"> </text:span><text:span text:style-name="T66">For I say unto you, Among those that are born of women there is not a greater prophet than John the Baptist: but he that is least in the kingdom of God is greater than he. </text:span><text:span text:style-name="T52">Glory be to God forever.</text:span></text:p>
      </text:section>
      <text:p text:style-name="P60"/>
      <text:p text:style-name="P49">The Matins Gospel</text:p>
      <text:p text:style-name="P101">Psalm 50:8,20</text:p>
      <text:p text:style-name="P103"><text:tab/><text:span text:style-name="T6">A Psalm of David.</text:span></text:p>
      <text:p text:style-name="P97"><text:span text:style-name="T77"><text:tab/></text:span><text:span text:style-name="T16">Thou shalt cause me to hear joy and gladness; and my humble bones shall rejoice: then shall they offer calves upon Thine altar. </text:span><text:span text:style-name="T6">Alleluia.</text:span></text:p>
      <text:p text:style-name="P111"/>
      <text:p text:style-name="P59">John 3:25-36a</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08">
        <text:p text:style-name="P137"><text:span text:style-name="T52"><text:tab/></text:span><text:span text:style-name="T23">Then there arose a question between </text:span><text:span text:style-name="T25">some</text:span><text:span text:style-name="T23"> of John’s disciples and the Jews about purifying. And they came unto John, and said unto him, Rabbi, he that was with thee beyond Jordan, to whom thou barest witness, behold, the same baptizeth, and all </text:span><text:span text:style-name="T25">men</text:span><text:span text:style-name="T23"> come to him. John answered and said, A man can receive nothing, except it be given him from heaven. Ye yourselves bear me witness, that I said, I am not the Christ, but that I am sent before him. He that hath the bride is the bridegroom: but the friend of the bridegroom, which standeth and heareth him, rejoiceth greatly because of the bridegroom’s voice: this my joy therefore is fulfilled. He must increase, but I </text:span><text:span text:style-name="T25">must</text:span><text:span text:style-name="T23"> decrease. He that cometh from above is above all: he that is of the earth is earthly, and speaketh of the earth: he that cometh from heaven is above all. And what he hath seen and heard, that he testifieth; and no man receiveth his testimony. He that hath received his testimony hath set to his seal that God is true. For he whom God hath sent speaketh the words of God: for God giveth not the Spirit by measure </text:span><text:span text:style-name="T25">unto him</text:span><text:span text:style-name="T23">. The Father loveth the Son, and hath given all things into his hand. He that believeth on the Son hath everlasting life.</text:span><text:span text:style-name="T51"> </text:span><text:span text:style-name="T52">Glory be to God forever.</text:span></text:p>
      </text:section>
      <text:p text:style-name="P68"/>
      <text:p text:style-name="P49"/>
      <text:p text:style-name="P30">The Liturgy</text:p>
      <text:p text:style-name="P60"/>
      <text:p text:style-name="P47">The Pauline Epistle</text:p>
      <text:p text:style-name="P59">Hebrews 11:1-10</text:p>
      <text:p text:style-name="P61"><text:tab/><text:span text:style-name="T6">A chapter from the Epistle of our teacher Paul to the Hebrews. His blessing be upon us. Amen.</text:span></text:p>
      <text:section text:style-name="Sect1" text:name="Section309">
        <text:p text:style-name="P137"><text:span text:style-name="T50"><text:tab/></text:span><text:span text:style-name="T21">Now faith is the substance of things hoped for, the evidence of things not seen. For by it the elders obtained a good report. </text:span><text:span text:style-name="T21">Through faith we understand that the worlds were framed by the word of God, so that things which are seen were not made of things which do appear.</text:span></text:p>
        <text:p text:style-name="P138"><text:span text:style-name="T21"><text:tab/>By faith Abel offered unto God a more excellent sacrifice than Cain, by which he obtained witness that he was righteous, God testifying of his gifts: and by it he being dead yet speaketh. By faith Enoch was translated that he should not see death; and was not found, because God had translated </text:span><text:span text:style-name="T21">him: for before his translation he had this testimony, that he pleased God. But without faith </text:span><text:span text:style-name="T26">it is</text:span><text:span text:style-name="T22"> impossible to please </text:span><text:span text:style-name="T26">him</text:span><text:span text:style-name="T22">: for he that cometh to God must believe that he is, and </text:span><text:span text:style-name="T26">that</text:span><text:span text:style-name="T22"> he is a rewarder of them that diligently seek him. By faith Noah, being warned of God of things not seen as yet, moved </text:span><text:span text:style-name="T22">with fear, prepared an ark to the saving of his house; by the which he condemned the world, and became heir of the righteousness which is by faith. By faith Abraham, when he was called to go out into a place which he should after receive for an inheritance, obeyed; and he went out, not knowing whither he went. By faith he sojourned in the land of promise, as </text:span><text:span text:style-name="T26">in</text:span><text:span text:style-name="T22"> a strange country, dwelling in tabernacles with Isaac and Jacob, the heirs with him of the same promise: </text:span><text:span text:style-name="T22">For he looked for a city which hath foundations, whose builder and maker </text:span><text:span text:style-name="T26">is</text:span><text:span text:style-name="T22"> God.</text:span></text:p>
      </text:section>
      <text:p text:style-name="P59"><text:tab/><text:span text:style-name="T6">The grace of God the Father be with you all. Amen.</text:span></text:p>
      <text:p text:style-name="P60"/>
      <text:p text:style-name="P47">The Catholic Epistle</text:p>
      <text:p text:style-name="P59">1 Peter 1:25b-2:10</text:p>
      <text:p text:style-name="P61"><text:tab/><text:span text:style-name="T6">The Catholic Epistle from the First Epistle of our teacher Peter. His Blessing be upon us. Amen.</text:span></text:p>
      <text:section text:style-name="Sect1" text:name="Section310">
        <text:p text:style-name="P66"><text:span text:style-name="T13"><text:tab/></text:span><text:span text:style-name="T21">And this is the word which by the gospel is preached unto you.</text:span></text:p>
        <text:p text:style-name="P138"><text:span text:style-name="T21"><text:tab/>Wherefore laying aside all malice, and all guile, and hypocrisies, and envies, and all evil speakings, As newborn babes, desire the sincere milk of the word, that ye may grow thereby: </text:span><text:span text:style-name="T21">If so be ye have tasted that the Lord </text:span><text:span text:style-name="T26">is</text:span><text:span text:style-name="T22"> gracious.</text:span></text:p>
        <text:p text:style-name="P138"><text:span text:style-name="T22"><text:tab/>To whom coming, </text:span><text:span text:style-name="T26">as unto</text:span><text:span text:style-name="T22"> a living stone, disallowed indeed of men, but chosen of God, </text:span><text:span text:style-name="T26">and</text:span><text:span text:style-name="T22"> precious, Ye also, as lively stones, are built up a spiritual house, an holy priesthood, to offer up spiritual sacrifices, acceptable to God by Jesus Christ. Wherefore also it is contained in the scripture, Behold, I lay in Sion a chief corner stone, elect, </text:span><text:soft-page-break/><text:span text:style-name="T22">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text:span><text:span text:style-name="T22">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3:25-33</text:p>
      <text:p text:style-name="P61"><text:tab/><text:span text:style-name="T6">A chapter from the Acts of our fathers the pure Apostles, who were invested with the grace of the Holy Spirit. Their blessing be with us all. Amen.</text:span></text:p>
      <text:section text:style-name="Sect1" text:name="Section311">
        <text:p text:style-name="P137"><text:span text:style-name="T50"><text:tab/></text:span><text:span text:style-name="T21">And as John fulfilled his course, he said, Whom think ye that I am? I am not </text:span><text:span text:style-name="T26">he</text:span><text:span text:style-name="T22">. But, behold, there cometh one after me, whose shoes of </text:span><text:span text:style-name="T26">his</text:span><text:span text:style-name="T22"> feet I am not worthy to loose. Men </text:span><text:span text:style-name="T26">and</text:span><text:span text:style-name="T22"> brethren, children of the stock of Abraham, and whosoever among you feareth God, to you is the word of this salvation sent. For they that dwell at Jerusalem, and their rulers, because they knew him not, nor yet the voices of the prophets which are read every sabbath day, they have fulfilled </text:span><text:span text:style-name="T26">them</text:span><text:span text:style-name="T22"> in condemning </text:span><text:span text:style-name="T26">him</text:span><text:span text:style-name="T22">. And though they found no cause of death </text:span><text:span text:style-name="T26">in him</text:span><text:span text:style-name="T22">, yet desired they Pilate that he should be slain. And when they had fulfilled all that was written of him, they took </text:span><text:span text:style-name="T26">him</text:span><text:span text:style-name="T22"> down from the tree, and laid </text:span><text:span text:style-name="T26">him</text:span><text:span text:style-name="T22"> in a sepulchre. But God raised him from the dead: And he was seen many days of them which came up with him from Galilee to Jerusalem, who are his witnesses unto the people. And we declare unto you glad tidings, how that the promise which was made unto the fathers, </text:span><text:span text:style-name="T22">God hath fulfilled the same unto us their children, in that he hath raised up Jesus again; as it is also written in the second psalm, Thou art my Son, this day have I begotten thee.</text:span></text:p>
      </text:section>
      <text:p text:style-name="P60"><text:tab/><text:span text:style-name="T6">The word of the Lord abides in this church and in every church. Amen.</text:span></text:p>
      <text:p text:style-name="P60"/>
      <text:p text:style-name="P47"/>
      <text:p text:style-name="P31">The Gospel</text:p>
      <text:p text:style-name="P101">Psalm 33:19,14</text:p>
      <text:p text:style-name="P103"><text:tab/><text:span text:style-name="T6">A Psalm of David.</text:span></text:p>
      <text:p text:style-name="P97"><text:span text:style-name="T13"><text:tab/></text:span><text:span text:style-name="T16">The Lord will keep all the bones (of the righteous): not one of them shall be broken. For the eyes of the LORD are upon the righteous, and his ears are open unto their supplication. </text:span><text:span text:style-name="T6">Alleluia.</text:span></text:p>
      <text:p text:style-name="P103"/>
      <text:p text:style-name="P59">Matthew 11:2-10</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12">
        <text:p text:style-name="P137"><text:span text:style-name="T50"><text:tab/></text:span><text:span text:style-name="T51"> </text:span><text:span text:style-name="T23">Now when John had heard in the prison the works of Christ, he sent two of his disciples, And said unto him, Art thou he that should come, or do we look for another? Jesus answered and said unto them, </text:span><text:span text:style-name="T67">Go and shew John again those things which ye do hear and see:</text:span><text:span text:style-name="T23"> </text:span><text:span text:style-name="T67">The blind receive their sight, and the lame walk, the lepers are cleansed, and the deaf hear, </text:span><text:span text:style-name="T67">the dead are raised up, and the poor have the gospel preached to them.</text:span><text:span text:style-name="T23"> </text:span><text:span text:style-name="T67">And blessed is </text:span><text:span text:style-name="T69">he</text:span><text:span text:style-name="T67">, whosoever shall not be offended in me.</text:span></text:p>
        <text:p text:style-name="P138"><text:span text:style-name="T22"><text:tab/>And as they departed, Jesus began to say unto the multitudes concerning John, </text:span><text:span text:style-name="T66">What went ye out into the wilderness to see? A reed shaken with the wind?</text:span><text:span text:style-name="T22"> </text:span><text:span text:style-name="T66">But what went ye out for to see? A man clothed in soft </text:span><text:span text:style-name="T66">raiment? behold, they that wear soft </text:span><text:span text:style-name="T68">clothing</text:span><text:span text:style-name="T66"> are in kings’ houses.</text:span><text:span text:style-name="T22"> </text:span><text:span text:style-name="T66">But what went ye out for to see? A prophet? yea, I say unto you, and more than a prophet.</text:span><text:span text:style-name="T22"> </text:span><text:span text:style-name="T66">For this is </text:span><text:span text:style-name="T68">he</text:span><text:span text:style-name="T66">, of whom it is written, Behold, I send my messenger before thy face, which shall prepare thy way before thee.</text:span><text:span text:style-name="T49"> </text:span><text:span text:style-name="T52">Glory be to God forever.</text:span></text:p>
      </text:section>
      <text:p text:style-name="P127"/>
      <text:p text:style-name="P134">The Third Day of Paoni</text:p>
      <text:p text:style-name="P101">Annual Tune</text:p>
      <text:p text:style-name="P107">St. Alladius the bishop and martyr</text:p>
      <text:p text:style-name="P101">Anba Abraam the bishop of Fayum</text:p>
      <text:p text:style-name="P101">Pope Cosmos, the 44<text:span text:style-name="T53">th</text:span> Patriarch of Alexandria</text:p>
      <text:p text:style-name="P101">Consecration of the church of St. George in the citeis of Burma and Beer Maa</text:p>
      <text:p text:style-name="P101">St. Martha, the Egyptian</text:p>
      <text:p text:style-name="P101"/>
      <text:p text:style-name="P127"><text:tab/>See the Twenty-Eighth Day of Athor.</text:p>
      <text:p text:style-name="P127"/>
      <text:p text:style-name="P134"/>
      <text:p text:style-name="P38">The Fourth Day of Paoni</text:p>
      <text:p text:style-name="P101">Annual Tune</text:p>
      <text:p text:style-name="P107">St. Shenousi, the martyr</text:p>
      <text:p text:style-name="P101">Sts. Abamoun and Sophia, the martyrs</text:p>
      <text:p text:style-name="P101">St. John of Heraclia, the martyr</text:p>
      <text:p text:style-name="P101">St. Apahor, the martyr</text:p>
      <text:p text:style-name="P101">St. Joanis VIII, the 80<text:span text:style-name="T53">th</text:span> Patriarch of Alexandria</text:p>
      <text:p text:style-name="P101"/>
      <text:p text:style-name="P127"><text:tab/>See the Fifteenth Day of Athor.</text:p>
      <text:p text:style-name="P127"/>
      <text:p text:style-name="P134">The Fifth Day of Paoni</text:p>
      <text:p text:style-name="P101">Annual Tune</text:p>
      <text:p text:style-name="P107">St. James the confessor</text:p>
      <text:p text:style-name="P101">Sts. Pishoy and Peter, the martyrs</text:p>
      <text:p text:style-name="P101">Consecration of the Church of St. Victor</text:p>
      <text:p text:style-name="P101"/>
      <text:p text:style-name="P127"><text:tab/>See the Twenty-Second Day of Tobi.</text:p>
      <text:p text:style-name="P127"/>
      <text:p text:style-name="P134">The Sixth Day of Paoni</text:p>
      <text:p text:style-name="P101">Annual Tune</text:p>
      <text:p text:style-name="P101">St. Theodore, the monk and martyr</text:p>
      <text:p text:style-name="P101"/>
      <text:p text:style-name="P127"><text:tab/>See the Twentieth Day of Epip.</text:p>
      <text:p text:style-name="P119"/>
      <text:p text:style-name="P134">The Seventh Day of Paoni</text:p>
      <text:p text:style-name="P101">Annual Tune</text:p>
      <text:p text:style-name="P101">St. Episkhairon, the martyr</text:p>
      <text:p text:style-name="P101"/>
      <text:p text:style-name="P127"><text:tab/>See the Twenty-Third Day of Pharamuthi.</text:p>
      <text:p text:style-name="P127"/>
      <text:p text:style-name="P134">The Eighth Day of Paoni</text:p>
      <text:p text:style-name="P101">Annual Tune</text:p>
      <text:p text:style-name="P107">Dedication of the church of the All-Holy and Blessed Virgin</text:p>
      <text:p text:style-name="P101">Sts. Amanda and her children, the martyrs</text:p>
      <text:p text:style-name="P101">St. George, the new martyr</text:p>
      <text:p text:style-name="P101"/>
      <text:p text:style-name="P127"><text:tab/>See the Twenty-Fourth Day of Pashons.</text:p>
      <text:p text:style-name="P127"/>
      <text:p text:style-name="P134"/>
      <text:p text:style-name="P38">The Ninth Day of Paoni</text:p>
      <text:p text:style-name="P101">Annual Tune</text:p>
      <text:p text:style-name="P107">Samuel the Prophet</text:p>
      <text:p text:style-name="P101">St. Lucilianus the martyr</text:p>
      <text:p text:style-name="P101">Translocation of the relics of St. Mercurius to Egypt</text:p>
      <text:p text:style-name="P101"/>
      <text:p text:style-name="P127"><text:tab/>See the Eighth Day of Thoout.</text:p>
      <text:p text:style-name="P127"/>
      <text:p text:style-name="P134">The Tenth Day of Paoni</text:p>
      <text:p text:style-name="P101">Annual Tune</text:p>
      <text:p text:style-name="P107">St. Eudaemon the martyr</text:p>
      <text:p text:style-name="P101">Commemoration of the closure of all pagen tamples by the righteoue Emperor Constantine</text:p>
      <text:p text:style-name="P101">St. Youanis XVI, 103<text:span text:style-name="T53">rd</text:span> Patriarch of Alexandria</text:p>
      <text:p text:style-name="P101">Commemoration of the ordination of St. Demetrius II, to the Patriarchet (111th)</text:p>
      <text:p text:style-name="P101"/>
      <text:p text:style-name="P127"><text:tab/>See the Twenty-Second Day of Athor.</text:p>
      <text:p text:style-name="P127"/>
      <text:p text:style-name="P134">The Eleventh Day of Paoni</text:p>
      <text:p text:style-name="P101">Annual Tune</text:p>
      <text:p text:style-name="P107">St. Claudius Stratelates the martyr</text:p>
      <text:p text:style-name="P101">Consecration of the Church of the fourty martyrs in Alexandria</text:p>
      <text:p text:style-name="P101"/>
      <text:p text:style-name="P127"><text:tab/>See the Twenty-Seventh Day of Pharamuthi.</text:p>
      <text:p text:style-name="P127"/>
      <text:p text:style-name="P134">The Twelfth Day of Paoni</text:p>
      <text:p text:style-name="P101">Annual Tune</text:p>
      <text:p text:style-name="P107">Commemoration of Archangel Michael</text:p>
      <text:p text:style-name="P101">St. Justus, the 7<text:span text:style-name="T53">th</text:span> Patriarch of Alexandria</text:p>
      <text:p text:style-name="P101">St. Cyril II, 67<text:span text:style-name="T53">th</text:span> Patriarch of AlexandriansSt. Euphemia</text:p>
      <text:p text:style-name="P101">St. Euphemia</text:p>
      <text:p text:style-name="P101"/>
      <text:p text:style-name="P127"><text:tab/>See the Twelfth Day of Athor.</text:p>
      <text:p text:style-name="P127"/>
      <text:p text:style-name="P134">The Thirteenth Day of Paoni</text:p>
      <text:p text:style-name="P101">Annual Tune</text:p>
      <text:p text:style-name="P107">Commemoration of Archangel Gabriel</text:p>
      <text:p text:style-name="P101">St. John, bishop of Jerusalem</text:p>
      <text:p text:style-name="P101"/>
      <text:p text:style-name="P127"><text:tab/>See the Third Day of the Little Month.</text:p>
      <text:p text:style-name="P127"/>
      <text:p text:style-name="P134"><text:soft-page-break/>The Fourteenth Day of Paoni</text:p>
      <text:p text:style-name="P101">Annual Tune</text:p>
      <text:p text:style-name="P101">St. Youanis XIX, 113<text:span text:style-name="T53">th</text:span> Patirach of Alexandria</text:p>
      <text:p text:style-name="P101">Sts. Apakir, John, Ptolemy and Philip the matyrs</text:p>
      <text:p text:style-name="P101"/>
      <text:p text:style-name="P127"><text:tab/>See the Twenty-Eighth Day of Athor.</text:p>
      <text:p text:style-name="P127"/>
      <text:p text:style-name="P134">The Fifteenth Day of Paoni</text:p>
      <text:p text:style-name="P101">Annual Tune</text:p>
      <text:p text:style-name="P101">Translocation of the relics of St. Mark, the Evangelist during the tenth year of Abba Kyrillos VI</text:p>
      <text:p text:style-name="P107">Consecration of the Church of Abba Menas at Maryut</text:p>
      <text:p text:style-name="P101"/>
      <text:p text:style-name="P127"><text:tab/>See the Fifteenth Day of Athor.</text:p>
      <text:p text:style-name="P128"/>
      <text:p text:style-name="P57">The Sixteenth Day of Paoni</text:p>
      <text:p text:style-name="P74">Annual Tune</text:p>
      <text:p text:style-name="P75">St. Onuphrius (Abba Nofer)</text:p>
      <text:p text:style-name="P92"><text:tab/><text:span text:style-name="T12">(also Athor 16; Koiak 2, 11; Tobi 17; Meshir 15)</text:span></text:p>
      <text:p text:style-name="P84"/>
      <text:p text:style-name="P50">The Vespers Gospel</text:p>
      <text:p text:style-name="P98">Psalm 111:5,2,7</text:p>
      <text:p text:style-name="P99"><text:tab/><text:span text:style-name="T6">A Psalm of David.</text:span></text:p>
      <text:p text:style-name="P97"><text:span text:style-name="T4"><text:tab/></text:span><text:span text:style-name="T19">The righteous shall be in everlasting remembrance: He shall not be afraid of evil tidings. His righteousness endures for ever: His horn shall be exalted with honour. </text:span><text:span text:style-name="T6">Alleluia.</text:span></text:p>
      <text:p text:style-name="P103"/>
      <text:p text:style-name="P59">Matthew 24:42-47</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13">
        <text:p text:style-name="P137"><text:span text:style-name="T50"><text:tab/></text:span><text:span text:style-name="T66">Watch therefore: for ye know not what hour your Lord doth come.</text:span><text:span text:style-name="T22"> </text:span><text:span text:style-name="T66">But know this, that if the goodman of the house had known in what watch 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49"/>
      <text:p text:style-name="P30">The Matins Gospel</text:p>
      <text:p text:style-name="P101">Psalm 91:8,12</text:p>
      <text:p text:style-name="P103"><text:tab/><text:span text:style-name="T6">A Psalm of David.</text:span></text:p>
      <text:p text:style-name="P97"><text:span text:style-name="T1"><text:tab/></text:span><text:span text:style-name="T16">My horn shall be exalted like the unicorn: and my old age with fattened oil. They shall be set at peace: That they may declare that the LORD our God is upright. </text:span><text:span text:style-name="T6">Alleluia.</text:span></text:p>
      <text:p text:style-name="P111"/>
      <text:p text:style-name="P59">Luke 19:11-19</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14">
        <text:p text:style-name="P137"><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text:span><text:span text:style-name="T67">return.</text:span><text:span text:style-name="T23"> </text:span><text:span text:style-name="T67">And he called his ten servants, and delivered them ten pounds, and said unto them, Occupy till I come.</text:span><text:span text:style-name="T23"> </text:span><text:span text:style-name="T67">But his citizens hated him, and sent a 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xt:span><text:span text:style-name="T67">ten pounds.</text:span><text:span text:style-name="T23"> </text:span><text:span text:style-name="T67">And he said unto him, Well, thou good servant: because thou </text:span><text:span text:style-name="T67">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8"/>
      <text:p text:style-name="P49">The Liturgy</text:p>
      <text:p text:style-name="P60"/>
      <text:p text:style-name="P47">The Pauline Epistle</text:p>
      <text:p text:style-name="P59">Hebrews 11:32-12:2</text:p>
      <text:p text:style-name="P61"><text:tab/><text:span text:style-name="T6">A chapter from the Epistle of our teacher Paul to the Hebrews. His blessing be upon us. Amen.</text:span></text:p>
      <text:section text:style-name="Sect1" text:name="Section315">
        <text:p text:style-name="P137"><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text:span><text:soft-page-break/><text:span text:style-name="T22">rection: And others had trial of </text:span><text:span text:style-name="T26">cruel</text:span><text:span text:style-name="T22"> mockings and scourgings, yea, more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8"><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text:span><text:span text:style-name="T22">despising the shame, and is set down at the right hand of the throne of God.</text:span></text:p>
      </text:section>
      <text:p text:style-name="P59"><text:tab/><text:span text:style-name="T6">The grace of God the Father be with you all. Amen.</text:span></text:p>
      <text:p text:style-name="P60"/>
      <text:p text:style-name="P47">The Catholic Epistle</text:p>
      <text:p text:style-name="P59">James 5:9-20</text:p>
      <text:p text:style-name="P61"><text:tab/><text:span text:style-name="T6">The Catholic Epistle from the Epistle of our teacher James. His Blessing be upon us. Amen.</text:span></text:p>
      <text:section text:style-name="Sect1" text:name="Section316">
        <text:p text:style-name="P137"><text:span text:style-name="T50"><text:tab/></text:span><text:span text:style-name="T21">Grudge not one against another, brethren, lest ye be condemned: behold, the judge standeth before the door. Take, my brethren, the prophets, </text:span><text:span text:style-name="T21">who have spoken in the name of the Lord, for an example of suffering </text:span><text:span text:style-name="T21">affliction, and of patience. Behold, we count them happy which endure. Ye have heard of the patience of Job, and have seen the end of the Lord; that the Lord is very pitiful, and of tender mercy.</text:span></text:p>
        <text:p text:style-name="P138"><text:span text:style-name="T21"><text:tab/>But above all things, my brethren, swear not, neither by heaven, neither by the earth, neither by any other oath: but let your yea be yea; and </text:span><text:span text:style-name="T26">your</text:span><text:span text:style-name="T22">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text:span><text:soft-page-break/><text:span text:style-name="T22">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8:24-19:6</text:p>
      <text:p text:style-name="P61"><text:tab/><text:span text:style-name="T6">A chapter from the Acts of our fathers the pure Apostles, who were invested with the grace of the Holy Spirit. Their blessing be with us all. Amen.</text:span></text:p>
      <text:section text:style-name="Sect1" text:name="Section317">
        <text:p text:style-name="P137"><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text:span><text:span text:style-name="T22">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8"><text:span text:style-name="T22"><text:tab/>And it came to pass, that, while Apollos was at Corinth, Paul having passed through the upper coasts came </text:span><text:span text:style-name="T22">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Jesus. </text:span><text:span text:style-name="T22">And when Paul had laid </text:span><text:span text:style-name="T26">his</text:span><text:span text:style-name="T22"> hands upon them, the Holy Ghost came on them; and they spake with tongues, and prophesied.</text:span></text:p>
      </text:section>
      <text:p text:style-name="P60"><text:tab/><text:span text:style-name="T6">The word of the Lord abides in this church and in every church. Amen.</text:span></text:p>
      <text:p text:style-name="P60"/>
      <text:p text:style-name="P47"/>
      <text:p text:style-name="P31">The Gospel</text:p>
      <text:p text:style-name="P101">Psalm 91:10,11</text:p>
      <text:p text:style-name="P103"><text:tab/><text:span text:style-name="T6">A Psalm of David.</text:span></text:p>
      <text:p text:style-name="P97"><text:span text:style-name="T13"><text:tab/></text:span><text:span text:style-name="T16">The righteous shall flourish like the palm tree: he shall grow like a cedar in Lebanon. Those that are planted in the house of the LORD shall flourish in the courts of the house of our God. </text:span><text:span text:style-name="T6">Alleluia.</text:span></text:p>
      <text:p text:style-name="P103"/>
      <text:p text:style-name="P59">Luke 12:32-44</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18">
        <text:p text:style-name="P137"><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for the Son of man cometh at an hour when ye think not.</text:span></text:p>
        <text:p text:style-name="P138"><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text:span><text:span text:style-name="T49"> </text:span><text:span text:style-name="T52">Glory be to God forever.</text:span></text:p>
      </text:section>
      <text:p text:style-name="P125"/>
      <text:p text:style-name="P134"/>
      <text:p text:style-name="P38">The Seventeenth Day of Paoni</text:p>
      <text:p text:style-name="P101">Annual Tune</text:p>
      <text:p text:style-name="P107">Return of the relics of St. Mark, the Evangelist in 1968 A.D.</text:p>
      <text:p text:style-name="P101">St. Latsoun, the monk</text:p>
      <text:p text:style-name="P101"/>
      <text:p text:style-name="P127"><text:tab/>See the Twenty-Second Day of Tobi.</text:p>
      <text:p text:style-name="P119"/>
      <text:p text:style-name="P134">The Eighteenth Day of Paoni</text:p>
      <text:p text:style-name="P101">Annual Tune</text:p>
      <text:p text:style-name="P107">St. Damian, the 35<text:span text:style-name="T53">th</text:span> Patriarch of Alexandria</text:p>
      <text:p text:style-name="P101">Inauguration of the New Cathedral fo St. Mark in the Monastary of Anba Reweiss</text:p>
      <text:p text:style-name="P101"/>
      <text:p text:style-name="P127"><text:tab/>See the Twenty-Ninth Day of Athor.</text:p>
      <text:p text:style-name="P127"/>
      <text:p text:style-name="P134">The Nineteenth Day of Paoni</text:p>
      <text:p text:style-name="P101">Annual Tune</text:p>
      <text:p text:style-name="P101">The Placement of the relics of St. Mark the Apostle in the great Cathedral of Alexandria in 1968</text:p>
      <text:p text:style-name="P101">St. Archelaus, the 18<text:span text:style-name="T53">th</text:span> Patriarch of Alexandira</text:p>
      <text:p text:style-name="P107">St. George, the newmartyr</text:p>
      <text:p text:style-name="P101">St. Bishai Anoub</text:p>
      <text:p text:style-name="P101"/>
      <text:p text:style-name="P127"><text:tab/>See the Twenty-Third Day of Pharamuthi.</text:p>
      <text:p text:style-name="P127"/>
      <text:p text:style-name="P134">The Twentieth Day of Paoni</text:p>
      <text:p text:style-name="P101">Annual Tune</text:p>
      <text:p text:style-name="P107">Elisha the Prophet</text:p>
      <text:p text:style-name="P101"/>
      <text:p text:style-name="P127"><text:tab/>See the Eighth Day of Thoout.</text:p>
      <text:p text:style-name="P127"/>
      <text:p text:style-name="P134">The Twenty-First Day of Paoni</text:p>
      <text:p text:style-name="P101">Annual Tune</text:p>
      <text:p text:style-name="P101">Dedication of the first Church for the All-holy and blessed Virgin in the city of Phillipi</text:p>
      <text:p text:style-name="P101">St. Timothy of Memphis the martyr</text:p>
      <text:p text:style-name="P101">St. Cedron, the 4<text:span text:style-name="T53">th</text:span> Patriarch of Alexandria</text:p>
      <text:p text:style-name="P101"/>
      <text:p text:style-name="P127"><text:tab/>See the First Day of Pashons.</text:p>
      <text:p text:style-name="P127"/>
      <text:p text:style-name="P134"/>
      <text:p text:style-name="P38">The Twenty-Second Day of Paoni</text:p>
      <text:p text:style-name="P101">Annual Tune</text:p>
      <text:p text:style-name="P107">Consecration of the Church of Sts. Cosmas and Damian, thier mother and their brothers</text:p>
      <text:p text:style-name="P101"/>
      <text:p text:style-name="P127"><text:tab/>See the Twenty-Second Day of Athor.</text:p>
      <text:p text:style-name="P127"/>
      <text:p text:style-name="P134">The Twenty-Third Day of Paoni</text:p>
      <text:p text:style-name="P101">Annual Tune</text:p>
      <text:p text:style-name="P107">St. Apanoub, the Confessor</text:p>
      <text:p text:style-name="P101"/>
      <text:p text:style-name="P127"><text:tab/>See the Twenty-Second Day of Tobi.</text:p>
      <text:p text:style-name="P127"/>
      <text:p text:style-name="P134">The Twenty-Fourth Day of Paoni</text:p>
      <text:p text:style-name="P101">Annual Tune</text:p>
      <text:p text:style-name="P107">The Strong St. Moses (the black)</text:p>
      <text:p text:style-name="P101"/>
      <text:p text:style-name="P127"><text:tab/>See the Third Day of Mesori.</text:p>
      <text:p text:style-name="P127"/>
      <text:p text:style-name="P134">The Twenty-Fifth Day of Paoni</text:p>
      <text:p text:style-name="P98">Annual Tune</text:p>
      <text:p text:style-name="P98">St. Jude the Disciple and martyr</text:p>
      <text:p text:style-name="P98">St. Peter IV, the 34<text:span text:style-name="T53">th</text:span> Patriarch of Alexandria</text:p>
      <text:p text:style-name="P98"/>
      <text:p text:style-name="P127"><text:tab/>See the First Day of Tobi.</text:p>
      <text:p text:style-name="P127"/>
      <text:p text:style-name="P134">The Twenty-Sixth Day of Paoni</text:p>
      <text:p text:style-name="P101">Annual Tune</text:p>
      <text:p text:style-name="P107">Joshua the Prophet</text:p>
      <text:p text:style-name="P101">Consecration of the Church of Archangel Gabriel on the Naklon Mount, El-Fayoum</text:p>
      <text:p text:style-name="P101"/>
      <text:p text:style-name="P127"><text:tab/>See the Eighth Day of Tobi.</text:p>
      <text:p text:style-name="P127"/>
      <text:p text:style-name="P134">The Twenty-Seventh Day of Paoni</text:p>
      <text:p text:style-name="P101">Annual Tune</text:p>
      <text:p text:style-name="P107">St. Ananias the Disciple and martyr</text:p>
      <text:p text:style-name="P101">St. Thomas of Shentalet</text:p>
      <text:p text:style-name="P101"/>
      <text:p text:style-name="P127"><text:tab/>See the Thirtieth Day of Pharamuthi.</text:p>
      <text:p text:style-name="P134"><text:soft-page-break/>The Twenty-Eighth Day of Paoni</text:p>
      <text:p text:style-name="P101">Annual Tune</text:p>
      <text:p text:style-name="P101">St. Theodosius the 33<text:span text:style-name="T53">rd</text:span> Patriarch of Alexandria</text:p>
      <text:p text:style-name="P101">The Consecration of the Church of Abba Sarapamon, the martyr, the bishop of Nikios</text:p>
      <text:p text:style-name="P101"/>
      <text:p text:style-name="P127"><text:tab/>See the Third Day of Epip.</text:p>
      <text:p text:style-name="P127"/>
      <text:p text:style-name="P134">The Twenty-Ninth Day of Paoni</text:p>
      <text:p text:style-name="P101">Annual Tune on weekdays, Joyful tune on Sundays</text:p>
      <text:p text:style-name="P101">Commemoration of the Annunciation, Nativity and the Ressurection if falling on a Sunday</text:p>
      <text:p text:style-name="P101">Commemoration of the seven ascetic martyrs of Mount Tounar</text:p>
      <text:p text:style-name="P101">Sts. Abba Hor, Pishai, and their mother, Theodora, the martyrs</text:p>
      <text:p text:style-name="P101"/>
      <text:p text:style-name="P127"><text:tab/>See the Twentieth Day of Pashons.</text:p>
      <text:p text:style-name="P126"/>
      <text:p text:style-name="P57">The Thirtieth Day of Paoni</text:p>
      <text:p text:style-name="P74">Annual Tune</text:p>
      <text:p text:style-name="P75">Birth of St. John the Baptist</text:p>
      <text:p text:style-name="P74"/>
      <text:p text:style-name="P50">The Vespers Gospel</text:p>
      <text:p text:style-name="P98">Psalm 51:7,8</text:p>
      <text:p text:style-name="P99"><text:tab/><text:span text:style-name="T6">A Psalm of David.</text:span></text:p>
      <text:p text:style-name="P97"><text:tab/><text:span text:style-name="T19">But I am like a fruitful olive tree in the house of God: I will wait on Thy Name; for it is sweet in the presence of Thy saints. </text:span><text:span text:style-name="T6">Alleluia.</text:span></text:p>
      <text:p text:style-name="P103"/>
      <text:p text:style-name="P59">Luke 7:28-35</text:p>
      <text:p text:style-name="P6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19">
        <text:p text:style-name="P137"><text:span text:style-name="T50"><text:tab/></text:span><text:span text:style-name="T66">For I say unto you, Among those that are born of women there is not a greater prophet than John the Baptist: but he that is least in the kingdom of God is greater than he.</text:span><text:span text:style-name="T22"> And all the people that heard </text:span><text:span text:style-name="T26">him</text:span><text:span text:style-name="T22">, and the publicans, justified God, being baptized with the baptism of John. But the Pharisees </text:span><text:span text:style-name="T22">and lawyers rejected the counsel of God against themselves, being not baptized of him. And the Lord said, </text:span><text:span text:style-name="T66">Whereunto then shall I liken the men </text:span><text:span text:style-name="T66">of this generation? and to what are they like?</text:span><text:span text:style-name="T22"> </text:span><text:span text:style-name="T66">They are like unto children sitting in the marketplace, and calling one to another, and saying, We have piped unto you, and ye have not danced; we have mourned to you, and ye have not wept.</text:span><text:span text:style-name="T22"> </text:span><text:span text:style-name="T66">For John the Baptist came neither eating bread nor drinking wine; and ye say, He hath a devil.</text:span><text:span text:style-name="T22"> </text:span><text:span text:style-name="T66">The Son of man is come eating and </text:span><text:soft-page-break/><text:span text:style-name="T66">drinking; and ye say, Behold a gluttonous man, and a winebibber, a friend of publicans and sinners!</text:span><text:span text:style-name="T22"> </text:span><text:span text:style-name="T66">But wisdom is justified of all her children. </text:span><text:span text:style-name="T52">Glory be to God forever.</text:span></text:p>
      </text:section>
      <text:p text:style-name="P60"/>
      <text:p text:style-name="P49">The Matins Gospel</text:p>
      <text:p text:style-name="P101">Psalm 81:8,12</text:p>
      <text:p text:style-name="P103"><text:tab/><text:span text:style-name="T6">A Psalm of David.</text:span></text:p>
      <text:p text:style-name="P97"><text:span text:style-name="T6"><text:tab/></text:span><text:span text:style-name="T16">My horn shall be exalted like the unicorn: and my old age with fattened oil. They shall be set at peace: That they may declare that the LORD our God is upright. </text:span><text:span text:style-name="T6">Alleluia.</text:span></text:p>
      <text:p text:style-name="P111"/>
      <text:p text:style-name="P59">Matthew 11:11-19</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20">
        <text:p text:style-name="P137"><text:span text:style-name="T52"><text:tab/></text:span><text:span text:style-name="T67">Verily I say unto you, Among them that are born of women there hath not risen a greater than John the Baptist: notwithstanding he that is least in the kingdom of heaven is greater than he.</text:span><text:span text:style-name="T23"> </text:span><text:span text:style-name="T67">And from the days of John the Baptist until now the kingdom of heaven suffereth violence, and the violent take it by force.</text:span><text:span text:style-name="T23"> </text:span><text:span text:style-name="T67">For all the prophets and the law prophesied until John.</text:span><text:span text:style-name="T23"> </text:span><text:span text:style-name="T67">And if ye will receive </text:span><text:span text:style-name="T69">it</text:span><text:span text:style-name="T67">, this is Elias, which was for to come.</text:span><text:span text:style-name="T23"> </text:span><text:span text:style-name="T67">He that hath ears to hear, let him hear.</text:span></text:p>
        <text:p text:style-name="P138"><text:span text:style-name="T22"><text:tab/></text:span><text:span text:style-name="T66">But whereunto shall I liken this generation? It is like unto children sitting in the markets, and calling unto their fellows,</text:span><text:span text:style-name="T22"> </text:span><text:span text:style-name="T66">And saying, We have piped unto you, and ye have not danced; we have mourned unto you, and ye have not lamented.</text:span><text:span text:style-name="T22"> </text:span><text:span text:style-name="T66">For John came neither eating nor drinking, and they say, He hath a devil.</text:span><text:span text:style-name="T22"> </text:span><text:span text:style-name="T66">The Son of </text:span><text:span text:style-name="T66">man came eating and drinking, and they say, Behold a man gluttonous, and a winebibber, a friend of publicans and sinners. But wisdom is justified of her children.</text:span><text:span text:style-name="T51"> </text:span><text:span text:style-name="T52">Glory be to God forever.</text:span></text:p>
      </text:section>
      <text:p text:style-name="P68"/>
      <text:p text:style-name="P49">The Liturgy</text:p>
      <text:p text:style-name="P60"/>
      <text:p text:style-name="P47">The Pauline Epistle</text:p>
      <text:p text:style-name="P59">Hebrews 11:32-12:2</text:p>
      <text:p text:style-name="P61"><text:tab/><text:span text:style-name="T6">A chapter from the Epistle of our teacher Paul to the Hebrews. His blessing be upon us. Amen.</text:span></text:p>
      <text:section text:style-name="Sect1" text:name="Section321">
        <text:p text:style-name="P137"><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ext:span><text:soft-page-break/><text:span text:style-name="T22">the aliens. Women received their dead raised to life again: and others were tortured, not accepting deliverance; that they might obtain a better resurrection: And others had trial of </text:span><text:span text:style-name="T26">cruel</text:span><text:span text:style-name="T22"> mockings and scourgings, yea, more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8"><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9"><text:tab/><text:span text:style-name="T6">The grace of God the Father be with you all. Amen.</text:span></text:p>
      <text:p text:style-name="P60"/>
      <text:p text:style-name="P47">The Catholic Epistle</text:p>
      <text:p text:style-name="P59">1 Peter 2:11-17</text:p>
      <text:p text:style-name="P61"><text:tab/><text:span text:style-name="T6">The Catholic Epistle from the First Epistle of our teacher Peter. His Blessing be upon us. Amen.</text:span></text:p>
      <text:section text:style-name="Sect1" text:name="Section322">
        <text:p text:style-name="P137"><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among the Gentiles: that, whereas they speak against you as evildoers, </text:span><text:span text:style-name="T22">they may by </text:span><text:span text:style-name="T26">your</text:span><text:span text:style-name="T22"> good works, which they shall behold, glorify God in the day of visitation.</text:span></text:p>
        <text:p text:style-name="P138"><text:span text:style-name="T22"><text:tab/>Submit yourselves to every ordinance of man for the Lord’s sake: whether it be to the king, as supreme; Or unto governors, as unto them that are sent by him for the punishment of evildoers, and for the praise of them that do well. For so is the will of God, that with well doing ye may put to silence the ignorance of foolish men: </text:span><text:span text:style-name="T22">As free, and not using </text:span><text:span text:style-name="T26">your</text:span><text:span text:style-name="T22"> liberty for a cloke of maliciousness, but as the servants of God. Honour all </text:span><text:span text:style-name="T26">men</text:span><text:span text:style-name="T22">. Love </text:span><text:span text:style-name="T22">the brotherhood. Fear God. Honour the king.</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
      <text:p text:style-name="P31">The Praxis</text:p>
      <text:p text:style-name="P59">Acts 7:8-22</text:p>
      <text:p text:style-name="P61"><text:tab/><text:span text:style-name="T6">A chapter from the Acts of our fathers the pure Apostles, who were invested with the grace of the Holy Spirit. Their blessing be with us all. Amen.</text:span></text:p>
      <text:section text:style-name="Sect1" text:name="Section323">
        <text:p text:style-name="P137"><text:span text:style-name="T50"><text:tab/></text:span><text:span text:style-name="T21">And he gave him the covenant of circumcision: and so </text:span><text:span text:style-name="T26">Abraham</text:span><text:span text:style-name="T22"> begat Isaac, and circumcised him the eighth day; and Isaac </text:span><text:span text:style-name="T26">begat</text:span><text:span text:style-name="T22"> Jacob; and Jacob </text:span><text:span text:style-name="T26">begat</text:span><text:span text:style-name="T22"> the twelve patriarchs. And the patriarchs, moved with envy, sold </text:span><text:span text:style-name="T22">Joseph into Egypt: but God was with him, And delivered him out of all his afflictions, and gave him favour and wisdom in the sight of Pharaoh king of Egypt; and he made him governor over Egypt and all his house. Now there came a dearth over all the land of Egypt and Chanaan, and great affliction: and our fathers found no sustenance. But when Jacob heard that there was corn in Egypt, he sent out our fathers first. And at the second </text:span><text:span text:style-name="T26">time</text:span><text:span text:style-name="T22"> Joseph was made known to his brethren; and Joseph’s kindred was made known unto Pharaoh. Then sent Joseph, and called his father Jacob to </text:span><text:span text:style-name="T26">him</text:span><text:span text:style-name="T22">, and all his kindred, threescore and fifteen souls. So Jacob went down into Egypt, and died, he, and our fathers, </text:span><text:span text:style-name="T22">And were carried over into Sychem, and laid in the sepulchre that Abraham bought for a sum of money of the sons of Emmor </text:span><text:span text:style-name="T26">the father</text:span><text:span text:style-name="T22"> of Sychem.</text:span></text:p>
        <text:p text:style-name="P138"><text:span text:style-name="T22"><text:tab/>But when the time of the promise drew nigh, which God had sworn to Abraham, the people grew and multiplied in Egypt, Till another king arose, which knew not Joseph. The same dealt subtilly with our kindred, and evil entreated our fathers, so that they cast out their young children, to the end they might not live. In which time Moses was born, and was exceeding fair, and nourished up in his father’s house three months: And when he was cast out, Pharaoh’s daughter took him up, and nourished </text:span><text:span text:style-name="T22">him for her own son. </text:span><text:span text:style-name="T22">And Moses was learned in all the wisdom of the Egyptians, and was mighty in words and in deeds.</text:span></text:p>
      </text:section>
      <text:p text:style-name="P60"><text:tab/><text:span text:style-name="T6">The word of the Lord abides in this church and in every church. Amen.</text:span></text:p>
      <text:p text:style-name="P60"/>
      <text:p text:style-name="P47">The Gospel</text:p>
      <text:p text:style-name="P101">Psalm 91:10,11</text:p>
      <text:p text:style-name="P103"><text:tab/><text:span text:style-name="T6">A Psalm of David.</text:span></text:p>
      <text:p text:style-name="P97"><text:span text:style-name="T13"><text:tab/></text:span><text:span text:style-name="T16">The righteous shall flourish like the palm tree: he shall grow like a cedar in Lebanon. Those that are planted in the house of the LORD shall flourish in the courts of the house of our God.</text:span><text:span text:style-name="T76"> </text:span><text:span text:style-name="T6">Alleluia.</text:span></text:p>
      <text:p text:style-name="P103"/>
      <text:p text:style-name="P59"/>
      <text:p text:style-name="P32">Luke 1:57-80</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24">
        <text:p text:style-name="P137"><text:span text:style-name="T50"><text:tab/></text:span><text:span text:style-name="T23">Now Elisabeth’s full time came vthat she should be delivered; and she brought forth a son. And her neighbours and her cousins heard how the Lord had shewed great mercy upon her; and they rejoiced with her. And it came to pass, that on the eighth day they came to circumcise the child; and they called him Zacharias, after the name of his father. And his mother </text:span><text:span text:style-name="T23">answered and said, Not </text:span><text:span text:style-name="T25">so</text:span><text:span text:style-name="T23">; but he shall be called John. And they said unto her, There is none of thy kindred that is called by this name. And they made signs to his father, how he would have him called. And he asked for a writing table, and wrote, saying, His name is John. And they marvelled all. And his mouth was opened immediately, and his tongue </text:span><text:span text:style-name="T25">loosed</text:span><text:span text:style-name="T23">, and he spake, and praised God. And fear came on all that dwelt round about them: and all these sayings were noised abroad throughout all the hill country of Judaea. </text:span><text:span text:style-name="T23">And all they that heard </text:span><text:span text:style-name="T25">them</text:span><text:span text:style-name="T23"> laid </text:span><text:span text:style-name="T25">them</text:span><text:span text:style-name="T23"> up in their hearts, saying, What manner of child shall this be! And the hand of the Lord was with him.</text:span></text:p>
        <text:p text:style-name="P138"><text:span text:style-name="T22"><text:tab/>And his father Zacharias was filled with the Holy Ghost, and prophesied, saying, Blessed </text:span><text:span text:style-name="T26">be</text:span><text:span text:style-name="T22"> the Lord God of Israel; for he hath visited and redeemed his people, And hath raised up an horn of salvation for us in the house of his servant David; As he spake by the mouth of his holy prophets, which have been since the world began: That we should be saved from our enemies, and from the hand of all that hate us; To perform the mercy </text:span><text:span text:style-name="T26">promised</text:span><text:span text:style-name="T22"> to our fathers, and to remember his holy covenant; The oath which he sware to our father Abraham, That he would grant unto us, that we being delivered out of the hand of our enemies might serve him without fear, In holiness and righteousness before </text:span><text:span text:style-name="T22">him, all the days of our life. And thou, child, shalt be called the prophet of the Highest: for thou shalt go before the face of the Lord to prepare his ways; To give knowledge of salvation unto his people by the remission of their sins, Through the tender mercy of our God; whereby the dayspring from on high hath visited us, To give light to them that sit in darkness and </text:span><text:span text:style-name="T26">in</text:span><text:span text:style-name="T22"> the shadow of death, to guide our </text:span><text:span text:style-name="T22">feet into the way of peace. And the child grew, and waxed strong in spirit, and was in the deserts till the day of his shewing unto Israel.</text:span><text:span text:style-name="T49"> </text:span><text:span text:style-name="T52">Glory be to God forever.</text:span></text:p>
      </text:section>
      <text:p text:style-name="P68"/>
      <text:p text:style-name="P42">The First Day of Epip</text:p>
      <text:p text:style-name="P101">Annual Tune</text:p>
      <text:p text:style-name="P101">St. Febronia the martyr</text:p>
      <text:p text:style-name="P101">Sts. Bioukha and Benjamin, the priests</text:p>
      <text:p text:style-name="P101"/>
      <text:p text:style-name="P127"><text:tab/>See the Thirtieth Day of Tobi.</text:p>
      <text:p text:style-name="P121"/>
      <text:p text:style-name="P134">The Second Day of Epip</text:p>
      <text:p text:style-name="P101">Annual Tune</text:p>
      <text:p text:style-name="P101">St. Thaddaus, the Apostle</text:p>
      <text:p text:style-name="P101"/>
      <text:p text:style-name="P127"><text:tab/>See the Thirtieth Day of Pharamuthi.</text:p>
      <text:p text:style-name="P128"/>
      <text:p text:style-name="P57">The Third Day of Epip</text:p>
      <text:p text:style-name="P76">Annual Tune</text:p>
      <text:p text:style-name="P75">Abba Cyril the Great</text:p>
      <text:p text:style-name="P76">St. Celestine, Patriarch of Rome</text:p>
      <text:p text:style-name="P83"><text:tab/>(also Thoout 3, 7; Paopi 2, 11, 17; Athor 1, 13, 30; Koiak 6; Tobi 2, 8; Meshir 7; Phamenoth 22; Pharamuthi 3, 12; Pashons 7, 30; Paoni 28; Mesori 18)</text:p>
      <text:p text:style-name="P83"/>
      <text:p text:style-name="P50">The Vespers Gospel</text:p>
      <text:p text:style-name="P98">Psalm 109:5,6,8</text:p>
      <text:p text:style-name="P99"><text:tab/><text:span text:style-name="T6">A Psalm of David.</text:span></text:p>
      <text:p text:style-name="P97"><text:tab/><text:span text:style-name="T19">The Lord has sworn and will not repent: Thou art the priest forever after the order of Melchizedek. The Lord at Thy right hand: Therefore shall he lift up the head. </text:span><text:span text:style-name="T6">Alleluia.</text:span></text:p>
      <text:p text:style-name="P103"/>
      <text:p text:style-name="P59">Matthew 16:13-19</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25">
        <text:p text:style-name="P137"><text:span text:style-name="T50"><text:tab/></text:span><text:span text:style-name="T22">When Jesus came into the coasts of Caesarea Philippi, he asked his disciples, saying, </text:span><text:span text:style-name="T66">Whom do men say that I the Son of man am?</text:span><text:span text:style-name="T22"> And they said, Some </text:span><text:span text:style-name="T26">say that thou art</text:span><text:span text:style-name="T22"> John the Baptist: some, Elias; and others, Jeremias, or one of the prophets. He saith unto them,</text:span><text:span text:style-name="T66"> But whom say ye that I am?</text:span><text:span text:style-name="T22"> And Simon Peter answered and said, Thou art the Christ, the Son of the living God. And Jesus answered and said unto him, </text:span><text:span text:style-name="T66">Blessed art thou, Simon Barjona: for flesh and blood hath not revealed </text:span><text:span text:style-name="T68">it</text:span><text:span text:style-name="T66"> unto thee, but my Father which is in heaven.</text:span><text:span text:style-name="T22"> </text:span><text:span text:style-name="T66">And I say also unto thee, That thou art Peter, and upon this rock I will build my church; and the gates of hell shall not </text:span><text:soft-page-break/><text:span text:style-name="T66">prevail </text:span><text:span text:style-name="T66">against it.</text:span><text:span text:style-name="T22"> </text:span><text:span text:style-name="T66">And I will give unto thee the keys of the kingdom of heaven: and whatsoever thou shalt bind on earth shall be bound in heaven: and whatsoever thou shalt loose on earth shall be loosed in heaven.</text:span><text:span text:style-name="T50"> </text:span><text:span text:style-name="T52">Glory be to God forever.</text:span></text:p>
      </text:section>
      <text:p text:style-name="P60"/>
      <text:p text:style-name="P49">The Matins Gospel</text:p>
      <text:p text:style-name="P101">Psalm 72:17,18,21</text:p>
      <text:p text:style-name="P103"><text:tab/><text:span text:style-name="T6">A Psalm of David.</text:span></text:p>
      <text:p text:style-name="P97"><text:span text:style-name="T6"><text:tab/></text:span><text:span text:style-name="T16">Thou hast held my right hand: With thy counsel Thou hast guided me and accepted me with glory. But it is good for me to cleave to God: To put my hope in the Lord, that I may declare all thy praises in the gates of the daughter of Zion. </text:span><text:span text:style-name="T6">Alleluia.</text:span></text:p>
      <text:p text:style-name="P114"><text:tab/></text:p>
      <text:p text:style-name="P59">John 15:17-25</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26">
        <text:p text:style-name="P73"><text:span text:style-name="T8"><text:tab/></text:span><text:span text:style-name="T67">These things I command you, that ye love one another.</text:span></text:p>
        <text:p text:style-name="P138"><text:span text:style-name="T21"><text:tab/></text:span><text:span text:style-name="T65">If the world hate you, ye know that it hated me before </text:span><text:span text:style-name="T68">it hated</text:span><text:span text:style-name="T66"> you.</text:span><text:span text:style-name="T22"> </text:span><text:span text:style-name="T66">If ye were of the world, the world would love his own: but because ye are not of the world, but I have chosen you out of the world, therefore the world hateth you.</text:span><text:span text:style-name="T22"> </text:span><text:span text:style-name="T66">Remember the word that I said unto you, The servant is not greater than his lord. If they have persecuted me, they will also persecute you; if they have kept my saying, they will keep yours also.</text:span><text:span text:style-name="T22"> </text:span><text:span text:style-name="T66">But all these things will they do unto you for my name’s sake, because they know not him that sent me.</text:span><text:span text:style-name="T22"> </text:span><text:span text:style-name="T66">If I had not come and spoken unto them, they had not had sin: but now they have no cloke for their sin.</text:span><text:span text:style-name="T22"> </text:span><text:span text:style-name="T66">He that hateth me hateth my Father also.</text:span><text:span text:style-name="T22"> </text:span><text:span text:style-name="T66">If I had not done among them the works which none other man did, they had not had sin: but now have they both seen and hated both me and my Father.</text:span><text:span text:style-name="T22"> </text:span><text:span text:style-name="T66">But </text:span><text:span text:style-name="T68">this cometh to pass</text:span><text:span text:style-name="T66">, that the word might be fulfilled that is written in their law, They hated me without a cause.</text:span><text:span text:style-name="T51"> </text:span><text:span text:style-name="T52">Glory be to God forever.</text:span></text:p>
      </text:section>
      <text:p text:style-name="P68"/>
      <text:p text:style-name="P49">The Liturgy</text:p>
      <text:p text:style-name="P60"/>
      <text:p text:style-name="P47">The Pauline Epistle</text:p>
      <text:p text:style-name="P59">2 Corinthians 4:5-5:11</text:p>
      <text:p text:style-name="P61"><text:tab/><text:span text:style-name="T6">A chapter from the Second Epistle of our teacher Paul to the Corinthians. His blessing be upon us. Amen.</text:span></text:p>
      <text:section text:style-name="Sect1" text:name="Section327">
        <text:p text:style-name="P137"><text:span text:style-name="T50"><text:tab/></text:span><text:span text:style-name="T23">For we preach not ourselves, but Christ Jesus the Lord; and ourselves your servants for Jesus’ sake. For God, who commanded the light to shine out of darkness, hath shined in our hearts, to </text:span><text:span text:style-name="T25">give</text:span><text:span text:style-name="T23"> the light of the knowledge of </text:span><text:soft-page-break/><text:span text:style-name="T23">the glory of God in the face of Jesus Christ. But we have this treasure in earthen vessels, that the excellency of the power may be of God, and not of us.</text:span></text:p>
        <text:p text:style-name="P138"><text:span text:style-name="T22"><text:tab/></text:span><text:span text:style-name="T26">We are</text:span><text:span text:style-name="T22"> troubled on every side, yet not distressed; </text:span><text:span text:style-name="T26">we are</text:span><text:span text:style-name="T22"> perplexed, but not in despair; Persecuted, but not </text:span><text:span text:style-name="T22">forsaken; cast down, but not destroyed; Always bearing about in the body the dying of the Lord Jesus, that the life also of Jesus might be made manifest in our body. For we which live are alway delivered unto death for Jesus’ sake, that the life also of Jesus might be made manifest in our mortal flesh. So then death worketh in us, but life in you. We having the same spirit of faith, according as it is written, I believed, and therefore have I spoken; we also believe, and therefore speak; Knowing that he which raised up the Lord Jesus shall raise up us also by Jesus, and shall present </text:span><text:span text:style-name="T26">us</text:span><text:span text:style-name="T22"> with you. For all things </text:span><text:span text:style-name="T26">are</text:span><text:span text:style-name="T22"> for your sakes, that the abundant grace might through the thanksgiving of many redound to the glory of God. For which cause we faint not; but though our outward man perish, yet the inward </text:span><text:span text:style-name="T26">man</text:span><text:span text:style-name="T22"> is renewed day by day. For our light affliction, which is but for a moment, worketh for us a far more exceeding </text:span><text:span text:style-name="T26">and</text:span><text:span text:style-name="T22"> eternal weight of glory; </text:span><text:span text:style-name="T22">While we look not at the things which are seen, but at the things which are not seen: for the things which are seen </text:span><text:span text:style-name="T26">are</text:span><text:span text:style-name="T22"> temporal; but the things which are not seen </text:span><text:span text:style-name="T26">are</text:span><text:span text:style-name="T22"> eternal.</text:span></text:p>
        <text:p text:style-name="P138"><text:span text:style-name="T22"><text:tab/>For we know that if our earthly house of </text:span><text:span text:style-name="T26">this</text:span><text:span text:style-name="T22"> tabernacle were dissolved, we have a building of God, an house not made with hands, eternal in the heavens. For in this we groan, earnestly desiring to be clothed upon with our house which is from heaven: If so be that being clothed we shall not be found naked. For we that are in </text:span><text:span text:style-name="T26">this</text:span><text:span text:style-name="T22"> tabernacle do groan, being burdened: not for that we would be unclothed, but clothed upon, that mortality might be swallowed up of life. Now he that hath wrought us for the selfsame thing </text:span><text:span text:style-name="T26">is</text:span><text:span text:style-name="T22"> God, who also hath given unto us the earnest of the Spirit. Therefore </text:span><text:span text:style-name="T26">we are</text:span><text:span text:style-name="T22"> always confident, knowing that, whilst we are at home in the body, we are absent from the Lord: (For we walk by faith, not by sight:) We are confident, </text:span><text:span text:style-name="T26">I say</text:span><text:span text:style-name="T22">, and willing rather to be absent from the body, and to be present with the Lord. Wherefore we labour, that, whether present or absent, we may be accepted of him. For we must all appear before the judgment seat of Christ; that every one may receive the things </text:span><text:span text:style-name="T26">done</text:span><text:span text:style-name="T22"> in </text:span><text:span text:style-name="T26">his</text:span><text:span text:style-name="T22"> body, according to that he hath done, whether </text:span><text:span text:style-name="T26">it be</text:span><text:span text:style-name="T22"> good or bad. Knowing therefore the terror of the Lord, we persuade men; but we are made manifest unto God; and I trust also are made manifest in your consciences.</text:span></text:p>
      </text:section>
      <text:p text:style-name="P59"><text:soft-page-break/><text:tab/><text:span text:style-name="T6">The grace of God the Father be with you all. Amen.</text:span></text:p>
      <text:p text:style-name="P60"/>
      <text:p text:style-name="P47">The Catholic Epistle</text:p>
      <text:p text:style-name="P59">1 Peter 2:18-3:7</text:p>
      <text:p text:style-name="P61"><text:tab/><text:span text:style-name="T6">The Catholic Epistle from the First Epistle of our teacher Peter. His Blessing be upon us. Amen.</text:span></text:p>
      <text:section text:style-name="Sect1" text:name="Section328">
        <text:p text:style-name="P137"><text:span text:style-name="T50"><text:tab/></text:span><text:span text:style-name="T21">Servants, </text:span><text:span text:style-name="T26">be</text:span><text:span text:style-name="T22"> subject to </text:span><text:span text:style-name="T26">your</text:span><text:span text:style-name="T22"> masters with all fear; not only to the good and gentle, but also to the froward. For this </text:span><text:span text:style-name="T26">is</text:span><text:span text:style-name="T22"> thankworthy, if a man for conscience toward God endure grief, suffering wrongfully. For what glory </text:span><text:span text:style-name="T26">is it</text:span><text:span text:style-name="T22">, if, when ye be buffeted for your faults, ye shall take it patiently? but if, when ye do well, and suffer </text:span><text:span text:style-name="T26">for it</text:span><text:span text:style-name="T22">, ye take it patiently, this </text:span><text:span text:style-name="T26">is</text:span><text:span text:style-name="T22"> acceptable with God. For even hereunto were ye called: because Christ also suffered for us, leaving us an example, that ye should follow his steps: Who did no sin, neither was guile found in his mouth: Who, when he was reviled, reviled not again; when he suffered, he threatened not; but committed </text:span><text:span text:style-name="T26">himself</text:span><text:span text:style-name="T22"> to him that judgeth righteously: Who his own self bare our sins in his own body on the tree, that we, being dead to sins, should live unto righteousness: by whose stripes ye were healed. </text:span><text:span text:style-name="T22">For ye were as sheep going astray; but are now returned unto the Shepherd and Bishop of your souls.</text:span></text:p>
        <text:p text:style-name="P138"><text:span text:style-name="T22"><text:tab/>Likewise, ye wives, </text:span><text:span text:style-name="T26">be</text:span><text:span text:style-name="T22"> in subjection to your own husbands; that, if any obey not the word, they also may without the word be won by the conversation of the wives; While they behold your chaste conversation </text:span><text:span text:style-name="T26">coupled</text:span><text:span text:style-name="T22"> with fear. Whose adorning let it not be that outward </text:span><text:span text:style-name="T26">adorning</text:span><text:span text:style-name="T22"> of plaiting the hair, and of wearing of gold, or of putting on of apparel; But </text:span><text:span text:style-name="T26">let it be</text:span><text:span text:style-name="T22"> the hidden man of the heart, in that which is not corruptible, </text:span><text:span text:style-name="T26">even the ornament</text:span><text:span text:style-name="T22"> of a meek and quiet spirit, which is in the sight of God of great price. For after this manner in the old time the holy women also, who trusted in God, adorned themselves, being in subjection unto their own husbands: Even as Sara obeyed Abraham, calling him lord: whose daughters ye are, as long as ye do well, and are not afraid with any amazement. Likewise, ye husbands, dwell with </text:span><text:span text:style-name="T26">them</text:span><text:span text:style-name="T22"> according to knowledge, giving honour unto the wife, as unto the weaker vessel, and as being heirs together of the grace of life; that your prayers be not hindered.</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
      <text:p text:style-name="P31">The Praxis</text:p>
      <text:p text:style-name="P59">Acts 20:17-38</text:p>
      <text:p text:style-name="P61"><text:tab/><text:span text:style-name="T6">A chapter from the Acts of our fathers the pure Apostles, who were invested with the grace of the Holy Spirit. Their blessing be with us all. Amen.</text:span></text:p>
      <text:section text:style-name="Sect1" text:name="Section329">
        <text:p text:style-name="P137"><text:span text:style-name="T50"><text:tab/></text:span><text:span text:style-name="T21">And from Miletus he sent to Ephesus, and called the elders of the church. And when they were come to him, he said unto them, Ye know, from the first day that I came into Asia, after what manner I have been </text:span><text:span text:style-name="T21">with you at all seasons, Serving the Lord with all humility of mind, and with many tears, and temptations, which befell me by the lying in wait of the Jews: </text:span><text:span text:style-name="T26">And</text:span><text:span text:style-name="T22"> how I kept back nothing that was profitable </text:span><text:span text:style-name="T26">unto you</text:span><text:span text:style-name="T22">, but have shewed you, and have taught you publickly, and from house to house, Testifying both to the Jews, and also to the Greeks, repentance toward God, and faith toward our Lord Jesus Christ. And now, behold, I go bound in the spirit unto Jerusalem, not knowing the things that shall befall me there: Save that the Holy Ghost witnesseth in every city, saying that bonds and afflictions abide me. But none of these things move me, neither count I my life dear unto myself, so that I might finish my course with joy, and the ministry, which I have received of the Lord Jesus, to testify the gospel of the grace of God. And now, behold, I know that ye all, among whom I have gone preaching the kingdom of God, shall see my face no more. Wherefore I take you to record this day, that I </text:span><text:span text:style-name="T26">am</text:span><text:span text:style-name="T22"> pure from the blood of all </text:span><text:span text:style-name="T26">men</text:span><text:span text:style-name="T22">. For I have not shunned to declare unto you all the counsel of God. Take heed therefore unto yourselves, and to all the flock, over the which the Holy Ghost hath made you overseers, to feed the church of God, which he hath purchased with his own blood. For I know this, that after my departing shall grievous wolves enter in among you, not sparing the flock. Also of your own selves shall men arise, speaking perverse things, to draw away disciples after them. Therefore watch, and remember, that by the space of three years I ceased not to warn every one night and day with tears. And now, brethren, I commend you to God, and to the word of his grace, which is able to build you up, and to give you an inheritance among all them which are sanctified. I have coveted no man’s silver, or gold, or apparel. Yea, ye yourselves know, that these hands have ministered unto my necessities, and to them that were with me. I have shewed you all things, how that so labouring ye ought to support the weak, and to remember the words of the Lord Jesus, how he said, </text:span><text:span text:style-name="T66">It is more blessed to give than to receive.</text:span></text:p>
        <text:p text:style-name="P138"><text:span text:style-name="T22"><text:s/><text:tab/>And when he had thus spoken, he kneeled down, and prayed with </text:span><text:soft-page-break/><text:span text:style-name="T22">them all. And they all wept sore, and fell on Paul’s neck, and kissed him, </text:span><text:span text:style-name="T22">Sorrowing most of all for the words which he spake, that they should see his face no more. And they accompanied him unto the ship.</text:span></text:p>
      </text:section>
      <text:p text:style-name="P60"><text:tab/><text:span text:style-name="T6">The word of the Lord abides in this church and in every church. Amen.</text:span></text:p>
      <text:p text:style-name="P60"/>
      <text:p text:style-name="P47">The Gospel</text:p>
      <text:p text:style-name="P101">Psalm 106:23,31</text:p>
      <text:p text:style-name="P101"/>
      <text:p text:style-name="P103"><text:tab/><text:span text:style-name="T6">A Psalm of David.</text:span></text:p>
      <text:p text:style-name="P97"><text:span text:style-name="T73"><text:tab/></text:span><text:span text:style-name="T16">Let them exalt Him in the church of His people: And praise Him in the seat of the elders. For He has made His families like a flock of sheep: That the upright may see and rejoice. </text:span><text:span text:style-name="T6">Alleluia.</text:span></text:p>
      <text:p text:style-name="P103"/>
      <text:p text:style-name="P59">John 10:1-16</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30">
        <text:p text:style-name="P137"><text:span text:style-name="T50"><text:tab/></text:span><text:span text:style-name="T67">Verily, verily, I say unto you, He that entereth not by the door into the sheepfold, but climbeth up some other way, the same is a thief and a robber.</text:span><text:span text:style-name="T23"> </text:span><text:span text:style-name="T67">But he that entereth in by the door is the shepherd of the sheep.</text:span><text:span text:style-name="T23"> </text:span><text:span text:style-name="T67">To him the porter openeth; and the sheep hear his voice: and he calleth his own sheep by name, and leadeth them out.</text:span><text:span text:style-name="T23"> </text:span><text:span text:style-name="T67">And when he putteth forth his own sheep, he goeth before them, and the sheep follow him: for they know his voice.</text:span><text:span text:style-name="T23"> </text:span><text:span text:style-name="T67">And a stranger will they not follow, but will flee from him: for they know not the voice of strangers.</text:span><text:span text:style-name="T23"> This parable spake Jesus unto them: but they understood not what things they were which he spake unto them. Then said Jesus unto them again,</text:span><text:span text:style-name="T67"> Verily, verily, I say unto you, I am the door of the sheep.</text:span><text:span text:style-name="T23"> </text:span><text:span text:style-name="T67">All that ever came before me are thieves and robbers: but the sheep did not hear them.</text:span><text:span text:style-name="T23"> </text:span><text:span text:style-name="T67">I am the door: by me if any man enter in, he shall be saved, and shall go in and out, and find pasture.</text:span><text:span text:style-name="T23"> </text:span><text:span text:style-name="T67">The thief cometh not, but for to steal, and to kill, and to destroy: I am come that they might have life, and that they might have </text:span><text:span text:style-name="T69">it</text:span><text:span text:style-name="T67"> more abundantly.</text:span><text:span text:style-name="T23"> </text:span><text:span text:style-name="T67">I am the good shepherd: the good shepherd giveth his life for the sheep.</text:span><text:span text:style-name="T23"> </text:span><text:span text:style-name="T67">But he that is an hireling, and not the shepherd, whose own the sheep are not, seeth the wolf coming, and leaveth the sheep, and fleeth: and the wolf catcheth them, and scattereth the sheep.</text:span><text:span text:style-name="T23"> </text:span><text:span text:style-name="T67">The hireling fleeth, because he is an hireling, and careth not for the sheep.</text:span><text:span text:style-name="T23"> </text:span><text:span text:style-name="T67">I am the good shepherd, and know my </text:span><text:span text:style-name="T69">sheep</text:span><text:span text:style-name="T67">, and am known of mine.</text:span><text:span text:style-name="T23"> </text:span><text:span text:style-name="T67">As the Father knoweth me, even so know I the Father: and I lay down my life for the sheep.</text:span><text:span text:style-name="T23"> </text:span><text:span text:style-name="T67">And other sheep I have, which are not of this fold: them also I must bring, and they shall hear </text:span><text:soft-page-break/><text:span text:style-name="T67">my voice; and there shall be one fold, </text:span><text:span text:style-name="T69">and</text:span><text:span text:style-name="T67"> one shepherd. </text:span><text:span text:style-name="T52">Glory be to God forever.</text:span></text:p>
      </text:section>
      <text:p text:style-name="P125"/>
      <text:p text:style-name="P134">The Fourth Day of Epip</text:p>
      <text:p text:style-name="P101">Annual Tune</text:p>
      <text:p text:style-name="P107">Translocation of the relics of Sts. Apakir and John</text:p>
      <text:p text:style-name="P101"/>
      <text:p text:style-name="P127"><text:tab/>See the Fifteenth Day of Athor.</text:p>
      <text:p text:style-name="P127"><text:tab/></text:p>
      <text:p text:style-name="P57">The Fifth Day of Epip</text:p>
      <text:p text:style-name="P74">Annual Tune</text:p>
      <text:p text:style-name="P74">Apostle's Feast</text:p>
      <text:p text:style-name="P74">Sts. Theodosia and her companions</text:p>
      <text:p text:style-name="P92"><text:tab/><text:span text:style-name="T12">(also Athor 18; Koiak 4, 21; Meshir 10, 21; Phamenoth 8; Paremouda 17; Epip 18, 29)</text:span></text:p>
      <text:p text:style-name="P84"/>
      <text:p text:style-name="P50">The Vespers Gospel</text:p>
      <text:p text:style-name="P98">Psalm 67:13, 33</text:p>
      <text:p text:style-name="P99"><text:tab/><text:span text:style-name="T6">A Psalm of David.</text:span></text:p>
      <text:p text:style-name="P97"><text:span text:style-name="T76"><text:tab/></text:span><text:span text:style-name="T4">T</text:span><text:span text:style-name="T19">he Lord shall give a word to those who preach with great power: Wonderful is God among His saints: God of Israel shall give power and strength to His people. </text:span><text:span text:style-name="T6">Alleluia.</text:span></text:p>
      <text:p text:style-name="P103"/>
      <text:p text:style-name="P59">Mark 3:7-21</text:p>
      <text:p text:style-name="P6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37">
        <text:p text:style-name="P137"><text:span text:style-name="T50"><text:tab/></text:span><text:span text:style-name="T22">But Jesus withdrew himself with his disciples to the sea: and a great multitude from Galilee followed him, and from Judaea, And from Jerusalem, and from Idumaea, and </text:span><text:span text:style-name="T26">from</text:span><text:span text:style-name="T22"> beyond Jordan; and they about Tyre and Sidon, a great multitude, when they had heard what great things he did, came unto him. And he spake to his disciples, that a small ship should wait on him because of the multitude, lest they should throng him. For he had healed many; insomuch that they pressed upon him for to touch him, as many as had plagues. And unclean spirits, when they saw him, fell down before him, and cried, saying, Thou art the Son of God. </text:span><text:span text:style-name="T22">And he straitly charged them that they should not make him known.</text:span></text:p>
        <text:p text:style-name="P138"><text:span text:style-name="T22"><text:tab/>And he goeth up into a mountain, and calleth </text:span><text:span text:style-name="T26">unto him</text:span><text:span text:style-name="T22"> whom he would: and they came unto him. </text:span><text:span text:style-name="T31">14 </text:span><text:span text:style-name="T22">And he ordained twelve, that they should be with him, and that he might send them forth to preach, And to </text:span><text:soft-page-break/><text:span text:style-name="T22">have power to heal sicknesses, and to cast out devils: And Simon he surnamed Peter; And James the </text:span><text:span text:style-name="T26">son</text:span><text:span text:style-name="T22"> of Zebedee, and John the brother of James; and he surnamed them Boanerges, which is, The sons of thunder: And Andrew, and Philip, and Bartholomew, and Matthew, and Thomas, and James the </text:span><text:span text:style-name="T26">son</text:span><text:span text:style-name="T22"> of Alphaeus, and Thaddaeus, and Simon the Canaanite, And Judas Iscariot, which also betrayed him: and they went into an house. And the multitude cometh together again, so that they could not so much as eat bread. And when his friends heard </text:span><text:span text:style-name="T26">of it</text:span><text:span text:style-name="T22">, they went out to lay hold on him: for they said, He is beside himself.</text:span><text:span text:style-name="T50"> </text:span><text:span text:style-name="T52">Glory be to God forever.</text:span></text:p>
      </text:section>
      <text:p text:style-name="P60"/>
      <text:p text:style-name="P50">The Lakane</text:p>
      <text:p text:style-name="P50">(The Prayer Over the Basin)</text:p>
      <text:p text:style-name="P59">Exodus 15:22-16:1b</text:p>
      <text:p text:style-name="P61"><text:tab/><text:span text:style-name="T6">From the book of Exodus of Moses the Prophet. His blessing be upon us. Amen. His blessing be upon us. Amen.</text:span></text:p>
      <text:section text:style-name="Sect1" text:name="Section436">
        <text:p text:style-name="P145"><text:span text:style-name="T35"><text:tab/></text:span><text:span text:style-name="T36">So Moses brought up the children of Israel from the Red Sea, and brought them into the wilderness of Sur; and they went three days in the wilderness, and found no water to drink. and they came to Merrha, and could not drink of Merrha, for it was bitter; therefore he named the name of that place, Bitterness. And the people murmured against Moses, saying, What shall we drink? And Moses cried to the Lord, and the Lord shewed him a tree, and he cast it into the water, and the water was sweetened: there he established to him ordinances and judgments, and there he proved him, and said, If thou wilt indeed hear the voice of the Lord thy God, and do things pleasing before him, and wilt hearken to his commands, and keep all his ordinances, no disease which I have brought upon the Egyptians will I bring upon thee, for I am the Lord thy God that heals thee. And they came to Ælim, and there were there twelve fountains of water, and seventy stems of palm-trees; and they encamped there by the waters.</text:span></text:p>
        <text:p text:style-name="P145"><text:span text:style-name="T34"><text:tab/>And they departed from Ælim, and all the congregation of the children of Israel came to the wilderness of Sin, which is between Ælim and Sina. </text:span><text:span text:style-name="T38">Glory to the Holy Trinity.</text:span></text:p>
      </text:section>
      <text:p text:style-name="P71"/>
      <text:p text:style-name="P59">Exodus 30:17-30</text:p>
      <text:p text:style-name="P61"><text:tab/><text:span text:style-name="T6">From the book of Exodus of Moses the Prophet. His blessing be upon us. Amen. His blessing be upon us. Amen.</text:span></text:p>
      <text:section text:style-name="Sect1" text:name="Section437">
        <text:p text:style-name="P138"><text:span text:style-name="T38"><text:tab/></text:span><text:span text:style-name="T22">And the Lord spoke to Moses, saying, Make a brazen laver, and a brazen base for it, for washing; and thou shalt put it between the tabernacle of witness and the altar, and thou shalt pour forth water into it.</text:span><text:span text:style-name="T31"> </text:span><text:span text:style-name="T22">And Aaron and his sons shall wash their hands and their feet with water </text:span><text:soft-page-break/><text:span text:style-name="T22">from it. Whensoever they shall go into the tabernacle of witness, they shall wash themselves with water, so they shall not die, whensoever they advance to the altar to do service and to offer the whole burnt-offerings to </text:span><text:span text:style-name="T22">the Lord. They shall wash their hands and feet with water, whensoever they shall go into the tabernacle of witness; they shall wash themselves with water, that they die not; and it shall be for them a perpetual staThooute, for him and his posterity after him.</text:span></text:p>
        <text:p text:style-name="P138"><text:span text:style-name="T22"><text:tab/>And the Lord spoke to Moses, saying, Do thou also take sweet herbs, the flower of choice myrrh five hundred shekels, and the half of this two hundred and fifty shekels of sweet-smelling cinnamon, and two hundred and fifty shekels of sweet-smelling calamus, and of cassia five hundred shekels of the sanctuary, and a hin of olive oil. And thou shalt make it a holy anointing oil, a perfumed ointment </text:span><text:span text:style-name="T26">tempered</text:span><text:span text:style-name="T22"> by the art of the perfumer: it shall be a holy anointing oil. And thou shalt anoint with it the tabernacle of witness, and the ark of the tabernacle of witness, and all its furniture, and the candlestick and all its furniture, and the altar of incense, and the altar of whole burnt-offerings and all its furniture, and the table and all its furniture, and the laver. And thou shalt sanctify them, and they shall be most holy: every one that touches them shall be hallowed. And thou shalt anoint Aaron and his sons, and sanctify them that they may minister to me as priests. </text:span><text:span text:style-name="T38">Glory to the Holy Trinity.</text:span></text:p>
      </text:section>
      <text:p text:style-name="P71"/>
      <text:p text:style-name="P59">Isaiah 1:16-26</text:p>
      <text:p text:style-name="P61"><text:tab/><text:span text:style-name="T6">From the book of Isiah the Prophet. His blessing be upon us. Amen. His blessing be upon us. Amen.</text:span></text:p>
      <text:section text:style-name="Sect1" text:name="Section438">
        <text:p text:style-name="P138"><text:span text:style-name="T37"><text:tab/></text:span><text:span text:style-name="T21">Wash you, be clean; remove your iniquities from your souls before mine eyes; cease from your iniquities; learn to do well; diligently seek judgement, deliver him that is suffering wrong, plead for the orphan, and obtain justice for the widow. And come, let us reason together, saith the Lord: and though your sins be as purple, I will make them white as snow; and though they be as scarlet, I will make </text:span><text:span text:style-name="T26">them</text:span><text:span text:style-name="T22"> white as wool. And if ye be willing, and hearken to me, ye shall eat the good of the land: </text:span><text:span text:style-name="T22">but if ye be not willing, nor hearken to me, a sword shall devour you: for the mouth of the Lord has spoken this.</text:span></text:p>
        <text:p text:style-name="P138"><text:span text:style-name="T22"><text:tab/>How has the faithful city Sion, </text:span><text:span text:style-name="T26">once</text:span><text:span text:style-name="T22"> full of judgement, become a harlot! wherein righteousness lodged, but now murderers. Your silver is worthless, thy wine merchants mix the wine with water. Thy princes are rebellious, companions of thieves, loving bribes, seeking after rewards; not pleading for orphans, and not heeding the cause of widows. Therefore thus saith the Lord, the Lord of </text:span><text:soft-page-break/><text:span text:style-name="T22">hosts, Woe to the mighty </text:span><text:span text:style-name="T26">men</text:span><text:span text:style-name="T22"> of Israel; for my wrath shall not cease against mine adversaries, and I will execute judgement on mine enemies. And I will bring my hand upon thee, and purge thee completely, and I will destroy the rebellious, and will take away from thee all </text:span><text:span text:style-name="T22">transgressors. And I will establish thy judges as before, and thy counsellors as at the beginning: and afterward thou shalt be called the city of righteousness, the faithful mother-city of Sion. </text:span><text:span text:style-name="T38">Glory to the Holy Trinity.</text:span></text:p>
      </text:section>
      <text:p text:style-name="P59"/>
      <text:p text:style-name="P59">Isaiah 35:1-10</text:p>
      <text:p text:style-name="P61"><text:tab/><text:span text:style-name="T6">From the book of Isiah the Prophet. His blessing be upon us. Amen. His blessing be upon us. Amen.</text:span></text:p>
      <text:section text:style-name="Sect1" text:name="Section439">
        <text:p text:style-name="P138"><text:span text:style-name="T38"><text:tab/></text:span><text:span text:style-name="T22">Be glad, thou thirsty desert: let the wilderness exult, and flower as the lily. And the desert places of Jordan shall blossom and rejoice; the glory of Libanus has been given to it, and the honour of Carmel; and my people shall see the glory of the Lord, and the majesty of God. Be strong, ye relaxed hands and palsied knees. </text:span><text:span text:style-name="T22">Comfort one another, ye fainthearted; be strong, fear not; behold, our God renders judgement, and he will render </text:span><text:span text:style-name="T26">it</text:span><text:span text:style-name="T22">; he will come and save us.</text:span></text:p>
        <text:p text:style-name="P138"><text:span text:style-name="T22"><text:tab/>Then shall the eyes of the blind be opened, and the ears of the deaf shall hear. Then shall the lame man leap as an hart, and the tongue of the stammerers shall speak plainly; for water has burst forth in the desert, and a channel </text:span><text:span text:style-name="T26">of water</text:span><text:span text:style-name="T22"> in a thirsty land. And the dry land shall become pools, and a fountain of water shall </text:span><text:span text:style-name="T26">be poured</text:span><text:span text:style-name="T22"> into the thirsty land; there shall there be a joy of birds, ready habitations and marshes. There shall be there a pure way, and it shall be called a holy way; and there shall not pass by there any unclean person, neither shall there be there an unclean way; but the dispersed shall walk on it, and they shall not go astray. And there shall be no lion there, neither shall any evil beast go up upon it, nor at all be found there; but the redeemed and gathered on the Lord’s behalf, shall walk in it, and shall return, and come to Sion with joy, and everlasting joy </text:span><text:span text:style-name="T26">shall be</text:span><text:span text:style-name="T22"> over their head; for on their head </text:span><text:span text:style-name="T26">shall be</text:span><text:span text:style-name="T22"> praise and exultation, and joy shall take possession of them: sorrow and pain, and groaning have fled away. </text:span><text:span text:style-name="T38">Glory to the Holy Trinity.</text:span></text:p>
      </text:section>
      <text:p text:style-name="P71"/>
      <text:p text:style-name="P59">Isaiah 43:16-44:6</text:p>
      <text:p text:style-name="P61"><text:tab/><text:span text:style-name="T6">From the book of Isiah the Prophet. His blessing be upon us. Amen. His blessing be upon us. Amen.</text:span></text:p>
      <text:section text:style-name="Sect1" text:name="Section440">
        <text:p text:style-name="P138"><text:span text:style-name="T26"><text:tab/></text:span><text:span text:style-name="T22">Thus saith the Lord, who makes a way in the sea, and a path in the mighty water; who brought forth chariots and horse, and a mighty multitude: but they have lain down, and shall not rise: they are extinct, as quenched flax. Remember ye not the former things, and consider not the </text:span><text:soft-page-break/><text:span text:style-name="T22">ancient things. Behold, I </text:span><text:span text:style-name="T26">will</text:span><text:span text:style-name="T22"> do new things, which shall presently spring forth, and ye shall know them: and I will make a way in the wilderness, and rivers in the dry land. the beasts of the field shall bless me, the owls and young ostriches; for I have given water in the wilderness, and rivers in </text:span><text:span text:style-name="T22">the dry land, to give drink to my chosen race, </text:span><text:span text:style-name="T22">my people whom I have preserved to tell forth my praises.</text:span></text:p>
        <text:p text:style-name="P138"><text:span text:style-name="T22"><text:tab/>I have not now called thee, O Jacob; neither have I made thee weary, O Israel. Thou hast not brought me the sheep of thy whole-burnt-offering; neither hast thou glorified me with thy sacrifices. I have not caused thee to serve with sacrifices, neither have I wearied thee with frankincense. Neither hast thou purchased for me victims for silver, neither have I desired the fat of thy sacrifices: but thou didst stand before me in thy sins, and in thine iniquities. I, </text:span><text:span text:style-name="T26">even</text:span><text:span text:style-name="T22"> I, am he that blots out thy transgressions for mine own sake, and thy sins; and I will not remember </text:span><text:span text:style-name="T26">them</text:span><text:span text:style-name="T22">. But do thou remember, and let us plead </text:span><text:span text:style-name="T26">together</text:span><text:span text:style-name="T22">: do thou first confess thy transgressions, that thou mayest be justified. Your fathers first, and your princes have transgressed against me. </text:span><text:span text:style-name="T22">And the princes have defiled my sanctuaries: so I gave Jacob </text:span><text:span text:style-name="T26">to enemies</text:span><text:span text:style-name="T22"> to destroy, and Israel to reproach.</text:span></text:p>
        <text:p text:style-name="P138"><text:span text:style-name="T22"><text:tab/>But now hear, Jacob my servant; and Israel, whom I have chosen. Thus saith the Lord God that made thee, and he that formed thee from the womb; Thou shalt yet be helped: fear not, my servant Jacob; and beloved Israel, whom I have chosen. For I will give water to the thirsty that walk in a dry land: I will put my Spirit upon thy seed, and my blessings upon thy children: and they shall spring up as grass between brooks, and as willows on </text:span><text:span text:style-name="T26">the banks of</text:span><text:span text:style-name="T22"> running water. One shall say, I am God’s; and another shall call himself by the name of Jacob; and another shall write with his hand, I am God’s, and shall call himself by the name of Israel. Thus saith God the King of Israel, and the God of hosts that delivered him; I am the first, and I am hereafter: beside me there is no God.</text:span></text:p>
      </text:section>
      <text:p text:style-name="P71"/>
      <text:p text:style-name="P59">Zechariah 8:7-19</text:p>
      <text:p text:style-name="P61"><text:tab/><text:span text:style-name="T6">From the book of Zechariah the Prophet. His blessing be upon us. Amen. His blessing be upon us. Amen.</text:span></text:p>
      <text:section text:style-name="Sect1" text:name="Section441">
        <text:p text:style-name="P146"><text:span text:style-name="T39"><text:tab/></text:span><text:span text:style-name="T34">Thus saith the Lord Almighty; Behold, I </text:span><text:span text:style-name="T35">will</text:span><text:span text:style-name="T34"> save my people from the east country, and the west country; </text:span><text:span text:style-name="T34">and I will bring them in, and cause </text:span><text:span text:style-name="T35">them</text:span><text:span text:style-name="T34"> to dwell in the midst of Jerusalem: and they shall be to me a people, and I will be to them a God, in truth and in righteousness.</text:span></text:p>
        <text:p text:style-name="P138"><text:span text:style-name="T22"><text:tab/>Thus saith the Lord Almighty; Let your hands be strong, </text:span><text:span text:style-name="T26">ye that</text:span><text:span text:style-name="T22"> hear in these days these words out of the mouth of the prophets, from the day </text:span><text:soft-page-break/><text:span text:style-name="T22">that the house of the Lord Almighty was founded, and from the time that the temple was built. For before those days the wages of men could not be profitable, and there could be no hire of cattle, and there could be no peace by reason of the affliction to him that went out or to him that came in: for I would have let loose all men, every one against his neighbour. But now I </text:span><text:span text:style-name="T26">will</text:span><text:span text:style-name="T22"> not do to the remnant of this people according to the former days, saith the Lord Almighty. But I will shew peace: the vine shall yield her fruit, and the land shall yield her produce, and the heaven shall give its dew: and I will give as an inheritance all these things to the remnant of my people. And it shall come to pass, as ye were a curse among the nations, O house of Juda, and house of Israel; so will I save you, and ye shall be a blessing: be of good courage, and strengthen your hands. For thus saith the Lord Almighty; As I took counsel to afflict you when your fathers provoked me, saith the Lord Almighty, and I repented not: so have I prepared and taken counsel in these days to do good to Jerusalem and to the house of Juda: be ye of good courage. These </text:span><text:span text:style-name="T26">are</text:span><text:span text:style-name="T22"> the things which ye shall do; speak truth every one with his neighbour; judge truth and peaceable judgment in your gates: and let none of you devise evil in his heart against his neighbour; and love not a false oath: for all these things I hate, saith the Lord Almighty.</text:span></text:p>
        <text:p text:style-name="P138"><text:span text:style-name="T22"><text:tab/>And the word of the Lord Almighty came to me, saying, </text:span><text:span text:style-name="T22">Thus saith the Lord Almighty, The fourth fast, and the fifth fast, and the seventh fast, and the tenth fast, shall be to the house of Juda for joy and gladness, and for good feasts; and ye shall rejoice; and love ye the truth and peace.</text:span></text:p>
      </text:section>
      <text:p text:style-name="P71"/>
      <text:p text:style-name="P59">Zechariah 14:8-11</text:p>
      <text:p text:style-name="P61"><text:tab/><text:span text:style-name="T6">From the book of Zechariah the Prophet. His blessing be upon us. Amen. His blessing be upon us. Amen.</text:span></text:p>
      <text:section text:style-name="Sect1" text:name="Section442">
        <text:p text:style-name="P138"><text:span text:style-name="T51"><text:tab/></text:span><text:span text:style-name="T21">And in that day living water shall come forth out of Jerusalem; half of it toward the former sea, and half of it toward the latter sea: and so shall it be in summer and spring. And the Lord shall be king over all the earth: in that day there shall be one Lord, and his name one, compassing all the earth, and the wilderness from Gabe unto Remmon south of Jerusalem. And Rama shall remain in its place. From the gate of Benjamin to the place of the first gate, to the gate of the corners, and to the tower of Anameel, as far as the king’s winepresses, </text:span><text:span text:style-name="T21">they shall dwell </text:span><text:span text:style-name="T22">in the city; and there shall be no more any curse, and Jerusalem shall dwell securely.</text:span></text:p>
      </text:section>
      <text:p text:style-name="P59"/>
      <text:p text:style-name="P47"/>
      <text:p text:style-name="P31">The Pauline Epistle</text:p>
      <text:p text:style-name="P59">Hebrews 10:22-38a</text:p>
      <text:p text:style-name="P61"><text:tab/><text:span text:style-name="T6">A chapter from the Epistle of our teacher Paul to the Hebrews. His blessing be upon us. Amen.</text:span></text:p>
      <text:section text:style-name="Sect1" text:name="Section443">
        <text:p text:style-name="P137"><text:span text:style-name="T22"><text:tab/>Let us draw near with a true heart in full assurance of faith, having our hearts sprinkled from an evil conscience, and our bodies washed with pure water. Let us hold fast the profession of </text:span><text:span text:style-name="T26">our</text:span><text:span text:style-name="T22"> faith without wavering; </text:span><text:span text:style-name="T22">(for he </text:span><text:span text:style-name="T26">is</text:span><text:span text:style-name="T22"> faithful that promised;) And let us consider one another to provoke unto love and to good works: Not forsaking the assembling of ourselves together, as the manner of some </text:span><text:span text:style-name="T26">is</text:span><text:span text:style-name="T22">; but exhorting </text:span><text:span text:style-name="T26">one another</text:span><text:span text:style-name="T22">: and so much the more, as ye see the day approaching. For if we sin wilfully after that we have received the knowledge of the truth, there remaineth no more sacrifice for sins, But a certain fearful looking for of judgment and fiery indignation, which shall devour the adversaries. He that despised Moses’ law died without mercy under two or three witnesses: Of how much sorer punishment, suppose ye, shall he be thought worthy, who hath trodden under foot the Son of God, and hath counted the blood of the covenant, wherewith he was sanctified, an unholy thing, and hath done despite unto the Spirit of grace? For we know him that hath said, Vengeance </text:span><text:span text:style-name="T26">belongeth</text:span><text:span text:style-name="T22"> unto me, I will recompense, saith the Lord. And again, The Lord shall judge his people. </text:span><text:span text:style-name="T26">It is</text:span><text:span text:style-name="T22"> a fearful thing to fall into the hands of the living God. But call to remembrance the former days, in which, after ye were illuminated, ye endured a great fight of afflictions; Partly, whilst ye were made a gazingstock both by reproaches and afflictions; and partly, whilst ye became companions of them that were so used. For ye had compassion of me in my bonds, and took joyfully the spoiling of your goods, knowing in yourselves that ye have in heaven a better and an enduring substance. Cast not away therefore your confidence, which hath great recompence of reward. For ye have need of patience, that, after ye have done the will of God, ye might receive the promise. For yet a little while, and he that shall come will come, and will not tarry. </text:span><text:span text:style-name="T22">Now the just shall live by faith.</text:span></text:p>
      </text:section>
      <text:p text:style-name="P59"><text:tab/><text:span text:style-name="T6">The grace of God the Father be with you all. Amen.</text:span></text:p>
      <text:p text:style-name="P62"/>
      <text:p text:style-name="P47">The Gospel</text:p>
      <text:p text:style-name="P101">Psalm 50:7&amp;10</text:p>
      <text:p text:style-name="P103"><text:tab/><text:span text:style-name="T6">A Psalm of David.</text:span></text:p>
      <text:p text:style-name="P97"><text:span text:style-name="T13"><text:tab/></text:span><text:span text:style-name="T3">Thou shalt sprinkle me with Thy hyssop, and I shall be clean: Thou shalt wash me, and I shall be whiter than snow. A pure heart shalt Thou creat in me, O God; and an upright spirit renew within me.</text:span><text:span text:style-name="T78"> </text:span><text:span text:style-name="T6">Alleluia.</text:span></text:p>
      <text:p text:style-name="P103"/>
      <text:p text:style-name="P59"><text:soft-page-break/>John 5:1-18</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44">
        <text:p text:style-name="P137"><text:span text:style-name="T50"><text:tab/></text:span><text:span text:style-name="T22">After this there was a feast of the Jews; and Jesus went up to Jerusalem. Now there is at Jerusalem by the sheep </text:span><text:span text:style-name="T26">market</text:span><text:span text:style-name="T22"> a pool, which is called in </text:span><text:span text:style-name="T22">the Hebrew tongue Bethesda, having five porches. In these lay a great multitude of impotent folk, of blind, halt, withered, waiting for the moving of the water. For an angel went down at a certain season into the pool, and troubled the water: whosoever then first after the troubling of the water stepped in was made whole of whatsoever disease he had. And a certain man was there, which had an infirmity thirty and eight years. When Jesus saw him lie, and knew that he had been now a long time </text:span><text:span text:style-name="T26">in that case</text:span><text:span text:style-name="T22">, he saith unto him, </text:span><text:span text:style-name="T66">Wilt thou be made whole?</text:span><text:span text:style-name="T22"> The impotent man answered him, Sir, I have no man, when the water is troubled, to put me into the pool: but while I am coming, another steppeth down before me. Jesus saith unto him, </text:span><text:span text:style-name="T66">Rise, take up thy bed, and walk.</text:span><text:span text:style-name="T22"> And immediately the man was made whole, and took up his bed, and walked: and on the same day was the sabbath. The Jews therefore said unto him that was cured, It is the sabbath day: it is not lawful for thee to carry </text:span><text:span text:style-name="T26">thy</text:span><text:span text:style-name="T22"> bed. He answered them, He that made me whole, the same said unto me, </text:span><text:span text:style-name="T66">Take up thy bed, and walk.</text:span><text:span text:style-name="T22"> Then asked they him, What man is that which said unto thee, Take up thy bed, and walk? And he that was healed wist not who it was: for Jesus had conveyed himself away, a multitude being in </text:span><text:span text:style-name="T26">that</text:span><text:span text:style-name="T22"> place. Afterward Jesus findeth him in the temple, and said unto him, </text:span><text:span text:style-name="T66">Behold, thou art made whole: sin no more, lest a worse thing come unto thee.</text:span><text:span text:style-name="T22"> The man departed, and told the Jews that it was Jesus, which had made him whole. And therefore did the Jews persecute Jesus, and sought to slay him, because he had done these things on the sabbath day.</text:span></text:p>
        <text:p text:style-name="P138"><text:span text:style-name="T22"><text:tab/>But Jesus answered them, </text:span><text:span text:style-name="T66">My Father worketh hitherto, and I work.</text:span><text:span text:style-name="T22"> </text:span><text:span text:style-name="T22">Therefore the Jews sought the more to kill him, because he not only had broken the sabbath, but said also that God was his Father, making himself equal with God.</text:span><text:span text:style-name="T41"> </text:span><text:span text:style-name="T52">Glory be to God forever.</text:span></text:p>
      </text:section>
      <text:p text:style-name="P63"/>
      <text:p text:style-name="P49">The Matins Gospel</text:p>
      <text:p text:style-name="P101">Psalm 144:8,9</text:p>
      <text:p text:style-name="P103"><text:tab/><text:span text:style-name="T6">A Psalm of David.</text:span></text:p>
      <text:p text:style-name="P97"><text:span text:style-name="T13"><text:tab/></text:span><text:span text:style-name="T16">Thy saints shall bless Thee. They shall speak of the glory of Thy Kingdom, and talk of Thy power: To make known to the sons of men Thy might. </text:span><text:span text:style-name="T6">Alleluia.</text:span></text:p>
      <text:p text:style-name="P59"><text:soft-page-break/>Luke 6:12-23</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8">
        <text:p text:style-name="P137"><text:span text:style-name="T52"><text:tab/></text:span><text:span text:style-name="T23">And it came to pass in those days, that he went out into a mountain to pray, and continued all night in prayer to God. And when it was day, 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8"><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8"/>
      <text:p text:style-name="P49">The Liturgy</text:p>
      <text:p text:style-name="P60"/>
      <text:p text:style-name="P47">The Pauline Epistle</text:p>
      <text:p text:style-name="P59">Romans 10:4-18</text:p>
      <text:p text:style-name="P61"><text:tab/><text:span text:style-name="T6">A chapter from the Epistle of our teacher Paul to the Romans. His blessing be upon us. Amen.</text:span></text:p>
      <text:section text:style-name="Sect1" text:name="Section339">
        <text:p text:style-name="P137"><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ext:span><text:soft-page-break/><text:span text:style-name="T22">that God hath raised him from the dead, thou shalt be saved. For with the heart man believeth unto righteousness; and with the mouth confession is made unto salvation. </text:span><text:span text:style-name="T22">For the scripture </text:span><text:span text:style-name="T22">saith, Whosoever believeth on him shall not be ashamed.</text:span></text:p>
        <text:p text:style-name="P138"><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31">18 </text:span><text:span text:style-name="T22">But I say, Have they not heard? Yes verily, their sound went into all the earth, and their words unto the ends of the world.</text:span></text:p>
      </text:section>
      <text:p text:style-name="P59"><text:tab/><text:span text:style-name="T6">The grace of God the Father be with you all. Amen.</text:span></text:p>
      <text:p text:style-name="P60"/>
      <text:p text:style-name="P47">The Catholic Epistle</text:p>
      <text:p text:style-name="P59">2 Peter 1:12-21</text:p>
      <text:p text:style-name="P61"><text:tab/><text:span text:style-name="T6">The Catholic Epistle from the Second Epistle of our teacher Peter. His Blessing be upon us. Amen.</text:span></text:p>
      <text:section text:style-name="Sect1" text:name="Section340">
        <text:p text:style-name="P137"><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text:span><text:span text:style-name="T22">endeavour that ye may be able after my decease to have these things always in remembrance.</text:span></text:p>
        <text:p text:style-name="P138"><text:span text:style-name="T22"><text:tab/>For we have not followed cunningly devised fables, when we made known unto you the power and com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8"><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text:span><text:soft-page-break/><text:span text:style-name="T22">man: but holy men of God spake </text:span><text:span text:style-name="T26">as they were</text:span><text:span text:style-name="T22"> moved by the Holy Ghost.</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3:1-16</text:p>
      <text:p text:style-name="P61"><text:tab/><text:span text:style-name="T6">A chapter from the Acts of our fathers the pure Apostles, who were invested with the grace of the Holy Spirit. Their blessing be with us all. Amen.</text:span></text:p>
      <text:section text:style-name="Sect1" text:name="Section341">
        <text:p text:style-name="P137"><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8"><text:span text:style-name="T22"><text:tab/>And when Peter saw </text:span><text:span text:style-name="T26">it</text:span><text:span text:style-name="T22">, he answered unto the people, Ye men of </text:span><text:span text:style-name="T22">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nesses. </text:span><text:span text:style-name="T22">And his name through faith in his name hath made this man strong, whom ye see and know: yea, the faith which is by him hath given him this perfect soundness in the presence of you all.</text:span></text:p>
      </text:section>
      <text:p text:style-name="P60"><text:tab/><text:span text:style-name="T6">The word of the Lord abides in this church and in every church. Amen.</text:span></text:p>
      <text:p text:style-name="P60"/>
      <text:p text:style-name="P47"><text:soft-page-break/>The Gospel</text:p>
      <text:p text:style-name="P101">Psalm 18:1,4</text:p>
      <text:p text:style-name="P103"><text:tab/><text:span text:style-name="T6">A Psalm of David.</text:span></text:p>
      <text:p text:style-name="P97"><text:span text:style-name="T1"><text:tab/></text:span><text:span text:style-name="T16">The heavens tell of the glory of God: And the firmament proclaims the creation of His hands. Their sound is gone out through all the earth: And their words have reached unto the end of the world. </text:span><text:span text:style-name="T6">Alleluia.</text:span></text:p>
      <text:p text:style-name="P60"/>
      <text:p text:style-name="P59">Matthew 10:1-15</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42">
        <text:p text:style-name="P137"><text:span text:style-name="T50"><text:tab/></text:span><text:span text:style-name="T23">And when he had called unto </text:span><text:span text:style-name="T25">him</text:span><text:span text:style-name="T23"> his twelve disciples, he gave them power </text:span><text:span text:style-name="T25">against</text:span><text:span text:style-name="T23"> unclean spirits, to cast them out, and to heal all manner of sickness and all manner of disease. Now the names of the twelve apostles are these; The first, Simon, who is called Peter, and Andrew his brother; James </text:span><text:span text:style-name="T25">the son</text:span><text:span text:style-name="T23"> of Zebedee, and John his brother; Philip, and Bartholomew; Thomas, and Matthew the publican; James </text:span><text:span text:style-name="T25">the son</text:span><text:span text:style-name="T23"> of Alphaeus, and Lebbaeus, whose surname was Thaddaeus; </text:span><text:span text:style-name="T23">Simon the Canaanite, and Judas Iscariot, who also betrayed him.</text:span></text:p>
        <text:p text:style-name="P138"><text:span text:style-name="T22"><text:tab/>These twelve Jesus sent forth, and commanded them, saying, </text:span><text:span text:style-name="T66">Go not into the way of the Gentiles, and into </text:span><text:span text:style-name="T68">any</text:span><text:span text:style-name="T66"> city of the Samaritans enter ye not:</text:span><text:span text:style-name="T22"> </text:span><text:span text:style-name="T66">But go rather to the lost sheep of the house of Israel.</text:span><text:span text:style-name="T22"> </text:span><text:span text:style-name="T66">And as ye go, preach, saying, The kingdom of heaven is at hand.</text:span><text:span text:style-name="T22"> </text:span><text:span text:style-name="T66">Heal the sick, cleanse the lepers, raise the dead, cast out devils: freely ye have received, freely give.</text:span><text:span text:style-name="T22"> </text:span><text:span text:style-name="T66">Provide neither gold, nor silver, nor brass in your purses,</text:span><text:span text:style-name="T22"> </text:span><text:span text:style-name="T66">Nor scrip for </text:span><text:span text:style-name="T68">your</text:span><text:span text:style-name="T66"> journey, neither two coats, neither shoes, nor yet staves: for the workman is worthy of his meat.</text:span><text:span text:style-name="T22"> </text:span><text:span text:style-name="T66">And into whatsoever city or town ye shall enter, </text:span><text:span text:style-name="T66">enquire who in it is worthy; and there abide till ye go thence.</text:span><text:span text:style-name="T22"> </text:span><text:span text:style-name="T66">And when ye come into an house, salute it.</text:span><text:span text:style-name="T22"> </text:span><text:span text:style-name="T66">And if the house be worthy, let your peace come upon it: but if it be not worthy, let your peace return to you.</text:span><text:span text:style-name="T22"> </text:span><text:span text:style-name="T66">And whosoever shall not receive you, nor hear your words, when ye depart out of that house or city, shake off the dust of your feet.</text:span><text:span text:style-name="T22"> </text:span><text:span text:style-name="T66">Verily I say unto you, It shall be more tolerable for the land of Sodom and Gomorrha in the day of judgment, than for that city.</text:span><text:span text:style-name="T49"> </text:span><text:span text:style-name="T52">Glory be to God forever.</text:span></text:p>
      </text:section>
      <text:p text:style-name="P124"/>
      <text:p text:style-name="P134"/>
      <text:p text:style-name="P38">The Sixth Day of Epip</text:p>
      <text:p text:style-name="P101">Annual Tune</text:p>
      <text:p text:style-name="P107">St. Olympus, the Disciple</text:p>
      <text:p text:style-name="P101">St. Theodosia and her companions, the martyrs</text:p>
      <text:p text:style-name="P101"/>
      <text:p text:style-name="P127"><text:tab/>See the First Day of Tobi.</text:p>
      <text:p text:style-name="P127"/>
      <text:p text:style-name="P134">The Seventh Day of Epip</text:p>
      <text:p text:style-name="P101">Annual Tune</text:p>
      <text:p text:style-name="P101">St. Shenoute the Archmandrite</text:p>
      <text:p text:style-name="P107">St. Ignatius, bishop of Rome and martyr</text:p>
      <text:p text:style-name="P101"/>
      <text:p text:style-name="P127"><text:tab/>See the Second Day of Meshir.</text:p>
      <text:p text:style-name="P127"/>
      <text:p text:style-name="P134">The Eighth Day of Epip</text:p>
      <text:p text:style-name="P101">Annual Tune</text:p>
      <text:p text:style-name="P107">St. Pishoi</text:p>
      <text:p text:style-name="P101">Sts. Piroou and Athom</text:p>
      <text:p text:style-name="P101">St. Balanah, the priest</text:p>
      <text:p text:style-name="P101">St. Pimanon</text:p>
      <text:p text:style-name="P101">St. Cyrus (Karas), brother of Emperor Theodosiu</text:p>
      <text:p text:style-name="P101"/>
      <text:p text:style-name="P127"><text:tab/>See the Twenty-Seventh Day of Paopi.</text:p>
      <text:p text:style-name="P124"/>
      <text:p text:style-name="P134">The Ninth Day of Epip</text:p>
      <text:p text:style-name="P101">Annual Tune</text:p>
      <text:p text:style-name="P107">St. Simon Cleophas the Disciple and martyr</text:p>
      <text:p text:style-name="P109">St. Cleadion, the 9<text:span text:style-name="T53">th</text:span> Patriarch of Alexandria</text:p>
      <text:p text:style-name="P101"/>
      <text:p text:style-name="P127"><text:tab/>See the Thirtieth Day of Pharamuthi.</text:p>
      <text:p text:style-name="P127"/>
      <text:p text:style-name="P134">The Tenth Day of Epip</text:p>
      <text:p text:style-name="P101">Annual Tune</text:p>
      <text:p text:style-name="P101">St. Theodore, the bishop of Pentapolos and martyr</text:p>
      <text:p text:style-name="P101">St. Theodore, bishop of Corinth and martyr</text:p>
      <text:p text:style-name="P107">St. Gabriel VII, 9<text:span text:style-name="T53">th</text:span> Partirach of Alexandria</text:p>
      <text:p text:style-name="P101"/>
      <text:p text:style-name="P127"><text:tab/>See the Twenty-Eighth Day of Athor.</text:p>
      <text:p text:style-name="P127"/>
      <text:p text:style-name="P134"><text:soft-page-break/>The Eleventh Day of Epip</text:p>
      <text:p text:style-name="P101">Annual Tune</text:p>
      <text:p text:style-name="P101">St. John and his cousin, Simon</text:p>
      <text:p text:style-name="P107">St. Isaiah the hermit</text:p>
      <text:p text:style-name="P101"/>
      <text:p text:style-name="P127"><text:tab/>See the Twenty-Seventh Day of Pharamuthi.</text:p>
      <text:p text:style-name="P127"/>
      <text:p text:style-name="P134">The Twelfth Day of Epip</text:p>
      <text:p text:style-name="P101">Annual Tune</text:p>
      <text:p text:style-name="P101">Commemoration of Archangel Michael</text:p>
      <text:p text:style-name="P101">St. Abba Hor, the martyr</text:p>
      <text:p text:style-name="P101"/>
      <text:p text:style-name="P127"><text:tab/>See the Fifteenth Day of Athor.</text:p>
      <text:p text:style-name="P127"/>
      <text:p text:style-name="P134">The Thirteenth Day of Epip</text:p>
      <text:p text:style-name="P101">Annual Tune</text:p>
      <text:p text:style-name="P107">St. Pisentius, bishop of Kift</text:p>
      <text:p text:style-name="P101">St. Apamon of Toukh, the martyr</text:p>
      <text:p text:style-name="P101">Abba Shenoute, the new martyr</text:p>
      <text:p text:style-name="P101"/>
      <text:p text:style-name="P127"><text:tab/>See the Twenty-Eighth Day of Athor.</text:p>
      <text:p text:style-name="P127"/>
      <text:p text:style-name="P134">The Fourteenth Day of Epip</text:p>
      <text:p text:style-name="P101">Annual Tune</text:p>
      <text:p text:style-name="P107">St. Macarius of Alexandria</text:p>
      <text:p text:style-name="P101">St. Pocopius of Jerusalem, the martyr</text:p>
      <text:p text:style-name="P101">St. Peter V, the 83<text:span text:style-name="T53">rd</text:span> Patrairch of Alexandria</text:p>
      <text:p text:style-name="P101"/>
      <text:p text:style-name="P127"><text:tab/>See the Twenty-Seventh Day of Paopi.</text:p>
      <text:p text:style-name="P127"/>
      <text:p text:style-name="P134">The Fifteenth Day of Epip</text:p>
      <text:p text:style-name="P101">Annual Tune</text:p>
      <text:p text:style-name="P107">St. Ephraim, the Syrian</text:p>
      <text:p text:style-name="P101">St. Cyriacus and Julietta, his mother, the martyrs</text:p>
      <text:p text:style-name="P101">Abba Horesius of Soul, the martyr</text:p>
      <text:p text:style-name="P101"/>
      <text:p text:style-name="P127"><text:tab/>See the Third Day of Mesori.</text:p>
      <text:p text:style-name="P127"/>
      <text:p text:style-name="P134"/>
      <text:p text:style-name="P38">The Sixteenth Day of Epip</text:p>
      <text:p text:style-name="P101">Annual Tune</text:p>
      <text:p text:style-name="P107">St. John, beholder of the Golden Gospel</text:p>
      <text:p text:style-name="P101">The recovery of the relics of St. George, the new martyr</text:p>
      <text:p text:style-name="P101"/>
      <text:p text:style-name="P127"><text:tab/>See the Fourth Day of Tobi.</text:p>
      <text:p text:style-name="P124"/>
      <text:p text:style-name="P134">The Seventeenth Day of Epip</text:p>
      <text:p text:style-name="P101">Annual Tune</text:p>
      <text:p text:style-name="P107">St. Euphemia, the martyr</text:p>
      <text:p text:style-name="P101"/>
      <text:p text:style-name="P127"><text:tab/>See the Thirtieth Day of Tobi.</text:p>
      <text:p text:style-name="P127"/>
      <text:p text:style-name="P134">The Eighteenth Day of Epip</text:p>
      <text:p text:style-name="P101">Annual Tune</text:p>
      <text:p text:style-name="P107">St. James the Apostle and bishop of Jerusalem</text:p>
      <text:p text:style-name="P101"/>
      <text:p text:style-name="P127"><text:tab/>See the Fifth Day of Epip.</text:p>
      <text:p text:style-name="P127"/>
      <text:p text:style-name="P134">The Nineteenth Day of Epip</text:p>
      <text:p text:style-name="P101">Annual Tune</text:p>
      <text:p text:style-name="P101">St. Bidaba the bishop of Kift and the martyr</text:p>
      <text:p text:style-name="P101">St. Pantalemon the physician and martyr</text:p>
      <text:p text:style-name="P101">Pope Youanis X, 85<text:span text:style-name="T53">th</text:span> Patriarch of Alexandria</text:p>
      <text:p text:style-name="P101"/>
      <text:p text:style-name="P127"><text:tab/>See the Twenty-Second Day of Athor.</text:p>
      <text:p text:style-name="P128"/>
      <text:p text:style-name="P57">The Twentieth Day of Epip</text:p>
      <text:p text:style-name="P74">Annual Tune</text:p>
      <text:p text:style-name="P75">St. Theodore Strathelatis the martyr</text:p>
      <text:p text:style-name="P91"><text:tab/>(also Paopi 15, 19; Meshir 25, 28; Phamenoth 18; Pharamuthi 2, 20, 24, 26; Paoni 6)</text:p>
      <text:p text:style-name="P91"/>
      <text:p text:style-name="P50">The Vespers Gospel</text:p>
      <text:p text:style-name="P98">Psalm 17:34,40</text:p>
      <text:p text:style-name="P99"><text:tab/><text:span text:style-name="T6">A Psalm of David.</text:span></text:p>
      <text:p text:style-name="P97"><text:tab/><text:span text:style-name="T19">He teaches my hands to war: And has made my arms like a bow of bronze. Thou hast girded me with strength unto the battle: And hast subdued under me all those that rose up against me. </text:span><text:span text:style-name="T6">Alleluia.</text:span></text:p>
      <text:p text:style-name="P123"/>
      <text:p text:style-name="P59"/>
      <text:p text:style-name="P32">Matthew 10:16-23</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31">
        <text:p text:style-name="P137"><text:span text:style-name="T50"><text:tab/></text:span><text:span text:style-name="T66">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Spirit of your Father which speaketh in you.</text:span><text:span text:style-name="T22"> </text:span><text:span text:style-name="T66">And the brother shall deliver 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22"> </text:span><text:span text:style-name="T66">But when they persecute you in this city, flee ye into another: for verily I say unto you, Ye shall not have gone over the cities of Israel, till the Son of man be come.</text:span><text:span text:style-name="T50"> </text:span><text:span text:style-name="T52">Glory be to God forever.</text:span></text:p>
      </text:section>
      <text:p text:style-name="P60"/>
      <text:p text:style-name="P49">The Matins Gospel</text:p>
      <text:p text:style-name="P101">Psalm 44:5,9</text:p>
      <text:p text:style-name="P103"><text:tab/><text:span text:style-name="T6">A Psalm of David.</text:span></text:p>
      <text:p text:style-name="P149"><text:span text:style-name="T62"><text:tab/></text:span><text:span text:style-name="T16">Gird thy sword upon Thy thigh, O Thou most mighty: With Thy comeliness and thy beauty. Draw it and prosper and reign. Thy throne, O God, is for ever and ever: A sceptre of uprightness is the sceptre of thy kingdom. </text:span><text:span text:style-name="T62">Alleluia.</text:span></text:p>
      <text:p text:style-name="P111"/>
      <text:p text:style-name="P59">Luke 7:11-17</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2">
        <text:p text:style-name="P137"><text:span text:style-name="T52"><text:tab/></text:span><text:span text:style-name="T23">And it came to pass the day after, that he went into a city called Nain; and many of his disciples went with him, and much people. Now when he came nigh to the gate of the city, behold, there was a dead man carried out, the only son of his mother, and she was a widow: and much people of the city was with her. And when the Lord saw her, he had compassion on her, and said unto her, </text:span><text:span text:style-name="T67">Weep not.</text:span><text:span text:style-name="T23"> And he came and touched </text:span><text:span text:style-name="T23">the bier: and they that bare </text:span><text:span text:style-name="T25">him</text:span><text:span text:style-name="T23"> stood still. And he said, </text:span><text:span text:style-name="T67">Young man, I say unto thee, Arise.</text:span><text:span text:style-name="T23"> And he that was dead sat up, and began to speak. And he delivered him to his mother. And there came a fear on all: and they glorified God, saying, That a great prophet is risen up among us; and, That God </text:span><text:soft-page-break/><text:span text:style-name="T23">hath visited his people. And this rumour of him went forth throughout all Judaea, and throughout all the region round about.</text:span><text:span text:style-name="T51"> </text:span><text:span text:style-name="T52">Glory be to God forever.</text:span></text:p>
      </text:section>
      <text:p text:style-name="P68"/>
      <text:p text:style-name="P49">The Liturgy</text:p>
      <text:p text:style-name="P60"/>
      <text:p text:style-name="P47">The Pauline Epistle</text:p>
      <text:p text:style-name="P59">2 Timothy 2:3-15</text:p>
      <text:p text:style-name="P61"><text:tab/><text:span text:style-name="T6">A chapter from the Second Epistle of our teacher Paul to Timothy. His blessing be upon us. Amen.</text:span></text:p>
      <text:section text:style-name="Sect1" text:name="Section333">
        <text:p text:style-name="P137"><text:span text:style-name="T50"><text:tab/></text:span><text:span text:style-name="T21">Thou therefore endure hardness, as a good soldier of Jesus Christ. No man that warreth entangleth himself with the affairs of </text:span><text:span text:style-name="T26">this</text:span><text:span text:style-name="T22"> life; that he may </text:span><text:span text:style-name="T22">please him who hath chosen him to be a soldier. And if a man also strive for masteries, </text:span><text:span text:style-name="T26">yet</text:span><text:span text:style-name="T22"> is he not crowned, except he strive lawfully. The husbandman that laboureth must be first partaker of the fruits. </text:span><text:span text:style-name="T22">Consider what I say; and the Lord give thee understanding in all things.</text:span></text:p>
        <text:p text:style-name="P138"><text:span text:style-name="T22"><text:tab/>Remember that Jesus Christ of the seed of David was raised from the dead according to my gospel: Wherein I suffer trouble, as an evil doer, </text:span><text:span text:style-name="T26">even</text:span><text:span text:style-name="T22"> unto bonds; but the word of God is not bound. Therefore I endure all things for the elect’s sakes, that they may also obtain the salvation which is </text:span><text:span text:style-name="T22">in Christ Jesus with eternal glory. </text:span><text:span text:style-name="T26">It is</text:span><text:span text:style-name="T22"> a faithful saying: For if we be dead with </text:span><text:span text:style-name="T26">him</text:span><text:span text:style-name="T22">, we shall also live with </text:span><text:span text:style-name="T26">him</text:span><text:span text:style-name="T22">: If we suffer, we shall also reign with </text:span><text:span text:style-name="T26">him</text:span><text:span text:style-name="T22">: if we deny </text:span><text:span text:style-name="T26">him</text:span><text:span text:style-name="T22">, he also will deny us: </text:span><text:span text:style-name="T22">If we believe not, </text:span><text:span text:style-name="T26">yet</text:span><text:span text:style-name="T22"> he abideth faithful: he cannot deny himself.</text:span></text:p>
        <text:p text:style-name="P138"><text:span text:style-name="T22"><text:tab/>Of these things put </text:span><text:span text:style-name="T26">them</text:span><text:span text:style-name="T22"> in remembrance, charging </text:span><text:span text:style-name="T26">them</text:span><text:span text:style-name="T22"> before the Lord that they strive not about words to no profit, </text:span><text:span text:style-name="T26">but</text:span><text:span text:style-name="T22"> to the subverting of the hearers. Study to shew thyself approved unto God, a workman that needeth not to be ashamed, rightly dividing the word of truth.</text:span></text:p>
      </text:section>
      <text:p text:style-name="P59"><text:tab/><text:span text:style-name="T6">The grace of God the Father be with you all. Amen.</text:span></text:p>
      <text:p text:style-name="P60"/>
      <text:p text:style-name="P47">The Catholic Epistle</text:p>
      <text:p text:style-name="P59">1 Peter 3:8-15a</text:p>
      <text:p text:style-name="P61"><text:tab/><text:span text:style-name="T6">The Catholic Epistle from the First Epistle of our teacher Peter. His Blessing be upon us. Amen.</text:span></text:p>
      <text:section text:style-name="Sect1" text:name="Section334">
        <text:p text:style-name="P137"><text:span text:style-name="T50"><text:tab/></text:span><text:span text:style-name="T21">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text:span><text:soft-page-break/><text:span text:style-name="T22">And who </text:span><text:span text:style-name="T26">is</text:span><text:span text:style-name="T22"> he that will harm you, if ye be followers of that which is good? But and if ye suffer for righteousness’ sake, happy </text:span><text:span text:style-name="T26">are ye</text:span><text:span text:style-name="T22">: and be not afraid of their terror, neither be troubled; But sanctify the Lord God in your hearts.</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27:42-28:6</text:p>
      <text:p text:style-name="P61"><text:tab/><text:span text:style-name="T6">A chapter from the Acts of our fathers the pure Apostles, who were invested with the grace of the Holy Spirit. Their blessing be with us all. Amen.</text:span></text:p>
      <text:section text:style-name="Sect1" text:name="Section335">
        <text:p text:style-name="P137"><text:span text:style-name="T50"><text:tab/></text:span><text:span text:style-name="T21">And the soldiers’ counsel was to kill the prisoners, lest any of them should swim out, and escape. But the centurion, willing to save Paul, kept them from </text:span><text:span text:style-name="T26">their</text:span><text:span text:style-name="T22"> purpose; and commanded that they which could swim should cast </text:span><text:span text:style-name="T26">themselves</text:span><text:span text:style-name="T22"> first </text:span><text:span text:style-name="T26">into the sea</text:span><text:span text:style-name="T22">, and get to land: </text:span><text:span text:style-name="T22">And the rest, some on boards, and some on </text:span><text:span text:style-name="T26">broken pieces</text:span><text:span text:style-name="T22"> of the ship. And so it came to pass, that they escaped all safe to land.</text:span></text:p>
        <text:p text:style-name="P138"><text:span text:style-name="T22"><text:tab/>And when they were escaped, then they knew that the island was called Melita. And the barbarous </text:span><text:span text:style-name="T22">people shewed us no little kindness: for they kindled a fire, and received us every one, because of the present rain, and because of the cold. And when Paul had gathered a bundle of sticks, and laid </text:span><text:span text:style-name="T26">them</text:span><text:span text:style-name="T22"> on the fire, there came a viper out of the heat, and fastened on his hand. And when the barbarians saw the </text:span><text:span text:style-name="T26">venomous</text:span><text:span text:style-name="T22"> beast hang on his hand, they said among themselves, No doubt this man is a murderer, whom, though he hath escaped the sea, yet vengeance suffereth not to live. And he shook off the beast into the fire, and felt no harm.</text:span><text:span text:style-name="T22"> Howbeit they looked when he should have swollen, or fallen down dead suddenly: but after they had looked a great while, and saw no harm come to him, they changed their minds, and said that he was a god.</text:span></text:p>
      </text:section>
      <text:p text:style-name="P60"><text:tab/><text:span text:style-name="T6">The word of the Lord abides in this church and in every church. Amen.</text:span></text:p>
      <text:p text:style-name="P60"/>
      <text:p text:style-name="P47">The Gospel</text:p>
      <text:p text:style-name="P101">Psalm 90:10,9</text:p>
      <text:p text:style-name="P103"><text:tab/><text:span text:style-name="T6">A Psalm of David.</text:span></text:p>
      <text:p text:style-name="P97"><text:span text:style-name="T13"><text:tab/></text:span><text:span text:style-name="T16">You shall tread upon the asp and the basilisk: And bruise the lion and the dragon. For He shall give His angels charge over you: to keep you in all your ways. </text:span><text:span text:style-name="T6">Alleluia.</text:span></text:p>
      <text:p text:style-name="P103"/>
      <text:p text:style-name="P59"/>
      <text:p text:style-name="P32">Luke 10:21-24</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6">
        <text:p text:style-name="P137"><text:span text:style-name="T50"><text:tab/></text:span><text:span text:style-name="T23">In that hour Jesus rejoiced in spirit, and said, </text:span><text:span text:style-name="T67">I thank thee, O Father, Lord of heaven and earth, that thou hast hid these things from the wise and prudent, and hast revealed them unto babes: even so, Father; for so it seemed good in thy sight.</text:span><text:span text:style-name="T23"> </text:span><text:span text:style-name="T67">All things are delivered to me of my Father: and no man knoweth who the Son is, but the Father; and who the Father is, but </text:span><text:span text:style-name="T67">the Son, and </text:span><text:span text:style-name="T69">he</text:span><text:span text:style-name="T67"> to whom the Son will reveal </text:span><text:span text:style-name="T69">him</text:span><text:span text:style-name="T67">.</text:span><text:span text:style-name="T23"> And he turned him unto </text:span><text:span text:style-name="T25">his</text:span><text:span text:style-name="T23"> disciples, and said privately, </text:span><text:span text:style-name="T67">Blessed </text:span><text:span text:style-name="T69">are</text:span><text:span text:style-name="T67"> the eyes which see the </text:span><text:span text:style-name="T67">things that ye see:</text:span><text:span text:style-name="T23"> </text:span><text:span text:style-name="T67">For I tell you, that many prophets and kings have </text:span><text:span text:style-name="T67">desired to see those things which ye see, and have not seen </text:span><text:span text:style-name="T69">them</text:span><text:span text:style-name="T67">; and to hear those things which ye hear, and have not heard </text:span><text:span text:style-name="T69">them</text:span><text:span text:style-name="T67">.</text:span><text:span text:style-name="T49"> </text:span><text:span text:style-name="T52">Glory be to God forever.</text:span></text:p>
      </text:section>
      <text:p text:style-name="P125"/>
      <text:p text:style-name="P134">The Twenty-First Day of Epip</text:p>
      <text:p text:style-name="P101">Annual Tune</text:p>
      <text:p text:style-name="P101">Commemoration of the Theotokos</text:p>
      <text:p text:style-name="P107">St. Sosenius the eunuch</text:p>
      <text:p text:style-name="P101"/>
      <text:p text:style-name="P127"><text:tab/>See the Thirteenth Day of Phamenoth.</text:p>
      <text:p text:style-name="P127"/>
      <text:p text:style-name="P134">The Twenty-Second Day of Epip</text:p>
      <text:p text:style-name="P101">Annual Tune</text:p>
      <text:p text:style-name="P107">St. Macarius, the martyr</text:p>
      <text:p text:style-name="P101">St. Leontius of Tripoli, the martyr</text:p>
      <text:p text:style-name="P101"/>
      <text:p text:style-name="P127"><text:tab/>See the Twenty-Seventh Day of Pharamuthi.</text:p>
      <text:p text:style-name="P127"/>
      <text:p text:style-name="P134">The Twenty-Third Day of Epip</text:p>
      <text:p text:style-name="P101">Annual Tune</text:p>
      <text:p text:style-name="P107">St. Longinus the martyr</text:p>
      <text:p text:style-name="P101">St. Marina the martyr</text:p>
      <text:p text:style-name="P101"/>
      <text:p text:style-name="P127"><text:tab/>See the Twenty-Seventh Day of Athor.</text:p>
      <text:p text:style-name="P125"/>
      <text:p text:style-name="P134"/>
      <text:p text:style-name="P38">The Twenty-Fourth Day of Epip</text:p>
      <text:p text:style-name="P101">Annual Tune</text:p>
      <text:p text:style-name="P107">St. Apanoub, the martyr</text:p>
      <text:p text:style-name="P101">St. Simeon I, the 42<text:span text:style-name="T53">nd</text:span> Patirach of Alexandria</text:p>
      <text:p text:style-name="P101"/>
      <text:p text:style-name="P127"><text:tab/>See the Fifteenth Day of Athor.</text:p>
      <text:p text:style-name="P127"/>
      <text:p text:style-name="P134">The Twenty-Fifth Day of Epip</text:p>
      <text:p text:style-name="P101">Annual Tune</text:p>
      <text:p text:style-name="P101">St. Anthony, the martyr</text:p>
      <text:p text:style-name="P101">St. Hilaria</text:p>
      <text:p text:style-name="P101">St. Domatius, the Syrian martyr</text:p>
      <text:p text:style-name="P101">Abba Isaac, the martyr</text:p>
      <text:p text:style-name="P101">Sts. Thecla and Mouji the martyr</text:p>
      <text:p text:style-name="P101">St. Apakragon, the martyr</text:p>
      <text:p text:style-name="P101">St. Palamon, the father of the monks</text:p>
      <text:p text:style-name="P101">St. Thecla</text:p>
      <text:p text:style-name="P107">The Consecration of the Church of St. Mercurius</text:p>
      <text:p text:style-name="P101"/>
      <text:p text:style-name="P127"><text:tab/>See the Twenty-Fifth Day of Athor.</text:p>
      <text:p text:style-name="P127"/>
      <text:p text:style-name="P134">The Twenty-Sixth Day of Epip</text:p>
      <text:p text:style-name="P101">Annual Tune</text:p>
      <text:p text:style-name="P101">St. Joseph, the Carpenter</text:p>
      <text:p text:style-name="P101">St. Timothy, the 22<text:span text:style-name="T53">nd</text:span> Patriarch of Alexandria</text:p>
      <text:p text:style-name="P101"/>
      <text:p text:style-name="P127"><text:tab/>See the Eighth Day of Thoout.</text:p>
      <text:p text:style-name="P121"/>
      <text:p text:style-name="P134">The Twenty-Seventh Day of Epip</text:p>
      <text:p text:style-name="P101">Annual Tune</text:p>
      <text:p text:style-name="P107">St. Apamon, the martyr</text:p>
      <text:p text:style-name="P101">The Consecration of the Church of Abba Fam</text:p>
      <text:p text:style-name="P101">Sts. Boushra and Emad, the martyrs</text:p>
      <text:p text:style-name="P101"/>
      <text:p text:style-name="P127"><text:tab/>See the Twenty-Third Day of Pharamuthi.</text:p>
      <text:p text:style-name="P127"/>
      <text:p text:style-name="P134">The Twenty-Eighth Day of Epip</text:p>
      <text:p text:style-name="P101">Annual Tune</text:p>
      <text:p text:style-name="P107">St. Mary Magdaline</text:p>
      <text:p text:style-name="P107"/>
      <text:p text:style-name="P127"><text:tab/>See the Thirtieth Day of Tobi.</text:p>
      <text:p text:style-name="P134"><text:soft-page-break/>The Twenty-Ninth Day of Epip</text:p>
      <text:p text:style-name="P101">Annual Tune on weekdays, Joyful tune on Sundays</text:p>
      <text:p text:style-name="P101">Commemoration of the Annunciation, Nativity and the Ressurection if falling on a Sunday</text:p>
      <text:p text:style-name="P101">Commemoration of the Translocation of the Relics of St. Andrew the Apostle </text:p>
      <text:p text:style-name="P107">St. Ourshenoufa the martyr</text:p>
      <text:p text:style-name="P101"/>
      <text:p text:style-name="P127"><text:tab/>See the Fifth Day of Epip.</text:p>
      <text:p text:style-name="P127"/>
      <text:p text:style-name="P134">The Thirtieth Day of Epip</text:p>
      <text:p text:style-name="P101">Annual Tune</text:p>
      <text:p text:style-name="P107">Sts. Mercurius and Ephraem, the martyrs</text:p>
      <text:p text:style-name="P101"/>
      <text:p text:style-name="P127"><text:tab/>See the Twenty-Second Day of Athor.</text:p>
      <text:p text:style-name="P42">The First Day of Mesori</text:p>
      <text:p text:style-name="P101">Annual Tune</text:p>
      <text:p text:style-name="P107">St. Apoli, son of Justus, son of Emperor Nomerius, the martyr</text:p>
      <text:p text:style-name="P101">St. Cyril V, the 112<text:span text:style-name="T53">th</text:span> Patriarch of Alexandria</text:p>
      <text:p text:style-name="P101"/>
      <text:p text:style-name="P127"><text:tab/>See the Fifteenth Day of Athor.</text:p>
      <text:p text:style-name="P121"/>
      <text:p text:style-name="P134">The Second Day of Mesori</text:p>
      <text:p text:style-name="P101">Annual Tune</text:p>
      <text:p text:style-name="P107">St. Paesa</text:p>
      <text:p text:style-name="P101"/>
      <text:p text:style-name="P127"><text:tab/>See the Thirtieth Day of Tobi.</text:p>
      <text:p text:style-name="P128"/>
      <text:p text:style-name="P57">The Third Day of Mesori</text:p>
      <text:p text:style-name="P74">Annual Tune</text:p>
      <text:p text:style-name="P74">Translocation of the relics of St. Simon the Stylite</text:p>
      <text:p text:style-name="P74">St. Abriamus, 5h Patriarch of Alexandria</text:p>
      <text:p text:style-name="P82"><text:tab/>(also Thoout 14; Koiak 17; Meshir 9; Pashons 2, 14, 21, 29; Paoni 24; Epip 15)</text:p>
      <text:p text:style-name="P82"/>
      <text:p text:style-name="P50">The Vespers Gospel</text:p>
      <text:p text:style-name="P98">Psalm 39:3</text:p>
      <text:p text:style-name="P99"><text:tab/><text:span text:style-name="T6">A Psalm of David.</text:span></text:p>
      <text:p text:style-name="P97"><text:tab/><text:span text:style-name="T19">And He set my feet upon a rock: And He directed my steps. And He has put a new song in my mouth: And a praise to our God. </text:span><text:span text:style-name="T6">Alleluia</text:span></text:p>
      <text:p text:style-name="P103"/>
      <text:p text:style-name="P59">Matthew 7:22-25</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43">
        <text:p text:style-name="P137"><text:span text:style-name="T50"><text:tab/></text:span><text:span text:style-name="T66">Many will say to me in that day, Lord, Lord, have we not prophesied in thy name? and in thy name have cast out devils? and in thy name done many wonderful works?</text:span><text:span text:style-name="T22"> </text:span><text:span text:style-name="T66">And then will I profess unto them, I never knew you: depart from me, ye that work iniquity.</text:span><text:span text:style-name="T22"> </text:span><text:span text:style-name="T66">Therefore whosoever heareth these sayings of mine, and doeth them, I will liken him unto a wise man, which built his house upon a rock:</text:span><text:span text:style-name="T22"> </text:span><text:span text:style-name="T66">And the rain descended, and the floods came, and the winds blew, and beat upon that house; and it fell not: for it was founded upon a rock.</text:span><text:span text:style-name="T50"> </text:span><text:span text:style-name="T52">Glory be to God forever.</text:span></text:p>
      </text:section>
      <text:p text:style-name="P60"/>
      <text:p text:style-name="P49"/>
      <text:p text:style-name="P30">The Matins Gospel</text:p>
      <text:p text:style-name="P101">Psalm 88:16,13</text:p>
      <text:p text:style-name="P103"><text:tab/><text:span text:style-name="T6">A Psalm of David.</text:span></text:p>
      <text:p text:style-name="P97"><text:span text:style-name="T75"><text:tab/></text:span><text:span text:style-name="T16">My faithfulness and My mercy shall be with him: and in My Name shall his horn be exalted. Then thou spakest in vision to thy children, and said: I have laid help upon one that is mighty. </text:span><text:span text:style-name="T6">Alleluia.</text:span></text:p>
      <text:p text:style-name="P111"/>
      <text:p text:style-name="P59">Luke 13:23-30</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44">
        <text:p text:style-name="P137"><text:span text:style-name="T52"><text:tab/></text:span><text:span text:style-name="T23">Then said one unto him, Lord, are there few that be saved? And he said unto them, </text:span><text:span text:style-name="T67">Strive to enter in at the strait gate: for many, I say unto you, will seek to enter in, and shall not be able.</text:span><text:span text:style-name="T23"> </text:span><text:span text:style-name="T67">When once the master of the house is risen up, and hath shut to the door, and ye begin to stand without, and to knock at the door, saying, Lord, Lord, open unto us; and he shall answer and say unto you, I know you not whence ye are:</text:span><text:span text:style-name="T23"> </text:span><text:span text:style-name="T67">Then shall ye begin to say, We have eaten and drunk in thy presence, and thou hast taught in our streets.</text:span><text:span text:style-name="T23"> </text:span><text:span text:style-name="T67">But he shall say, I tell you, I know you not whence ye are; depart from me, all </text:span><text:span text:style-name="T69">ye</text:span><text:span text:style-name="T67"> workers of iniquity.</text:span><text:span text:style-name="T23"> </text:span><text:span text:style-name="T67">There shall be weeping and gnashing of teeth, when ye shall see Abraham, and Isaac, and Jacob, and all the prophets, in the kingdom of God, and you </text:span><text:span text:style-name="T69">yourselves</text:span><text:span text:style-name="T67"> thrust out.</text:span><text:span text:style-name="T23"> </text:span><text:span text:style-name="T67">And they shall come from the east, and </text:span><text:span text:style-name="T69">from</text:span><text:span text:style-name="T67"> the west, and from the north, and </text:span><text:span text:style-name="T69">from</text:span><text:span text:style-name="T67"> the south, and shall sit down in the kingdom of God.</text:span><text:span text:style-name="T23"> </text:span><text:span text:style-name="T67">And, behold, there are last which shall be first, and there are first which shall be last.</text:span><text:span text:style-name="T51"> </text:span><text:span text:style-name="T52">Glory be to God forever.</text:span></text:p>
      </text:section>
      <text:p text:style-name="P68"/>
      <text:p text:style-name="P49">The Liturgy</text:p>
      <text:p text:style-name="P60"/>
      <text:p text:style-name="P47">The Pauline Epistle</text:p>
      <text:p text:style-name="P59">1 Corinthians 3:1-8</text:p>
      <text:p text:style-name="P61"><text:tab/><text:span text:style-name="T6">A chapter from the First Epistle of our teacher Paul to the Corinthians. His blessing be upon us. Amen.</text:span></text:p>
      <text:section text:style-name="Sect1" text:name="Section345">
        <text:p text:style-name="P137"><text:span text:style-name="T50"><text:tab/></text:span><text:span text:style-name="T21">And I, brethren, could not speak unto you as unto spiritual, but as unto carnal, </text:span><text:span text:style-name="T26">even</text:span><text:span text:style-name="T22"> as unto babes in Christ. I have fed you with milk, and not with meat: for hitherto ye were not able </text:span><text:span text:style-name="T26">to bear it</text:span><text:span text:style-name="T22">, neither yet now are ye able. For ye are yet carnal: for whereas </text:span><text:span text:style-name="T26">there is</text:span><text:span text:style-name="T22"> among you envying, and strife, and divisions, are ye not carnal, and walk as men? </text:span><text:span text:style-name="T22">For while one saith, I am of Paul; and another, I </text:span><text:span text:style-name="T26">am</text:span><text:span text:style-name="T22"> of Apollos; are ye not carnal?</text:span></text:p>
        <text:p text:style-name="P138"><text:span text:style-name="T22"><text:tab/>Who then is Paul, and who </text:span><text:span text:style-name="T26">is</text:span><text:span text:style-name="T22"> Apollos, but ministers by whom ye believed, even as the Lord gave to every man? I have planted, Apollos </text:span><text:soft-page-break/><text:span text:style-name="T22">watered; but God gave the increase. So then neither is he that planteth any thing, neither he that watereth; but God that giveth the increase. </text:span><text:span text:style-name="T22">Now he that planteth and he that watereth are </text:span><text:span text:style-name="T22">one: and every man shall receive his own reward according to his own labour.</text:span></text:p>
      </text:section>
      <text:p text:style-name="P59"><text:tab/><text:span text:style-name="T6">The grace of God the Father be with you all. Amen.</text:span></text:p>
      <text:p text:style-name="P60"/>
      <text:p text:style-name="P47">The Catholic Epistle</text:p>
      <text:p text:style-name="P59">2 Peter 1:1-11</text:p>
      <text:p text:style-name="P61"><text:tab/><text:span text:style-name="T6">The Catholic Epistle from the Second Epistle of our teacher Peter. His Blessing be upon us. Amen.</text:span></text:p>
      <text:section text:style-name="Sect1" text:name="Section346">
        <text:p text:style-name="P137"><text:span text:style-name="T50"><text:tab/></text:span><text:span text:style-name="T21">Simon Peter, a servant and an apostle of Jesus Christ, to them that have obtained like precious faith with us through the righteousness of God and our Saviour Jesus Christ: Grace and peace be multiplied unto you through the knowledge of God, and of Jesus our Lord, According as his divine power hath given unto us all things that </text:span><text:span text:style-name="T26">pertain</text:span><text:span text:style-name="T22"> unto life and godliness, through the knowledge of him that hath called us to glory and virtue: Whereby are given unto us exceeding great and precious promises: that by these ye might be partakers of the divine nature, having escaped the corruption that is in the world through lust.</text:span></text:p>
        <text:p text:style-name="P138"><text:span text:style-name="T22"><text:tab/>And beside this, giving all diligence, add to your faith virtue; and to virtue knowledge; And to knowledge temperance; and to temperance patience; and to patience godliness; And to godliness brotherly kindness; and to brotherly kindness charity. For if these things be in you, and abound, they make </text:span><text:span text:style-name="T26">you that ye shall</text:span><text:span text:style-name="T22"> neither </text:span><text:span text:style-name="T26">be</text:span><text:span text:style-name="T22"> barren nor unfruitful in the knowledge of our Lord Jesus Christ. But he that lacketh these things is blind, and cannot see afar off, and hath forgotten that he was purged from his old sins. Wherefore the rather, brethren, give diligence to make your calling and election sure: for if ye do these things, ye shall never fall: For so an entrance shall be ministered unto you abundantly into the everlasting kingdom of our Lord and Saviour Jesus Christ.</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5:13-29</text:p>
      <text:p text:style-name="P61"><text:tab/><text:span text:style-name="T6">A chapter from the Acts of our fathers the pure Apostles, who were invested with the grace of the Holy Spirit. Their blessing be with us all. Amen.</text:span></text:p>
      <text:section text:style-name="Sect1" text:name="Section347">
        <text:p text:style-name="P137"><text:span text:style-name="T50"><text:tab/></text:span><text:span text:style-name="T21">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text:span><text:soft-page-break/><text:span text:style-name="T22">and will build again the tabernacle of David, which is fallen down; and I will build again the ruins thereof, and I will set it up: That the residue of men </text:span><text:span text:style-name="T22">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text:span><text:span text:style-name="T22">For Moses of old time hath in every city them that preach him, being read in the synagogues every sabbath day.</text:span></text:p>
        <text:p text:style-name="P138"><text:span text:style-name="T22"><text:tab/>Then pleased it the apostles and elders, with the whole church, to send chosen men of their own company to Antioch with Paul and Barnabas; </text:span><text:span text:style-name="T26">namely</text:span><text:span text:style-name="T22">, Judas surnamed Barsabas, and Silas, chief men among the brethren: And they wrote </text:span><text:span text:style-name="T26">letters</text:span><text:span text:style-name="T22"> by them after this manner; The apostles and elders and brethren </text:span><text:span text:style-name="T26">send</text:span><text:span text:style-name="T22"> greeting unto the brethren which are of the Gentiles in Antioch and Syria and Cilicia: Forasmuch as we have heard, that certain which went out from us have troubled you with words, subverting your souls, saying, </text:span><text:span text:style-name="T26">Ye must</text:span><text:span text:style-name="T22"> be circumcised, and keep the law: to whom we gave no </text:span><text:span text:style-name="T26">such</text:span><text:span text:style-name="T22"> commandment: It seemed good unto us, being assembled with one accord, to send chosen men unto you with our beloved Barnabas and Paul, Men that have hazarded their lives for the name of our Lord Jesus Christ. We have sent therefore Judas and Silas, who shall also tell </text:span><text:span text:style-name="T26">you</text:span><text:span text:style-name="T22"> the same things by mouth. For it seemed good to the Holy Ghost, and to us, to lay upon you no greater burden than these necessary things; </text:span><text:span text:style-name="T22">That ye abstain from meats offered to idols, and from blood, and from things strangled, and from fornication: from which if ye keep yourselves, ye shall do well. Fare ye well.</text:span></text:p>
      </text:section>
      <text:p text:style-name="P60"><text:tab/><text:span text:style-name="T6">The word of the Lord abides in this church and in every church. Amen.</text:span></text:p>
      <text:p text:style-name="P60"/>
      <text:p text:style-name="P47">The Gospel</text:p>
      <text:p text:style-name="P101">Psalm 60:1,2</text:p>
      <text:p text:style-name="P103"><text:tab/><text:span text:style-name="T6">A Psalm of David.</text:span></text:p>
      <text:p text:style-name="P97"><text:span text:style-name="T13"><text:tab/></text:span><text:span text:style-name="T16">Hear O God, my supplication: Attend to my prayer. Thou hast lifted me upon a rock and guided me: Thou hast become my hope and a tower of strength. </text:span><text:span text:style-name="T6">Alleluia.</text:span></text:p>
      <text:p text:style-name="P103"/>
      <text:p text:style-name="P59"/>
      <text:p text:style-name="P32">Luke 14:25-35</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48">
        <text:p text:style-name="P137"><text:span text:style-name="T50"><text:tab/></text:span><text:span text:style-name="T23">And there went great multitudes with him: and he turned, and said unto them, </text:span><text:span text:style-name="T67">If any </text:span><text:span text:style-name="T69">man</text:span><text:span text:style-name="T67"> come to me, and hate not his father, and mother, and wife, and children, and brethren, and sisters, yea, and his own life also, </text:span><text:span text:style-name="T67">he cannot be my disciple.</text:span><text:span text:style-name="T23"> </text:span><text:span text:style-name="T67">And whosoever doth not bear his cross, and come after me, cannot be my disciple.</text:span><text:span text:style-name="T23"> </text:span><text:span text:style-name="T67">For which of you, intending to build a tower, sitteth not down first, and counteth the cost, whether he have </text:span><text:span text:style-name="T69">sufficient</text:span><text:span text:style-name="T67"> to finish </text:span><text:span text:style-name="T69">it</text:span><text:span text:style-name="T67">?</text:span><text:span text:style-name="T23"> </text:span><text:span text:style-name="T67">Lest haply, after he hath laid the foundation, and is not able to finish </text:span><text:span text:style-name="T69">it</text:span><text:span text:style-name="T67">, all that behold </text:span><text:span text:style-name="T69">it</text:span><text:span text:style-name="T67"> begin to mock him,</text:span><text:span text:style-name="T23"> </text:span><text:span text:style-name="T67">Saying, This man began to build, and was not able to finish.</text:span><text:span text:style-name="T23"> </text:span><text:span text:style-name="T67">Or what king, going to make war against another king, sitteth not down first, and consulteth whether he be able with ten thousand to meet him that cometh against him with twenty thousand?</text:span><text:span text:style-name="T23"> </text:span><text:span text:style-name="T67">Or else, while the other is yet a great way off, he sendeth an ambassage, and desireth conditions of peace.</text:span><text:span text:style-name="T23"> </text:span><text:span text:style-name="T67">So likewise, whosoever he be of you that forsaketh not all that he hath, he cannot be my disciple.</text:span><text:span text:style-name="T23"> </text:span><text:span text:style-name="T67">Salt </text:span><text:span text:style-name="T69">is</text:span><text:span text:style-name="T67"> good: but if the salt have lost his savour, wherewith shall it be seasoned?</text:span><text:span text:style-name="T23"> </text:span><text:span text:style-name="T67">It is neither fit for the land, nor yet for the dunghill; </text:span><text:span text:style-name="T69">but</text:span><text:span text:style-name="T67"> men cast it out. He that hath ears to hear, let him hear.</text:span><text:span text:style-name="T49"> </text:span><text:span text:style-name="T52">Glory be to God forever.</text:span></text:p>
      </text:section>
      <text:p text:style-name="P125"/>
      <text:p text:style-name="P134">The Fourth Day of Mesori</text:p>
      <text:p text:style-name="P101">Annual Tune</text:p>
      <text:p text:style-name="P107">Ezekieh the King</text:p>
      <text:p text:style-name="P101">Consecration of the Church of St. Antony</text:p>
      <text:p text:style-name="P101"/>
      <text:p text:style-name="P127"><text:tab/>See the Eighth Day of Thoout.</text:p>
      <text:p text:style-name="P125"/>
      <text:p text:style-name="P134">The Fifth Day of Mesori</text:p>
      <text:p text:style-name="P101">Annual Tune</text:p>
      <text:p text:style-name="P107">St. John the soldier and martyr</text:p>
      <text:p text:style-name="P101"/>
      <text:p text:style-name="P127"><text:tab/>See the Twenty-Sixth Day of Tobi.</text:p>
      <text:p text:style-name="P127"/>
      <text:p text:style-name="P134"/>
      <text:p text:style-name="P38">The Sixth Day of Mesori</text:p>
      <text:p text:style-name="P101">Annual Tune</text:p>
      <text:p text:style-name="P107">St. Julietta the martyr</text:p>
      <text:p text:style-name="P101"/>
      <text:p text:style-name="P127"><text:tab/>See the Thirtieth Day of Tobi.</text:p>
      <text:p text:style-name="P127"/>
      <text:p text:style-name="P134">The Seventh Day of Mesori</text:p>
      <text:p text:style-name="P101">Annual Tune</text:p>
      <text:p text:style-name="P107">Annunciation of the birth of the Mother of God Mary to Joachim</text:p>
      <text:p text:style-name="P101">St. Timothy II, the 26<text:span text:style-name="T53">th</text:span> Patriarch of Alexandria</text:p>
      <text:p text:style-name="P101"/>
      <text:p text:style-name="P127"><text:tab/>See the Twenty-Sixth Day of Thoout.</text:p>
      <text:p text:style-name="P127"/>
      <text:p text:style-name="P134">The Eighth Day of Mesori</text:p>
      <text:p text:style-name="P101">Annual Tune</text:p>
      <text:p text:style-name="P107">Sts. Lazarus, Salomi, his wife, and ther children, the martyrs</text:p>
      <text:p text:style-name="P101">The confession of St. Peter, the Apostle</text:p>
      <text:p text:style-name="P101"/>
      <text:p text:style-name="P127"><text:tab/>See the Tenth Day of Pashons.</text:p>
      <text:p text:style-name="P127"/>
      <text:p text:style-name="P134">The Ninth Day of Mesori</text:p>
      <text:p text:style-name="P101">Annual Tune</text:p>
      <text:p text:style-name="P107">St. Ari the priest and martyr</text:p>
      <text:p text:style-name="P101"/>
      <text:p text:style-name="P127"><text:tab/>See the Fifteenth Day of Athor.</text:p>
      <text:p text:style-name="P127"/>
      <text:p text:style-name="P134">The Tenth Day of Mesori</text:p>
      <text:p text:style-name="P101">Annual Tune</text:p>
      <text:p text:style-name="P107">St. Matra the martyr</text:p>
      <text:p text:style-name="P101">St. Pigebs teh martyr</text:p>
      <text:p text:style-name="P101"/>
      <text:p text:style-name="P127"><text:tab/>See the Twenty-Seventh Day of Athor.</text:p>
      <text:p text:style-name="P127"/>
      <text:p text:style-name="P134">The Eleventh Day of Mesori</text:p>
      <text:p text:style-name="P101">Annual Tune</text:p>
      <text:p text:style-name="P107">St. Moisis, bishop of Ousim</text:p>
      <text:p text:style-name="P101"/>
      <text:p text:style-name="P127"><text:tab/>See the Twenty-Eighth Day of Athor.</text:p>
      <text:p text:style-name="P134"><text:soft-page-break/>The Twelfth Day of Mesori</text:p>
      <text:p text:style-name="P101">Annual Tune</text:p>
      <text:p text:style-name="P101">Commemoration of Archangel Michael</text:p>
      <text:p text:style-name="P107">The reign of Emperor Constantine</text:p>
      <text:p text:style-name="P101"/>
      <text:p text:style-name="P127"><text:tab/>See the Seventeenth Day of Thoout.</text:p>
      <text:p text:style-name="P128"/>
      <text:p text:style-name="P57">The Thirteenth Day of Mesori</text:p>
      <text:p text:style-name="P74">Joyful Tune</text:p>
      <text:p text:style-name="P75">The Feast of the Transfiguration of our Lord on Mount Tabor</text:p>
      <text:p text:style-name="P84"><text:tab/>(also Phamenoth 21)</text:p>
      <text:p text:style-name="P84"/>
      <text:p text:style-name="P50">The Vespers Gospel</text:p>
      <text:p text:style-name="P98">Psalm 98:5,6</text:p>
      <text:p text:style-name="P99"><text:tab/><text:span text:style-name="T6">A Psalm of David.</text:span></text:p>
      <text:p text:style-name="P97"><text:tab/><text:span text:style-name="T19">Moses and Aaron among his priests, and Samuel among them that call upon His Name; they prayed to the LORD, and He heard them, in a pillar of cloud He spoke to them. </text:span><text:span text:style-name="T6">Alleluia.</text:span></text:p>
      <text:p text:style-name="P103"/>
      <text:p text:style-name="P59">Luke 9:28-36</text:p>
      <text:p text:style-name="P6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49">
        <text:p text:style-name="P137"><text:span text:style-name="T50"><text:tab/></text:span><text:span text:style-name="T22">And it came to pass about an eight days after these sayings, he took Peter and John and James, and went up into a mountain to pray. And as he prayed, the fashion of his countenance was altered, and his raiment </text:span><text:span text:style-name="T26">was</text:span><text:span text:style-name="T22"> white </text:span><text:span text:style-name="T26">and</text:span><text:span text:style-name="T22"> glistering. And, behold, there talked with him two men, which were Moses and Elias: Who appeared in glory, and spake of his decease which he should accomplish at Jerusalem. </text:span><text:span text:style-name="T23">But Peter and they that were with him were heavy with sleep: and when they were awake, they saw his glory, and the two men that stood with him. And it came to pass, as they departed from him, Peter said unto Jesus, Master, it is good for us to be here: and let us make three tabernacles; one for thee, and one for Moses, and one for Elias: not knowing what he said. While he thus spake, there came a cloud, and overshadowed them: and they feared as they entered into the cloud. And there came a voice out of the cloud, saying, This is my beloved Son: hear him. And when the voice was past, Jesus was found alone. And they kept </text:span><text:span text:style-name="T25">it</text:span><text:span text:style-name="T23"> close, and told no man in those days any of those things which they had seen.</text:span><text:span text:style-name="T50"> </text:span><text:span text:style-name="T52">Glory be to God forever.</text:span></text:p>
      </text:section>
      <text:p text:style-name="P60"/>
      <text:p text:style-name="P49"><text:soft-page-break/>The Matins Gospel</text:p>
      <text:p text:style-name="P101">Psalm 103:29,30,31</text:p>
      <text:p text:style-name="P103"><text:tab/><text:span text:style-name="T6">A Psalm of David.</text:span></text:p>
      <text:p text:style-name="P97"><text:span text:style-name="T13"><text:tab/></text:span><text:span text:style-name="T16">May the glory of the LORD endure for ever: the LORD shall rejoice in all his works. He looks on the earth, and it trembles: He touches the mountains, and they smoke. </text:span><text:span text:style-name="T6">Alleluia.</text:span></text:p>
      <text:p text:style-name="P111"/>
      <text:p text:style-name="P59">Matthew 17:1-9</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50">
        <text:p text:style-name="P137"><text:span text:style-name="T52"><text:tab/></text:span><text:span text:style-name="T23">And after six days Jesus taketh Peter, James, and John his brother, and bringeth them up into an high mountain apart, And was transfigured before them: and his face did shine as the sun, and his raiment was white as the light. And, behold, there appeared unto them Moses and Elias talking with him. Then answered Peter, and said unto Jesus, Lord, it is good for us to be here: if thou wilt, let us make here three tabernacles; one for thee, and one for Moses, and one for Elias. While he yet spake, behold, a bright cloud overshadowed them: and behold a voice out of the cloud, which said, This is my beloved Son, in whom I am well pleased; hear ye him. And when the disciples heard </text:span><text:span text:style-name="T25">it</text:span><text:span text:style-name="T23">, they fell on their face, and were sore afraid. </text:span><text:span text:style-name="T23">And Jesus came and touched them, and said, </text:span><text:span text:style-name="T67">Arise, and be not afraid.</text:span><text:span text:style-name="T23"> And when they had lifted up their eyes, they saw no man, save Jesus only. And as they came down from the mountain, Jesus charged them, saying,</text:span><text:span text:style-name="T67"> Tell the vision to no man, until the Son of man be risen again from the dead.</text:span><text:span text:style-name="T51"> </text:span><text:span text:style-name="T52">Glory be to God forever.</text:span></text:p>
      </text:section>
      <text:p text:style-name="P68"/>
      <text:p text:style-name="P49">The Liturgy</text:p>
      <text:p text:style-name="P60"/>
      <text:p text:style-name="P47">The Pauline Epistle</text:p>
      <text:p text:style-name="P59">Colossians 1:1-23</text:p>
      <text:p text:style-name="P61"><text:tab/><text:span text:style-name="T6">A chapter from the First Epistle of our teacher Paul to the Corinthians. His blessing be upon us. Amen.</text:span></text:p>
      <text:section text:style-name="Sect1" text:name="Section351">
        <text:p text:style-name="P137"><text:span text:style-name="T50"><text:tab/></text:span><text:span text:style-name="T22"> Paul, an apostle of Jesus Christ by the will of God, and Timotheus </text:span><text:span text:style-name="T26">our</text:span><text:span text:style-name="T22"> brother, </text:span><text:span text:style-name="T22">To the saints and faithful brethren in Christ which are at Colosse: Grace </text:span><text:span text:style-name="T26">be</text:span><text:span text:style-name="T22"> unto you, and peace, from God our Father and the Lord Jesus Christ.</text:span></text:p>
        <text:p text:style-name="P138"><text:span text:style-name="T22"><text:tab/>We give thanks to God and the Father of our Lord Jesus Christ, praying always for you, Since we heard of your faith in Christ Jesus, and of the love </text:span><text:span text:style-name="T26">which ye have</text:span><text:span text:style-name="T22"> to all the saints, For the hope which is laid up for you in heaven, whereof ye heard before in the word of the truth of the gospel; </text:span><text:soft-page-break/><text:span text:style-name="T22">Which is come unto you, as </text:span><text:span text:style-name="T26">it is</text:span><text:span text:style-name="T22"> in all the world; and bringeth forth fruit, as </text:span><text:span text:style-name="T26">it doth</text:span><text:span text:style-name="T22"> also in you, since the day ye heard </text:span><text:span text:style-name="T26">of it</text:span><text:span text:style-name="T22">, and knew the grace of God in truth: As ye also learned of Epaphras our dear fellowservant, who is for you a faithful minister of Christ; </text:span><text:span text:style-name="T22">Who also declared unto us your love in the Spirit.</text:span></text:p>
        <text:p text:style-name="P138"><text:span text:style-name="T22"><text:tab/>For this cause we also, since the day we heard </text:span><text:span text:style-name="T26">it</text:span><text:span text:style-name="T22">, do not cease to pray for you, and to desire that ye might be filled with the knowledge of his will in all wisdom and spiritual understanding; That ye might walk worthy of the Lord unto all pleasing, being fruitful in every good work, and increasing in the knowledge of God; </text:span><text:span text:style-name="T22">Strengthened with all might, according to his glori</text:span><text:span text:style-name="T22">ous power, unto all patience and longsuffering with joyfulness;</text:span></text:p>
        <text:p text:style-name="P138"><text:span text:style-name="T22"><text:tab/>Giving thanks unto the Father, which hath made us meet to be partakers of the inheritance of the saints in light: Who hath delivered us from the power of darkness, and hath translated </text:span><text:span text:style-name="T26">us</text:span><text:span text:style-name="T22"> into the kingdom of his dear Son: In whom we have redemption through his blood, </text:span><text:span text:style-name="T26">even</text:span><text:span text:style-name="T22"> the forgiveness of sins: Who is the image of the invisible God, the firstborn of every creature: For by him were all things created, that are in heaven, and that are in earth, visible and invisible, whether </text:span><text:span text:style-name="T26">they be</text:span><text:span text:style-name="T22"> thrones, or dominions, or principalities, or powers: all things were created by him, and for him: And he is before all things, and by him all things consist. And he is the head of the body, the church: who is the beginning, the firstborn from the dead; that in all </text:span><text:span text:style-name="T26">things</text:span><text:span text:style-name="T22"> he might have the preeminence. For it pleased </text:span><text:span text:style-name="T26">the Father</text:span><text:span text:style-name="T22"> that in him should all fulness dwell; And, having made peace through the blood of his cross, by him to reconcile all things unto himself; by him, </text:span><text:span text:style-name="T26">I say</text:span><text:span text:style-name="T22">, whether </text:span><text:span text:style-name="T26">they be</text:span><text:span text:style-name="T22"> things in earth, or things in heaven. And you, that were sometime alienated and enemies in </text:span><text:span text:style-name="T26">your</text:span><text:span text:style-name="T22"> mind by wicked works, yet now hath he reconciled In the body of his flesh through death, to present you holy and unblameable and unreproveable in his sight: If ye continue in the faith grounded and settled, and </text:span><text:span text:style-name="T26">be</text:span><text:span text:style-name="T22"> not moved away from the hope of the gospel, which ye have heard, </text:span><text:span text:style-name="T26">and</text:span><text:span text:style-name="T22"> which was preached to every creature which is under heaven; whereof I Paul am made a minister.</text:span></text:p>
      </text:section>
      <text:p text:style-name="P59"><text:tab/><text:span text:style-name="T6">The grace of God the Father be with you all. Amen.</text:span></text:p>
      <text:p text:style-name="P60"/>
      <text:p text:style-name="P47">The Catholic Epistle</text:p>
      <text:p text:style-name="P59">2 Peter 1:12-21</text:p>
      <text:p text:style-name="P61"><text:tab/><text:span text:style-name="T6">The Catholic Epistle from the Second Epistle of our teacher Peter. His Blessing be upon us. Amen.</text:span></text:p>
      <text:section text:style-name="Sect1" text:name="Section352">
        <text:p text:style-name="P137"><text:span text:style-name="T50"><text:tab/></text:span><text:span text:style-name="T21">Wherefore I will not be negligent to put you always in remembrance of these things, though ye know </text:span><text:span text:style-name="T26">them</text:span><text:span text:style-name="T22">, and be established in the present </text:span><text:soft-page-break/><text:span text:style-name="T22">truth. </text:span><text:span text:style-name="T31">1</text:span><text:span text:style-name="T22">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40"><text:tab/>For we have not followed cunningly devised fables, when we made known unto you the power and coming of our Lord Jesus Christ, but were eyewitnesses of his majesty. For he received from God the Father honour and glory, when there came such a voice to him from the excellent glory, This is my beloved Son, in whom I am well pleased. And this voice which came from heaven we heard, when we were with him in the holy mount.</text:p>
        <text:p text:style-name="P138"><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7:44-8:1a</text:p>
      <text:p text:style-name="P61"><text:tab/><text:span text:style-name="T6">A chapter from the Acts of our fathers the pure Apostles, who were invested with the grace of the Holy Spirit. Their blessing be with us all. Amen.</text:span></text:p>
      <text:section text:style-name="Sect1" text:name="Section353">
        <text:p text:style-name="P137"><text:span text:style-name="T50"><text:tab/></text:span><text:span text:style-name="T21">Our fathers had the tabernacle of witness in the wilderness, as he had appointed, speaking unto Moses, that he should make it according to the </text:span><text:span text:style-name="T21">fashion that he had seen. Which also our fathers that came after brought in with Jesus into the possession of the Gentiles, whom God drave out before the face of our fathers, unto the days of David; Who found favour before God, and desired to find a tabernacle for the God of Jacob. But Solomon built him an house. Howbeit the most High dwelleth not in temples made with hands; as saith the prophet, Heaven </text:span><text:span text:style-name="T26">is</text:span><text:span text:style-name="T22"> my throne, and earth </text:span><text:span text:style-name="T26">is</text:span><text:span text:style-name="T22"> my footstool: what house will ye build me? saith the Lord: or what </text:span><text:span text:style-name="T26">is</text:span><text:span text:style-name="T22"> the place of my rest? </text:span><text:span text:style-name="T22">Hath not my hand made all these things?</text:span></text:p>
        <text:p text:style-name="P138"><text:span text:style-name="T22"><text:tab/>Ye stiffnecked and uncircumcised in heart and ears, ye do always resist the Holy Ghost: as your fathers </text:span><text:span text:style-name="T26">did</text:span><text:span text:style-name="T22">, so </text:span><text:span text:style-name="T26">do</text:span><text:span text:style-name="T22"> ye. Which of the prophets have not your fathers persecuted? and they have slain them which shewed before of the coming of the Just One; of whom ye have been now the </text:span><text:soft-page-break/><text:span text:style-name="T22">betrayers and murderers: </text:span><text:span text:style-name="T22">Who have received the law by the disposition of angels, and have not kept </text:span><text:span text:style-name="T26">it</text:span><text:span text:style-name="T22">.</text:span></text:p>
        <text:p text:style-name="P138"><text:span text:style-name="T22"><text:tab/>When they heard these things, they were cut to the heart, and they gnashed on him with </text:span><text:span text:style-name="T26">their</text:span><text:span text:style-name="T22"> teeth. But he, being full of the Holy Ghost, looked up stedfastly into heaven, and saw the glory of God, and Jesus standing on the right hand of God, And said, Behold, I see the heavens opened, and the Son of man standing on the right hand of God. Then they cried out with a loud voice, and stopped their ears, and ran upon him with one accord, And cast </text:span><text:span text:style-name="T26">him</text:span><text:span text:style-name="T22"> out of the city, and stoned </text:span><text:span text:style-name="T26">him</text:span><text:span text:style-name="T22">: and the witnesses laid down their clothes at a young man’s feet, whose name was Saul. And they stoned Stephen, calling </text:span><text:span text:style-name="T22">upon </text:span><text:span text:style-name="T26">God</text:span><text:span text:style-name="T22">, and saying, Lord Jesus, receive my spirit. And he kneeled down, and cried with a loud voice, Lord, lay not this sin to their charge. And when he had said this, he fell asleep. And Saul was consenting unto his death.</text:span></text:p>
      </text:section>
      <text:p text:style-name="P60"><text:tab/><text:span text:style-name="T6">The word of the Lord abides in this church and in every church. Amen.</text:span></text:p>
      <text:p text:style-name="P60"/>
      <text:p text:style-name="P47">The Gospel</text:p>
      <text:p text:style-name="P101">Psalm 86:1,5</text:p>
      <text:p text:style-name="P103"><text:tab/><text:span text:style-name="T6">A Psalm of David.</text:span></text:p>
      <text:p text:style-name="P97"><text:span text:style-name="T13"><text:tab/></text:span><text:span text:style-name="T16">His foundations are in the holy mountains. The Lord loves the gates of Zion. Mother Zion will say, That a man and a man has dwelt in her: And He is the highest Who has established Her forever. </text:span><text:span text:style-name="T6">Alleluia.</text:span></text:p>
      <text:p text:style-name="P103"/>
      <text:p text:style-name="P59">Mark 9:2-13</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54">
        <text:p text:style-name="P137"><text:span text:style-name="T50"><text:tab/></text:span><text:span text:style-name="T23">And after six days Jesus taketh </text:span><text:span text:style-name="T25">with him</text:span><text:span text:style-name="T23"> Peter, and James, and John, and leadeth them up into an high mountain apart by themselves: and he was transfigured before them. And his raiment became shining, exceeding white as snow; so as no fuller on earth can white them. And there appeared unto them Elias with Moses: and they were talking with Jesus. And Peter answered and said to Jesus, Master, it is good for us to be here: and let us make three tabernacles; one for thee, and one for Moses, and one for Elias. For he wist not what to say; for they were sore afraid. And there was a cloud that overshadowed them: and a voice came out of the cloud, saying, This is my beloved Son: hear him. And suddenly, when they had looked round about, they saw no man any more, save Jesus only with themselves. And as they came down from the mountain, he charged them that </text:span><text:soft-page-break/><text:span text:style-name="T23">they should tell no man what things they had seen, till the Son of man were risen from the dead. And they kept that saying with themselves, questioning one with another what the rising from the dead should mean. And they asked him, saying, Why say the scribes that Elias must first come? And he answered and told them, </text:span><text:span text:style-name="T67">Elias verily cometh first, and restoreth all things; and how it is written of the Son of man, that he must suffer many things, and be set at nought.</text:span><text:span text:style-name="T23"> </text:span><text:span text:style-name="T67">But I say unto you, That Elias is indeed come, and they have done unto him whatsoever they listed, as it is written of him.</text:span><text:span text:style-name="T49"> </text:span><text:span text:style-name="T52">Glory be to God forever.</text:span></text:p>
      </text:section>
      <text:p text:style-name="P124"/>
      <text:p text:style-name="P134">The Fourteenth Day of Mesori</text:p>
      <text:p text:style-name="P101">Annual Tune</text:p>
      <text:p text:style-name="P101">A miracel at Alexandria during the time of Abba Theophilus, the 23<text:span text:style-name="T53">rd</text:span> Patrairch of Alexandria</text:p>
      <text:p text:style-name="P101"/>
      <text:p text:style-name="P127"><text:tab/>See the Seventeenth Day of Athor.</text:p>
      <text:p text:style-name="P127"/>
      <text:p text:style-name="P134">The Fifteenth Day of Mesori</text:p>
      <text:p text:style-name="P101">Annual Tune</text:p>
      <text:p text:style-name="P101">St. Marina the ascetic</text:p>
      <text:p text:style-name="P101"/>
      <text:p text:style-name="P127"><text:tab/>See the Thirtieth Day of Tobi.</text:p>
      <text:p text:style-name="P127"/>
      <text:p text:style-name="P134">The Sixteenth Day of Mesori</text:p>
      <text:p text:style-name="P101">Annual Tune</text:p>
      <text:p text:style-name="P107">Commoration of the Assumption of the Theotokos</text:p>
      <text:p text:style-name="P101">St. Mattias IV, the 102<text:span text:style-name="T53">nd</text:span> Patriarch of Alexandria</text:p>
      <text:p text:style-name="P101"/>
      <text:p text:style-name="P127"><text:tab/>See the First Day of Pashons.</text:p>
      <text:p text:style-name="P128"/>
      <text:p text:style-name="P57"/>
      <text:p text:style-name="P29">The Seventeenth Day of Mesori</text:p>
      <text:p text:style-name="P74">Annual Tune</text:p>
      <text:p text:style-name="P74">St. Jacob the soldier and martyr</text:p>
      <text:p text:style-name="P74"/>
      <text:p text:style-name="P50">The Vespers Gospel</text:p>
      <text:p text:style-name="P98">Psalm 33:18,19</text:p>
      <text:p text:style-name="P99"><text:tab/><text:span text:style-name="T6">A Psalm of David.</text:span></text:p>
      <text:p text:style-name="P97"><text:tab/><text:span text:style-name="T19">Many are the afflictions of the righteous: And the LORD will deliver them out of them all. The Lord will keep all their bones: not one of them shall be broken. </text:span><text:span text:style-name="T6">Alleluia.</text:span></text:p>
      <text:p text:style-name="P103"/>
      <text:p text:style-name="P59">Mark 1:16-22</text:p>
      <text:p text:style-name="P6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55">
        <text:p text:style-name="P137"><text:span text:style-name="T50"><text:tab/></text:span><text:span text:style-name="T22">Now as he walked by the sea of Galilee, he saw Simon and Andrew his brother casting a net into the sea: for they were fishers. And Jesus said unto them, </text:span><text:span text:style-name="T66">Come ye after me, and I will make you to become fishers of men.</text:span><text:span text:style-name="T22"> And straightway they forsook their nets, and followed him. And when he had gone a little further thence, he saw James the </text:span><text:span text:style-name="T26">son</text:span><text:span text:style-name="T22"> of Zebedee, and John his brother, who also were in the ship mending their nets. And straight</text:span><text:span text:style-name="T22">way he called them: and they left their father Zebedee in the ship with the hired servants, and went after him. And they went into Capernaum; and straightway on the sabbath day he entered into the synagogue, and taught. </text:span><text:span text:style-name="T22">And they were astonished at his doctrine: for he taught them as one that had authority, and not as the scribes.</text:span><text:span text:style-name="T50"> </text:span><text:span text:style-name="T52">Glory be to God forever.</text:span></text:p>
      </text:section>
      <text:p text:style-name="P60"/>
      <text:p text:style-name="P49">The Matins Gospel</text:p>
      <text:p text:style-name="P101">Psalm 36:34,35</text:p>
      <text:p text:style-name="P103"><text:tab/><text:span text:style-name="T6">A Psalm of David.</text:span></text:p>
      <text:p text:style-name="P148"><text:span text:style-name="T62"><text:tab/></text:span><text:span text:style-name="T16">The salvation of the righteous is of the LORD: He is their protector in the time of trouble. </text:span><text:span text:style-name="T19">The LORD shall help them and deliver them: He shall save them, because they had hoped in Him.</text:span><text:span text:style-name="T56"> </text:span><text:span text:style-name="T62">Alleluia.</text:span></text:p>
      <text:p text:style-name="P111"/>
      <text:p text:style-name="P59">Matthew 4:18-22</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56">
        <text:p text:style-name="P137"><text:span text:style-name="T52"><text:tab/></text:span><text:span text:style-name="T23">And Jesus, walking by the sea of Galilee, saw two brethren, Simon called Peter, and Andrew his brother, casting a net into the sea: for they were fishers. And he saith unto them, </text:span><text:span text:style-name="T67">Follow me, and I will make you fish</text:span><text:soft-page-break/><text:span text:style-name="T67">ers of men</text:span><text:span text:style-name="T23">. And they straightway left </text:span><text:span text:style-name="T25">their</text:span><text:span text:style-name="T23"> nets, and followed him. And going on from thence, he saw other two brethren, James </text:span><text:span text:style-name="T25">the son</text:span><text:span text:style-name="T23"> of Zebedee, and John his brother, in a ship with Zebedee their father, mending their nets; and he called them. </text:span><text:span text:style-name="T23">And they immediately left the ship and their father, and followed him.</text:span><text:span text:style-name="T51"> </text:span><text:span text:style-name="T52">Glory be to God forever.</text:span></text:p>
      </text:section>
      <text:p text:style-name="P68"/>
      <text:p text:style-name="P49">The Liturgy</text:p>
      <text:p text:style-name="P60"/>
      <text:p text:style-name="P47">The Pauline Epistle</text:p>
      <text:p text:style-name="P59">Galatians 1:1-19</text:p>
      <text:p text:style-name="P61"><text:tab/><text:span text:style-name="T6">A chapter from the Epistle of our teacher Paul to the Galatians. His blessing be upon us. Amen.</text:span></text:p>
      <text:section text:style-name="Sect1" text:name="Section357">
        <text:p text:style-name="P137"><text:span text:style-name="T50"><text:tab/></text:span><text:span text:style-name="T21">Paul, an apostle, (not of men, neither by man, but by Jesus Christ, and God the Father, who raised him from the dead;) And all the brethren which are with me, unto the churches of Galatia: Grace </text:span><text:span text:style-name="T26">be</text:span><text:span text:style-name="T22"> to you and peace from God the Father, and </text:span><text:span text:style-name="T26">from</text:span><text:span text:style-name="T22"> our Lord Jesus Christ, Who gave himself for our sins, that he might deliver us from this present evil world, according to the will of God and our Father: </text:span><text:span text:style-name="T22">To whom </text:span><text:span text:style-name="T26">be</text:span><text:span text:style-name="T22"> glory for ever and ever. Amen.</text:span></text:p>
        <text:p text:style-name="P138"><text:span text:style-name="T22"><text:tab/>I marvel that ye are so soon removed from him that called you into the grace of Christ unto another gospel: Which is not another; but there be some that trouble you, and would </text:span><text:span text:style-name="T22">pervert the gospel of Christ. But though we, or an angel from heaven, preach any other gospel unto you than that which we have preached unto you, let him be accursed. </text:span><text:span text:style-name="T22">As we said before, so say I now again, If any </text:span><text:span text:style-name="T26">man</text:span><text:span text:style-name="T22"> preach any other gospel unto you than that ye have received, let him be accursed.</text:span></text:p>
        <text:p text:style-name="P138"><text:span text:style-name="T22"><text:s/><text:tab/>For do I now persuade men, or God? or do I seek to please men? for if I yet pleased men, I should not be the servant of Christ. But I certify you, brethren, that the gospel which was preached of me is not after man. For I neither received it of man, neither was I taught </text:span><text:span text:style-name="T26">it</text:span><text:span text:style-name="T22">, but by the revelation of Jesus Christ. For ye have heard of my conversation in time past in the Jews’ religion, how that beyond measure I persecuted the church of God, and wasted it: And profited in the Jews’ </text:span><text:span text:style-name="T22">religion above many my equals in mine own nation, being more exceedingly zealous of the traditions of my fathers. But when it pleased God, who separated me from my mother’s womb, and called </text:span><text:span text:style-name="T26">me</text:span><text:span text:style-name="T22"> by his grace, To reveal his Son in me, that I might preach him among the heathen; immediately I conferred not with flesh and blood: Neither went I up to Jerusalem to them which were apostles before me; but I went into Arabia, and returned again unto Damascus. Then after three years I went up to Jerus</text:span><text:soft-page-break/><text:span text:style-name="T22">alem to see Peter, and abode with him fifteen days. </text:span><text:span text:style-name="T22">But other of the apostles saw I none, save James the Lord’s brother.</text:span></text:p>
      </text:section>
      <text:p text:style-name="P59"><text:tab/><text:span text:style-name="T6">The grace of God the Father be with you all. Amen.</text:span></text:p>
      <text:p text:style-name="P60"/>
      <text:p text:style-name="P47">The Catholic Epistle</text:p>
      <text:p text:style-name="P59">James 1:1-12</text:p>
      <text:p text:style-name="P61"><text:tab/><text:span text:style-name="T6">The Catholic Epistle from the Epistle of our teacher James. His Blessing be upon us. Amen.</text:span></text:p>
      <text:section text:style-name="Sect1" text:name="Section358">
        <text:p text:style-name="P66"><text:span text:style-name="T13"><text:tab/></text:span><text:span text:style-name="T21">James, a servant of God and of the Lord Jesus Christ, to the twelve tribes which are scattered abroad, greeting.</text:span></text:p>
        <text:p text:style-name="P138"><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liberally, and upbraideth not; and it shall be given him. But let him ask in faith, nothing wavering. For he that wavereth is like a wave of the sea driven with the wind and tossed. For let not that man think that he shall receive any thing of the Lord. A double minded man </text:span><text:span text:style-name="T26">is</text:span><text:span text:style-name="T22"> unstable in all his ways. Let the brother of low degree rejoice in that he is exalted: But the rich, in that he is made low: because as the flower of the grass he shall pass away. For the sun is no sooner risen with a burning heat, but </text:span><text:span text:style-name="T22">it withereth the grass, and the flower thereof falleth, and the grace of the fashion of it perisheth: so also shall the rich man fade away in his ways. </text:span><text:span text:style-name="T22">Blessed </text:span><text:span text:style-name="T26">is</text:span><text:span text:style-name="T22"> the man that endureth temptation: for when he is tried, he shall receive the crown of life, which the Lord hath promised to them that love him.</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5:12-21</text:p>
      <text:p text:style-name="P61"><text:tab/><text:span text:style-name="T6">A chapter from the Acts of our fathers the pure Apostles, who were invested with the grace of the Holy Spirit. Their blessing be with us all. Amen.</text:span></text:p>
      <text:section text:style-name="Sect1" text:name="Section359">
        <text:p text:style-name="P137"><text:span text:style-name="T50"><text:tab/></text:span><text:span text:style-name="T21">Then all the multitude kept silence, and gave audience to Barnabas and Paul, declaring what miracles and wonders God had wrought among the Gentiles by them. 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text:span><text:soft-page-break/><text:span text:style-name="T22">up: That the residue of men 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text:span><text:span text:style-name="T22">For Moses of old time hath in every city them that preach him, being read in the synagogues every sabbath day.</text:span></text:p>
      </text:section>
      <text:p text:style-name="P60"><text:tab/><text:span text:style-name="T6">The word of the Lord abides in this church and in every church. Amen.</text:span></text:p>
      <text:p text:style-name="P60"/>
      <text:p text:style-name="P47">The Gospel</text:p>
      <text:p text:style-name="P101">Psalm 96:11</text:p>
      <text:p text:style-name="P103"><text:tab/><text:span text:style-name="T6">A Psalm of David.</text:span></text:p>
      <text:p text:style-name="P97"><text:span text:style-name="T1"><text:tab/></text:span><text:span text:style-name="T16">A light has shone to the righteous, and joy for the upright in heart. Be glad in the LORD, ye righteous; and confess at the remembrance of His Holiness. </text:span><text:span text:style-name="T6">Alleluia.</text:span></text:p>
      <text:p text:style-name="P103"/>
      <text:p text:style-name="P59">Mark 10:35-45</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60">
        <text:p text:style-name="P137"><text:span text:style-name="T50"><text:tab/></text:span><text:span text:style-name="T23">And James and John, the sons of Zebedee, come unto him, saying, Master, we would that thou shouldest do for us whatsoever we shall desire. And he said unto them, </text:span><text:span text:style-name="T67">What would ye that I should do for you?</text:span><text:span text:style-name="T23"> They said unto him, Grant unto us that we may sit, one on thy right hand, and the other on thy left hand, in thy glory. But Jesus said unto them, </text:span><text:span text:style-name="T67">Ye know not what ye ask: can ye drink of the cup that I drink of? and be baptized with the baptism that I am baptized with?</text:span><text:span text:style-name="T23"> And they said unto him, We can. And Jesus said unto them, </text:span><text:span text:style-name="T67">Ye shall indeed drink of the cup that I drink of; and with the baptism that I am baptized withal shall ye be baptized:</text:span><text:span text:style-name="T23"> </text:span><text:span text:style-name="T67">But to sit on my right hand and on my left hand is not mine to give; but </text:span><text:span text:style-name="T69">it shall be given to them</text:span><text:span text:style-name="T67"> for whom it is prepared.</text:span><text:span text:style-name="T23"> And when the ten heard </text:span><text:span text:style-name="T25">it</text:span><text:span text:style-name="T23">, they began to </text:span><text:span text:style-name="T23">be much displeased with James and John. But Jesus called them </text:span><text:span text:style-name="T25">to him</text:span><text:span text:style-name="T23">, and saith unto them, </text:span><text:span text:style-name="T67">Ye know that they which are accounted to rule over the Gentiles exercise lordship over them; and their great ones exercise authority upon them.</text:span><text:span text:style-name="T23"> </text:span><text:span text:style-name="T67">But so shall it not be among you: but whosoever will be great among you, shall be your minister:</text:span><text:span text:style-name="T23"> </text:span><text:span text:style-name="T67">And whosoever of you will be the chiefest, shall be servant of all.</text:span><text:span text:style-name="T23"> </text:span><text:span text:style-name="T67">For even the Son of man came not to be ministered unto, but to minister, and to give his life a ransom for many.</text:span><text:span text:style-name="T49"> </text:span><text:span text:style-name="T52">Glory be to God forever.</text:span></text:p>
      </text:section>
      <text:p text:style-name="P134"><text:soft-page-break/>The Eighteenth Day of Mesori</text:p>
      <text:p text:style-name="P101">Annual Tune</text:p>
      <text:p text:style-name="P107">St. Alexander, Patriarch of Constantinople</text:p>
      <text:p text:style-name="P101">St. Eudaemon the martyr</text:p>
      <text:p text:style-name="P101"/>
      <text:p text:style-name="P127"><text:tab/>See the Third Day of Epip.</text:p>
      <text:p text:style-name="P127"/>
      <text:p text:style-name="P134">The Nineteenth Day of Mesori</text:p>
      <text:p text:style-name="P101">Annual Tune</text:p>
      <text:p text:style-name="P107">Translocation of the relics of St. Macarius to his monastary in Scetis</text:p>
      <text:p text:style-name="P101"/>
      <text:p text:style-name="P127"><text:tab/>See the Twenty-Seventh Day of Paopi.</text:p>
      <text:p text:style-name="P127"/>
      <text:p text:style-name="P134">The Twentieth Day of Mesori</text:p>
      <text:p text:style-name="P101">Annual tune</text:p>
      <text:p text:style-name="P107">The seven holy youths, martyrs of Ephesus</text:p>
      <text:p text:style-name="P101"/>
      <text:p text:style-name="P127"><text:tab/>See the Twenty-Second Day of Athor.</text:p>
      <text:p text:style-name="P127"/>
      <text:p text:style-name="P134">The Twenty-First Day of Mesori</text:p>
      <text:p text:style-name="P101">Annual Tune</text:p>
      <text:p text:style-name="P101">Commemoration of the Holy Theotokos</text:p>
      <text:p text:style-name="P107">St. Irene</text:p>
      <text:p text:style-name="P101"/>
      <text:p text:style-name="P127"><text:tab/>See the Thirtieth Day of Tobi.</text:p>
      <text:p text:style-name="P127"/>
      <text:p text:style-name="P134">The Twenty-Second Day of Mesori</text:p>
      <text:p text:style-name="P101">Annual Tune</text:p>
      <text:p text:style-name="P107">Micah, the Prophet</text:p>
      <text:p text:style-name="P101">St. Hadid the martyr</text:p>
      <text:p text:style-name="P101"/>
      <text:p text:style-name="P127"><text:tab/>See the Eighth Day of Thoout.</text:p>
      <text:p text:style-name="P127"/>
      <text:p text:style-name="P134">The Twenty-Third Day of Mesori</text:p>
      <text:p text:style-name="P101">Annual Tune</text:p>
      <text:p text:style-name="P107">The Thirty Thousand martyrs of Alexandria during the reign of Marcian</text:p>
      <text:p text:style-name="P101">St. Damian the martyr in Antioch</text:p>
      <text:p text:style-name="P101"/>
      <text:p text:style-name="P127"><text:tab/>See the Twenty-Third Day of Pharamuthi.</text:p>
      <text:p text:style-name="P134"><text:soft-page-break/>The Twenty-Fourth Day of Mesori</text:p>
      <text:p text:style-name="P101">Annual Tune</text:p>
      <text:p text:style-name="P107">St. Thecla Hemanoute, the Ethipian</text:p>
      <text:p text:style-name="P101">St. Tomas, bishop of Marash</text:p>
      <text:p text:style-name="P101"/>
      <text:p text:style-name="P127"><text:tab/>See the Twenty-Eighth Day of Athor.</text:p>
      <text:p text:style-name="P128"/>
      <text:p text:style-name="P57">The Twenty-Fifth Day of Mesori</text:p>
      <text:p text:style-name="P74">Annual Tune</text:p>
      <text:p text:style-name="P75">St. Besarion, the Great, the first disciple of St. Antony</text:p>
      <text:p text:style-name="P74">St. Macarius III, 114<text:span text:style-name="T53">th</text:span> Patriarch of Alexandria</text:p>
      <text:p text:style-name="P74"/>
      <text:p text:style-name="P50">The Vespers Gospel</text:p>
      <text:p text:style-name="P98">Psalm 41:1</text:p>
      <text:p text:style-name="P99"><text:tab/><text:span text:style-name="T6">A Psalm of David.</text:span></text:p>
      <text:p text:style-name="P97"><text:tab/><text:span text:style-name="T19">As the deer yearns for the water springs: So yearns my soul for Thee, O God. </text:span><text:span text:style-name="T6">Alleluia.</text:span></text:p>
      <text:p text:style-name="P103"/>
      <text:p text:style-name="P59">Matthew 25:14-23</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61">
        <text:p text:style-name="P137"><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text:span><text:span text:style-name="T66">reckoneth with them.</text:span><text:span text:style-name="T22"> </text:span><text:span text:style-name="T66">And so he that had received five talents came and 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ful over a few things, I will make thee ruler over many things: enter thou into the joy of thy lord.</text:span><text:span text:style-name="T22"> </text:span><text:span text:style-name="T66">He also that had received two talents came and said, Lord, thou deliveredst unto me two talents: behold, I have gained two other talents beside them.</text:span><text:span text:style-name="T22"> </text:span><text:span text:style-name="T66">His lord said unto him, Well done, good and faithful servant; thou hast been faithful over a few things, I will make thee ruler over many things: enter thou </text:span><text:soft-page-break/><text:span text:style-name="T66">into the joy of thy lord.</text:span><text:span text:style-name="T50"> </text:span><text:span text:style-name="T52">Glory be to God forever.</text:span></text:p>
      </text:section>
      <text:p text:style-name="P60"/>
      <text:p text:style-name="P49">The Matins Gospel</text:p>
      <text:p text:style-name="P101">Psalm 33:4,6</text:p>
      <text:p text:style-name="P103"><text:tab/><text:span text:style-name="T6">A Psalm of David.</text:span></text:p>
      <text:p text:style-name="P97"><text:span text:style-name="T6"><text:tab/></text:span><text:span text:style-name="T16">Come unto Him, that ye may be enlightened: and your faces will not be ashamed. The angel of the Lord encamps round about everyone who fears Him, and He will deliver them. </text:span><text:span text:style-name="T6">Alleluia.</text:span></text:p>
      <text:p text:style-name="P111"/>
      <text:p text:style-name="P59">Luke 19:11-19</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62">
        <text:p text:style-name="P137"><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return.</text:span><text:span text:style-name="T23"> </text:span><text:span text:style-name="T67">And he called his ten servants, and delivered them ten pounds, and said unto them, Occupy till I come.</text:span><text:span text:style-name="T23"> </text:span><text:span text:style-name="T67">But his citizens hated him, and sent a </text:span><text:span text:style-name="T67">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n pounds.</text:span><text:span text:style-name="T23"> </text:span><text:span text:style-name="T67">And he said unto him, Well, thou good servant: because thou 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8"/>
      <text:p text:style-name="P49">The Liturgy</text:p>
      <text:p text:style-name="P60"/>
      <text:p text:style-name="P47">The Pauline Epistle</text:p>
      <text:p text:style-name="P59">Philippians 3:20-4:9</text:p>
      <text:p text:style-name="P61"><text:tab/><text:span text:style-name="T6">A chapter from the Epistle of our teacher Paul to the Philippians. His blessing be upon us. Amen.</text:span></text:p>
      <text:section text:style-name="Sect1" text:name="Section363">
        <text:p text:style-name="P137"><text:span text:style-name="T50"><text:tab/></text:span><text:span text:style-name="T21">For our conversation is in heaven; from whence also we look for the Saviour, the Lord Jesus Christ: </text:span><text:span text:style-name="T21">Who shall change our vile body, that it may be fashioned like unto his glorious body, according to the working whereby he is able even to subdue all things unto himself.</text:span></text:p>
        <text:p text:style-name="P138"><text:span text:style-name="T21"><text:tab/>Therefore, my brethren dearly beloved and longed for, my joy and crown, so stand fast in the Lord, </text:span><text:span text:style-name="T26">my</text:span><text:span text:style-name="T22"> dearly beloved. I beseech Euodias, and </text:span><text:soft-page-break/><text:span text:style-name="T22">beseech Syntyche, that they be of the same mind in the Lord. And I intreat thee also, true yokefellow, help those women which laboured with me in the gospel, with Clement also, and </text:span><text:span text:style-name="T26">with</text:span><text:span text:style-name="T22"> other my fellowlabourers, whose names </text:span><text:span text:style-name="T26">are</text:span><text:span text:style-name="T22"> in the book of life. Rejoice in the Lord alway: </text:span><text:span text:style-name="T26">and</text:span><text:span text:style-name="T22"> again I say, Rejoice. Let your moderation be known unto all men. The Lord </text:span><text:span text:style-name="T26">is</text:span><text:span text:style-name="T22"> at hand. Be careful for nothing; but in every thing by prayer and supplication with thanksgiving let your requests be made known unto God. And the peace of God, which passeth all understanding, shall keep your hearts and minds through Christ Jesus. Finally, brethren, whatsoever things are true, whatsoever things </text:span><text:span text:style-name="T26">are</text:span><text:span text:style-name="T22"> honest, whatsoever things </text:span><text:span text:style-name="T26">are</text:span><text:span text:style-name="T22"> just, whatsoever things </text:span><text:span text:style-name="T26">are</text:span><text:span text:style-name="T22"> pure, whatsoever things </text:span><text:span text:style-name="T26">are</text:span><text:span text:style-name="T22"> lovely, whatsoever things </text:span><text:span text:style-name="T26">are</text:span><text:span text:style-name="T22"> of good report; if </text:span><text:span text:style-name="T26">there be</text:span><text:span text:style-name="T22"> any virtue, and if </text:span><text:span text:style-name="T26">there be</text:span><text:span text:style-name="T22"> any praise, think on these things. </text:span><text:span text:style-name="T22">Those things, which ye have both learned, and received, and heard, and seen in me, do: and the God of peace shall be with you.</text:span></text:p>
      </text:section>
      <text:p text:style-name="P59"><text:tab/><text:span text:style-name="T6">The grace of God the Father be with you all. Amen.</text:span></text:p>
      <text:p text:style-name="P60"/>
      <text:p text:style-name="P47">The Catholic Epistle</text:p>
      <text:p text:style-name="P59">James 5:9-12</text:p>
      <text:p text:style-name="P61"><text:tab/><text:span text:style-name="T6">The Catholic Epistle from the Epistle of our teacher James. His Blessing be upon us. Amen.</text:span></text:p>
      <text:section text:style-name="Sect1" text:name="Section364">
        <text:p text:style-name="P137"><text:span text:style-name="T50"><text:tab/></text:span><text:span text:style-name="T21">Grudge not one against another, brethren, lest ye be condemned: behold, the judge standeth before the door. Take, my brethren, the prophets, who have spoken in the name of the Lord, for an example of suffering affliction, and of patience. </text:span><text:span text:style-name="T21">Behold, we count them happy which endure. Ye have heard of the patience of Job, and have seen the end of the Lord; that the Lord is very pitiful, and of tender mercy.</text:span></text:p>
        <text:p text:style-name="P138"><text:span text:style-name="T21"><text:tab/>But above all things, my brethren, swear not, neither by heaven, neither by the earth, neither by any other oath: but let your yea be yea; and </text:span><text:span text:style-name="T26">your</text:span><text:span text:style-name="T22"> nay, nay; lest ye fall into condemnation.</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8:24-19:6</text:p>
      <text:p text:style-name="P61"><text:tab/><text:span text:style-name="T6">A chapter from the Acts of our fathers the pure Apostles, who were invested with the grace of the Holy Spirit. Their blessing be with us all. Amen.</text:span></text:p>
      <text:section text:style-name="Sect1" text:name="Section365">
        <text:p text:style-name="P137"><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text:span><text:soft-page-break/><text:span text:style-name="T22">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For he mightily convinced the Jews, </text:span><text:span text:style-name="T26">and that</text:span><text:span text:style-name="T22"> publickly, shewing by the scriptures that Jesus was Christ.</text:span></text:p>
        <text:p text:style-name="P138"><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text:span><text:span text:style-name="T22">And when Paul had laid </text:span><text:span text:style-name="T26">his</text:span><text:span text:style-name="T22"> hands upon them, the Holy Ghost came on them; and they spake with tongues, and prophesied.</text:span></text:p>
      </text:section>
      <text:p text:style-name="P60"><text:tab/><text:span text:style-name="T6">The word of the Lord abides in this church and in every church. Amen.</text:span></text:p>
      <text:p text:style-name="P60"/>
      <text:p text:style-name="P47">The Gospel</text:p>
      <text:p text:style-name="P101">Psalm 103:1,2,4</text:p>
      <text:p text:style-name="P103"><text:tab/><text:span text:style-name="T6">A Psalm of David.</text:span></text:p>
      <text:p text:style-name="P97"><text:span text:style-name="T13"><text:tab/></text:span><text:span text:style-name="T16">O LORD my God, Thou art exceedingly great. With praise and great beauty Thou art clothed: Thou hast covered Thyself with light as with a garment. Who makes His angels spirits: His ministers a flaming fire. </text:span><text:span text:style-name="T6">Alleluia.</text:span></text:p>
      <text:p text:style-name="P103"/>
      <text:p text:style-name="P59">Luke 12:32-44</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66">
        <text:p text:style-name="P137"><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text:span><text:soft-page-break/><text:span text:style-name="T67">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for the Son of man cometh at an hour when ye think not.</text:span></text:p>
        <text:p text:style-name="P138"><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 </text:span><text:span text:style-name="T52">Glory be to God forever.</text:span></text:p>
      </text:section>
      <text:p text:style-name="P53"/>
      <text:p text:style-name="P57">The Twenty-Sixth Day of Mesori</text:p>
      <text:p text:style-name="P74">Annual Tune</text:p>
      <text:p text:style-name="P75">St. Moses and his sister Sarah, the martyrs</text:p>
      <text:p text:style-name="P74">St. Agabius the soldier, and Thecla his sister, the martyrs</text:p>
      <text:p text:style-name="P74"/>
      <text:p text:style-name="P50">The Vespers Gospel</text:p>
      <text:p text:style-name="P98">Psalm 30:26,19</text:p>
      <text:p text:style-name="P99"><text:tab/><text:span text:style-name="T6">A Psalm of David.</text:span></text:p>
      <text:p text:style-name="P97"><text:tab/><text:span text:style-name="T19">O love the LORD, all ye His saints: for the LORD requires truth. Oh how great is the abundance of Thy goodness: which Thou hast laid up for them that fear Thee. </text:span><text:span text:style-name="T6">Alleluia.</text:span></text:p>
      <text:p text:style-name="P103"/>
      <text:p text:style-name="P59">Matthew 10:24-33</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67">
        <text:p text:style-name="P137"><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text:span><text:soft-page-break/><text:span text:style-name="T66">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60"/>
      <text:p text:style-name="P49">The Matins Gospel</text:p>
      <text:p text:style-name="P101">Psalm 144:8,4,9,14,15</text:p>
      <text:p text:style-name="P103"><text:tab/><text:span text:style-name="T6">A Psalm of David.</text:span></text:p>
      <text:p text:style-name="P135"><text:span text:style-name="T1"><text:tab/></text:span><text:span text:style-name="T17">Thy saints shall bless Thee: And will tell of Thy wonders, and talk of Thy power. He will fulfill the desire of them that fear Him: The LORD preserves all them that love Him. </text:span><text:span text:style-name="T8">Alleluia.</text:span></text:p>
      <text:p text:style-name="P111"/>
      <text:p text:style-name="P59">John 12:20-26</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68">
        <text:p text:style-name="P137"><text:span text:style-name="T52"><text:tab/></text:span><text:span text:style-name="T23">And there were certain Greeks among them that came up to worship at the feast: The same came therefore to Philip, which was of Bethsaida of Galilee, and desired him, saying, Sir, we would see Jesus. Philip cometh and telleth Andrew: and again Andrew and Philip tell Jesus. And Jesus answered them, saying, </text:span><text:span text:style-name="T67">The hour is come, that the Son of man should be glorified.</text:span><text:span text:style-name="T23"> </text:span><text:span text:style-name="T67">Verily, verily, I say unto you, Except a corn of wheat fall into the ground and die, it abideth alone: but if it die, it bringeth forth much fruit.</text:span><text:span text:style-name="T23"> </text:span><text:span text:style-name="T67">He that loveth his life shall lose it; and he that hateth his life in this world shall keep it unto life eternal.</text:span><text:span text:style-name="T23"> </text:span><text:span text:style-name="T67">If any man serve me, let him follow me; and where I am, there shall also my servant be: if any man serve </text:span><text:span text:style-name="T67">me, him will </text:span><text:span text:style-name="T69">my</text:span><text:span text:style-name="T67"> Father honour.</text:span><text:span text:style-name="T51"> </text:span><text:span text:style-name="T52">Glory be to God forever.</text:span></text:p>
      </text:section>
      <text:p text:style-name="P68"/>
      <text:p text:style-name="P49">The Liturgy</text:p>
      <text:p text:style-name="P60"/>
      <text:p text:style-name="P47">The Pauline Epistle</text:p>
      <text:p text:style-name="P59">Romans 8:14-27</text:p>
      <text:p text:style-name="P61"><text:tab/><text:span text:style-name="T6">A chapter from the Epistle of our teacher Paul to the Romans. His blessing be upon us. Amen.</text:span></text:p>
      <text:section text:style-name="Sect1" text:name="Section369">
        <text:p text:style-name="P137"><text:span text:style-name="T50"><text:tab/></text:span><text:span text:style-name="T21">For as many as are led by the Spirit of God, they are the sons of God. For ye have not received the spirit of bondage again to fear; but ye have received the Spirit of adoption, whereby we cry, Abba, Father. The Spirit itself beareth witness with our spirit, that we are the children of God:</text:span></text:p>
        <text:p text:style-name="P138"><text:span text:style-name="T21"><text:tab/>And if children, then heirs; heirs of God, and joint–heirs with Christ; if </text:span><text:soft-page-break/><text:span text:style-name="T21">so be that we suffer with </text:span><text:span text:style-name="T26">him</text:span><text:span text:style-name="T22">, that we may be also glorified together. 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he children of God. For we know that the whole creation groaneth and travaileth in pain together until now. And not only </text:span><text:span text:style-name="T26">they</text:span><text:span text:style-name="T22">, but ourselves also, which have the firstfruits of the Spirit, even we ourselves groan within 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8"><text:span text:style-name="T22"><text:tab/>Likewise the Spirit also helpeth our infirmities: for we know not what we should pray for as we ought: but the Spirit itself maketh intercession for us with groanings which cannot be </text:span><text:span text:style-name="T22">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text:span></text:p>
      </text:section>
      <text:p text:style-name="P59"><text:tab/><text:span text:style-name="T6">The grace of God the Father be with you all. Amen.</text:span></text:p>
      <text:p text:style-name="P60"/>
      <text:p text:style-name="P47">The Catholic Epistle</text:p>
      <text:p text:style-name="P59">1 Peter 2:11-17</text:p>
      <text:p text:style-name="P61"><text:tab/><text:span text:style-name="T6">The Catholic Epistle from the First Epistle of our teacher Peter. His Blessing be upon us. Amen.</text:span></text:p>
      <text:section text:style-name="Sect1" text:name="Section370">
        <text:p text:style-name="P137"><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8"><text:span text:style-name="T22"><text:tab/>Submit yourselves to every ordinance of man for the Lord’s sake: whether it be to the king, as supreme; Or unto governors, as unto them that are sent by him for the punishment of evildoers, and for the praise of them that do well. For so is the will of God, that with well doing ye may put to silence the ignorance of foolish men: As free, and not using </text:span><text:span text:style-name="T26">your</text:span><text:span text:style-name="T22"> liberty for a cloke of maliciousness, but as the servants of God. </text:span><text:span text:style-name="T22">Honour all </text:span><text:span text:style-name="T26">men</text:span><text:span text:style-name="T22">. Love the brotherhood. Fear God. Honour the king.</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ext:soft-page-break/>The Praxis</text:p>
      <text:p text:style-name="P59">Acts 19:11-20</text:p>
      <text:p text:style-name="P61"><text:tab/><text:span text:style-name="T6">A chapter from the Acts of our fathers the pure Apostles, who were invested with the grace of the Holy Spirit. Their blessing be with us all. Amen.</text:span></text:p>
      <text:section text:style-name="Sect1" text:name="Section371">
        <text:p text:style-name="P137"><text:span text:style-name="T50"><text:tab/></text:span><text:span text:style-name="T21">And God wrought special miracles by the hands of Paul: So that from his body were brought unto the sick handkerchiefs or aprons, and the diseases departed from them, and the evil spirits went out of them.</text:span></text:p>
        <text:p text:style-name="P138"><text:span text:style-name="T21"><text:tab/>Then certain of the vagabond Jews, exorcists, took upon them to call 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 And the evil spirit answered and said, Jesus I know, and Paul I know; but who are ye? And 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text:span><text:span text:style-name="T22">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So mightily grew the word of God and prevailed.</text:span></text:p>
      </text:section>
      <text:p text:style-name="P60"><text:tab/><text:span text:style-name="T6">The word of the Lord abides in this church and in every church. Amen.</text:span></text:p>
      <text:p text:style-name="P60"/>
      <text:p text:style-name="P47">The Gospel</text:p>
      <text:p text:style-name="P101">Psalm 149:5,8</text:p>
      <text:p text:style-name="P103"><text:tab/><text:span text:style-name="T6">A Psalm of David.</text:span></text:p>
      <text:p text:style-name="P97"><text:span text:style-name="T13"><text:tab/></text:span><text:span text:style-name="T16">The saints shall exult in glory: And rejoice upon their beds. To execute upon them the judgment written: this glory is for all His saints. </text:span><text:span text:style-name="T6">Alleluia.</text:span></text:p>
      <text:p text:style-name="P103"/>
      <text:p text:style-name="P59">Luke 21:12-19</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72">
        <text:p text:style-name="P137"><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text:span><text:soft-page-break/><text:span text:style-name="T67">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7"/>
      <text:p text:style-name="P134">The Twenty-Seventh Day of Mesori</text:p>
      <text:p text:style-name="P101">Annual Tune</text:p>
      <text:p text:style-name="P107">Sts. Benjamin and Eudoxia, the martyrs</text:p>
      <text:p text:style-name="P101">St. Mary the Aremenian, the martyr</text:p>
      <text:p text:style-name="P101"/>
      <text:p text:style-name="P127"><text:tab/>See the Twenty-Third Day of Pharamuthi.</text:p>
      <text:p text:style-name="P128"/>
      <text:p text:style-name="P57">The Twenty-Eighth Day of Mesori</text:p>
      <text:p text:style-name="P74">Annual Tune</text:p>
      <text:p text:style-name="P75">Commemoration of the Patriarchs: Abraham, Isaac, and Jacob</text:p>
      <text:p text:style-name="P74"/>
      <text:p text:style-name="P50">The Vespers Gospel</text:p>
      <text:p text:style-name="P98">Psalm 46:6,7,8</text:p>
      <text:p text:style-name="P99"><text:tab/><text:span text:style-name="T6">A Psalm of David.</text:span></text:p>
      <text:p text:style-name="P97"><text:tab/><text:span text:style-name="T19">The Lord has reigned over all the nations: God sits upon His Holy Throne. The rulers of the peoples are gathered together with the God of Abraham: for the mighty ones of God have been greatly exalted. </text:span><text:span text:style-name="T6">Alleluia.</text:span></text:p>
      <text:p text:style-name="P103"/>
      <text:p text:style-name="P59">John 15:7-16</text:p>
      <text:p text:style-name="P61"><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373">
        <text:p text:style-name="P137"><text:span text:style-name="T50"><text:tab/></text:span><text:span text:style-name="T66">If ye abide in me, and my words abide in you, ye shall ask what ye will, and it shall be done unto you.</text:span><text:span text:style-name="T22"> </text:span><text:span text:style-name="T66">Herein is my Father glorified, that ye bear much fruit; so shall ye be my disciples.</text:span></text:p>
        <text:p text:style-name="P138"><text:span text:style-name="T21"><text:tab/></text:span><text:span text:style-name="T65">As the Father hath loved me, so have I loved you: continue ye in my love.</text:span><text:span text:style-name="T21"> </text:span><text:span text:style-name="T65">If ye keep my commandments, ye shall abide in my love; even as I have kept my Father’s commandments, and abide in his love.</text:span><text:span text:style-name="T21"> </text:span><text:span text:style-name="T65">These things have I spoken unto you, that my joy might remain in you, and </text:span><text:span text:style-name="T68">that</text:span><text:span text:style-name="T66"> your joy might be full.</text:span><text:span text:style-name="T22"> </text:span><text:span text:style-name="T66">This is my commandment, That ye love one another, as I have loved you.</text:span><text:span text:style-name="T22"> </text:span><text:span text:style-name="T66">Greater love hath no man than this, that a man lay down his life for his friends.</text:span><text:span text:style-name="T22"> </text:span><text:span text:style-name="T66">Ye are my friends, if ye do whatsoever I command you.</text:span><text:span text:style-name="T22"> </text:span><text:span text:style-name="T66">Henceforth I call you not servants; for the servant knoweth not what his lord doeth: but I have called you friends; for all things that I have heard of my Father I have made known unto you.</text:span><text:span text:style-name="T22"> </text:span><text:span text:style-name="T66">Ye have not chosen me, but I have chosen you, and </text:span><text:soft-page-break/><text:span text:style-name="T66">ordained you, that ye should go and bring forth fruit, and </text:span><text:span text:style-name="T68">that</text:span><text:span text:style-name="T66"> your fruit should remain: that whatsoever ye shall ask of the Father in my name, he may give it you.</text:span><text:span text:style-name="T50"> </text:span><text:span text:style-name="T52">Glory be to God forever.</text:span></text:p>
      </text:section>
      <text:p text:style-name="P60"/>
      <text:p text:style-name="P49">The Matins Gospel</text:p>
      <text:p text:style-name="P101">Psalm 104:2</text:p>
      <text:p text:style-name="P103"><text:tab/><text:span text:style-name="T6">A Psalm of David.</text:span></text:p>
      <text:p text:style-name="P97"><text:span text:style-name="T6"><text:tab/></text:span><text:span text:style-name="T18">Let the heart of them that seek the LORD rejoice: Seek the LORD, and be strengthened. Seek His face evermore: And walk after Him. </text:span><text:span text:style-name="T6">Alleluia.</text:span></text:p>
      <text:p text:style-name="P111"/>
      <text:p text:style-name="P59">Luke 16:19-31</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74">
        <text:p text:style-name="P137"><text:span text:style-name="T52"><text:tab/></text:span><text:span text:style-name="T67">There was a certain rich man, which was clothed in purple and fine linen, and fared sumptuously every day:</text:span><text:span text:style-name="T23"> </text:span><text:span text:style-name="T67">And there was a certain beggar named Lazarus, which was laid at his gate, full of sores,</text:span><text:span text:style-name="T23"> </text:span><text:span text:style-name="T67">And desiring to be fed with the crumbs which fell from the rich man’s table: moreover the dogs came and licked his sores.</text:span><text:span text:style-name="T23"> </text:span><text:span text:style-name="T67">And it came to pass, that the beggar died, and was carried by the angels into Abraham’s bosom: the rich man also died, and was buried; </text:span><text:span text:style-name="T67">And in hell he lift up his eyes, being in torments, and seeth Abraham afar off, and Lazarus in his bosom.</text:span><text:span text:style-name="T23"> </text:span><text:span text:style-name="T67">And he cried and said, Father Abraham, have mercy on me, and send Lazarus, that he may dip the tip of his finger in water, and cool my tongue; for I am tormented in this flame.</text:span><text:span text:style-name="T23"> </text:span><text:span text:style-name="T67">But Abraham said, Son, remember that thou in thy lifetime receivedst thy good things, and likewise Lazarus evil things: but now he is comforted, and thou art tormented.</text:span><text:span text:style-name="T23"> </text:span><text:span text:style-name="T67">And beside all this, between us and you there is a great gulf fixed: so that they which would pass from hence to you cannot; neither can they pass to us, that </text:span><text:span text:style-name="T69">would come</text:span><text:span text:style-name="T67"> from thence.</text:span><text:span text:style-name="T23"> </text:span><text:span text:style-name="T67">Then he said, I pray thee therefore, father, that thou wouldest send him to my father’s house:</text:span><text:span text:style-name="T23"> </text:span><text:span text:style-name="T67">For I have five brethren; that he may testify unto them, lest they also come into this place of torment.</text:span><text:span text:style-name="T23"> </text:span><text:span text:style-name="T67">Abraham saith unto him, They have Moses and the prophets; let them hear them.</text:span><text:span text:style-name="T23"> </text:span><text:span text:style-name="T67">And he said, Nay, father Abraham: but if one went unto them from the dead, they will repent.</text:span><text:span text:style-name="T23"> </text:span><text:span text:style-name="T67">And he said unto him, If they hear not Moses and the prophets, neither will they be persuaded, though one rose from the dead.</text:span><text:span text:style-name="T51"> </text:span><text:span text:style-name="T52">Glory be to God forever.</text:span></text:p>
      </text:section>
      <text:p text:style-name="P68"/>
      <text:p text:style-name="P49"/>
      <text:p text:style-name="P30">The Liturgy</text:p>
      <text:p text:style-name="P60"/>
      <text:p text:style-name="P47">The Pauline Epistle</text:p>
      <text:p text:style-name="P59">Hebrews 11:1-10</text:p>
      <text:p text:style-name="P61"><text:tab/><text:span text:style-name="T6">A chapter from the Epistle of our teacher Paul to the Hebrews. His blessing be upon us. Amen.</text:span></text:p>
      <text:section text:style-name="Sect1" text:name="Section375">
        <text:p text:style-name="P137"><text:span text:style-name="T50"><text:tab/></text:span><text:span text:style-name="T21">Now faith is the substance of things hoped for, the evidence of things not seen. For by it the elders obtained a good report. </text:span><text:span text:style-name="T21">Through faith we understand that the worlds were framed by the word of God, so that things which are seen were not made of things which do appear.</text:span></text:p>
        <text:p text:style-name="P138"><text:span text:style-name="T21"><text:tab/>By faith Abel offered unto God a more excellent sacrifice than Cain, by which he obtained witness that he was righteous, God testifying of his gifts: and by it he being dead yet speaketh. By faith Enoch was translated that he should not see death; and was not found, because God had translated him: for before his translation he had this testimony, that he pleased God. But without faith </text:span><text:span text:style-name="T26">it is</text:span><text:span text:style-name="T22"> impossible to please </text:span><text:span text:style-name="T26">him</text:span><text:span text:style-name="T22">: for he that cometh to God must believe that he is, and </text:span><text:span text:style-name="T26">that</text:span><text:span text:style-name="T22"> he is a rewarder of them that diligently seek him. By faith Noah, being warned of God of things not seen as yet, moved with fear, prepared an ark to the saving of his house; by the which he condemned the world, and became heir of the righteousness which is by faith. By faith Abraham, when he was called to go out into a place which he should </text:span><text:span text:style-name="T22">after receive for an inheritance, obeyed; and he went out, not knowing whither he went. By faith he sojourned in the land of promise, as </text:span><text:span text:style-name="T26">in</text:span><text:span text:style-name="T22"> a strange country, dwelling in tabernacles with Isaac and Jacob, the heirs with him of the same promise: </text:span><text:span text:style-name="T22">For he looked for a city which hath foundations, whose builder and maker </text:span><text:span text:style-name="T26">is</text:span><text:span text:style-name="T22"> God.</text:span></text:p>
      </text:section>
      <text:p text:style-name="P59"><text:tab/><text:span text:style-name="T6">The grace of God the Father be with you all. Amen.</text:span></text:p>
      <text:p text:style-name="P60"/>
      <text:p text:style-name="P47">The Catholic Epistle</text:p>
      <text:p text:style-name="P59">James 2:14-23</text:p>
      <text:p text:style-name="P61"><text:tab/><text:span text:style-name="T6">The Catholic Epistle from the Epistle of our teacher James. His Blessing be upon us. Amen.</text:span></text:p>
      <text:section text:style-name="Sect1" text:name="Section376">
        <text:p text:style-name="P137"><text:span text:style-name="T50"><text:tab/></text:span><text:span text:style-name="T21">What </text:span><text:span text:style-name="T26">doth it</text:span><text:span text:style-name="T22"> profit, my brethren, though a man say he hath faith, and have not works? can faith save him? If a brother or sister be naked, and destiThooute of daily food, And one of you say unto them, Depart in peace, be </text:span><text:span text:style-name="T26">ye</text:span><text:span text:style-name="T22"> warmed and filled; notwithstanding ye give them not those things which are needful to the body; what </text:span><text:span text:style-name="T26">doth it</text:span><text:span text:style-name="T22"> profit? Even so faith, if it hath not works, is dead, being alone. Yea, a man may say, Thou hast faith, and I have works: shew me thy faith without thy works, and I will shew thee my faith by my works. Thou believest that there is one God; thou doest well: the devils also believe, and tremble. But wilt thou know, O vain </text:span><text:soft-page-break/><text:span text:style-name="T22">man, that faith without works is dead? Was not Abraham our father justified by works, when he had offered Isaac his son upon the altar? Seest thou how faith wrought with his works, and by works was faith made perfect? And the scripture was fulfilled which saith, Abraham believed God, and it was imputed unto him for righteousness: and he was called the Friend of God.</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7:20-34</text:p>
      <text:p text:style-name="P61"><text:tab/><text:span text:style-name="T6">A chapter from the Acts of our fathers the pure Apostles, who were invested with the grace of the Holy Spirit. Their blessing be with us all. Amen.</text:span></text:p>
      <text:section text:style-name="Sect1" text:name="Section377">
        <text:p text:style-name="P137"><text:span text:style-name="T50"><text:tab/></text:span><text:span text:style-name="T21">In which time Moses was born, and was exceeding fair, and nourished up in his father’s house three months: And when he was cast out, Pharaoh’s daughter took him up, and nourished him for her own son. And Moses was learned in all the wisdom of the Egyptians, and was mighty in words and in deeds. 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ext:span><text:span text:style-name="T22">the next day he shewed himself unto them as they strove, and would have set them at one again, saying, Sirs, ye are brethren; why do ye wrong one to another? But he that did his neighbour wrong thrust him away, saying, Who made thee a ruler and a judge over us? Wilt thou kill me, as thou diddest the Egyptian yesterday? Then fled Moses at this saying, and was a stranger in the land of Madian, where he begat two sons.</text:span></text:p>
        <text:p text:style-name="P138"><text:span text:style-name="T22"><text:s/><text:tab/>And when forty years were expired, there appeared to him in the wilderness of mount Sina an angel of the Lord in a flame of fire in a bush. 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ground. I have seen, I have seen the affliction of my people which is in Egypt, and I have heard their groaning, and am come down to deliver them. And now come, I will send thee into Egypt.</text:span></text:p>
      </text:section>
      <text:p text:style-name="P60"><text:tab/><text:span text:style-name="T6">The word of the Lord abides in this church and in every church. Amen.</text:span></text:p>
      <text:p text:style-name="P60"/>
      <text:p text:style-name="P47"><text:soft-page-break/>The Gospel</text:p>
      <text:p text:style-name="P101">Psalm 104:4,5</text:p>
      <text:p text:style-name="P103"><text:tab/><text:span text:style-name="T6">A Psalm of David.</text:span></text:p>
      <text:p text:style-name="P97"><text:span text:style-name="T13"><text:tab/></text:span><text:span text:style-name="T16">The word which he commanded to a thousand generations: The covenant which he made with Abraham. And the oath which He swore to Isaac: Which He confirmed to Jacob as a law, and to Israel as an everlasting covenant. </text:span><text:span text:style-name="T6">Alleluia.</text:span></text:p>
      <text:p text:style-name="P103"/>
      <text:p text:style-name="P59">Mark 12:18-27</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78">
        <text:p text:style-name="P137"><text:span text:style-name="T50"><text:tab/></text:span><text:span text:style-name="T23">Then come unto him the Sadducees, which say there is no resurrection; and they asked him, saying, Master, Moses wrote unto us, If a man’s brother die, and leave </text:span><text:span text:style-name="T25">his</text:span><text:span text:style-name="T23"> wife </text:span><text:span text:style-name="T25">behind him</text:span><text:span text:style-name="T23">, and leave no children, that his brother should take his wife, and raise up seed unto his brother. Now there were seven brethren: and the first took a wife, and dying left no seed. And the second took her, and died, neither left he any seed: and the third likewise. And the seven had her, and left no seed: last of all the woman died also. In the resurrection therefore, when they shall rise, whose wife shall she be of them? for the seven had her to wife. And Jesus answering said unto them, </text:span><text:span text:style-name="T67">Do ye not therefore err, because ye know not the scriptures, neither the </text:span><text:span text:style-name="T67">power of God?</text:span><text:span text:style-name="T23"> </text:span><text:span text:style-name="T67">For when they shall rise from the dead, they neither marry, nor are given in marriage; but are as the angels which are in heaven.</text:span><text:span text:style-name="T23"> </text:span><text:span text:style-name="T67">And as touching the dead, that they rise: have ye not read in the book of Moses, how in the bush God spake unto him, saying, I </text:span><text:span text:style-name="T69">am</text:span><text:span text:style-name="T67"> the God of Abraham, and the God of Isaac, and the God of Jacob?</text:span><text:span text:style-name="T23"> </text:span><text:span text:style-name="T67">He is not the God of the dead, but the God of the living: ye therefore do greatly err.</text:span><text:span text:style-name="T49"> </text:span><text:span text:style-name="T52">Glory be to God forever.</text:span></text:p>
      </text:section>
      <text:p text:style-name="P52"/>
      <text:p text:style-name="P57"/>
      <text:p text:style-name="P29">The Twenty-Ninth Day of Mesori</text:p>
      <text:p text:style-name="P101">Annual Tune on weekdays, Joyful tune on Sundays</text:p>
      <text:p text:style-name="P87">Commemoration of the Annunciation, Nativity and the Ressurection if falling on a Sunday</text:p>
      <text:p text:style-name="P89">Sts. Athanasius the bishop, Gerasimus, and theodotus, the martyrs</text:p>
      <text:p text:style-name="P87">Arrival of the relics of St. John the shor to Scetis in 515 A.D.</text:p>
      <text:p text:style-name="P87"/>
      <text:p text:style-name="P50">The Vespers Gospel</text:p>
      <text:p text:style-name="P98">Psalm 131:7,12,13</text:p>
      <text:p text:style-name="P99"><text:tab/><text:span text:style-name="T6">A Psalm of David.</text:span></text:p>
      <text:p text:style-name="P97"><text:tab/><text:span text:style-name="T19">Thy priests shall be clothed with righteousness: Thy saints shall rejoice for the sake of Thy servant David. I have prepared a lamp for My Anointed: And on Him My holiness shall blossom. </text:span><text:span text:style-name="T6">Alleluia.</text:span></text:p>
      <text:p text:style-name="P103"/>
      <text:p text:style-name="P59">Matthew 15:1-11</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79">
        <text:p text:style-name="P137"><text:span text:style-name="T50"><text:tab/></text:span><text:span text:style-name="T22">Then came to Jesus scribes and Pharisees, which were of Jerusalem, saying, Why do thy disciples transgress the tradition of the elders? for they wash not their hands when they eat bread. But he answered and said unto them, </text:span><text:span text:style-name="T66">Why do ye also transgress the commandment of God by your tradition?</text:span><text:span text:style-name="T22"> </text:span><text:span text:style-name="T66">For God commanded, saying, Honour thy father and mother: and, He that curseth father or mother, let him die the death.</text:span><text:span text:style-name="T22"> </text:span><text:span text:style-name="T66">But ye say, Whosoever shall say to </text:span><text:span text:style-name="T68">his</text:span><text:span text:style-name="T66"> father or </text:span><text:span text:style-name="T68">his</text:span><text:span text:style-name="T66"> mother, </text:span><text:span text:style-name="T68">It is</text:span><text:span text:style-name="T66"> a gift, by whatsoever thou mightest be profited by me; </text:span><text:span text:style-name="T66">And honour not his father or his mother, </text:span><text:span text:style-name="T68">he shall be free</text:span><text:span text:style-name="T66">. Thus have ye made the commandment of God of none effect by your tradition.</text:span><text:span text:style-name="T22"> </text:span><text:span text:style-name="T68">Ye</text:span><text:span text:style-name="T66"> hypocrites, well did Esaias prophesy of you, saying,</text:span><text:span text:style-name="T22"> </text:span><text:span text:style-name="T66">This people draweth nigh unto me with their mouth, and honoureth me with </text:span><text:span text:style-name="T68">their</text:span><text:span text:style-name="T66"> lips; but their heart is far from me.</text:span><text:span text:style-name="T22"> </text:span><text:span text:style-name="T66">But in vain they do worship me, teaching </text:span><text:span text:style-name="T68">for</text:span><text:span text:style-name="T66"> doctrines the commandments of men.</text:span></text:p>
        <text:p text:style-name="P138"><text:span text:style-name="T22"><text:tab/>And he called the multitude, and said unto them, </text:span><text:span text:style-name="T66">Hear, and understand:</text:span><text:span text:style-name="T22"> </text:span><text:span text:style-name="T66">Not that which goeth into the mouth defileth a man; but that which cometh out of the mouth, this defileth a man.</text:span><text:span text:style-name="T50"> </text:span><text:span text:style-name="T52">Glory be to God forever.</text:span></text:p>
      </text:section>
      <text:p text:style-name="P60"/>
      <text:p text:style-name="P49">The Matins Gospel</text:p>
      <text:p text:style-name="P101">Psalm 109:5,6,8</text:p>
      <text:p text:style-name="P103"><text:tab/><text:span text:style-name="T6">A Psalm of David.</text:span></text:p>
      <text:p text:style-name="P97"><text:span text:style-name="T6"><text:tab/></text:span><text:span text:style-name="T16">The Lord has sworn and will not repent: Thou art the priest forever after the order of Melchizedek. The Lord at Thy right hand: Therefore shall he lift up the head. </text:span><text:span text:style-name="T6">Alleluia.</text:span></text:p>
      <text:p text:style-name="P111"/>
      <text:p text:style-name="P59"><text:soft-page-break/>Matthew 15:12-20</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80">
        <text:p text:style-name="P137"><text:span text:style-name="T52"><text:tab/></text:span><text:span text:style-name="T23">Then came his disciples, and said unto him, Knowest thou that the Pharisees were offended, after they heard this saying? But he answered and said,</text:span><text:span text:style-name="T67"> Every plant, which my heavenly Father hath not planted, shall be rooted up.</text:span><text:span text:style-name="T23"> </text:span><text:span text:style-name="T67">Let them alone: they be blind leaders of the blind. And if the blind lead the blind, both shall fall into the ditch.</text:span><text:span text:style-name="T23"> Then answered Peter and said unto him, Declare unto us this parable. And Jesus said, </text:span><text:span text:style-name="T67">Are ye also yet without understanding?</text:span><text:span text:style-name="T23"> </text:span><text:span text:style-name="T67">Do not ye yet understand, that whatsoever entereth in at the mouth goeth into the belly, and is cast out into the draught?</text:span><text:span text:style-name="T23"> </text:span><text:span text:style-name="T67">But those things which proceed out of the mouth come forth from the heart; and they defile the man.</text:span><text:span text:style-name="T23"> </text:span><text:span text:style-name="T67">For out of the heart proceed evil thoughts, murders, adulteries, fornications, thefts, false witness, blasphemies:</text:span><text:span text:style-name="T23"> </text:span><text:span text:style-name="T67">These are </text:span><text:span text:style-name="T69">the things</text:span><text:span text:style-name="T67"> which defile a man: but to eat with unwashen hands defileth not a man.</text:span><text:span text:style-name="T51"> </text:span><text:span text:style-name="T52">Glory be to God forever.</text:span></text:p>
      </text:section>
      <text:p text:style-name="P68"/>
      <text:p text:style-name="P49">The Liturgy</text:p>
      <text:p text:style-name="P60"/>
      <text:p text:style-name="P47">The Pauline Epistle</text:p>
      <text:p text:style-name="P59">1 Corinthians 10:25-11:1</text:p>
      <text:p text:style-name="P61"><text:tab/><text:span text:style-name="T6">A chapter from the First Epistle of our teacher Paul to the Corinthians. His blessing be upon us. Amen.</text:span></text:p>
      <text:section text:style-name="Sect1" text:name="Section381">
        <text:p text:style-name="P137"><text:span text:style-name="T50"><text:tab/></text:span><text:span text:style-name="T21">Whatsoever is sold in the shambles, </text:span><text:span text:style-name="T26">that</text:span><text:span text:style-name="T22"> eat, asking no question for conscience sake: For the earth </text:span><text:span text:style-name="T26">is</text:span><text:span text:style-name="T22"> the Lord’s, and the fulness thereof. If any of them that believe not bid you </text:span><text:span text:style-name="T26">to a feast</text:span><text:span text:style-name="T22">, and ye be disposed to go; whatsoever is set before you, eat, asking no question for conscience sake. But if any man say unto you, This is offered in sacrifice unto idols, eat not for his sake that shewed it, and for conscience sake: for the earth </text:span><text:span text:style-name="T26">is</text:span><text:span text:style-name="T22"> the Lord’s, and the fulness thereof: Conscience, I say, not thine own, but of the other: for </text:span><text:span text:style-name="T22">why is my liberty judged of another </text:span><text:span text:style-name="T26">man’s</text:span><text:span text:style-name="T22"> conscience? For if I by grace be a partaker, why am I evil spoken of for that for which I give thanks? Whether therefore ye eat, or drink, or whatsoever ye do, do all to the glory of God. Give none offence, neither to the Jews, nor to the Gentiles, nor to the church of God: </text:span><text:span text:style-name="T22">Even as I please all </text:span><text:span text:style-name="T26">men</text:span><text:span text:style-name="T22"> in all </text:span><text:span text:style-name="T26">things</text:span><text:span text:style-name="T22">, not seeking mine own profit, </text:span><text:span text:style-name="T22">but the </text:span><text:span text:style-name="T26">profit</text:span><text:span text:style-name="T22"> of many, that they may be saved.</text:span></text:p>
        <text:p text:style-name="P138"><text:span text:style-name="T22"><text:tab/>Be ye followers of me, even as I also </text:span><text:span text:style-name="T26">am</text:span><text:span text:style-name="T22"> of Christ.</text:span></text:p>
      </text:section>
      <text:p text:style-name="P59"><text:tab/><text:span text:style-name="T6">The grace of God the Father be with you all. Amen.</text:span></text:p>
      <text:p text:style-name="P60"/>
      <text:p text:style-name="P47"/>
      <text:p text:style-name="P31">The Catholic Epistle</text:p>
      <text:p text:style-name="P59">1 John 4:15-21</text:p>
      <text:p text:style-name="P61"><text:tab/><text:span text:style-name="T6">The Catholic Epistle from the First Epistle of our teacher John. His Blessing be upon us. Amen.</text:span></text:p>
      <text:section text:style-name="Sect1" text:name="Section382">
        <text:p text:style-name="P137"><text:span text:style-name="T50"><text:tab/></text:span><text:span text:style-name="T21">Whosoever shall confess that Jesus is the Son of God, God dwelleth in him, and he in God. </text:span><text:span text:style-name="T21">And we have known and believed the love that God hath to us. God is love; and he that dwelleth in love dwelleth in God, and God in him.</text:span></text:p>
        <text:p text:style-name="P138"><text:span text:style-name="T21"><text:s/><text:tab/>Herein is our love made perfect, that we may have boldness in the day of judgment: because as he is, so are we in this world. </text:span><text:span text:style-name="T33">18 </text:span><text:span text:style-name="T21">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And this commandment have we from him, That he who loveth God love his brother also.</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5:34-42</text:p>
      <text:p text:style-name="P61"><text:tab/><text:span text:style-name="T6">A chapter from the Acts of our fathers the pure Apostles, who were invested with the grace of the Holy Spirit. Their blessing be with us all. Amen.</text:span></text:p>
      <text:section text:style-name="Sect1" text:name="Section383">
        <text:p text:style-name="P137"><text:span text:style-name="T50"><text:tab/></text:span><text:span text:style-name="T21">Then stood there up one in the council, a Pharisee, named Gamaliel, a doctor of the law, had in reputation among all the people, and commanded to put the apostles forth a little space; And said unto them, Ye men of Israel, take heed to yourselves what ye intend to do as touching these men. For before these days rose up Theudas, boasting himself to be somebody; to whom a number of men, about four hundred, joined themselves: who was slain; and all, as many as obeyed him, were scattered, and brought to nought. After this man rose up Judas of Galilee in the days of the taxing, and drew away much people after him: he also perished; and all, </text:span><text:span text:style-name="T26">even</text:span><text:span text:style-name="T22"> as many as obeyed him, were dispersed. And now I say unto you, Refrain from these men, and let them alone: for if this counsel or this work be of men, it will come to nought: But if it be of God, ye cannot overthrow it; lest haply ye be found even to fight against God. And to him they agreed: and when they had called the apostles, and beaten </text:span><text:span text:style-name="T26">them</text:span><text:span text:style-name="T22">, they commanded that they should not speak in the name of Jesus, and let them go. And they departed from the presence of the council, rejoicing that they were counted worthy to suffer shame for his name. And daily in the temple, and in every house, they ceased not to teach and preach Jesus Christ.</text:span></text:p>
      </text:section>
      <text:p text:style-name="P60"><text:soft-page-break/><text:tab/><text:span text:style-name="T6">The word of the Lord abides in this church and in every church. Amen.</text:span></text:p>
      <text:p text:style-name="P60"/>
      <text:p text:style-name="P47">The Gospel</text:p>
      <text:p text:style-name="P101">Psalm 67:19</text:p>
      <text:p text:style-name="P103"><text:tab/><text:span text:style-name="T6">A Psalm of David.</text:span></text:p>
      <text:p text:style-name="P97"><text:span text:style-name="T13"><text:tab/></text:span><text:span text:style-name="T16">Blessed be the Lord God: Blessed be the Lord from day to day. The God of our salvation: Shall prepare our way for us. </text:span><text:span text:style-name="T6">Alleluia.</text:span></text:p>
      <text:p text:style-name="P103"/>
      <text:p text:style-name="P59">John 8:21-27</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84">
        <text:p text:style-name="P137"><text:span text:style-name="T50"><text:tab/></text:span><text:span text:style-name="T23">Then said Jesus again unto them, </text:span><text:span text:style-name="T67">I go my way, and ye shall seek me, and shall die in your sins: whither I go, ye cannot come.</text:span><text:span text:style-name="T23"> Then said the Jews, Will he kill himself? because he saith, Whither I go, ye cannot come. And he said unto them,</text:span><text:span text:style-name="T67"> Ye are from beneath; I am from above: ye are of this world; I am not of this world.</text:span><text:span text:style-name="T23"> </text:span><text:span text:style-name="T67">I said therefore unto you, that ye shall die in your sins: for if ye believe not that I am </text:span><text:span text:style-name="T69">he</text:span><text:span text:style-name="T67">, ye shall die in your sins.</text:span><text:span text:style-name="T23"> Then said they unto him, Who art thou? And Jesus saith unto them, </text:span><text:span text:style-name="T67">Even </text:span><text:span text:style-name="T69">the same</text:span><text:span text:style-name="T67"> that I said unto you from the beginning.</text:span><text:span text:style-name="T23"> </text:span><text:span text:style-name="T67">I have many things to say and to judge of you: but he that sent me is true; and I speak to the world those things which I have heard of him.</text:span><text:span text:style-name="T23"> They understood not that he spake to them of the Father.</text:span><text:span text:style-name="T49"> </text:span><text:span text:style-name="T52">Glory be to God forever.</text:span></text:p>
      </text:section>
      <text:p text:style-name="P48"/>
      <text:p text:style-name="P57">The Thirtieth Day of Mesori</text:p>
      <text:p text:style-name="P74">Annual Tune</text:p>
      <text:p text:style-name="P75">Malachi the prophet</text:p>
      <text:p text:style-name="P74"/>
      <text:p text:style-name="P50">The Vespers Gospel</text:p>
      <text:p text:style-name="P98">Psalm 5:10,11,12,13</text:p>
      <text:p text:style-name="P99"><text:tab/><text:span text:style-name="T6">A Psalm of David.</text:span></text:p>
      <text:p text:style-name="P97"><text:span text:style-name="T76"><text:tab/></text:span><text:span text:style-name="T19">Let them be glad, all those that hope in Thee: they shall rejoice forever. And they shall boast in Thee all those who love Thy Name: for Thou, Lord, hast blessed the righteous. </text:span><text:span text:style-name="T6">Alleluia.</text:span></text:p>
      <text:p text:style-name="P103"/>
      <text:p text:style-name="P59">Matthew 13:53-58</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85">
        <text:p text:style-name="P137"><text:span text:style-name="T50"><text:tab/></text:span><text:span text:style-name="T22">And it came to pass, </text:span><text:span text:style-name="T26">that</text:span><text:span text:style-name="T22"> when Jesus had finished these parables, he departed thence. And when he was come into his own country, he taught them in their synagogue, insomuch that they were astonished, and said, </text:span><text:soft-page-break/><text:span text:style-name="T22">Whence hath this </text:span><text:span text:style-name="T26">man</text:span><text:span text:style-name="T22"> this wisdom, and </text:span><text:span text:style-name="T26">these</text:span><text:span text:style-name="T22"> mighty works? Is not this the carpenter’s son? is not his mother called Mary? and his brethren, James, and Joses, and Simon, and Judas? And his sisters, are they not all with us? Whence then hath this </text:span><text:span text:style-name="T26">man</text:span><text:span text:style-name="T22"> all these things? And they were offended in him. But Jesus said unto them, </text:span><text:span text:style-name="T66">A prophet is not without honour, save in his own country, and in his own house.</text:span><text:span text:style-name="T22"> </text:span><text:span text:style-name="T22">And he did not many mighty works there because of their unbelief.</text:span><text:span text:style-name="T50"> </text:span><text:span text:style-name="T52">Glory be to God forever.</text:span></text:p>
      </text:section>
      <text:p text:style-name="P60"/>
      <text:p text:style-name="P49">The Matins Gospel</text:p>
      <text:p text:style-name="P101">Psalm 100:10</text:p>
      <text:p text:style-name="P103"><text:tab/><text:span text:style-name="T6">A Psalm of David.</text:span></text:p>
      <text:p text:style-name="P97"><text:span text:style-name="T6"><text:tab/></text:span><text:span text:style-name="T16">In the morning time I slew all the wicked of the land; that I may cut off all evil doers from the city of the LORD. </text:span><text:span text:style-name="T6">Alleluia.</text:span></text:p>
      <text:p text:style-name="P111"/>
      <text:p text:style-name="P59">Matthew 14:1-5</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86">
        <text:p text:style-name="P137"><text:span text:style-name="T52"><text:tab/></text:span><text:span text:style-name="T23">At that time Herod the tetrarch heard of the fame of Jesus, And said unto his servants, This is John the Baptist; he is risen from the dead; and therefore mighty works do shew forth themselves in him. For Herod had laid hold on John, and bound him, and put </text:span><text:span text:style-name="T25">him</text:span><text:span text:style-name="T23"> in prison for Herodias’ sake, his brother Philip’s wife. For John said unto him, It is not lawful for thee to have her. And when he would have put him to death, he feared the multitude, because they counted him as a prophet.</text:span><text:span text:style-name="T51"> </text:span><text:span text:style-name="T52">Glory be to God forever.</text:span></text:p>
      </text:section>
      <text:p text:style-name="P68"/>
      <text:p text:style-name="P49">The Liturgy</text:p>
      <text:p text:style-name="P60"/>
      <text:p text:style-name="P47">The Pauline Epistle</text:p>
      <text:p text:style-name="P59">Ephesians 4:8-16</text:p>
      <text:p text:style-name="P61"><text:tab/><text:span text:style-name="T6">A chapter from the Epistle of our teacher Paul to the Ephesians. His blessing be upon us. Amen.</text:span></text:p>
      <text:section text:style-name="Sect1" text:name="Section387">
        <text:p text:style-name="P137"><text:span text:style-name="T50"><text:tab/></text:span><text:span text:style-name="T21">Wherefore he saith, When he ascended up on high, he led captivity captive, and gave gifts unto men. (Now that he ascended, what is it but that he also descended first into the lower parts of the earth? He that descended is the same also that ascended up far above all heavens, that he </text:span><text:span text:style-name="T21">might fill all things.) And he gave some, apostles; and some, prophets; and some, evangelists; and some, pastors and teachers; For the perfecting of the saints, for the work of the ministry, for the edifying of the body of Christ: Till we all come in the unity of the faith, and of the knowledge of the Son of God, unto a perfect man, unto the measure of the stature of the </text:span><text:soft-page-break/><text:span text:style-name="T21">fulness of Christ: That we </text:span><text:span text:style-name="T26">henceforth</text:span><text:span text:style-name="T22"> be no more children, tossed to and fro, and carried about with every wind of doctrine, by the sleight of men, </text:span><text:span text:style-name="T26">and</text:span><text:span text:style-name="T22"> cunning craftiness, whereby they lie in wait to deceive; But speaking the truth in love, may grow up into him in all things, which is the head, </text:span><text:span text:style-name="T26">even</text:span><text:span text:style-name="T22"> Christ: </text:span><text:span text:style-name="T22">From whom the whole body fitly joined together and compacted by that which every joint supplieth, according to the effectual working in the measure of every part, maketh increase of the body unto the edifying of itself in love.</text:span></text:p>
      </text:section>
      <text:p text:style-name="P59"><text:tab/><text:span text:style-name="T6">The grace of God the Father be with you all. Amen.</text:span></text:p>
      <text:p text:style-name="P60"/>
      <text:p text:style-name="P47">The Catholic Epistle</text:p>
      <text:p text:style-name="P59">2 Peter 1:19-2:3</text:p>
      <text:p text:style-name="P61"><text:tab/><text:span text:style-name="T6">The Catholic Epistle from the Second Epistle of our teacher Peter. His Blessing be upon us. Amen.</text:span></text:p>
      <text:section text:style-name="Sect1" text:name="Section388">
        <text:p text:style-name="P137"><text:span text:style-name="T50"><text:tab/></text:span><text:span text:style-name="T21">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p text:style-name="P138"><text:span text:style-name="T22"><text:tab/>But there were false prophets also among the people, even as there shall be false teachers among you, who privily shall bring in damnable heresies, even denying the Lord that bought them, and bring upon themselves swift destruction. </text:span><text:span text:style-name="T22">And many shall follow their pernicious ways; by reason of whom the way of truth shall be evil spoken of.</text:span></text:p>
        <text:p text:style-name="P140"><text:tab/>And through covetousness shall they with feigned words make merchandise of you: whose judgment now of a long time lingereth not, and their damnation slumbereth not.</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7:30-37</text:p>
      <text:p text:style-name="P61"><text:tab/><text:span text:style-name="T6">A chapter from the Acts of our fathers the pure Apostles, who were invested with the grace of the Holy Spirit. Their blessing be with us all. Amen.</text:span></text:p>
      <text:section text:style-name="Sect1" text:name="Section389">
        <text:p text:style-name="P137"><text:span text:style-name="T50"><text:tab/></text:span><text:span text:style-name="T21">And when forty years were expired, there appeared to him in the wilderness of mount Sina an angel of the Lord in a flame of fire in a bush. </text:span><text:span text:style-name="T21">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text:span><text:soft-page-break/><text:span text:style-name="T22">ground. I have seen, I have seen the affliction of my people which is in Egypt, and I have heard their groaning, and am come down to deliver them. And now come, I will send thee into Egypt. This Moses whom they refused, saying, Who made thee a ruler and a judge? the same did God send </text:span><text:span text:style-name="T26">to be</text:span><text:span text:style-name="T22"> a ruler and a deliverer by the hand of the angel which appeared to him in the bush. He brought them out, after that he had shewed wonders and signs in the land of Egypt, and in the Red sea, and in the wilderness forty years. </text:span><text:span text:style-name="T22">This is that Moses, which said unto the children of Israel, A prophet shall the Lord your God raise up unto you of your brethren, like unto me; him shall ye hear.</text:span></text:p>
      </text:section>
      <text:p text:style-name="P60"><text:tab/><text:span text:style-name="T6">The word of the Lord abides in this church and in every church. Amen.</text:span></text:p>
      <text:p text:style-name="P60"/>
      <text:p text:style-name="P47">The Gospel</text:p>
      <text:p text:style-name="P101">Psalm 49:18,12</text:p>
      <text:p text:style-name="P103"><text:tab/><text:span text:style-name="T6">A Psalm of David.</text:span></text:p>
      <text:p text:style-name="P97"><text:span text:style-name="T73"><text:tab/></text:span><text:span text:style-name="T16">The sacrifice of praise glorifies me: And this is the way by which I will show you the salvation of God. Pay thy vows unto the most High. </text:span><text:span text:style-name="T6">Alleluia.</text:span></text:p>
      <text:p text:style-name="P103"/>
      <text:p text:style-name="P59">Luke 14:16-24</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90">
        <text:p text:style-name="P137"><text:span text:style-name="T50"><text:tab/></text:span><text:span text:style-name="T23">Then said he unto him, </text:span><text:span text:style-name="T67">A certain man made a great supper, and bade many:</text:span><text:span text:style-name="T23"> </text:span><text:span text:style-name="T67">And sent his servant at supper time to say to them that were bidden, Come; for all things are now ready.</text:span><text:span text:style-name="T23"> </text:span><text:span text:style-name="T67">And they all with one </text:span><text:span text:style-name="T69">consent</text:span><text:span text:style-name="T67"> began to make excuse. The first said unto him, I have bought a piece of ground, and I must needs go and see it: I pray thee have me excused.</text:span><text:span text:style-name="T23"> </text:span><text:span text:style-name="T67">And another said, I have bought five yoke of oxen, and I go to prove them: I pray thee have me excused.</text:span><text:span text:style-name="T23"> </text:span><text:span text:style-name="T67">And another said, I have married a wife, and therefore I cannot come.</text:span><text:span text:style-name="T23"> </text:span><text:span text:style-name="T67">So that servant came, and shewed his lord these things. Then the </text:span><text:span text:style-name="T67">master of the house being angry said to his servant, Go out quickly into the streets and lanes of the city, and bring in hither the poor, and the maimed, and the halt, and the blind.</text:span><text:span text:style-name="T23"> </text:span><text:span text:style-name="T67">And the servant said, Lord, it is done as thou hast commanded, and yet there is room.</text:span><text:span text:style-name="T23"> </text:span><text:span text:style-name="T67">And the lord said unto the ser</text:span><text:span text:style-name="T67">vant, Go out into the highways and hedges, and compel </text:span><text:span text:style-name="T69">them</text:span><text:span text:style-name="T67"> to come in, that my house may be filled.</text:span><text:span text:style-name="T23"> </text:span><text:span text:style-name="T67">For I say unto you, That none of those men which were bidden shall taste of my supper.</text:span><text:span text:style-name="T49"> </text:span><text:span text:style-name="T52">Glory be to God forever.</text:span></text:p>
      </text:section>
      <text:p text:style-name="P68"/>
      <text:p text:style-name="P40">The First Day of the Little Month</text:p>
      <text:p text:style-name="P74">Annual Tune</text:p>
      <text:p text:style-name="P75">St. Eutychus, a disciple of St. John the Evangelist</text:p>
      <text:p text:style-name="P76">St. Pishay the Antiochian</text:p>
      <text:p text:style-name="P74"/>
      <text:p text:style-name="P50">The Vespers Gospel</text:p>
      <text:p text:style-name="P98">Psalm 64:4,6</text:p>
      <text:p text:style-name="P99"><text:tab/><text:span text:style-name="T6">A Psalm of David.</text:span></text:p>
      <text:p text:style-name="P97"><text:span text:style-name="T74"><text:tab/></text:span><text:span text:style-name="T19">Blessed is he whom thou hast chosen, and received unto Thee. He will dwell in thy courts forever. Hear us, O God our Saviour, the hope of all the ends of the earth. </text:span><text:span text:style-name="T6">Alleluia.</text:span></text:p>
      <text:p text:style-name="P103"/>
      <text:p text:style-name="P59">Matthew 10:34-42</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91">
        <text:p text:style-name="P137"><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a prophet shall receive a prophet’s reward; and he that 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60"/>
      <text:p text:style-name="P49">The Matins Gospel</text:p>
      <text:p text:style-name="P101">Psalm 36:15,16</text:p>
      <text:p text:style-name="P103"><text:tab/><text:span text:style-name="T6">A Psalm of David.</text:span></text:p>
      <text:p text:style-name="P97"><text:span text:style-name="T6"><text:tab/></text:span><text:span text:style-name="T16">The LORD upholds the righteous. The LORD knows the days of the blameless: and their inheritance shall be for ever. </text:span><text:span text:style-name="T6">Alleluia.</text:span></text:p>
      <text:p text:style-name="P111"/>
      <text:p text:style-name="P59"/>
      <text:p text:style-name="P32">John 1:1-17</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92">
        <text:p text:style-name="P137"><text:span text:style-name="T52"><text:tab/></text:span><text:span text:style-name="T23">In the beginning was the Word, and the Word was with God, and the Word was God. The same was in the beginning with God. All things were made by him; and without him was not any thing made that was made. </text:span><text:span text:style-name="T23">In him was life; and the life was the light of men.</text:span></text:p>
        <text:p text:style-name="P138"><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8"><text:span text:style-name="T22"><text:tab/>John bare witness of him, and cried, saying, This was he of whom I spake, He that cometh after me is preferred before me: for he was before me. And of his fulness have all we received, and grace for grace. For the law was given by Moses, </text:span><text:span text:style-name="T26">but</text:span><text:span text:style-name="T22"> grace and truth came by Jesus Christ.</text:span><text:span text:style-name="T51"> </text:span><text:span text:style-name="T52">Glory be to God forever.</text:span></text:p>
      </text:section>
      <text:p text:style-name="P68"/>
      <text:p text:style-name="P49">The Liturgy</text:p>
      <text:p text:style-name="P60"/>
      <text:p text:style-name="P47">The Pauline Epistle</text:p>
      <text:p text:style-name="P59">Romans 10:4-18</text:p>
      <text:p text:style-name="P61"><text:tab/><text:span text:style-name="T6">A chapter from the Epistle of our teacher Paul to the Romans. His blessing be upon us. Amen.</text:span></text:p>
      <text:section text:style-name="Sect1" text:name="Section393">
        <text:p text:style-name="P137"><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text:span><text:soft-page-break/><text:span text:style-name="T22">confess with thy mouth the Lord Jesus, and shalt believe in thine heart </text:span><text:span text:style-name="T22">that God hath raised him from the dead, thou shalt be saved. For with the heart man believeth unto righteousness; and with the mouth confession is </text:span><text:span text:style-name="T22">made unto salvation. </text:span><text:span text:style-name="T22">For the scripture saith, Whosoever believeth on him shall not be ashamed.</text:span></text:p>
        <text:p text:style-name="P138"><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22">But I say, Have they not heard? Yes verily, their sound went into all the earth, and their words unto the ends of the world.</text:span></text:p>
      </text:section>
      <text:p text:style-name="P59"><text:tab/><text:span text:style-name="T6">The grace of God the Father be with you all. Amen.</text:span></text:p>
      <text:p text:style-name="P60"/>
      <text:p text:style-name="P47">The Catholic Epistle</text:p>
      <text:p text:style-name="P59">1 John 1:1-2:6</text:p>
      <text:p text:style-name="P61"><text:tab/><text:span text:style-name="T6">The Catholic Epistle from the First Epistle of our teacher John. His Blessing be upon us. Amen.</text:span></text:p>
      <text:section text:style-name="Sect1" text:name="Section394">
        <text:p text:style-name="P137"><text:span text:style-name="T50"><text:tab/></text:span><text:span text:style-name="T22">That which was from the beginning, which we have heard, which we have seen with our eyes, which we have looked upon, and our hands have handled, of the Word of life; (For the life was manifested, and we have 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8"><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another, and the blood of Jesus Christ his Son cleanseth us from all sin.</text:span></text:p>
        <text:p text:style-name="P138"><text:span text:style-name="T22"><text:tab/>If we say that we have no sin, we deceive ourselves, and the truth is not in us. If we confess our sins, he is faithful and just to forgive us </text:span><text:span text:style-name="T26">our</text:span><text:span text:style-name="T22"> sins, and to cleanse us from all unrighteousness. </text:span><text:span text:style-name="T22">If we say that we have not </text:span><text:soft-page-break/><text:span text:style-name="T22">sinned, we make him a liar, and his word is not in us.</text:span></text:p>
        <text:p text:style-name="P138"><text:span text:style-name="T22"><text:tab/>My little children, these things write I unto you, that ye sin not. And </text:span><text:span text:style-name="T22">if any man sin, we have an advocate with the Father, Jesus Christ the righteous: </text:span><text:span text:style-name="T22">And he is the propitiation for </text:span><text:span text:style-name="T22">our sins: and not for ours only, but also for </text:span><text:span text:style-name="T26">the sins of</text:span><text:span text:style-name="T22"> the whole world.</text:span></text:p>
        <text:p text:style-name="P140"><text:tab/>And hereby we do know that we know him, if we keep his commandments. He that saith, I know him, and keepeth not his commandments, is a liar, and the truth is not in him. But whoso keepeth his word, in him verily is the love of God perfected: hereby know we that we are in him. He that saith he abideth in him ought himself also so to walk, even as he walked.</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3:1-16</text:p>
      <text:p text:style-name="P61"><text:tab/><text:span text:style-name="T6">A chapter from the Acts of our fathers the pure Apostles, who were invested with the grace of the Holy Spirit. Their blessing be with us all. Amen.</text:span></text:p>
      <text:section text:style-name="Sect1" text:name="Section395">
        <text:p text:style-name="P137"><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8"><text:span text:style-name="T22"><text:tab/>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text:span><text:soft-page-break/><text:span text:style-name="T22">his Son Jesus; whom ye delivered up, and denied him in the presence of Pilate, when he was determined to let </text:span><text:span text:style-name="T26">him</text:span><text:span text:style-name="T22"> go. But ye denied the Holy One </text:span><text:span text:style-name="T22">and the Just, and desired a murderer to be granted unto you; And killed the Prince of life, whom God hath raised from the dead; whereof we are </text:span><text:span text:style-name="T22">wit</text:span><text:span text:style-name="T22">nesses. And his name through faith in his name hath made this man strong, whom ye see and know: yea, the faith which is by him hath given him this perfect soundness in the presence of you all.</text:span></text:p>
      </text:section>
      <text:p text:style-name="P60"><text:tab/><text:span text:style-name="T6">The word of the Lord abides in this church and in every church. Amen.</text:span></text:p>
      <text:p text:style-name="P60"/>
      <text:p text:style-name="P47">The Gospel</text:p>
      <text:p text:style-name="P101">Psalm 36:28</text:p>
      <text:p text:style-name="P103"><text:tab/><text:span text:style-name="T6">A Psalm of David.</text:span></text:p>
      <text:p text:style-name="P97"><text:span text:style-name="T13"><text:tab/></text:span><text:span text:style-name="T16">The mouth of the righteous speaks wisdom, and his tongue talks of judgment. The law of his God is in his heart; none of his steps shall slide. </text:span><text:span text:style-name="T6">Alleluia.</text:span></text:p>
      <text:p text:style-name="P103"/>
      <text:p text:style-name="P59">John 21:15-25</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96">
        <text:p text:style-name="P137"><text:span text:style-name="T50"><text:tab/></text:span><text:span text:style-name="T23">So when they had dined, Jesus saith to Simon Peter, </text:span><text:span text:style-name="T67">Simon, </text:span><text:span text:style-name="T69">son</text:span><text:span text:style-name="T67"> of Jonas, lovest thou me more than these?</text:span><text:span text:style-name="T23"> He saith unto him, Yea, Lord; thou knowest that I love thee. He saith unto him, </text:span><text:span text:style-name="T67">Feed my lambs.</text:span><text:span text:style-name="T23"> He saith to him again the second time, </text:span><text:span text:style-name="T67">Simon, </text:span><text:span text:style-name="T69">son</text:span><text:span text:style-name="T67"> of Jonas, lovest thou me?</text:span><text:span text:style-name="T23"> He saith unto him, Yea, Lord; thou knowest that I love thee. He saith unto him, </text:span><text:span text:style-name="T67">Feed my sheep.</text:span><text:span text:style-name="T23"> He saith unto him the third time,</text:span><text:span text:style-name="T67"> Simon, </text:span><text:span text:style-name="T69">son</text:span><text:span text:style-name="T67"> of Jonas, lovest thou me?</text:span><text:span text:style-name="T23"> Peter was grieved because he said unto him the third time, Lovest thou me? And he said unto him, Lord, thou knowest all things; thou knowest that I love thee. Jesus saith unto him, </text:span><text:span text:style-name="T67">Feed my sheep.</text:span><text:span text:style-name="T23"> </text:span><text:span text:style-name="T67">Verily, verily, I say unto thee, When thou wast young, thou girdedst thyself, and walkedst whither thou wouldest: but when thou shalt be old, thou shalt stretch forth thy hands, and another shall gird thee, and carry </text:span><text:span text:style-name="T69">thee</text:span><text:span text:style-name="T67"> whither thou wouldest not.</text:span><text:span text:style-name="T23"> </text:span><text:span text:style-name="T23">This spake he, signifying by what death he should glorify God. And when he had spoken this, he saith unto him, </text:span><text:span text:style-name="T67">Follow me.</text:span></text:p>
        <text:p text:style-name="P138"><text:span text:style-name="T22"><text:tab/>Then Peter, turning about, seeth the disciple whom Jesus loved following; which also leaned on his breast at supper, and said, Lord, which is he that betrayeth thee? Peter seeing him saith to Jesus, Lord, and what </text:span><text:span text:style-name="T26">shall</text:span><text:span text:style-name="T22"> this man </text:span><text:span text:style-name="T26">do</text:span><text:span text:style-name="T22">? Jesus saith unto him, </text:span><text:span text:style-name="T66">If I will that he tarry till I come, what </text:span><text:span text:style-name="T68">is that</text:span><text:span text:style-name="T66"> to thee? follow thou me.</text:span><text:span text:style-name="T22"> Then went this saying abroad among the brethren, that that disciple should not die: yet Jesus said not unto him, </text:span><text:span text:style-name="T66">He shall not </text:span><text:soft-page-break/><text:span text:style-name="T66">die; </text:span><text:span text:style-name="T22">but, </text:span><text:span text:style-name="T66">If I will that he tarry till I come, what </text:span><text:span text:style-name="T68">is that</text:span><text:span text:style-name="T66"> to thee?</text:span><text:span text:style-name="T22"> This is the disciple which testifieth of these things, and wrote these things: and we </text:span><text:span text:style-name="T22">know that his testimony is true. </text:span><text:span text:style-name="T22">And there are also many other things which Jesus did, the which, if they should be written every one, I </text:span><text:span text:style-name="T22">sup</text:span><text:span text:style-name="T22">pose that even the world itself could not contain the books that should be written. Amen.</text:span><text:span text:style-name="T49"> </text:span><text:span text:style-name="T52">Glory be to God forever.</text:span></text:p>
      </text:section>
      <text:p text:style-name="P47"/>
      <text:p text:style-name="P57">The Second Day of the Little Month</text:p>
      <text:p text:style-name="P74">Annual Tune</text:p>
      <text:p text:style-name="P75">St. Titus, one of the Disciples</text:p>
      <text:p text:style-name="P74"/>
      <text:p text:style-name="P50">The Vespers Gospel</text:p>
      <text:p text:style-name="P98">Psalm 18:3,4</text:p>
      <text:p text:style-name="P99"><text:tab/><text:span text:style-name="T6">A Psalm of David.</text:span></text:p>
      <text:p text:style-name="P97"><text:tab/><text:span text:style-name="T19">There are no words nor are there speeches: those whose voices are not heard. Their sound is gone out through all the earth: And their words have reached unto the end of the world. </text:span><text:span text:style-name="T6">Alleluia.</text:span></text:p>
      <text:p text:style-name="P103"/>
      <text:p text:style-name="P59">Luke 4:38-41</text:p>
      <text:p text:style-name="P6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97">
        <text:p text:style-name="P137"><text:span text:style-name="T50"><text:tab/></text:span><text:span text:style-name="T22">And he arose out of the synagogue, and entered into Simon’s house. And Simon’s wife’s mother was taken with a great fever; and they besought him for her. </text:span><text:span text:style-name="T31">39 </text:span><text:span text:style-name="T22">And he stood over her, and rebuked the fever; and it left her: and immediately she arose and ministered unto them. </text:span><text:span text:style-name="T31">40 </text:span><text:span text:style-name="T22">Now when the sun was setting, all they that had any sick with divers diseases brought them unto him; and he laid his hands on every one of them, and healed them. </text:span><text:span text:style-name="T31">41 </text:span><text:span text:style-name="T22">And devils also came out of many, crying out, and saying, Thou art Christ the Son of God. And he rebuking </text:span><text:span text:style-name="T26">them</text:span><text:span text:style-name="T22"> suffered them not to speak: for they knew that he was Christ.</text:span><text:span text:style-name="T50"> </text:span><text:span text:style-name="T52">Glory be to God forever.</text:span></text:p>
      </text:section>
      <text:p text:style-name="P60"/>
      <text:p text:style-name="P49">The Matins Gospel</text:p>
      <text:p text:style-name="P101">Psalm 109:5,6,8</text:p>
      <text:p text:style-name="P103"><text:tab/><text:span text:style-name="T6">A Psalm of David.</text:span></text:p>
      <text:p text:style-name="P97"><text:span text:style-name="T6"><text:tab/></text:span><text:span text:style-name="T16">The Lord has sworn and will not repent: Thou art the priest forever after the order of Melchizedek. The Lord at Thy right hand: Therefore shall he lift up the head. </text:span><text:span text:style-name="T6">Alleluia.</text:span></text:p>
      <text:p text:style-name="P111"/>
      <text:p text:style-name="P59"/>
      <text:p text:style-name="P32">Luke 5:18-26</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98">
        <text:p text:style-name="P137"><text:span text:style-name="T52"><text:tab/></text:span><text:span text:style-name="T23">And, behold, men brought in a bed a man which was taken with a palsy: and they sought </text:span><text:span text:style-name="T25">means</text:span><text:span text:style-name="T23"> to bring him in, and to lay </text:span><text:span text:style-name="T25">him</text:span><text:span text:style-name="T23"> before him. And </text:span><text:span text:style-name="T23">when they could not find by what </text:span><text:span text:style-name="T25">way</text:span><text:span text:style-name="T23"> they might bring him in because of the multitude, they went upon the housetop, and let him down through the tiling with </text:span><text:span text:style-name="T25">his</text:span><text:span text:style-name="T23"> couch into the midst before Jesus. And when he saw their faith, he said unto him, </text:span><text:span text:style-name="T67">Man, thy sins are forgiven thee.</text:span><text:span text:style-name="T23"> And the scribes and the Pharisees began to reason, saying, Who is this which speaketh blasphemies? Who can forgive sins, but God alone? But when Jesus perceived their thoughts, he answering said unto them, </text:span><text:span text:style-name="T67">What reason ye in your hearts?</text:span><text:span text:style-name="T23"> </text:span><text:span text:style-name="T67">Whether is easier, to say, Thy sins be forgiven thee; or to say, Rise up and walk?</text:span><text:span text:style-name="T23"> </text:span><text:span text:style-name="T67">But that ye may know that the Son of man hath power upon earth to forgive sins,</text:span><text:span text:style-name="T23"> (he said unto the sick of the palsy,) </text:span><text:span text:style-name="T67">I say unto thee, Arise, and take up thy couch, and go into thine house.</text:span><text:span text:style-name="T23"> And immediately he rose up before them, and took up that whereon he lay, and departed to his own house, glorifying God. And they were all amazed, and they glorified God, and were filled with fear, saying, We have seen strange things to day.</text:span><text:span text:style-name="T51"> </text:span><text:span text:style-name="T52">Glory be to God forever.</text:span></text:p>
      </text:section>
      <text:p text:style-name="P68"/>
      <text:p text:style-name="P49">The Liturgy</text:p>
      <text:p text:style-name="P60"/>
      <text:p text:style-name="P47">The Pauline Epistle</text:p>
      <text:p text:style-name="P59">2 Corinthians 3:12-4:4</text:p>
      <text:p text:style-name="P61"><text:tab/><text:span text:style-name="T6">A chapter from the Second Epistle of our teacher Paul to the Corinthians. His blessing be upon us. Amen.</text:span></text:p>
      <text:section text:style-name="Sect1" text:name="Section399">
        <text:p text:style-name="P137"><text:span text:style-name="T50"><text:tab/></text:span><text:span text:style-name="T21">Seeing then that we have such hope, we use great plainness of speech: And not as Moses, </text:span><text:span text:style-name="T26">which</text:span><text:span text:style-name="T22"> put a vail over his face, that the children of Israel could not stedfastly look to the end of that which is abolished: But their minds were blinded: for until this day remaineth the same vail untaken away in the reading of the old testament; which </text:span><text:span text:style-name="T26">vail</text:span><text:span text:style-name="T22"> is done away in Christ. But even unto this day, when Moses is read, the vail is upon their heart. Nevertheless when it shall turn to the Lord, the vail shall be taken away. Now the Lord is that Spirit: and where the Spirit of the Lord </text:span><text:span text:style-name="T26">is</text:span><text:span text:style-name="T22">, there </text:span><text:span text:style-name="T26">is</text:span><text:span text:style-name="T22"> liberty. </text:span><text:span text:style-name="T22">But we all, with open face beholding as in a glass the glory of the Lord, are changed into the same image from glory to glory, </text:span><text:span text:style-name="T26">even</text:span><text:span text:style-name="T22"> as by the Spirit of the Lord.</text:span></text:p>
        <text:p text:style-name="P138"><text:span text:style-name="T22"><text:tab/>Therefore seeing we have this ministry, as we have received mercy, we faint not; But have renounced the </text:span><text:soft-page-break/><text:span text:style-name="T22">hidden things of dishonesty, not walking in craftiness, nor handling the word of God deceitfully; but by manifestation of the truth commending ourselves to every man’s conscience in the sight of God. But if our gospel be </text:span><text:span text:style-name="T22">hid, it is hid to them that are lost: </text:span><text:span text:style-name="T22">In whom the god of this world hath blinded the minds of them which believe not, lest the light of the glori</text:span><text:span text:style-name="T22">ous gospel of Christ, who is the image of God, should shine unto them.</text:span></text:p>
      </text:section>
      <text:p text:style-name="P59"><text:tab/><text:span text:style-name="T6">The grace of God the Father be with you all. Amen.</text:span></text:p>
      <text:p text:style-name="P60"/>
      <text:p text:style-name="P47">The Catholic Epistle</text:p>
      <text:p text:style-name="P59">1 John 5:1-11a</text:p>
      <text:p text:style-name="P61"><text:tab/><text:span text:style-name="T6">The Catholic Epistle from the First Epistle of our teacher John. His Blessing be upon us. Amen.</text:span></text:p>
      <text:section text:style-name="Sect1" text:name="Section400">
        <text:p text:style-name="P137"><text:span text:style-name="T50"><text:tab/></text:span><text:span text:style-name="T21">Whosoever believeth that Jesus is the Christ is born of God: and every one that loveth him that begat loveth him also that is begotten of him. By this we know that we love the children of God, when we love God, and keep his commandments. For this is the love of God, that we keep his commandments: and his commandments are not grievous. For whatsoever is born of God overcometh the world: and this is the victory that overcometh the world, </text:span><text:span text:style-name="T26">even</text:span><text:span text:style-name="T22"> our faith. </text:span><text:span text:style-name="T22">Who is he that overcometh the world, but he that believeth that Jesus is the Son of God?</text:span></text:p>
        <text:p text:style-name="P138"><text:span text:style-name="T22"><text:tab/>This is he that came by water and blood, </text:span><text:span text:style-name="T26">even</text:span><text:span text:style-name="T22"> Jesus Christ; not by water only, but by water and blood. And it is the Spirit that beareth witness, because the Spirit is truth. For </text:span><text:span text:style-name="T22">there are three that bear record in heaven, the Father, the Word, and the Holy Ghost: and these three are one. And there are three that bear witness in earth, the Spirit, and the water, and the blood: and these three agree in one. </text:span><text:span text:style-name="T22">If we receive the witness of men, the witness of God is greater: for this is the witness of God which he hath testified of his Son.</text:span></text:p>
        <text:p text:style-name="P141"><text:span text:style-name="T13"><text:tab/>He that believeth on the Son of God hath the witness in himself: he that believeth not God hath made him a liar; because he believeth not the record that God gave of his Son. </text:span>And this is the record, that God hath given to us eternal life.</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4:1-7</text:p>
      <text:p text:style-name="P61"><text:tab/><text:span text:style-name="T6">A chapter from the Acts of our fathers the pure Apostles, who were invested with the grace of the Holy Spirit. Their blessing be with us all. Amen.</text:span></text:p>
      <text:section text:style-name="Sect1" text:name="Section401">
        <text:p text:style-name="P137"><text:span text:style-name="T50"><text:tab/></text:span><text:span text:style-name="T21">And it came to pass in Iconium, that they went both together into the synagogue of the Jews, and so spake, that a great multitude both of the Jews and also of the Greeks believed. But the unbelieving Jews stirred up the </text:span><text:soft-page-break/><text:span text:style-name="T21">Gentiles, and made their minds evil affected against the brethren. Long time therefore abode they speaking boldly in the Lord, which gave testimony unto the word of his grace, and granted signs and wonders to be done by their hands. But the multitude of the city was divided: and part held </text:span><text:span text:style-name="T21">with the Jews, and part with the apostles. And when there was an assault made both of the Gentiles, and also of the Jews with their rulers, to use </text:span><text:span text:style-name="T26">them</text:span><text:span text:style-name="T22"> despitefully, and to stone them, They were ware of </text:span><text:span text:style-name="T26">it</text:span><text:span text:style-name="T22">, and fled unto Lystra and Derbe, cities of Lycaonia, and unto the region that lieth round about: And there they preached the gospel.</text:span></text:p>
      </text:section>
      <text:p text:style-name="P60"><text:tab/><text:span text:style-name="T6">The word of the Lord abides in this church and in every church. Amen.</text:span></text:p>
      <text:p text:style-name="P60"/>
      <text:p text:style-name="P47">The Gospel</text:p>
      <text:p text:style-name="P101">Psalm 104:1,67:13</text:p>
      <text:p text:style-name="P103"><text:tab/><text:span text:style-name="T6">A Psalm of David.</text:span></text:p>
      <text:p text:style-name="P97"><text:span text:style-name="T13"><text:tab/></text:span><text:span text:style-name="T16">Confess unto the LORD; call upon His name: Proclaim his works among the nations. The Lord shall give a word to those who preach with great power. </text:span><text:span text:style-name="T6">Alleluia.</text:span></text:p>
      <text:p text:style-name="P103"/>
      <text:p text:style-name="P59">Luke 6:12-23</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02">
        <text:p text:style-name="P137"><text:span text:style-name="T50"><text:tab/></text:span><text:span text:style-name="T23">And it came to pass in those days, that he went out into a mountain to pray, and continued all night in prayer to God. And when it was day, </text:span><text:span text:style-name="T23">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And the whole multitude sought to touch him: for there went virtue out of him, and healed </text:span><text:span text:style-name="T25">them</text:span><text:span text:style-name="T23"> all.</text:span></text:p>
        <text:p text:style-name="P138"><text:span text:style-name="T22"><text:s/><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text:span><text:soft-page-break/><text:span text:style-name="T66">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47"/>
      <text:p text:style-name="P12">The Third Day of the Little Month</text:p>
      <text:p text:style-name="P74">Annual Tune</text:p>
      <text:p text:style-name="P75">Archangel Raphael</text:p>
      <text:p text:style-name="P74">St. Andrianus the martyr</text:p>
      <text:p text:style-name="P74">St. Youanis XIV, the 96<text:span text:style-name="T53">th</text:span> Patriarch of Alexandria</text:p>
      <text:p text:style-name="P84"><text:tab/>(Also Paoni 13)</text:p>
      <text:p text:style-name="P84"/>
      <text:p text:style-name="P50">The Vespers Gospel</text:p>
      <text:p text:style-name="P98">Psalm 33:6,7</text:p>
      <text:p text:style-name="P99"><text:tab/><text:span text:style-name="T6">A Psalm of David.</text:span></text:p>
      <text:p text:style-name="P97"><text:span text:style-name="T74"><text:tab/></text:span><text:span text:style-name="T19">The angel of the Lord encamps round about everyone who fears him, and He will deliver them. O taste and see that the Lord is sweet: blessed is the man that hopes in Him. </text:span><text:span text:style-name="T6">Alleluia.</text:span></text:p>
      <text:p text:style-name="P103"/>
      <text:p text:style-name="P59">Matthew 16:24-28</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03">
        <text:p text:style-name="P137"><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60"/>
      <text:p text:style-name="P49">The Matins Gospel</text:p>
      <text:p text:style-name="P101">Psalm 96:8,9</text:p>
      <text:p text:style-name="P103"><text:tab/><text:span text:style-name="T6">A Psalm of David.</text:span></text:p>
      <text:p text:style-name="P97"><text:span text:style-name="T6"><text:tab/></text:span><text:span text:style-name="T15">Worship Him all ye His angels: Zion heard, and was glad. For Thou, LORD, art high above all the earth: Thou art exalted far above all gods. </text:span><text:span text:style-name="T6">Alleluia.</text:span></text:p>
      <text:p text:style-name="P111"/>
      <text:p text:style-name="P59"/>
      <text:p text:style-name="P32">Matthew 18:10-20</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04">
        <text:p text:style-name="P137"><text:span text:style-name="T52"><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67">How think ye? if a man have an hundred sheep, and one of them be </text:span><text:span text:style-name="T67">gone astray, doth he not leave the ninety and nine, and goeth into the mountains, and seeketh that which is gone astray?</text:span><text:span text:style-name="T23"> </text:span><text:span text:style-name="T67">And if so be that he find it, </text:span><text:span text:style-name="T67">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8"><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8"/>
      <text:p text:style-name="P49">The Liturgy</text:p>
      <text:p text:style-name="P60"/>
      <text:p text:style-name="P47">The Pauline Epistle</text:p>
      <text:p text:style-name="P59">Hebrews 2-5:18</text:p>
      <text:p text:style-name="P61"><text:tab/><text:span text:style-name="T6">A chapter from the Epistle of our teacher Paul to the Hebrews. His blessing be upon us. Amen.</text:span></text:p>
      <text:section text:style-name="Sect1" text:name="Section405">
        <text:p text:style-name="P137"><text:span text:style-name="T50"><text:tab/></text:span><text:span text:style-name="T21">For unto the angels hath he not put in subjection the world to come, whereof we speak. But one in a certain place testified, saying, What is man, that thou art mindful of him? or the son of man, that thou visitest him? Thou madest him a little lower than the angels; thou crownedst him with glory and honour, and didst set him over the works of thy hands: Thou hast put all things in subjection under his feet. For in that he put all in subjection under him, he left nothing </text:span><text:span text:style-name="T26">that is</text:span><text:span text:style-name="T22"> not put under him. But now we see not yet all things put under him. </text:span><text:span text:style-name="T22">But we see Jesus, who was made a little </text:span><text:soft-page-break/><text:span text:style-name="T22">lower than the angels for the suffering of death, crowned with glory and honour; that he by the grace of God should taste death for every man.</text:span></text:p>
        <text:p text:style-name="P138"><text:span text:style-name="T22"><text:tab/>For it became him, for whom </text:span><text:span text:style-name="T26">are</text:span><text:span text:style-name="T22"> all things, and by whom </text:span><text:span text:style-name="T26">are</text:span><text:span text:style-name="T22"> all things, in bringing many sons unto glory, to make the captain of their salvation perfect through sufferings. For both he that sanctifieth and they who are sanctified </text:span><text:span text:style-name="T26">are</text:span><text:span text:style-name="T22"> all of one: for which cause he is not ashamed to call them brethren, Saying, I will declare thy name unto my brethren, in the midst of the </text:span><text:span text:style-name="T22">church will I sing praise unto thee. </text:span><text:span text:style-name="T22">And again, I will put my trust in him. And again, Behold I and the children which God hath given me.</text:span></text:p>
        <text:p text:style-name="P138"><text:span text:style-name="T22"><text:tab/>Forasmuch then as the children are partakers of flesh and blood, he also himself likewise took part of the same; that through death he might destroy him that had the power of death, that is, the devil; And deliver them who through fear of death were all their lifetime subject to bondage. For verily he took not on </text:span><text:span text:style-name="T26">him the nature of</text:span><text:span text:style-name="T22"> angels; but he took on </text:span><text:span text:style-name="T26">him</text:span><text:span text:style-name="T22"> the seed of Abraham. Wherefore in all things it behoved him to be made like unto </text:span><text:span text:style-name="T26">his</text:span><text:span text:style-name="T22"> brethren, that he might be a merciful and faithful high priest in things </text:span><text:span text:style-name="T26">pertaining</text:span><text:span text:style-name="T22"> to God, to make reconciliation for the sins of the people. For in that he himself hath suffered being tempted, he is able to succour them that are tempted.</text:span></text:p>
      </text:section>
      <text:p text:style-name="P59"><text:tab/><text:span text:style-name="T6">The grace of God the Father be with you all. Amen.</text:span></text:p>
      <text:p text:style-name="P60"/>
      <text:p text:style-name="P47">The Catholic Epistle</text:p>
      <text:p text:style-name="P59">1 Peter 1:3-12</text:p>
      <text:p text:style-name="P61"><text:tab/><text:span text:style-name="T6">The Catholic Epistle from the First Epistle of our teacher Peter. His Blessing be upon us. Amen.</text:span></text:p>
      <text:section text:style-name="Sect1" text:name="Section406">
        <text:p text:style-name="P137"><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8"><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8"><text:span text:style-name="T31"><text:tab/></text:span><text:span text:style-name="T22"> Of which salvation the prophets have enquired and searched dili</text:span><text:soft-page-break/><text:span text:style-name="T22">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15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0:21-33</text:p>
      <text:p text:style-name="P61"><text:tab/><text:span text:style-name="T6">A chapter from the Acts of our fathers the pure Apostles, who were invested with the grace of the Holy Spirit. Their blessing be with us all. Amen.</text:span></text:p>
      <text:section text:style-name="Sect1" text:name="Section407">
        <text:p text:style-name="P137"><text:span text:style-name="T50"><text:tab/></text:span><text:span text:style-name="T21">Then Peter went down to the men which were sent unto him from Cornelius; and said, Behold, I am he whom ye seek: what </text:span><text:span text:style-name="T26">is</text:span><text:span text:style-name="T22"> the cause wherefore ye are come? And they said, Cornelius the centurion, a just man, and one that feareth God, and of good report among all the nation of the Jews, was warned from God by an holy angel to send for thee into his house, and to hear words of thee. Then called he them in, and lodged </text:span><text:span text:style-name="T26">them</text:span><text:span text:style-name="T22">. And on the morrow Peter went away with them, and certain brethren from Joppa accompanied him. And the morrow after they entered into Caesarea. And Cornelius waited for them, and had called together his kinsmen and near friends. And as Peter was coming in, Cornelius met him, and fell down at his feet, and worshipped </text:span><text:span text:style-name="T26">him</text:span><text:span text:style-name="T22">. But Peter took him up, saying, Stand up; I myself also am a man. And as he talked with him, he went in, and found many that were come together. And he said unto them, Ye know how that it is an unlawful thing for a man that is a Jew to keep company, or come unto one of another nation; but God hath shewed me that I should not call any man common or unclean. Therefore came I </text:span><text:span text:style-name="T26">unto you</text:span><text:span text:style-name="T22"> without gainsaying, as soon as I was sent for: I ask therefore for what intent ye have sent for me? And Cornelius said, Four days ago I was fasting until this hour; and at the ninth hour I prayed in my house, and, behold, a man stood before me in bright clothing, And said, Cornelius, thy prayer is heard, and thine alms are had in remembrance in the sight of God. Send therefore to Joppa, and call hither Simon, whose surname is Peter; he is lodged in the house of </text:span><text:span text:style-name="T26">one</text:span><text:span text:style-name="T22"> Simon a tanner by the sea side: who, when he cometh, shall speak unto thee. Immediately therefore I sent to thee; and </text:span><text:soft-page-break/><text:span text:style-name="T22">thou hast well done that thou art come. Now therefore are we all here present before God, to hear all things that are commanded thee of God.</text:span></text:p>
      </text:section>
      <text:p text:style-name="P60"><text:tab/><text:span text:style-name="T6">The word of the Lord abides in this church and in every church. Amen.</text:span></text:p>
      <text:p text:style-name="P60"/>
      <text:p text:style-name="P5">The Gospel</text:p>
      <text:p text:style-name="P101">Psalm 115:6,7</text:p>
      <text:p text:style-name="P103"><text:tab/><text:span text:style-name="T6">A Psalm of David.</text:span></text:p>
      <text:p text:style-name="P97"><text:span text:style-name="T13"><text:tab/></text:span><text:span text:style-name="T16">Before the angels will I sing unto Thee: I will worship before Thy Holy Temple. I shall confess to Thee, O Lord, with all my heart: For Thou hast heard all the words of my mouth. </text:span><text:span text:style-name="T6">Alleluia.</text:span></text:p>
      <text:p text:style-name="P103"/>
      <text:p text:style-name="P59">Matthew 25:31-46</text:p>
      <text:p text:style-name="P67"><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08">
        <text:p text:style-name="P137"><text:span text:style-name="T50"><text:tab/></text:span><text:span text:style-name="T67">When the Son of man shall come in his glory, and all the holy angels with him, then shall he sit upon the throne of his glory:</text:span><text:span text:style-name="T23"> </text:span><text:span text:style-name="T67">And before him shall be gathered all nations: and he shall separate them one from another, as a shepherd divideth </text:span><text:span text:style-name="T69">his</text:span><text:span text:style-name="T67"> sheep from the goats:</text:span><text:span text:style-name="T23"> </text:span><text:span text:style-name="T67">And he shall set the sheep on his right hand, but the goats on the left.</text:span><text:span text:style-name="T23"> </text:span><text:span text:style-name="T67">Then shall the King say unto them on his right hand, Come, ye blessed of my Father, inherit the kingdom prepared for you from the foundation of the world:</text:span><text:span text:style-name="T23"> </text:span><text:span text:style-name="T67">For I was an hungred, and ye gave me meat: I was thirsty, and ye gave me drink: I was a stranger, and ye took me in:</text:span><text:span text:style-name="T23"> </text:span><text:span text:style-name="T67">Naked, and ye clothed me: I was sick, and ye visited me: I was in prison, and ye came unto me.</text:span><text:span text:style-name="T23"> </text:span><text:span text:style-name="T67">Then shall the righteous answer him, saying, Lord, when saw we thee an hungred, and fed </text:span><text:span text:style-name="T69">thee</text:span><text:span text:style-name="T67">? or thirsty, and gave </text:span><text:span text:style-name="T69">thee</text:span><text:span text:style-name="T67"> drink?</text:span><text:span text:style-name="T23"> </text:span><text:span text:style-name="T67">When saw we thee a stranger, and took </text:span><text:span text:style-name="T69">thee</text:span><text:span text:style-name="T67"> in? or naked, and clothed </text:span><text:span text:style-name="T69">thee</text:span><text:span text:style-name="T67">?</text:span><text:span text:style-name="T23"> </text:span><text:span text:style-name="T67">Or when saw we thee sick, or in prison, and came unto thee?</text:span><text:span text:style-name="T23"> </text:span><text:span text:style-name="T67">And the King shall answer and say unto them, Verily I say unto you, Inasmuch as ye have done </text:span><text:span text:style-name="T69">it</text:span><text:span text:style-name="T67"> unto one of the least of these my brethren, ye have done </text:span><text:span text:style-name="T69">it</text:span><text:span text:style-name="T67"> unto me.</text:span><text:span text:style-name="T23"> </text:span><text:span text:style-name="T67">Then shall he say also unto them on the left hand, Depart from me, ye cursed, into everlasting fire, prepared for the devil and his angels:</text:span><text:span text:style-name="T23"> </text:span><text:span text:style-name="T67">For I was an hungred, and ye gave me no meat: I was thirsty, and ye gave me no drink:</text:span><text:span text:style-name="T23"> </text:span><text:span text:style-name="T67">I was a stranger, and ye took me not in: naked, and ye clothed me not: sick, and in prison, and ye visited me not.</text:span><text:span text:style-name="T23"> </text:span><text:span text:style-name="T67">Then shall they also answer him, saying, Lord, when saw we thee an hungred, or athirst, or a stranger, or naked, or sick, or in prison, and did not minister unto thee?</text:span><text:span text:style-name="T23"> </text:span><text:span text:style-name="T67">Then shall he answer them, saying, Verily I say unto you, Inasmuch as ye did </text:span><text:span text:style-name="T69">it</text:span><text:span text:style-name="T67"> not to one of the least of these, ye did </text:span><text:span text:style-name="T69">it</text:span><text:span text:style-name="T67"> not to </text:span><text:span text:style-name="T67">me.</text:span><text:span text:style-name="T23"> </text:span><text:span text:style-name="T67">And these shall go away into everlasting punishment: but the righteous into life eternal.</text:span><text:span text:style-name="T49"> </text:span><text:span text:style-name="T52">Glory be to God forever.</text:span></text:p>
      </text:section>
      <text:p text:style-name="P47"><text:soft-page-break/></text:p>
      <text:p text:style-name="P57">The Fourth Day of the Little Month</text:p>
      <text:p text:style-name="P74">Annual Tune</text:p>
      <text:p text:style-name="P75">Abba Poemen the Anchorite</text:p>
      <text:p text:style-name="P74">St. Leparius the bishop of Rome</text:p>
      <text:p text:style-name="P74"/>
      <text:p text:style-name="P50">The Vespers Gospel</text:p>
      <text:p text:style-name="P98">Psalm 67:33,4</text:p>
      <text:p text:style-name="P99"><text:tab/><text:span text:style-name="T6">A Psalm of David.</text:span></text:p>
      <text:p text:style-name="P97"><text:tab/><text:span text:style-name="T19">Wonderful is God among His saints: God of Israel shall give power and strength to His people. But let the righteous be glad; let them rejoice before God: yea, let them be joyful in gladness. </text:span><text:span text:style-name="T6">Alleluia.</text:span></text:p>
      <text:p text:style-name="P103"/>
      <text:p text:style-name="P59">Matthew 24:42-47</text:p>
      <text:p text:style-name="P6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09">
        <text:p text:style-name="P137"><text:span text:style-name="T50"><text:tab/></text:span><text:span text:style-name="T66">Watch therefore: for ye know not what hour your Lord doth come.</text:span><text:span text:style-name="T22"> </text:span><text:span text:style-name="T66">But know this, that if the goodman of the house had known in what watch 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60"/>
      <text:p text:style-name="P49">The Matins Gospel</text:p>
      <text:p text:style-name="P101">Psalm 96:11</text:p>
      <text:p text:style-name="P103"><text:tab/><text:span text:style-name="T6">A Psalm of David.</text:span></text:p>
      <text:p text:style-name="P97"><text:span text:style-name="T6"><text:tab/></text:span><text:span text:style-name="T16">A light has shone to the righteous, and joy for the upright in heart. Be glad in the LORD, ye righteous; and confess at the remembrance of His holiness. </text:span><text:span text:style-name="T6">Alleluia.</text:span></text:p>
      <text:p text:style-name="P111"/>
      <text:p text:style-name="P59">Mark 13:33-37</text:p>
      <text:p text:style-name="P67"><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410">
        <text:p text:style-name="P137"><text:span text:style-name="T52"><text:tab/></text:span><text:span text:style-name="T67">Take ye heed, watch and pray: for ye know not when the time is.</text:span><text:span text:style-name="T23"> </text:span><text:span text:style-name="T69">For the Son of man is</text:span><text:span text:style-name="T67"> as a man taking a far journey, who left his house, and gave authority to his servants, and to every man his work, and commanded the </text:span><text:span text:style-name="T67">porter to watch.</text:span><text:span text:style-name="T23"> </text:span><text:span text:style-name="T67">Watch ye therefore: for ye know not when the master of the house cometh, at even, or at midnight, or at the cockcrowing, or in </text:span><text:soft-page-break/><text:span text:style-name="T67">the morning:</text:span><text:span text:style-name="T23"> </text:span><text:span text:style-name="T67">Lest coming suddenly he find you sleeping.</text:span><text:span text:style-name="T23"> </text:span><text:span text:style-name="T67">And what I say </text:span><text:span text:style-name="T67">unto you I say unto all, Watch.</text:span><text:span text:style-name="T51"> </text:span><text:span text:style-name="T52">Glory be to God forever.</text:span></text:p>
      </text:section>
      <text:p text:style-name="P68"/>
      <text:p text:style-name="P49">The Liturgy</text:p>
      <text:p text:style-name="P60"/>
      <text:p text:style-name="P47">The Pauline Epistle</text:p>
      <text:p text:style-name="P59">1 Corinthians 3:9-23</text:p>
      <text:p text:style-name="P61"><text:tab/><text:span text:style-name="T6">A chapter from the First Epistle of our teacher Paul to the Corinthians. His blessing be upon us. Amen.</text:span></text:p>
      <text:section text:style-name="Sect1" text:name="Section423">
        <text:p text:style-name="P137"><text:span text:style-name="T50"><text:tab/></text:span><text:span text:style-name="T21">For we are labourers together with God: ye are God’s husbandry, </text:span><text:span text:style-name="T26">ye are</text:span><text:span text:style-name="T22"> God’s building. </text:span><text:span text:style-name="T22">According to the grace of God which is given unto me, as a wise masterbuilder, I have laid the foundation, and another buildeth thereon. But let every man take heed how he buildeth thereupon.</text:span></text:p>
        <text:p text:style-name="P140"><text:tab/>For other foundation can no man lay than that is laid, which is Jesus Christ. Now if any man build upon this foundation gold, silver, precious stones, wood, hay, stubble; Every man’s work shall be made manifest: for the day shall declare it, because it shall be revealed by fire; and the fire shall try every man’s work of what sort it is. If any man’s work abide which he hath built thereupon, he shall receive a reward. If any man’s work shall be burned, he shall suffer loss: but he himself shall be saved; yet so as by fire.</text:p>
        <text:p text:style-name="P138"><text:span text:style-name="T22"><text:tab/>Know ye not that ye are the temple of God, and </text:span><text:span text:style-name="T26">that</text:span><text:span text:style-name="T22"> the Spirit of God dwelleth in you? If any man defile the temple of God, him shall God destroy; for the temple of God is holy, which </text:span><text:span text:style-name="T26">temple</text:span><text:span text:style-name="T22"> ye are.</text:span></text:p>
        <text:p text:style-name="P140"><text:tab/>Let no man deceive himself. If any man among you seemeth to be wise in this world, let him become a fool, that he may be wise. For the wisdom of this world is foolishness with God. For it is written, He taketh the wise in their own craftiness. And again, The Lord knoweth the thoughts of the wise, that they are vain.</text:p>
        <text:p text:style-name="P138"><text:span text:style-name="T22"><text:tab/>Therefore let no man glory in men. For all things are yours; Whether Paul, or Apollos, or Cephas, or the world, or life, or death, or things present, or things to come; all are yours; </text:span><text:span text:style-name="T22">And ye are Christ’s; and Christ </text:span><text:span text:style-name="T26">is</text:span><text:span text:style-name="T22"> God’s.</text:span></text:p>
      </text:section>
      <text:p text:style-name="P59"><text:tab/><text:span text:style-name="T6">The grace of God the Father be with you all. Amen.</text:span></text:p>
      <text:p text:style-name="P60"/>
      <text:p text:style-name="P47"/>
      <text:p text:style-name="P31">The Catholic Epistle</text:p>
      <text:p text:style-name="P59">1 Peter 5:1-12</text:p>
      <text:p text:style-name="P61"><text:tab/><text:span text:style-name="T6">The Catholic Epistle from the First Epistle of our teacher Peter. His Blessing be upon us. Amen.</text:span></text:p>
      <text:section text:style-name="Sect1" text:name="Section424">
        <text:p text:style-name="P137"><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text:span><text:span text:style-name="T21">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8"><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text:span><text:span text:style-name="T22">fore under the mighty hand of God, that he may exalt you in due </text:span><text:span text:style-name="T22">time: </text:span><text:span text:style-name="T22">Casting all your care upon him; for he careth for you.</text:span></text:p>
        <text:p text:style-name="P138"><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8"><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text:span><text:span text:style-name="T22">By Silvanus, a faithful brother unto you, as I suppose, I have written briefly, exhorting, and testifying that this is the true grace of God wherein ye stand.</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The Praxis</text:p>
      <text:p text:style-name="P59">Acts 18:24-19:6</text:p>
      <text:p text:style-name="P61"><text:tab/><text:span text:style-name="T6">A chapter from the Acts of our fathers the pure Apostles, who were invested with the grace of the Holy Spirit. Their blessing be with us all. Amen.</text:span></text:p>
      <text:section text:style-name="Sect1" text:name="Section425">
        <text:p text:style-name="P137"><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text:span><text:soft-page-break/><text:span text:style-name="T22">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8"><text:span text:style-name="T22"><text:tab/>And it came to pass, that, while Apollos was at Corinth, Paul having passed through the upper coasts came to Ephesus: and finding certain disciples, He said unto them, Have ye </text:span><text:span text:style-name="T22">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text:span><text:span text:style-name="T22">And when Paul had laid </text:span><text:span text:style-name="T26">his</text:span><text:span text:style-name="T22"> hands upon them, the Holy Ghost came on them; and they spake with tongues, and prophesied.</text:span></text:p>
      </text:section>
      <text:p text:style-name="P60"><text:soft-page-break/><text:tab/><text:span text:style-name="T6">The word of the Lord abides in this church and in every church. Amen.</text:span></text:p>
      <text:p text:style-name="P60"/>
      <text:p text:style-name="P47">The Gospel</text:p>
      <text:p text:style-name="P101">Psalm 115:3</text:p>
      <text:p text:style-name="P103"><text:tab/><text:span text:style-name="T6">A Psalm of David.</text:span></text:p>
      <text:p text:style-name="P97"><text:span text:style-name="T13"><text:tab/></text:span><text:span text:style-name="T16">Precious in the sight of the LORD is the death of his saints. O LORD, I am Thy servant; and the son of Thine handmaid. </text:span><text:span text:style-name="T6">Alleluia.</text:span></text:p>
      <text:p text:style-name="P103"/>
      <text:p text:style-name="P59">Luke 16:1-12</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26">
        <text:p text:style-name="P137"><text:span text:style-name="T50"><text:tab/></text:span><text:span text:style-name="T23">And he said also unto his disciples, </text:span><text:span text:style-name="T67">There was a certain rich man, which had a steward; and the same was accused unto him that he had wasted his goods.</text:span><text:span text:style-name="T23"> </text:span><text:span text:style-name="T67">And he called him, and said unto him, How is it that I hear this of thee? give an account of thy stewardship; for thou mayest be no longer steward.</text:span><text:span text:style-name="T23"> </text:span><text:span text:style-name="T67">Then the steward said within himself, What shall I do? for my lord taketh away from me the stewardship: I cannot dig; to beg I am ashamed.</text:span><text:span text:style-name="T23"> </text:span><text:span text:style-name="T67">I am resolved what to do, that, when I am put out of the stewardship, they may receive me into their houses.</text:span><text:span text:style-name="T23"> </text:span><text:span text:style-name="T67">So he called every one of his lord’s debtors </text:span><text:span text:style-name="T69">unto him</text:span><text:span text:style-name="T67">, and said unto the first, How much owest thou unto my lord?</text:span><text:span text:style-name="T23"> </text:span><text:span text:style-name="T67">And he said, An hundred measures of oil. And he said unto him, Take thy bill, and sit down quickly, and write fifty.</text:span><text:span text:style-name="T23"> </text:span><text:span text:style-name="T67">Then said he to another, And how much owest thou? And he said, An hundred measures of wheat. And he said unto him, Take thy bill, and write fourscore.</text:span><text:span text:style-name="T23"> </text:span><text:span text:style-name="T67">And the lord commended the unjust steward, because he had done wisely: for the children of this world are in their generation wiser than the children of light.</text:span><text:span text:style-name="T23"> </text:span><text:span text:style-name="T67">And I say unto you, Make to yourselves friends of the mammon of unrighteousness; that, when ye fail, they may receive you into everlasting habitations.</text:span><text:span text:style-name="T23"> </text:span><text:span text:style-name="T67">He that is faithful in that which is least is faithful </text:span><text:span text:style-name="T67">also in much: and he that is unjust in the least is unjust also in much.</text:span><text:span text:style-name="T23"> </text:span><text:span text:style-name="T67">If therefore ye have not been faithful in the unrighteous mammon, who will commit to your trust the true </text:span><text:span text:style-name="T69">riches</text:span><text:span text:style-name="T67">?</text:span><text:span text:style-name="T23"> </text:span><text:span text:style-name="T67">And if ye have not been faithful in that which is another man’s, who shall give you that which is your own?</text:span><text:span text:style-name="T51"> </text:span><text:span text:style-name="T52">Glory be to God forever.</text:span></text:p>
      </text:section>
      <text:p text:style-name="P124"/>
      <text:p text:style-name="P134">The Fifth Day of the Little Month</text:p>
      <text:p text:style-name="P101">Annual Tune</text:p>
      <text:p text:style-name="P101">Amos the Prophet</text:p>
      <text:p text:style-name="P101">St. James the bishop of Egypt</text:p>
      <text:p text:style-name="P101">St. Barsoma the naked</text:p>
      <text:p text:style-name="P107">St. Youanis XV, 99<text:span text:style-name="T53">th</text:span> Patriarch of Alexandria</text:p>
      <text:p text:style-name="P101"/>
      <text:p text:style-name="P127"><text:tab/>See the Twenty-Eighth Day of Athor.</text:p>
      <text:p text:style-name="P128"/>
      <text:p text:style-name="P57">The Sixth Day of the Little Month</text:p>
      <text:p text:style-name="P74">Annual Tune</text:p>
      <text:p text:style-name="P74">A Thanksgiving to God</text:p>
      <text:p text:style-name="P74"/>
      <text:p text:style-name="P50">The Vespers Gospel</text:p>
      <text:p text:style-name="P98">Psalm 118:71,72</text:p>
      <text:p text:style-name="P99"><text:tab/><text:span text:style-name="T6">A Psalm of David.</text:span></text:p>
      <text:p text:style-name="P97"><text:tab/><text:span text:style-name="T19">The wicked have waited for me to destroy me: but I have considered Thy testimonies. I have seen an end of all perfection: but Thy commandments are exceedingly broad. </text:span><text:span text:style-name="T6">Alleluia.</text:span></text:p>
      <text:p text:style-name="P103"/>
      <text:p text:style-name="P59">Luke 13:10-17</text:p>
      <text:p text:style-name="P6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
        <text:p text:style-name="P137"><text:span text:style-name="T50"><text:tab/></text:span><text:span text:style-name="T22">And he was teaching in one of the synagogues on the sabbath. And, behold, there was a woman which had a spirit of infirmity eighteen years, and was bowed together, and could in no wise lift up </text:span><text:span text:style-name="T26">herself</text:span><text:span text:style-name="T22">. And when Jesus saw her, he called </text:span><text:span text:style-name="T26">her to him</text:span><text:span text:style-name="T22">, and said unto her,</text:span><text:span text:style-name="T66"> Woman, thou art loosed from thine infirmity.</text:span><text:span text:style-name="T22"> And he laid </text:span><text:span text:style-name="T26">his</text:span><text:span text:style-name="T22"> hands on her: and immediately she </text:span><text:soft-page-break/><text:span text:style-name="T22">was made straight, and glorified God. And the ruler of the synagogue answered with indignation, because that Jesus had healed on the sabbath day, and said unto the people, There are six days in which men ought to work: in them therefore come and be healed, and not on the sabbath day. The Lord then answered him, and said, </text:span><text:span text:style-name="T68">Thou</text:span><text:span text:style-name="T66"> hypocrite, doth not each </text:span><text:span text:style-name="T66">one of you on the sabbath loose his ox or </text:span><text:span text:style-name="T68">his</text:span><text:span text:style-name="T66"> ass from the stall, and lead </text:span><text:span text:style-name="T68">him</text:span><text:span text:style-name="T66"> away to watering?</text:span><text:span text:style-name="T22"> </text:span><text:span text:style-name="T66">And ought not this woman, being a daughter of Abraham, whom Satan hath bound, lo, these eighteen years, be loosed from this bond on the sabbath day?</text:span><text:span text:style-name="T22"> And when he had said these things, all his adversaries were ashamed: and all the people rejoiced for all the glorious things that were done by him.</text:span><text:span text:style-name="T50"> </text:span><text:span text:style-name="T52">Glory be to God forever.</text:span></text:p>
      </text:section>
      <text:p text:style-name="P60"/>
      <text:p text:style-name="P49">The Matins Gospel</text:p>
      <text:p text:style-name="P101">Psalm 119:89-90</text:p>
      <text:p text:style-name="P103"><text:tab/><text:span text:style-name="T6">A Psalm of David.</text:span></text:p>
      <text:p text:style-name="P97"><text:span text:style-name="T6"><text:tab/></text:span><text:span text:style-name="T16">Thy word O LORD, continues For ever in heaven: Thy faithfulness is unto all generations. Thou hast established the earth: And it abides by Thy ordinance. </text:span><text:span text:style-name="T6">Alleluia.</text:span></text:p>
      <text:p text:style-name="P111"/>
      <text:p text:style-name="P59">Luke 4:23-30</text:p>
      <text:p text:style-name="P67"><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
        <text:p text:style-name="P137"><text:span text:style-name="T52"><text:tab/></text:span><text:span text:style-name="T23">And he said unto them, </text:span><text:span text:style-name="T67">Ye will surely say unto me this proverb, Physician, heal thyself: whatsoever we have heard done in Capernaum, do also here in thy country.</text:span><text:span text:style-name="T23"> And he said, </text:span><text:span text:style-name="T67">Verily I say unto you, No prophet is accepted in his own country.</text:span><text:span text:style-name="T23"> </text:span><text:span text:style-name="T67">But I tell you of a truth, many widows were in Israel in the days of Elias, when the heaven was shut up three years and six months, when great famine was throughout all the land; </text:span><text:span text:style-name="T67">But unto none of them was Elias sent, save unto Sarepta, </text:span><text:span text:style-name="T69">a city</text:span><text:span text:style-name="T67"> of Sidon, unto a woman </text:span><text:span text:style-name="T69">that was</text:span><text:span text:style-name="T67"> a widow.</text:span><text:span text:style-name="T23"> </text:span><text:span text:style-name="T67">And many lepers were in Israel in the time of Eliseus the prophet; and none of them was cleansed, saving Naaman the Syrian.</text:span><text:span text:style-name="T23"> And all they in the synagogue, when they heard these things, were filled with wrath, And rose up, and thrust him out of the city, and led him unto the brow of the hill whereon their city was built, that they might cast him down headlong. But he passing through the midst of them went his way.</text:span><text:span text:style-name="T51"> </text:span><text:span text:style-name="T52">Glory be to God forever.</text:span></text:p>
      </text:section>
      <text:p text:style-name="P68"/>
      <text:p text:style-name="P49"/>
      <text:p text:style-name="P30">The Liturgy</text:p>
      <text:p text:style-name="P60"/>
      <text:p text:style-name="P47">The Pauline Epistle</text:p>
      <text:p text:style-name="P59">Colossians 3:8-17</text:p>
      <text:p text:style-name="P61"><text:tab/><text:span text:style-name="T6">A chapter from the Epistle of our teacher Paul to the Colossians. His blessing be upon us. Amen.</text:span></text:p>
      <text:section text:style-name="Sect1" text:name="Section3">
        <text:p text:style-name="P137"><text:span text:style-name="T50"><text:tab/></text:span><text:span text:style-name="T21">But now ye also put off all these; anger, wrath, malice, blasphemy, filthy communication out of your mouth. Lie not one to another, seeing that ye have put off the old man with his deeds; And have put on the new </text:span><text:span text:style-name="T26">man</text:span><text:span text:style-name="T22">, which is renewed in knowledge after the image of him that created him: </text:span><text:span text:style-name="T22">Where there is neither Greek nor Jew, circumcision nor uncircumcision, Barbarian, Scythian, bond </text:span><text:span text:style-name="T26">nor</text:span><text:span text:style-name="T22"> free: but Christ </text:span><text:span text:style-name="T26">is</text:span><text:span text:style-name="T22"> all, and in all.</text:span></text:p>
        <text:p text:style-name="P138"><text:span text:style-name="T22"><text:tab/>Put on therefore, as the elect of God, holy and beloved, bowels of mercies, kindness, humbleness of mind, meekness, longsuffering; Forbearing one another, and forgiving one another, if any man have a quarrel against any: even as Christ forgave you, so also </text:span><text:span text:style-name="T26">do</text:span><text:span text:style-name="T22"> ye. And above all these </text:span><text:span text:style-name="T22">things </text:span><text:span text:style-name="T26">put on</text:span><text:span text:style-name="T22"> charity, which is the </text:span><text:span text:style-name="T22">bond of perfectness. And let the peace of God rule in your hearts, to the which also ye are called in one body; and be ye thankful. Let the word of Christ dwell in you richly in all wisdom; teaching and admonishing one another in psalms and hymns and spiritual songs, singing with grace in your hearts to the Lord. And whatsoever ye do in word or deed, </text:span><text:span text:style-name="T26">do</text:span><text:span text:style-name="T22"> all in the name of the Lord Jesus, giving thanks to God and the Father by him.</text:span></text:p>
      </text:section>
      <text:p text:style-name="P59"><text:tab/><text:span text:style-name="T6">The grace of God the Father be with you all. Amen.</text:span></text:p>
      <text:p text:style-name="P60"/>
      <text:p text:style-name="P47">The Catholic Epistle</text:p>
      <text:p text:style-name="P59">James 5:16-20</text:p>
      <text:p text:style-name="P61"><text:tab/><text:span text:style-name="T6">The Catholic Epistle from the Epistle of our teacher James. His Blessing be upon us. Amen.</text:span></text:p>
      <text:section text:style-name="Sect1" text:name="Section4">
        <text:p text:style-name="P137"><text:span text:style-name="T50"><text:tab/></text:span><text:span text:style-name="T21">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61"><text:tab/><text:span text:style-name="T6">Do not love the world, nor the things which are in the world. The world shall pass away and all its desires; but he who does the will of God shall abide forever. Amen.</text:span></text:p>
      <text:p text:style-name="P60"/>
      <text:p text:style-name="P47"/>
      <text:p text:style-name="P31">The Praxis</text:p>
      <text:p text:style-name="P59">Acts 11:12b-18</text:p>
      <text:p text:style-name="P61"><text:tab/><text:span text:style-name="T6">A chapter from the Acts of our fathers the pure Apostles, who were invested with the grace of the Holy Spirit. Their blessing be with us all. Amen.</text:span></text:p>
      <text:section text:style-name="Sect1" text:name="Section5">
        <text:p text:style-name="P137"><text:span text:style-name="T50"><text:tab/></text:span><text:span text:style-name="T21">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 And as I began to speak, the Holy Ghost fell on them, </text:span><text:span text:style-name="T21">as on us at the beginning. Then remembered I the word of the Lord, how that he said,</text:span><text:span text:style-name="T65"> John indeed baptized with water; but ye shall be baptized with the Holy Ghost.</text:span><text:span text:style-name="T21"> Forasmuch then as God gave them the like gift as </text:span><text:span text:style-name="T26">he did</text:span><text:span text:style-name="T22"> unto us, who believed on the Lord Jesus Christ; what was I, that I could withstand God? When they heard these things, they held their peace, and glorified God, saying, Then hath God also to the Gentiles granted repentance unto life.</text:span></text:p>
      </text:section>
      <text:p text:style-name="P60"><text:tab/><text:span text:style-name="T6">The word of the Lord abides in this church and in every church. Amen.</text:span></text:p>
      <text:p text:style-name="P60"/>
      <text:p text:style-name="P47">The Gospel</text:p>
      <text:p text:style-name="P101">Psalm 111:73,74</text:p>
      <text:p text:style-name="P103"><text:tab/><text:span text:style-name="T6">A Psalm of David.</text:span></text:p>
      <text:p text:style-name="P97"><text:span text:style-name="T13"><text:tab/></text:span><text:span text:style-name="T16">O how I love Thy Name! it is my meditation all the day. Teach me Thy commandments better than my enemies: For they are established forever. </text:span><text:span text:style-name="T6">Alleluia.</text:span></text:p>
      <text:p text:style-name="P103"/>
      <text:p text:style-name="P59">John 2:1-11</text:p>
      <text:p text:style-name="P67"><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
        <text:p text:style-name="P137"><text:span text:style-name="T50"><text:tab/></text:span><text:span text:style-name="T23">And the third day there was a marriage in Cana of Galilee; and the mother of Jesus was there: And both Jesus was called, and his disciples, to the marriage. And when they wanted wine, the mother of Jesus saith unto him, They have no wine. Jesus saith unto her,</text:span><text:span text:style-name="T67"> Woman, what have I to do with thee? mine hour is not yet come.</text:span><text:span text:style-name="T23"> His mother saith unto the servants, Whatsoever he saith unto you, do </text:span><text:span text:style-name="T25">it</text:span><text:span text:style-name="T23">. And there were set there six waterpots of stone, after the manner of the purifying of the Jews, containing two or three firkins apiece. Jesus saith unto them, </text:span><text:span text:style-name="T67">Fill the waterpots with water.</text:span><text:span text:style-name="T23"> And they filled them up to the brim. And he saith unto them, </text:span><text:span text:style-name="T67">Draw out now, and bear unto the governor of the feast.</text:span><text:span text:style-name="T23"> And they bare </text:span><text:span text:style-name="T25">it</text:span><text:span text:style-name="T23">. When the ruler of the feast had tasted the water that was made wine, and knew not whence it was: (but the servants which drew the water knew;) the governor of </text:span><text:span text:style-name="T23">the feast called the bridegroom, And saith unto him, Every man at the beginning doth set forth good wine; and when men have well drunk, then that which is worse: </text:span><text:span text:style-name="T25">but</text:span><text:span text:style-name="T23"> thou hast kept the good wine until now. This beginning of miracles did Jesus in Cana of Galilee, and manifested forth his glory; and his disciples believed on him.</text:span><text:span text:style-name="T49"> </text:span><text:span text:style-name="T52">Glory be to God forever.</text:span></text:p>
      </text:section>
      <text:p text:style-name="P68"><text:soft-page-break/></text:p>
      <text:p text:style-name="P28">Appendix I: Readings for other Services</text:p>
      <text:p text:style-name="P10"/>
      <text:p text:style-name="P4">See Volume 5</text:p>
      <text:p text:style-name="P39">Appendix II</text:p>
      <text:p text:style-name="P56">What are the Readings for Today? </text:p>
      <text:p text:style-name="P58"/>
      <text:p text:style-name="P46"><text:tab/>It can be confusing to determine what readings apply to a particular day. The following is intended to be a guide to finding the correct readings. This is only a guide, and may not cover all possible exceptions.</text:p>
      <text:p text:style-name="P46"/>
      <text:p text:style-name="P46"><text:tab/>First, determine the Coptic date. This can be done using Appendix III. Now look up the Coptic date in “Volume 1: Weekdays”. A particular day may have readings under its entry, or it may point to another day whose readings it borrows. Once you have found these readings, you have found the base readings for the day that are read if no more important occasion overrides them.</text:p>
      <text:p text:style-name="P46"/>
      <text:p text:style-name="P46"><text:tab/>If the day is a Sunday, then the weekday readings are overridden by the more important Sunday readings. These can be found in “Volume 2: Sundays”. For example, on the Second day of Koiak you will notice that the entry points you to the Sixteenth day of Paoni. So you will turn to the readings for the Sixteenth day of Paoni, which are also the readings for the Second day of Koiak, unless it is a Sunday, in which case you turn to the readings for the First Sunday of Koiak. There is an exception though: If the weekday readings are for a Feast of Our Lord, the Paramouni of a Feast, or the Feast of the Cross, then the Feast Day readings remain, and are not superseded by the Sunday readings. Feast days are indicated. If the Paramouni of a feast falls on a Sunday or Monday, it extends back to Friday. In this case the readings for the Paramouni are used for each of the two or three days of the Paramouni.</text:p>
      <text:p text:style-name="P6"/>
      <text:p text:style-name="P6"><text:tab/>There are rules to govern the fifth Sunday of a month. If the 29<text:span text:style-name="T53">th</text:span> of a month falls on a Sunday, the readings of the Feast of the Annunciation on the 29<text:span text:style-name="T53">th</text:span> of Phamenouth are used, except during Tobi and Meshir. These readings can be found in the back of the Sundays Volume. Otherwise, there is one set of readings for the fifth Sunday of a month from Thoout to Meshir, and another for Phemenouth to Mesori. These can be found at the back of “Volume 1: Weekdays”. If the feast of Nairouz falls on the first Sunday of Thoout, then the readings for Nairouz are used. The readings for the following week are shifted accordingly, and so the fifth Sunday readings are not used. If there is a fifth Sunday in Athor, the readings of the first Sunday of Koiak are used, and all of the Sundays of Koiak <text:soft-page-break/>are shifted accordingly, as in this case the readings for the Feast of the Nativity will be read on the Fourth Sunday of Koiak. If the Fifth Sunday of Tobi is the Sunday before the fast of Nineveh, then the readings of Pre-Lent Leave-Taking, which can be found in “Volume 3: Great Lent”, are used instead.</text:p>
      <text:p text:style-name="P46"/>
      <text:p text:style-name="P46"><text:tab/>You now know which readings to use if a given day is a weekday, a fixed feast day, or a Sunday. However, the variable seasons have not been accounted for. The readings for the Fast and Feast of Nineveh, Great Lent, Pascha Week, and the Season of Pentecost (the Holy Fifty Days) replace normal annual readings. To know if you are in one of these seasons, consult Appendix IV. The Fast and Feast of Nineveh last for four days. So, if the current date is within four days of the start date listed in Appendix IV, turn to the appropriate readings which can be found in “Volume 3: Great Lent”. From the start of Great Lent until the Feast of Pentecost the annual readings are superseded by seasonal readings. From the start of Great Lent until the start of Pascha week, use the appropriate readings from the same volume. The readings for Pascha week can be found in “Volume 4: Pascha Week”. From the Feast of the Resurrection to the Feast of Pentecost, the readings can be found in “Volume 5: Pentecost”. Of course, if a Feast of Our Lord occurs during one of these seasons its readings take precedence. For example, when the Feast of the Cross (which is celebrated as a Feast of Our Lord) falls during Great Lent, the Lenten readings are replaced by the readings for the feast.</text:p>
      <text:p text:style-name="P46"/>
      <text:p text:style-name="P46"><text:tab/>Finally, if two Feasts of Our Lord fall on the same day, the readings for the greater feast are used. For example, when the Feast of Pentecost and the Feast of the Entry of Our Lord into Egypt fall on the same day, it is Pentecost that is celebrated, and the readings for Pentecost that are read.</text:p>
      <text:p text:style-name="P46"/>
      <text:p text:style-name="P46"><text:tab/>There is an interesting exception regarding the Feast of the Nativity. This feast always falls on the 29<text:span text:style-name="T53">th</text:span> day of the month of Koiak, which is usually equivalent to January 7<text:span text:style-name="T53">th</text:span> on the Gregorian calendar. However, on leap years the 29<text:span text:style-name="T53">th</text:span> of Koiak corresponds to January 8<text:span text:style-name="T53">th</text:span>. To avoid confusion, this feast is now always celebrated on the 7<text:span text:style-name="T53">th</text:span> of January. That is, on leap years, the current practice is to use the readings for the 29<text:span text:style-name="T53">th</text:span> day of Koiak on the 28<text:span text:style-name="T53">th</text:span> day fo Koiak, and then again on the 29<text:span text:style-name="T53">th</text:span> of Koiak. The readings for the 28<text:span text:style-name="T53">th</text:span> of Koiak are skipped, the readings for the 29<text:span text:style-name="T53">th</text:span> are read two days in a row, and then the rest of the readings proceed as normal.</text:p>
      <text:p text:style-name="P28">Appendix III—Gregorian/Coptic Date Chart</text:p>
      <text:p text:style-name="P8"/>
      <table:table table:name="Table1" table:style-name="Table1">
        <table:table-column table:style-name="Table1.A" table:number-columns-repeated="3"/>
        <table:table-header-rows>
          <table:table-row>
            <table:table-cell table:style-name="Table1.A1" office:value-type="string">
              <text:p text:style-name="P45">Coptic Date</text:p>
            </table:table-cell>
            <table:table-cell table:style-name="Table1.A1" office:value-type="string">
              <text:p text:style-name="P45">Gregorian Date—Non-Leap Year</text:p>
            </table:table-cell>
            <table:table-cell table:style-name="Table1.C1" office:value-type="string">
              <text:p text:style-name="P45">Gregorian Date—Leap Year</text:p>
            </table:table-cell>
          </table:table-row>
        </table:table-header-rows>
        <table:table-row>
          <table:table-cell table:style-name="Table1.A2" office:value-type="float" office:value="0">
            <text:p text:style-name="P43">Thoout (Tut) 1</text:p>
          </table:table-cell>
          <table:table-cell table:style-name="Table1.A2" office:value-type="float" office:value="40067">
            <text:p text:style-name="P43">September 11</text:p>
          </table:table-cell>
          <table:table-cell table:style-name="Table1.C2" office:value-type="float" office:value="0">
            <text:p text:style-name="P43">September 12</text:p>
          </table:table-cell>
        </table:table-row>
        <table:table-row>
          <table:table-cell table:style-name="Table1.A2" office:value-type="float" office:value="0">
            <text:p text:style-name="P43">Thoout (Tut) 2</text:p>
          </table:table-cell>
          <table:table-cell table:style-name="Table1.A2" office:value-type="float" office:value="0">
            <text:p text:style-name="P43">September 12</text:p>
          </table:table-cell>
          <table:table-cell table:style-name="Table1.C2" office:value-type="float" office:value="0">
            <text:p text:style-name="P43">September 13</text:p>
          </table:table-cell>
        </table:table-row>
        <table:table-row>
          <table:table-cell table:style-name="Table1.A2" office:value-type="float" office:value="0">
            <text:p text:style-name="P43">Thoout (Tut) 3</text:p>
          </table:table-cell>
          <table:table-cell table:style-name="Table1.A2" office:value-type="float" office:value="0">
            <text:p text:style-name="P43">September 13</text:p>
          </table:table-cell>
          <table:table-cell table:style-name="Table1.C2" office:value-type="float" office:value="0">
            <text:p text:style-name="P43">September 14</text:p>
          </table:table-cell>
        </table:table-row>
        <table:table-row>
          <table:table-cell table:style-name="Table1.A2" office:value-type="float" office:value="0">
            <text:p text:style-name="P43">Thoout (Tut) 4</text:p>
          </table:table-cell>
          <table:table-cell table:style-name="Table1.A2" office:value-type="float" office:value="0">
            <text:p text:style-name="P43">September 14</text:p>
          </table:table-cell>
          <table:table-cell table:style-name="Table1.C2" office:value-type="float" office:value="0">
            <text:p text:style-name="P43">September 15</text:p>
          </table:table-cell>
        </table:table-row>
        <table:table-row>
          <table:table-cell table:style-name="Table1.A2" office:value-type="float" office:value="0">
            <text:p text:style-name="P43">Thoout (Tut) 5</text:p>
          </table:table-cell>
          <table:table-cell table:style-name="Table1.A2" office:value-type="float" office:value="0">
            <text:p text:style-name="P43">September 15</text:p>
          </table:table-cell>
          <table:table-cell table:style-name="Table1.C2" office:value-type="float" office:value="0">
            <text:p text:style-name="P43">September 16</text:p>
          </table:table-cell>
        </table:table-row>
        <table:table-row>
          <table:table-cell table:style-name="Table1.A2" office:value-type="float" office:value="0">
            <text:p text:style-name="P43">Thoout (Tut) 6</text:p>
          </table:table-cell>
          <table:table-cell table:style-name="Table1.A2" office:value-type="float" office:value="0">
            <text:p text:style-name="P43">September 16</text:p>
          </table:table-cell>
          <table:table-cell table:style-name="Table1.C2" office:value-type="float" office:value="0">
            <text:p text:style-name="P43">September 17</text:p>
          </table:table-cell>
        </table:table-row>
        <table:table-row>
          <table:table-cell table:style-name="Table1.A2" office:value-type="float" office:value="0">
            <text:p text:style-name="P43">Thoout (Tut) 7</text:p>
          </table:table-cell>
          <table:table-cell table:style-name="Table1.A2" office:value-type="float" office:value="0">
            <text:p text:style-name="P43">September 17</text:p>
          </table:table-cell>
          <table:table-cell table:style-name="Table1.C2" office:value-type="float" office:value="0">
            <text:p text:style-name="P43">September 18</text:p>
          </table:table-cell>
        </table:table-row>
        <table:table-row>
          <table:table-cell table:style-name="Table1.A2" office:value-type="float" office:value="0">
            <text:p text:style-name="P43">Thoout (Tut) 8</text:p>
          </table:table-cell>
          <table:table-cell table:style-name="Table1.A2" office:value-type="float" office:value="0">
            <text:p text:style-name="P43">September 18</text:p>
          </table:table-cell>
          <table:table-cell table:style-name="Table1.C2" office:value-type="float" office:value="0">
            <text:p text:style-name="P43">September 19</text:p>
          </table:table-cell>
        </table:table-row>
        <table:table-row>
          <table:table-cell table:style-name="Table1.A2" office:value-type="float" office:value="0">
            <text:p text:style-name="P43">Thoout (Tut) 9</text:p>
          </table:table-cell>
          <table:table-cell table:style-name="Table1.A2" office:value-type="float" office:value="0">
            <text:p text:style-name="P43">September 19</text:p>
          </table:table-cell>
          <table:table-cell table:style-name="Table1.C2" office:value-type="float" office:value="0">
            <text:p text:style-name="P43">September 20</text:p>
          </table:table-cell>
        </table:table-row>
        <table:table-row>
          <table:table-cell table:style-name="Table1.A2" office:value-type="float" office:value="0">
            <text:p text:style-name="P43">Thoout (Tut) 10</text:p>
          </table:table-cell>
          <table:table-cell table:style-name="Table1.A2" office:value-type="float" office:value="0">
            <text:p text:style-name="P43">September 20</text:p>
          </table:table-cell>
          <table:table-cell table:style-name="Table1.C2" office:value-type="float" office:value="0">
            <text:p text:style-name="P43">September 21</text:p>
          </table:table-cell>
        </table:table-row>
        <table:table-row>
          <table:table-cell table:style-name="Table1.A2" office:value-type="float" office:value="0">
            <text:p text:style-name="P43">Thoout (Tut) 11</text:p>
          </table:table-cell>
          <table:table-cell table:style-name="Table1.A2" office:value-type="float" office:value="0">
            <text:p text:style-name="P43">September 21</text:p>
          </table:table-cell>
          <table:table-cell table:style-name="Table1.C2" office:value-type="float" office:value="0">
            <text:p text:style-name="P43">September 22</text:p>
          </table:table-cell>
        </table:table-row>
        <table:table-row>
          <table:table-cell table:style-name="Table1.A2" office:value-type="float" office:value="0">
            <text:p text:style-name="P43">Thoout (Tut) 12</text:p>
          </table:table-cell>
          <table:table-cell table:style-name="Table1.A2" office:value-type="float" office:value="0">
            <text:p text:style-name="P43">September 22</text:p>
          </table:table-cell>
          <table:table-cell table:style-name="Table1.C2" office:value-type="float" office:value="0">
            <text:p text:style-name="P43">September 23</text:p>
          </table:table-cell>
        </table:table-row>
        <table:table-row>
          <table:table-cell table:style-name="Table1.A2" office:value-type="float" office:value="0">
            <text:p text:style-name="P43">Thoout (Tut) 13</text:p>
          </table:table-cell>
          <table:table-cell table:style-name="Table1.A2" office:value-type="float" office:value="0">
            <text:p text:style-name="P43">September 23</text:p>
          </table:table-cell>
          <table:table-cell table:style-name="Table1.C2" office:value-type="float" office:value="0">
            <text:p text:style-name="P43">September 24</text:p>
          </table:table-cell>
        </table:table-row>
        <table:table-row>
          <table:table-cell table:style-name="Table1.A2" office:value-type="float" office:value="0">
            <text:p text:style-name="P43">Thoout (Tut) 14</text:p>
          </table:table-cell>
          <table:table-cell table:style-name="Table1.A2" office:value-type="float" office:value="0">
            <text:p text:style-name="P43">September 24</text:p>
          </table:table-cell>
          <table:table-cell table:style-name="Table1.C2" office:value-type="float" office:value="0">
            <text:p text:style-name="P43">September 25</text:p>
          </table:table-cell>
        </table:table-row>
        <table:table-row>
          <table:table-cell table:style-name="Table1.A2" office:value-type="float" office:value="0">
            <text:p text:style-name="P43">Thoout (Tut) 15</text:p>
          </table:table-cell>
          <table:table-cell table:style-name="Table1.A2" office:value-type="float" office:value="0">
            <text:p text:style-name="P43">September 25</text:p>
          </table:table-cell>
          <table:table-cell table:style-name="Table1.C2" office:value-type="float" office:value="0">
            <text:p text:style-name="P43">September 26</text:p>
          </table:table-cell>
        </table:table-row>
        <table:table-row>
          <table:table-cell table:style-name="Table1.A2" office:value-type="float" office:value="0">
            <text:p text:style-name="P43">Thoout (Tut) 16</text:p>
          </table:table-cell>
          <table:table-cell table:style-name="Table1.A2" office:value-type="float" office:value="0">
            <text:p text:style-name="P43">September 26</text:p>
          </table:table-cell>
          <table:table-cell table:style-name="Table1.C2" office:value-type="float" office:value="0">
            <text:p text:style-name="P43">September 27</text:p>
          </table:table-cell>
        </table:table-row>
        <table:table-row>
          <table:table-cell table:style-name="Table1.A2" office:value-type="float" office:value="0">
            <text:p text:style-name="P43">Thoout (Tut) 17</text:p>
          </table:table-cell>
          <table:table-cell table:style-name="Table1.A2" office:value-type="float" office:value="0">
            <text:p text:style-name="P43">September 27</text:p>
          </table:table-cell>
          <table:table-cell table:style-name="Table1.C2" office:value-type="float" office:value="0">
            <text:p text:style-name="P43">September 28</text:p>
          </table:table-cell>
        </table:table-row>
        <table:table-row>
          <table:table-cell table:style-name="Table1.A2" office:value-type="float" office:value="0">
            <text:p text:style-name="P43">Thoout (Tut) 18</text:p>
          </table:table-cell>
          <table:table-cell table:style-name="Table1.A2" office:value-type="float" office:value="0">
            <text:p text:style-name="P43">September 28</text:p>
          </table:table-cell>
          <table:table-cell table:style-name="Table1.C2" office:value-type="float" office:value="0">
            <text:p text:style-name="P43">September 29</text:p>
          </table:table-cell>
        </table:table-row>
        <table:table-row>
          <table:table-cell table:style-name="Table1.A2" office:value-type="float" office:value="0">
            <text:p text:style-name="P43">Thoout (Tut) 19</text:p>
          </table:table-cell>
          <table:table-cell table:style-name="Table1.A2" office:value-type="float" office:value="0">
            <text:p text:style-name="P43">September 29</text:p>
          </table:table-cell>
          <table:table-cell table:style-name="Table1.C2" office:value-type="float" office:value="0">
            <text:p text:style-name="P43">September 30</text:p>
          </table:table-cell>
        </table:table-row>
        <table:table-row>
          <table:table-cell table:style-name="Table1.A2" office:value-type="float" office:value="0">
            <text:p text:style-name="P43">Thoout (Tut) 20</text:p>
          </table:table-cell>
          <table:table-cell table:style-name="Table1.A2" office:value-type="float" office:value="0">
            <text:p text:style-name="P43">September 30</text:p>
          </table:table-cell>
          <table:table-cell table:style-name="Table1.C2" office:value-type="float" office:value="0">
            <text:p text:style-name="P43">October 1</text:p>
          </table:table-cell>
        </table:table-row>
        <table:table-row>
          <table:table-cell table:style-name="Table1.A2" office:value-type="float" office:value="0">
            <text:p text:style-name="P43">Thoout (Tut) 21</text:p>
          </table:table-cell>
          <table:table-cell table:style-name="Table1.A2" office:value-type="float" office:value="0">
            <text:p text:style-name="P43">October 1</text:p>
          </table:table-cell>
          <table:table-cell table:style-name="Table1.C2" office:value-type="float" office:value="0">
            <text:p text:style-name="P43">October 2</text:p>
          </table:table-cell>
        </table:table-row>
        <table:table-row>
          <table:table-cell table:style-name="Table1.A2" office:value-type="float" office:value="0">
            <text:p text:style-name="P43">Thoout (Tut) 22</text:p>
          </table:table-cell>
          <table:table-cell table:style-name="Table1.A2" office:value-type="float" office:value="0">
            <text:p text:style-name="P43">October 2</text:p>
          </table:table-cell>
          <table:table-cell table:style-name="Table1.C2" office:value-type="float" office:value="0">
            <text:p text:style-name="P43">October 3</text:p>
          </table:table-cell>
        </table:table-row>
        <table:table-row>
          <table:table-cell table:style-name="Table1.A2" office:value-type="float" office:value="0">
            <text:p text:style-name="P43">Thoout (Tut) 23</text:p>
          </table:table-cell>
          <table:table-cell table:style-name="Table1.A2" office:value-type="float" office:value="0">
            <text:p text:style-name="P43">October 3</text:p>
          </table:table-cell>
          <table:table-cell table:style-name="Table1.C2" office:value-type="float" office:value="0">
            <text:p text:style-name="P43">October 4</text:p>
          </table:table-cell>
        </table:table-row>
        <table:table-row>
          <table:table-cell table:style-name="Table1.A2" office:value-type="float" office:value="0">
            <text:p text:style-name="P43">Thoout (Tut) 24</text:p>
          </table:table-cell>
          <table:table-cell table:style-name="Table1.A2" office:value-type="float" office:value="0">
            <text:p text:style-name="P43">October 4</text:p>
          </table:table-cell>
          <table:table-cell table:style-name="Table1.C2" office:value-type="float" office:value="0">
            <text:p text:style-name="P43">October 5</text:p>
          </table:table-cell>
        </table:table-row>
        <table:table-row>
          <table:table-cell table:style-name="Table1.A2" office:value-type="float" office:value="0">
            <text:p text:style-name="P43">Thoout (Tut) 25</text:p>
          </table:table-cell>
          <table:table-cell table:style-name="Table1.A2" office:value-type="float" office:value="0">
            <text:p text:style-name="P43">October 5</text:p>
          </table:table-cell>
          <table:table-cell table:style-name="Table1.C2" office:value-type="float" office:value="0">
            <text:p text:style-name="P43">October 6</text:p>
          </table:table-cell>
        </table:table-row>
        <table:table-row>
          <table:table-cell table:style-name="Table1.A2" office:value-type="float" office:value="0">
            <text:p text:style-name="P43">Thoout (Tut) 26</text:p>
          </table:table-cell>
          <table:table-cell table:style-name="Table1.A2" office:value-type="float" office:value="0">
            <text:p text:style-name="P43">October 6</text:p>
          </table:table-cell>
          <table:table-cell table:style-name="Table1.C2" office:value-type="float" office:value="0">
            <text:p text:style-name="P43">October 7</text:p>
          </table:table-cell>
        </table:table-row>
        <table:table-row>
          <table:table-cell table:style-name="Table1.A2" office:value-type="float" office:value="0">
            <text:p text:style-name="P43">Thoout (Tut) 27</text:p>
          </table:table-cell>
          <table:table-cell table:style-name="Table1.A2" office:value-type="float" office:value="0">
            <text:p text:style-name="P43">October 7</text:p>
          </table:table-cell>
          <table:table-cell table:style-name="Table1.C2" office:value-type="float" office:value="0">
            <text:p text:style-name="P43">October 8</text:p>
          </table:table-cell>
        </table:table-row>
        <table:table-row>
          <table:table-cell table:style-name="Table1.A2" office:value-type="float" office:value="0">
            <text:p text:style-name="P43">Thoout (Tut) 28</text:p>
          </table:table-cell>
          <table:table-cell table:style-name="Table1.A2" office:value-type="float" office:value="0">
            <text:p text:style-name="P43">October 8</text:p>
          </table:table-cell>
          <table:table-cell table:style-name="Table1.C2" office:value-type="float" office:value="0">
            <text:p text:style-name="P43">October 9</text:p>
          </table:table-cell>
        </table:table-row>
        <table:table-row>
          <table:table-cell table:style-name="Table1.A2" office:value-type="float" office:value="0">
            <text:p text:style-name="P43">Thoout (Tut) 29</text:p>
          </table:table-cell>
          <table:table-cell table:style-name="Table1.A2" office:value-type="float" office:value="0">
            <text:p text:style-name="P43">October 9</text:p>
          </table:table-cell>
          <table:table-cell table:style-name="Table1.C2" office:value-type="float" office:value="0">
            <text:p text:style-name="P43">October 10</text:p>
          </table:table-cell>
        </table:table-row>
        <table:table-row>
          <table:table-cell table:style-name="Table1.A2" office:value-type="float" office:value="0">
            <text:p text:style-name="P43">Thoout (Tut) 30</text:p>
          </table:table-cell>
          <table:table-cell table:style-name="Table1.A2" office:value-type="float" office:value="0">
            <text:p text:style-name="P43">October 10</text:p>
          </table:table-cell>
          <table:table-cell table:style-name="Table1.C2" office:value-type="float" office:value="0">
            <text:p text:style-name="P43">October 11</text:p>
          </table:table-cell>
        </table:table-row>
        <table:table-row>
          <table:table-cell table:style-name="Table1.A2" office:value-type="float" office:value="0">
            <text:p text:style-name="P43">Paopi (Babah) 1</text:p>
          </table:table-cell>
          <table:table-cell table:style-name="Table1.A2" office:value-type="float" office:value="0">
            <text:p text:style-name="P43">October 11</text:p>
          </table:table-cell>
          <table:table-cell table:style-name="Table1.C2" office:value-type="float" office:value="0">
            <text:p text:style-name="P43">October 12</text:p>
          </table:table-cell>
        </table:table-row>
        <table:table-row>
          <table:table-cell table:style-name="Table1.A2" office:value-type="float" office:value="0">
            <text:p text:style-name="P43">Paopi (Babah) 2</text:p>
          </table:table-cell>
          <table:table-cell table:style-name="Table1.A2" office:value-type="float" office:value="0">
            <text:p text:style-name="P43">October 12</text:p>
          </table:table-cell>
          <table:table-cell table:style-name="Table1.C2" office:value-type="float" office:value="0">
            <text:p text:style-name="P43">October 13</text:p>
          </table:table-cell>
        </table:table-row>
        <text:soft-page-break/>
        <table:table-row>
          <table:table-cell table:style-name="Table1.A2" office:value-type="float" office:value="0">
            <text:p text:style-name="P43">Paopi (Babah) 3</text:p>
          </table:table-cell>
          <table:table-cell table:style-name="Table1.A2" office:value-type="float" office:value="0">
            <text:p text:style-name="P43">October 13</text:p>
          </table:table-cell>
          <table:table-cell table:style-name="Table1.C2" office:value-type="float" office:value="0">
            <text:p text:style-name="P43">October 14</text:p>
          </table:table-cell>
        </table:table-row>
        <table:table-row>
          <table:table-cell table:style-name="Table1.A2" office:value-type="float" office:value="0">
            <text:p text:style-name="P43">Paopi (Babah) 4</text:p>
          </table:table-cell>
          <table:table-cell table:style-name="Table1.A2" office:value-type="float" office:value="0">
            <text:p text:style-name="P43">October 14</text:p>
          </table:table-cell>
          <table:table-cell table:style-name="Table1.C2" office:value-type="float" office:value="0">
            <text:p text:style-name="P43">October 15</text:p>
          </table:table-cell>
        </table:table-row>
        <table:table-row>
          <table:table-cell table:style-name="Table1.A2" office:value-type="float" office:value="0">
            <text:p text:style-name="P43">Paopi (Babah) 5</text:p>
          </table:table-cell>
          <table:table-cell table:style-name="Table1.A2" office:value-type="float" office:value="0">
            <text:p text:style-name="P43">October 15</text:p>
          </table:table-cell>
          <table:table-cell table:style-name="Table1.C2" office:value-type="float" office:value="0">
            <text:p text:style-name="P43">October 16</text:p>
          </table:table-cell>
        </table:table-row>
        <table:table-row>
          <table:table-cell table:style-name="Table1.A2" office:value-type="float" office:value="0">
            <text:p text:style-name="P43">Paopi (Babah) 6</text:p>
          </table:table-cell>
          <table:table-cell table:style-name="Table1.A2" office:value-type="float" office:value="0">
            <text:p text:style-name="P43">October 16</text:p>
          </table:table-cell>
          <table:table-cell table:style-name="Table1.C2" office:value-type="float" office:value="0">
            <text:p text:style-name="P43">October 17</text:p>
          </table:table-cell>
        </table:table-row>
        <table:table-row>
          <table:table-cell table:style-name="Table1.A2" office:value-type="float" office:value="0">
            <text:p text:style-name="P43">Paopi (Babah) 7</text:p>
          </table:table-cell>
          <table:table-cell table:style-name="Table1.A2" office:value-type="float" office:value="0">
            <text:p text:style-name="P43">October 17</text:p>
          </table:table-cell>
          <table:table-cell table:style-name="Table1.C2" office:value-type="float" office:value="0">
            <text:p text:style-name="P43">October 18</text:p>
          </table:table-cell>
        </table:table-row>
        <table:table-row>
          <table:table-cell table:style-name="Table1.A2" office:value-type="float" office:value="0">
            <text:p text:style-name="P43">Paopi (Babah) 8</text:p>
          </table:table-cell>
          <table:table-cell table:style-name="Table1.A2" office:value-type="float" office:value="0">
            <text:p text:style-name="P43">October 18</text:p>
          </table:table-cell>
          <table:table-cell table:style-name="Table1.C2" office:value-type="float" office:value="0">
            <text:p text:style-name="P43">October 19</text:p>
          </table:table-cell>
        </table:table-row>
        <table:table-row>
          <table:table-cell table:style-name="Table1.A2" office:value-type="float" office:value="0">
            <text:p text:style-name="P43">Paopi (Babah) 9</text:p>
          </table:table-cell>
          <table:table-cell table:style-name="Table1.A2" office:value-type="float" office:value="0">
            <text:p text:style-name="P43">October 19</text:p>
          </table:table-cell>
          <table:table-cell table:style-name="Table1.C2" office:value-type="float" office:value="0">
            <text:p text:style-name="P43">October 20</text:p>
          </table:table-cell>
        </table:table-row>
        <table:table-row>
          <table:table-cell table:style-name="Table1.A2" office:value-type="float" office:value="0">
            <text:p text:style-name="P43">Paopi (Babah) 10</text:p>
          </table:table-cell>
          <table:table-cell table:style-name="Table1.A2" office:value-type="float" office:value="0">
            <text:p text:style-name="P43">October 20</text:p>
          </table:table-cell>
          <table:table-cell table:style-name="Table1.C2" office:value-type="float" office:value="0">
            <text:p text:style-name="P43">October 21</text:p>
          </table:table-cell>
        </table:table-row>
        <table:table-row>
          <table:table-cell table:style-name="Table1.A2" office:value-type="float" office:value="0">
            <text:p text:style-name="P43">Paopi (Babah) 11</text:p>
          </table:table-cell>
          <table:table-cell table:style-name="Table1.A2" office:value-type="float" office:value="0">
            <text:p text:style-name="P43">October 21</text:p>
          </table:table-cell>
          <table:table-cell table:style-name="Table1.C2" office:value-type="float" office:value="0">
            <text:p text:style-name="P43">October 22</text:p>
          </table:table-cell>
        </table:table-row>
        <table:table-row>
          <table:table-cell table:style-name="Table1.A2" office:value-type="float" office:value="0">
            <text:p text:style-name="P43">Paopi (Babah) 12</text:p>
          </table:table-cell>
          <table:table-cell table:style-name="Table1.A2" office:value-type="float" office:value="0">
            <text:p text:style-name="P43">October 22</text:p>
          </table:table-cell>
          <table:table-cell table:style-name="Table1.C2" office:value-type="float" office:value="0">
            <text:p text:style-name="P43">October 23</text:p>
          </table:table-cell>
        </table:table-row>
        <table:table-row>
          <table:table-cell table:style-name="Table1.A2" office:value-type="float" office:value="0">
            <text:p text:style-name="P43">Paopi (Babah) 13</text:p>
          </table:table-cell>
          <table:table-cell table:style-name="Table1.A2" office:value-type="float" office:value="0">
            <text:p text:style-name="P43">October 23</text:p>
          </table:table-cell>
          <table:table-cell table:style-name="Table1.C2" office:value-type="float" office:value="0">
            <text:p text:style-name="P43">October 24</text:p>
          </table:table-cell>
        </table:table-row>
        <table:table-row>
          <table:table-cell table:style-name="Table1.A2" office:value-type="float" office:value="0">
            <text:p text:style-name="P43">Paopi (Babah) 14</text:p>
          </table:table-cell>
          <table:table-cell table:style-name="Table1.A2" office:value-type="float" office:value="0">
            <text:p text:style-name="P43">October 24</text:p>
          </table:table-cell>
          <table:table-cell table:style-name="Table1.C2" office:value-type="float" office:value="0">
            <text:p text:style-name="P43">October 25</text:p>
          </table:table-cell>
        </table:table-row>
        <table:table-row>
          <table:table-cell table:style-name="Table1.A2" office:value-type="float" office:value="0">
            <text:p text:style-name="P43">Paopi (Babah) 15</text:p>
          </table:table-cell>
          <table:table-cell table:style-name="Table1.A2" office:value-type="float" office:value="0">
            <text:p text:style-name="P43">October 25</text:p>
          </table:table-cell>
          <table:table-cell table:style-name="Table1.C2" office:value-type="float" office:value="0">
            <text:p text:style-name="P43">October 26</text:p>
          </table:table-cell>
        </table:table-row>
        <table:table-row>
          <table:table-cell table:style-name="Table1.A2" office:value-type="float" office:value="0">
            <text:p text:style-name="P43">Paopi (Babah) 16</text:p>
          </table:table-cell>
          <table:table-cell table:style-name="Table1.A2" office:value-type="float" office:value="0">
            <text:p text:style-name="P43">October 26</text:p>
          </table:table-cell>
          <table:table-cell table:style-name="Table1.C2" office:value-type="float" office:value="0">
            <text:p text:style-name="P43">October 27</text:p>
          </table:table-cell>
        </table:table-row>
        <table:table-row>
          <table:table-cell table:style-name="Table1.A2" office:value-type="float" office:value="0">
            <text:p text:style-name="P43">Paopi (Babah) 17</text:p>
          </table:table-cell>
          <table:table-cell table:style-name="Table1.A2" office:value-type="float" office:value="0">
            <text:p text:style-name="P43">October 27</text:p>
          </table:table-cell>
          <table:table-cell table:style-name="Table1.C2" office:value-type="float" office:value="0">
            <text:p text:style-name="P43">October 28</text:p>
          </table:table-cell>
        </table:table-row>
        <table:table-row>
          <table:table-cell table:style-name="Table1.A2" office:value-type="float" office:value="0">
            <text:p text:style-name="P43">Paopi (Babah) 18</text:p>
          </table:table-cell>
          <table:table-cell table:style-name="Table1.A2" office:value-type="float" office:value="0">
            <text:p text:style-name="P43">October 28</text:p>
          </table:table-cell>
          <table:table-cell table:style-name="Table1.C2" office:value-type="float" office:value="0">
            <text:p text:style-name="P43">October 29</text:p>
          </table:table-cell>
        </table:table-row>
        <table:table-row>
          <table:table-cell table:style-name="Table1.A2" office:value-type="float" office:value="0">
            <text:p text:style-name="P43">Paopi (Babah) 19</text:p>
          </table:table-cell>
          <table:table-cell table:style-name="Table1.A2" office:value-type="float" office:value="0">
            <text:p text:style-name="P43">October 29</text:p>
          </table:table-cell>
          <table:table-cell table:style-name="Table1.C2" office:value-type="float" office:value="0">
            <text:p text:style-name="P43">October 30</text:p>
          </table:table-cell>
        </table:table-row>
        <table:table-row>
          <table:table-cell table:style-name="Table1.A2" office:value-type="float" office:value="0">
            <text:p text:style-name="P43">Paopi (Babah) 20</text:p>
          </table:table-cell>
          <table:table-cell table:style-name="Table1.A2" office:value-type="float" office:value="0">
            <text:p text:style-name="P43">October 30</text:p>
          </table:table-cell>
          <table:table-cell table:style-name="Table1.C2" office:value-type="float" office:value="0">
            <text:p text:style-name="P43">October 31</text:p>
          </table:table-cell>
        </table:table-row>
        <table:table-row>
          <table:table-cell table:style-name="Table1.A2" office:value-type="float" office:value="0">
            <text:p text:style-name="P43">Paopi (Babah) 21</text:p>
          </table:table-cell>
          <table:table-cell table:style-name="Table1.A2" office:value-type="float" office:value="0">
            <text:p text:style-name="P43">October 31</text:p>
          </table:table-cell>
          <table:table-cell table:style-name="Table1.C2" office:value-type="float" office:value="0">
            <text:p text:style-name="P43">November 1</text:p>
          </table:table-cell>
        </table:table-row>
        <table:table-row>
          <table:table-cell table:style-name="Table1.A2" office:value-type="float" office:value="0">
            <text:p text:style-name="P43">Paopi (Babah) 22</text:p>
          </table:table-cell>
          <table:table-cell table:style-name="Table1.A2" office:value-type="float" office:value="0">
            <text:p text:style-name="P43">November 1</text:p>
          </table:table-cell>
          <table:table-cell table:style-name="Table1.C2" office:value-type="float" office:value="0">
            <text:p text:style-name="P43">November 2</text:p>
          </table:table-cell>
        </table:table-row>
        <table:table-row>
          <table:table-cell table:style-name="Table1.A2" office:value-type="float" office:value="0">
            <text:p text:style-name="P43">Paopi (Babah) 23</text:p>
          </table:table-cell>
          <table:table-cell table:style-name="Table1.A2" office:value-type="float" office:value="0">
            <text:p text:style-name="P43">November 2</text:p>
          </table:table-cell>
          <table:table-cell table:style-name="Table1.C2" office:value-type="float" office:value="0">
            <text:p text:style-name="P43">November 3</text:p>
          </table:table-cell>
        </table:table-row>
        <table:table-row>
          <table:table-cell table:style-name="Table1.A2" office:value-type="float" office:value="0">
            <text:p text:style-name="P43">Paopi (Babah) 24</text:p>
          </table:table-cell>
          <table:table-cell table:style-name="Table1.A2" office:value-type="float" office:value="0">
            <text:p text:style-name="P43">November 3</text:p>
          </table:table-cell>
          <table:table-cell table:style-name="Table1.C2" office:value-type="float" office:value="0">
            <text:p text:style-name="P43">November 4</text:p>
          </table:table-cell>
        </table:table-row>
        <table:table-row>
          <table:table-cell table:style-name="Table1.A2" office:value-type="float" office:value="0">
            <text:p text:style-name="P43">Paopi (Babah) 25</text:p>
          </table:table-cell>
          <table:table-cell table:style-name="Table1.A2" office:value-type="float" office:value="0">
            <text:p text:style-name="P43">November 4</text:p>
          </table:table-cell>
          <table:table-cell table:style-name="Table1.C2" office:value-type="float" office:value="0">
            <text:p text:style-name="P43">November 5</text:p>
          </table:table-cell>
        </table:table-row>
        <table:table-row>
          <table:table-cell table:style-name="Table1.A2" office:value-type="float" office:value="0">
            <text:p text:style-name="P43">Paopi (Babah) 26</text:p>
          </table:table-cell>
          <table:table-cell table:style-name="Table1.A2" office:value-type="float" office:value="0">
            <text:p text:style-name="P43">November 5</text:p>
          </table:table-cell>
          <table:table-cell table:style-name="Table1.C2" office:value-type="float" office:value="0">
            <text:p text:style-name="P43">November 6</text:p>
          </table:table-cell>
        </table:table-row>
        <table:table-row>
          <table:table-cell table:style-name="Table1.A2" office:value-type="float" office:value="0">
            <text:p text:style-name="P43">Paopi (Babah) 27</text:p>
          </table:table-cell>
          <table:table-cell table:style-name="Table1.A2" office:value-type="float" office:value="0">
            <text:p text:style-name="P43">November 6</text:p>
          </table:table-cell>
          <table:table-cell table:style-name="Table1.C2" office:value-type="float" office:value="0">
            <text:p text:style-name="P43">November 7</text:p>
          </table:table-cell>
        </table:table-row>
        <table:table-row>
          <table:table-cell table:style-name="Table1.A2" office:value-type="float" office:value="0">
            <text:p text:style-name="P43">Paopi (Babah) 28</text:p>
          </table:table-cell>
          <table:table-cell table:style-name="Table1.A2" office:value-type="float" office:value="0">
            <text:p text:style-name="P43">November 7</text:p>
          </table:table-cell>
          <table:table-cell table:style-name="Table1.C2" office:value-type="float" office:value="0">
            <text:p text:style-name="P43">November 8</text:p>
          </table:table-cell>
        </table:table-row>
        <table:table-row>
          <table:table-cell table:style-name="Table1.A2" office:value-type="float" office:value="0">
            <text:p text:style-name="P43">Paopi (Babah) 29</text:p>
          </table:table-cell>
          <table:table-cell table:style-name="Table1.A2" office:value-type="float" office:value="0">
            <text:p text:style-name="P43">November 8</text:p>
          </table:table-cell>
          <table:table-cell table:style-name="Table1.C2" office:value-type="float" office:value="0">
            <text:p text:style-name="P43">November 9</text:p>
          </table:table-cell>
        </table:table-row>
        <table:table-row>
          <table:table-cell table:style-name="Table1.A2" office:value-type="float" office:value="0">
            <text:p text:style-name="P43">Paopi (Babah) 30</text:p>
          </table:table-cell>
          <table:table-cell table:style-name="Table1.A2" office:value-type="float" office:value="0">
            <text:p text:style-name="P43">November 9</text:p>
          </table:table-cell>
          <table:table-cell table:style-name="Table1.C2" office:value-type="float" office:value="0">
            <text:p text:style-name="P43">November 10</text:p>
          </table:table-cell>
        </table:table-row>
        <table:table-row>
          <table:table-cell table:style-name="Table1.A2" office:value-type="float" office:value="0">
            <text:p text:style-name="P43">Athor (Hatur) 1</text:p>
          </table:table-cell>
          <table:table-cell table:style-name="Table1.A2" office:value-type="float" office:value="0">
            <text:p text:style-name="P43">November 10</text:p>
          </table:table-cell>
          <table:table-cell table:style-name="Table1.C2" office:value-type="float" office:value="0">
            <text:p text:style-name="P43">November 11</text:p>
          </table:table-cell>
        </table:table-row>
        <table:table-row>
          <table:table-cell table:style-name="Table1.A2" office:value-type="float" office:value="0">
            <text:p text:style-name="P43">Athor (Hatur) 2</text:p>
          </table:table-cell>
          <table:table-cell table:style-name="Table1.A2" office:value-type="float" office:value="0">
            <text:p text:style-name="P43">November 11</text:p>
          </table:table-cell>
          <table:table-cell table:style-name="Table1.C2" office:value-type="float" office:value="0">
            <text:p text:style-name="P43">November 12</text:p>
          </table:table-cell>
        </table:table-row>
        <table:table-row>
          <table:table-cell table:style-name="Table1.A2" office:value-type="float" office:value="0">
            <text:p text:style-name="P43">Athor (Hatur) 3</text:p>
          </table:table-cell>
          <table:table-cell table:style-name="Table1.A2" office:value-type="float" office:value="0">
            <text:p text:style-name="P43">November 12</text:p>
          </table:table-cell>
          <table:table-cell table:style-name="Table1.C2" office:value-type="float" office:value="0">
            <text:p text:style-name="P43">November 13</text:p>
          </table:table-cell>
        </table:table-row>
        <table:table-row>
          <table:table-cell table:style-name="Table1.A2" office:value-type="float" office:value="0">
            <text:p text:style-name="P43">Athor (Hatur) 4</text:p>
          </table:table-cell>
          <table:table-cell table:style-name="Table1.A2" office:value-type="float" office:value="0">
            <text:p text:style-name="P43">November 13</text:p>
          </table:table-cell>
          <table:table-cell table:style-name="Table1.C2" office:value-type="float" office:value="0">
            <text:p text:style-name="P43">November 14</text:p>
          </table:table-cell>
        </table:table-row>
        <table:table-row>
          <table:table-cell table:style-name="Table1.A2" office:value-type="float" office:value="0">
            <text:p text:style-name="P43">Athor (Hatur) 5</text:p>
          </table:table-cell>
          <table:table-cell table:style-name="Table1.A2" office:value-type="float" office:value="0">
            <text:p text:style-name="P43">November 14</text:p>
          </table:table-cell>
          <table:table-cell table:style-name="Table1.C2" office:value-type="float" office:value="0">
            <text:p text:style-name="P43">November 15</text:p>
          </table:table-cell>
        </table:table-row>
        <table:table-row>
          <table:table-cell table:style-name="Table1.A2" office:value-type="float" office:value="0">
            <text:p text:style-name="P43">Athor (Hatur) 6</text:p>
          </table:table-cell>
          <table:table-cell table:style-name="Table1.A2" office:value-type="float" office:value="0">
            <text:p text:style-name="P43">November 15</text:p>
          </table:table-cell>
          <table:table-cell table:style-name="Table1.C2" office:value-type="float" office:value="0">
            <text:p text:style-name="P43">November 16</text:p>
          </table:table-cell>
        </table:table-row>
        <text:soft-page-break/>
        <table:table-row>
          <table:table-cell table:style-name="Table1.A2" office:value-type="float" office:value="0">
            <text:p text:style-name="P43">Athor (Hatur) 7</text:p>
          </table:table-cell>
          <table:table-cell table:style-name="Table1.A2" office:value-type="float" office:value="0">
            <text:p text:style-name="P43">November 16</text:p>
          </table:table-cell>
          <table:table-cell table:style-name="Table1.C2" office:value-type="float" office:value="0">
            <text:p text:style-name="P43">November 17</text:p>
          </table:table-cell>
        </table:table-row>
        <table:table-row>
          <table:table-cell table:style-name="Table1.A2" office:value-type="float" office:value="0">
            <text:p text:style-name="P43">Athor (Hatur) 8</text:p>
          </table:table-cell>
          <table:table-cell table:style-name="Table1.A2" office:value-type="float" office:value="0">
            <text:p text:style-name="P43">November 17</text:p>
          </table:table-cell>
          <table:table-cell table:style-name="Table1.C2" office:value-type="float" office:value="0">
            <text:p text:style-name="P43">November 18</text:p>
          </table:table-cell>
        </table:table-row>
        <table:table-row>
          <table:table-cell table:style-name="Table1.A2" office:value-type="float" office:value="0">
            <text:p text:style-name="P43">Athor (Hatur) 9</text:p>
          </table:table-cell>
          <table:table-cell table:style-name="Table1.A2" office:value-type="float" office:value="0">
            <text:p text:style-name="P43">November 18</text:p>
          </table:table-cell>
          <table:table-cell table:style-name="Table1.C2" office:value-type="float" office:value="0">
            <text:p text:style-name="P43">November 19</text:p>
          </table:table-cell>
        </table:table-row>
        <table:table-row>
          <table:table-cell table:style-name="Table1.A2" office:value-type="float" office:value="0">
            <text:p text:style-name="P43">Athor (Hatur) 10</text:p>
          </table:table-cell>
          <table:table-cell table:style-name="Table1.A2" office:value-type="float" office:value="0">
            <text:p text:style-name="P43">November 19</text:p>
          </table:table-cell>
          <table:table-cell table:style-name="Table1.C2" office:value-type="float" office:value="0">
            <text:p text:style-name="P43">November 20</text:p>
          </table:table-cell>
        </table:table-row>
        <table:table-row>
          <table:table-cell table:style-name="Table1.A2" office:value-type="float" office:value="0">
            <text:p text:style-name="P43">Athor (Hatur) 11</text:p>
          </table:table-cell>
          <table:table-cell table:style-name="Table1.A2" office:value-type="float" office:value="0">
            <text:p text:style-name="P43">November 20</text:p>
          </table:table-cell>
          <table:table-cell table:style-name="Table1.C2" office:value-type="float" office:value="0">
            <text:p text:style-name="P43">November 21</text:p>
          </table:table-cell>
        </table:table-row>
        <table:table-row>
          <table:table-cell table:style-name="Table1.A2" office:value-type="float" office:value="0">
            <text:p text:style-name="P43">Athor (Hatur) 12</text:p>
          </table:table-cell>
          <table:table-cell table:style-name="Table1.A2" office:value-type="float" office:value="0">
            <text:p text:style-name="P43">November 21</text:p>
          </table:table-cell>
          <table:table-cell table:style-name="Table1.C2" office:value-type="float" office:value="0">
            <text:p text:style-name="P43">November 22</text:p>
          </table:table-cell>
        </table:table-row>
        <table:table-row>
          <table:table-cell table:style-name="Table1.A2" office:value-type="float" office:value="0">
            <text:p text:style-name="P43">Athor (Hatur) 13</text:p>
          </table:table-cell>
          <table:table-cell table:style-name="Table1.A2" office:value-type="float" office:value="0">
            <text:p text:style-name="P43">November 22</text:p>
          </table:table-cell>
          <table:table-cell table:style-name="Table1.C2" office:value-type="float" office:value="0">
            <text:p text:style-name="P43">November 23</text:p>
          </table:table-cell>
        </table:table-row>
        <table:table-row>
          <table:table-cell table:style-name="Table1.A2" office:value-type="float" office:value="0">
            <text:p text:style-name="P43">Athor (Hatur) 14</text:p>
          </table:table-cell>
          <table:table-cell table:style-name="Table1.A2" office:value-type="float" office:value="0">
            <text:p text:style-name="P43">November 23</text:p>
          </table:table-cell>
          <table:table-cell table:style-name="Table1.C2" office:value-type="float" office:value="0">
            <text:p text:style-name="P43">November 24</text:p>
          </table:table-cell>
        </table:table-row>
        <table:table-row>
          <table:table-cell table:style-name="Table1.A2" office:value-type="float" office:value="0">
            <text:p text:style-name="P43">Athor (Hatur) 15</text:p>
          </table:table-cell>
          <table:table-cell table:style-name="Table1.A2" office:value-type="float" office:value="0">
            <text:p text:style-name="P43">November 24</text:p>
          </table:table-cell>
          <table:table-cell table:style-name="Table1.C2" office:value-type="float" office:value="0">
            <text:p text:style-name="P43">November 25</text:p>
          </table:table-cell>
        </table:table-row>
        <table:table-row>
          <table:table-cell table:style-name="Table1.A2" office:value-type="float" office:value="0">
            <text:p text:style-name="P43">Athor (Hatur) 16</text:p>
          </table:table-cell>
          <table:table-cell table:style-name="Table1.A2" office:value-type="float" office:value="0">
            <text:p text:style-name="P43">November 25</text:p>
          </table:table-cell>
          <table:table-cell table:style-name="Table1.C2" office:value-type="float" office:value="0">
            <text:p text:style-name="P43">November 26</text:p>
          </table:table-cell>
        </table:table-row>
        <table:table-row>
          <table:table-cell table:style-name="Table1.A2" office:value-type="float" office:value="0">
            <text:p text:style-name="P43">Athor (Hatur) 17</text:p>
          </table:table-cell>
          <table:table-cell table:style-name="Table1.A2" office:value-type="float" office:value="0">
            <text:p text:style-name="P43">November 26</text:p>
          </table:table-cell>
          <table:table-cell table:style-name="Table1.C2" office:value-type="float" office:value="0">
            <text:p text:style-name="P43">November 27</text:p>
          </table:table-cell>
        </table:table-row>
        <table:table-row>
          <table:table-cell table:style-name="Table1.A2" office:value-type="float" office:value="0">
            <text:p text:style-name="P43">Athor (Hatur) 18</text:p>
          </table:table-cell>
          <table:table-cell table:style-name="Table1.A2" office:value-type="float" office:value="0">
            <text:p text:style-name="P43">November 27</text:p>
          </table:table-cell>
          <table:table-cell table:style-name="Table1.C2" office:value-type="float" office:value="0">
            <text:p text:style-name="P43">November 28</text:p>
          </table:table-cell>
        </table:table-row>
        <table:table-row>
          <table:table-cell table:style-name="Table1.A2" office:value-type="float" office:value="0">
            <text:p text:style-name="P43">Athor (Hatur) 19</text:p>
          </table:table-cell>
          <table:table-cell table:style-name="Table1.A2" office:value-type="float" office:value="0">
            <text:p text:style-name="P43">November 28</text:p>
          </table:table-cell>
          <table:table-cell table:style-name="Table1.C2" office:value-type="float" office:value="0">
            <text:p text:style-name="P43">November 29</text:p>
          </table:table-cell>
        </table:table-row>
        <table:table-row>
          <table:table-cell table:style-name="Table1.A2" office:value-type="float" office:value="0">
            <text:p text:style-name="P43">Athor (Hatur) 20</text:p>
          </table:table-cell>
          <table:table-cell table:style-name="Table1.A2" office:value-type="float" office:value="0">
            <text:p text:style-name="P43">November 29</text:p>
          </table:table-cell>
          <table:table-cell table:style-name="Table1.C2" office:value-type="float" office:value="0">
            <text:p text:style-name="P43">November 30</text:p>
          </table:table-cell>
        </table:table-row>
        <table:table-row>
          <table:table-cell table:style-name="Table1.A2" office:value-type="float" office:value="0">
            <text:p text:style-name="P43">Athor (Hatur) 21</text:p>
          </table:table-cell>
          <table:table-cell table:style-name="Table1.A2" office:value-type="float" office:value="0">
            <text:p text:style-name="P43">November 30</text:p>
          </table:table-cell>
          <table:table-cell table:style-name="Table1.C2" office:value-type="float" office:value="0">
            <text:p text:style-name="P43">December 1</text:p>
          </table:table-cell>
        </table:table-row>
        <table:table-row>
          <table:table-cell table:style-name="Table1.A2" office:value-type="float" office:value="0">
            <text:p text:style-name="P43">Athor (Hatur) 22</text:p>
          </table:table-cell>
          <table:table-cell table:style-name="Table1.A2" office:value-type="float" office:value="0">
            <text:p text:style-name="P43">December 1</text:p>
          </table:table-cell>
          <table:table-cell table:style-name="Table1.C2" office:value-type="float" office:value="0">
            <text:p text:style-name="P43">December 2</text:p>
          </table:table-cell>
        </table:table-row>
        <table:table-row>
          <table:table-cell table:style-name="Table1.A2" office:value-type="float" office:value="0">
            <text:p text:style-name="P43">Athor (Hatur) 23</text:p>
          </table:table-cell>
          <table:table-cell table:style-name="Table1.A2" office:value-type="float" office:value="0">
            <text:p text:style-name="P43">December 2</text:p>
          </table:table-cell>
          <table:table-cell table:style-name="Table1.C2" office:value-type="float" office:value="0">
            <text:p text:style-name="P43">December 3</text:p>
          </table:table-cell>
        </table:table-row>
        <table:table-row>
          <table:table-cell table:style-name="Table1.A2" office:value-type="float" office:value="0">
            <text:p text:style-name="P43">Athor (Hatur) 24</text:p>
          </table:table-cell>
          <table:table-cell table:style-name="Table1.A2" office:value-type="float" office:value="0">
            <text:p text:style-name="P43">December 3</text:p>
          </table:table-cell>
          <table:table-cell table:style-name="Table1.C2" office:value-type="float" office:value="0">
            <text:p text:style-name="P43">December 4</text:p>
          </table:table-cell>
        </table:table-row>
        <table:table-row>
          <table:table-cell table:style-name="Table1.A2" office:value-type="float" office:value="0">
            <text:p text:style-name="P43">Athor (Hatur) 25</text:p>
          </table:table-cell>
          <table:table-cell table:style-name="Table1.A2" office:value-type="float" office:value="0">
            <text:p text:style-name="P43">December 4</text:p>
          </table:table-cell>
          <table:table-cell table:style-name="Table1.C2" office:value-type="float" office:value="0">
            <text:p text:style-name="P43">December 5</text:p>
          </table:table-cell>
        </table:table-row>
        <table:table-row>
          <table:table-cell table:style-name="Table1.A2" office:value-type="float" office:value="0">
            <text:p text:style-name="P43">Athor (Hatur) 26</text:p>
          </table:table-cell>
          <table:table-cell table:style-name="Table1.A2" office:value-type="float" office:value="0">
            <text:p text:style-name="P43">December 5</text:p>
          </table:table-cell>
          <table:table-cell table:style-name="Table1.C2" office:value-type="float" office:value="0">
            <text:p text:style-name="P43">December 6</text:p>
          </table:table-cell>
        </table:table-row>
        <table:table-row>
          <table:table-cell table:style-name="Table1.A2" office:value-type="float" office:value="0">
            <text:p text:style-name="P43">Athor (Hatur) 27</text:p>
          </table:table-cell>
          <table:table-cell table:style-name="Table1.A2" office:value-type="float" office:value="0">
            <text:p text:style-name="P43">December 6</text:p>
          </table:table-cell>
          <table:table-cell table:style-name="Table1.C2" office:value-type="float" office:value="0">
            <text:p text:style-name="P43">December 7</text:p>
          </table:table-cell>
        </table:table-row>
        <table:table-row>
          <table:table-cell table:style-name="Table1.A2" office:value-type="float" office:value="0">
            <text:p text:style-name="P43">Athor (Hatur) 28</text:p>
          </table:table-cell>
          <table:table-cell table:style-name="Table1.A2" office:value-type="float" office:value="0">
            <text:p text:style-name="P43">December 7</text:p>
          </table:table-cell>
          <table:table-cell table:style-name="Table1.C2" office:value-type="float" office:value="0">
            <text:p text:style-name="P43">December 8</text:p>
          </table:table-cell>
        </table:table-row>
        <table:table-row>
          <table:table-cell table:style-name="Table1.A2" office:value-type="float" office:value="0">
            <text:p text:style-name="P43">Athor (Hatur) 29</text:p>
          </table:table-cell>
          <table:table-cell table:style-name="Table1.A2" office:value-type="float" office:value="0">
            <text:p text:style-name="P43">December 8</text:p>
          </table:table-cell>
          <table:table-cell table:style-name="Table1.C2" office:value-type="float" office:value="0">
            <text:p text:style-name="P43">December 9</text:p>
          </table:table-cell>
        </table:table-row>
        <table:table-row>
          <table:table-cell table:style-name="Table1.A2" office:value-type="float" office:value="0">
            <text:p text:style-name="P43">Athor (Hatur) 30</text:p>
          </table:table-cell>
          <table:table-cell table:style-name="Table1.A2" office:value-type="float" office:value="0">
            <text:p text:style-name="P43">December 9</text:p>
          </table:table-cell>
          <table:table-cell table:style-name="Table1.C2" office:value-type="float" office:value="0">
            <text:p text:style-name="P43">December 10</text:p>
          </table:table-cell>
        </table:table-row>
        <table:table-row>
          <table:table-cell table:style-name="Table1.A2" office:value-type="float" office:value="0">
            <text:p text:style-name="P43">Koiak (Kiahk) 1</text:p>
          </table:table-cell>
          <table:table-cell table:style-name="Table1.A2" office:value-type="float" office:value="0">
            <text:p text:style-name="P43">December 10</text:p>
          </table:table-cell>
          <table:table-cell table:style-name="Table1.C2" office:value-type="float" office:value="0">
            <text:p text:style-name="P43">December 11</text:p>
          </table:table-cell>
        </table:table-row>
        <table:table-row>
          <table:table-cell table:style-name="Table1.A2" office:value-type="float" office:value="0">
            <text:p text:style-name="P43">Koiak (Kiahk) 2</text:p>
          </table:table-cell>
          <table:table-cell table:style-name="Table1.A2" office:value-type="float" office:value="0">
            <text:p text:style-name="P43">December 11</text:p>
          </table:table-cell>
          <table:table-cell table:style-name="Table1.C2" office:value-type="float" office:value="0">
            <text:p text:style-name="P43">December 12</text:p>
          </table:table-cell>
        </table:table-row>
        <table:table-row>
          <table:table-cell table:style-name="Table1.A2" office:value-type="float" office:value="0">
            <text:p text:style-name="P43">Koiak (Kiahk) 3</text:p>
          </table:table-cell>
          <table:table-cell table:style-name="Table1.A2" office:value-type="float" office:value="0">
            <text:p text:style-name="P43">December 12</text:p>
          </table:table-cell>
          <table:table-cell table:style-name="Table1.C2" office:value-type="float" office:value="0">
            <text:p text:style-name="P43">December 13</text:p>
          </table:table-cell>
        </table:table-row>
        <table:table-row>
          <table:table-cell table:style-name="Table1.A2" office:value-type="float" office:value="0">
            <text:p text:style-name="P43">Koiak (Kiahk) 4</text:p>
          </table:table-cell>
          <table:table-cell table:style-name="Table1.A2" office:value-type="float" office:value="0">
            <text:p text:style-name="P43">December 13</text:p>
          </table:table-cell>
          <table:table-cell table:style-name="Table1.C2" office:value-type="float" office:value="0">
            <text:p text:style-name="P43">December 14</text:p>
          </table:table-cell>
        </table:table-row>
        <table:table-row>
          <table:table-cell table:style-name="Table1.A2" office:value-type="float" office:value="0">
            <text:p text:style-name="P43">Koiak (Kiahk) 5</text:p>
          </table:table-cell>
          <table:table-cell table:style-name="Table1.A2" office:value-type="float" office:value="0">
            <text:p text:style-name="P43">December 14</text:p>
          </table:table-cell>
          <table:table-cell table:style-name="Table1.C2" office:value-type="float" office:value="0">
            <text:p text:style-name="P43">December 15</text:p>
          </table:table-cell>
        </table:table-row>
        <table:table-row>
          <table:table-cell table:style-name="Table1.A2" office:value-type="float" office:value="0">
            <text:p text:style-name="P43">Koiak (Kiahk) 6</text:p>
          </table:table-cell>
          <table:table-cell table:style-name="Table1.A2" office:value-type="float" office:value="0">
            <text:p text:style-name="P43">December 15</text:p>
          </table:table-cell>
          <table:table-cell table:style-name="Table1.C2" office:value-type="float" office:value="0">
            <text:p text:style-name="P43">December 16</text:p>
          </table:table-cell>
        </table:table-row>
        <table:table-row>
          <table:table-cell table:style-name="Table1.A2" office:value-type="float" office:value="0">
            <text:p text:style-name="P43">Koiak (Kiahk) 7</text:p>
          </table:table-cell>
          <table:table-cell table:style-name="Table1.A2" office:value-type="float" office:value="0">
            <text:p text:style-name="P43">December 16</text:p>
          </table:table-cell>
          <table:table-cell table:style-name="Table1.C2" office:value-type="float" office:value="0">
            <text:p text:style-name="P43">December 17</text:p>
          </table:table-cell>
        </table:table-row>
        <table:table-row>
          <table:table-cell table:style-name="Table1.A2" office:value-type="float" office:value="0">
            <text:p text:style-name="P43">Koiak (Kiahk) 8</text:p>
          </table:table-cell>
          <table:table-cell table:style-name="Table1.A2" office:value-type="float" office:value="0">
            <text:p text:style-name="P43">December 17</text:p>
          </table:table-cell>
          <table:table-cell table:style-name="Table1.C2" office:value-type="float" office:value="0">
            <text:p text:style-name="P43">December 18</text:p>
          </table:table-cell>
        </table:table-row>
        <table:table-row>
          <table:table-cell table:style-name="Table1.A2" office:value-type="float" office:value="0">
            <text:p text:style-name="P43">Koiak (Kiahk) 9</text:p>
          </table:table-cell>
          <table:table-cell table:style-name="Table1.A2" office:value-type="float" office:value="0">
            <text:p text:style-name="P43">December 18</text:p>
          </table:table-cell>
          <table:table-cell table:style-name="Table1.C2" office:value-type="float" office:value="0">
            <text:p text:style-name="P43">December 19</text:p>
          </table:table-cell>
        </table:table-row>
        <table:table-row>
          <table:table-cell table:style-name="Table1.A2" office:value-type="float" office:value="0">
            <text:p text:style-name="P43">Koiak (Kiahk) 10</text:p>
          </table:table-cell>
          <table:table-cell table:style-name="Table1.A2" office:value-type="float" office:value="0">
            <text:p text:style-name="P43">December 19</text:p>
          </table:table-cell>
          <table:table-cell table:style-name="Table1.C2" office:value-type="float" office:value="0">
            <text:p text:style-name="P43">December 20</text:p>
          </table:table-cell>
        </table:table-row>
        <text:soft-page-break/>
        <table:table-row>
          <table:table-cell table:style-name="Table1.A2" office:value-type="float" office:value="0">
            <text:p text:style-name="P43">Koiak (Kiahk) 11</text:p>
          </table:table-cell>
          <table:table-cell table:style-name="Table1.A2" office:value-type="float" office:value="0">
            <text:p text:style-name="P43">December 20</text:p>
          </table:table-cell>
          <table:table-cell table:style-name="Table1.C2" office:value-type="float" office:value="0">
            <text:p text:style-name="P43">December 21</text:p>
          </table:table-cell>
        </table:table-row>
        <table:table-row>
          <table:table-cell table:style-name="Table1.A2" office:value-type="float" office:value="0">
            <text:p text:style-name="P43">Koiak (Kiahk) 12</text:p>
          </table:table-cell>
          <table:table-cell table:style-name="Table1.A2" office:value-type="float" office:value="0">
            <text:p text:style-name="P43">December 21</text:p>
          </table:table-cell>
          <table:table-cell table:style-name="Table1.C2" office:value-type="float" office:value="0">
            <text:p text:style-name="P43">December 22</text:p>
          </table:table-cell>
        </table:table-row>
        <table:table-row>
          <table:table-cell table:style-name="Table1.A2" office:value-type="float" office:value="0">
            <text:p text:style-name="P43">Koiak (Kiahk) 13</text:p>
          </table:table-cell>
          <table:table-cell table:style-name="Table1.A2" office:value-type="float" office:value="0">
            <text:p text:style-name="P43">December 22</text:p>
          </table:table-cell>
          <table:table-cell table:style-name="Table1.C2" office:value-type="float" office:value="0">
            <text:p text:style-name="P43">December 23</text:p>
          </table:table-cell>
        </table:table-row>
        <table:table-row>
          <table:table-cell table:style-name="Table1.A2" office:value-type="float" office:value="0">
            <text:p text:style-name="P43">Koiak (Kiahk) 14</text:p>
          </table:table-cell>
          <table:table-cell table:style-name="Table1.A2" office:value-type="float" office:value="0">
            <text:p text:style-name="P43">December 23</text:p>
          </table:table-cell>
          <table:table-cell table:style-name="Table1.C2" office:value-type="float" office:value="0">
            <text:p text:style-name="P43">December 24</text:p>
          </table:table-cell>
        </table:table-row>
        <table:table-row>
          <table:table-cell table:style-name="Table1.A2" office:value-type="float" office:value="0">
            <text:p text:style-name="P43">Koiak (Kiahk) 15</text:p>
          </table:table-cell>
          <table:table-cell table:style-name="Table1.A2" office:value-type="float" office:value="0">
            <text:p text:style-name="P43">December 24</text:p>
          </table:table-cell>
          <table:table-cell table:style-name="Table1.C2" office:value-type="float" office:value="0">
            <text:p text:style-name="P43">December 25</text:p>
          </table:table-cell>
        </table:table-row>
        <table:table-row>
          <table:table-cell table:style-name="Table1.A2" office:value-type="float" office:value="0">
            <text:p text:style-name="P43">Koiak (Kiahk) 16</text:p>
          </table:table-cell>
          <table:table-cell table:style-name="Table1.A2" office:value-type="float" office:value="0">
            <text:p text:style-name="P43">December 25</text:p>
          </table:table-cell>
          <table:table-cell table:style-name="Table1.C2" office:value-type="float" office:value="0">
            <text:p text:style-name="P43">December 26</text:p>
          </table:table-cell>
        </table:table-row>
        <table:table-row>
          <table:table-cell table:style-name="Table1.A2" office:value-type="float" office:value="0">
            <text:p text:style-name="P43">Koiak (Kiahk) 17</text:p>
          </table:table-cell>
          <table:table-cell table:style-name="Table1.A2" office:value-type="float" office:value="0">
            <text:p text:style-name="P43">December 26</text:p>
          </table:table-cell>
          <table:table-cell table:style-name="Table1.C2" office:value-type="float" office:value="0">
            <text:p text:style-name="P43">December 27</text:p>
          </table:table-cell>
        </table:table-row>
        <table:table-row>
          <table:table-cell table:style-name="Table1.A2" office:value-type="float" office:value="0">
            <text:p text:style-name="P43">Koiak (Kiahk) 18</text:p>
          </table:table-cell>
          <table:table-cell table:style-name="Table1.A2" office:value-type="float" office:value="0">
            <text:p text:style-name="P43">December 27</text:p>
          </table:table-cell>
          <table:table-cell table:style-name="Table1.C2" office:value-type="float" office:value="0">
            <text:p text:style-name="P43">December 28</text:p>
          </table:table-cell>
        </table:table-row>
        <table:table-row>
          <table:table-cell table:style-name="Table1.A2" office:value-type="float" office:value="0">
            <text:p text:style-name="P43">Koiak (Kiahk) 19</text:p>
          </table:table-cell>
          <table:table-cell table:style-name="Table1.A2" office:value-type="float" office:value="0">
            <text:p text:style-name="P43">December 28</text:p>
          </table:table-cell>
          <table:table-cell table:style-name="Table1.C2" office:value-type="float" office:value="0">
            <text:p text:style-name="P43">December 29</text:p>
          </table:table-cell>
        </table:table-row>
        <table:table-row>
          <table:table-cell table:style-name="Table1.A2" office:value-type="float" office:value="0">
            <text:p text:style-name="P43">Koiak (Kiahk) 20</text:p>
          </table:table-cell>
          <table:table-cell table:style-name="Table1.A2" office:value-type="float" office:value="0">
            <text:p text:style-name="P43">December 29</text:p>
          </table:table-cell>
          <table:table-cell table:style-name="Table1.C2" office:value-type="float" office:value="0">
            <text:p text:style-name="P43">December 30</text:p>
          </table:table-cell>
        </table:table-row>
        <table:table-row>
          <table:table-cell table:style-name="Table1.A2" office:value-type="float" office:value="0">
            <text:p text:style-name="P43">Koiak (Kiahk) 21</text:p>
          </table:table-cell>
          <table:table-cell table:style-name="Table1.A2" office:value-type="float" office:value="0">
            <text:p text:style-name="P43">December 30</text:p>
          </table:table-cell>
          <table:table-cell table:style-name="Table1.C2" office:value-type="float" office:value="0">
            <text:p text:style-name="P43">December 31</text:p>
          </table:table-cell>
        </table:table-row>
        <table:table-row>
          <table:table-cell table:style-name="Table1.A2" office:value-type="float" office:value="0">
            <text:p text:style-name="P43">Koiak (Kiahk) 22</text:p>
          </table:table-cell>
          <table:table-cell table:style-name="Table1.A2" office:value-type="float" office:value="0">
            <text:p text:style-name="P43">December 31</text:p>
          </table:table-cell>
          <table:table-cell table:style-name="Table1.C2" office:value-type="float" office:value="0">
            <text:p text:style-name="P43">January 1</text:p>
          </table:table-cell>
        </table:table-row>
        <table:table-row>
          <table:table-cell table:style-name="Table1.A2" office:value-type="float" office:value="0">
            <text:p text:style-name="P43">Koiak (Kiahk) 23</text:p>
          </table:table-cell>
          <table:table-cell table:style-name="Table1.A2" office:value-type="float" office:value="0">
            <text:p text:style-name="P43">January 1</text:p>
          </table:table-cell>
          <table:table-cell table:style-name="Table1.C2" office:value-type="float" office:value="0">
            <text:p text:style-name="P43">January 2</text:p>
          </table:table-cell>
        </table:table-row>
        <table:table-row>
          <table:table-cell table:style-name="Table1.A2" office:value-type="float" office:value="0">
            <text:p text:style-name="P43">Koiak (Kiahk) 24</text:p>
          </table:table-cell>
          <table:table-cell table:style-name="Table1.A2" office:value-type="float" office:value="0">
            <text:p text:style-name="P43">January 2</text:p>
          </table:table-cell>
          <table:table-cell table:style-name="Table1.C2" office:value-type="float" office:value="0">
            <text:p text:style-name="P43">January 3</text:p>
          </table:table-cell>
        </table:table-row>
        <table:table-row>
          <table:table-cell table:style-name="Table1.A2" office:value-type="float" office:value="0">
            <text:p text:style-name="P43">Koiak (Kiahk) 25</text:p>
          </table:table-cell>
          <table:table-cell table:style-name="Table1.A2" office:value-type="float" office:value="0">
            <text:p text:style-name="P43">January 3</text:p>
          </table:table-cell>
          <table:table-cell table:style-name="Table1.C2" office:value-type="float" office:value="0">
            <text:p text:style-name="P43">January 4</text:p>
          </table:table-cell>
        </table:table-row>
        <table:table-row>
          <table:table-cell table:style-name="Table1.A2" office:value-type="float" office:value="0">
            <text:p text:style-name="P43">Koiak (Kiahk) 26</text:p>
          </table:table-cell>
          <table:table-cell table:style-name="Table1.A2" office:value-type="float" office:value="0">
            <text:p text:style-name="P43">January 4</text:p>
          </table:table-cell>
          <table:table-cell table:style-name="Table1.C2" office:value-type="float" office:value="0">
            <text:p text:style-name="P43">January 5</text:p>
          </table:table-cell>
        </table:table-row>
        <table:table-row>
          <table:table-cell table:style-name="Table1.A2" office:value-type="float" office:value="0">
            <text:p text:style-name="P43">Koiak (Kiahk) 27</text:p>
          </table:table-cell>
          <table:table-cell table:style-name="Table1.A2" office:value-type="float" office:value="0">
            <text:p text:style-name="P43">January 5</text:p>
          </table:table-cell>
          <table:table-cell table:style-name="Table1.C2" office:value-type="float" office:value="0">
            <text:p text:style-name="P43">January 6</text:p>
          </table:table-cell>
        </table:table-row>
        <table:table-row>
          <table:table-cell table:style-name="Table1.A2" office:value-type="float" office:value="0">
            <text:p text:style-name="P43">Koiak (Kiahk) 28</text:p>
          </table:table-cell>
          <table:table-cell table:style-name="Table1.A2" office:value-type="float" office:value="0">
            <text:p text:style-name="P43">January 6</text:p>
          </table:table-cell>
          <table:table-cell table:style-name="Table1.C2" office:value-type="float" office:value="0">
            <text:p text:style-name="P43">January 7</text:p>
          </table:table-cell>
        </table:table-row>
        <table:table-row>
          <table:table-cell table:style-name="Table1.A2" office:value-type="float" office:value="0">
            <text:p text:style-name="P43">Koiak (Kiahk) 29</text:p>
          </table:table-cell>
          <table:table-cell table:style-name="Table1.A2" office:value-type="float" office:value="0">
            <text:p text:style-name="P43">January 7</text:p>
          </table:table-cell>
          <table:table-cell table:style-name="Table1.C2" office:value-type="float" office:value="0">
            <text:p text:style-name="P43">January 8</text:p>
          </table:table-cell>
        </table:table-row>
        <table:table-row>
          <table:table-cell table:style-name="Table1.A2" office:value-type="float" office:value="0">
            <text:p text:style-name="P43">Koiak (Kiahk) 30</text:p>
          </table:table-cell>
          <table:table-cell table:style-name="Table1.A2" office:value-type="float" office:value="0">
            <text:p text:style-name="P43">January 8</text:p>
          </table:table-cell>
          <table:table-cell table:style-name="Table1.C2" office:value-type="float" office:value="0">
            <text:p text:style-name="P43">January 9</text:p>
          </table:table-cell>
        </table:table-row>
        <table:table-row>
          <table:table-cell table:style-name="Table1.A2" office:value-type="float" office:value="0">
            <text:p text:style-name="P43">Tobi (Tubah) 1</text:p>
          </table:table-cell>
          <table:table-cell table:style-name="Table1.A2" office:value-type="float" office:value="0">
            <text:p text:style-name="P43">January 9</text:p>
          </table:table-cell>
          <table:table-cell table:style-name="Table1.C2" office:value-type="float" office:value="0">
            <text:p text:style-name="P43">January 10</text:p>
          </table:table-cell>
        </table:table-row>
        <table:table-row>
          <table:table-cell table:style-name="Table1.A2" office:value-type="float" office:value="0">
            <text:p text:style-name="P43">Tobi (Tubah) 2</text:p>
          </table:table-cell>
          <table:table-cell table:style-name="Table1.A2" office:value-type="float" office:value="0">
            <text:p text:style-name="P43">January 10</text:p>
          </table:table-cell>
          <table:table-cell table:style-name="Table1.C2" office:value-type="float" office:value="0">
            <text:p text:style-name="P43">January 11</text:p>
          </table:table-cell>
        </table:table-row>
        <table:table-row>
          <table:table-cell table:style-name="Table1.A2" office:value-type="float" office:value="0">
            <text:p text:style-name="P43">Tobi (Tubah) 3</text:p>
          </table:table-cell>
          <table:table-cell table:style-name="Table1.A2" office:value-type="float" office:value="0">
            <text:p text:style-name="P43">January 11</text:p>
          </table:table-cell>
          <table:table-cell table:style-name="Table1.C2" office:value-type="float" office:value="0">
            <text:p text:style-name="P43">January 12</text:p>
          </table:table-cell>
        </table:table-row>
        <table:table-row>
          <table:table-cell table:style-name="Table1.A2" office:value-type="float" office:value="0">
            <text:p text:style-name="P43">Tobi (Tubah) 4</text:p>
          </table:table-cell>
          <table:table-cell table:style-name="Table1.A2" office:value-type="float" office:value="0">
            <text:p text:style-name="P43">January 12</text:p>
          </table:table-cell>
          <table:table-cell table:style-name="Table1.C2" office:value-type="float" office:value="0">
            <text:p text:style-name="P43">January 13</text:p>
          </table:table-cell>
        </table:table-row>
        <table:table-row>
          <table:table-cell table:style-name="Table1.A2" office:value-type="float" office:value="0">
            <text:p text:style-name="P43">Tobi (Tubah) 5</text:p>
          </table:table-cell>
          <table:table-cell table:style-name="Table1.A2" office:value-type="float" office:value="0">
            <text:p text:style-name="P43">January 13</text:p>
          </table:table-cell>
          <table:table-cell table:style-name="Table1.C2" office:value-type="float" office:value="0">
            <text:p text:style-name="P43">January 14</text:p>
          </table:table-cell>
        </table:table-row>
        <table:table-row>
          <table:table-cell table:style-name="Table1.A2" office:value-type="float" office:value="0">
            <text:p text:style-name="P43">Tobi (Tubah) 6</text:p>
          </table:table-cell>
          <table:table-cell table:style-name="Table1.A2" office:value-type="float" office:value="0">
            <text:p text:style-name="P43">January 14</text:p>
          </table:table-cell>
          <table:table-cell table:style-name="Table1.C2" office:value-type="float" office:value="0">
            <text:p text:style-name="P43">January 15</text:p>
          </table:table-cell>
        </table:table-row>
        <table:table-row>
          <table:table-cell table:style-name="Table1.A2" office:value-type="float" office:value="0">
            <text:p text:style-name="P43">Tobi (Tubah) 7</text:p>
          </table:table-cell>
          <table:table-cell table:style-name="Table1.A2" office:value-type="float" office:value="0">
            <text:p text:style-name="P43">January 15</text:p>
          </table:table-cell>
          <table:table-cell table:style-name="Table1.C2" office:value-type="float" office:value="0">
            <text:p text:style-name="P43">January 16</text:p>
          </table:table-cell>
        </table:table-row>
        <table:table-row>
          <table:table-cell table:style-name="Table1.A2" office:value-type="float" office:value="0">
            <text:p text:style-name="P43">Tobi (Tubah) 8</text:p>
          </table:table-cell>
          <table:table-cell table:style-name="Table1.A2" office:value-type="float" office:value="0">
            <text:p text:style-name="P43">January 16</text:p>
          </table:table-cell>
          <table:table-cell table:style-name="Table1.C2" office:value-type="float" office:value="0">
            <text:p text:style-name="P43">January 17</text:p>
          </table:table-cell>
        </table:table-row>
        <table:table-row>
          <table:table-cell table:style-name="Table1.A2" office:value-type="float" office:value="0">
            <text:p text:style-name="P43">Tobi (Tubah) 9</text:p>
          </table:table-cell>
          <table:table-cell table:style-name="Table1.A2" office:value-type="float" office:value="0">
            <text:p text:style-name="P43">January 17</text:p>
          </table:table-cell>
          <table:table-cell table:style-name="Table1.C2" office:value-type="float" office:value="0">
            <text:p text:style-name="P43">January 18</text:p>
          </table:table-cell>
        </table:table-row>
        <table:table-row>
          <table:table-cell table:style-name="Table1.A2" office:value-type="float" office:value="0">
            <text:p text:style-name="P43">Tobi (Tubah) 10</text:p>
          </table:table-cell>
          <table:table-cell table:style-name="Table1.A2" office:value-type="float" office:value="0">
            <text:p text:style-name="P43">January 18</text:p>
          </table:table-cell>
          <table:table-cell table:style-name="Table1.C2" office:value-type="float" office:value="0">
            <text:p text:style-name="P43">January 19</text:p>
          </table:table-cell>
        </table:table-row>
        <table:table-row>
          <table:table-cell table:style-name="Table1.A2" office:value-type="float" office:value="0">
            <text:p text:style-name="P43">Tobi (Tubah) 11</text:p>
          </table:table-cell>
          <table:table-cell table:style-name="Table1.A2" office:value-type="float" office:value="0">
            <text:p text:style-name="P43">January 19</text:p>
          </table:table-cell>
          <table:table-cell table:style-name="Table1.C2" office:value-type="float" office:value="0">
            <text:p text:style-name="P43">January 20</text:p>
          </table:table-cell>
        </table:table-row>
        <table:table-row>
          <table:table-cell table:style-name="Table1.A2" office:value-type="float" office:value="0">
            <text:p text:style-name="P43">Tobi (Tubah) 12</text:p>
          </table:table-cell>
          <table:table-cell table:style-name="Table1.A2" office:value-type="float" office:value="0">
            <text:p text:style-name="P43">January 20</text:p>
          </table:table-cell>
          <table:table-cell table:style-name="Table1.C2" office:value-type="float" office:value="0">
            <text:p text:style-name="P43">January 21</text:p>
          </table:table-cell>
        </table:table-row>
        <table:table-row>
          <table:table-cell table:style-name="Table1.A2" office:value-type="float" office:value="0">
            <text:p text:style-name="P43">Tobi (Tubah) 13</text:p>
          </table:table-cell>
          <table:table-cell table:style-name="Table1.A2" office:value-type="float" office:value="0">
            <text:p text:style-name="P43">January 21</text:p>
          </table:table-cell>
          <table:table-cell table:style-name="Table1.C2" office:value-type="float" office:value="0">
            <text:p text:style-name="P43">January 22</text:p>
          </table:table-cell>
        </table:table-row>
        <table:table-row>
          <table:table-cell table:style-name="Table1.A2" office:value-type="float" office:value="0">
            <text:p text:style-name="P43">Tobi (Tubah) 14</text:p>
          </table:table-cell>
          <table:table-cell table:style-name="Table1.A2" office:value-type="float" office:value="0">
            <text:p text:style-name="P43">January 22</text:p>
          </table:table-cell>
          <table:table-cell table:style-name="Table1.C2" office:value-type="float" office:value="0">
            <text:p text:style-name="P43">January 23</text:p>
          </table:table-cell>
        </table:table-row>
        <text:soft-page-break/>
        <table:table-row>
          <table:table-cell table:style-name="Table1.A2" office:value-type="float" office:value="0">
            <text:p text:style-name="P43">Tobi (Tubah) 15</text:p>
          </table:table-cell>
          <table:table-cell table:style-name="Table1.A2" office:value-type="float" office:value="0">
            <text:p text:style-name="P43">January 23</text:p>
          </table:table-cell>
          <table:table-cell table:style-name="Table1.C2" office:value-type="float" office:value="0">
            <text:p text:style-name="P43">January 24</text:p>
          </table:table-cell>
        </table:table-row>
        <table:table-row>
          <table:table-cell table:style-name="Table1.A2" office:value-type="float" office:value="0">
            <text:p text:style-name="P43">Tobi (Tubah) 16</text:p>
          </table:table-cell>
          <table:table-cell table:style-name="Table1.A2" office:value-type="float" office:value="0">
            <text:p text:style-name="P43">January 24</text:p>
          </table:table-cell>
          <table:table-cell table:style-name="Table1.C2" office:value-type="float" office:value="0">
            <text:p text:style-name="P43">January 25</text:p>
          </table:table-cell>
        </table:table-row>
        <table:table-row>
          <table:table-cell table:style-name="Table1.A2" office:value-type="float" office:value="0">
            <text:p text:style-name="P43">Tobi (Tubah) 17</text:p>
          </table:table-cell>
          <table:table-cell table:style-name="Table1.A2" office:value-type="float" office:value="0">
            <text:p text:style-name="P43">January 25</text:p>
          </table:table-cell>
          <table:table-cell table:style-name="Table1.C2" office:value-type="float" office:value="0">
            <text:p text:style-name="P43">January 26</text:p>
          </table:table-cell>
        </table:table-row>
        <table:table-row>
          <table:table-cell table:style-name="Table1.A2" office:value-type="float" office:value="0">
            <text:p text:style-name="P43">Tobi (Tubah) 18</text:p>
          </table:table-cell>
          <table:table-cell table:style-name="Table1.A2" office:value-type="float" office:value="0">
            <text:p text:style-name="P43">January 26</text:p>
          </table:table-cell>
          <table:table-cell table:style-name="Table1.C2" office:value-type="float" office:value="0">
            <text:p text:style-name="P43">January 27</text:p>
          </table:table-cell>
        </table:table-row>
        <table:table-row>
          <table:table-cell table:style-name="Table1.A2" office:value-type="float" office:value="0">
            <text:p text:style-name="P43">Tobi (Tubah) 19</text:p>
          </table:table-cell>
          <table:table-cell table:style-name="Table1.A2" office:value-type="float" office:value="0">
            <text:p text:style-name="P43">January 27</text:p>
          </table:table-cell>
          <table:table-cell table:style-name="Table1.C2" office:value-type="float" office:value="0">
            <text:p text:style-name="P43">January 28</text:p>
          </table:table-cell>
        </table:table-row>
        <table:table-row>
          <table:table-cell table:style-name="Table1.A2" office:value-type="float" office:value="0">
            <text:p text:style-name="P43">Tobi (Tubah) 20</text:p>
          </table:table-cell>
          <table:table-cell table:style-name="Table1.A2" office:value-type="float" office:value="0">
            <text:p text:style-name="P43">January 28</text:p>
          </table:table-cell>
          <table:table-cell table:style-name="Table1.C2" office:value-type="float" office:value="0">
            <text:p text:style-name="P43">January 29</text:p>
          </table:table-cell>
        </table:table-row>
        <table:table-row>
          <table:table-cell table:style-name="Table1.A2" office:value-type="float" office:value="0">
            <text:p text:style-name="P43">Tobi (Tubah) 21</text:p>
          </table:table-cell>
          <table:table-cell table:style-name="Table1.A2" office:value-type="float" office:value="0">
            <text:p text:style-name="P43">January 29</text:p>
          </table:table-cell>
          <table:table-cell table:style-name="Table1.C2" office:value-type="float" office:value="0">
            <text:p text:style-name="P43">January 30</text:p>
          </table:table-cell>
        </table:table-row>
        <table:table-row>
          <table:table-cell table:style-name="Table1.A2" office:value-type="float" office:value="0">
            <text:p text:style-name="P43">Tobi (Tubah) 22</text:p>
          </table:table-cell>
          <table:table-cell table:style-name="Table1.A2" office:value-type="float" office:value="0">
            <text:p text:style-name="P43">January 30</text:p>
          </table:table-cell>
          <table:table-cell table:style-name="Table1.C2" office:value-type="float" office:value="0">
            <text:p text:style-name="P43">January 31</text:p>
          </table:table-cell>
        </table:table-row>
        <table:table-row>
          <table:table-cell table:style-name="Table1.A2" office:value-type="float" office:value="0">
            <text:p text:style-name="P43">Tobi (Tubah) 23</text:p>
          </table:table-cell>
          <table:table-cell table:style-name="Table1.A2" office:value-type="float" office:value="0">
            <text:p text:style-name="P43">January 31</text:p>
          </table:table-cell>
          <table:table-cell table:style-name="Table1.C2" office:value-type="float" office:value="0">
            <text:p text:style-name="P43">February 1</text:p>
          </table:table-cell>
        </table:table-row>
        <table:table-row>
          <table:table-cell table:style-name="Table1.A2" office:value-type="float" office:value="0">
            <text:p text:style-name="P43">Tobi (Tubah) 24</text:p>
          </table:table-cell>
          <table:table-cell table:style-name="Table1.A2" office:value-type="float" office:value="0">
            <text:p text:style-name="P43">February 1</text:p>
          </table:table-cell>
          <table:table-cell table:style-name="Table1.C2" office:value-type="float" office:value="0">
            <text:p text:style-name="P43">February 2</text:p>
          </table:table-cell>
        </table:table-row>
        <table:table-row>
          <table:table-cell table:style-name="Table1.A2" office:value-type="float" office:value="0">
            <text:p text:style-name="P43">Tobi (Tubah) 25</text:p>
          </table:table-cell>
          <table:table-cell table:style-name="Table1.A2" office:value-type="float" office:value="0">
            <text:p text:style-name="P43">February 2</text:p>
          </table:table-cell>
          <table:table-cell table:style-name="Table1.C2" office:value-type="float" office:value="0">
            <text:p text:style-name="P43">February 3</text:p>
          </table:table-cell>
        </table:table-row>
        <table:table-row>
          <table:table-cell table:style-name="Table1.A2" office:value-type="float" office:value="0">
            <text:p text:style-name="P43">Tobi (Tubah) 26</text:p>
          </table:table-cell>
          <table:table-cell table:style-name="Table1.A2" office:value-type="float" office:value="0">
            <text:p text:style-name="P43">February 3</text:p>
          </table:table-cell>
          <table:table-cell table:style-name="Table1.C2" office:value-type="float" office:value="0">
            <text:p text:style-name="P43">February 4</text:p>
          </table:table-cell>
        </table:table-row>
        <table:table-row>
          <table:table-cell table:style-name="Table1.A2" office:value-type="float" office:value="0">
            <text:p text:style-name="P43">Tobi (Tubah) 27</text:p>
          </table:table-cell>
          <table:table-cell table:style-name="Table1.A2" office:value-type="float" office:value="0">
            <text:p text:style-name="P43">February 4</text:p>
          </table:table-cell>
          <table:table-cell table:style-name="Table1.C2" office:value-type="float" office:value="0">
            <text:p text:style-name="P43">February 5</text:p>
          </table:table-cell>
        </table:table-row>
        <table:table-row>
          <table:table-cell table:style-name="Table1.A2" office:value-type="float" office:value="0">
            <text:p text:style-name="P43">Tobi (Tubah) 28</text:p>
          </table:table-cell>
          <table:table-cell table:style-name="Table1.A2" office:value-type="float" office:value="0">
            <text:p text:style-name="P43">February 5</text:p>
          </table:table-cell>
          <table:table-cell table:style-name="Table1.C2" office:value-type="float" office:value="0">
            <text:p text:style-name="P43">February 6</text:p>
          </table:table-cell>
        </table:table-row>
        <table:table-row>
          <table:table-cell table:style-name="Table1.A2" office:value-type="float" office:value="0">
            <text:p text:style-name="P43">Tobi (Tubah) 29</text:p>
          </table:table-cell>
          <table:table-cell table:style-name="Table1.A2" office:value-type="float" office:value="0">
            <text:p text:style-name="P43">February 6</text:p>
          </table:table-cell>
          <table:table-cell table:style-name="Table1.C2" office:value-type="float" office:value="0">
            <text:p text:style-name="P43">February 7</text:p>
          </table:table-cell>
        </table:table-row>
        <table:table-row>
          <table:table-cell table:style-name="Table1.A2" office:value-type="float" office:value="0">
            <text:p text:style-name="P43">Tobi (Tubah) 30</text:p>
          </table:table-cell>
          <table:table-cell table:style-name="Table1.A2" office:value-type="float" office:value="0">
            <text:p text:style-name="P43">February 7</text:p>
          </table:table-cell>
          <table:table-cell table:style-name="Table1.C2" office:value-type="float" office:value="0">
            <text:p text:style-name="P43">February 8</text:p>
          </table:table-cell>
        </table:table-row>
        <table:table-row>
          <table:table-cell table:style-name="Table1.A2" office:value-type="float" office:value="0">
            <text:p text:style-name="P43">Meshir (Amshir) 1</text:p>
          </table:table-cell>
          <table:table-cell table:style-name="Table1.A2" office:value-type="float" office:value="0">
            <text:p text:style-name="P43">February 8</text:p>
          </table:table-cell>
          <table:table-cell table:style-name="Table1.C2" office:value-type="float" office:value="0">
            <text:p text:style-name="P43">February 9</text:p>
          </table:table-cell>
        </table:table-row>
        <table:table-row>
          <table:table-cell table:style-name="Table1.A2" office:value-type="float" office:value="0">
            <text:p text:style-name="P43">Meshir (Amshir) 2</text:p>
          </table:table-cell>
          <table:table-cell table:style-name="Table1.A2" office:value-type="float" office:value="0">
            <text:p text:style-name="P43">February 9</text:p>
          </table:table-cell>
          <table:table-cell table:style-name="Table1.C2" office:value-type="float" office:value="0">
            <text:p text:style-name="P43">February 10</text:p>
          </table:table-cell>
        </table:table-row>
        <table:table-row>
          <table:table-cell table:style-name="Table1.A2" office:value-type="float" office:value="0">
            <text:p text:style-name="P43">Meshir (Amshir) 3</text:p>
          </table:table-cell>
          <table:table-cell table:style-name="Table1.A2" office:value-type="float" office:value="0">
            <text:p text:style-name="P43">February 10</text:p>
          </table:table-cell>
          <table:table-cell table:style-name="Table1.C2" office:value-type="float" office:value="0">
            <text:p text:style-name="P43">February 11</text:p>
          </table:table-cell>
        </table:table-row>
        <table:table-row>
          <table:table-cell table:style-name="Table1.A2" office:value-type="float" office:value="0">
            <text:p text:style-name="P43">Meshir (Amshir) 4</text:p>
          </table:table-cell>
          <table:table-cell table:style-name="Table1.A2" office:value-type="float" office:value="0">
            <text:p text:style-name="P43">February 11</text:p>
          </table:table-cell>
          <table:table-cell table:style-name="Table1.C2" office:value-type="float" office:value="0">
            <text:p text:style-name="P43">February 12</text:p>
          </table:table-cell>
        </table:table-row>
        <table:table-row>
          <table:table-cell table:style-name="Table1.A2" office:value-type="float" office:value="0">
            <text:p text:style-name="P43">Meshir (Amshir) 5</text:p>
          </table:table-cell>
          <table:table-cell table:style-name="Table1.A2" office:value-type="float" office:value="0">
            <text:p text:style-name="P43">February 12</text:p>
          </table:table-cell>
          <table:table-cell table:style-name="Table1.C2" office:value-type="float" office:value="0">
            <text:p text:style-name="P43">February 13</text:p>
          </table:table-cell>
        </table:table-row>
        <table:table-row>
          <table:table-cell table:style-name="Table1.A2" office:value-type="float" office:value="0">
            <text:p text:style-name="P43">Meshir (Amshir) 6</text:p>
          </table:table-cell>
          <table:table-cell table:style-name="Table1.A2" office:value-type="float" office:value="0">
            <text:p text:style-name="P43">February 13</text:p>
          </table:table-cell>
          <table:table-cell table:style-name="Table1.C2" office:value-type="float" office:value="0">
            <text:p text:style-name="P43">February 14</text:p>
          </table:table-cell>
        </table:table-row>
        <table:table-row>
          <table:table-cell table:style-name="Table1.A2" office:value-type="float" office:value="0">
            <text:p text:style-name="P43">Meshir (Amshir) 7</text:p>
          </table:table-cell>
          <table:table-cell table:style-name="Table1.A2" office:value-type="float" office:value="0">
            <text:p text:style-name="P43">February 14</text:p>
          </table:table-cell>
          <table:table-cell table:style-name="Table1.C2" office:value-type="float" office:value="0">
            <text:p text:style-name="P43">February 15</text:p>
          </table:table-cell>
        </table:table-row>
        <table:table-row>
          <table:table-cell table:style-name="Table1.A2" office:value-type="float" office:value="0">
            <text:p text:style-name="P43">Meshir (Amshir) 8</text:p>
          </table:table-cell>
          <table:table-cell table:style-name="Table1.A2" office:value-type="float" office:value="0">
            <text:p text:style-name="P43">February 15</text:p>
          </table:table-cell>
          <table:table-cell table:style-name="Table1.C2" office:value-type="float" office:value="0">
            <text:p text:style-name="P43">February 16</text:p>
          </table:table-cell>
        </table:table-row>
        <table:table-row>
          <table:table-cell table:style-name="Table1.A2" office:value-type="float" office:value="0">
            <text:p text:style-name="P43">Meshir (Amshir) 9</text:p>
          </table:table-cell>
          <table:table-cell table:style-name="Table1.A2" office:value-type="float" office:value="0">
            <text:p text:style-name="P43">February 16</text:p>
          </table:table-cell>
          <table:table-cell table:style-name="Table1.C2" office:value-type="float" office:value="0">
            <text:p text:style-name="P43">February 17</text:p>
          </table:table-cell>
        </table:table-row>
        <table:table-row>
          <table:table-cell table:style-name="Table1.A2" office:value-type="float" office:value="0">
            <text:p text:style-name="P43">Meshir (Amshir) 10</text:p>
          </table:table-cell>
          <table:table-cell table:style-name="Table1.A2" office:value-type="float" office:value="0">
            <text:p text:style-name="P43">February 17</text:p>
          </table:table-cell>
          <table:table-cell table:style-name="Table1.C2" office:value-type="float" office:value="0">
            <text:p text:style-name="P43">February 18</text:p>
          </table:table-cell>
        </table:table-row>
        <table:table-row>
          <table:table-cell table:style-name="Table1.A2" office:value-type="float" office:value="0">
            <text:p text:style-name="P43">Meshir (Amshir) 11</text:p>
          </table:table-cell>
          <table:table-cell table:style-name="Table1.A2" office:value-type="float" office:value="0">
            <text:p text:style-name="P43">February 18</text:p>
          </table:table-cell>
          <table:table-cell table:style-name="Table1.C2" office:value-type="float" office:value="0">
            <text:p text:style-name="P43">February 19</text:p>
          </table:table-cell>
        </table:table-row>
        <table:table-row>
          <table:table-cell table:style-name="Table1.A2" office:value-type="float" office:value="0">
            <text:p text:style-name="P43">Meshir (Amshir) 12</text:p>
          </table:table-cell>
          <table:table-cell table:style-name="Table1.A2" office:value-type="float" office:value="0">
            <text:p text:style-name="P43">February 19</text:p>
          </table:table-cell>
          <table:table-cell table:style-name="Table1.C2" office:value-type="float" office:value="0">
            <text:p text:style-name="P43">February 20</text:p>
          </table:table-cell>
        </table:table-row>
        <table:table-row>
          <table:table-cell table:style-name="Table1.A2" office:value-type="float" office:value="0">
            <text:p text:style-name="P43">Meshir (Amshir) 13</text:p>
          </table:table-cell>
          <table:table-cell table:style-name="Table1.A2" office:value-type="float" office:value="0">
            <text:p text:style-name="P43">February 20</text:p>
          </table:table-cell>
          <table:table-cell table:style-name="Table1.C2" office:value-type="float" office:value="0">
            <text:p text:style-name="P43">February 21</text:p>
          </table:table-cell>
        </table:table-row>
        <table:table-row>
          <table:table-cell table:style-name="Table1.A2" office:value-type="float" office:value="0">
            <text:p text:style-name="P43">Meshir (Amshir) 14</text:p>
          </table:table-cell>
          <table:table-cell table:style-name="Table1.A2" office:value-type="float" office:value="0">
            <text:p text:style-name="P43">February 21</text:p>
          </table:table-cell>
          <table:table-cell table:style-name="Table1.C2" office:value-type="float" office:value="0">
            <text:p text:style-name="P43">February 22</text:p>
          </table:table-cell>
        </table:table-row>
        <table:table-row>
          <table:table-cell table:style-name="Table1.A2" office:value-type="float" office:value="0">
            <text:p text:style-name="P43">Meshir (Amshir) 15</text:p>
          </table:table-cell>
          <table:table-cell table:style-name="Table1.A2" office:value-type="float" office:value="0">
            <text:p text:style-name="P43">February 22</text:p>
          </table:table-cell>
          <table:table-cell table:style-name="Table1.C2" office:value-type="float" office:value="0">
            <text:p text:style-name="P43">February 23</text:p>
          </table:table-cell>
        </table:table-row>
        <table:table-row>
          <table:table-cell table:style-name="Table1.A2" office:value-type="float" office:value="0">
            <text:p text:style-name="P43">Meshir (Amshir) 16</text:p>
          </table:table-cell>
          <table:table-cell table:style-name="Table1.A2" office:value-type="float" office:value="0">
            <text:p text:style-name="P43">February 23</text:p>
          </table:table-cell>
          <table:table-cell table:style-name="Table1.C2" office:value-type="float" office:value="0">
            <text:p text:style-name="P43">February 24</text:p>
          </table:table-cell>
        </table:table-row>
        <table:table-row>
          <table:table-cell table:style-name="Table1.A2" office:value-type="float" office:value="0">
            <text:p text:style-name="P43">Meshir (Amshir) 17</text:p>
          </table:table-cell>
          <table:table-cell table:style-name="Table1.A2" office:value-type="float" office:value="0">
            <text:p text:style-name="P43">February 24</text:p>
          </table:table-cell>
          <table:table-cell table:style-name="Table1.C2" office:value-type="float" office:value="0">
            <text:p text:style-name="P43">February 25</text:p>
          </table:table-cell>
        </table:table-row>
        <table:table-row>
          <table:table-cell table:style-name="Table1.A2" office:value-type="float" office:value="0">
            <text:p text:style-name="P43">Meshir (Amshir) 18</text:p>
          </table:table-cell>
          <table:table-cell table:style-name="Table1.A2" office:value-type="float" office:value="0">
            <text:p text:style-name="P43">February 25</text:p>
          </table:table-cell>
          <table:table-cell table:style-name="Table1.C2" office:value-type="float" office:value="0">
            <text:p text:style-name="P43">February 26</text:p>
          </table:table-cell>
        </table:table-row>
        <text:soft-page-break/>
        <table:table-row>
          <table:table-cell table:style-name="Table1.A2" office:value-type="float" office:value="0">
            <text:p text:style-name="P43">Meshir (Amshir) 19</text:p>
          </table:table-cell>
          <table:table-cell table:style-name="Table1.A2" office:value-type="float" office:value="0">
            <text:p text:style-name="P43">February 26</text:p>
          </table:table-cell>
          <table:table-cell table:style-name="Table1.C2" office:value-type="float" office:value="0">
            <text:p text:style-name="P43">February 27</text:p>
          </table:table-cell>
        </table:table-row>
        <table:table-row>
          <table:table-cell table:style-name="Table1.A2" office:value-type="float" office:value="0">
            <text:p text:style-name="P43">Meshir (Amshir) 20</text:p>
          </table:table-cell>
          <table:table-cell table:style-name="Table1.A2" office:value-type="float" office:value="0">
            <text:p text:style-name="P43">February 27</text:p>
          </table:table-cell>
          <table:table-cell table:style-name="Table1.C2" office:value-type="float" office:value="0">
            <text:p text:style-name="P43">February 28</text:p>
          </table:table-cell>
        </table:table-row>
        <table:table-row>
          <table:table-cell table:style-name="Table1.A2" office:value-type="float" office:value="0">
            <text:p text:style-name="P43">Meshir (Amshir) 21</text:p>
          </table:table-cell>
          <table:table-cell table:style-name="Table1.A2" office:value-type="float" office:value="0">
            <text:p text:style-name="P43">February 28</text:p>
          </table:table-cell>
          <table:table-cell table:style-name="Table1.C2" office:value-type="float" office:value="0">
            <text:p text:style-name="P43">February 29</text:p>
          </table:table-cell>
        </table:table-row>
        <table:table-row>
          <table:table-cell table:style-name="Table1.A2" office:value-type="float" office:value="0">
            <text:p text:style-name="P43">Meshir (Amshir) 22</text:p>
          </table:table-cell>
          <table:table-cell table:style-name="Table1.A2" office:value-type="float" office:value="0">
            <text:p text:style-name="P43">March 1</text:p>
          </table:table-cell>
          <table:table-cell table:style-name="Table1.C2" office:value-type="float" office:value="0">
            <text:p text:style-name="P43">March 1</text:p>
          </table:table-cell>
        </table:table-row>
        <table:table-row>
          <table:table-cell table:style-name="Table1.A2" office:value-type="float" office:value="0">
            <text:p text:style-name="P43">Meshir (Amshir) 23</text:p>
          </table:table-cell>
          <table:table-cell table:style-name="Table1.A2" office:value-type="float" office:value="0">
            <text:p text:style-name="P43">March 2</text:p>
          </table:table-cell>
          <table:table-cell table:style-name="Table1.C2" office:value-type="float" office:value="0">
            <text:p text:style-name="P43">March 2</text:p>
          </table:table-cell>
        </table:table-row>
        <table:table-row>
          <table:table-cell table:style-name="Table1.A2" office:value-type="float" office:value="0">
            <text:p text:style-name="P43">Meshir (Amshir) 24</text:p>
          </table:table-cell>
          <table:table-cell table:style-name="Table1.A2" office:value-type="float" office:value="0">
            <text:p text:style-name="P43">March 3</text:p>
          </table:table-cell>
          <table:table-cell table:style-name="Table1.C2" office:value-type="float" office:value="0">
            <text:p text:style-name="P43">March 3</text:p>
          </table:table-cell>
        </table:table-row>
        <table:table-row>
          <table:table-cell table:style-name="Table1.A2" office:value-type="float" office:value="0">
            <text:p text:style-name="P43">Meshir (Amshir) 25</text:p>
          </table:table-cell>
          <table:table-cell table:style-name="Table1.A2" office:value-type="float" office:value="0">
            <text:p text:style-name="P43">March 4</text:p>
          </table:table-cell>
          <table:table-cell table:style-name="Table1.C2" office:value-type="float" office:value="0">
            <text:p text:style-name="P43">March 4</text:p>
          </table:table-cell>
        </table:table-row>
        <table:table-row>
          <table:table-cell table:style-name="Table1.A2" office:value-type="float" office:value="0">
            <text:p text:style-name="P43">Meshir (Amshir) 26</text:p>
          </table:table-cell>
          <table:table-cell table:style-name="Table1.A2" office:value-type="float" office:value="0">
            <text:p text:style-name="P43">March 5</text:p>
          </table:table-cell>
          <table:table-cell table:style-name="Table1.C2" office:value-type="float" office:value="0">
            <text:p text:style-name="P43">March 5</text:p>
          </table:table-cell>
        </table:table-row>
        <table:table-row>
          <table:table-cell table:style-name="Table1.A2" office:value-type="float" office:value="0">
            <text:p text:style-name="P43">Meshir (Amshir) 27</text:p>
          </table:table-cell>
          <table:table-cell table:style-name="Table1.A2" office:value-type="float" office:value="0">
            <text:p text:style-name="P43">March 6</text:p>
          </table:table-cell>
          <table:table-cell table:style-name="Table1.C2" office:value-type="float" office:value="0">
            <text:p text:style-name="P43">March 6</text:p>
          </table:table-cell>
        </table:table-row>
        <table:table-row>
          <table:table-cell table:style-name="Table1.A2" office:value-type="float" office:value="0">
            <text:p text:style-name="P43">Meshir (Amshir) 28</text:p>
          </table:table-cell>
          <table:table-cell table:style-name="Table1.A2" office:value-type="float" office:value="0">
            <text:p text:style-name="P43">March 7</text:p>
          </table:table-cell>
          <table:table-cell table:style-name="Table1.C2" office:value-type="float" office:value="0">
            <text:p text:style-name="P43">March 7</text:p>
          </table:table-cell>
        </table:table-row>
        <table:table-row>
          <table:table-cell table:style-name="Table1.A2" office:value-type="float" office:value="0">
            <text:p text:style-name="P43">Meshir (Amshir) 29</text:p>
          </table:table-cell>
          <table:table-cell table:style-name="Table1.A2" office:value-type="float" office:value="0">
            <text:p text:style-name="P43">March 8</text:p>
          </table:table-cell>
          <table:table-cell table:style-name="Table1.C2" office:value-type="float" office:value="0">
            <text:p text:style-name="P43">March 8</text:p>
          </table:table-cell>
        </table:table-row>
        <table:table-row>
          <table:table-cell table:style-name="Table1.A2" office:value-type="float" office:value="0">
            <text:p text:style-name="P43">Meshir (Amshir) 30</text:p>
          </table:table-cell>
          <table:table-cell table:style-name="Table1.A2" office:value-type="float" office:value="0">
            <text:p text:style-name="P43">March 9</text:p>
          </table:table-cell>
          <table:table-cell table:style-name="Table1.C2" office:value-type="float" office:value="0">
            <text:p text:style-name="P43">March 9</text:p>
          </table:table-cell>
        </table:table-row>
        <table:table-row>
          <table:table-cell table:style-name="Table1.A2" office:value-type="float" office:value="0">
            <text:p text:style-name="P43">Pamenoth (Baramhat) 1</text:p>
          </table:table-cell>
          <table:table-cell table:style-name="Table1.A2" office:value-type="float" office:value="0">
            <text:p text:style-name="P43">March 10</text:p>
          </table:table-cell>
          <table:table-cell table:style-name="Table1.C2" office:value-type="float" office:value="0">
            <text:p text:style-name="P43">March 10</text:p>
          </table:table-cell>
        </table:table-row>
        <table:table-row>
          <table:table-cell table:style-name="Table1.A2" office:value-type="float" office:value="0">
            <text:p text:style-name="P43">Pamenoth (Baramhat) 2</text:p>
          </table:table-cell>
          <table:table-cell table:style-name="Table1.A2" office:value-type="float" office:value="0">
            <text:p text:style-name="P43">March 11</text:p>
          </table:table-cell>
          <table:table-cell table:style-name="Table1.C2" office:value-type="float" office:value="0">
            <text:p text:style-name="P43">March 11</text:p>
          </table:table-cell>
        </table:table-row>
        <table:table-row>
          <table:table-cell table:style-name="Table1.A2" office:value-type="float" office:value="0">
            <text:p text:style-name="P43">Pamenoth (Baramhat) 3</text:p>
          </table:table-cell>
          <table:table-cell table:style-name="Table1.A2" office:value-type="float" office:value="0">
            <text:p text:style-name="P43">March 12</text:p>
          </table:table-cell>
          <table:table-cell table:style-name="Table1.C2" office:value-type="float" office:value="0">
            <text:p text:style-name="P43">March 12</text:p>
          </table:table-cell>
        </table:table-row>
        <table:table-row>
          <table:table-cell table:style-name="Table1.A2" office:value-type="float" office:value="0">
            <text:p text:style-name="P43">Pamenoth (Baramhat) 4</text:p>
          </table:table-cell>
          <table:table-cell table:style-name="Table1.A2" office:value-type="float" office:value="0">
            <text:p text:style-name="P43">March 13</text:p>
          </table:table-cell>
          <table:table-cell table:style-name="Table1.C2" office:value-type="float" office:value="0">
            <text:p text:style-name="P43">March 13</text:p>
          </table:table-cell>
        </table:table-row>
        <table:table-row>
          <table:table-cell table:style-name="Table1.A2" office:value-type="float" office:value="0">
            <text:p text:style-name="P43">Pamenoth (Baramhat) 5</text:p>
          </table:table-cell>
          <table:table-cell table:style-name="Table1.A2" office:value-type="float" office:value="0">
            <text:p text:style-name="P43">March 14</text:p>
          </table:table-cell>
          <table:table-cell table:style-name="Table1.C2" office:value-type="float" office:value="0">
            <text:p text:style-name="P43">March 14</text:p>
          </table:table-cell>
        </table:table-row>
        <table:table-row>
          <table:table-cell table:style-name="Table1.A2" office:value-type="float" office:value="0">
            <text:p text:style-name="P43">Pamenoth (Baramhat) 6</text:p>
          </table:table-cell>
          <table:table-cell table:style-name="Table1.A2" office:value-type="float" office:value="0">
            <text:p text:style-name="P43">March 15</text:p>
          </table:table-cell>
          <table:table-cell table:style-name="Table1.C2" office:value-type="float" office:value="0">
            <text:p text:style-name="P43">March 15</text:p>
          </table:table-cell>
        </table:table-row>
        <table:table-row>
          <table:table-cell table:style-name="Table1.A2" office:value-type="float" office:value="0">
            <text:p text:style-name="P43">Pamenoth (Baramhat) 7</text:p>
          </table:table-cell>
          <table:table-cell table:style-name="Table1.A2" office:value-type="float" office:value="0">
            <text:p text:style-name="P43">March 16</text:p>
          </table:table-cell>
          <table:table-cell table:style-name="Table1.C2" office:value-type="float" office:value="0">
            <text:p text:style-name="P43">March 16</text:p>
          </table:table-cell>
        </table:table-row>
        <table:table-row>
          <table:table-cell table:style-name="Table1.A2" office:value-type="float" office:value="0">
            <text:p text:style-name="P43">Pamenoth (Baramhat) 8</text:p>
          </table:table-cell>
          <table:table-cell table:style-name="Table1.A2" office:value-type="float" office:value="0">
            <text:p text:style-name="P43">March 17</text:p>
          </table:table-cell>
          <table:table-cell table:style-name="Table1.C2" office:value-type="float" office:value="0">
            <text:p text:style-name="P43">March 17</text:p>
          </table:table-cell>
        </table:table-row>
        <table:table-row>
          <table:table-cell table:style-name="Table1.A2" office:value-type="float" office:value="0">
            <text:p text:style-name="P43">Pamenoth (Baramhat) 9</text:p>
          </table:table-cell>
          <table:table-cell table:style-name="Table1.A2" office:value-type="float" office:value="0">
            <text:p text:style-name="P43">March 18</text:p>
          </table:table-cell>
          <table:table-cell table:style-name="Table1.C2" office:value-type="float" office:value="0">
            <text:p text:style-name="P43">March 18</text:p>
          </table:table-cell>
        </table:table-row>
        <table:table-row>
          <table:table-cell table:style-name="Table1.A2" office:value-type="float" office:value="0">
            <text:p text:style-name="P43">Pamenoth (Baramhat) 10</text:p>
          </table:table-cell>
          <table:table-cell table:style-name="Table1.A2" office:value-type="float" office:value="0">
            <text:p text:style-name="P43">March 19</text:p>
          </table:table-cell>
          <table:table-cell table:style-name="Table1.C2" office:value-type="float" office:value="0">
            <text:p text:style-name="P43">March 19</text:p>
          </table:table-cell>
        </table:table-row>
        <table:table-row>
          <table:table-cell table:style-name="Table1.A2" office:value-type="float" office:value="0">
            <text:p text:style-name="P43">Pamenoth (Baramhat) 11</text:p>
          </table:table-cell>
          <table:table-cell table:style-name="Table1.A2" office:value-type="float" office:value="0">
            <text:p text:style-name="P43">March 20</text:p>
          </table:table-cell>
          <table:table-cell table:style-name="Table1.C2" office:value-type="float" office:value="0">
            <text:p text:style-name="P43">March 20</text:p>
          </table:table-cell>
        </table:table-row>
        <table:table-row>
          <table:table-cell table:style-name="Table1.A2" office:value-type="float" office:value="0">
            <text:p text:style-name="P43">Pamenoth (Baramhat) 12</text:p>
          </table:table-cell>
          <table:table-cell table:style-name="Table1.A2" office:value-type="float" office:value="0">
            <text:p text:style-name="P43">March 21</text:p>
          </table:table-cell>
          <table:table-cell table:style-name="Table1.C2" office:value-type="float" office:value="0">
            <text:p text:style-name="P43">March 21</text:p>
          </table:table-cell>
        </table:table-row>
        <table:table-row>
          <table:table-cell table:style-name="Table1.A2" office:value-type="float" office:value="0">
            <text:p text:style-name="P43">Pamenoth (Baramhat) 13</text:p>
          </table:table-cell>
          <table:table-cell table:style-name="Table1.A2" office:value-type="float" office:value="0">
            <text:p text:style-name="P43">March 22</text:p>
          </table:table-cell>
          <table:table-cell table:style-name="Table1.C2" office:value-type="float" office:value="0">
            <text:p text:style-name="P43">March 22</text:p>
          </table:table-cell>
        </table:table-row>
        <table:table-row>
          <table:table-cell table:style-name="Table1.A2" office:value-type="float" office:value="0">
            <text:p text:style-name="P43">Pamenoth (Baramhat) 14</text:p>
          </table:table-cell>
          <table:table-cell table:style-name="Table1.A2" office:value-type="float" office:value="0">
            <text:p text:style-name="P43">March 23</text:p>
          </table:table-cell>
          <table:table-cell table:style-name="Table1.C2" office:value-type="float" office:value="0">
            <text:p text:style-name="P43">March 23</text:p>
          </table:table-cell>
        </table:table-row>
        <table:table-row>
          <table:table-cell table:style-name="Table1.A2" office:value-type="float" office:value="0">
            <text:p text:style-name="P43">Pamenoth (Baramhat) 15</text:p>
          </table:table-cell>
          <table:table-cell table:style-name="Table1.A2" office:value-type="float" office:value="0">
            <text:p text:style-name="P43">March 24</text:p>
          </table:table-cell>
          <table:table-cell table:style-name="Table1.C2" office:value-type="float" office:value="0">
            <text:p text:style-name="P43">March 24</text:p>
          </table:table-cell>
        </table:table-row>
        <table:table-row>
          <table:table-cell table:style-name="Table1.A2" office:value-type="float" office:value="0">
            <text:p text:style-name="P43">Pamenoth (Baramhat) 16</text:p>
          </table:table-cell>
          <table:table-cell table:style-name="Table1.A2" office:value-type="float" office:value="0">
            <text:p text:style-name="P43">March 25</text:p>
          </table:table-cell>
          <table:table-cell table:style-name="Table1.C2" office:value-type="float" office:value="0">
            <text:p text:style-name="P43">March 25</text:p>
          </table:table-cell>
        </table:table-row>
        <table:table-row>
          <table:table-cell table:style-name="Table1.A2" office:value-type="float" office:value="0">
            <text:p text:style-name="P43">Pamenoth (Baramhat) 17</text:p>
          </table:table-cell>
          <table:table-cell table:style-name="Table1.A2" office:value-type="float" office:value="0">
            <text:p text:style-name="P43">March 26</text:p>
          </table:table-cell>
          <table:table-cell table:style-name="Table1.C2" office:value-type="float" office:value="0">
            <text:p text:style-name="P43">March 26</text:p>
          </table:table-cell>
        </table:table-row>
        <table:table-row>
          <table:table-cell table:style-name="Table1.A2" office:value-type="float" office:value="0">
            <text:p text:style-name="P43">Pamenoth (Baramhat) 18</text:p>
          </table:table-cell>
          <table:table-cell table:style-name="Table1.A2" office:value-type="float" office:value="0">
            <text:p text:style-name="P43">March 27</text:p>
          </table:table-cell>
          <table:table-cell table:style-name="Table1.C2" office:value-type="float" office:value="0">
            <text:p text:style-name="P43">March 27</text:p>
          </table:table-cell>
        </table:table-row>
        <table:table-row>
          <table:table-cell table:style-name="Table1.A2" office:value-type="float" office:value="0">
            <text:p text:style-name="P43">Pamenoth (Baramhat) 19</text:p>
          </table:table-cell>
          <table:table-cell table:style-name="Table1.A2" office:value-type="float" office:value="0">
            <text:p text:style-name="P43">March 28</text:p>
          </table:table-cell>
          <table:table-cell table:style-name="Table1.C2" office:value-type="float" office:value="0">
            <text:p text:style-name="P43">March 28</text:p>
          </table:table-cell>
        </table:table-row>
        <table:table-row>
          <table:table-cell table:style-name="Table1.A2" office:value-type="float" office:value="0">
            <text:p text:style-name="P43">Pamenoth (Baramhat) 20</text:p>
          </table:table-cell>
          <table:table-cell table:style-name="Table1.A2" office:value-type="float" office:value="0">
            <text:p text:style-name="P43">March 29</text:p>
          </table:table-cell>
          <table:table-cell table:style-name="Table1.C2" office:value-type="float" office:value="0">
            <text:p text:style-name="P43">March 29</text:p>
          </table:table-cell>
        </table:table-row>
        <table:table-row>
          <table:table-cell table:style-name="Table1.A2" office:value-type="float" office:value="0">
            <text:p text:style-name="P43">Pamenoth (Baramhat) 21</text:p>
          </table:table-cell>
          <table:table-cell table:style-name="Table1.A2" office:value-type="float" office:value="0">
            <text:p text:style-name="P43">March 30</text:p>
          </table:table-cell>
          <table:table-cell table:style-name="Table1.C2" office:value-type="float" office:value="0">
            <text:p text:style-name="P43">March 30</text:p>
          </table:table-cell>
        </table:table-row>
        <table:table-row>
          <table:table-cell table:style-name="Table1.A2" office:value-type="float" office:value="0">
            <text:p text:style-name="P43">Pamenoth (Baramhat) 22</text:p>
          </table:table-cell>
          <table:table-cell table:style-name="Table1.A2" office:value-type="float" office:value="0">
            <text:p text:style-name="P43">March 31</text:p>
          </table:table-cell>
          <table:table-cell table:style-name="Table1.C2" office:value-type="float" office:value="0">
            <text:p text:style-name="P43">March 31</text:p>
          </table:table-cell>
        </table:table-row>
        <text:soft-page-break/>
        <table:table-row>
          <table:table-cell table:style-name="Table1.A2" office:value-type="float" office:value="0">
            <text:p text:style-name="P43">Pamenoth (Baramhat) 23</text:p>
          </table:table-cell>
          <table:table-cell table:style-name="Table1.A2" office:value-type="float" office:value="0">
            <text:p text:style-name="P43">April 1</text:p>
          </table:table-cell>
          <table:table-cell table:style-name="Table1.C2" office:value-type="float" office:value="0">
            <text:p text:style-name="P43">April 1</text:p>
          </table:table-cell>
        </table:table-row>
        <table:table-row>
          <table:table-cell table:style-name="Table1.A2" office:value-type="float" office:value="0">
            <text:p text:style-name="P43">Pamenoth (Baramhat) 24</text:p>
          </table:table-cell>
          <table:table-cell table:style-name="Table1.A2" office:value-type="float" office:value="0">
            <text:p text:style-name="P43">April 2</text:p>
          </table:table-cell>
          <table:table-cell table:style-name="Table1.C2" office:value-type="float" office:value="0">
            <text:p text:style-name="P43">April 2</text:p>
          </table:table-cell>
        </table:table-row>
        <table:table-row>
          <table:table-cell table:style-name="Table1.A2" office:value-type="float" office:value="0">
            <text:p text:style-name="P43">Pamenoth (Baramhat) 25</text:p>
          </table:table-cell>
          <table:table-cell table:style-name="Table1.A2" office:value-type="float" office:value="0">
            <text:p text:style-name="P43">April 3</text:p>
          </table:table-cell>
          <table:table-cell table:style-name="Table1.C2" office:value-type="float" office:value="0">
            <text:p text:style-name="P43">April 3</text:p>
          </table:table-cell>
        </table:table-row>
        <table:table-row>
          <table:table-cell table:style-name="Table1.A2" office:value-type="float" office:value="0">
            <text:p text:style-name="P43">Pamenoth (Baramhat) 26</text:p>
          </table:table-cell>
          <table:table-cell table:style-name="Table1.A2" office:value-type="float" office:value="0">
            <text:p text:style-name="P43">April 4</text:p>
          </table:table-cell>
          <table:table-cell table:style-name="Table1.C2" office:value-type="float" office:value="0">
            <text:p text:style-name="P43">April 4</text:p>
          </table:table-cell>
        </table:table-row>
        <table:table-row>
          <table:table-cell table:style-name="Table1.A2" office:value-type="float" office:value="0">
            <text:p text:style-name="P43">Pamenoth (Baramhat) 27</text:p>
          </table:table-cell>
          <table:table-cell table:style-name="Table1.A2" office:value-type="float" office:value="0">
            <text:p text:style-name="P43">April 5</text:p>
          </table:table-cell>
          <table:table-cell table:style-name="Table1.C2" office:value-type="float" office:value="0">
            <text:p text:style-name="P43">April 5</text:p>
          </table:table-cell>
        </table:table-row>
        <table:table-row>
          <table:table-cell table:style-name="Table1.A2" office:value-type="float" office:value="0">
            <text:p text:style-name="P43">Pamenoth (Baramhat) 28</text:p>
          </table:table-cell>
          <table:table-cell table:style-name="Table1.A2" office:value-type="float" office:value="0">
            <text:p text:style-name="P43">April 6</text:p>
          </table:table-cell>
          <table:table-cell table:style-name="Table1.C2" office:value-type="float" office:value="0">
            <text:p text:style-name="P43">April 6</text:p>
          </table:table-cell>
        </table:table-row>
        <table:table-row>
          <table:table-cell table:style-name="Table1.A2" office:value-type="float" office:value="0">
            <text:p text:style-name="P43">Pamenoth (Baramhat) 29</text:p>
          </table:table-cell>
          <table:table-cell table:style-name="Table1.A2" office:value-type="float" office:value="0">
            <text:p text:style-name="P43">April 7</text:p>
          </table:table-cell>
          <table:table-cell table:style-name="Table1.C2" office:value-type="float" office:value="0">
            <text:p text:style-name="P43">April 7</text:p>
          </table:table-cell>
        </table:table-row>
        <table:table-row>
          <table:table-cell table:style-name="Table1.A2" office:value-type="float" office:value="0">
            <text:p text:style-name="P43">Pamenoth (Baramhat) 30</text:p>
          </table:table-cell>
          <table:table-cell table:style-name="Table1.A2" office:value-type="float" office:value="0">
            <text:p text:style-name="P43">April 8</text:p>
          </table:table-cell>
          <table:table-cell table:style-name="Table1.C2" office:value-type="float" office:value="0">
            <text:p text:style-name="P43">April 8</text:p>
          </table:table-cell>
        </table:table-row>
        <table:table-row>
          <table:table-cell table:style-name="Table1.A2" office:value-type="float" office:value="0">
            <text:p text:style-name="P43">Pharamuthi (Baramouda) 1</text:p>
          </table:table-cell>
          <table:table-cell table:style-name="Table1.A2" office:value-type="float" office:value="0">
            <text:p text:style-name="P43">April 9</text:p>
          </table:table-cell>
          <table:table-cell table:style-name="Table1.C2" office:value-type="float" office:value="0">
            <text:p text:style-name="P43">April 9</text:p>
          </table:table-cell>
        </table:table-row>
        <table:table-row>
          <table:table-cell table:style-name="Table1.A2" office:value-type="float" office:value="0">
            <text:p text:style-name="P43">Pharamuthi (Baramouda) 2</text:p>
          </table:table-cell>
          <table:table-cell table:style-name="Table1.A2" office:value-type="float" office:value="0">
            <text:p text:style-name="P43">April 10</text:p>
          </table:table-cell>
          <table:table-cell table:style-name="Table1.C2" office:value-type="float" office:value="0">
            <text:p text:style-name="P43">April 10</text:p>
          </table:table-cell>
        </table:table-row>
        <table:table-row>
          <table:table-cell table:style-name="Table1.A2" office:value-type="float" office:value="0">
            <text:p text:style-name="P43">Pharamuthi (Baramouda) 3</text:p>
          </table:table-cell>
          <table:table-cell table:style-name="Table1.A2" office:value-type="float" office:value="0">
            <text:p text:style-name="P43">April 11</text:p>
          </table:table-cell>
          <table:table-cell table:style-name="Table1.C2" office:value-type="float" office:value="0">
            <text:p text:style-name="P43">April 11</text:p>
          </table:table-cell>
        </table:table-row>
        <table:table-row>
          <table:table-cell table:style-name="Table1.A2" office:value-type="float" office:value="0">
            <text:p text:style-name="P43">Pharamuthi (Baramouda) 4</text:p>
          </table:table-cell>
          <table:table-cell table:style-name="Table1.A2" office:value-type="float" office:value="0">
            <text:p text:style-name="P43">April 12</text:p>
          </table:table-cell>
          <table:table-cell table:style-name="Table1.C2" office:value-type="float" office:value="0">
            <text:p text:style-name="P43">April 12</text:p>
          </table:table-cell>
        </table:table-row>
        <table:table-row>
          <table:table-cell table:style-name="Table1.A2" office:value-type="float" office:value="0">
            <text:p text:style-name="P43">Pharamuthi (Baramouda) 5</text:p>
          </table:table-cell>
          <table:table-cell table:style-name="Table1.A2" office:value-type="float" office:value="0">
            <text:p text:style-name="P43">April 13</text:p>
          </table:table-cell>
          <table:table-cell table:style-name="Table1.C2" office:value-type="float" office:value="0">
            <text:p text:style-name="P43">April 13</text:p>
          </table:table-cell>
        </table:table-row>
        <table:table-row>
          <table:table-cell table:style-name="Table1.A2" office:value-type="float" office:value="0">
            <text:p text:style-name="P43">Pharamuthi (Baramouda) 6</text:p>
          </table:table-cell>
          <table:table-cell table:style-name="Table1.A2" office:value-type="float" office:value="0">
            <text:p text:style-name="P43">April 14</text:p>
          </table:table-cell>
          <table:table-cell table:style-name="Table1.C2" office:value-type="float" office:value="0">
            <text:p text:style-name="P43">April 14</text:p>
          </table:table-cell>
        </table:table-row>
        <table:table-row>
          <table:table-cell table:style-name="Table1.A2" office:value-type="float" office:value="0">
            <text:p text:style-name="P43">Pharamuthi (Baramouda) 7</text:p>
          </table:table-cell>
          <table:table-cell table:style-name="Table1.A2" office:value-type="float" office:value="0">
            <text:p text:style-name="P43">April 15</text:p>
          </table:table-cell>
          <table:table-cell table:style-name="Table1.C2" office:value-type="float" office:value="0">
            <text:p text:style-name="P43">April 15</text:p>
          </table:table-cell>
        </table:table-row>
        <table:table-row>
          <table:table-cell table:style-name="Table1.A2" office:value-type="float" office:value="0">
            <text:p text:style-name="P43">Pharamuthi (Baramouda) 8</text:p>
          </table:table-cell>
          <table:table-cell table:style-name="Table1.A2" office:value-type="float" office:value="0">
            <text:p text:style-name="P43">April 16</text:p>
          </table:table-cell>
          <table:table-cell table:style-name="Table1.C2" office:value-type="float" office:value="0">
            <text:p text:style-name="P43">April 16</text:p>
          </table:table-cell>
        </table:table-row>
        <table:table-row>
          <table:table-cell table:style-name="Table1.A2" office:value-type="float" office:value="0">
            <text:p text:style-name="P43">Pharamuthi (Baramouda) 9</text:p>
          </table:table-cell>
          <table:table-cell table:style-name="Table1.A2" office:value-type="float" office:value="0">
            <text:p text:style-name="P43">April 17</text:p>
          </table:table-cell>
          <table:table-cell table:style-name="Table1.C2" office:value-type="float" office:value="0">
            <text:p text:style-name="P43">April 17</text:p>
          </table:table-cell>
        </table:table-row>
        <table:table-row>
          <table:table-cell table:style-name="Table1.A2" office:value-type="float" office:value="0">
            <text:p text:style-name="P43">Pharamuthi (Baramouda) 10</text:p>
          </table:table-cell>
          <table:table-cell table:style-name="Table1.A2" office:value-type="float" office:value="0">
            <text:p text:style-name="P43">April 18</text:p>
          </table:table-cell>
          <table:table-cell table:style-name="Table1.C2" office:value-type="float" office:value="0">
            <text:p text:style-name="P43">April 18</text:p>
          </table:table-cell>
        </table:table-row>
        <table:table-row>
          <table:table-cell table:style-name="Table1.A2" office:value-type="float" office:value="0">
            <text:p text:style-name="P43">Pharamuthi (Baramouda) 11</text:p>
          </table:table-cell>
          <table:table-cell table:style-name="Table1.A2" office:value-type="float" office:value="0">
            <text:p text:style-name="P43">April 19</text:p>
          </table:table-cell>
          <table:table-cell table:style-name="Table1.C2" office:value-type="float" office:value="0">
            <text:p text:style-name="P43">April 19</text:p>
          </table:table-cell>
        </table:table-row>
        <table:table-row>
          <table:table-cell table:style-name="Table1.A2" office:value-type="float" office:value="0">
            <text:p text:style-name="P43">Pharamuthi (Baramouda) 12</text:p>
          </table:table-cell>
          <table:table-cell table:style-name="Table1.A2" office:value-type="float" office:value="0">
            <text:p text:style-name="P43">April 20</text:p>
          </table:table-cell>
          <table:table-cell table:style-name="Table1.C2" office:value-type="float" office:value="0">
            <text:p text:style-name="P43">April 20</text:p>
          </table:table-cell>
        </table:table-row>
        <table:table-row>
          <table:table-cell table:style-name="Table1.A2" office:value-type="float" office:value="0">
            <text:p text:style-name="P43">Pharamuthi (Baramouda) 13</text:p>
          </table:table-cell>
          <table:table-cell table:style-name="Table1.A2" office:value-type="float" office:value="0">
            <text:p text:style-name="P43">April 21</text:p>
          </table:table-cell>
          <table:table-cell table:style-name="Table1.C2" office:value-type="float" office:value="0">
            <text:p text:style-name="P43">April 21</text:p>
          </table:table-cell>
        </table:table-row>
        <table:table-row>
          <table:table-cell table:style-name="Table1.A2" office:value-type="float" office:value="0">
            <text:p text:style-name="P43">Pharamuthi (Baramouda) 14</text:p>
          </table:table-cell>
          <table:table-cell table:style-name="Table1.A2" office:value-type="float" office:value="0">
            <text:p text:style-name="P43">April 22</text:p>
          </table:table-cell>
          <table:table-cell table:style-name="Table1.C2" office:value-type="float" office:value="0">
            <text:p text:style-name="P43">April 22</text:p>
          </table:table-cell>
        </table:table-row>
        <table:table-row>
          <table:table-cell table:style-name="Table1.A2" office:value-type="float" office:value="0">
            <text:p text:style-name="P43">Pharamuthi (Baramouda) 15</text:p>
          </table:table-cell>
          <table:table-cell table:style-name="Table1.A2" office:value-type="float" office:value="0">
            <text:p text:style-name="P43">April 23</text:p>
          </table:table-cell>
          <table:table-cell table:style-name="Table1.C2" office:value-type="float" office:value="0">
            <text:p text:style-name="P43">April 23</text:p>
          </table:table-cell>
        </table:table-row>
        <table:table-row>
          <table:table-cell table:style-name="Table1.A2" office:value-type="float" office:value="0">
            <text:p text:style-name="P43">Pharamuthi (Baramouda) 16</text:p>
          </table:table-cell>
          <table:table-cell table:style-name="Table1.A2" office:value-type="float" office:value="0">
            <text:p text:style-name="P43">April 24</text:p>
          </table:table-cell>
          <table:table-cell table:style-name="Table1.C2" office:value-type="float" office:value="0">
            <text:p text:style-name="P43">April 24</text:p>
          </table:table-cell>
        </table:table-row>
        <table:table-row>
          <table:table-cell table:style-name="Table1.A2" office:value-type="float" office:value="0">
            <text:p text:style-name="P43">Pharamuthi (Baramouda) 17</text:p>
          </table:table-cell>
          <table:table-cell table:style-name="Table1.A2" office:value-type="float" office:value="0">
            <text:p text:style-name="P43">April 25</text:p>
          </table:table-cell>
          <table:table-cell table:style-name="Table1.C2" office:value-type="float" office:value="0">
            <text:p text:style-name="P43">April 25</text:p>
          </table:table-cell>
        </table:table-row>
        <table:table-row>
          <table:table-cell table:style-name="Table1.A2" office:value-type="float" office:value="0">
            <text:p text:style-name="P43">Pharamuthi (Baramouda) 18</text:p>
          </table:table-cell>
          <table:table-cell table:style-name="Table1.A2" office:value-type="float" office:value="0">
            <text:p text:style-name="P43">April 26</text:p>
          </table:table-cell>
          <table:table-cell table:style-name="Table1.C2" office:value-type="float" office:value="0">
            <text:p text:style-name="P43">April 26</text:p>
          </table:table-cell>
        </table:table-row>
        <table:table-row>
          <table:table-cell table:style-name="Table1.A2" office:value-type="float" office:value="0">
            <text:p text:style-name="P43">Pharamuthi (Baramouda) 19</text:p>
          </table:table-cell>
          <table:table-cell table:style-name="Table1.A2" office:value-type="float" office:value="0">
            <text:p text:style-name="P43">April 27</text:p>
          </table:table-cell>
          <table:table-cell table:style-name="Table1.C2" office:value-type="float" office:value="0">
            <text:p text:style-name="P43">April 27</text:p>
          </table:table-cell>
        </table:table-row>
        <table:table-row>
          <table:table-cell table:style-name="Table1.A2" office:value-type="float" office:value="0">
            <text:p text:style-name="P43">Pharamuthi (Baramouda) 20</text:p>
          </table:table-cell>
          <table:table-cell table:style-name="Table1.A2" office:value-type="float" office:value="0">
            <text:p text:style-name="P43">April 28</text:p>
          </table:table-cell>
          <table:table-cell table:style-name="Table1.C2" office:value-type="float" office:value="0">
            <text:p text:style-name="P43">April 28</text:p>
          </table:table-cell>
        </table:table-row>
        <table:table-row>
          <table:table-cell table:style-name="Table1.A2" office:value-type="float" office:value="0">
            <text:p text:style-name="P43">Pharamuthi (Baramouda) 21</text:p>
          </table:table-cell>
          <table:table-cell table:style-name="Table1.A2" office:value-type="float" office:value="0">
            <text:p text:style-name="P43">April 29</text:p>
          </table:table-cell>
          <table:table-cell table:style-name="Table1.C2" office:value-type="float" office:value="0">
            <text:p text:style-name="P43">April 29</text:p>
          </table:table-cell>
        </table:table-row>
        <table:table-row>
          <table:table-cell table:style-name="Table1.A2" office:value-type="float" office:value="0">
            <text:p text:style-name="P43">Pharamuthi (Baramouda) 22</text:p>
          </table:table-cell>
          <table:table-cell table:style-name="Table1.A2" office:value-type="float" office:value="0">
            <text:p text:style-name="P43">April 30</text:p>
          </table:table-cell>
          <table:table-cell table:style-name="Table1.C2" office:value-type="float" office:value="0">
            <text:p text:style-name="P43">April 30</text:p>
          </table:table-cell>
        </table:table-row>
        <table:table-row>
          <table:table-cell table:style-name="Table1.A2" office:value-type="float" office:value="0">
            <text:p text:style-name="P43">Pharamuthi (Baramouda) 23</text:p>
          </table:table-cell>
          <table:table-cell table:style-name="Table1.A2" office:value-type="float" office:value="0">
            <text:p text:style-name="P43">May 1</text:p>
          </table:table-cell>
          <table:table-cell table:style-name="Table1.C2" office:value-type="float" office:value="0">
            <text:p text:style-name="P43">May 1</text:p>
          </table:table-cell>
        </table:table-row>
        <table:table-row>
          <table:table-cell table:style-name="Table1.A2" office:value-type="float" office:value="0">
            <text:p text:style-name="P43">Pharamuthi (Baramouda) 24</text:p>
          </table:table-cell>
          <table:table-cell table:style-name="Table1.A2" office:value-type="float" office:value="0">
            <text:p text:style-name="P43">May 2</text:p>
          </table:table-cell>
          <table:table-cell table:style-name="Table1.C2" office:value-type="float" office:value="0">
            <text:p text:style-name="P43">May 2</text:p>
          </table:table-cell>
        </table:table-row>
        <table:table-row>
          <table:table-cell table:style-name="Table1.A2" office:value-type="float" office:value="0">
            <text:p text:style-name="P43">Pharamuthi (Baramouda) 25</text:p>
          </table:table-cell>
          <table:table-cell table:style-name="Table1.A2" office:value-type="float" office:value="0">
            <text:p text:style-name="P43">May 3</text:p>
          </table:table-cell>
          <table:table-cell table:style-name="Table1.C2" office:value-type="float" office:value="0">
            <text:p text:style-name="P43">May 3</text:p>
          </table:table-cell>
        </table:table-row>
        <table:table-row>
          <table:table-cell table:style-name="Table1.A2" office:value-type="float" office:value="0">
            <text:p text:style-name="P43">Pharamuthi (Baramouda) 26</text:p>
          </table:table-cell>
          <table:table-cell table:style-name="Table1.A2" office:value-type="float" office:value="0">
            <text:p text:style-name="P43">May 4</text:p>
          </table:table-cell>
          <table:table-cell table:style-name="Table1.C2" office:value-type="float" office:value="0">
            <text:p text:style-name="P43">May 4</text:p>
          </table:table-cell>
        </table:table-row>
        <text:soft-page-break/>
        <table:table-row>
          <table:table-cell table:style-name="Table1.A2" office:value-type="float" office:value="0">
            <text:p text:style-name="P43">Pharamuthi (Baramouda) 27</text:p>
          </table:table-cell>
          <table:table-cell table:style-name="Table1.A2" office:value-type="float" office:value="0">
            <text:p text:style-name="P43">May 5</text:p>
          </table:table-cell>
          <table:table-cell table:style-name="Table1.C2" office:value-type="float" office:value="0">
            <text:p text:style-name="P43">May 5</text:p>
          </table:table-cell>
        </table:table-row>
        <table:table-row>
          <table:table-cell table:style-name="Table1.A2" office:value-type="float" office:value="0">
            <text:p text:style-name="P43">Pharamuthi (Baramouda) 28</text:p>
          </table:table-cell>
          <table:table-cell table:style-name="Table1.A2" office:value-type="float" office:value="0">
            <text:p text:style-name="P43">May 6</text:p>
          </table:table-cell>
          <table:table-cell table:style-name="Table1.C2" office:value-type="float" office:value="0">
            <text:p text:style-name="P43">May 6</text:p>
          </table:table-cell>
        </table:table-row>
        <table:table-row>
          <table:table-cell table:style-name="Table1.A2" office:value-type="float" office:value="0">
            <text:p text:style-name="P43">Pharamuthi (Baramouda) 29</text:p>
          </table:table-cell>
          <table:table-cell table:style-name="Table1.A2" office:value-type="float" office:value="0">
            <text:p text:style-name="P43">May 7</text:p>
          </table:table-cell>
          <table:table-cell table:style-name="Table1.C2" office:value-type="float" office:value="0">
            <text:p text:style-name="P43">May 7</text:p>
          </table:table-cell>
        </table:table-row>
        <table:table-row>
          <table:table-cell table:style-name="Table1.A2" office:value-type="float" office:value="0">
            <text:p text:style-name="P43">Pharamuthi (Baramouda) 30</text:p>
          </table:table-cell>
          <table:table-cell table:style-name="Table1.A2" office:value-type="float" office:value="0">
            <text:p text:style-name="P43">May 8</text:p>
          </table:table-cell>
          <table:table-cell table:style-name="Table1.C2" office:value-type="float" office:value="0">
            <text:p text:style-name="P43">May 8</text:p>
          </table:table-cell>
        </table:table-row>
        <table:table-row>
          <table:table-cell table:style-name="Table1.A2" office:value-type="float" office:value="0">
            <text:p text:style-name="P43">Pashons (Bashons) 1</text:p>
          </table:table-cell>
          <table:table-cell table:style-name="Table1.A2" office:value-type="float" office:value="0">
            <text:p text:style-name="P43">May 9</text:p>
          </table:table-cell>
          <table:table-cell table:style-name="Table1.C2" office:value-type="float" office:value="0">
            <text:p text:style-name="P43">May 9</text:p>
          </table:table-cell>
        </table:table-row>
        <table:table-row>
          <table:table-cell table:style-name="Table1.A2" office:value-type="float" office:value="0">
            <text:p text:style-name="P43">Pashons (Bashons) 2</text:p>
          </table:table-cell>
          <table:table-cell table:style-name="Table1.A2" office:value-type="float" office:value="0">
            <text:p text:style-name="P43">May 10</text:p>
          </table:table-cell>
          <table:table-cell table:style-name="Table1.C2" office:value-type="float" office:value="0">
            <text:p text:style-name="P43">May 10</text:p>
          </table:table-cell>
        </table:table-row>
        <table:table-row>
          <table:table-cell table:style-name="Table1.A2" office:value-type="float" office:value="0">
            <text:p text:style-name="P43">Pashons (Bashons) 3</text:p>
          </table:table-cell>
          <table:table-cell table:style-name="Table1.A2" office:value-type="float" office:value="0">
            <text:p text:style-name="P43">May 11</text:p>
          </table:table-cell>
          <table:table-cell table:style-name="Table1.C2" office:value-type="float" office:value="0">
            <text:p text:style-name="P43">May 11</text:p>
          </table:table-cell>
        </table:table-row>
        <table:table-row>
          <table:table-cell table:style-name="Table1.A2" office:value-type="float" office:value="0">
            <text:p text:style-name="P43">Pashons (Bashons) 4</text:p>
          </table:table-cell>
          <table:table-cell table:style-name="Table1.A2" office:value-type="float" office:value="0">
            <text:p text:style-name="P43">May 12</text:p>
          </table:table-cell>
          <table:table-cell table:style-name="Table1.C2" office:value-type="float" office:value="0">
            <text:p text:style-name="P43">May 12</text:p>
          </table:table-cell>
        </table:table-row>
        <table:table-row>
          <table:table-cell table:style-name="Table1.A2" office:value-type="float" office:value="0">
            <text:p text:style-name="P43">Pashons (Bashons) 5</text:p>
          </table:table-cell>
          <table:table-cell table:style-name="Table1.A2" office:value-type="float" office:value="0">
            <text:p text:style-name="P43">May 13</text:p>
          </table:table-cell>
          <table:table-cell table:style-name="Table1.C2" office:value-type="float" office:value="0">
            <text:p text:style-name="P43">May 13</text:p>
          </table:table-cell>
        </table:table-row>
        <table:table-row>
          <table:table-cell table:style-name="Table1.A2" office:value-type="float" office:value="0">
            <text:p text:style-name="P43">Pashons (Bashons) 6</text:p>
          </table:table-cell>
          <table:table-cell table:style-name="Table1.A2" office:value-type="float" office:value="0">
            <text:p text:style-name="P43">May 14</text:p>
          </table:table-cell>
          <table:table-cell table:style-name="Table1.C2" office:value-type="float" office:value="0">
            <text:p text:style-name="P43">May 14</text:p>
          </table:table-cell>
        </table:table-row>
        <table:table-row>
          <table:table-cell table:style-name="Table1.A2" office:value-type="float" office:value="0">
            <text:p text:style-name="P43">Pashons (Bashons) 7</text:p>
          </table:table-cell>
          <table:table-cell table:style-name="Table1.A2" office:value-type="float" office:value="0">
            <text:p text:style-name="P43">May 15</text:p>
          </table:table-cell>
          <table:table-cell table:style-name="Table1.C2" office:value-type="float" office:value="0">
            <text:p text:style-name="P43">May 15</text:p>
          </table:table-cell>
        </table:table-row>
        <table:table-row>
          <table:table-cell table:style-name="Table1.A2" office:value-type="float" office:value="0">
            <text:p text:style-name="P43">Pashons (Bashons) 8</text:p>
          </table:table-cell>
          <table:table-cell table:style-name="Table1.A2" office:value-type="float" office:value="0">
            <text:p text:style-name="P43">May 16</text:p>
          </table:table-cell>
          <table:table-cell table:style-name="Table1.C2" office:value-type="float" office:value="0">
            <text:p text:style-name="P43">May 16</text:p>
          </table:table-cell>
        </table:table-row>
        <table:table-row>
          <table:table-cell table:style-name="Table1.A2" office:value-type="float" office:value="0">
            <text:p text:style-name="P43">Pashons (Bashons) 9</text:p>
          </table:table-cell>
          <table:table-cell table:style-name="Table1.A2" office:value-type="float" office:value="0">
            <text:p text:style-name="P43">May 17</text:p>
          </table:table-cell>
          <table:table-cell table:style-name="Table1.C2" office:value-type="float" office:value="0">
            <text:p text:style-name="P43">May 17</text:p>
          </table:table-cell>
        </table:table-row>
        <table:table-row>
          <table:table-cell table:style-name="Table1.A2" office:value-type="float" office:value="0">
            <text:p text:style-name="P43">Pashons (Bashons) 10</text:p>
          </table:table-cell>
          <table:table-cell table:style-name="Table1.A2" office:value-type="float" office:value="0">
            <text:p text:style-name="P43">May 18</text:p>
          </table:table-cell>
          <table:table-cell table:style-name="Table1.C2" office:value-type="float" office:value="0">
            <text:p text:style-name="P43">May 18</text:p>
          </table:table-cell>
        </table:table-row>
        <table:table-row>
          <table:table-cell table:style-name="Table1.A2" office:value-type="float" office:value="0">
            <text:p text:style-name="P43">Pashons (Bashons) 11</text:p>
          </table:table-cell>
          <table:table-cell table:style-name="Table1.A2" office:value-type="float" office:value="0">
            <text:p text:style-name="P43">May 19</text:p>
          </table:table-cell>
          <table:table-cell table:style-name="Table1.C2" office:value-type="float" office:value="0">
            <text:p text:style-name="P43">May 19</text:p>
          </table:table-cell>
        </table:table-row>
        <table:table-row>
          <table:table-cell table:style-name="Table1.A2" office:value-type="float" office:value="0">
            <text:p text:style-name="P43">Pashons (Bashons) 12</text:p>
          </table:table-cell>
          <table:table-cell table:style-name="Table1.A2" office:value-type="float" office:value="0">
            <text:p text:style-name="P43">May 20</text:p>
          </table:table-cell>
          <table:table-cell table:style-name="Table1.C2" office:value-type="float" office:value="0">
            <text:p text:style-name="P43">May 20</text:p>
          </table:table-cell>
        </table:table-row>
        <table:table-row>
          <table:table-cell table:style-name="Table1.A2" office:value-type="float" office:value="0">
            <text:p text:style-name="P43">Pashons (Bashons) 13</text:p>
          </table:table-cell>
          <table:table-cell table:style-name="Table1.A2" office:value-type="float" office:value="0">
            <text:p text:style-name="P43">May 21</text:p>
          </table:table-cell>
          <table:table-cell table:style-name="Table1.C2" office:value-type="float" office:value="0">
            <text:p text:style-name="P43">May 21</text:p>
          </table:table-cell>
        </table:table-row>
        <table:table-row>
          <table:table-cell table:style-name="Table1.A2" office:value-type="float" office:value="0">
            <text:p text:style-name="P43">Pashons (Bashons) 14</text:p>
          </table:table-cell>
          <table:table-cell table:style-name="Table1.A2" office:value-type="float" office:value="0">
            <text:p text:style-name="P43">May 22</text:p>
          </table:table-cell>
          <table:table-cell table:style-name="Table1.C2" office:value-type="float" office:value="0">
            <text:p text:style-name="P43">May 22</text:p>
          </table:table-cell>
        </table:table-row>
        <table:table-row>
          <table:table-cell table:style-name="Table1.A2" office:value-type="float" office:value="0">
            <text:p text:style-name="P43">Pashons (Bashons) 15</text:p>
          </table:table-cell>
          <table:table-cell table:style-name="Table1.A2" office:value-type="float" office:value="0">
            <text:p text:style-name="P43">May 23</text:p>
          </table:table-cell>
          <table:table-cell table:style-name="Table1.C2" office:value-type="float" office:value="0">
            <text:p text:style-name="P43">May 23</text:p>
          </table:table-cell>
        </table:table-row>
        <table:table-row>
          <table:table-cell table:style-name="Table1.A2" office:value-type="float" office:value="0">
            <text:p text:style-name="P43">Pashons (Bashons) 16</text:p>
          </table:table-cell>
          <table:table-cell table:style-name="Table1.A2" office:value-type="float" office:value="0">
            <text:p text:style-name="P43">May 24</text:p>
          </table:table-cell>
          <table:table-cell table:style-name="Table1.C2" office:value-type="float" office:value="0">
            <text:p text:style-name="P43">May 24</text:p>
          </table:table-cell>
        </table:table-row>
        <table:table-row>
          <table:table-cell table:style-name="Table1.A2" office:value-type="float" office:value="0">
            <text:p text:style-name="P43">Pashons (Bashons) 17</text:p>
          </table:table-cell>
          <table:table-cell table:style-name="Table1.A2" office:value-type="float" office:value="0">
            <text:p text:style-name="P43">May 25</text:p>
          </table:table-cell>
          <table:table-cell table:style-name="Table1.C2" office:value-type="float" office:value="0">
            <text:p text:style-name="P43">May 25</text:p>
          </table:table-cell>
        </table:table-row>
        <table:table-row>
          <table:table-cell table:style-name="Table1.A2" office:value-type="float" office:value="0">
            <text:p text:style-name="P43">Pashons (Bashons) 18</text:p>
          </table:table-cell>
          <table:table-cell table:style-name="Table1.A2" office:value-type="float" office:value="0">
            <text:p text:style-name="P43">May 26</text:p>
          </table:table-cell>
          <table:table-cell table:style-name="Table1.C2" office:value-type="float" office:value="0">
            <text:p text:style-name="P43">May 26</text:p>
          </table:table-cell>
        </table:table-row>
        <table:table-row>
          <table:table-cell table:style-name="Table1.A2" office:value-type="float" office:value="0">
            <text:p text:style-name="P43">Pashons (Bashons) 19</text:p>
          </table:table-cell>
          <table:table-cell table:style-name="Table1.A2" office:value-type="float" office:value="0">
            <text:p text:style-name="P43">May 27</text:p>
          </table:table-cell>
          <table:table-cell table:style-name="Table1.C2" office:value-type="float" office:value="0">
            <text:p text:style-name="P43">May 27</text:p>
          </table:table-cell>
        </table:table-row>
        <table:table-row>
          <table:table-cell table:style-name="Table1.A2" office:value-type="float" office:value="0">
            <text:p text:style-name="P43">Pashons (Bashons) 20</text:p>
          </table:table-cell>
          <table:table-cell table:style-name="Table1.A2" office:value-type="float" office:value="0">
            <text:p text:style-name="P43">May 28</text:p>
          </table:table-cell>
          <table:table-cell table:style-name="Table1.C2" office:value-type="float" office:value="0">
            <text:p text:style-name="P43">May 28</text:p>
          </table:table-cell>
        </table:table-row>
        <table:table-row>
          <table:table-cell table:style-name="Table1.A2" office:value-type="float" office:value="0">
            <text:p text:style-name="P43">Pashons (Bashons) 21</text:p>
          </table:table-cell>
          <table:table-cell table:style-name="Table1.A2" office:value-type="float" office:value="0">
            <text:p text:style-name="P43">May 29</text:p>
          </table:table-cell>
          <table:table-cell table:style-name="Table1.C2" office:value-type="float" office:value="0">
            <text:p text:style-name="P43">May 29</text:p>
          </table:table-cell>
        </table:table-row>
        <table:table-row>
          <table:table-cell table:style-name="Table1.A2" office:value-type="float" office:value="0">
            <text:p text:style-name="P43">Pashons (Bashons) 22</text:p>
          </table:table-cell>
          <table:table-cell table:style-name="Table1.A2" office:value-type="float" office:value="0">
            <text:p text:style-name="P43">May 30</text:p>
          </table:table-cell>
          <table:table-cell table:style-name="Table1.C2" office:value-type="float" office:value="0">
            <text:p text:style-name="P43">May 30</text:p>
          </table:table-cell>
        </table:table-row>
        <table:table-row>
          <table:table-cell table:style-name="Table1.A2" office:value-type="float" office:value="0">
            <text:p text:style-name="P43">Pashons (Bashons) 23</text:p>
          </table:table-cell>
          <table:table-cell table:style-name="Table1.A2" office:value-type="float" office:value="0">
            <text:p text:style-name="P43">May 31</text:p>
          </table:table-cell>
          <table:table-cell table:style-name="Table1.C2" office:value-type="float" office:value="0">
            <text:p text:style-name="P43">May 31</text:p>
          </table:table-cell>
        </table:table-row>
        <table:table-row>
          <table:table-cell table:style-name="Table1.A2" office:value-type="float" office:value="0">
            <text:p text:style-name="P43">Pashons (Bashons) 24</text:p>
          </table:table-cell>
          <table:table-cell table:style-name="Table1.A2" office:value-type="float" office:value="0">
            <text:p text:style-name="P43">June 1</text:p>
          </table:table-cell>
          <table:table-cell table:style-name="Table1.C2" office:value-type="float" office:value="0">
            <text:p text:style-name="P43">June 1</text:p>
          </table:table-cell>
        </table:table-row>
        <table:table-row>
          <table:table-cell table:style-name="Table1.A2" office:value-type="float" office:value="0">
            <text:p text:style-name="P43">Pashons (Bashons) 25</text:p>
          </table:table-cell>
          <table:table-cell table:style-name="Table1.A2" office:value-type="float" office:value="0">
            <text:p text:style-name="P43">June 2</text:p>
          </table:table-cell>
          <table:table-cell table:style-name="Table1.C2" office:value-type="float" office:value="0">
            <text:p text:style-name="P43">June 2</text:p>
          </table:table-cell>
        </table:table-row>
        <table:table-row>
          <table:table-cell table:style-name="Table1.A2" office:value-type="float" office:value="0">
            <text:p text:style-name="P43">Pashons (Bashons) 26</text:p>
          </table:table-cell>
          <table:table-cell table:style-name="Table1.A2" office:value-type="float" office:value="0">
            <text:p text:style-name="P43">June 3</text:p>
          </table:table-cell>
          <table:table-cell table:style-name="Table1.C2" office:value-type="float" office:value="0">
            <text:p text:style-name="P43">June 3</text:p>
          </table:table-cell>
        </table:table-row>
        <table:table-row>
          <table:table-cell table:style-name="Table1.A2" office:value-type="float" office:value="0">
            <text:p text:style-name="P43">Pashons (Bashons) 27</text:p>
          </table:table-cell>
          <table:table-cell table:style-name="Table1.A2" office:value-type="float" office:value="0">
            <text:p text:style-name="P43">June 4</text:p>
          </table:table-cell>
          <table:table-cell table:style-name="Table1.C2" office:value-type="float" office:value="0">
            <text:p text:style-name="P43">June 4</text:p>
          </table:table-cell>
        </table:table-row>
        <table:table-row>
          <table:table-cell table:style-name="Table1.A2" office:value-type="float" office:value="0">
            <text:p text:style-name="P43">Pashons (Bashons) 28</text:p>
          </table:table-cell>
          <table:table-cell table:style-name="Table1.A2" office:value-type="float" office:value="0">
            <text:p text:style-name="P43">June 5</text:p>
          </table:table-cell>
          <table:table-cell table:style-name="Table1.C2" office:value-type="float" office:value="0">
            <text:p text:style-name="P43">June 5</text:p>
          </table:table-cell>
        </table:table-row>
        <table:table-row>
          <table:table-cell table:style-name="Table1.A2" office:value-type="float" office:value="0">
            <text:p text:style-name="P43">Pashons (Bashons) 29</text:p>
          </table:table-cell>
          <table:table-cell table:style-name="Table1.A2" office:value-type="float" office:value="0">
            <text:p text:style-name="P43">June 6</text:p>
          </table:table-cell>
          <table:table-cell table:style-name="Table1.C2" office:value-type="float" office:value="0">
            <text:p text:style-name="P43">June 6</text:p>
          </table:table-cell>
        </table:table-row>
        <table:table-row>
          <table:table-cell table:style-name="Table1.A2" office:value-type="float" office:value="0">
            <text:p text:style-name="P43">Pashons (Bashons) 30</text:p>
          </table:table-cell>
          <table:table-cell table:style-name="Table1.A2" office:value-type="float" office:value="0">
            <text:p text:style-name="P43">June 7</text:p>
          </table:table-cell>
          <table:table-cell table:style-name="Table1.C2" office:value-type="float" office:value="0">
            <text:p text:style-name="P43">June 7</text:p>
          </table:table-cell>
        </table:table-row>
        <text:soft-page-break/>
        <table:table-row>
          <table:table-cell table:style-name="Table1.A2" office:value-type="float" office:value="0">
            <text:p text:style-name="P43">Paoni (Baunah) 1</text:p>
          </table:table-cell>
          <table:table-cell table:style-name="Table1.A2" office:value-type="float" office:value="0">
            <text:p text:style-name="P43">June 8</text:p>
          </table:table-cell>
          <table:table-cell table:style-name="Table1.C2" office:value-type="float" office:value="0">
            <text:p text:style-name="P43">June 8</text:p>
          </table:table-cell>
        </table:table-row>
        <table:table-row>
          <table:table-cell table:style-name="Table1.A2" office:value-type="float" office:value="0">
            <text:p text:style-name="P43">Paoni (Baunah) 2</text:p>
          </table:table-cell>
          <table:table-cell table:style-name="Table1.A2" office:value-type="float" office:value="0">
            <text:p text:style-name="P43">June 9</text:p>
          </table:table-cell>
          <table:table-cell table:style-name="Table1.C2" office:value-type="float" office:value="0">
            <text:p text:style-name="P43">June 9</text:p>
          </table:table-cell>
        </table:table-row>
        <table:table-row>
          <table:table-cell table:style-name="Table1.A2" office:value-type="float" office:value="0">
            <text:p text:style-name="P43">Paoni (Baunah) 3</text:p>
          </table:table-cell>
          <table:table-cell table:style-name="Table1.A2" office:value-type="float" office:value="0">
            <text:p text:style-name="P43">June 10</text:p>
          </table:table-cell>
          <table:table-cell table:style-name="Table1.C2" office:value-type="float" office:value="0">
            <text:p text:style-name="P43">June 10</text:p>
          </table:table-cell>
        </table:table-row>
        <table:table-row>
          <table:table-cell table:style-name="Table1.A2" office:value-type="float" office:value="0">
            <text:p text:style-name="P43">Paoni (Baunah) 4</text:p>
          </table:table-cell>
          <table:table-cell table:style-name="Table1.A2" office:value-type="float" office:value="0">
            <text:p text:style-name="P43">June 11</text:p>
          </table:table-cell>
          <table:table-cell table:style-name="Table1.C2" office:value-type="float" office:value="0">
            <text:p text:style-name="P43">June 11</text:p>
          </table:table-cell>
        </table:table-row>
        <table:table-row>
          <table:table-cell table:style-name="Table1.A2" office:value-type="float" office:value="0">
            <text:p text:style-name="P43">Paoni (Baunah) 5</text:p>
          </table:table-cell>
          <table:table-cell table:style-name="Table1.A2" office:value-type="float" office:value="0">
            <text:p text:style-name="P43">June 12</text:p>
          </table:table-cell>
          <table:table-cell table:style-name="Table1.C2" office:value-type="float" office:value="0">
            <text:p text:style-name="P43">June 12</text:p>
          </table:table-cell>
        </table:table-row>
        <table:table-row>
          <table:table-cell table:style-name="Table1.A2" office:value-type="float" office:value="0">
            <text:p text:style-name="P43">Paoni (Baunah) 6</text:p>
          </table:table-cell>
          <table:table-cell table:style-name="Table1.A2" office:value-type="float" office:value="0">
            <text:p text:style-name="P43">June 13</text:p>
          </table:table-cell>
          <table:table-cell table:style-name="Table1.C2" office:value-type="float" office:value="0">
            <text:p text:style-name="P43">June 13</text:p>
          </table:table-cell>
        </table:table-row>
        <table:table-row>
          <table:table-cell table:style-name="Table1.A2" office:value-type="float" office:value="0">
            <text:p text:style-name="P43">Paoni (Baunah) 7</text:p>
          </table:table-cell>
          <table:table-cell table:style-name="Table1.A2" office:value-type="float" office:value="0">
            <text:p text:style-name="P43">June 14</text:p>
          </table:table-cell>
          <table:table-cell table:style-name="Table1.C2" office:value-type="float" office:value="0">
            <text:p text:style-name="P43">June 14</text:p>
          </table:table-cell>
        </table:table-row>
        <table:table-row>
          <table:table-cell table:style-name="Table1.A2" office:value-type="float" office:value="0">
            <text:p text:style-name="P43">Paoni (Baunah) 8</text:p>
          </table:table-cell>
          <table:table-cell table:style-name="Table1.A2" office:value-type="float" office:value="0">
            <text:p text:style-name="P43">June 15</text:p>
          </table:table-cell>
          <table:table-cell table:style-name="Table1.C2" office:value-type="float" office:value="0">
            <text:p text:style-name="P43">June 15</text:p>
          </table:table-cell>
        </table:table-row>
        <table:table-row>
          <table:table-cell table:style-name="Table1.A2" office:value-type="float" office:value="0">
            <text:p text:style-name="P43">Paoni (Baunah) 9</text:p>
          </table:table-cell>
          <table:table-cell table:style-name="Table1.A2" office:value-type="float" office:value="0">
            <text:p text:style-name="P43">June 16</text:p>
          </table:table-cell>
          <table:table-cell table:style-name="Table1.C2" office:value-type="float" office:value="0">
            <text:p text:style-name="P43">June 16</text:p>
          </table:table-cell>
        </table:table-row>
        <table:table-row>
          <table:table-cell table:style-name="Table1.A2" office:value-type="float" office:value="0">
            <text:p text:style-name="P43">Paoni (Baunah) 10</text:p>
          </table:table-cell>
          <table:table-cell table:style-name="Table1.A2" office:value-type="float" office:value="0">
            <text:p text:style-name="P43">June 17</text:p>
          </table:table-cell>
          <table:table-cell table:style-name="Table1.C2" office:value-type="float" office:value="0">
            <text:p text:style-name="P43">June 17</text:p>
          </table:table-cell>
        </table:table-row>
        <table:table-row>
          <table:table-cell table:style-name="Table1.A2" office:value-type="float" office:value="0">
            <text:p text:style-name="P43">Paoni (Baunah) 11</text:p>
          </table:table-cell>
          <table:table-cell table:style-name="Table1.A2" office:value-type="float" office:value="0">
            <text:p text:style-name="P43">June 18</text:p>
          </table:table-cell>
          <table:table-cell table:style-name="Table1.C2" office:value-type="float" office:value="0">
            <text:p text:style-name="P43">June 18</text:p>
          </table:table-cell>
        </table:table-row>
        <table:table-row>
          <table:table-cell table:style-name="Table1.A2" office:value-type="float" office:value="0">
            <text:p text:style-name="P43">Paoni (Baunah) 12</text:p>
          </table:table-cell>
          <table:table-cell table:style-name="Table1.A2" office:value-type="float" office:value="0">
            <text:p text:style-name="P43">June 19</text:p>
          </table:table-cell>
          <table:table-cell table:style-name="Table1.C2" office:value-type="float" office:value="0">
            <text:p text:style-name="P43">June 19</text:p>
          </table:table-cell>
        </table:table-row>
        <table:table-row>
          <table:table-cell table:style-name="Table1.A2" office:value-type="float" office:value="0">
            <text:p text:style-name="P43">Paoni (Baunah) 13</text:p>
          </table:table-cell>
          <table:table-cell table:style-name="Table1.A2" office:value-type="float" office:value="0">
            <text:p text:style-name="P43">June 20</text:p>
          </table:table-cell>
          <table:table-cell table:style-name="Table1.C2" office:value-type="float" office:value="0">
            <text:p text:style-name="P43">June 20</text:p>
          </table:table-cell>
        </table:table-row>
        <table:table-row>
          <table:table-cell table:style-name="Table1.A2" office:value-type="float" office:value="0">
            <text:p text:style-name="P43">Paoni (Baunah) 14</text:p>
          </table:table-cell>
          <table:table-cell table:style-name="Table1.A2" office:value-type="float" office:value="0">
            <text:p text:style-name="P43">June 21</text:p>
          </table:table-cell>
          <table:table-cell table:style-name="Table1.C2" office:value-type="float" office:value="0">
            <text:p text:style-name="P43">June 21</text:p>
          </table:table-cell>
        </table:table-row>
        <table:table-row>
          <table:table-cell table:style-name="Table1.A2" office:value-type="float" office:value="0">
            <text:p text:style-name="P43">Paoni (Baunah) 15</text:p>
          </table:table-cell>
          <table:table-cell table:style-name="Table1.A2" office:value-type="float" office:value="0">
            <text:p text:style-name="P43">June 22</text:p>
          </table:table-cell>
          <table:table-cell table:style-name="Table1.C2" office:value-type="float" office:value="0">
            <text:p text:style-name="P43">June 22</text:p>
          </table:table-cell>
        </table:table-row>
        <table:table-row>
          <table:table-cell table:style-name="Table1.A2" office:value-type="float" office:value="0">
            <text:p text:style-name="P43">Paoni (Baunah) 16</text:p>
          </table:table-cell>
          <table:table-cell table:style-name="Table1.A2" office:value-type="float" office:value="0">
            <text:p text:style-name="P43">June 23</text:p>
          </table:table-cell>
          <table:table-cell table:style-name="Table1.C2" office:value-type="float" office:value="0">
            <text:p text:style-name="P43">June 23</text:p>
          </table:table-cell>
        </table:table-row>
        <table:table-row>
          <table:table-cell table:style-name="Table1.A2" office:value-type="float" office:value="0">
            <text:p text:style-name="P43">Paoni (Baunah) 17</text:p>
          </table:table-cell>
          <table:table-cell table:style-name="Table1.A2" office:value-type="float" office:value="0">
            <text:p text:style-name="P43">June 24</text:p>
          </table:table-cell>
          <table:table-cell table:style-name="Table1.C2" office:value-type="float" office:value="0">
            <text:p text:style-name="P43">June 24</text:p>
          </table:table-cell>
        </table:table-row>
        <table:table-row>
          <table:table-cell table:style-name="Table1.A2" office:value-type="float" office:value="0">
            <text:p text:style-name="P43">Paoni (Baunah) 18</text:p>
          </table:table-cell>
          <table:table-cell table:style-name="Table1.A2" office:value-type="float" office:value="0">
            <text:p text:style-name="P43">June 25</text:p>
          </table:table-cell>
          <table:table-cell table:style-name="Table1.C2" office:value-type="float" office:value="0">
            <text:p text:style-name="P43">June 25</text:p>
          </table:table-cell>
        </table:table-row>
        <table:table-row>
          <table:table-cell table:style-name="Table1.A2" office:value-type="float" office:value="0">
            <text:p text:style-name="P43">Paoni (Baunah) 19</text:p>
          </table:table-cell>
          <table:table-cell table:style-name="Table1.A2" office:value-type="float" office:value="0">
            <text:p text:style-name="P43">June 26</text:p>
          </table:table-cell>
          <table:table-cell table:style-name="Table1.C2" office:value-type="float" office:value="0">
            <text:p text:style-name="P43">June 26</text:p>
          </table:table-cell>
        </table:table-row>
        <table:table-row>
          <table:table-cell table:style-name="Table1.A2" office:value-type="float" office:value="0">
            <text:p text:style-name="P43">Paoni (Baunah) 20</text:p>
          </table:table-cell>
          <table:table-cell table:style-name="Table1.A2" office:value-type="float" office:value="0">
            <text:p text:style-name="P43">June 27</text:p>
          </table:table-cell>
          <table:table-cell table:style-name="Table1.C2" office:value-type="float" office:value="0">
            <text:p text:style-name="P43">June 27</text:p>
          </table:table-cell>
        </table:table-row>
        <table:table-row>
          <table:table-cell table:style-name="Table1.A2" office:value-type="float" office:value="0">
            <text:p text:style-name="P43">Paoni (Baunah) 21</text:p>
          </table:table-cell>
          <table:table-cell table:style-name="Table1.A2" office:value-type="float" office:value="0">
            <text:p text:style-name="P43">June 28</text:p>
          </table:table-cell>
          <table:table-cell table:style-name="Table1.C2" office:value-type="float" office:value="0">
            <text:p text:style-name="P43">June 28</text:p>
          </table:table-cell>
        </table:table-row>
        <table:table-row>
          <table:table-cell table:style-name="Table1.A2" office:value-type="float" office:value="0">
            <text:p text:style-name="P43">Paoni (Baunah) 22</text:p>
          </table:table-cell>
          <table:table-cell table:style-name="Table1.A2" office:value-type="float" office:value="0">
            <text:p text:style-name="P43">June 29</text:p>
          </table:table-cell>
          <table:table-cell table:style-name="Table1.C2" office:value-type="float" office:value="0">
            <text:p text:style-name="P43">June 29</text:p>
          </table:table-cell>
        </table:table-row>
        <table:table-row>
          <table:table-cell table:style-name="Table1.A2" office:value-type="float" office:value="0">
            <text:p text:style-name="P43">Paoni (Baunah) 23</text:p>
          </table:table-cell>
          <table:table-cell table:style-name="Table1.A2" office:value-type="float" office:value="0">
            <text:p text:style-name="P43">June 30</text:p>
          </table:table-cell>
          <table:table-cell table:style-name="Table1.C2" office:value-type="float" office:value="0">
            <text:p text:style-name="P43">June 30</text:p>
          </table:table-cell>
        </table:table-row>
        <table:table-row>
          <table:table-cell table:style-name="Table1.A2" office:value-type="float" office:value="0">
            <text:p text:style-name="P43">Paoni (Baunah) 24</text:p>
          </table:table-cell>
          <table:table-cell table:style-name="Table1.A2" office:value-type="float" office:value="0">
            <text:p text:style-name="P43">July 1</text:p>
          </table:table-cell>
          <table:table-cell table:style-name="Table1.C2" office:value-type="float" office:value="0">
            <text:p text:style-name="P43">July 1</text:p>
          </table:table-cell>
        </table:table-row>
        <table:table-row>
          <table:table-cell table:style-name="Table1.A2" office:value-type="float" office:value="0">
            <text:p text:style-name="P43">Paoni (Baunah) 25</text:p>
          </table:table-cell>
          <table:table-cell table:style-name="Table1.A2" office:value-type="float" office:value="0">
            <text:p text:style-name="P43">July 2</text:p>
          </table:table-cell>
          <table:table-cell table:style-name="Table1.C2" office:value-type="float" office:value="0">
            <text:p text:style-name="P43">July 2</text:p>
          </table:table-cell>
        </table:table-row>
        <table:table-row>
          <table:table-cell table:style-name="Table1.A2" office:value-type="float" office:value="0">
            <text:p text:style-name="P43">Paoni (Baunah) 26</text:p>
          </table:table-cell>
          <table:table-cell table:style-name="Table1.A2" office:value-type="float" office:value="0">
            <text:p text:style-name="P43">July 3</text:p>
          </table:table-cell>
          <table:table-cell table:style-name="Table1.C2" office:value-type="float" office:value="0">
            <text:p text:style-name="P43">July 3</text:p>
          </table:table-cell>
        </table:table-row>
        <table:table-row>
          <table:table-cell table:style-name="Table1.A2" office:value-type="float" office:value="0">
            <text:p text:style-name="P43">Paoni (Baunah) 27</text:p>
          </table:table-cell>
          <table:table-cell table:style-name="Table1.A2" office:value-type="float" office:value="0">
            <text:p text:style-name="P43">July 4</text:p>
          </table:table-cell>
          <table:table-cell table:style-name="Table1.C2" office:value-type="float" office:value="0">
            <text:p text:style-name="P43">July 4</text:p>
          </table:table-cell>
        </table:table-row>
        <table:table-row>
          <table:table-cell table:style-name="Table1.A2" office:value-type="float" office:value="0">
            <text:p text:style-name="P43">Paoni (Baunah) 28</text:p>
          </table:table-cell>
          <table:table-cell table:style-name="Table1.A2" office:value-type="float" office:value="0">
            <text:p text:style-name="P43">July 5</text:p>
          </table:table-cell>
          <table:table-cell table:style-name="Table1.C2" office:value-type="float" office:value="0">
            <text:p text:style-name="P43">July 5</text:p>
          </table:table-cell>
        </table:table-row>
        <table:table-row>
          <table:table-cell table:style-name="Table1.A2" office:value-type="float" office:value="0">
            <text:p text:style-name="P43">Paoni (Baunah) 29</text:p>
          </table:table-cell>
          <table:table-cell table:style-name="Table1.A2" office:value-type="float" office:value="0">
            <text:p text:style-name="P43">July 6</text:p>
          </table:table-cell>
          <table:table-cell table:style-name="Table1.C2" office:value-type="float" office:value="0">
            <text:p text:style-name="P43">July 6</text:p>
          </table:table-cell>
        </table:table-row>
        <table:table-row>
          <table:table-cell table:style-name="Table1.A2" office:value-type="float" office:value="0">
            <text:p text:style-name="P43">Paoni (Baunah) 30</text:p>
          </table:table-cell>
          <table:table-cell table:style-name="Table1.A2" office:value-type="float" office:value="0">
            <text:p text:style-name="P43">July 7</text:p>
          </table:table-cell>
          <table:table-cell table:style-name="Table1.C2" office:value-type="float" office:value="0">
            <text:p text:style-name="P43">July 7</text:p>
          </table:table-cell>
        </table:table-row>
        <table:table-row>
          <table:table-cell table:style-name="Table1.A2" office:value-type="float" office:value="0">
            <text:p text:style-name="P43">Epip (Abib) 1</text:p>
          </table:table-cell>
          <table:table-cell table:style-name="Table1.A2" office:value-type="float" office:value="0">
            <text:p text:style-name="P43">July 8</text:p>
          </table:table-cell>
          <table:table-cell table:style-name="Table1.C2" office:value-type="float" office:value="0">
            <text:p text:style-name="P43">July 8</text:p>
          </table:table-cell>
        </table:table-row>
        <table:table-row>
          <table:table-cell table:style-name="Table1.A2" office:value-type="float" office:value="0">
            <text:p text:style-name="P43">Epip (Abib) 2</text:p>
          </table:table-cell>
          <table:table-cell table:style-name="Table1.A2" office:value-type="float" office:value="0">
            <text:p text:style-name="P43">July 9</text:p>
          </table:table-cell>
          <table:table-cell table:style-name="Table1.C2" office:value-type="float" office:value="0">
            <text:p text:style-name="P43">July 9</text:p>
          </table:table-cell>
        </table:table-row>
        <table:table-row>
          <table:table-cell table:style-name="Table1.A2" office:value-type="float" office:value="0">
            <text:p text:style-name="P43">Epip (Abib) 3</text:p>
          </table:table-cell>
          <table:table-cell table:style-name="Table1.A2" office:value-type="float" office:value="0">
            <text:p text:style-name="P43">July 10</text:p>
          </table:table-cell>
          <table:table-cell table:style-name="Table1.C2" office:value-type="float" office:value="0">
            <text:p text:style-name="P43">July 10</text:p>
          </table:table-cell>
        </table:table-row>
        <table:table-row>
          <table:table-cell table:style-name="Table1.A2" office:value-type="float" office:value="0">
            <text:p text:style-name="P43">Epip (Abib) 4</text:p>
          </table:table-cell>
          <table:table-cell table:style-name="Table1.A2" office:value-type="float" office:value="0">
            <text:p text:style-name="P43">July 11</text:p>
          </table:table-cell>
          <table:table-cell table:style-name="Table1.C2" office:value-type="float" office:value="0">
            <text:p text:style-name="P43">July 11</text:p>
          </table:table-cell>
        </table:table-row>
        <text:soft-page-break/>
        <table:table-row>
          <table:table-cell table:style-name="Table1.A2" office:value-type="float" office:value="0">
            <text:p text:style-name="P43">Epip (Abib) 5</text:p>
          </table:table-cell>
          <table:table-cell table:style-name="Table1.A2" office:value-type="float" office:value="0">
            <text:p text:style-name="P43">July 12</text:p>
          </table:table-cell>
          <table:table-cell table:style-name="Table1.C2" office:value-type="float" office:value="0">
            <text:p text:style-name="P43">July 12</text:p>
          </table:table-cell>
        </table:table-row>
        <table:table-row>
          <table:table-cell table:style-name="Table1.A2" office:value-type="float" office:value="0">
            <text:p text:style-name="P43">Epip (Abib) 6</text:p>
          </table:table-cell>
          <table:table-cell table:style-name="Table1.A2" office:value-type="float" office:value="0">
            <text:p text:style-name="P43">July 13</text:p>
          </table:table-cell>
          <table:table-cell table:style-name="Table1.C2" office:value-type="float" office:value="0">
            <text:p text:style-name="P43">July 13</text:p>
          </table:table-cell>
        </table:table-row>
        <table:table-row>
          <table:table-cell table:style-name="Table1.A2" office:value-type="float" office:value="0">
            <text:p text:style-name="P43">Epip (Abib) 7</text:p>
          </table:table-cell>
          <table:table-cell table:style-name="Table1.A2" office:value-type="float" office:value="0">
            <text:p text:style-name="P43">July 14</text:p>
          </table:table-cell>
          <table:table-cell table:style-name="Table1.C2" office:value-type="float" office:value="0">
            <text:p text:style-name="P43">July 14</text:p>
          </table:table-cell>
        </table:table-row>
        <table:table-row>
          <table:table-cell table:style-name="Table1.A2" office:value-type="float" office:value="0">
            <text:p text:style-name="P43">Epip (Abib) 8</text:p>
          </table:table-cell>
          <table:table-cell table:style-name="Table1.A2" office:value-type="float" office:value="0">
            <text:p text:style-name="P43">July 15</text:p>
          </table:table-cell>
          <table:table-cell table:style-name="Table1.C2" office:value-type="float" office:value="0">
            <text:p text:style-name="P43">July 15</text:p>
          </table:table-cell>
        </table:table-row>
        <table:table-row>
          <table:table-cell table:style-name="Table1.A2" office:value-type="float" office:value="0">
            <text:p text:style-name="P43">Epip (Abib) 9</text:p>
          </table:table-cell>
          <table:table-cell table:style-name="Table1.A2" office:value-type="float" office:value="0">
            <text:p text:style-name="P43">July 16</text:p>
          </table:table-cell>
          <table:table-cell table:style-name="Table1.C2" office:value-type="float" office:value="0">
            <text:p text:style-name="P43">July 16</text:p>
          </table:table-cell>
        </table:table-row>
        <table:table-row>
          <table:table-cell table:style-name="Table1.A2" office:value-type="float" office:value="0">
            <text:p text:style-name="P43">Epip (Abib) 10</text:p>
          </table:table-cell>
          <table:table-cell table:style-name="Table1.A2" office:value-type="float" office:value="0">
            <text:p text:style-name="P43">July 17</text:p>
          </table:table-cell>
          <table:table-cell table:style-name="Table1.C2" office:value-type="float" office:value="0">
            <text:p text:style-name="P43">July 17</text:p>
          </table:table-cell>
        </table:table-row>
        <table:table-row>
          <table:table-cell table:style-name="Table1.A2" office:value-type="float" office:value="0">
            <text:p text:style-name="P43">Epip (Abib) 11</text:p>
          </table:table-cell>
          <table:table-cell table:style-name="Table1.A2" office:value-type="float" office:value="0">
            <text:p text:style-name="P43">July 18</text:p>
          </table:table-cell>
          <table:table-cell table:style-name="Table1.C2" office:value-type="float" office:value="0">
            <text:p text:style-name="P43">July 18</text:p>
          </table:table-cell>
        </table:table-row>
        <table:table-row>
          <table:table-cell table:style-name="Table1.A2" office:value-type="float" office:value="0">
            <text:p text:style-name="P43">Epip (Abib) 12</text:p>
          </table:table-cell>
          <table:table-cell table:style-name="Table1.A2" office:value-type="float" office:value="0">
            <text:p text:style-name="P43">July 19</text:p>
          </table:table-cell>
          <table:table-cell table:style-name="Table1.C2" office:value-type="float" office:value="0">
            <text:p text:style-name="P43">July 19</text:p>
          </table:table-cell>
        </table:table-row>
        <table:table-row>
          <table:table-cell table:style-name="Table1.A2" office:value-type="float" office:value="0">
            <text:p text:style-name="P43">Epip (Abib) 13</text:p>
          </table:table-cell>
          <table:table-cell table:style-name="Table1.A2" office:value-type="float" office:value="0">
            <text:p text:style-name="P43">July 20</text:p>
          </table:table-cell>
          <table:table-cell table:style-name="Table1.C2" office:value-type="float" office:value="0">
            <text:p text:style-name="P43">July 20</text:p>
          </table:table-cell>
        </table:table-row>
        <table:table-row>
          <table:table-cell table:style-name="Table1.A2" office:value-type="float" office:value="0">
            <text:p text:style-name="P43">Epip (Abib) 14</text:p>
          </table:table-cell>
          <table:table-cell table:style-name="Table1.A2" office:value-type="float" office:value="0">
            <text:p text:style-name="P43">July 21</text:p>
          </table:table-cell>
          <table:table-cell table:style-name="Table1.C2" office:value-type="float" office:value="0">
            <text:p text:style-name="P43">July 21</text:p>
          </table:table-cell>
        </table:table-row>
        <table:table-row>
          <table:table-cell table:style-name="Table1.A2" office:value-type="float" office:value="0">
            <text:p text:style-name="P43">Epip (Abib) 15</text:p>
          </table:table-cell>
          <table:table-cell table:style-name="Table1.A2" office:value-type="float" office:value="0">
            <text:p text:style-name="P43">July 22</text:p>
          </table:table-cell>
          <table:table-cell table:style-name="Table1.C2" office:value-type="float" office:value="0">
            <text:p text:style-name="P43">July 22</text:p>
          </table:table-cell>
        </table:table-row>
        <table:table-row>
          <table:table-cell table:style-name="Table1.A2" office:value-type="float" office:value="0">
            <text:p text:style-name="P43">Epip (Abib) 16</text:p>
          </table:table-cell>
          <table:table-cell table:style-name="Table1.A2" office:value-type="float" office:value="0">
            <text:p text:style-name="P43">July 23</text:p>
          </table:table-cell>
          <table:table-cell table:style-name="Table1.C2" office:value-type="float" office:value="0">
            <text:p text:style-name="P43">July 23</text:p>
          </table:table-cell>
        </table:table-row>
        <table:table-row>
          <table:table-cell table:style-name="Table1.A2" office:value-type="float" office:value="0">
            <text:p text:style-name="P43">Epip (Abib) 17</text:p>
          </table:table-cell>
          <table:table-cell table:style-name="Table1.A2" office:value-type="float" office:value="0">
            <text:p text:style-name="P43">July 24</text:p>
          </table:table-cell>
          <table:table-cell table:style-name="Table1.C2" office:value-type="float" office:value="0">
            <text:p text:style-name="P43">July 24</text:p>
          </table:table-cell>
        </table:table-row>
        <table:table-row>
          <table:table-cell table:style-name="Table1.A2" office:value-type="float" office:value="0">
            <text:p text:style-name="P43">Epip (Abib) 18</text:p>
          </table:table-cell>
          <table:table-cell table:style-name="Table1.A2" office:value-type="float" office:value="0">
            <text:p text:style-name="P43">July 25</text:p>
          </table:table-cell>
          <table:table-cell table:style-name="Table1.C2" office:value-type="float" office:value="0">
            <text:p text:style-name="P43">July 25</text:p>
          </table:table-cell>
        </table:table-row>
        <table:table-row>
          <table:table-cell table:style-name="Table1.A2" office:value-type="float" office:value="0">
            <text:p text:style-name="P43">Epip (Abib) 19</text:p>
          </table:table-cell>
          <table:table-cell table:style-name="Table1.A2" office:value-type="float" office:value="0">
            <text:p text:style-name="P43">July 26</text:p>
          </table:table-cell>
          <table:table-cell table:style-name="Table1.C2" office:value-type="float" office:value="0">
            <text:p text:style-name="P43">July 26</text:p>
          </table:table-cell>
        </table:table-row>
        <table:table-row>
          <table:table-cell table:style-name="Table1.A2" office:value-type="float" office:value="0">
            <text:p text:style-name="P43">Epip (Abib) 20</text:p>
          </table:table-cell>
          <table:table-cell table:style-name="Table1.A2" office:value-type="float" office:value="0">
            <text:p text:style-name="P43">July 27</text:p>
          </table:table-cell>
          <table:table-cell table:style-name="Table1.C2" office:value-type="float" office:value="0">
            <text:p text:style-name="P43">July 27</text:p>
          </table:table-cell>
        </table:table-row>
        <table:table-row>
          <table:table-cell table:style-name="Table1.A2" office:value-type="float" office:value="0">
            <text:p text:style-name="P43">Epip (Abib) 21</text:p>
          </table:table-cell>
          <table:table-cell table:style-name="Table1.A2" office:value-type="float" office:value="0">
            <text:p text:style-name="P43">July 28</text:p>
          </table:table-cell>
          <table:table-cell table:style-name="Table1.C2" office:value-type="float" office:value="0">
            <text:p text:style-name="P43">July 28</text:p>
          </table:table-cell>
        </table:table-row>
        <table:table-row>
          <table:table-cell table:style-name="Table1.A2" office:value-type="float" office:value="0">
            <text:p text:style-name="P43">Epip (Abib) 22</text:p>
          </table:table-cell>
          <table:table-cell table:style-name="Table1.A2" office:value-type="float" office:value="0">
            <text:p text:style-name="P43">July 29</text:p>
          </table:table-cell>
          <table:table-cell table:style-name="Table1.C2" office:value-type="float" office:value="0">
            <text:p text:style-name="P43">July 29</text:p>
          </table:table-cell>
        </table:table-row>
        <table:table-row>
          <table:table-cell table:style-name="Table1.A2" office:value-type="float" office:value="0">
            <text:p text:style-name="P43">Epip (Abib) 23</text:p>
          </table:table-cell>
          <table:table-cell table:style-name="Table1.A2" office:value-type="float" office:value="0">
            <text:p text:style-name="P43">July 30</text:p>
          </table:table-cell>
          <table:table-cell table:style-name="Table1.C2" office:value-type="float" office:value="0">
            <text:p text:style-name="P43">July 30</text:p>
          </table:table-cell>
        </table:table-row>
        <table:table-row>
          <table:table-cell table:style-name="Table1.A2" office:value-type="float" office:value="0">
            <text:p text:style-name="P43">Epip (Abib) 24</text:p>
          </table:table-cell>
          <table:table-cell table:style-name="Table1.A2" office:value-type="float" office:value="0">
            <text:p text:style-name="P43">July 31</text:p>
          </table:table-cell>
          <table:table-cell table:style-name="Table1.C2" office:value-type="float" office:value="0">
            <text:p text:style-name="P43">July 31</text:p>
          </table:table-cell>
        </table:table-row>
        <table:table-row>
          <table:table-cell table:style-name="Table1.A2" office:value-type="float" office:value="0">
            <text:p text:style-name="P43">Epip (Abib) 25</text:p>
          </table:table-cell>
          <table:table-cell table:style-name="Table1.A2" office:value-type="float" office:value="0">
            <text:p text:style-name="P43">August 1</text:p>
          </table:table-cell>
          <table:table-cell table:style-name="Table1.C2" office:value-type="float" office:value="0">
            <text:p text:style-name="P43">August 1</text:p>
          </table:table-cell>
        </table:table-row>
        <table:table-row>
          <table:table-cell table:style-name="Table1.A2" office:value-type="float" office:value="0">
            <text:p text:style-name="P43">Epip (Abib) 26</text:p>
          </table:table-cell>
          <table:table-cell table:style-name="Table1.A2" office:value-type="float" office:value="0">
            <text:p text:style-name="P43">August 2</text:p>
          </table:table-cell>
          <table:table-cell table:style-name="Table1.C2" office:value-type="float" office:value="0">
            <text:p text:style-name="P43">August 2</text:p>
          </table:table-cell>
        </table:table-row>
        <table:table-row>
          <table:table-cell table:style-name="Table1.A2" office:value-type="float" office:value="0">
            <text:p text:style-name="P43">Epip (Abib) 27</text:p>
          </table:table-cell>
          <table:table-cell table:style-name="Table1.A2" office:value-type="float" office:value="0">
            <text:p text:style-name="P43">August 3</text:p>
          </table:table-cell>
          <table:table-cell table:style-name="Table1.C2" office:value-type="float" office:value="0">
            <text:p text:style-name="P43">August 3</text:p>
          </table:table-cell>
        </table:table-row>
        <table:table-row>
          <table:table-cell table:style-name="Table1.A2" office:value-type="float" office:value="0">
            <text:p text:style-name="P43">Epip (Abib) 28</text:p>
          </table:table-cell>
          <table:table-cell table:style-name="Table1.A2" office:value-type="float" office:value="0">
            <text:p text:style-name="P43">August 4</text:p>
          </table:table-cell>
          <table:table-cell table:style-name="Table1.C2" office:value-type="float" office:value="0">
            <text:p text:style-name="P43">August 4</text:p>
          </table:table-cell>
        </table:table-row>
        <table:table-row>
          <table:table-cell table:style-name="Table1.A2" office:value-type="float" office:value="0">
            <text:p text:style-name="P43">Epip (Abib) 29</text:p>
          </table:table-cell>
          <table:table-cell table:style-name="Table1.A2" office:value-type="float" office:value="0">
            <text:p text:style-name="P43">August 5</text:p>
          </table:table-cell>
          <table:table-cell table:style-name="Table1.C2" office:value-type="float" office:value="0">
            <text:p text:style-name="P43">August 5</text:p>
          </table:table-cell>
        </table:table-row>
        <table:table-row>
          <table:table-cell table:style-name="Table1.A2" office:value-type="float" office:value="0">
            <text:p text:style-name="P43">Epip (Abib) 30</text:p>
          </table:table-cell>
          <table:table-cell table:style-name="Table1.A2" office:value-type="float" office:value="0">
            <text:p text:style-name="P43">August 6</text:p>
          </table:table-cell>
          <table:table-cell table:style-name="Table1.C2" office:value-type="float" office:value="0">
            <text:p text:style-name="P43">August 6</text:p>
          </table:table-cell>
        </table:table-row>
        <table:table-row>
          <table:table-cell table:style-name="Table1.A2" office:value-type="float" office:value="0">
            <text:p text:style-name="P43">Mesori (Mesra) 1</text:p>
          </table:table-cell>
          <table:table-cell table:style-name="Table1.A2" office:value-type="float" office:value="0">
            <text:p text:style-name="P43">August 7</text:p>
          </table:table-cell>
          <table:table-cell table:style-name="Table1.C2" office:value-type="float" office:value="0">
            <text:p text:style-name="P43">August 7</text:p>
          </table:table-cell>
        </table:table-row>
        <table:table-row>
          <table:table-cell table:style-name="Table1.A2" office:value-type="float" office:value="0">
            <text:p text:style-name="P43">Mesori (Mesra) 2</text:p>
          </table:table-cell>
          <table:table-cell table:style-name="Table1.A2" office:value-type="float" office:value="0">
            <text:p text:style-name="P43">August 8</text:p>
          </table:table-cell>
          <table:table-cell table:style-name="Table1.C2" office:value-type="float" office:value="0">
            <text:p text:style-name="P43">August 8</text:p>
          </table:table-cell>
        </table:table-row>
        <table:table-row>
          <table:table-cell table:style-name="Table1.A2" office:value-type="float" office:value="0">
            <text:p text:style-name="P43">Mesori (Mesra) 3</text:p>
          </table:table-cell>
          <table:table-cell table:style-name="Table1.A2" office:value-type="float" office:value="0">
            <text:p text:style-name="P43">August 9</text:p>
          </table:table-cell>
          <table:table-cell table:style-name="Table1.C2" office:value-type="float" office:value="0">
            <text:p text:style-name="P43">August 9</text:p>
          </table:table-cell>
        </table:table-row>
        <table:table-row>
          <table:table-cell table:style-name="Table1.A2" office:value-type="float" office:value="0">
            <text:p text:style-name="P43">Mesori (Mesra) 4</text:p>
          </table:table-cell>
          <table:table-cell table:style-name="Table1.A2" office:value-type="float" office:value="0">
            <text:p text:style-name="P43">August 10</text:p>
          </table:table-cell>
          <table:table-cell table:style-name="Table1.C2" office:value-type="float" office:value="0">
            <text:p text:style-name="P43">August 10</text:p>
          </table:table-cell>
        </table:table-row>
        <table:table-row>
          <table:table-cell table:style-name="Table1.A2" office:value-type="float" office:value="0">
            <text:p text:style-name="P43">Mesori (Mesra) 5</text:p>
          </table:table-cell>
          <table:table-cell table:style-name="Table1.A2" office:value-type="float" office:value="0">
            <text:p text:style-name="P43">August 11</text:p>
          </table:table-cell>
          <table:table-cell table:style-name="Table1.C2" office:value-type="float" office:value="0">
            <text:p text:style-name="P43">August 11</text:p>
          </table:table-cell>
        </table:table-row>
        <table:table-row>
          <table:table-cell table:style-name="Table1.A2" office:value-type="float" office:value="0">
            <text:p text:style-name="P43">Mesori (Mesra) 6</text:p>
          </table:table-cell>
          <table:table-cell table:style-name="Table1.A2" office:value-type="float" office:value="0">
            <text:p text:style-name="P43">August 12</text:p>
          </table:table-cell>
          <table:table-cell table:style-name="Table1.C2" office:value-type="float" office:value="0">
            <text:p text:style-name="P43">August 12</text:p>
          </table:table-cell>
        </table:table-row>
        <table:table-row>
          <table:table-cell table:style-name="Table1.A2" office:value-type="float" office:value="0">
            <text:p text:style-name="P43">Mesori (Mesra) 7</text:p>
          </table:table-cell>
          <table:table-cell table:style-name="Table1.A2" office:value-type="float" office:value="0">
            <text:p text:style-name="P43">August 13</text:p>
          </table:table-cell>
          <table:table-cell table:style-name="Table1.C2" office:value-type="float" office:value="0">
            <text:p text:style-name="P43">August 13</text:p>
          </table:table-cell>
        </table:table-row>
        <table:table-row>
          <table:table-cell table:style-name="Table1.A2" office:value-type="float" office:value="0">
            <text:p text:style-name="P43">Mesori (Mesra) 8</text:p>
          </table:table-cell>
          <table:table-cell table:style-name="Table1.A2" office:value-type="float" office:value="0">
            <text:p text:style-name="P43">August 14</text:p>
          </table:table-cell>
          <table:table-cell table:style-name="Table1.C2" office:value-type="float" office:value="0">
            <text:p text:style-name="P43">August 14</text:p>
          </table:table-cell>
        </table:table-row>
        <text:soft-page-break/>
        <table:table-row>
          <table:table-cell table:style-name="Table1.A2" office:value-type="float" office:value="0">
            <text:p text:style-name="P43">Mesori (Mesra) 9</text:p>
          </table:table-cell>
          <table:table-cell table:style-name="Table1.A2" office:value-type="float" office:value="0">
            <text:p text:style-name="P43">August 15</text:p>
          </table:table-cell>
          <table:table-cell table:style-name="Table1.C2" office:value-type="float" office:value="0">
            <text:p text:style-name="P43">August 15</text:p>
          </table:table-cell>
        </table:table-row>
        <table:table-row>
          <table:table-cell table:style-name="Table1.A2" office:value-type="float" office:value="0">
            <text:p text:style-name="P43">Mesori (Mesra) 10</text:p>
          </table:table-cell>
          <table:table-cell table:style-name="Table1.A2" office:value-type="float" office:value="0">
            <text:p text:style-name="P43">August 16</text:p>
          </table:table-cell>
          <table:table-cell table:style-name="Table1.C2" office:value-type="float" office:value="0">
            <text:p text:style-name="P43">August 16</text:p>
          </table:table-cell>
        </table:table-row>
        <table:table-row>
          <table:table-cell table:style-name="Table1.A2" office:value-type="float" office:value="0">
            <text:p text:style-name="P43">Mesori (Mesra) 11</text:p>
          </table:table-cell>
          <table:table-cell table:style-name="Table1.A2" office:value-type="float" office:value="0">
            <text:p text:style-name="P43">August 17</text:p>
          </table:table-cell>
          <table:table-cell table:style-name="Table1.C2" office:value-type="float" office:value="0">
            <text:p text:style-name="P43">August 17</text:p>
          </table:table-cell>
        </table:table-row>
        <table:table-row>
          <table:table-cell table:style-name="Table1.A2" office:value-type="float" office:value="0">
            <text:p text:style-name="P43">Mesori (Mesra) 12</text:p>
          </table:table-cell>
          <table:table-cell table:style-name="Table1.A2" office:value-type="float" office:value="0">
            <text:p text:style-name="P43">August 18</text:p>
          </table:table-cell>
          <table:table-cell table:style-name="Table1.C2" office:value-type="float" office:value="0">
            <text:p text:style-name="P43">August 18</text:p>
          </table:table-cell>
        </table:table-row>
        <table:table-row>
          <table:table-cell table:style-name="Table1.A2" office:value-type="float" office:value="0">
            <text:p text:style-name="P43">Mesori (Mesra) 13</text:p>
          </table:table-cell>
          <table:table-cell table:style-name="Table1.A2" office:value-type="float" office:value="0">
            <text:p text:style-name="P43">August 19</text:p>
          </table:table-cell>
          <table:table-cell table:style-name="Table1.C2" office:value-type="float" office:value="0">
            <text:p text:style-name="P43">August 19</text:p>
          </table:table-cell>
        </table:table-row>
        <table:table-row>
          <table:table-cell table:style-name="Table1.A2" office:value-type="float" office:value="0">
            <text:p text:style-name="P43">Mesori (Mesra) 14</text:p>
          </table:table-cell>
          <table:table-cell table:style-name="Table1.A2" office:value-type="float" office:value="0">
            <text:p text:style-name="P43">August 20</text:p>
          </table:table-cell>
          <table:table-cell table:style-name="Table1.C2" office:value-type="float" office:value="0">
            <text:p text:style-name="P43">August 20</text:p>
          </table:table-cell>
        </table:table-row>
        <table:table-row>
          <table:table-cell table:style-name="Table1.A2" office:value-type="float" office:value="0">
            <text:p text:style-name="P43">Mesori (Mesra) 15</text:p>
          </table:table-cell>
          <table:table-cell table:style-name="Table1.A2" office:value-type="float" office:value="0">
            <text:p text:style-name="P43">August 21</text:p>
          </table:table-cell>
          <table:table-cell table:style-name="Table1.C2" office:value-type="float" office:value="0">
            <text:p text:style-name="P43">August 21</text:p>
          </table:table-cell>
        </table:table-row>
        <table:table-row>
          <table:table-cell table:style-name="Table1.A2" office:value-type="float" office:value="0">
            <text:p text:style-name="P43">Mesori (Mesra) 16</text:p>
          </table:table-cell>
          <table:table-cell table:style-name="Table1.A2" office:value-type="float" office:value="0">
            <text:p text:style-name="P43">August 22</text:p>
          </table:table-cell>
          <table:table-cell table:style-name="Table1.C2" office:value-type="float" office:value="0">
            <text:p text:style-name="P43">August 22</text:p>
          </table:table-cell>
        </table:table-row>
        <table:table-row>
          <table:table-cell table:style-name="Table1.A2" office:value-type="float" office:value="0">
            <text:p text:style-name="P43">Mesori (Mesra) 17</text:p>
          </table:table-cell>
          <table:table-cell table:style-name="Table1.A2" office:value-type="float" office:value="0">
            <text:p text:style-name="P43">August 23</text:p>
          </table:table-cell>
          <table:table-cell table:style-name="Table1.C2" office:value-type="float" office:value="0">
            <text:p text:style-name="P43">August 23</text:p>
          </table:table-cell>
        </table:table-row>
        <table:table-row>
          <table:table-cell table:style-name="Table1.A2" office:value-type="float" office:value="0">
            <text:p text:style-name="P43">Mesori (Mesra) 18</text:p>
          </table:table-cell>
          <table:table-cell table:style-name="Table1.A2" office:value-type="float" office:value="0">
            <text:p text:style-name="P43">August 24</text:p>
          </table:table-cell>
          <table:table-cell table:style-name="Table1.C2" office:value-type="float" office:value="0">
            <text:p text:style-name="P43">August 24</text:p>
          </table:table-cell>
        </table:table-row>
        <table:table-row>
          <table:table-cell table:style-name="Table1.A2" office:value-type="float" office:value="0">
            <text:p text:style-name="P43">Mesori (Mesra) 19</text:p>
          </table:table-cell>
          <table:table-cell table:style-name="Table1.A2" office:value-type="float" office:value="0">
            <text:p text:style-name="P43">August 25</text:p>
          </table:table-cell>
          <table:table-cell table:style-name="Table1.C2" office:value-type="float" office:value="0">
            <text:p text:style-name="P43">August 25</text:p>
          </table:table-cell>
        </table:table-row>
        <table:table-row>
          <table:table-cell table:style-name="Table1.A2" office:value-type="float" office:value="0">
            <text:p text:style-name="P43">Mesori (Mesra) 20</text:p>
          </table:table-cell>
          <table:table-cell table:style-name="Table1.A2" office:value-type="float" office:value="0">
            <text:p text:style-name="P43">August 26</text:p>
          </table:table-cell>
          <table:table-cell table:style-name="Table1.C2" office:value-type="float" office:value="0">
            <text:p text:style-name="P43">August 26</text:p>
          </table:table-cell>
        </table:table-row>
        <table:table-row>
          <table:table-cell table:style-name="Table1.A2" office:value-type="float" office:value="0">
            <text:p text:style-name="P43">Mesori (Mesra) 21</text:p>
          </table:table-cell>
          <table:table-cell table:style-name="Table1.A2" office:value-type="float" office:value="0">
            <text:p text:style-name="P43">August 27</text:p>
          </table:table-cell>
          <table:table-cell table:style-name="Table1.C2" office:value-type="float" office:value="0">
            <text:p text:style-name="P43">August 27</text:p>
          </table:table-cell>
        </table:table-row>
        <table:table-row>
          <table:table-cell table:style-name="Table1.A2" office:value-type="float" office:value="0">
            <text:p text:style-name="P43">Mesori (Mesra) 22</text:p>
          </table:table-cell>
          <table:table-cell table:style-name="Table1.A2" office:value-type="float" office:value="0">
            <text:p text:style-name="P43">August 28</text:p>
          </table:table-cell>
          <table:table-cell table:style-name="Table1.C2" office:value-type="float" office:value="0">
            <text:p text:style-name="P43">August 28</text:p>
          </table:table-cell>
        </table:table-row>
        <table:table-row>
          <table:table-cell table:style-name="Table1.A2" office:value-type="float" office:value="0">
            <text:p text:style-name="P43">Mesori (Mesra) 23</text:p>
          </table:table-cell>
          <table:table-cell table:style-name="Table1.A2" office:value-type="float" office:value="0">
            <text:p text:style-name="P43">August 29</text:p>
          </table:table-cell>
          <table:table-cell table:style-name="Table1.C2" office:value-type="float" office:value="0">
            <text:p text:style-name="P43">August 29</text:p>
          </table:table-cell>
        </table:table-row>
        <table:table-row>
          <table:table-cell table:style-name="Table1.A2" office:value-type="float" office:value="0">
            <text:p text:style-name="P43">Mesori (Mesra) 24</text:p>
          </table:table-cell>
          <table:table-cell table:style-name="Table1.A2" office:value-type="float" office:value="0">
            <text:p text:style-name="P43">August 30</text:p>
          </table:table-cell>
          <table:table-cell table:style-name="Table1.C2" office:value-type="float" office:value="0">
            <text:p text:style-name="P43">August 30</text:p>
          </table:table-cell>
        </table:table-row>
        <table:table-row>
          <table:table-cell table:style-name="Table1.A2" office:value-type="float" office:value="0">
            <text:p text:style-name="P43">Mesori (Mesra) 25</text:p>
          </table:table-cell>
          <table:table-cell table:style-name="Table1.A2" office:value-type="float" office:value="0">
            <text:p text:style-name="P43">August 31</text:p>
          </table:table-cell>
          <table:table-cell table:style-name="Table1.C2" office:value-type="float" office:value="0">
            <text:p text:style-name="P43">August 31</text:p>
          </table:table-cell>
        </table:table-row>
        <table:table-row>
          <table:table-cell table:style-name="Table1.A2" office:value-type="float" office:value="0">
            <text:p text:style-name="P43">Mesori (Mesra) 26</text:p>
          </table:table-cell>
          <table:table-cell table:style-name="Table1.A2" office:value-type="float" office:value="0">
            <text:p text:style-name="P43">September 1</text:p>
          </table:table-cell>
          <table:table-cell table:style-name="Table1.C2" office:value-type="float" office:value="0">
            <text:p text:style-name="P43">September 1</text:p>
          </table:table-cell>
        </table:table-row>
        <table:table-row>
          <table:table-cell table:style-name="Table1.A2" office:value-type="float" office:value="0">
            <text:p text:style-name="P43">Mesori (Mesra) 27</text:p>
          </table:table-cell>
          <table:table-cell table:style-name="Table1.A2" office:value-type="float" office:value="0">
            <text:p text:style-name="P43">September 2</text:p>
          </table:table-cell>
          <table:table-cell table:style-name="Table1.C2" office:value-type="float" office:value="0">
            <text:p text:style-name="P43">September 2</text:p>
          </table:table-cell>
        </table:table-row>
        <table:table-row>
          <table:table-cell table:style-name="Table1.A2" office:value-type="float" office:value="0">
            <text:p text:style-name="P43">Mesori (Mesra) 28</text:p>
          </table:table-cell>
          <table:table-cell table:style-name="Table1.A2" office:value-type="float" office:value="0">
            <text:p text:style-name="P43">September 3</text:p>
          </table:table-cell>
          <table:table-cell table:style-name="Table1.C2" office:value-type="float" office:value="0">
            <text:p text:style-name="P43">September 3</text:p>
          </table:table-cell>
        </table:table-row>
        <table:table-row>
          <table:table-cell table:style-name="Table1.A2" office:value-type="float" office:value="0">
            <text:p text:style-name="P43">Mesori (Mesra) 29</text:p>
          </table:table-cell>
          <table:table-cell table:style-name="Table1.A2" office:value-type="float" office:value="0">
            <text:p text:style-name="P43">September 4</text:p>
          </table:table-cell>
          <table:table-cell table:style-name="Table1.C2" office:value-type="float" office:value="0">
            <text:p text:style-name="P43">September 4</text:p>
          </table:table-cell>
        </table:table-row>
        <table:table-row>
          <table:table-cell table:style-name="Table1.A2" office:value-type="float" office:value="0">
            <text:p text:style-name="P43">Mesori (Mesra) 30</text:p>
          </table:table-cell>
          <table:table-cell table:style-name="Table1.A2" office:value-type="float" office:value="0">
            <text:p text:style-name="P43">September 5</text:p>
          </table:table-cell>
          <table:table-cell table:style-name="Table1.C2" office:value-type="float" office:value="0">
            <text:p text:style-name="P43">September 5</text:p>
          </table:table-cell>
        </table:table-row>
        <table:table-row>
          <table:table-cell table:style-name="Table1.A2" office:value-type="float" office:value="0">
            <text:p text:style-name="P43">The Little Month (El Nasi) 1</text:p>
          </table:table-cell>
          <table:table-cell table:style-name="Table1.A2" office:value-type="float" office:value="0">
            <text:p text:style-name="P43">September 6</text:p>
          </table:table-cell>
          <table:table-cell table:style-name="Table1.C2" office:value-type="float" office:value="0">
            <text:p text:style-name="P43">September 6</text:p>
          </table:table-cell>
        </table:table-row>
        <table:table-row>
          <table:table-cell table:style-name="Table1.A2" office:value-type="float" office:value="0">
            <text:p text:style-name="P43">The Little Month (El Nasi) 2</text:p>
          </table:table-cell>
          <table:table-cell table:style-name="Table1.A2" office:value-type="float" office:value="0">
            <text:p text:style-name="P43">September 7</text:p>
          </table:table-cell>
          <table:table-cell table:style-name="Table1.C2" office:value-type="float" office:value="0">
            <text:p text:style-name="P43">September 7</text:p>
          </table:table-cell>
        </table:table-row>
        <table:table-row>
          <table:table-cell table:style-name="Table1.A2" office:value-type="float" office:value="0">
            <text:p text:style-name="P43">The Little Month (El Nasi) 3</text:p>
          </table:table-cell>
          <table:table-cell table:style-name="Table1.A2" office:value-type="float" office:value="0">
            <text:p text:style-name="P43">September 8</text:p>
          </table:table-cell>
          <table:table-cell table:style-name="Table1.C2" office:value-type="float" office:value="0">
            <text:p text:style-name="P43">September 8</text:p>
          </table:table-cell>
        </table:table-row>
        <table:table-row>
          <table:table-cell table:style-name="Table1.A2" office:value-type="float" office:value="0">
            <text:p text:style-name="P43">The Little Month (El Nasi) 4</text:p>
          </table:table-cell>
          <table:table-cell table:style-name="Table1.A2" office:value-type="float" office:value="0">
            <text:p text:style-name="P43">September 9</text:p>
          </table:table-cell>
          <table:table-cell table:style-name="Table1.C2" office:value-type="float" office:value="0">
            <text:p text:style-name="P43">September 9</text:p>
          </table:table-cell>
        </table:table-row>
        <table:table-row>
          <table:table-cell table:style-name="Table1.A2" office:value-type="float" office:value="0">
            <text:p text:style-name="P43">The Little Month (El Nasi) 5</text:p>
          </table:table-cell>
          <table:table-cell table:style-name="Table1.A2" office:value-type="float" office:value="0">
            <text:p text:style-name="P43">September 10</text:p>
          </table:table-cell>
          <table:table-cell table:style-name="Table1.C2" office:value-type="float" office:value="0">
            <text:p text:style-name="P43">September 10</text:p>
          </table:table-cell>
        </table:table-row>
        <table:table-row>
          <table:table-cell table:style-name="Table1.A2" office:value-type="float" office:value="0">
            <text:p text:style-name="P43">The Little Month (El Nasi) 6</text:p>
          </table:table-cell>
          <table:table-cell table:style-name="Table1.A2" office:value-type="float" office:value="0">
            <text:p text:style-name="P43">--</text:p>
          </table:table-cell>
          <table:table-cell table:style-name="Table1.C2" office:value-type="float" office:value="0">
            <text:p text:style-name="P43">September 11</text:p>
          </table:table-cell>
        </table:table-row>
      </table:table>
      <text:p text:style-name="P7"/>
      <text:p text:style-name="P28">Appendix IV—Variable Feast Dates</text:p>
      <text:p text:style-name="P8"/>
      <table:table table:name="Table2" table:style-name="Table2">
        <table:table-column table:style-name="Table2.A" table:number-columns-repeated="5"/>
        <table:table-column table:style-name="Table2.F"/>
        <table:table-header-rows>
          <table:table-row>
            <table:table-cell table:style-name="Table2.A1" office:value-type="string">
              <text:p text:style-name="P45">Coptic Year</text:p>
            </table:table-cell>
            <table:table-cell table:style-name="Table2.A1" office:value-type="string">
              <text:p text:style-name="P45">Gregorian Year</text:p>
            </table:table-cell>
            <table:table-cell table:style-name="Table2.A1" office:value-type="string">
              <text:p text:style-name="P45">Start of the</text:p>
              <text:p text:style-name="P45">Fast of Nineveh</text:p>
            </table:table-cell>
            <table:table-cell table:style-name="Table2.A1" office:value-type="string">
              <text:p text:style-name="P45">The Start of</text:p>
              <text:p text:style-name="P45">Great Lent</text:p>
            </table:table-cell>
            <table:table-cell table:style-name="Table2.A1" office:value-type="string">
              <text:p text:style-name="P45">The Feast of Ressurection</text:p>
            </table:table-cell>
            <table:table-cell table:style-name="Table2.F1" office:value-type="string">
              <text:p text:style-name="P45">The Feast of Pentecost</text:p>
            </table:table-cell>
          </table:table-row>
        </table:table-header-rows>
        <table:table-row>
          <table:table-cell table:style-name="Table2.A2" office:value-type="string">
            <text:p text:style-name="P44">1724/5</text:p>
          </table:table-cell>
          <table:table-cell table:style-name="Table2.B2" office:value-type="float" office:value="2009">
            <text:p text:style-name="P44">2009</text:p>
          </table:table-cell>
          <table:table-cell table:style-name="Table2.C2" office:value-type="float" office:value="39853">
            <text:p text:style-name="P44">February 9</text:p>
          </table:table-cell>
          <table:table-cell table:style-name="Table2.C2" office:value-type="float" office:value="0">
            <text:p text:style-name="P44">February 23</text:p>
          </table:table-cell>
          <table:table-cell table:style-name="Table2.C2" office:value-type="float" office:value="0">
            <text:p text:style-name="P44">April 19</text:p>
          </table:table-cell>
          <table:table-cell table:style-name="Table2.F2" office:value-type="float" office:value="0">
            <text:p text:style-name="P44">June 7</text:p>
          </table:table-cell>
        </table:table-row>
        <table:table-row>
          <table:table-cell table:style-name="Table2.A2" office:value-type="string">
            <text:p text:style-name="P44">1725/6</text:p>
          </table:table-cell>
          <table:table-cell table:style-name="Table2.B2" office:value-type="float" office:value="2010">
            <text:p text:style-name="P44">2010</text:p>
          </table:table-cell>
          <table:table-cell table:style-name="Table2.C2" office:value-type="float" office:value="0">
            <text:p text:style-name="P44">January 25</text:p>
          </table:table-cell>
          <table:table-cell table:style-name="Table2.C2" office:value-type="float" office:value="0">
            <text:p text:style-name="P44">February 8</text:p>
          </table:table-cell>
          <table:table-cell table:style-name="Table2.C2" office:value-type="float" office:value="0">
            <text:p text:style-name="P44">April 4</text:p>
          </table:table-cell>
          <table:table-cell table:style-name="Table2.F2" office:value-type="float" office:value="0">
            <text:p text:style-name="P44">May 23</text:p>
          </table:table-cell>
        </table:table-row>
        <table:table-row>
          <table:table-cell table:style-name="Table2.A2" office:value-type="string">
            <text:p text:style-name="P44">1726/7</text:p>
          </table:table-cell>
          <table:table-cell table:style-name="Table2.B2" office:value-type="float" office:value="2011">
            <text:p text:style-name="P44">2011</text:p>
          </table:table-cell>
          <table:table-cell table:style-name="Table2.C2" office:value-type="float" office:value="0">
            <text:p text:style-name="P44">February 14</text:p>
          </table:table-cell>
          <table:table-cell table:style-name="Table2.C2" office:value-type="float" office:value="0">
            <text:p text:style-name="P44">February 28</text:p>
          </table:table-cell>
          <table:table-cell table:style-name="Table2.C2" office:value-type="float" office:value="0">
            <text:p text:style-name="P44">April 24</text:p>
          </table:table-cell>
          <table:table-cell table:style-name="Table2.F2" office:value-type="float" office:value="0">
            <text:p text:style-name="P44">June 12</text:p>
          </table:table-cell>
        </table:table-row>
        <table:table-row>
          <table:table-cell table:style-name="Table2.A2" office:value-type="string">
            <text:p text:style-name="P44">1727/8</text:p>
          </table:table-cell>
          <table:table-cell table:style-name="Table2.B2" office:value-type="float" office:value="2012">
            <text:p text:style-name="P44">2012</text:p>
          </table:table-cell>
          <table:table-cell table:style-name="Table2.C2" office:value-type="float" office:value="0">
            <text:p text:style-name="P44">February 6</text:p>
          </table:table-cell>
          <table:table-cell table:style-name="Table2.C2" office:value-type="float" office:value="0">
            <text:p text:style-name="P44">February 20</text:p>
          </table:table-cell>
          <table:table-cell table:style-name="Table2.C2" office:value-type="float" office:value="0">
            <text:p text:style-name="P44">April 15</text:p>
          </table:table-cell>
          <table:table-cell table:style-name="Table2.F2" office:value-type="float" office:value="0">
            <text:p text:style-name="P44">June 3</text:p>
          </table:table-cell>
        </table:table-row>
        <table:table-row>
          <table:table-cell table:style-name="Table2.A2" office:value-type="string">
            <text:p text:style-name="P44">1728/9</text:p>
          </table:table-cell>
          <table:table-cell table:style-name="Table2.B2" office:value-type="float" office:value="2013">
            <text:p text:style-name="P44">2013</text:p>
          </table:table-cell>
          <table:table-cell table:style-name="Table2.C2" office:value-type="float" office:value="0">
            <text:p text:style-name="P44">February 25</text:p>
          </table:table-cell>
          <table:table-cell table:style-name="Table2.C2" office:value-type="float" office:value="0">
            <text:p text:style-name="P44">March 11</text:p>
          </table:table-cell>
          <table:table-cell table:style-name="Table2.C2" office:value-type="float" office:value="0">
            <text:p text:style-name="P44">May 5</text:p>
          </table:table-cell>
          <table:table-cell table:style-name="Table2.F2" office:value-type="float" office:value="0">
            <text:p text:style-name="P44">June 23</text:p>
          </table:table-cell>
        </table:table-row>
        <table:table-row>
          <table:table-cell table:style-name="Table2.A2" office:value-type="string">
            <text:p text:style-name="P44">1729/1730</text:p>
          </table:table-cell>
          <table:table-cell table:style-name="Table2.B2" office:value-type="float" office:value="2014">
            <text:p text:style-name="P44">2014</text:p>
          </table:table-cell>
          <table:table-cell table:style-name="Table2.C2" office:value-type="float" office:value="0">
            <text:p text:style-name="P44">February 10</text:p>
          </table:table-cell>
          <table:table-cell table:style-name="Table2.C2" office:value-type="float" office:value="0">
            <text:p text:style-name="P44">February 24</text:p>
          </table:table-cell>
          <table:table-cell table:style-name="Table2.C2" office:value-type="float" office:value="0">
            <text:p text:style-name="P44">April 20</text:p>
          </table:table-cell>
          <table:table-cell table:style-name="Table2.F2" office:value-type="float" office:value="0">
            <text:p text:style-name="P44">June 8</text:p>
          </table:table-cell>
        </table:table-row>
        <table:table-row>
          <table:table-cell table:style-name="Table2.A2" office:value-type="string">
            <text:p text:style-name="P44">1730/1</text:p>
          </table:table-cell>
          <table:table-cell table:style-name="Table2.B2" office:value-type="float" office:value="2015">
            <text:p text:style-name="P44">2015</text:p>
          </table:table-cell>
          <table:table-cell table:style-name="Table2.C2" office:value-type="float" office:value="0">
            <text:p text:style-name="P44">February 2</text:p>
          </table:table-cell>
          <table:table-cell table:style-name="Table2.C2" office:value-type="float" office:value="0">
            <text:p text:style-name="P44">February 16</text:p>
          </table:table-cell>
          <table:table-cell table:style-name="Table2.C2" office:value-type="float" office:value="0">
            <text:p text:style-name="P44">April 12</text:p>
          </table:table-cell>
          <table:table-cell table:style-name="Table2.F2" office:value-type="float" office:value="0">
            <text:p text:style-name="P44">May 31</text:p>
          </table:table-cell>
        </table:table-row>
        <table:table-row>
          <table:table-cell table:style-name="Table2.A2" office:value-type="string">
            <text:p text:style-name="P44">1731/2</text:p>
          </table:table-cell>
          <table:table-cell table:style-name="Table2.B2" office:value-type="float" office:value="2016">
            <text:p text:style-name="P44">2016</text:p>
          </table:table-cell>
          <table:table-cell table:style-name="Table2.C2" office:value-type="float" office:value="0">
            <text:p text:style-name="P44">February 22</text:p>
          </table:table-cell>
          <table:table-cell table:style-name="Table2.C2" office:value-type="float" office:value="0">
            <text:p text:style-name="P44">March 7</text:p>
          </table:table-cell>
          <table:table-cell table:style-name="Table2.C2" office:value-type="float" office:value="0">
            <text:p text:style-name="P44">May 1</text:p>
          </table:table-cell>
          <table:table-cell table:style-name="Table2.F2" office:value-type="float" office:value="0">
            <text:p text:style-name="P44">June 19</text:p>
          </table:table-cell>
        </table:table-row>
        <table:table-row>
          <table:table-cell table:style-name="Table2.A2" office:value-type="string">
            <text:p text:style-name="P44">1732/3</text:p>
          </table:table-cell>
          <table:table-cell table:style-name="Table2.B2" office:value-type="float" office:value="2017">
            <text:p text:style-name="P44">2017</text:p>
          </table:table-cell>
          <table:table-cell table:style-name="Table2.C2" office:value-type="float" office:value="0">
            <text:p text:style-name="P44">February 6</text:p>
          </table:table-cell>
          <table:table-cell table:style-name="Table2.C2" office:value-type="float" office:value="0">
            <text:p text:style-name="P44">February 20</text:p>
          </table:table-cell>
          <table:table-cell table:style-name="Table2.C2" office:value-type="float" office:value="0">
            <text:p text:style-name="P44">April 16</text:p>
          </table:table-cell>
          <table:table-cell table:style-name="Table2.F2" office:value-type="float" office:value="0">
            <text:p text:style-name="P44">June 4</text:p>
          </table:table-cell>
        </table:table-row>
        <table:table-row>
          <table:table-cell table:style-name="Table2.A2" office:value-type="string">
            <text:p text:style-name="P44">1733/4</text:p>
          </table:table-cell>
          <table:table-cell table:style-name="Table2.B2" office:value-type="float" office:value="2018">
            <text:p text:style-name="P44">2018</text:p>
          </table:table-cell>
          <table:table-cell table:style-name="Table2.C2" office:value-type="float" office:value="0">
            <text:p text:style-name="P44">Janurary 29</text:p>
          </table:table-cell>
          <table:table-cell table:style-name="Table2.C2" office:value-type="float" office:value="0">
            <text:p text:style-name="P44">February 12</text:p>
          </table:table-cell>
          <table:table-cell table:style-name="Table2.C2" office:value-type="float" office:value="0">
            <text:p text:style-name="P44">April 8</text:p>
          </table:table-cell>
          <table:table-cell table:style-name="Table2.F2" office:value-type="float" office:value="0">
            <text:p text:style-name="P44">May 27</text:p>
          </table:table-cell>
        </table:table-row>
        <table:table-row>
          <table:table-cell table:style-name="Table2.A2" office:value-type="string">
            <text:p text:style-name="P44">1734/5</text:p>
          </table:table-cell>
          <table:table-cell table:style-name="Table2.B2" office:value-type="float" office:value="2019">
            <text:p text:style-name="P44">2019</text:p>
          </table:table-cell>
          <table:table-cell table:style-name="Table2.C2" office:value-type="float" office:value="0">
            <text:p text:style-name="P44">February 18</text:p>
          </table:table-cell>
          <table:table-cell table:style-name="Table2.C2" office:value-type="float" office:value="0">
            <text:p text:style-name="P44">March 4</text:p>
          </table:table-cell>
          <table:table-cell table:style-name="Table2.C2" office:value-type="float" office:value="0">
            <text:p text:style-name="P44">April 28</text:p>
          </table:table-cell>
          <table:table-cell table:style-name="Table2.F2" office:value-type="float" office:value="0">
            <text:p text:style-name="P44">June 16</text:p>
          </table:table-cell>
        </table:table-row>
        <table:table-row>
          <table:table-cell table:style-name="Table2.A2" office:value-type="string">
            <text:p text:style-name="P44">1735/6</text:p>
          </table:table-cell>
          <table:table-cell table:style-name="Table2.B2" office:value-type="float" office:value="2020">
            <text:p text:style-name="P44">2020</text:p>
          </table:table-cell>
          <table:table-cell table:style-name="Table2.C2" office:value-type="float" office:value="0">
            <text:p text:style-name="P44">February 10</text:p>
          </table:table-cell>
          <table:table-cell table:style-name="Table2.C2" office:value-type="float" office:value="0">
            <text:p text:style-name="P44">February 24</text:p>
          </table:table-cell>
          <table:table-cell table:style-name="Table2.C2" office:value-type="float" office:value="0">
            <text:p text:style-name="P44">April 19</text:p>
          </table:table-cell>
          <table:table-cell table:style-name="Table2.F2" office:value-type="float" office:value="0">
            <text:p text:style-name="P44">June 7</text:p>
          </table:table-cell>
        </table:table-row>
        <table:table-row>
          <table:table-cell table:style-name="Table2.A2" office:value-type="string">
            <text:p text:style-name="P44">1736/7</text:p>
          </table:table-cell>
          <table:table-cell table:style-name="Table2.B2" office:value-type="float" office:value="2021">
            <text:p text:style-name="P44">2021</text:p>
          </table:table-cell>
          <table:table-cell table:style-name="Table2.C2" office:value-type="float" office:value="0">
            <text:p text:style-name="P44">February 22</text:p>
          </table:table-cell>
          <table:table-cell table:style-name="Table2.C2" office:value-type="float" office:value="0">
            <text:p text:style-name="P44">March 8</text:p>
          </table:table-cell>
          <table:table-cell table:style-name="Table2.C2" office:value-type="float" office:value="0">
            <text:p text:style-name="P44">May 2</text:p>
          </table:table-cell>
          <table:table-cell table:style-name="Table2.F2" office:value-type="float" office:value="0">
            <text:p text:style-name="P44">June 20</text:p>
          </table:table-cell>
        </table:table-row>
        <table:table-row>
          <table:table-cell table:style-name="Table2.A2" office:value-type="string">
            <text:p text:style-name="P44">1737/8</text:p>
          </table:table-cell>
          <table:table-cell table:style-name="Table2.B2" office:value-type="float" office:value="2022">
            <text:p text:style-name="P44">2022</text:p>
          </table:table-cell>
          <table:table-cell table:style-name="Table2.C2" office:value-type="float" office:value="0">
            <text:p text:style-name="P44">February 14</text:p>
          </table:table-cell>
          <table:table-cell table:style-name="Table2.C2" office:value-type="float" office:value="0">
            <text:p text:style-name="P44">February 28</text:p>
          </table:table-cell>
          <table:table-cell table:style-name="Table2.C2" office:value-type="float" office:value="0">
            <text:p text:style-name="P44">Spril 24</text:p>
          </table:table-cell>
          <table:table-cell table:style-name="Table2.F2" office:value-type="float" office:value="0">
            <text:p text:style-name="P44">June 12</text:p>
          </table:table-cell>
        </table:table-row>
        <table:table-row>
          <table:table-cell table:style-name="Table2.A2" office:value-type="string">
            <text:p text:style-name="P44">1738/9</text:p>
          </table:table-cell>
          <table:table-cell table:style-name="Table2.B2" office:value-type="float" office:value="2023">
            <text:p text:style-name="P44">2023</text:p>
          </table:table-cell>
          <table:table-cell table:style-name="Table2.C2" office:value-type="float" office:value="0">
            <text:p text:style-name="P44">February 6</text:p>
          </table:table-cell>
          <table:table-cell table:style-name="Table2.C2" office:value-type="float" office:value="0">
            <text:p text:style-name="P44">February 20</text:p>
          </table:table-cell>
          <table:table-cell table:style-name="Table2.C2" office:value-type="float" office:value="0">
            <text:p text:style-name="P44">April 16</text:p>
          </table:table-cell>
          <table:table-cell table:style-name="Table2.F2" office:value-type="float" office:value="0">
            <text:p text:style-name="P44">June 4</text:p>
          </table:table-cell>
        </table:table-row>
        <table:table-row>
          <table:table-cell table:style-name="Table2.A2" office:value-type="string">
            <text:p text:style-name="P44">1739/1740</text:p>
          </table:table-cell>
          <table:table-cell table:style-name="Table2.B2" office:value-type="float" office:value="2024">
            <text:p text:style-name="P44">2024</text:p>
          </table:table-cell>
          <table:table-cell table:style-name="Table2.C2" office:value-type="float" office:value="0">
            <text:p text:style-name="P44">February 26</text:p>
          </table:table-cell>
          <table:table-cell table:style-name="Table2.C2" office:value-type="float" office:value="0">
            <text:p text:style-name="P44">March 11</text:p>
          </table:table-cell>
          <table:table-cell table:style-name="Table2.C2" office:value-type="float" office:value="0">
            <text:p text:style-name="P44">May 5</text:p>
          </table:table-cell>
          <table:table-cell table:style-name="Table2.F2" office:value-type="float" office:value="0">
            <text:p text:style-name="P44">June 23</text:p>
          </table:table-cell>
        </table:table-row>
        <table:table-row>
          <table:table-cell table:style-name="Table2.A2" office:value-type="string">
            <text:p text:style-name="P44">1740/1</text:p>
          </table:table-cell>
          <table:table-cell table:style-name="Table2.B2" office:value-type="float" office:value="2025">
            <text:p text:style-name="P44">2025</text:p>
          </table:table-cell>
          <table:table-cell table:style-name="Table2.C2" office:value-type="float" office:value="0">
            <text:p text:style-name="P44">February 10</text:p>
          </table:table-cell>
          <table:table-cell table:style-name="Table2.C2" office:value-type="float" office:value="0">
            <text:p text:style-name="P44">February 24</text:p>
          </table:table-cell>
          <table:table-cell table:style-name="Table2.C2" office:value-type="float" office:value="0">
            <text:p text:style-name="P44">April 20</text:p>
          </table:table-cell>
          <table:table-cell table:style-name="Table2.F2" office:value-type="float" office:value="0">
            <text:p text:style-name="P44">June 8</text:p>
          </table:table-cell>
        </table:table-row>
        <table:table-row>
          <table:table-cell table:style-name="Table2.A2" office:value-type="string">
            <text:p text:style-name="P44">1741/2</text:p>
          </table:table-cell>
          <table:table-cell table:style-name="Table2.B2" office:value-type="float" office:value="2026">
            <text:p text:style-name="P44">2026</text:p>
          </table:table-cell>
          <table:table-cell table:style-name="Table2.C2" office:value-type="float" office:value="0">
            <text:p text:style-name="P44">February 2</text:p>
          </table:table-cell>
          <table:table-cell table:style-name="Table2.C2" office:value-type="float" office:value="0">
            <text:p text:style-name="P44">February 16</text:p>
          </table:table-cell>
          <table:table-cell table:style-name="Table2.C2" office:value-type="float" office:value="0">
            <text:p text:style-name="P44">April 12</text:p>
          </table:table-cell>
          <table:table-cell table:style-name="Table2.F2" office:value-type="float" office:value="0">
            <text:p text:style-name="P44">May 31</text:p>
          </table:table-cell>
        </table:table-row>
        <table:table-row>
          <table:table-cell table:style-name="Table2.A2" office:value-type="string">
            <text:p text:style-name="P44">1742/3</text:p>
          </table:table-cell>
          <table:table-cell table:style-name="Table2.B2" office:value-type="float" office:value="2027">
            <text:p text:style-name="P44">2027</text:p>
          </table:table-cell>
          <table:table-cell table:style-name="Table2.C2" office:value-type="float" office:value="0">
            <text:p text:style-name="P44">February 22</text:p>
          </table:table-cell>
          <table:table-cell table:style-name="Table2.C2" office:value-type="float" office:value="0">
            <text:p text:style-name="P44">March 8</text:p>
          </table:table-cell>
          <table:table-cell table:style-name="Table2.C2" office:value-type="float" office:value="0">
            <text:p text:style-name="P44">May 2</text:p>
          </table:table-cell>
          <table:table-cell table:style-name="Table2.F2" office:value-type="float" office:value="0">
            <text:p text:style-name="P44">June 20</text:p>
          </table:table-cell>
        </table:table-row>
        <table:table-row>
          <table:table-cell table:style-name="Table2.A2" office:value-type="string">
            <text:p text:style-name="P44">1743/4</text:p>
          </table:table-cell>
          <table:table-cell table:style-name="Table2.B2" office:value-type="float" office:value="2028">
            <text:p text:style-name="P44">2028</text:p>
          </table:table-cell>
          <table:table-cell table:style-name="Table2.C2" office:value-type="float" office:value="0">
            <text:p text:style-name="P44">February 7</text:p>
          </table:table-cell>
          <table:table-cell table:style-name="Table2.C2" office:value-type="float" office:value="0">
            <text:p text:style-name="P44">February 21</text:p>
          </table:table-cell>
          <table:table-cell table:style-name="Table2.C2" office:value-type="float" office:value="0">
            <text:p text:style-name="P44">April 16</text:p>
          </table:table-cell>
          <table:table-cell table:style-name="Table2.F2" office:value-type="float" office:value="0">
            <text:p text:style-name="P44">June 4</text:p>
          </table:table-cell>
        </table:table-row>
        <table:table-row>
          <table:table-cell table:style-name="Table2.A2" office:value-type="string">
            <text:p text:style-name="P44">1744/5</text:p>
          </table:table-cell>
          <table:table-cell table:style-name="Table2.B2" office:value-type="float" office:value="2029">
            <text:p text:style-name="P44">2029</text:p>
          </table:table-cell>
          <table:table-cell table:style-name="Table2.C2" office:value-type="float" office:value="0">
            <text:p text:style-name="P44">January 29</text:p>
          </table:table-cell>
          <table:table-cell table:style-name="Table2.C2" office:value-type="float" office:value="0">
            <text:p text:style-name="P44">February 12</text:p>
          </table:table-cell>
          <table:table-cell table:style-name="Table2.C2" office:value-type="float" office:value="0">
            <text:p text:style-name="P44">April 8</text:p>
          </table:table-cell>
          <table:table-cell table:style-name="Table2.F2" office:value-type="float" office:value="0">
            <text:p text:style-name="P44">May 27</text:p>
          </table:table-cell>
        </table:table-row>
        <table:table-row>
          <table:table-cell table:style-name="Table2.A2" office:value-type="string">
            <text:p text:style-name="P44">1745/6</text:p>
          </table:table-cell>
          <table:table-cell table:style-name="Table2.B2" office:value-type="float" office:value="2030">
            <text:p text:style-name="P44">2030</text:p>
          </table:table-cell>
          <table:table-cell table:style-name="Table2.C2" office:value-type="float" office:value="0">
            <text:p text:style-name="P44">February 18</text:p>
          </table:table-cell>
          <table:table-cell table:style-name="Table2.C2" office:value-type="float" office:value="0">
            <text:p text:style-name="P44">March 4</text:p>
          </table:table-cell>
          <table:table-cell table:style-name="Table2.C2" office:value-type="float" office:value="0">
            <text:p text:style-name="P44">April 28</text:p>
          </table:table-cell>
          <table:table-cell table:style-name="Table2.F2" office:value-type="float" office:value="0">
            <text:p text:style-name="P44">June 16</text:p>
          </table:table-cell>
        </table:table-row>
        <table:table-row>
          <table:table-cell table:style-name="Table2.A2" office:value-type="string">
            <text:p text:style-name="P44">1746/7</text:p>
          </table:table-cell>
          <table:table-cell table:style-name="Table2.B2" office:value-type="float" office:value="2031">
            <text:p text:style-name="P44">2031</text:p>
          </table:table-cell>
          <table:table-cell table:style-name="Table2.C2" office:value-type="float" office:value="0">
            <text:p text:style-name="P44">February 3</text:p>
          </table:table-cell>
          <table:table-cell table:style-name="Table2.C2" office:value-type="float" office:value="0">
            <text:p text:style-name="P44">February 17</text:p>
          </table:table-cell>
          <table:table-cell table:style-name="Table2.C2" office:value-type="float" office:value="0">
            <text:p text:style-name="P44">April 13</text:p>
          </table:table-cell>
          <table:table-cell table:style-name="Table2.F2" office:value-type="float" office:value="0">
            <text:p text:style-name="P44">June 1</text:p>
          </table:table-cell>
        </table:table-row>
        <table:table-row>
          <table:table-cell table:style-name="Table2.A2" office:value-type="string">
            <text:p text:style-name="P44">1747/8</text:p>
          </table:table-cell>
          <table:table-cell table:style-name="Table2.B2" office:value-type="float" office:value="2032">
            <text:p text:style-name="P44">2032</text:p>
          </table:table-cell>
          <table:table-cell table:style-name="Table2.C2" office:value-type="float" office:value="0">
            <text:p text:style-name="P44">February 23</text:p>
          </table:table-cell>
          <table:table-cell table:style-name="Table2.C2" office:value-type="float" office:value="0">
            <text:p text:style-name="P44">March 8</text:p>
          </table:table-cell>
          <table:table-cell table:style-name="Table2.C2" office:value-type="float" office:value="0">
            <text:p text:style-name="P44">May 2</text:p>
          </table:table-cell>
          <table:table-cell table:style-name="Table2.F2" office:value-type="float" office:value="0">
            <text:p text:style-name="P44">June 20</text:p>
          </table:table-cell>
        </table:table-row>
        <table:table-row>
          <table:table-cell table:style-name="Table2.A2" office:value-type="string">
            <text:p text:style-name="P44">1748/9</text:p>
          </table:table-cell>
          <table:table-cell table:style-name="Table2.B2" office:value-type="float" office:value="2033">
            <text:p text:style-name="P44">2033</text:p>
          </table:table-cell>
          <table:table-cell table:style-name="Table2.C2" office:value-type="float" office:value="0">
            <text:p text:style-name="P44">February 14</text:p>
          </table:table-cell>
          <table:table-cell table:style-name="Table2.C2" office:value-type="float" office:value="0">
            <text:p text:style-name="P44">February 28</text:p>
          </table:table-cell>
          <table:table-cell table:style-name="Table2.C2" office:value-type="float" office:value="0">
            <text:p text:style-name="P44">April 24</text:p>
          </table:table-cell>
          <table:table-cell table:style-name="Table2.F2" office:value-type="float" office:value="0">
            <text:p text:style-name="P44">June 12</text:p>
          </table:table-cell>
        </table:table-row>
        <table:table-row>
          <table:table-cell table:style-name="Table2.A2" office:value-type="string">
            <text:p text:style-name="P44">1749/1750</text:p>
          </table:table-cell>
          <table:table-cell table:style-name="Table2.B2" office:value-type="float" office:value="2034">
            <text:p text:style-name="P44">2034</text:p>
          </table:table-cell>
          <table:table-cell table:style-name="Table2.C2" office:value-type="float" office:value="0">
            <text:p text:style-name="P44">January 30</text:p>
          </table:table-cell>
          <table:table-cell table:style-name="Table2.C2" office:value-type="float" office:value="0">
            <text:p text:style-name="P44">February 13</text:p>
          </table:table-cell>
          <table:table-cell table:style-name="Table2.C2" office:value-type="float" office:value="0">
            <text:p text:style-name="P44">April 9</text:p>
          </table:table-cell>
          <table:table-cell table:style-name="Table2.F2" office:value-type="float" office:value="0">
            <text:p text:style-name="P44">May 28</text:p>
          </table:table-cell>
        </table:table-row>
        <table:table-row>
          <table:table-cell table:style-name="Table2.A2" office:value-type="string">
            <text:p text:style-name="P44">1750/1</text:p>
          </table:table-cell>
          <table:table-cell table:style-name="Table2.B2" office:value-type="float" office:value="2035">
            <text:p text:style-name="P44">2035</text:p>
          </table:table-cell>
          <table:table-cell table:style-name="Table2.C2" office:value-type="float" office:value="0">
            <text:p text:style-name="P44">February 19</text:p>
          </table:table-cell>
          <table:table-cell table:style-name="Table2.C2" office:value-type="float" office:value="0">
            <text:p text:style-name="P44">March 5</text:p>
          </table:table-cell>
          <table:table-cell table:style-name="Table2.C2" office:value-type="float" office:value="0">
            <text:p text:style-name="P44">April 29</text:p>
          </table:table-cell>
          <table:table-cell table:style-name="Table2.F2" office:value-type="float" office:value="0">
            <text:p text:style-name="P44">June 17</text:p>
          </table:table-cell>
        </table:table-row>
        <table:table-row>
          <table:table-cell table:style-name="Table2.A2" office:value-type="string">
            <text:p text:style-name="P44">1751/2</text:p>
          </table:table-cell>
          <table:table-cell table:style-name="Table2.B2" office:value-type="float" office:value="2036">
            <text:p text:style-name="P44">2036</text:p>
          </table:table-cell>
          <table:table-cell table:style-name="Table2.C2" office:value-type="float" office:value="0">
            <text:p text:style-name="P44">February 11</text:p>
          </table:table-cell>
          <table:table-cell table:style-name="Table2.C2" office:value-type="float" office:value="0">
            <text:p text:style-name="P44">February 25</text:p>
          </table:table-cell>
          <table:table-cell table:style-name="Table2.C2" office:value-type="float" office:value="0">
            <text:p text:style-name="P44">April 20</text:p>
          </table:table-cell>
          <table:table-cell table:style-name="Table2.F2" office:value-type="float" office:value="0">
            <text:p text:style-name="P44">June 8</text:p>
          </table:table-cell>
        </table:table-row>
        <table:table-row>
          <table:table-cell table:style-name="Table2.A2" office:value-type="string">
            <text:p text:style-name="P44">1752/3</text:p>
          </table:table-cell>
          <table:table-cell table:style-name="Table2.B2" office:value-type="float" office:value="2037">
            <text:p text:style-name="P44">2037</text:p>
          </table:table-cell>
          <table:table-cell table:style-name="Table2.C2" office:value-type="float" office:value="0">
            <text:p text:style-name="P44">January 26</text:p>
          </table:table-cell>
          <table:table-cell table:style-name="Table2.C2" office:value-type="float" office:value="0">
            <text:p text:style-name="P44">February 9</text:p>
          </table:table-cell>
          <table:table-cell table:style-name="Table2.C2" office:value-type="float" office:value="0">
            <text:p text:style-name="P44">April 5</text:p>
          </table:table-cell>
          <table:table-cell table:style-name="Table2.F2" office:value-type="float" office:value="0">
            <text:p text:style-name="P44">May 24</text:p>
          </table:table-cell>
        </table:table-row>
      </table:table>
      <text:p text:style-name="P9"/>
      <text:p text:style-name="P11"><text:span text:style-name="T13"><text:tab/>Note: The start dates for the start of Great Lent are for the First Monday of Great Lent. The Lenten lectionary should be used starting with the Saturday of Pre-Lent Leave-Taking </text:span>before<text:span text:style-name="T13"> this Mon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ook Antiqua" svg:font-family="'Book Antiqua'"/>
    <style:font-face style:name="Tahoma2" svg:font-family="Tahoma"/>
    <style:font-face style:name="Book Antiqua2" svg:font-family="'Book Antiqua'" style:font-family-generic="roman"/>
    <style:font-face style:name="Times-Roman" svg:font-family="Times-Roman" style:font-family-generic="roman"/>
    <style:font-face style:name="Book Antiqua3"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1" svg:font-family="'Book Antiqu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letter-kerning="true" style:font-name-asian="Arial Unicode M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hyphenate="true" fo:hyphenation-remain-char-count="3" fo:hyphenation-push-char-count="3"/>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List" style:family="paragraph" style:parent-style-name="Text_20_body" style:class="list">
      <style:text-properties style:font-size-asian="12pt" style:font-name-complex="Tahoma2"/>
    </style:style>
    <style:style style:name="Footer" style:family="paragraph" style:parent-style-name="Standard" style:class="extra">
      <style:paragraph-properties text:number-lines="false" text:line-number="0">
        <style:tab-stops>
          <style:tab-stop style:position="3.5335in" style:type="center"/>
          <style:tab-stop style:position="7.066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48in" fo:page-height="10.752in" style:num-format="1" style:print-orientation="portrait" fo:margin-top="0.8862in" fo:margin-bottom="0.4925in" fo:margin-left="0.689in" fo:margin-right="0.49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48in" fo:page-height="10.752in" style:num-format="1" style:print-orientation="portrait" fo:margin-top="0.8862in" fo:margin-bottom="0.5902in" fo:margin-left="0.689in" fo:margin-right="0.49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48in" fo:page-height="10.752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5in" fo:page-height="10.75in" style:num-format="1" style:print-orientation="portrait" fo:margin-top="0.8902in" fo:margin-bottom="0.4902in" fo:margin-left="0.6902in" fo:margin-right="0.4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master-page style:name="HTML" style:page-layout-name="Mpm3"/>
    <style:master-page style:name="body" style:page-layout-name="Mpm4">
      <style:footer>
        <text:p text:style-name="MP1">Page <text:page-number text:select-page="current">39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8-03-05T09:42:05</meta:creation-date>
    <dc:date>2009-06-19T14:49:05.93</dc:date>
    <dc:language>en-CA</dc:language>
    <meta:editing-cycles>229</meta:editing-cycles>
    <meta:editing-duration>PT106H36M23S</meta:editing-duration>
    <dc:creator>Brett Slote</dc:creator>
    <meta:printed-by>Brett Slote</meta:printed-by>
    <meta:print-date>2009-05-19T13:46:07.61</meta:print-date>
    <meta:document-statistic meta:table-count="2" meta:image-count="0" meta:object-count="0" meta:page-count="420" meta:paragraph-count="6528" meta:word-count="163356" meta:character-count="863285"/>
    <meta:user-defined meta:name="Info 1"/>
    <meta:user-defined meta:name="Info 2"/>
    <meta:user-defined meta:name="Info 3"/>
    <meta:user-defined meta:name="Info 4"/>
  </office:meta>
</office:document-meta>
</file>